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incr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hora dec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18:00:00" calcext:value-type="date">
            <text:p>2019-10-07 18:00:00</text:p>
          </table:table-cell>
          <table:table-cell table:style-name="ce5" table:number-columns-repeated="3"/>
          <table:table-cell table:style-name="ce8" table:formula="of:=150+40+30" office:value-type="float" office:value="220" calcext:value-type="float">
            <text:p>220</text:p>
          </table:table-cell>
          <table:table-cell table:style-name="ce8" table:number-columns-repeated="2"/>
          <table:table-cell table:style-name="ce10" office:value-type="float" office:value="60" calcext:value-type="float">
            <text:p>6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1322" calcext:value-type="float">
            <text:p>1322</text:p>
          </table:table-cell>
          <table:table-cell table:style-name="ce35" office:value-type="time" office:time-value="PT17H00M00S" calcext:value-type="time">
            <text:p>17:00:0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19H30M00S" calcext:value-type="time">
            <text:p>19:30:00</text:p>
          </table:table-cell>
          <table:table-cell table:formula="of:=(([.R2]-[.L2])/[.T2])*[.J2]+2" office:value-type="float" office:value="332" calcext:value-type="float">
            <text:p>332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18:10:42.512014" calcext:value-type="date">
            <text:p>2019-10-07 18:10:43</text:p>
          </table:table-cell>
          <table:table-cell table:style-name="ce7" table:formula="of:=[.A3]" office:value-type="date" office:date-value="2019-10-07T18:10:42.512014" calcext:value-type="date">
            <text:p>2019-10-07 18:10:43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18:10:42.51201362349" calcext:value-type="date">
            <text:p>12/30/99 06:10 PM</text:p>
          </table:table-cell>
          <table:table-cell table:formula="of:=MOD([.E2]-[.$E$2];[.$H$2])+1+[.$E$2]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2]-[.L$2];[.T$2]);[.R$2]-[.L$2]);[.L$2])" office:value-type="time" office:time-value="PT17H10M00S" calcext:value-type="time">
            <text:p>17:10:00</text:p>
          </table:table-cell>
          <table:table-cell table:style-name="ce11" table:formula="of:=IF([.L3]&lt;[.L2];[.M2]+[.H$2];[.M2])" office:value-type="float" office:value="0" calcext:value-type="float">
            <text:p>0</text:p>
          </table:table-cell>
          <table:table-cell table:style-name="ce11" table:formula="of:=OFFSET([.C$4];[.M3];0)" office:value-type="float" office:value="43745" calcext:value-type="float">
            <text:p>43745</text:p>
          </table:table-cell>
          <table:table-cell table:style-name="ce36" table:formula="of:=[.L3]" office:value-type="float" office:value="0.715277777777778" calcext:value-type="float">
            <text:p>0.71527777777777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];0)&lt;=[.O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17:41:36.788546" calcext:value-type="date">
            <text:p>2019-10-07 17:41:37</text:p>
          </table:table-cell>
          <table:table-cell table:style-name="ce7" table:formula="of:=[.A4]" office:value-type="date" office:date-value="2019-10-07T17:41:36.788546" calcext:value-type="date">
            <text:p>2019-10-07 17:41:37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17:41:36.78854586091" calcext:value-type="date">
            <text:p>12/30/99 05:41 PM</text:p>
          </table:table-cell>
          <table:table-cell table:formula="of:=MOD([.E3]-[.$E$2];[.$H$2])+1+[.$E$2]" office:value-type="float" office:value="222" calcext:value-type="float">
            <text:p>222</text:p>
          </table:table-cell>
          <table:table-cell table:formula="of:=MOD([.F3]+1/[.$H$2];5)" office:value-type="float" office:value="0.0166666666666667" calcext:value-type="float">
            <text:p>0,016666666666667</text:p>
          </table:table-cell>
          <table:table-cell table:formula="of:=IF([.F4]=0;[.G3]+2+1/[.$H$2];[.G3]+1/[.$H$2])" office:value-type="float" office:value="0.0166666666666667" calcext:value-type="float">
            <text:p>0,016666666666667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3]-[.L$2];[.T$2]);[.R$2]-[.L$2]);[.L$2])" office:value-type="time" office:time-value="PT17H20M00S" calcext:value-type="time">
            <text:p>17:20:00</text:p>
          </table:table-cell>
          <table:table-cell table:style-name="ce11" table:formula="of:=IF([.L4]&lt;[.L3];[.M3]+[.H$2];[.M3])" office:value-type="float" office:value="0" calcext:value-type="float">
            <text:p>0</text:p>
          </table:table-cell>
          <table:table-cell table:style-name="ce11" table:formula="of:=OFFSET([.C$4];[.M4];0)" office:value-type="float" office:value="43745" calcext:value-type="float">
            <text:p>43745</text:p>
          </table:table-cell>
          <table:table-cell table:style-name="ce36" table:formula="of:=[.L4]" office:value-type="float" office:value="0.722222222222222" calcext:value-type="float">
            <text:p>0.72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];0)&lt;=[.O4];1;0)" office:value-type="float" office:value="0" calcext:value-type="float">
            <text:p>0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17:54:44.383535" calcext:value-type="date">
            <text:p>2019-10-07 17:54:44</text:p>
          </table:table-cell>
          <table:table-cell table:style-name="ce7" table:formula="of:=[.A5]" office:value-type="date" office:date-value="2019-10-07T17:54:44.383535" calcext:value-type="date">
            <text:p>2019-10-07 17:54:44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17:54:44.38353461679" calcext:value-type="date">
            <text:p>12/30/99 05:54 PM</text:p>
          </table:table-cell>
          <table:table-cell table:formula="of:=MOD([.E4]-[.$E$2];[.$H$2])+1+[.$E$2]" office:value-type="float" office:value="223" calcext:value-type="float">
            <text:p>223</text:p>
          </table:table-cell>
          <table:table-cell table:formula="of:=MOD([.F4]+1/[.$H$2];5)" office:value-type="float" office:value="0.0333333333333333" calcext:value-type="float">
            <text:p>0,033333333333333</text:p>
          </table:table-cell>
          <table:table-cell table:formula="of:=IF([.F5]=0;[.G4]+2+1/[.$H$2];[.G4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4]-[.L$2];[.T$2]);[.R$2]-[.L$2]);[.L$2])" office:value-type="time" office:time-value="PT17H30M00S" calcext:value-type="time">
            <text:p>17:30:00</text:p>
          </table:table-cell>
          <table:table-cell table:style-name="ce11" table:formula="of:=IF([.L5]&lt;[.L4];[.M4]+[.H$2];[.M4])" office:value-type="float" office:value="0" calcext:value-type="float">
            <text:p>0</text:p>
          </table:table-cell>
          <table:table-cell table:style-name="ce11" table:formula="of:=OFFSET([.C$4];[.M5];0)" office:value-type="float" office:value="43745" calcext:value-type="float">
            <text:p>43745</text:p>
          </table:table-cell>
          <table:table-cell table:style-name="ce36" table:formula="of:=[.L5]" office:value-type="float" office:value="0.729166666666667" calcext:value-type="float">
            <text:p>0.72916666666666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];0)&lt;=[.O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18:08:16.707539" calcext:value-type="date">
            <text:p>2019-10-07 18:08:17</text:p>
          </table:table-cell>
          <table:table-cell table:style-name="ce7" table:formula="of:=[.A6]" office:value-type="date" office:date-value="2019-10-07T18:08:16.707539" calcext:value-type="date">
            <text:p>2019-10-07 18:08:17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18:08:16.70753893442" calcext:value-type="date">
            <text:p>12/30/99 06:08 PM</text:p>
          </table:table-cell>
          <table:table-cell table:formula="of:=MOD([.E5]-[.$E$2];[.$H$2])+1+[.$E$2]" office:value-type="float" office:value="224" calcext:value-type="float">
            <text:p>224</text:p>
          </table:table-cell>
          <table:table-cell table:formula="of:=MOD([.F5]+1/[.$H$2];5)" office:value-type="float" office:value="0.05" calcext:value-type="float">
            <text:p>0,05</text:p>
          </table:table-cell>
          <table:table-cell table:formula="of:=IF([.F6]=0;[.G5]+2+1/[.$H$2];[.G5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5]-[.L$2];[.T$2]);[.R$2]-[.L$2]);[.L$2])" office:value-type="time" office:time-value="PT17H40M00S" calcext:value-type="time">
            <text:p>17:40:00</text:p>
          </table:table-cell>
          <table:table-cell table:style-name="ce11" table:formula="of:=IF([.L6]&lt;[.L5];[.M5]+[.H$2];[.M5])" office:value-type="float" office:value="0" calcext:value-type="float">
            <text:p>0</text:p>
          </table:table-cell>
          <table:table-cell table:style-name="ce11" table:formula="of:=OFFSET([.C$4];[.M6];0)" office:value-type="float" office:value="43745" calcext:value-type="float">
            <text:p>43745</text:p>
          </table:table-cell>
          <table:table-cell table:style-name="ce36" table:formula="of:=[.L6]" office:value-type="float" office:value="0.736111111111111" calcext:value-type="float">
            <text:p>0.7361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];0)&lt;=[.O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18:09:38.218266" calcext:value-type="date">
            <text:p>2019-10-07 18:09:38</text:p>
          </table:table-cell>
          <table:table-cell table:style-name="ce7" table:formula="of:=[.A7]" office:value-type="date" office:date-value="2019-10-07T18:09:38.218266" calcext:value-type="date">
            <text:p>2019-10-07 18:09:38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18:09:38.2182659721" calcext:value-type="date">
            <text:p>12/30/99 06:09 PM</text:p>
          </table:table-cell>
          <table:table-cell table:formula="of:=MOD([.E6]-[.$E$2];[.$H$2])+1+[.$E$2]" office:value-type="float" office:value="225" calcext:value-type="float">
            <text:p>225</text:p>
          </table:table-cell>
          <table:table-cell table:formula="of:=MOD([.F6]+1/[.$H$2];5)" office:value-type="float" office:value="0.0666666666666667" calcext:value-type="float">
            <text:p>0,066666666666667</text:p>
          </table:table-cell>
          <table:table-cell table:formula="of:=IF([.F7]=0;[.G6]+2+1/[.$H$2];[.G6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6]-[.L$2];[.T$2]);[.R$2]-[.L$2]);[.L$2])" office:value-type="time" office:time-value="PT17H50M00S" calcext:value-type="time">
            <text:p>17:50:00</text:p>
          </table:table-cell>
          <table:table-cell table:style-name="ce11" table:formula="of:=IF([.L7]&lt;[.L6];[.M6]+[.H$2];[.M6])" office:value-type="float" office:value="0" calcext:value-type="float">
            <text:p>0</text:p>
          </table:table-cell>
          <table:table-cell table:style-name="ce11" table:formula="of:=OFFSET([.C$4];[.M7];0)" office:value-type="float" office:value="43745" calcext:value-type="float">
            <text:p>43745</text:p>
          </table:table-cell>
          <table:table-cell table:style-name="ce36" table:formula="of:=[.L7]" office:value-type="float" office:value="0.743055555555555" calcext:value-type="float">
            <text:p>0.74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];0)&lt;=[.O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18:18:42.197249" calcext:value-type="date">
            <text:p>2019-10-07 18:18:42</text:p>
          </table:table-cell>
          <table:table-cell table:style-name="ce7" table:formula="of:=[.A8]" office:value-type="date" office:date-value="2019-10-07T18:18:42.197249" calcext:value-type="date">
            <text:p>2019-10-07 18:18:42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18:18:42.19724936876" calcext:value-type="date">
            <text:p>12/30/99 06:18 PM</text:p>
          </table:table-cell>
          <table:table-cell table:formula="of:=MOD([.E7]-[.$E$2];[.$H$2])+1+[.$E$2]" office:value-type="float" office:value="226" calcext:value-type="float">
            <text:p>226</text:p>
          </table:table-cell>
          <table:table-cell table:formula="of:=MOD([.F7]+1/[.$H$2];5)" office:value-type="float" office:value="0.0833333333333333" calcext:value-type="float">
            <text:p>0,083333333333333</text:p>
          </table:table-cell>
          <table:table-cell table:formula="of:=IF([.F8]=0;[.G7]+2+1/[.$H$2];[.G7]+1/[.$H$2])" office:value-type="float" office:value="0.0833333333333333" calcext:value-type="float">
            <text:p>0,08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7]-[.L$2];[.T$2]);[.R$2]-[.L$2]);[.L$2])" office:value-type="time" office:time-value="PT18H00M00S" calcext:value-type="time">
            <text:p>18:00:00</text:p>
          </table:table-cell>
          <table:table-cell table:style-name="ce11" table:formula="of:=IF([.L8]&lt;[.L7];[.M7]+[.H$2];[.M7])" office:value-type="float" office:value="0" calcext:value-type="float">
            <text:p>0</text:p>
          </table:table-cell>
          <table:table-cell table:style-name="ce11" table:formula="of:=OFFSET([.C$4];[.M8];0)" office:value-type="float" office:value="43745" calcext:value-type="float">
            <text:p>43745</text:p>
          </table:table-cell>
          <table:table-cell table:style-name="ce36" table:formula="of:=[.L8]" office:value-type="float" office:value="0.75" calcext:value-type="float">
            <text:p>0.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];0)&lt;=[.O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17:44:13.25375" calcext:value-type="date">
            <text:p>2019-10-07 17:44:13</text:p>
          </table:table-cell>
          <table:table-cell table:style-name="ce7" table:formula="of:=[.A9]" office:value-type="date" office:date-value="2019-10-07T17:44:13.25375" calcext:value-type="date">
            <text:p>2019-10-07 17:44:13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17:44:13.25375029352" calcext:value-type="date">
            <text:p>12/30/99 05:44 PM</text:p>
          </table:table-cell>
          <table:table-cell table:formula="of:=MOD([.E8]-[.$E$2];[.$H$2])+1+[.$E$2]" office:value-type="float" office:value="227" calcext:value-type="float">
            <text:p>227</text:p>
          </table:table-cell>
          <table:table-cell table:formula="of:=MOD([.F8]+1/[.$H$2];5)" office:value-type="float" office:value="0.1" calcext:value-type="float">
            <text:p>0,1</text:p>
          </table:table-cell>
          <table:table-cell table:formula="of:=IF([.F9]=0;[.G8]+2+1/[.$H$2];[.G8]+1/[.$H$2])" office:value-type="float" office:value="0.1" calcext:value-type="float">
            <text:p>0,1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8]-[.L$2];[.T$2]);[.R$2]-[.L$2]);[.L$2])" office:value-type="time" office:time-value="PT18H10M00S" calcext:value-type="time">
            <text:p>18:10:00</text:p>
          </table:table-cell>
          <table:table-cell table:style-name="ce11" table:formula="of:=IF([.L9]&lt;[.L8];[.M8]+[.H$2];[.M8])" office:value-type="float" office:value="0" calcext:value-type="float">
            <text:p>0</text:p>
          </table:table-cell>
          <table:table-cell table:style-name="ce11" table:formula="of:=OFFSET([.C$4];[.M9];0)" office:value-type="float" office:value="43745" calcext:value-type="float">
            <text:p>43745</text:p>
          </table:table-cell>
          <table:table-cell table:style-name="ce36" table:formula="of:=[.L9]" office:value-type="float" office:value="0.756944444444444" calcext:value-type="float">
            <text:p>0.75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];0)&lt;=[.O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18:03:08.119253" calcext:value-type="date">
            <text:p>2019-10-07 18:03:08</text:p>
          </table:table-cell>
          <table:table-cell table:style-name="ce7" table:formula="of:=[.A10]" office:value-type="date" office:date-value="2019-10-07T18:03:08.119253" calcext:value-type="date">
            <text:p>2019-10-07 18:03:08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18:03:08.11925346963" calcext:value-type="date">
            <text:p>12/30/99 06:03 PM</text:p>
          </table:table-cell>
          <table:table-cell table:formula="of:=MOD([.E9]-[.$E$2];[.$H$2])+1+[.$E$2]" office:value-type="float" office:value="228" calcext:value-type="float">
            <text:p>228</text:p>
          </table:table-cell>
          <table:table-cell table:formula="of:=MOD([.F9]+1/[.$H$2];5)" office:value-type="float" office:value="0.116666666666667" calcext:value-type="float">
            <text:p>0,116666666666667</text:p>
          </table:table-cell>
          <table:table-cell table:formula="of:=IF([.F10]=0;[.G9]+2+1/[.$H$2];[.G9]+1/[.$H$2])" office:value-type="float" office:value="0.116666666666667" calcext:value-type="float">
            <text:p>0,11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9]-[.L$2];[.T$2]);[.R$2]-[.L$2]);[.L$2])" office:value-type="time" office:time-value="PT18H20M00S" calcext:value-type="time">
            <text:p>18:20:00</text:p>
          </table:table-cell>
          <table:table-cell table:style-name="ce11" table:formula="of:=IF([.L10]&lt;[.L9];[.M9]+[.H$2];[.M9])" office:value-type="float" office:value="0" calcext:value-type="float">
            <text:p>0</text:p>
          </table:table-cell>
          <table:table-cell table:style-name="ce11" table:formula="of:=OFFSET([.C$4];[.M10];0)" office:value-type="float" office:value="43745" calcext:value-type="float">
            <text:p>43745</text:p>
          </table:table-cell>
          <table:table-cell table:style-name="ce36" table:formula="of:=[.L10]" office:value-type="float" office:value="0.763888888888889" calcext:value-type="float">
            <text:p>0.76388888888888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];0)&lt;=[.O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18:08:18.33936" calcext:value-type="date">
            <text:p>2019-10-07 18:08:18</text:p>
          </table:table-cell>
          <table:table-cell table:style-name="ce7" table:formula="of:=[.A11]" office:value-type="date" office:date-value="2019-10-07T18:08:18.33936" calcext:value-type="date">
            <text:p>2019-10-07 18:08:18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18:08:18.33935969509" calcext:value-type="date">
            <text:p>12/30/99 06:08 PM</text:p>
          </table:table-cell>
          <table:table-cell table:formula="of:=MOD([.E10]-[.$E$2];[.$H$2])+1+[.$E$2]" office:value-type="float" office:value="229" calcext:value-type="float">
            <text:p>229</text:p>
          </table:table-cell>
          <table:table-cell table:formula="of:=MOD([.F10]+1/[.$H$2];5)" office:value-type="float" office:value="0.133333333333333" calcext:value-type="float">
            <text:p>0,133333333333333</text:p>
          </table:table-cell>
          <table:table-cell table:formula="of:=IF([.F11]=0;[.G10]+2+1/[.$H$2];[.G10]+1/[.$H$2])" office:value-type="float" office:value="0.133333333333333" calcext:value-type="float">
            <text:p>0,1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0]-[.L$2];[.T$2]);[.R$2]-[.L$2]);[.L$2])" office:value-type="time" office:time-value="PT18H30M00S" calcext:value-type="time">
            <text:p>18:30:00</text:p>
          </table:table-cell>
          <table:table-cell table:style-name="ce11" table:formula="of:=IF([.L11]&lt;[.L10];[.M10]+[.H$2];[.M10])" office:value-type="float" office:value="0" calcext:value-type="float">
            <text:p>0</text:p>
          </table:table-cell>
          <table:table-cell table:style-name="ce11" table:formula="of:=OFFSET([.C$4];[.M11];0)" office:value-type="float" office:value="43745" calcext:value-type="float">
            <text:p>43745</text:p>
          </table:table-cell>
          <table:table-cell table:style-name="ce36" table:formula="of:=[.L11]" office:value-type="float" office:value="0.770833333333333" calcext:value-type="float">
            <text:p>0.7708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];0)&lt;=[.O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18:15:32.10908" calcext:value-type="date">
            <text:p>2019-10-07 18:15:32</text:p>
          </table:table-cell>
          <table:table-cell table:style-name="ce7" table:formula="of:=[.A12]" office:value-type="date" office:date-value="2019-10-07T18:15:32.10908" calcext:value-type="date">
            <text:p>2019-10-07 18:15:32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18:15:32.10907992907" calcext:value-type="date">
            <text:p>12/30/99 06:15 PM</text:p>
          </table:table-cell>
          <table:table-cell table:formula="of:=MOD([.E11]-[.$E$2];[.$H$2])+1+[.$E$2]" office:value-type="float" office:value="230" calcext:value-type="float">
            <text:p>230</text:p>
          </table:table-cell>
          <table:table-cell table:formula="of:=MOD([.F11]+1/[.$H$2];5)" office:value-type="float" office:value="0.15" calcext:value-type="float">
            <text:p>0,15</text:p>
          </table:table-cell>
          <table:table-cell table:formula="of:=IF([.F12]=0;[.G11]+2+1/[.$H$2];[.G11]+1/[.$H$2])" office:value-type="float" office:value="0.15" calcext:value-type="float">
            <text:p>0,1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1]-[.L$2];[.T$2]);[.R$2]-[.L$2]);[.L$2])" office:value-type="time" office:time-value="PT18H40M00S" calcext:value-type="time">
            <text:p>18:40:00</text:p>
          </table:table-cell>
          <table:table-cell table:style-name="ce11" table:formula="of:=IF([.L12]&lt;[.L11];[.M11]+[.H$2];[.M11])" office:value-type="float" office:value="0" calcext:value-type="float">
            <text:p>0</text:p>
          </table:table-cell>
          <table:table-cell table:style-name="ce11" table:formula="of:=OFFSET([.C$4];[.M12];0)" office:value-type="float" office:value="43745" calcext:value-type="float">
            <text:p>43745</text:p>
          </table:table-cell>
          <table:table-cell table:style-name="ce36" table:formula="of:=[.L12]" office:value-type="float" office:value="0.777777777777778" calcext:value-type="float">
            <text:p>0.77777777777777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];0)&lt;=[.O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17:58:10.558509" calcext:value-type="date">
            <text:p>2019-10-07 17:58:11</text:p>
          </table:table-cell>
          <table:table-cell table:style-name="ce7" table:formula="of:=[.A13]" office:value-type="date" office:date-value="2019-10-07T17:58:10.558509" calcext:value-type="date">
            <text:p>2019-10-07 17:58:11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17:58:10.55850889999" calcext:value-type="date">
            <text:p>12/30/99 05:58 PM</text:p>
          </table:table-cell>
          <table:table-cell table:formula="of:=MOD([.E12]-[.$E$2];[.$H$2])+1+[.$E$2]" office:value-type="float" office:value="231" calcext:value-type="float">
            <text:p>231</text:p>
          </table:table-cell>
          <table:table-cell table:formula="of:=MOD([.F12]+1/[.$H$2];5)" office:value-type="float" office:value="0.166666666666667" calcext:value-type="float">
            <text:p>0,166666666666667</text:p>
          </table:table-cell>
          <table:table-cell table:formula="of:=IF([.F13]=0;[.G12]+2+1/[.$H$2];[.G12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2]-[.L$2];[.T$2]);[.R$2]-[.L$2]);[.L$2])" office:value-type="time" office:time-value="PT18H50M00S" calcext:value-type="time">
            <text:p>18:50:00</text:p>
          </table:table-cell>
          <table:table-cell table:style-name="ce11" table:formula="of:=IF([.L13]&lt;[.L12];[.M12]+[.H$2];[.M12])" office:value-type="float" office:value="0" calcext:value-type="float">
            <text:p>0</text:p>
          </table:table-cell>
          <table:table-cell table:style-name="ce11" table:formula="of:=OFFSET([.C$4];[.M13];0)" office:value-type="float" office:value="43745" calcext:value-type="float">
            <text:p>43745</text:p>
          </table:table-cell>
          <table:table-cell table:style-name="ce36" table:formula="of:=[.L13]" office:value-type="float" office:value="0.784722222222222" calcext:value-type="float">
            <text:p>0.784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];0)&lt;=[.O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18:02:35.023571" calcext:value-type="date">
            <text:p>2019-10-07 18:02:35</text:p>
          </table:table-cell>
          <table:table-cell table:style-name="ce7" table:formula="of:=[.A14]" office:value-type="date" office:date-value="2019-10-07T18:02:35.023571" calcext:value-type="date">
            <text:p>2019-10-07 18:02:35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18:02:35.02357135992" calcext:value-type="date">
            <text:p>12/30/99 06:02 PM</text:p>
          </table:table-cell>
          <table:table-cell table:formula="of:=MOD([.E13]-[.$E$2];[.$H$2])+1+[.$E$2]" office:value-type="float" office:value="232" calcext:value-type="float">
            <text:p>232</text:p>
          </table:table-cell>
          <table:table-cell table:formula="of:=MOD([.F13]+1/[.$H$2];5)" office:value-type="float" office:value="0.183333333333333" calcext:value-type="float">
            <text:p>0,183333333333333</text:p>
          </table:table-cell>
          <table:table-cell table:formula="of:=IF([.F14]=0;[.G13]+2+1/[.$H$2];[.G13]+1/[.$H$2])" office:value-type="float" office:value="0.183333333333333" calcext:value-type="float">
            <text:p>0,183333333333333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13]-[.L$2];[.T$2]);[.R$2]-[.L$2]);[.L$2])" office:value-type="time" office:time-value="PT19H00M00S" calcext:value-type="time">
            <text:p>19:00:00</text:p>
          </table:table-cell>
          <table:table-cell table:style-name="ce11" table:formula="of:=IF([.L14]&lt;[.L13];[.M13]+[.H$2];[.M13])" office:value-type="float" office:value="0" calcext:value-type="float">
            <text:p>0</text:p>
          </table:table-cell>
          <table:table-cell table:style-name="ce11" table:formula="of:=OFFSET([.C$4];[.M14];0)" office:value-type="float" office:value="43745" calcext:value-type="float">
            <text:p>43745</text:p>
          </table:table-cell>
          <table:table-cell table:style-name="ce36" table:formula="of:=[.L14]" office:value-type="float" office:value="0.791666666666666" calcext:value-type="float">
            <text:p>0.7916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];0)&lt;=[.O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17:53:51.243464" calcext:value-type="date">
            <text:p>2019-10-07 17:53:51</text:p>
          </table:table-cell>
          <table:table-cell table:style-name="ce7" table:formula="of:=[.A15]" office:value-type="date" office:date-value="2019-10-07T17:53:51.243464" calcext:value-type="date">
            <text:p>2019-10-07 17:53:51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17:53:51.24346439727" calcext:value-type="date">
            <text:p>12/30/99 05:53 PM</text:p>
          </table:table-cell>
          <table:table-cell table:formula="of:=MOD([.E14]-[.$E$2];[.$H$2])+1+[.$E$2]" office:value-type="float" office:value="233" calcext:value-type="float">
            <text:p>233</text:p>
          </table:table-cell>
          <table:table-cell table:formula="of:=MOD([.F14]+1/[.$H$2];5)" office:value-type="float" office:value="0.2" calcext:value-type="float">
            <text:p>0,2</text:p>
          </table:table-cell>
          <table:table-cell table:formula="of:=IF([.F15]=0;[.G14]+2+1/[.$H$2];[.G14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14]-[.L$2];[.T$2]);[.R$2]-[.L$2]);[.L$2])" office:value-type="time" office:time-value="PT19H10M00S" calcext:value-type="time">
            <text:p>19:10:00</text:p>
          </table:table-cell>
          <table:table-cell table:style-name="ce11" table:formula="of:=IF([.L15]&lt;[.L14];[.M14]+[.H$2];[.M14])" office:value-type="float" office:value="0" calcext:value-type="float">
            <text:p>0</text:p>
          </table:table-cell>
          <table:table-cell table:style-name="ce11" table:formula="of:=OFFSET([.C$4];[.M15];0)" office:value-type="float" office:value="43745" calcext:value-type="float">
            <text:p>43745</text:p>
          </table:table-cell>
          <table:table-cell table:style-name="ce36" table:formula="of:=[.L15]" office:value-type="float" office:value="0.798611111111111" calcext:value-type="float">
            <text:p>0.798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];0)&lt;=[.O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17:48:18.541884" calcext:value-type="date">
            <text:p>2019-10-07 17:48:19</text:p>
          </table:table-cell>
          <table:table-cell table:style-name="ce7" table:formula="of:=[.A16]" office:value-type="date" office:date-value="2019-10-07T17:48:18.541884" calcext:value-type="date">
            <text:p>2019-10-07 17:48:19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17:48:18.54188372847" calcext:value-type="date">
            <text:p>12/30/99 05:48 PM</text:p>
          </table:table-cell>
          <table:table-cell table:formula="of:=MOD([.E15]-[.$E$2];[.$H$2])+1+[.$E$2]" office:value-type="float" office:value="234" calcext:value-type="float">
            <text:p>234</text:p>
          </table:table-cell>
          <table:table-cell table:formula="of:=MOD([.F15]+1/[.$H$2];5)" office:value-type="float" office:value="0.216666666666667" calcext:value-type="float">
            <text:p>0,216666666666667</text:p>
          </table:table-cell>
          <table:table-cell table:formula="of:=IF([.F16]=0;[.G15]+2+1/[.$H$2];[.G15]+1/[.$H$2])" office:value-type="float" office:value="0.216666666666667" calcext:value-type="float">
            <text:p>0,216666666666667</text:p>
          </table:table-cell>
          <table:table-cell table:style-name="ce11"/>
          <table:table-cell/>
          <table:table-cell table:style-name="ce22"/>
          <table:table-cell table:style-name="ce13"/>
          <table:table-cell table:style-name="ce35" table:formula="of:=SUM(MOD(SUM([.L15]-[.L$2];[.T$2]);[.R$2]-[.L$2]);[.L$2])" office:value-type="time" office:time-value="PT19H20M00S" calcext:value-type="time">
            <text:p>19:20:00</text:p>
          </table:table-cell>
          <table:table-cell table:style-name="ce11" table:formula="of:=IF([.L16]&lt;[.L15];[.M15]+[.H$2];[.M15])" office:value-type="float" office:value="0" calcext:value-type="float">
            <text:p>0</text:p>
          </table:table-cell>
          <table:table-cell table:style-name="ce11" table:formula="of:=OFFSET([.C$4];[.M16];0)" office:value-type="float" office:value="43745" calcext:value-type="float">
            <text:p>43745</text:p>
          </table:table-cell>
          <table:table-cell table:style-name="ce36" table:formula="of:=[.L16]" office:value-type="float" office:value="0.805555555555555" calcext:value-type="float">
            <text:p>0.80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];0)&lt;=[.O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17:47:17.793545" calcext:value-type="date">
            <text:p>2019-10-07 17:47:18</text:p>
          </table:table-cell>
          <table:table-cell table:style-name="ce7" table:formula="of:=[.A17]" office:value-type="date" office:date-value="2019-10-07T17:47:17.793545" calcext:value-type="date">
            <text:p>2019-10-07 17:47:18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17:47:17.79354470316" calcext:value-type="date">
            <text:p>12/30/99 05:47 PM</text:p>
          </table:table-cell>
          <table:table-cell table:formula="of:=MOD([.E16]-[.$E$2];[.$H$2])+1+[.$E$2]" office:value-type="float" office:value="235" calcext:value-type="float">
            <text:p>235</text:p>
          </table:table-cell>
          <table:table-cell table:formula="of:=MOD([.F16]+1/[.$H$2];5)" office:value-type="float" office:value="0.233333333333333" calcext:value-type="float">
            <text:p>0,233333333333333</text:p>
          </table:table-cell>
          <table:table-cell table:formula="of:=IF([.F17]=0;[.G16]+2+1/[.$H$2];[.G16]+1/[.$H$2])" office:value-type="float" office:value="0.233333333333333" calcext:value-type="float">
            <text:p>0,233333333333333</text:p>
          </table:table-cell>
          <table:table-cell table:number-columns-repeated="2"/>
          <table:table-cell table:style-name="ce2" table:number-columns-repeated="2"/>
          <table:table-cell table:style-name="ce35" table:formula="of:=SUM(MOD(SUM([.L16]-[.L$2];[.T$2]);[.R$2]-[.L$2]);[.L$2])" office:value-type="time" office:time-value="PT19H30M00S" calcext:value-type="time">
            <text:p>19:30:00</text:p>
          </table:table-cell>
          <table:table-cell table:style-name="ce11" table:formula="of:=IF([.L17]&lt;[.L16];[.M16]+[.H$2];[.M16])" office:value-type="float" office:value="0" calcext:value-type="float">
            <text:p>0</text:p>
          </table:table-cell>
          <table:table-cell table:style-name="ce11" table:formula="of:=OFFSET([.C$4];[.M17];0)" office:value-type="float" office:value="43745" calcext:value-type="float">
            <text:p>43745</text:p>
          </table:table-cell>
          <table:table-cell table:style-name="ce36" table:formula="of:=[.L17]" office:value-type="float" office:value="0.8125" calcext:value-type="float">
            <text:p>0.812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];0)&lt;=[.O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17:42:36.013886" calcext:value-type="date">
            <text:p>2019-10-07 17:42:36</text:p>
          </table:table-cell>
          <table:table-cell table:style-name="ce7" table:formula="of:=[.A18]" office:value-type="date" office:date-value="2019-10-07T17:42:36.013886" calcext:value-type="date">
            <text:p>2019-10-07 17:42:36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17:42:36.01388595533" calcext:value-type="date">
            <text:p>12/30/99 05:42 PM</text:p>
          </table:table-cell>
          <table:table-cell table:formula="of:=MOD([.E17]-[.$E$2];[.$H$2])+1+[.$E$2]" office:value-type="float" office:value="236" calcext:value-type="float">
            <text:p>236</text:p>
          </table:table-cell>
          <table:table-cell table:formula="of:=MOD([.F17]+1/[.$H$2];5)" office:value-type="float" office:value="0.25" calcext:value-type="float">
            <text:p>0,25</text:p>
          </table:table-cell>
          <table:table-cell table:formula="of:=IF([.F18]=0;[.G17]+2+1/[.$H$2];[.G17]+1/[.$H$2])" office:value-type="float" office:value="0.25" calcext:value-type="float">
            <text:p>0,25</text:p>
          </table:table-cell>
          <table:table-cell table:number-columns-repeated="2"/>
          <table:table-cell table:style-name="ce2" table:number-columns-repeated="2"/>
          <table:table-cell table:style-name="ce35" table:formula="of:=SUM(MOD(SUM([.L17]-[.L$2];[.T$2]);[.R$2]-[.L$2]);[.L$2])" office:value-type="time" office:time-value="PT17H10M00S" calcext:value-type="time">
            <text:p>17:10:00</text:p>
          </table:table-cell>
          <table:table-cell table:style-name="ce11" table:formula="of:=IF([.L18]&lt;[.L17];[.M17]+[.H$2];[.M17])" office:value-type="float" office:value="60" calcext:value-type="float">
            <text:p>60</text:p>
          </table:table-cell>
          <table:table-cell table:style-name="ce11" table:formula="of:=OFFSET([.C$4];[.M18];0)" office:value-type="float" office:value="43746" calcext:value-type="float">
            <text:p>43746</text:p>
          </table:table-cell>
          <table:table-cell table:style-name="ce36" table:formula="of:=[.L18]" office:value-type="float" office:value="0.715277777777777" calcext:value-type="float">
            <text:p>0.715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];0)&lt;=[.O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18:05:38.926568" calcext:value-type="date">
            <text:p>2019-10-07 18:05:39</text:p>
          </table:table-cell>
          <table:table-cell table:style-name="ce7" table:formula="of:=[.A19]" office:value-type="date" office:date-value="2019-10-07T18:05:38.926568" calcext:value-type="date">
            <text:p>2019-10-07 18:05:39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18:05:38.92656764947" calcext:value-type="date">
            <text:p>12/30/99 06:05 PM</text:p>
          </table:table-cell>
          <table:table-cell table:formula="of:=MOD([.E18]-[.$E$2];[.$H$2])+1+[.$E$2]" office:value-type="float" office:value="237" calcext:value-type="float">
            <text:p>237</text:p>
          </table:table-cell>
          <table:table-cell table:formula="of:=MOD([.F18]+1/[.$H$2];5)" office:value-type="float" office:value="0.266666666666667" calcext:value-type="float">
            <text:p>0,266666666666667</text:p>
          </table:table-cell>
          <table:table-cell table:formula="of:=IF([.F19]=0;[.G18]+2+1/[.$H$2];[.G18]+1/[.$H$2])" office:value-type="float" office:value="0.266666666666667" calcext:value-type="float">
            <text:p>0,266666666666667</text:p>
          </table:table-cell>
          <table:table-cell table:number-columns-repeated="2"/>
          <table:table-cell table:style-name="ce2" table:number-columns-repeated="2"/>
          <table:table-cell table:style-name="ce35" table:formula="of:=SUM(MOD(SUM([.L18]-[.L$2];[.T$2]);[.R$2]-[.L$2]);[.L$2])" office:value-type="time" office:time-value="PT17H20M00S" calcext:value-type="time">
            <text:p>17:20:00</text:p>
          </table:table-cell>
          <table:table-cell table:style-name="ce11" table:formula="of:=IF([.L19]&lt;[.L18];[.M18]+[.H$2];[.M18])" office:value-type="float" office:value="60" calcext:value-type="float">
            <text:p>60</text:p>
          </table:table-cell>
          <table:table-cell table:style-name="ce11" table:formula="of:=OFFSET([.C$4];[.M19];0)" office:value-type="float" office:value="43746" calcext:value-type="float">
            <text:p>43746</text:p>
          </table:table-cell>
          <table:table-cell table:style-name="ce36" table:formula="of:=[.L19]" office:value-type="float" office:value="0.722222222222222" calcext:value-type="float">
            <text:p>0.72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];0)&lt;=[.O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18:11:05.915613" calcext:value-type="date">
            <text:p>2019-10-07 18:11:06</text:p>
          </table:table-cell>
          <table:table-cell table:style-name="ce7" table:formula="of:=[.A20]" office:value-type="date" office:date-value="2019-10-07T18:11:05.915613" calcext:value-type="date">
            <text:p>2019-10-07 18:11:06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18:11:05.91561329551" calcext:value-type="date">
            <text:p>12/30/99 06:11 PM</text:p>
          </table:table-cell>
          <table:table-cell table:formula="of:=MOD([.E19]-[.$E$2];[.$H$2])+1+[.$E$2]" office:value-type="float" office:value="238" calcext:value-type="float">
            <text:p>238</text:p>
          </table:table-cell>
          <table:table-cell table:formula="of:=MOD([.F19]+1/[.$H$2];5)" office:value-type="float" office:value="0.283333333333333" calcext:value-type="float">
            <text:p>0,283333333333333</text:p>
          </table:table-cell>
          <table:table-cell table:formula="of:=IF([.F20]=0;[.G19]+2+1/[.$H$2];[.G19]+1/[.$H$2])" office:value-type="float" office:value="0.283333333333333" calcext:value-type="float">
            <text:p>0,283333333333333</text:p>
          </table:table-cell>
          <table:table-cell table:number-columns-repeated="2"/>
          <table:table-cell table:style-name="ce2" table:number-columns-repeated="2"/>
          <table:table-cell table:style-name="ce35" table:formula="of:=SUM(MOD(SUM([.L19]-[.L$2];[.T$2]);[.R$2]-[.L$2]);[.L$2])" office:value-type="time" office:time-value="PT17H30M00S" calcext:value-type="time">
            <text:p>17:30:00</text:p>
          </table:table-cell>
          <table:table-cell table:style-name="ce11" table:formula="of:=IF([.L20]&lt;[.L19];[.M19]+[.H$2];[.M19])" office:value-type="float" office:value="60" calcext:value-type="float">
            <text:p>60</text:p>
          </table:table-cell>
          <table:table-cell table:style-name="ce11" table:formula="of:=OFFSET([.C$4];[.M20];0)" office:value-type="float" office:value="43746" calcext:value-type="float">
            <text:p>43746</text:p>
          </table:table-cell>
          <table:table-cell table:style-name="ce36" table:formula="of:=[.L20]" office:value-type="float" office:value="0.729166666666666" calcext:value-type="float">
            <text:p>0.72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];0)&lt;=[.O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17:41:19.151732" calcext:value-type="date">
            <text:p>2019-10-07 17:41:19</text:p>
          </table:table-cell>
          <table:table-cell table:style-name="ce7" table:formula="of:=[.A21]" office:value-type="date" office:date-value="2019-10-07T17:41:19.151732" calcext:value-type="date">
            <text:p>2019-10-07 17:41:19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17:41:19.15173245128" calcext:value-type="date">
            <text:p>12/30/99 05:41 PM</text:p>
          </table:table-cell>
          <table:table-cell table:formula="of:=MOD([.E20]-[.$E$2];[.$H$2])+1+[.$E$2]" office:value-type="float" office:value="239" calcext:value-type="float">
            <text:p>239</text:p>
          </table:table-cell>
          <table:table-cell table:formula="of:=MOD([.F20]+1/[.$H$2];5)" office:value-type="float" office:value="0.3" calcext:value-type="float">
            <text:p>0,3</text:p>
          </table:table-cell>
          <table:table-cell table:formula="of:=IF([.F21]=0;[.G20]+2+1/[.$H$2];[.G20]+1/[.$H$2])" office:value-type="float" office:value="0.3" calcext:value-type="float">
            <text:p>0,3</text:p>
          </table:table-cell>
          <table:table-cell table:number-columns-repeated="2"/>
          <table:table-cell table:style-name="ce2" table:number-columns-repeated="2"/>
          <table:table-cell table:style-name="ce35" table:formula="of:=SUM(MOD(SUM([.L20]-[.L$2];[.T$2]);[.R$2]-[.L$2]);[.L$2])" office:value-type="time" office:time-value="PT17H40M00S" calcext:value-type="time">
            <text:p>17:40:00</text:p>
          </table:table-cell>
          <table:table-cell table:style-name="ce11" table:formula="of:=IF([.L21]&lt;[.L20];[.M20]+[.H$2];[.M20])" office:value-type="float" office:value="60" calcext:value-type="float">
            <text:p>60</text:p>
          </table:table-cell>
          <table:table-cell table:style-name="ce11" table:formula="of:=OFFSET([.C$4];[.M21];0)" office:value-type="float" office:value="43746" calcext:value-type="float">
            <text:p>43746</text:p>
          </table:table-cell>
          <table:table-cell table:style-name="ce36" table:formula="of:=[.L21]" office:value-type="float" office:value="0.736111111111111" calcext:value-type="float">
            <text:p>0.7361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];0)&lt;=[.O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17:57:40.227976" calcext:value-type="date">
            <text:p>2019-10-07 17:57:40</text:p>
          </table:table-cell>
          <table:table-cell table:style-name="ce7" table:formula="of:=[.A22]" office:value-type="date" office:date-value="2019-10-07T17:57:40.227976" calcext:value-type="date">
            <text:p>2019-10-07 17:57:40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17:57:40.22797599435" calcext:value-type="date">
            <text:p>12/30/99 05:57 PM</text:p>
          </table:table-cell>
          <table:table-cell table:formula="of:=MOD([.E21]-[.$E$2];[.$H$2])+1+[.$E$2]" office:value-type="float" office:value="240" calcext:value-type="float">
            <text:p>240</text:p>
          </table:table-cell>
          <table:table-cell table:formula="of:=MOD([.F21]+1/[.$H$2];5)" office:value-type="float" office:value="0.316666666666667" calcext:value-type="float">
            <text:p>0,316666666666667</text:p>
          </table:table-cell>
          <table:table-cell table:formula="of:=IF([.F22]=0;[.G21]+2+1/[.$H$2];[.G21]+1/[.$H$2])" office:value-type="float" office:value="0.316666666666667" calcext:value-type="float">
            <text:p>0,316666666666667</text:p>
          </table:table-cell>
          <table:table-cell table:number-columns-repeated="2"/>
          <table:table-cell table:style-name="ce15"/>
          <table:table-cell table:style-name="ce2"/>
          <table:table-cell table:style-name="ce35" table:formula="of:=SUM(MOD(SUM([.L21]-[.L$2];[.T$2]);[.R$2]-[.L$2]);[.L$2])" office:value-type="time" office:time-value="PT17H50M00S" calcext:value-type="time">
            <text:p>17:50:00</text:p>
          </table:table-cell>
          <table:table-cell table:style-name="ce11" table:formula="of:=IF([.L22]&lt;[.L21];[.M21]+[.H$2];[.M21])" office:value-type="float" office:value="60" calcext:value-type="float">
            <text:p>60</text:p>
          </table:table-cell>
          <table:table-cell table:style-name="ce11" table:formula="of:=OFFSET([.C$4];[.M22];0)" office:value-type="float" office:value="43746" calcext:value-type="float">
            <text:p>43746</text:p>
          </table:table-cell>
          <table:table-cell table:style-name="ce36" table:formula="of:=[.L22]" office:value-type="float" office:value="0.743055555555555" calcext:value-type="float">
            <text:p>0.74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];0)&lt;=[.O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18:00:18.386929" calcext:value-type="date">
            <text:p>2019-10-07 18:00:18</text:p>
          </table:table-cell>
          <table:table-cell table:style-name="ce7" table:formula="of:=[.A23]" office:value-type="date" office:date-value="2019-10-07T18:00:18.386929" calcext:value-type="date">
            <text:p>2019-10-07 18:00:18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18:00:18.38692941237" calcext:value-type="date">
            <text:p>12/30/99 06:00 PM</text:p>
          </table:table-cell>
          <table:table-cell table:formula="of:=MOD([.E22]-[.$E$2];[.$H$2])+1+[.$E$2]" office:value-type="float" office:value="241" calcext:value-type="float">
            <text:p>241</text:p>
          </table:table-cell>
          <table:table-cell table:formula="of:=MOD([.F22]+1/[.$H$2];5)" office:value-type="float" office:value="0.333333333333333" calcext:value-type="float">
            <text:p>0,333333333333333</text:p>
          </table:table-cell>
          <table:table-cell table:formula="of:=IF([.F23]=0;[.G22]+2+1/[.$H$2];[.G22]+1/[.$H$2])" office:value-type="float" office:value="0.333333333333333" calcext:value-type="float">
            <text:p>0,333333333333333</text:p>
          </table:table-cell>
          <table:table-cell table:number-columns-repeated="2"/>
          <table:table-cell table:style-name="ce15"/>
          <table:table-cell table:style-name="ce2"/>
          <table:table-cell table:style-name="ce35" table:formula="of:=SUM(MOD(SUM([.L22]-[.L$2];[.T$2]);[.R$2]-[.L$2]);[.L$2])" office:value-type="time" office:time-value="PT18H00M00S" calcext:value-type="time">
            <text:p>18:00:00</text:p>
          </table:table-cell>
          <table:table-cell table:style-name="ce11" table:formula="of:=IF([.L23]&lt;[.L22];[.M22]+[.H$2];[.M22])" office:value-type="float" office:value="60" calcext:value-type="float">
            <text:p>60</text:p>
          </table:table-cell>
          <table:table-cell table:style-name="ce11" table:formula="of:=OFFSET([.C$4];[.M23];0)" office:value-type="float" office:value="43746" calcext:value-type="float">
            <text:p>43746</text:p>
          </table:table-cell>
          <table:table-cell table:style-name="ce36" table:formula="of:=[.L23]" office:value-type="float" office:value="0.75" calcext:value-type="float">
            <text:p>0.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];0)&lt;=[.O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18:04:48.30246" calcext:value-type="date">
            <text:p>2019-10-07 18:04:48</text:p>
          </table:table-cell>
          <table:table-cell table:style-name="ce7" table:formula="of:=[.A24]" office:value-type="date" office:date-value="2019-10-07T18:04:48.30246" calcext:value-type="date">
            <text:p>2019-10-07 18:04:48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18:04:48.30246019643" calcext:value-type="date">
            <text:p>12/30/99 06:04 PM</text:p>
          </table:table-cell>
          <table:table-cell table:formula="of:=MOD([.E23]-[.$E$2];[.$H$2])+1+[.$E$2]" office:value-type="float" office:value="242" calcext:value-type="float">
            <text:p>242</text:p>
          </table:table-cell>
          <table:table-cell table:formula="of:=MOD([.F23]+1/[.$H$2];5)" office:value-type="float" office:value="0.35" calcext:value-type="float">
            <text:p>0,35</text:p>
          </table:table-cell>
          <table:table-cell table:formula="of:=IF([.F24]=0;[.G23]+2+1/[.$H$2];[.G23]+1/[.$H$2])" office:value-type="float" office:value="0.35" calcext:value-type="float">
            <text:p>0,35</text:p>
          </table:table-cell>
          <table:table-cell table:number-columns-repeated="2"/>
          <table:table-cell table:style-name="ce16"/>
          <table:table-cell/>
          <table:table-cell table:style-name="ce35" table:formula="of:=SUM(MOD(SUM([.L23]-[.L$2];[.T$2]);[.R$2]-[.L$2]);[.L$2])" office:value-type="time" office:time-value="PT18H10M00S" calcext:value-type="time">
            <text:p>18:10:00</text:p>
          </table:table-cell>
          <table:table-cell table:style-name="ce11" table:formula="of:=IF([.L24]&lt;[.L23];[.M23]+[.H$2];[.M23])" office:value-type="float" office:value="60" calcext:value-type="float">
            <text:p>60</text:p>
          </table:table-cell>
          <table:table-cell table:style-name="ce11" table:formula="of:=OFFSET([.C$4];[.M24];0)" office:value-type="float" office:value="43746" calcext:value-type="float">
            <text:p>43746</text:p>
          </table:table-cell>
          <table:table-cell table:style-name="ce36" table:formula="of:=[.L24]" office:value-type="float" office:value="0.756944444444444" calcext:value-type="float">
            <text:p>0.75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];0)&lt;=[.O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17:46:35.278251" calcext:value-type="date">
            <text:p>2019-10-07 17:46:35</text:p>
          </table:table-cell>
          <table:table-cell table:style-name="ce7" table:formula="of:=[.A25]" office:value-type="date" office:date-value="2019-10-07T17:46:35.278251" calcext:value-type="date">
            <text:p>2019-10-07 17:46:35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17:46:35.27825089172" calcext:value-type="date">
            <text:p>12/30/99 05:46 PM</text:p>
          </table:table-cell>
          <table:table-cell table:formula="of:=MOD([.E24]-[.$E$2];[.$H$2])+1+[.$E$2]" office:value-type="float" office:value="243" calcext:value-type="float">
            <text:p>243</text:p>
          </table:table-cell>
          <table:table-cell table:formula="of:=MOD([.F24]+1/[.$H$2];5)" office:value-type="float" office:value="0.366666666666667" calcext:value-type="float">
            <text:p>0,366666666666667</text:p>
          </table:table-cell>
          <table:table-cell table:formula="of:=IF([.F25]=0;[.G24]+2+1/[.$H$2];[.G24]+1/[.$H$2])" office:value-type="float" office:value="0.366666666666667" calcext:value-type="float">
            <text:p>0,366666666666667</text:p>
          </table:table-cell>
          <table:table-cell table:number-columns-repeated="2"/>
          <table:table-cell table:style-name="ce16"/>
          <table:table-cell/>
          <table:table-cell table:style-name="ce35" table:formula="of:=SUM(MOD(SUM([.L24]-[.L$2];[.T$2]);[.R$2]-[.L$2]);[.L$2])" office:value-type="time" office:time-value="PT18H20M00S" calcext:value-type="time">
            <text:p>18:20:00</text:p>
          </table:table-cell>
          <table:table-cell table:style-name="ce11" table:formula="of:=IF([.L25]&lt;[.L24];[.M24]+[.H$2];[.M24])" office:value-type="float" office:value="60" calcext:value-type="float">
            <text:p>60</text:p>
          </table:table-cell>
          <table:table-cell table:style-name="ce11" table:formula="of:=OFFSET([.C$4];[.M25];0)" office:value-type="float" office:value="43746" calcext:value-type="float">
            <text:p>43746</text:p>
          </table:table-cell>
          <table:table-cell table:style-name="ce36" table:formula="of:=[.L25]" office:value-type="float" office:value="0.763888888888888" calcext:value-type="float">
            <text:p>0.7638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];0)&lt;=[.O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17:59:08.749145" calcext:value-type="date">
            <text:p>2019-10-07 17:59:09</text:p>
          </table:table-cell>
          <table:table-cell table:style-name="ce7" table:formula="of:=[.A26]" office:value-type="date" office:date-value="2019-10-07T17:59:08.749145" calcext:value-type="date">
            <text:p>2019-10-07 17:59:09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17:59:08.74914453831" calcext:value-type="date">
            <text:p>12/30/99 05:59 PM</text:p>
          </table:table-cell>
          <table:table-cell table:formula="of:=MOD([.E25]-[.$E$2];[.$H$2])+1+[.$E$2]" office:value-type="float" office:value="244" calcext:value-type="float">
            <text:p>244</text:p>
          </table:table-cell>
          <table:table-cell table:formula="of:=MOD([.F25]+1/[.$H$2];5)" office:value-type="float" office:value="0.383333333333333" calcext:value-type="float">
            <text:p>0,383333333333333</text:p>
          </table:table-cell>
          <table:table-cell table:formula="of:=IF([.F26]=0;[.G25]+2+1/[.$H$2];[.G25]+1/[.$H$2])" office:value-type="float" office:value="0.383333333333333" calcext:value-type="float">
            <text:p>0,383333333333333</text:p>
          </table:table-cell>
          <table:table-cell table:number-columns-repeated="2"/>
          <table:table-cell table:style-name="ce16"/>
          <table:table-cell/>
          <table:table-cell table:style-name="ce35" table:formula="of:=SUM(MOD(SUM([.L25]-[.L$2];[.T$2]);[.R$2]-[.L$2]);[.L$2])" office:value-type="time" office:time-value="PT18H30M00S" calcext:value-type="time">
            <text:p>18:30:00</text:p>
          </table:table-cell>
          <table:table-cell table:style-name="ce11" table:formula="of:=IF([.L26]&lt;[.L25];[.M25]+[.H$2];[.M25])" office:value-type="float" office:value="60" calcext:value-type="float">
            <text:p>60</text:p>
          </table:table-cell>
          <table:table-cell table:style-name="ce11" table:formula="of:=OFFSET([.C$4];[.M26];0)" office:value-type="float" office:value="43746" calcext:value-type="float">
            <text:p>43746</text:p>
          </table:table-cell>
          <table:table-cell table:style-name="ce36" table:formula="of:=[.L26]" office:value-type="float" office:value="0.770833333333333" calcext:value-type="float">
            <text:p>0.7708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];0)&lt;=[.O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17:28:15.555408" calcext:value-type="date">
            <text:p>2019-10-07 17:28:16</text:p>
          </table:table-cell>
          <table:table-cell table:style-name="ce7" table:formula="of:=[.A27]" office:value-type="date" office:date-value="2019-10-07T17:28:15.555408" calcext:value-type="date">
            <text:p>2019-10-07 17:28:16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17:28:15.55540813599" calcext:value-type="date">
            <text:p>12/30/99 05:28 PM</text:p>
          </table:table-cell>
          <table:table-cell table:formula="of:=MOD([.E26]-[.$E$2];[.$H$2])+1+[.$E$2]" office:value-type="float" office:value="245" calcext:value-type="float">
            <text:p>245</text:p>
          </table:table-cell>
          <table:table-cell table:formula="of:=MOD([.F26]+1/[.$H$2];5)" office:value-type="float" office:value="0.4" calcext:value-type="float">
            <text:p>0,4</text:p>
          </table:table-cell>
          <table:table-cell table:formula="of:=IF([.F27]=0;[.G26]+2+1/[.$H$2];[.G26]+1/[.$H$2])" office:value-type="float" office:value="0.4" calcext:value-type="float">
            <text:p>0,4</text:p>
          </table:table-cell>
          <table:table-cell table:number-columns-repeated="4"/>
          <table:table-cell table:style-name="ce35" table:formula="of:=SUM(MOD(SUM([.L26]-[.L$2];[.T$2]);[.R$2]-[.L$2]);[.L$2])" office:value-type="time" office:time-value="PT18H40M00S" calcext:value-type="time">
            <text:p>18:40:00</text:p>
          </table:table-cell>
          <table:table-cell table:style-name="ce11" table:formula="of:=IF([.L27]&lt;[.L26];[.M26]+[.H$2];[.M26])" office:value-type="float" office:value="60" calcext:value-type="float">
            <text:p>60</text:p>
          </table:table-cell>
          <table:table-cell table:style-name="ce11" table:formula="of:=OFFSET([.C$4];[.M27];0)" office:value-type="float" office:value="43746" calcext:value-type="float">
            <text:p>43746</text:p>
          </table:table-cell>
          <table:table-cell table:style-name="ce36" table:formula="of:=[.L27]" office:value-type="float" office:value="0.777777777777777" calcext:value-type="float">
            <text:p>0.777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];0)&lt;=[.O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17:26:32.97839" calcext:value-type="date">
            <text:p>2019-10-07 17:26:33</text:p>
          </table:table-cell>
          <table:table-cell table:style-name="ce7" table:formula="of:=[.A28]" office:value-type="date" office:date-value="2019-10-07T17:26:32.97839" calcext:value-type="date">
            <text:p>2019-10-07 17:26:33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17:26:32.97838958446" calcext:value-type="date">
            <text:p>12/30/99 05:26 PM</text:p>
          </table:table-cell>
          <table:table-cell table:formula="of:=MOD([.E27]-[.$E$2];[.$H$2])+1+[.$E$2]" office:value-type="float" office:value="246" calcext:value-type="float">
            <text:p>246</text:p>
          </table:table-cell>
          <table:table-cell table:formula="of:=MOD([.F27]+1/[.$H$2];5)" office:value-type="float" office:value="0.416666666666667" calcext:value-type="float">
            <text:p>0,416666666666667</text:p>
          </table:table-cell>
          <table:table-cell table:formula="of:=IF([.F28]=0;[.G27]+2+1/[.$H$2];[.G27]+1/[.$H$2])" office:value-type="float" office:value="0.416666666666667" calcext:value-type="float">
            <text:p>0,416666666666667</text:p>
          </table:table-cell>
          <table:table-cell table:number-columns-repeated="4"/>
          <table:table-cell table:style-name="ce35" table:formula="of:=SUM(MOD(SUM([.L27]-[.L$2];[.T$2]);[.R$2]-[.L$2]);[.L$2])" office:value-type="time" office:time-value="PT18H50M00S" calcext:value-type="time">
            <text:p>18:50:00</text:p>
          </table:table-cell>
          <table:table-cell table:style-name="ce11" table:formula="of:=IF([.L28]&lt;[.L27];[.M27]+[.H$2];[.M27])" office:value-type="float" office:value="60" calcext:value-type="float">
            <text:p>60</text:p>
          </table:table-cell>
          <table:table-cell table:style-name="ce11" table:formula="of:=OFFSET([.C$4];[.M28];0)" office:value-type="float" office:value="43746" calcext:value-type="float">
            <text:p>43746</text:p>
          </table:table-cell>
          <table:table-cell table:style-name="ce36" table:formula="of:=[.L28]" office:value-type="float" office:value="0.784722222222222" calcext:value-type="float">
            <text:p>0.784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];0)&lt;=[.O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18:12:49.971394" calcext:value-type="date">
            <text:p>2019-10-07 18:12:50</text:p>
          </table:table-cell>
          <table:table-cell table:style-name="ce7" table:formula="of:=[.A29]" office:value-type="date" office:date-value="2019-10-07T18:12:49.971394" calcext:value-type="date">
            <text:p>2019-10-07 18:12:50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18:12:49.9713938171" calcext:value-type="date">
            <text:p>12/30/99 06:12 PM</text:p>
          </table:table-cell>
          <table:table-cell table:formula="of:=MOD([.E28]-[.$E$2];[.$H$2])+1+[.$E$2]" office:value-type="float" office:value="247" calcext:value-type="float">
            <text:p>247</text:p>
          </table:table-cell>
          <table:table-cell table:formula="of:=MOD([.F28]+1/[.$H$2];5)" office:value-type="float" office:value="0.433333333333333" calcext:value-type="float">
            <text:p>0,433333333333333</text:p>
          </table:table-cell>
          <table:table-cell table:formula="of:=IF([.F29]=0;[.G28]+2+1/[.$H$2];[.G28]+1/[.$H$2])" office:value-type="float" office:value="0.433333333333333" calcext:value-type="float">
            <text:p>0,433333333333333</text:p>
          </table:table-cell>
          <table:table-cell table:number-columns-repeated="4"/>
          <table:table-cell table:style-name="ce35" table:formula="of:=SUM(MOD(SUM([.L28]-[.L$2];[.T$2]);[.R$2]-[.L$2]);[.L$2])" office:value-type="time" office:time-value="PT19H00M00S" calcext:value-type="time">
            <text:p>19:00:00</text:p>
          </table:table-cell>
          <table:table-cell table:style-name="ce11" table:formula="of:=IF([.L29]&lt;[.L28];[.M28]+[.H$2];[.M28])" office:value-type="float" office:value="60" calcext:value-type="float">
            <text:p>60</text:p>
          </table:table-cell>
          <table:table-cell table:style-name="ce11" table:formula="of:=OFFSET([.C$4];[.M29];0)" office:value-type="float" office:value="43746" calcext:value-type="float">
            <text:p>43746</text:p>
          </table:table-cell>
          <table:table-cell table:style-name="ce36" table:formula="of:=[.L29]" office:value-type="float" office:value="0.791666666666666" calcext:value-type="float">
            <text:p>0.7916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];0)&lt;=[.O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18:04:20.064179" calcext:value-type="date">
            <text:p>2019-10-07 18:04:20</text:p>
          </table:table-cell>
          <table:table-cell table:style-name="ce7" table:formula="of:=[.A30]" office:value-type="date" office:date-value="2019-10-07T18:04:20.064179" calcext:value-type="date">
            <text:p>2019-10-07 18:04:20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18:04:20.06417856552" calcext:value-type="date">
            <text:p>12/30/99 06:04 PM</text:p>
          </table:table-cell>
          <table:table-cell table:formula="of:=MOD([.E29]-[.$E$2];[.$H$2])+1+[.$E$2]" office:value-type="float" office:value="248" calcext:value-type="float">
            <text:p>248</text:p>
          </table:table-cell>
          <table:table-cell table:formula="of:=MOD([.F29]+1/[.$H$2];5)" office:value-type="float" office:value="0.45" calcext:value-type="float">
            <text:p>0,45</text:p>
          </table:table-cell>
          <table:table-cell table:formula="of:=IF([.F30]=0;[.G29]+2+1/[.$H$2];[.G29]+1/[.$H$2])" office:value-type="float" office:value="0.45" calcext:value-type="float">
            <text:p>0,45</text:p>
          </table:table-cell>
          <table:table-cell table:number-columns-repeated="4"/>
          <table:table-cell table:style-name="ce35" table:formula="of:=SUM(MOD(SUM([.L29]-[.L$2];[.T$2]);[.R$2]-[.L$2]);[.L$2])" office:value-type="time" office:time-value="PT19H10M00S" calcext:value-type="time">
            <text:p>19:10:00</text:p>
          </table:table-cell>
          <table:table-cell table:style-name="ce11" table:formula="of:=IF([.L30]&lt;[.L29];[.M29]+[.H$2];[.M29])" office:value-type="float" office:value="60" calcext:value-type="float">
            <text:p>60</text:p>
          </table:table-cell>
          <table:table-cell table:style-name="ce11" table:formula="of:=OFFSET([.C$4];[.M30];0)" office:value-type="float" office:value="43746" calcext:value-type="float">
            <text:p>43746</text:p>
          </table:table-cell>
          <table:table-cell table:style-name="ce36" table:formula="of:=[.L30]" office:value-type="float" office:value="0.79861111111111" calcext:value-type="float">
            <text:p>0.79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];0)&lt;=[.O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18:01:21.631534" calcext:value-type="date">
            <text:p>2019-10-07 18:01:22</text:p>
          </table:table-cell>
          <table:table-cell table:formula="of:=[.A31]" office:value-type="float" office:value="43745.7509448094" calcext:value-type="float">
            <text:p>43745.7509448094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750944809420616" calcext:value-type="float">
            <text:p>0.750944809420616</text:p>
          </table:table-cell>
          <table:table-cell table:formula="of:=MOD([.E30]-[.$E$2];[.$H$2])+1+[.$E$2]" office:value-type="float" office:value="249" calcext:value-type="float">
            <text:p>249</text:p>
          </table:table-cell>
          <table:table-cell table:formula="of:=MOD([.F30]+1/[.$H$2];5)" office:value-type="float" office:value="0.466666666666667" calcext:value-type="float">
            <text:p>0,466666666666667</text:p>
          </table:table-cell>
          <table:table-cell table:formula="of:=IF([.F31]=0;[.G30]+2+1/[.$H$2];[.G30]+1/[.$H$2])" office:value-type="float" office:value="0.466666666666667" calcext:value-type="float">
            <text:p>0,466666666666667</text:p>
          </table:table-cell>
          <table:table-cell table:number-columns-repeated="4"/>
          <table:table-cell table:style-name="ce35" table:formula="of:=SUM(MOD(SUM([.L30]-[.L$2];[.T$2]);[.R$2]-[.L$2]);[.L$2])" office:value-type="time" office:time-value="PT19H20M00S" calcext:value-type="time">
            <text:p>19:20:00</text:p>
          </table:table-cell>
          <table:table-cell table:style-name="ce11" table:formula="of:=IF([.L31]&lt;[.L30];[.M30]+[.H$2];[.M30])" office:value-type="float" office:value="60" calcext:value-type="float">
            <text:p>60</text:p>
          </table:table-cell>
          <table:table-cell table:style-name="ce11" table:formula="of:=OFFSET([.C$4];[.M31];0)" office:value-type="float" office:value="43746" calcext:value-type="float">
            <text:p>43746</text:p>
          </table:table-cell>
          <table:table-cell table:style-name="ce36" table:formula="of:=[.L31]" office:value-type="float" office:value="0.805555555555555" calcext:value-type="float">
            <text:p>0.80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];0)&lt;=[.O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18:09:32.011765" calcext:value-type="date">
            <text:p>2019-10-07 18:09:32</text:p>
          </table:table-cell>
          <table:table-cell table:formula="of:=[.A32]" office:value-type="float" office:value="43745.7566205065" calcext:value-type="float">
            <text:p>43745.7566205065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756620506537729" calcext:value-type="float">
            <text:p>0.756620506537729</text:p>
          </table:table-cell>
          <table:table-cell table:formula="of:=MOD([.E31]-[.$E$2];[.$H$2])+1+[.$E$2]" office:value-type="float" office:value="250" calcext:value-type="float">
            <text:p>250</text:p>
          </table:table-cell>
          <table:table-cell table:formula="of:=MOD([.F31]+1/[.$H$2];5)" office:value-type="float" office:value="0.483333333333333" calcext:value-type="float">
            <text:p>0,483333333333333</text:p>
          </table:table-cell>
          <table:table-cell table:formula="of:=IF([.F32]=0;[.G31]+2+1/[.$H$2];[.G31]+1/[.$H$2])" office:value-type="float" office:value="0.483333333333333" calcext:value-type="float">
            <text:p>0,483333333333333</text:p>
          </table:table-cell>
          <table:table-cell table:number-columns-repeated="4"/>
          <table:table-cell table:style-name="ce35" table:formula="of:=SUM(MOD(SUM([.L31]-[.L$2];[.T$2]);[.R$2]-[.L$2]);[.L$2])" office:value-type="time" office:time-value="PT19H30M00S" calcext:value-type="time">
            <text:p>19:30:00</text:p>
          </table:table-cell>
          <table:table-cell table:style-name="ce11" table:formula="of:=IF([.L32]&lt;[.L31];[.M31]+[.H$2];[.M31])" office:value-type="float" office:value="60" calcext:value-type="float">
            <text:p>60</text:p>
          </table:table-cell>
          <table:table-cell table:style-name="ce11" table:formula="of:=OFFSET([.C$4];[.M32];0)" office:value-type="float" office:value="43746" calcext:value-type="float">
            <text:p>43746</text:p>
          </table:table-cell>
          <table:table-cell table:style-name="ce36" table:formula="of:=[.L32]" office:value-type="float" office:value="0.812499999999999" calcext:value-type="float">
            <text:p>0.8124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];0)&lt;=[.O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7T17:27:45.730144" calcext:value-type="date">
            <text:p>2019-10-07 17:27:46</text:p>
          </table:table-cell>
          <table:table-cell table:formula="of:=[.A33]" office:value-type="float" office:value="43745.7276126174" calcext:value-type="float">
            <text:p>43745.7276126174</text:p>
          </table:table-cell>
          <table:table-cell table:formula="of:=TRUNC([.A33])" office:value-type="float" office:value="43745" calcext:value-type="float">
            <text:p>43745</text:p>
          </table:table-cell>
          <table:table-cell table:formula="of:=[.B33]-[.C33]" office:value-type="float" office:value="0.727612617403793" calcext:value-type="float">
            <text:p>0.727612617403793</text:p>
          </table:table-cell>
          <table:table-cell table:formula="of:=MOD([.E32]-[.$E$2];[.$H$2])+1+[.$E$2]" office:value-type="float" office:value="251" calcext:value-type="float">
            <text:p>251</text:p>
          </table:table-cell>
          <table:table-cell table:formula="of:=MOD([.F32]+1/[.$H$2];5)" office:value-type="float" office:value="0.5" calcext:value-type="float">
            <text:p>0,5</text:p>
          </table:table-cell>
          <table:table-cell table:formula="of:=IF([.F33]=0;[.G32]+2+1/[.$H$2];[.G32]+1/[.$H$2])" office:value-type="float" office:value="0.5" calcext:value-type="float">
            <text:p>0,5</text:p>
          </table:table-cell>
          <table:table-cell table:number-columns-repeated="4"/>
          <table:table-cell table:style-name="ce35" table:formula="of:=SUM(MOD(SUM([.L32]-[.L$2];[.T$2]);[.R$2]-[.L$2]);[.L$2])" office:value-type="time" office:time-value="PT17H10M00S" calcext:value-type="time">
            <text:p>17:10:00</text:p>
          </table:table-cell>
          <table:table-cell table:style-name="ce11" table:formula="of:=IF([.L33]&lt;[.L32];[.M32]+[.H$2];[.M32])" office:value-type="float" office:value="120" calcext:value-type="float">
            <text:p>120</text:p>
          </table:table-cell>
          <table:table-cell table:style-name="ce11" table:formula="of:=OFFSET([.C$4];[.M33];0)" office:value-type="float" office:value="43747" calcext:value-type="float">
            <text:p>43747</text:p>
          </table:table-cell>
          <table:table-cell table:style-name="ce36" table:formula="of:=[.L33]" office:value-type="float" office:value="0.715277777777777" calcext:value-type="float">
            <text:p>0.715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];0)&lt;=[.O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7T18:05:10.579298" calcext:value-type="date">
            <text:p>2019-10-07 18:05:11</text:p>
          </table:table-cell>
          <table:table-cell table:formula="of:=[.A34]" office:value-type="float" office:value="43745.7535946678" calcext:value-type="float">
            <text:p>43745.7535946678</text:p>
          </table:table-cell>
          <table:table-cell table:formula="of:=TRUNC([.A34])" office:value-type="float" office:value="43745" calcext:value-type="float">
            <text:p>43745</text:p>
          </table:table-cell>
          <table:table-cell table:formula="of:=[.B34]-[.C34]" office:value-type="float" office:value="0.753594667803554" calcext:value-type="float">
            <text:p>0.753594667803554</text:p>
          </table:table-cell>
          <table:table-cell table:formula="of:=MOD([.E33]-[.$E$2];[.$H$2])+1+[.$E$2]" office:value-type="float" office:value="252" calcext:value-type="float">
            <text:p>252</text:p>
          </table:table-cell>
          <table:table-cell table:formula="of:=MOD([.F33]+1/[.$H$2];5)" office:value-type="float" office:value="0.516666666666667" calcext:value-type="float">
            <text:p>0,516666666666667</text:p>
          </table:table-cell>
          <table:table-cell table:formula="of:=IF([.F34]=0;[.G33]+2+1/[.$H$2];[.G33]+1/[.$H$2])" office:value-type="float" office:value="0.516666666666667" calcext:value-type="float">
            <text:p>0,516666666666667</text:p>
          </table:table-cell>
          <table:table-cell table:number-columns-repeated="4"/>
          <table:table-cell table:style-name="ce35" table:formula="of:=SUM(MOD(SUM([.L33]-[.L$2];[.T$2]);[.R$2]-[.L$2]);[.L$2])" office:value-type="time" office:time-value="PT17H20M00S" calcext:value-type="time">
            <text:p>17:20:00</text:p>
          </table:table-cell>
          <table:table-cell table:style-name="ce11" table:formula="of:=IF([.L34]&lt;[.L33];[.M33]+[.H$2];[.M33])" office:value-type="float" office:value="120" calcext:value-type="float">
            <text:p>120</text:p>
          </table:table-cell>
          <table:table-cell table:style-name="ce11" table:formula="of:=OFFSET([.C$4];[.M34];0)" office:value-type="float" office:value="43747" calcext:value-type="float">
            <text:p>43747</text:p>
          </table:table-cell>
          <table:table-cell table:style-name="ce36" table:formula="of:=[.L34]" office:value-type="float" office:value="0.722222222222222" calcext:value-type="float">
            <text:p>0.72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];0)&lt;=[.O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7T18:04:34.685434" calcext:value-type="date">
            <text:p>2019-10-07 18:04:35</text:p>
          </table:table-cell>
          <table:table-cell table:formula="of:=[.A35]" office:value-type="float" office:value="43745.7531792296" calcext:value-type="float">
            <text:p>43745.7531792296</text:p>
          </table:table-cell>
          <table:table-cell table:formula="of:=TRUNC([.A35])" office:value-type="float" office:value="43745" calcext:value-type="float">
            <text:p>43745</text:p>
          </table:table-cell>
          <table:table-cell table:formula="of:=[.B35]-[.C35]" office:value-type="float" office:value="0.753179229555826" calcext:value-type="float">
            <text:p>0.753179229555826</text:p>
          </table:table-cell>
          <table:table-cell table:formula="of:=MOD([.E34]-[.$E$2];[.$H$2])+1+[.$E$2]" office:value-type="float" office:value="253" calcext:value-type="float">
            <text:p>253</text:p>
          </table:table-cell>
          <table:table-cell table:formula="of:=MOD([.F34]+1/[.$H$2];5)" office:value-type="float" office:value="0.533333333333333" calcext:value-type="float">
            <text:p>0,533333333333333</text:p>
          </table:table-cell>
          <table:table-cell table:formula="of:=IF([.F35]=0;[.G34]+2+1/[.$H$2];[.G34]+1/[.$H$2])" office:value-type="float" office:value="0.533333333333333" calcext:value-type="float">
            <text:p>0,533333333333333</text:p>
          </table:table-cell>
          <table:table-cell table:number-columns-repeated="4"/>
          <table:table-cell table:style-name="ce35" table:formula="of:=SUM(MOD(SUM([.L34]-[.L$2];[.T$2]);[.R$2]-[.L$2]);[.L$2])" office:value-type="time" office:time-value="PT17H30M00S" calcext:value-type="time">
            <text:p>17:30:00</text:p>
          </table:table-cell>
          <table:table-cell table:style-name="ce11" table:formula="of:=IF([.L35]&lt;[.L34];[.M34]+[.H$2];[.M34])" office:value-type="float" office:value="120" calcext:value-type="float">
            <text:p>120</text:p>
          </table:table-cell>
          <table:table-cell table:style-name="ce11" table:formula="of:=OFFSET([.C$4];[.M35];0)" office:value-type="float" office:value="43747" calcext:value-type="float">
            <text:p>43747</text:p>
          </table:table-cell>
          <table:table-cell table:style-name="ce36" table:formula="of:=[.L35]" office:value-type="float" office:value="0.729166666666666" calcext:value-type="float">
            <text:p>0.72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];0)&lt;=[.O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7T18:05:45.568736" calcext:value-type="date">
            <text:p>2019-10-07 18:05:46</text:p>
          </table:table-cell>
          <table:table-cell table:formula="of:=[.A36]" office:value-type="float" office:value="43745.7539996382" calcext:value-type="float">
            <text:p>43745.7539996382</text:p>
          </table:table-cell>
          <table:table-cell table:formula="of:=TRUNC([.A36])" office:value-type="float" office:value="43745" calcext:value-type="float">
            <text:p>43745</text:p>
          </table:table-cell>
          <table:table-cell table:formula="of:=[.B36]-[.C36]" office:value-type="float" office:value="0.753999638152891" calcext:value-type="float">
            <text:p>0.753999638152891</text:p>
          </table:table-cell>
          <table:table-cell table:formula="of:=MOD([.E35]-[.$E$2];[.$H$2])+1+[.$E$2]" office:value-type="float" office:value="254" calcext:value-type="float">
            <text:p>254</text:p>
          </table:table-cell>
          <table:table-cell table:formula="of:=MOD([.F35]+1/[.$H$2];5)" office:value-type="float" office:value="0.55" calcext:value-type="float">
            <text:p>0,55</text:p>
          </table:table-cell>
          <table:table-cell table:formula="of:=IF([.F36]=0;[.G35]+2+1/[.$H$2];[.G35]+1/[.$H$2])" office:value-type="float" office:value="0.55" calcext:value-type="float">
            <text:p>0,55</text:p>
          </table:table-cell>
          <table:table-cell table:number-columns-repeated="4"/>
          <table:table-cell table:style-name="ce35" table:formula="of:=SUM(MOD(SUM([.L35]-[.L$2];[.T$2]);[.R$2]-[.L$2]);[.L$2])" office:value-type="time" office:time-value="PT17H40M00S" calcext:value-type="time">
            <text:p>17:40:00</text:p>
          </table:table-cell>
          <table:table-cell table:style-name="ce11" table:formula="of:=IF([.L36]&lt;[.L35];[.M35]+[.H$2];[.M35])" office:value-type="float" office:value="120" calcext:value-type="float">
            <text:p>120</text:p>
          </table:table-cell>
          <table:table-cell table:style-name="ce11" table:formula="of:=OFFSET([.C$4];[.M36];0)" office:value-type="float" office:value="43747" calcext:value-type="float">
            <text:p>43747</text:p>
          </table:table-cell>
          <table:table-cell table:style-name="ce36" table:formula="of:=[.L36]" office:value-type="float" office:value="0.73611111111111" calcext:value-type="float">
            <text:p>0.73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];0)&lt;=[.O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7T17:34:28.162656" calcext:value-type="date">
            <text:p>2019-10-07 17:34:28</text:p>
          </table:table-cell>
          <table:table-cell table:formula="of:=[.A37]" office:value-type="float" office:value="43745.7322704011" calcext:value-type="float">
            <text:p>43745.7322704011</text:p>
          </table:table-cell>
          <table:table-cell table:formula="of:=TRUNC([.A37])" office:value-type="float" office:value="43745" calcext:value-type="float">
            <text:p>43745</text:p>
          </table:table-cell>
          <table:table-cell table:formula="of:=[.B37]-[.C37]" office:value-type="float" office:value="0.732270401116693" calcext:value-type="float">
            <text:p>0.732270401116693</text:p>
          </table:table-cell>
          <table:table-cell table:formula="of:=MOD([.E36]-[.$E$2];[.$H$2])+1+[.$E$2]" office:value-type="float" office:value="255" calcext:value-type="float">
            <text:p>255</text:p>
          </table:table-cell>
          <table:table-cell table:formula="of:=MOD([.F36]+1/[.$H$2];5)" office:value-type="float" office:value="0.566666666666667" calcext:value-type="float">
            <text:p>0,566666666666667</text:p>
          </table:table-cell>
          <table:table-cell table:formula="of:=IF([.F37]=0;[.G36]+2+1/[.$H$2];[.G36]+1/[.$H$2])" office:value-type="float" office:value="0.566666666666667" calcext:value-type="float">
            <text:p>0,566666666666667</text:p>
          </table:table-cell>
          <table:table-cell table:number-columns-repeated="4"/>
          <table:table-cell table:style-name="ce35" table:formula="of:=SUM(MOD(SUM([.L36]-[.L$2];[.T$2]);[.R$2]-[.L$2]);[.L$2])" office:value-type="time" office:time-value="PT17H50M00S" calcext:value-type="time">
            <text:p>17:50:00</text:p>
          </table:table-cell>
          <table:table-cell table:style-name="ce11" table:formula="of:=IF([.L37]&lt;[.L36];[.M36]+[.H$2];[.M36])" office:value-type="float" office:value="120" calcext:value-type="float">
            <text:p>120</text:p>
          </table:table-cell>
          <table:table-cell table:style-name="ce11" table:formula="of:=OFFSET([.C$4];[.M37];0)" office:value-type="float" office:value="43747" calcext:value-type="float">
            <text:p>43747</text:p>
          </table:table-cell>
          <table:table-cell table:style-name="ce36" table:formula="of:=[.L37]" office:value-type="float" office:value="0.743055555555555" calcext:value-type="float">
            <text:p>0.74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];0)&lt;=[.O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7T18:27:25.331112" calcext:value-type="date">
            <text:p>2019-10-07 18:27:25</text:p>
          </table:table-cell>
          <table:table-cell table:formula="of:=[.A38]" office:value-type="float" office:value="43745.7690431842" calcext:value-type="float">
            <text:p>43745.7690431842</text:p>
          </table:table-cell>
          <table:table-cell table:formula="of:=TRUNC([.A38])" office:value-type="float" office:value="43745" calcext:value-type="float">
            <text:p>43745</text:p>
          </table:table-cell>
          <table:table-cell table:formula="of:=[.B38]-[.C38]" office:value-type="float" office:value="0.769043184169277" calcext:value-type="float">
            <text:p>0.769043184169277</text:p>
          </table:table-cell>
          <table:table-cell table:formula="of:=MOD([.E37]-[.$E$2];[.$H$2])+1+[.$E$2]" office:value-type="float" office:value="256" calcext:value-type="float">
            <text:p>256</text:p>
          </table:table-cell>
          <table:table-cell table:formula="of:=MOD([.F37]+1/[.$H$2];5)" office:value-type="float" office:value="0.583333333333334" calcext:value-type="float">
            <text:p>0,583333333333334</text:p>
          </table:table-cell>
          <table:table-cell table:formula="of:=IF([.F38]=0;[.G37]+2+1/[.$H$2];[.G37]+1/[.$H$2])" office:value-type="float" office:value="0.583333333333334" calcext:value-type="float">
            <text:p>0,583333333333334</text:p>
          </table:table-cell>
          <table:table-cell table:number-columns-repeated="4"/>
          <table:table-cell table:style-name="ce35" table:formula="of:=SUM(MOD(SUM([.L37]-[.L$2];[.T$2]);[.R$2]-[.L$2]);[.L$2])" office:value-type="time" office:time-value="PT18H00M00S" calcext:value-type="time">
            <text:p>18:00:00</text:p>
          </table:table-cell>
          <table:table-cell table:style-name="ce11" table:formula="of:=IF([.L38]&lt;[.L37];[.M37]+[.H$2];[.M37])" office:value-type="float" office:value="120" calcext:value-type="float">
            <text:p>120</text:p>
          </table:table-cell>
          <table:table-cell table:style-name="ce11" table:formula="of:=OFFSET([.C$4];[.M38];0)" office:value-type="float" office:value="43747" calcext:value-type="float">
            <text:p>43747</text:p>
          </table:table-cell>
          <table:table-cell table:style-name="ce36" table:formula="of:=[.L38]" office:value-type="float" office:value="0.749999999999999" calcext:value-type="float">
            <text:p>0.7499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];0)&lt;=[.O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7T17:56:37.841141" calcext:value-type="date">
            <text:p>2019-10-07 17:56:38</text:p>
          </table:table-cell>
          <table:table-cell table:formula="of:=[.A39]" office:value-type="float" office:value="43745.7476601984" calcext:value-type="float">
            <text:p>43745.7476601984</text:p>
          </table:table-cell>
          <table:table-cell table:formula="of:=TRUNC([.A39])" office:value-type="float" office:value="43745" calcext:value-type="float">
            <text:p>43745</text:p>
          </table:table-cell>
          <table:table-cell table:formula="of:=[.B39]-[.C39]" office:value-type="float" office:value="0.747660198387166" calcext:value-type="float">
            <text:p>0.747660198387166</text:p>
          </table:table-cell>
          <table:table-cell table:formula="of:=MOD([.E38]-[.$E$2];[.$H$2])+1+[.$E$2]" office:value-type="float" office:value="257" calcext:value-type="float">
            <text:p>257</text:p>
          </table:table-cell>
          <table:table-cell table:formula="of:=MOD([.F38]+1/[.$H$2];5)" office:value-type="float" office:value="0.6" calcext:value-type="float">
            <text:p>0,6</text:p>
          </table:table-cell>
          <table:table-cell table:formula="of:=IF([.F39]=0;[.G38]+2+1/[.$H$2];[.G38]+1/[.$H$2])" office:value-type="float" office:value="0.6" calcext:value-type="float">
            <text:p>0,6</text:p>
          </table:table-cell>
          <table:table-cell table:number-columns-repeated="4"/>
          <table:table-cell table:style-name="ce35" table:formula="of:=SUM(MOD(SUM([.L38]-[.L$2];[.T$2]);[.R$2]-[.L$2]);[.L$2])" office:value-type="time" office:time-value="PT18H10M00S" calcext:value-type="time">
            <text:p>18:10:00</text:p>
          </table:table-cell>
          <table:table-cell table:style-name="ce11" table:formula="of:=IF([.L39]&lt;[.L38];[.M38]+[.H$2];[.M38])" office:value-type="float" office:value="120" calcext:value-type="float">
            <text:p>120</text:p>
          </table:table-cell>
          <table:table-cell table:style-name="ce11" table:formula="of:=OFFSET([.C$4];[.M39];0)" office:value-type="float" office:value="43747" calcext:value-type="float">
            <text:p>43747</text:p>
          </table:table-cell>
          <table:table-cell table:style-name="ce36" table:formula="of:=[.L39]" office:value-type="float" office:value="0.756944444444444" calcext:value-type="float">
            <text:p>0.75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];0)&lt;=[.O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7T17:47:26.3306" calcext:value-type="date">
            <text:p>2019-10-07 17:47:26</text:p>
          </table:table-cell>
          <table:table-cell table:formula="of:=[.A40]" office:value-type="float" office:value="43745.7412769745" calcext:value-type="float">
            <text:p>43745.7412769745</text:p>
          </table:table-cell>
          <table:table-cell table:formula="of:=TRUNC([.A40])" office:value-type="float" office:value="43745" calcext:value-type="float">
            <text:p>43745</text:p>
          </table:table-cell>
          <table:table-cell table:formula="of:=[.B40]-[.C40]" office:value-type="float" office:value="0.74127697453514" calcext:value-type="float">
            <text:p>0.74127697453514</text:p>
          </table:table-cell>
          <table:table-cell table:formula="of:=MOD([.E39]-[.$E$2];[.$H$2])+1+[.$E$2]" office:value-type="float" office:value="258" calcext:value-type="float">
            <text:p>258</text:p>
          </table:table-cell>
          <table:table-cell table:formula="of:=MOD([.F39]+1/[.$H$2];5)" office:value-type="float" office:value="0.616666666666667" calcext:value-type="float">
            <text:p>0,616666666666667</text:p>
          </table:table-cell>
          <table:table-cell table:formula="of:=IF([.F40]=0;[.G39]+2+1/[.$H$2];[.G39]+1/[.$H$2])" office:value-type="float" office:value="0.616666666666667" calcext:value-type="float">
            <text:p>0,616666666666667</text:p>
          </table:table-cell>
          <table:table-cell table:number-columns-repeated="4"/>
          <table:table-cell table:style-name="ce35" table:formula="of:=SUM(MOD(SUM([.L39]-[.L$2];[.T$2]);[.R$2]-[.L$2]);[.L$2])" office:value-type="time" office:time-value="PT18H20M00S" calcext:value-type="time">
            <text:p>18:20:00</text:p>
          </table:table-cell>
          <table:table-cell table:style-name="ce11" table:formula="of:=IF([.L40]&lt;[.L39];[.M39]+[.H$2];[.M39])" office:value-type="float" office:value="120" calcext:value-type="float">
            <text:p>120</text:p>
          </table:table-cell>
          <table:table-cell table:style-name="ce11" table:formula="of:=OFFSET([.C$4];[.M40];0)" office:value-type="float" office:value="43747" calcext:value-type="float">
            <text:p>43747</text:p>
          </table:table-cell>
          <table:table-cell table:style-name="ce36" table:formula="of:=[.L40]" office:value-type="float" office:value="0.763888888888888" calcext:value-type="float">
            <text:p>0.7638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];0)&lt;=[.O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7T17:18:08.101571" calcext:value-type="date">
            <text:p>2019-10-07 17:18:08</text:p>
          </table:table-cell>
          <table:table-cell table:formula="of:=[.A41]" office:value-type="float" office:value="43745.7209271015" calcext:value-type="float">
            <text:p>43745.7209271015</text:p>
          </table:table-cell>
          <table:table-cell table:formula="of:=TRUNC([.A41])" office:value-type="float" office:value="43745" calcext:value-type="float">
            <text:p>43745</text:p>
          </table:table-cell>
          <table:table-cell table:formula="of:=[.B41]-[.C41]" office:value-type="float" office:value="0.720927101516281" calcext:value-type="float">
            <text:p>0.720927101516281</text:p>
          </table:table-cell>
          <table:table-cell table:formula="of:=MOD([.E40]-[.$E$2];[.$H$2])+1+[.$E$2]" office:value-type="float" office:value="259" calcext:value-type="float">
            <text:p>259</text:p>
          </table:table-cell>
          <table:table-cell table:formula="of:=MOD([.F40]+1/[.$H$2];5)" office:value-type="float" office:value="0.633333333333334" calcext:value-type="float">
            <text:p>0,633333333333334</text:p>
          </table:table-cell>
          <table:table-cell table:formula="of:=IF([.F41]=0;[.G40]+2+1/[.$H$2];[.G40]+1/[.$H$2])" office:value-type="float" office:value="0.633333333333334" calcext:value-type="float">
            <text:p>0,633333333333334</text:p>
          </table:table-cell>
          <table:table-cell table:number-columns-repeated="4"/>
          <table:table-cell table:style-name="ce35" table:formula="of:=SUM(MOD(SUM([.L40]-[.L$2];[.T$2]);[.R$2]-[.L$2]);[.L$2])" office:value-type="time" office:time-value="PT18H30M00S" calcext:value-type="time">
            <text:p>18:30:00</text:p>
          </table:table-cell>
          <table:table-cell table:style-name="ce11" table:formula="of:=IF([.L41]&lt;[.L40];[.M40]+[.H$2];[.M40])" office:value-type="float" office:value="120" calcext:value-type="float">
            <text:p>120</text:p>
          </table:table-cell>
          <table:table-cell table:style-name="ce11" table:formula="of:=OFFSET([.C$4];[.M41];0)" office:value-type="float" office:value="43747" calcext:value-type="float">
            <text:p>43747</text:p>
          </table:table-cell>
          <table:table-cell table:style-name="ce36" table:formula="of:=[.L41]" office:value-type="float" office:value="0.770833333333332" calcext:value-type="float">
            <text:p>0.7708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];0)&lt;=[.O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7T17:32:34.764341" calcext:value-type="date">
            <text:p>2019-10-07 17:32:35</text:p>
          </table:table-cell>
          <table:table-cell table:formula="of:=[.A42]" office:value-type="float" office:value="43745.7309579206" calcext:value-type="float">
            <text:p>43745.7309579206</text:p>
          </table:table-cell>
          <table:table-cell table:formula="of:=TRUNC([.A42])" office:value-type="float" office:value="43745" calcext:value-type="float">
            <text:p>43745</text:p>
          </table:table-cell>
          <table:table-cell table:formula="of:=[.B42]-[.C42]" office:value-type="float" office:value="0.730957920612127" calcext:value-type="float">
            <text:p>0.730957920612127</text:p>
          </table:table-cell>
          <table:table-cell table:formula="of:=MOD([.E41]-[.$E$2];[.$H$2])+1+[.$E$2]" office:value-type="float" office:value="260" calcext:value-type="float">
            <text:p>260</text:p>
          </table:table-cell>
          <table:table-cell table:formula="of:=MOD([.F41]+1/[.$H$2];5)" office:value-type="float" office:value="0.65" calcext:value-type="float">
            <text:p>0,65</text:p>
          </table:table-cell>
          <table:table-cell table:formula="of:=IF([.F42]=0;[.G41]+2+1/[.$H$2];[.G41]+1/[.$H$2])" office:value-type="float" office:value="0.65" calcext:value-type="float">
            <text:p>0,65</text:p>
          </table:table-cell>
          <table:table-cell table:number-columns-repeated="4"/>
          <table:table-cell table:style-name="ce35" table:formula="of:=SUM(MOD(SUM([.L41]-[.L$2];[.T$2]);[.R$2]-[.L$2]);[.L$2])" office:value-type="time" office:time-value="PT18H40M00S" calcext:value-type="time">
            <text:p>18:40:00</text:p>
          </table:table-cell>
          <table:table-cell table:style-name="ce11" table:formula="of:=IF([.L42]&lt;[.L41];[.M41]+[.H$2];[.M41])" office:value-type="float" office:value="120" calcext:value-type="float">
            <text:p>120</text:p>
          </table:table-cell>
          <table:table-cell table:style-name="ce11" table:formula="of:=OFFSET([.C$4];[.M42];0)" office:value-type="float" office:value="43747" calcext:value-type="float">
            <text:p>43747</text:p>
          </table:table-cell>
          <table:table-cell table:style-name="ce36" table:formula="of:=[.L42]" office:value-type="float" office:value="0.777777777777777" calcext:value-type="float">
            <text:p>0.777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];0)&lt;=[.O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7T18:19:51.26045" calcext:value-type="date">
            <text:p>2019-10-07 18:19:51</text:p>
          </table:table-cell>
          <table:table-cell table:formula="of:=[.A43]" office:value-type="float" office:value="43745.7637877367" calcext:value-type="float">
            <text:p>43745.7637877367</text:p>
          </table:table-cell>
          <table:table-cell table:formula="of:=TRUNC([.A43])" office:value-type="float" office:value="43745" calcext:value-type="float">
            <text:p>43745</text:p>
          </table:table-cell>
          <table:table-cell table:formula="of:=[.B43]-[.C43]" office:value-type="float" office:value="0.763787736694212" calcext:value-type="float">
            <text:p>0.763787736694212</text:p>
          </table:table-cell>
          <table:table-cell table:formula="of:=MOD([.E42]-[.$E$2];[.$H$2])+1+[.$E$2]" office:value-type="float" office:value="261" calcext:value-type="float">
            <text:p>261</text:p>
          </table:table-cell>
          <table:table-cell table:formula="of:=MOD([.F42]+1/[.$H$2];5)" office:value-type="float" office:value="0.666666666666667" calcext:value-type="float">
            <text:p>0,666666666666667</text:p>
          </table:table-cell>
          <table:table-cell table:formula="of:=IF([.F43]=0;[.G42]+2+1/[.$H$2];[.G42]+1/[.$H$2])" office:value-type="float" office:value="0.666666666666667" calcext:value-type="float">
            <text:p>0,666666666666667</text:p>
          </table:table-cell>
          <table:table-cell table:number-columns-repeated="4"/>
          <table:table-cell table:style-name="ce35" table:formula="of:=SUM(MOD(SUM([.L42]-[.L$2];[.T$2]);[.R$2]-[.L$2]);[.L$2])" office:value-type="time" office:time-value="PT18H50M00S" calcext:value-type="time">
            <text:p>18:50:00</text:p>
          </table:table-cell>
          <table:table-cell table:style-name="ce11" table:formula="of:=IF([.L43]&lt;[.L42];[.M42]+[.H$2];[.M42])" office:value-type="float" office:value="120" calcext:value-type="float">
            <text:p>120</text:p>
          </table:table-cell>
          <table:table-cell table:style-name="ce11" table:formula="of:=OFFSET([.C$4];[.M43];0)" office:value-type="float" office:value="43747" calcext:value-type="float">
            <text:p>43747</text:p>
          </table:table-cell>
          <table:table-cell table:style-name="ce36" table:formula="of:=[.L43]" office:value-type="float" office:value="0.784722222222221" calcext:value-type="float">
            <text:p>0.7847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];0)&lt;=[.O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7T18:27:02.437829" calcext:value-type="date">
            <text:p>2019-10-07 18:27:02</text:p>
          </table:table-cell>
          <table:table-cell table:style-name="ce7" table:formula="of:=[.A44]" office:value-type="date" office:date-value="2019-10-07T18:27:02.437829" calcext:value-type="date">
            <text:p>2019-10-07 18:27:02</text:p>
          </table:table-cell>
          <table:table-cell table:formula="of:=TRUNC([.A44])" office:value-type="float" office:value="43745" calcext:value-type="float">
            <text:p>43745</text:p>
          </table:table-cell>
          <table:table-cell table:style-name="ce12" table:formula="of:=[.B44]-[.C44]" office:value-type="date" office:date-value="1899-12-30T18:27:02.43782901205" calcext:value-type="date">
            <text:p>12/30/99 06:27 PM</text:p>
          </table:table-cell>
          <table:table-cell table:formula="of:=MOD([.E43]-[.$E$2];[.$H$2])+1+[.$E$2]" office:value-type="float" office:value="262" calcext:value-type="float">
            <text:p>262</text:p>
          </table:table-cell>
          <table:table-cell table:formula="of:=MOD([.F43]+1/[.$H$2];5)" office:value-type="float" office:value="0.683333333333334" calcext:value-type="float">
            <text:p>0,683333333333334</text:p>
          </table:table-cell>
          <table:table-cell table:formula="of:=IF([.F44]=0;[.G43]+2+1/[.$H$2];[.G43]+1/[.$H$2])" office:value-type="float" office:value="0.683333333333334" calcext:value-type="float">
            <text:p>0,683333333333334</text:p>
          </table:table-cell>
          <table:table-cell table:number-columns-repeated="4"/>
          <table:table-cell table:style-name="ce35" table:formula="of:=SUM(MOD(SUM([.L43]-[.L$2];[.T$2]);[.R$2]-[.L$2]);[.L$2])" office:value-type="time" office:time-value="PT19H00M00S" calcext:value-type="time">
            <text:p>19:00:00</text:p>
          </table:table-cell>
          <table:table-cell table:style-name="ce11" table:formula="of:=IF([.L44]&lt;[.L43];[.M43]+[.H$2];[.M43])" office:value-type="float" office:value="120" calcext:value-type="float">
            <text:p>120</text:p>
          </table:table-cell>
          <table:table-cell table:style-name="ce11" table:formula="of:=OFFSET([.C$4];[.M44];0)" office:value-type="float" office:value="43747" calcext:value-type="float">
            <text:p>43747</text:p>
          </table:table-cell>
          <table:table-cell table:style-name="ce36" table:formula="of:=[.L44]" office:value-type="float" office:value="0.791666666666666" calcext:value-type="float">
            <text:p>0.7916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];0)&lt;=[.O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7T18:14:41.7828" calcext:value-type="date">
            <text:p>2019-10-07 18:14:42</text:p>
          </table:table-cell>
          <table:table-cell table:formula="of:=[.A45]" office:value-type="float" office:value="43745.7602058194" calcext:value-type="float">
            <text:p>43745.7602058194</text:p>
          </table:table-cell>
          <table:table-cell table:formula="of:=TRUNC([.A45])" office:value-type="float" office:value="43745" calcext:value-type="float">
            <text:p>43745</text:p>
          </table:table-cell>
          <table:table-cell table:formula="of:=[.B45]-[.C45]" office:value-type="float" office:value="0.760205819438852" calcext:value-type="float">
            <text:p>0.760205819438852</text:p>
          </table:table-cell>
          <table:table-cell table:formula="of:=MOD([.E44]-[.$E$2];[.$H$2])+1+[.$E$2]" office:value-type="float" office:value="263" calcext:value-type="float">
            <text:p>263</text:p>
          </table:table-cell>
          <table:table-cell table:formula="of:=MOD([.F44]+1/[.$H$2];5)" office:value-type="float" office:value="0.7" calcext:value-type="float">
            <text:p>0,7</text:p>
          </table:table-cell>
          <table:table-cell table:formula="of:=IF([.F45]=0;[.G44]+2+1/[.$H$2];[.G44]+1/[.$H$2])" office:value-type="float" office:value="0.7" calcext:value-type="float">
            <text:p>0,7</text:p>
          </table:table-cell>
          <table:table-cell table:number-columns-repeated="4"/>
          <table:table-cell table:style-name="ce35" table:formula="of:=SUM(MOD(SUM([.L44]-[.L$2];[.T$2]);[.R$2]-[.L$2]);[.L$2])" office:value-type="time" office:time-value="PT19H10M00S" calcext:value-type="time">
            <text:p>19:10:00</text:p>
          </table:table-cell>
          <table:table-cell table:style-name="ce11" table:formula="of:=IF([.L45]&lt;[.L44];[.M44]+[.H$2];[.M44])" office:value-type="float" office:value="120" calcext:value-type="float">
            <text:p>120</text:p>
          </table:table-cell>
          <table:table-cell table:style-name="ce11" table:formula="of:=OFFSET([.C$4];[.M45];0)" office:value-type="float" office:value="43747" calcext:value-type="float">
            <text:p>43747</text:p>
          </table:table-cell>
          <table:table-cell table:style-name="ce36" table:formula="of:=[.L45]" office:value-type="float" office:value="0.79861111111111" calcext:value-type="float">
            <text:p>0.79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];0)&lt;=[.O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7T18:02:56.905218" calcext:value-type="date">
            <text:p>2019-10-07 18:02:57</text:p>
          </table:table-cell>
          <table:table-cell table:formula="of:=[.A46]" office:value-type="float" office:value="43745.7520475141" calcext:value-type="float">
            <text:p>43745.7520475141</text:p>
          </table:table-cell>
          <table:table-cell table:formula="of:=TRUNC([.A46])" office:value-type="float" office:value="43745" calcext:value-type="float">
            <text:p>43745</text:p>
          </table:table-cell>
          <table:table-cell table:formula="of:=[.B46]-[.C46]" office:value-type="float" office:value="0.752047514091828" calcext:value-type="float">
            <text:p>0.752047514091828</text:p>
          </table:table-cell>
          <table:table-cell table:formula="of:=MOD([.E45]-[.$E$2];[.$H$2])+1+[.$E$2]" office:value-type="float" office:value="264" calcext:value-type="float">
            <text:p>264</text:p>
          </table:table-cell>
          <table:table-cell table:formula="of:=MOD([.F45]+1/[.$H$2];5)" office:value-type="float" office:value="0.716666666666667" calcext:value-type="float">
            <text:p>0,716666666666667</text:p>
          </table:table-cell>
          <table:table-cell table:formula="of:=IF([.F46]=0;[.G45]+2+1/[.$H$2];[.G45]+1/[.$H$2])" office:value-type="float" office:value="0.716666666666667" calcext:value-type="float">
            <text:p>0,716666666666667</text:p>
          </table:table-cell>
          <table:table-cell table:number-columns-repeated="4"/>
          <table:table-cell table:style-name="ce35" table:formula="of:=SUM(MOD(SUM([.L45]-[.L$2];[.T$2]);[.R$2]-[.L$2]);[.L$2])" office:value-type="time" office:time-value="PT19H20M00S" calcext:value-type="time">
            <text:p>19:20:00</text:p>
          </table:table-cell>
          <table:table-cell table:style-name="ce11" table:formula="of:=IF([.L46]&lt;[.L45];[.M45]+[.H$2];[.M45])" office:value-type="float" office:value="120" calcext:value-type="float">
            <text:p>120</text:p>
          </table:table-cell>
          <table:table-cell table:style-name="ce11" table:formula="of:=OFFSET([.C$4];[.M46];0)" office:value-type="float" office:value="43747" calcext:value-type="float">
            <text:p>43747</text:p>
          </table:table-cell>
          <table:table-cell table:style-name="ce36" table:formula="of:=[.L46]" office:value-type="float" office:value="0.805555555555555" calcext:value-type="float">
            <text:p>0.80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];0)&lt;=[.O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7T17:43:00.630151" calcext:value-type="date">
            <text:p>2019-10-07 17:43:01</text:p>
          </table:table-cell>
          <table:table-cell table:formula="of:=[.A47]" office:value-type="float" office:value="43745.7382017379" calcext:value-type="float">
            <text:p>43745.7382017379</text:p>
          </table:table-cell>
          <table:table-cell table:formula="of:=TRUNC([.A47])" office:value-type="float" office:value="43745" calcext:value-type="float">
            <text:p>43745</text:p>
          </table:table-cell>
          <table:table-cell table:formula="of:=[.B47]-[.C47]" office:value-type="float" office:value="0.738201737862255" calcext:value-type="float">
            <text:p>0.738201737862255</text:p>
          </table:table-cell>
          <table:table-cell table:formula="of:=MOD([.E46]-[.$E$2];[.$H$2])+1+[.$E$2]" office:value-type="float" office:value="265" calcext:value-type="float">
            <text:p>265</text:p>
          </table:table-cell>
          <table:table-cell table:formula="of:=MOD([.F46]+1/[.$H$2];5)" office:value-type="float" office:value="0.733333333333334" calcext:value-type="float">
            <text:p>0,733333333333334</text:p>
          </table:table-cell>
          <table:table-cell table:formula="of:=IF([.F47]=0;[.G46]+2+1/[.$H$2];[.G46]+1/[.$H$2])" office:value-type="float" office:value="0.733333333333334" calcext:value-type="float">
            <text:p>0,733333333333334</text:p>
          </table:table-cell>
          <table:table-cell table:number-columns-repeated="4"/>
          <table:table-cell table:style-name="ce35" table:formula="of:=SUM(MOD(SUM([.L46]-[.L$2];[.T$2]);[.R$2]-[.L$2]);[.L$2])" office:value-type="time" office:time-value="PT19H30M00S" calcext:value-type="time">
            <text:p>19:30:00</text:p>
          </table:table-cell>
          <table:table-cell table:style-name="ce11" table:formula="of:=IF([.L47]&lt;[.L46];[.M46]+[.H$2];[.M46])" office:value-type="float" office:value="120" calcext:value-type="float">
            <text:p>120</text:p>
          </table:table-cell>
          <table:table-cell table:style-name="ce11" table:formula="of:=OFFSET([.C$4];[.M47];0)" office:value-type="float" office:value="43747" calcext:value-type="float">
            <text:p>43747</text:p>
          </table:table-cell>
          <table:table-cell table:style-name="ce36" table:formula="of:=[.L47]" office:value-type="float" office:value="0.812499999999999" calcext:value-type="float">
            <text:p>0.8124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7];0)&lt;=[.O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7T18:00:12.767178" calcext:value-type="date">
            <text:p>2019-10-07 18:00:13</text:p>
          </table:table-cell>
          <table:table-cell table:formula="of:=[.A48]" office:value-type="float" office:value="43745.7501477683" calcext:value-type="float">
            <text:p>43745.7501477683</text:p>
          </table:table-cell>
          <table:table-cell table:formula="of:=TRUNC([.A48])" office:value-type="float" office:value="43745" calcext:value-type="float">
            <text:p>43745</text:p>
          </table:table-cell>
          <table:table-cell table:formula="of:=[.B48]-[.C48]" office:value-type="float" office:value="0.750147768259922" calcext:value-type="float">
            <text:p>0.750147768259922</text:p>
          </table:table-cell>
          <table:table-cell table:formula="of:=MOD([.E47]-[.$E$2];[.$H$2])+1+[.$E$2]" office:value-type="float" office:value="266" calcext:value-type="float">
            <text:p>266</text:p>
          </table:table-cell>
          <table:table-cell table:formula="of:=MOD([.F47]+1/[.$H$2];5)" office:value-type="float" office:value="0.750000000000001" calcext:value-type="float">
            <text:p>0,750000000000001</text:p>
          </table:table-cell>
          <table:table-cell table:formula="of:=IF([.F48]=0;[.G47]+2+1/[.$H$2];[.G47]+1/[.$H$2])" office:value-type="float" office:value="0.750000000000001" calcext:value-type="float">
            <text:p>0,750000000000001</text:p>
          </table:table-cell>
          <table:table-cell table:number-columns-repeated="4"/>
          <table:table-cell table:style-name="ce35" table:formula="of:=SUM(MOD(SUM([.L47]-[.L$2];[.T$2]);[.R$2]-[.L$2]);[.L$2])" office:value-type="time" office:time-value="PT17H10M00S" calcext:value-type="time">
            <text:p>17:10:00</text:p>
          </table:table-cell>
          <table:table-cell table:style-name="ce11" table:formula="of:=IF([.L48]&lt;[.L47];[.M47]+[.H$2];[.M47])" office:value-type="float" office:value="180" calcext:value-type="float">
            <text:p>180</text:p>
          </table:table-cell>
          <table:table-cell table:style-name="ce11" table:formula="of:=OFFSET([.C$4];[.M48];0)" office:value-type="float" office:value="43748" calcext:value-type="float">
            <text:p>43748</text:p>
          </table:table-cell>
          <table:table-cell table:style-name="ce36" table:formula="of:=[.L48]" office:value-type="float" office:value="0.715277777777777" calcext:value-type="float">
            <text:p>0.715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8];0)&lt;=[.O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7T18:15:00.421507" calcext:value-type="date">
            <text:p>2019-10-07 18:15:00</text:p>
          </table:table-cell>
          <table:table-cell table:formula="of:=[.A49]" office:value-type="float" office:value="43745.7604215452" calcext:value-type="float">
            <text:p>43745.7604215452</text:p>
          </table:table-cell>
          <table:table-cell table:formula="of:=TRUNC([.A49])" office:value-type="float" office:value="43745" calcext:value-type="float">
            <text:p>43745</text:p>
          </table:table-cell>
          <table:table-cell table:formula="of:=[.B49]-[.C49]" office:value-type="float" office:value="0.760421545222926" calcext:value-type="float">
            <text:p>0.760421545222926</text:p>
          </table:table-cell>
          <table:table-cell table:formula="of:=MOD([.E48]-[.$E$2];[.$H$2])+1+[.$E$2]" office:value-type="float" office:value="267" calcext:value-type="float">
            <text:p>267</text:p>
          </table:table-cell>
          <table:table-cell table:formula="of:=MOD([.F48]+1/[.$H$2];5)" office:value-type="float" office:value="0.766666666666667" calcext:value-type="float">
            <text:p>0,766666666666667</text:p>
          </table:table-cell>
          <table:table-cell table:formula="of:=IF([.F49]=0;[.G48]+2+1/[.$H$2];[.G48]+1/[.$H$2])" office:value-type="float" office:value="0.766666666666667" calcext:value-type="float">
            <text:p>0,766666666666667</text:p>
          </table:table-cell>
          <table:table-cell table:number-columns-repeated="4"/>
          <table:table-cell table:style-name="ce35" table:formula="of:=SUM(MOD(SUM([.L48]-[.L$2];[.T$2]);[.R$2]-[.L$2]);[.L$2])" office:value-type="time" office:time-value="PT17H20M00S" calcext:value-type="time">
            <text:p>17:20:00</text:p>
          </table:table-cell>
          <table:table-cell table:style-name="ce11" table:formula="of:=IF([.L49]&lt;[.L48];[.M48]+[.H$2];[.M48])" office:value-type="float" office:value="180" calcext:value-type="float">
            <text:p>180</text:p>
          </table:table-cell>
          <table:table-cell table:style-name="ce11" table:formula="of:=OFFSET([.C$4];[.M49];0)" office:value-type="float" office:value="43748" calcext:value-type="float">
            <text:p>43748</text:p>
          </table:table-cell>
          <table:table-cell table:style-name="ce36" table:formula="of:=[.L49]" office:value-type="float" office:value="0.722222222222221" calcext:value-type="float">
            <text:p>0.722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9];0)&lt;=[.O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7T18:23:17.046198" calcext:value-type="date">
            <text:p>2019-10-07 18:23:17</text:p>
          </table:table-cell>
          <table:table-cell table:formula="of:=[.A50]" office:value-type="float" office:value="43745.7661695162" calcext:value-type="float">
            <text:p>43745.7661695162</text:p>
          </table:table-cell>
          <table:table-cell table:formula="of:=TRUNC([.A50])" office:value-type="float" office:value="43745" calcext:value-type="float">
            <text:p>43745</text:p>
          </table:table-cell>
          <table:table-cell table:formula="of:=[.B50]-[.C50]" office:value-type="float" office:value="0.766169516180526" calcext:value-type="float">
            <text:p>0.766169516180526</text:p>
          </table:table-cell>
          <table:table-cell table:formula="of:=MOD([.E49]-[.$E$2];[.$H$2])+1+[.$E$2]" office:value-type="float" office:value="268" calcext:value-type="float">
            <text:p>268</text:p>
          </table:table-cell>
          <table:table-cell table:formula="of:=MOD([.F49]+1/[.$H$2];5)" office:value-type="float" office:value="0.783333333333334" calcext:value-type="float">
            <text:p>0,783333333333334</text:p>
          </table:table-cell>
          <table:table-cell table:formula="of:=IF([.F50]=0;[.G49]+2+1/[.$H$2];[.G49]+1/[.$H$2])" office:value-type="float" office:value="0.783333333333334" calcext:value-type="float">
            <text:p>0,783333333333334</text:p>
          </table:table-cell>
          <table:table-cell table:number-columns-repeated="4"/>
          <table:table-cell table:style-name="ce35" table:formula="of:=SUM(MOD(SUM([.L49]-[.L$2];[.T$2]);[.R$2]-[.L$2]);[.L$2])" office:value-type="time" office:time-value="PT17H30M00S" calcext:value-type="time">
            <text:p>17:30:00</text:p>
          </table:table-cell>
          <table:table-cell table:style-name="ce11" table:formula="of:=IF([.L50]&lt;[.L49];[.M49]+[.H$2];[.M49])" office:value-type="float" office:value="180" calcext:value-type="float">
            <text:p>180</text:p>
          </table:table-cell>
          <table:table-cell table:style-name="ce11" table:formula="of:=OFFSET([.C$4];[.M50];0)" office:value-type="float" office:value="43748" calcext:value-type="float">
            <text:p>43748</text:p>
          </table:table-cell>
          <table:table-cell table:style-name="ce36" table:formula="of:=[.L50]" office:value-type="float" office:value="0.729166666666666" calcext:value-type="float">
            <text:p>0.72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0];0)&lt;=[.O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7T18:15:13.003469" calcext:value-type="date">
            <text:p>2019-10-07 18:15:13</text:p>
          </table:table-cell>
          <table:table-cell table:formula="of:=[.A51]" office:value-type="float" office:value="43745.7605671698" calcext:value-type="float">
            <text:p>43745.7605671698</text:p>
          </table:table-cell>
          <table:table-cell table:formula="of:=TRUNC([.A51])" office:value-type="float" office:value="43745" calcext:value-type="float">
            <text:p>43745</text:p>
          </table:table-cell>
          <table:table-cell table:formula="of:=[.B51]-[.C51]" office:value-type="float" office:value="0.760567169774731" calcext:value-type="float">
            <text:p>0.760567169774731</text:p>
          </table:table-cell>
          <table:table-cell table:formula="of:=MOD([.E50]-[.$E$2];[.$H$2])+1+[.$E$2]" office:value-type="float" office:value="269" calcext:value-type="float">
            <text:p>269</text:p>
          </table:table-cell>
          <table:table-cell table:formula="of:=MOD([.F50]+1/[.$H$2];5)" office:value-type="float" office:value="0.800000000000001" calcext:value-type="float">
            <text:p>0,800000000000001</text:p>
          </table:table-cell>
          <table:table-cell table:formula="of:=IF([.F51]=0;[.G50]+2+1/[.$H$2];[.G50]+1/[.$H$2])" office:value-type="float" office:value="0.800000000000001" calcext:value-type="float">
            <text:p>0,800000000000001</text:p>
          </table:table-cell>
          <table:table-cell table:number-columns-repeated="4"/>
          <table:table-cell table:style-name="ce35" table:formula="of:=SUM(MOD(SUM([.L50]-[.L$2];[.T$2]);[.R$2]-[.L$2]);[.L$2])" office:value-type="time" office:time-value="PT17H40M00S" calcext:value-type="time">
            <text:p>17:40:00</text:p>
          </table:table-cell>
          <table:table-cell table:style-name="ce11" table:formula="of:=IF([.L51]&lt;[.L50];[.M50]+[.H$2];[.M50])" office:value-type="float" office:value="180" calcext:value-type="float">
            <text:p>180</text:p>
          </table:table-cell>
          <table:table-cell table:style-name="ce11" table:formula="of:=OFFSET([.C$4];[.M51];0)" office:value-type="float" office:value="43748" calcext:value-type="float">
            <text:p>43748</text:p>
          </table:table-cell>
          <table:table-cell table:style-name="ce36" table:formula="of:=[.L51]" office:value-type="float" office:value="0.73611111111111" calcext:value-type="float">
            <text:p>0.73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1];0)&lt;=[.O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7T17:46:05.474691" calcext:value-type="date">
            <text:p>2019-10-07 17:46:05</text:p>
          </table:table-cell>
          <table:table-cell table:formula="of:=[.A52]" office:value-type="float" office:value="43745.7403411423" calcext:value-type="float">
            <text:p>43745.7403411423</text:p>
          </table:table-cell>
          <table:table-cell table:formula="of:=TRUNC([.A52])" office:value-type="float" office:value="43745" calcext:value-type="float">
            <text:p>43745</text:p>
          </table:table-cell>
          <table:table-cell table:formula="of:=[.B52]-[.C52]" office:value-type="float" office:value="0.740341142256511" calcext:value-type="float">
            <text:p>0.740341142256511</text:p>
          </table:table-cell>
          <table:table-cell table:formula="of:=MOD([.E51]-[.$E$2];[.$H$2])+1+[.$E$2]" office:value-type="float" office:value="270" calcext:value-type="float">
            <text:p>270</text:p>
          </table:table-cell>
          <table:table-cell table:formula="of:=MOD([.F51]+1/[.$H$2];5)" office:value-type="float" office:value="0.816666666666668" calcext:value-type="float">
            <text:p>0,816666666666668</text:p>
          </table:table-cell>
          <table:table-cell table:formula="of:=IF([.F52]=0;[.G51]+2+1/[.$H$2];[.G51]+1/[.$H$2])" office:value-type="float" office:value="0.816666666666668" calcext:value-type="float">
            <text:p>0,816666666666668</text:p>
          </table:table-cell>
          <table:table-cell table:number-columns-repeated="4"/>
          <table:table-cell table:style-name="ce35" table:formula="of:=SUM(MOD(SUM([.L51]-[.L$2];[.T$2]);[.R$2]-[.L$2]);[.L$2])" office:value-type="time" office:time-value="PT17H50M00S" calcext:value-type="time">
            <text:p>17:50:00</text:p>
          </table:table-cell>
          <table:table-cell table:style-name="ce11" table:formula="of:=IF([.L52]&lt;[.L51];[.M51]+[.H$2];[.M51])" office:value-type="float" office:value="180" calcext:value-type="float">
            <text:p>180</text:p>
          </table:table-cell>
          <table:table-cell table:style-name="ce11" table:formula="of:=OFFSET([.C$4];[.M52];0)" office:value-type="float" office:value="43748" calcext:value-type="float">
            <text:p>43748</text:p>
          </table:table-cell>
          <table:table-cell table:style-name="ce36" table:formula="of:=[.L52]" office:value-type="float" office:value="0.743055555555555" calcext:value-type="float">
            <text:p>0.74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2];0)&lt;=[.O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7T17:55:26.430165" calcext:value-type="date">
            <text:p>2019-10-07 17:55:26</text:p>
          </table:table-cell>
          <table:table-cell table:formula="of:=[.A53]" office:value-type="float" office:value="43745.7468336825" calcext:value-type="float">
            <text:p>43745.7468336825</text:p>
          </table:table-cell>
          <table:table-cell table:formula="of:=TRUNC([.A53])" office:value-type="float" office:value="43745" calcext:value-type="float">
            <text:p>43745</text:p>
          </table:table-cell>
          <table:table-cell table:formula="of:=[.B53]-[.C53]" office:value-type="float" office:value="0.746833682467695" calcext:value-type="float">
            <text:p>0.746833682467695</text:p>
          </table:table-cell>
          <table:table-cell table:formula="of:=MOD([.E52]-[.$E$2];[.$H$2])+1+[.$E$2]" office:value-type="float" office:value="271" calcext:value-type="float">
            <text:p>271</text:p>
          </table:table-cell>
          <table:table-cell table:formula="of:=MOD([.F52]+1/[.$H$2];5)" office:value-type="float" office:value="0.833333333333334" calcext:value-type="float">
            <text:p>0,833333333333334</text:p>
          </table:table-cell>
          <table:table-cell table:formula="of:=IF([.F53]=0;[.G52]+2+1/[.$H$2];[.G52]+1/[.$H$2])" office:value-type="float" office:value="0.833333333333334" calcext:value-type="float">
            <text:p>0,833333333333334</text:p>
          </table:table-cell>
          <table:table-cell table:number-columns-repeated="4"/>
          <table:table-cell table:style-name="ce35" table:formula="of:=SUM(MOD(SUM([.L52]-[.L$2];[.T$2]);[.R$2]-[.L$2]);[.L$2])" office:value-type="time" office:time-value="PT18H00M00S" calcext:value-type="time">
            <text:p>18:00:00</text:p>
          </table:table-cell>
          <table:table-cell table:style-name="ce11" table:formula="of:=IF([.L53]&lt;[.L52];[.M52]+[.H$2];[.M52])" office:value-type="float" office:value="180" calcext:value-type="float">
            <text:p>180</text:p>
          </table:table-cell>
          <table:table-cell table:style-name="ce11" table:formula="of:=OFFSET([.C$4];[.M53];0)" office:value-type="float" office:value="43748" calcext:value-type="float">
            <text:p>43748</text:p>
          </table:table-cell>
          <table:table-cell table:style-name="ce36" table:formula="of:=[.L53]" office:value-type="float" office:value="0.749999999999999" calcext:value-type="float">
            <text:p>0.7499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3];0)&lt;=[.O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7T18:17:12.222541" calcext:value-type="date">
            <text:p>2019-10-07 18:17:12</text:p>
          </table:table-cell>
          <table:table-cell table:formula="of:=[.A54]" office:value-type="float" office:value="43745.7619470202" calcext:value-type="float">
            <text:p>43745.7619470202</text:p>
          </table:table-cell>
          <table:table-cell table:formula="of:=TRUNC([.A54])" office:value-type="float" office:value="43745" calcext:value-type="float">
            <text:p>43745</text:p>
          </table:table-cell>
          <table:table-cell table:formula="of:=[.B54]-[.C54]" office:value-type="float" office:value="0.761947020146181" calcext:value-type="float">
            <text:p>0.761947020146181</text:p>
          </table:table-cell>
          <table:table-cell table:formula="of:=MOD([.E53]-[.$E$2];[.$H$2])+1+[.$E$2]" office:value-type="float" office:value="272" calcext:value-type="float">
            <text:p>272</text:p>
          </table:table-cell>
          <table:table-cell table:formula="of:=MOD([.F53]+1/[.$H$2];5)" office:value-type="float" office:value="0.850000000000001" calcext:value-type="float">
            <text:p>0,850000000000001</text:p>
          </table:table-cell>
          <table:table-cell table:formula="of:=IF([.F54]=0;[.G53]+2+1/[.$H$2];[.G53]+1/[.$H$2])" office:value-type="float" office:value="0.850000000000001" calcext:value-type="float">
            <text:p>0,850000000000001</text:p>
          </table:table-cell>
          <table:table-cell table:number-columns-repeated="4"/>
          <table:table-cell table:style-name="ce35" table:formula="of:=SUM(MOD(SUM([.L53]-[.L$2];[.T$2]);[.R$2]-[.L$2]);[.L$2])" office:value-type="time" office:time-value="PT18H10M00S" calcext:value-type="time">
            <text:p>18:10:00</text:p>
          </table:table-cell>
          <table:table-cell table:style-name="ce11" table:formula="of:=IF([.L54]&lt;[.L53];[.M53]+[.H$2];[.M53])" office:value-type="float" office:value="180" calcext:value-type="float">
            <text:p>180</text:p>
          </table:table-cell>
          <table:table-cell table:style-name="ce11" table:formula="of:=OFFSET([.C$4];[.M54];0)" office:value-type="float" office:value="43748" calcext:value-type="float">
            <text:p>43748</text:p>
          </table:table-cell>
          <table:table-cell table:style-name="ce36" table:formula="of:=[.L54]" office:value-type="float" office:value="0.756944444444443" calcext:value-type="float">
            <text:p>0.7569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4];0)&lt;=[.O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7T18:14:42.712284" calcext:value-type="date">
            <text:p>2019-10-07 18:14:43</text:p>
          </table:table-cell>
          <table:table-cell table:formula="of:=[.A55]" office:value-type="float" office:value="43745.7602165774" calcext:value-type="float">
            <text:p>43745.7602165774</text:p>
          </table:table-cell>
          <table:table-cell table:formula="of:=TRUNC([.A55])" office:value-type="float" office:value="43745" calcext:value-type="float">
            <text:p>43745</text:p>
          </table:table-cell>
          <table:table-cell table:formula="of:=[.B55]-[.C55]" office:value-type="float" office:value="0.760216577356914" calcext:value-type="float">
            <text:p>0.760216577356914</text:p>
          </table:table-cell>
          <table:table-cell table:formula="of:=MOD([.E54]-[.$E$2];[.$H$2])+1+[.$E$2]" office:value-type="float" office:value="273" calcext:value-type="float">
            <text:p>273</text:p>
          </table:table-cell>
          <table:table-cell table:formula="of:=MOD([.F54]+1/[.$H$2];5)" office:value-type="float" office:value="0.866666666666668" calcext:value-type="float">
            <text:p>0,866666666666668</text:p>
          </table:table-cell>
          <table:table-cell table:formula="of:=IF([.F55]=0;[.G54]+2+1/[.$H$2];[.G54]+1/[.$H$2])" office:value-type="float" office:value="0.866666666666668" calcext:value-type="float">
            <text:p>0,866666666666668</text:p>
          </table:table-cell>
          <table:table-cell table:number-columns-repeated="4"/>
          <table:table-cell table:style-name="ce35" table:formula="of:=SUM(MOD(SUM([.L54]-[.L$2];[.T$2]);[.R$2]-[.L$2]);[.L$2])" office:value-type="time" office:time-value="PT18H20M00S" calcext:value-type="time">
            <text:p>18:20:00</text:p>
          </table:table-cell>
          <table:table-cell table:style-name="ce11" table:formula="of:=IF([.L55]&lt;[.L54];[.M54]+[.H$2];[.M54])" office:value-type="float" office:value="180" calcext:value-type="float">
            <text:p>180</text:p>
          </table:table-cell>
          <table:table-cell table:style-name="ce11" table:formula="of:=OFFSET([.C$4];[.M55];0)" office:value-type="float" office:value="43748" calcext:value-type="float">
            <text:p>43748</text:p>
          </table:table-cell>
          <table:table-cell table:style-name="ce36" table:formula="of:=[.L55]" office:value-type="float" office:value="0.763888888888888" calcext:value-type="float">
            <text:p>0.7638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5];0)&lt;=[.O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7T18:12:59.866412" calcext:value-type="date">
            <text:p>2019-10-07 18:13:00</text:p>
          </table:table-cell>
          <table:table-cell table:formula="of:=[.A56]" office:value-type="float" office:value="43745.7590262316" calcext:value-type="float">
            <text:p>43745.7590262316</text:p>
          </table:table-cell>
          <table:table-cell table:formula="of:=TRUNC([.A56])" office:value-type="float" office:value="43745" calcext:value-type="float">
            <text:p>43745</text:p>
          </table:table-cell>
          <table:table-cell table:formula="of:=[.B56]-[.C56]" office:value-type="float" office:value="0.759026231622556" calcext:value-type="float">
            <text:p>0.759026231622556</text:p>
          </table:table-cell>
          <table:table-cell table:formula="of:=MOD([.E55]-[.$E$2];[.$H$2])+1+[.$E$2]" office:value-type="float" office:value="274" calcext:value-type="float">
            <text:p>274</text:p>
          </table:table-cell>
          <table:table-cell table:formula="of:=MOD([.F55]+1/[.$H$2];5)" office:value-type="float" office:value="0.883333333333334" calcext:value-type="float">
            <text:p>0,883333333333334</text:p>
          </table:table-cell>
          <table:table-cell table:formula="of:=IF([.F56]=0;[.G55]+2+1/[.$H$2];[.G55]+1/[.$H$2])" office:value-type="float" office:value="0.883333333333334" calcext:value-type="float">
            <text:p>0,883333333333334</text:p>
          </table:table-cell>
          <table:table-cell table:number-columns-repeated="4"/>
          <table:table-cell table:style-name="ce35" table:formula="of:=SUM(MOD(SUM([.L55]-[.L$2];[.T$2]);[.R$2]-[.L$2]);[.L$2])" office:value-type="time" office:time-value="PT18H30M00S" calcext:value-type="time">
            <text:p>18:30:00</text:p>
          </table:table-cell>
          <table:table-cell table:style-name="ce11" table:formula="of:=IF([.L56]&lt;[.L55];[.M55]+[.H$2];[.M55])" office:value-type="float" office:value="180" calcext:value-type="float">
            <text:p>180</text:p>
          </table:table-cell>
          <table:table-cell table:style-name="ce11" table:formula="of:=OFFSET([.C$4];[.M56];0)" office:value-type="float" office:value="43748" calcext:value-type="float">
            <text:p>43748</text:p>
          </table:table-cell>
          <table:table-cell table:style-name="ce36" table:formula="of:=[.L56]" office:value-type="float" office:value="0.770833333333332" calcext:value-type="float">
            <text:p>0.7708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6];0)&lt;=[.O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7T17:58:37.459911" calcext:value-type="date">
            <text:p>2019-10-07 17:58:37</text:p>
          </table:table-cell>
          <table:table-cell table:formula="of:=[.A57]" office:value-type="float" office:value="43745.7490446749" calcext:value-type="float">
            <text:p>43745.7490446749</text:p>
          </table:table-cell>
          <table:table-cell table:formula="of:=TRUNC([.A57])" office:value-type="float" office:value="43745" calcext:value-type="float">
            <text:p>43745</text:p>
          </table:table-cell>
          <table:table-cell table:formula="of:=[.B57]-[.C57]" office:value-type="float" office:value="0.749044674899778" calcext:value-type="float">
            <text:p>0.749044674899778</text:p>
          </table:table-cell>
          <table:table-cell table:formula="of:=MOD([.E56]-[.$E$2];[.$H$2])+1+[.$E$2]" office:value-type="float" office:value="275" calcext:value-type="float">
            <text:p>275</text:p>
          </table:table-cell>
          <table:table-cell table:formula="of:=MOD([.F56]+1/[.$H$2];5)" office:value-type="float" office:value="0.900000000000001" calcext:value-type="float">
            <text:p>0,900000000000001</text:p>
          </table:table-cell>
          <table:table-cell table:formula="of:=IF([.F57]=0;[.G56]+2+1/[.$H$2];[.G56]+1/[.$H$2])" office:value-type="float" office:value="0.900000000000001" calcext:value-type="float">
            <text:p>0,900000000000001</text:p>
          </table:table-cell>
          <table:table-cell table:number-columns-repeated="4"/>
          <table:table-cell table:style-name="ce35" table:formula="of:=SUM(MOD(SUM([.L56]-[.L$2];[.T$2]);[.R$2]-[.L$2]);[.L$2])" office:value-type="time" office:time-value="PT18H40M00S" calcext:value-type="time">
            <text:p>18:40:00</text:p>
          </table:table-cell>
          <table:table-cell table:style-name="ce11" table:formula="of:=IF([.L57]&lt;[.L56];[.M56]+[.H$2];[.M56])" office:value-type="float" office:value="180" calcext:value-type="float">
            <text:p>180</text:p>
          </table:table-cell>
          <table:table-cell table:style-name="ce11" table:formula="of:=OFFSET([.C$4];[.M57];0)" office:value-type="float" office:value="43748" calcext:value-type="float">
            <text:p>43748</text:p>
          </table:table-cell>
          <table:table-cell table:style-name="ce36" table:formula="of:=[.L57]" office:value-type="float" office:value="0.777777777777777" calcext:value-type="float">
            <text:p>0.777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7];0)&lt;=[.O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7T18:06:38.732984" calcext:value-type="date">
            <text:p>2019-10-07 18:06:39</text:p>
          </table:table-cell>
          <table:table-cell table:formula="of:=[.A58]" office:value-type="float" office:value="43745.7546149651" calcext:value-type="float">
            <text:p>43745.7546149651</text:p>
          </table:table-cell>
          <table:table-cell table:formula="of:=TRUNC([.A58])" office:value-type="float" office:value="43745" calcext:value-type="float">
            <text:p>43745</text:p>
          </table:table-cell>
          <table:table-cell table:formula="of:=[.B58]-[.C58]" office:value-type="float" office:value="0.754614965095243" calcext:value-type="float">
            <text:p>0.754614965095243</text:p>
          </table:table-cell>
          <table:table-cell table:formula="of:=MOD([.E57]-[.$E$2];[.$H$2])+1+[.$E$2]" office:value-type="float" office:value="276" calcext:value-type="float">
            <text:p>276</text:p>
          </table:table-cell>
          <table:table-cell table:formula="of:=MOD([.F57]+1/[.$H$2];5)" office:value-type="float" office:value="0.916666666666668" calcext:value-type="float">
            <text:p>0,916666666666668</text:p>
          </table:table-cell>
          <table:table-cell table:formula="of:=IF([.F58]=0;[.G57]+2+1/[.$H$2];[.G57]+1/[.$H$2])" office:value-type="float" office:value="0.916666666666668" calcext:value-type="float">
            <text:p>0,916666666666668</text:p>
          </table:table-cell>
          <table:table-cell table:number-columns-repeated="4"/>
          <table:table-cell table:style-name="ce35" table:formula="of:=SUM(MOD(SUM([.L57]-[.L$2];[.T$2]);[.R$2]-[.L$2]);[.L$2])" office:value-type="time" office:time-value="PT18H50M00S" calcext:value-type="time">
            <text:p>18:50:00</text:p>
          </table:table-cell>
          <table:table-cell table:style-name="ce11" table:formula="of:=IF([.L58]&lt;[.L57];[.M57]+[.H$2];[.M57])" office:value-type="float" office:value="180" calcext:value-type="float">
            <text:p>180</text:p>
          </table:table-cell>
          <table:table-cell table:style-name="ce11" table:formula="of:=OFFSET([.C$4];[.M58];0)" office:value-type="float" office:value="43748" calcext:value-type="float">
            <text:p>43748</text:p>
          </table:table-cell>
          <table:table-cell table:style-name="ce36" table:formula="of:=[.L58]" office:value-type="float" office:value="0.784722222222221" calcext:value-type="float">
            <text:p>0.7847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8];0)&lt;=[.O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7T17:56:35.927034" calcext:value-type="date">
            <text:p>2019-10-07 17:56:36</text:p>
          </table:table-cell>
          <table:table-cell table:formula="of:=[.A59]" office:value-type="float" office:value="43745.7476380444" calcext:value-type="float">
            <text:p>43745.7476380444</text:p>
          </table:table-cell>
          <table:table-cell table:formula="of:=TRUNC([.A59])" office:value-type="float" office:value="43745" calcext:value-type="float">
            <text:p>43745</text:p>
          </table:table-cell>
          <table:table-cell table:formula="of:=[.B59]-[.C59]" office:value-type="float" office:value="0.747638044369523" calcext:value-type="float">
            <text:p>0.747638044369523</text:p>
          </table:table-cell>
          <table:table-cell table:formula="of:=MOD([.E58]-[.$E$2];[.$H$2])+1+[.$E$2]" office:value-type="float" office:value="277" calcext:value-type="float">
            <text:p>277</text:p>
          </table:table-cell>
          <table:table-cell table:formula="of:=MOD([.F58]+1/[.$H$2];5)" office:value-type="float" office:value="0.933333333333334" calcext:value-type="float">
            <text:p>0,933333333333334</text:p>
          </table:table-cell>
          <table:table-cell table:formula="of:=IF([.F59]=0;[.G58]+2+1/[.$H$2];[.G58]+1/[.$H$2])" office:value-type="float" office:value="0.933333333333334" calcext:value-type="float">
            <text:p>0,933333333333334</text:p>
          </table:table-cell>
          <table:table-cell table:number-columns-repeated="4"/>
          <table:table-cell table:style-name="ce35" table:formula="of:=SUM(MOD(SUM([.L58]-[.L$2];[.T$2]);[.R$2]-[.L$2]);[.L$2])" office:value-type="time" office:time-value="PT19H00M00S" calcext:value-type="time">
            <text:p>19:00:00</text:p>
          </table:table-cell>
          <table:table-cell table:style-name="ce11" table:formula="of:=IF([.L59]&lt;[.L58];[.M58]+[.H$2];[.M58])" office:value-type="float" office:value="180" calcext:value-type="float">
            <text:p>180</text:p>
          </table:table-cell>
          <table:table-cell table:style-name="ce11" table:formula="of:=OFFSET([.C$4];[.M59];0)" office:value-type="float" office:value="43748" calcext:value-type="float">
            <text:p>43748</text:p>
          </table:table-cell>
          <table:table-cell table:style-name="ce36" table:formula="of:=[.L59]" office:value-type="float" office:value="0.791666666666665" calcext:value-type="float">
            <text:p>0.7916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9];0)&lt;=[.O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7T18:10:37.474951" calcext:value-type="date">
            <text:p>2019-10-07 18:10:37</text:p>
          </table:table-cell>
          <table:table-cell table:formula="of:=[.A60]" office:value-type="float" office:value="43745.7573781823" calcext:value-type="float">
            <text:p>43745.7573781823</text:p>
          </table:table-cell>
          <table:table-cell table:formula="of:=TRUNC([.A60])" office:value-type="float" office:value="43745" calcext:value-type="float">
            <text:p>43745</text:p>
          </table:table-cell>
          <table:table-cell table:formula="of:=[.B60]-[.C60]" office:value-type="float" office:value="0.757378182308457" calcext:value-type="float">
            <text:p>0.757378182308457</text:p>
          </table:table-cell>
          <table:table-cell table:formula="of:=MOD([.E59]-[.$E$2];[.$H$2])+1+[.$E$2]" office:value-type="float" office:value="278" calcext:value-type="float">
            <text:p>278</text:p>
          </table:table-cell>
          <table:table-cell table:formula="of:=MOD([.F59]+1/[.$H$2];5)" office:value-type="float" office:value="0.950000000000001" calcext:value-type="float">
            <text:p>0,950000000000001</text:p>
          </table:table-cell>
          <table:table-cell table:formula="of:=IF([.F60]=0;[.G59]+2+1/[.$H$2];[.G59]+1/[.$H$2])" office:value-type="float" office:value="0.950000000000001" calcext:value-type="float">
            <text:p>0,950000000000001</text:p>
          </table:table-cell>
          <table:table-cell table:number-columns-repeated="4"/>
          <table:table-cell table:style-name="ce35" table:formula="of:=SUM(MOD(SUM([.L59]-[.L$2];[.T$2]);[.R$2]-[.L$2]);[.L$2])" office:value-type="time" office:time-value="PT19H10M00S" calcext:value-type="time">
            <text:p>19:10:00</text:p>
          </table:table-cell>
          <table:table-cell table:style-name="ce11" table:formula="of:=IF([.L60]&lt;[.L59];[.M59]+[.H$2];[.M59])" office:value-type="float" office:value="180" calcext:value-type="float">
            <text:p>180</text:p>
          </table:table-cell>
          <table:table-cell table:style-name="ce11" table:formula="of:=OFFSET([.C$4];[.M60];0)" office:value-type="float" office:value="43748" calcext:value-type="float">
            <text:p>43748</text:p>
          </table:table-cell>
          <table:table-cell table:style-name="ce36" table:formula="of:=[.L60]" office:value-type="float" office:value="0.79861111111111" calcext:value-type="float">
            <text:p>0.79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0];0)&lt;=[.O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7T17:53:40.80145" calcext:value-type="date">
            <text:p>2019-10-07 17:53:41</text:p>
          </table:table-cell>
          <table:table-cell table:formula="of:=[.A61]" office:value-type="float" office:value="43745.7456111279" calcext:value-type="float">
            <text:p>43745.7456111279</text:p>
          </table:table-cell>
          <table:table-cell table:formula="of:=TRUNC([.A61])" office:value-type="float" office:value="43745" calcext:value-type="float">
            <text:p>43745</text:p>
          </table:table-cell>
          <table:table-cell table:formula="of:=[.B61]-[.C61]" office:value-type="float" office:value="0.745611127887969" calcext:value-type="float">
            <text:p>0.745611127887969</text:p>
          </table:table-cell>
          <table:table-cell table:formula="of:=MOD([.E60]-[.$E$2];[.$H$2])+1+[.$E$2]" office:value-type="float" office:value="279" calcext:value-type="float">
            <text:p>279</text:p>
          </table:table-cell>
          <table:table-cell table:formula="of:=MOD([.F60]+1/[.$H$2];5)" office:value-type="float" office:value="0.966666666666668" calcext:value-type="float">
            <text:p>0,966666666666668</text:p>
          </table:table-cell>
          <table:table-cell table:formula="of:=IF([.F61]=0;[.G60]+2+1/[.$H$2];[.G60]+1/[.$H$2])" office:value-type="float" office:value="0.966666666666668" calcext:value-type="float">
            <text:p>0,966666666666668</text:p>
          </table:table-cell>
          <table:table-cell table:number-columns-repeated="4"/>
          <table:table-cell table:style-name="ce35" table:formula="of:=SUM(MOD(SUM([.L60]-[.L$2];[.T$2]);[.R$2]-[.L$2]);[.L$2])" office:value-type="time" office:time-value="PT19H20M00S" calcext:value-type="time">
            <text:p>19:20:00</text:p>
          </table:table-cell>
          <table:table-cell table:style-name="ce11" table:formula="of:=IF([.L61]&lt;[.L60];[.M60]+[.H$2];[.M60])" office:value-type="float" office:value="180" calcext:value-type="float">
            <text:p>180</text:p>
          </table:table-cell>
          <table:table-cell table:style-name="ce11" table:formula="of:=OFFSET([.C$4];[.M61];0)" office:value-type="float" office:value="43748" calcext:value-type="float">
            <text:p>43748</text:p>
          </table:table-cell>
          <table:table-cell table:style-name="ce36" table:formula="of:=[.L61]" office:value-type="float" office:value="0.805555555555554" calcext:value-type="float">
            <text:p>0.8055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1];0)&lt;=[.O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7T18:17:00.124615" calcext:value-type="date">
            <text:p>2019-10-07 18:17:00</text:p>
          </table:table-cell>
          <table:table-cell table:formula="of:=[.A62]" office:value-type="float" office:value="43745.7618069979" calcext:value-type="float">
            <text:p>43745.7618069979</text:p>
          </table:table-cell>
          <table:table-cell table:formula="of:=TRUNC([.A62])" office:value-type="float" office:value="43745" calcext:value-type="float">
            <text:p>43745</text:p>
          </table:table-cell>
          <table:table-cell table:formula="of:=[.B62]-[.C62]" office:value-type="float" office:value="0.761806997856183" calcext:value-type="float">
            <text:p>0.761806997856183</text:p>
          </table:table-cell>
          <table:table-cell table:formula="of:=MOD([.E61]-[.$E$2];[.$H$2])+1+[.$E$2]" office:value-type="float" office:value="280" calcext:value-type="float">
            <text:p>280</text:p>
          </table:table-cell>
          <table:table-cell table:formula="of:=MOD([.F61]+1/[.$H$2];5)" office:value-type="float" office:value="0.983333333333335" calcext:value-type="float">
            <text:p>0,983333333333335</text:p>
          </table:table-cell>
          <table:table-cell table:formula="of:=IF([.F62]=0;[.G61]+2+1/[.$H$2];[.G61]+1/[.$H$2])" office:value-type="float" office:value="0.983333333333335" calcext:value-type="float">
            <text:p>0,983333333333335</text:p>
          </table:table-cell>
          <table:table-cell table:number-columns-repeated="4"/>
          <table:table-cell table:style-name="ce35" table:formula="of:=SUM(MOD(SUM([.L61]-[.L$2];[.T$2]);[.R$2]-[.L$2]);[.L$2])" office:value-type="time" office:time-value="PT19H30M00S" calcext:value-type="time">
            <text:p>19:30:00</text:p>
          </table:table-cell>
          <table:table-cell table:style-name="ce11" table:formula="of:=IF([.L62]&lt;[.L61];[.M61]+[.H$2];[.M61])" office:value-type="float" office:value="180" calcext:value-type="float">
            <text:p>180</text:p>
          </table:table-cell>
          <table:table-cell table:style-name="ce11" table:formula="of:=OFFSET([.C$4];[.M62];0)" office:value-type="float" office:value="43748" calcext:value-type="float">
            <text:p>43748</text:p>
          </table:table-cell>
          <table:table-cell table:style-name="ce36" table:formula="of:=[.L62]" office:value-type="float" office:value="0.812499999999999" calcext:value-type="float">
            <text:p>0.8124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2];0)&lt;=[.O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8T17:47:44.253825" calcext:value-type="date">
            <text:p>2019-10-08 17:47:44</text:p>
          </table:table-cell>
          <table:table-cell table:formula="of:=[.A63]" office:value-type="float" office:value="43746.7414844193" calcext:value-type="float">
            <text:p>43746.7414844193</text:p>
          </table:table-cell>
          <table:table-cell table:formula="of:=TRUNC([.A63])" office:value-type="float" office:value="43746" calcext:value-type="float">
            <text:p>43746</text:p>
          </table:table-cell>
          <table:table-cell table:formula="of:=[.B63]-[.C63]" office:value-type="float" office:value="0.741484419275366" calcext:value-type="float">
            <text:p>0.741484419275366</text:p>
          </table:table-cell>
          <table:table-cell table:formula="of:=MOD([.E62]-[.$E$2];[.$H$2])+1+[.$E$2]" office:value-type="float" office:value="221" calcext:value-type="float">
            <text:p>221</text:p>
          </table:table-cell>
          <table:table-cell table:formula="of:=MOD([.F62]+1/[.$H$2];5)" office:value-type="float" office:value="1" calcext:value-type="float">
            <text:p>1</text:p>
          </table:table-cell>
          <table:table-cell table:formula="of:=IF([.F63]=0;[.G62]+2+1/[.$H$2];[.G62]+1/[.$H$2])" office:value-type="float" office:value="1" calcext:value-type="float">
            <text:p>1</text:p>
          </table:table-cell>
          <table:table-cell table:number-columns-repeated="4"/>
          <table:table-cell table:style-name="ce35" table:formula="of:=SUM(MOD(SUM([.L62]-[.L$2];[.T$2]);[.R$2]-[.L$2]);[.L$2])" office:value-type="time" office:time-value="PT17H10M00S" calcext:value-type="time">
            <text:p>17:10:00</text:p>
          </table:table-cell>
          <table:table-cell table:style-name="ce11" table:formula="of:=IF([.L63]&lt;[.L62];[.M62]+[.H$2];[.M62])" office:value-type="float" office:value="240" calcext:value-type="float">
            <text:p>240</text:p>
          </table:table-cell>
          <table:table-cell table:style-name="ce11" table:formula="of:=OFFSET([.C$4];[.M63];0)" office:value-type="float" office:value="43749" calcext:value-type="float">
            <text:p>43749</text:p>
          </table:table-cell>
          <table:table-cell table:style-name="ce36" table:formula="of:=[.L63]" office:value-type="float" office:value="0.715277777777776" calcext:value-type="float">
            <text:p>0.715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3];0)&lt;=[.O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8T18:10:11.324289" calcext:value-type="date">
            <text:p>2019-10-08 18:10:11</text:p>
          </table:table-cell>
          <table:table-cell table:style-name="ce7" table:formula="of:=[.A64]" office:value-type="date" office:date-value="2019-10-08T18:10:11.324289" calcext:value-type="date">
            <text:p>2019-10-08 18:10:11</text:p>
          </table:table-cell>
          <table:table-cell table:formula="of:=TRUNC([.A64])" office:value-type="float" office:value="43746" calcext:value-type="float">
            <text:p>43746</text:p>
          </table:table-cell>
          <table:table-cell table:style-name="ce12" table:formula="of:=[.B64]-[.C64]" office:value-type="date" office:date-value="1899-12-30T18:10:11.3242886262" calcext:value-type="date">
            <text:p>12/30/99 06:10 PM</text:p>
          </table:table-cell>
          <table:table-cell table:formula="of:=MOD([.E63]-[.$E$2];[.$H$2])+1+[.$E$2]" office:value-type="float" office:value="222" calcext:value-type="float">
            <text:p>222</text:p>
          </table:table-cell>
          <table:table-cell table:formula="of:=MOD([.F63]+1/[.$H$2];5)" office:value-type="float" office:value="1.01666666666667" calcext:value-type="float">
            <text:p>1,01666666666667</text:p>
          </table:table-cell>
          <table:table-cell table:formula="of:=IF([.F64]=0;[.G63]+2+1/[.$H$2];[.G63]+1/[.$H$2])" office:value-type="float" office:value="1.01666666666667" calcext:value-type="float">
            <text:p>1,01666666666667</text:p>
          </table:table-cell>
          <table:table-cell table:number-columns-repeated="4"/>
          <table:table-cell table:style-name="ce35" table:formula="of:=SUM(MOD(SUM([.L63]-[.L$2];[.T$2]);[.R$2]-[.L$2]);[.L$2])" office:value-type="time" office:time-value="PT17H20M00S" calcext:value-type="time">
            <text:p>17:20:00</text:p>
          </table:table-cell>
          <table:table-cell table:style-name="ce11" table:formula="of:=IF([.L64]&lt;[.L63];[.M63]+[.H$2];[.M63])" office:value-type="float" office:value="240" calcext:value-type="float">
            <text:p>240</text:p>
          </table:table-cell>
          <table:table-cell table:style-name="ce11" table:formula="of:=OFFSET([.C$4];[.M64];0)" office:value-type="float" office:value="43749" calcext:value-type="float">
            <text:p>43749</text:p>
          </table:table-cell>
          <table:table-cell table:style-name="ce36" table:formula="of:=[.L64]" office:value-type="float" office:value="0.722222222222221" calcext:value-type="float">
            <text:p>0.722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4];0)&lt;=[.O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8T18:12:12.349735" calcext:value-type="date">
            <text:p>2019-10-08 18:12:12</text:p>
          </table:table-cell>
          <table:table-cell table:formula="of:=[.A65]" office:value-type="float" office:value="43746.7584762701" calcext:value-type="float">
            <text:p>43746.7584762701</text:p>
          </table:table-cell>
          <table:table-cell table:formula="of:=TRUNC([.A65])" office:value-type="float" office:value="43746" calcext:value-type="float">
            <text:p>43746</text:p>
          </table:table-cell>
          <table:table-cell table:formula="of:=[.B65]-[.C65]" office:value-type="float" office:value="0.758476270078972" calcext:value-type="float">
            <text:p>0.758476270078972</text:p>
          </table:table-cell>
          <table:table-cell table:formula="of:=MOD([.E64]-[.$E$2];[.$H$2])+1+[.$E$2]" office:value-type="float" office:value="223" calcext:value-type="float">
            <text:p>223</text:p>
          </table:table-cell>
          <table:table-cell table:formula="of:=MOD([.F64]+1/[.$H$2];5)" office:value-type="float" office:value="1.03333333333333" calcext:value-type="float">
            <text:p>1,03333333333333</text:p>
          </table:table-cell>
          <table:table-cell table:formula="of:=IF([.F65]=0;[.G64]+2+1/[.$H$2];[.G64]+1/[.$H$2])" office:value-type="float" office:value="1.03333333333333" calcext:value-type="float">
            <text:p>1,03333333333333</text:p>
          </table:table-cell>
          <table:table-cell table:number-columns-repeated="4"/>
          <table:table-cell table:style-name="ce35" table:formula="of:=SUM(MOD(SUM([.L64]-[.L$2];[.T$2]);[.R$2]-[.L$2]);[.L$2])" office:value-type="time" office:time-value="PT17H30M00S" calcext:value-type="time">
            <text:p>17:30:00</text:p>
          </table:table-cell>
          <table:table-cell table:style-name="ce11" table:formula="of:=IF([.L65]&lt;[.L64];[.M64]+[.H$2];[.M64])" office:value-type="float" office:value="240" calcext:value-type="float">
            <text:p>240</text:p>
          </table:table-cell>
          <table:table-cell table:style-name="ce11" table:formula="of:=OFFSET([.C$4];[.M65];0)" office:value-type="float" office:value="43749" calcext:value-type="float">
            <text:p>43749</text:p>
          </table:table-cell>
          <table:table-cell table:style-name="ce36" table:formula="of:=[.L65]" office:value-type="float" office:value="0.729166666666665" calcext:value-type="float">
            <text:p>0.729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5];0)&lt;=[.O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8T18:20:01.075549" calcext:value-type="date">
            <text:p>2019-10-08 18:20:01</text:p>
          </table:table-cell>
          <table:table-cell table:formula="of:=[.A66]" office:value-type="float" office:value="43746.7639013374" calcext:value-type="float">
            <text:p>43746.7639013374</text:p>
          </table:table-cell>
          <table:table-cell table:formula="of:=TRUNC([.A66])" office:value-type="float" office:value="43746" calcext:value-type="float">
            <text:p>43746</text:p>
          </table:table-cell>
          <table:table-cell table:formula="of:=[.B66]-[.C66]" office:value-type="float" office:value="0.76390133737732" calcext:value-type="float">
            <text:p>0.76390133737732</text:p>
          </table:table-cell>
          <table:table-cell table:formula="of:=MOD([.E65]-[.$E$2];[.$H$2])+1+[.$E$2]" office:value-type="float" office:value="224" calcext:value-type="float">
            <text:p>224</text:p>
          </table:table-cell>
          <table:table-cell table:formula="of:=MOD([.F65]+1/[.$H$2];5)" office:value-type="float" office:value="1.05" calcext:value-type="float">
            <text:p>1,05</text:p>
          </table:table-cell>
          <table:table-cell table:formula="of:=IF([.F66]=0;[.G65]+2+1/[.$H$2];[.G65]+1/[.$H$2])" office:value-type="float" office:value="1.05" calcext:value-type="float">
            <text:p>1,05</text:p>
          </table:table-cell>
          <table:table-cell table:number-columns-repeated="4"/>
          <table:table-cell table:style-name="ce35" table:formula="of:=SUM(MOD(SUM([.L65]-[.L$2];[.T$2]);[.R$2]-[.L$2]);[.L$2])" office:value-type="time" office:time-value="PT17H40M00S" calcext:value-type="time">
            <text:p>17:40:00</text:p>
          </table:table-cell>
          <table:table-cell table:style-name="ce11" table:formula="of:=IF([.L66]&lt;[.L65];[.M65]+[.H$2];[.M65])" office:value-type="float" office:value="240" calcext:value-type="float">
            <text:p>240</text:p>
          </table:table-cell>
          <table:table-cell table:style-name="ce11" table:formula="of:=OFFSET([.C$4];[.M66];0)" office:value-type="float" office:value="43749" calcext:value-type="float">
            <text:p>43749</text:p>
          </table:table-cell>
          <table:table-cell table:style-name="ce36" table:formula="of:=[.L66]" office:value-type="float" office:value="0.73611111111111" calcext:value-type="float">
            <text:p>0.73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6];0)&lt;=[.O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8T17:47:58.18467" calcext:value-type="date">
            <text:p>2019-10-08 17:47:58</text:p>
          </table:table-cell>
          <table:table-cell table:formula="of:=[.A67]" office:value-type="float" office:value="43746.7416456559" calcext:value-type="float">
            <text:p>43746.7416456559</text:p>
          </table:table-cell>
          <table:table-cell table:formula="of:=TRUNC([.A67])" office:value-type="float" office:value="43746" calcext:value-type="float">
            <text:p>43746</text:p>
          </table:table-cell>
          <table:table-cell table:formula="of:=[.B67]-[.C67]" office:value-type="float" office:value="0.741645655900356" calcext:value-type="float">
            <text:p>0.741645655900356</text:p>
          </table:table-cell>
          <table:table-cell table:formula="of:=MOD([.E66]-[.$E$2];[.$H$2])+1+[.$E$2]" office:value-type="float" office:value="225" calcext:value-type="float">
            <text:p>225</text:p>
          </table:table-cell>
          <table:table-cell table:formula="of:=MOD([.F66]+1/[.$H$2];5)" office:value-type="float" office:value="1.06666666666667" calcext:value-type="float">
            <text:p>1,06666666666667</text:p>
          </table:table-cell>
          <table:table-cell table:formula="of:=IF([.F67]=0;[.G66]+2+1/[.$H$2];[.G66]+1/[.$H$2])" office:value-type="float" office:value="1.06666666666667" calcext:value-type="float">
            <text:p>1,06666666666667</text:p>
          </table:table-cell>
          <table:table-cell table:number-columns-repeated="4"/>
          <table:table-cell table:style-name="ce35" table:formula="of:=SUM(MOD(SUM([.L66]-[.L$2];[.T$2]);[.R$2]-[.L$2]);[.L$2])" office:value-type="time" office:time-value="PT17H50M00S" calcext:value-type="time">
            <text:p>17:50:00</text:p>
          </table:table-cell>
          <table:table-cell table:style-name="ce11" table:formula="of:=IF([.L67]&lt;[.L66];[.M66]+[.H$2];[.M66])" office:value-type="float" office:value="240" calcext:value-type="float">
            <text:p>240</text:p>
          </table:table-cell>
          <table:table-cell table:style-name="ce11" table:formula="of:=OFFSET([.C$4];[.M67];0)" office:value-type="float" office:value="43749" calcext:value-type="float">
            <text:p>43749</text:p>
          </table:table-cell>
          <table:table-cell table:style-name="ce36" table:formula="of:=[.L67]" office:value-type="float" office:value="0.743055555555554" calcext:value-type="float">
            <text:p>0.7430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7];0)&lt;=[.O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8T17:40:55.666666" calcext:value-type="date">
            <text:p>2019-10-08 17:40:56</text:p>
          </table:table-cell>
          <table:table-cell table:formula="of:=[.A68]" office:value-type="float" office:value="43746.7367554012" calcext:value-type="float">
            <text:p>43746.7367554012</text:p>
          </table:table-cell>
          <table:table-cell table:formula="of:=TRUNC([.A68])" office:value-type="float" office:value="43746" calcext:value-type="float">
            <text:p>43746</text:p>
          </table:table-cell>
          <table:table-cell table:formula="of:=[.B68]-[.C68]" office:value-type="float" office:value="0.736755401230766" calcext:value-type="float">
            <text:p>0.736755401230766</text:p>
          </table:table-cell>
          <table:table-cell table:formula="of:=MOD([.E67]-[.$E$2];[.$H$2])+1+[.$E$2]" office:value-type="float" office:value="226" calcext:value-type="float">
            <text:p>226</text:p>
          </table:table-cell>
          <table:table-cell table:formula="of:=MOD([.F67]+1/[.$H$2];5)" office:value-type="float" office:value="1.08333333333333" calcext:value-type="float">
            <text:p>1,08333333333333</text:p>
          </table:table-cell>
          <table:table-cell table:formula="of:=IF([.F68]=0;[.G67]+2+1/[.$H$2];[.G67]+1/[.$H$2])" office:value-type="float" office:value="1.08333333333333" calcext:value-type="float">
            <text:p>1,08333333333333</text:p>
          </table:table-cell>
          <table:table-cell table:number-columns-repeated="4"/>
          <table:table-cell table:style-name="ce35" table:formula="of:=SUM(MOD(SUM([.L67]-[.L$2];[.T$2]);[.R$2]-[.L$2]);[.L$2])" office:value-type="time" office:time-value="PT18H00M00S" calcext:value-type="time">
            <text:p>18:00:00</text:p>
          </table:table-cell>
          <table:table-cell table:style-name="ce11" table:formula="of:=IF([.L68]&lt;[.L67];[.M67]+[.H$2];[.M67])" office:value-type="float" office:value="240" calcext:value-type="float">
            <text:p>240</text:p>
          </table:table-cell>
          <table:table-cell table:style-name="ce11" table:formula="of:=OFFSET([.C$4];[.M68];0)" office:value-type="float" office:value="43749" calcext:value-type="float">
            <text:p>43749</text:p>
          </table:table-cell>
          <table:table-cell table:style-name="ce36" table:formula="of:=[.L68]" office:value-type="float" office:value="0.749999999999999" calcext:value-type="float">
            <text:p>0.7499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8];0)&lt;=[.O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8T18:28:18.1589" calcext:value-type="date">
            <text:p>2019-10-08 18:28:18</text:p>
          </table:table-cell>
          <table:table-cell table:formula="of:=[.A69]" office:value-type="float" office:value="43746.7696546169" calcext:value-type="float">
            <text:p>43746.7696546169</text:p>
          </table:table-cell>
          <table:table-cell table:formula="of:=TRUNC([.A69])" office:value-type="float" office:value="43746" calcext:value-type="float">
            <text:p>43746</text:p>
          </table:table-cell>
          <table:table-cell table:formula="of:=[.B69]-[.C69]" office:value-type="float" office:value="0.769654616895423" calcext:value-type="float">
            <text:p>0.769654616895423</text:p>
          </table:table-cell>
          <table:table-cell table:formula="of:=MOD([.E68]-[.$E$2];[.$H$2])+1+[.$E$2]" office:value-type="float" office:value="227" calcext:value-type="float">
            <text:p>227</text:p>
          </table:table-cell>
          <table:table-cell table:formula="of:=MOD([.F68]+1/[.$H$2];5)" office:value-type="float" office:value="1.1" calcext:value-type="float">
            <text:p>1,1</text:p>
          </table:table-cell>
          <table:table-cell table:formula="of:=IF([.F69]=0;[.G68]+2+1/[.$H$2];[.G68]+1/[.$H$2])" office:value-type="float" office:value="1.1" calcext:value-type="float">
            <text:p>1,1</text:p>
          </table:table-cell>
          <table:table-cell table:number-columns-repeated="4"/>
          <table:table-cell table:style-name="ce35" table:formula="of:=SUM(MOD(SUM([.L68]-[.L$2];[.T$2]);[.R$2]-[.L$2]);[.L$2])" office:value-type="time" office:time-value="PT18H10M00S" calcext:value-type="time">
            <text:p>18:10:00</text:p>
          </table:table-cell>
          <table:table-cell table:style-name="ce11" table:formula="of:=IF([.L69]&lt;[.L68];[.M68]+[.H$2];[.M68])" office:value-type="float" office:value="240" calcext:value-type="float">
            <text:p>240</text:p>
          </table:table-cell>
          <table:table-cell table:style-name="ce11" table:formula="of:=OFFSET([.C$4];[.M69];0)" office:value-type="float" office:value="43749" calcext:value-type="float">
            <text:p>43749</text:p>
          </table:table-cell>
          <table:table-cell table:style-name="ce36" table:formula="of:=[.L69]" office:value-type="float" office:value="0.756944444444443" calcext:value-type="float">
            <text:p>0.7569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9];0)&lt;=[.O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8T17:53:57.66568" calcext:value-type="date">
            <text:p>2019-10-08 17:53:58</text:p>
          </table:table-cell>
          <table:table-cell table:formula="of:=[.A70]" office:value-type="float" office:value="43746.7458063157" calcext:value-type="float">
            <text:p>43746.7458063157</text:p>
          </table:table-cell>
          <table:table-cell table:formula="of:=TRUNC([.A70])" office:value-type="float" office:value="43746" calcext:value-type="float">
            <text:p>43746</text:p>
          </table:table-cell>
          <table:table-cell table:formula="of:=[.B70]-[.C70]" office:value-type="float" office:value="0.745806315739173" calcext:value-type="float">
            <text:p>0.745806315739173</text:p>
          </table:table-cell>
          <table:table-cell table:formula="of:=MOD([.E69]-[.$E$2];[.$H$2])+1+[.$E$2]" office:value-type="float" office:value="228" calcext:value-type="float">
            <text:p>228</text:p>
          </table:table-cell>
          <table:table-cell table:formula="of:=MOD([.F69]+1/[.$H$2];5)" office:value-type="float" office:value="1.11666666666667" calcext:value-type="float">
            <text:p>1,11666666666667</text:p>
          </table:table-cell>
          <table:table-cell table:formula="of:=IF([.F70]=0;[.G69]+2+1/[.$H$2];[.G69]+1/[.$H$2])" office:value-type="float" office:value="1.11666666666667" calcext:value-type="float">
            <text:p>1,11666666666667</text:p>
          </table:table-cell>
          <table:table-cell table:number-columns-repeated="4"/>
          <table:table-cell table:style-name="ce35" table:formula="of:=SUM(MOD(SUM([.L69]-[.L$2];[.T$2]);[.R$2]-[.L$2]);[.L$2])" office:value-type="time" office:time-value="PT18H20M00S" calcext:value-type="time">
            <text:p>18:20:00</text:p>
          </table:table-cell>
          <table:table-cell table:style-name="ce11" table:formula="of:=IF([.L70]&lt;[.L69];[.M69]+[.H$2];[.M69])" office:value-type="float" office:value="240" calcext:value-type="float">
            <text:p>240</text:p>
          </table:table-cell>
          <table:table-cell table:style-name="ce11" table:formula="of:=OFFSET([.C$4];[.M70];0)" office:value-type="float" office:value="43749" calcext:value-type="float">
            <text:p>43749</text:p>
          </table:table-cell>
          <table:table-cell table:style-name="ce36" table:formula="of:=[.L70]" office:value-type="float" office:value="0.763888888888887" calcext:value-type="float">
            <text:p>0.7638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0];0)&lt;=[.O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8T17:45:54.090291" calcext:value-type="date">
            <text:p>2019-10-08 17:45:54</text:p>
          </table:table-cell>
          <table:table-cell table:formula="of:=[.A71]" office:value-type="float" office:value="43746.7402093784" calcext:value-type="float">
            <text:p>43746.7402093784</text:p>
          </table:table-cell>
          <table:table-cell table:formula="of:=TRUNC([.A71])" office:value-type="float" office:value="43746" calcext:value-type="float">
            <text:p>43746</text:p>
          </table:table-cell>
          <table:table-cell table:formula="of:=[.B71]-[.C71]" office:value-type="float" office:value="0.740209378367581" calcext:value-type="float">
            <text:p>0.740209378367581</text:p>
          </table:table-cell>
          <table:table-cell table:formula="of:=MOD([.E70]-[.$E$2];[.$H$2])+1+[.$E$2]" office:value-type="float" office:value="229" calcext:value-type="float">
            <text:p>229</text:p>
          </table:table-cell>
          <table:table-cell table:formula="of:=MOD([.F70]+1/[.$H$2];5)" office:value-type="float" office:value="1.13333333333333" calcext:value-type="float">
            <text:p>1,13333333333333</text:p>
          </table:table-cell>
          <table:table-cell table:formula="of:=IF([.F71]=0;[.G70]+2+1/[.$H$2];[.G70]+1/[.$H$2])" office:value-type="float" office:value="1.13333333333333" calcext:value-type="float">
            <text:p>1,13333333333333</text:p>
          </table:table-cell>
          <table:table-cell table:number-columns-repeated="4"/>
          <table:table-cell table:style-name="ce35" table:formula="of:=SUM(MOD(SUM([.L70]-[.L$2];[.T$2]);[.R$2]-[.L$2]);[.L$2])" office:value-type="time" office:time-value="PT18H30M00S" calcext:value-type="time">
            <text:p>18:30:00</text:p>
          </table:table-cell>
          <table:table-cell table:style-name="ce11" table:formula="of:=IF([.L71]&lt;[.L70];[.M70]+[.H$2];[.M70])" office:value-type="float" office:value="240" calcext:value-type="float">
            <text:p>240</text:p>
          </table:table-cell>
          <table:table-cell table:style-name="ce11" table:formula="of:=OFFSET([.C$4];[.M71];0)" office:value-type="float" office:value="43749" calcext:value-type="float">
            <text:p>43749</text:p>
          </table:table-cell>
          <table:table-cell table:style-name="ce36" table:formula="of:=[.L71]" office:value-type="float" office:value="0.770833333333332" calcext:value-type="float">
            <text:p>0.7708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1];0)&lt;=[.O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8T18:28:55.431693" calcext:value-type="date">
            <text:p>2019-10-08 18:28:55</text:p>
          </table:table-cell>
          <table:table-cell table:formula="of:=[.A72]" office:value-type="float" office:value="43746.770086015" calcext:value-type="float">
            <text:p>43746.770086015</text:p>
          </table:table-cell>
          <table:table-cell table:formula="of:=TRUNC([.A72])" office:value-type="float" office:value="43746" calcext:value-type="float">
            <text:p>43746</text:p>
          </table:table-cell>
          <table:table-cell table:formula="of:=[.B72]-[.C72]" office:value-type="float" office:value="0.770086014963454" calcext:value-type="float">
            <text:p>0.770086014963454</text:p>
          </table:table-cell>
          <table:table-cell table:formula="of:=MOD([.E71]-[.$E$2];[.$H$2])+1+[.$E$2]" office:value-type="float" office:value="230" calcext:value-type="float">
            <text:p>230</text:p>
          </table:table-cell>
          <table:table-cell table:formula="of:=MOD([.F71]+1/[.$H$2];5)" office:value-type="float" office:value="1.15" calcext:value-type="float">
            <text:p>1,15</text:p>
          </table:table-cell>
          <table:table-cell table:formula="of:=IF([.F72]=0;[.G71]+2+1/[.$H$2];[.G71]+1/[.$H$2])" office:value-type="float" office:value="1.15" calcext:value-type="float">
            <text:p>1,15</text:p>
          </table:table-cell>
          <table:table-cell table:number-columns-repeated="4"/>
          <table:table-cell table:style-name="ce35" table:formula="of:=SUM(MOD(SUM([.L71]-[.L$2];[.T$2]);[.R$2]-[.L$2]);[.L$2])" office:value-type="time" office:time-value="PT18H40M00S" calcext:value-type="time">
            <text:p>18:40:00</text:p>
          </table:table-cell>
          <table:table-cell table:style-name="ce11" table:formula="of:=IF([.L72]&lt;[.L71];[.M71]+[.H$2];[.M71])" office:value-type="float" office:value="240" calcext:value-type="float">
            <text:p>240</text:p>
          </table:table-cell>
          <table:table-cell table:style-name="ce11" table:formula="of:=OFFSET([.C$4];[.M72];0)" office:value-type="float" office:value="43749" calcext:value-type="float">
            <text:p>43749</text:p>
          </table:table-cell>
          <table:table-cell table:style-name="ce36" table:formula="of:=[.L72]" office:value-type="float" office:value="0.777777777777776" calcext:value-type="float">
            <text:p>0.7777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2];0)&lt;=[.O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8T17:59:00.571357" calcext:value-type="date">
            <text:p>2019-10-08 17:59:01</text:p>
          </table:table-cell>
          <table:table-cell table:formula="of:=[.A73]" office:value-type="float" office:value="43746.7493121685" calcext:value-type="float">
            <text:p>43746.7493121685</text:p>
          </table:table-cell>
          <table:table-cell table:formula="of:=TRUNC([.A73])" office:value-type="float" office:value="43746" calcext:value-type="float">
            <text:p>43746</text:p>
          </table:table-cell>
          <table:table-cell table:formula="of:=[.B73]-[.C73]" office:value-type="float" office:value="0.749312168481993" calcext:value-type="float">
            <text:p>0.749312168481993</text:p>
          </table:table-cell>
          <table:table-cell table:formula="of:=MOD([.E72]-[.$E$2];[.$H$2])+1+[.$E$2]" office:value-type="float" office:value="231" calcext:value-type="float">
            <text:p>231</text:p>
          </table:table-cell>
          <table:table-cell table:formula="of:=MOD([.F72]+1/[.$H$2];5)" office:value-type="float" office:value="1.16666666666667" calcext:value-type="float">
            <text:p>1,16666666666667</text:p>
          </table:table-cell>
          <table:table-cell table:formula="of:=IF([.F73]=0;[.G72]+2+1/[.$H$2];[.G72]+1/[.$H$2])" office:value-type="float" office:value="1.16666666666667" calcext:value-type="float">
            <text:p>1,16666666666667</text:p>
          </table:table-cell>
          <table:table-cell table:number-columns-repeated="4"/>
          <table:table-cell table:style-name="ce35" table:formula="of:=SUM(MOD(SUM([.L72]-[.L$2];[.T$2]);[.R$2]-[.L$2]);[.L$2])" office:value-type="time" office:time-value="PT18H50M00S" calcext:value-type="time">
            <text:p>18:50:00</text:p>
          </table:table-cell>
          <table:table-cell table:style-name="ce11" table:formula="of:=IF([.L73]&lt;[.L72];[.M72]+[.H$2];[.M72])" office:value-type="float" office:value="240" calcext:value-type="float">
            <text:p>240</text:p>
          </table:table-cell>
          <table:table-cell table:style-name="ce11" table:formula="of:=OFFSET([.C$4];[.M73];0)" office:value-type="float" office:value="43749" calcext:value-type="float">
            <text:p>43749</text:p>
          </table:table-cell>
          <table:table-cell table:style-name="ce36" table:formula="of:=[.L73]" office:value-type="float" office:value="0.784722222222221" calcext:value-type="float">
            <text:p>0.7847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3];0)&lt;=[.O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8T18:08:33.441866" calcext:value-type="date">
            <text:p>2019-10-08 18:08:33</text:p>
          </table:table-cell>
          <table:table-cell table:formula="of:=[.A74]" office:value-type="float" office:value="43746.7559426142" calcext:value-type="float">
            <text:p>43746.7559426142</text:p>
          </table:table-cell>
          <table:table-cell table:formula="of:=TRUNC([.A74])" office:value-type="float" office:value="43746" calcext:value-type="float">
            <text:p>43746</text:p>
          </table:table-cell>
          <table:table-cell table:formula="of:=[.B74]-[.C74]" office:value-type="float" office:value="0.755942614188825" calcext:value-type="float">
            <text:p>0.755942614188825</text:p>
          </table:table-cell>
          <table:table-cell table:formula="of:=MOD([.E73]-[.$E$2];[.$H$2])+1+[.$E$2]" office:value-type="float" office:value="232" calcext:value-type="float">
            <text:p>232</text:p>
          </table:table-cell>
          <table:table-cell table:formula="of:=MOD([.F73]+1/[.$H$2];5)" office:value-type="float" office:value="1.18333333333333" calcext:value-type="float">
            <text:p>1,18333333333333</text:p>
          </table:table-cell>
          <table:table-cell table:formula="of:=IF([.F74]=0;[.G73]+2+1/[.$H$2];[.G73]+1/[.$H$2])" office:value-type="float" office:value="1.18333333333333" calcext:value-type="float">
            <text:p>1,18333333333333</text:p>
          </table:table-cell>
          <table:table-cell table:number-columns-repeated="4"/>
          <table:table-cell table:style-name="ce35" table:formula="of:=SUM(MOD(SUM([.L73]-[.L$2];[.T$2]);[.R$2]-[.L$2]);[.L$2])" office:value-type="time" office:time-value="PT19H00M00S" calcext:value-type="time">
            <text:p>19:00:00</text:p>
          </table:table-cell>
          <table:table-cell table:style-name="ce11" table:formula="of:=IF([.L74]&lt;[.L73];[.M73]+[.H$2];[.M73])" office:value-type="float" office:value="240" calcext:value-type="float">
            <text:p>240</text:p>
          </table:table-cell>
          <table:table-cell table:style-name="ce11" table:formula="of:=OFFSET([.C$4];[.M74];0)" office:value-type="float" office:value="43749" calcext:value-type="float">
            <text:p>43749</text:p>
          </table:table-cell>
          <table:table-cell table:style-name="ce36" table:formula="of:=[.L74]" office:value-type="float" office:value="0.791666666666665" calcext:value-type="float">
            <text:p>0.7916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4];0)&lt;=[.O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8T18:09:12.973552" calcext:value-type="date">
            <text:p>2019-10-08 18:09:13</text:p>
          </table:table-cell>
          <table:table-cell table:formula="of:=[.A75]" office:value-type="float" office:value="43746.7564001569" calcext:value-type="float">
            <text:p>43746.7564001569</text:p>
          </table:table-cell>
          <table:table-cell table:formula="of:=TRUNC([.A75])" office:value-type="float" office:value="43746" calcext:value-type="float">
            <text:p>43746</text:p>
          </table:table-cell>
          <table:table-cell table:formula="of:=[.B75]-[.C75]" office:value-type="float" office:value="0.756400156846212" calcext:value-type="float">
            <text:p>0.756400156846212</text:p>
          </table:table-cell>
          <table:table-cell table:formula="of:=MOD([.E74]-[.$E$2];[.$H$2])+1+[.$E$2]" office:value-type="float" office:value="233" calcext:value-type="float">
            <text:p>233</text:p>
          </table:table-cell>
          <table:table-cell table:formula="of:=MOD([.F74]+1/[.$H$2];5)" office:value-type="float" office:value="1.2" calcext:value-type="float">
            <text:p>1,2</text:p>
          </table:table-cell>
          <table:table-cell table:formula="of:=IF([.F75]=0;[.G74]+2+1/[.$H$2];[.G74]+1/[.$H$2])" office:value-type="float" office:value="1.2" calcext:value-type="float">
            <text:p>1,2</text:p>
          </table:table-cell>
          <table:table-cell table:number-columns-repeated="4"/>
          <table:table-cell table:style-name="ce35" table:formula="of:=SUM(MOD(SUM([.L74]-[.L$2];[.T$2]);[.R$2]-[.L$2]);[.L$2])" office:value-type="time" office:time-value="PT19H10M00S" calcext:value-type="time">
            <text:p>19:10:00</text:p>
          </table:table-cell>
          <table:table-cell table:style-name="ce11" table:formula="of:=IF([.L75]&lt;[.L74];[.M74]+[.H$2];[.M74])" office:value-type="float" office:value="240" calcext:value-type="float">
            <text:p>240</text:p>
          </table:table-cell>
          <table:table-cell table:style-name="ce11" table:formula="of:=OFFSET([.C$4];[.M75];0)" office:value-type="float" office:value="43749" calcext:value-type="float">
            <text:p>43749</text:p>
          </table:table-cell>
          <table:table-cell table:style-name="ce36" table:formula="of:=[.L75]" office:value-type="float" office:value="0.79861111111111" calcext:value-type="float">
            <text:p>0.79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5];0)&lt;=[.O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8T18:02:02.318471" calcext:value-type="date">
            <text:p>2019-10-08 18:02:02</text:p>
          </table:table-cell>
          <table:table-cell table:formula="of:=[.A76]" office:value-type="float" office:value="43746.7514157231" calcext:value-type="float">
            <text:p>43746.7514157231</text:p>
          </table:table-cell>
          <table:table-cell table:formula="of:=TRUNC([.A76])" office:value-type="float" office:value="43746" calcext:value-type="float">
            <text:p>43746</text:p>
          </table:table-cell>
          <table:table-cell table:formula="of:=[.B76]-[.C76]" office:value-type="float" office:value="0.751415723047103" calcext:value-type="float">
            <text:p>0.751415723047103</text:p>
          </table:table-cell>
          <table:table-cell table:formula="of:=MOD([.E75]-[.$E$2];[.$H$2])+1+[.$E$2]" office:value-type="float" office:value="234" calcext:value-type="float">
            <text:p>234</text:p>
          </table:table-cell>
          <table:table-cell table:formula="of:=MOD([.F75]+1/[.$H$2];5)" office:value-type="float" office:value="1.21666666666667" calcext:value-type="float">
            <text:p>1,21666666666667</text:p>
          </table:table-cell>
          <table:table-cell table:formula="of:=IF([.F76]=0;[.G75]+2+1/[.$H$2];[.G75]+1/[.$H$2])" office:value-type="float" office:value="1.21666666666667" calcext:value-type="float">
            <text:p>1,21666666666667</text:p>
          </table:table-cell>
          <table:table-cell table:number-columns-repeated="4"/>
          <table:table-cell table:style-name="ce35" table:formula="of:=SUM(MOD(SUM([.L75]-[.L$2];[.T$2]);[.R$2]-[.L$2]);[.L$2])" office:value-type="time" office:time-value="PT19H20M00S" calcext:value-type="time">
            <text:p>19:20:00</text:p>
          </table:table-cell>
          <table:table-cell table:style-name="ce11" table:formula="of:=IF([.L76]&lt;[.L75];[.M75]+[.H$2];[.M75])" office:value-type="float" office:value="240" calcext:value-type="float">
            <text:p>240</text:p>
          </table:table-cell>
          <table:table-cell table:style-name="ce11" table:formula="of:=OFFSET([.C$4];[.M76];0)" office:value-type="float" office:value="43749" calcext:value-type="float">
            <text:p>43749</text:p>
          </table:table-cell>
          <table:table-cell table:style-name="ce36" table:formula="of:=[.L76]" office:value-type="float" office:value="0.805555555555554" calcext:value-type="float">
            <text:p>0.8055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6];0)&lt;=[.O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8T18:07:54.152844" calcext:value-type="date">
            <text:p>2019-10-08 18:07:54</text:p>
          </table:table-cell>
          <table:table-cell table:formula="of:=[.A77]" office:value-type="float" office:value="43746.7554878801" calcext:value-type="float">
            <text:p>43746.7554878801</text:p>
          </table:table-cell>
          <table:table-cell table:formula="of:=TRUNC([.A77])" office:value-type="float" office:value="43746" calcext:value-type="float">
            <text:p>43746</text:p>
          </table:table-cell>
          <table:table-cell table:formula="of:=[.B77]-[.C77]" office:value-type="float" office:value="0.755487880138389" calcext:value-type="float">
            <text:p>0.755487880138389</text:p>
          </table:table-cell>
          <table:table-cell table:formula="of:=MOD([.E76]-[.$E$2];[.$H$2])+1+[.$E$2]" office:value-type="float" office:value="235" calcext:value-type="float">
            <text:p>235</text:p>
          </table:table-cell>
          <table:table-cell table:formula="of:=MOD([.F76]+1/[.$H$2];5)" office:value-type="float" office:value="1.23333333333333" calcext:value-type="float">
            <text:p>1,23333333333333</text:p>
          </table:table-cell>
          <table:table-cell table:formula="of:=IF([.F77]=0;[.G76]+2+1/[.$H$2];[.G76]+1/[.$H$2])" office:value-type="float" office:value="1.23333333333333" calcext:value-type="float">
            <text:p>1,23333333333333</text:p>
          </table:table-cell>
          <table:table-cell table:number-columns-repeated="4"/>
          <table:table-cell table:style-name="ce35" table:formula="of:=SUM(MOD(SUM([.L76]-[.L$2];[.T$2]);[.R$2]-[.L$2]);[.L$2])" office:value-type="time" office:time-value="PT19H30M00S" calcext:value-type="time">
            <text:p>19:30:00</text:p>
          </table:table-cell>
          <table:table-cell table:style-name="ce11" table:formula="of:=IF([.L77]&lt;[.L76];[.M76]+[.H$2];[.M76])" office:value-type="float" office:value="240" calcext:value-type="float">
            <text:p>240</text:p>
          </table:table-cell>
          <table:table-cell table:style-name="ce11" table:formula="of:=OFFSET([.C$4];[.M77];0)" office:value-type="float" office:value="43749" calcext:value-type="float">
            <text:p>43749</text:p>
          </table:table-cell>
          <table:table-cell table:style-name="ce36" table:formula="of:=[.L77]" office:value-type="float" office:value="0.812499999999998" calcext:value-type="float">
            <text:p>0.8124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7];0)&lt;=[.O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8T18:09:22.781248" calcext:value-type="date">
            <text:p>2019-10-08 18:09:23</text:p>
          </table:table-cell>
          <table:table-cell table:formula="of:=[.A78]" office:value-type="float" office:value="43746.7565136719" calcext:value-type="float">
            <text:p>43746.7565136719</text:p>
          </table:table-cell>
          <table:table-cell table:formula="of:=TRUNC([.A78])" office:value-type="float" office:value="43746" calcext:value-type="float">
            <text:p>43746</text:p>
          </table:table-cell>
          <table:table-cell table:formula="of:=[.B78]-[.C78]" office:value-type="float" office:value="0.756513671847642" calcext:value-type="float">
            <text:p>0.756513671847642</text:p>
          </table:table-cell>
          <table:table-cell table:formula="of:=MOD([.E77]-[.$E$2];[.$H$2])+1+[.$E$2]" office:value-type="float" office:value="236" calcext:value-type="float">
            <text:p>236</text:p>
          </table:table-cell>
          <table:table-cell table:formula="of:=MOD([.F77]+1/[.$H$2];5)" office:value-type="float" office:value="1.25" calcext:value-type="float">
            <text:p>1,25</text:p>
          </table:table-cell>
          <table:table-cell table:formula="of:=IF([.F78]=0;[.G77]+2+1/[.$H$2];[.G77]+1/[.$H$2])" office:value-type="float" office:value="1.25" calcext:value-type="float">
            <text:p>1,25</text:p>
          </table:table-cell>
          <table:table-cell table:number-columns-repeated="4"/>
          <table:table-cell table:style-name="ce35" table:formula="of:=SUM(MOD(SUM([.L77]-[.L$2];[.T$2]);[.R$2]-[.L$2]);[.L$2])" office:value-type="time" office:time-value="PT17H10M00S" calcext:value-type="time">
            <text:p>17:10:00</text:p>
          </table:table-cell>
          <table:table-cell table:style-name="ce11" table:formula="of:=IF([.L78]&lt;[.L77];[.M77]+[.H$2];[.M77])" office:value-type="float" office:value="300" calcext:value-type="float">
            <text:p>300</text:p>
          </table:table-cell>
          <table:table-cell table:style-name="ce11" table:formula="of:=OFFSET([.C$4];[.M78];0)" office:value-type="float" office:value="43750" calcext:value-type="float">
            <text:p>43750</text:p>
          </table:table-cell>
          <table:table-cell table:style-name="ce36" table:formula="of:=[.L78]" office:value-type="float" office:value="0.715277777777776" calcext:value-type="float">
            <text:p>0.715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8];0)&lt;=[.O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8T18:01:32.814546" calcext:value-type="date">
            <text:p>2019-10-08 18:01:33</text:p>
          </table:table-cell>
          <table:table-cell table:formula="of:=[.A79]" office:value-type="float" office:value="43746.7510742424" calcext:value-type="float">
            <text:p>43746.7510742424</text:p>
          </table:table-cell>
          <table:table-cell table:formula="of:=TRUNC([.A79])" office:value-type="float" office:value="43746" calcext:value-type="float">
            <text:p>43746</text:p>
          </table:table-cell>
          <table:table-cell table:formula="of:=[.B79]-[.C79]" office:value-type="float" office:value="0.751074242434697" calcext:value-type="float">
            <text:p>0.751074242434697</text:p>
          </table:table-cell>
          <table:table-cell table:formula="of:=MOD([.E78]-[.$E$2];[.$H$2])+1+[.$E$2]" office:value-type="float" office:value="237" calcext:value-type="float">
            <text:p>237</text:p>
          </table:table-cell>
          <table:table-cell table:formula="of:=MOD([.F78]+1/[.$H$2];5)" office:value-type="float" office:value="1.26666666666667" calcext:value-type="float">
            <text:p>1,26666666666667</text:p>
          </table:table-cell>
          <table:table-cell table:formula="of:=IF([.F79]=0;[.G78]+2+1/[.$H$2];[.G78]+1/[.$H$2])" office:value-type="float" office:value="1.26666666666667" calcext:value-type="float">
            <text:p>1,26666666666667</text:p>
          </table:table-cell>
          <table:table-cell table:number-columns-repeated="4"/>
          <table:table-cell table:style-name="ce35" table:formula="of:=SUM(MOD(SUM([.L78]-[.L$2];[.T$2]);[.R$2]-[.L$2]);[.L$2])" office:value-type="time" office:time-value="PT17H20M00S" calcext:value-type="time">
            <text:p>17:20:00</text:p>
          </table:table-cell>
          <table:table-cell table:style-name="ce11" table:formula="of:=IF([.L79]&lt;[.L78];[.M78]+[.H$2];[.M78])" office:value-type="float" office:value="300" calcext:value-type="float">
            <text:p>300</text:p>
          </table:table-cell>
          <table:table-cell table:style-name="ce11" table:formula="of:=OFFSET([.C$4];[.M79];0)" office:value-type="float" office:value="43750" calcext:value-type="float">
            <text:p>43750</text:p>
          </table:table-cell>
          <table:table-cell table:style-name="ce36" table:formula="of:=[.L79]" office:value-type="float" office:value="0.722222222222221" calcext:value-type="float">
            <text:p>0.722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9];0)&lt;=[.O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8T17:52:46.157512" calcext:value-type="date">
            <text:p>2019-10-08 17:52:46</text:p>
          </table:table-cell>
          <table:table-cell table:formula="of:=[.A80]" office:value-type="float" office:value="43746.7449786749" calcext:value-type="float">
            <text:p>43746.7449786749</text:p>
          </table:table-cell>
          <table:table-cell table:formula="of:=TRUNC([.A80])" office:value-type="float" office:value="43746" calcext:value-type="float">
            <text:p>43746</text:p>
          </table:table-cell>
          <table:table-cell table:formula="of:=[.B80]-[.C80]" office:value-type="float" office:value="0.744978674913" calcext:value-type="float">
            <text:p>0.744978674913</text:p>
          </table:table-cell>
          <table:table-cell table:formula="of:=MOD([.E79]-[.$E$2];[.$H$2])+1+[.$E$2]" office:value-type="float" office:value="238" calcext:value-type="float">
            <text:p>238</text:p>
          </table:table-cell>
          <table:table-cell table:formula="of:=MOD([.F79]+1/[.$H$2];5)" office:value-type="float" office:value="1.28333333333333" calcext:value-type="float">
            <text:p>1,28333333333333</text:p>
          </table:table-cell>
          <table:table-cell table:formula="of:=IF([.F80]=0;[.G79]+2+1/[.$H$2];[.G79]+1/[.$H$2])" office:value-type="float" office:value="1.28333333333333" calcext:value-type="float">
            <text:p>1,28333333333333</text:p>
          </table:table-cell>
          <table:table-cell table:number-columns-repeated="4"/>
          <table:table-cell table:style-name="ce35" table:formula="of:=SUM(MOD(SUM([.L79]-[.L$2];[.T$2]);[.R$2]-[.L$2]);[.L$2])" office:value-type="time" office:time-value="PT17H30M00S" calcext:value-type="time">
            <text:p>17:30:00</text:p>
          </table:table-cell>
          <table:table-cell table:style-name="ce11" table:formula="of:=IF([.L80]&lt;[.L79];[.M79]+[.H$2];[.M79])" office:value-type="float" office:value="300" calcext:value-type="float">
            <text:p>300</text:p>
          </table:table-cell>
          <table:table-cell table:style-name="ce11" table:formula="of:=OFFSET([.C$4];[.M80];0)" office:value-type="float" office:value="43750" calcext:value-type="float">
            <text:p>43750</text:p>
          </table:table-cell>
          <table:table-cell table:style-name="ce36" table:formula="of:=[.L80]" office:value-type="float" office:value="0.729166666666665" calcext:value-type="float">
            <text:p>0.729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0];0)&lt;=[.O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8T18:02:29.124421" calcext:value-type="date">
            <text:p>2019-10-08 18:02:29</text:p>
          </table:table-cell>
          <table:table-cell table:formula="of:=[.A81]" office:value-type="float" office:value="43746.7517259771" calcext:value-type="float">
            <text:p>43746.7517259771</text:p>
          </table:table-cell>
          <table:table-cell table:formula="of:=TRUNC([.A81])" office:value-type="float" office:value="43746" calcext:value-type="float">
            <text:p>43746</text:p>
          </table:table-cell>
          <table:table-cell table:formula="of:=[.B81]-[.C81]" office:value-type="float" office:value="0.751725977090246" calcext:value-type="float">
            <text:p>0.751725977090246</text:p>
          </table:table-cell>
          <table:table-cell table:formula="of:=MOD([.E80]-[.$E$2];[.$H$2])+1+[.$E$2]" office:value-type="float" office:value="239" calcext:value-type="float">
            <text:p>239</text:p>
          </table:table-cell>
          <table:table-cell table:formula="of:=MOD([.F80]+1/[.$H$2];5)" office:value-type="float" office:value="1.3" calcext:value-type="float">
            <text:p>1,3</text:p>
          </table:table-cell>
          <table:table-cell table:formula="of:=IF([.F81]=0;[.G80]+2+1/[.$H$2];[.G80]+1/[.$H$2])" office:value-type="float" office:value="1.3" calcext:value-type="float">
            <text:p>1,3</text:p>
          </table:table-cell>
          <table:table-cell table:number-columns-repeated="4"/>
          <table:table-cell table:style-name="ce35" table:formula="of:=SUM(MOD(SUM([.L80]-[.L$2];[.T$2]);[.R$2]-[.L$2]);[.L$2])" office:value-type="time" office:time-value="PT17H40M00S" calcext:value-type="time">
            <text:p>17:40:00</text:p>
          </table:table-cell>
          <table:table-cell table:style-name="ce11" table:formula="of:=IF([.L81]&lt;[.L80];[.M80]+[.H$2];[.M80])" office:value-type="float" office:value="300" calcext:value-type="float">
            <text:p>300</text:p>
          </table:table-cell>
          <table:table-cell table:style-name="ce11" table:formula="of:=OFFSET([.C$4];[.M81];0)" office:value-type="float" office:value="43750" calcext:value-type="float">
            <text:p>43750</text:p>
          </table:table-cell>
          <table:table-cell table:style-name="ce36" table:formula="of:=[.L81]" office:value-type="float" office:value="0.736111111111109" calcext:value-type="float">
            <text:p>0.7361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1];0)&lt;=[.O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8T18:11:26.254851" calcext:value-type="date">
            <text:p>2019-10-08 18:11:26</text:p>
          </table:table-cell>
          <table:table-cell table:style-name="ce7" table:formula="of:=[.A82]" office:value-type="date" office:date-value="2019-10-08T18:11:26.254851" calcext:value-type="date">
            <text:p>2019-10-08 18:11:26</text:p>
          </table:table-cell>
          <table:table-cell table:formula="of:=TRUNC([.A82])" office:value-type="float" office:value="43746" calcext:value-type="float">
            <text:p>43746</text:p>
          </table:table-cell>
          <table:table-cell table:style-name="ce12" table:formula="of:=[.B82]-[.C82]" office:value-type="date" office:date-value="1899-12-30T18:11:26.25485056546" calcext:value-type="date">
            <text:p>12/30/99 06:11 PM</text:p>
          </table:table-cell>
          <table:table-cell table:formula="of:=MOD([.E81]-[.$E$2];[.$H$2])+1+[.$E$2]" office:value-type="float" office:value="240" calcext:value-type="float">
            <text:p>240</text:p>
          </table:table-cell>
          <table:table-cell table:formula="of:=MOD([.F81]+1/[.$H$2];5)" office:value-type="float" office:value="1.31666666666667" calcext:value-type="float">
            <text:p>1,31666666666667</text:p>
          </table:table-cell>
          <table:table-cell table:formula="of:=IF([.F82]=0;[.G81]+2+1/[.$H$2];[.G81]+1/[.$H$2])" office:value-type="float" office:value="1.31666666666667" calcext:value-type="float">
            <text:p>1,31666666666667</text:p>
          </table:table-cell>
          <table:table-cell table:number-columns-repeated="4"/>
          <table:table-cell table:style-name="ce35" table:formula="of:=SUM(MOD(SUM([.L81]-[.L$2];[.T$2]);[.R$2]-[.L$2]);[.L$2])" office:value-type="time" office:time-value="PT17H50M00S" calcext:value-type="time">
            <text:p>17:50:00</text:p>
          </table:table-cell>
          <table:table-cell table:style-name="ce11" table:formula="of:=IF([.L82]&lt;[.L81];[.M81]+[.H$2];[.M81])" office:value-type="float" office:value="300" calcext:value-type="float">
            <text:p>300</text:p>
          </table:table-cell>
          <table:table-cell table:style-name="ce11" table:formula="of:=OFFSET([.C$4];[.M82];0)" office:value-type="float" office:value="43750" calcext:value-type="float">
            <text:p>43750</text:p>
          </table:table-cell>
          <table:table-cell table:style-name="ce36" table:formula="of:=[.L82]" office:value-type="float" office:value="0.743055555555554" calcext:value-type="float">
            <text:p>0.7430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2];0)&lt;=[.O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8T17:39:30.295787" calcext:value-type="date">
            <text:p>2019-10-08 17:39:30</text:p>
          </table:table-cell>
          <table:table-cell table:style-name="ce7" table:formula="of:=[.A83]" office:value-type="date" office:date-value="2019-10-08T17:39:30.295787" calcext:value-type="date">
            <text:p>2019-10-08 17:39:30</text:p>
          </table:table-cell>
          <table:table-cell table:formula="of:=TRUNC([.A83])" office:value-type="float" office:value="43746" calcext:value-type="float">
            <text:p>43746</text:p>
          </table:table-cell>
          <table:table-cell table:style-name="ce12" table:formula="of:=[.B83]-[.C83]" office:value-type="date" office:date-value="1899-12-30T17:39:30.2957868576" calcext:value-type="date">
            <text:p>12/30/99 05:39 PM</text:p>
          </table:table-cell>
          <table:table-cell table:formula="of:=MOD([.E82]-[.$E$2];[.$H$2])+1+[.$E$2]" office:value-type="float" office:value="241" calcext:value-type="float">
            <text:p>241</text:p>
          </table:table-cell>
          <table:table-cell table:formula="of:=MOD([.F82]+1/[.$H$2];5)" office:value-type="float" office:value="1.33333333333333" calcext:value-type="float">
            <text:p>1,33333333333333</text:p>
          </table:table-cell>
          <table:table-cell table:formula="of:=IF([.F83]=0;[.G82]+2+1/[.$H$2];[.G82]+1/[.$H$2])" office:value-type="float" office:value="1.33333333333333" calcext:value-type="float">
            <text:p>1,33333333333333</text:p>
          </table:table-cell>
          <table:table-cell table:number-columns-repeated="4"/>
          <table:table-cell table:style-name="ce35" table:formula="of:=SUM(MOD(SUM([.L82]-[.L$2];[.T$2]);[.R$2]-[.L$2]);[.L$2])" office:value-type="time" office:time-value="PT18H00M00S" calcext:value-type="time">
            <text:p>18:00:00</text:p>
          </table:table-cell>
          <table:table-cell table:style-name="ce11" table:formula="of:=IF([.L83]&lt;[.L82];[.M82]+[.H$2];[.M82])" office:value-type="float" office:value="300" calcext:value-type="float">
            <text:p>300</text:p>
          </table:table-cell>
          <table:table-cell table:style-name="ce11" table:formula="of:=OFFSET([.C$4];[.M83];0)" office:value-type="float" office:value="43750" calcext:value-type="float">
            <text:p>43750</text:p>
          </table:table-cell>
          <table:table-cell table:style-name="ce36" table:formula="of:=[.L83]" office:value-type="float" office:value="0.749999999999998" calcext:value-type="float">
            <text:p>0.7499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3];0)&lt;=[.O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8T18:00:43.372918" calcext:value-type="date">
            <text:p>2019-10-08 18:00:43</text:p>
          </table:table-cell>
          <table:table-cell table:style-name="ce7" table:formula="of:=[.A84]" office:value-type="date" office:date-value="2019-10-08T18:00:43.372918" calcext:value-type="date">
            <text:p>2019-10-08 18:00:43</text:p>
          </table:table-cell>
          <table:table-cell table:formula="of:=TRUNC([.A84])" office:value-type="float" office:value="43746" calcext:value-type="float">
            <text:p>43746</text:p>
          </table:table-cell>
          <table:table-cell table:style-name="ce12" table:formula="of:=[.B84]-[.C84]" office:value-type="date" office:date-value="1899-12-30T18:00:43.3729184093" calcext:value-type="date">
            <text:p>12/30/99 06:00 PM</text:p>
          </table:table-cell>
          <table:table-cell table:formula="of:=MOD([.E83]-[.$E$2];[.$H$2])+1+[.$E$2]" office:value-type="float" office:value="242" calcext:value-type="float">
            <text:p>242</text:p>
          </table:table-cell>
          <table:table-cell table:formula="of:=MOD([.F83]+1/[.$H$2];5)" office:value-type="float" office:value="1.35" calcext:value-type="float">
            <text:p>1,35</text:p>
          </table:table-cell>
          <table:table-cell table:formula="of:=IF([.F84]=0;[.G83]+2+1/[.$H$2];[.G83]+1/[.$H$2])" office:value-type="float" office:value="1.35" calcext:value-type="float">
            <text:p>1,35</text:p>
          </table:table-cell>
          <table:table-cell table:number-columns-repeated="4"/>
          <table:table-cell table:style-name="ce35" table:formula="of:=SUM(MOD(SUM([.L83]-[.L$2];[.T$2]);[.R$2]-[.L$2]);[.L$2])" office:value-type="time" office:time-value="PT18H10M00S" calcext:value-type="time">
            <text:p>18:10:00</text:p>
          </table:table-cell>
          <table:table-cell table:style-name="ce11" table:formula="of:=IF([.L84]&lt;[.L83];[.M83]+[.H$2];[.M83])" office:value-type="float" office:value="300" calcext:value-type="float">
            <text:p>300</text:p>
          </table:table-cell>
          <table:table-cell table:style-name="ce11" table:formula="of:=OFFSET([.C$4];[.M84];0)" office:value-type="float" office:value="43750" calcext:value-type="float">
            <text:p>43750</text:p>
          </table:table-cell>
          <table:table-cell table:style-name="ce36" table:formula="of:=[.L84]" office:value-type="float" office:value="0.756944444444443" calcext:value-type="float">
            <text:p>0.7569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4];0)&lt;=[.O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8T18:11:56.789074" calcext:value-type="date">
            <text:p>2019-10-08 18:11:57</text:p>
          </table:table-cell>
          <table:table-cell table:style-name="ce7" table:formula="of:=[.A85]" office:value-type="date" office:date-value="2019-10-08T18:11:56.789074" calcext:value-type="date">
            <text:p>2019-10-08 18:11:57</text:p>
          </table:table-cell>
          <table:table-cell table:formula="of:=TRUNC([.A85])" office:value-type="float" office:value="43746" calcext:value-type="float">
            <text:p>43746</text:p>
          </table:table-cell>
          <table:table-cell table:style-name="ce12" table:formula="of:=[.B85]-[.C85]" office:value-type="date" office:date-value="1899-12-30T18:11:56.7890744051" calcext:value-type="date">
            <text:p>12/30/99 06:11 PM</text:p>
          </table:table-cell>
          <table:table-cell table:formula="of:=MOD([.E84]-[.$E$2];[.$H$2])+1+[.$E$2]" office:value-type="float" office:value="243" calcext:value-type="float">
            <text:p>243</text:p>
          </table:table-cell>
          <table:table-cell table:formula="of:=MOD([.F84]+1/[.$H$2];5)" office:value-type="float" office:value="1.36666666666667" calcext:value-type="float">
            <text:p>1,36666666666667</text:p>
          </table:table-cell>
          <table:table-cell table:formula="of:=IF([.F85]=0;[.G84]+2+1/[.$H$2];[.G84]+1/[.$H$2])" office:value-type="float" office:value="1.36666666666667" calcext:value-type="float">
            <text:p>1,36666666666667</text:p>
          </table:table-cell>
          <table:table-cell table:number-columns-repeated="4"/>
          <table:table-cell table:style-name="ce35" table:formula="of:=SUM(MOD(SUM([.L84]-[.L$2];[.T$2]);[.R$2]-[.L$2]);[.L$2])" office:value-type="time" office:time-value="PT18H20M00S" calcext:value-type="time">
            <text:p>18:20:00</text:p>
          </table:table-cell>
          <table:table-cell table:style-name="ce11" table:formula="of:=IF([.L85]&lt;[.L84];[.M84]+[.H$2];[.M84])" office:value-type="float" office:value="300" calcext:value-type="float">
            <text:p>300</text:p>
          </table:table-cell>
          <table:table-cell table:style-name="ce11" table:formula="of:=OFFSET([.C$4];[.M85];0)" office:value-type="float" office:value="43750" calcext:value-type="float">
            <text:p>43750</text:p>
          </table:table-cell>
          <table:table-cell table:style-name="ce36" table:formula="of:=[.L85]" office:value-type="float" office:value="0.763888888888887" calcext:value-type="float">
            <text:p>0.7638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5];0)&lt;=[.O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8T18:17:30.512797" calcext:value-type="date">
            <text:p>2019-10-08 18:17:31</text:p>
          </table:table-cell>
          <table:table-cell table:style-name="ce7" table:formula="of:=[.A86]" office:value-type="date" office:date-value="2019-10-08T18:17:30.512797" calcext:value-type="date">
            <text:p>2019-10-08 18:17:31</text:p>
          </table:table-cell>
          <table:table-cell table:formula="of:=TRUNC([.A86])" office:value-type="float" office:value="43746" calcext:value-type="float">
            <text:p>43746</text:p>
          </table:table-cell>
          <table:table-cell table:style-name="ce12" table:formula="of:=[.B86]-[.C86]" office:value-type="date" office:date-value="1899-12-30T18:17:30.51279736217" calcext:value-type="date">
            <text:p>12/30/99 06:17 PM</text:p>
          </table:table-cell>
          <table:table-cell table:formula="of:=MOD([.E85]-[.$E$2];[.$H$2])+1+[.$E$2]" office:value-type="float" office:value="244" calcext:value-type="float">
            <text:p>244</text:p>
          </table:table-cell>
          <table:table-cell table:formula="of:=MOD([.F85]+1/[.$H$2];5)" office:value-type="float" office:value="1.38333333333333" calcext:value-type="float">
            <text:p>1,38333333333333</text:p>
          </table:table-cell>
          <table:table-cell table:formula="of:=IF([.F86]=0;[.G85]+2+1/[.$H$2];[.G85]+1/[.$H$2])" office:value-type="float" office:value="1.38333333333333" calcext:value-type="float">
            <text:p>1,38333333333333</text:p>
          </table:table-cell>
          <table:table-cell table:number-columns-repeated="4"/>
          <table:table-cell table:style-name="ce35" table:formula="of:=SUM(MOD(SUM([.L85]-[.L$2];[.T$2]);[.R$2]-[.L$2]);[.L$2])" office:value-type="time" office:time-value="PT18H30M00S" calcext:value-type="time">
            <text:p>18:30:00</text:p>
          </table:table-cell>
          <table:table-cell table:style-name="ce11" table:formula="of:=IF([.L86]&lt;[.L85];[.M85]+[.H$2];[.M85])" office:value-type="float" office:value="300" calcext:value-type="float">
            <text:p>300</text:p>
          </table:table-cell>
          <table:table-cell table:style-name="ce11" table:formula="of:=OFFSET([.C$4];[.M86];0)" office:value-type="float" office:value="43750" calcext:value-type="float">
            <text:p>43750</text:p>
          </table:table-cell>
          <table:table-cell table:style-name="ce36" table:formula="of:=[.L86]" office:value-type="float" office:value="0.770833333333331" calcext:value-type="float">
            <text:p>0.7708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6];0)&lt;=[.O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8T18:13:59.107934" calcext:value-type="date">
            <text:p>2019-10-08 18:13:59</text:p>
          </table:table-cell>
          <table:table-cell table:style-name="ce7" table:formula="of:=[.A87]" office:value-type="date" office:date-value="2019-10-08T18:13:59.107934" calcext:value-type="date">
            <text:p>2019-10-08 18:13:59</text:p>
          </table:table-cell>
          <table:table-cell table:formula="of:=TRUNC([.A87])" office:value-type="float" office:value="43746" calcext:value-type="float">
            <text:p>43746</text:p>
          </table:table-cell>
          <table:table-cell table:style-name="ce12" table:formula="of:=[.B87]-[.C87]" office:value-type="date" office:date-value="1899-12-30T18:13:59.10793417599" calcext:value-type="date">
            <text:p>12/30/99 06:13 PM</text:p>
          </table:table-cell>
          <table:table-cell table:formula="of:=MOD([.E86]-[.$E$2];[.$H$2])+1+[.$E$2]" office:value-type="float" office:value="245" calcext:value-type="float">
            <text:p>245</text:p>
          </table:table-cell>
          <table:table-cell table:formula="of:=MOD([.F86]+1/[.$H$2];5)" office:value-type="float" office:value="1.4" calcext:value-type="float">
            <text:p>1,4</text:p>
          </table:table-cell>
          <table:table-cell table:formula="of:=IF([.F87]=0;[.G86]+2+1/[.$H$2];[.G86]+1/[.$H$2])" office:value-type="float" office:value="1.4" calcext:value-type="float">
            <text:p>1,4</text:p>
          </table:table-cell>
          <table:table-cell table:number-columns-repeated="4"/>
          <table:table-cell table:style-name="ce35" table:formula="of:=SUM(MOD(SUM([.L86]-[.L$2];[.T$2]);[.R$2]-[.L$2]);[.L$2])" office:value-type="time" office:time-value="PT18H40M00S" calcext:value-type="time">
            <text:p>18:40:00</text:p>
          </table:table-cell>
          <table:table-cell table:style-name="ce11" table:formula="of:=IF([.L87]&lt;[.L86];[.M86]+[.H$2];[.M86])" office:value-type="float" office:value="300" calcext:value-type="float">
            <text:p>300</text:p>
          </table:table-cell>
          <table:table-cell table:style-name="ce11" table:formula="of:=OFFSET([.C$4];[.M87];0)" office:value-type="float" office:value="43750" calcext:value-type="float">
            <text:p>43750</text:p>
          </table:table-cell>
          <table:table-cell table:style-name="ce36" table:formula="of:=[.L87]" office:value-type="float" office:value="0.777777777777776" calcext:value-type="float">
            <text:p>0.7777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7];0)&lt;=[.O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8T18:00:24.058546" calcext:value-type="date">
            <text:p>2019-10-08 18:00:24</text:p>
          </table:table-cell>
          <table:table-cell table:style-name="ce7" table:formula="of:=[.A88]" office:value-type="date" office:date-value="2019-10-08T18:00:24.058546" calcext:value-type="date">
            <text:p>2019-10-08 18:00:24</text:p>
          </table:table-cell>
          <table:table-cell table:formula="of:=TRUNC([.A88])" office:value-type="float" office:value="43746" calcext:value-type="float">
            <text:p>43746</text:p>
          </table:table-cell>
          <table:table-cell table:style-name="ce12" table:formula="of:=[.B88]-[.C88]" office:value-type="date" office:date-value="1899-12-30T18:00:24.05854607932" calcext:value-type="date">
            <text:p>12/30/99 06:00 PM</text:p>
          </table:table-cell>
          <table:table-cell table:formula="of:=MOD([.E87]-[.$E$2];[.$H$2])+1+[.$E$2]" office:value-type="float" office:value="246" calcext:value-type="float">
            <text:p>246</text:p>
          </table:table-cell>
          <table:table-cell table:formula="of:=MOD([.F87]+1/[.$H$2];5)" office:value-type="float" office:value="1.41666666666667" calcext:value-type="float">
            <text:p>1,41666666666667</text:p>
          </table:table-cell>
          <table:table-cell table:formula="of:=IF([.F88]=0;[.G87]+2+1/[.$H$2];[.G87]+1/[.$H$2])" office:value-type="float" office:value="1.41666666666667" calcext:value-type="float">
            <text:p>1,41666666666667</text:p>
          </table:table-cell>
          <table:table-cell table:number-columns-repeated="4"/>
          <table:table-cell table:style-name="ce35" table:formula="of:=SUM(MOD(SUM([.L87]-[.L$2];[.T$2]);[.R$2]-[.L$2]);[.L$2])" office:value-type="time" office:time-value="PT18H50M00S" calcext:value-type="time">
            <text:p>18:50:00</text:p>
          </table:table-cell>
          <table:table-cell table:style-name="ce11" table:formula="of:=IF([.L88]&lt;[.L87];[.M87]+[.H$2];[.M87])" office:value-type="float" office:value="300" calcext:value-type="float">
            <text:p>300</text:p>
          </table:table-cell>
          <table:table-cell table:style-name="ce11" table:formula="of:=OFFSET([.C$4];[.M88];0)" office:value-type="float" office:value="43750" calcext:value-type="float">
            <text:p>43750</text:p>
          </table:table-cell>
          <table:table-cell table:style-name="ce36" table:formula="of:=[.L88]" office:value-type="float" office:value="0.78472222222222" calcext:value-type="float">
            <text:p>0.7847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8];0)&lt;=[.O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8T18:11:40.285921" calcext:value-type="date">
            <text:p>2019-10-08 18:11:40</text:p>
          </table:table-cell>
          <table:table-cell table:style-name="ce7" table:formula="of:=[.A89]" office:value-type="date" office:date-value="2019-10-08T18:11:40.285921" calcext:value-type="date">
            <text:p>2019-10-08 18:11:40</text:p>
          </table:table-cell>
          <table:table-cell table:formula="of:=TRUNC([.A89])" office:value-type="float" office:value="43746" calcext:value-type="float">
            <text:p>43746</text:p>
          </table:table-cell>
          <table:table-cell table:style-name="ce12" table:formula="of:=[.B89]-[.C89]" office:value-type="date" office:date-value="1899-12-30T18:11:40.28592073359" calcext:value-type="date">
            <text:p>12/30/99 06:11 PM</text:p>
          </table:table-cell>
          <table:table-cell table:formula="of:=MOD([.E88]-[.$E$2];[.$H$2])+1+[.$E$2]" office:value-type="float" office:value="247" calcext:value-type="float">
            <text:p>247</text:p>
          </table:table-cell>
          <table:table-cell table:formula="of:=MOD([.F88]+1/[.$H$2];5)" office:value-type="float" office:value="1.43333333333333" calcext:value-type="float">
            <text:p>1,43333333333333</text:p>
          </table:table-cell>
          <table:table-cell table:formula="of:=IF([.F89]=0;[.G88]+2+1/[.$H$2];[.G88]+1/[.$H$2])" office:value-type="float" office:value="1.43333333333333" calcext:value-type="float">
            <text:p>1,43333333333333</text:p>
          </table:table-cell>
          <table:table-cell table:number-columns-repeated="4"/>
          <table:table-cell table:style-name="ce35" table:formula="of:=SUM(MOD(SUM([.L88]-[.L$2];[.T$2]);[.R$2]-[.L$2]);[.L$2])" office:value-type="time" office:time-value="PT19H00M00S" calcext:value-type="time">
            <text:p>19:00:00</text:p>
          </table:table-cell>
          <table:table-cell table:style-name="ce11" table:formula="of:=IF([.L89]&lt;[.L88];[.M88]+[.H$2];[.M88])" office:value-type="float" office:value="300" calcext:value-type="float">
            <text:p>300</text:p>
          </table:table-cell>
          <table:table-cell table:style-name="ce11" table:formula="of:=OFFSET([.C$4];[.M89];0)" office:value-type="float" office:value="43750" calcext:value-type="float">
            <text:p>43750</text:p>
          </table:table-cell>
          <table:table-cell table:style-name="ce36" table:formula="of:=[.L89]" office:value-type="float" office:value="0.791666666666665" calcext:value-type="float">
            <text:p>0.7916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9];0)&lt;=[.O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8T17:55:19.201637" calcext:value-type="date">
            <text:p>2019-10-08 17:55:19</text:p>
          </table:table-cell>
          <table:table-cell table:style-name="ce7" table:formula="of:=[.A90]" office:value-type="date" office:date-value="2019-10-08T17:55:19.201637" calcext:value-type="date">
            <text:p>2019-10-08 17:55:19</text:p>
          </table:table-cell>
          <table:table-cell table:formula="of:=TRUNC([.A90])" office:value-type="float" office:value="43746" calcext:value-type="float">
            <text:p>43746</text:p>
          </table:table-cell>
          <table:table-cell table:style-name="ce12" table:formula="of:=[.B90]-[.C90]" office:value-type="date" office:date-value="1899-12-30T17:55:19.20163747855" calcext:value-type="date">
            <text:p>12/30/99 05:55 PM</text:p>
          </table:table-cell>
          <table:table-cell table:formula="of:=MOD([.E89]-[.$E$2];[.$H$2])+1+[.$E$2]" office:value-type="float" office:value="248" calcext:value-type="float">
            <text:p>248</text:p>
          </table:table-cell>
          <table:table-cell table:formula="of:=MOD([.F89]+1/[.$H$2];5)" office:value-type="float" office:value="1.45" calcext:value-type="float">
            <text:p>1,45</text:p>
          </table:table-cell>
          <table:table-cell table:formula="of:=IF([.F90]=0;[.G89]+2+1/[.$H$2];[.G89]+1/[.$H$2])" office:value-type="float" office:value="1.45" calcext:value-type="float">
            <text:p>1,45</text:p>
          </table:table-cell>
          <table:table-cell table:number-columns-repeated="4"/>
          <table:table-cell table:style-name="ce35" table:formula="of:=SUM(MOD(SUM([.L89]-[.L$2];[.T$2]);[.R$2]-[.L$2]);[.L$2])" office:value-type="time" office:time-value="PT19H10M00S" calcext:value-type="time">
            <text:p>19:10:00</text:p>
          </table:table-cell>
          <table:table-cell table:style-name="ce11" table:formula="of:=IF([.L90]&lt;[.L89];[.M89]+[.H$2];[.M89])" office:value-type="float" office:value="300" calcext:value-type="float">
            <text:p>300</text:p>
          </table:table-cell>
          <table:table-cell table:style-name="ce11" table:formula="of:=OFFSET([.C$4];[.M90];0)" office:value-type="float" office:value="43750" calcext:value-type="float">
            <text:p>43750</text:p>
          </table:table-cell>
          <table:table-cell table:style-name="ce36" table:formula="of:=[.L90]" office:value-type="float" office:value="0.798611111111109" calcext:value-type="float">
            <text:p>0.7986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0];0)&lt;=[.O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8T17:59:16.97123" calcext:value-type="date">
            <text:p>2019-10-08 17:59:17</text:p>
          </table:table-cell>
          <table:table-cell table:style-name="ce7" table:formula="of:=[.A91]" office:value-type="date" office:date-value="2019-10-08T17:59:16.97123" calcext:value-type="date">
            <text:p>2019-10-08 17:59:17</text:p>
          </table:table-cell>
          <table:table-cell table:formula="of:=TRUNC([.A91])" office:value-type="float" office:value="43746" calcext:value-type="float">
            <text:p>43746</text:p>
          </table:table-cell>
          <table:table-cell table:style-name="ce12" table:formula="of:=[.B91]-[.C91]" office:value-type="date" office:date-value="1899-12-30T17:59:16.97123017162" calcext:value-type="date">
            <text:p>12/30/99 05:59 PM</text:p>
          </table:table-cell>
          <table:table-cell table:formula="of:=MOD([.E90]-[.$E$2];[.$H$2])+1+[.$E$2]" office:value-type="float" office:value="249" calcext:value-type="float">
            <text:p>249</text:p>
          </table:table-cell>
          <table:table-cell table:formula="of:=MOD([.F90]+1/[.$H$2];5)" office:value-type="float" office:value="1.46666666666667" calcext:value-type="float">
            <text:p>1,46666666666667</text:p>
          </table:table-cell>
          <table:table-cell table:formula="of:=IF([.F91]=0;[.G90]+2+1/[.$H$2];[.G90]+1/[.$H$2])" office:value-type="float" office:value="1.46666666666667" calcext:value-type="float">
            <text:p>1,46666666666667</text:p>
          </table:table-cell>
          <table:table-cell table:number-columns-repeated="4"/>
          <table:table-cell table:style-name="ce35" table:formula="of:=SUM(MOD(SUM([.L90]-[.L$2];[.T$2]);[.R$2]-[.L$2]);[.L$2])" office:value-type="time" office:time-value="PT19H20M00S" calcext:value-type="time">
            <text:p>19:20:00</text:p>
          </table:table-cell>
          <table:table-cell table:style-name="ce11" table:formula="of:=IF([.L91]&lt;[.L90];[.M90]+[.H$2];[.M90])" office:value-type="float" office:value="300" calcext:value-type="float">
            <text:p>300</text:p>
          </table:table-cell>
          <table:table-cell table:style-name="ce11" table:formula="of:=OFFSET([.C$4];[.M91];0)" office:value-type="float" office:value="43750" calcext:value-type="float">
            <text:p>43750</text:p>
          </table:table-cell>
          <table:table-cell table:style-name="ce36" table:formula="of:=[.L91]" office:value-type="float" office:value="0.805555555555554" calcext:value-type="float">
            <text:p>0.8055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1];0)&lt;=[.O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8T17:57:48.976121" calcext:value-type="date">
            <text:p>2019-10-08 17:57:49</text:p>
          </table:table-cell>
          <table:table-cell table:style-name="ce7" table:formula="of:=[.A92]" office:value-type="date" office:date-value="2019-10-08T17:57:48.976121" calcext:value-type="date">
            <text:p>2019-10-08 17:57:49</text:p>
          </table:table-cell>
          <table:table-cell table:formula="of:=TRUNC([.A92])" office:value-type="float" office:value="43746" calcext:value-type="float">
            <text:p>43746</text:p>
          </table:table-cell>
          <table:table-cell table:style-name="ce12" table:formula="of:=[.B92]-[.C92]" office:value-type="date" office:date-value="1899-12-30T17:57:48.97612055764" calcext:value-type="date">
            <text:p>12/30/99 05:57 PM</text:p>
          </table:table-cell>
          <table:table-cell table:formula="of:=MOD([.E91]-[.$E$2];[.$H$2])+1+[.$E$2]" office:value-type="float" office:value="250" calcext:value-type="float">
            <text:p>250</text:p>
          </table:table-cell>
          <table:table-cell table:formula="of:=MOD([.F91]+1/[.$H$2];5)" office:value-type="float" office:value="1.48333333333333" calcext:value-type="float">
            <text:p>1,48333333333333</text:p>
          </table:table-cell>
          <table:table-cell table:formula="of:=IF([.F92]=0;[.G91]+2+1/[.$H$2];[.G91]+1/[.$H$2])" office:value-type="float" office:value="1.48333333333333" calcext:value-type="float">
            <text:p>1,48333333333333</text:p>
          </table:table-cell>
          <table:table-cell table:number-columns-repeated="4"/>
          <table:table-cell table:style-name="ce35" table:formula="of:=SUM(MOD(SUM([.L91]-[.L$2];[.T$2]);[.R$2]-[.L$2]);[.L$2])" office:value-type="time" office:time-value="PT19H30M00S" calcext:value-type="time">
            <text:p>19:30:00</text:p>
          </table:table-cell>
          <table:table-cell table:style-name="ce11" table:formula="of:=IF([.L92]&lt;[.L91];[.M91]+[.H$2];[.M91])" office:value-type="float" office:value="300" calcext:value-type="float">
            <text:p>300</text:p>
          </table:table-cell>
          <table:table-cell table:style-name="ce11" table:formula="of:=OFFSET([.C$4];[.M92];0)" office:value-type="float" office:value="43750" calcext:value-type="float">
            <text:p>43750</text:p>
          </table:table-cell>
          <table:table-cell table:style-name="ce36" table:formula="of:=[.L92]" office:value-type="float" office:value="0.812499999999998" calcext:value-type="float">
            <text:p>0.8124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2];0)&lt;=[.O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08T17:38:14.286925" calcext:value-type="date">
            <text:p>2019-10-08 17:38:14</text:p>
          </table:table-cell>
          <table:table-cell table:style-name="ce7" table:formula="of:=[.A93]" office:value-type="date" office:date-value="2019-10-08T17:38:14.286925" calcext:value-type="date">
            <text:p>2019-10-08 17:38:14</text:p>
          </table:table-cell>
          <table:table-cell table:formula="of:=TRUNC([.A93])" office:value-type="float" office:value="43746" calcext:value-type="float">
            <text:p>43746</text:p>
          </table:table-cell>
          <table:table-cell table:style-name="ce12" table:formula="of:=[.B93]-[.C93]" office:value-type="date" office:date-value="1899-12-30T17:38:14.28692471702" calcext:value-type="date">
            <text:p>12/30/99 05:38 PM</text:p>
          </table:table-cell>
          <table:table-cell table:formula="of:=MOD([.E92]-[.$E$2];[.$H$2])+1+[.$E$2]" office:value-type="float" office:value="251" calcext:value-type="float">
            <text:p>251</text:p>
          </table:table-cell>
          <table:table-cell table:formula="of:=MOD([.F92]+1/[.$H$2];5)" office:value-type="float" office:value="1.5" calcext:value-type="float">
            <text:p>1,5</text:p>
          </table:table-cell>
          <table:table-cell table:formula="of:=IF([.F93]=0;[.G92]+2+1/[.$H$2];[.G92]+1/[.$H$2])" office:value-type="float" office:value="1.5" calcext:value-type="float">
            <text:p>1,5</text:p>
          </table:table-cell>
          <table:table-cell table:number-columns-repeated="4"/>
          <table:table-cell table:style-name="ce35" table:formula="of:=SUM(MOD(SUM([.L92]-[.L$2];[.T$2]);[.R$2]-[.L$2]);[.L$2])" office:value-type="time" office:time-value="PT17H10M00S" calcext:value-type="time">
            <text:p>17:10:00</text:p>
          </table:table-cell>
          <table:table-cell table:style-name="ce11" table:formula="of:=IF([.L93]&lt;[.L92];[.M92]+[.H$2];[.M92])" office:value-type="float" office:value="360" calcext:value-type="float">
            <text:p>360</text:p>
          </table:table-cell>
          <table:table-cell table:style-name="ce11" table:formula="of:=OFFSET([.C$4];[.M93];0)" office:value-type="float" office:value="43751" calcext:value-type="float">
            <text:p>43751</text:p>
          </table:table-cell>
          <table:table-cell table:style-name="ce36" table:formula="of:=[.L93]" office:value-type="float" office:value="0.715277777777776" calcext:value-type="float">
            <text:p>0.715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3];0)&lt;=[.O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08T17:41:40.929496" calcext:value-type="date">
            <text:p>2019-10-08 17:41:41</text:p>
          </table:table-cell>
          <table:table-cell table:style-name="ce7" table:formula="of:=[.A94]" office:value-type="date" office:date-value="2019-10-08T17:41:40.929496" calcext:value-type="date">
            <text:p>2019-10-08 17:41:41</text:p>
          </table:table-cell>
          <table:table-cell table:formula="of:=TRUNC([.A94])" office:value-type="float" office:value="43746" calcext:value-type="float">
            <text:p>43746</text:p>
          </table:table-cell>
          <table:table-cell table:style-name="ce12" table:formula="of:=[.B94]-[.C94]" office:value-type="date" office:date-value="1899-12-30T17:41:40.9294960415" calcext:value-type="date">
            <text:p>12/30/99 05:41 PM</text:p>
          </table:table-cell>
          <table:table-cell table:formula="of:=MOD([.E93]-[.$E$2];[.$H$2])+1+[.$E$2]" office:value-type="float" office:value="252" calcext:value-type="float">
            <text:p>252</text:p>
          </table:table-cell>
          <table:table-cell table:formula="of:=MOD([.F93]+1/[.$H$2];5)" office:value-type="float" office:value="1.51666666666667" calcext:value-type="float">
            <text:p>1,51666666666667</text:p>
          </table:table-cell>
          <table:table-cell table:formula="of:=IF([.F94]=0;[.G93]+2+1/[.$H$2];[.G93]+1/[.$H$2])" office:value-type="float" office:value="1.51666666666667" calcext:value-type="float">
            <text:p>1,51666666666667</text:p>
          </table:table-cell>
          <table:table-cell table:number-columns-repeated="4"/>
          <table:table-cell table:style-name="ce35" table:formula="of:=SUM(MOD(SUM([.L93]-[.L$2];[.T$2]);[.R$2]-[.L$2]);[.L$2])" office:value-type="time" office:time-value="PT17H20M00S" calcext:value-type="time">
            <text:p>17:20:00</text:p>
          </table:table-cell>
          <table:table-cell table:style-name="ce11" table:formula="of:=IF([.L94]&lt;[.L93];[.M93]+[.H$2];[.M93])" office:value-type="float" office:value="360" calcext:value-type="float">
            <text:p>360</text:p>
          </table:table-cell>
          <table:table-cell table:style-name="ce11" table:formula="of:=OFFSET([.C$4];[.M94];0)" office:value-type="float" office:value="43751" calcext:value-type="float">
            <text:p>43751</text:p>
          </table:table-cell>
          <table:table-cell table:style-name="ce36" table:formula="of:=[.L94]" office:value-type="float" office:value="0.72222222222222" calcext:value-type="float">
            <text:p>0.7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4];0)&lt;=[.O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08T18:26:00.75835" calcext:value-type="date">
            <text:p>2019-10-08 18:26:01</text:p>
          </table:table-cell>
          <table:table-cell table:style-name="ce7" table:formula="of:=[.A95]" office:value-type="date" office:date-value="2019-10-08T18:26:00.75835" calcext:value-type="date">
            <text:p>2019-10-08 18:26:01</text:p>
          </table:table-cell>
          <table:table-cell table:formula="of:=TRUNC([.A95])" office:value-type="float" office:value="43746" calcext:value-type="float">
            <text:p>43746</text:p>
          </table:table-cell>
          <table:table-cell table:style-name="ce12" table:formula="of:=[.B95]-[.C95]" office:value-type="date" office:date-value="1899-12-30T18:26:00.75835002121" calcext:value-type="date">
            <text:p>12/30/99 06:26 PM</text:p>
          </table:table-cell>
          <table:table-cell table:formula="of:=MOD([.E94]-[.$E$2];[.$H$2])+1+[.$E$2]" office:value-type="float" office:value="253" calcext:value-type="float">
            <text:p>253</text:p>
          </table:table-cell>
          <table:table-cell table:formula="of:=MOD([.F94]+1/[.$H$2];5)" office:value-type="float" office:value="1.53333333333333" calcext:value-type="float">
            <text:p>1,53333333333333</text:p>
          </table:table-cell>
          <table:table-cell table:formula="of:=IF([.F95]=0;[.G94]+2+1/[.$H$2];[.G94]+1/[.$H$2])" office:value-type="float" office:value="1.53333333333333" calcext:value-type="float">
            <text:p>1,53333333333333</text:p>
          </table:table-cell>
          <table:table-cell table:number-columns-repeated="4"/>
          <table:table-cell table:style-name="ce35" table:formula="of:=SUM(MOD(SUM([.L94]-[.L$2];[.T$2]);[.R$2]-[.L$2]);[.L$2])" office:value-type="time" office:time-value="PT17H30M00S" calcext:value-type="time">
            <text:p>17:30:00</text:p>
          </table:table-cell>
          <table:table-cell table:style-name="ce11" table:formula="of:=IF([.L95]&lt;[.L94];[.M94]+[.H$2];[.M94])" office:value-type="float" office:value="360" calcext:value-type="float">
            <text:p>360</text:p>
          </table:table-cell>
          <table:table-cell table:style-name="ce11" table:formula="of:=OFFSET([.C$4];[.M95];0)" office:value-type="float" office:value="43751" calcext:value-type="float">
            <text:p>43751</text:p>
          </table:table-cell>
          <table:table-cell table:style-name="ce36" table:formula="of:=[.L95]" office:value-type="float" office:value="0.729166666666665" calcext:value-type="float">
            <text:p>0.729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5];0)&lt;=[.O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08T18:25:10.284182" calcext:value-type="date">
            <text:p>2019-10-08 18:25:10</text:p>
          </table:table-cell>
          <table:table-cell table:style-name="ce7" table:formula="of:=[.A96]" office:value-type="date" office:date-value="2019-10-08T18:25:10.284182" calcext:value-type="date">
            <text:p>2019-10-08 18:25:10</text:p>
          </table:table-cell>
          <table:table-cell table:formula="of:=TRUNC([.A96])" office:value-type="float" office:value="43746" calcext:value-type="float">
            <text:p>43746</text:p>
          </table:table-cell>
          <table:table-cell table:style-name="ce12" table:formula="of:=[.B96]-[.C96]" office:value-type="date" office:date-value="1899-12-30T18:25:10.2841820335" calcext:value-type="date">
            <text:p>12/30/99 06:25 PM</text:p>
          </table:table-cell>
          <table:table-cell table:formula="of:=MOD([.E95]-[.$E$2];[.$H$2])+1+[.$E$2]" office:value-type="float" office:value="254" calcext:value-type="float">
            <text:p>254</text:p>
          </table:table-cell>
          <table:table-cell table:formula="of:=MOD([.F95]+1/[.$H$2];5)" office:value-type="float" office:value="1.55" calcext:value-type="float">
            <text:p>1,55</text:p>
          </table:table-cell>
          <table:table-cell table:formula="of:=IF([.F96]=0;[.G95]+2+1/[.$H$2];[.G95]+1/[.$H$2])" office:value-type="float" office:value="1.55" calcext:value-type="float">
            <text:p>1,55</text:p>
          </table:table-cell>
          <table:table-cell table:number-columns-repeated="4"/>
          <table:table-cell table:style-name="ce35" table:formula="of:=SUM(MOD(SUM([.L95]-[.L$2];[.T$2]);[.R$2]-[.L$2]);[.L$2])" office:value-type="time" office:time-value="PT17H40M00S" calcext:value-type="time">
            <text:p>17:40:00</text:p>
          </table:table-cell>
          <table:table-cell table:style-name="ce11" table:formula="of:=IF([.L96]&lt;[.L95];[.M95]+[.H$2];[.M95])" office:value-type="float" office:value="360" calcext:value-type="float">
            <text:p>360</text:p>
          </table:table-cell>
          <table:table-cell table:style-name="ce11" table:formula="of:=OFFSET([.C$4];[.M96];0)" office:value-type="float" office:value="43751" calcext:value-type="float">
            <text:p>43751</text:p>
          </table:table-cell>
          <table:table-cell table:style-name="ce36" table:formula="of:=[.L96]" office:value-type="float" office:value="0.736111111111109" calcext:value-type="float">
            <text:p>0.7361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6];0)&lt;=[.O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08T18:09:00.227653" calcext:value-type="date">
            <text:p>2019-10-08 18:09:00</text:p>
          </table:table-cell>
          <table:table-cell table:style-name="ce7" table:formula="of:=[.A97]" office:value-type="date" office:date-value="2019-10-08T18:09:00.227653" calcext:value-type="date">
            <text:p>2019-10-08 18:09:00</text:p>
          </table:table-cell>
          <table:table-cell table:formula="of:=TRUNC([.A97])" office:value-type="float" office:value="43746" calcext:value-type="float">
            <text:p>43746</text:p>
          </table:table-cell>
          <table:table-cell table:style-name="ce12" table:formula="of:=[.B97]-[.C97]" office:value-type="date" office:date-value="1899-12-30T18:09:00.22765278351" calcext:value-type="date">
            <text:p>12/30/99 06:09 PM</text:p>
          </table:table-cell>
          <table:table-cell table:formula="of:=MOD([.E96]-[.$E$2];[.$H$2])+1+[.$E$2]" office:value-type="float" office:value="255" calcext:value-type="float">
            <text:p>255</text:p>
          </table:table-cell>
          <table:table-cell table:formula="of:=MOD([.F96]+1/[.$H$2];5)" office:value-type="float" office:value="1.56666666666667" calcext:value-type="float">
            <text:p>1,56666666666667</text:p>
          </table:table-cell>
          <table:table-cell table:formula="of:=IF([.F97]=0;[.G96]+2+1/[.$H$2];[.G96]+1/[.$H$2])" office:value-type="float" office:value="1.56666666666667" calcext:value-type="float">
            <text:p>1,56666666666667</text:p>
          </table:table-cell>
          <table:table-cell table:number-columns-repeated="4"/>
          <table:table-cell table:style-name="ce35" table:formula="of:=SUM(MOD(SUM([.L96]-[.L$2];[.T$2]);[.R$2]-[.L$2]);[.L$2])" office:value-type="time" office:time-value="PT17H50M00S" calcext:value-type="time">
            <text:p>17:50:00</text:p>
          </table:table-cell>
          <table:table-cell table:style-name="ce11" table:formula="of:=IF([.L97]&lt;[.L96];[.M96]+[.H$2];[.M96])" office:value-type="float" office:value="360" calcext:value-type="float">
            <text:p>360</text:p>
          </table:table-cell>
          <table:table-cell table:style-name="ce11" table:formula="of:=OFFSET([.C$4];[.M97];0)" office:value-type="float" office:value="43751" calcext:value-type="float">
            <text:p>43751</text:p>
          </table:table-cell>
          <table:table-cell table:style-name="ce36" table:formula="of:=[.L97]" office:value-type="float" office:value="0.743055555555553" calcext:value-type="float">
            <text:p>0.7430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7];0)&lt;=[.O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08T17:57:07.194461" calcext:value-type="date">
            <text:p>2019-10-08 17:57:07</text:p>
          </table:table-cell>
          <table:table-cell table:style-name="ce7" table:formula="of:=[.A98]" office:value-type="date" office:date-value="2019-10-08T17:57:07.194461" calcext:value-type="date">
            <text:p>2019-10-08 17:57:07</text:p>
          </table:table-cell>
          <table:table-cell table:formula="of:=TRUNC([.A98])" office:value-type="float" office:value="43746" calcext:value-type="float">
            <text:p>43746</text:p>
          </table:table-cell>
          <table:table-cell table:style-name="ce12" table:formula="of:=[.B98]-[.C98]" office:value-type="date" office:date-value="1899-12-30T17:57:07.19446099363" calcext:value-type="date">
            <text:p>12/30/99 05:57 PM</text:p>
          </table:table-cell>
          <table:table-cell table:formula="of:=MOD([.E97]-[.$E$2];[.$H$2])+1+[.$E$2]" office:value-type="float" office:value="256" calcext:value-type="float">
            <text:p>256</text:p>
          </table:table-cell>
          <table:table-cell table:formula="of:=MOD([.F97]+1/[.$H$2];5)" office:value-type="float" office:value="1.58333333333333" calcext:value-type="float">
            <text:p>1,58333333333333</text:p>
          </table:table-cell>
          <table:table-cell table:formula="of:=IF([.F98]=0;[.G97]+2+1/[.$H$2];[.G97]+1/[.$H$2])" office:value-type="float" office:value="1.58333333333333" calcext:value-type="float">
            <text:p>1,58333333333333</text:p>
          </table:table-cell>
          <table:table-cell table:number-columns-repeated="4"/>
          <table:table-cell table:style-name="ce35" table:formula="of:=SUM(MOD(SUM([.L97]-[.L$2];[.T$2]);[.R$2]-[.L$2]);[.L$2])" office:value-type="time" office:time-value="PT18H00M00S" calcext:value-type="time">
            <text:p>18:00:00</text:p>
          </table:table-cell>
          <table:table-cell table:style-name="ce11" table:formula="of:=IF([.L98]&lt;[.L97];[.M97]+[.H$2];[.M97])" office:value-type="float" office:value="360" calcext:value-type="float">
            <text:p>360</text:p>
          </table:table-cell>
          <table:table-cell table:style-name="ce11" table:formula="of:=OFFSET([.C$4];[.M98];0)" office:value-type="float" office:value="43751" calcext:value-type="float">
            <text:p>43751</text:p>
          </table:table-cell>
          <table:table-cell table:style-name="ce36" table:formula="of:=[.L98]" office:value-type="float" office:value="0.749999999999998" calcext:value-type="float">
            <text:p>0.7499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8];0)&lt;=[.O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08T18:31:01.887445" calcext:value-type="date">
            <text:p>2019-10-08 18:31:02</text:p>
          </table:table-cell>
          <table:table-cell table:style-name="ce7" table:formula="of:=[.A99]" office:value-type="date" office:date-value="2019-10-08T18:31:01.887445" calcext:value-type="date">
            <text:p>2019-10-08 18:31:02</text:p>
          </table:table-cell>
          <table:table-cell table:formula="of:=TRUNC([.A99])" office:value-type="float" office:value="43746" calcext:value-type="float">
            <text:p>43746</text:p>
          </table:table-cell>
          <table:table-cell table:style-name="ce12" table:formula="of:=[.B99]-[.C99]" office:value-type="date" office:date-value="1899-12-30T18:31:01.88744490501" calcext:value-type="date">
            <text:p>12/30/99 06:31 PM</text:p>
          </table:table-cell>
          <table:table-cell table:formula="of:=MOD([.E98]-[.$E$2];[.$H$2])+1+[.$E$2]" office:value-type="float" office:value="257" calcext:value-type="float">
            <text:p>257</text:p>
          </table:table-cell>
          <table:table-cell table:formula="of:=MOD([.F98]+1/[.$H$2];5)" office:value-type="float" office:value="1.6" calcext:value-type="float">
            <text:p>1,6</text:p>
          </table:table-cell>
          <table:table-cell table:formula="of:=IF([.F99]=0;[.G98]+2+1/[.$H$2];[.G98]+1/[.$H$2])" office:value-type="float" office:value="1.6" calcext:value-type="float">
            <text:p>1,6</text:p>
          </table:table-cell>
          <table:table-cell table:number-columns-repeated="4"/>
          <table:table-cell table:style-name="ce35" table:formula="of:=SUM(MOD(SUM([.L98]-[.L$2];[.T$2]);[.R$2]-[.L$2]);[.L$2])" office:value-type="time" office:time-value="PT18H10M00S" calcext:value-type="time">
            <text:p>18:10:00</text:p>
          </table:table-cell>
          <table:table-cell table:style-name="ce11" table:formula="of:=IF([.L99]&lt;[.L98];[.M98]+[.H$2];[.M98])" office:value-type="float" office:value="360" calcext:value-type="float">
            <text:p>360</text:p>
          </table:table-cell>
          <table:table-cell table:style-name="ce11" table:formula="of:=OFFSET([.C$4];[.M99];0)" office:value-type="float" office:value="43751" calcext:value-type="float">
            <text:p>43751</text:p>
          </table:table-cell>
          <table:table-cell table:style-name="ce36" table:formula="of:=[.L99]" office:value-type="float" office:value="0.756944444444442" calcext:value-type="float">
            <text:p>0.7569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9];0)&lt;=[.O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08T17:55:50.582463" calcext:value-type="date">
            <text:p>2019-10-08 17:55:51</text:p>
          </table:table-cell>
          <table:table-cell table:style-name="ce7" table:formula="of:=[.A100]" office:value-type="date" office:date-value="2019-10-08T17:55:50.582463" calcext:value-type="date">
            <text:p>2019-10-08 17:55:51</text:p>
          </table:table-cell>
          <table:table-cell table:formula="of:=TRUNC([.A100])" office:value-type="float" office:value="43746" calcext:value-type="float">
            <text:p>43746</text:p>
          </table:table-cell>
          <table:table-cell table:style-name="ce12" table:formula="of:=[.B100]-[.C100]" office:value-type="date" office:date-value="1899-12-30T17:55:50.58246329427" calcext:value-type="date">
            <text:p>12/30/99 05:55 PM</text:p>
          </table:table-cell>
          <table:table-cell table:formula="of:=MOD([.E99]-[.$E$2];[.$H$2])+1+[.$E$2]" office:value-type="float" office:value="258" calcext:value-type="float">
            <text:p>258</text:p>
          </table:table-cell>
          <table:table-cell table:formula="of:=MOD([.F99]+1/[.$H$2];5)" office:value-type="float" office:value="1.61666666666667" calcext:value-type="float">
            <text:p>1,61666666666667</text:p>
          </table:table-cell>
          <table:table-cell table:formula="of:=IF([.F100]=0;[.G99]+2+1/[.$H$2];[.G99]+1/[.$H$2])" office:value-type="float" office:value="1.61666666666667" calcext:value-type="float">
            <text:p>1,61666666666667</text:p>
          </table:table-cell>
          <table:table-cell table:number-columns-repeated="4"/>
          <table:table-cell table:style-name="ce35" table:formula="of:=SUM(MOD(SUM([.L99]-[.L$2];[.T$2]);[.R$2]-[.L$2]);[.L$2])" office:value-type="time" office:time-value="PT18H20M00S" calcext:value-type="time">
            <text:p>18:20:00</text:p>
          </table:table-cell>
          <table:table-cell table:style-name="ce11" table:formula="of:=IF([.L100]&lt;[.L99];[.M99]+[.H$2];[.M99])" office:value-type="float" office:value="360" calcext:value-type="float">
            <text:p>360</text:p>
          </table:table-cell>
          <table:table-cell table:style-name="ce11" table:formula="of:=OFFSET([.C$4];[.M100];0)" office:value-type="float" office:value="43751" calcext:value-type="float">
            <text:p>43751</text:p>
          </table:table-cell>
          <table:table-cell table:style-name="ce36" table:formula="of:=[.L100]" office:value-type="float" office:value="0.763888888888887" calcext:value-type="float">
            <text:p>0.7638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0];0)&lt;=[.O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08T17:49:21.878633" calcext:value-type="date">
            <text:p>2019-10-08 17:49:22</text:p>
          </table:table-cell>
          <table:table-cell table:style-name="ce7" table:formula="of:=[.A101]" office:value-type="date" office:date-value="2019-10-08T17:49:21.878633" calcext:value-type="date">
            <text:p>2019-10-08 17:49:22</text:p>
          </table:table-cell>
          <table:table-cell table:formula="of:=TRUNC([.A101])" office:value-type="float" office:value="43746" calcext:value-type="float">
            <text:p>43746</text:p>
          </table:table-cell>
          <table:table-cell table:style-name="ce12" table:formula="of:=[.B101]-[.C101]" office:value-type="date" office:date-value="1899-12-30T17:49:21.87863345258" calcext:value-type="date">
            <text:p>12/30/99 05:49 PM</text:p>
          </table:table-cell>
          <table:table-cell table:formula="of:=MOD([.E100]-[.$E$2];[.$H$2])+1+[.$E$2]" office:value-type="float" office:value="259" calcext:value-type="float">
            <text:p>259</text:p>
          </table:table-cell>
          <table:table-cell table:formula="of:=MOD([.F100]+1/[.$H$2];5)" office:value-type="float" office:value="1.63333333333333" calcext:value-type="float">
            <text:p>1,63333333333333</text:p>
          </table:table-cell>
          <table:table-cell table:formula="of:=IF([.F101]=0;[.G100]+2+1/[.$H$2];[.G100]+1/[.$H$2])" office:value-type="float" office:value="1.63333333333333" calcext:value-type="float">
            <text:p>1,63333333333333</text:p>
          </table:table-cell>
          <table:table-cell table:number-columns-repeated="4"/>
          <table:table-cell table:style-name="ce35" table:formula="of:=SUM(MOD(SUM([.L100]-[.L$2];[.T$2]);[.R$2]-[.L$2]);[.L$2])" office:value-type="time" office:time-value="PT18H30M00S" calcext:value-type="time">
            <text:p>18:30:00</text:p>
          </table:table-cell>
          <table:table-cell table:style-name="ce11" table:formula="of:=IF([.L101]&lt;[.L100];[.M100]+[.H$2];[.M100])" office:value-type="float" office:value="360" calcext:value-type="float">
            <text:p>360</text:p>
          </table:table-cell>
          <table:table-cell table:style-name="ce11" table:formula="of:=OFFSET([.C$4];[.M101];0)" office:value-type="float" office:value="43751" calcext:value-type="float">
            <text:p>43751</text:p>
          </table:table-cell>
          <table:table-cell table:style-name="ce36" table:formula="of:=[.L101]" office:value-type="float" office:value="0.770833333333331" calcext:value-type="float">
            <text:p>0.7708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1];0)&lt;=[.O1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08T17:54:28.260397" calcext:value-type="date">
            <text:p>2019-10-08 17:54:28</text:p>
          </table:table-cell>
          <table:table-cell table:style-name="ce7" table:formula="of:=[.A102]" office:value-type="date" office:date-value="2019-10-08T17:54:28.260397" calcext:value-type="date">
            <text:p>2019-10-08 17:54:28</text:p>
          </table:table-cell>
          <table:table-cell table:formula="of:=TRUNC([.A102])" office:value-type="float" office:value="43746" calcext:value-type="float">
            <text:p>43746</text:p>
          </table:table-cell>
          <table:table-cell table:style-name="ce12" table:formula="of:=[.B102]-[.C102]" office:value-type="date" office:date-value="1899-12-30T17:54:28.26039736625" calcext:value-type="date">
            <text:p>12/30/99 05:54 PM</text:p>
          </table:table-cell>
          <table:table-cell table:formula="of:=MOD([.E101]-[.$E$2];[.$H$2])+1+[.$E$2]" office:value-type="float" office:value="260" calcext:value-type="float">
            <text:p>260</text:p>
          </table:table-cell>
          <table:table-cell table:formula="of:=MOD([.F101]+1/[.$H$2];5)" office:value-type="float" office:value="1.65" calcext:value-type="float">
            <text:p>1,65</text:p>
          </table:table-cell>
          <table:table-cell table:formula="of:=IF([.F102]=0;[.G101]+2+1/[.$H$2];[.G101]+1/[.$H$2])" office:value-type="float" office:value="1.65" calcext:value-type="float">
            <text:p>1,65</text:p>
          </table:table-cell>
          <table:table-cell table:number-columns-repeated="4"/>
          <table:table-cell table:style-name="ce35" table:formula="of:=SUM(MOD(SUM([.L101]-[.L$2];[.T$2]);[.R$2]-[.L$2]);[.L$2])" office:value-type="time" office:time-value="PT18H40M00S" calcext:value-type="time">
            <text:p>18:40:00</text:p>
          </table:table-cell>
          <table:table-cell table:style-name="ce11" table:formula="of:=IF([.L102]&lt;[.L101];[.M101]+[.H$2];[.M101])" office:value-type="float" office:value="360" calcext:value-type="float">
            <text:p>360</text:p>
          </table:table-cell>
          <table:table-cell table:style-name="ce11" table:formula="of:=OFFSET([.C$4];[.M102];0)" office:value-type="float" office:value="43751" calcext:value-type="float">
            <text:p>43751</text:p>
          </table:table-cell>
          <table:table-cell table:style-name="ce36" table:formula="of:=[.L102]" office:value-type="float" office:value="0.777777777777776" calcext:value-type="float">
            <text:p>0.7777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2];0)&lt;=[.O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08T17:52:25.035245" calcext:value-type="date">
            <text:p>2019-10-08 17:52:25</text:p>
          </table:table-cell>
          <table:table-cell table:style-name="ce7" table:formula="of:=[.A103]" office:value-type="date" office:date-value="2019-10-08T17:52:25.035245" calcext:value-type="date">
            <text:p>2019-10-08 17:52:25</text:p>
          </table:table-cell>
          <table:table-cell table:formula="of:=TRUNC([.A103])" office:value-type="float" office:value="43746" calcext:value-type="float">
            <text:p>43746</text:p>
          </table:table-cell>
          <table:table-cell table:style-name="ce12" table:formula="of:=[.B103]-[.C103]" office:value-type="date" office:date-value="1899-12-30T17:52:25.03524473403" calcext:value-type="date">
            <text:p>12/30/99 05:52 PM</text:p>
          </table:table-cell>
          <table:table-cell table:formula="of:=MOD([.E102]-[.$E$2];[.$H$2])+1+[.$E$2]" office:value-type="float" office:value="261" calcext:value-type="float">
            <text:p>261</text:p>
          </table:table-cell>
          <table:table-cell table:formula="of:=MOD([.F102]+1/[.$H$2];5)" office:value-type="float" office:value="1.66666666666667" calcext:value-type="float">
            <text:p>1,66666666666667</text:p>
          </table:table-cell>
          <table:table-cell table:formula="of:=IF([.F103]=0;[.G102]+2+1/[.$H$2];[.G102]+1/[.$H$2])" office:value-type="float" office:value="1.66666666666667" calcext:value-type="float">
            <text:p>1,66666666666667</text:p>
          </table:table-cell>
          <table:table-cell table:number-columns-repeated="4"/>
          <table:table-cell table:style-name="ce35" table:formula="of:=SUM(MOD(SUM([.L102]-[.L$2];[.T$2]);[.R$2]-[.L$2]);[.L$2])" office:value-type="time" office:time-value="PT18H50M00S" calcext:value-type="time">
            <text:p>18:50:00</text:p>
          </table:table-cell>
          <table:table-cell table:style-name="ce11" table:formula="of:=IF([.L103]&lt;[.L102];[.M102]+[.H$2];[.M102])" office:value-type="float" office:value="360" calcext:value-type="float">
            <text:p>360</text:p>
          </table:table-cell>
          <table:table-cell table:style-name="ce11" table:formula="of:=OFFSET([.C$4];[.M103];0)" office:value-type="float" office:value="43751" calcext:value-type="float">
            <text:p>43751</text:p>
          </table:table-cell>
          <table:table-cell table:style-name="ce36" table:formula="of:=[.L103]" office:value-type="float" office:value="0.78472222222222" calcext:value-type="float">
            <text:p>0.7847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3];0)&lt;=[.O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08T17:56:21.819263" calcext:value-type="date">
            <text:p>2019-10-08 17:56:22</text:p>
          </table:table-cell>
          <table:table-cell table:style-name="ce7" table:formula="of:=[.A104]" office:value-type="date" office:date-value="2019-10-08T17:56:21.819263" calcext:value-type="date">
            <text:p>2019-10-08 17:56:22</text:p>
          </table:table-cell>
          <table:table-cell table:formula="of:=TRUNC([.A104])" office:value-type="float" office:value="43746" calcext:value-type="float">
            <text:p>43746</text:p>
          </table:table-cell>
          <table:table-cell table:style-name="ce12" table:formula="of:=[.B104]-[.C104]" office:value-type="date" office:date-value="1899-12-30T17:56:21.81926265825" calcext:value-type="date">
            <text:p>12/30/99 05:56 PM</text:p>
          </table:table-cell>
          <table:table-cell table:formula="of:=MOD([.E103]-[.$E$2];[.$H$2])+1+[.$E$2]" office:value-type="float" office:value="262" calcext:value-type="float">
            <text:p>262</text:p>
          </table:table-cell>
          <table:table-cell table:formula="of:=MOD([.F103]+1/[.$H$2];5)" office:value-type="float" office:value="1.68333333333333" calcext:value-type="float">
            <text:p>1,68333333333333</text:p>
          </table:table-cell>
          <table:table-cell table:formula="of:=IF([.F104]=0;[.G103]+2+1/[.$H$2];[.G103]+1/[.$H$2])" office:value-type="float" office:value="1.68333333333333" calcext:value-type="float">
            <text:p>1,68333333333333</text:p>
          </table:table-cell>
          <table:table-cell table:number-columns-repeated="4"/>
          <table:table-cell table:style-name="ce35" table:formula="of:=SUM(MOD(SUM([.L103]-[.L$2];[.T$2]);[.R$2]-[.L$2]);[.L$2])" office:value-type="time" office:time-value="PT19H00M00S" calcext:value-type="time">
            <text:p>19:00:00</text:p>
          </table:table-cell>
          <table:table-cell table:style-name="ce11" table:formula="of:=IF([.L104]&lt;[.L103];[.M103]+[.H$2];[.M103])" office:value-type="float" office:value="360" calcext:value-type="float">
            <text:p>360</text:p>
          </table:table-cell>
          <table:table-cell table:style-name="ce11" table:formula="of:=OFFSET([.C$4];[.M104];0)" office:value-type="float" office:value="43751" calcext:value-type="float">
            <text:p>43751</text:p>
          </table:table-cell>
          <table:table-cell table:style-name="ce36" table:formula="of:=[.L104]" office:value-type="float" office:value="0.791666666666664" calcext:value-type="float">
            <text:p>0.7916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4];0)&lt;=[.O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08T17:51:21.400362" calcext:value-type="date">
            <text:p>2019-10-08 17:51:21</text:p>
          </table:table-cell>
          <table:table-cell table:style-name="ce7" table:formula="of:=[.A105]" office:value-type="date" office:date-value="2019-10-08T17:51:21.400362" calcext:value-type="date">
            <text:p>2019-10-08 17:51:21</text:p>
          </table:table-cell>
          <table:table-cell table:formula="of:=TRUNC([.A105])" office:value-type="float" office:value="43746" calcext:value-type="float">
            <text:p>43746</text:p>
          </table:table-cell>
          <table:table-cell table:style-name="ce12" table:formula="of:=[.B105]-[.C105]" office:value-type="date" office:date-value="1899-12-30T17:51:21.40036182012" calcext:value-type="date">
            <text:p>12/30/99 05:51 PM</text:p>
          </table:table-cell>
          <table:table-cell table:formula="of:=MOD([.E104]-[.$E$2];[.$H$2])+1+[.$E$2]" office:value-type="float" office:value="263" calcext:value-type="float">
            <text:p>263</text:p>
          </table:table-cell>
          <table:table-cell table:formula="of:=MOD([.F104]+1/[.$H$2];5)" office:value-type="float" office:value="1.7" calcext:value-type="float">
            <text:p>1,7</text:p>
          </table:table-cell>
          <table:table-cell table:formula="of:=IF([.F105]=0;[.G104]+2+1/[.$H$2];[.G104]+1/[.$H$2])" office:value-type="float" office:value="1.7" calcext:value-type="float">
            <text:p>1,7</text:p>
          </table:table-cell>
          <table:table-cell table:number-columns-repeated="4"/>
          <table:table-cell table:style-name="ce35" table:formula="of:=SUM(MOD(SUM([.L104]-[.L$2];[.T$2]);[.R$2]-[.L$2]);[.L$2])" office:value-type="time" office:time-value="PT19H10M00S" calcext:value-type="time">
            <text:p>19:10:00</text:p>
          </table:table-cell>
          <table:table-cell table:style-name="ce11" table:formula="of:=IF([.L105]&lt;[.L104];[.M104]+[.H$2];[.M104])" office:value-type="float" office:value="360" calcext:value-type="float">
            <text:p>360</text:p>
          </table:table-cell>
          <table:table-cell table:style-name="ce11" table:formula="of:=OFFSET([.C$4];[.M105];0)" office:value-type="float" office:value="43751" calcext:value-type="float">
            <text:p>43751</text:p>
          </table:table-cell>
          <table:table-cell table:style-name="ce36" table:formula="of:=[.L105]" office:value-type="float" office:value="0.798611111111109" calcext:value-type="float">
            <text:p>0.7986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5];0)&lt;=[.O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08T17:43:58.090717" calcext:value-type="date">
            <text:p>2019-10-08 17:43:58</text:p>
          </table:table-cell>
          <table:table-cell table:style-name="ce7" table:formula="of:=[.A106]" office:value-type="date" office:date-value="2019-10-08T17:43:58.090717" calcext:value-type="date">
            <text:p>2019-10-08 17:43:58</text:p>
          </table:table-cell>
          <table:table-cell table:formula="of:=TRUNC([.A106])" office:value-type="float" office:value="43746" calcext:value-type="float">
            <text:p>43746</text:p>
          </table:table-cell>
          <table:table-cell table:style-name="ce12" table:formula="of:=[.B106]-[.C106]" office:value-type="date" office:date-value="1899-12-30T17:43:58.09071709402" calcext:value-type="date">
            <text:p>12/30/99 05:43 PM</text:p>
          </table:table-cell>
          <table:table-cell table:formula="of:=MOD([.E105]-[.$E$2];[.$H$2])+1+[.$E$2]" office:value-type="float" office:value="264" calcext:value-type="float">
            <text:p>264</text:p>
          </table:table-cell>
          <table:table-cell table:formula="of:=MOD([.F105]+1/[.$H$2];5)" office:value-type="float" office:value="1.71666666666667" calcext:value-type="float">
            <text:p>1,71666666666667</text:p>
          </table:table-cell>
          <table:table-cell table:formula="of:=IF([.F106]=0;[.G105]+2+1/[.$H$2];[.G105]+1/[.$H$2])" office:value-type="float" office:value="1.71666666666667" calcext:value-type="float">
            <text:p>1,71666666666667</text:p>
          </table:table-cell>
          <table:table-cell table:number-columns-repeated="4"/>
          <table:table-cell table:style-name="ce35" table:formula="of:=SUM(MOD(SUM([.L105]-[.L$2];[.T$2]);[.R$2]-[.L$2]);[.L$2])" office:value-type="time" office:time-value="PT19H20M00S" calcext:value-type="time">
            <text:p>19:20:00</text:p>
          </table:table-cell>
          <table:table-cell table:style-name="ce11" table:formula="of:=IF([.L106]&lt;[.L105];[.M105]+[.H$2];[.M105])" office:value-type="float" office:value="360" calcext:value-type="float">
            <text:p>360</text:p>
          </table:table-cell>
          <table:table-cell table:style-name="ce11" table:formula="of:=OFFSET([.C$4];[.M106];0)" office:value-type="float" office:value="43751" calcext:value-type="float">
            <text:p>43751</text:p>
          </table:table-cell>
          <table:table-cell table:style-name="ce36" table:formula="of:=[.L106]" office:value-type="float" office:value="0.805555555555553" calcext:value-type="float">
            <text:p>0.8055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6];0)&lt;=[.O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08T17:56:43.870112" calcext:value-type="date">
            <text:p>2019-10-08 17:56:44</text:p>
          </table:table-cell>
          <table:table-cell table:style-name="ce7" table:formula="of:=[.A107]" office:value-type="date" office:date-value="2019-10-08T17:56:43.870112" calcext:value-type="date">
            <text:p>2019-10-08 17:56:44</text:p>
          </table:table-cell>
          <table:table-cell table:formula="of:=TRUNC([.A107])" office:value-type="float" office:value="43746" calcext:value-type="float">
            <text:p>43746</text:p>
          </table:table-cell>
          <table:table-cell table:style-name="ce12" table:formula="of:=[.B107]-[.C107]" office:value-type="date" office:date-value="1899-12-30T17:56:43.870111797" calcext:value-type="date">
            <text:p>12/30/99 05:56 PM</text:p>
          </table:table-cell>
          <table:table-cell table:formula="of:=MOD([.E106]-[.$E$2];[.$H$2])+1+[.$E$2]" office:value-type="float" office:value="265" calcext:value-type="float">
            <text:p>265</text:p>
          </table:table-cell>
          <table:table-cell table:formula="of:=MOD([.F106]+1/[.$H$2];5)" office:value-type="float" office:value="1.73333333333333" calcext:value-type="float">
            <text:p>1,73333333333333</text:p>
          </table:table-cell>
          <table:table-cell table:formula="of:=IF([.F107]=0;[.G106]+2+1/[.$H$2];[.G106]+1/[.$H$2])" office:value-type="float" office:value="1.73333333333333" calcext:value-type="float">
            <text:p>1,73333333333333</text:p>
          </table:table-cell>
          <table:table-cell table:number-columns-repeated="4"/>
          <table:table-cell table:style-name="ce35" table:formula="of:=SUM(MOD(SUM([.L106]-[.L$2];[.T$2]);[.R$2]-[.L$2]);[.L$2])" office:value-type="time" office:time-value="PT19H30M00S" calcext:value-type="time">
            <text:p>19:30:00</text:p>
          </table:table-cell>
          <table:table-cell table:style-name="ce11" table:formula="of:=IF([.L107]&lt;[.L106];[.M106]+[.H$2];[.M106])" office:value-type="float" office:value="360" calcext:value-type="float">
            <text:p>360</text:p>
          </table:table-cell>
          <table:table-cell table:style-name="ce11" table:formula="of:=OFFSET([.C$4];[.M107];0)" office:value-type="float" office:value="43751" calcext:value-type="float">
            <text:p>43751</text:p>
          </table:table-cell>
          <table:table-cell table:style-name="ce36" table:formula="of:=[.L107]" office:value-type="float" office:value="0.812499999999998" calcext:value-type="float">
            <text:p>0.8124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7];0)&lt;=[.O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08T17:48:58.785624" calcext:value-type="date">
            <text:p>2019-10-08 17:48:59</text:p>
          </table:table-cell>
          <table:table-cell table:style-name="ce7" table:formula="of:=[.A108]" office:value-type="date" office:date-value="2019-10-08T17:48:58.785624" calcext:value-type="date">
            <text:p>2019-10-08 17:48:59</text:p>
          </table:table-cell>
          <table:table-cell table:formula="of:=TRUNC([.A108])" office:value-type="float" office:value="43746" calcext:value-type="float">
            <text:p>43746</text:p>
          </table:table-cell>
          <table:table-cell table:style-name="ce12" table:formula="of:=[.B108]-[.C108]" office:value-type="date" office:date-value="1899-12-30T17:48:58.78562415484" calcext:value-type="date">
            <text:p>12/30/99 05:48 PM</text:p>
          </table:table-cell>
          <table:table-cell table:formula="of:=MOD([.E107]-[.$E$2];[.$H$2])+1+[.$E$2]" office:value-type="float" office:value="266" calcext:value-type="float">
            <text:p>266</text:p>
          </table:table-cell>
          <table:table-cell table:formula="of:=MOD([.F107]+1/[.$H$2];5)" office:value-type="float" office:value="1.75" calcext:value-type="float">
            <text:p>1,75</text:p>
          </table:table-cell>
          <table:table-cell table:formula="of:=IF([.F108]=0;[.G107]+2+1/[.$H$2];[.G107]+1/[.$H$2])" office:value-type="float" office:value="1.75" calcext:value-type="float">
            <text:p>1,75</text:p>
          </table:table-cell>
          <table:table-cell table:number-columns-repeated="4"/>
          <table:table-cell table:style-name="ce35" table:formula="of:=SUM(MOD(SUM([.L107]-[.L$2];[.T$2]);[.R$2]-[.L$2]);[.L$2])" office:value-type="time" office:time-value="PT17H10M00S" calcext:value-type="time">
            <text:p>17:10:00</text:p>
          </table:table-cell>
          <table:table-cell table:style-name="ce11" table:formula="of:=IF([.L108]&lt;[.L107];[.M107]+[.H$2];[.M107])" office:value-type="float" office:value="420" calcext:value-type="float">
            <text:p>420</text:p>
          </table:table-cell>
          <table:table-cell table:style-name="ce11" table:formula="of:=OFFSET([.C$4];[.M108];0)" office:value-type="float" office:value="43752" calcext:value-type="float">
            <text:p>43752</text:p>
          </table:table-cell>
          <table:table-cell table:style-name="ce36" table:formula="of:=[.L108]" office:value-type="float" office:value="0.715277777777775" calcext:value-type="float">
            <text:p>0.715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8];0)&lt;=[.O1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08T17:46:29.406054" calcext:value-type="date">
            <text:p>2019-10-08 17:46:29</text:p>
          </table:table-cell>
          <table:table-cell table:style-name="ce7" table:formula="of:=[.A109]" office:value-type="date" office:date-value="2019-10-08T17:46:29.406054" calcext:value-type="date">
            <text:p>2019-10-08 17:46:29</text:p>
          </table:table-cell>
          <table:table-cell table:formula="of:=TRUNC([.A109])" office:value-type="float" office:value="43746" calcext:value-type="float">
            <text:p>43746</text:p>
          </table:table-cell>
          <table:table-cell table:style-name="ce12" table:formula="of:=[.B109]-[.C109]" office:value-type="date" office:date-value="1899-12-30T17:46:29.40605444368" calcext:value-type="date">
            <text:p>12/30/99 05:46 PM</text:p>
          </table:table-cell>
          <table:table-cell table:formula="of:=MOD([.E108]-[.$E$2];[.$H$2])+1+[.$E$2]" office:value-type="float" office:value="267" calcext:value-type="float">
            <text:p>267</text:p>
          </table:table-cell>
          <table:table-cell table:formula="of:=MOD([.F108]+1/[.$H$2];5)" office:value-type="float" office:value="1.76666666666667" calcext:value-type="float">
            <text:p>1,76666666666667</text:p>
          </table:table-cell>
          <table:table-cell table:formula="of:=IF([.F109]=0;[.G108]+2+1/[.$H$2];[.G108]+1/[.$H$2])" office:value-type="float" office:value="1.76666666666667" calcext:value-type="float">
            <text:p>1,76666666666667</text:p>
          </table:table-cell>
          <table:table-cell table:number-columns-repeated="4"/>
          <table:table-cell table:style-name="ce35" table:formula="of:=SUM(MOD(SUM([.L108]-[.L$2];[.T$2]);[.R$2]-[.L$2]);[.L$2])" office:value-type="time" office:time-value="PT17H20M00S" calcext:value-type="time">
            <text:p>17:20:00</text:p>
          </table:table-cell>
          <table:table-cell table:style-name="ce11" table:formula="of:=IF([.L109]&lt;[.L108];[.M108]+[.H$2];[.M108])" office:value-type="float" office:value="420" calcext:value-type="float">
            <text:p>420</text:p>
          </table:table-cell>
          <table:table-cell table:style-name="ce11" table:formula="of:=OFFSET([.C$4];[.M109];0)" office:value-type="float" office:value="43752" calcext:value-type="float">
            <text:p>43752</text:p>
          </table:table-cell>
          <table:table-cell table:style-name="ce36" table:formula="of:=[.L109]" office:value-type="float" office:value="0.72222222222222" calcext:value-type="float">
            <text:p>0.7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9];0)&lt;=[.O1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08T17:57:48.651629" calcext:value-type="date">
            <text:p>2019-10-08 17:57:49</text:p>
          </table:table-cell>
          <table:table-cell table:style-name="ce7" table:formula="of:=[.A110]" office:value-type="date" office:date-value="2019-10-08T17:57:48.651629" calcext:value-type="date">
            <text:p>2019-10-08 17:57:49</text:p>
          </table:table-cell>
          <table:table-cell table:formula="of:=TRUNC([.A110])" office:value-type="float" office:value="43746" calcext:value-type="float">
            <text:p>43746</text:p>
          </table:table-cell>
          <table:table-cell table:style-name="ce12" table:formula="of:=[.B110]-[.C110]" office:value-type="date" office:date-value="1899-12-30T17:57:48.65162900649" calcext:value-type="date">
            <text:p>12/30/99 05:57 PM</text:p>
          </table:table-cell>
          <table:table-cell table:formula="of:=MOD([.E109]-[.$E$2];[.$H$2])+1+[.$E$2]" office:value-type="float" office:value="268" calcext:value-type="float">
            <text:p>268</text:p>
          </table:table-cell>
          <table:table-cell table:formula="of:=MOD([.F109]+1/[.$H$2];5)" office:value-type="float" office:value="1.78333333333333" calcext:value-type="float">
            <text:p>1,78333333333333</text:p>
          </table:table-cell>
          <table:table-cell table:formula="of:=IF([.F110]=0;[.G109]+2+1/[.$H$2];[.G109]+1/[.$H$2])" office:value-type="float" office:value="1.78333333333333" calcext:value-type="float">
            <text:p>1,78333333333333</text:p>
          </table:table-cell>
          <table:table-cell table:number-columns-repeated="4"/>
          <table:table-cell table:style-name="ce35" table:formula="of:=SUM(MOD(SUM([.L109]-[.L$2];[.T$2]);[.R$2]-[.L$2]);[.L$2])" office:value-type="time" office:time-value="PT17H30M00S" calcext:value-type="time">
            <text:p>17:30:00</text:p>
          </table:table-cell>
          <table:table-cell table:style-name="ce11" table:formula="of:=IF([.L110]&lt;[.L109];[.M109]+[.H$2];[.M109])" office:value-type="float" office:value="420" calcext:value-type="float">
            <text:p>420</text:p>
          </table:table-cell>
          <table:table-cell table:style-name="ce11" table:formula="of:=OFFSET([.C$4];[.M110];0)" office:value-type="float" office:value="43752" calcext:value-type="float">
            <text:p>43752</text:p>
          </table:table-cell>
          <table:table-cell table:style-name="ce36" table:formula="of:=[.L110]" office:value-type="float" office:value="0.729166666666664" calcext:value-type="float">
            <text:p>0.729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0];0)&lt;=[.O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08T18:24:41.956058" calcext:value-type="date">
            <text:p>2019-10-08 18:24:42</text:p>
          </table:table-cell>
          <table:table-cell table:style-name="ce7" table:formula="of:=[.A111]" office:value-type="date" office:date-value="2019-10-08T18:24:41.956058" calcext:value-type="date">
            <text:p>2019-10-08 18:24:42</text:p>
          </table:table-cell>
          <table:table-cell table:formula="of:=TRUNC([.A111])" office:value-type="float" office:value="43746" calcext:value-type="float">
            <text:p>43746</text:p>
          </table:table-cell>
          <table:table-cell table:style-name="ce12" table:formula="of:=[.B111]-[.C111]" office:value-type="date" office:date-value="1899-12-30T18:24:41.95605792571" calcext:value-type="date">
            <text:p>12/30/99 06:24 PM</text:p>
          </table:table-cell>
          <table:table-cell table:formula="of:=MOD([.E110]-[.$E$2];[.$H$2])+1+[.$E$2]" office:value-type="float" office:value="269" calcext:value-type="float">
            <text:p>269</text:p>
          </table:table-cell>
          <table:table-cell table:formula="of:=MOD([.F110]+1/[.$H$2];5)" office:value-type="float" office:value="1.8" calcext:value-type="float">
            <text:p>1,8</text:p>
          </table:table-cell>
          <table:table-cell table:formula="of:=IF([.F111]=0;[.G110]+2+1/[.$H$2];[.G110]+1/[.$H$2])" office:value-type="float" office:value="1.8" calcext:value-type="float">
            <text:p>1,8</text:p>
          </table:table-cell>
          <table:table-cell table:number-columns-repeated="4"/>
          <table:table-cell table:style-name="ce35" table:formula="of:=SUM(MOD(SUM([.L110]-[.L$2];[.T$2]);[.R$2]-[.L$2]);[.L$2])" office:value-type="time" office:time-value="PT17H40M00S" calcext:value-type="time">
            <text:p>17:40:00</text:p>
          </table:table-cell>
          <table:table-cell table:style-name="ce11" table:formula="of:=IF([.L111]&lt;[.L110];[.M110]+[.H$2];[.M110])" office:value-type="float" office:value="420" calcext:value-type="float">
            <text:p>420</text:p>
          </table:table-cell>
          <table:table-cell table:style-name="ce11" table:formula="of:=OFFSET([.C$4];[.M111];0)" office:value-type="float" office:value="43752" calcext:value-type="float">
            <text:p>43752</text:p>
          </table:table-cell>
          <table:table-cell table:style-name="ce36" table:formula="of:=[.L111]" office:value-type="float" office:value="0.736111111111109" calcext:value-type="float">
            <text:p>0.7361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1];0)&lt;=[.O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08T18:24:13.757029" calcext:value-type="date">
            <text:p>2019-10-08 18:24:14</text:p>
          </table:table-cell>
          <table:table-cell table:style-name="ce7" table:formula="of:=[.A112]" office:value-type="date" office:date-value="2019-10-08T18:24:13.757029" calcext:value-type="date">
            <text:p>2019-10-08 18:24:14</text:p>
          </table:table-cell>
          <table:table-cell table:formula="of:=TRUNC([.A112])" office:value-type="float" office:value="43746" calcext:value-type="float">
            <text:p>43746</text:p>
          </table:table-cell>
          <table:table-cell table:style-name="ce12" table:formula="of:=[.B112]-[.C112]" office:value-type="date" office:date-value="1899-12-30T18:24:13.75702937599" calcext:value-type="date">
            <text:p>12/30/99 06:24 PM</text:p>
          </table:table-cell>
          <table:table-cell table:formula="of:=MOD([.E111]-[.$E$2];[.$H$2])+1+[.$E$2]" office:value-type="float" office:value="270" calcext:value-type="float">
            <text:p>270</text:p>
          </table:table-cell>
          <table:table-cell table:formula="of:=MOD([.F111]+1/[.$H$2];5)" office:value-type="float" office:value="1.81666666666667" calcext:value-type="float">
            <text:p>1,81666666666667</text:p>
          </table:table-cell>
          <table:table-cell table:formula="of:=IF([.F112]=0;[.G111]+2+1/[.$H$2];[.G111]+1/[.$H$2])" office:value-type="float" office:value="1.81666666666667" calcext:value-type="float">
            <text:p>1,81666666666667</text:p>
          </table:table-cell>
          <table:table-cell table:number-columns-repeated="4"/>
          <table:table-cell table:style-name="ce35" table:formula="of:=SUM(MOD(SUM([.L111]-[.L$2];[.T$2]);[.R$2]-[.L$2]);[.L$2])" office:value-type="time" office:time-value="PT17H50M00S" calcext:value-type="time">
            <text:p>17:50:00</text:p>
          </table:table-cell>
          <table:table-cell table:style-name="ce11" table:formula="of:=IF([.L112]&lt;[.L111];[.M111]+[.H$2];[.M111])" office:value-type="float" office:value="420" calcext:value-type="float">
            <text:p>420</text:p>
          </table:table-cell>
          <table:table-cell table:style-name="ce11" table:formula="of:=OFFSET([.C$4];[.M112];0)" office:value-type="float" office:value="43752" calcext:value-type="float">
            <text:p>43752</text:p>
          </table:table-cell>
          <table:table-cell table:style-name="ce36" table:formula="of:=[.L112]" office:value-type="float" office:value="0.743055555555553" calcext:value-type="float">
            <text:p>0.7430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2];0)&lt;=[.O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08T18:04:41.137251" calcext:value-type="date">
            <text:p>2019-10-08 18:04:41</text:p>
          </table:table-cell>
          <table:table-cell table:style-name="ce7" table:formula="of:=[.A113]" office:value-type="date" office:date-value="2019-10-08T18:04:41.137251" calcext:value-type="date">
            <text:p>2019-10-08 18:04:41</text:p>
          </table:table-cell>
          <table:table-cell table:formula="of:=TRUNC([.A113])" office:value-type="float" office:value="43746" calcext:value-type="float">
            <text:p>43746</text:p>
          </table:table-cell>
          <table:table-cell table:style-name="ce12" table:formula="of:=[.B113]-[.C113]" office:value-type="date" office:date-value="1899-12-30T18:04:41.13725061994" calcext:value-type="date">
            <text:p>12/30/99 06:04 PM</text:p>
          </table:table-cell>
          <table:table-cell table:formula="of:=MOD([.E112]-[.$E$2];[.$H$2])+1+[.$E$2]" office:value-type="float" office:value="271" calcext:value-type="float">
            <text:p>271</text:p>
          </table:table-cell>
          <table:table-cell table:formula="of:=MOD([.F112]+1/[.$H$2];5)" office:value-type="float" office:value="1.83333333333333" calcext:value-type="float">
            <text:p>1,83333333333333</text:p>
          </table:table-cell>
          <table:table-cell table:formula="of:=IF([.F113]=0;[.G112]+2+1/[.$H$2];[.G112]+1/[.$H$2])" office:value-type="float" office:value="1.83333333333333" calcext:value-type="float">
            <text:p>1,83333333333333</text:p>
          </table:table-cell>
          <table:table-cell table:number-columns-repeated="4"/>
          <table:table-cell table:style-name="ce35" table:formula="of:=SUM(MOD(SUM([.L112]-[.L$2];[.T$2]);[.R$2]-[.L$2]);[.L$2])" office:value-type="time" office:time-value="PT18H00M00S" calcext:value-type="time">
            <text:p>18:00:00</text:p>
          </table:table-cell>
          <table:table-cell table:style-name="ce11" table:formula="of:=IF([.L113]&lt;[.L112];[.M112]+[.H$2];[.M112])" office:value-type="float" office:value="420" calcext:value-type="float">
            <text:p>420</text:p>
          </table:table-cell>
          <table:table-cell table:style-name="ce11" table:formula="of:=OFFSET([.C$4];[.M113];0)" office:value-type="float" office:value="43752" calcext:value-type="float">
            <text:p>43752</text:p>
          </table:table-cell>
          <table:table-cell table:style-name="ce36" table:formula="of:=[.L113]" office:value-type="float" office:value="0.749999999999998" calcext:value-type="float">
            <text:p>0.7499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3];0)&lt;=[.O1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08T17:52:21.380789" calcext:value-type="date">
            <text:p>2019-10-08 17:52:21</text:p>
          </table:table-cell>
          <table:table-cell table:style-name="ce7" table:formula="of:=[.A114]" office:value-type="date" office:date-value="2019-10-08T17:52:21.380789" calcext:value-type="date">
            <text:p>2019-10-08 17:52:21</text:p>
          </table:table-cell>
          <table:table-cell table:formula="of:=TRUNC([.A114])" office:value-type="float" office:value="43746" calcext:value-type="float">
            <text:p>43746</text:p>
          </table:table-cell>
          <table:table-cell table:style-name="ce12" table:formula="of:=[.B114]-[.C114]" office:value-type="date" office:date-value="1899-12-30T17:52:21.38078859542" calcext:value-type="date">
            <text:p>12/30/99 05:52 PM</text:p>
          </table:table-cell>
          <table:table-cell table:formula="of:=MOD([.E113]-[.$E$2];[.$H$2])+1+[.$E$2]" office:value-type="float" office:value="272" calcext:value-type="float">
            <text:p>272</text:p>
          </table:table-cell>
          <table:table-cell table:formula="of:=MOD([.F113]+1/[.$H$2];5)" office:value-type="float" office:value="1.85" calcext:value-type="float">
            <text:p>1,85</text:p>
          </table:table-cell>
          <table:table-cell table:formula="of:=IF([.F114]=0;[.G113]+2+1/[.$H$2];[.G113]+1/[.$H$2])" office:value-type="float" office:value="1.85" calcext:value-type="float">
            <text:p>1,85</text:p>
          </table:table-cell>
          <table:table-cell table:number-columns-repeated="4"/>
          <table:table-cell table:style-name="ce35" table:formula="of:=SUM(MOD(SUM([.L113]-[.L$2];[.T$2]);[.R$2]-[.L$2]);[.L$2])" office:value-type="time" office:time-value="PT18H10M00S" calcext:value-type="time">
            <text:p>18:10:00</text:p>
          </table:table-cell>
          <table:table-cell table:style-name="ce11" table:formula="of:=IF([.L114]&lt;[.L113];[.M113]+[.H$2];[.M113])" office:value-type="float" office:value="420" calcext:value-type="float">
            <text:p>420</text:p>
          </table:table-cell>
          <table:table-cell table:style-name="ce11" table:formula="of:=OFFSET([.C$4];[.M114];0)" office:value-type="float" office:value="43752" calcext:value-type="float">
            <text:p>43752</text:p>
          </table:table-cell>
          <table:table-cell table:style-name="ce36" table:formula="of:=[.L114]" office:value-type="float" office:value="0.756944444444442" calcext:value-type="float">
            <text:p>0.7569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4];0)&lt;=[.O1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08T18:10:39.29335" calcext:value-type="date">
            <text:p>2019-10-08 18:10:39</text:p>
          </table:table-cell>
          <table:table-cell table:style-name="ce7" table:formula="of:=[.A115]" office:value-type="date" office:date-value="2019-10-08T18:10:39.29335" calcext:value-type="date">
            <text:p>2019-10-08 18:10:39</text:p>
          </table:table-cell>
          <table:table-cell table:formula="of:=TRUNC([.A115])" office:value-type="float" office:value="43746" calcext:value-type="float">
            <text:p>43746</text:p>
          </table:table-cell>
          <table:table-cell table:style-name="ce12" table:formula="of:=[.B115]-[.C115]" office:value-type="date" office:date-value="1899-12-30T18:10:39.29334960412" calcext:value-type="date">
            <text:p>12/30/99 06:10 PM</text:p>
          </table:table-cell>
          <table:table-cell table:formula="of:=MOD([.E114]-[.$E$2];[.$H$2])+1+[.$E$2]" office:value-type="float" office:value="273" calcext:value-type="float">
            <text:p>273</text:p>
          </table:table-cell>
          <table:table-cell table:formula="of:=MOD([.F114]+1/[.$H$2];5)" office:value-type="float" office:value="1.86666666666666" calcext:value-type="float">
            <text:p>1,86666666666666</text:p>
          </table:table-cell>
          <table:table-cell table:formula="of:=IF([.F115]=0;[.G114]+2+1/[.$H$2];[.G114]+1/[.$H$2])" office:value-type="float" office:value="1.86666666666666" calcext:value-type="float">
            <text:p>1,86666666666666</text:p>
          </table:table-cell>
          <table:table-cell table:number-columns-repeated="4"/>
          <table:table-cell table:style-name="ce35" table:formula="of:=SUM(MOD(SUM([.L114]-[.L$2];[.T$2]);[.R$2]-[.L$2]);[.L$2])" office:value-type="time" office:time-value="PT18H20M00S" calcext:value-type="time">
            <text:p>18:20:00</text:p>
          </table:table-cell>
          <table:table-cell table:style-name="ce11" table:formula="of:=IF([.L115]&lt;[.L114];[.M114]+[.H$2];[.M114])" office:value-type="float" office:value="420" calcext:value-type="float">
            <text:p>420</text:p>
          </table:table-cell>
          <table:table-cell table:style-name="ce11" table:formula="of:=OFFSET([.C$4];[.M115];0)" office:value-type="float" office:value="43752" calcext:value-type="float">
            <text:p>43752</text:p>
          </table:table-cell>
          <table:table-cell table:style-name="ce36" table:formula="of:=[.L115]" office:value-type="float" office:value="0.763888888888886" calcext:value-type="float">
            <text:p>0.7638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5];0)&lt;=[.O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08T17:42:43.846324" calcext:value-type="date">
            <text:p>2019-10-08 17:42:44</text:p>
          </table:table-cell>
          <table:table-cell table:style-name="ce7" table:formula="of:=[.A116]" office:value-type="date" office:date-value="2019-10-08T17:42:43.846324" calcext:value-type="date">
            <text:p>2019-10-08 17:42:44</text:p>
          </table:table-cell>
          <table:table-cell table:formula="of:=TRUNC([.A116])" office:value-type="float" office:value="43746" calcext:value-type="float">
            <text:p>43746</text:p>
          </table:table-cell>
          <table:table-cell table:style-name="ce12" table:formula="of:=[.B116]-[.C116]" office:value-type="date" office:date-value="1899-12-30T17:42:43.84632373229" calcext:value-type="date">
            <text:p>12/30/99 05:42 PM</text:p>
          </table:table-cell>
          <table:table-cell table:formula="of:=MOD([.E115]-[.$E$2];[.$H$2])+1+[.$E$2]" office:value-type="float" office:value="274" calcext:value-type="float">
            <text:p>274</text:p>
          </table:table-cell>
          <table:table-cell table:formula="of:=MOD([.F115]+1/[.$H$2];5)" office:value-type="float" office:value="1.88333333333333" calcext:value-type="float">
            <text:p>1,88333333333333</text:p>
          </table:table-cell>
          <table:table-cell table:formula="of:=IF([.F116]=0;[.G115]+2+1/[.$H$2];[.G115]+1/[.$H$2])" office:value-type="float" office:value="1.88333333333333" calcext:value-type="float">
            <text:p>1,88333333333333</text:p>
          </table:table-cell>
          <table:table-cell table:number-columns-repeated="4"/>
          <table:table-cell table:style-name="ce35" table:formula="of:=SUM(MOD(SUM([.L115]-[.L$2];[.T$2]);[.R$2]-[.L$2]);[.L$2])" office:value-type="time" office:time-value="PT18H30M00S" calcext:value-type="time">
            <text:p>18:30:00</text:p>
          </table:table-cell>
          <table:table-cell table:style-name="ce11" table:formula="of:=IF([.L116]&lt;[.L115];[.M115]+[.H$2];[.M115])" office:value-type="float" office:value="420" calcext:value-type="float">
            <text:p>420</text:p>
          </table:table-cell>
          <table:table-cell table:style-name="ce11" table:formula="of:=OFFSET([.C$4];[.M116];0)" office:value-type="float" office:value="43752" calcext:value-type="float">
            <text:p>43752</text:p>
          </table:table-cell>
          <table:table-cell table:style-name="ce36" table:formula="of:=[.L116]" office:value-type="float" office:value="0.770833333333331" calcext:value-type="float">
            <text:p>0.7708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6];0)&lt;=[.O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08T17:48:50.295032" calcext:value-type="date">
            <text:p>2019-10-08 17:48:50</text:p>
          </table:table-cell>
          <table:table-cell table:style-name="ce7" table:formula="of:=[.A117]" office:value-type="date" office:date-value="2019-10-08T17:48:50.295032" calcext:value-type="date">
            <text:p>2019-10-08 17:48:50</text:p>
          </table:table-cell>
          <table:table-cell table:formula="of:=TRUNC([.A117])" office:value-type="float" office:value="43746" calcext:value-type="float">
            <text:p>43746</text:p>
          </table:table-cell>
          <table:table-cell table:style-name="ce12" table:formula="of:=[.B117]-[.C117]" office:value-type="date" office:date-value="1899-12-30T17:48:50.29503200669" calcext:value-type="date">
            <text:p>12/30/99 05:48 PM</text:p>
          </table:table-cell>
          <table:table-cell table:formula="of:=MOD([.E116]-[.$E$2];[.$H$2])+1+[.$E$2]" office:value-type="float" office:value="275" calcext:value-type="float">
            <text:p>275</text:p>
          </table:table-cell>
          <table:table-cell table:formula="of:=MOD([.F116]+1/[.$H$2];5)" office:value-type="float" office:value="1.9" calcext:value-type="float">
            <text:p>1,9</text:p>
          </table:table-cell>
          <table:table-cell table:formula="of:=IF([.F117]=0;[.G116]+2+1/[.$H$2];[.G116]+1/[.$H$2])" office:value-type="float" office:value="1.9" calcext:value-type="float">
            <text:p>1,9</text:p>
          </table:table-cell>
          <table:table-cell table:number-columns-repeated="4"/>
          <table:table-cell table:style-name="ce35" table:formula="of:=SUM(MOD(SUM([.L116]-[.L$2];[.T$2]);[.R$2]-[.L$2]);[.L$2])" office:value-type="time" office:time-value="PT18H40M00S" calcext:value-type="time">
            <text:p>18:40:00</text:p>
          </table:table-cell>
          <table:table-cell table:style-name="ce11" table:formula="of:=IF([.L117]&lt;[.L116];[.M116]+[.H$2];[.M116])" office:value-type="float" office:value="420" calcext:value-type="float">
            <text:p>420</text:p>
          </table:table-cell>
          <table:table-cell table:style-name="ce11" table:formula="of:=OFFSET([.C$4];[.M117];0)" office:value-type="float" office:value="43752" calcext:value-type="float">
            <text:p>43752</text:p>
          </table:table-cell>
          <table:table-cell table:style-name="ce36" table:formula="of:=[.L117]" office:value-type="float" office:value="0.777777777777775" calcext:value-type="float">
            <text:p>0.7777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7];0)&lt;=[.O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08T17:40:07.550479" calcext:value-type="date">
            <text:p>2019-10-08 17:40:08</text:p>
          </table:table-cell>
          <table:table-cell table:style-name="ce7" table:formula="of:=[.A118]" office:value-type="date" office:date-value="2019-10-08T17:40:07.550479" calcext:value-type="date">
            <text:p>2019-10-08 17:40:08</text:p>
          </table:table-cell>
          <table:table-cell table:formula="of:=TRUNC([.A118])" office:value-type="float" office:value="43746" calcext:value-type="float">
            <text:p>43746</text:p>
          </table:table-cell>
          <table:table-cell table:style-name="ce12" table:formula="of:=[.B118]-[.C118]" office:value-type="date" office:date-value="1899-12-30T17:40:07.55047942512" calcext:value-type="date">
            <text:p>12/30/99 05:40 PM</text:p>
          </table:table-cell>
          <table:table-cell table:formula="of:=MOD([.E117]-[.$E$2];[.$H$2])+1+[.$E$2]" office:value-type="float" office:value="276" calcext:value-type="float">
            <text:p>276</text:p>
          </table:table-cell>
          <table:table-cell table:formula="of:=MOD([.F117]+1/[.$H$2];5)" office:value-type="float" office:value="1.91666666666666" calcext:value-type="float">
            <text:p>1,91666666666666</text:p>
          </table:table-cell>
          <table:table-cell table:formula="of:=IF([.F118]=0;[.G117]+2+1/[.$H$2];[.G117]+1/[.$H$2])" office:value-type="float" office:value="1.91666666666666" calcext:value-type="float">
            <text:p>1,91666666666666</text:p>
          </table:table-cell>
          <table:table-cell table:number-columns-repeated="4"/>
          <table:table-cell table:style-name="ce35" table:formula="of:=SUM(MOD(SUM([.L117]-[.L$2];[.T$2]);[.R$2]-[.L$2]);[.L$2])" office:value-type="time" office:time-value="PT18H50M00S" calcext:value-type="time">
            <text:p>18:50:00</text:p>
          </table:table-cell>
          <table:table-cell table:style-name="ce11" table:formula="of:=IF([.L118]&lt;[.L117];[.M117]+[.H$2];[.M117])" office:value-type="float" office:value="420" calcext:value-type="float">
            <text:p>420</text:p>
          </table:table-cell>
          <table:table-cell table:style-name="ce11" table:formula="of:=OFFSET([.C$4];[.M118];0)" office:value-type="float" office:value="43752" calcext:value-type="float">
            <text:p>43752</text:p>
          </table:table-cell>
          <table:table-cell table:style-name="ce36" table:formula="of:=[.L118]" office:value-type="float" office:value="0.78472222222222" calcext:value-type="float">
            <text:p>0.7847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8];0)&lt;=[.O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08T17:56:16.563995" calcext:value-type="date">
            <text:p>2019-10-08 17:56:17</text:p>
          </table:table-cell>
          <table:table-cell table:style-name="ce7" table:formula="of:=[.A119]" office:value-type="date" office:date-value="2019-10-08T17:56:16.563995" calcext:value-type="date">
            <text:p>2019-10-08 17:56:17</text:p>
          </table:table-cell>
          <table:table-cell table:formula="of:=TRUNC([.A119])" office:value-type="float" office:value="43746" calcext:value-type="float">
            <text:p>43746</text:p>
          </table:table-cell>
          <table:table-cell table:style-name="ce12" table:formula="of:=[.B119]-[.C119]" office:value-type="date" office:date-value="1899-12-30T17:56:16.56399544794" calcext:value-type="date">
            <text:p>12/30/99 05:56 PM</text:p>
          </table:table-cell>
          <table:table-cell table:formula="of:=MOD([.E118]-[.$E$2];[.$H$2])+1+[.$E$2]" office:value-type="float" office:value="277" calcext:value-type="float">
            <text:p>277</text:p>
          </table:table-cell>
          <table:table-cell table:formula="of:=MOD([.F118]+1/[.$H$2];5)" office:value-type="float" office:value="1.93333333333333" calcext:value-type="float">
            <text:p>1,93333333333333</text:p>
          </table:table-cell>
          <table:table-cell table:formula="of:=IF([.F119]=0;[.G118]+2+1/[.$H$2];[.G118]+1/[.$H$2])" office:value-type="float" office:value="1.93333333333333" calcext:value-type="float">
            <text:p>1,93333333333333</text:p>
          </table:table-cell>
          <table:table-cell table:number-columns-repeated="4"/>
          <table:table-cell table:style-name="ce35" table:formula="of:=SUM(MOD(SUM([.L118]-[.L$2];[.T$2]);[.R$2]-[.L$2]);[.L$2])" office:value-type="time" office:time-value="PT19H00M00S" calcext:value-type="time">
            <text:p>19:00:00</text:p>
          </table:table-cell>
          <table:table-cell table:style-name="ce11" table:formula="of:=IF([.L119]&lt;[.L118];[.M118]+[.H$2];[.M118])" office:value-type="float" office:value="420" calcext:value-type="float">
            <text:p>420</text:p>
          </table:table-cell>
          <table:table-cell table:style-name="ce11" table:formula="of:=OFFSET([.C$4];[.M119];0)" office:value-type="float" office:value="43752" calcext:value-type="float">
            <text:p>43752</text:p>
          </table:table-cell>
          <table:table-cell table:style-name="ce36" table:formula="of:=[.L119]" office:value-type="float" office:value="0.791666666666664" calcext:value-type="float">
            <text:p>0.7916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9];0)&lt;=[.O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08T17:38:05.077167" calcext:value-type="date">
            <text:p>2019-10-08 17:38:05</text:p>
          </table:table-cell>
          <table:table-cell table:style-name="ce7" table:formula="of:=[.A120]" office:value-type="date" office:date-value="2019-10-08T17:38:05.077167" calcext:value-type="date">
            <text:p>2019-10-08 17:38:05</text:p>
          </table:table-cell>
          <table:table-cell table:formula="of:=TRUNC([.A120])" office:value-type="float" office:value="43746" calcext:value-type="float">
            <text:p>43746</text:p>
          </table:table-cell>
          <table:table-cell table:style-name="ce12" table:formula="of:=[.B120]-[.C120]" office:value-type="date" office:date-value="1899-12-30T17:38:05.07716716267" calcext:value-type="date">
            <text:p>12/30/99 05:38 PM</text:p>
          </table:table-cell>
          <table:table-cell table:formula="of:=MOD([.E119]-[.$E$2];[.$H$2])+1+[.$E$2]" office:value-type="float" office:value="278" calcext:value-type="float">
            <text:p>278</text:p>
          </table:table-cell>
          <table:table-cell table:formula="of:=MOD([.F119]+1/[.$H$2];5)" office:value-type="float" office:value="1.95" calcext:value-type="float">
            <text:p>1,95</text:p>
          </table:table-cell>
          <table:table-cell table:formula="of:=IF([.F120]=0;[.G119]+2+1/[.$H$2];[.G119]+1/[.$H$2])" office:value-type="float" office:value="1.95" calcext:value-type="float">
            <text:p>1,95</text:p>
          </table:table-cell>
          <table:table-cell table:number-columns-repeated="4"/>
          <table:table-cell table:style-name="ce35" table:formula="of:=SUM(MOD(SUM([.L119]-[.L$2];[.T$2]);[.R$2]-[.L$2]);[.L$2])" office:value-type="time" office:time-value="PT19H10M00S" calcext:value-type="time">
            <text:p>19:10:00</text:p>
          </table:table-cell>
          <table:table-cell table:style-name="ce11" table:formula="of:=IF([.L120]&lt;[.L119];[.M119]+[.H$2];[.M119])" office:value-type="float" office:value="420" calcext:value-type="float">
            <text:p>420</text:p>
          </table:table-cell>
          <table:table-cell table:style-name="ce11" table:formula="of:=OFFSET([.C$4];[.M120];0)" office:value-type="float" office:value="43752" calcext:value-type="float">
            <text:p>43752</text:p>
          </table:table-cell>
          <table:table-cell table:style-name="ce36" table:formula="of:=[.L120]" office:value-type="float" office:value="0.798611111111109" calcext:value-type="float">
            <text:p>0.7986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0];0)&lt;=[.O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08T18:06:28.343509" calcext:value-type="date">
            <text:p>2019-10-08 18:06:28</text:p>
          </table:table-cell>
          <table:table-cell table:style-name="ce7" table:formula="of:=[.A121]" office:value-type="date" office:date-value="2019-10-08T18:06:28.343509" calcext:value-type="date">
            <text:p>2019-10-08 18:06:28</text:p>
          </table:table-cell>
          <table:table-cell table:formula="of:=TRUNC([.A121])" office:value-type="float" office:value="43746" calcext:value-type="float">
            <text:p>43746</text:p>
          </table:table-cell>
          <table:table-cell table:style-name="ce12" table:formula="of:=[.B121]-[.C121]" office:value-type="date" office:date-value="1899-12-30T18:06:28.34350942634" calcext:value-type="date">
            <text:p>12/30/99 06:06 PM</text:p>
          </table:table-cell>
          <table:table-cell table:formula="of:=MOD([.E120]-[.$E$2];[.$H$2])+1+[.$E$2]" office:value-type="float" office:value="279" calcext:value-type="float">
            <text:p>279</text:p>
          </table:table-cell>
          <table:table-cell table:formula="of:=MOD([.F120]+1/[.$H$2];5)" office:value-type="float" office:value="1.96666666666666" calcext:value-type="float">
            <text:p>1,96666666666666</text:p>
          </table:table-cell>
          <table:table-cell table:formula="of:=IF([.F121]=0;[.G120]+2+1/[.$H$2];[.G120]+1/[.$H$2])" office:value-type="float" office:value="1.96666666666666" calcext:value-type="float">
            <text:p>1,96666666666666</text:p>
          </table:table-cell>
          <table:table-cell table:number-columns-repeated="4"/>
          <table:table-cell table:style-name="ce35" table:formula="of:=SUM(MOD(SUM([.L120]-[.L$2];[.T$2]);[.R$2]-[.L$2]);[.L$2])" office:value-type="time" office:time-value="PT19H20M00S" calcext:value-type="time">
            <text:p>19:20:00</text:p>
          </table:table-cell>
          <table:table-cell table:style-name="ce11" table:formula="of:=IF([.L121]&lt;[.L120];[.M120]+[.H$2];[.M120])" office:value-type="float" office:value="420" calcext:value-type="float">
            <text:p>420</text:p>
          </table:table-cell>
          <table:table-cell table:style-name="ce11" table:formula="of:=OFFSET([.C$4];[.M121];0)" office:value-type="float" office:value="43752" calcext:value-type="float">
            <text:p>43752</text:p>
          </table:table-cell>
          <table:table-cell table:style-name="ce36" table:formula="of:=[.L121]" office:value-type="float" office:value="0.805555555555553" calcext:value-type="float">
            <text:p>0.8055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1];0)&lt;=[.O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08T18:16:03.328299" calcext:value-type="date">
            <text:p>2019-10-08 18:16:03</text:p>
          </table:table-cell>
          <table:table-cell table:style-name="ce7" table:formula="of:=[.A122]" office:value-type="date" office:date-value="2019-10-08T18:16:03.328299" calcext:value-type="date">
            <text:p>2019-10-08 18:16:03</text:p>
          </table:table-cell>
          <table:table-cell table:formula="of:=TRUNC([.A122])" office:value-type="float" office:value="43746" calcext:value-type="float">
            <text:p>43746</text:p>
          </table:table-cell>
          <table:table-cell table:style-name="ce12" table:formula="of:=[.B122]-[.C122]" office:value-type="date" office:date-value="1899-12-30T18:16:03.32829867024" calcext:value-type="date">
            <text:p>12/30/99 06:16 PM</text:p>
          </table:table-cell>
          <table:table-cell table:formula="of:=MOD([.E121]-[.$E$2];[.$H$2])+1+[.$E$2]" office:value-type="float" office:value="280" calcext:value-type="float">
            <text:p>280</text:p>
          </table:table-cell>
          <table:table-cell table:formula="of:=MOD([.F121]+1/[.$H$2];5)" office:value-type="float" office:value="1.98333333333333" calcext:value-type="float">
            <text:p>1,98333333333333</text:p>
          </table:table-cell>
          <table:table-cell table:formula="of:=IF([.F122]=0;[.G121]+2+1/[.$H$2];[.G121]+1/[.$H$2])" office:value-type="float" office:value="1.98333333333333" calcext:value-type="float">
            <text:p>1,98333333333333</text:p>
          </table:table-cell>
          <table:table-cell table:number-columns-repeated="4"/>
          <table:table-cell table:style-name="ce35" table:formula="of:=SUM(MOD(SUM([.L121]-[.L$2];[.T$2]);[.R$2]-[.L$2]);[.L$2])" office:value-type="time" office:time-value="PT19H30M00S" calcext:value-type="time">
            <text:p>19:30:00</text:p>
          </table:table-cell>
          <table:table-cell table:style-name="ce11" table:formula="of:=IF([.L122]&lt;[.L121];[.M121]+[.H$2];[.M121])" office:value-type="float" office:value="420" calcext:value-type="float">
            <text:p>420</text:p>
          </table:table-cell>
          <table:table-cell table:style-name="ce11" table:formula="of:=OFFSET([.C$4];[.M122];0)" office:value-type="float" office:value="43752" calcext:value-type="float">
            <text:p>43752</text:p>
          </table:table-cell>
          <table:table-cell table:style-name="ce36" table:formula="of:=[.L122]" office:value-type="float" office:value="0.812499999999997" calcext:value-type="float">
            <text:p>0.8124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2];0)&lt;=[.O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09T18:04:09.089023" calcext:value-type="date">
            <text:p>2019-10-09 18:04:09</text:p>
          </table:table-cell>
          <table:table-cell table:style-name="ce7" table:formula="of:=[.A123]" office:value-type="date" office:date-value="2019-10-09T18:04:09.089023" calcext:value-type="date">
            <text:p>2019-10-09 18:04:09</text:p>
          </table:table-cell>
          <table:table-cell table:formula="of:=TRUNC([.A123])" office:value-type="float" office:value="43747" calcext:value-type="float">
            <text:p>43747</text:p>
          </table:table-cell>
          <table:table-cell table:style-name="ce12" table:formula="of:=[.B123]-[.C123]" office:value-type="date" office:date-value="1899-12-30T18:04:09.08902309835" calcext:value-type="date">
            <text:p>12/30/99 06:04 PM</text:p>
          </table:table-cell>
          <table:table-cell table:formula="of:=MOD([.E122]-[.$E$2];[.$H$2])+1+[.$E$2]" office:value-type="float" office:value="221" calcext:value-type="float">
            <text:p>221</text:p>
          </table:table-cell>
          <table:table-cell table:formula="of:=MOD([.F122]+1/[.$H$2];5)" office:value-type="float" office:value="2" calcext:value-type="float">
            <text:p>2</text:p>
          </table:table-cell>
          <table:table-cell table:formula="of:=IF([.F123]=0;[.G122]+2+1/[.$H$2];[.G122]+1/[.$H$2])" office:value-type="float" office:value="2" calcext:value-type="float">
            <text:p>2</text:p>
          </table:table-cell>
          <table:table-cell table:number-columns-repeated="4"/>
          <table:table-cell table:style-name="ce35" table:formula="of:=SUM(MOD(SUM([.L122]-[.L$2];[.T$2]);[.R$2]-[.L$2]);[.L$2])" office:value-type="time" office:time-value="PT17H10M00S" calcext:value-type="time">
            <text:p>17:10:00</text:p>
          </table:table-cell>
          <table:table-cell table:style-name="ce11" table:formula="of:=IF([.L123]&lt;[.L122];[.M122]+[.H$2];[.M122])" office:value-type="float" office:value="480" calcext:value-type="float">
            <text:p>480</text:p>
          </table:table-cell>
          <table:table-cell table:style-name="ce11" table:formula="of:=OFFSET([.C$4];[.M123];0)" office:value-type="float" office:value="43753" calcext:value-type="float">
            <text:p>43753</text:p>
          </table:table-cell>
          <table:table-cell table:style-name="ce36" table:formula="of:=[.L123]" office:value-type="float" office:value="0.715277777777775" calcext:value-type="float">
            <text:p>0.715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3];0)&lt;=[.O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09T18:06:04.408402" calcext:value-type="date">
            <text:p>2019-10-09 18:06:04</text:p>
          </table:table-cell>
          <table:table-cell table:style-name="ce7" table:formula="of:=[.A124]" office:value-type="date" office:date-value="2019-10-09T18:06:04.408402" calcext:value-type="date">
            <text:p>2019-10-09 18:06:04</text:p>
          </table:table-cell>
          <table:table-cell table:formula="of:=TRUNC([.A124])" office:value-type="float" office:value="43747" calcext:value-type="float">
            <text:p>43747</text:p>
          </table:table-cell>
          <table:table-cell table:style-name="ce12" table:formula="of:=[.B124]-[.C124]" office:value-type="date" office:date-value="1899-12-30T18:06:04.4084017491" calcext:value-type="date">
            <text:p>12/30/99 06:06 PM</text:p>
          </table:table-cell>
          <table:table-cell table:formula="of:=MOD([.E123]-[.$E$2];[.$H$2])+1+[.$E$2]" office:value-type="float" office:value="222" calcext:value-type="float">
            <text:p>222</text:p>
          </table:table-cell>
          <table:table-cell table:formula="of:=MOD([.F123]+1/[.$H$2];5)" office:value-type="float" office:value="2.01666666666666" calcext:value-type="float">
            <text:p>2,01666666666666</text:p>
          </table:table-cell>
          <table:table-cell table:formula="of:=IF([.F124]=0;[.G123]+2+1/[.$H$2];[.G123]+1/[.$H$2])" office:value-type="float" office:value="2.01666666666666" calcext:value-type="float">
            <text:p>2,01666666666666</text:p>
          </table:table-cell>
          <table:table-cell table:number-columns-repeated="4"/>
          <table:table-cell table:style-name="ce35" table:formula="of:=SUM(MOD(SUM([.L123]-[.L$2];[.T$2]);[.R$2]-[.L$2]);[.L$2])" office:value-type="time" office:time-value="PT17H20M00S" calcext:value-type="time">
            <text:p>17:20:00</text:p>
          </table:table-cell>
          <table:table-cell table:style-name="ce11" table:formula="of:=IF([.L124]&lt;[.L123];[.M123]+[.H$2];[.M123])" office:value-type="float" office:value="480" calcext:value-type="float">
            <text:p>480</text:p>
          </table:table-cell>
          <table:table-cell table:style-name="ce11" table:formula="of:=OFFSET([.C$4];[.M124];0)" office:value-type="float" office:value="43753" calcext:value-type="float">
            <text:p>43753</text:p>
          </table:table-cell>
          <table:table-cell table:style-name="ce36" table:formula="of:=[.L124]" office:value-type="float" office:value="0.72222222222222" calcext:value-type="float">
            <text:p>0.7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4];0)&lt;=[.O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09T17:37:04.712161" calcext:value-type="date">
            <text:p>2019-10-09 17:37:05</text:p>
          </table:table-cell>
          <table:table-cell table:style-name="ce7" table:formula="of:=[.A125]" office:value-type="date" office:date-value="2019-10-09T17:37:04.712161" calcext:value-type="date">
            <text:p>2019-10-09 17:37:05</text:p>
          </table:table-cell>
          <table:table-cell table:formula="of:=TRUNC([.A125])" office:value-type="float" office:value="43747" calcext:value-type="float">
            <text:p>43747</text:p>
          </table:table-cell>
          <table:table-cell table:style-name="ce12" table:formula="of:=[.B125]-[.C125]" office:value-type="date" office:date-value="1899-12-30T17:37:04.71216064878" calcext:value-type="date">
            <text:p>12/30/99 05:37 PM</text:p>
          </table:table-cell>
          <table:table-cell table:formula="of:=MOD([.E124]-[.$E$2];[.$H$2])+1+[.$E$2]" office:value-type="float" office:value="223" calcext:value-type="float">
            <text:p>223</text:p>
          </table:table-cell>
          <table:table-cell table:formula="of:=MOD([.F124]+1/[.$H$2];5)" office:value-type="float" office:value="2.03333333333333" calcext:value-type="float">
            <text:p>2,03333333333333</text:p>
          </table:table-cell>
          <table:table-cell table:formula="of:=IF([.F125]=0;[.G124]+2+1/[.$H$2];[.G124]+1/[.$H$2])" office:value-type="float" office:value="2.03333333333333" calcext:value-type="float">
            <text:p>2,03333333333333</text:p>
          </table:table-cell>
          <table:table-cell table:number-columns-repeated="4"/>
          <table:table-cell table:style-name="ce35" table:formula="of:=SUM(MOD(SUM([.L124]-[.L$2];[.T$2]);[.R$2]-[.L$2]);[.L$2])" office:value-type="time" office:time-value="PT17H30M00S" calcext:value-type="time">
            <text:p>17:30:00</text:p>
          </table:table-cell>
          <table:table-cell table:style-name="ce11" table:formula="of:=IF([.L125]&lt;[.L124];[.M124]+[.H$2];[.M124])" office:value-type="float" office:value="480" calcext:value-type="float">
            <text:p>480</text:p>
          </table:table-cell>
          <table:table-cell table:style-name="ce11" table:formula="of:=OFFSET([.C$4];[.M125];0)" office:value-type="float" office:value="43753" calcext:value-type="float">
            <text:p>43753</text:p>
          </table:table-cell>
          <table:table-cell table:style-name="ce36" table:formula="of:=[.L125]" office:value-type="float" office:value="0.729166666666664" calcext:value-type="float">
            <text:p>0.729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5];0)&lt;=[.O1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09T17:44:33.529194" calcext:value-type="date">
            <text:p>2019-10-09 17:44:34</text:p>
          </table:table-cell>
          <table:table-cell table:style-name="ce7" table:formula="of:=[.A126]" office:value-type="date" office:date-value="2019-10-09T17:44:33.529194" calcext:value-type="date">
            <text:p>2019-10-09 17:44:34</text:p>
          </table:table-cell>
          <table:table-cell table:formula="of:=TRUNC([.A126])" office:value-type="float" office:value="43747" calcext:value-type="float">
            <text:p>43747</text:p>
          </table:table-cell>
          <table:table-cell table:style-name="ce12" table:formula="of:=[.B126]-[.C126]" office:value-type="date" office:date-value="1899-12-30T17:44:33.52919415571" calcext:value-type="date">
            <text:p>12/30/99 05:44 PM</text:p>
          </table:table-cell>
          <table:table-cell table:formula="of:=MOD([.E125]-[.$E$2];[.$H$2])+1+[.$E$2]" office:value-type="float" office:value="224" calcext:value-type="float">
            <text:p>224</text:p>
          </table:table-cell>
          <table:table-cell table:formula="of:=MOD([.F125]+1/[.$H$2];5)" office:value-type="float" office:value="2.05" calcext:value-type="float">
            <text:p>2,05</text:p>
          </table:table-cell>
          <table:table-cell table:formula="of:=IF([.F126]=0;[.G125]+2+1/[.$H$2];[.G125]+1/[.$H$2])" office:value-type="float" office:value="2.05" calcext:value-type="float">
            <text:p>2,05</text:p>
          </table:table-cell>
          <table:table-cell table:number-columns-repeated="4"/>
          <table:table-cell table:style-name="ce35" table:formula="of:=SUM(MOD(SUM([.L125]-[.L$2];[.T$2]);[.R$2]-[.L$2]);[.L$2])" office:value-type="time" office:time-value="PT17H40M00S" calcext:value-type="time">
            <text:p>17:40:00</text:p>
          </table:table-cell>
          <table:table-cell table:style-name="ce11" table:formula="of:=IF([.L126]&lt;[.L125];[.M125]+[.H$2];[.M125])" office:value-type="float" office:value="480" calcext:value-type="float">
            <text:p>480</text:p>
          </table:table-cell>
          <table:table-cell table:style-name="ce11" table:formula="of:=OFFSET([.C$4];[.M126];0)" office:value-type="float" office:value="43753" calcext:value-type="float">
            <text:p>43753</text:p>
          </table:table-cell>
          <table:table-cell table:style-name="ce36" table:formula="of:=[.L126]" office:value-type="float" office:value="0.736111111111108" calcext:value-type="float">
            <text:p>0.7361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6];0)&lt;=[.O1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09T18:14:15.545823" calcext:value-type="date">
            <text:p>2019-10-09 18:14:16</text:p>
          </table:table-cell>
          <table:table-cell table:style-name="ce7" table:formula="of:=[.A127]" office:value-type="date" office:date-value="2019-10-09T18:14:15.545823" calcext:value-type="date">
            <text:p>2019-10-09 18:14:16</text:p>
          </table:table-cell>
          <table:table-cell table:formula="of:=TRUNC([.A127])" office:value-type="float" office:value="43747" calcext:value-type="float">
            <text:p>43747</text:p>
          </table:table-cell>
          <table:table-cell table:style-name="ce12" table:formula="of:=[.B127]-[.C127]" office:value-type="date" office:date-value="1899-12-30T18:14:15.5458227871" calcext:value-type="date">
            <text:p>12/30/99 06:14 PM</text:p>
          </table:table-cell>
          <table:table-cell table:formula="of:=MOD([.E126]-[.$E$2];[.$H$2])+1+[.$E$2]" office:value-type="float" office:value="225" calcext:value-type="float">
            <text:p>225</text:p>
          </table:table-cell>
          <table:table-cell table:formula="of:=MOD([.F126]+1/[.$H$2];5)" office:value-type="float" office:value="2.06666666666666" calcext:value-type="float">
            <text:p>2,06666666666666</text:p>
          </table:table-cell>
          <table:table-cell table:formula="of:=IF([.F127]=0;[.G126]+2+1/[.$H$2];[.G126]+1/[.$H$2])" office:value-type="float" office:value="2.06666666666666" calcext:value-type="float">
            <text:p>2,06666666666666</text:p>
          </table:table-cell>
          <table:table-cell table:number-columns-repeated="4"/>
          <table:table-cell table:style-name="ce35" table:formula="of:=SUM(MOD(SUM([.L126]-[.L$2];[.T$2]);[.R$2]-[.L$2]);[.L$2])" office:value-type="time" office:time-value="PT17H50M00S" calcext:value-type="time">
            <text:p>17:50:00</text:p>
          </table:table-cell>
          <table:table-cell table:style-name="ce11" table:formula="of:=IF([.L127]&lt;[.L126];[.M126]+[.H$2];[.M126])" office:value-type="float" office:value="480" calcext:value-type="float">
            <text:p>480</text:p>
          </table:table-cell>
          <table:table-cell table:style-name="ce11" table:formula="of:=OFFSET([.C$4];[.M127];0)" office:value-type="float" office:value="43753" calcext:value-type="float">
            <text:p>43753</text:p>
          </table:table-cell>
          <table:table-cell table:style-name="ce36" table:formula="of:=[.L127]" office:value-type="float" office:value="0.743055555555553" calcext:value-type="float">
            <text:p>0.7430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7];0)&lt;=[.O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09T18:22:26.345918" calcext:value-type="date">
            <text:p>2019-10-09 18:22:26</text:p>
          </table:table-cell>
          <table:table-cell table:style-name="ce7" table:formula="of:=[.A128]" office:value-type="date" office:date-value="2019-10-09T18:22:26.345918" calcext:value-type="date">
            <text:p>2019-10-09 18:22:26</text:p>
          </table:table-cell>
          <table:table-cell table:formula="of:=TRUNC([.A128])" office:value-type="float" office:value="43747" calcext:value-type="float">
            <text:p>43747</text:p>
          </table:table-cell>
          <table:table-cell table:style-name="ce12" table:formula="of:=[.B128]-[.C128]" office:value-type="date" office:date-value="1899-12-30T18:22:26.34591790382" calcext:value-type="date">
            <text:p>12/30/99 06:22 PM</text:p>
          </table:table-cell>
          <table:table-cell table:formula="of:=MOD([.E127]-[.$E$2];[.$H$2])+1+[.$E$2]" office:value-type="float" office:value="226" calcext:value-type="float">
            <text:p>226</text:p>
          </table:table-cell>
          <table:table-cell table:formula="of:=MOD([.F127]+1/[.$H$2];5)" office:value-type="float" office:value="2.08333333333333" calcext:value-type="float">
            <text:p>2,08333333333333</text:p>
          </table:table-cell>
          <table:table-cell table:formula="of:=IF([.F128]=0;[.G127]+2+1/[.$H$2];[.G127]+1/[.$H$2])" office:value-type="float" office:value="2.08333333333333" calcext:value-type="float">
            <text:p>2,08333333333333</text:p>
          </table:table-cell>
          <table:table-cell table:number-columns-repeated="4"/>
          <table:table-cell table:style-name="ce35" table:formula="of:=SUM(MOD(SUM([.L127]-[.L$2];[.T$2]);[.R$2]-[.L$2]);[.L$2])" office:value-type="time" office:time-value="PT18H00M00S" calcext:value-type="time">
            <text:p>18:00:00</text:p>
          </table:table-cell>
          <table:table-cell table:style-name="ce11" table:formula="of:=IF([.L128]&lt;[.L127];[.M127]+[.H$2];[.M127])" office:value-type="float" office:value="480" calcext:value-type="float">
            <text:p>480</text:p>
          </table:table-cell>
          <table:table-cell table:style-name="ce11" table:formula="of:=OFFSET([.C$4];[.M128];0)" office:value-type="float" office:value="43753" calcext:value-type="float">
            <text:p>43753</text:p>
          </table:table-cell>
          <table:table-cell table:style-name="ce36" table:formula="of:=[.L128]" office:value-type="float" office:value="0.749999999999997" calcext:value-type="float">
            <text:p>0.7499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8];0)&lt;=[.O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09T17:57:41.751434" calcext:value-type="date">
            <text:p>2019-10-09 17:57:42</text:p>
          </table:table-cell>
          <table:table-cell table:style-name="ce7" table:formula="of:=[.A129]" office:value-type="date" office:date-value="2019-10-09T17:57:41.751434" calcext:value-type="date">
            <text:p>2019-10-09 17:57:42</text:p>
          </table:table-cell>
          <table:table-cell table:formula="of:=TRUNC([.A129])" office:value-type="float" office:value="43747" calcext:value-type="float">
            <text:p>43747</text:p>
          </table:table-cell>
          <table:table-cell table:style-name="ce12" table:formula="of:=[.B129]-[.C129]" office:value-type="date" office:date-value="1899-12-30T17:57:41.75143446308" calcext:value-type="date">
            <text:p>12/30/99 05:57 PM</text:p>
          </table:table-cell>
          <table:table-cell table:formula="of:=MOD([.E128]-[.$E$2];[.$H$2])+1+[.$E$2]" office:value-type="float" office:value="227" calcext:value-type="float">
            <text:p>227</text:p>
          </table:table-cell>
          <table:table-cell table:formula="of:=MOD([.F128]+1/[.$H$2];5)" office:value-type="float" office:value="2.1" calcext:value-type="float">
            <text:p>2,1</text:p>
          </table:table-cell>
          <table:table-cell table:formula="of:=IF([.F129]=0;[.G128]+2+1/[.$H$2];[.G128]+1/[.$H$2])" office:value-type="float" office:value="2.1" calcext:value-type="float">
            <text:p>2,1</text:p>
          </table:table-cell>
          <table:table-cell table:number-columns-repeated="4"/>
          <table:table-cell table:style-name="ce35" table:formula="of:=SUM(MOD(SUM([.L128]-[.L$2];[.T$2]);[.R$2]-[.L$2]);[.L$2])" office:value-type="time" office:time-value="PT18H10M00S" calcext:value-type="time">
            <text:p>18:10:00</text:p>
          </table:table-cell>
          <table:table-cell table:style-name="ce11" table:formula="of:=IF([.L129]&lt;[.L128];[.M128]+[.H$2];[.M128])" office:value-type="float" office:value="480" calcext:value-type="float">
            <text:p>480</text:p>
          </table:table-cell>
          <table:table-cell table:style-name="ce11" table:formula="of:=OFFSET([.C$4];[.M129];0)" office:value-type="float" office:value="43753" calcext:value-type="float">
            <text:p>43753</text:p>
          </table:table-cell>
          <table:table-cell table:style-name="ce36" table:formula="of:=[.L129]" office:value-type="float" office:value="0.756944444444442" calcext:value-type="float">
            <text:p>0.7569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9];0)&lt;=[.O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09T17:57:45.628032" calcext:value-type="date">
            <text:p>2019-10-09 17:57:46</text:p>
          </table:table-cell>
          <table:table-cell table:style-name="ce7" table:formula="of:=[.A130]" office:value-type="date" office:date-value="2019-10-09T17:57:45.628032" calcext:value-type="date">
            <text:p>2019-10-09 17:57:46</text:p>
          </table:table-cell>
          <table:table-cell table:formula="of:=TRUNC([.A130])" office:value-type="float" office:value="43747" calcext:value-type="float">
            <text:p>43747</text:p>
          </table:table-cell>
          <table:table-cell table:style-name="ce12" table:formula="of:=[.B130]-[.C130]" office:value-type="date" office:date-value="1899-12-30T17:57:45.6280315714" calcext:value-type="date">
            <text:p>12/30/99 05:57 PM</text:p>
          </table:table-cell>
          <table:table-cell table:formula="of:=MOD([.E129]-[.$E$2];[.$H$2])+1+[.$E$2]" office:value-type="float" office:value="228" calcext:value-type="float">
            <text:p>228</text:p>
          </table:table-cell>
          <table:table-cell table:formula="of:=MOD([.F129]+1/[.$H$2];5)" office:value-type="float" office:value="2.11666666666666" calcext:value-type="float">
            <text:p>2,11666666666666</text:p>
          </table:table-cell>
          <table:table-cell table:formula="of:=IF([.F130]=0;[.G129]+2+1/[.$H$2];[.G129]+1/[.$H$2])" office:value-type="float" office:value="2.11666666666666" calcext:value-type="float">
            <text:p>2,11666666666666</text:p>
          </table:table-cell>
          <table:table-cell table:number-columns-repeated="4"/>
          <table:table-cell table:style-name="ce35" table:formula="of:=SUM(MOD(SUM([.L129]-[.L$2];[.T$2]);[.R$2]-[.L$2]);[.L$2])" office:value-type="time" office:time-value="PT18H20M00S" calcext:value-type="time">
            <text:p>18:20:00</text:p>
          </table:table-cell>
          <table:table-cell table:style-name="ce11" table:formula="of:=IF([.L130]&lt;[.L129];[.M129]+[.H$2];[.M129])" office:value-type="float" office:value="480" calcext:value-type="float">
            <text:p>480</text:p>
          </table:table-cell>
          <table:table-cell table:style-name="ce11" table:formula="of:=OFFSET([.C$4];[.M130];0)" office:value-type="float" office:value="43753" calcext:value-type="float">
            <text:p>43753</text:p>
          </table:table-cell>
          <table:table-cell table:style-name="ce36" table:formula="of:=[.L130]" office:value-type="float" office:value="0.763888888888886" calcext:value-type="float">
            <text:p>0.7638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0];0)&lt;=[.O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09T18:10:46.862962" calcext:value-type="date">
            <text:p>2019-10-09 18:10:47</text:p>
          </table:table-cell>
          <table:table-cell table:style-name="ce7" table:formula="of:=[.A131]" office:value-type="date" office:date-value="2019-10-09T18:10:46.862962" calcext:value-type="date">
            <text:p>2019-10-09 18:10:47</text:p>
          </table:table-cell>
          <table:table-cell table:formula="of:=TRUNC([.A131])" office:value-type="float" office:value="43747" calcext:value-type="float">
            <text:p>43747</text:p>
          </table:table-cell>
          <table:table-cell table:style-name="ce12" table:formula="of:=[.B131]-[.C131]" office:value-type="date" office:date-value="1899-12-30T18:10:46.86296191067" calcext:value-type="date">
            <text:p>12/30/99 06:10 PM</text:p>
          </table:table-cell>
          <table:table-cell table:formula="of:=MOD([.E130]-[.$E$2];[.$H$2])+1+[.$E$2]" office:value-type="float" office:value="229" calcext:value-type="float">
            <text:p>229</text:p>
          </table:table-cell>
          <table:table-cell table:formula="of:=MOD([.F130]+1/[.$H$2];5)" office:value-type="float" office:value="2.13333333333333" calcext:value-type="float">
            <text:p>2,13333333333333</text:p>
          </table:table-cell>
          <table:table-cell table:formula="of:=IF([.F131]=0;[.G130]+2+1/[.$H$2];[.G130]+1/[.$H$2])" office:value-type="float" office:value="2.13333333333333" calcext:value-type="float">
            <text:p>2,13333333333333</text:p>
          </table:table-cell>
          <table:table-cell table:number-columns-repeated="4"/>
          <table:table-cell table:style-name="ce35" table:formula="of:=SUM(MOD(SUM([.L130]-[.L$2];[.T$2]);[.R$2]-[.L$2]);[.L$2])" office:value-type="time" office:time-value="PT18H30M00S" calcext:value-type="time">
            <text:p>18:30:00</text:p>
          </table:table-cell>
          <table:table-cell table:style-name="ce11" table:formula="of:=IF([.L131]&lt;[.L130];[.M130]+[.H$2];[.M130])" office:value-type="float" office:value="480" calcext:value-type="float">
            <text:p>480</text:p>
          </table:table-cell>
          <table:table-cell table:style-name="ce11" table:formula="of:=OFFSET([.C$4];[.M131];0)" office:value-type="float" office:value="43753" calcext:value-type="float">
            <text:p>43753</text:p>
          </table:table-cell>
          <table:table-cell table:style-name="ce36" table:formula="of:=[.L131]" office:value-type="float" office:value="0.77083333333333" calcext:value-type="float">
            <text:p>0.77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1];0)&lt;=[.O1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09T17:53:56.372356" calcext:value-type="date">
            <text:p>2019-10-09 17:53:56</text:p>
          </table:table-cell>
          <table:table-cell table:style-name="ce7" table:formula="of:=[.A132]" office:value-type="date" office:date-value="2019-10-09T17:53:56.372356" calcext:value-type="date">
            <text:p>2019-10-09 17:53:56</text:p>
          </table:table-cell>
          <table:table-cell table:formula="of:=TRUNC([.A132])" office:value-type="float" office:value="43747" calcext:value-type="float">
            <text:p>43747</text:p>
          </table:table-cell>
          <table:table-cell table:style-name="ce12" table:formula="of:=[.B132]-[.C132]" office:value-type="date" office:date-value="1899-12-30T17:53:56.37235618662" calcext:value-type="date">
            <text:p>12/30/99 05:53 PM</text:p>
          </table:table-cell>
          <table:table-cell table:formula="of:=MOD([.E131]-[.$E$2];[.$H$2])+1+[.$E$2]" office:value-type="float" office:value="230" calcext:value-type="float">
            <text:p>230</text:p>
          </table:table-cell>
          <table:table-cell table:formula="of:=MOD([.F131]+1/[.$H$2];5)" office:value-type="float" office:value="2.15" calcext:value-type="float">
            <text:p>2,15</text:p>
          </table:table-cell>
          <table:table-cell table:formula="of:=IF([.F132]=0;[.G131]+2+1/[.$H$2];[.G131]+1/[.$H$2])" office:value-type="float" office:value="2.15" calcext:value-type="float">
            <text:p>2,15</text:p>
          </table:table-cell>
          <table:table-cell table:number-columns-repeated="4"/>
          <table:table-cell table:style-name="ce35" table:formula="of:=SUM(MOD(SUM([.L131]-[.L$2];[.T$2]);[.R$2]-[.L$2]);[.L$2])" office:value-type="time" office:time-value="PT18H40M00S" calcext:value-type="time">
            <text:p>18:40:00</text:p>
          </table:table-cell>
          <table:table-cell table:style-name="ce11" table:formula="of:=IF([.L132]&lt;[.L131];[.M131]+[.H$2];[.M131])" office:value-type="float" office:value="480" calcext:value-type="float">
            <text:p>480</text:p>
          </table:table-cell>
          <table:table-cell table:style-name="ce11" table:formula="of:=OFFSET([.C$4];[.M132];0)" office:value-type="float" office:value="43753" calcext:value-type="float">
            <text:p>43753</text:p>
          </table:table-cell>
          <table:table-cell table:style-name="ce36" table:formula="of:=[.L132]" office:value-type="float" office:value="0.777777777777775" calcext:value-type="float">
            <text:p>0.7777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2];0)&lt;=[.O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09T17:44:01.945611" calcext:value-type="date">
            <text:p>2019-10-09 17:44:02</text:p>
          </table:table-cell>
          <table:table-cell table:style-name="ce7" table:formula="of:=[.A133]" office:value-type="date" office:date-value="2019-10-09T17:44:01.945611" calcext:value-type="date">
            <text:p>2019-10-09 17:44:02</text:p>
          </table:table-cell>
          <table:table-cell table:formula="of:=TRUNC([.A133])" office:value-type="float" office:value="43747" calcext:value-type="float">
            <text:p>43747</text:p>
          </table:table-cell>
          <table:table-cell table:style-name="ce12" table:formula="of:=[.B133]-[.C133]" office:value-type="date" office:date-value="1899-12-30T17:44:01.94561094046" calcext:value-type="date">
            <text:p>12/30/99 05:44 PM</text:p>
          </table:table-cell>
          <table:table-cell table:formula="of:=MOD([.E132]-[.$E$2];[.$H$2])+1+[.$E$2]" office:value-type="float" office:value="231" calcext:value-type="float">
            <text:p>231</text:p>
          </table:table-cell>
          <table:table-cell table:formula="of:=MOD([.F132]+1/[.$H$2];5)" office:value-type="float" office:value="2.16666666666666" calcext:value-type="float">
            <text:p>2,16666666666666</text:p>
          </table:table-cell>
          <table:table-cell table:formula="of:=IF([.F133]=0;[.G132]+2+1/[.$H$2];[.G132]+1/[.$H$2])" office:value-type="float" office:value="2.16666666666666" calcext:value-type="float">
            <text:p>2,16666666666666</text:p>
          </table:table-cell>
          <table:table-cell table:number-columns-repeated="4"/>
          <table:table-cell table:style-name="ce35" table:formula="of:=SUM(MOD(SUM([.L132]-[.L$2];[.T$2]);[.R$2]-[.L$2]);[.L$2])" office:value-type="time" office:time-value="PT18H50M00S" calcext:value-type="time">
            <text:p>18:50:00</text:p>
          </table:table-cell>
          <table:table-cell table:style-name="ce11" table:formula="of:=IF([.L133]&lt;[.L132];[.M132]+[.H$2];[.M132])" office:value-type="float" office:value="480" calcext:value-type="float">
            <text:p>480</text:p>
          </table:table-cell>
          <table:table-cell table:style-name="ce11" table:formula="of:=OFFSET([.C$4];[.M133];0)" office:value-type="float" office:value="43753" calcext:value-type="float">
            <text:p>43753</text:p>
          </table:table-cell>
          <table:table-cell table:style-name="ce36" table:formula="of:=[.L133]" office:value-type="float" office:value="0.784722222222219" calcext:value-type="float">
            <text:p>0.7847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3];0)&lt;=[.O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09T17:58:03.753881" calcext:value-type="date">
            <text:p>2019-10-09 17:58:04</text:p>
          </table:table-cell>
          <table:table-cell table:style-name="ce7" table:formula="of:=[.A134]" office:value-type="date" office:date-value="2019-10-09T17:58:03.753881" calcext:value-type="date">
            <text:p>2019-10-09 17:58:04</text:p>
          </table:table-cell>
          <table:table-cell table:formula="of:=TRUNC([.A134])" office:value-type="float" office:value="43747" calcext:value-type="float">
            <text:p>43747</text:p>
          </table:table-cell>
          <table:table-cell table:style-name="ce12" table:formula="of:=[.B134]-[.C134]" office:value-type="date" office:date-value="1899-12-30T17:58:03.75388125423" calcext:value-type="date">
            <text:p>12/30/99 05:58 PM</text:p>
          </table:table-cell>
          <table:table-cell table:formula="of:=MOD([.E133]-[.$E$2];[.$H$2])+1+[.$E$2]" office:value-type="float" office:value="232" calcext:value-type="float">
            <text:p>232</text:p>
          </table:table-cell>
          <table:table-cell table:formula="of:=MOD([.F133]+1/[.$H$2];5)" office:value-type="float" office:value="2.18333333333333" calcext:value-type="float">
            <text:p>2,18333333333333</text:p>
          </table:table-cell>
          <table:table-cell table:formula="of:=IF([.F134]=0;[.G133]+2+1/[.$H$2];[.G133]+1/[.$H$2])" office:value-type="float" office:value="2.18333333333333" calcext:value-type="float">
            <text:p>2,18333333333333</text:p>
          </table:table-cell>
          <table:table-cell table:number-columns-repeated="4"/>
          <table:table-cell table:style-name="ce35" table:formula="of:=SUM(MOD(SUM([.L133]-[.L$2];[.T$2]);[.R$2]-[.L$2]);[.L$2])" office:value-type="time" office:time-value="PT19H00M00S" calcext:value-type="time">
            <text:p>19:00:00</text:p>
          </table:table-cell>
          <table:table-cell table:style-name="ce11" table:formula="of:=IF([.L134]&lt;[.L133];[.M133]+[.H$2];[.M133])" office:value-type="float" office:value="480" calcext:value-type="float">
            <text:p>480</text:p>
          </table:table-cell>
          <table:table-cell table:style-name="ce11" table:formula="of:=OFFSET([.C$4];[.M134];0)" office:value-type="float" office:value="43753" calcext:value-type="float">
            <text:p>43753</text:p>
          </table:table-cell>
          <table:table-cell table:style-name="ce36" table:formula="of:=[.L134]" office:value-type="float" office:value="0.791666666666664" calcext:value-type="float">
            <text:p>0.7916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4];0)&lt;=[.O1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09T18:08:02.379642" calcext:value-type="date">
            <text:p>2019-10-09 18:08:02</text:p>
          </table:table-cell>
          <table:table-cell table:style-name="ce7" table:formula="of:=[.A135]" office:value-type="date" office:date-value="2019-10-09T18:08:02.379642" calcext:value-type="date">
            <text:p>2019-10-09 18:08:02</text:p>
          </table:table-cell>
          <table:table-cell table:formula="of:=TRUNC([.A135])" office:value-type="float" office:value="43747" calcext:value-type="float">
            <text:p>43747</text:p>
          </table:table-cell>
          <table:table-cell table:style-name="ce12" table:formula="of:=[.B135]-[.C135]" office:value-type="date" office:date-value="1899-12-30T18:08:02.37964189611" calcext:value-type="date">
            <text:p>12/30/99 06:08 PM</text:p>
          </table:table-cell>
          <table:table-cell table:formula="of:=MOD([.E134]-[.$E$2];[.$H$2])+1+[.$E$2]" office:value-type="float" office:value="233" calcext:value-type="float">
            <text:p>233</text:p>
          </table:table-cell>
          <table:table-cell table:formula="of:=MOD([.F134]+1/[.$H$2];5)" office:value-type="float" office:value="2.2" calcext:value-type="float">
            <text:p>2,2</text:p>
          </table:table-cell>
          <table:table-cell table:formula="of:=IF([.F135]=0;[.G134]+2+1/[.$H$2];[.G134]+1/[.$H$2])" office:value-type="float" office:value="2.2" calcext:value-type="float">
            <text:p>2,2</text:p>
          </table:table-cell>
          <table:table-cell table:number-columns-repeated="4"/>
          <table:table-cell table:style-name="ce35" table:formula="of:=SUM(MOD(SUM([.L134]-[.L$2];[.T$2]);[.R$2]-[.L$2]);[.L$2])" office:value-type="time" office:time-value="PT19H10M00S" calcext:value-type="time">
            <text:p>19:10:00</text:p>
          </table:table-cell>
          <table:table-cell table:style-name="ce11" table:formula="of:=IF([.L135]&lt;[.L134];[.M134]+[.H$2];[.M134])" office:value-type="float" office:value="480" calcext:value-type="float">
            <text:p>480</text:p>
          </table:table-cell>
          <table:table-cell table:style-name="ce11" table:formula="of:=OFFSET([.C$4];[.M135];0)" office:value-type="float" office:value="43753" calcext:value-type="float">
            <text:p>43753</text:p>
          </table:table-cell>
          <table:table-cell table:style-name="ce36" table:formula="of:=[.L135]" office:value-type="float" office:value="0.798611111111108" calcext:value-type="float">
            <text:p>0.7986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5];0)&lt;=[.O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09T18:09:00.616336" calcext:value-type="date">
            <text:p>2019-10-09 18:09:01</text:p>
          </table:table-cell>
          <table:table-cell table:style-name="ce7" table:formula="of:=[.A136]" office:value-type="date" office:date-value="2019-10-09T18:09:00.616336" calcext:value-type="date">
            <text:p>2019-10-09 18:09:01</text:p>
          </table:table-cell>
          <table:table-cell table:formula="of:=TRUNC([.A136])" office:value-type="float" office:value="43747" calcext:value-type="float">
            <text:p>43747</text:p>
          </table:table-cell>
          <table:table-cell table:style-name="ce12" table:formula="of:=[.B136]-[.C136]" office:value-type="date" office:date-value="1899-12-30T18:09:00.61633567326" calcext:value-type="date">
            <text:p>12/30/99 06:09 PM</text:p>
          </table:table-cell>
          <table:table-cell table:formula="of:=MOD([.E135]-[.$E$2];[.$H$2])+1+[.$E$2]" office:value-type="float" office:value="234" calcext:value-type="float">
            <text:p>234</text:p>
          </table:table-cell>
          <table:table-cell table:formula="of:=MOD([.F135]+1/[.$H$2];5)" office:value-type="float" office:value="2.21666666666666" calcext:value-type="float">
            <text:p>2,21666666666666</text:p>
          </table:table-cell>
          <table:table-cell table:formula="of:=IF([.F136]=0;[.G135]+2+1/[.$H$2];[.G135]+1/[.$H$2])" office:value-type="float" office:value="2.21666666666666" calcext:value-type="float">
            <text:p>2,21666666666666</text:p>
          </table:table-cell>
          <table:table-cell table:number-columns-repeated="4"/>
          <table:table-cell table:style-name="ce35" table:formula="of:=SUM(MOD(SUM([.L135]-[.L$2];[.T$2]);[.R$2]-[.L$2]);[.L$2])" office:value-type="time" office:time-value="PT19H20M00S" calcext:value-type="time">
            <text:p>19:20:00</text:p>
          </table:table-cell>
          <table:table-cell table:style-name="ce11" table:formula="of:=IF([.L136]&lt;[.L135];[.M135]+[.H$2];[.M135])" office:value-type="float" office:value="480" calcext:value-type="float">
            <text:p>480</text:p>
          </table:table-cell>
          <table:table-cell table:style-name="ce11" table:formula="of:=OFFSET([.C$4];[.M136];0)" office:value-type="float" office:value="43753" calcext:value-type="float">
            <text:p>43753</text:p>
          </table:table-cell>
          <table:table-cell table:style-name="ce36" table:formula="of:=[.L136]" office:value-type="float" office:value="0.805555555555553" calcext:value-type="float">
            <text:p>0.8055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6];0)&lt;=[.O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09T17:50:50.422392" calcext:value-type="date">
            <text:p>2019-10-09 17:50:50</text:p>
          </table:table-cell>
          <table:table-cell table:style-name="ce7" table:formula="of:=[.A137]" office:value-type="date" office:date-value="2019-10-09T17:50:50.422392" calcext:value-type="date">
            <text:p>2019-10-09 17:50:50</text:p>
          </table:table-cell>
          <table:table-cell table:formula="of:=TRUNC([.A137])" office:value-type="float" office:value="43747" calcext:value-type="float">
            <text:p>43747</text:p>
          </table:table-cell>
          <table:table-cell table:style-name="ce12" table:formula="of:=[.B137]-[.C137]" office:value-type="date" office:date-value="1899-12-30T17:50:50.42239227332" calcext:value-type="date">
            <text:p>12/30/99 05:50 PM</text:p>
          </table:table-cell>
          <table:table-cell table:formula="of:=MOD([.E136]-[.$E$2];[.$H$2])+1+[.$E$2]" office:value-type="float" office:value="235" calcext:value-type="float">
            <text:p>235</text:p>
          </table:table-cell>
          <table:table-cell table:formula="of:=MOD([.F136]+1/[.$H$2];5)" office:value-type="float" office:value="2.23333333333333" calcext:value-type="float">
            <text:p>2,23333333333333</text:p>
          </table:table-cell>
          <table:table-cell table:formula="of:=IF([.F137]=0;[.G136]+2+1/[.$H$2];[.G136]+1/[.$H$2])" office:value-type="float" office:value="2.23333333333333" calcext:value-type="float">
            <text:p>2,23333333333333</text:p>
          </table:table-cell>
          <table:table-cell table:number-columns-repeated="4"/>
          <table:table-cell table:style-name="ce35" table:formula="of:=SUM(MOD(SUM([.L136]-[.L$2];[.T$2]);[.R$2]-[.L$2]);[.L$2])" office:value-type="time" office:time-value="PT19H30M00S" calcext:value-type="time">
            <text:p>19:30:00</text:p>
          </table:table-cell>
          <table:table-cell table:style-name="ce11" table:formula="of:=IF([.L137]&lt;[.L136];[.M136]+[.H$2];[.M136])" office:value-type="float" office:value="480" calcext:value-type="float">
            <text:p>480</text:p>
          </table:table-cell>
          <table:table-cell table:style-name="ce11" table:formula="of:=OFFSET([.C$4];[.M137];0)" office:value-type="float" office:value="43753" calcext:value-type="float">
            <text:p>43753</text:p>
          </table:table-cell>
          <table:table-cell table:style-name="ce36" table:formula="of:=[.L137]" office:value-type="float" office:value="0.812499999999997" calcext:value-type="float">
            <text:p>0.8124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7];0)&lt;=[.O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09T18:25:06.027768" calcext:value-type="date">
            <text:p>2019-10-09 18:25:06</text:p>
          </table:table-cell>
          <table:table-cell table:style-name="ce7" table:formula="of:=[.A138]" office:value-type="date" office:date-value="2019-10-09T18:25:06.027768" calcext:value-type="date">
            <text:p>2019-10-09 18:25:06</text:p>
          </table:table-cell>
          <table:table-cell table:formula="of:=TRUNC([.A138])" office:value-type="float" office:value="43747" calcext:value-type="float">
            <text:p>43747</text:p>
          </table:table-cell>
          <table:table-cell table:style-name="ce12" table:formula="of:=[.B138]-[.C138]" office:value-type="date" office:date-value="1899-12-30T18:25:06.0277684126" calcext:value-type="date">
            <text:p>12/30/99 06:25 PM</text:p>
          </table:table-cell>
          <table:table-cell table:formula="of:=MOD([.E137]-[.$E$2];[.$H$2])+1+[.$E$2]" office:value-type="float" office:value="236" calcext:value-type="float">
            <text:p>236</text:p>
          </table:table-cell>
          <table:table-cell table:formula="of:=MOD([.F137]+1/[.$H$2];5)" office:value-type="float" office:value="2.25" calcext:value-type="float">
            <text:p>2,25</text:p>
          </table:table-cell>
          <table:table-cell table:formula="of:=IF([.F138]=0;[.G137]+2+1/[.$H$2];[.G137]+1/[.$H$2])" office:value-type="float" office:value="2.25" calcext:value-type="float">
            <text:p>2,25</text:p>
          </table:table-cell>
          <table:table-cell table:number-columns-repeated="4"/>
          <table:table-cell table:style-name="ce35" table:formula="of:=SUM(MOD(SUM([.L137]-[.L$2];[.T$2]);[.R$2]-[.L$2]);[.L$2])" office:value-type="time" office:time-value="PT17H10M00S" calcext:value-type="time">
            <text:p>17:10:00</text:p>
          </table:table-cell>
          <table:table-cell table:style-name="ce11" table:formula="of:=IF([.L138]&lt;[.L137];[.M137]+[.H$2];[.M137])" office:value-type="float" office:value="540" calcext:value-type="float">
            <text:p>540</text:p>
          </table:table-cell>
          <table:table-cell table:style-name="ce11" table:formula="of:=OFFSET([.C$4];[.M138];0)" office:value-type="float" office:value="43754" calcext:value-type="float">
            <text:p>43754</text:p>
          </table:table-cell>
          <table:table-cell table:style-name="ce36" table:formula="of:=[.L138]" office:value-type="float" office:value="0.715277777777775" calcext:value-type="float">
            <text:p>0.715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8];0)&lt;=[.O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09T18:05:53.544023" calcext:value-type="date">
            <text:p>2019-10-09 18:05:54</text:p>
          </table:table-cell>
          <table:table-cell table:style-name="ce7" table:formula="of:=[.A139]" office:value-type="date" office:date-value="2019-10-09T18:05:53.544023" calcext:value-type="date">
            <text:p>2019-10-09 18:05:54</text:p>
          </table:table-cell>
          <table:table-cell table:formula="of:=TRUNC([.A139])" office:value-type="float" office:value="43747" calcext:value-type="float">
            <text:p>43747</text:p>
          </table:table-cell>
          <table:table-cell table:style-name="ce12" table:formula="of:=[.B139]-[.C139]" office:value-type="date" office:date-value="1899-12-30T18:05:53.54402319063" calcext:value-type="date">
            <text:p>12/30/99 06:05 PM</text:p>
          </table:table-cell>
          <table:table-cell table:formula="of:=MOD([.E138]-[.$E$2];[.$H$2])+1+[.$E$2]" office:value-type="float" office:value="237" calcext:value-type="float">
            <text:p>237</text:p>
          </table:table-cell>
          <table:table-cell table:formula="of:=MOD([.F138]+1/[.$H$2];5)" office:value-type="float" office:value="2.26666666666666" calcext:value-type="float">
            <text:p>2,26666666666666</text:p>
          </table:table-cell>
          <table:table-cell table:formula="of:=IF([.F139]=0;[.G138]+2+1/[.$H$2];[.G138]+1/[.$H$2])" office:value-type="float" office:value="2.26666666666666" calcext:value-type="float">
            <text:p>2,26666666666666</text:p>
          </table:table-cell>
          <table:table-cell table:number-columns-repeated="4"/>
          <table:table-cell table:style-name="ce35" table:formula="of:=SUM(MOD(SUM([.L138]-[.L$2];[.T$2]);[.R$2]-[.L$2]);[.L$2])" office:value-type="time" office:time-value="PT17H20M00S" calcext:value-type="time">
            <text:p>17:20:00</text:p>
          </table:table-cell>
          <table:table-cell table:style-name="ce11" table:formula="of:=IF([.L139]&lt;[.L138];[.M138]+[.H$2];[.M138])" office:value-type="float" office:value="540" calcext:value-type="float">
            <text:p>540</text:p>
          </table:table-cell>
          <table:table-cell table:style-name="ce11" table:formula="of:=OFFSET([.C$4];[.M139];0)" office:value-type="float" office:value="43754" calcext:value-type="float">
            <text:p>43754</text:p>
          </table:table-cell>
          <table:table-cell table:style-name="ce36" table:formula="of:=[.L139]" office:value-type="float" office:value="0.722222222222219" calcext:value-type="float">
            <text:p>0.722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9];0)&lt;=[.O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09T17:44:45.657678" calcext:value-type="date">
            <text:p>2019-10-09 17:44:46</text:p>
          </table:table-cell>
          <table:table-cell table:style-name="ce7" table:formula="of:=[.A140]" office:value-type="date" office:date-value="2019-10-09T17:44:45.657678" calcext:value-type="date">
            <text:p>2019-10-09 17:44:46</text:p>
          </table:table-cell>
          <table:table-cell table:formula="of:=TRUNC([.A140])" office:value-type="float" office:value="43747" calcext:value-type="float">
            <text:p>43747</text:p>
          </table:table-cell>
          <table:table-cell table:style-name="ce12" table:formula="of:=[.B140]-[.C140]" office:value-type="date" office:date-value="1899-12-30T17:44:45.65767833497" calcext:value-type="date">
            <text:p>12/30/99 05:44 PM</text:p>
          </table:table-cell>
          <table:table-cell table:formula="of:=MOD([.E139]-[.$E$2];[.$H$2])+1+[.$E$2]" office:value-type="float" office:value="238" calcext:value-type="float">
            <text:p>238</text:p>
          </table:table-cell>
          <table:table-cell table:formula="of:=MOD([.F139]+1/[.$H$2];5)" office:value-type="float" office:value="2.28333333333333" calcext:value-type="float">
            <text:p>2,28333333333333</text:p>
          </table:table-cell>
          <table:table-cell table:formula="of:=IF([.F140]=0;[.G139]+2+1/[.$H$2];[.G139]+1/[.$H$2])" office:value-type="float" office:value="2.28333333333333" calcext:value-type="float">
            <text:p>2,28333333333333</text:p>
          </table:table-cell>
          <table:table-cell table:number-columns-repeated="4"/>
          <table:table-cell table:style-name="ce35" table:formula="of:=SUM(MOD(SUM([.L139]-[.L$2];[.T$2]);[.R$2]-[.L$2]);[.L$2])" office:value-type="time" office:time-value="PT17H30M00S" calcext:value-type="time">
            <text:p>17:30:00</text:p>
          </table:table-cell>
          <table:table-cell table:style-name="ce11" table:formula="of:=IF([.L140]&lt;[.L139];[.M139]+[.H$2];[.M139])" office:value-type="float" office:value="540" calcext:value-type="float">
            <text:p>540</text:p>
          </table:table-cell>
          <table:table-cell table:style-name="ce11" table:formula="of:=OFFSET([.C$4];[.M140];0)" office:value-type="float" office:value="43754" calcext:value-type="float">
            <text:p>43754</text:p>
          </table:table-cell>
          <table:table-cell table:style-name="ce36" table:formula="of:=[.L140]" office:value-type="float" office:value="0.729166666666664" calcext:value-type="float">
            <text:p>0.729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0];0)&lt;=[.O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09T18:09:22.183425" calcext:value-type="date">
            <text:p>2019-10-09 18:09:22</text:p>
          </table:table-cell>
          <table:table-cell table:style-name="ce7" table:formula="of:=[.A141]" office:value-type="date" office:date-value="2019-10-09T18:09:22.183425" calcext:value-type="date">
            <text:p>2019-10-09 18:09:22</text:p>
          </table:table-cell>
          <table:table-cell table:formula="of:=TRUNC([.A141])" office:value-type="float" office:value="43747" calcext:value-type="float">
            <text:p>43747</text:p>
          </table:table-cell>
          <table:table-cell table:style-name="ce12" table:formula="of:=[.B141]-[.C141]" office:value-type="date" office:date-value="1899-12-30T18:09:22.18342536595" calcext:value-type="date">
            <text:p>12/30/99 06:09 PM</text:p>
          </table:table-cell>
          <table:table-cell table:formula="of:=MOD([.E140]-[.$E$2];[.$H$2])+1+[.$E$2]" office:value-type="float" office:value="239" calcext:value-type="float">
            <text:p>239</text:p>
          </table:table-cell>
          <table:table-cell table:formula="of:=MOD([.F140]+1/[.$H$2];5)" office:value-type="float" office:value="2.3" calcext:value-type="float">
            <text:p>2,3</text:p>
          </table:table-cell>
          <table:table-cell table:formula="of:=IF([.F141]=0;[.G140]+2+1/[.$H$2];[.G140]+1/[.$H$2])" office:value-type="float" office:value="2.3" calcext:value-type="float">
            <text:p>2,3</text:p>
          </table:table-cell>
          <table:table-cell table:number-columns-repeated="4"/>
          <table:table-cell table:style-name="ce35" table:formula="of:=SUM(MOD(SUM([.L140]-[.L$2];[.T$2]);[.R$2]-[.L$2]);[.L$2])" office:value-type="time" office:time-value="PT17H40M00S" calcext:value-type="time">
            <text:p>17:40:00</text:p>
          </table:table-cell>
          <table:table-cell table:style-name="ce11" table:formula="of:=IF([.L141]&lt;[.L140];[.M140]+[.H$2];[.M140])" office:value-type="float" office:value="540" calcext:value-type="float">
            <text:p>540</text:p>
          </table:table-cell>
          <table:table-cell table:style-name="ce11" table:formula="of:=OFFSET([.C$4];[.M141];0)" office:value-type="float" office:value="43754" calcext:value-type="float">
            <text:p>43754</text:p>
          </table:table-cell>
          <table:table-cell table:style-name="ce36" table:formula="of:=[.L141]" office:value-type="float" office:value="0.736111111111108" calcext:value-type="float">
            <text:p>0.7361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1];0)&lt;=[.O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09T17:45:15.526513" calcext:value-type="date">
            <text:p>2019-10-09 17:45:16</text:p>
          </table:table-cell>
          <table:table-cell table:style-name="ce7" table:formula="of:=[.A142]" office:value-type="date" office:date-value="2019-10-09T17:45:15.526513" calcext:value-type="date">
            <text:p>2019-10-09 17:45:16</text:p>
          </table:table-cell>
          <table:table-cell table:formula="of:=TRUNC([.A142])" office:value-type="float" office:value="43747" calcext:value-type="float">
            <text:p>43747</text:p>
          </table:table-cell>
          <table:table-cell table:style-name="ce12" table:formula="of:=[.B142]-[.C142]" office:value-type="date" office:date-value="1899-12-30T17:45:15.52651275415" calcext:value-type="date">
            <text:p>12/30/99 05:45 PM</text:p>
          </table:table-cell>
          <table:table-cell table:formula="of:=MOD([.E141]-[.$E$2];[.$H$2])+1+[.$E$2]" office:value-type="float" office:value="240" calcext:value-type="float">
            <text:p>240</text:p>
          </table:table-cell>
          <table:table-cell table:formula="of:=MOD([.F141]+1/[.$H$2];5)" office:value-type="float" office:value="2.31666666666666" calcext:value-type="float">
            <text:p>2,31666666666666</text:p>
          </table:table-cell>
          <table:table-cell table:formula="of:=IF([.F142]=0;[.G141]+2+1/[.$H$2];[.G141]+1/[.$H$2])" office:value-type="float" office:value="2.31666666666666" calcext:value-type="float">
            <text:p>2,31666666666666</text:p>
          </table:table-cell>
          <table:table-cell table:number-columns-repeated="4"/>
          <table:table-cell table:style-name="ce35" table:formula="of:=SUM(MOD(SUM([.L141]-[.L$2];[.T$2]);[.R$2]-[.L$2]);[.L$2])" office:value-type="time" office:time-value="PT17H50M00S" calcext:value-type="time">
            <text:p>17:50:00</text:p>
          </table:table-cell>
          <table:table-cell table:style-name="ce11" table:formula="of:=IF([.L142]&lt;[.L141];[.M141]+[.H$2];[.M141])" office:value-type="float" office:value="540" calcext:value-type="float">
            <text:p>540</text:p>
          </table:table-cell>
          <table:table-cell table:style-name="ce11" table:formula="of:=OFFSET([.C$4];[.M142];0)" office:value-type="float" office:value="43754" calcext:value-type="float">
            <text:p>43754</text:p>
          </table:table-cell>
          <table:table-cell table:style-name="ce36" table:formula="of:=[.L142]" office:value-type="float" office:value="0.743055555555552" calcext:value-type="float">
            <text:p>0.7430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2];0)&lt;=[.O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09T17:48:02.872517" calcext:value-type="date">
            <text:p>2019-10-09 17:48:03</text:p>
          </table:table-cell>
          <table:table-cell table:style-name="ce7" table:formula="of:=[.A143]" office:value-type="date" office:date-value="2019-10-09T17:48:02.872517" calcext:value-type="date">
            <text:p>2019-10-09 17:48:03</text:p>
          </table:table-cell>
          <table:table-cell table:formula="of:=TRUNC([.A143])" office:value-type="float" office:value="43747" calcext:value-type="float">
            <text:p>43747</text:p>
          </table:table-cell>
          <table:table-cell table:style-name="ce12" table:formula="of:=[.B143]-[.C143]" office:value-type="date" office:date-value="1899-12-30T17:48:02.87251652218" calcext:value-type="date">
            <text:p>12/30/99 05:48 PM</text:p>
          </table:table-cell>
          <table:table-cell table:formula="of:=MOD([.E142]-[.$E$2];[.$H$2])+1+[.$E$2]" office:value-type="float" office:value="241" calcext:value-type="float">
            <text:p>241</text:p>
          </table:table-cell>
          <table:table-cell table:formula="of:=MOD([.F142]+1/[.$H$2];5)" office:value-type="float" office:value="2.33333333333333" calcext:value-type="float">
            <text:p>2,33333333333333</text:p>
          </table:table-cell>
          <table:table-cell table:formula="of:=IF([.F143]=0;[.G142]+2+1/[.$H$2];[.G142]+1/[.$H$2])" office:value-type="float" office:value="2.33333333333333" calcext:value-type="float">
            <text:p>2,33333333333333</text:p>
          </table:table-cell>
          <table:table-cell table:number-columns-repeated="4"/>
          <table:table-cell table:style-name="ce35" table:formula="of:=SUM(MOD(SUM([.L142]-[.L$2];[.T$2]);[.R$2]-[.L$2]);[.L$2])" office:value-type="time" office:time-value="PT18H00M00S" calcext:value-type="time">
            <text:p>18:00:00</text:p>
          </table:table-cell>
          <table:table-cell table:style-name="ce11" table:formula="of:=IF([.L143]&lt;[.L142];[.M142]+[.H$2];[.M142])" office:value-type="float" office:value="540" calcext:value-type="float">
            <text:p>540</text:p>
          </table:table-cell>
          <table:table-cell table:style-name="ce11" table:formula="of:=OFFSET([.C$4];[.M143];0)" office:value-type="float" office:value="43754" calcext:value-type="float">
            <text:p>43754</text:p>
          </table:table-cell>
          <table:table-cell table:style-name="ce36" table:formula="of:=[.L143]" office:value-type="float" office:value="0.749999999999997" calcext:value-type="float">
            <text:p>0.7499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3];0)&lt;=[.O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09T17:32:19.654432" calcext:value-type="date">
            <text:p>2019-10-09 17:32:20</text:p>
          </table:table-cell>
          <table:table-cell table:style-name="ce7" table:formula="of:=[.A144]" office:value-type="date" office:date-value="2019-10-09T17:32:19.654432" calcext:value-type="date">
            <text:p>2019-10-09 17:32:20</text:p>
          </table:table-cell>
          <table:table-cell table:formula="of:=TRUNC([.A144])" office:value-type="float" office:value="43747" calcext:value-type="float">
            <text:p>43747</text:p>
          </table:table-cell>
          <table:table-cell table:style-name="ce12" table:formula="of:=[.B144]-[.C144]" office:value-type="date" office:date-value="1899-12-30T17:32:19.65443177149" calcext:value-type="date">
            <text:p>12/30/99 05:32 PM</text:p>
          </table:table-cell>
          <table:table-cell table:formula="of:=MOD([.E143]-[.$E$2];[.$H$2])+1+[.$E$2]" office:value-type="float" office:value="242" calcext:value-type="float">
            <text:p>242</text:p>
          </table:table-cell>
          <table:table-cell table:formula="of:=MOD([.F143]+1/[.$H$2];5)" office:value-type="float" office:value="2.35" calcext:value-type="float">
            <text:p>2,35</text:p>
          </table:table-cell>
          <table:table-cell table:formula="of:=IF([.F144]=0;[.G143]+2+1/[.$H$2];[.G143]+1/[.$H$2])" office:value-type="float" office:value="2.35" calcext:value-type="float">
            <text:p>2,35</text:p>
          </table:table-cell>
          <table:table-cell table:number-columns-repeated="4"/>
          <table:table-cell table:style-name="ce35" table:formula="of:=SUM(MOD(SUM([.L143]-[.L$2];[.T$2]);[.R$2]-[.L$2]);[.L$2])" office:value-type="time" office:time-value="PT18H10M00S" calcext:value-type="time">
            <text:p>18:10:00</text:p>
          </table:table-cell>
          <table:table-cell table:style-name="ce11" table:formula="of:=IF([.L144]&lt;[.L143];[.M143]+[.H$2];[.M143])" office:value-type="float" office:value="540" calcext:value-type="float">
            <text:p>540</text:p>
          </table:table-cell>
          <table:table-cell table:style-name="ce11" table:formula="of:=OFFSET([.C$4];[.M144];0)" office:value-type="float" office:value="43754" calcext:value-type="float">
            <text:p>43754</text:p>
          </table:table-cell>
          <table:table-cell table:style-name="ce36" table:formula="of:=[.L144]" office:value-type="float" office:value="0.756944444444441" calcext:value-type="float">
            <text:p>0.7569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4];0)&lt;=[.O1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09T18:17:30.640109" calcext:value-type="date">
            <text:p>2019-10-09 18:17:31</text:p>
          </table:table-cell>
          <table:table-cell table:style-name="ce7" table:formula="of:=[.A145]" office:value-type="date" office:date-value="2019-10-09T18:17:30.640109" calcext:value-type="date">
            <text:p>2019-10-09 18:17:31</text:p>
          </table:table-cell>
          <table:table-cell table:formula="of:=TRUNC([.A145])" office:value-type="float" office:value="43747" calcext:value-type="float">
            <text:p>43747</text:p>
          </table:table-cell>
          <table:table-cell table:style-name="ce12" table:formula="of:=[.B145]-[.C145]" office:value-type="date" office:date-value="1899-12-30T18:17:30.64010883216" calcext:value-type="date">
            <text:p>12/30/99 06:17 PM</text:p>
          </table:table-cell>
          <table:table-cell table:formula="of:=MOD([.E144]-[.$E$2];[.$H$2])+1+[.$E$2]" office:value-type="float" office:value="243" calcext:value-type="float">
            <text:p>243</text:p>
          </table:table-cell>
          <table:table-cell table:formula="of:=MOD([.F144]+1/[.$H$2];5)" office:value-type="float" office:value="2.36666666666666" calcext:value-type="float">
            <text:p>2,36666666666666</text:p>
          </table:table-cell>
          <table:table-cell table:formula="of:=IF([.F145]=0;[.G144]+2+1/[.$H$2];[.G144]+1/[.$H$2])" office:value-type="float" office:value="2.36666666666666" calcext:value-type="float">
            <text:p>2,36666666666666</text:p>
          </table:table-cell>
          <table:table-cell table:number-columns-repeated="4"/>
          <table:table-cell table:style-name="ce35" table:formula="of:=SUM(MOD(SUM([.L144]-[.L$2];[.T$2]);[.R$2]-[.L$2]);[.L$2])" office:value-type="time" office:time-value="PT18H20M00S" calcext:value-type="time">
            <text:p>18:20:00</text:p>
          </table:table-cell>
          <table:table-cell table:style-name="ce11" table:formula="of:=IF([.L145]&lt;[.L144];[.M144]+[.H$2];[.M144])" office:value-type="float" office:value="540" calcext:value-type="float">
            <text:p>540</text:p>
          </table:table-cell>
          <table:table-cell table:style-name="ce11" table:formula="of:=OFFSET([.C$4];[.M145];0)" office:value-type="float" office:value="43754" calcext:value-type="float">
            <text:p>43754</text:p>
          </table:table-cell>
          <table:table-cell table:style-name="ce36" table:formula="of:=[.L145]" office:value-type="float" office:value="0.763888888888886" calcext:value-type="float">
            <text:p>0.7638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5];0)&lt;=[.O1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09T18:01:51.499539" calcext:value-type="date">
            <text:p>2019-10-09 18:01:51</text:p>
          </table:table-cell>
          <table:table-cell table:style-name="ce7" table:formula="of:=[.A146]" office:value-type="date" office:date-value="2019-10-09T18:01:51.499539" calcext:value-type="date">
            <text:p>2019-10-09 18:01:51</text:p>
          </table:table-cell>
          <table:table-cell table:formula="of:=TRUNC([.A146])" office:value-type="float" office:value="43747" calcext:value-type="float">
            <text:p>43747</text:p>
          </table:table-cell>
          <table:table-cell table:style-name="ce12" table:formula="of:=[.B146]-[.C146]" office:value-type="date" office:date-value="1899-12-30T18:01:51.49953918066" calcext:value-type="date">
            <text:p>12/30/99 06:01 PM</text:p>
          </table:table-cell>
          <table:table-cell table:formula="of:=MOD([.E145]-[.$E$2];[.$H$2])+1+[.$E$2]" office:value-type="float" office:value="244" calcext:value-type="float">
            <text:p>244</text:p>
          </table:table-cell>
          <table:table-cell table:formula="of:=MOD([.F145]+1/[.$H$2];5)" office:value-type="float" office:value="2.38333333333333" calcext:value-type="float">
            <text:p>2,38333333333333</text:p>
          </table:table-cell>
          <table:table-cell table:formula="of:=IF([.F146]=0;[.G145]+2+1/[.$H$2];[.G145]+1/[.$H$2])" office:value-type="float" office:value="2.38333333333333" calcext:value-type="float">
            <text:p>2,38333333333333</text:p>
          </table:table-cell>
          <table:table-cell table:number-columns-repeated="4"/>
          <table:table-cell table:style-name="ce35" table:formula="of:=SUM(MOD(SUM([.L145]-[.L$2];[.T$2]);[.R$2]-[.L$2]);[.L$2])" office:value-type="time" office:time-value="PT18H30M00S" calcext:value-type="time">
            <text:p>18:30:00</text:p>
          </table:table-cell>
          <table:table-cell table:style-name="ce11" table:formula="of:=IF([.L146]&lt;[.L145];[.M145]+[.H$2];[.M145])" office:value-type="float" office:value="540" calcext:value-type="float">
            <text:p>540</text:p>
          </table:table-cell>
          <table:table-cell table:style-name="ce11" table:formula="of:=OFFSET([.C$4];[.M146];0)" office:value-type="float" office:value="43754" calcext:value-type="float">
            <text:p>43754</text:p>
          </table:table-cell>
          <table:table-cell table:style-name="ce36" table:formula="of:=[.L146]" office:value-type="float" office:value="0.77083333333333" calcext:value-type="float">
            <text:p>0.77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6];0)&lt;=[.O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09T17:40:07.689194" calcext:value-type="date">
            <text:p>2019-10-09 17:40:08</text:p>
          </table:table-cell>
          <table:table-cell table:style-name="ce7" table:formula="of:=[.A147]" office:value-type="date" office:date-value="2019-10-09T17:40:07.689194" calcext:value-type="date">
            <text:p>2019-10-09 17:40:08</text:p>
          </table:table-cell>
          <table:table-cell table:formula="of:=TRUNC([.A147])" office:value-type="float" office:value="43747" calcext:value-type="float">
            <text:p>43747</text:p>
          </table:table-cell>
          <table:table-cell table:style-name="ce12" table:formula="of:=[.B147]-[.C147]" office:value-type="date" office:date-value="1899-12-30T17:40:07.68919384573" calcext:value-type="date">
            <text:p>12/30/99 05:40 PM</text:p>
          </table:table-cell>
          <table:table-cell table:formula="of:=MOD([.E146]-[.$E$2];[.$H$2])+1+[.$E$2]" office:value-type="float" office:value="245" calcext:value-type="float">
            <text:p>245</text:p>
          </table:table-cell>
          <table:table-cell table:formula="of:=MOD([.F146]+1/[.$H$2];5)" office:value-type="float" office:value="2.4" calcext:value-type="float">
            <text:p>2,4</text:p>
          </table:table-cell>
          <table:table-cell table:formula="of:=IF([.F147]=0;[.G146]+2+1/[.$H$2];[.G146]+1/[.$H$2])" office:value-type="float" office:value="2.4" calcext:value-type="float">
            <text:p>2,4</text:p>
          </table:table-cell>
          <table:table-cell table:number-columns-repeated="4"/>
          <table:table-cell table:style-name="ce35" table:formula="of:=SUM(MOD(SUM([.L146]-[.L$2];[.T$2]);[.R$2]-[.L$2]);[.L$2])" office:value-type="time" office:time-value="PT18H40M00S" calcext:value-type="time">
            <text:p>18:40:00</text:p>
          </table:table-cell>
          <table:table-cell table:style-name="ce11" table:formula="of:=IF([.L147]&lt;[.L146];[.M146]+[.H$2];[.M146])" office:value-type="float" office:value="540" calcext:value-type="float">
            <text:p>540</text:p>
          </table:table-cell>
          <table:table-cell table:style-name="ce11" table:formula="of:=OFFSET([.C$4];[.M147];0)" office:value-type="float" office:value="43754" calcext:value-type="float">
            <text:p>43754</text:p>
          </table:table-cell>
          <table:table-cell table:style-name="ce36" table:formula="of:=[.L147]" office:value-type="float" office:value="0.777777777777775" calcext:value-type="float">
            <text:p>0.7777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7];0)&lt;=[.O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09T18:16:06.655774" calcext:value-type="date">
            <text:p>2019-10-09 18:16:07</text:p>
          </table:table-cell>
          <table:table-cell table:style-name="ce7" table:formula="of:=[.A148]" office:value-type="date" office:date-value="2019-10-09T18:16:06.655774" calcext:value-type="date">
            <text:p>2019-10-09 18:16:07</text:p>
          </table:table-cell>
          <table:table-cell table:formula="of:=TRUNC([.A148])" office:value-type="float" office:value="43747" calcext:value-type="float">
            <text:p>43747</text:p>
          </table:table-cell>
          <table:table-cell table:style-name="ce12" table:formula="of:=[.B148]-[.C148]" office:value-type="date" office:date-value="1899-12-30T18:16:06.65577446111" calcext:value-type="date">
            <text:p>12/30/99 06:16 PM</text:p>
          </table:table-cell>
          <table:table-cell table:formula="of:=MOD([.E147]-[.$E$2];[.$H$2])+1+[.$E$2]" office:value-type="float" office:value="246" calcext:value-type="float">
            <text:p>246</text:p>
          </table:table-cell>
          <table:table-cell table:formula="of:=MOD([.F147]+1/[.$H$2];5)" office:value-type="float" office:value="2.41666666666666" calcext:value-type="float">
            <text:p>2,41666666666666</text:p>
          </table:table-cell>
          <table:table-cell table:formula="of:=IF([.F148]=0;[.G147]+2+1/[.$H$2];[.G147]+1/[.$H$2])" office:value-type="float" office:value="2.41666666666666" calcext:value-type="float">
            <text:p>2,41666666666666</text:p>
          </table:table-cell>
          <table:table-cell table:number-columns-repeated="4"/>
          <table:table-cell table:style-name="ce35" table:formula="of:=SUM(MOD(SUM([.L147]-[.L$2];[.T$2]);[.R$2]-[.L$2]);[.L$2])" office:value-type="time" office:time-value="PT18H50M00S" calcext:value-type="time">
            <text:p>18:50:00</text:p>
          </table:table-cell>
          <table:table-cell table:style-name="ce11" table:formula="of:=IF([.L148]&lt;[.L147];[.M147]+[.H$2];[.M147])" office:value-type="float" office:value="540" calcext:value-type="float">
            <text:p>540</text:p>
          </table:table-cell>
          <table:table-cell table:style-name="ce11" table:formula="of:=OFFSET([.C$4];[.M148];0)" office:value-type="float" office:value="43754" calcext:value-type="float">
            <text:p>43754</text:p>
          </table:table-cell>
          <table:table-cell table:style-name="ce36" table:formula="of:=[.L148]" office:value-type="float" office:value="0.784722222222219" calcext:value-type="float">
            <text:p>0.7847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8];0)&lt;=[.O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09T18:19:55.569231" calcext:value-type="date">
            <text:p>2019-10-09 18:19:56</text:p>
          </table:table-cell>
          <table:table-cell table:style-name="ce7" table:formula="of:=[.A149]" office:value-type="date" office:date-value="2019-10-09T18:19:55.569231" calcext:value-type="date">
            <text:p>2019-10-09 18:19:56</text:p>
          </table:table-cell>
          <table:table-cell table:formula="of:=TRUNC([.A149])" office:value-type="float" office:value="43747" calcext:value-type="float">
            <text:p>43747</text:p>
          </table:table-cell>
          <table:table-cell table:style-name="ce12" table:formula="of:=[.B149]-[.C149]" office:value-type="date" office:date-value="1899-12-30T18:19:55.56923119817" calcext:value-type="date">
            <text:p>12/30/99 06:19 PM</text:p>
          </table:table-cell>
          <table:table-cell table:formula="of:=MOD([.E148]-[.$E$2];[.$H$2])+1+[.$E$2]" office:value-type="float" office:value="247" calcext:value-type="float">
            <text:p>247</text:p>
          </table:table-cell>
          <table:table-cell table:formula="of:=MOD([.F148]+1/[.$H$2];5)" office:value-type="float" office:value="2.43333333333333" calcext:value-type="float">
            <text:p>2,43333333333333</text:p>
          </table:table-cell>
          <table:table-cell table:formula="of:=IF([.F149]=0;[.G148]+2+1/[.$H$2];[.G148]+1/[.$H$2])" office:value-type="float" office:value="2.43333333333333" calcext:value-type="float">
            <text:p>2,43333333333333</text:p>
          </table:table-cell>
          <table:table-cell table:number-columns-repeated="4"/>
          <table:table-cell table:style-name="ce35" table:formula="of:=SUM(MOD(SUM([.L148]-[.L$2];[.T$2]);[.R$2]-[.L$2]);[.L$2])" office:value-type="time" office:time-value="PT19H00M00S" calcext:value-type="time">
            <text:p>19:00:00</text:p>
          </table:table-cell>
          <table:table-cell table:style-name="ce11" table:formula="of:=IF([.L149]&lt;[.L148];[.M148]+[.H$2];[.M148])" office:value-type="float" office:value="540" calcext:value-type="float">
            <text:p>540</text:p>
          </table:table-cell>
          <table:table-cell table:style-name="ce11" table:formula="of:=OFFSET([.C$4];[.M149];0)" office:value-type="float" office:value="43754" calcext:value-type="float">
            <text:p>43754</text:p>
          </table:table-cell>
          <table:table-cell table:style-name="ce36" table:formula="of:=[.L149]" office:value-type="float" office:value="0.791666666666663" calcext:value-type="float">
            <text:p>0.7916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9];0)&lt;=[.O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09T18:18:50.7406" calcext:value-type="date">
            <text:p>2019-10-09 18:18:51</text:p>
          </table:table-cell>
          <table:table-cell table:style-name="ce7" table:formula="of:=[.A150]" office:value-type="date" office:date-value="2019-10-09T18:18:50.7406" calcext:value-type="date">
            <text:p>2019-10-09 18:18:51</text:p>
          </table:table-cell>
          <table:table-cell table:formula="of:=TRUNC([.A150])" office:value-type="float" office:value="43747" calcext:value-type="float">
            <text:p>43747</text:p>
          </table:table-cell>
          <table:table-cell table:style-name="ce12" table:formula="of:=[.B150]-[.C150]" office:value-type="date" office:date-value="1899-12-30T18:18:50.74060035869" calcext:value-type="date">
            <text:p>12/30/99 06:18 PM</text:p>
          </table:table-cell>
          <table:table-cell table:formula="of:=MOD([.E149]-[.$E$2];[.$H$2])+1+[.$E$2]" office:value-type="float" office:value="248" calcext:value-type="float">
            <text:p>248</text:p>
          </table:table-cell>
          <table:table-cell table:formula="of:=MOD([.F149]+1/[.$H$2];5)" office:value-type="float" office:value="2.45" calcext:value-type="float">
            <text:p>2,45</text:p>
          </table:table-cell>
          <table:table-cell table:formula="of:=IF([.F150]=0;[.G149]+2+1/[.$H$2];[.G149]+1/[.$H$2])" office:value-type="float" office:value="2.45" calcext:value-type="float">
            <text:p>2,45</text:p>
          </table:table-cell>
          <table:table-cell table:number-columns-repeated="4"/>
          <table:table-cell table:style-name="ce35" table:formula="of:=SUM(MOD(SUM([.L149]-[.L$2];[.T$2]);[.R$2]-[.L$2]);[.L$2])" office:value-type="time" office:time-value="PT19H10M00S" calcext:value-type="time">
            <text:p>19:10:00</text:p>
          </table:table-cell>
          <table:table-cell table:style-name="ce11" table:formula="of:=IF([.L150]&lt;[.L149];[.M149]+[.H$2];[.M149])" office:value-type="float" office:value="540" calcext:value-type="float">
            <text:p>540</text:p>
          </table:table-cell>
          <table:table-cell table:style-name="ce11" table:formula="of:=OFFSET([.C$4];[.M150];0)" office:value-type="float" office:value="43754" calcext:value-type="float">
            <text:p>43754</text:p>
          </table:table-cell>
          <table:table-cell table:style-name="ce36" table:formula="of:=[.L150]" office:value-type="float" office:value="0.798611111111108" calcext:value-type="float">
            <text:p>0.7986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0];0)&lt;=[.O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09T17:57:19.109955" calcext:value-type="date">
            <text:p>2019-10-09 17:57:19</text:p>
          </table:table-cell>
          <table:table-cell table:style-name="ce7" table:formula="of:=[.A151]" office:value-type="date" office:date-value="2019-10-09T17:57:19.109955" calcext:value-type="date">
            <text:p>2019-10-09 17:57:19</text:p>
          </table:table-cell>
          <table:table-cell table:formula="of:=TRUNC([.A151])" office:value-type="float" office:value="43747" calcext:value-type="float">
            <text:p>43747</text:p>
          </table:table-cell>
          <table:table-cell table:style-name="ce12" table:formula="of:=[.B151]-[.C151]" office:value-type="date" office:date-value="1899-12-30T17:57:19.10995472688" calcext:value-type="date">
            <text:p>12/30/99 05:57 PM</text:p>
          </table:table-cell>
          <table:table-cell table:formula="of:=MOD([.E150]-[.$E$2];[.$H$2])+1+[.$E$2]" office:value-type="float" office:value="249" calcext:value-type="float">
            <text:p>249</text:p>
          </table:table-cell>
          <table:table-cell table:formula="of:=MOD([.F150]+1/[.$H$2];5)" office:value-type="float" office:value="2.46666666666666" calcext:value-type="float">
            <text:p>2,46666666666666</text:p>
          </table:table-cell>
          <table:table-cell table:formula="of:=IF([.F151]=0;[.G150]+2+1/[.$H$2];[.G150]+1/[.$H$2])" office:value-type="float" office:value="2.46666666666666" calcext:value-type="float">
            <text:p>2,46666666666666</text:p>
          </table:table-cell>
          <table:table-cell table:number-columns-repeated="4"/>
          <table:table-cell table:style-name="ce35" table:formula="of:=SUM(MOD(SUM([.L150]-[.L$2];[.T$2]);[.R$2]-[.L$2]);[.L$2])" office:value-type="time" office:time-value="PT19H20M00S" calcext:value-type="time">
            <text:p>19:20:00</text:p>
          </table:table-cell>
          <table:table-cell table:style-name="ce11" table:formula="of:=IF([.L151]&lt;[.L150];[.M150]+[.H$2];[.M150])" office:value-type="float" office:value="540" calcext:value-type="float">
            <text:p>540</text:p>
          </table:table-cell>
          <table:table-cell table:style-name="ce11" table:formula="of:=OFFSET([.C$4];[.M151];0)" office:value-type="float" office:value="43754" calcext:value-type="float">
            <text:p>43754</text:p>
          </table:table-cell>
          <table:table-cell table:style-name="ce36" table:formula="of:=[.L151]" office:value-type="float" office:value="0.805555555555552" calcext:value-type="float">
            <text:p>0.8055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1];0)&lt;=[.O1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09T17:49:45.692096" calcext:value-type="date">
            <text:p>2019-10-09 17:49:46</text:p>
          </table:table-cell>
          <table:table-cell table:style-name="ce7" table:formula="of:=[.A152]" office:value-type="date" office:date-value="2019-10-09T17:49:45.692096" calcext:value-type="date">
            <text:p>2019-10-09 17:49:46</text:p>
          </table:table-cell>
          <table:table-cell table:formula="of:=TRUNC([.A152])" office:value-type="float" office:value="43747" calcext:value-type="float">
            <text:p>43747</text:p>
          </table:table-cell>
          <table:table-cell table:style-name="ce12" table:formula="of:=[.B152]-[.C152]" office:value-type="date" office:date-value="1899-12-30T17:49:45.69209624548" calcext:value-type="date">
            <text:p>12/30/99 05:49 PM</text:p>
          </table:table-cell>
          <table:table-cell table:formula="of:=MOD([.E151]-[.$E$2];[.$H$2])+1+[.$E$2]" office:value-type="float" office:value="250" calcext:value-type="float">
            <text:p>250</text:p>
          </table:table-cell>
          <table:table-cell table:formula="of:=MOD([.F151]+1/[.$H$2];5)" office:value-type="float" office:value="2.48333333333333" calcext:value-type="float">
            <text:p>2,48333333333333</text:p>
          </table:table-cell>
          <table:table-cell table:formula="of:=IF([.F152]=0;[.G151]+2+1/[.$H$2];[.G151]+1/[.$H$2])" office:value-type="float" office:value="2.48333333333333" calcext:value-type="float">
            <text:p>2,48333333333333</text:p>
          </table:table-cell>
          <table:table-cell table:number-columns-repeated="4"/>
          <table:table-cell table:style-name="ce35" table:formula="of:=SUM(MOD(SUM([.L151]-[.L$2];[.T$2]);[.R$2]-[.L$2]);[.L$2])" office:value-type="time" office:time-value="PT19H30M00S" calcext:value-type="time">
            <text:p>19:30:00</text:p>
          </table:table-cell>
          <table:table-cell table:style-name="ce11" table:formula="of:=IF([.L152]&lt;[.L151];[.M151]+[.H$2];[.M151])" office:value-type="float" office:value="540" calcext:value-type="float">
            <text:p>540</text:p>
          </table:table-cell>
          <table:table-cell table:style-name="ce11" table:formula="of:=OFFSET([.C$4];[.M152];0)" office:value-type="float" office:value="43754" calcext:value-type="float">
            <text:p>43754</text:p>
          </table:table-cell>
          <table:table-cell table:style-name="ce36" table:formula="of:=[.L152]" office:value-type="float" office:value="0.812499999999997" calcext:value-type="float">
            <text:p>0.8124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2];0)&lt;=[.O1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09T17:30:40.592535" calcext:value-type="date">
            <text:p>2019-10-09 17:30:41</text:p>
          </table:table-cell>
          <table:table-cell table:style-name="ce7" table:formula="of:=[.A153]" office:value-type="date" office:date-value="2019-10-09T17:30:40.592535" calcext:value-type="date">
            <text:p>2019-10-09 17:30:41</text:p>
          </table:table-cell>
          <table:table-cell table:formula="of:=TRUNC([.A153])" office:value-type="float" office:value="43747" calcext:value-type="float">
            <text:p>43747</text:p>
          </table:table-cell>
          <table:table-cell table:style-name="ce12" table:formula="of:=[.B153]-[.C153]" office:value-type="date" office:date-value="1899-12-30T17:30:40.59253509622" calcext:value-type="date">
            <text:p>12/30/99 05:30 PM</text:p>
          </table:table-cell>
          <table:table-cell table:formula="of:=MOD([.E152]-[.$E$2];[.$H$2])+1+[.$E$2]" office:value-type="float" office:value="251" calcext:value-type="float">
            <text:p>251</text:p>
          </table:table-cell>
          <table:table-cell table:formula="of:=MOD([.F152]+1/[.$H$2];5)" office:value-type="float" office:value="2.5" calcext:value-type="float">
            <text:p>2,5</text:p>
          </table:table-cell>
          <table:table-cell table:formula="of:=IF([.F153]=0;[.G152]+2+1/[.$H$2];[.G152]+1/[.$H$2])" office:value-type="float" office:value="2.5" calcext:value-type="float">
            <text:p>2,5</text:p>
          </table:table-cell>
          <table:table-cell table:number-columns-repeated="4"/>
          <table:table-cell table:style-name="ce35" table:formula="of:=SUM(MOD(SUM([.L152]-[.L$2];[.T$2]);[.R$2]-[.L$2]);[.L$2])" office:value-type="time" office:time-value="PT17H10M00S" calcext:value-type="time">
            <text:p>17:10:00</text:p>
          </table:table-cell>
          <table:table-cell table:style-name="ce11" table:formula="of:=IF([.L153]&lt;[.L152];[.M152]+[.H$2];[.M152])" office:value-type="float" office:value="600" calcext:value-type="float">
            <text:p>600</text:p>
          </table:table-cell>
          <table:table-cell table:style-name="ce11" table:formula="of:=OFFSET([.C$4];[.M153];0)" office:value-type="float" office:value="43755" calcext:value-type="float">
            <text:p>43755</text:p>
          </table:table-cell>
          <table:table-cell table:style-name="ce36" table:formula="of:=[.L153]" office:value-type="float" office:value="0.715277777777774" calcext:value-type="float">
            <text:p>0.715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3];0)&lt;=[.O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09T18:03:19.439441" calcext:value-type="date">
            <text:p>2019-10-09 18:03:19</text:p>
          </table:table-cell>
          <table:table-cell table:style-name="ce7" table:formula="of:=[.A154]" office:value-type="date" office:date-value="2019-10-09T18:03:19.439441" calcext:value-type="date">
            <text:p>2019-10-09 18:03:19</text:p>
          </table:table-cell>
          <table:table-cell table:formula="of:=TRUNC([.A154])" office:value-type="float" office:value="43747" calcext:value-type="float">
            <text:p>43747</text:p>
          </table:table-cell>
          <table:table-cell table:style-name="ce12" table:formula="of:=[.B154]-[.C154]" office:value-type="date" office:date-value="1899-12-30T18:03:19.4394413894" calcext:value-type="date">
            <text:p>12/30/99 06:03 PM</text:p>
          </table:table-cell>
          <table:table-cell table:formula="of:=MOD([.E153]-[.$E$2];[.$H$2])+1+[.$E$2]" office:value-type="float" office:value="252" calcext:value-type="float">
            <text:p>252</text:p>
          </table:table-cell>
          <table:table-cell table:formula="of:=MOD([.F153]+1/[.$H$2];5)" office:value-type="float" office:value="2.51666666666666" calcext:value-type="float">
            <text:p>2,51666666666666</text:p>
          </table:table-cell>
          <table:table-cell table:formula="of:=IF([.F154]=0;[.G153]+2+1/[.$H$2];[.G153]+1/[.$H$2])" office:value-type="float" office:value="2.51666666666666" calcext:value-type="float">
            <text:p>2,51666666666666</text:p>
          </table:table-cell>
          <table:table-cell table:number-columns-repeated="4"/>
          <table:table-cell table:style-name="ce35" table:formula="of:=SUM(MOD(SUM([.L153]-[.L$2];[.T$2]);[.R$2]-[.L$2]);[.L$2])" office:value-type="time" office:time-value="PT17H20M00S" calcext:value-type="time">
            <text:p>17:20:00</text:p>
          </table:table-cell>
          <table:table-cell table:style-name="ce11" table:formula="of:=IF([.L154]&lt;[.L153];[.M153]+[.H$2];[.M153])" office:value-type="float" office:value="600" calcext:value-type="float">
            <text:p>600</text:p>
          </table:table-cell>
          <table:table-cell table:style-name="ce11" table:formula="of:=OFFSET([.C$4];[.M154];0)" office:value-type="float" office:value="43755" calcext:value-type="float">
            <text:p>43755</text:p>
          </table:table-cell>
          <table:table-cell table:style-name="ce36" table:formula="of:=[.L154]" office:value-type="float" office:value="0.722222222222219" calcext:value-type="float">
            <text:p>0.722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4];0)&lt;=[.O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09T18:19:53.219069" calcext:value-type="date">
            <text:p>2019-10-09 18:19:53</text:p>
          </table:table-cell>
          <table:table-cell table:style-name="ce7" table:formula="of:=[.A155]" office:value-type="date" office:date-value="2019-10-09T18:19:53.219069" calcext:value-type="date">
            <text:p>2019-10-09 18:19:53</text:p>
          </table:table-cell>
          <table:table-cell table:formula="of:=TRUNC([.A155])" office:value-type="float" office:value="43747" calcext:value-type="float">
            <text:p>43747</text:p>
          </table:table-cell>
          <table:table-cell table:style-name="ce12" table:formula="of:=[.B155]-[.C155]" office:value-type="date" office:date-value="1899-12-30T18:19:53.21906918194" calcext:value-type="date">
            <text:p>12/30/99 06:19 PM</text:p>
          </table:table-cell>
          <table:table-cell table:formula="of:=MOD([.E154]-[.$E$2];[.$H$2])+1+[.$E$2]" office:value-type="float" office:value="253" calcext:value-type="float">
            <text:p>253</text:p>
          </table:table-cell>
          <table:table-cell table:formula="of:=MOD([.F154]+1/[.$H$2];5)" office:value-type="float" office:value="2.53333333333333" calcext:value-type="float">
            <text:p>2,53333333333333</text:p>
          </table:table-cell>
          <table:table-cell table:formula="of:=IF([.F155]=0;[.G154]+2+1/[.$H$2];[.G154]+1/[.$H$2])" office:value-type="float" office:value="2.53333333333333" calcext:value-type="float">
            <text:p>2,53333333333333</text:p>
          </table:table-cell>
          <table:table-cell table:number-columns-repeated="4"/>
          <table:table-cell table:style-name="ce35" table:formula="of:=SUM(MOD(SUM([.L154]-[.L$2];[.T$2]);[.R$2]-[.L$2]);[.L$2])" office:value-type="time" office:time-value="PT17H30M00S" calcext:value-type="time">
            <text:p>17:30:00</text:p>
          </table:table-cell>
          <table:table-cell table:style-name="ce11" table:formula="of:=IF([.L155]&lt;[.L154];[.M154]+[.H$2];[.M154])" office:value-type="float" office:value="600" calcext:value-type="float">
            <text:p>600</text:p>
          </table:table-cell>
          <table:table-cell table:style-name="ce11" table:formula="of:=OFFSET([.C$4];[.M155];0)" office:value-type="float" office:value="43755" calcext:value-type="float">
            <text:p>43755</text:p>
          </table:table-cell>
          <table:table-cell table:style-name="ce36" table:formula="of:=[.L155]" office:value-type="float" office:value="0.729166666666663" calcext:value-type="float">
            <text:p>0.729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5];0)&lt;=[.O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09T17:57:51.203808" calcext:value-type="date">
            <text:p>2019-10-09 17:57:51</text:p>
          </table:table-cell>
          <table:table-cell table:style-name="ce7" table:formula="of:=[.A156]" office:value-type="date" office:date-value="2019-10-09T17:57:51.203808" calcext:value-type="date">
            <text:p>2019-10-09 17:57:51</text:p>
          </table:table-cell>
          <table:table-cell table:formula="of:=TRUNC([.A156])" office:value-type="float" office:value="43747" calcext:value-type="float">
            <text:p>43747</text:p>
          </table:table-cell>
          <table:table-cell table:style-name="ce12" table:formula="of:=[.B156]-[.C156]" office:value-type="date" office:date-value="1899-12-30T17:57:51.2038078811" calcext:value-type="date">
            <text:p>12/30/99 05:57 PM</text:p>
          </table:table-cell>
          <table:table-cell table:formula="of:=MOD([.E155]-[.$E$2];[.$H$2])+1+[.$E$2]" office:value-type="float" office:value="254" calcext:value-type="float">
            <text:p>254</text:p>
          </table:table-cell>
          <table:table-cell table:formula="of:=MOD([.F155]+1/[.$H$2];5)" office:value-type="float" office:value="2.55" calcext:value-type="float">
            <text:p>2,55</text:p>
          </table:table-cell>
          <table:table-cell table:formula="of:=IF([.F156]=0;[.G155]+2+1/[.$H$2];[.G155]+1/[.$H$2])" office:value-type="float" office:value="2.55" calcext:value-type="float">
            <text:p>2,55</text:p>
          </table:table-cell>
          <table:table-cell table:number-columns-repeated="4"/>
          <table:table-cell table:style-name="ce35" table:formula="of:=SUM(MOD(SUM([.L155]-[.L$2];[.T$2]);[.R$2]-[.L$2]);[.L$2])" office:value-type="time" office:time-value="PT17H40M00S" calcext:value-type="time">
            <text:p>17:40:00</text:p>
          </table:table-cell>
          <table:table-cell table:style-name="ce11" table:formula="of:=IF([.L156]&lt;[.L155];[.M155]+[.H$2];[.M155])" office:value-type="float" office:value="600" calcext:value-type="float">
            <text:p>600</text:p>
          </table:table-cell>
          <table:table-cell table:style-name="ce11" table:formula="of:=OFFSET([.C$4];[.M156];0)" office:value-type="float" office:value="43755" calcext:value-type="float">
            <text:p>43755</text:p>
          </table:table-cell>
          <table:table-cell table:style-name="ce36" table:formula="of:=[.L156]" office:value-type="float" office:value="0.736111111111108" calcext:value-type="float">
            <text:p>0.7361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6];0)&lt;=[.O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09T18:04:32.478925" calcext:value-type="date">
            <text:p>2019-10-09 18:04:32</text:p>
          </table:table-cell>
          <table:table-cell table:style-name="ce7" table:formula="of:=[.A157]" office:value-type="date" office:date-value="2019-10-09T18:04:32.478925" calcext:value-type="date">
            <text:p>2019-10-09 18:04:32</text:p>
          </table:table-cell>
          <table:table-cell table:formula="of:=TRUNC([.A157])" office:value-type="float" office:value="43747" calcext:value-type="float">
            <text:p>43747</text:p>
          </table:table-cell>
          <table:table-cell table:style-name="ce12" table:formula="of:=[.B157]-[.C157]" office:value-type="date" office:date-value="1899-12-30T18:04:32.47892464511" calcext:value-type="date">
            <text:p>12/30/99 06:04 PM</text:p>
          </table:table-cell>
          <table:table-cell table:formula="of:=MOD([.E156]-[.$E$2];[.$H$2])+1+[.$E$2]" office:value-type="float" office:value="255" calcext:value-type="float">
            <text:p>255</text:p>
          </table:table-cell>
          <table:table-cell table:formula="of:=MOD([.F156]+1/[.$H$2];5)" office:value-type="float" office:value="2.56666666666666" calcext:value-type="float">
            <text:p>2,56666666666666</text:p>
          </table:table-cell>
          <table:table-cell table:formula="of:=IF([.F157]=0;[.G156]+2+1/[.$H$2];[.G156]+1/[.$H$2])" office:value-type="float" office:value="2.56666666666666" calcext:value-type="float">
            <text:p>2,56666666666666</text:p>
          </table:table-cell>
          <table:table-cell table:number-columns-repeated="4"/>
          <table:table-cell table:style-name="ce35" table:formula="of:=SUM(MOD(SUM([.L156]-[.L$2];[.T$2]);[.R$2]-[.L$2]);[.L$2])" office:value-type="time" office:time-value="PT17H50M00S" calcext:value-type="time">
            <text:p>17:50:00</text:p>
          </table:table-cell>
          <table:table-cell table:style-name="ce11" table:formula="of:=IF([.L157]&lt;[.L156];[.M156]+[.H$2];[.M156])" office:value-type="float" office:value="600" calcext:value-type="float">
            <text:p>600</text:p>
          </table:table-cell>
          <table:table-cell table:style-name="ce11" table:formula="of:=OFFSET([.C$4];[.M157];0)" office:value-type="float" office:value="43755" calcext:value-type="float">
            <text:p>43755</text:p>
          </table:table-cell>
          <table:table-cell table:style-name="ce36" table:formula="of:=[.L157]" office:value-type="float" office:value="0.743055555555552" calcext:value-type="float">
            <text:p>0.7430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7];0)&lt;=[.O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09T18:10:12.911072" calcext:value-type="date">
            <text:p>2019-10-09 18:10:13</text:p>
          </table:table-cell>
          <table:table-cell table:style-name="ce7" table:formula="of:=[.A158]" office:value-type="date" office:date-value="2019-10-09T18:10:12.911072" calcext:value-type="date">
            <text:p>2019-10-09 18:10:13</text:p>
          </table:table-cell>
          <table:table-cell table:formula="of:=TRUNC([.A158])" office:value-type="float" office:value="43747" calcext:value-type="float">
            <text:p>43747</text:p>
          </table:table-cell>
          <table:table-cell table:style-name="ce12" table:formula="of:=[.B158]-[.C158]" office:value-type="date" office:date-value="1899-12-30T18:10:12.9110715352" calcext:value-type="date">
            <text:p>12/30/99 06:10 PM</text:p>
          </table:table-cell>
          <table:table-cell table:formula="of:=MOD([.E157]-[.$E$2];[.$H$2])+1+[.$E$2]" office:value-type="float" office:value="256" calcext:value-type="float">
            <text:p>256</text:p>
          </table:table-cell>
          <table:table-cell table:formula="of:=MOD([.F157]+1/[.$H$2];5)" office:value-type="float" office:value="2.58333333333333" calcext:value-type="float">
            <text:p>2,58333333333333</text:p>
          </table:table-cell>
          <table:table-cell table:formula="of:=IF([.F158]=0;[.G157]+2+1/[.$H$2];[.G157]+1/[.$H$2])" office:value-type="float" office:value="2.58333333333333" calcext:value-type="float">
            <text:p>2,58333333333333</text:p>
          </table:table-cell>
          <table:table-cell table:number-columns-repeated="4"/>
          <table:table-cell table:style-name="ce35" table:formula="of:=SUM(MOD(SUM([.L157]-[.L$2];[.T$2]);[.R$2]-[.L$2]);[.L$2])" office:value-type="time" office:time-value="PT18H00M00S" calcext:value-type="time">
            <text:p>18:00:00</text:p>
          </table:table-cell>
          <table:table-cell table:style-name="ce11" table:formula="of:=IF([.L158]&lt;[.L157];[.M157]+[.H$2];[.M157])" office:value-type="float" office:value="600" calcext:value-type="float">
            <text:p>600</text:p>
          </table:table-cell>
          <table:table-cell table:style-name="ce11" table:formula="of:=OFFSET([.C$4];[.M158];0)" office:value-type="float" office:value="43755" calcext:value-type="float">
            <text:p>43755</text:p>
          </table:table-cell>
          <table:table-cell table:style-name="ce36" table:formula="of:=[.L158]" office:value-type="float" office:value="0.749999999999997" calcext:value-type="float">
            <text:p>0.7499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8];0)&lt;=[.O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09T17:46:39.706954" calcext:value-type="date">
            <text:p>2019-10-09 17:46:40</text:p>
          </table:table-cell>
          <table:table-cell table:style-name="ce7" table:formula="of:=[.A159]" office:value-type="date" office:date-value="2019-10-09T17:46:39.706954" calcext:value-type="date">
            <text:p>2019-10-09 17:46:40</text:p>
          </table:table-cell>
          <table:table-cell table:formula="of:=TRUNC([.A159])" office:value-type="float" office:value="43747" calcext:value-type="float">
            <text:p>43747</text:p>
          </table:table-cell>
          <table:table-cell table:style-name="ce12" table:formula="of:=[.B159]-[.C159]" office:value-type="date" office:date-value="1899-12-30T17:46:39.70695411321" calcext:value-type="date">
            <text:p>12/30/99 05:46 PM</text:p>
          </table:table-cell>
          <table:table-cell table:formula="of:=MOD([.E158]-[.$E$2];[.$H$2])+1+[.$E$2]" office:value-type="float" office:value="257" calcext:value-type="float">
            <text:p>257</text:p>
          </table:table-cell>
          <table:table-cell table:formula="of:=MOD([.F158]+1/[.$H$2];5)" office:value-type="float" office:value="2.6" calcext:value-type="float">
            <text:p>2,6</text:p>
          </table:table-cell>
          <table:table-cell table:formula="of:=IF([.F159]=0;[.G158]+2+1/[.$H$2];[.G158]+1/[.$H$2])" office:value-type="float" office:value="2.6" calcext:value-type="float">
            <text:p>2,6</text:p>
          </table:table-cell>
          <table:table-cell table:number-columns-repeated="4"/>
          <table:table-cell table:style-name="ce35" table:formula="of:=SUM(MOD(SUM([.L158]-[.L$2];[.T$2]);[.R$2]-[.L$2]);[.L$2])" office:value-type="time" office:time-value="PT18H10M00S" calcext:value-type="time">
            <text:p>18:10:00</text:p>
          </table:table-cell>
          <table:table-cell table:style-name="ce11" table:formula="of:=IF([.L159]&lt;[.L158];[.M158]+[.H$2];[.M158])" office:value-type="float" office:value="600" calcext:value-type="float">
            <text:p>600</text:p>
          </table:table-cell>
          <table:table-cell table:style-name="ce11" table:formula="of:=OFFSET([.C$4];[.M159];0)" office:value-type="float" office:value="43755" calcext:value-type="float">
            <text:p>43755</text:p>
          </table:table-cell>
          <table:table-cell table:style-name="ce36" table:formula="of:=[.L159]" office:value-type="float" office:value="0.756944444444441" calcext:value-type="float">
            <text:p>0.7569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9];0)&lt;=[.O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09T17:54:28.723063" calcext:value-type="date">
            <text:p>2019-10-09 17:54:29</text:p>
          </table:table-cell>
          <table:table-cell table:style-name="ce7" table:formula="of:=[.A160]" office:value-type="date" office:date-value="2019-10-09T17:54:28.723063" calcext:value-type="date">
            <text:p>2019-10-09 17:54:29</text:p>
          </table:table-cell>
          <table:table-cell table:formula="of:=TRUNC([.A160])" office:value-type="float" office:value="43747" calcext:value-type="float">
            <text:p>43747</text:p>
          </table:table-cell>
          <table:table-cell table:style-name="ce12" table:formula="of:=[.B160]-[.C160]" office:value-type="date" office:date-value="1899-12-30T17:54:28.72306270525" calcext:value-type="date">
            <text:p>12/30/99 05:54 PM</text:p>
          </table:table-cell>
          <table:table-cell table:formula="of:=MOD([.E159]-[.$E$2];[.$H$2])+1+[.$E$2]" office:value-type="float" office:value="258" calcext:value-type="float">
            <text:p>258</text:p>
          </table:table-cell>
          <table:table-cell table:formula="of:=MOD([.F159]+1/[.$H$2];5)" office:value-type="float" office:value="2.61666666666666" calcext:value-type="float">
            <text:p>2,61666666666666</text:p>
          </table:table-cell>
          <table:table-cell table:formula="of:=IF([.F160]=0;[.G159]+2+1/[.$H$2];[.G159]+1/[.$H$2])" office:value-type="float" office:value="2.61666666666666" calcext:value-type="float">
            <text:p>2,61666666666666</text:p>
          </table:table-cell>
          <table:table-cell table:number-columns-repeated="4"/>
          <table:table-cell table:style-name="ce35" table:formula="of:=SUM(MOD(SUM([.L159]-[.L$2];[.T$2]);[.R$2]-[.L$2]);[.L$2])" office:value-type="time" office:time-value="PT18H20M00S" calcext:value-type="time">
            <text:p>18:20:00</text:p>
          </table:table-cell>
          <table:table-cell table:style-name="ce11" table:formula="of:=IF([.L160]&lt;[.L159];[.M159]+[.H$2];[.M159])" office:value-type="float" office:value="600" calcext:value-type="float">
            <text:p>600</text:p>
          </table:table-cell>
          <table:table-cell table:style-name="ce11" table:formula="of:=OFFSET([.C$4];[.M160];0)" office:value-type="float" office:value="43755" calcext:value-type="float">
            <text:p>43755</text:p>
          </table:table-cell>
          <table:table-cell table:style-name="ce36" table:formula="of:=[.L160]" office:value-type="float" office:value="0.763888888888885" calcext:value-type="float">
            <text:p>0.7638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0];0)&lt;=[.O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09T18:08:48.54736" calcext:value-type="date">
            <text:p>2019-10-09 18:08:49</text:p>
          </table:table-cell>
          <table:table-cell table:style-name="ce7" table:formula="of:=[.A161]" office:value-type="date" office:date-value="2019-10-09T18:08:48.54736" calcext:value-type="date">
            <text:p>2019-10-09 18:08:49</text:p>
          </table:table-cell>
          <table:table-cell table:formula="of:=TRUNC([.A161])" office:value-type="float" office:value="43747" calcext:value-type="float">
            <text:p>43747</text:p>
          </table:table-cell>
          <table:table-cell table:style-name="ce12" table:formula="of:=[.B161]-[.C161]" office:value-type="date" office:date-value="1899-12-30T18:08:48.54736007284" calcext:value-type="date">
            <text:p>12/30/99 06:08 PM</text:p>
          </table:table-cell>
          <table:table-cell table:formula="of:=MOD([.E160]-[.$E$2];[.$H$2])+1+[.$E$2]" office:value-type="float" office:value="259" calcext:value-type="float">
            <text:p>259</text:p>
          </table:table-cell>
          <table:table-cell table:formula="of:=MOD([.F160]+1/[.$H$2];5)" office:value-type="float" office:value="2.63333333333333" calcext:value-type="float">
            <text:p>2,63333333333333</text:p>
          </table:table-cell>
          <table:table-cell table:formula="of:=IF([.F161]=0;[.G160]+2+1/[.$H$2];[.G160]+1/[.$H$2])" office:value-type="float" office:value="2.63333333333333" calcext:value-type="float">
            <text:p>2,63333333333333</text:p>
          </table:table-cell>
          <table:table-cell table:number-columns-repeated="4"/>
          <table:table-cell table:style-name="ce35" table:formula="of:=SUM(MOD(SUM([.L160]-[.L$2];[.T$2]);[.R$2]-[.L$2]);[.L$2])" office:value-type="time" office:time-value="PT18H30M00S" calcext:value-type="time">
            <text:p>18:30:00</text:p>
          </table:table-cell>
          <table:table-cell table:style-name="ce11" table:formula="of:=IF([.L161]&lt;[.L160];[.M160]+[.H$2];[.M160])" office:value-type="float" office:value="600" calcext:value-type="float">
            <text:p>600</text:p>
          </table:table-cell>
          <table:table-cell table:style-name="ce11" table:formula="of:=OFFSET([.C$4];[.M161];0)" office:value-type="float" office:value="43755" calcext:value-type="float">
            <text:p>43755</text:p>
          </table:table-cell>
          <table:table-cell table:style-name="ce36" table:formula="of:=[.L161]" office:value-type="float" office:value="0.77083333333333" calcext:value-type="float">
            <text:p>0.77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1];0)&lt;=[.O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09T17:41:05.489813" calcext:value-type="date">
            <text:p>2019-10-09 17:41:05</text:p>
          </table:table-cell>
          <table:table-cell table:style-name="ce7" table:formula="of:=[.A162]" office:value-type="date" office:date-value="2019-10-09T17:41:05.489813" calcext:value-type="date">
            <text:p>2019-10-09 17:41:05</text:p>
          </table:table-cell>
          <table:table-cell table:formula="of:=TRUNC([.A162])" office:value-type="float" office:value="43747" calcext:value-type="float">
            <text:p>43747</text:p>
          </table:table-cell>
          <table:table-cell table:style-name="ce12" table:formula="of:=[.B162]-[.C162]" office:value-type="date" office:date-value="1899-12-30T17:41:05.4898126144" calcext:value-type="date">
            <text:p>12/30/99 05:41 PM</text:p>
          </table:table-cell>
          <table:table-cell table:formula="of:=MOD([.E161]-[.$E$2];[.$H$2])+1+[.$E$2]" office:value-type="float" office:value="260" calcext:value-type="float">
            <text:p>260</text:p>
          </table:table-cell>
          <table:table-cell table:formula="of:=MOD([.F161]+1/[.$H$2];5)" office:value-type="float" office:value="2.65" calcext:value-type="float">
            <text:p>2,65</text:p>
          </table:table-cell>
          <table:table-cell table:formula="of:=IF([.F162]=0;[.G161]+2+1/[.$H$2];[.G161]+1/[.$H$2])" office:value-type="float" office:value="2.65" calcext:value-type="float">
            <text:p>2,65</text:p>
          </table:table-cell>
          <table:table-cell table:number-columns-repeated="4"/>
          <table:table-cell table:style-name="ce35" table:formula="of:=SUM(MOD(SUM([.L161]-[.L$2];[.T$2]);[.R$2]-[.L$2]);[.L$2])" office:value-type="time" office:time-value="PT18H40M00S" calcext:value-type="time">
            <text:p>18:40:00</text:p>
          </table:table-cell>
          <table:table-cell table:style-name="ce11" table:formula="of:=IF([.L162]&lt;[.L161];[.M161]+[.H$2];[.M161])" office:value-type="float" office:value="600" calcext:value-type="float">
            <text:p>600</text:p>
          </table:table-cell>
          <table:table-cell table:style-name="ce11" table:formula="of:=OFFSET([.C$4];[.M162];0)" office:value-type="float" office:value="43755" calcext:value-type="float">
            <text:p>43755</text:p>
          </table:table-cell>
          <table:table-cell table:style-name="ce36" table:formula="of:=[.L162]" office:value-type="float" office:value="0.777777777777774" calcext:value-type="float">
            <text:p>0.7777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2];0)&lt;=[.O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09T17:51:41.494451" calcext:value-type="date">
            <text:p>2019-10-09 17:51:41</text:p>
          </table:table-cell>
          <table:table-cell table:style-name="ce7" table:formula="of:=[.A163]" office:value-type="date" office:date-value="2019-10-09T17:51:41.494451" calcext:value-type="date">
            <text:p>2019-10-09 17:51:41</text:p>
          </table:table-cell>
          <table:table-cell table:formula="of:=TRUNC([.A163])" office:value-type="float" office:value="43747" calcext:value-type="float">
            <text:p>43747</text:p>
          </table:table-cell>
          <table:table-cell table:style-name="ce12" table:formula="of:=[.B163]-[.C163]" office:value-type="date" office:date-value="1899-12-30T17:51:41.49445105344" calcext:value-type="date">
            <text:p>12/30/99 05:51 PM</text:p>
          </table:table-cell>
          <table:table-cell table:formula="of:=MOD([.E162]-[.$E$2];[.$H$2])+1+[.$E$2]" office:value-type="float" office:value="261" calcext:value-type="float">
            <text:p>261</text:p>
          </table:table-cell>
          <table:table-cell table:formula="of:=MOD([.F162]+1/[.$H$2];5)" office:value-type="float" office:value="2.66666666666666" calcext:value-type="float">
            <text:p>2,66666666666666</text:p>
          </table:table-cell>
          <table:table-cell table:formula="of:=IF([.F163]=0;[.G162]+2+1/[.$H$2];[.G162]+1/[.$H$2])" office:value-type="float" office:value="2.66666666666666" calcext:value-type="float">
            <text:p>2,66666666666666</text:p>
          </table:table-cell>
          <table:table-cell table:number-columns-repeated="4"/>
          <table:table-cell table:style-name="ce35" table:formula="of:=SUM(MOD(SUM([.L162]-[.L$2];[.T$2]);[.R$2]-[.L$2]);[.L$2])" office:value-type="time" office:time-value="PT18H50M00S" calcext:value-type="time">
            <text:p>18:50:00</text:p>
          </table:table-cell>
          <table:table-cell table:style-name="ce11" table:formula="of:=IF([.L163]&lt;[.L162];[.M162]+[.H$2];[.M162])" office:value-type="float" office:value="600" calcext:value-type="float">
            <text:p>600</text:p>
          </table:table-cell>
          <table:table-cell table:style-name="ce11" table:formula="of:=OFFSET([.C$4];[.M163];0)" office:value-type="float" office:value="43755" calcext:value-type="float">
            <text:p>43755</text:p>
          </table:table-cell>
          <table:table-cell table:style-name="ce36" table:formula="of:=[.L163]" office:value-type="float" office:value="0.784722222222219" calcext:value-type="float">
            <text:p>0.7847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3];0)&lt;=[.O1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09T17:45:55.543482" calcext:value-type="date">
            <text:p>2019-10-09 17:45:56</text:p>
          </table:table-cell>
          <table:table-cell table:style-name="ce7" table:formula="of:=[.A164]" office:value-type="date" office:date-value="2019-10-09T17:45:55.543482" calcext:value-type="date">
            <text:p>2019-10-09 17:45:56</text:p>
          </table:table-cell>
          <table:table-cell table:formula="of:=TRUNC([.A164])" office:value-type="float" office:value="43747" calcext:value-type="float">
            <text:p>43747</text:p>
          </table:table-cell>
          <table:table-cell table:style-name="ce12" table:formula="of:=[.B164]-[.C164]" office:value-type="date" office:date-value="1899-12-30T17:45:55.54348162841" calcext:value-type="date">
            <text:p>12/30/99 05:45 PM</text:p>
          </table:table-cell>
          <table:table-cell table:formula="of:=MOD([.E163]-[.$E$2];[.$H$2])+1+[.$E$2]" office:value-type="float" office:value="262" calcext:value-type="float">
            <text:p>262</text:p>
          </table:table-cell>
          <table:table-cell table:formula="of:=MOD([.F163]+1/[.$H$2];5)" office:value-type="float" office:value="2.68333333333333" calcext:value-type="float">
            <text:p>2,68333333333333</text:p>
          </table:table-cell>
          <table:table-cell table:formula="of:=IF([.F164]=0;[.G163]+2+1/[.$H$2];[.G163]+1/[.$H$2])" office:value-type="float" office:value="2.68333333333333" calcext:value-type="float">
            <text:p>2,68333333333333</text:p>
          </table:table-cell>
          <table:table-cell table:number-columns-repeated="4"/>
          <table:table-cell table:style-name="ce35" table:formula="of:=SUM(MOD(SUM([.L163]-[.L$2];[.T$2]);[.R$2]-[.L$2]);[.L$2])" office:value-type="time" office:time-value="PT19H00M00S" calcext:value-type="time">
            <text:p>19:00:00</text:p>
          </table:table-cell>
          <table:table-cell table:style-name="ce11" table:formula="of:=IF([.L164]&lt;[.L163];[.M163]+[.H$2];[.M163])" office:value-type="float" office:value="600" calcext:value-type="float">
            <text:p>600</text:p>
          </table:table-cell>
          <table:table-cell table:style-name="ce11" table:formula="of:=OFFSET([.C$4];[.M164];0)" office:value-type="float" office:value="43755" calcext:value-type="float">
            <text:p>43755</text:p>
          </table:table-cell>
          <table:table-cell table:style-name="ce36" table:formula="of:=[.L164]" office:value-type="float" office:value="0.791666666666663" calcext:value-type="float">
            <text:p>0.7916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4];0)&lt;=[.O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09T18:02:04.781725" calcext:value-type="date">
            <text:p>2019-10-09 18:02:05</text:p>
          </table:table-cell>
          <table:table-cell table:style-name="ce7" table:formula="of:=[.A165]" office:value-type="date" office:date-value="2019-10-09T18:02:04.781725" calcext:value-type="date">
            <text:p>2019-10-09 18:02:05</text:p>
          </table:table-cell>
          <table:table-cell table:formula="of:=TRUNC([.A165])" office:value-type="float" office:value="43747" calcext:value-type="float">
            <text:p>43747</text:p>
          </table:table-cell>
          <table:table-cell table:style-name="ce12" table:formula="of:=[.B165]-[.C165]" office:value-type="date" office:date-value="1899-12-30T18:02:04.78172548581" calcext:value-type="date">
            <text:p>12/30/99 06:02 PM</text:p>
          </table:table-cell>
          <table:table-cell table:formula="of:=MOD([.E164]-[.$E$2];[.$H$2])+1+[.$E$2]" office:value-type="float" office:value="263" calcext:value-type="float">
            <text:p>263</text:p>
          </table:table-cell>
          <table:table-cell table:formula="of:=MOD([.F164]+1/[.$H$2];5)" office:value-type="float" office:value="2.7" calcext:value-type="float">
            <text:p>2,7</text:p>
          </table:table-cell>
          <table:table-cell table:formula="of:=IF([.F165]=0;[.G164]+2+1/[.$H$2];[.G164]+1/[.$H$2])" office:value-type="float" office:value="2.7" calcext:value-type="float">
            <text:p>2,7</text:p>
          </table:table-cell>
          <table:table-cell table:number-columns-repeated="4"/>
          <table:table-cell table:style-name="ce35" table:formula="of:=SUM(MOD(SUM([.L164]-[.L$2];[.T$2]);[.R$2]-[.L$2]);[.L$2])" office:value-type="time" office:time-value="PT19H10M00S" calcext:value-type="time">
            <text:p>19:10:00</text:p>
          </table:table-cell>
          <table:table-cell table:style-name="ce11" table:formula="of:=IF([.L165]&lt;[.L164];[.M164]+[.H$2];[.M164])" office:value-type="float" office:value="600" calcext:value-type="float">
            <text:p>600</text:p>
          </table:table-cell>
          <table:table-cell table:style-name="ce11" table:formula="of:=OFFSET([.C$4];[.M165];0)" office:value-type="float" office:value="43755" calcext:value-type="float">
            <text:p>43755</text:p>
          </table:table-cell>
          <table:table-cell table:style-name="ce36" table:formula="of:=[.L165]" office:value-type="float" office:value="0.798611111111107" calcext:value-type="float">
            <text:p>0.7986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5];0)&lt;=[.O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09T17:37:33.86047" calcext:value-type="date">
            <text:p>2019-10-09 17:37:34</text:p>
          </table:table-cell>
          <table:table-cell table:style-name="ce7" table:formula="of:=[.A166]" office:value-type="date" office:date-value="2019-10-09T17:37:33.86047" calcext:value-type="date">
            <text:p>2019-10-09 17:37:34</text:p>
          </table:table-cell>
          <table:table-cell table:formula="of:=TRUNC([.A166])" office:value-type="float" office:value="43747" calcext:value-type="float">
            <text:p>43747</text:p>
          </table:table-cell>
          <table:table-cell table:style-name="ce12" table:formula="of:=[.B166]-[.C166]" office:value-type="date" office:date-value="1899-12-30T17:37:33.86046990752" calcext:value-type="date">
            <text:p>12/30/99 05:37 PM</text:p>
          </table:table-cell>
          <table:table-cell table:formula="of:=MOD([.E165]-[.$E$2];[.$H$2])+1+[.$E$2]" office:value-type="float" office:value="264" calcext:value-type="float">
            <text:p>264</text:p>
          </table:table-cell>
          <table:table-cell table:formula="of:=MOD([.F165]+1/[.$H$2];5)" office:value-type="float" office:value="2.71666666666666" calcext:value-type="float">
            <text:p>2,71666666666666</text:p>
          </table:table-cell>
          <table:table-cell table:formula="of:=IF([.F166]=0;[.G165]+2+1/[.$H$2];[.G165]+1/[.$H$2])" office:value-type="float" office:value="2.71666666666666" calcext:value-type="float">
            <text:p>2,71666666666666</text:p>
          </table:table-cell>
          <table:table-cell table:number-columns-repeated="4"/>
          <table:table-cell table:style-name="ce35" table:formula="of:=SUM(MOD(SUM([.L165]-[.L$2];[.T$2]);[.R$2]-[.L$2]);[.L$2])" office:value-type="time" office:time-value="PT19H20M00S" calcext:value-type="time">
            <text:p>19:20:00</text:p>
          </table:table-cell>
          <table:table-cell table:style-name="ce11" table:formula="of:=IF([.L166]&lt;[.L165];[.M165]+[.H$2];[.M165])" office:value-type="float" office:value="600" calcext:value-type="float">
            <text:p>600</text:p>
          </table:table-cell>
          <table:table-cell table:style-name="ce11" table:formula="of:=OFFSET([.C$4];[.M166];0)" office:value-type="float" office:value="43755" calcext:value-type="float">
            <text:p>43755</text:p>
          </table:table-cell>
          <table:table-cell table:style-name="ce36" table:formula="of:=[.L166]" office:value-type="float" office:value="0.805555555555552" calcext:value-type="float">
            <text:p>0.8055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6];0)&lt;=[.O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09T18:00:58.520788" calcext:value-type="date">
            <text:p>2019-10-09 18:00:59</text:p>
          </table:table-cell>
          <table:table-cell table:style-name="ce7" table:formula="of:=[.A167]" office:value-type="date" office:date-value="2019-10-09T18:00:58.520788" calcext:value-type="date">
            <text:p>2019-10-09 18:00:59</text:p>
          </table:table-cell>
          <table:table-cell table:formula="of:=TRUNC([.A167])" office:value-type="float" office:value="43747" calcext:value-type="float">
            <text:p>43747</text:p>
          </table:table-cell>
          <table:table-cell table:style-name="ce12" table:formula="of:=[.B167]-[.C167]" office:value-type="date" office:date-value="1899-12-30T18:00:58.52078811731" calcext:value-type="date">
            <text:p>12/30/99 06:00 PM</text:p>
          </table:table-cell>
          <table:table-cell table:formula="of:=MOD([.E166]-[.$E$2];[.$H$2])+1+[.$E$2]" office:value-type="float" office:value="265" calcext:value-type="float">
            <text:p>265</text:p>
          </table:table-cell>
          <table:table-cell table:formula="of:=MOD([.F166]+1/[.$H$2];5)" office:value-type="float" office:value="2.73333333333333" calcext:value-type="float">
            <text:p>2,73333333333333</text:p>
          </table:table-cell>
          <table:table-cell table:formula="of:=IF([.F167]=0;[.G166]+2+1/[.$H$2];[.G166]+1/[.$H$2])" office:value-type="float" office:value="2.73333333333333" calcext:value-type="float">
            <text:p>2,73333333333333</text:p>
          </table:table-cell>
          <table:table-cell table:number-columns-repeated="4"/>
          <table:table-cell table:style-name="ce35" table:formula="of:=SUM(MOD(SUM([.L166]-[.L$2];[.T$2]);[.R$2]-[.L$2]);[.L$2])" office:value-type="time" office:time-value="PT19H30M00S" calcext:value-type="time">
            <text:p>19:30:00</text:p>
          </table:table-cell>
          <table:table-cell table:style-name="ce11" table:formula="of:=IF([.L167]&lt;[.L166];[.M166]+[.H$2];[.M166])" office:value-type="float" office:value="600" calcext:value-type="float">
            <text:p>600</text:p>
          </table:table-cell>
          <table:table-cell table:style-name="ce11" table:formula="of:=OFFSET([.C$4];[.M167];0)" office:value-type="float" office:value="43755" calcext:value-type="float">
            <text:p>43755</text:p>
          </table:table-cell>
          <table:table-cell table:style-name="ce36" table:formula="of:=[.L167]" office:value-type="float" office:value="0.812499999999996" calcext:value-type="float">
            <text:p>0.8124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7];0)&lt;=[.O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09T18:04:05.332743" calcext:value-type="date">
            <text:p>2019-10-09 18:04:05</text:p>
          </table:table-cell>
          <table:table-cell table:style-name="ce7" table:formula="of:=[.A168]" office:value-type="date" office:date-value="2019-10-09T18:04:05.332743" calcext:value-type="date">
            <text:p>2019-10-09 18:04:05</text:p>
          </table:table-cell>
          <table:table-cell table:formula="of:=TRUNC([.A168])" office:value-type="float" office:value="43747" calcext:value-type="float">
            <text:p>43747</text:p>
          </table:table-cell>
          <table:table-cell table:style-name="ce12" table:formula="of:=[.B168]-[.C168]" office:value-type="date" office:date-value="1899-12-30T18:04:05.33274318092" calcext:value-type="date">
            <text:p>12/30/99 06:04 PM</text:p>
          </table:table-cell>
          <table:table-cell table:formula="of:=MOD([.E167]-[.$E$2];[.$H$2])+1+[.$E$2]" office:value-type="float" office:value="266" calcext:value-type="float">
            <text:p>266</text:p>
          </table:table-cell>
          <table:table-cell table:formula="of:=MOD([.F167]+1/[.$H$2];5)" office:value-type="float" office:value="2.75" calcext:value-type="float">
            <text:p>2,75</text:p>
          </table:table-cell>
          <table:table-cell table:formula="of:=IF([.F168]=0;[.G167]+2+1/[.$H$2];[.G167]+1/[.$H$2])" office:value-type="float" office:value="2.75" calcext:value-type="float">
            <text:p>2,75</text:p>
          </table:table-cell>
          <table:table-cell table:number-columns-repeated="4"/>
          <table:table-cell table:style-name="ce35" table:formula="of:=SUM(MOD(SUM([.L167]-[.L$2];[.T$2]);[.R$2]-[.L$2]);[.L$2])" office:value-type="time" office:time-value="PT17H10M00S" calcext:value-type="time">
            <text:p>17:10:00</text:p>
          </table:table-cell>
          <table:table-cell table:style-name="ce11" table:formula="of:=IF([.L168]&lt;[.L167];[.M167]+[.H$2];[.M167])" office:value-type="float" office:value="660" calcext:value-type="float">
            <text:p>660</text:p>
          </table:table-cell>
          <table:table-cell table:style-name="ce11" table:formula="of:=OFFSET([.C$4];[.M168];0)" office:value-type="float" office:value="43756" calcext:value-type="float">
            <text:p>43756</text:p>
          </table:table-cell>
          <table:table-cell table:style-name="ce36" table:formula="of:=[.L168]" office:value-type="float" office:value="0.715277777777774" calcext:value-type="float">
            <text:p>0.715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8];0)&lt;=[.O1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09T18:14:16.346304" calcext:value-type="date">
            <text:p>2019-10-09 18:14:16</text:p>
          </table:table-cell>
          <table:table-cell table:style-name="ce7" table:formula="of:=[.A169]" office:value-type="date" office:date-value="2019-10-09T18:14:16.346304" calcext:value-type="date">
            <text:p>2019-10-09 18:14:16</text:p>
          </table:table-cell>
          <table:table-cell table:formula="of:=TRUNC([.A169])" office:value-type="float" office:value="43747" calcext:value-type="float">
            <text:p>43747</text:p>
          </table:table-cell>
          <table:table-cell table:style-name="ce12" table:formula="of:=[.B169]-[.C169]" office:value-type="date" office:date-value="1899-12-30T18:14:16.34630376007" calcext:value-type="date">
            <text:p>12/30/99 06:14 PM</text:p>
          </table:table-cell>
          <table:table-cell table:formula="of:=MOD([.E168]-[.$E$2];[.$H$2])+1+[.$E$2]" office:value-type="float" office:value="267" calcext:value-type="float">
            <text:p>267</text:p>
          </table:table-cell>
          <table:table-cell table:formula="of:=MOD([.F168]+1/[.$H$2];5)" office:value-type="float" office:value="2.76666666666666" calcext:value-type="float">
            <text:p>2,76666666666666</text:p>
          </table:table-cell>
          <table:table-cell table:formula="of:=IF([.F169]=0;[.G168]+2+1/[.$H$2];[.G168]+1/[.$H$2])" office:value-type="float" office:value="2.76666666666666" calcext:value-type="float">
            <text:p>2,76666666666666</text:p>
          </table:table-cell>
          <table:table-cell table:number-columns-repeated="4"/>
          <table:table-cell table:style-name="ce35" table:formula="of:=SUM(MOD(SUM([.L168]-[.L$2];[.T$2]);[.R$2]-[.L$2]);[.L$2])" office:value-type="time" office:time-value="PT17H20M00S" calcext:value-type="time">
            <text:p>17:20:00</text:p>
          </table:table-cell>
          <table:table-cell table:style-name="ce11" table:formula="of:=IF([.L169]&lt;[.L168];[.M168]+[.H$2];[.M168])" office:value-type="float" office:value="660" calcext:value-type="float">
            <text:p>660</text:p>
          </table:table-cell>
          <table:table-cell table:style-name="ce11" table:formula="of:=OFFSET([.C$4];[.M169];0)" office:value-type="float" office:value="43756" calcext:value-type="float">
            <text:p>43756</text:p>
          </table:table-cell>
          <table:table-cell table:style-name="ce36" table:formula="of:=[.L169]" office:value-type="float" office:value="0.722222222222219" calcext:value-type="float">
            <text:p>0.722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9];0)&lt;=[.O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09T18:34:56.683122" calcext:value-type="date">
            <text:p>2019-10-09 18:34:57</text:p>
          </table:table-cell>
          <table:table-cell table:style-name="ce7" table:formula="of:=[.A170]" office:value-type="date" office:date-value="2019-10-09T18:34:56.683122" calcext:value-type="date">
            <text:p>2019-10-09 18:34:57</text:p>
          </table:table-cell>
          <table:table-cell table:formula="of:=TRUNC([.A170])" office:value-type="float" office:value="43747" calcext:value-type="float">
            <text:p>43747</text:p>
          </table:table-cell>
          <table:table-cell table:style-name="ce12" table:formula="of:=[.B170]-[.C170]" office:value-type="date" office:date-value="1899-12-30T18:34:56.6831224272" calcext:value-type="date">
            <text:p>12/30/99 06:34 PM</text:p>
          </table:table-cell>
          <table:table-cell table:formula="of:=MOD([.E169]-[.$E$2];[.$H$2])+1+[.$E$2]" office:value-type="float" office:value="268" calcext:value-type="float">
            <text:p>268</text:p>
          </table:table-cell>
          <table:table-cell table:formula="of:=MOD([.F169]+1/[.$H$2];5)" office:value-type="float" office:value="2.78333333333333" calcext:value-type="float">
            <text:p>2,78333333333333</text:p>
          </table:table-cell>
          <table:table-cell table:formula="of:=IF([.F170]=0;[.G169]+2+1/[.$H$2];[.G169]+1/[.$H$2])" office:value-type="float" office:value="2.78333333333333" calcext:value-type="float">
            <text:p>2,78333333333333</text:p>
          </table:table-cell>
          <table:table-cell table:number-columns-repeated="4"/>
          <table:table-cell table:style-name="ce35" table:formula="of:=SUM(MOD(SUM([.L169]-[.L$2];[.T$2]);[.R$2]-[.L$2]);[.L$2])" office:value-type="time" office:time-value="PT17H30M00S" calcext:value-type="time">
            <text:p>17:30:00</text:p>
          </table:table-cell>
          <table:table-cell table:style-name="ce11" table:formula="of:=IF([.L170]&lt;[.L169];[.M169]+[.H$2];[.M169])" office:value-type="float" office:value="660" calcext:value-type="float">
            <text:p>660</text:p>
          </table:table-cell>
          <table:table-cell table:style-name="ce11" table:formula="of:=OFFSET([.C$4];[.M170];0)" office:value-type="float" office:value="43756" calcext:value-type="float">
            <text:p>43756</text:p>
          </table:table-cell>
          <table:table-cell table:style-name="ce36" table:formula="of:=[.L170]" office:value-type="float" office:value="0.729166666666663" calcext:value-type="float">
            <text:p>0.729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0];0)&lt;=[.O1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09T17:54:20.475546" calcext:value-type="date">
            <text:p>2019-10-09 17:54:20</text:p>
          </table:table-cell>
          <table:table-cell table:style-name="ce7" table:formula="of:=[.A171]" office:value-type="date" office:date-value="2019-10-09T17:54:20.475546" calcext:value-type="date">
            <text:p>2019-10-09 17:54:20</text:p>
          </table:table-cell>
          <table:table-cell table:formula="of:=TRUNC([.A171])" office:value-type="float" office:value="43747" calcext:value-type="float">
            <text:p>43747</text:p>
          </table:table-cell>
          <table:table-cell table:style-name="ce12" table:formula="of:=[.B171]-[.C171]" office:value-type="date" office:date-value="1899-12-30T17:54:20.47554595862" calcext:value-type="date">
            <text:p>12/30/99 05:54 PM</text:p>
          </table:table-cell>
          <table:table-cell table:formula="of:=MOD([.E170]-[.$E$2];[.$H$2])+1+[.$E$2]" office:value-type="float" office:value="269" calcext:value-type="float">
            <text:p>269</text:p>
          </table:table-cell>
          <table:table-cell table:formula="of:=MOD([.F170]+1/[.$H$2];5)" office:value-type="float" office:value="2.79999999999999" calcext:value-type="float">
            <text:p>2,79999999999999</text:p>
          </table:table-cell>
          <table:table-cell table:formula="of:=IF([.F171]=0;[.G170]+2+1/[.$H$2];[.G170]+1/[.$H$2])" office:value-type="float" office:value="2.79999999999999" calcext:value-type="float">
            <text:p>2,79999999999999</text:p>
          </table:table-cell>
          <table:table-cell table:number-columns-repeated="4"/>
          <table:table-cell table:style-name="ce35" table:formula="of:=SUM(MOD(SUM([.L170]-[.L$2];[.T$2]);[.R$2]-[.L$2]);[.L$2])" office:value-type="time" office:time-value="PT17H40M00S" calcext:value-type="time">
            <text:p>17:40:00</text:p>
          </table:table-cell>
          <table:table-cell table:style-name="ce11" table:formula="of:=IF([.L171]&lt;[.L170];[.M170]+[.H$2];[.M170])" office:value-type="float" office:value="660" calcext:value-type="float">
            <text:p>660</text:p>
          </table:table-cell>
          <table:table-cell table:style-name="ce11" table:formula="of:=OFFSET([.C$4];[.M171];0)" office:value-type="float" office:value="43756" calcext:value-type="float">
            <text:p>43756</text:p>
          </table:table-cell>
          <table:table-cell table:style-name="ce36" table:formula="of:=[.L171]" office:value-type="float" office:value="0.736111111111107" calcext:value-type="float">
            <text:p>0.7361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1];0)&lt;=[.O1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09T18:10:55.002078" calcext:value-type="date">
            <text:p>2019-10-09 18:10:55</text:p>
          </table:table-cell>
          <table:table-cell table:style-name="ce7" table:formula="of:=[.A172]" office:value-type="date" office:date-value="2019-10-09T18:10:55.002078" calcext:value-type="date">
            <text:p>2019-10-09 18:10:55</text:p>
          </table:table-cell>
          <table:table-cell table:formula="of:=TRUNC([.A172])" office:value-type="float" office:value="43747" calcext:value-type="float">
            <text:p>43747</text:p>
          </table:table-cell>
          <table:table-cell table:style-name="ce12" table:formula="of:=[.B172]-[.C172]" office:value-type="date" office:date-value="1899-12-30T18:10:55.00207801815" calcext:value-type="date">
            <text:p>12/30/99 06:10 PM</text:p>
          </table:table-cell>
          <table:table-cell table:formula="of:=MOD([.E171]-[.$E$2];[.$H$2])+1+[.$E$2]" office:value-type="float" office:value="270" calcext:value-type="float">
            <text:p>270</text:p>
          </table:table-cell>
          <table:table-cell table:formula="of:=MOD([.F171]+1/[.$H$2];5)" office:value-type="float" office:value="2.81666666666666" calcext:value-type="float">
            <text:p>2,81666666666666</text:p>
          </table:table-cell>
          <table:table-cell table:formula="of:=IF([.F172]=0;[.G171]+2+1/[.$H$2];[.G171]+1/[.$H$2])" office:value-type="float" office:value="2.81666666666666" calcext:value-type="float">
            <text:p>2,81666666666666</text:p>
          </table:table-cell>
          <table:table-cell table:number-columns-repeated="4"/>
          <table:table-cell table:style-name="ce35" table:formula="of:=SUM(MOD(SUM([.L171]-[.L$2];[.T$2]);[.R$2]-[.L$2]);[.L$2])" office:value-type="time" office:time-value="PT17H50M00S" calcext:value-type="time">
            <text:p>17:50:00</text:p>
          </table:table-cell>
          <table:table-cell table:style-name="ce11" table:formula="of:=IF([.L172]&lt;[.L171];[.M171]+[.H$2];[.M171])" office:value-type="float" office:value="660" calcext:value-type="float">
            <text:p>660</text:p>
          </table:table-cell>
          <table:table-cell table:style-name="ce11" table:formula="of:=OFFSET([.C$4];[.M172];0)" office:value-type="float" office:value="43756" calcext:value-type="float">
            <text:p>43756</text:p>
          </table:table-cell>
          <table:table-cell table:style-name="ce36" table:formula="of:=[.L172]" office:value-type="float" office:value="0.743055555555552" calcext:value-type="float">
            <text:p>0.7430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2];0)&lt;=[.O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09T18:12:54.961257" calcext:value-type="date">
            <text:p>2019-10-09 18:12:55</text:p>
          </table:table-cell>
          <table:table-cell table:style-name="ce7" table:formula="of:=[.A173]" office:value-type="date" office:date-value="2019-10-09T18:12:54.961257" calcext:value-type="date">
            <text:p>2019-10-09 18:12:55</text:p>
          </table:table-cell>
          <table:table-cell table:formula="of:=TRUNC([.A173])" office:value-type="float" office:value="43747" calcext:value-type="float">
            <text:p>43747</text:p>
          </table:table-cell>
          <table:table-cell table:style-name="ce12" table:formula="of:=[.B173]-[.C173]" office:value-type="date" office:date-value="1899-12-30T18:12:54.96125686448" calcext:value-type="date">
            <text:p>12/30/99 06:12 PM</text:p>
          </table:table-cell>
          <table:table-cell table:formula="of:=MOD([.E172]-[.$E$2];[.$H$2])+1+[.$E$2]" office:value-type="float" office:value="271" calcext:value-type="float">
            <text:p>271</text:p>
          </table:table-cell>
          <table:table-cell table:formula="of:=MOD([.F172]+1/[.$H$2];5)" office:value-type="float" office:value="2.83333333333333" calcext:value-type="float">
            <text:p>2,83333333333333</text:p>
          </table:table-cell>
          <table:table-cell table:formula="of:=IF([.F173]=0;[.G172]+2+1/[.$H$2];[.G172]+1/[.$H$2])" office:value-type="float" office:value="2.83333333333333" calcext:value-type="float">
            <text:p>2,83333333333333</text:p>
          </table:table-cell>
          <table:table-cell table:number-columns-repeated="4"/>
          <table:table-cell table:style-name="ce35" table:formula="of:=SUM(MOD(SUM([.L172]-[.L$2];[.T$2]);[.R$2]-[.L$2]);[.L$2])" office:value-type="time" office:time-value="PT18H00M00S" calcext:value-type="time">
            <text:p>18:00:00</text:p>
          </table:table-cell>
          <table:table-cell table:style-name="ce11" table:formula="of:=IF([.L173]&lt;[.L172];[.M172]+[.H$2];[.M172])" office:value-type="float" office:value="660" calcext:value-type="float">
            <text:p>660</text:p>
          </table:table-cell>
          <table:table-cell table:style-name="ce11" table:formula="of:=OFFSET([.C$4];[.M173];0)" office:value-type="float" office:value="43756" calcext:value-type="float">
            <text:p>43756</text:p>
          </table:table-cell>
          <table:table-cell table:style-name="ce36" table:formula="of:=[.L173]" office:value-type="float" office:value="0.749999999999996" calcext:value-type="float">
            <text:p>0.7499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3];0)&lt;=[.O1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09T17:59:25.769541" calcext:value-type="date">
            <text:p>2019-10-09 17:59:26</text:p>
          </table:table-cell>
          <table:table-cell table:style-name="ce7" table:formula="of:=[.A174]" office:value-type="date" office:date-value="2019-10-09T17:59:25.769541" calcext:value-type="date">
            <text:p>2019-10-09 17:59:26</text:p>
          </table:table-cell>
          <table:table-cell table:formula="of:=TRUNC([.A174])" office:value-type="float" office:value="43747" calcext:value-type="float">
            <text:p>43747</text:p>
          </table:table-cell>
          <table:table-cell table:style-name="ce12" table:formula="of:=[.B174]-[.C174]" office:value-type="date" office:date-value="1899-12-30T17:59:25.76954105403" calcext:value-type="date">
            <text:p>12/30/99 05:59 PM</text:p>
          </table:table-cell>
          <table:table-cell table:formula="of:=MOD([.E173]-[.$E$2];[.$H$2])+1+[.$E$2]" office:value-type="float" office:value="272" calcext:value-type="float">
            <text:p>272</text:p>
          </table:table-cell>
          <table:table-cell table:formula="of:=MOD([.F173]+1/[.$H$2];5)" office:value-type="float" office:value="2.84999999999999" calcext:value-type="float">
            <text:p>2,84999999999999</text:p>
          </table:table-cell>
          <table:table-cell table:formula="of:=IF([.F174]=0;[.G173]+2+1/[.$H$2];[.G173]+1/[.$H$2])" office:value-type="float" office:value="2.84999999999999" calcext:value-type="float">
            <text:p>2,84999999999999</text:p>
          </table:table-cell>
          <table:table-cell table:number-columns-repeated="4"/>
          <table:table-cell table:style-name="ce35" table:formula="of:=SUM(MOD(SUM([.L173]-[.L$2];[.T$2]);[.R$2]-[.L$2]);[.L$2])" office:value-type="time" office:time-value="PT18H10M00S" calcext:value-type="time">
            <text:p>18:10:00</text:p>
          </table:table-cell>
          <table:table-cell table:style-name="ce11" table:formula="of:=IF([.L174]&lt;[.L173];[.M173]+[.H$2];[.M173])" office:value-type="float" office:value="660" calcext:value-type="float">
            <text:p>660</text:p>
          </table:table-cell>
          <table:table-cell table:style-name="ce11" table:formula="of:=OFFSET([.C$4];[.M174];0)" office:value-type="float" office:value="43756" calcext:value-type="float">
            <text:p>43756</text:p>
          </table:table-cell>
          <table:table-cell table:style-name="ce36" table:formula="of:=[.L174]" office:value-type="float" office:value="0.756944444444441" calcext:value-type="float">
            <text:p>0.7569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4];0)&lt;=[.O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09T17:59:24.688381" calcext:value-type="date">
            <text:p>2019-10-09 17:59:25</text:p>
          </table:table-cell>
          <table:table-cell table:style-name="ce7" table:formula="of:=[.A175]" office:value-type="date" office:date-value="2019-10-09T17:59:24.688381" calcext:value-type="date">
            <text:p>2019-10-09 17:59:25</text:p>
          </table:table-cell>
          <table:table-cell table:formula="of:=TRUNC([.A175])" office:value-type="float" office:value="43747" calcext:value-type="float">
            <text:p>43747</text:p>
          </table:table-cell>
          <table:table-cell table:style-name="ce12" table:formula="of:=[.B175]-[.C175]" office:value-type="date" office:date-value="1899-12-30T17:59:24.68838115688" calcext:value-type="date">
            <text:p>12/30/99 05:59 PM</text:p>
          </table:table-cell>
          <table:table-cell table:formula="of:=MOD([.E174]-[.$E$2];[.$H$2])+1+[.$E$2]" office:value-type="float" office:value="273" calcext:value-type="float">
            <text:p>273</text:p>
          </table:table-cell>
          <table:table-cell table:formula="of:=MOD([.F174]+1/[.$H$2];5)" office:value-type="float" office:value="2.86666666666666" calcext:value-type="float">
            <text:p>2,86666666666666</text:p>
          </table:table-cell>
          <table:table-cell table:formula="of:=IF([.F175]=0;[.G174]+2+1/[.$H$2];[.G174]+1/[.$H$2])" office:value-type="float" office:value="2.86666666666666" calcext:value-type="float">
            <text:p>2,86666666666666</text:p>
          </table:table-cell>
          <table:table-cell table:number-columns-repeated="4"/>
          <table:table-cell table:style-name="ce35" table:formula="of:=SUM(MOD(SUM([.L174]-[.L$2];[.T$2]);[.R$2]-[.L$2]);[.L$2])" office:value-type="time" office:time-value="PT18H20M00S" calcext:value-type="time">
            <text:p>18:20:00</text:p>
          </table:table-cell>
          <table:table-cell table:style-name="ce11" table:formula="of:=IF([.L175]&lt;[.L174];[.M174]+[.H$2];[.M174])" office:value-type="float" office:value="660" calcext:value-type="float">
            <text:p>660</text:p>
          </table:table-cell>
          <table:table-cell table:style-name="ce11" table:formula="of:=OFFSET([.C$4];[.M175];0)" office:value-type="float" office:value="43756" calcext:value-type="float">
            <text:p>43756</text:p>
          </table:table-cell>
          <table:table-cell table:style-name="ce36" table:formula="of:=[.L175]" office:value-type="float" office:value="0.763888888888885" calcext:value-type="float">
            <text:p>0.7638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5];0)&lt;=[.O1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09T18:16:47.287988" calcext:value-type="date">
            <text:p>2019-10-09 18:16:47</text:p>
          </table:table-cell>
          <table:table-cell table:style-name="ce7" table:formula="of:=[.A176]" office:value-type="date" office:date-value="2019-10-09T18:16:47.287988" calcext:value-type="date">
            <text:p>2019-10-09 18:16:47</text:p>
          </table:table-cell>
          <table:table-cell table:formula="of:=TRUNC([.A176])" office:value-type="float" office:value="43747" calcext:value-type="float">
            <text:p>43747</text:p>
          </table:table-cell>
          <table:table-cell table:style-name="ce12" table:formula="of:=[.B176]-[.C176]" office:value-type="date" office:date-value="1899-12-30T18:16:47.2879884392" calcext:value-type="date">
            <text:p>12/30/99 06:16 PM</text:p>
          </table:table-cell>
          <table:table-cell table:formula="of:=MOD([.E175]-[.$E$2];[.$H$2])+1+[.$E$2]" office:value-type="float" office:value="274" calcext:value-type="float">
            <text:p>274</text:p>
          </table:table-cell>
          <table:table-cell table:formula="of:=MOD([.F175]+1/[.$H$2];5)" office:value-type="float" office:value="2.88333333333333" calcext:value-type="float">
            <text:p>2,88333333333333</text:p>
          </table:table-cell>
          <table:table-cell table:formula="of:=IF([.F176]=0;[.G175]+2+1/[.$H$2];[.G175]+1/[.$H$2])" office:value-type="float" office:value="2.88333333333333" calcext:value-type="float">
            <text:p>2,88333333333333</text:p>
          </table:table-cell>
          <table:table-cell table:number-columns-repeated="4"/>
          <table:table-cell table:style-name="ce35" table:formula="of:=SUM(MOD(SUM([.L175]-[.L$2];[.T$2]);[.R$2]-[.L$2]);[.L$2])" office:value-type="time" office:time-value="PT18H30M00S" calcext:value-type="time">
            <text:p>18:30:00</text:p>
          </table:table-cell>
          <table:table-cell table:style-name="ce11" table:formula="of:=IF([.L176]&lt;[.L175];[.M175]+[.H$2];[.M175])" office:value-type="float" office:value="660" calcext:value-type="float">
            <text:p>660</text:p>
          </table:table-cell>
          <table:table-cell table:style-name="ce11" table:formula="of:=OFFSET([.C$4];[.M176];0)" office:value-type="float" office:value="43756" calcext:value-type="float">
            <text:p>43756</text:p>
          </table:table-cell>
          <table:table-cell table:style-name="ce36" table:formula="of:=[.L176]" office:value-type="float" office:value="0.77083333333333" calcext:value-type="float">
            <text:p>0.77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6];0)&lt;=[.O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09T17:37:51.15365" calcext:value-type="date">
            <text:p>2019-10-09 17:37:51</text:p>
          </table:table-cell>
          <table:table-cell table:style-name="ce7" table:formula="of:=[.A177]" office:value-type="date" office:date-value="2019-10-09T17:37:51.15365" calcext:value-type="date">
            <text:p>2019-10-09 17:37:51</text:p>
          </table:table-cell>
          <table:table-cell table:formula="of:=TRUNC([.A177])" office:value-type="float" office:value="43747" calcext:value-type="float">
            <text:p>43747</text:p>
          </table:table-cell>
          <table:table-cell table:style-name="ce12" table:formula="of:=[.B177]-[.C177]" office:value-type="date" office:date-value="1899-12-30T17:37:51.15365022328" calcext:value-type="date">
            <text:p>12/30/99 05:37 PM</text:p>
          </table:table-cell>
          <table:table-cell table:formula="of:=MOD([.E176]-[.$E$2];[.$H$2])+1+[.$E$2]" office:value-type="float" office:value="275" calcext:value-type="float">
            <text:p>275</text:p>
          </table:table-cell>
          <table:table-cell table:formula="of:=MOD([.F176]+1/[.$H$2];5)" office:value-type="float" office:value="2.89999999999999" calcext:value-type="float">
            <text:p>2,89999999999999</text:p>
          </table:table-cell>
          <table:table-cell table:formula="of:=IF([.F177]=0;[.G176]+2+1/[.$H$2];[.G176]+1/[.$H$2])" office:value-type="float" office:value="2.89999999999999" calcext:value-type="float">
            <text:p>2,89999999999999</text:p>
          </table:table-cell>
          <table:table-cell table:number-columns-repeated="4"/>
          <table:table-cell table:style-name="ce35" table:formula="of:=SUM(MOD(SUM([.L176]-[.L$2];[.T$2]);[.R$2]-[.L$2]);[.L$2])" office:value-type="time" office:time-value="PT18H40M00S" calcext:value-type="time">
            <text:p>18:40:00</text:p>
          </table:table-cell>
          <table:table-cell table:style-name="ce11" table:formula="of:=IF([.L177]&lt;[.L176];[.M176]+[.H$2];[.M176])" office:value-type="float" office:value="660" calcext:value-type="float">
            <text:p>660</text:p>
          </table:table-cell>
          <table:table-cell table:style-name="ce11" table:formula="of:=OFFSET([.C$4];[.M177];0)" office:value-type="float" office:value="43756" calcext:value-type="float">
            <text:p>43756</text:p>
          </table:table-cell>
          <table:table-cell table:style-name="ce36" table:formula="of:=[.L177]" office:value-type="float" office:value="0.777777777777774" calcext:value-type="float">
            <text:p>0.7777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7];0)&lt;=[.O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09T17:58:08.04488" calcext:value-type="date">
            <text:p>2019-10-09 17:58:08</text:p>
          </table:table-cell>
          <table:table-cell table:style-name="ce7" table:formula="of:=[.A178]" office:value-type="date" office:date-value="2019-10-09T17:58:08.04488" calcext:value-type="date">
            <text:p>2019-10-09 17:58:08</text:p>
          </table:table-cell>
          <table:table-cell table:formula="of:=TRUNC([.A178])" office:value-type="float" office:value="43747" calcext:value-type="float">
            <text:p>43747</text:p>
          </table:table-cell>
          <table:table-cell table:style-name="ce12" table:formula="of:=[.B178]-[.C178]" office:value-type="date" office:date-value="1899-12-30T17:58:08.044880284" calcext:value-type="date">
            <text:p>12/30/99 05:58 PM</text:p>
          </table:table-cell>
          <table:table-cell table:formula="of:=MOD([.E177]-[.$E$2];[.$H$2])+1+[.$E$2]" office:value-type="float" office:value="276" calcext:value-type="float">
            <text:p>276</text:p>
          </table:table-cell>
          <table:table-cell table:formula="of:=MOD([.F177]+1/[.$H$2];5)" office:value-type="float" office:value="2.91666666666666" calcext:value-type="float">
            <text:p>2,91666666666666</text:p>
          </table:table-cell>
          <table:table-cell table:formula="of:=IF([.F178]=0;[.G177]+2+1/[.$H$2];[.G177]+1/[.$H$2])" office:value-type="float" office:value="2.91666666666666" calcext:value-type="float">
            <text:p>2,91666666666666</text:p>
          </table:table-cell>
          <table:table-cell table:number-columns-repeated="4"/>
          <table:table-cell table:style-name="ce35" table:formula="of:=SUM(MOD(SUM([.L177]-[.L$2];[.T$2]);[.R$2]-[.L$2]);[.L$2])" office:value-type="time" office:time-value="PT18H50M00S" calcext:value-type="time">
            <text:p>18:50:00</text:p>
          </table:table-cell>
          <table:table-cell table:style-name="ce11" table:formula="of:=IF([.L178]&lt;[.L177];[.M177]+[.H$2];[.M177])" office:value-type="float" office:value="660" calcext:value-type="float">
            <text:p>660</text:p>
          </table:table-cell>
          <table:table-cell table:style-name="ce11" table:formula="of:=OFFSET([.C$4];[.M178];0)" office:value-type="float" office:value="43756" calcext:value-type="float">
            <text:p>43756</text:p>
          </table:table-cell>
          <table:table-cell table:style-name="ce36" table:formula="of:=[.L178]" office:value-type="float" office:value="0.784722222222218" calcext:value-type="float">
            <text:p>0.7847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8];0)&lt;=[.O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09T18:18:20.113067" calcext:value-type="date">
            <text:p>2019-10-09 18:18:20</text:p>
          </table:table-cell>
          <table:table-cell table:style-name="ce7" table:formula="of:=[.A179]" office:value-type="date" office:date-value="2019-10-09T18:18:20.113067" calcext:value-type="date">
            <text:p>2019-10-09 18:18:20</text:p>
          </table:table-cell>
          <table:table-cell table:formula="of:=TRUNC([.A179])" office:value-type="float" office:value="43747" calcext:value-type="float">
            <text:p>43747</text:p>
          </table:table-cell>
          <table:table-cell table:style-name="ce12" table:formula="of:=[.B179]-[.C179]" office:value-type="date" office:date-value="1899-12-30T18:18:20.11306707747" calcext:value-type="date">
            <text:p>12/30/99 06:18 PM</text:p>
          </table:table-cell>
          <table:table-cell table:formula="of:=MOD([.E178]-[.$E$2];[.$H$2])+1+[.$E$2]" office:value-type="float" office:value="277" calcext:value-type="float">
            <text:p>277</text:p>
          </table:table-cell>
          <table:table-cell table:formula="of:=MOD([.F178]+1/[.$H$2];5)" office:value-type="float" office:value="2.93333333333333" calcext:value-type="float">
            <text:p>2,93333333333333</text:p>
          </table:table-cell>
          <table:table-cell table:formula="of:=IF([.F179]=0;[.G178]+2+1/[.$H$2];[.G178]+1/[.$H$2])" office:value-type="float" office:value="2.93333333333333" calcext:value-type="float">
            <text:p>2,93333333333333</text:p>
          </table:table-cell>
          <table:table-cell table:number-columns-repeated="4"/>
          <table:table-cell table:style-name="ce35" table:formula="of:=SUM(MOD(SUM([.L178]-[.L$2];[.T$2]);[.R$2]-[.L$2]);[.L$2])" office:value-type="time" office:time-value="PT19H00M00S" calcext:value-type="time">
            <text:p>19:00:00</text:p>
          </table:table-cell>
          <table:table-cell table:style-name="ce11" table:formula="of:=IF([.L179]&lt;[.L178];[.M178]+[.H$2];[.M178])" office:value-type="float" office:value="660" calcext:value-type="float">
            <text:p>660</text:p>
          </table:table-cell>
          <table:table-cell table:style-name="ce11" table:formula="of:=OFFSET([.C$4];[.M179];0)" office:value-type="float" office:value="43756" calcext:value-type="float">
            <text:p>43756</text:p>
          </table:table-cell>
          <table:table-cell table:style-name="ce36" table:formula="of:=[.L179]" office:value-type="float" office:value="0.791666666666663" calcext:value-type="float">
            <text:p>0.7916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9];0)&lt;=[.O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09T17:49:12.179184" calcext:value-type="date">
            <text:p>2019-10-09 17:49:12</text:p>
          </table:table-cell>
          <table:table-cell table:style-name="ce7" table:formula="of:=[.A180]" office:value-type="date" office:date-value="2019-10-09T17:49:12.179184" calcext:value-type="date">
            <text:p>2019-10-09 17:49:12</text:p>
          </table:table-cell>
          <table:table-cell table:formula="of:=TRUNC([.A180])" office:value-type="float" office:value="43747" calcext:value-type="float">
            <text:p>43747</text:p>
          </table:table-cell>
          <table:table-cell table:style-name="ce12" table:formula="of:=[.B180]-[.C180]" office:value-type="date" office:date-value="1899-12-30T17:49:12.17918395065" calcext:value-type="date">
            <text:p>12/30/99 05:49 PM</text:p>
          </table:table-cell>
          <table:table-cell table:formula="of:=MOD([.E179]-[.$E$2];[.$H$2])+1+[.$E$2]" office:value-type="float" office:value="278" calcext:value-type="float">
            <text:p>278</text:p>
          </table:table-cell>
          <table:table-cell table:formula="of:=MOD([.F179]+1/[.$H$2];5)" office:value-type="float" office:value="2.94999999999999" calcext:value-type="float">
            <text:p>2,94999999999999</text:p>
          </table:table-cell>
          <table:table-cell table:formula="of:=IF([.F180]=0;[.G179]+2+1/[.$H$2];[.G179]+1/[.$H$2])" office:value-type="float" office:value="2.94999999999999" calcext:value-type="float">
            <text:p>2,94999999999999</text:p>
          </table:table-cell>
          <table:table-cell table:number-columns-repeated="4"/>
          <table:table-cell table:style-name="ce35" table:formula="of:=SUM(MOD(SUM([.L179]-[.L$2];[.T$2]);[.R$2]-[.L$2]);[.L$2])" office:value-type="time" office:time-value="PT19H10M00S" calcext:value-type="time">
            <text:p>19:10:00</text:p>
          </table:table-cell>
          <table:table-cell table:style-name="ce11" table:formula="of:=IF([.L180]&lt;[.L179];[.M179]+[.H$2];[.M179])" office:value-type="float" office:value="660" calcext:value-type="float">
            <text:p>660</text:p>
          </table:table-cell>
          <table:table-cell table:style-name="ce11" table:formula="of:=OFFSET([.C$4];[.M180];0)" office:value-type="float" office:value="43756" calcext:value-type="float">
            <text:p>43756</text:p>
          </table:table-cell>
          <table:table-cell table:style-name="ce36" table:formula="of:=[.L180]" office:value-type="float" office:value="0.798611111111107" calcext:value-type="float">
            <text:p>0.7986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0];0)&lt;=[.O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09T17:44:41.561807" calcext:value-type="date">
            <text:p>2019-10-09 17:44:42</text:p>
          </table:table-cell>
          <table:table-cell table:style-name="ce7" table:formula="of:=[.A181]" office:value-type="date" office:date-value="2019-10-09T17:44:41.561807" calcext:value-type="date">
            <text:p>2019-10-09 17:44:42</text:p>
          </table:table-cell>
          <table:table-cell table:formula="of:=TRUNC([.A181])" office:value-type="float" office:value="43747" calcext:value-type="float">
            <text:p>43747</text:p>
          </table:table-cell>
          <table:table-cell table:style-name="ce12" table:formula="of:=[.B181]-[.C181]" office:value-type="date" office:date-value="1899-12-30T17:44:41.56180749647" calcext:value-type="date">
            <text:p>12/30/99 05:44 PM</text:p>
          </table:table-cell>
          <table:table-cell table:formula="of:=MOD([.E180]-[.$E$2];[.$H$2])+1+[.$E$2]" office:value-type="float" office:value="279" calcext:value-type="float">
            <text:p>279</text:p>
          </table:table-cell>
          <table:table-cell table:formula="of:=MOD([.F180]+1/[.$H$2];5)" office:value-type="float" office:value="2.96666666666666" calcext:value-type="float">
            <text:p>2,96666666666666</text:p>
          </table:table-cell>
          <table:table-cell table:formula="of:=IF([.F181]=0;[.G180]+2+1/[.$H$2];[.G180]+1/[.$H$2])" office:value-type="float" office:value="2.96666666666666" calcext:value-type="float">
            <text:p>2,96666666666666</text:p>
          </table:table-cell>
          <table:table-cell table:number-columns-repeated="4"/>
          <table:table-cell table:style-name="ce35" table:formula="of:=SUM(MOD(SUM([.L180]-[.L$2];[.T$2]);[.R$2]-[.L$2]);[.L$2])" office:value-type="time" office:time-value="PT19H20M00S" calcext:value-type="time">
            <text:p>19:20:00</text:p>
          </table:table-cell>
          <table:table-cell table:style-name="ce11" table:formula="of:=IF([.L181]&lt;[.L180];[.M180]+[.H$2];[.M180])" office:value-type="float" office:value="660" calcext:value-type="float">
            <text:p>660</text:p>
          </table:table-cell>
          <table:table-cell table:style-name="ce11" table:formula="of:=OFFSET([.C$4];[.M181];0)" office:value-type="float" office:value="43756" calcext:value-type="float">
            <text:p>43756</text:p>
          </table:table-cell>
          <table:table-cell table:style-name="ce36" table:formula="of:=[.L181]" office:value-type="float" office:value="0.805555555555551" calcext:value-type="float">
            <text:p>0.8055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1];0)&lt;=[.O1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09T17:54:59.034646" calcext:value-type="date">
            <text:p>2019-10-09 17:54:59</text:p>
          </table:table-cell>
          <table:table-cell table:style-name="ce7" table:formula="of:=[.A182]" office:value-type="date" office:date-value="2019-10-09T17:54:59.034646" calcext:value-type="date">
            <text:p>2019-10-09 17:54:59</text:p>
          </table:table-cell>
          <table:table-cell table:formula="of:=TRUNC([.A182])" office:value-type="float" office:value="43747" calcext:value-type="float">
            <text:p>43747</text:p>
          </table:table-cell>
          <table:table-cell table:style-name="ce12" table:formula="of:=[.B182]-[.C182]" office:value-type="date" office:date-value="1899-12-30T17:54:59.03464643285" calcext:value-type="date">
            <text:p>12/30/99 05:54 PM</text:p>
          </table:table-cell>
          <table:table-cell table:formula="of:=MOD([.E181]-[.$E$2];[.$H$2])+1+[.$E$2]" office:value-type="float" office:value="280" calcext:value-type="float">
            <text:p>280</text:p>
          </table:table-cell>
          <table:table-cell table:formula="of:=MOD([.F181]+1/[.$H$2];5)" office:value-type="float" office:value="2.98333333333333" calcext:value-type="float">
            <text:p>2,98333333333333</text:p>
          </table:table-cell>
          <table:table-cell table:formula="of:=IF([.F182]=0;[.G181]+2+1/[.$H$2];[.G181]+1/[.$H$2])" office:value-type="float" office:value="2.98333333333333" calcext:value-type="float">
            <text:p>2,98333333333333</text:p>
          </table:table-cell>
          <table:table-cell table:number-columns-repeated="4"/>
          <table:table-cell table:style-name="ce35" table:formula="of:=SUM(MOD(SUM([.L181]-[.L$2];[.T$2]);[.R$2]-[.L$2]);[.L$2])" office:value-type="time" office:time-value="PT19H30M00S" calcext:value-type="time">
            <text:p>19:30:00</text:p>
          </table:table-cell>
          <table:table-cell table:style-name="ce11" table:formula="of:=IF([.L182]&lt;[.L181];[.M181]+[.H$2];[.M181])" office:value-type="float" office:value="660" calcext:value-type="float">
            <text:p>660</text:p>
          </table:table-cell>
          <table:table-cell table:style-name="ce11" table:formula="of:=OFFSET([.C$4];[.M182];0)" office:value-type="float" office:value="43756" calcext:value-type="float">
            <text:p>43756</text:p>
          </table:table-cell>
          <table:table-cell table:style-name="ce36" table:formula="of:=[.L182]" office:value-type="float" office:value="0.812499999999996" calcext:value-type="float">
            <text:p>0.8124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2];0)&lt;=[.O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09T17:52:17.221959" calcext:value-type="date">
            <text:p>2019-10-09 17:52:17</text:p>
          </table:table-cell>
          <table:table-cell table:style-name="ce7" table:formula="of:=[.A183]" office:value-type="date" office:date-value="2019-10-09T17:52:17.221959" calcext:value-type="date">
            <text:p>2019-10-09 17:52:17</text:p>
          </table:table-cell>
          <table:table-cell table:formula="of:=TRUNC([.A183])" office:value-type="float" office:value="43747" calcext:value-type="float">
            <text:p>43747</text:p>
          </table:table-cell>
          <table:table-cell table:style-name="ce12" table:formula="of:=[.B183]-[.C183]" office:value-type="date" office:date-value="1899-12-30T17:52:17.22195918672" calcext:value-type="date">
            <text:p>12/30/99 05:52 PM</text:p>
          </table:table-cell>
          <table:table-cell table:formula="of:=MOD([.E182]-[.$E$2];[.$H$2])+1+[.$E$2]" office:value-type="float" office:value="221" calcext:value-type="float">
            <text:p>221</text:p>
          </table:table-cell>
          <table:table-cell table:formula="of:=MOD([.F182]+1/[.$H$2];5)" office:value-type="float" office:value="3" calcext:value-type="float">
            <text:p>3</text:p>
          </table:table-cell>
          <table:table-cell table:formula="of:=IF([.F183]=0;[.G182]+2+1/[.$H$2];[.G182]+1/[.$H$2])" office:value-type="float" office:value="3" calcext:value-type="float">
            <text:p>3</text:p>
          </table:table-cell>
          <table:table-cell table:number-columns-repeated="4"/>
          <table:table-cell table:style-name="ce35" table:formula="of:=SUM(MOD(SUM([.L182]-[.L$2];[.T$2]);[.R$2]-[.L$2]);[.L$2])" office:value-type="time" office:time-value="PT17H10M00S" calcext:value-type="time">
            <text:p>17:10:00</text:p>
          </table:table-cell>
          <table:table-cell table:style-name="ce11" table:formula="of:=IF([.L183]&lt;[.L182];[.M182]+[.H$2];[.M182])" office:value-type="float" office:value="720" calcext:value-type="float">
            <text:p>720</text:p>
          </table:table-cell>
          <table:table-cell table:style-name="ce11" table:formula="of:=OFFSET([.C$4];[.M183];0)" office:value-type="float" office:value="43757" calcext:value-type="float">
            <text:p>43757</text:p>
          </table:table-cell>
          <table:table-cell table:style-name="ce36" table:formula="of:=[.L183]" office:value-type="float" office:value="0.715277777777774" calcext:value-type="float">
            <text:p>0.715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3];0)&lt;=[.O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0T18:17:26.484783" calcext:value-type="date">
            <text:p>2019-10-10 18:17:26</text:p>
          </table:table-cell>
          <table:table-cell table:style-name="ce7" table:formula="of:=[.A184]" office:value-type="date" office:date-value="2019-10-10T18:17:26.484783" calcext:value-type="date">
            <text:p>2019-10-10 18:17:26</text:p>
          </table:table-cell>
          <table:table-cell table:formula="of:=TRUNC([.A184])" office:value-type="float" office:value="43748" calcext:value-type="float">
            <text:p>43748</text:p>
          </table:table-cell>
          <table:table-cell table:style-name="ce12" table:formula="of:=[.B184]-[.C184]" office:value-type="date" office:date-value="1899-12-30T18:17:26.48478284944" calcext:value-type="date">
            <text:p>12/30/99 06:17 PM</text:p>
          </table:table-cell>
          <table:table-cell table:formula="of:=MOD([.E183]-[.$E$2];[.$H$2])+1+[.$E$2]" office:value-type="float" office:value="222" calcext:value-type="float">
            <text:p>222</text:p>
          </table:table-cell>
          <table:table-cell table:formula="of:=MOD([.F183]+1/[.$H$2];5)" office:value-type="float" office:value="3.01666666666666" calcext:value-type="float">
            <text:p>3,01666666666666</text:p>
          </table:table-cell>
          <table:table-cell table:formula="of:=IF([.F184]=0;[.G183]+2+1/[.$H$2];[.G183]+1/[.$H$2])" office:value-type="float" office:value="3.01666666666666" calcext:value-type="float">
            <text:p>3,01666666666666</text:p>
          </table:table-cell>
          <table:table-cell table:number-columns-repeated="4"/>
          <table:table-cell table:style-name="ce35" table:formula="of:=SUM(MOD(SUM([.L183]-[.L$2];[.T$2]);[.R$2]-[.L$2]);[.L$2])" office:value-type="time" office:time-value="PT17H20M00S" calcext:value-type="time">
            <text:p>17:20:00</text:p>
          </table:table-cell>
          <table:table-cell table:style-name="ce11" table:formula="of:=IF([.L184]&lt;[.L183];[.M183]+[.H$2];[.M183])" office:value-type="float" office:value="720" calcext:value-type="float">
            <text:p>720</text:p>
          </table:table-cell>
          <table:table-cell table:style-name="ce11" table:formula="of:=OFFSET([.C$4];[.M184];0)" office:value-type="float" office:value="43757" calcext:value-type="float">
            <text:p>43757</text:p>
          </table:table-cell>
          <table:table-cell table:style-name="ce36" table:formula="of:=[.L184]" office:value-type="float" office:value="0.722222222222218" calcext:value-type="float">
            <text:p>0.722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4];0)&lt;=[.O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0T18:04:48.282179" calcext:value-type="date">
            <text:p>2019-10-10 18:04:48</text:p>
          </table:table-cell>
          <table:table-cell table:style-name="ce7" table:formula="of:=[.A185]" office:value-type="date" office:date-value="2019-10-10T18:04:48.282179" calcext:value-type="date">
            <text:p>2019-10-10 18:04:48</text:p>
          </table:table-cell>
          <table:table-cell table:formula="of:=TRUNC([.A185])" office:value-type="float" office:value="43748" calcext:value-type="float">
            <text:p>43748</text:p>
          </table:table-cell>
          <table:table-cell table:style-name="ce12" table:formula="of:=[.B185]-[.C185]" office:value-type="date" office:date-value="1899-12-30T18:04:48.28217892442" calcext:value-type="date">
            <text:p>12/30/99 06:04 PM</text:p>
          </table:table-cell>
          <table:table-cell table:formula="of:=MOD([.E184]-[.$E$2];[.$H$2])+1+[.$E$2]" office:value-type="float" office:value="223" calcext:value-type="float">
            <text:p>223</text:p>
          </table:table-cell>
          <table:table-cell table:formula="of:=MOD([.F184]+1/[.$H$2];5)" office:value-type="float" office:value="3.03333333333333" calcext:value-type="float">
            <text:p>3,03333333333333</text:p>
          </table:table-cell>
          <table:table-cell table:formula="of:=IF([.F185]=0;[.G184]+2+1/[.$H$2];[.G184]+1/[.$H$2])" office:value-type="float" office:value="3.03333333333333" calcext:value-type="float">
            <text:p>3,03333333333333</text:p>
          </table:table-cell>
          <table:table-cell table:number-columns-repeated="4"/>
          <table:table-cell table:style-name="ce35" table:formula="of:=SUM(MOD(SUM([.L184]-[.L$2];[.T$2]);[.R$2]-[.L$2]);[.L$2])" office:value-type="time" office:time-value="PT17H30M00S" calcext:value-type="time">
            <text:p>17:30:00</text:p>
          </table:table-cell>
          <table:table-cell table:style-name="ce11" table:formula="of:=IF([.L185]&lt;[.L184];[.M184]+[.H$2];[.M184])" office:value-type="float" office:value="720" calcext:value-type="float">
            <text:p>720</text:p>
          </table:table-cell>
          <table:table-cell table:style-name="ce11" table:formula="of:=OFFSET([.C$4];[.M185];0)" office:value-type="float" office:value="43757" calcext:value-type="float">
            <text:p>43757</text:p>
          </table:table-cell>
          <table:table-cell table:style-name="ce36" table:formula="of:=[.L185]" office:value-type="float" office:value="0.729166666666663" calcext:value-type="float">
            <text:p>0.729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5];0)&lt;=[.O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0T18:02:58.793933" calcext:value-type="date">
            <text:p>2019-10-10 18:02:59</text:p>
          </table:table-cell>
          <table:table-cell table:style-name="ce7" table:formula="of:=[.A186]" office:value-type="date" office:date-value="2019-10-10T18:02:58.793933" calcext:value-type="date">
            <text:p>2019-10-10 18:02:59</text:p>
          </table:table-cell>
          <table:table-cell table:formula="of:=TRUNC([.A186])" office:value-type="float" office:value="43748" calcext:value-type="float">
            <text:p>43748</text:p>
          </table:table-cell>
          <table:table-cell table:style-name="ce12" table:formula="of:=[.B186]-[.C186]" office:value-type="date" office:date-value="1899-12-30T18:02:58.79393314943" calcext:value-type="date">
            <text:p>12/30/99 06:02 PM</text:p>
          </table:table-cell>
          <table:table-cell table:formula="of:=MOD([.E185]-[.$E$2];[.$H$2])+1+[.$E$2]" office:value-type="float" office:value="224" calcext:value-type="float">
            <text:p>224</text:p>
          </table:table-cell>
          <table:table-cell table:formula="of:=MOD([.F185]+1/[.$H$2];5)" office:value-type="float" office:value="3.04999999999999" calcext:value-type="float">
            <text:p>3,04999999999999</text:p>
          </table:table-cell>
          <table:table-cell table:formula="of:=IF([.F186]=0;[.G185]+2+1/[.$H$2];[.G185]+1/[.$H$2])" office:value-type="float" office:value="3.04999999999999" calcext:value-type="float">
            <text:p>3,04999999999999</text:p>
          </table:table-cell>
          <table:table-cell table:number-columns-repeated="4"/>
          <table:table-cell table:style-name="ce35" table:formula="of:=SUM(MOD(SUM([.L185]-[.L$2];[.T$2]);[.R$2]-[.L$2]);[.L$2])" office:value-type="time" office:time-value="PT17H40M00S" calcext:value-type="time">
            <text:p>17:40:00</text:p>
          </table:table-cell>
          <table:table-cell table:style-name="ce11" table:formula="of:=IF([.L186]&lt;[.L185];[.M185]+[.H$2];[.M185])" office:value-type="float" office:value="720" calcext:value-type="float">
            <text:p>720</text:p>
          </table:table-cell>
          <table:table-cell table:style-name="ce11" table:formula="of:=OFFSET([.C$4];[.M186];0)" office:value-type="float" office:value="43757" calcext:value-type="float">
            <text:p>43757</text:p>
          </table:table-cell>
          <table:table-cell table:style-name="ce36" table:formula="of:=[.L186]" office:value-type="float" office:value="0.736111111111107" calcext:value-type="float">
            <text:p>0.7361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6];0)&lt;=[.O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0T17:46:52.575133" calcext:value-type="date">
            <text:p>2019-10-10 17:46:53</text:p>
          </table:table-cell>
          <table:table-cell table:style-name="ce7" table:formula="of:=[.A187]" office:value-type="date" office:date-value="2019-10-10T17:46:52.575133" calcext:value-type="date">
            <text:p>2019-10-10 17:46:53</text:p>
          </table:table-cell>
          <table:table-cell table:formula="of:=TRUNC([.A187])" office:value-type="float" office:value="43748" calcext:value-type="float">
            <text:p>43748</text:p>
          </table:table-cell>
          <table:table-cell table:style-name="ce12" table:formula="of:=[.B187]-[.C187]" office:value-type="date" office:date-value="1899-12-30T17:46:52.57513328455" calcext:value-type="date">
            <text:p>12/30/99 05:46 PM</text:p>
          </table:table-cell>
          <table:table-cell table:formula="of:=MOD([.E186]-[.$E$2];[.$H$2])+1+[.$E$2]" office:value-type="float" office:value="225" calcext:value-type="float">
            <text:p>225</text:p>
          </table:table-cell>
          <table:table-cell table:formula="of:=MOD([.F186]+1/[.$H$2];5)" office:value-type="float" office:value="3.06666666666666" calcext:value-type="float">
            <text:p>3,06666666666666</text:p>
          </table:table-cell>
          <table:table-cell table:formula="of:=IF([.F187]=0;[.G186]+2+1/[.$H$2];[.G186]+1/[.$H$2])" office:value-type="float" office:value="3.06666666666666" calcext:value-type="float">
            <text:p>3,06666666666666</text:p>
          </table:table-cell>
          <table:table-cell table:number-columns-repeated="4"/>
          <table:table-cell table:style-name="ce35" table:formula="of:=SUM(MOD(SUM([.L186]-[.L$2];[.T$2]);[.R$2]-[.L$2]);[.L$2])" office:value-type="time" office:time-value="PT17H50M00S" calcext:value-type="time">
            <text:p>17:50:00</text:p>
          </table:table-cell>
          <table:table-cell table:style-name="ce11" table:formula="of:=IF([.L187]&lt;[.L186];[.M186]+[.H$2];[.M186])" office:value-type="float" office:value="720" calcext:value-type="float">
            <text:p>720</text:p>
          </table:table-cell>
          <table:table-cell table:style-name="ce11" table:formula="of:=OFFSET([.C$4];[.M187];0)" office:value-type="float" office:value="43757" calcext:value-type="float">
            <text:p>43757</text:p>
          </table:table-cell>
          <table:table-cell table:style-name="ce36" table:formula="of:=[.L187]" office:value-type="float" office:value="0.743055555555551" calcext:value-type="float">
            <text:p>0.74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7];0)&lt;=[.O1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0T18:04:09.254885" calcext:value-type="date">
            <text:p>2019-10-10 18:04:09</text:p>
          </table:table-cell>
          <table:table-cell table:style-name="ce7" table:formula="of:=[.A188]" office:value-type="date" office:date-value="2019-10-10T18:04:09.254885" calcext:value-type="date">
            <text:p>2019-10-10 18:04:09</text:p>
          </table:table-cell>
          <table:table-cell table:formula="of:=TRUNC([.A188])" office:value-type="float" office:value="43748" calcext:value-type="float">
            <text:p>43748</text:p>
          </table:table-cell>
          <table:table-cell table:style-name="ce12" table:formula="of:=[.B188]-[.C188]" office:value-type="date" office:date-value="1899-12-30T18:04:09.25488545559" calcext:value-type="date">
            <text:p>12/30/99 06:04 PM</text:p>
          </table:table-cell>
          <table:table-cell table:formula="of:=MOD([.E187]-[.$E$2];[.$H$2])+1+[.$E$2]" office:value-type="float" office:value="226" calcext:value-type="float">
            <text:p>226</text:p>
          </table:table-cell>
          <table:table-cell table:formula="of:=MOD([.F187]+1/[.$H$2];5)" office:value-type="float" office:value="3.08333333333333" calcext:value-type="float">
            <text:p>3,08333333333333</text:p>
          </table:table-cell>
          <table:table-cell table:formula="of:=IF([.F188]=0;[.G187]+2+1/[.$H$2];[.G187]+1/[.$H$2])" office:value-type="float" office:value="3.08333333333333" calcext:value-type="float">
            <text:p>3,08333333333333</text:p>
          </table:table-cell>
          <table:table-cell table:number-columns-repeated="4"/>
          <table:table-cell table:style-name="ce35" table:formula="of:=SUM(MOD(SUM([.L187]-[.L$2];[.T$2]);[.R$2]-[.L$2]);[.L$2])" office:value-type="time" office:time-value="PT18H00M00S" calcext:value-type="time">
            <text:p>18:00:00</text:p>
          </table:table-cell>
          <table:table-cell table:style-name="ce11" table:formula="of:=IF([.L188]&lt;[.L187];[.M187]+[.H$2];[.M187])" office:value-type="float" office:value="720" calcext:value-type="float">
            <text:p>720</text:p>
          </table:table-cell>
          <table:table-cell table:style-name="ce11" table:formula="of:=OFFSET([.C$4];[.M188];0)" office:value-type="float" office:value="43757" calcext:value-type="float">
            <text:p>43757</text:p>
          </table:table-cell>
          <table:table-cell table:style-name="ce36" table:formula="of:=[.L188]" office:value-type="float" office:value="0.749999999999996" calcext:value-type="float">
            <text:p>0.7499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8];0)&lt;=[.O1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0T18:17:08.434697" calcext:value-type="date">
            <text:p>2019-10-10 18:17:08</text:p>
          </table:table-cell>
          <table:table-cell table:style-name="ce7" table:formula="of:=[.A189]" office:value-type="date" office:date-value="2019-10-10T18:17:08.434697" calcext:value-type="date">
            <text:p>2019-10-10 18:17:08</text:p>
          </table:table-cell>
          <table:table-cell table:formula="of:=TRUNC([.A189])" office:value-type="float" office:value="43748" calcext:value-type="float">
            <text:p>43748</text:p>
          </table:table-cell>
          <table:table-cell table:style-name="ce12" table:formula="of:=[.B189]-[.C189]" office:value-type="date" office:date-value="1899-12-30T18:17:08.43469718937" calcext:value-type="date">
            <text:p>12/30/99 06:17 PM</text:p>
          </table:table-cell>
          <table:table-cell table:formula="of:=MOD([.E188]-[.$E$2];[.$H$2])+1+[.$E$2]" office:value-type="float" office:value="227" calcext:value-type="float">
            <text:p>227</text:p>
          </table:table-cell>
          <table:table-cell table:formula="of:=MOD([.F188]+1/[.$H$2];5)" office:value-type="float" office:value="3.09999999999999" calcext:value-type="float">
            <text:p>3,09999999999999</text:p>
          </table:table-cell>
          <table:table-cell table:formula="of:=IF([.F189]=0;[.G188]+2+1/[.$H$2];[.G188]+1/[.$H$2])" office:value-type="float" office:value="3.09999999999999" calcext:value-type="float">
            <text:p>3,09999999999999</text:p>
          </table:table-cell>
          <table:table-cell table:number-columns-repeated="4"/>
          <table:table-cell table:style-name="ce35" table:formula="of:=SUM(MOD(SUM([.L188]-[.L$2];[.T$2]);[.R$2]-[.L$2]);[.L$2])" office:value-type="time" office:time-value="PT18H10M00S" calcext:value-type="time">
            <text:p>18:10:00</text:p>
          </table:table-cell>
          <table:table-cell table:style-name="ce11" table:formula="of:=IF([.L189]&lt;[.L188];[.M188]+[.H$2];[.M188])" office:value-type="float" office:value="720" calcext:value-type="float">
            <text:p>720</text:p>
          </table:table-cell>
          <table:table-cell table:style-name="ce11" table:formula="of:=OFFSET([.C$4];[.M189];0)" office:value-type="float" office:value="43757" calcext:value-type="float">
            <text:p>43757</text:p>
          </table:table-cell>
          <table:table-cell table:style-name="ce36" table:formula="of:=[.L189]" office:value-type="float" office:value="0.75694444444444" calcext:value-type="float">
            <text:p>0.7569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9];0)&lt;=[.O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0T17:55:26.676427" calcext:value-type="date">
            <text:p>2019-10-10 17:55:27</text:p>
          </table:table-cell>
          <table:table-cell table:style-name="ce7" table:formula="of:=[.A190]" office:value-type="date" office:date-value="2019-10-10T17:55:26.676427" calcext:value-type="date">
            <text:p>2019-10-10 17:55:27</text:p>
          </table:table-cell>
          <table:table-cell table:formula="of:=TRUNC([.A190])" office:value-type="float" office:value="43748" calcext:value-type="float">
            <text:p>43748</text:p>
          </table:table-cell>
          <table:table-cell table:style-name="ce12" table:formula="of:=[.B190]-[.C190]" office:value-type="date" office:date-value="1899-12-30T17:55:26.67642720044" calcext:value-type="date">
            <text:p>12/30/99 05:55 PM</text:p>
          </table:table-cell>
          <table:table-cell table:formula="of:=MOD([.E189]-[.$E$2];[.$H$2])+1+[.$E$2]" office:value-type="float" office:value="228" calcext:value-type="float">
            <text:p>228</text:p>
          </table:table-cell>
          <table:table-cell table:formula="of:=MOD([.F189]+1/[.$H$2];5)" office:value-type="float" office:value="3.11666666666666" calcext:value-type="float">
            <text:p>3,11666666666666</text:p>
          </table:table-cell>
          <table:table-cell table:formula="of:=IF([.F190]=0;[.G189]+2+1/[.$H$2];[.G189]+1/[.$H$2])" office:value-type="float" office:value="3.11666666666666" calcext:value-type="float">
            <text:p>3,11666666666666</text:p>
          </table:table-cell>
          <table:table-cell table:number-columns-repeated="4"/>
          <table:table-cell table:style-name="ce35" table:formula="of:=SUM(MOD(SUM([.L189]-[.L$2];[.T$2]);[.R$2]-[.L$2]);[.L$2])" office:value-type="time" office:time-value="PT18H20M00S" calcext:value-type="time">
            <text:p>18:20:00</text:p>
          </table:table-cell>
          <table:table-cell table:style-name="ce11" table:formula="of:=IF([.L190]&lt;[.L189];[.M189]+[.H$2];[.M189])" office:value-type="float" office:value="720" calcext:value-type="float">
            <text:p>720</text:p>
          </table:table-cell>
          <table:table-cell table:style-name="ce11" table:formula="of:=OFFSET([.C$4];[.M190];0)" office:value-type="float" office:value="43757" calcext:value-type="float">
            <text:p>43757</text:p>
          </table:table-cell>
          <table:table-cell table:style-name="ce36" table:formula="of:=[.L190]" office:value-type="float" office:value="0.763888888888885" calcext:value-type="float">
            <text:p>0.7638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0];0)&lt;=[.O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0T17:44:28.779344" calcext:value-type="date">
            <text:p>2019-10-10 17:44:29</text:p>
          </table:table-cell>
          <table:table-cell table:style-name="ce7" table:formula="of:=[.A191]" office:value-type="date" office:date-value="2019-10-10T17:44:28.779344" calcext:value-type="date">
            <text:p>2019-10-10 17:44:29</text:p>
          </table:table-cell>
          <table:table-cell table:formula="of:=TRUNC([.A191])" office:value-type="float" office:value="43748" calcext:value-type="float">
            <text:p>43748</text:p>
          </table:table-cell>
          <table:table-cell table:style-name="ce12" table:formula="of:=[.B191]-[.C191]" office:value-type="date" office:date-value="1899-12-30T17:44:28.77934439108" calcext:value-type="date">
            <text:p>12/30/99 05:44 PM</text:p>
          </table:table-cell>
          <table:table-cell table:formula="of:=MOD([.E190]-[.$E$2];[.$H$2])+1+[.$E$2]" office:value-type="float" office:value="229" calcext:value-type="float">
            <text:p>229</text:p>
          </table:table-cell>
          <table:table-cell table:formula="of:=MOD([.F190]+1/[.$H$2];5)" office:value-type="float" office:value="3.13333333333333" calcext:value-type="float">
            <text:p>3,13333333333333</text:p>
          </table:table-cell>
          <table:table-cell table:formula="of:=IF([.F191]=0;[.G190]+2+1/[.$H$2];[.G190]+1/[.$H$2])" office:value-type="float" office:value="3.13333333333333" calcext:value-type="float">
            <text:p>3,13333333333333</text:p>
          </table:table-cell>
          <table:table-cell table:number-columns-repeated="4"/>
          <table:table-cell table:style-name="ce35" table:formula="of:=SUM(MOD(SUM([.L190]-[.L$2];[.T$2]);[.R$2]-[.L$2]);[.L$2])" office:value-type="time" office:time-value="PT18H30M00S" calcext:value-type="time">
            <text:p>18:30:00</text:p>
          </table:table-cell>
          <table:table-cell table:style-name="ce11" table:formula="of:=IF([.L191]&lt;[.L190];[.M190]+[.H$2];[.M190])" office:value-type="float" office:value="720" calcext:value-type="float">
            <text:p>720</text:p>
          </table:table-cell>
          <table:table-cell table:style-name="ce11" table:formula="of:=OFFSET([.C$4];[.M191];0)" office:value-type="float" office:value="43757" calcext:value-type="float">
            <text:p>43757</text:p>
          </table:table-cell>
          <table:table-cell table:style-name="ce36" table:formula="of:=[.L191]" office:value-type="float" office:value="0.770833333333329" calcext:value-type="float">
            <text:p>0.77083333333332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1];0)&lt;=[.O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0T17:44:48.882397" calcext:value-type="date">
            <text:p>2019-10-10 17:44:49</text:p>
          </table:table-cell>
          <table:table-cell table:style-name="ce7" table:formula="of:=[.A192]" office:value-type="date" office:date-value="2019-10-10T17:44:48.882397" calcext:value-type="date">
            <text:p>2019-10-10 17:44:49</text:p>
          </table:table-cell>
          <table:table-cell table:formula="of:=TRUNC([.A192])" office:value-type="float" office:value="43748" calcext:value-type="float">
            <text:p>43748</text:p>
          </table:table-cell>
          <table:table-cell table:style-name="ce12" table:formula="of:=[.B192]-[.C192]" office:value-type="date" office:date-value="1899-12-30T17:44:48.88239744119" calcext:value-type="date">
            <text:p>12/30/99 05:44 PM</text:p>
          </table:table-cell>
          <table:table-cell table:formula="of:=MOD([.E191]-[.$E$2];[.$H$2])+1+[.$E$2]" office:value-type="float" office:value="230" calcext:value-type="float">
            <text:p>230</text:p>
          </table:table-cell>
          <table:table-cell table:formula="of:=MOD([.F191]+1/[.$H$2];5)" office:value-type="float" office:value="3.14999999999999" calcext:value-type="float">
            <text:p>3,14999999999999</text:p>
          </table:table-cell>
          <table:table-cell table:formula="of:=IF([.F192]=0;[.G191]+2+1/[.$H$2];[.G191]+1/[.$H$2])" office:value-type="float" office:value="3.14999999999999" calcext:value-type="float">
            <text:p>3,14999999999999</text:p>
          </table:table-cell>
          <table:table-cell table:number-columns-repeated="4"/>
          <table:table-cell table:style-name="ce35" table:formula="of:=SUM(MOD(SUM([.L191]-[.L$2];[.T$2]);[.R$2]-[.L$2]);[.L$2])" office:value-type="time" office:time-value="PT18H40M00S" calcext:value-type="time">
            <text:p>18:40:00</text:p>
          </table:table-cell>
          <table:table-cell table:style-name="ce11" table:formula="of:=IF([.L192]&lt;[.L191];[.M191]+[.H$2];[.M191])" office:value-type="float" office:value="720" calcext:value-type="float">
            <text:p>720</text:p>
          </table:table-cell>
          <table:table-cell table:style-name="ce11" table:formula="of:=OFFSET([.C$4];[.M192];0)" office:value-type="float" office:value="43757" calcext:value-type="float">
            <text:p>43757</text:p>
          </table:table-cell>
          <table:table-cell table:style-name="ce36" table:formula="of:=[.L192]" office:value-type="float" office:value="0.777777777777774" calcext:value-type="float">
            <text:p>0.7777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2];0)&lt;=[.O1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0T17:53:52.484757" calcext:value-type="date">
            <text:p>2019-10-10 17:53:52</text:p>
          </table:table-cell>
          <table:table-cell table:style-name="ce7" table:formula="of:=[.A193]" office:value-type="date" office:date-value="2019-10-10T17:53:52.484757" calcext:value-type="date">
            <text:p>2019-10-10 17:53:52</text:p>
          </table:table-cell>
          <table:table-cell table:formula="of:=TRUNC([.A193])" office:value-type="float" office:value="43748" calcext:value-type="float">
            <text:p>43748</text:p>
          </table:table-cell>
          <table:table-cell table:style-name="ce12" table:formula="of:=[.B193]-[.C193]" office:value-type="date" office:date-value="1899-12-30T17:53:52.4847565731" calcext:value-type="date">
            <text:p>12/30/99 05:53 PM</text:p>
          </table:table-cell>
          <table:table-cell table:formula="of:=MOD([.E192]-[.$E$2];[.$H$2])+1+[.$E$2]" office:value-type="float" office:value="231" calcext:value-type="float">
            <text:p>231</text:p>
          </table:table-cell>
          <table:table-cell table:formula="of:=MOD([.F192]+1/[.$H$2];5)" office:value-type="float" office:value="3.16666666666666" calcext:value-type="float">
            <text:p>3,16666666666666</text:p>
          </table:table-cell>
          <table:table-cell table:formula="of:=IF([.F193]=0;[.G192]+2+1/[.$H$2];[.G192]+1/[.$H$2])" office:value-type="float" office:value="3.16666666666666" calcext:value-type="float">
            <text:p>3,16666666666666</text:p>
          </table:table-cell>
          <table:table-cell table:number-columns-repeated="4"/>
          <table:table-cell table:style-name="ce35" table:formula="of:=SUM(MOD(SUM([.L192]-[.L$2];[.T$2]);[.R$2]-[.L$2]);[.L$2])" office:value-type="time" office:time-value="PT18H50M00S" calcext:value-type="time">
            <text:p>18:50:00</text:p>
          </table:table-cell>
          <table:table-cell table:style-name="ce11" table:formula="of:=IF([.L193]&lt;[.L192];[.M192]+[.H$2];[.M192])" office:value-type="float" office:value="720" calcext:value-type="float">
            <text:p>720</text:p>
          </table:table-cell>
          <table:table-cell table:style-name="ce11" table:formula="of:=OFFSET([.C$4];[.M193];0)" office:value-type="float" office:value="43757" calcext:value-type="float">
            <text:p>43757</text:p>
          </table:table-cell>
          <table:table-cell table:style-name="ce36" table:formula="of:=[.L193]" office:value-type="float" office:value="0.784722222222218" calcext:value-type="float">
            <text:p>0.7847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3];0)&lt;=[.O1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0T17:57:16.507632" calcext:value-type="date">
            <text:p>2019-10-10 17:57:17</text:p>
          </table:table-cell>
          <table:table-cell table:style-name="ce7" table:formula="of:=[.A194]" office:value-type="date" office:date-value="2019-10-10T17:57:16.507632" calcext:value-type="date">
            <text:p>2019-10-10 17:57:17</text:p>
          </table:table-cell>
          <table:table-cell table:formula="of:=TRUNC([.A194])" office:value-type="float" office:value="43748" calcext:value-type="float">
            <text:p>43748</text:p>
          </table:table-cell>
          <table:table-cell table:style-name="ce12" table:formula="of:=[.B194]-[.C194]" office:value-type="date" office:date-value="1899-12-30T17:57:16.50763216428" calcext:value-type="date">
            <text:p>12/30/99 05:57 PM</text:p>
          </table:table-cell>
          <table:table-cell table:formula="of:=MOD([.E193]-[.$E$2];[.$H$2])+1+[.$E$2]" office:value-type="float" office:value="232" calcext:value-type="float">
            <text:p>232</text:p>
          </table:table-cell>
          <table:table-cell table:formula="of:=MOD([.F193]+1/[.$H$2];5)" office:value-type="float" office:value="3.18333333333333" calcext:value-type="float">
            <text:p>3,18333333333333</text:p>
          </table:table-cell>
          <table:table-cell table:formula="of:=IF([.F194]=0;[.G193]+2+1/[.$H$2];[.G193]+1/[.$H$2])" office:value-type="float" office:value="3.18333333333333" calcext:value-type="float">
            <text:p>3,18333333333333</text:p>
          </table:table-cell>
          <table:table-cell table:number-columns-repeated="4"/>
          <table:table-cell table:style-name="ce35" table:formula="of:=SUM(MOD(SUM([.L193]-[.L$2];[.T$2]);[.R$2]-[.L$2]);[.L$2])" office:value-type="time" office:time-value="PT19H00M00S" calcext:value-type="time">
            <text:p>19:00:00</text:p>
          </table:table-cell>
          <table:table-cell table:style-name="ce11" table:formula="of:=IF([.L194]&lt;[.L193];[.M193]+[.H$2];[.M193])" office:value-type="float" office:value="720" calcext:value-type="float">
            <text:p>720</text:p>
          </table:table-cell>
          <table:table-cell table:style-name="ce11" table:formula="of:=OFFSET([.C$4];[.M194];0)" office:value-type="float" office:value="43757" calcext:value-type="float">
            <text:p>43757</text:p>
          </table:table-cell>
          <table:table-cell table:style-name="ce36" table:formula="of:=[.L194]" office:value-type="float" office:value="0.791666666666662" calcext:value-type="float">
            <text:p>0.7916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4];0)&lt;=[.O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0T17:28:00.137182" calcext:value-type="date">
            <text:p>2019-10-10 17:28:00</text:p>
          </table:table-cell>
          <table:table-cell table:style-name="ce7" table:formula="of:=[.A195]" office:value-type="date" office:date-value="2019-10-10T17:28:00.137182" calcext:value-type="date">
            <text:p>2019-10-10 17:28:00</text:p>
          </table:table-cell>
          <table:table-cell table:formula="of:=TRUNC([.A195])" office:value-type="float" office:value="43748" calcext:value-type="float">
            <text:p>43748</text:p>
          </table:table-cell>
          <table:table-cell table:style-name="ce12" table:formula="of:=[.B195]-[.C195]" office:value-type="date" office:date-value="1899-12-30T17:28:00.13718181755" calcext:value-type="date">
            <text:p>12/30/99 05:28 PM</text:p>
          </table:table-cell>
          <table:table-cell table:formula="of:=MOD([.E194]-[.$E$2];[.$H$2])+1+[.$E$2]" office:value-type="float" office:value="233" calcext:value-type="float">
            <text:p>233</text:p>
          </table:table-cell>
          <table:table-cell table:formula="of:=MOD([.F194]+1/[.$H$2];5)" office:value-type="float" office:value="3.19999999999999" calcext:value-type="float">
            <text:p>3,19999999999999</text:p>
          </table:table-cell>
          <table:table-cell table:formula="of:=IF([.F195]=0;[.G194]+2+1/[.$H$2];[.G194]+1/[.$H$2])" office:value-type="float" office:value="3.19999999999999" calcext:value-type="float">
            <text:p>3,19999999999999</text:p>
          </table:table-cell>
          <table:table-cell table:number-columns-repeated="4"/>
          <table:table-cell table:style-name="ce35" table:formula="of:=SUM(MOD(SUM([.L194]-[.L$2];[.T$2]);[.R$2]-[.L$2]);[.L$2])" office:value-type="time" office:time-value="PT19H10M00S" calcext:value-type="time">
            <text:p>19:10:00</text:p>
          </table:table-cell>
          <table:table-cell table:style-name="ce11" table:formula="of:=IF([.L195]&lt;[.L194];[.M194]+[.H$2];[.M194])" office:value-type="float" office:value="720" calcext:value-type="float">
            <text:p>720</text:p>
          </table:table-cell>
          <table:table-cell table:style-name="ce11" table:formula="of:=OFFSET([.C$4];[.M195];0)" office:value-type="float" office:value="43757" calcext:value-type="float">
            <text:p>43757</text:p>
          </table:table-cell>
          <table:table-cell table:style-name="ce36" table:formula="of:=[.L195]" office:value-type="float" office:value="0.798611111111107" calcext:value-type="float">
            <text:p>0.7986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5];0)&lt;=[.O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0T17:29:43.435694" calcext:value-type="date">
            <text:p>2019-10-10 17:29:43</text:p>
          </table:table-cell>
          <table:table-cell table:style-name="ce7" table:formula="of:=[.A196]" office:value-type="date" office:date-value="2019-10-10T17:29:43.435694" calcext:value-type="date">
            <text:p>2019-10-10 17:29:43</text:p>
          </table:table-cell>
          <table:table-cell table:formula="of:=TRUNC([.A196])" office:value-type="float" office:value="43748" calcext:value-type="float">
            <text:p>43748</text:p>
          </table:table-cell>
          <table:table-cell table:style-name="ce12" table:formula="of:=[.B196]-[.C196]" office:value-type="date" office:date-value="1899-12-30T17:29:43.43569363933" calcext:value-type="date">
            <text:p>12/30/99 05:29 PM</text:p>
          </table:table-cell>
          <table:table-cell table:formula="of:=MOD([.E195]-[.$E$2];[.$H$2])+1+[.$E$2]" office:value-type="float" office:value="234" calcext:value-type="float">
            <text:p>234</text:p>
          </table:table-cell>
          <table:table-cell table:formula="of:=MOD([.F195]+1/[.$H$2];5)" office:value-type="float" office:value="3.21666666666666" calcext:value-type="float">
            <text:p>3,21666666666666</text:p>
          </table:table-cell>
          <table:table-cell table:formula="of:=IF([.F196]=0;[.G195]+2+1/[.$H$2];[.G195]+1/[.$H$2])" office:value-type="float" office:value="3.21666666666666" calcext:value-type="float">
            <text:p>3,21666666666666</text:p>
          </table:table-cell>
          <table:table-cell table:number-columns-repeated="4"/>
          <table:table-cell table:style-name="ce35" table:formula="of:=SUM(MOD(SUM([.L195]-[.L$2];[.T$2]);[.R$2]-[.L$2]);[.L$2])" office:value-type="time" office:time-value="PT19H20M00S" calcext:value-type="time">
            <text:p>19:20:00</text:p>
          </table:table-cell>
          <table:table-cell table:style-name="ce11" table:formula="of:=IF([.L196]&lt;[.L195];[.M195]+[.H$2];[.M195])" office:value-type="float" office:value="720" calcext:value-type="float">
            <text:p>720</text:p>
          </table:table-cell>
          <table:table-cell table:style-name="ce11" table:formula="of:=OFFSET([.C$4];[.M196];0)" office:value-type="float" office:value="43757" calcext:value-type="float">
            <text:p>43757</text:p>
          </table:table-cell>
          <table:table-cell table:style-name="ce36" table:formula="of:=[.L196]" office:value-type="float" office:value="0.805555555555551" calcext:value-type="float">
            <text:p>0.8055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6];0)&lt;=[.O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0T18:02:37.762289" calcext:value-type="date">
            <text:p>2019-10-10 18:02:38</text:p>
          </table:table-cell>
          <table:table-cell table:style-name="ce7" table:formula="of:=[.A197]" office:value-type="date" office:date-value="2019-10-10T18:02:37.762289" calcext:value-type="date">
            <text:p>2019-10-10 18:02:38</text:p>
          </table:table-cell>
          <table:table-cell table:formula="of:=TRUNC([.A197])" office:value-type="float" office:value="43748" calcext:value-type="float">
            <text:p>43748</text:p>
          </table:table-cell>
          <table:table-cell table:style-name="ce12" table:formula="of:=[.B197]-[.C197]" office:value-type="date" office:date-value="1899-12-30T18:02:37.76228865143" calcext:value-type="date">
            <text:p>12/30/99 06:02 PM</text:p>
          </table:table-cell>
          <table:table-cell table:formula="of:=MOD([.E196]-[.$E$2];[.$H$2])+1+[.$E$2]" office:value-type="float" office:value="235" calcext:value-type="float">
            <text:p>235</text:p>
          </table:table-cell>
          <table:table-cell table:formula="of:=MOD([.F196]+1/[.$H$2];5)" office:value-type="float" office:value="3.23333333333333" calcext:value-type="float">
            <text:p>3,23333333333333</text:p>
          </table:table-cell>
          <table:table-cell table:formula="of:=IF([.F197]=0;[.G196]+2+1/[.$H$2];[.G196]+1/[.$H$2])" office:value-type="float" office:value="3.23333333333333" calcext:value-type="float">
            <text:p>3,23333333333333</text:p>
          </table:table-cell>
          <table:table-cell table:number-columns-repeated="4"/>
          <table:table-cell table:style-name="ce35" table:formula="of:=SUM(MOD(SUM([.L196]-[.L$2];[.T$2]);[.R$2]-[.L$2]);[.L$2])" office:value-type="time" office:time-value="PT19H30M00S" calcext:value-type="time">
            <text:p>19:30:00</text:p>
          </table:table-cell>
          <table:table-cell table:style-name="ce11" table:formula="of:=IF([.L197]&lt;[.L196];[.M196]+[.H$2];[.M196])" office:value-type="float" office:value="720" calcext:value-type="float">
            <text:p>720</text:p>
          </table:table-cell>
          <table:table-cell table:style-name="ce11" table:formula="of:=OFFSET([.C$4];[.M197];0)" office:value-type="float" office:value="43757" calcext:value-type="float">
            <text:p>43757</text:p>
          </table:table-cell>
          <table:table-cell table:style-name="ce36" table:formula="of:=[.L197]" office:value-type="float" office:value="0.812499999999996" calcext:value-type="float">
            <text:p>0.8124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7];0)&lt;=[.O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0T18:17:54.807478" calcext:value-type="date">
            <text:p>2019-10-10 18:17:55</text:p>
          </table:table-cell>
          <table:table-cell table:style-name="ce7" table:formula="of:=[.A198]" office:value-type="date" office:date-value="2019-10-10T18:17:54.807478" calcext:value-type="date">
            <text:p>2019-10-10 18:17:55</text:p>
          </table:table-cell>
          <table:table-cell table:formula="of:=TRUNC([.A198])" office:value-type="float" office:value="43748" calcext:value-type="float">
            <text:p>43748</text:p>
          </table:table-cell>
          <table:table-cell table:style-name="ce12" table:formula="of:=[.B198]-[.C198]" office:value-type="date" office:date-value="1899-12-30T18:17:54.80747799855" calcext:value-type="date">
            <text:p>12/30/99 06:17 PM</text:p>
          </table:table-cell>
          <table:table-cell table:formula="of:=MOD([.E197]-[.$E$2];[.$H$2])+1+[.$E$2]" office:value-type="float" office:value="236" calcext:value-type="float">
            <text:p>236</text:p>
          </table:table-cell>
          <table:table-cell table:formula="of:=MOD([.F197]+1/[.$H$2];5)" office:value-type="float" office:value="3.24999999999999" calcext:value-type="float">
            <text:p>3,24999999999999</text:p>
          </table:table-cell>
          <table:table-cell table:formula="of:=IF([.F198]=0;[.G197]+2+1/[.$H$2];[.G197]+1/[.$H$2])" office:value-type="float" office:value="3.24999999999999" calcext:value-type="float">
            <text:p>3,24999999999999</text:p>
          </table:table-cell>
          <table:table-cell table:number-columns-repeated="4"/>
          <table:table-cell table:style-name="ce35" table:formula="of:=SUM(MOD(SUM([.L197]-[.L$2];[.T$2]);[.R$2]-[.L$2]);[.L$2])" office:value-type="time" office:time-value="PT17H10M00S" calcext:value-type="time">
            <text:p>17:10:00</text:p>
          </table:table-cell>
          <table:table-cell table:style-name="ce11" table:formula="of:=IF([.L198]&lt;[.L197];[.M197]+[.H$2];[.M197])" office:value-type="float" office:value="780" calcext:value-type="float">
            <text:p>780</text:p>
          </table:table-cell>
          <table:table-cell table:style-name="ce11" table:formula="of:=OFFSET([.C$4];[.M198];0)" office:value-type="float" office:value="43758" calcext:value-type="float">
            <text:p>43758</text:p>
          </table:table-cell>
          <table:table-cell table:style-name="ce36" table:formula="of:=[.L198]" office:value-type="float" office:value="0.715277777777773" calcext:value-type="float">
            <text:p>0.715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8];0)&lt;=[.O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0T18:20:06.096066" calcext:value-type="date">
            <text:p>2019-10-10 18:20:06</text:p>
          </table:table-cell>
          <table:table-cell table:style-name="ce7" table:formula="of:=[.A199]" office:value-type="date" office:date-value="2019-10-10T18:20:06.096066" calcext:value-type="date">
            <text:p>2019-10-10 18:20:06</text:p>
          </table:table-cell>
          <table:table-cell table:formula="of:=TRUNC([.A199])" office:value-type="float" office:value="43748" calcext:value-type="float">
            <text:p>43748</text:p>
          </table:table-cell>
          <table:table-cell table:style-name="ce12" table:formula="of:=[.B199]-[.C199]" office:value-type="date" office:date-value="1899-12-30T18:20:06.09606632497" calcext:value-type="date">
            <text:p>12/30/99 06:20 PM</text:p>
          </table:table-cell>
          <table:table-cell table:formula="of:=MOD([.E198]-[.$E$2];[.$H$2])+1+[.$E$2]" office:value-type="float" office:value="237" calcext:value-type="float">
            <text:p>237</text:p>
          </table:table-cell>
          <table:table-cell table:formula="of:=MOD([.F198]+1/[.$H$2];5)" office:value-type="float" office:value="3.26666666666666" calcext:value-type="float">
            <text:p>3,26666666666666</text:p>
          </table:table-cell>
          <table:table-cell table:formula="of:=IF([.F199]=0;[.G198]+2+1/[.$H$2];[.G198]+1/[.$H$2])" office:value-type="float" office:value="3.26666666666666" calcext:value-type="float">
            <text:p>3,26666666666666</text:p>
          </table:table-cell>
          <table:table-cell table:number-columns-repeated="4"/>
          <table:table-cell table:style-name="ce35" table:formula="of:=SUM(MOD(SUM([.L198]-[.L$2];[.T$2]);[.R$2]-[.L$2]);[.L$2])" office:value-type="time" office:time-value="PT17H20M00S" calcext:value-type="time">
            <text:p>17:20:00</text:p>
          </table:table-cell>
          <table:table-cell table:style-name="ce11" table:formula="of:=IF([.L199]&lt;[.L198];[.M198]+[.H$2];[.M198])" office:value-type="float" office:value="780" calcext:value-type="float">
            <text:p>780</text:p>
          </table:table-cell>
          <table:table-cell table:style-name="ce11" table:formula="of:=OFFSET([.C$4];[.M199];0)" office:value-type="float" office:value="43758" calcext:value-type="float">
            <text:p>43758</text:p>
          </table:table-cell>
          <table:table-cell table:style-name="ce36" table:formula="of:=[.L199]" office:value-type="float" office:value="0.722222222222218" calcext:value-type="float">
            <text:p>0.722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9];0)&lt;=[.O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0T18:18:38.868038" calcext:value-type="date">
            <text:p>2019-10-10 18:18:39</text:p>
          </table:table-cell>
          <table:table-cell table:style-name="ce7" table:formula="of:=[.A200]" office:value-type="date" office:date-value="2019-10-10T18:18:38.868038" calcext:value-type="date">
            <text:p>2019-10-10 18:18:39</text:p>
          </table:table-cell>
          <table:table-cell table:formula="of:=TRUNC([.A200])" office:value-type="float" office:value="43748" calcext:value-type="float">
            <text:p>43748</text:p>
          </table:table-cell>
          <table:table-cell table:style-name="ce12" table:formula="of:=[.B200]-[.C200]" office:value-type="date" office:date-value="1899-12-30T18:18:38.8680378953" calcext:value-type="date">
            <text:p>12/30/99 06:18 PM</text:p>
          </table:table-cell>
          <table:table-cell table:formula="of:=MOD([.E199]-[.$E$2];[.$H$2])+1+[.$E$2]" office:value-type="float" office:value="238" calcext:value-type="float">
            <text:p>238</text:p>
          </table:table-cell>
          <table:table-cell table:formula="of:=MOD([.F199]+1/[.$H$2];5)" office:value-type="float" office:value="3.28333333333333" calcext:value-type="float">
            <text:p>3,28333333333333</text:p>
          </table:table-cell>
          <table:table-cell table:formula="of:=IF([.F200]=0;[.G199]+2+1/[.$H$2];[.G199]+1/[.$H$2])" office:value-type="float" office:value="3.28333333333333" calcext:value-type="float">
            <text:p>3,28333333333333</text:p>
          </table:table-cell>
          <table:table-cell table:number-columns-repeated="4"/>
          <table:table-cell table:style-name="ce35" table:formula="of:=SUM(MOD(SUM([.L199]-[.L$2];[.T$2]);[.R$2]-[.L$2]);[.L$2])" office:value-type="time" office:time-value="PT17H30M00S" calcext:value-type="time">
            <text:p>17:30:00</text:p>
          </table:table-cell>
          <table:table-cell table:style-name="ce11" table:formula="of:=IF([.L200]&lt;[.L199];[.M199]+[.H$2];[.M199])" office:value-type="float" office:value="780" calcext:value-type="float">
            <text:p>780</text:p>
          </table:table-cell>
          <table:table-cell table:style-name="ce11" table:formula="of:=OFFSET([.C$4];[.M200];0)" office:value-type="float" office:value="43758" calcext:value-type="float">
            <text:p>43758</text:p>
          </table:table-cell>
          <table:table-cell table:style-name="ce36" table:formula="of:=[.L200]" office:value-type="float" office:value="0.729166666666662" calcext:value-type="float">
            <text:p>0.729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0];0)&lt;=[.O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0T17:50:41.315836" calcext:value-type="date">
            <text:p>2019-10-10 17:50:41</text:p>
          </table:table-cell>
          <table:table-cell table:style-name="ce7" table:formula="of:=[.A201]" office:value-type="date" office:date-value="2019-10-10T17:50:41.315836" calcext:value-type="date">
            <text:p>2019-10-10 17:50:41</text:p>
          </table:table-cell>
          <table:table-cell table:formula="of:=TRUNC([.A201])" office:value-type="float" office:value="43748" calcext:value-type="float">
            <text:p>43748</text:p>
          </table:table-cell>
          <table:table-cell table:style-name="ce12" table:formula="of:=[.B201]-[.C201]" office:value-type="date" office:date-value="1899-12-30T17:50:41.31583648268" calcext:value-type="date">
            <text:p>12/30/99 05:50 PM</text:p>
          </table:table-cell>
          <table:table-cell table:formula="of:=MOD([.E200]-[.$E$2];[.$H$2])+1+[.$E$2]" office:value-type="float" office:value="239" calcext:value-type="float">
            <text:p>239</text:p>
          </table:table-cell>
          <table:table-cell table:formula="of:=MOD([.F200]+1/[.$H$2];5)" office:value-type="float" office:value="3.29999999999999" calcext:value-type="float">
            <text:p>3,29999999999999</text:p>
          </table:table-cell>
          <table:table-cell table:formula="of:=IF([.F201]=0;[.G200]+2+1/[.$H$2];[.G200]+1/[.$H$2])" office:value-type="float" office:value="3.29999999999999" calcext:value-type="float">
            <text:p>3,29999999999999</text:p>
          </table:table-cell>
          <table:table-cell table:number-columns-repeated="4"/>
          <table:table-cell table:style-name="ce35" table:formula="of:=SUM(MOD(SUM([.L200]-[.L$2];[.T$2]);[.R$2]-[.L$2]);[.L$2])" office:value-type="time" office:time-value="PT17H40M00S" calcext:value-type="time">
            <text:p>17:40:00</text:p>
          </table:table-cell>
          <table:table-cell table:style-name="ce11" table:formula="of:=IF([.L201]&lt;[.L200];[.M200]+[.H$2];[.M200])" office:value-type="float" office:value="780" calcext:value-type="float">
            <text:p>780</text:p>
          </table:table-cell>
          <table:table-cell table:style-name="ce11" table:formula="of:=OFFSET([.C$4];[.M201];0)" office:value-type="float" office:value="43758" calcext:value-type="float">
            <text:p>43758</text:p>
          </table:table-cell>
          <table:table-cell table:style-name="ce36" table:formula="of:=[.L201]" office:value-type="float" office:value="0.736111111111107" calcext:value-type="float">
            <text:p>0.7361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1];0)&lt;=[.O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0T17:38:54.015037" calcext:value-type="date">
            <text:p>2019-10-10 17:38:54</text:p>
          </table:table-cell>
          <table:table-cell table:style-name="ce7" table:formula="of:=[.A202]" office:value-type="date" office:date-value="2019-10-10T17:38:54.015037" calcext:value-type="date">
            <text:p>2019-10-10 17:38:54</text:p>
          </table:table-cell>
          <table:table-cell table:formula="of:=TRUNC([.A202])" office:value-type="float" office:value="43748" calcext:value-type="float">
            <text:p>43748</text:p>
          </table:table-cell>
          <table:table-cell table:style-name="ce12" table:formula="of:=[.B202]-[.C202]" office:value-type="date" office:date-value="1899-12-30T17:38:54.01503665373" calcext:value-type="date">
            <text:p>12/30/99 05:38 PM</text:p>
          </table:table-cell>
          <table:table-cell table:formula="of:=MOD([.E201]-[.$E$2];[.$H$2])+1+[.$E$2]" office:value-type="float" office:value="240" calcext:value-type="float">
            <text:p>240</text:p>
          </table:table-cell>
          <table:table-cell table:formula="of:=MOD([.F201]+1/[.$H$2];5)" office:value-type="float" office:value="3.31666666666666" calcext:value-type="float">
            <text:p>3,31666666666666</text:p>
          </table:table-cell>
          <table:table-cell table:formula="of:=IF([.F202]=0;[.G201]+2+1/[.$H$2];[.G201]+1/[.$H$2])" office:value-type="float" office:value="3.31666666666666" calcext:value-type="float">
            <text:p>3,31666666666666</text:p>
          </table:table-cell>
          <table:table-cell table:number-columns-repeated="4"/>
          <table:table-cell table:style-name="ce35" table:formula="of:=SUM(MOD(SUM([.L201]-[.L$2];[.T$2]);[.R$2]-[.L$2]);[.L$2])" office:value-type="time" office:time-value="PT17H50M00S" calcext:value-type="time">
            <text:p>17:50:00</text:p>
          </table:table-cell>
          <table:table-cell table:style-name="ce11" table:formula="of:=IF([.L202]&lt;[.L201];[.M201]+[.H$2];[.M201])" office:value-type="float" office:value="780" calcext:value-type="float">
            <text:p>780</text:p>
          </table:table-cell>
          <table:table-cell table:style-name="ce11" table:formula="of:=OFFSET([.C$4];[.M202];0)" office:value-type="float" office:value="43758" calcext:value-type="float">
            <text:p>43758</text:p>
          </table:table-cell>
          <table:table-cell table:style-name="ce36" table:formula="of:=[.L202]" office:value-type="float" office:value="0.743055555555551" calcext:value-type="float">
            <text:p>0.74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2];0)&lt;=[.O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0T18:04:56.313699" calcext:value-type="date">
            <text:p>2019-10-10 18:04:56</text:p>
          </table:table-cell>
          <table:table-cell table:style-name="ce7" table:formula="of:=[.A203]" office:value-type="date" office:date-value="2019-10-10T18:04:56.313699" calcext:value-type="date">
            <text:p>2019-10-10 18:04:56</text:p>
          </table:table-cell>
          <table:table-cell table:formula="of:=TRUNC([.A203])" office:value-type="float" office:value="43748" calcext:value-type="float">
            <text:p>43748</text:p>
          </table:table-cell>
          <table:table-cell table:style-name="ce12" table:formula="of:=[.B203]-[.C203]" office:value-type="date" office:date-value="1899-12-30T18:04:56.31369905546" calcext:value-type="date">
            <text:p>12/30/99 06:04 PM</text:p>
          </table:table-cell>
          <table:table-cell table:formula="of:=MOD([.E202]-[.$E$2];[.$H$2])+1+[.$E$2]" office:value-type="float" office:value="241" calcext:value-type="float">
            <text:p>241</text:p>
          </table:table-cell>
          <table:table-cell table:formula="of:=MOD([.F202]+1/[.$H$2];5)" office:value-type="float" office:value="3.33333333333333" calcext:value-type="float">
            <text:p>3,33333333333333</text:p>
          </table:table-cell>
          <table:table-cell table:formula="of:=IF([.F203]=0;[.G202]+2+1/[.$H$2];[.G202]+1/[.$H$2])" office:value-type="float" office:value="3.33333333333333" calcext:value-type="float">
            <text:p>3,33333333333333</text:p>
          </table:table-cell>
          <table:table-cell table:number-columns-repeated="4"/>
          <table:table-cell table:style-name="ce35" table:formula="of:=SUM(MOD(SUM([.L202]-[.L$2];[.T$2]);[.R$2]-[.L$2]);[.L$2])" office:value-type="time" office:time-value="PT18H00M00S" calcext:value-type="time">
            <text:p>18:00:00</text:p>
          </table:table-cell>
          <table:table-cell table:style-name="ce11" table:formula="of:=IF([.L203]&lt;[.L202];[.M202]+[.H$2];[.M202])" office:value-type="float" office:value="780" calcext:value-type="float">
            <text:p>780</text:p>
          </table:table-cell>
          <table:table-cell table:style-name="ce11" table:formula="of:=OFFSET([.C$4];[.M203];0)" office:value-type="float" office:value="43758" calcext:value-type="float">
            <text:p>43758</text:p>
          </table:table-cell>
          <table:table-cell table:style-name="ce36" table:formula="of:=[.L203]" office:value-type="float" office:value="0.749999999999996" calcext:value-type="float">
            <text:p>0.7499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3];0)&lt;=[.O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0T18:00:20.791691" calcext:value-type="date">
            <text:p>2019-10-10 18:00:21</text:p>
          </table:table-cell>
          <table:table-cell table:style-name="ce7" table:formula="of:=[.A204]" office:value-type="date" office:date-value="2019-10-10T18:00:20.791691" calcext:value-type="date">
            <text:p>2019-10-10 18:00:21</text:p>
          </table:table-cell>
          <table:table-cell table:formula="of:=TRUNC([.A204])" office:value-type="float" office:value="43748" calcext:value-type="float">
            <text:p>43748</text:p>
          </table:table-cell>
          <table:table-cell table:style-name="ce12" table:formula="of:=[.B204]-[.C204]" office:value-type="date" office:date-value="1899-12-30T18:00:20.79169093631" calcext:value-type="date">
            <text:p>12/30/99 06:00 PM</text:p>
          </table:table-cell>
          <table:table-cell table:formula="of:=MOD([.E203]-[.$E$2];[.$H$2])+1+[.$E$2]" office:value-type="float" office:value="242" calcext:value-type="float">
            <text:p>242</text:p>
          </table:table-cell>
          <table:table-cell table:formula="of:=MOD([.F203]+1/[.$H$2];5)" office:value-type="float" office:value="3.34999999999999" calcext:value-type="float">
            <text:p>3,34999999999999</text:p>
          </table:table-cell>
          <table:table-cell table:formula="of:=IF([.F204]=0;[.G203]+2+1/[.$H$2];[.G203]+1/[.$H$2])" office:value-type="float" office:value="3.34999999999999" calcext:value-type="float">
            <text:p>3,34999999999999</text:p>
          </table:table-cell>
          <table:table-cell table:number-columns-repeated="4"/>
          <table:table-cell table:style-name="ce35" table:formula="of:=SUM(MOD(SUM([.L203]-[.L$2];[.T$2]);[.R$2]-[.L$2]);[.L$2])" office:value-type="time" office:time-value="PT18H10M00S" calcext:value-type="time">
            <text:p>18:10:00</text:p>
          </table:table-cell>
          <table:table-cell table:style-name="ce11" table:formula="of:=IF([.L204]&lt;[.L203];[.M203]+[.H$2];[.M203])" office:value-type="float" office:value="780" calcext:value-type="float">
            <text:p>780</text:p>
          </table:table-cell>
          <table:table-cell table:style-name="ce11" table:formula="of:=OFFSET([.C$4];[.M204];0)" office:value-type="float" office:value="43758" calcext:value-type="float">
            <text:p>43758</text:p>
          </table:table-cell>
          <table:table-cell table:style-name="ce36" table:formula="of:=[.L204]" office:value-type="float" office:value="0.75694444444444" calcext:value-type="float">
            <text:p>0.7569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4];0)&lt;=[.O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0T17:41:38.2534" calcext:value-type="date">
            <text:p>2019-10-10 17:41:38</text:p>
          </table:table-cell>
          <table:table-cell table:style-name="ce7" table:formula="of:=[.A205]" office:value-type="date" office:date-value="2019-10-10T17:41:38.2534" calcext:value-type="date">
            <text:p>2019-10-10 17:41:38</text:p>
          </table:table-cell>
          <table:table-cell table:formula="of:=TRUNC([.A205])" office:value-type="float" office:value="43748" calcext:value-type="float">
            <text:p>43748</text:p>
          </table:table-cell>
          <table:table-cell table:style-name="ce12" table:formula="of:=[.B205]-[.C205]" office:value-type="date" office:date-value="1899-12-30T17:41:38.25339973904" calcext:value-type="date">
            <text:p>12/30/99 05:41 PM</text:p>
          </table:table-cell>
          <table:table-cell table:formula="of:=MOD([.E204]-[.$E$2];[.$H$2])+1+[.$E$2]" office:value-type="float" office:value="243" calcext:value-type="float">
            <text:p>243</text:p>
          </table:table-cell>
          <table:table-cell table:formula="of:=MOD([.F204]+1/[.$H$2];5)" office:value-type="float" office:value="3.36666666666666" calcext:value-type="float">
            <text:p>3,36666666666666</text:p>
          </table:table-cell>
          <table:table-cell table:formula="of:=IF([.F205]=0;[.G204]+2+1/[.$H$2];[.G204]+1/[.$H$2])" office:value-type="float" office:value="3.36666666666666" calcext:value-type="float">
            <text:p>3,36666666666666</text:p>
          </table:table-cell>
          <table:table-cell table:number-columns-repeated="4"/>
          <table:table-cell table:style-name="ce35" table:formula="of:=SUM(MOD(SUM([.L204]-[.L$2];[.T$2]);[.R$2]-[.L$2]);[.L$2])" office:value-type="time" office:time-value="PT18H20M00S" calcext:value-type="time">
            <text:p>18:20:00</text:p>
          </table:table-cell>
          <table:table-cell table:style-name="ce11" table:formula="of:=IF([.L205]&lt;[.L204];[.M204]+[.H$2];[.M204])" office:value-type="float" office:value="780" calcext:value-type="float">
            <text:p>780</text:p>
          </table:table-cell>
          <table:table-cell table:style-name="ce11" table:formula="of:=OFFSET([.C$4];[.M205];0)" office:value-type="float" office:value="43758" calcext:value-type="float">
            <text:p>43758</text:p>
          </table:table-cell>
          <table:table-cell table:style-name="ce36" table:formula="of:=[.L205]" office:value-type="float" office:value="0.763888888888884" calcext:value-type="float">
            <text:p>0.7638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5];0)&lt;=[.O2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0T17:57:22.330868" calcext:value-type="date">
            <text:p>2019-10-10 17:57:22</text:p>
          </table:table-cell>
          <table:table-cell table:style-name="ce7" table:formula="of:=[.A206]" office:value-type="date" office:date-value="2019-10-10T17:57:22.330868" calcext:value-type="date">
            <text:p>2019-10-10 17:57:22</text:p>
          </table:table-cell>
          <table:table-cell table:formula="of:=TRUNC([.A206])" office:value-type="float" office:value="43748" calcext:value-type="float">
            <text:p>43748</text:p>
          </table:table-cell>
          <table:table-cell table:style-name="ce12" table:formula="of:=[.B206]-[.C206]" office:value-type="date" office:date-value="1899-12-30T17:57:22.33086802997" calcext:value-type="date">
            <text:p>12/30/99 05:57 PM</text:p>
          </table:table-cell>
          <table:table-cell table:formula="of:=MOD([.E205]-[.$E$2];[.$H$2])+1+[.$E$2]" office:value-type="float" office:value="244" calcext:value-type="float">
            <text:p>244</text:p>
          </table:table-cell>
          <table:table-cell table:formula="of:=MOD([.F205]+1/[.$H$2];5)" office:value-type="float" office:value="3.38333333333333" calcext:value-type="float">
            <text:p>3,38333333333333</text:p>
          </table:table-cell>
          <table:table-cell table:formula="of:=IF([.F206]=0;[.G205]+2+1/[.$H$2];[.G205]+1/[.$H$2])" office:value-type="float" office:value="3.38333333333333" calcext:value-type="float">
            <text:p>3,38333333333333</text:p>
          </table:table-cell>
          <table:table-cell table:number-columns-repeated="4"/>
          <table:table-cell table:style-name="ce35" table:formula="of:=SUM(MOD(SUM([.L205]-[.L$2];[.T$2]);[.R$2]-[.L$2]);[.L$2])" office:value-type="time" office:time-value="PT18H30M00S" calcext:value-type="time">
            <text:p>18:30:00</text:p>
          </table:table-cell>
          <table:table-cell table:style-name="ce11" table:formula="of:=IF([.L206]&lt;[.L205];[.M205]+[.H$2];[.M205])" office:value-type="float" office:value="780" calcext:value-type="float">
            <text:p>780</text:p>
          </table:table-cell>
          <table:table-cell table:style-name="ce11" table:formula="of:=OFFSET([.C$4];[.M206];0)" office:value-type="float" office:value="43758" calcext:value-type="float">
            <text:p>43758</text:p>
          </table:table-cell>
          <table:table-cell table:style-name="ce36" table:formula="of:=[.L206]" office:value-type="float" office:value="0.770833333333329" calcext:value-type="float">
            <text:p>0.77083333333332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6];0)&lt;=[.O2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0T18:15:33.968314" calcext:value-type="date">
            <text:p>2019-10-10 18:15:34</text:p>
          </table:table-cell>
          <table:table-cell table:style-name="ce7" table:formula="of:=[.A207]" office:value-type="date" office:date-value="2019-10-10T18:15:33.968314" calcext:value-type="date">
            <text:p>2019-10-10 18:15:34</text:p>
          </table:table-cell>
          <table:table-cell table:formula="of:=TRUNC([.A207])" office:value-type="float" office:value="43748" calcext:value-type="float">
            <text:p>43748</text:p>
          </table:table-cell>
          <table:table-cell table:style-name="ce12" table:formula="of:=[.B207]-[.C207]" office:value-type="date" office:date-value="1899-12-30T18:15:33.96831408609" calcext:value-type="date">
            <text:p>12/30/99 06:15 PM</text:p>
          </table:table-cell>
          <table:table-cell table:formula="of:=MOD([.E206]-[.$E$2];[.$H$2])+1+[.$E$2]" office:value-type="float" office:value="245" calcext:value-type="float">
            <text:p>245</text:p>
          </table:table-cell>
          <table:table-cell table:formula="of:=MOD([.F206]+1/[.$H$2];5)" office:value-type="float" office:value="3.39999999999999" calcext:value-type="float">
            <text:p>3,39999999999999</text:p>
          </table:table-cell>
          <table:table-cell table:formula="of:=IF([.F207]=0;[.G206]+2+1/[.$H$2];[.G206]+1/[.$H$2])" office:value-type="float" office:value="3.39999999999999" calcext:value-type="float">
            <text:p>3,39999999999999</text:p>
          </table:table-cell>
          <table:table-cell table:number-columns-repeated="4"/>
          <table:table-cell table:style-name="ce35" table:formula="of:=SUM(MOD(SUM([.L206]-[.L$2];[.T$2]);[.R$2]-[.L$2]);[.L$2])" office:value-type="time" office:time-value="PT18H40M00S" calcext:value-type="time">
            <text:p>18:40:00</text:p>
          </table:table-cell>
          <table:table-cell table:style-name="ce11" table:formula="of:=IF([.L207]&lt;[.L206];[.M206]+[.H$2];[.M206])" office:value-type="float" office:value="780" calcext:value-type="float">
            <text:p>780</text:p>
          </table:table-cell>
          <table:table-cell table:style-name="ce11" table:formula="of:=OFFSET([.C$4];[.M207];0)" office:value-type="float" office:value="43758" calcext:value-type="float">
            <text:p>43758</text:p>
          </table:table-cell>
          <table:table-cell table:style-name="ce36" table:formula="of:=[.L207]" office:value-type="float" office:value="0.777777777777773" calcext:value-type="float">
            <text:p>0.7777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7];0)&lt;=[.O2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0T17:34:52.596785" calcext:value-type="date">
            <text:p>2019-10-10 17:34:53</text:p>
          </table:table-cell>
          <table:table-cell table:style-name="ce7" table:formula="of:=[.A208]" office:value-type="date" office:date-value="2019-10-10T17:34:52.596785" calcext:value-type="date">
            <text:p>2019-10-10 17:34:53</text:p>
          </table:table-cell>
          <table:table-cell table:formula="of:=TRUNC([.A208])" office:value-type="float" office:value="43748" calcext:value-type="float">
            <text:p>43748</text:p>
          </table:table-cell>
          <table:table-cell table:style-name="ce12" table:formula="of:=[.B208]-[.C208]" office:value-type="date" office:date-value="1899-12-30T17:34:52.59678453673" calcext:value-type="date">
            <text:p>12/30/99 05:34 PM</text:p>
          </table:table-cell>
          <table:table-cell table:formula="of:=MOD([.E207]-[.$E$2];[.$H$2])+1+[.$E$2]" office:value-type="float" office:value="246" calcext:value-type="float">
            <text:p>246</text:p>
          </table:table-cell>
          <table:table-cell table:formula="of:=MOD([.F207]+1/[.$H$2];5)" office:value-type="float" office:value="3.41666666666666" calcext:value-type="float">
            <text:p>3,41666666666666</text:p>
          </table:table-cell>
          <table:table-cell table:formula="of:=IF([.F208]=0;[.G207]+2+1/[.$H$2];[.G207]+1/[.$H$2])" office:value-type="float" office:value="3.41666666666666" calcext:value-type="float">
            <text:p>3,41666666666666</text:p>
          </table:table-cell>
          <table:table-cell table:number-columns-repeated="4"/>
          <table:table-cell table:style-name="ce35" table:formula="of:=SUM(MOD(SUM([.L207]-[.L$2];[.T$2]);[.R$2]-[.L$2]);[.L$2])" office:value-type="time" office:time-value="PT18H50M00S" calcext:value-type="time">
            <text:p>18:50:00</text:p>
          </table:table-cell>
          <table:table-cell table:style-name="ce11" table:formula="of:=IF([.L208]&lt;[.L207];[.M207]+[.H$2];[.M207])" office:value-type="float" office:value="780" calcext:value-type="float">
            <text:p>780</text:p>
          </table:table-cell>
          <table:table-cell table:style-name="ce11" table:formula="of:=OFFSET([.C$4];[.M208];0)" office:value-type="float" office:value="43758" calcext:value-type="float">
            <text:p>43758</text:p>
          </table:table-cell>
          <table:table-cell table:style-name="ce36" table:formula="of:=[.L208]" office:value-type="float" office:value="0.784722222222218" calcext:value-type="float">
            <text:p>0.7847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8];0)&lt;=[.O2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0T17:29:26.076835" calcext:value-type="date">
            <text:p>2019-10-10 17:29:26</text:p>
          </table:table-cell>
          <table:table-cell table:style-name="ce7" table:formula="of:=[.A209]" office:value-type="date" office:date-value="2019-10-10T17:29:26.076835" calcext:value-type="date">
            <text:p>2019-10-10 17:29:26</text:p>
          </table:table-cell>
          <table:table-cell table:formula="of:=TRUNC([.A209])" office:value-type="float" office:value="43748" calcext:value-type="float">
            <text:p>43748</text:p>
          </table:table-cell>
          <table:table-cell table:style-name="ce12" table:formula="of:=[.B209]-[.C209]" office:value-type="date" office:date-value="1899-12-30T17:29:26.07683524489" calcext:value-type="date">
            <text:p>12/30/99 05:29 PM</text:p>
          </table:table-cell>
          <table:table-cell table:formula="of:=MOD([.E208]-[.$E$2];[.$H$2])+1+[.$E$2]" office:value-type="float" office:value="247" calcext:value-type="float">
            <text:p>247</text:p>
          </table:table-cell>
          <table:table-cell table:formula="of:=MOD([.F208]+1/[.$H$2];5)" office:value-type="float" office:value="3.43333333333333" calcext:value-type="float">
            <text:p>3,43333333333333</text:p>
          </table:table-cell>
          <table:table-cell table:formula="of:=IF([.F209]=0;[.G208]+2+1/[.$H$2];[.G208]+1/[.$H$2])" office:value-type="float" office:value="3.43333333333333" calcext:value-type="float">
            <text:p>3,43333333333333</text:p>
          </table:table-cell>
          <table:table-cell table:number-columns-repeated="4"/>
          <table:table-cell table:style-name="ce35" table:formula="of:=SUM(MOD(SUM([.L208]-[.L$2];[.T$2]);[.R$2]-[.L$2]);[.L$2])" office:value-type="time" office:time-value="PT19H00M00S" calcext:value-type="time">
            <text:p>19:00:00</text:p>
          </table:table-cell>
          <table:table-cell table:style-name="ce11" table:formula="of:=IF([.L209]&lt;[.L208];[.M208]+[.H$2];[.M208])" office:value-type="float" office:value="780" calcext:value-type="float">
            <text:p>780</text:p>
          </table:table-cell>
          <table:table-cell table:style-name="ce11" table:formula="of:=OFFSET([.C$4];[.M209];0)" office:value-type="float" office:value="43758" calcext:value-type="float">
            <text:p>43758</text:p>
          </table:table-cell>
          <table:table-cell table:style-name="ce36" table:formula="of:=[.L209]" office:value-type="float" office:value="0.791666666666662" calcext:value-type="float">
            <text:p>0.7916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9];0)&lt;=[.O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0T18:13:19.111611" calcext:value-type="date">
            <text:p>2019-10-10 18:13:19</text:p>
          </table:table-cell>
          <table:table-cell table:style-name="ce7" table:formula="of:=[.A210]" office:value-type="date" office:date-value="2019-10-10T18:13:19.111611" calcext:value-type="date">
            <text:p>2019-10-10 18:13:19</text:p>
          </table:table-cell>
          <table:table-cell table:formula="of:=TRUNC([.A210])" office:value-type="float" office:value="43748" calcext:value-type="float">
            <text:p>43748</text:p>
          </table:table-cell>
          <table:table-cell table:style-name="ce12" table:formula="of:=[.B210]-[.C210]" office:value-type="date" office:date-value="1899-12-30T18:13:19.11161055788" calcext:value-type="date">
            <text:p>12/30/99 06:13 PM</text:p>
          </table:table-cell>
          <table:table-cell table:formula="of:=MOD([.E209]-[.$E$2];[.$H$2])+1+[.$E$2]" office:value-type="float" office:value="248" calcext:value-type="float">
            <text:p>248</text:p>
          </table:table-cell>
          <table:table-cell table:formula="of:=MOD([.F209]+1/[.$H$2];5)" office:value-type="float" office:value="3.44999999999999" calcext:value-type="float">
            <text:p>3,44999999999999</text:p>
          </table:table-cell>
          <table:table-cell table:formula="of:=IF([.F210]=0;[.G209]+2+1/[.$H$2];[.G209]+1/[.$H$2])" office:value-type="float" office:value="3.44999999999999" calcext:value-type="float">
            <text:p>3,44999999999999</text:p>
          </table:table-cell>
          <table:table-cell table:number-columns-repeated="4"/>
          <table:table-cell table:style-name="ce35" table:formula="of:=SUM(MOD(SUM([.L209]-[.L$2];[.T$2]);[.R$2]-[.L$2]);[.L$2])" office:value-type="time" office:time-value="PT19H10M00S" calcext:value-type="time">
            <text:p>19:10:00</text:p>
          </table:table-cell>
          <table:table-cell table:style-name="ce11" table:formula="of:=IF([.L210]&lt;[.L209];[.M209]+[.H$2];[.M209])" office:value-type="float" office:value="780" calcext:value-type="float">
            <text:p>780</text:p>
          </table:table-cell>
          <table:table-cell table:style-name="ce11" table:formula="of:=OFFSET([.C$4];[.M210];0)" office:value-type="float" office:value="43758" calcext:value-type="float">
            <text:p>43758</text:p>
          </table:table-cell>
          <table:table-cell table:style-name="ce36" table:formula="of:=[.L210]" office:value-type="float" office:value="0.798611111111106" calcext:value-type="float">
            <text:p>0.79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0];0)&lt;=[.O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0T17:31:43.829285" calcext:value-type="date">
            <text:p>2019-10-10 17:31:44</text:p>
          </table:table-cell>
          <table:table-cell table:style-name="ce7" table:formula="of:=[.A211]" office:value-type="date" office:date-value="2019-10-10T17:31:43.829285" calcext:value-type="date">
            <text:p>2019-10-10 17:31:44</text:p>
          </table:table-cell>
          <table:table-cell table:formula="of:=TRUNC([.A211])" office:value-type="float" office:value="43748" calcext:value-type="float">
            <text:p>43748</text:p>
          </table:table-cell>
          <table:table-cell table:style-name="ce12" table:formula="of:=[.B211]-[.C211]" office:value-type="date" office:date-value="1899-12-30T17:31:43.82928473409" calcext:value-type="date">
            <text:p>12/30/99 05:31 PM</text:p>
          </table:table-cell>
          <table:table-cell table:formula="of:=MOD([.E210]-[.$E$2];[.$H$2])+1+[.$E$2]" office:value-type="float" office:value="249" calcext:value-type="float">
            <text:p>249</text:p>
          </table:table-cell>
          <table:table-cell table:formula="of:=MOD([.F210]+1/[.$H$2];5)" office:value-type="float" office:value="3.46666666666666" calcext:value-type="float">
            <text:p>3,46666666666666</text:p>
          </table:table-cell>
          <table:table-cell table:formula="of:=IF([.F211]=0;[.G210]+2+1/[.$H$2];[.G210]+1/[.$H$2])" office:value-type="float" office:value="3.46666666666666" calcext:value-type="float">
            <text:p>3,46666666666666</text:p>
          </table:table-cell>
          <table:table-cell table:number-columns-repeated="4"/>
          <table:table-cell table:style-name="ce35" table:formula="of:=SUM(MOD(SUM([.L210]-[.L$2];[.T$2]);[.R$2]-[.L$2]);[.L$2])" office:value-type="time" office:time-value="PT19H20M00S" calcext:value-type="time">
            <text:p>19:20:00</text:p>
          </table:table-cell>
          <table:table-cell table:style-name="ce11" table:formula="of:=IF([.L211]&lt;[.L210];[.M210]+[.H$2];[.M210])" office:value-type="float" office:value="780" calcext:value-type="float">
            <text:p>780</text:p>
          </table:table-cell>
          <table:table-cell table:style-name="ce11" table:formula="of:=OFFSET([.C$4];[.M211];0)" office:value-type="float" office:value="43758" calcext:value-type="float">
            <text:p>43758</text:p>
          </table:table-cell>
          <table:table-cell table:style-name="ce36" table:formula="of:=[.L211]" office:value-type="float" office:value="0.805555555555551" calcext:value-type="float">
            <text:p>0.8055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1];0)&lt;=[.O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0T17:34:26.521505" calcext:value-type="date">
            <text:p>2019-10-10 17:34:27</text:p>
          </table:table-cell>
          <table:table-cell table:style-name="ce7" table:formula="of:=[.A212]" office:value-type="date" office:date-value="2019-10-10T17:34:26.521505" calcext:value-type="date">
            <text:p>2019-10-10 17:34:27</text:p>
          </table:table-cell>
          <table:table-cell table:formula="of:=TRUNC([.A212])" office:value-type="float" office:value="43748" calcext:value-type="float">
            <text:p>43748</text:p>
          </table:table-cell>
          <table:table-cell table:style-name="ce12" table:formula="of:=[.B212]-[.C212]" office:value-type="date" office:date-value="1899-12-30T17:34:26.52150540613" calcext:value-type="date">
            <text:p>12/30/99 05:34 PM</text:p>
          </table:table-cell>
          <table:table-cell table:formula="of:=MOD([.E211]-[.$E$2];[.$H$2])+1+[.$E$2]" office:value-type="float" office:value="250" calcext:value-type="float">
            <text:p>250</text:p>
          </table:table-cell>
          <table:table-cell table:formula="of:=MOD([.F211]+1/[.$H$2];5)" office:value-type="float" office:value="3.48333333333333" calcext:value-type="float">
            <text:p>3,48333333333333</text:p>
          </table:table-cell>
          <table:table-cell table:formula="of:=IF([.F212]=0;[.G211]+2+1/[.$H$2];[.G211]+1/[.$H$2])" office:value-type="float" office:value="3.48333333333333" calcext:value-type="float">
            <text:p>3,48333333333333</text:p>
          </table:table-cell>
          <table:table-cell table:number-columns-repeated="4"/>
          <table:table-cell table:style-name="ce35" table:formula="of:=SUM(MOD(SUM([.L211]-[.L$2];[.T$2]);[.R$2]-[.L$2]);[.L$2])" office:value-type="time" office:time-value="PT19H30M00S" calcext:value-type="time">
            <text:p>19:30:00</text:p>
          </table:table-cell>
          <table:table-cell table:style-name="ce11" table:formula="of:=IF([.L212]&lt;[.L211];[.M211]+[.H$2];[.M211])" office:value-type="float" office:value="780" calcext:value-type="float">
            <text:p>780</text:p>
          </table:table-cell>
          <table:table-cell table:style-name="ce11" table:formula="of:=OFFSET([.C$4];[.M212];0)" office:value-type="float" office:value="43758" calcext:value-type="float">
            <text:p>43758</text:p>
          </table:table-cell>
          <table:table-cell table:style-name="ce36" table:formula="of:=[.L212]" office:value-type="float" office:value="0.812499999999995" calcext:value-type="float">
            <text:p>0.8124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2];0)&lt;=[.O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0T17:46:15.400101" calcext:value-type="date">
            <text:p>2019-10-10 17:46:15</text:p>
          </table:table-cell>
          <table:table-cell table:style-name="ce7" table:formula="of:=[.A213]" office:value-type="date" office:date-value="2019-10-10T17:46:15.400101" calcext:value-type="date">
            <text:p>2019-10-10 17:46:15</text:p>
          </table:table-cell>
          <table:table-cell table:formula="of:=TRUNC([.A213])" office:value-type="float" office:value="43748" calcext:value-type="float">
            <text:p>43748</text:p>
          </table:table-cell>
          <table:table-cell table:style-name="ce12" table:formula="of:=[.B213]-[.C213]" office:value-type="date" office:date-value="1899-12-30T17:46:15.4001010675" calcext:value-type="date">
            <text:p>12/30/99 05:46 PM</text:p>
          </table:table-cell>
          <table:table-cell table:formula="of:=MOD([.E212]-[.$E$2];[.$H$2])+1+[.$E$2]" office:value-type="float" office:value="251" calcext:value-type="float">
            <text:p>251</text:p>
          </table:table-cell>
          <table:table-cell table:formula="of:=MOD([.F212]+1/[.$H$2];5)" office:value-type="float" office:value="3.49999999999999" calcext:value-type="float">
            <text:p>3,49999999999999</text:p>
          </table:table-cell>
          <table:table-cell table:formula="of:=IF([.F213]=0;[.G212]+2+1/[.$H$2];[.G212]+1/[.$H$2])" office:value-type="float" office:value="3.49999999999999" calcext:value-type="float">
            <text:p>3,49999999999999</text:p>
          </table:table-cell>
          <table:table-cell table:number-columns-repeated="4"/>
          <table:table-cell table:style-name="ce35" table:formula="of:=SUM(MOD(SUM([.L212]-[.L$2];[.T$2]);[.R$2]-[.L$2]);[.L$2])" office:value-type="time" office:time-value="PT17H10M00S" calcext:value-type="time">
            <text:p>17:10:00</text:p>
          </table:table-cell>
          <table:table-cell table:style-name="ce11" table:formula="of:=IF([.L213]&lt;[.L212];[.M212]+[.H$2];[.M212])" office:value-type="float" office:value="840" calcext:value-type="float">
            <text:p>840</text:p>
          </table:table-cell>
          <table:table-cell table:style-name="ce11" table:formula="of:=OFFSET([.C$4];[.M213];0)" office:value-type="float" office:value="43759" calcext:value-type="float">
            <text:p>43759</text:p>
          </table:table-cell>
          <table:table-cell table:style-name="ce36" table:formula="of:=[.L213]" office:value-type="float" office:value="0.715277777777773" calcext:value-type="float">
            <text:p>0.715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3];0)&lt;=[.O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0T17:59:31.727433" calcext:value-type="date">
            <text:p>2019-10-10 17:59:32</text:p>
          </table:table-cell>
          <table:table-cell table:style-name="ce7" table:formula="of:=[.A214]" office:value-type="date" office:date-value="2019-10-10T17:59:31.727433" calcext:value-type="date">
            <text:p>2019-10-10 17:59:32</text:p>
          </table:table-cell>
          <table:table-cell table:formula="of:=TRUNC([.A214])" office:value-type="float" office:value="43748" calcext:value-type="float">
            <text:p>43748</text:p>
          </table:table-cell>
          <table:table-cell table:style-name="ce12" table:formula="of:=[.B214]-[.C214]" office:value-type="date" office:date-value="1899-12-30T17:59:31.72743282281" calcext:value-type="date">
            <text:p>12/30/99 05:59 PM</text:p>
          </table:table-cell>
          <table:table-cell table:formula="of:=MOD([.E213]-[.$E$2];[.$H$2])+1+[.$E$2]" office:value-type="float" office:value="252" calcext:value-type="float">
            <text:p>252</text:p>
          </table:table-cell>
          <table:table-cell table:formula="of:=MOD([.F213]+1/[.$H$2];5)" office:value-type="float" office:value="3.51666666666666" calcext:value-type="float">
            <text:p>3,51666666666666</text:p>
          </table:table-cell>
          <table:table-cell table:formula="of:=IF([.F214]=0;[.G213]+2+1/[.$H$2];[.G213]+1/[.$H$2])" office:value-type="float" office:value="3.51666666666666" calcext:value-type="float">
            <text:p>3,51666666666666</text:p>
          </table:table-cell>
          <table:table-cell table:number-columns-repeated="4"/>
          <table:table-cell table:style-name="ce35" table:formula="of:=SUM(MOD(SUM([.L213]-[.L$2];[.T$2]);[.R$2]-[.L$2]);[.L$2])" office:value-type="time" office:time-value="PT17H20M00S" calcext:value-type="time">
            <text:p>17:20:00</text:p>
          </table:table-cell>
          <table:table-cell table:style-name="ce11" table:formula="of:=IF([.L214]&lt;[.L213];[.M213]+[.H$2];[.M213])" office:value-type="float" office:value="840" calcext:value-type="float">
            <text:p>840</text:p>
          </table:table-cell>
          <table:table-cell table:style-name="ce11" table:formula="of:=OFFSET([.C$4];[.M214];0)" office:value-type="float" office:value="43759" calcext:value-type="float">
            <text:p>43759</text:p>
          </table:table-cell>
          <table:table-cell table:style-name="ce36" table:formula="of:=[.L214]" office:value-type="float" office:value="0.722222222222218" calcext:value-type="float">
            <text:p>0.722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4];0)&lt;=[.O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0T17:55:07.058478" calcext:value-type="date">
            <text:p>2019-10-10 17:55:07</text:p>
          </table:table-cell>
          <table:table-cell table:style-name="ce7" table:formula="of:=[.A215]" office:value-type="date" office:date-value="2019-10-10T17:55:07.058478" calcext:value-type="date">
            <text:p>2019-10-10 17:55:07</text:p>
          </table:table-cell>
          <table:table-cell table:formula="of:=TRUNC([.A215])" office:value-type="float" office:value="43748" calcext:value-type="float">
            <text:p>43748</text:p>
          </table:table-cell>
          <table:table-cell table:style-name="ce12" table:formula="of:=[.B215]-[.C215]" office:value-type="date" office:date-value="1899-12-30T17:55:07.05847826321" calcext:value-type="date">
            <text:p>12/30/99 05:55 PM</text:p>
          </table:table-cell>
          <table:table-cell table:formula="of:=MOD([.E214]-[.$E$2];[.$H$2])+1+[.$E$2]" office:value-type="float" office:value="253" calcext:value-type="float">
            <text:p>253</text:p>
          </table:table-cell>
          <table:table-cell table:formula="of:=MOD([.F214]+1/[.$H$2];5)" office:value-type="float" office:value="3.53333333333333" calcext:value-type="float">
            <text:p>3,53333333333333</text:p>
          </table:table-cell>
          <table:table-cell table:formula="of:=IF([.F215]=0;[.G214]+2+1/[.$H$2];[.G214]+1/[.$H$2])" office:value-type="float" office:value="3.53333333333333" calcext:value-type="float">
            <text:p>3,53333333333333</text:p>
          </table:table-cell>
          <table:table-cell table:number-columns-repeated="4"/>
          <table:table-cell table:style-name="ce35" table:formula="of:=SUM(MOD(SUM([.L214]-[.L$2];[.T$2]);[.R$2]-[.L$2]);[.L$2])" office:value-type="time" office:time-value="PT17H30M00S" calcext:value-type="time">
            <text:p>17:30:00</text:p>
          </table:table-cell>
          <table:table-cell table:style-name="ce11" table:formula="of:=IF([.L215]&lt;[.L214];[.M214]+[.H$2];[.M214])" office:value-type="float" office:value="840" calcext:value-type="float">
            <text:p>840</text:p>
          </table:table-cell>
          <table:table-cell table:style-name="ce11" table:formula="of:=OFFSET([.C$4];[.M215];0)" office:value-type="float" office:value="43759" calcext:value-type="float">
            <text:p>43759</text:p>
          </table:table-cell>
          <table:table-cell table:style-name="ce36" table:formula="of:=[.L215]" office:value-type="float" office:value="0.729166666666662" calcext:value-type="float">
            <text:p>0.729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5];0)&lt;=[.O2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0T18:01:05.123648" calcext:value-type="date">
            <text:p>2019-10-10 18:01:05</text:p>
          </table:table-cell>
          <table:table-cell table:style-name="ce7" table:formula="of:=[.A216]" office:value-type="date" office:date-value="2019-10-10T18:01:05.123648" calcext:value-type="date">
            <text:p>2019-10-10 18:01:05</text:p>
          </table:table-cell>
          <table:table-cell table:formula="of:=TRUNC([.A216])" office:value-type="float" office:value="43748" calcext:value-type="float">
            <text:p>43748</text:p>
          </table:table-cell>
          <table:table-cell table:style-name="ce12" table:formula="of:=[.B216]-[.C216]" office:value-type="date" office:date-value="1899-12-30T18:01:05.12364847586" calcext:value-type="date">
            <text:p>12/30/99 06:01 PM</text:p>
          </table:table-cell>
          <table:table-cell table:formula="of:=MOD([.E215]-[.$E$2];[.$H$2])+1+[.$E$2]" office:value-type="float" office:value="254" calcext:value-type="float">
            <text:p>254</text:p>
          </table:table-cell>
          <table:table-cell table:formula="of:=MOD([.F215]+1/[.$H$2];5)" office:value-type="float" office:value="3.54999999999999" calcext:value-type="float">
            <text:p>3,54999999999999</text:p>
          </table:table-cell>
          <table:table-cell table:formula="of:=IF([.F216]=0;[.G215]+2+1/[.$H$2];[.G215]+1/[.$H$2])" office:value-type="float" office:value="3.54999999999999" calcext:value-type="float">
            <text:p>3,54999999999999</text:p>
          </table:table-cell>
          <table:table-cell table:number-columns-repeated="4"/>
          <table:table-cell table:style-name="ce35" table:formula="of:=SUM(MOD(SUM([.L215]-[.L$2];[.T$2]);[.R$2]-[.L$2]);[.L$2])" office:value-type="time" office:time-value="PT17H40M00S" calcext:value-type="time">
            <text:p>17:40:00</text:p>
          </table:table-cell>
          <table:table-cell table:style-name="ce11" table:formula="of:=IF([.L216]&lt;[.L215];[.M215]+[.H$2];[.M215])" office:value-type="float" office:value="840" calcext:value-type="float">
            <text:p>840</text:p>
          </table:table-cell>
          <table:table-cell table:style-name="ce11" table:formula="of:=OFFSET([.C$4];[.M216];0)" office:value-type="float" office:value="43759" calcext:value-type="float">
            <text:p>43759</text:p>
          </table:table-cell>
          <table:table-cell table:style-name="ce36" table:formula="of:=[.L216]" office:value-type="float" office:value="0.736111111111106" calcext:value-type="float">
            <text:p>0.7361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6];0)&lt;=[.O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0T18:01:14.051873" calcext:value-type="date">
            <text:p>2019-10-10 18:01:14</text:p>
          </table:table-cell>
          <table:table-cell table:style-name="ce7" table:formula="of:=[.A217]" office:value-type="date" office:date-value="2019-10-10T18:01:14.051873" calcext:value-type="date">
            <text:p>2019-10-10 18:01:14</text:p>
          </table:table-cell>
          <table:table-cell table:formula="of:=TRUNC([.A217])" office:value-type="float" office:value="43748" calcext:value-type="float">
            <text:p>43748</text:p>
          </table:table-cell>
          <table:table-cell table:style-name="ce12" table:formula="of:=[.B217]-[.C217]" office:value-type="date" office:date-value="1899-12-30T18:01:14.05187340919" calcext:value-type="date">
            <text:p>12/30/99 06:01 PM</text:p>
          </table:table-cell>
          <table:table-cell table:formula="of:=MOD([.E216]-[.$E$2];[.$H$2])+1+[.$E$2]" office:value-type="float" office:value="255" calcext:value-type="float">
            <text:p>255</text:p>
          </table:table-cell>
          <table:table-cell table:formula="of:=MOD([.F216]+1/[.$H$2];5)" office:value-type="float" office:value="3.56666666666666" calcext:value-type="float">
            <text:p>3,56666666666666</text:p>
          </table:table-cell>
          <table:table-cell table:formula="of:=IF([.F217]=0;[.G216]+2+1/[.$H$2];[.G216]+1/[.$H$2])" office:value-type="float" office:value="3.56666666666666" calcext:value-type="float">
            <text:p>3,56666666666666</text:p>
          </table:table-cell>
          <table:table-cell table:number-columns-repeated="4"/>
          <table:table-cell table:style-name="ce35" table:formula="of:=SUM(MOD(SUM([.L216]-[.L$2];[.T$2]);[.R$2]-[.L$2]);[.L$2])" office:value-type="time" office:time-value="PT17H50M00S" calcext:value-type="time">
            <text:p>17:50:00</text:p>
          </table:table-cell>
          <table:table-cell table:style-name="ce11" table:formula="of:=IF([.L217]&lt;[.L216];[.M216]+[.H$2];[.M216])" office:value-type="float" office:value="840" calcext:value-type="float">
            <text:p>840</text:p>
          </table:table-cell>
          <table:table-cell table:style-name="ce11" table:formula="of:=OFFSET([.C$4];[.M217];0)" office:value-type="float" office:value="43759" calcext:value-type="float">
            <text:p>43759</text:p>
          </table:table-cell>
          <table:table-cell table:style-name="ce36" table:formula="of:=[.L217]" office:value-type="float" office:value="0.743055555555551" calcext:value-type="float">
            <text:p>0.74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7];0)&lt;=[.O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0T17:50:24.372764" calcext:value-type="date">
            <text:p>2019-10-10 17:50:24</text:p>
          </table:table-cell>
          <table:table-cell table:style-name="ce7" table:formula="of:=[.A218]" office:value-type="date" office:date-value="2019-10-10T17:50:24.372764" calcext:value-type="date">
            <text:p>2019-10-10 17:50:24</text:p>
          </table:table-cell>
          <table:table-cell table:formula="of:=TRUNC([.A218])" office:value-type="float" office:value="43748" calcext:value-type="float">
            <text:p>43748</text:p>
          </table:table-cell>
          <table:table-cell table:style-name="ce12" table:formula="of:=[.B218]-[.C218]" office:value-type="date" office:date-value="1899-12-30T17:50:24.37276365235" calcext:value-type="date">
            <text:p>12/30/99 05:50 PM</text:p>
          </table:table-cell>
          <table:table-cell table:formula="of:=MOD([.E217]-[.$E$2];[.$H$2])+1+[.$E$2]" office:value-type="float" office:value="256" calcext:value-type="float">
            <text:p>256</text:p>
          </table:table-cell>
          <table:table-cell table:formula="of:=MOD([.F217]+1/[.$H$2];5)" office:value-type="float" office:value="3.58333333333333" calcext:value-type="float">
            <text:p>3,58333333333333</text:p>
          </table:table-cell>
          <table:table-cell table:formula="of:=IF([.F218]=0;[.G217]+2+1/[.$H$2];[.G217]+1/[.$H$2])" office:value-type="float" office:value="3.58333333333333" calcext:value-type="float">
            <text:p>3,58333333333333</text:p>
          </table:table-cell>
          <table:table-cell table:number-columns-repeated="4"/>
          <table:table-cell table:style-name="ce35" table:formula="of:=SUM(MOD(SUM([.L217]-[.L$2];[.T$2]);[.R$2]-[.L$2]);[.L$2])" office:value-type="time" office:time-value="PT18H00M00S" calcext:value-type="time">
            <text:p>18:00:00</text:p>
          </table:table-cell>
          <table:table-cell table:style-name="ce11" table:formula="of:=IF([.L218]&lt;[.L217];[.M217]+[.H$2];[.M217])" office:value-type="float" office:value="840" calcext:value-type="float">
            <text:p>840</text:p>
          </table:table-cell>
          <table:table-cell table:style-name="ce11" table:formula="of:=OFFSET([.C$4];[.M218];0)" office:value-type="float" office:value="43759" calcext:value-type="float">
            <text:p>43759</text:p>
          </table:table-cell>
          <table:table-cell table:style-name="ce36" table:formula="of:=[.L218]" office:value-type="float" office:value="0.749999999999995" calcext:value-type="float">
            <text:p>0.7499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8];0)&lt;=[.O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0T18:07:27.458105" calcext:value-type="date">
            <text:p>2019-10-10 18:07:27</text:p>
          </table:table-cell>
          <table:table-cell table:style-name="ce7" table:formula="of:=[.A219]" office:value-type="date" office:date-value="2019-10-10T18:07:27.458105" calcext:value-type="date">
            <text:p>2019-10-10 18:07:27</text:p>
          </table:table-cell>
          <table:table-cell table:formula="of:=TRUNC([.A219])" office:value-type="float" office:value="43748" calcext:value-type="float">
            <text:p>43748</text:p>
          </table:table-cell>
          <table:table-cell table:style-name="ce12" table:formula="of:=[.B219]-[.C219]" office:value-type="date" office:date-value="1899-12-30T18:07:27.45810467284" calcext:value-type="date">
            <text:p>12/30/99 06:07 PM</text:p>
          </table:table-cell>
          <table:table-cell table:formula="of:=MOD([.E218]-[.$E$2];[.$H$2])+1+[.$E$2]" office:value-type="float" office:value="257" calcext:value-type="float">
            <text:p>257</text:p>
          </table:table-cell>
          <table:table-cell table:formula="of:=MOD([.F218]+1/[.$H$2];5)" office:value-type="float" office:value="3.59999999999999" calcext:value-type="float">
            <text:p>3,59999999999999</text:p>
          </table:table-cell>
          <table:table-cell table:formula="of:=IF([.F219]=0;[.G218]+2+1/[.$H$2];[.G218]+1/[.$H$2])" office:value-type="float" office:value="3.59999999999999" calcext:value-type="float">
            <text:p>3,59999999999999</text:p>
          </table:table-cell>
          <table:table-cell table:number-columns-repeated="4"/>
          <table:table-cell table:style-name="ce35" table:formula="of:=SUM(MOD(SUM([.L218]-[.L$2];[.T$2]);[.R$2]-[.L$2]);[.L$2])" office:value-type="time" office:time-value="PT18H10M00S" calcext:value-type="time">
            <text:p>18:10:00</text:p>
          </table:table-cell>
          <table:table-cell table:style-name="ce11" table:formula="of:=IF([.L219]&lt;[.L218];[.M218]+[.H$2];[.M218])" office:value-type="float" office:value="840" calcext:value-type="float">
            <text:p>840</text:p>
          </table:table-cell>
          <table:table-cell table:style-name="ce11" table:formula="of:=OFFSET([.C$4];[.M219];0)" office:value-type="float" office:value="43759" calcext:value-type="float">
            <text:p>43759</text:p>
          </table:table-cell>
          <table:table-cell table:style-name="ce36" table:formula="of:=[.L219]" office:value-type="float" office:value="0.75694444444444" calcext:value-type="float">
            <text:p>0.7569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9];0)&lt;=[.O2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0T17:46:09.462061" calcext:value-type="date">
            <text:p>2019-10-10 17:46:09</text:p>
          </table:table-cell>
          <table:table-cell table:style-name="ce7" table:formula="of:=[.A220]" office:value-type="date" office:date-value="2019-10-10T17:46:09.462061" calcext:value-type="date">
            <text:p>2019-10-10 17:46:09</text:p>
          </table:table-cell>
          <table:table-cell table:formula="of:=TRUNC([.A220])" office:value-type="float" office:value="43748" calcext:value-type="float">
            <text:p>43748</text:p>
          </table:table-cell>
          <table:table-cell table:style-name="ce12" table:formula="of:=[.B220]-[.C220]" office:value-type="date" office:date-value="1899-12-30T17:46:09.46206120774" calcext:value-type="date">
            <text:p>12/30/99 05:46 PM</text:p>
          </table:table-cell>
          <table:table-cell table:formula="of:=MOD([.E219]-[.$E$2];[.$H$2])+1+[.$E$2]" office:value-type="float" office:value="258" calcext:value-type="float">
            <text:p>258</text:p>
          </table:table-cell>
          <table:table-cell table:formula="of:=MOD([.F219]+1/[.$H$2];5)" office:value-type="float" office:value="3.61666666666666" calcext:value-type="float">
            <text:p>3,61666666666666</text:p>
          </table:table-cell>
          <table:table-cell table:formula="of:=IF([.F220]=0;[.G219]+2+1/[.$H$2];[.G219]+1/[.$H$2])" office:value-type="float" office:value="3.61666666666666" calcext:value-type="float">
            <text:p>3,61666666666666</text:p>
          </table:table-cell>
          <table:table-cell table:number-columns-repeated="4"/>
          <table:table-cell table:style-name="ce35" table:formula="of:=SUM(MOD(SUM([.L219]-[.L$2];[.T$2]);[.R$2]-[.L$2]);[.L$2])" office:value-type="time" office:time-value="PT18H20M00S" calcext:value-type="time">
            <text:p>18:20:00</text:p>
          </table:table-cell>
          <table:table-cell table:style-name="ce11" table:formula="of:=IF([.L220]&lt;[.L219];[.M219]+[.H$2];[.M219])" office:value-type="float" office:value="840" calcext:value-type="float">
            <text:p>840</text:p>
          </table:table-cell>
          <table:table-cell table:style-name="ce11" table:formula="of:=OFFSET([.C$4];[.M220];0)" office:value-type="float" office:value="43759" calcext:value-type="float">
            <text:p>43759</text:p>
          </table:table-cell>
          <table:table-cell table:style-name="ce36" table:formula="of:=[.L220]" office:value-type="float" office:value="0.763888888888884" calcext:value-type="float">
            <text:p>0.7638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0];0)&lt;=[.O2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0T17:52:08.237033" calcext:value-type="date">
            <text:p>2019-10-10 17:52:08</text:p>
          </table:table-cell>
          <table:table-cell table:style-name="ce7" table:formula="of:=[.A221]" office:value-type="date" office:date-value="2019-10-10T17:52:08.237033" calcext:value-type="date">
            <text:p>2019-10-10 17:52:08</text:p>
          </table:table-cell>
          <table:table-cell table:formula="of:=TRUNC([.A221])" office:value-type="float" office:value="43748" calcext:value-type="float">
            <text:p>43748</text:p>
          </table:table-cell>
          <table:table-cell table:style-name="ce12" table:formula="of:=[.B221]-[.C221]" office:value-type="date" office:date-value="1899-12-30T17:52:08.23703256436" calcext:value-type="date">
            <text:p>12/30/99 05:52 PM</text:p>
          </table:table-cell>
          <table:table-cell table:formula="of:=MOD([.E220]-[.$E$2];[.$H$2])+1+[.$E$2]" office:value-type="float" office:value="259" calcext:value-type="float">
            <text:p>259</text:p>
          </table:table-cell>
          <table:table-cell table:formula="of:=MOD([.F220]+1/[.$H$2];5)" office:value-type="float" office:value="3.63333333333333" calcext:value-type="float">
            <text:p>3,63333333333333</text:p>
          </table:table-cell>
          <table:table-cell table:formula="of:=IF([.F221]=0;[.G220]+2+1/[.$H$2];[.G220]+1/[.$H$2])" office:value-type="float" office:value="3.63333333333333" calcext:value-type="float">
            <text:p>3,63333333333333</text:p>
          </table:table-cell>
          <table:table-cell table:number-columns-repeated="4"/>
          <table:table-cell table:style-name="ce35" table:formula="of:=SUM(MOD(SUM([.L220]-[.L$2];[.T$2]);[.R$2]-[.L$2]);[.L$2])" office:value-type="time" office:time-value="PT18H30M00S" calcext:value-type="time">
            <text:p>18:30:00</text:p>
          </table:table-cell>
          <table:table-cell table:style-name="ce11" table:formula="of:=IF([.L221]&lt;[.L220];[.M220]+[.H$2];[.M220])" office:value-type="float" office:value="840" calcext:value-type="float">
            <text:p>840</text:p>
          </table:table-cell>
          <table:table-cell table:style-name="ce11" table:formula="of:=OFFSET([.C$4];[.M221];0)" office:value-type="float" office:value="43759" calcext:value-type="float">
            <text:p>43759</text:p>
          </table:table-cell>
          <table:table-cell table:style-name="ce36" table:formula="of:=[.L221]" office:value-type="float" office:value="0.770833333333328" calcext:value-type="float">
            <text:p>0.7708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1];0)&lt;=[.O2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0T17:43:31.132076" calcext:value-type="date">
            <text:p>2019-10-10 17:43:31</text:p>
          </table:table-cell>
          <table:table-cell table:style-name="ce7" table:formula="of:=[.A222]" office:value-type="date" office:date-value="2019-10-10T17:43:31.132076" calcext:value-type="date">
            <text:p>2019-10-10 17:43:31</text:p>
          </table:table-cell>
          <table:table-cell table:formula="of:=TRUNC([.A222])" office:value-type="float" office:value="43748" calcext:value-type="float">
            <text:p>43748</text:p>
          </table:table-cell>
          <table:table-cell table:style-name="ce12" table:formula="of:=[.B222]-[.C222]" office:value-type="date" office:date-value="1899-12-30T17:43:31.13207610324" calcext:value-type="date">
            <text:p>12/30/99 05:43 PM</text:p>
          </table:table-cell>
          <table:table-cell table:formula="of:=MOD([.E221]-[.$E$2];[.$H$2])+1+[.$E$2]" office:value-type="float" office:value="260" calcext:value-type="float">
            <text:p>260</text:p>
          </table:table-cell>
          <table:table-cell table:formula="of:=MOD([.F221]+1/[.$H$2];5)" office:value-type="float" office:value="3.64999999999999" calcext:value-type="float">
            <text:p>3,64999999999999</text:p>
          </table:table-cell>
          <table:table-cell table:formula="of:=IF([.F222]=0;[.G221]+2+1/[.$H$2];[.G221]+1/[.$H$2])" office:value-type="float" office:value="3.64999999999999" calcext:value-type="float">
            <text:p>3,64999999999999</text:p>
          </table:table-cell>
          <table:table-cell table:number-columns-repeated="4"/>
          <table:table-cell table:style-name="ce35" table:formula="of:=SUM(MOD(SUM([.L221]-[.L$2];[.T$2]);[.R$2]-[.L$2]);[.L$2])" office:value-type="time" office:time-value="PT18H40M00S" calcext:value-type="time">
            <text:p>18:40:00</text:p>
          </table:table-cell>
          <table:table-cell table:style-name="ce11" table:formula="of:=IF([.L222]&lt;[.L221];[.M221]+[.H$2];[.M221])" office:value-type="float" office:value="840" calcext:value-type="float">
            <text:p>840</text:p>
          </table:table-cell>
          <table:table-cell table:style-name="ce11" table:formula="of:=OFFSET([.C$4];[.M222];0)" office:value-type="float" office:value="43759" calcext:value-type="float">
            <text:p>43759</text:p>
          </table:table-cell>
          <table:table-cell table:style-name="ce36" table:formula="of:=[.L222]" office:value-type="float" office:value="0.777777777777773" calcext:value-type="float">
            <text:p>0.7777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2];0)&lt;=[.O2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0T18:06:04.005595" calcext:value-type="date">
            <text:p>2019-10-10 18:06:04</text:p>
          </table:table-cell>
          <table:table-cell table:style-name="ce7" table:formula="of:=[.A223]" office:value-type="date" office:date-value="2019-10-10T18:06:04.005595" calcext:value-type="date">
            <text:p>2019-10-10 18:06:04</text:p>
          </table:table-cell>
          <table:table-cell table:formula="of:=TRUNC([.A223])" office:value-type="float" office:value="43748" calcext:value-type="float">
            <text:p>43748</text:p>
          </table:table-cell>
          <table:table-cell table:style-name="ce12" table:formula="of:=[.B223]-[.C223]" office:value-type="date" office:date-value="1899-12-30T18:06:04.00559451431" calcext:value-type="date">
            <text:p>12/30/99 06:06 PM</text:p>
          </table:table-cell>
          <table:table-cell table:formula="of:=MOD([.E222]-[.$E$2];[.$H$2])+1+[.$E$2]" office:value-type="float" office:value="261" calcext:value-type="float">
            <text:p>261</text:p>
          </table:table-cell>
          <table:table-cell table:formula="of:=MOD([.F222]+1/[.$H$2];5)" office:value-type="float" office:value="3.66666666666666" calcext:value-type="float">
            <text:p>3,66666666666666</text:p>
          </table:table-cell>
          <table:table-cell table:formula="of:=IF([.F223]=0;[.G222]+2+1/[.$H$2];[.G222]+1/[.$H$2])" office:value-type="float" office:value="3.66666666666666" calcext:value-type="float">
            <text:p>3,66666666666666</text:p>
          </table:table-cell>
          <table:table-cell table:number-columns-repeated="4"/>
          <table:table-cell table:style-name="ce35" table:formula="of:=SUM(MOD(SUM([.L222]-[.L$2];[.T$2]);[.R$2]-[.L$2]);[.L$2])" office:value-type="time" office:time-value="PT18H50M00S" calcext:value-type="time">
            <text:p>18:50:00</text:p>
          </table:table-cell>
          <table:table-cell table:style-name="ce11" table:formula="of:=IF([.L223]&lt;[.L222];[.M222]+[.H$2];[.M222])" office:value-type="float" office:value="840" calcext:value-type="float">
            <text:p>840</text:p>
          </table:table-cell>
          <table:table-cell table:style-name="ce11" table:formula="of:=OFFSET([.C$4];[.M223];0)" office:value-type="float" office:value="43759" calcext:value-type="float">
            <text:p>43759</text:p>
          </table:table-cell>
          <table:table-cell table:style-name="ce36" table:formula="of:=[.L223]" office:value-type="float" office:value="0.784722222222217" calcext:value-type="float">
            <text:p>0.7847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3];0)&lt;=[.O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0T17:56:17.58763" calcext:value-type="date">
            <text:p>2019-10-10 17:56:18</text:p>
          </table:table-cell>
          <table:table-cell table:style-name="ce7" table:formula="of:=[.A224]" office:value-type="date" office:date-value="2019-10-10T17:56:17.58763" calcext:value-type="date">
            <text:p>2019-10-10 17:56:18</text:p>
          </table:table-cell>
          <table:table-cell table:formula="of:=TRUNC([.A224])" office:value-type="float" office:value="43748" calcext:value-type="float">
            <text:p>43748</text:p>
          </table:table-cell>
          <table:table-cell table:style-name="ce12" table:formula="of:=[.B224]-[.C224]" office:value-type="date" office:date-value="1899-12-30T17:56:17.58763013408" calcext:value-type="date">
            <text:p>12/30/99 05:56 PM</text:p>
          </table:table-cell>
          <table:table-cell table:formula="of:=MOD([.E223]-[.$E$2];[.$H$2])+1+[.$E$2]" office:value-type="float" office:value="262" calcext:value-type="float">
            <text:p>262</text:p>
          </table:table-cell>
          <table:table-cell table:formula="of:=MOD([.F223]+1/[.$H$2];5)" office:value-type="float" office:value="3.68333333333333" calcext:value-type="float">
            <text:p>3,68333333333333</text:p>
          </table:table-cell>
          <table:table-cell table:formula="of:=IF([.F224]=0;[.G223]+2+1/[.$H$2];[.G223]+1/[.$H$2])" office:value-type="float" office:value="3.68333333333333" calcext:value-type="float">
            <text:p>3,68333333333333</text:p>
          </table:table-cell>
          <table:table-cell table:number-columns-repeated="4"/>
          <table:table-cell table:style-name="ce35" table:formula="of:=SUM(MOD(SUM([.L223]-[.L$2];[.T$2]);[.R$2]-[.L$2]);[.L$2])" office:value-type="time" office:time-value="PT19H00M00S" calcext:value-type="time">
            <text:p>19:00:00</text:p>
          </table:table-cell>
          <table:table-cell table:style-name="ce11" table:formula="of:=IF([.L224]&lt;[.L223];[.M223]+[.H$2];[.M223])" office:value-type="float" office:value="840" calcext:value-type="float">
            <text:p>840</text:p>
          </table:table-cell>
          <table:table-cell table:style-name="ce11" table:formula="of:=OFFSET([.C$4];[.M224];0)" office:value-type="float" office:value="43759" calcext:value-type="float">
            <text:p>43759</text:p>
          </table:table-cell>
          <table:table-cell table:style-name="ce36" table:formula="of:=[.L224]" office:value-type="float" office:value="0.791666666666662" calcext:value-type="float">
            <text:p>0.7916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4];0)&lt;=[.O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0T17:46:47.581833" calcext:value-type="date">
            <text:p>2019-10-10 17:46:48</text:p>
          </table:table-cell>
          <table:table-cell table:style-name="ce7" table:formula="of:=[.A225]" office:value-type="date" office:date-value="2019-10-10T17:46:47.581833" calcext:value-type="date">
            <text:p>2019-10-10 17:46:48</text:p>
          </table:table-cell>
          <table:table-cell table:formula="of:=TRUNC([.A225])" office:value-type="float" office:value="43748" calcext:value-type="float">
            <text:p>43748</text:p>
          </table:table-cell>
          <table:table-cell table:style-name="ce12" table:formula="of:=[.B225]-[.C225]" office:value-type="date" office:date-value="1899-12-30T17:46:47.58183344733" calcext:value-type="date">
            <text:p>12/30/99 05:46 PM</text:p>
          </table:table-cell>
          <table:table-cell table:formula="of:=MOD([.E224]-[.$E$2];[.$H$2])+1+[.$E$2]" office:value-type="float" office:value="263" calcext:value-type="float">
            <text:p>263</text:p>
          </table:table-cell>
          <table:table-cell table:formula="of:=MOD([.F224]+1/[.$H$2];5)" office:value-type="float" office:value="3.69999999999999" calcext:value-type="float">
            <text:p>3,69999999999999</text:p>
          </table:table-cell>
          <table:table-cell table:formula="of:=IF([.F225]=0;[.G224]+2+1/[.$H$2];[.G224]+1/[.$H$2])" office:value-type="float" office:value="3.69999999999999" calcext:value-type="float">
            <text:p>3,69999999999999</text:p>
          </table:table-cell>
          <table:table-cell table:number-columns-repeated="4"/>
          <table:table-cell table:style-name="ce35" table:formula="of:=SUM(MOD(SUM([.L224]-[.L$2];[.T$2]);[.R$2]-[.L$2]);[.L$2])" office:value-type="time" office:time-value="PT19H10M00S" calcext:value-type="time">
            <text:p>19:10:00</text:p>
          </table:table-cell>
          <table:table-cell table:style-name="ce11" table:formula="of:=IF([.L225]&lt;[.L224];[.M224]+[.H$2];[.M224])" office:value-type="float" office:value="840" calcext:value-type="float">
            <text:p>840</text:p>
          </table:table-cell>
          <table:table-cell table:style-name="ce11" table:formula="of:=OFFSET([.C$4];[.M225];0)" office:value-type="float" office:value="43759" calcext:value-type="float">
            <text:p>43759</text:p>
          </table:table-cell>
          <table:table-cell table:style-name="ce36" table:formula="of:=[.L225]" office:value-type="float" office:value="0.798611111111106" calcext:value-type="float">
            <text:p>0.79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5];0)&lt;=[.O2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0T18:00:02.154478" calcext:value-type="date">
            <text:p>2019-10-10 18:00:02</text:p>
          </table:table-cell>
          <table:table-cell table:style-name="ce7" table:formula="of:=[.A226]" office:value-type="date" office:date-value="2019-10-10T18:00:02.154478" calcext:value-type="date">
            <text:p>2019-10-10 18:00:02</text:p>
          </table:table-cell>
          <table:table-cell table:formula="of:=TRUNC([.A226])" office:value-type="float" office:value="43748" calcext:value-type="float">
            <text:p>43748</text:p>
          </table:table-cell>
          <table:table-cell table:style-name="ce12" table:formula="of:=[.B226]-[.C226]" office:value-type="date" office:date-value="1899-12-30T18:00:02.15447810479" calcext:value-type="date">
            <text:p>12/30/99 06:00 PM</text:p>
          </table:table-cell>
          <table:table-cell table:formula="of:=MOD([.E225]-[.$E$2];[.$H$2])+1+[.$E$2]" office:value-type="float" office:value="264" calcext:value-type="float">
            <text:p>264</text:p>
          </table:table-cell>
          <table:table-cell table:formula="of:=MOD([.F225]+1/[.$H$2];5)" office:value-type="float" office:value="3.71666666666666" calcext:value-type="float">
            <text:p>3,71666666666666</text:p>
          </table:table-cell>
          <table:table-cell table:formula="of:=IF([.F226]=0;[.G225]+2+1/[.$H$2];[.G225]+1/[.$H$2])" office:value-type="float" office:value="3.71666666666666" calcext:value-type="float">
            <text:p>3,71666666666666</text:p>
          </table:table-cell>
          <table:table-cell table:number-columns-repeated="4"/>
          <table:table-cell table:style-name="ce35" table:formula="of:=SUM(MOD(SUM([.L225]-[.L$2];[.T$2]);[.R$2]-[.L$2]);[.L$2])" office:value-type="time" office:time-value="PT19H20M00S" calcext:value-type="time">
            <text:p>19:20:00</text:p>
          </table:table-cell>
          <table:table-cell table:style-name="ce11" table:formula="of:=IF([.L226]&lt;[.L225];[.M225]+[.H$2];[.M225])" office:value-type="float" office:value="840" calcext:value-type="float">
            <text:p>840</text:p>
          </table:table-cell>
          <table:table-cell table:style-name="ce11" table:formula="of:=OFFSET([.C$4];[.M226];0)" office:value-type="float" office:value="43759" calcext:value-type="float">
            <text:p>43759</text:p>
          </table:table-cell>
          <table:table-cell table:style-name="ce36" table:formula="of:=[.L226]" office:value-type="float" office:value="0.805555555555551" calcext:value-type="float">
            <text:p>0.8055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6];0)&lt;=[.O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0T17:58:58.453191" calcext:value-type="date">
            <text:p>2019-10-10 17:58:58</text:p>
          </table:table-cell>
          <table:table-cell table:style-name="ce7" table:formula="of:=[.A227]" office:value-type="date" office:date-value="2019-10-10T17:58:58.453191" calcext:value-type="date">
            <text:p>2019-10-10 17:58:58</text:p>
          </table:table-cell>
          <table:table-cell table:formula="of:=TRUNC([.A227])" office:value-type="float" office:value="43748" calcext:value-type="float">
            <text:p>43748</text:p>
          </table:table-cell>
          <table:table-cell table:style-name="ce12" table:formula="of:=[.B227]-[.C227]" office:value-type="date" office:date-value="1899-12-30T17:58:58.45319102984" calcext:value-type="date">
            <text:p>12/30/99 05:58 PM</text:p>
          </table:table-cell>
          <table:table-cell table:formula="of:=MOD([.E226]-[.$E$2];[.$H$2])+1+[.$E$2]" office:value-type="float" office:value="265" calcext:value-type="float">
            <text:p>265</text:p>
          </table:table-cell>
          <table:table-cell table:formula="of:=MOD([.F226]+1/[.$H$2];5)" office:value-type="float" office:value="3.73333333333332" calcext:value-type="float">
            <text:p>3,73333333333332</text:p>
          </table:table-cell>
          <table:table-cell table:formula="of:=IF([.F227]=0;[.G226]+2+1/[.$H$2];[.G226]+1/[.$H$2])" office:value-type="float" office:value="3.73333333333332" calcext:value-type="float">
            <text:p>3,73333333333332</text:p>
          </table:table-cell>
          <table:table-cell table:number-columns-repeated="4"/>
          <table:table-cell table:style-name="ce35" table:formula="of:=SUM(MOD(SUM([.L226]-[.L$2];[.T$2]);[.R$2]-[.L$2]);[.L$2])" office:value-type="time" office:time-value="PT19H30M00S" calcext:value-type="time">
            <text:p>19:30:00</text:p>
          </table:table-cell>
          <table:table-cell table:style-name="ce11" table:formula="of:=IF([.L227]&lt;[.L226];[.M226]+[.H$2];[.M226])" office:value-type="float" office:value="840" calcext:value-type="float">
            <text:p>840</text:p>
          </table:table-cell>
          <table:table-cell table:style-name="ce11" table:formula="of:=OFFSET([.C$4];[.M227];0)" office:value-type="float" office:value="43759" calcext:value-type="float">
            <text:p>43759</text:p>
          </table:table-cell>
          <table:table-cell table:style-name="ce36" table:formula="of:=[.L227]" office:value-type="float" office:value="0.812499999999995" calcext:value-type="float">
            <text:p>0.8124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7];0)&lt;=[.O2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0T18:10:47.466424" calcext:value-type="date">
            <text:p>2019-10-10 18:10:47</text:p>
          </table:table-cell>
          <table:table-cell table:style-name="ce7" table:formula="of:=[.A228]" office:value-type="date" office:date-value="2019-10-10T18:10:47.466424" calcext:value-type="date">
            <text:p>2019-10-10 18:10:47</text:p>
          </table:table-cell>
          <table:table-cell table:formula="of:=TRUNC([.A228])" office:value-type="float" office:value="43748" calcext:value-type="float">
            <text:p>43748</text:p>
          </table:table-cell>
          <table:table-cell table:style-name="ce12" table:formula="of:=[.B228]-[.C228]" office:value-type="date" office:date-value="1899-12-30T18:10:47.46642373502" calcext:value-type="date">
            <text:p>12/30/99 06:10 PM</text:p>
          </table:table-cell>
          <table:table-cell table:formula="of:=MOD([.E227]-[.$E$2];[.$H$2])+1+[.$E$2]" office:value-type="float" office:value="266" calcext:value-type="float">
            <text:p>266</text:p>
          </table:table-cell>
          <table:table-cell table:formula="of:=MOD([.F227]+1/[.$H$2];5)" office:value-type="float" office:value="3.74999999999999" calcext:value-type="float">
            <text:p>3,74999999999999</text:p>
          </table:table-cell>
          <table:table-cell table:formula="of:=IF([.F228]=0;[.G227]+2+1/[.$H$2];[.G227]+1/[.$H$2])" office:value-type="float" office:value="3.74999999999999" calcext:value-type="float">
            <text:p>3,74999999999999</text:p>
          </table:table-cell>
          <table:table-cell table:number-columns-repeated="4"/>
          <table:table-cell table:style-name="ce35" table:formula="of:=SUM(MOD(SUM([.L227]-[.L$2];[.T$2]);[.R$2]-[.L$2]);[.L$2])" office:value-type="time" office:time-value="PT17H10M00S" calcext:value-type="time">
            <text:p>17:10:00</text:p>
          </table:table-cell>
          <table:table-cell table:style-name="ce11" table:formula="of:=IF([.L228]&lt;[.L227];[.M227]+[.H$2];[.M227])" office:value-type="float" office:value="900" calcext:value-type="float">
            <text:p>900</text:p>
          </table:table-cell>
          <table:table-cell table:style-name="ce11" table:formula="of:=OFFSET([.C$4];[.M228];0)" office:value-type="float" office:value="43760" calcext:value-type="float">
            <text:p>43760</text:p>
          </table:table-cell>
          <table:table-cell table:style-name="ce36" table:formula="of:=[.L228]" office:value-type="float" office:value="0.715277777777773" calcext:value-type="float">
            <text:p>0.715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8];0)&lt;=[.O2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0T17:51:17.950207" calcext:value-type="date">
            <text:p>2019-10-10 17:51:18</text:p>
          </table:table-cell>
          <table:table-cell table:style-name="ce7" table:formula="of:=[.A229]" office:value-type="date" office:date-value="2019-10-10T17:51:17.950207" calcext:value-type="date">
            <text:p>2019-10-10 17:51:18</text:p>
          </table:table-cell>
          <table:table-cell table:formula="of:=TRUNC([.A229])" office:value-type="float" office:value="43748" calcext:value-type="float">
            <text:p>43748</text:p>
          </table:table-cell>
          <table:table-cell table:style-name="ce12" table:formula="of:=[.B229]-[.C229]" office:value-type="date" office:date-value="1899-12-30T17:51:17.95020702761" calcext:value-type="date">
            <text:p>12/30/99 05:51 PM</text:p>
          </table:table-cell>
          <table:table-cell table:formula="of:=MOD([.E228]-[.$E$2];[.$H$2])+1+[.$E$2]" office:value-type="float" office:value="267" calcext:value-type="float">
            <text:p>267</text:p>
          </table:table-cell>
          <table:table-cell table:formula="of:=MOD([.F228]+1/[.$H$2];5)" office:value-type="float" office:value="3.76666666666666" calcext:value-type="float">
            <text:p>3,76666666666666</text:p>
          </table:table-cell>
          <table:table-cell table:formula="of:=IF([.F229]=0;[.G228]+2+1/[.$H$2];[.G228]+1/[.$H$2])" office:value-type="float" office:value="3.76666666666666" calcext:value-type="float">
            <text:p>3,76666666666666</text:p>
          </table:table-cell>
          <table:table-cell table:number-columns-repeated="4"/>
          <table:table-cell table:style-name="ce35" table:formula="of:=SUM(MOD(SUM([.L228]-[.L$2];[.T$2]);[.R$2]-[.L$2]);[.L$2])" office:value-type="time" office:time-value="PT17H20M00S" calcext:value-type="time">
            <text:p>17:20:00</text:p>
          </table:table-cell>
          <table:table-cell table:style-name="ce11" table:formula="of:=IF([.L229]&lt;[.L228];[.M228]+[.H$2];[.M228])" office:value-type="float" office:value="900" calcext:value-type="float">
            <text:p>900</text:p>
          </table:table-cell>
          <table:table-cell table:style-name="ce11" table:formula="of:=OFFSET([.C$4];[.M229];0)" office:value-type="float" office:value="43760" calcext:value-type="float">
            <text:p>43760</text:p>
          </table:table-cell>
          <table:table-cell table:style-name="ce36" table:formula="of:=[.L229]" office:value-type="float" office:value="0.722222222222217" calcext:value-type="float">
            <text:p>0.722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9];0)&lt;=[.O2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0T17:49:19.467934" calcext:value-type="date">
            <text:p>2019-10-10 17:49:19</text:p>
          </table:table-cell>
          <table:table-cell table:style-name="ce7" table:formula="of:=[.A230]" office:value-type="date" office:date-value="2019-10-10T17:49:19.467934" calcext:value-type="date">
            <text:p>2019-10-10 17:49:19</text:p>
          </table:table-cell>
          <table:table-cell table:formula="of:=TRUNC([.A230])" office:value-type="float" office:value="43748" calcext:value-type="float">
            <text:p>43748</text:p>
          </table:table-cell>
          <table:table-cell table:style-name="ce12" table:formula="of:=[.B230]-[.C230]" office:value-type="date" office:date-value="1899-12-30T17:49:19.46793376934" calcext:value-type="date">
            <text:p>12/30/99 05:49 PM</text:p>
          </table:table-cell>
          <table:table-cell table:formula="of:=MOD([.E229]-[.$E$2];[.$H$2])+1+[.$E$2]" office:value-type="float" office:value="268" calcext:value-type="float">
            <text:p>268</text:p>
          </table:table-cell>
          <table:table-cell table:formula="of:=MOD([.F229]+1/[.$H$2];5)" office:value-type="float" office:value="3.78333333333332" calcext:value-type="float">
            <text:p>3,78333333333332</text:p>
          </table:table-cell>
          <table:table-cell table:formula="of:=IF([.F230]=0;[.G229]+2+1/[.$H$2];[.G229]+1/[.$H$2])" office:value-type="float" office:value="3.78333333333332" calcext:value-type="float">
            <text:p>3,78333333333332</text:p>
          </table:table-cell>
          <table:table-cell table:number-columns-repeated="4"/>
          <table:table-cell table:style-name="ce35" table:formula="of:=SUM(MOD(SUM([.L229]-[.L$2];[.T$2]);[.R$2]-[.L$2]);[.L$2])" office:value-type="time" office:time-value="PT17H30M00S" calcext:value-type="time">
            <text:p>17:30:00</text:p>
          </table:table-cell>
          <table:table-cell table:style-name="ce11" table:formula="of:=IF([.L230]&lt;[.L229];[.M229]+[.H$2];[.M229])" office:value-type="float" office:value="900" calcext:value-type="float">
            <text:p>900</text:p>
          </table:table-cell>
          <table:table-cell table:style-name="ce11" table:formula="of:=OFFSET([.C$4];[.M230];0)" office:value-type="float" office:value="43760" calcext:value-type="float">
            <text:p>43760</text:p>
          </table:table-cell>
          <table:table-cell table:style-name="ce36" table:formula="of:=[.L230]" office:value-type="float" office:value="0.729166666666662" calcext:value-type="float">
            <text:p>0.729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0];0)&lt;=[.O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0T18:24:12.256891" calcext:value-type="date">
            <text:p>2019-10-10 18:24:12</text:p>
          </table:table-cell>
          <table:table-cell table:style-name="ce7" table:formula="of:=[.A231]" office:value-type="date" office:date-value="2019-10-10T18:24:12.256891" calcext:value-type="date">
            <text:p>2019-10-10 18:24:12</text:p>
          </table:table-cell>
          <table:table-cell table:formula="of:=TRUNC([.A231])" office:value-type="float" office:value="43748" calcext:value-type="float">
            <text:p>43748</text:p>
          </table:table-cell>
          <table:table-cell table:style-name="ce12" table:formula="of:=[.B231]-[.C231]" office:value-type="date" office:date-value="1899-12-30T18:24:12.25689103827" calcext:value-type="date">
            <text:p>12/30/99 06:24 PM</text:p>
          </table:table-cell>
          <table:table-cell table:formula="of:=MOD([.E230]-[.$E$2];[.$H$2])+1+[.$E$2]" office:value-type="float" office:value="269" calcext:value-type="float">
            <text:p>269</text:p>
          </table:table-cell>
          <table:table-cell table:formula="of:=MOD([.F230]+1/[.$H$2];5)" office:value-type="float" office:value="3.79999999999999" calcext:value-type="float">
            <text:p>3,79999999999999</text:p>
          </table:table-cell>
          <table:table-cell table:formula="of:=IF([.F231]=0;[.G230]+2+1/[.$H$2];[.G230]+1/[.$H$2])" office:value-type="float" office:value="3.79999999999999" calcext:value-type="float">
            <text:p>3,79999999999999</text:p>
          </table:table-cell>
          <table:table-cell table:number-columns-repeated="4"/>
          <table:table-cell table:style-name="ce35" table:formula="of:=SUM(MOD(SUM([.L230]-[.L$2];[.T$2]);[.R$2]-[.L$2]);[.L$2])" office:value-type="time" office:time-value="PT17H40M00S" calcext:value-type="time">
            <text:p>17:40:00</text:p>
          </table:table-cell>
          <table:table-cell table:style-name="ce11" table:formula="of:=IF([.L231]&lt;[.L230];[.M230]+[.H$2];[.M230])" office:value-type="float" office:value="900" calcext:value-type="float">
            <text:p>900</text:p>
          </table:table-cell>
          <table:table-cell table:style-name="ce11" table:formula="of:=OFFSET([.C$4];[.M231];0)" office:value-type="float" office:value="43760" calcext:value-type="float">
            <text:p>43760</text:p>
          </table:table-cell>
          <table:table-cell table:style-name="ce36" table:formula="of:=[.L231]" office:value-type="float" office:value="0.736111111111106" calcext:value-type="float">
            <text:p>0.7361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1];0)&lt;=[.O2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0T18:32:39.208818" calcext:value-type="date">
            <text:p>2019-10-10 18:32:39</text:p>
          </table:table-cell>
          <table:table-cell table:style-name="ce7" table:formula="of:=[.A232]" office:value-type="date" office:date-value="2019-10-10T18:32:39.208818" calcext:value-type="date">
            <text:p>2019-10-10 18:32:39</text:p>
          </table:table-cell>
          <table:table-cell table:formula="of:=TRUNC([.A232])" office:value-type="float" office:value="43748" calcext:value-type="float">
            <text:p>43748</text:p>
          </table:table-cell>
          <table:table-cell table:style-name="ce12" table:formula="of:=[.B232]-[.C232]" office:value-type="date" office:date-value="1899-12-30T18:32:39.2088178033" calcext:value-type="date">
            <text:p>12/30/99 06:32 PM</text:p>
          </table:table-cell>
          <table:table-cell table:formula="of:=MOD([.E231]-[.$E$2];[.$H$2])+1+[.$E$2]" office:value-type="float" office:value="270" calcext:value-type="float">
            <text:p>270</text:p>
          </table:table-cell>
          <table:table-cell table:formula="of:=MOD([.F231]+1/[.$H$2];5)" office:value-type="float" office:value="3.81666666666666" calcext:value-type="float">
            <text:p>3,81666666666666</text:p>
          </table:table-cell>
          <table:table-cell table:formula="of:=IF([.F232]=0;[.G231]+2+1/[.$H$2];[.G231]+1/[.$H$2])" office:value-type="float" office:value="3.81666666666666" calcext:value-type="float">
            <text:p>3,81666666666666</text:p>
          </table:table-cell>
          <table:table-cell table:number-columns-repeated="4"/>
          <table:table-cell table:style-name="ce35" table:formula="of:=SUM(MOD(SUM([.L231]-[.L$2];[.T$2]);[.R$2]-[.L$2]);[.L$2])" office:value-type="time" office:time-value="PT17H50M00S" calcext:value-type="time">
            <text:p>17:50:00</text:p>
          </table:table-cell>
          <table:table-cell table:style-name="ce11" table:formula="of:=IF([.L232]&lt;[.L231];[.M231]+[.H$2];[.M231])" office:value-type="float" office:value="900" calcext:value-type="float">
            <text:p>900</text:p>
          </table:table-cell>
          <table:table-cell table:style-name="ce11" table:formula="of:=OFFSET([.C$4];[.M232];0)" office:value-type="float" office:value="43760" calcext:value-type="float">
            <text:p>43760</text:p>
          </table:table-cell>
          <table:table-cell table:style-name="ce36" table:formula="of:=[.L232]" office:value-type="float" office:value="0.743055555555551" calcext:value-type="float">
            <text:p>0.74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2];0)&lt;=[.O2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0T17:57:21.770332" calcext:value-type="date">
            <text:p>2019-10-10 17:57:22</text:p>
          </table:table-cell>
          <table:table-cell table:style-name="ce7" table:formula="of:=[.A233]" office:value-type="date" office:date-value="2019-10-10T17:57:21.770332" calcext:value-type="date">
            <text:p>2019-10-10 17:57:22</text:p>
          </table:table-cell>
          <table:table-cell table:formula="of:=TRUNC([.A233])" office:value-type="float" office:value="43748" calcext:value-type="float">
            <text:p>43748</text:p>
          </table:table-cell>
          <table:table-cell table:style-name="ce12" table:formula="of:=[.B233]-[.C233]" office:value-type="date" office:date-value="1899-12-30T17:57:21.77033181768" calcext:value-type="date">
            <text:p>12/30/99 05:57 PM</text:p>
          </table:table-cell>
          <table:table-cell table:formula="of:=MOD([.E232]-[.$E$2];[.$H$2])+1+[.$E$2]" office:value-type="float" office:value="271" calcext:value-type="float">
            <text:p>271</text:p>
          </table:table-cell>
          <table:table-cell table:formula="of:=MOD([.F232]+1/[.$H$2];5)" office:value-type="float" office:value="3.83333333333332" calcext:value-type="float">
            <text:p>3,83333333333332</text:p>
          </table:table-cell>
          <table:table-cell table:formula="of:=IF([.F233]=0;[.G232]+2+1/[.$H$2];[.G232]+1/[.$H$2])" office:value-type="float" office:value="3.83333333333332" calcext:value-type="float">
            <text:p>3,83333333333332</text:p>
          </table:table-cell>
          <table:table-cell table:number-columns-repeated="4"/>
          <table:table-cell table:style-name="ce35" table:formula="of:=SUM(MOD(SUM([.L232]-[.L$2];[.T$2]);[.R$2]-[.L$2]);[.L$2])" office:value-type="time" office:time-value="PT18H00M00S" calcext:value-type="time">
            <text:p>18:00:00</text:p>
          </table:table-cell>
          <table:table-cell table:style-name="ce11" table:formula="of:=IF([.L233]&lt;[.L232];[.M232]+[.H$2];[.M232])" office:value-type="float" office:value="900" calcext:value-type="float">
            <text:p>900</text:p>
          </table:table-cell>
          <table:table-cell table:style-name="ce11" table:formula="of:=OFFSET([.C$4];[.M233];0)" office:value-type="float" office:value="43760" calcext:value-type="float">
            <text:p>43760</text:p>
          </table:table-cell>
          <table:table-cell table:style-name="ce36" table:formula="of:=[.L233]" office:value-type="float" office:value="0.749999999999995" calcext:value-type="float">
            <text:p>0.7499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3];0)&lt;=[.O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0T17:51:10.045035" calcext:value-type="date">
            <text:p>2019-10-10 17:51:10</text:p>
          </table:table-cell>
          <table:table-cell table:style-name="ce7" table:formula="of:=[.A234]" office:value-type="date" office:date-value="2019-10-10T17:51:10.045035" calcext:value-type="date">
            <text:p>2019-10-10 17:51:10</text:p>
          </table:table-cell>
          <table:table-cell table:formula="of:=TRUNC([.A234])" office:value-type="float" office:value="43748" calcext:value-type="float">
            <text:p>43748</text:p>
          </table:table-cell>
          <table:table-cell table:style-name="ce12" table:formula="of:=[.B234]-[.C234]" office:value-type="date" office:date-value="1899-12-30T17:51:10.04503465723" calcext:value-type="date">
            <text:p>12/30/99 05:51 PM</text:p>
          </table:table-cell>
          <table:table-cell table:formula="of:=MOD([.E233]-[.$E$2];[.$H$2])+1+[.$E$2]" office:value-type="float" office:value="272" calcext:value-type="float">
            <text:p>272</text:p>
          </table:table-cell>
          <table:table-cell table:formula="of:=MOD([.F233]+1/[.$H$2];5)" office:value-type="float" office:value="3.84999999999999" calcext:value-type="float">
            <text:p>3,84999999999999</text:p>
          </table:table-cell>
          <table:table-cell table:formula="of:=IF([.F234]=0;[.G233]+2+1/[.$H$2];[.G233]+1/[.$H$2])" office:value-type="float" office:value="3.84999999999999" calcext:value-type="float">
            <text:p>3,84999999999999</text:p>
          </table:table-cell>
          <table:table-cell table:number-columns-repeated="4"/>
          <table:table-cell table:style-name="ce35" table:formula="of:=SUM(MOD(SUM([.L233]-[.L$2];[.T$2]);[.R$2]-[.L$2]);[.L$2])" office:value-type="time" office:time-value="PT18H10M00S" calcext:value-type="time">
            <text:p>18:10:00</text:p>
          </table:table-cell>
          <table:table-cell table:style-name="ce11" table:formula="of:=IF([.L234]&lt;[.L233];[.M233]+[.H$2];[.M233])" office:value-type="float" office:value="900" calcext:value-type="float">
            <text:p>900</text:p>
          </table:table-cell>
          <table:table-cell table:style-name="ce11" table:formula="of:=OFFSET([.C$4];[.M234];0)" office:value-type="float" office:value="43760" calcext:value-type="float">
            <text:p>43760</text:p>
          </table:table-cell>
          <table:table-cell table:style-name="ce36" table:formula="of:=[.L234]" office:value-type="float" office:value="0.756944444444439" calcext:value-type="float">
            <text:p>0.7569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4];0)&lt;=[.O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0T17:45:34.095459" calcext:value-type="date">
            <text:p>2019-10-10 17:45:34</text:p>
          </table:table-cell>
          <table:table-cell table:style-name="ce7" table:formula="of:=[.A235]" office:value-type="date" office:date-value="2019-10-10T17:45:34.095459" calcext:value-type="date">
            <text:p>2019-10-10 17:45:34</text:p>
          </table:table-cell>
          <table:table-cell table:formula="of:=TRUNC([.A235])" office:value-type="float" office:value="43748" calcext:value-type="float">
            <text:p>43748</text:p>
          </table:table-cell>
          <table:table-cell table:style-name="ce12" table:formula="of:=[.B235]-[.C235]" office:value-type="date" office:date-value="1899-12-30T17:45:34.09545938484" calcext:value-type="date">
            <text:p>12/30/99 05:45 PM</text:p>
          </table:table-cell>
          <table:table-cell table:formula="of:=MOD([.E234]-[.$E$2];[.$H$2])+1+[.$E$2]" office:value-type="float" office:value="273" calcext:value-type="float">
            <text:p>273</text:p>
          </table:table-cell>
          <table:table-cell table:formula="of:=MOD([.F234]+1/[.$H$2];5)" office:value-type="float" office:value="3.86666666666666" calcext:value-type="float">
            <text:p>3,86666666666666</text:p>
          </table:table-cell>
          <table:table-cell table:formula="of:=IF([.F235]=0;[.G234]+2+1/[.$H$2];[.G234]+1/[.$H$2])" office:value-type="float" office:value="3.86666666666666" calcext:value-type="float">
            <text:p>3,86666666666666</text:p>
          </table:table-cell>
          <table:table-cell table:number-columns-repeated="4"/>
          <table:table-cell table:style-name="ce35" table:formula="of:=SUM(MOD(SUM([.L234]-[.L$2];[.T$2]);[.R$2]-[.L$2]);[.L$2])" office:value-type="time" office:time-value="PT18H20M00S" calcext:value-type="time">
            <text:p>18:20:00</text:p>
          </table:table-cell>
          <table:table-cell table:style-name="ce11" table:formula="of:=IF([.L235]&lt;[.L234];[.M234]+[.H$2];[.M234])" office:value-type="float" office:value="900" calcext:value-type="float">
            <text:p>900</text:p>
          </table:table-cell>
          <table:table-cell table:style-name="ce11" table:formula="of:=OFFSET([.C$4];[.M235];0)" office:value-type="float" office:value="43760" calcext:value-type="float">
            <text:p>43760</text:p>
          </table:table-cell>
          <table:table-cell table:style-name="ce36" table:formula="of:=[.L235]" office:value-type="float" office:value="0.763888888888884" calcext:value-type="float">
            <text:p>0.7638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5];0)&lt;=[.O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0T18:06:56.431047" calcext:value-type="date">
            <text:p>2019-10-10 18:06:56</text:p>
          </table:table-cell>
          <table:table-cell table:style-name="ce7" table:formula="of:=[.A236]" office:value-type="date" office:date-value="2019-10-10T18:06:56.431047" calcext:value-type="date">
            <text:p>2019-10-10 18:06:56</text:p>
          </table:table-cell>
          <table:table-cell table:formula="of:=TRUNC([.A236])" office:value-type="float" office:value="43748" calcext:value-type="float">
            <text:p>43748</text:p>
          </table:table-cell>
          <table:table-cell table:style-name="ce12" table:formula="of:=[.B236]-[.C236]" office:value-type="date" office:date-value="1899-12-30T18:06:56.43104692921" calcext:value-type="date">
            <text:p>12/30/99 06:06 PM</text:p>
          </table:table-cell>
          <table:table-cell table:formula="of:=MOD([.E235]-[.$E$2];[.$H$2])+1+[.$E$2]" office:value-type="float" office:value="274" calcext:value-type="float">
            <text:p>274</text:p>
          </table:table-cell>
          <table:table-cell table:formula="of:=MOD([.F235]+1/[.$H$2];5)" office:value-type="float" office:value="3.88333333333332" calcext:value-type="float">
            <text:p>3,88333333333332</text:p>
          </table:table-cell>
          <table:table-cell table:formula="of:=IF([.F236]=0;[.G235]+2+1/[.$H$2];[.G235]+1/[.$H$2])" office:value-type="float" office:value="3.88333333333332" calcext:value-type="float">
            <text:p>3,88333333333332</text:p>
          </table:table-cell>
          <table:table-cell table:number-columns-repeated="4"/>
          <table:table-cell table:style-name="ce35" table:formula="of:=SUM(MOD(SUM([.L235]-[.L$2];[.T$2]);[.R$2]-[.L$2]);[.L$2])" office:value-type="time" office:time-value="PT18H30M00S" calcext:value-type="time">
            <text:p>18:30:00</text:p>
          </table:table-cell>
          <table:table-cell table:style-name="ce11" table:formula="of:=IF([.L236]&lt;[.L235];[.M235]+[.H$2];[.M235])" office:value-type="float" office:value="900" calcext:value-type="float">
            <text:p>900</text:p>
          </table:table-cell>
          <table:table-cell table:style-name="ce11" table:formula="of:=OFFSET([.C$4];[.M236];0)" office:value-type="float" office:value="43760" calcext:value-type="float">
            <text:p>43760</text:p>
          </table:table-cell>
          <table:table-cell table:style-name="ce36" table:formula="of:=[.L236]" office:value-type="float" office:value="0.770833333333328" calcext:value-type="float">
            <text:p>0.7708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6];0)&lt;=[.O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0T17:49:53.348563" calcext:value-type="date">
            <text:p>2019-10-10 17:49:53</text:p>
          </table:table-cell>
          <table:table-cell table:style-name="ce7" table:formula="of:=[.A237]" office:value-type="date" office:date-value="2019-10-10T17:49:53.348563" calcext:value-type="date">
            <text:p>2019-10-10 17:49:53</text:p>
          </table:table-cell>
          <table:table-cell table:formula="of:=TRUNC([.A237])" office:value-type="float" office:value="43748" calcext:value-type="float">
            <text:p>43748</text:p>
          </table:table-cell>
          <table:table-cell table:style-name="ce12" table:formula="of:=[.B237]-[.C237]" office:value-type="date" office:date-value="1899-12-30T17:49:53.34856308997" calcext:value-type="date">
            <text:p>12/30/99 05:49 PM</text:p>
          </table:table-cell>
          <table:table-cell table:formula="of:=MOD([.E236]-[.$E$2];[.$H$2])+1+[.$E$2]" office:value-type="float" office:value="275" calcext:value-type="float">
            <text:p>275</text:p>
          </table:table-cell>
          <table:table-cell table:formula="of:=MOD([.F236]+1/[.$H$2];5)" office:value-type="float" office:value="3.89999999999999" calcext:value-type="float">
            <text:p>3,89999999999999</text:p>
          </table:table-cell>
          <table:table-cell table:formula="of:=IF([.F237]=0;[.G236]+2+1/[.$H$2];[.G236]+1/[.$H$2])" office:value-type="float" office:value="3.89999999999999" calcext:value-type="float">
            <text:p>3,89999999999999</text:p>
          </table:table-cell>
          <table:table-cell table:number-columns-repeated="4"/>
          <table:table-cell table:style-name="ce35" table:formula="of:=SUM(MOD(SUM([.L236]-[.L$2];[.T$2]);[.R$2]-[.L$2]);[.L$2])" office:value-type="time" office:time-value="PT18H40M00S" calcext:value-type="time">
            <text:p>18:40:00</text:p>
          </table:table-cell>
          <table:table-cell table:style-name="ce11" table:formula="of:=IF([.L237]&lt;[.L236];[.M236]+[.H$2];[.M236])" office:value-type="float" office:value="900" calcext:value-type="float">
            <text:p>900</text:p>
          </table:table-cell>
          <table:table-cell table:style-name="ce11" table:formula="of:=OFFSET([.C$4];[.M237];0)" office:value-type="float" office:value="43760" calcext:value-type="float">
            <text:p>43760</text:p>
          </table:table-cell>
          <table:table-cell table:style-name="ce36" table:formula="of:=[.L237]" office:value-type="float" office:value="0.777777777777773" calcext:value-type="float">
            <text:p>0.7777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7];0)&lt;=[.O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0T17:50:37.017145" calcext:value-type="date">
            <text:p>2019-10-10 17:50:37</text:p>
          </table:table-cell>
          <table:table-cell table:style-name="ce7" table:formula="of:=[.A238]" office:value-type="date" office:date-value="2019-10-10T17:50:37.017145" calcext:value-type="date">
            <text:p>2019-10-10 17:50:37</text:p>
          </table:table-cell>
          <table:table-cell table:formula="of:=TRUNC([.A238])" office:value-type="float" office:value="43748" calcext:value-type="float">
            <text:p>43748</text:p>
          </table:table-cell>
          <table:table-cell table:style-name="ce12" table:formula="of:=[.B238]-[.C238]" office:value-type="date" office:date-value="1899-12-30T17:50:37.01714538038" calcext:value-type="date">
            <text:p>12/30/99 05:50 PM</text:p>
          </table:table-cell>
          <table:table-cell table:formula="of:=MOD([.E237]-[.$E$2];[.$H$2])+1+[.$E$2]" office:value-type="float" office:value="276" calcext:value-type="float">
            <text:p>276</text:p>
          </table:table-cell>
          <table:table-cell table:formula="of:=MOD([.F237]+1/[.$H$2];5)" office:value-type="float" office:value="3.91666666666666" calcext:value-type="float">
            <text:p>3,91666666666666</text:p>
          </table:table-cell>
          <table:table-cell table:formula="of:=IF([.F238]=0;[.G237]+2+1/[.$H$2];[.G237]+1/[.$H$2])" office:value-type="float" office:value="3.91666666666666" calcext:value-type="float">
            <text:p>3,91666666666666</text:p>
          </table:table-cell>
          <table:table-cell table:number-columns-repeated="4"/>
          <table:table-cell table:style-name="ce35" table:formula="of:=SUM(MOD(SUM([.L237]-[.L$2];[.T$2]);[.R$2]-[.L$2]);[.L$2])" office:value-type="time" office:time-value="PT18H50M00S" calcext:value-type="time">
            <text:p>18:50:00</text:p>
          </table:table-cell>
          <table:table-cell table:style-name="ce11" table:formula="of:=IF([.L238]&lt;[.L237];[.M237]+[.H$2];[.M237])" office:value-type="float" office:value="900" calcext:value-type="float">
            <text:p>900</text:p>
          </table:table-cell>
          <table:table-cell table:style-name="ce11" table:formula="of:=OFFSET([.C$4];[.M238];0)" office:value-type="float" office:value="43760" calcext:value-type="float">
            <text:p>43760</text:p>
          </table:table-cell>
          <table:table-cell table:style-name="ce36" table:formula="of:=[.L238]" office:value-type="float" office:value="0.784722222222217" calcext:value-type="float">
            <text:p>0.7847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8];0)&lt;=[.O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0T18:08:00.094979" calcext:value-type="date">
            <text:p>2019-10-10 18:08:00</text:p>
          </table:table-cell>
          <table:table-cell table:style-name="ce7" table:formula="of:=[.A239]" office:value-type="date" office:date-value="2019-10-10T18:08:00.094979" calcext:value-type="date">
            <text:p>2019-10-10 18:08:00</text:p>
          </table:table-cell>
          <table:table-cell table:formula="of:=TRUNC([.A239])" office:value-type="float" office:value="43748" calcext:value-type="float">
            <text:p>43748</text:p>
          </table:table-cell>
          <table:table-cell table:style-name="ce12" table:formula="of:=[.B239]-[.C239]" office:value-type="date" office:date-value="1899-12-30T18:08:00.09497879539" calcext:value-type="date">
            <text:p>12/30/99 06:08 PM</text:p>
          </table:table-cell>
          <table:table-cell table:formula="of:=MOD([.E238]-[.$E$2];[.$H$2])+1+[.$E$2]" office:value-type="float" office:value="277" calcext:value-type="float">
            <text:p>277</text:p>
          </table:table-cell>
          <table:table-cell table:formula="of:=MOD([.F238]+1/[.$H$2];5)" office:value-type="float" office:value="3.93333333333332" calcext:value-type="float">
            <text:p>3,93333333333332</text:p>
          </table:table-cell>
          <table:table-cell table:formula="of:=IF([.F239]=0;[.G238]+2+1/[.$H$2];[.G238]+1/[.$H$2])" office:value-type="float" office:value="3.93333333333332" calcext:value-type="float">
            <text:p>3,93333333333332</text:p>
          </table:table-cell>
          <table:table-cell table:number-columns-repeated="4"/>
          <table:table-cell table:style-name="ce35" table:formula="of:=SUM(MOD(SUM([.L238]-[.L$2];[.T$2]);[.R$2]-[.L$2]);[.L$2])" office:value-type="time" office:time-value="PT19H00M00S" calcext:value-type="time">
            <text:p>19:00:00</text:p>
          </table:table-cell>
          <table:table-cell table:style-name="ce11" table:formula="of:=IF([.L239]&lt;[.L238];[.M238]+[.H$2];[.M238])" office:value-type="float" office:value="900" calcext:value-type="float">
            <text:p>900</text:p>
          </table:table-cell>
          <table:table-cell table:style-name="ce11" table:formula="of:=OFFSET([.C$4];[.M239];0)" office:value-type="float" office:value="43760" calcext:value-type="float">
            <text:p>43760</text:p>
          </table:table-cell>
          <table:table-cell table:style-name="ce36" table:formula="of:=[.L239]" office:value-type="float" office:value="0.791666666666661" calcext:value-type="float">
            <text:p>0.7916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9];0)&lt;=[.O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0T18:10:43.636512" calcext:value-type="date">
            <text:p>2019-10-10 18:10:44</text:p>
          </table:table-cell>
          <table:table-cell table:style-name="ce7" table:formula="of:=[.A240]" office:value-type="date" office:date-value="2019-10-10T18:10:43.636512" calcext:value-type="date">
            <text:p>2019-10-10 18:10:44</text:p>
          </table:table-cell>
          <table:table-cell table:formula="of:=TRUNC([.A240])" office:value-type="float" office:value="43748" calcext:value-type="float">
            <text:p>43748</text:p>
          </table:table-cell>
          <table:table-cell table:style-name="ce12" table:formula="of:=[.B240]-[.C240]" office:value-type="date" office:date-value="1899-12-30T18:10:43.63651215099" calcext:value-type="date">
            <text:p>12/30/99 06:10 PM</text:p>
          </table:table-cell>
          <table:table-cell table:formula="of:=MOD([.E239]-[.$E$2];[.$H$2])+1+[.$E$2]" office:value-type="float" office:value="278" calcext:value-type="float">
            <text:p>278</text:p>
          </table:table-cell>
          <table:table-cell table:formula="of:=MOD([.F239]+1/[.$H$2];5)" office:value-type="float" office:value="3.94999999999999" calcext:value-type="float">
            <text:p>3,94999999999999</text:p>
          </table:table-cell>
          <table:table-cell table:formula="of:=IF([.F240]=0;[.G239]+2+1/[.$H$2];[.G239]+1/[.$H$2])" office:value-type="float" office:value="3.94999999999999" calcext:value-type="float">
            <text:p>3,94999999999999</text:p>
          </table:table-cell>
          <table:table-cell table:number-columns-repeated="4"/>
          <table:table-cell table:style-name="ce35" table:formula="of:=SUM(MOD(SUM([.L239]-[.L$2];[.T$2]);[.R$2]-[.L$2]);[.L$2])" office:value-type="time" office:time-value="PT19H10M00S" calcext:value-type="time">
            <text:p>19:10:00</text:p>
          </table:table-cell>
          <table:table-cell table:style-name="ce11" table:formula="of:=IF([.L240]&lt;[.L239];[.M239]+[.H$2];[.M239])" office:value-type="float" office:value="900" calcext:value-type="float">
            <text:p>900</text:p>
          </table:table-cell>
          <table:table-cell table:style-name="ce11" table:formula="of:=OFFSET([.C$4];[.M240];0)" office:value-type="float" office:value="43760" calcext:value-type="float">
            <text:p>43760</text:p>
          </table:table-cell>
          <table:table-cell table:style-name="ce36" table:formula="of:=[.L240]" office:value-type="float" office:value="0.798611111111106" calcext:value-type="float">
            <text:p>0.79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0];0)&lt;=[.O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0T17:55:55.406576" calcext:value-type="date">
            <text:p>2019-10-10 17:55:55</text:p>
          </table:table-cell>
          <table:table-cell table:style-name="ce7" table:formula="of:=[.A241]" office:value-type="date" office:date-value="2019-10-10T17:55:55.406576" calcext:value-type="date">
            <text:p>2019-10-10 17:55:55</text:p>
          </table:table-cell>
          <table:table-cell table:formula="of:=TRUNC([.A241])" office:value-type="float" office:value="43748" calcext:value-type="float">
            <text:p>43748</text:p>
          </table:table-cell>
          <table:table-cell table:style-name="ce12" table:formula="of:=[.B241]-[.C241]" office:value-type="date" office:date-value="1899-12-30T17:55:55.40657588281" calcext:value-type="date">
            <text:p>12/30/99 05:55 PM</text:p>
          </table:table-cell>
          <table:table-cell table:formula="of:=MOD([.E240]-[.$E$2];[.$H$2])+1+[.$E$2]" office:value-type="float" office:value="279" calcext:value-type="float">
            <text:p>279</text:p>
          </table:table-cell>
          <table:table-cell table:formula="of:=MOD([.F240]+1/[.$H$2];5)" office:value-type="float" office:value="3.96666666666666" calcext:value-type="float">
            <text:p>3,96666666666666</text:p>
          </table:table-cell>
          <table:table-cell table:formula="of:=IF([.F241]=0;[.G240]+2+1/[.$H$2];[.G240]+1/[.$H$2])" office:value-type="float" office:value="3.96666666666666" calcext:value-type="float">
            <text:p>3,96666666666666</text:p>
          </table:table-cell>
          <table:table-cell table:number-columns-repeated="4"/>
          <table:table-cell table:style-name="ce35" table:formula="of:=SUM(MOD(SUM([.L240]-[.L$2];[.T$2]);[.R$2]-[.L$2]);[.L$2])" office:value-type="time" office:time-value="PT19H20M00S" calcext:value-type="time">
            <text:p>19:20:00</text:p>
          </table:table-cell>
          <table:table-cell table:style-name="ce11" table:formula="of:=IF([.L241]&lt;[.L240];[.M240]+[.H$2];[.M240])" office:value-type="float" office:value="900" calcext:value-type="float">
            <text:p>900</text:p>
          </table:table-cell>
          <table:table-cell table:style-name="ce11" table:formula="of:=OFFSET([.C$4];[.M241];0)" office:value-type="float" office:value="43760" calcext:value-type="float">
            <text:p>43760</text:p>
          </table:table-cell>
          <table:table-cell table:style-name="ce36" table:formula="of:=[.L241]" office:value-type="float" office:value="0.80555555555555" calcext:value-type="float">
            <text:p>0.80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1];0)&lt;=[.O2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0T17:53:13.810418" calcext:value-type="date">
            <text:p>2019-10-10 17:53:14</text:p>
          </table:table-cell>
          <table:table-cell table:style-name="ce7" table:formula="of:=[.A242]" office:value-type="date" office:date-value="2019-10-10T17:53:13.810418" calcext:value-type="date">
            <text:p>2019-10-10 17:53:14</text:p>
          </table:table-cell>
          <table:table-cell table:formula="of:=TRUNC([.A242])" office:value-type="float" office:value="43748" calcext:value-type="float">
            <text:p>43748</text:p>
          </table:table-cell>
          <table:table-cell table:style-name="ce12" table:formula="of:=[.B242]-[.C242]" office:value-type="date" office:date-value="1899-12-30T17:53:13.81041771267" calcext:value-type="date">
            <text:p>12/30/99 05:53 PM</text:p>
          </table:table-cell>
          <table:table-cell table:formula="of:=MOD([.E241]-[.$E$2];[.$H$2])+1+[.$E$2]" office:value-type="float" office:value="280" calcext:value-type="float">
            <text:p>280</text:p>
          </table:table-cell>
          <table:table-cell table:formula="of:=MOD([.F241]+1/[.$H$2];5)" office:value-type="float" office:value="3.98333333333332" calcext:value-type="float">
            <text:p>3,98333333333332</text:p>
          </table:table-cell>
          <table:table-cell table:formula="of:=IF([.F242]=0;[.G241]+2+1/[.$H$2];[.G241]+1/[.$H$2])" office:value-type="float" office:value="3.98333333333332" calcext:value-type="float">
            <text:p>3,98333333333332</text:p>
          </table:table-cell>
          <table:table-cell table:number-columns-repeated="4"/>
          <table:table-cell table:style-name="ce35" table:formula="of:=SUM(MOD(SUM([.L241]-[.L$2];[.T$2]);[.R$2]-[.L$2]);[.L$2])" office:value-type="time" office:time-value="PT19H30M00S" calcext:value-type="time">
            <text:p>19:30:00</text:p>
          </table:table-cell>
          <table:table-cell table:style-name="ce11" table:formula="of:=IF([.L242]&lt;[.L241];[.M241]+[.H$2];[.M241])" office:value-type="float" office:value="900" calcext:value-type="float">
            <text:p>900</text:p>
          </table:table-cell>
          <table:table-cell table:style-name="ce11" table:formula="of:=OFFSET([.C$4];[.M242];0)" office:value-type="float" office:value="43760" calcext:value-type="float">
            <text:p>43760</text:p>
          </table:table-cell>
          <table:table-cell table:style-name="ce36" table:formula="of:=[.L242]" office:value-type="float" office:value="0.812499999999995" calcext:value-type="float">
            <text:p>0.8124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2];0)&lt;=[.O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0T17:52:23.552099" calcext:value-type="date">
            <text:p>2019-10-10 17:52:24</text:p>
          </table:table-cell>
          <table:table-cell table:style-name="ce7" table:formula="of:=[.A243]" office:value-type="date" office:date-value="2019-10-10T17:52:23.552099" calcext:value-type="date">
            <text:p>2019-10-10 17:52:24</text:p>
          </table:table-cell>
          <table:table-cell table:formula="of:=TRUNC([.A243])" office:value-type="float" office:value="43748" calcext:value-type="float">
            <text:p>43748</text:p>
          </table:table-cell>
          <table:table-cell table:style-name="ce12" table:formula="of:=[.B243]-[.C243]" office:value-type="date" office:date-value="1899-12-30T17:52:23.55209860951" calcext:value-type="date">
            <text:p>12/30/99 05:52 PM</text:p>
          </table:table-cell>
          <table:table-cell table:formula="of:=MOD([.E242]-[.$E$2];[.$H$2])+1+[.$E$2]" office:value-type="float" office:value="221" calcext:value-type="float">
            <text:p>221</text:p>
          </table:table-cell>
          <table:table-cell table:formula="of:=MOD([.F242]+1/[.$H$2];5)" office:value-type="float" office:value="3.99999999999999" calcext:value-type="float">
            <text:p>3,99999999999999</text:p>
          </table:table-cell>
          <table:table-cell table:formula="of:=IF([.F243]=0;[.G242]+2+1/[.$H$2];[.G242]+1/[.$H$2])" office:value-type="float" office:value="3.99999999999999" calcext:value-type="float">
            <text:p>3,99999999999999</text:p>
          </table:table-cell>
          <table:table-cell table:number-columns-repeated="4"/>
          <table:table-cell table:style-name="ce35" table:formula="of:=SUM(MOD(SUM([.L242]-[.L$2];[.T$2]);[.R$2]-[.L$2]);[.L$2])" office:value-type="time" office:time-value="PT17H10M00S" calcext:value-type="time">
            <text:p>17:10:00</text:p>
          </table:table-cell>
          <table:table-cell table:style-name="ce11" table:formula="of:=IF([.L243]&lt;[.L242];[.M242]+[.H$2];[.M242])" office:value-type="float" office:value="960" calcext:value-type="float">
            <text:p>960</text:p>
          </table:table-cell>
          <table:table-cell table:style-name="ce11" table:formula="of:=OFFSET([.C$4];[.M243];0)" office:value-type="float" office:value="43761" calcext:value-type="float">
            <text:p>43761</text:p>
          </table:table-cell>
          <table:table-cell table:style-name="ce36" table:formula="of:=[.L243]" office:value-type="float" office:value="0.715277777777772" calcext:value-type="float">
            <text:p>0.715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3];0)&lt;=[.O2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1T17:53:01.286706" calcext:value-type="date">
            <text:p>2019-10-11 17:53:01</text:p>
          </table:table-cell>
          <table:table-cell table:style-name="ce7" table:formula="of:=[.A244]" office:value-type="date" office:date-value="2019-10-11T17:53:01.286706" calcext:value-type="date">
            <text:p>2019-10-11 17:53:01</text:p>
          </table:table-cell>
          <table:table-cell table:formula="of:=TRUNC([.A244])" office:value-type="float" office:value="43749" calcext:value-type="float">
            <text:p>43749</text:p>
          </table:table-cell>
          <table:table-cell table:style-name="ce12" table:formula="of:=[.B244]-[.C244]" office:value-type="date" office:date-value="1899-12-30T17:53:01.28670647275" calcext:value-type="date">
            <text:p>12/30/99 05:53 PM</text:p>
          </table:table-cell>
          <table:table-cell table:formula="of:=MOD([.E243]-[.$E$2];[.$H$2])+1+[.$E$2]" office:value-type="float" office:value="222" calcext:value-type="float">
            <text:p>222</text:p>
          </table:table-cell>
          <table:table-cell table:formula="of:=MOD([.F243]+1/[.$H$2];5)" office:value-type="float" office:value="4.01666666666666" calcext:value-type="float">
            <text:p>4,01666666666666</text:p>
          </table:table-cell>
          <table:table-cell table:formula="of:=IF([.F244]=0;[.G243]+2+1/[.$H$2];[.G243]+1/[.$H$2])" office:value-type="float" office:value="4.01666666666666" calcext:value-type="float">
            <text:p>4,01666666666666</text:p>
          </table:table-cell>
          <table:table-cell table:number-columns-repeated="4"/>
          <table:table-cell table:style-name="ce35" table:formula="of:=SUM(MOD(SUM([.L243]-[.L$2];[.T$2]);[.R$2]-[.L$2]);[.L$2])" office:value-type="time" office:time-value="PT17H20M00S" calcext:value-type="time">
            <text:p>17:20:00</text:p>
          </table:table-cell>
          <table:table-cell table:style-name="ce11" table:formula="of:=IF([.L244]&lt;[.L243];[.M243]+[.H$2];[.M243])" office:value-type="float" office:value="960" calcext:value-type="float">
            <text:p>960</text:p>
          </table:table-cell>
          <table:table-cell table:style-name="ce11" table:formula="of:=OFFSET([.C$4];[.M244];0)" office:value-type="float" office:value="43761" calcext:value-type="float">
            <text:p>43761</text:p>
          </table:table-cell>
          <table:table-cell table:style-name="ce36" table:formula="of:=[.L244]" office:value-type="float" office:value="0.722222222222217" calcext:value-type="float">
            <text:p>0.722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4];0)&lt;=[.O2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1T18:30:40.012983" calcext:value-type="date">
            <text:p>2019-10-11 18:30:40</text:p>
          </table:table-cell>
          <table:table-cell table:style-name="ce7" table:formula="of:=[.A245]" office:value-type="date" office:date-value="2019-10-11T18:30:40.012983" calcext:value-type="date">
            <text:p>2019-10-11 18:30:40</text:p>
          </table:table-cell>
          <table:table-cell table:formula="of:=TRUNC([.A245])" office:value-type="float" office:value="43749" calcext:value-type="float">
            <text:p>43749</text:p>
          </table:table-cell>
          <table:table-cell table:style-name="ce12" table:formula="of:=[.B245]-[.C245]" office:value-type="date" office:date-value="1899-12-30T18:30:40.01298348885" calcext:value-type="date">
            <text:p>12/30/99 06:30 PM</text:p>
          </table:table-cell>
          <table:table-cell table:formula="of:=MOD([.E244]-[.$E$2];[.$H$2])+1+[.$E$2]" office:value-type="float" office:value="223" calcext:value-type="float">
            <text:p>223</text:p>
          </table:table-cell>
          <table:table-cell table:formula="of:=MOD([.F244]+1/[.$H$2];5)" office:value-type="float" office:value="4.03333333333332" calcext:value-type="float">
            <text:p>4,03333333333332</text:p>
          </table:table-cell>
          <table:table-cell table:formula="of:=IF([.F245]=0;[.G244]+2+1/[.$H$2];[.G244]+1/[.$H$2])" office:value-type="float" office:value="4.03333333333332" calcext:value-type="float">
            <text:p>4,03333333333332</text:p>
          </table:table-cell>
          <table:table-cell table:number-columns-repeated="4"/>
          <table:table-cell table:style-name="ce35" table:formula="of:=SUM(MOD(SUM([.L244]-[.L$2];[.T$2]);[.R$2]-[.L$2]);[.L$2])" office:value-type="time" office:time-value="PT17H30M00S" calcext:value-type="time">
            <text:p>17:30:00</text:p>
          </table:table-cell>
          <table:table-cell table:style-name="ce11" table:formula="of:=IF([.L245]&lt;[.L244];[.M244]+[.H$2];[.M244])" office:value-type="float" office:value="960" calcext:value-type="float">
            <text:p>960</text:p>
          </table:table-cell>
          <table:table-cell table:style-name="ce11" table:formula="of:=OFFSET([.C$4];[.M245];0)" office:value-type="float" office:value="43761" calcext:value-type="float">
            <text:p>43761</text:p>
          </table:table-cell>
          <table:table-cell table:style-name="ce36" table:formula="of:=[.L245]" office:value-type="float" office:value="0.729166666666661" calcext:value-type="float">
            <text:p>0.729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5];0)&lt;=[.O2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1T18:30:08.402015" calcext:value-type="date">
            <text:p>2019-10-11 18:30:08</text:p>
          </table:table-cell>
          <table:table-cell table:style-name="ce7" table:formula="of:=[.A246]" office:value-type="date" office:date-value="2019-10-11T18:30:08.402015" calcext:value-type="date">
            <text:p>2019-10-11 18:30:08</text:p>
          </table:table-cell>
          <table:table-cell table:formula="of:=TRUNC([.A246])" office:value-type="float" office:value="43749" calcext:value-type="float">
            <text:p>43749</text:p>
          </table:table-cell>
          <table:table-cell table:style-name="ce12" table:formula="of:=[.B246]-[.C246]" office:value-type="date" office:date-value="1899-12-30T18:30:08.40201533865" calcext:value-type="date">
            <text:p>12/30/99 06:30 PM</text:p>
          </table:table-cell>
          <table:table-cell table:formula="of:=MOD([.E245]-[.$E$2];[.$H$2])+1+[.$E$2]" office:value-type="float" office:value="224" calcext:value-type="float">
            <text:p>224</text:p>
          </table:table-cell>
          <table:table-cell table:formula="of:=MOD([.F245]+1/[.$H$2];5)" office:value-type="float" office:value="4.04999999999999" calcext:value-type="float">
            <text:p>4,04999999999999</text:p>
          </table:table-cell>
          <table:table-cell table:formula="of:=IF([.F246]=0;[.G245]+2+1/[.$H$2];[.G245]+1/[.$H$2])" office:value-type="float" office:value="4.04999999999999" calcext:value-type="float">
            <text:p>4,04999999999999</text:p>
          </table:table-cell>
          <table:table-cell table:number-columns-repeated="4"/>
          <table:table-cell table:style-name="ce35" table:formula="of:=SUM(MOD(SUM([.L245]-[.L$2];[.T$2]);[.R$2]-[.L$2]);[.L$2])" office:value-type="time" office:time-value="PT17H40M00S" calcext:value-type="time">
            <text:p>17:40:00</text:p>
          </table:table-cell>
          <table:table-cell table:style-name="ce11" table:formula="of:=IF([.L246]&lt;[.L245];[.M245]+[.H$2];[.M245])" office:value-type="float" office:value="960" calcext:value-type="float">
            <text:p>960</text:p>
          </table:table-cell>
          <table:table-cell table:style-name="ce11" table:formula="of:=OFFSET([.C$4];[.M246];0)" office:value-type="float" office:value="43761" calcext:value-type="float">
            <text:p>43761</text:p>
          </table:table-cell>
          <table:table-cell table:style-name="ce36" table:formula="of:=[.L246]" office:value-type="float" office:value="0.736111111111106" calcext:value-type="float">
            <text:p>0.7361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6];0)&lt;=[.O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1T18:26:40.934765" calcext:value-type="date">
            <text:p>2019-10-11 18:26:41</text:p>
          </table:table-cell>
          <table:table-cell table:style-name="ce7" table:formula="of:=[.A247]" office:value-type="date" office:date-value="2019-10-11T18:26:40.934765" calcext:value-type="date">
            <text:p>2019-10-11 18:26:41</text:p>
          </table:table-cell>
          <table:table-cell table:formula="of:=TRUNC([.A247])" office:value-type="float" office:value="43749" calcext:value-type="float">
            <text:p>43749</text:p>
          </table:table-cell>
          <table:table-cell table:style-name="ce12" table:formula="of:=[.B247]-[.C247]" office:value-type="date" office:date-value="1899-12-30T18:26:40.93476532493" calcext:value-type="date">
            <text:p>12/30/99 06:26 PM</text:p>
          </table:table-cell>
          <table:table-cell table:formula="of:=MOD([.E246]-[.$E$2];[.$H$2])+1+[.$E$2]" office:value-type="float" office:value="225" calcext:value-type="float">
            <text:p>225</text:p>
          </table:table-cell>
          <table:table-cell table:formula="of:=MOD([.F246]+1/[.$H$2];5)" office:value-type="float" office:value="4.06666666666666" calcext:value-type="float">
            <text:p>4,06666666666666</text:p>
          </table:table-cell>
          <table:table-cell table:formula="of:=IF([.F247]=0;[.G246]+2+1/[.$H$2];[.G246]+1/[.$H$2])" office:value-type="float" office:value="4.06666666666666" calcext:value-type="float">
            <text:p>4,06666666666666</text:p>
          </table:table-cell>
          <table:table-cell table:number-columns-repeated="4"/>
          <table:table-cell table:style-name="ce35" table:formula="of:=SUM(MOD(SUM([.L246]-[.L$2];[.T$2]);[.R$2]-[.L$2]);[.L$2])" office:value-type="time" office:time-value="PT17H50M00S" calcext:value-type="time">
            <text:p>17:50:00</text:p>
          </table:table-cell>
          <table:table-cell table:style-name="ce11" table:formula="of:=IF([.L247]&lt;[.L246];[.M246]+[.H$2];[.M246])" office:value-type="float" office:value="960" calcext:value-type="float">
            <text:p>960</text:p>
          </table:table-cell>
          <table:table-cell table:style-name="ce11" table:formula="of:=OFFSET([.C$4];[.M247];0)" office:value-type="float" office:value="43761" calcext:value-type="float">
            <text:p>43761</text:p>
          </table:table-cell>
          <table:table-cell table:style-name="ce36" table:formula="of:=[.L247]" office:value-type="float" office:value="0.74305555555555" calcext:value-type="float">
            <text:p>0.7430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7];0)&lt;=[.O2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1T17:56:19.648224" calcext:value-type="date">
            <text:p>2019-10-11 17:56:20</text:p>
          </table:table-cell>
          <table:table-cell table:style-name="ce7" table:formula="of:=[.A248]" office:value-type="date" office:date-value="2019-10-11T17:56:19.648224" calcext:value-type="date">
            <text:p>2019-10-11 17:56:20</text:p>
          </table:table-cell>
          <table:table-cell table:formula="of:=TRUNC([.A248])" office:value-type="float" office:value="43749" calcext:value-type="float">
            <text:p>43749</text:p>
          </table:table-cell>
          <table:table-cell table:style-name="ce12" table:formula="of:=[.B248]-[.C248]" office:value-type="date" office:date-value="1899-12-30T17:56:19.64822358917" calcext:value-type="date">
            <text:p>12/30/99 05:56 PM</text:p>
          </table:table-cell>
          <table:table-cell table:formula="of:=MOD([.E247]-[.$E$2];[.$H$2])+1+[.$E$2]" office:value-type="float" office:value="226" calcext:value-type="float">
            <text:p>226</text:p>
          </table:table-cell>
          <table:table-cell table:formula="of:=MOD([.F247]+1/[.$H$2];5)" office:value-type="float" office:value="4.08333333333332" calcext:value-type="float">
            <text:p>4,08333333333332</text:p>
          </table:table-cell>
          <table:table-cell table:formula="of:=IF([.F248]=0;[.G247]+2+1/[.$H$2];[.G247]+1/[.$H$2])" office:value-type="float" office:value="4.08333333333332" calcext:value-type="float">
            <text:p>4,08333333333332</text:p>
          </table:table-cell>
          <table:table-cell table:number-columns-repeated="4"/>
          <table:table-cell table:style-name="ce35" table:formula="of:=SUM(MOD(SUM([.L247]-[.L$2];[.T$2]);[.R$2]-[.L$2]);[.L$2])" office:value-type="time" office:time-value="PT18H00M00S" calcext:value-type="time">
            <text:p>18:00:00</text:p>
          </table:table-cell>
          <table:table-cell table:style-name="ce11" table:formula="of:=IF([.L248]&lt;[.L247];[.M247]+[.H$2];[.M247])" office:value-type="float" office:value="960" calcext:value-type="float">
            <text:p>960</text:p>
          </table:table-cell>
          <table:table-cell table:style-name="ce11" table:formula="of:=OFFSET([.C$4];[.M248];0)" office:value-type="float" office:value="43761" calcext:value-type="float">
            <text:p>43761</text:p>
          </table:table-cell>
          <table:table-cell table:style-name="ce36" table:formula="of:=[.L248]" office:value-type="float" office:value="0.749999999999995" calcext:value-type="float">
            <text:p>0.7499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8];0)&lt;=[.O2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1T18:18:44.814593" calcext:value-type="date">
            <text:p>2019-10-11 18:18:45</text:p>
          </table:table-cell>
          <table:table-cell table:style-name="ce7" table:formula="of:=[.A249]" office:value-type="date" office:date-value="2019-10-11T18:18:44.814593" calcext:value-type="date">
            <text:p>2019-10-11 18:18:45</text:p>
          </table:table-cell>
          <table:table-cell table:formula="of:=TRUNC([.A249])" office:value-type="float" office:value="43749" calcext:value-type="float">
            <text:p>43749</text:p>
          </table:table-cell>
          <table:table-cell table:style-name="ce12" table:formula="of:=[.B249]-[.C249]" office:value-type="date" office:date-value="1899-12-30T18:18:44.81459272094" calcext:value-type="date">
            <text:p>12/30/99 06:18 PM</text:p>
          </table:table-cell>
          <table:table-cell table:formula="of:=MOD([.E248]-[.$E$2];[.$H$2])+1+[.$E$2]" office:value-type="float" office:value="227" calcext:value-type="float">
            <text:p>227</text:p>
          </table:table-cell>
          <table:table-cell table:formula="of:=MOD([.F248]+1/[.$H$2];5)" office:value-type="float" office:value="4.09999999999999" calcext:value-type="float">
            <text:p>4,09999999999999</text:p>
          </table:table-cell>
          <table:table-cell table:formula="of:=IF([.F249]=0;[.G248]+2+1/[.$H$2];[.G248]+1/[.$H$2])" office:value-type="float" office:value="4.09999999999999" calcext:value-type="float">
            <text:p>4,09999999999999</text:p>
          </table:table-cell>
          <table:table-cell table:number-columns-repeated="4"/>
          <table:table-cell table:style-name="ce35" table:formula="of:=SUM(MOD(SUM([.L248]-[.L$2];[.T$2]);[.R$2]-[.L$2]);[.L$2])" office:value-type="time" office:time-value="PT18H10M00S" calcext:value-type="time">
            <text:p>18:10:00</text:p>
          </table:table-cell>
          <table:table-cell table:style-name="ce11" table:formula="of:=IF([.L249]&lt;[.L248];[.M248]+[.H$2];[.M248])" office:value-type="float" office:value="960" calcext:value-type="float">
            <text:p>960</text:p>
          </table:table-cell>
          <table:table-cell table:style-name="ce11" table:formula="of:=OFFSET([.C$4];[.M249];0)" office:value-type="float" office:value="43761" calcext:value-type="float">
            <text:p>43761</text:p>
          </table:table-cell>
          <table:table-cell table:style-name="ce36" table:formula="of:=[.L249]" office:value-type="float" office:value="0.756944444444439" calcext:value-type="float">
            <text:p>0.7569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9];0)&lt;=[.O2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1T17:55:51.514197" calcext:value-type="date">
            <text:p>2019-10-11 17:55:52</text:p>
          </table:table-cell>
          <table:table-cell table:style-name="ce7" table:formula="of:=[.A250]" office:value-type="date" office:date-value="2019-10-11T17:55:51.514197" calcext:value-type="date">
            <text:p>2019-10-11 17:55:52</text:p>
          </table:table-cell>
          <table:table-cell table:formula="of:=TRUNC([.A250])" office:value-type="float" office:value="43749" calcext:value-type="float">
            <text:p>43749</text:p>
          </table:table-cell>
          <table:table-cell table:style-name="ce12" table:formula="of:=[.B250]-[.C250]" office:value-type="date" office:date-value="1899-12-30T17:55:51.51419669855" calcext:value-type="date">
            <text:p>12/30/99 05:55 PM</text:p>
          </table:table-cell>
          <table:table-cell table:formula="of:=MOD([.E249]-[.$E$2];[.$H$2])+1+[.$E$2]" office:value-type="float" office:value="228" calcext:value-type="float">
            <text:p>228</text:p>
          </table:table-cell>
          <table:table-cell table:formula="of:=MOD([.F249]+1/[.$H$2];5)" office:value-type="float" office:value="4.11666666666666" calcext:value-type="float">
            <text:p>4,11666666666666</text:p>
          </table:table-cell>
          <table:table-cell table:formula="of:=IF([.F250]=0;[.G249]+2+1/[.$H$2];[.G249]+1/[.$H$2])" office:value-type="float" office:value="4.11666666666666" calcext:value-type="float">
            <text:p>4,11666666666666</text:p>
          </table:table-cell>
          <table:table-cell table:number-columns-repeated="4"/>
          <table:table-cell table:style-name="ce35" table:formula="of:=SUM(MOD(SUM([.L249]-[.L$2];[.T$2]);[.R$2]-[.L$2]);[.L$2])" office:value-type="time" office:time-value="PT18H20M00S" calcext:value-type="time">
            <text:p>18:20:00</text:p>
          </table:table-cell>
          <table:table-cell table:style-name="ce11" table:formula="of:=IF([.L250]&lt;[.L249];[.M249]+[.H$2];[.M249])" office:value-type="float" office:value="960" calcext:value-type="float">
            <text:p>960</text:p>
          </table:table-cell>
          <table:table-cell table:style-name="ce11" table:formula="of:=OFFSET([.C$4];[.M250];0)" office:value-type="float" office:value="43761" calcext:value-type="float">
            <text:p>43761</text:p>
          </table:table-cell>
          <table:table-cell table:style-name="ce36" table:formula="of:=[.L250]" office:value-type="float" office:value="0.763888888888883" calcext:value-type="float">
            <text:p>0.7638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0];0)&lt;=[.O2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1T18:16:59.929956" calcext:value-type="date">
            <text:p>2019-10-11 18:17:00</text:p>
          </table:table-cell>
          <table:table-cell table:style-name="ce7" table:formula="of:=[.A251]" office:value-type="date" office:date-value="2019-10-11T18:16:59.929956" calcext:value-type="date">
            <text:p>2019-10-11 18:17:00</text:p>
          </table:table-cell>
          <table:table-cell table:formula="of:=TRUNC([.A251])" office:value-type="float" office:value="43749" calcext:value-type="float">
            <text:p>43749</text:p>
          </table:table-cell>
          <table:table-cell table:style-name="ce12" table:formula="of:=[.B251]-[.C251]" office:value-type="date" office:date-value="1899-12-30T18:16:59.92995617911" calcext:value-type="date">
            <text:p>12/30/99 06:17 PM</text:p>
          </table:table-cell>
          <table:table-cell table:formula="of:=MOD([.E250]-[.$E$2];[.$H$2])+1+[.$E$2]" office:value-type="float" office:value="229" calcext:value-type="float">
            <text:p>229</text:p>
          </table:table-cell>
          <table:table-cell table:formula="of:=MOD([.F250]+1/[.$H$2];5)" office:value-type="float" office:value="4.13333333333332" calcext:value-type="float">
            <text:p>4,13333333333332</text:p>
          </table:table-cell>
          <table:table-cell table:formula="of:=IF([.F251]=0;[.G250]+2+1/[.$H$2];[.G250]+1/[.$H$2])" office:value-type="float" office:value="4.13333333333332" calcext:value-type="float">
            <text:p>4,13333333333332</text:p>
          </table:table-cell>
          <table:table-cell table:number-columns-repeated="4"/>
          <table:table-cell table:style-name="ce35" table:formula="of:=SUM(MOD(SUM([.L250]-[.L$2];[.T$2]);[.R$2]-[.L$2]);[.L$2])" office:value-type="time" office:time-value="PT18H30M00S" calcext:value-type="time">
            <text:p>18:30:00</text:p>
          </table:table-cell>
          <table:table-cell table:style-name="ce11" table:formula="of:=IF([.L251]&lt;[.L250];[.M250]+[.H$2];[.M250])" office:value-type="float" office:value="960" calcext:value-type="float">
            <text:p>960</text:p>
          </table:table-cell>
          <table:table-cell table:style-name="ce11" table:formula="of:=OFFSET([.C$4];[.M251];0)" office:value-type="float" office:value="43761" calcext:value-type="float">
            <text:p>43761</text:p>
          </table:table-cell>
          <table:table-cell table:style-name="ce36" table:formula="of:=[.L251]" office:value-type="float" office:value="0.770833333333328" calcext:value-type="float">
            <text:p>0.7708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1];0)&lt;=[.O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1T17:57:06.578612" calcext:value-type="date">
            <text:p>2019-10-11 17:57:07</text:p>
          </table:table-cell>
          <table:table-cell table:style-name="ce7" table:formula="of:=[.A252]" office:value-type="date" office:date-value="2019-10-11T17:57:06.578612" calcext:value-type="date">
            <text:p>2019-10-11 17:57:07</text:p>
          </table:table-cell>
          <table:table-cell table:formula="of:=TRUNC([.A252])" office:value-type="float" office:value="43749" calcext:value-type="float">
            <text:p>43749</text:p>
          </table:table-cell>
          <table:table-cell table:style-name="ce12" table:formula="of:=[.B252]-[.C252]" office:value-type="date" office:date-value="1899-12-30T17:57:06.57861239277" calcext:value-type="date">
            <text:p>12/30/99 05:57 PM</text:p>
          </table:table-cell>
          <table:table-cell table:formula="of:=MOD([.E251]-[.$E$2];[.$H$2])+1+[.$E$2]" office:value-type="float" office:value="230" calcext:value-type="float">
            <text:p>230</text:p>
          </table:table-cell>
          <table:table-cell table:formula="of:=MOD([.F251]+1/[.$H$2];5)" office:value-type="float" office:value="4.14999999999999" calcext:value-type="float">
            <text:p>4,14999999999999</text:p>
          </table:table-cell>
          <table:table-cell table:formula="of:=IF([.F252]=0;[.G251]+2+1/[.$H$2];[.G251]+1/[.$H$2])" office:value-type="float" office:value="4.14999999999999" calcext:value-type="float">
            <text:p>4,14999999999999</text:p>
          </table:table-cell>
          <table:table-cell table:number-columns-repeated="4"/>
          <table:table-cell table:style-name="ce35" table:formula="of:=SUM(MOD(SUM([.L251]-[.L$2];[.T$2]);[.R$2]-[.L$2]);[.L$2])" office:value-type="time" office:time-value="PT18H40M00S" calcext:value-type="time">
            <text:p>18:40:00</text:p>
          </table:table-cell>
          <table:table-cell table:style-name="ce11" table:formula="of:=IF([.L252]&lt;[.L251];[.M251]+[.H$2];[.M251])" office:value-type="float" office:value="960" calcext:value-type="float">
            <text:p>960</text:p>
          </table:table-cell>
          <table:table-cell table:style-name="ce11" table:formula="of:=OFFSET([.C$4];[.M252];0)" office:value-type="float" office:value="43761" calcext:value-type="float">
            <text:p>43761</text:p>
          </table:table-cell>
          <table:table-cell table:style-name="ce36" table:formula="of:=[.L252]" office:value-type="float" office:value="0.777777777777772" calcext:value-type="float">
            <text:p>0.7777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2];0)&lt;=[.O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1T17:43:59.752211" calcext:value-type="date">
            <text:p>2019-10-11 17:44:00</text:p>
          </table:table-cell>
          <table:table-cell table:style-name="ce7" table:formula="of:=[.A253]" office:value-type="date" office:date-value="2019-10-11T17:43:59.752211" calcext:value-type="date">
            <text:p>2019-10-11 17:44:00</text:p>
          </table:table-cell>
          <table:table-cell table:formula="of:=TRUNC([.A253])" office:value-type="float" office:value="43749" calcext:value-type="float">
            <text:p>43749</text:p>
          </table:table-cell>
          <table:table-cell table:style-name="ce12" table:formula="of:=[.B253]-[.C253]" office:value-type="date" office:date-value="1899-12-30T17:43:59.7522110492" calcext:value-type="date">
            <text:p>12/30/99 05:44 PM</text:p>
          </table:table-cell>
          <table:table-cell table:formula="of:=MOD([.E252]-[.$E$2];[.$H$2])+1+[.$E$2]" office:value-type="float" office:value="231" calcext:value-type="float">
            <text:p>231</text:p>
          </table:table-cell>
          <table:table-cell table:formula="of:=MOD([.F252]+1/[.$H$2];5)" office:value-type="float" office:value="4.16666666666666" calcext:value-type="float">
            <text:p>4,16666666666666</text:p>
          </table:table-cell>
          <table:table-cell table:formula="of:=IF([.F253]=0;[.G252]+2+1/[.$H$2];[.G252]+1/[.$H$2])" office:value-type="float" office:value="4.16666666666666" calcext:value-type="float">
            <text:p>4,16666666666666</text:p>
          </table:table-cell>
          <table:table-cell table:number-columns-repeated="4"/>
          <table:table-cell table:style-name="ce35" table:formula="of:=SUM(MOD(SUM([.L252]-[.L$2];[.T$2]);[.R$2]-[.L$2]);[.L$2])" office:value-type="time" office:time-value="PT18H50M00S" calcext:value-type="time">
            <text:p>18:50:00</text:p>
          </table:table-cell>
          <table:table-cell table:style-name="ce11" table:formula="of:=IF([.L253]&lt;[.L252];[.M252]+[.H$2];[.M252])" office:value-type="float" office:value="960" calcext:value-type="float">
            <text:p>960</text:p>
          </table:table-cell>
          <table:table-cell table:style-name="ce11" table:formula="of:=OFFSET([.C$4];[.M253];0)" office:value-type="float" office:value="43761" calcext:value-type="float">
            <text:p>43761</text:p>
          </table:table-cell>
          <table:table-cell table:style-name="ce36" table:formula="of:=[.L253]" office:value-type="float" office:value="0.784722222222217" calcext:value-type="float">
            <text:p>0.7847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3];0)&lt;=[.O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1T17:57:28.945587" calcext:value-type="date">
            <text:p>2019-10-11 17:57:29</text:p>
          </table:table-cell>
          <table:table-cell table:style-name="ce7" table:formula="of:=[.A254]" office:value-type="date" office:date-value="2019-10-11T17:57:28.945587" calcext:value-type="date">
            <text:p>2019-10-11 17:57:29</text:p>
          </table:table-cell>
          <table:table-cell table:formula="of:=TRUNC([.A254])" office:value-type="float" office:value="43749" calcext:value-type="float">
            <text:p>43749</text:p>
          </table:table-cell>
          <table:table-cell table:style-name="ce12" table:formula="of:=[.B254]-[.C254]" office:value-type="date" office:date-value="1899-12-30T17:57:28.94558710512" calcext:value-type="date">
            <text:p>12/30/99 05:57 PM</text:p>
          </table:table-cell>
          <table:table-cell table:formula="of:=MOD([.E253]-[.$E$2];[.$H$2])+1+[.$E$2]" office:value-type="float" office:value="232" calcext:value-type="float">
            <text:p>232</text:p>
          </table:table-cell>
          <table:table-cell table:formula="of:=MOD([.F253]+1/[.$H$2];5)" office:value-type="float" office:value="4.18333333333332" calcext:value-type="float">
            <text:p>4,18333333333332</text:p>
          </table:table-cell>
          <table:table-cell table:formula="of:=IF([.F254]=0;[.G253]+2+1/[.$H$2];[.G253]+1/[.$H$2])" office:value-type="float" office:value="4.18333333333332" calcext:value-type="float">
            <text:p>4,18333333333332</text:p>
          </table:table-cell>
          <table:table-cell table:number-columns-repeated="4"/>
          <table:table-cell table:style-name="ce35" table:formula="of:=SUM(MOD(SUM([.L253]-[.L$2];[.T$2]);[.R$2]-[.L$2]);[.L$2])" office:value-type="time" office:time-value="PT19H00M00S" calcext:value-type="time">
            <text:p>19:00:00</text:p>
          </table:table-cell>
          <table:table-cell table:style-name="ce11" table:formula="of:=IF([.L254]&lt;[.L253];[.M253]+[.H$2];[.M253])" office:value-type="float" office:value="960" calcext:value-type="float">
            <text:p>960</text:p>
          </table:table-cell>
          <table:table-cell table:style-name="ce11" table:formula="of:=OFFSET([.C$4];[.M254];0)" office:value-type="float" office:value="43761" calcext:value-type="float">
            <text:p>43761</text:p>
          </table:table-cell>
          <table:table-cell table:style-name="ce36" table:formula="of:=[.L254]" office:value-type="float" office:value="0.791666666666661" calcext:value-type="float">
            <text:p>0.7916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4];0)&lt;=[.O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1T18:21:58.537313" calcext:value-type="date">
            <text:p>2019-10-11 18:21:59</text:p>
          </table:table-cell>
          <table:table-cell table:style-name="ce7" table:formula="of:=[.A255]" office:value-type="date" office:date-value="2019-10-11T18:21:58.537313" calcext:value-type="date">
            <text:p>2019-10-11 18:21:59</text:p>
          </table:table-cell>
          <table:table-cell table:formula="of:=TRUNC([.A255])" office:value-type="float" office:value="43749" calcext:value-type="float">
            <text:p>43749</text:p>
          </table:table-cell>
          <table:table-cell table:style-name="ce12" table:formula="of:=[.B255]-[.C255]" office:value-type="date" office:date-value="1899-12-30T18:21:58.5373129556" calcext:value-type="date">
            <text:p>12/30/99 06:21 PM</text:p>
          </table:table-cell>
          <table:table-cell table:formula="of:=MOD([.E254]-[.$E$2];[.$H$2])+1+[.$E$2]" office:value-type="float" office:value="233" calcext:value-type="float">
            <text:p>233</text:p>
          </table:table-cell>
          <table:table-cell table:formula="of:=MOD([.F254]+1/[.$H$2];5)" office:value-type="float" office:value="4.19999999999999" calcext:value-type="float">
            <text:p>4,19999999999999</text:p>
          </table:table-cell>
          <table:table-cell table:formula="of:=IF([.F255]=0;[.G254]+2+1/[.$H$2];[.G254]+1/[.$H$2])" office:value-type="float" office:value="4.19999999999999" calcext:value-type="float">
            <text:p>4,19999999999999</text:p>
          </table:table-cell>
          <table:table-cell table:number-columns-repeated="4"/>
          <table:table-cell table:style-name="ce35" table:formula="of:=SUM(MOD(SUM([.L254]-[.L$2];[.T$2]);[.R$2]-[.L$2]);[.L$2])" office:value-type="time" office:time-value="PT19H10M00S" calcext:value-type="time">
            <text:p>19:10:00</text:p>
          </table:table-cell>
          <table:table-cell table:style-name="ce11" table:formula="of:=IF([.L255]&lt;[.L254];[.M254]+[.H$2];[.M254])" office:value-type="float" office:value="960" calcext:value-type="float">
            <text:p>960</text:p>
          </table:table-cell>
          <table:table-cell table:style-name="ce11" table:formula="of:=OFFSET([.C$4];[.M255];0)" office:value-type="float" office:value="43761" calcext:value-type="float">
            <text:p>43761</text:p>
          </table:table-cell>
          <table:table-cell table:style-name="ce36" table:formula="of:=[.L255]" office:value-type="float" office:value="0.798611111111106" calcext:value-type="float">
            <text:p>0.79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5];0)&lt;=[.O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1T18:16:52.928646" calcext:value-type="date">
            <text:p>2019-10-11 18:16:53</text:p>
          </table:table-cell>
          <table:table-cell table:style-name="ce7" table:formula="of:=[.A256]" office:value-type="date" office:date-value="2019-10-11T18:16:52.928646" calcext:value-type="date">
            <text:p>2019-10-11 18:16:53</text:p>
          </table:table-cell>
          <table:table-cell table:formula="of:=TRUNC([.A256])" office:value-type="float" office:value="43749" calcext:value-type="float">
            <text:p>43749</text:p>
          </table:table-cell>
          <table:table-cell table:style-name="ce12" table:formula="of:=[.B256]-[.C256]" office:value-type="date" office:date-value="1899-12-30T18:16:52.9286457086" calcext:value-type="date">
            <text:p>12/30/99 06:16 PM</text:p>
          </table:table-cell>
          <table:table-cell table:formula="of:=MOD([.E255]-[.$E$2];[.$H$2])+1+[.$E$2]" office:value-type="float" office:value="234" calcext:value-type="float">
            <text:p>234</text:p>
          </table:table-cell>
          <table:table-cell table:formula="of:=MOD([.F255]+1/[.$H$2];5)" office:value-type="float" office:value="4.21666666666666" calcext:value-type="float">
            <text:p>4,21666666666666</text:p>
          </table:table-cell>
          <table:table-cell table:formula="of:=IF([.F256]=0;[.G255]+2+1/[.$H$2];[.G255]+1/[.$H$2])" office:value-type="float" office:value="4.21666666666666" calcext:value-type="float">
            <text:p>4,21666666666666</text:p>
          </table:table-cell>
          <table:table-cell table:number-columns-repeated="4"/>
          <table:table-cell table:style-name="ce35" table:formula="of:=SUM(MOD(SUM([.L255]-[.L$2];[.T$2]);[.R$2]-[.L$2]);[.L$2])" office:value-type="time" office:time-value="PT19H20M00S" calcext:value-type="time">
            <text:p>19:20:00</text:p>
          </table:table-cell>
          <table:table-cell table:style-name="ce11" table:formula="of:=IF([.L256]&lt;[.L255];[.M255]+[.H$2];[.M255])" office:value-type="float" office:value="960" calcext:value-type="float">
            <text:p>960</text:p>
          </table:table-cell>
          <table:table-cell table:style-name="ce11" table:formula="of:=OFFSET([.C$4];[.M256];0)" office:value-type="float" office:value="43761" calcext:value-type="float">
            <text:p>43761</text:p>
          </table:table-cell>
          <table:table-cell table:style-name="ce36" table:formula="of:=[.L256]" office:value-type="float" office:value="0.80555555555555" calcext:value-type="float">
            <text:p>0.80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6];0)&lt;=[.O2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1T18:09:08.315885" calcext:value-type="date">
            <text:p>2019-10-11 18:09:08</text:p>
          </table:table-cell>
          <table:table-cell table:style-name="ce7" table:formula="of:=[.A257]" office:value-type="date" office:date-value="2019-10-11T18:09:08.315885" calcext:value-type="date">
            <text:p>2019-10-11 18:09:08</text:p>
          </table:table-cell>
          <table:table-cell table:formula="of:=TRUNC([.A257])" office:value-type="float" office:value="43749" calcext:value-type="float">
            <text:p>43749</text:p>
          </table:table-cell>
          <table:table-cell table:style-name="ce12" table:formula="of:=[.B257]-[.C257]" office:value-type="date" office:date-value="1899-12-30T18:09:08.31588466186" calcext:value-type="date">
            <text:p>12/30/99 06:09 PM</text:p>
          </table:table-cell>
          <table:table-cell table:formula="of:=MOD([.E256]-[.$E$2];[.$H$2])+1+[.$E$2]" office:value-type="float" office:value="235" calcext:value-type="float">
            <text:p>235</text:p>
          </table:table-cell>
          <table:table-cell table:formula="of:=MOD([.F256]+1/[.$H$2];5)" office:value-type="float" office:value="4.23333333333332" calcext:value-type="float">
            <text:p>4,23333333333332</text:p>
          </table:table-cell>
          <table:table-cell table:formula="of:=IF([.F257]=0;[.G256]+2+1/[.$H$2];[.G256]+1/[.$H$2])" office:value-type="float" office:value="4.23333333333332" calcext:value-type="float">
            <text:p>4,23333333333332</text:p>
          </table:table-cell>
          <table:table-cell table:number-columns-repeated="4"/>
          <table:table-cell table:style-name="ce35" table:formula="of:=SUM(MOD(SUM([.L256]-[.L$2];[.T$2]);[.R$2]-[.L$2]);[.L$2])" office:value-type="time" office:time-value="PT19H30M00S" calcext:value-type="time">
            <text:p>19:30:00</text:p>
          </table:table-cell>
          <table:table-cell table:style-name="ce11" table:formula="of:=IF([.L257]&lt;[.L256];[.M256]+[.H$2];[.M256])" office:value-type="float" office:value="960" calcext:value-type="float">
            <text:p>960</text:p>
          </table:table-cell>
          <table:table-cell table:style-name="ce11" table:formula="of:=OFFSET([.C$4];[.M257];0)" office:value-type="float" office:value="43761" calcext:value-type="float">
            <text:p>43761</text:p>
          </table:table-cell>
          <table:table-cell table:style-name="ce36" table:formula="of:=[.L257]" office:value-type="float" office:value="0.812499999999994" calcext:value-type="float">
            <text:p>0.8124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7];0)&lt;=[.O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1T18:15:33.504197" calcext:value-type="date">
            <text:p>2019-10-11 18:15:34</text:p>
          </table:table-cell>
          <table:table-cell table:style-name="ce7" table:formula="of:=[.A258]" office:value-type="date" office:date-value="2019-10-11T18:15:33.504197" calcext:value-type="date">
            <text:p>2019-10-11 18:15:34</text:p>
          </table:table-cell>
          <table:table-cell table:formula="of:=TRUNC([.A258])" office:value-type="float" office:value="43749" calcext:value-type="float">
            <text:p>43749</text:p>
          </table:table-cell>
          <table:table-cell table:style-name="ce12" table:formula="of:=[.B258]-[.C258]" office:value-type="date" office:date-value="1899-12-30T18:15:33.504197211" calcext:value-type="date">
            <text:p>12/30/99 06:15 PM</text:p>
          </table:table-cell>
          <table:table-cell table:formula="of:=MOD([.E257]-[.$E$2];[.$H$2])+1+[.$E$2]" office:value-type="float" office:value="236" calcext:value-type="float">
            <text:p>236</text:p>
          </table:table-cell>
          <table:table-cell table:formula="of:=MOD([.F257]+1/[.$H$2];5)" office:value-type="float" office:value="4.24999999999999" calcext:value-type="float">
            <text:p>4,24999999999999</text:p>
          </table:table-cell>
          <table:table-cell table:formula="of:=IF([.F258]=0;[.G257]+2+1/[.$H$2];[.G257]+1/[.$H$2])" office:value-type="float" office:value="4.24999999999999" calcext:value-type="float">
            <text:p>4,24999999999999</text:p>
          </table:table-cell>
          <table:table-cell table:number-columns-repeated="4"/>
          <table:table-cell table:style-name="ce35" table:formula="of:=SUM(MOD(SUM([.L257]-[.L$2];[.T$2]);[.R$2]-[.L$2]);[.L$2])" office:value-type="time" office:time-value="PT17H10M00S" calcext:value-type="time">
            <text:p>17:10:00</text:p>
          </table:table-cell>
          <table:table-cell table:style-name="ce11" table:formula="of:=IF([.L258]&lt;[.L257];[.M257]+[.H$2];[.M257])" office:value-type="float" office:value="1020" calcext:value-type="float">
            <text:p>1020</text:p>
          </table:table-cell>
          <table:table-cell table:style-name="ce11" table:formula="of:=OFFSET([.C$4];[.M258];0)" office:value-type="float" office:value="43762" calcext:value-type="float">
            <text:p>43762</text:p>
          </table:table-cell>
          <table:table-cell table:style-name="ce36" table:formula="of:=[.L258]" office:value-type="float" office:value="0.715277777777772" calcext:value-type="float">
            <text:p>0.715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8];0)&lt;=[.O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1T18:07:19.560775" calcext:value-type="date">
            <text:p>2019-10-11 18:07:20</text:p>
          </table:table-cell>
          <table:table-cell table:style-name="ce7" table:formula="of:=[.A259]" office:value-type="date" office:date-value="2019-10-11T18:07:19.560775" calcext:value-type="date">
            <text:p>2019-10-11 18:07:20</text:p>
          </table:table-cell>
          <table:table-cell table:formula="of:=TRUNC([.A259])" office:value-type="float" office:value="43749" calcext:value-type="float">
            <text:p>43749</text:p>
          </table:table-cell>
          <table:table-cell table:style-name="ce12" table:formula="of:=[.B259]-[.C259]" office:value-type="date" office:date-value="1899-12-30T18:07:19.56077524927" calcext:value-type="date">
            <text:p>12/30/99 06:07 PM</text:p>
          </table:table-cell>
          <table:table-cell table:formula="of:=MOD([.E258]-[.$E$2];[.$H$2])+1+[.$E$2]" office:value-type="float" office:value="237" calcext:value-type="float">
            <text:p>237</text:p>
          </table:table-cell>
          <table:table-cell table:formula="of:=MOD([.F258]+1/[.$H$2];5)" office:value-type="float" office:value="4.26666666666666" calcext:value-type="float">
            <text:p>4,26666666666666</text:p>
          </table:table-cell>
          <table:table-cell table:formula="of:=IF([.F259]=0;[.G258]+2+1/[.$H$2];[.G258]+1/[.$H$2])" office:value-type="float" office:value="4.26666666666666" calcext:value-type="float">
            <text:p>4,26666666666666</text:p>
          </table:table-cell>
          <table:table-cell table:number-columns-repeated="4"/>
          <table:table-cell table:style-name="ce35" table:formula="of:=SUM(MOD(SUM([.L258]-[.L$2];[.T$2]);[.R$2]-[.L$2]);[.L$2])" office:value-type="time" office:time-value="PT17H20M00S" calcext:value-type="time">
            <text:p>17:20:00</text:p>
          </table:table-cell>
          <table:table-cell table:style-name="ce11" table:formula="of:=IF([.L259]&lt;[.L258];[.M258]+[.H$2];[.M258])" office:value-type="float" office:value="1020" calcext:value-type="float">
            <text:p>1020</text:p>
          </table:table-cell>
          <table:table-cell table:style-name="ce11" table:formula="of:=OFFSET([.C$4];[.M259];0)" office:value-type="float" office:value="43762" calcext:value-type="float">
            <text:p>43762</text:p>
          </table:table-cell>
          <table:table-cell table:style-name="ce36" table:formula="of:=[.L259]" office:value-type="float" office:value="0.722222222222217" calcext:value-type="float">
            <text:p>0.722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9];0)&lt;=[.O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1T17:52:57.750482" calcext:value-type="date">
            <text:p>2019-10-11 17:52:58</text:p>
          </table:table-cell>
          <table:table-cell table:style-name="ce7" table:formula="of:=[.A260]" office:value-type="date" office:date-value="2019-10-11T17:52:57.750482" calcext:value-type="date">
            <text:p>2019-10-11 17:52:58</text:p>
          </table:table-cell>
          <table:table-cell table:formula="of:=TRUNC([.A260])" office:value-type="float" office:value="43749" calcext:value-type="float">
            <text:p>43749</text:p>
          </table:table-cell>
          <table:table-cell table:style-name="ce12" table:formula="of:=[.B260]-[.C260]" office:value-type="date" office:date-value="1899-12-30T17:52:57.75048231706" calcext:value-type="date">
            <text:p>12/30/99 05:52 PM</text:p>
          </table:table-cell>
          <table:table-cell table:formula="of:=MOD([.E259]-[.$E$2];[.$H$2])+1+[.$E$2]" office:value-type="float" office:value="238" calcext:value-type="float">
            <text:p>238</text:p>
          </table:table-cell>
          <table:table-cell table:formula="of:=MOD([.F259]+1/[.$H$2];5)" office:value-type="float" office:value="4.28333333333332" calcext:value-type="float">
            <text:p>4,28333333333332</text:p>
          </table:table-cell>
          <table:table-cell table:formula="of:=IF([.F260]=0;[.G259]+2+1/[.$H$2];[.G259]+1/[.$H$2])" office:value-type="float" office:value="4.28333333333332" calcext:value-type="float">
            <text:p>4,28333333333332</text:p>
          </table:table-cell>
          <table:table-cell table:number-columns-repeated="4"/>
          <table:table-cell table:style-name="ce35" table:formula="of:=SUM(MOD(SUM([.L259]-[.L$2];[.T$2]);[.R$2]-[.L$2]);[.L$2])" office:value-type="time" office:time-value="PT17H30M00S" calcext:value-type="time">
            <text:p>17:30:00</text:p>
          </table:table-cell>
          <table:table-cell table:style-name="ce11" table:formula="of:=IF([.L260]&lt;[.L259];[.M259]+[.H$2];[.M259])" office:value-type="float" office:value="1020" calcext:value-type="float">
            <text:p>1020</text:p>
          </table:table-cell>
          <table:table-cell table:style-name="ce11" table:formula="of:=OFFSET([.C$4];[.M260];0)" office:value-type="float" office:value="43762" calcext:value-type="float">
            <text:p>43762</text:p>
          </table:table-cell>
          <table:table-cell table:style-name="ce36" table:formula="of:=[.L260]" office:value-type="float" office:value="0.729166666666661" calcext:value-type="float">
            <text:p>0.729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0];0)&lt;=[.O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1T18:12:20.087372" calcext:value-type="date">
            <text:p>2019-10-11 18:12:20</text:p>
          </table:table-cell>
          <table:table-cell table:style-name="ce7" table:formula="of:=[.A261]" office:value-type="date" office:date-value="2019-10-11T18:12:20.087372" calcext:value-type="date">
            <text:p>2019-10-11 18:12:20</text:p>
          </table:table-cell>
          <table:table-cell table:formula="of:=TRUNC([.A261])" office:value-type="float" office:value="43749" calcext:value-type="float">
            <text:p>43749</text:p>
          </table:table-cell>
          <table:table-cell table:style-name="ce12" table:formula="of:=[.B261]-[.C261]" office:value-type="date" office:date-value="1899-12-30T18:12:20.08737201802" calcext:value-type="date">
            <text:p>12/30/99 06:12 PM</text:p>
          </table:table-cell>
          <table:table-cell table:formula="of:=MOD([.E260]-[.$E$2];[.$H$2])+1+[.$E$2]" office:value-type="float" office:value="239" calcext:value-type="float">
            <text:p>239</text:p>
          </table:table-cell>
          <table:table-cell table:formula="of:=MOD([.F260]+1/[.$H$2];5)" office:value-type="float" office:value="4.29999999999999" calcext:value-type="float">
            <text:p>4,29999999999999</text:p>
          </table:table-cell>
          <table:table-cell table:formula="of:=IF([.F261]=0;[.G260]+2+1/[.$H$2];[.G260]+1/[.$H$2])" office:value-type="float" office:value="4.29999999999999" calcext:value-type="float">
            <text:p>4,29999999999999</text:p>
          </table:table-cell>
          <table:table-cell table:number-columns-repeated="4"/>
          <table:table-cell table:style-name="ce35" table:formula="of:=SUM(MOD(SUM([.L260]-[.L$2];[.T$2]);[.R$2]-[.L$2]);[.L$2])" office:value-type="time" office:time-value="PT17H40M00S" calcext:value-type="time">
            <text:p>17:40:00</text:p>
          </table:table-cell>
          <table:table-cell table:style-name="ce11" table:formula="of:=IF([.L261]&lt;[.L260];[.M260]+[.H$2];[.M260])" office:value-type="float" office:value="1020" calcext:value-type="float">
            <text:p>1020</text:p>
          </table:table-cell>
          <table:table-cell table:style-name="ce11" table:formula="of:=OFFSET([.C$4];[.M261];0)" office:value-type="float" office:value="43762" calcext:value-type="float">
            <text:p>43762</text:p>
          </table:table-cell>
          <table:table-cell table:style-name="ce36" table:formula="of:=[.L261]" office:value-type="float" office:value="0.736111111111105" calcext:value-type="float">
            <text:p>0.7361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1];0)&lt;=[.O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1T17:55:31.74846" calcext:value-type="date">
            <text:p>2019-10-11 17:55:32</text:p>
          </table:table-cell>
          <table:table-cell table:style-name="ce7" table:formula="of:=[.A262]" office:value-type="date" office:date-value="2019-10-11T17:55:31.74846" calcext:value-type="date">
            <text:p>2019-10-11 17:55:32</text:p>
          </table:table-cell>
          <table:table-cell table:formula="of:=TRUNC([.A262])" office:value-type="float" office:value="43749" calcext:value-type="float">
            <text:p>43749</text:p>
          </table:table-cell>
          <table:table-cell table:style-name="ce12" table:formula="of:=[.B262]-[.C262]" office:value-type="date" office:date-value="1899-12-30T17:55:31.74845951144" calcext:value-type="date">
            <text:p>12/30/99 05:55 PM</text:p>
          </table:table-cell>
          <table:table-cell table:formula="of:=MOD([.E261]-[.$E$2];[.$H$2])+1+[.$E$2]" office:value-type="float" office:value="240" calcext:value-type="float">
            <text:p>240</text:p>
          </table:table-cell>
          <table:table-cell table:formula="of:=MOD([.F261]+1/[.$H$2];5)" office:value-type="float" office:value="4.31666666666666" calcext:value-type="float">
            <text:p>4,31666666666666</text:p>
          </table:table-cell>
          <table:table-cell table:formula="of:=IF([.F262]=0;[.G261]+2+1/[.$H$2];[.G261]+1/[.$H$2])" office:value-type="float" office:value="4.31666666666666" calcext:value-type="float">
            <text:p>4,31666666666666</text:p>
          </table:table-cell>
          <table:table-cell table:number-columns-repeated="4"/>
          <table:table-cell table:style-name="ce35" table:formula="of:=SUM(MOD(SUM([.L261]-[.L$2];[.T$2]);[.R$2]-[.L$2]);[.L$2])" office:value-type="time" office:time-value="PT17H49M59.999999999S" calcext:value-type="time">
            <text:p>17:50:00</text:p>
          </table:table-cell>
          <table:table-cell table:style-name="ce11" table:formula="of:=IF([.L262]&lt;[.L261];[.M261]+[.H$2];[.M261])" office:value-type="float" office:value="1020" calcext:value-type="float">
            <text:p>1020</text:p>
          </table:table-cell>
          <table:table-cell table:style-name="ce11" table:formula="of:=OFFSET([.C$4];[.M262];0)" office:value-type="float" office:value="43762" calcext:value-type="float">
            <text:p>43762</text:p>
          </table:table-cell>
          <table:table-cell table:style-name="ce36" table:formula="of:=[.L262]" office:value-type="float" office:value="0.74305555555555" calcext:value-type="float">
            <text:p>0.7430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2];0)&lt;=[.O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1T17:43:29.619773" calcext:value-type="date">
            <text:p>2019-10-11 17:43:30</text:p>
          </table:table-cell>
          <table:table-cell table:style-name="ce7" table:formula="of:=[.A263]" office:value-type="date" office:date-value="2019-10-11T17:43:29.619773" calcext:value-type="date">
            <text:p>2019-10-11 17:43:30</text:p>
          </table:table-cell>
          <table:table-cell table:formula="of:=TRUNC([.A263])" office:value-type="float" office:value="43749" calcext:value-type="float">
            <text:p>43749</text:p>
          </table:table-cell>
          <table:table-cell table:style-name="ce12" table:formula="of:=[.B263]-[.C263]" office:value-type="date" office:date-value="1899-12-30T17:43:29.6197728999" calcext:value-type="date">
            <text:p>12/30/99 05:43 PM</text:p>
          </table:table-cell>
          <table:table-cell table:formula="of:=MOD([.E262]-[.$E$2];[.$H$2])+1+[.$E$2]" office:value-type="float" office:value="241" calcext:value-type="float">
            <text:p>241</text:p>
          </table:table-cell>
          <table:table-cell table:formula="of:=MOD([.F262]+1/[.$H$2];5)" office:value-type="float" office:value="4.33333333333332" calcext:value-type="float">
            <text:p>4,33333333333332</text:p>
          </table:table-cell>
          <table:table-cell table:formula="of:=IF([.F263]=0;[.G262]+2+1/[.$H$2];[.G262]+1/[.$H$2])" office:value-type="float" office:value="4.33333333333332" calcext:value-type="float">
            <text:p>4,33333333333332</text:p>
          </table:table-cell>
          <table:table-cell table:number-columns-repeated="4"/>
          <table:table-cell table:style-name="ce35" table:formula="of:=SUM(MOD(SUM([.L262]-[.L$2];[.T$2]);[.R$2]-[.L$2]);[.L$2])" office:value-type="time" office:time-value="PT18H00M00S" calcext:value-type="time">
            <text:p>18:00:00</text:p>
          </table:table-cell>
          <table:table-cell table:style-name="ce11" table:formula="of:=IF([.L263]&lt;[.L262];[.M262]+[.H$2];[.M262])" office:value-type="float" office:value="1020" calcext:value-type="float">
            <text:p>1020</text:p>
          </table:table-cell>
          <table:table-cell table:style-name="ce11" table:formula="of:=OFFSET([.C$4];[.M263];0)" office:value-type="float" office:value="43762" calcext:value-type="float">
            <text:p>43762</text:p>
          </table:table-cell>
          <table:table-cell table:style-name="ce36" table:formula="of:=[.L263]" office:value-type="float" office:value="0.749999999999994" calcext:value-type="float">
            <text:p>0.7499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3];0)&lt;=[.O2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1T17:50:39.809201" calcext:value-type="date">
            <text:p>2019-10-11 17:50:40</text:p>
          </table:table-cell>
          <table:table-cell table:style-name="ce7" table:formula="of:=[.A264]" office:value-type="date" office:date-value="2019-10-11T17:50:39.809201" calcext:value-type="date">
            <text:p>2019-10-11 17:50:40</text:p>
          </table:table-cell>
          <table:table-cell table:formula="of:=TRUNC([.A264])" office:value-type="float" office:value="43749" calcext:value-type="float">
            <text:p>43749</text:p>
          </table:table-cell>
          <table:table-cell table:style-name="ce12" table:formula="of:=[.B264]-[.C264]" office:value-type="date" office:date-value="1899-12-30T17:50:39.80920112226" calcext:value-type="date">
            <text:p>12/30/99 05:50 PM</text:p>
          </table:table-cell>
          <table:table-cell table:formula="of:=MOD([.E263]-[.$E$2];[.$H$2])+1+[.$E$2]" office:value-type="float" office:value="242" calcext:value-type="float">
            <text:p>242</text:p>
          </table:table-cell>
          <table:table-cell table:formula="of:=MOD([.F263]+1/[.$H$2];5)" office:value-type="float" office:value="4.34999999999999" calcext:value-type="float">
            <text:p>4,34999999999999</text:p>
          </table:table-cell>
          <table:table-cell table:formula="of:=IF([.F264]=0;[.G263]+2+1/[.$H$2];[.G263]+1/[.$H$2])" office:value-type="float" office:value="4.34999999999999" calcext:value-type="float">
            <text:p>4,34999999999999</text:p>
          </table:table-cell>
          <table:table-cell table:number-columns-repeated="4"/>
          <table:table-cell table:style-name="ce35" table:formula="of:=SUM(MOD(SUM([.L263]-[.L$2];[.T$2]);[.R$2]-[.L$2]);[.L$2])" office:value-type="time" office:time-value="PT18H10M00S" calcext:value-type="time">
            <text:p>18:10:00</text:p>
          </table:table-cell>
          <table:table-cell table:style-name="ce11" table:formula="of:=IF([.L264]&lt;[.L263];[.M263]+[.H$2];[.M263])" office:value-type="float" office:value="1020" calcext:value-type="float">
            <text:p>1020</text:p>
          </table:table-cell>
          <table:table-cell table:style-name="ce11" table:formula="of:=OFFSET([.C$4];[.M264];0)" office:value-type="float" office:value="43762" calcext:value-type="float">
            <text:p>43762</text:p>
          </table:table-cell>
          <table:table-cell table:style-name="ce36" table:formula="of:=[.L264]" office:value-type="float" office:value="0.756944444444439" calcext:value-type="float">
            <text:p>0.7569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4];0)&lt;=[.O2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1T17:31:12.738505" calcext:value-type="date">
            <text:p>2019-10-11 17:31:13</text:p>
          </table:table-cell>
          <table:table-cell table:style-name="ce7" table:formula="of:=[.A265]" office:value-type="date" office:date-value="2019-10-11T17:31:12.738505" calcext:value-type="date">
            <text:p>2019-10-11 17:31:13</text:p>
          </table:table-cell>
          <table:table-cell table:formula="of:=TRUNC([.A265])" office:value-type="float" office:value="43749" calcext:value-type="float">
            <text:p>43749</text:p>
          </table:table-cell>
          <table:table-cell table:style-name="ce12" table:formula="of:=[.B265]-[.C265]" office:value-type="date" office:date-value="1899-12-30T17:31:12.73850524798" calcext:value-type="date">
            <text:p>12/30/99 05:31 PM</text:p>
          </table:table-cell>
          <table:table-cell table:formula="of:=MOD([.E264]-[.$E$2];[.$H$2])+1+[.$E$2]" office:value-type="float" office:value="243" calcext:value-type="float">
            <text:p>243</text:p>
          </table:table-cell>
          <table:table-cell table:formula="of:=MOD([.F264]+1/[.$H$2];5)" office:value-type="float" office:value="4.36666666666666" calcext:value-type="float">
            <text:p>4,36666666666666</text:p>
          </table:table-cell>
          <table:table-cell table:formula="of:=IF([.F265]=0;[.G264]+2+1/[.$H$2];[.G264]+1/[.$H$2])" office:value-type="float" office:value="4.36666666666666" calcext:value-type="float">
            <text:p>4,36666666666666</text:p>
          </table:table-cell>
          <table:table-cell table:number-columns-repeated="4"/>
          <table:table-cell table:style-name="ce35" table:formula="of:=SUM(MOD(SUM([.L264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65]&lt;[.L264];[.M264]+[.H$2];[.M264])" office:value-type="float" office:value="1020" calcext:value-type="float">
            <text:p>1020</text:p>
          </table:table-cell>
          <table:table-cell table:style-name="ce11" table:formula="of:=OFFSET([.C$4];[.M265];0)" office:value-type="float" office:value="43762" calcext:value-type="float">
            <text:p>43762</text:p>
          </table:table-cell>
          <table:table-cell table:style-name="ce36" table:formula="of:=[.L265]" office:value-type="float" office:value="0.763888888888883" calcext:value-type="float">
            <text:p>0.7638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5];0)&lt;=[.O2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1T18:09:01.984058" calcext:value-type="date">
            <text:p>2019-10-11 18:09:02</text:p>
          </table:table-cell>
          <table:table-cell table:style-name="ce7" table:formula="of:=[.A266]" office:value-type="date" office:date-value="2019-10-11T18:09:01.984058" calcext:value-type="date">
            <text:p>2019-10-11 18:09:02</text:p>
          </table:table-cell>
          <table:table-cell table:formula="of:=TRUNC([.A266])" office:value-type="float" office:value="43749" calcext:value-type="float">
            <text:p>43749</text:p>
          </table:table-cell>
          <table:table-cell table:style-name="ce12" table:formula="of:=[.B266]-[.C266]" office:value-type="date" office:date-value="1899-12-30T18:09:01.98405796196" calcext:value-type="date">
            <text:p>12/30/99 06:09 PM</text:p>
          </table:table-cell>
          <table:table-cell table:formula="of:=MOD([.E265]-[.$E$2];[.$H$2])+1+[.$E$2]" office:value-type="float" office:value="244" calcext:value-type="float">
            <text:p>244</text:p>
          </table:table-cell>
          <table:table-cell table:formula="of:=MOD([.F265]+1/[.$H$2];5)" office:value-type="float" office:value="4.38333333333332" calcext:value-type="float">
            <text:p>4,38333333333332</text:p>
          </table:table-cell>
          <table:table-cell table:formula="of:=IF([.F266]=0;[.G265]+2+1/[.$H$2];[.G265]+1/[.$H$2])" office:value-type="float" office:value="4.38333333333332" calcext:value-type="float">
            <text:p>4,38333333333332</text:p>
          </table:table-cell>
          <table:table-cell table:number-columns-repeated="4"/>
          <table:table-cell table:style-name="ce35" table:formula="of:=SUM(MOD(SUM([.L265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66]&lt;[.L265];[.M265]+[.H$2];[.M265])" office:value-type="float" office:value="1020" calcext:value-type="float">
            <text:p>1020</text:p>
          </table:table-cell>
          <table:table-cell table:style-name="ce11" table:formula="of:=OFFSET([.C$4];[.M266];0)" office:value-type="float" office:value="43762" calcext:value-type="float">
            <text:p>43762</text:p>
          </table:table-cell>
          <table:table-cell table:style-name="ce36" table:formula="of:=[.L266]" office:value-type="float" office:value="0.770833333333327" calcext:value-type="float">
            <text:p>0.7708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6];0)&lt;=[.O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1T18:08:38.062924" calcext:value-type="date">
            <text:p>2019-10-11 18:08:38</text:p>
          </table:table-cell>
          <table:table-cell table:style-name="ce7" table:formula="of:=[.A267]" office:value-type="date" office:date-value="2019-10-11T18:08:38.062924" calcext:value-type="date">
            <text:p>2019-10-11 18:08:38</text:p>
          </table:table-cell>
          <table:table-cell table:formula="of:=TRUNC([.A267])" office:value-type="float" office:value="43749" calcext:value-type="float">
            <text:p>43749</text:p>
          </table:table-cell>
          <table:table-cell table:style-name="ce12" table:formula="of:=[.B267]-[.C267]" office:value-type="date" office:date-value="1899-12-30T18:08:38.0629237555" calcext:value-type="date">
            <text:p>12/30/99 06:08 PM</text:p>
          </table:table-cell>
          <table:table-cell table:formula="of:=MOD([.E266]-[.$E$2];[.$H$2])+1+[.$E$2]" office:value-type="float" office:value="245" calcext:value-type="float">
            <text:p>245</text:p>
          </table:table-cell>
          <table:table-cell table:formula="of:=MOD([.F266]+1/[.$H$2];5)" office:value-type="float" office:value="4.39999999999999" calcext:value-type="float">
            <text:p>4,39999999999999</text:p>
          </table:table-cell>
          <table:table-cell table:formula="of:=IF([.F267]=0;[.G266]+2+1/[.$H$2];[.G266]+1/[.$H$2])" office:value-type="float" office:value="4.39999999999999" calcext:value-type="float">
            <text:p>4,39999999999999</text:p>
          </table:table-cell>
          <table:table-cell table:number-columns-repeated="4"/>
          <table:table-cell table:style-name="ce35" table:formula="of:=SUM(MOD(SUM([.L266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67]&lt;[.L266];[.M266]+[.H$2];[.M266])" office:value-type="float" office:value="1020" calcext:value-type="float">
            <text:p>1020</text:p>
          </table:table-cell>
          <table:table-cell table:style-name="ce11" table:formula="of:=OFFSET([.C$4];[.M267];0)" office:value-type="float" office:value="43762" calcext:value-type="float">
            <text:p>43762</text:p>
          </table:table-cell>
          <table:table-cell table:style-name="ce36" table:formula="of:=[.L267]" office:value-type="float" office:value="0.777777777777772" calcext:value-type="float">
            <text:p>0.7777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7];0)&lt;=[.O2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1T17:58:53.506274" calcext:value-type="date">
            <text:p>2019-10-11 17:58:54</text:p>
          </table:table-cell>
          <table:table-cell table:style-name="ce7" table:formula="of:=[.A268]" office:value-type="date" office:date-value="2019-10-11T17:58:53.506274" calcext:value-type="date">
            <text:p>2019-10-11 17:58:54</text:p>
          </table:table-cell>
          <table:table-cell table:formula="of:=TRUNC([.A268])" office:value-type="float" office:value="43749" calcext:value-type="float">
            <text:p>43749</text:p>
          </table:table-cell>
          <table:table-cell table:style-name="ce12" table:formula="of:=[.B268]-[.C268]" office:value-type="date" office:date-value="1899-12-30T17:58:53.5062737111" calcext:value-type="date">
            <text:p>12/30/99 05:58 PM</text:p>
          </table:table-cell>
          <table:table-cell table:formula="of:=MOD([.E267]-[.$E$2];[.$H$2])+1+[.$E$2]" office:value-type="float" office:value="246" calcext:value-type="float">
            <text:p>246</text:p>
          </table:table-cell>
          <table:table-cell table:formula="of:=MOD([.F267]+1/[.$H$2];5)" office:value-type="float" office:value="4.41666666666666" calcext:value-type="float">
            <text:p>4,41666666666666</text:p>
          </table:table-cell>
          <table:table-cell table:formula="of:=IF([.F268]=0;[.G267]+2+1/[.$H$2];[.G267]+1/[.$H$2])" office:value-type="float" office:value="4.41666666666666" calcext:value-type="float">
            <text:p>4,41666666666666</text:p>
          </table:table-cell>
          <table:table-cell table:number-columns-repeated="4"/>
          <table:table-cell table:style-name="ce35" table:formula="of:=SUM(MOD(SUM([.L267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68]&lt;[.L267];[.M267]+[.H$2];[.M267])" office:value-type="float" office:value="1020" calcext:value-type="float">
            <text:p>1020</text:p>
          </table:table-cell>
          <table:table-cell table:style-name="ce11" table:formula="of:=OFFSET([.C$4];[.M268];0)" office:value-type="float" office:value="43762" calcext:value-type="float">
            <text:p>43762</text:p>
          </table:table-cell>
          <table:table-cell table:style-name="ce36" table:formula="of:=[.L268]" office:value-type="float" office:value="0.784722222222216" calcext:value-type="float">
            <text:p>0.7847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8];0)&lt;=[.O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1T17:38:15.865713" calcext:value-type="date">
            <text:p>2019-10-11 17:38:16</text:p>
          </table:table-cell>
          <table:table-cell table:style-name="ce7" table:formula="of:=[.A269]" office:value-type="date" office:date-value="2019-10-11T17:38:15.865713" calcext:value-type="date">
            <text:p>2019-10-11 17:38:16</text:p>
          </table:table-cell>
          <table:table-cell table:formula="of:=TRUNC([.A269])" office:value-type="float" office:value="43749" calcext:value-type="float">
            <text:p>43749</text:p>
          </table:table-cell>
          <table:table-cell table:style-name="ce12" table:formula="of:=[.B269]-[.C269]" office:value-type="date" office:date-value="1899-12-30T17:38:15.86571317632" calcext:value-type="date">
            <text:p>12/30/99 05:38 PM</text:p>
          </table:table-cell>
          <table:table-cell table:formula="of:=MOD([.E268]-[.$E$2];[.$H$2])+1+[.$E$2]" office:value-type="float" office:value="247" calcext:value-type="float">
            <text:p>247</text:p>
          </table:table-cell>
          <table:table-cell table:formula="of:=MOD([.F268]+1/[.$H$2];5)" office:value-type="float" office:value="4.43333333333332" calcext:value-type="float">
            <text:p>4,43333333333332</text:p>
          </table:table-cell>
          <table:table-cell table:formula="of:=IF([.F269]=0;[.G268]+2+1/[.$H$2];[.G268]+1/[.$H$2])" office:value-type="float" office:value="4.43333333333332" calcext:value-type="float">
            <text:p>4,43333333333332</text:p>
          </table:table-cell>
          <table:table-cell table:number-columns-repeated="4"/>
          <table:table-cell table:style-name="ce35" table:formula="of:=SUM(MOD(SUM([.L268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69]&lt;[.L268];[.M268]+[.H$2];[.M268])" office:value-type="float" office:value="1020" calcext:value-type="float">
            <text:p>1020</text:p>
          </table:table-cell>
          <table:table-cell table:style-name="ce11" table:formula="of:=OFFSET([.C$4];[.M269];0)" office:value-type="float" office:value="43762" calcext:value-type="float">
            <text:p>43762</text:p>
          </table:table-cell>
          <table:table-cell table:style-name="ce36" table:formula="of:=[.L269]" office:value-type="float" office:value="0.791666666666661" calcext:value-type="float">
            <text:p>0.7916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9];0)&lt;=[.O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1T17:57:40.263464" calcext:value-type="date">
            <text:p>2019-10-11 17:57:40</text:p>
          </table:table-cell>
          <table:table-cell table:style-name="ce7" table:formula="of:=[.A270]" office:value-type="date" office:date-value="2019-10-11T17:57:40.263464" calcext:value-type="date">
            <text:p>2019-10-11 17:57:40</text:p>
          </table:table-cell>
          <table:table-cell table:formula="of:=TRUNC([.A270])" office:value-type="float" office:value="43749" calcext:value-type="float">
            <text:p>43749</text:p>
          </table:table-cell>
          <table:table-cell table:style-name="ce12" table:formula="of:=[.B270]-[.C270]" office:value-type="date" office:date-value="1899-12-30T17:57:40.26346413419" calcext:value-type="date">
            <text:p>12/30/99 05:57 PM</text:p>
          </table:table-cell>
          <table:table-cell table:formula="of:=MOD([.E269]-[.$E$2];[.$H$2])+1+[.$E$2]" office:value-type="float" office:value="248" calcext:value-type="float">
            <text:p>248</text:p>
          </table:table-cell>
          <table:table-cell table:formula="of:=MOD([.F269]+1/[.$H$2];5)" office:value-type="float" office:value="4.44999999999999" calcext:value-type="float">
            <text:p>4,44999999999999</text:p>
          </table:table-cell>
          <table:table-cell table:formula="of:=IF([.F270]=0;[.G269]+2+1/[.$H$2];[.G269]+1/[.$H$2])" office:value-type="float" office:value="4.44999999999999" calcext:value-type="float">
            <text:p>4,44999999999999</text:p>
          </table:table-cell>
          <table:table-cell table:number-columns-repeated="4"/>
          <table:table-cell table:style-name="ce35" table:formula="of:=SUM(MOD(SUM([.L269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270]&lt;[.L269];[.M269]+[.H$2];[.M269])" office:value-type="float" office:value="1020" calcext:value-type="float">
            <text:p>1020</text:p>
          </table:table-cell>
          <table:table-cell table:style-name="ce11" table:formula="of:=OFFSET([.C$4];[.M270];0)" office:value-type="float" office:value="43762" calcext:value-type="float">
            <text:p>43762</text:p>
          </table:table-cell>
          <table:table-cell table:style-name="ce36" table:formula="of:=[.L270]" office:value-type="float" office:value="0.798611111111105" calcext:value-type="float">
            <text:p>0.7986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0];0)&lt;=[.O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1T17:52:34.188644" calcext:value-type="date">
            <text:p>2019-10-11 17:52:34</text:p>
          </table:table-cell>
          <table:table-cell table:style-name="ce7" table:formula="of:=[.A271]" office:value-type="date" office:date-value="2019-10-11T17:52:34.188644" calcext:value-type="date">
            <text:p>2019-10-11 17:52:34</text:p>
          </table:table-cell>
          <table:table-cell table:formula="of:=TRUNC([.A271])" office:value-type="float" office:value="43749" calcext:value-type="float">
            <text:p>43749</text:p>
          </table:table-cell>
          <table:table-cell table:style-name="ce12" table:formula="of:=[.B271]-[.C271]" office:value-type="date" office:date-value="1899-12-30T17:52:34.18864446692" calcext:value-type="date">
            <text:p>12/30/99 05:52 PM</text:p>
          </table:table-cell>
          <table:table-cell table:formula="of:=MOD([.E270]-[.$E$2];[.$H$2])+1+[.$E$2]" office:value-type="float" office:value="249" calcext:value-type="float">
            <text:p>249</text:p>
          </table:table-cell>
          <table:table-cell table:formula="of:=MOD([.F270]+1/[.$H$2];5)" office:value-type="float" office:value="4.46666666666666" calcext:value-type="float">
            <text:p>4,46666666666666</text:p>
          </table:table-cell>
          <table:table-cell table:formula="of:=IF([.F271]=0;[.G270]+2+1/[.$H$2];[.G270]+1/[.$H$2])" office:value-type="float" office:value="4.46666666666666" calcext:value-type="float">
            <text:p>4,46666666666666</text:p>
          </table:table-cell>
          <table:table-cell table:number-columns-repeated="4"/>
          <table:table-cell table:style-name="ce35" table:formula="of:=SUM(MOD(SUM([.L270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271]&lt;[.L270];[.M270]+[.H$2];[.M270])" office:value-type="float" office:value="1020" calcext:value-type="float">
            <text:p>1020</text:p>
          </table:table-cell>
          <table:table-cell table:style-name="ce11" table:formula="of:=OFFSET([.C$4];[.M271];0)" office:value-type="float" office:value="43762" calcext:value-type="float">
            <text:p>43762</text:p>
          </table:table-cell>
          <table:table-cell table:style-name="ce36" table:formula="of:=[.L271]" office:value-type="float" office:value="0.80555555555555" calcext:value-type="float">
            <text:p>0.80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1];0)&lt;=[.O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1T17:37:32.641082" calcext:value-type="date">
            <text:p>2019-10-11 17:37:33</text:p>
          </table:table-cell>
          <table:table-cell table:style-name="ce7" table:formula="of:=[.A272]" office:value-type="date" office:date-value="2019-10-11T17:37:32.641082" calcext:value-type="date">
            <text:p>2019-10-11 17:37:33</text:p>
          </table:table-cell>
          <table:table-cell table:formula="of:=TRUNC([.A272])" office:value-type="float" office:value="43749" calcext:value-type="float">
            <text:p>43749</text:p>
          </table:table-cell>
          <table:table-cell table:style-name="ce12" table:formula="of:=[.B272]-[.C272]" office:value-type="date" office:date-value="1899-12-30T17:37:32.64108215924" calcext:value-type="date">
            <text:p>12/30/99 05:37 PM</text:p>
          </table:table-cell>
          <table:table-cell table:formula="of:=MOD([.E271]-[.$E$2];[.$H$2])+1+[.$E$2]" office:value-type="float" office:value="250" calcext:value-type="float">
            <text:p>250</text:p>
          </table:table-cell>
          <table:table-cell table:formula="of:=MOD([.F271]+1/[.$H$2];5)" office:value-type="float" office:value="4.48333333333332" calcext:value-type="float">
            <text:p>4,48333333333332</text:p>
          </table:table-cell>
          <table:table-cell table:formula="of:=IF([.F272]=0;[.G271]+2+1/[.$H$2];[.G271]+1/[.$H$2])" office:value-type="float" office:value="4.48333333333332" calcext:value-type="float">
            <text:p>4,48333333333332</text:p>
          </table:table-cell>
          <table:table-cell table:number-columns-repeated="4"/>
          <table:table-cell table:style-name="ce35" table:formula="of:=SUM(MOD(SUM([.L271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272]&lt;[.L271];[.M271]+[.H$2];[.M271])" office:value-type="float" office:value="1020" calcext:value-type="float">
            <text:p>1020</text:p>
          </table:table-cell>
          <table:table-cell table:style-name="ce11" table:formula="of:=OFFSET([.C$4];[.M272];0)" office:value-type="float" office:value="43762" calcext:value-type="float">
            <text:p>43762</text:p>
          </table:table-cell>
          <table:table-cell table:style-name="ce36" table:formula="of:=[.L272]" office:value-type="float" office:value="0.812499999999994" calcext:value-type="float">
            <text:p>0.8124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2];0)&lt;=[.O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1T17:45:43.963369" calcext:value-type="date">
            <text:p>2019-10-11 17:45:44</text:p>
          </table:table-cell>
          <table:table-cell table:style-name="ce7" table:formula="of:=[.A273]" office:value-type="date" office:date-value="2019-10-11T17:45:43.963369" calcext:value-type="date">
            <text:p>2019-10-11 17:45:44</text:p>
          </table:table-cell>
          <table:table-cell table:formula="of:=TRUNC([.A273])" office:value-type="float" office:value="43749" calcext:value-type="float">
            <text:p>43749</text:p>
          </table:table-cell>
          <table:table-cell table:style-name="ce12" table:formula="of:=[.B273]-[.C273]" office:value-type="date" office:date-value="1899-12-30T17:45:43.96336942445" calcext:value-type="date">
            <text:p>12/30/99 05:45 PM</text:p>
          </table:table-cell>
          <table:table-cell table:formula="of:=MOD([.E272]-[.$E$2];[.$H$2])+1+[.$E$2]" office:value-type="float" office:value="251" calcext:value-type="float">
            <text:p>251</text:p>
          </table:table-cell>
          <table:table-cell table:formula="of:=MOD([.F272]+1/[.$H$2];5)" office:value-type="float" office:value="4.49999999999999" calcext:value-type="float">
            <text:p>4,49999999999999</text:p>
          </table:table-cell>
          <table:table-cell table:formula="of:=IF([.F273]=0;[.G272]+2+1/[.$H$2];[.G272]+1/[.$H$2])" office:value-type="float" office:value="4.49999999999999" calcext:value-type="float">
            <text:p>4,49999999999999</text:p>
          </table:table-cell>
          <table:table-cell table:number-columns-repeated="4"/>
          <table:table-cell table:style-name="ce35" table:formula="of:=SUM(MOD(SUM([.L272]-[.L$2];[.T$2]);[.R$2]-[.L$2]);[.L$2])" office:value-type="time" office:time-value="PT17H09M59.999999999S" calcext:value-type="time">
            <text:p>17:10:00</text:p>
          </table:table-cell>
          <table:table-cell table:style-name="ce11" table:formula="of:=IF([.L273]&lt;[.L272];[.M272]+[.H$2];[.M272])" office:value-type="float" office:value="1080" calcext:value-type="float">
            <text:p>1080</text:p>
          </table:table-cell>
          <table:table-cell table:style-name="ce11" table:formula="of:=OFFSET([.C$4];[.M273];0)" office:value-type="float" office:value="43763" calcext:value-type="float">
            <text:p>43763</text:p>
          </table:table-cell>
          <table:table-cell table:style-name="ce36" table:formula="of:=[.L273]" office:value-type="float" office:value="0.715277777777772" calcext:value-type="float">
            <text:p>0.715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3];0)&lt;=[.O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1T18:12:03.804939" calcext:value-type="date">
            <text:p>2019-10-11 18:12:04</text:p>
          </table:table-cell>
          <table:table-cell table:style-name="ce7" table:formula="of:=[.A274]" office:value-type="date" office:date-value="2019-10-11T18:12:03.804939" calcext:value-type="date">
            <text:p>2019-10-11 18:12:04</text:p>
          </table:table-cell>
          <table:table-cell table:formula="of:=TRUNC([.A274])" office:value-type="float" office:value="43749" calcext:value-type="float">
            <text:p>43749</text:p>
          </table:table-cell>
          <table:table-cell table:style-name="ce12" table:formula="of:=[.B274]-[.C274]" office:value-type="date" office:date-value="1899-12-30T18:12:03.80493858363" calcext:value-type="date">
            <text:p>12/30/99 06:12 PM</text:p>
          </table:table-cell>
          <table:table-cell table:formula="of:=MOD([.E273]-[.$E$2];[.$H$2])+1+[.$E$2]" office:value-type="float" office:value="252" calcext:value-type="float">
            <text:p>252</text:p>
          </table:table-cell>
          <table:table-cell table:formula="of:=MOD([.F273]+1/[.$H$2];5)" office:value-type="float" office:value="4.51666666666666" calcext:value-type="float">
            <text:p>4,51666666666666</text:p>
          </table:table-cell>
          <table:table-cell table:formula="of:=IF([.F274]=0;[.G273]+2+1/[.$H$2];[.G273]+1/[.$H$2])" office:value-type="float" office:value="4.51666666666666" calcext:value-type="float">
            <text:p>4,51666666666666</text:p>
          </table:table-cell>
          <table:table-cell table:number-columns-repeated="4"/>
          <table:table-cell table:style-name="ce35" table:formula="of:=SUM(MOD(SUM([.L273]-[.L$2];[.T$2]);[.R$2]-[.L$2]);[.L$2])" office:value-type="time" office:time-value="PT17H19M59.999999999S" calcext:value-type="time">
            <text:p>17:20:00</text:p>
          </table:table-cell>
          <table:table-cell table:style-name="ce11" table:formula="of:=IF([.L274]&lt;[.L273];[.M273]+[.H$2];[.M273])" office:value-type="float" office:value="1080" calcext:value-type="float">
            <text:p>1080</text:p>
          </table:table-cell>
          <table:table-cell table:style-name="ce11" table:formula="of:=OFFSET([.C$4];[.M274];0)" office:value-type="float" office:value="43763" calcext:value-type="float">
            <text:p>43763</text:p>
          </table:table-cell>
          <table:table-cell table:style-name="ce36" table:formula="of:=[.L274]" office:value-type="float" office:value="0.722222222222216" calcext:value-type="float">
            <text:p>0.722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4];0)&lt;=[.O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1T18:04:58.098394" calcext:value-type="date">
            <text:p>2019-10-11 18:04:58</text:p>
          </table:table-cell>
          <table:table-cell table:style-name="ce7" table:formula="of:=[.A275]" office:value-type="date" office:date-value="2019-10-11T18:04:58.098394" calcext:value-type="date">
            <text:p>2019-10-11 18:04:58</text:p>
          </table:table-cell>
          <table:table-cell table:formula="of:=TRUNC([.A275])" office:value-type="float" office:value="43749" calcext:value-type="float">
            <text:p>43749</text:p>
          </table:table-cell>
          <table:table-cell table:style-name="ce12" table:formula="of:=[.B275]-[.C275]" office:value-type="date" office:date-value="1899-12-30T18:04:58.09839378577" calcext:value-type="date">
            <text:p>12/30/99 06:04 PM</text:p>
          </table:table-cell>
          <table:table-cell table:formula="of:=MOD([.E274]-[.$E$2];[.$H$2])+1+[.$E$2]" office:value-type="float" office:value="253" calcext:value-type="float">
            <text:p>253</text:p>
          </table:table-cell>
          <table:table-cell table:formula="of:=MOD([.F274]+1/[.$H$2];5)" office:value-type="float" office:value="4.53333333333332" calcext:value-type="float">
            <text:p>4,53333333333332</text:p>
          </table:table-cell>
          <table:table-cell table:formula="of:=IF([.F275]=0;[.G274]+2+1/[.$H$2];[.G274]+1/[.$H$2])" office:value-type="float" office:value="4.53333333333332" calcext:value-type="float">
            <text:p>4,53333333333332</text:p>
          </table:table-cell>
          <table:table-cell table:number-columns-repeated="4"/>
          <table:table-cell table:style-name="ce35" table:formula="of:=SUM(MOD(SUM([.L274]-[.L$2];[.T$2]);[.R$2]-[.L$2]);[.L$2])" office:value-type="time" office:time-value="PT17H29M59.999999999S" calcext:value-type="time">
            <text:p>17:30:00</text:p>
          </table:table-cell>
          <table:table-cell table:style-name="ce11" table:formula="of:=IF([.L275]&lt;[.L274];[.M274]+[.H$2];[.M274])" office:value-type="float" office:value="1080" calcext:value-type="float">
            <text:p>1080</text:p>
          </table:table-cell>
          <table:table-cell table:style-name="ce11" table:formula="of:=OFFSET([.C$4];[.M275];0)" office:value-type="float" office:value="43763" calcext:value-type="float">
            <text:p>43763</text:p>
          </table:table-cell>
          <table:table-cell table:style-name="ce36" table:formula="of:=[.L275]" office:value-type="float" office:value="0.729166666666661" calcext:value-type="float">
            <text:p>0.729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5];0)&lt;=[.O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1T18:10:52.053399" calcext:value-type="date">
            <text:p>2019-10-11 18:10:52</text:p>
          </table:table-cell>
          <table:table-cell table:style-name="ce7" table:formula="of:=[.A276]" office:value-type="date" office:date-value="2019-10-11T18:10:52.053399" calcext:value-type="date">
            <text:p>2019-10-11 18:10:52</text:p>
          </table:table-cell>
          <table:table-cell table:formula="of:=TRUNC([.A276])" office:value-type="float" office:value="43749" calcext:value-type="float">
            <text:p>43749</text:p>
          </table:table-cell>
          <table:table-cell table:style-name="ce12" table:formula="of:=[.B276]-[.C276]" office:value-type="date" office:date-value="1899-12-30T18:10:52.05339908134" calcext:value-type="date">
            <text:p>12/30/99 06:10 PM</text:p>
          </table:table-cell>
          <table:table-cell table:formula="of:=MOD([.E275]-[.$E$2];[.$H$2])+1+[.$E$2]" office:value-type="float" office:value="254" calcext:value-type="float">
            <text:p>254</text:p>
          </table:table-cell>
          <table:table-cell table:formula="of:=MOD([.F275]+1/[.$H$2];5)" office:value-type="float" office:value="4.54999999999999" calcext:value-type="float">
            <text:p>4,54999999999999</text:p>
          </table:table-cell>
          <table:table-cell table:formula="of:=IF([.F276]=0;[.G275]+2+1/[.$H$2];[.G275]+1/[.$H$2])" office:value-type="float" office:value="4.54999999999999" calcext:value-type="float">
            <text:p>4,54999999999999</text:p>
          </table:table-cell>
          <table:table-cell table:number-columns-repeated="4"/>
          <table:table-cell table:style-name="ce35" table:formula="of:=SUM(MOD(SUM([.L275]-[.L$2];[.T$2]);[.R$2]-[.L$2]);[.L$2])" office:value-type="time" office:time-value="PT17H39M59.999999999S" calcext:value-type="time">
            <text:p>17:40:00</text:p>
          </table:table-cell>
          <table:table-cell table:style-name="ce11" table:formula="of:=IF([.L276]&lt;[.L275];[.M275]+[.H$2];[.M275])" office:value-type="float" office:value="1080" calcext:value-type="float">
            <text:p>1080</text:p>
          </table:table-cell>
          <table:table-cell table:style-name="ce11" table:formula="of:=OFFSET([.C$4];[.M276];0)" office:value-type="float" office:value="43763" calcext:value-type="float">
            <text:p>43763</text:p>
          </table:table-cell>
          <table:table-cell table:style-name="ce36" table:formula="of:=[.L276]" office:value-type="float" office:value="0.736111111111105" calcext:value-type="float">
            <text:p>0.7361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6];0)&lt;=[.O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1T17:52:23.938571" calcext:value-type="date">
            <text:p>2019-10-11 17:52:24</text:p>
          </table:table-cell>
          <table:table-cell table:style-name="ce7" table:formula="of:=[.A277]" office:value-type="date" office:date-value="2019-10-11T17:52:23.938571" calcext:value-type="date">
            <text:p>2019-10-11 17:52:24</text:p>
          </table:table-cell>
          <table:table-cell table:formula="of:=TRUNC([.A277])" office:value-type="float" office:value="43749" calcext:value-type="float">
            <text:p>43749</text:p>
          </table:table-cell>
          <table:table-cell table:style-name="ce12" table:formula="of:=[.B277]-[.C277]" office:value-type="date" office:date-value="1899-12-30T17:52:23.93857056275" calcext:value-type="date">
            <text:p>12/30/99 05:52 PM</text:p>
          </table:table-cell>
          <table:table-cell table:formula="of:=MOD([.E276]-[.$E$2];[.$H$2])+1+[.$E$2]" office:value-type="float" office:value="255" calcext:value-type="float">
            <text:p>255</text:p>
          </table:table-cell>
          <table:table-cell table:formula="of:=MOD([.F276]+1/[.$H$2];5)" office:value-type="float" office:value="4.56666666666666" calcext:value-type="float">
            <text:p>4,56666666666666</text:p>
          </table:table-cell>
          <table:table-cell table:formula="of:=IF([.F277]=0;[.G276]+2+1/[.$H$2];[.G276]+1/[.$H$2])" office:value-type="float" office:value="4.56666666666666" calcext:value-type="float">
            <text:p>4,56666666666666</text:p>
          </table:table-cell>
          <table:table-cell table:number-columns-repeated="4"/>
          <table:table-cell table:style-name="ce35" table:formula="of:=SUM(MOD(SUM([.L276]-[.L$2];[.T$2]);[.R$2]-[.L$2]);[.L$2])" office:value-type="time" office:time-value="PT17H49M59.999999999S" calcext:value-type="time">
            <text:p>17:50:00</text:p>
          </table:table-cell>
          <table:table-cell table:style-name="ce11" table:formula="of:=IF([.L277]&lt;[.L276];[.M276]+[.H$2];[.M276])" office:value-type="float" office:value="1080" calcext:value-type="float">
            <text:p>1080</text:p>
          </table:table-cell>
          <table:table-cell table:style-name="ce11" table:formula="of:=OFFSET([.C$4];[.M277];0)" office:value-type="float" office:value="43763" calcext:value-type="float">
            <text:p>43763</text:p>
          </table:table-cell>
          <table:table-cell table:style-name="ce36" table:formula="of:=[.L277]" office:value-type="float" office:value="0.743055555555549" calcext:value-type="float">
            <text:p>0.7430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7];0)&lt;=[.O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1T17:36:27.897318" calcext:value-type="date">
            <text:p>2019-10-11 17:36:28</text:p>
          </table:table-cell>
          <table:table-cell table:style-name="ce7" table:formula="of:=[.A278]" office:value-type="date" office:date-value="2019-10-11T17:36:27.897318" calcext:value-type="date">
            <text:p>2019-10-11 17:36:28</text:p>
          </table:table-cell>
          <table:table-cell table:formula="of:=TRUNC([.A278])" office:value-type="float" office:value="43749" calcext:value-type="float">
            <text:p>43749</text:p>
          </table:table-cell>
          <table:table-cell table:style-name="ce12" table:formula="of:=[.B278]-[.C278]" office:value-type="date" office:date-value="1899-12-30T17:36:27.89731808938" calcext:value-type="date">
            <text:p>12/30/99 05:36 PM</text:p>
          </table:table-cell>
          <table:table-cell table:formula="of:=MOD([.E277]-[.$E$2];[.$H$2])+1+[.$E$2]" office:value-type="float" office:value="256" calcext:value-type="float">
            <text:p>256</text:p>
          </table:table-cell>
          <table:table-cell table:formula="of:=MOD([.F277]+1/[.$H$2];5)" office:value-type="float" office:value="4.58333333333332" calcext:value-type="float">
            <text:p>4,58333333333332</text:p>
          </table:table-cell>
          <table:table-cell table:formula="of:=IF([.F278]=0;[.G277]+2+1/[.$H$2];[.G277]+1/[.$H$2])" office:value-type="float" office:value="4.58333333333332" calcext:value-type="float">
            <text:p>4,58333333333332</text:p>
          </table:table-cell>
          <table:table-cell table:number-columns-repeated="4"/>
          <table:table-cell table:style-name="ce35" table:formula="of:=SUM(MOD(SUM([.L277]-[.L$2];[.T$2]);[.R$2]-[.L$2]);[.L$2])" office:value-type="time" office:time-value="PT17H59M59.999999999S" calcext:value-type="time">
            <text:p>18:00:00</text:p>
          </table:table-cell>
          <table:table-cell table:style-name="ce11" table:formula="of:=IF([.L278]&lt;[.L277];[.M277]+[.H$2];[.M277])" office:value-type="float" office:value="1080" calcext:value-type="float">
            <text:p>1080</text:p>
          </table:table-cell>
          <table:table-cell table:style-name="ce11" table:formula="of:=OFFSET([.C$4];[.M278];0)" office:value-type="float" office:value="43763" calcext:value-type="float">
            <text:p>43763</text:p>
          </table:table-cell>
          <table:table-cell table:style-name="ce36" table:formula="of:=[.L278]" office:value-type="float" office:value="0.749999999999994" calcext:value-type="float">
            <text:p>0.7499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8];0)&lt;=[.O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1T18:32:12.074894" calcext:value-type="date">
            <text:p>2019-10-11 18:32:12</text:p>
          </table:table-cell>
          <table:table-cell table:style-name="ce7" table:formula="of:=[.A279]" office:value-type="date" office:date-value="2019-10-11T18:32:12.074894" calcext:value-type="date">
            <text:p>2019-10-11 18:32:12</text:p>
          </table:table-cell>
          <table:table-cell table:formula="of:=TRUNC([.A279])" office:value-type="float" office:value="43749" calcext:value-type="float">
            <text:p>43749</text:p>
          </table:table-cell>
          <table:table-cell table:style-name="ce12" table:formula="of:=[.B279]-[.C279]" office:value-type="date" office:date-value="1899-12-30T18:32:12.07489361521" calcext:value-type="date">
            <text:p>12/30/99 06:32 PM</text:p>
          </table:table-cell>
          <table:table-cell table:formula="of:=MOD([.E278]-[.$E$2];[.$H$2])+1+[.$E$2]" office:value-type="float" office:value="257" calcext:value-type="float">
            <text:p>257</text:p>
          </table:table-cell>
          <table:table-cell table:formula="of:=MOD([.F278]+1/[.$H$2];5)" office:value-type="float" office:value="4.59999999999999" calcext:value-type="float">
            <text:p>4,59999999999999</text:p>
          </table:table-cell>
          <table:table-cell table:formula="of:=IF([.F279]=0;[.G278]+2+1/[.$H$2];[.G278]+1/[.$H$2])" office:value-type="float" office:value="4.59999999999999" calcext:value-type="float">
            <text:p>4,59999999999999</text:p>
          </table:table-cell>
          <table:table-cell table:number-columns-repeated="4"/>
          <table:table-cell table:style-name="ce35" table:formula="of:=SUM(MOD(SUM([.L278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279]&lt;[.L278];[.M278]+[.H$2];[.M278])" office:value-type="float" office:value="1080" calcext:value-type="float">
            <text:p>1080</text:p>
          </table:table-cell>
          <table:table-cell table:style-name="ce11" table:formula="of:=OFFSET([.C$4];[.M279];0)" office:value-type="float" office:value="43763" calcext:value-type="float">
            <text:p>43763</text:p>
          </table:table-cell>
          <table:table-cell table:style-name="ce36" table:formula="of:=[.L279]" office:value-type="float" office:value="0.756944444444438" calcext:value-type="float">
            <text:p>0.7569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9];0)&lt;=[.O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1T17:56:55.536593" calcext:value-type="date">
            <text:p>2019-10-11 17:56:56</text:p>
          </table:table-cell>
          <table:table-cell table:style-name="ce7" table:formula="of:=[.A280]" office:value-type="date" office:date-value="2019-10-11T17:56:55.536593" calcext:value-type="date">
            <text:p>2019-10-11 17:56:56</text:p>
          </table:table-cell>
          <table:table-cell table:formula="of:=TRUNC([.A280])" office:value-type="float" office:value="43749" calcext:value-type="float">
            <text:p>43749</text:p>
          </table:table-cell>
          <table:table-cell table:style-name="ce12" table:formula="of:=[.B280]-[.C280]" office:value-type="date" office:date-value="1899-12-30T17:56:55.53659322672" calcext:value-type="date">
            <text:p>12/30/99 05:56 PM</text:p>
          </table:table-cell>
          <table:table-cell table:formula="of:=MOD([.E279]-[.$E$2];[.$H$2])+1+[.$E$2]" office:value-type="float" office:value="258" calcext:value-type="float">
            <text:p>258</text:p>
          </table:table-cell>
          <table:table-cell table:formula="of:=MOD([.F279]+1/[.$H$2];5)" office:value-type="float" office:value="4.61666666666666" calcext:value-type="float">
            <text:p>4,61666666666666</text:p>
          </table:table-cell>
          <table:table-cell table:formula="of:=IF([.F280]=0;[.G279]+2+1/[.$H$2];[.G279]+1/[.$H$2])" office:value-type="float" office:value="4.61666666666666" calcext:value-type="float">
            <text:p>4,61666666666666</text:p>
          </table:table-cell>
          <table:table-cell table:number-columns-repeated="4"/>
          <table:table-cell table:style-name="ce35" table:formula="of:=SUM(MOD(SUM([.L279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80]&lt;[.L279];[.M279]+[.H$2];[.M279])" office:value-type="float" office:value="1080" calcext:value-type="float">
            <text:p>1080</text:p>
          </table:table-cell>
          <table:table-cell table:style-name="ce11" table:formula="of:=OFFSET([.C$4];[.M280];0)" office:value-type="float" office:value="43763" calcext:value-type="float">
            <text:p>43763</text:p>
          </table:table-cell>
          <table:table-cell table:style-name="ce36" table:formula="of:=[.L280]" office:value-type="float" office:value="0.763888888888883" calcext:value-type="float">
            <text:p>0.7638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0];0)&lt;=[.O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1T18:02:32.294456" calcext:value-type="date">
            <text:p>2019-10-11 18:02:32</text:p>
          </table:table-cell>
          <table:table-cell table:style-name="ce7" table:formula="of:=[.A281]" office:value-type="date" office:date-value="2019-10-11T18:02:32.294456" calcext:value-type="date">
            <text:p>2019-10-11 18:02:32</text:p>
          </table:table-cell>
          <table:table-cell table:formula="of:=TRUNC([.A281])" office:value-type="float" office:value="43749" calcext:value-type="float">
            <text:p>43749</text:p>
          </table:table-cell>
          <table:table-cell table:style-name="ce12" table:formula="of:=[.B281]-[.C281]" office:value-type="date" office:date-value="1899-12-30T18:02:32.2944559576" calcext:value-type="date">
            <text:p>12/30/99 06:02 PM</text:p>
          </table:table-cell>
          <table:table-cell table:formula="of:=MOD([.E280]-[.$E$2];[.$H$2])+1+[.$E$2]" office:value-type="float" office:value="259" calcext:value-type="float">
            <text:p>259</text:p>
          </table:table-cell>
          <table:table-cell table:formula="of:=MOD([.F280]+1/[.$H$2];5)" office:value-type="float" office:value="4.63333333333332" calcext:value-type="float">
            <text:p>4,63333333333332</text:p>
          </table:table-cell>
          <table:table-cell table:formula="of:=IF([.F281]=0;[.G280]+2+1/[.$H$2];[.G280]+1/[.$H$2])" office:value-type="float" office:value="4.63333333333332" calcext:value-type="float">
            <text:p>4,63333333333332</text:p>
          </table:table-cell>
          <table:table-cell table:number-columns-repeated="4"/>
          <table:table-cell table:style-name="ce35" table:formula="of:=SUM(MOD(SUM([.L280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81]&lt;[.L280];[.M280]+[.H$2];[.M280])" office:value-type="float" office:value="1080" calcext:value-type="float">
            <text:p>1080</text:p>
          </table:table-cell>
          <table:table-cell table:style-name="ce11" table:formula="of:=OFFSET([.C$4];[.M281];0)" office:value-type="float" office:value="43763" calcext:value-type="float">
            <text:p>43763</text:p>
          </table:table-cell>
          <table:table-cell table:style-name="ce36" table:formula="of:=[.L281]" office:value-type="float" office:value="0.770833333333327" calcext:value-type="float">
            <text:p>0.7708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1];0)&lt;=[.O2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1T18:02:32.852065" calcext:value-type="date">
            <text:p>2019-10-11 18:02:33</text:p>
          </table:table-cell>
          <table:table-cell table:style-name="ce7" table:formula="of:=[.A282]" office:value-type="date" office:date-value="2019-10-11T18:02:32.852065" calcext:value-type="date">
            <text:p>2019-10-11 18:02:33</text:p>
          </table:table-cell>
          <table:table-cell table:formula="of:=TRUNC([.A282])" office:value-type="float" office:value="43749" calcext:value-type="float">
            <text:p>43749</text:p>
          </table:table-cell>
          <table:table-cell table:style-name="ce12" table:formula="of:=[.B282]-[.C282]" office:value-type="date" office:date-value="1899-12-30T18:02:32.8520652093" calcext:value-type="date">
            <text:p>12/30/99 06:02 PM</text:p>
          </table:table-cell>
          <table:table-cell table:formula="of:=MOD([.E281]-[.$E$2];[.$H$2])+1+[.$E$2]" office:value-type="float" office:value="260" calcext:value-type="float">
            <text:p>260</text:p>
          </table:table-cell>
          <table:table-cell table:formula="of:=MOD([.F281]+1/[.$H$2];5)" office:value-type="float" office:value="4.64999999999999" calcext:value-type="float">
            <text:p>4,64999999999999</text:p>
          </table:table-cell>
          <table:table-cell table:formula="of:=IF([.F282]=0;[.G281]+2+1/[.$H$2];[.G281]+1/[.$H$2])" office:value-type="float" office:value="4.64999999999999" calcext:value-type="float">
            <text:p>4,64999999999999</text:p>
          </table:table-cell>
          <table:table-cell table:number-columns-repeated="4"/>
          <table:table-cell table:style-name="ce35" table:formula="of:=SUM(MOD(SUM([.L281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82]&lt;[.L281];[.M281]+[.H$2];[.M281])" office:value-type="float" office:value="1080" calcext:value-type="float">
            <text:p>1080</text:p>
          </table:table-cell>
          <table:table-cell table:style-name="ce11" table:formula="of:=OFFSET([.C$4];[.M282];0)" office:value-type="float" office:value="43763" calcext:value-type="float">
            <text:p>43763</text:p>
          </table:table-cell>
          <table:table-cell table:style-name="ce36" table:formula="of:=[.L282]" office:value-type="float" office:value="0.777777777777772" calcext:value-type="float">
            <text:p>0.7777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2];0)&lt;=[.O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1T18:02:19.321456" calcext:value-type="date">
            <text:p>2019-10-11 18:02:19</text:p>
          </table:table-cell>
          <table:table-cell table:style-name="ce7" table:formula="of:=[.A283]" office:value-type="date" office:date-value="2019-10-11T18:02:19.321456" calcext:value-type="date">
            <text:p>2019-10-11 18:02:19</text:p>
          </table:table-cell>
          <table:table-cell table:formula="of:=TRUNC([.A283])" office:value-type="float" office:value="43749" calcext:value-type="float">
            <text:p>43749</text:p>
          </table:table-cell>
          <table:table-cell table:style-name="ce12" table:formula="of:=[.B283]-[.C283]" office:value-type="date" office:date-value="1899-12-30T18:02:19.32145563886" calcext:value-type="date">
            <text:p>12/30/99 06:02 PM</text:p>
          </table:table-cell>
          <table:table-cell table:formula="of:=MOD([.E282]-[.$E$2];[.$H$2])+1+[.$E$2]" office:value-type="float" office:value="261" calcext:value-type="float">
            <text:p>261</text:p>
          </table:table-cell>
          <table:table-cell table:formula="of:=MOD([.F282]+1/[.$H$2];5)" office:value-type="float" office:value="4.66666666666666" calcext:value-type="float">
            <text:p>4,66666666666666</text:p>
          </table:table-cell>
          <table:table-cell table:formula="of:=IF([.F283]=0;[.G282]+2+1/[.$H$2];[.G282]+1/[.$H$2])" office:value-type="float" office:value="4.66666666666666" calcext:value-type="float">
            <text:p>4,66666666666666</text:p>
          </table:table-cell>
          <table:table-cell table:number-columns-repeated="4"/>
          <table:table-cell table:style-name="ce35" table:formula="of:=SUM(MOD(SUM([.L282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83]&lt;[.L282];[.M282]+[.H$2];[.M282])" office:value-type="float" office:value="1080" calcext:value-type="float">
            <text:p>1080</text:p>
          </table:table-cell>
          <table:table-cell table:style-name="ce11" table:formula="of:=OFFSET([.C$4];[.M283];0)" office:value-type="float" office:value="43763" calcext:value-type="float">
            <text:p>43763</text:p>
          </table:table-cell>
          <table:table-cell table:style-name="ce36" table:formula="of:=[.L283]" office:value-type="float" office:value="0.784722222222216" calcext:value-type="float">
            <text:p>0.7847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3];0)&lt;=[.O2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1T18:21:07.858146" calcext:value-type="date">
            <text:p>2019-10-11 18:21:08</text:p>
          </table:table-cell>
          <table:table-cell table:style-name="ce7" table:formula="of:=[.A284]" office:value-type="date" office:date-value="2019-10-11T18:21:07.858146" calcext:value-type="date">
            <text:p>2019-10-11 18:21:08</text:p>
          </table:table-cell>
          <table:table-cell table:formula="of:=TRUNC([.A284])" office:value-type="float" office:value="43749" calcext:value-type="float">
            <text:p>43749</text:p>
          </table:table-cell>
          <table:table-cell table:style-name="ce12" table:formula="of:=[.B284]-[.C284]" office:value-type="date" office:date-value="1899-12-30T18:21:07.85814582836" calcext:value-type="date">
            <text:p>12/30/99 06:21 PM</text:p>
          </table:table-cell>
          <table:table-cell table:formula="of:=MOD([.E283]-[.$E$2];[.$H$2])+1+[.$E$2]" office:value-type="float" office:value="262" calcext:value-type="float">
            <text:p>262</text:p>
          </table:table-cell>
          <table:table-cell table:formula="of:=MOD([.F283]+1/[.$H$2];5)" office:value-type="float" office:value="4.68333333333332" calcext:value-type="float">
            <text:p>4,68333333333332</text:p>
          </table:table-cell>
          <table:table-cell table:formula="of:=IF([.F284]=0;[.G283]+2+1/[.$H$2];[.G283]+1/[.$H$2])" office:value-type="float" office:value="4.68333333333332" calcext:value-type="float">
            <text:p>4,68333333333332</text:p>
          </table:table-cell>
          <table:table-cell table:number-columns-repeated="4"/>
          <table:table-cell table:style-name="ce35" table:formula="of:=SUM(MOD(SUM([.L283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84]&lt;[.L283];[.M283]+[.H$2];[.M283])" office:value-type="float" office:value="1080" calcext:value-type="float">
            <text:p>1080</text:p>
          </table:table-cell>
          <table:table-cell table:style-name="ce11" table:formula="of:=OFFSET([.C$4];[.M284];0)" office:value-type="float" office:value="43763" calcext:value-type="float">
            <text:p>43763</text:p>
          </table:table-cell>
          <table:table-cell table:style-name="ce36" table:formula="of:=[.L284]" office:value-type="float" office:value="0.79166666666666" calcext:value-type="float">
            <text:p>0.7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4];0)&lt;=[.O2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1T17:34:48.068648" calcext:value-type="date">
            <text:p>2019-10-11 17:34:48</text:p>
          </table:table-cell>
          <table:table-cell table:style-name="ce7" table:formula="of:=[.A285]" office:value-type="date" office:date-value="2019-10-11T17:34:48.068648" calcext:value-type="date">
            <text:p>2019-10-11 17:34:48</text:p>
          </table:table-cell>
          <table:table-cell table:formula="of:=TRUNC([.A285])" office:value-type="float" office:value="43749" calcext:value-type="float">
            <text:p>43749</text:p>
          </table:table-cell>
          <table:table-cell table:style-name="ce12" table:formula="of:=[.B285]-[.C285]" office:value-type="date" office:date-value="1899-12-30T17:34:48.06864826474" calcext:value-type="date">
            <text:p>12/30/99 05:34 PM</text:p>
          </table:table-cell>
          <table:table-cell table:formula="of:=MOD([.E284]-[.$E$2];[.$H$2])+1+[.$E$2]" office:value-type="float" office:value="263" calcext:value-type="float">
            <text:p>263</text:p>
          </table:table-cell>
          <table:table-cell table:formula="of:=MOD([.F284]+1/[.$H$2];5)" office:value-type="float" office:value="4.69999999999999" calcext:value-type="float">
            <text:p>4,69999999999999</text:p>
          </table:table-cell>
          <table:table-cell table:formula="of:=IF([.F285]=0;[.G284]+2+1/[.$H$2];[.G284]+1/[.$H$2])" office:value-type="float" office:value="4.69999999999999" calcext:value-type="float">
            <text:p>4,69999999999999</text:p>
          </table:table-cell>
          <table:table-cell table:number-columns-repeated="4"/>
          <table:table-cell table:style-name="ce35" table:formula="of:=SUM(MOD(SUM([.L284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285]&lt;[.L284];[.M284]+[.H$2];[.M284])" office:value-type="float" office:value="1080" calcext:value-type="float">
            <text:p>1080</text:p>
          </table:table-cell>
          <table:table-cell table:style-name="ce11" table:formula="of:=OFFSET([.C$4];[.M285];0)" office:value-type="float" office:value="43763" calcext:value-type="float">
            <text:p>43763</text:p>
          </table:table-cell>
          <table:table-cell table:style-name="ce36" table:formula="of:=[.L285]" office:value-type="float" office:value="0.798611111111105" calcext:value-type="float">
            <text:p>0.7986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5];0)&lt;=[.O2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1T17:40:11.728728" calcext:value-type="date">
            <text:p>2019-10-11 17:40:12</text:p>
          </table:table-cell>
          <table:table-cell table:style-name="ce7" table:formula="of:=[.A286]" office:value-type="date" office:date-value="2019-10-11T17:40:11.728728" calcext:value-type="date">
            <text:p>2019-10-11 17:40:12</text:p>
          </table:table-cell>
          <table:table-cell table:formula="of:=TRUNC([.A286])" office:value-type="float" office:value="43749" calcext:value-type="float">
            <text:p>43749</text:p>
          </table:table-cell>
          <table:table-cell table:style-name="ce12" table:formula="of:=[.B286]-[.C286]" office:value-type="date" office:date-value="1899-12-30T17:40:11.72872823663" calcext:value-type="date">
            <text:p>12/30/99 05:40 PM</text:p>
          </table:table-cell>
          <table:table-cell table:formula="of:=MOD([.E285]-[.$E$2];[.$H$2])+1+[.$E$2]" office:value-type="float" office:value="264" calcext:value-type="float">
            <text:p>264</text:p>
          </table:table-cell>
          <table:table-cell table:formula="of:=MOD([.F285]+1/[.$H$2];5)" office:value-type="float" office:value="4.71666666666666" calcext:value-type="float">
            <text:p>4,71666666666666</text:p>
          </table:table-cell>
          <table:table-cell table:formula="of:=IF([.F286]=0;[.G285]+2+1/[.$H$2];[.G285]+1/[.$H$2])" office:value-type="float" office:value="4.71666666666666" calcext:value-type="float">
            <text:p>4,71666666666666</text:p>
          </table:table-cell>
          <table:table-cell table:number-columns-repeated="4"/>
          <table:table-cell table:style-name="ce35" table:formula="of:=SUM(MOD(SUM([.L285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286]&lt;[.L285];[.M285]+[.H$2];[.M285])" office:value-type="float" office:value="1080" calcext:value-type="float">
            <text:p>1080</text:p>
          </table:table-cell>
          <table:table-cell table:style-name="ce11" table:formula="of:=OFFSET([.C$4];[.M286];0)" office:value-type="float" office:value="43763" calcext:value-type="float">
            <text:p>43763</text:p>
          </table:table-cell>
          <table:table-cell table:style-name="ce36" table:formula="of:=[.L286]" office:value-type="float" office:value="0.805555555555549" calcext:value-type="float">
            <text:p>0.8055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6];0)&lt;=[.O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1T18:01:02.501719" calcext:value-type="date">
            <text:p>2019-10-11 18:01:03</text:p>
          </table:table-cell>
          <table:table-cell table:style-name="ce7" table:formula="of:=[.A287]" office:value-type="date" office:date-value="2019-10-11T18:01:02.501719" calcext:value-type="date">
            <text:p>2019-10-11 18:01:03</text:p>
          </table:table-cell>
          <table:table-cell table:formula="of:=TRUNC([.A287])" office:value-type="float" office:value="43749" calcext:value-type="float">
            <text:p>43749</text:p>
          </table:table-cell>
          <table:table-cell table:style-name="ce12" table:formula="of:=[.B287]-[.C287]" office:value-type="date" office:date-value="1899-12-30T18:01:02.50171854626" calcext:value-type="date">
            <text:p>12/30/99 06:01 PM</text:p>
          </table:table-cell>
          <table:table-cell table:formula="of:=MOD([.E286]-[.$E$2];[.$H$2])+1+[.$E$2]" office:value-type="float" office:value="265" calcext:value-type="float">
            <text:p>265</text:p>
          </table:table-cell>
          <table:table-cell table:formula="of:=MOD([.F286]+1/[.$H$2];5)" office:value-type="float" office:value="4.73333333333332" calcext:value-type="float">
            <text:p>4,73333333333332</text:p>
          </table:table-cell>
          <table:table-cell table:formula="of:=IF([.F287]=0;[.G286]+2+1/[.$H$2];[.G286]+1/[.$H$2])" office:value-type="float" office:value="4.73333333333332" calcext:value-type="float">
            <text:p>4,73333333333332</text:p>
          </table:table-cell>
          <table:table-cell table:number-columns-repeated="4"/>
          <table:table-cell table:style-name="ce35" table:formula="of:=SUM(MOD(SUM([.L286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287]&lt;[.L286];[.M286]+[.H$2];[.M286])" office:value-type="float" office:value="1080" calcext:value-type="float">
            <text:p>1080</text:p>
          </table:table-cell>
          <table:table-cell table:style-name="ce11" table:formula="of:=OFFSET([.C$4];[.M287];0)" office:value-type="float" office:value="43763" calcext:value-type="float">
            <text:p>43763</text:p>
          </table:table-cell>
          <table:table-cell table:style-name="ce36" table:formula="of:=[.L287]" office:value-type="float" office:value="0.812499999999994" calcext:value-type="float">
            <text:p>0.8124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7];0)&lt;=[.O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1T18:23:31.730466" calcext:value-type="date">
            <text:p>2019-10-11 18:23:32</text:p>
          </table:table-cell>
          <table:table-cell table:style-name="ce7" table:formula="of:=[.A288]" office:value-type="date" office:date-value="2019-10-11T18:23:31.730466" calcext:value-type="date">
            <text:p>2019-10-11 18:23:32</text:p>
          </table:table-cell>
          <table:table-cell table:formula="of:=TRUNC([.A288])" office:value-type="float" office:value="43749" calcext:value-type="float">
            <text:p>43749</text:p>
          </table:table-cell>
          <table:table-cell table:style-name="ce12" table:formula="of:=[.B288]-[.C288]" office:value-type="date" office:date-value="1899-12-30T18:23:31.73046568874" calcext:value-type="date">
            <text:p>12/30/99 06:23 PM</text:p>
          </table:table-cell>
          <table:table-cell table:formula="of:=MOD([.E287]-[.$E$2];[.$H$2])+1+[.$E$2]" office:value-type="float" office:value="266" calcext:value-type="float">
            <text:p>266</text:p>
          </table:table-cell>
          <table:table-cell table:formula="of:=MOD([.F287]+1/[.$H$2];5)" office:value-type="float" office:value="4.74999999999999" calcext:value-type="float">
            <text:p>4,74999999999999</text:p>
          </table:table-cell>
          <table:table-cell table:formula="of:=IF([.F288]=0;[.G287]+2+1/[.$H$2];[.G287]+1/[.$H$2])" office:value-type="float" office:value="4.74999999999999" calcext:value-type="float">
            <text:p>4,74999999999999</text:p>
          </table:table-cell>
          <table:table-cell table:number-columns-repeated="4"/>
          <table:table-cell table:style-name="ce35" table:formula="of:=SUM(MOD(SUM([.L287]-[.L$2];[.T$2]);[.R$2]-[.L$2]);[.L$2])" office:value-type="time" office:time-value="PT17H09M59.999999999S" calcext:value-type="time">
            <text:p>17:10:00</text:p>
          </table:table-cell>
          <table:table-cell table:style-name="ce11" table:formula="of:=IF([.L288]&lt;[.L287];[.M287]+[.H$2];[.M287])" office:value-type="float" office:value="1140" calcext:value-type="float">
            <text:p>1140</text:p>
          </table:table-cell>
          <table:table-cell table:style-name="ce11" table:formula="of:=OFFSET([.C$4];[.M288];0)" office:value-type="float" office:value="43764" calcext:value-type="float">
            <text:p>43764</text:p>
          </table:table-cell>
          <table:table-cell table:style-name="ce36" table:formula="of:=[.L288]" office:value-type="float" office:value="0.715277777777771" calcext:value-type="float">
            <text:p>0.715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8];0)&lt;=[.O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1T18:31:03.988021" calcext:value-type="date">
            <text:p>2019-10-11 18:31:04</text:p>
          </table:table-cell>
          <table:table-cell table:style-name="ce7" table:formula="of:=[.A289]" office:value-type="date" office:date-value="2019-10-11T18:31:03.988021" calcext:value-type="date">
            <text:p>2019-10-11 18:31:04</text:p>
          </table:table-cell>
          <table:table-cell table:formula="of:=TRUNC([.A289])" office:value-type="float" office:value="43749" calcext:value-type="float">
            <text:p>43749</text:p>
          </table:table-cell>
          <table:table-cell table:style-name="ce12" table:formula="of:=[.B289]-[.C289]" office:value-type="date" office:date-value="1899-12-30T18:31:03.98802066687" calcext:value-type="date">
            <text:p>12/30/99 06:31 PM</text:p>
          </table:table-cell>
          <table:table-cell table:formula="of:=MOD([.E288]-[.$E$2];[.$H$2])+1+[.$E$2]" office:value-type="float" office:value="267" calcext:value-type="float">
            <text:p>267</text:p>
          </table:table-cell>
          <table:table-cell table:formula="of:=MOD([.F288]+1/[.$H$2];5)" office:value-type="float" office:value="4.76666666666666" calcext:value-type="float">
            <text:p>4,76666666666666</text:p>
          </table:table-cell>
          <table:table-cell table:formula="of:=IF([.F289]=0;[.G288]+2+1/[.$H$2];[.G288]+1/[.$H$2])" office:value-type="float" office:value="4.76666666666666" calcext:value-type="float">
            <text:p>4,76666666666666</text:p>
          </table:table-cell>
          <table:table-cell table:number-columns-repeated="4"/>
          <table:table-cell table:style-name="ce35" table:formula="of:=SUM(MOD(SUM([.L288]-[.L$2];[.T$2]);[.R$2]-[.L$2]);[.L$2])" office:value-type="time" office:time-value="PT17H19M59.999999999S" calcext:value-type="time">
            <text:p>17:20:00</text:p>
          </table:table-cell>
          <table:table-cell table:style-name="ce11" table:formula="of:=IF([.L289]&lt;[.L288];[.M288]+[.H$2];[.M288])" office:value-type="float" office:value="1140" calcext:value-type="float">
            <text:p>1140</text:p>
          </table:table-cell>
          <table:table-cell table:style-name="ce11" table:formula="of:=OFFSET([.C$4];[.M289];0)" office:value-type="float" office:value="43764" calcext:value-type="float">
            <text:p>43764</text:p>
          </table:table-cell>
          <table:table-cell table:style-name="ce36" table:formula="of:=[.L289]" office:value-type="float" office:value="0.722222222222216" calcext:value-type="float">
            <text:p>0.722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9];0)&lt;=[.O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1T17:47:22.195506" calcext:value-type="date">
            <text:p>2019-10-11 17:47:22</text:p>
          </table:table-cell>
          <table:table-cell table:style-name="ce7" table:formula="of:=[.A290]" office:value-type="date" office:date-value="2019-10-11T17:47:22.195506" calcext:value-type="date">
            <text:p>2019-10-11 17:47:22</text:p>
          </table:table-cell>
          <table:table-cell table:formula="of:=TRUNC([.A290])" office:value-type="float" office:value="43749" calcext:value-type="float">
            <text:p>43749</text:p>
          </table:table-cell>
          <table:table-cell table:style-name="ce12" table:formula="of:=[.B290]-[.C290]" office:value-type="date" office:date-value="1899-12-30T17:47:22.19550609123" calcext:value-type="date">
            <text:p>12/30/99 05:47 PM</text:p>
          </table:table-cell>
          <table:table-cell table:formula="of:=MOD([.E289]-[.$E$2];[.$H$2])+1+[.$E$2]" office:value-type="float" office:value="268" calcext:value-type="float">
            <text:p>268</text:p>
          </table:table-cell>
          <table:table-cell table:formula="of:=MOD([.F289]+1/[.$H$2];5)" office:value-type="float" office:value="4.78333333333332" calcext:value-type="float">
            <text:p>4,78333333333332</text:p>
          </table:table-cell>
          <table:table-cell table:formula="of:=IF([.F290]=0;[.G289]+2+1/[.$H$2];[.G289]+1/[.$H$2])" office:value-type="float" office:value="4.78333333333332" calcext:value-type="float">
            <text:p>4,78333333333332</text:p>
          </table:table-cell>
          <table:table-cell table:number-columns-repeated="4"/>
          <table:table-cell table:style-name="ce35" table:formula="of:=SUM(MOD(SUM([.L289]-[.L$2];[.T$2]);[.R$2]-[.L$2]);[.L$2])" office:value-type="time" office:time-value="PT17H29M59.999999999S" calcext:value-type="time">
            <text:p>17:30:00</text:p>
          </table:table-cell>
          <table:table-cell table:style-name="ce11" table:formula="of:=IF([.L290]&lt;[.L289];[.M289]+[.H$2];[.M289])" office:value-type="float" office:value="1140" calcext:value-type="float">
            <text:p>1140</text:p>
          </table:table-cell>
          <table:table-cell table:style-name="ce11" table:formula="of:=OFFSET([.C$4];[.M290];0)" office:value-type="float" office:value="43764" calcext:value-type="float">
            <text:p>43764</text:p>
          </table:table-cell>
          <table:table-cell table:style-name="ce36" table:formula="of:=[.L290]" office:value-type="float" office:value="0.72916666666666" calcext:value-type="float">
            <text:p>0.729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0];0)&lt;=[.O2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1T17:58:40.272752" calcext:value-type="date">
            <text:p>2019-10-11 17:58:40</text:p>
          </table:table-cell>
          <table:table-cell table:style-name="ce7" table:formula="of:=[.A291]" office:value-type="date" office:date-value="2019-10-11T17:58:40.272752" calcext:value-type="date">
            <text:p>2019-10-11 17:58:40</text:p>
          </table:table-cell>
          <table:table-cell table:formula="of:=TRUNC([.A291])" office:value-type="float" office:value="43749" calcext:value-type="float">
            <text:p>43749</text:p>
          </table:table-cell>
          <table:table-cell table:style-name="ce12" table:formula="of:=[.B291]-[.C291]" office:value-type="date" office:date-value="1899-12-30T17:58:40.27275189757" calcext:value-type="date">
            <text:p>12/30/99 05:58 PM</text:p>
          </table:table-cell>
          <table:table-cell table:formula="of:=MOD([.E290]-[.$E$2];[.$H$2])+1+[.$E$2]" office:value-type="float" office:value="269" calcext:value-type="float">
            <text:p>269</text:p>
          </table:table-cell>
          <table:table-cell table:formula="of:=MOD([.F290]+1/[.$H$2];5)" office:value-type="float" office:value="4.79999999999999" calcext:value-type="float">
            <text:p>4,79999999999999</text:p>
          </table:table-cell>
          <table:table-cell table:formula="of:=IF([.F291]=0;[.G290]+2+1/[.$H$2];[.G290]+1/[.$H$2])" office:value-type="float" office:value="4.79999999999999" calcext:value-type="float">
            <text:p>4,79999999999999</text:p>
          </table:table-cell>
          <table:table-cell table:number-columns-repeated="4"/>
          <table:table-cell table:style-name="ce35" table:formula="of:=SUM(MOD(SUM([.L290]-[.L$2];[.T$2]);[.R$2]-[.L$2]);[.L$2])" office:value-type="time" office:time-value="PT17H39M59.999999999S" calcext:value-type="time">
            <text:p>17:40:00</text:p>
          </table:table-cell>
          <table:table-cell table:style-name="ce11" table:formula="of:=IF([.L291]&lt;[.L290];[.M290]+[.H$2];[.M290])" office:value-type="float" office:value="1140" calcext:value-type="float">
            <text:p>1140</text:p>
          </table:table-cell>
          <table:table-cell table:style-name="ce11" table:formula="of:=OFFSET([.C$4];[.M291];0)" office:value-type="float" office:value="43764" calcext:value-type="float">
            <text:p>43764</text:p>
          </table:table-cell>
          <table:table-cell table:style-name="ce36" table:formula="of:=[.L291]" office:value-type="float" office:value="0.736111111111105" calcext:value-type="float">
            <text:p>0.7361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1];0)&lt;=[.O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1T18:20:30.788172" calcext:value-type="date">
            <text:p>2019-10-11 18:20:31</text:p>
          </table:table-cell>
          <table:table-cell table:style-name="ce7" table:formula="of:=[.A292]" office:value-type="date" office:date-value="2019-10-11T18:20:30.788172" calcext:value-type="date">
            <text:p>2019-10-11 18:20:31</text:p>
          </table:table-cell>
          <table:table-cell table:formula="of:=TRUNC([.A292])" office:value-type="float" office:value="43749" calcext:value-type="float">
            <text:p>43749</text:p>
          </table:table-cell>
          <table:table-cell table:style-name="ce12" table:formula="of:=[.B292]-[.C292]" office:value-type="date" office:date-value="1899-12-30T18:20:30.78817238566" calcext:value-type="date">
            <text:p>12/30/99 06:20 PM</text:p>
          </table:table-cell>
          <table:table-cell table:formula="of:=MOD([.E291]-[.$E$2];[.$H$2])+1+[.$E$2]" office:value-type="float" office:value="270" calcext:value-type="float">
            <text:p>270</text:p>
          </table:table-cell>
          <table:table-cell table:formula="of:=MOD([.F291]+1/[.$H$2];5)" office:value-type="float" office:value="4.81666666666666" calcext:value-type="float">
            <text:p>4,81666666666666</text:p>
          </table:table-cell>
          <table:table-cell table:formula="of:=IF([.F292]=0;[.G291]+2+1/[.$H$2];[.G291]+1/[.$H$2])" office:value-type="float" office:value="4.81666666666666" calcext:value-type="float">
            <text:p>4,81666666666666</text:p>
          </table:table-cell>
          <table:table-cell table:number-columns-repeated="4"/>
          <table:table-cell table:style-name="ce35" table:formula="of:=SUM(MOD(SUM([.L291]-[.L$2];[.T$2]);[.R$2]-[.L$2]);[.L$2])" office:value-type="time" office:time-value="PT17H49M59.999999999S" calcext:value-type="time">
            <text:p>17:50:00</text:p>
          </table:table-cell>
          <table:table-cell table:style-name="ce11" table:formula="of:=IF([.L292]&lt;[.L291];[.M291]+[.H$2];[.M291])" office:value-type="float" office:value="1140" calcext:value-type="float">
            <text:p>1140</text:p>
          </table:table-cell>
          <table:table-cell table:style-name="ce11" table:formula="of:=OFFSET([.C$4];[.M292];0)" office:value-type="float" office:value="43764" calcext:value-type="float">
            <text:p>43764</text:p>
          </table:table-cell>
          <table:table-cell table:style-name="ce36" table:formula="of:=[.L292]" office:value-type="float" office:value="0.743055555555549" calcext:value-type="float">
            <text:p>0.7430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2];0)&lt;=[.O2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1T17:44:45.092898" calcext:value-type="date">
            <text:p>2019-10-11 17:44:45</text:p>
          </table:table-cell>
          <table:table-cell table:style-name="ce7" table:formula="of:=[.A293]" office:value-type="date" office:date-value="2019-10-11T17:44:45.092898" calcext:value-type="date">
            <text:p>2019-10-11 17:44:45</text:p>
          </table:table-cell>
          <table:table-cell table:formula="of:=TRUNC([.A293])" office:value-type="float" office:value="43749" calcext:value-type="float">
            <text:p>43749</text:p>
          </table:table-cell>
          <table:table-cell table:style-name="ce12" table:formula="of:=[.B293]-[.C293]" office:value-type="date" office:date-value="1899-12-30T17:44:45.09289752692" calcext:value-type="date">
            <text:p>12/30/99 05:44 PM</text:p>
          </table:table-cell>
          <table:table-cell table:formula="of:=MOD([.E292]-[.$E$2];[.$H$2])+1+[.$E$2]" office:value-type="float" office:value="271" calcext:value-type="float">
            <text:p>271</text:p>
          </table:table-cell>
          <table:table-cell table:formula="of:=MOD([.F292]+1/[.$H$2];5)" office:value-type="float" office:value="4.83333333333332" calcext:value-type="float">
            <text:p>4,83333333333332</text:p>
          </table:table-cell>
          <table:table-cell table:formula="of:=IF([.F293]=0;[.G292]+2+1/[.$H$2];[.G292]+1/[.$H$2])" office:value-type="float" office:value="4.83333333333332" calcext:value-type="float">
            <text:p>4,83333333333332</text:p>
          </table:table-cell>
          <table:table-cell table:number-columns-repeated="4"/>
          <table:table-cell table:style-name="ce35" table:formula="of:=SUM(MOD(SUM([.L292]-[.L$2];[.T$2]);[.R$2]-[.L$2]);[.L$2])" office:value-type="time" office:time-value="PT17H59M59.999999999S" calcext:value-type="time">
            <text:p>18:00:00</text:p>
          </table:table-cell>
          <table:table-cell table:style-name="ce11" table:formula="of:=IF([.L293]&lt;[.L292];[.M292]+[.H$2];[.M292])" office:value-type="float" office:value="1140" calcext:value-type="float">
            <text:p>1140</text:p>
          </table:table-cell>
          <table:table-cell table:style-name="ce11" table:formula="of:=OFFSET([.C$4];[.M293];0)" office:value-type="float" office:value="43764" calcext:value-type="float">
            <text:p>43764</text:p>
          </table:table-cell>
          <table:table-cell table:style-name="ce36" table:formula="of:=[.L293]" office:value-type="float" office:value="0.749999999999994" calcext:value-type="float">
            <text:p>0.7499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3];0)&lt;=[.O2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1T17:57:27.047021" calcext:value-type="date">
            <text:p>2019-10-11 17:57:27</text:p>
          </table:table-cell>
          <table:table-cell table:style-name="ce7" table:formula="of:=[.A294]" office:value-type="date" office:date-value="2019-10-11T17:57:27.047021" calcext:value-type="date">
            <text:p>2019-10-11 17:57:27</text:p>
          </table:table-cell>
          <table:table-cell table:formula="of:=TRUNC([.A294])" office:value-type="float" office:value="43749" calcext:value-type="float">
            <text:p>43749</text:p>
          </table:table-cell>
          <table:table-cell table:style-name="ce12" table:formula="of:=[.B294]-[.C294]" office:value-type="date" office:date-value="1899-12-30T17:57:27.04702128656" calcext:value-type="date">
            <text:p>12/30/99 05:57 PM</text:p>
          </table:table-cell>
          <table:table-cell table:formula="of:=MOD([.E293]-[.$E$2];[.$H$2])+1+[.$E$2]" office:value-type="float" office:value="272" calcext:value-type="float">
            <text:p>272</text:p>
          </table:table-cell>
          <table:table-cell table:formula="of:=MOD([.F293]+1/[.$H$2];5)" office:value-type="float" office:value="4.84999999999999" calcext:value-type="float">
            <text:p>4,84999999999999</text:p>
          </table:table-cell>
          <table:table-cell table:formula="of:=IF([.F294]=0;[.G293]+2+1/[.$H$2];[.G293]+1/[.$H$2])" office:value-type="float" office:value="4.84999999999999" calcext:value-type="float">
            <text:p>4,84999999999999</text:p>
          </table:table-cell>
          <table:table-cell table:number-columns-repeated="4"/>
          <table:table-cell table:style-name="ce35" table:formula="of:=SUM(MOD(SUM([.L293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294]&lt;[.L293];[.M293]+[.H$2];[.M293])" office:value-type="float" office:value="1140" calcext:value-type="float">
            <text:p>1140</text:p>
          </table:table-cell>
          <table:table-cell table:style-name="ce11" table:formula="of:=OFFSET([.C$4];[.M294];0)" office:value-type="float" office:value="43764" calcext:value-type="float">
            <text:p>43764</text:p>
          </table:table-cell>
          <table:table-cell table:style-name="ce36" table:formula="of:=[.L294]" office:value-type="float" office:value="0.756944444444438" calcext:value-type="float">
            <text:p>0.7569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4];0)&lt;=[.O2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1T18:13:35.127538" calcext:value-type="date">
            <text:p>2019-10-11 18:13:35</text:p>
          </table:table-cell>
          <table:table-cell table:style-name="ce7" table:formula="of:=[.A295]" office:value-type="date" office:date-value="2019-10-11T18:13:35.127538" calcext:value-type="date">
            <text:p>2019-10-11 18:13:35</text:p>
          </table:table-cell>
          <table:table-cell table:formula="of:=TRUNC([.A295])" office:value-type="float" office:value="43749" calcext:value-type="float">
            <text:p>43749</text:p>
          </table:table-cell>
          <table:table-cell table:style-name="ce12" table:formula="of:=[.B295]-[.C295]" office:value-type="date" office:date-value="1899-12-30T18:13:35.12753844727" calcext:value-type="date">
            <text:p>12/30/99 06:13 PM</text:p>
          </table:table-cell>
          <table:table-cell table:formula="of:=MOD([.E294]-[.$E$2];[.$H$2])+1+[.$E$2]" office:value-type="float" office:value="273" calcext:value-type="float">
            <text:p>273</text:p>
          </table:table-cell>
          <table:table-cell table:formula="of:=MOD([.F294]+1/[.$H$2];5)" office:value-type="float" office:value="4.86666666666666" calcext:value-type="float">
            <text:p>4,86666666666666</text:p>
          </table:table-cell>
          <table:table-cell table:formula="of:=IF([.F295]=0;[.G294]+2+1/[.$H$2];[.G294]+1/[.$H$2])" office:value-type="float" office:value="4.86666666666666" calcext:value-type="float">
            <text:p>4,86666666666666</text:p>
          </table:table-cell>
          <table:table-cell table:number-columns-repeated="4"/>
          <table:table-cell table:style-name="ce35" table:formula="of:=SUM(MOD(SUM([.L294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95]&lt;[.L294];[.M294]+[.H$2];[.M294])" office:value-type="float" office:value="1140" calcext:value-type="float">
            <text:p>1140</text:p>
          </table:table-cell>
          <table:table-cell table:style-name="ce11" table:formula="of:=OFFSET([.C$4];[.M295];0)" office:value-type="float" office:value="43764" calcext:value-type="float">
            <text:p>43764</text:p>
          </table:table-cell>
          <table:table-cell table:style-name="ce36" table:formula="of:=[.L295]" office:value-type="float" office:value="0.763888888888882" calcext:value-type="float">
            <text:p>0.7638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5];0)&lt;=[.O2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1T18:12:05.346676" calcext:value-type="date">
            <text:p>2019-10-11 18:12:05</text:p>
          </table:table-cell>
          <table:table-cell table:style-name="ce7" table:formula="of:=[.A296]" office:value-type="date" office:date-value="2019-10-11T18:12:05.346676" calcext:value-type="date">
            <text:p>2019-10-11 18:12:05</text:p>
          </table:table-cell>
          <table:table-cell table:formula="of:=TRUNC([.A296])" office:value-type="float" office:value="43749" calcext:value-type="float">
            <text:p>43749</text:p>
          </table:table-cell>
          <table:table-cell table:style-name="ce12" table:formula="of:=[.B296]-[.C296]" office:value-type="date" office:date-value="1899-12-30T18:12:05.34667609725" calcext:value-type="date">
            <text:p>12/30/99 06:12 PM</text:p>
          </table:table-cell>
          <table:table-cell table:formula="of:=MOD([.E295]-[.$E$2];[.$H$2])+1+[.$E$2]" office:value-type="float" office:value="274" calcext:value-type="float">
            <text:p>274</text:p>
          </table:table-cell>
          <table:table-cell table:formula="of:=MOD([.F295]+1/[.$H$2];5)" office:value-type="float" office:value="4.88333333333332" calcext:value-type="float">
            <text:p>4,88333333333332</text:p>
          </table:table-cell>
          <table:table-cell table:formula="of:=IF([.F296]=0;[.G295]+2+1/[.$H$2];[.G295]+1/[.$H$2])" office:value-type="float" office:value="4.88333333333332" calcext:value-type="float">
            <text:p>4,88333333333332</text:p>
          </table:table-cell>
          <table:table-cell table:number-columns-repeated="4"/>
          <table:table-cell table:style-name="ce35" table:formula="of:=SUM(MOD(SUM([.L295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96]&lt;[.L295];[.M295]+[.H$2];[.M295])" office:value-type="float" office:value="1140" calcext:value-type="float">
            <text:p>1140</text:p>
          </table:table-cell>
          <table:table-cell table:style-name="ce11" table:formula="of:=OFFSET([.C$4];[.M296];0)" office:value-type="float" office:value="43764" calcext:value-type="float">
            <text:p>43764</text:p>
          </table:table-cell>
          <table:table-cell table:style-name="ce36" table:formula="of:=[.L296]" office:value-type="float" office:value="0.770833333333327" calcext:value-type="float">
            <text:p>0.7708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6];0)&lt;=[.O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1T17:54:48.816912" calcext:value-type="date">
            <text:p>2019-10-11 17:54:49</text:p>
          </table:table-cell>
          <table:table-cell table:style-name="ce7" table:formula="of:=[.A297]" office:value-type="date" office:date-value="2019-10-11T17:54:48.816912" calcext:value-type="date">
            <text:p>2019-10-11 17:54:49</text:p>
          </table:table-cell>
          <table:table-cell table:formula="of:=TRUNC([.A297])" office:value-type="float" office:value="43749" calcext:value-type="float">
            <text:p>43749</text:p>
          </table:table-cell>
          <table:table-cell table:style-name="ce12" table:formula="of:=[.B297]-[.C297]" office:value-type="date" office:date-value="1899-12-30T17:54:48.81691179704" calcext:value-type="date">
            <text:p>12/30/99 05:54 PM</text:p>
          </table:table-cell>
          <table:table-cell table:formula="of:=MOD([.E296]-[.$E$2];[.$H$2])+1+[.$E$2]" office:value-type="float" office:value="275" calcext:value-type="float">
            <text:p>275</text:p>
          </table:table-cell>
          <table:table-cell table:formula="of:=MOD([.F296]+1/[.$H$2];5)" office:value-type="float" office:value="4.89999999999999" calcext:value-type="float">
            <text:p>4,89999999999999</text:p>
          </table:table-cell>
          <table:table-cell table:formula="of:=IF([.F297]=0;[.G296]+2+1/[.$H$2];[.G296]+1/[.$H$2])" office:value-type="float" office:value="4.89999999999999" calcext:value-type="float">
            <text:p>4,89999999999999</text:p>
          </table:table-cell>
          <table:table-cell table:number-columns-repeated="4"/>
          <table:table-cell table:style-name="ce35" table:formula="of:=SUM(MOD(SUM([.L296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97]&lt;[.L296];[.M296]+[.H$2];[.M296])" office:value-type="float" office:value="1140" calcext:value-type="float">
            <text:p>1140</text:p>
          </table:table-cell>
          <table:table-cell table:style-name="ce11" table:formula="of:=OFFSET([.C$4];[.M297];0)" office:value-type="float" office:value="43764" calcext:value-type="float">
            <text:p>43764</text:p>
          </table:table-cell>
          <table:table-cell table:style-name="ce36" table:formula="of:=[.L297]" office:value-type="float" office:value="0.777777777777771" calcext:value-type="float">
            <text:p>0.7777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7];0)&lt;=[.O2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1T18:30:35.738196" calcext:value-type="date">
            <text:p>2019-10-11 18:30:36</text:p>
          </table:table-cell>
          <table:table-cell table:style-name="ce7" table:formula="of:=[.A298]" office:value-type="date" office:date-value="2019-10-11T18:30:35.738196" calcext:value-type="date">
            <text:p>2019-10-11 18:30:36</text:p>
          </table:table-cell>
          <table:table-cell table:formula="of:=TRUNC([.A298])" office:value-type="float" office:value="43749" calcext:value-type="float">
            <text:p>43749</text:p>
          </table:table-cell>
          <table:table-cell table:style-name="ce12" table:formula="of:=[.B298]-[.C298]" office:value-type="date" office:date-value="1899-12-30T18:30:35.73819589801" calcext:value-type="date">
            <text:p>12/30/99 06:30 PM</text:p>
          </table:table-cell>
          <table:table-cell table:formula="of:=MOD([.E297]-[.$E$2];[.$H$2])+1+[.$E$2]" office:value-type="float" office:value="276" calcext:value-type="float">
            <text:p>276</text:p>
          </table:table-cell>
          <table:table-cell table:formula="of:=MOD([.F297]+1/[.$H$2];5)" office:value-type="float" office:value="4.91666666666665" calcext:value-type="float">
            <text:p>4,91666666666665</text:p>
          </table:table-cell>
          <table:table-cell table:formula="of:=IF([.F298]=0;[.G297]+2+1/[.$H$2];[.G297]+1/[.$H$2])" office:value-type="float" office:value="4.91666666666665" calcext:value-type="float">
            <text:p>4,91666666666665</text:p>
          </table:table-cell>
          <table:table-cell table:number-columns-repeated="4"/>
          <table:table-cell table:style-name="ce35" table:formula="of:=SUM(MOD(SUM([.L297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98]&lt;[.L297];[.M297]+[.H$2];[.M297])" office:value-type="float" office:value="1140" calcext:value-type="float">
            <text:p>1140</text:p>
          </table:table-cell>
          <table:table-cell table:style-name="ce11" table:formula="of:=OFFSET([.C$4];[.M298];0)" office:value-type="float" office:value="43764" calcext:value-type="float">
            <text:p>43764</text:p>
          </table:table-cell>
          <table:table-cell table:style-name="ce36" table:formula="of:=[.L298]" office:value-type="float" office:value="0.784722222222216" calcext:value-type="float">
            <text:p>0.7847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8];0)&lt;=[.O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1T17:23:18.325393" calcext:value-type="date">
            <text:p>2019-10-11 17:23:18</text:p>
          </table:table-cell>
          <table:table-cell table:style-name="ce7" table:formula="of:=[.A299]" office:value-type="date" office:date-value="2019-10-11T17:23:18.325393" calcext:value-type="date">
            <text:p>2019-10-11 17:23:18</text:p>
          </table:table-cell>
          <table:table-cell table:formula="of:=TRUNC([.A299])" office:value-type="float" office:value="43749" calcext:value-type="float">
            <text:p>43749</text:p>
          </table:table-cell>
          <table:table-cell table:style-name="ce12" table:formula="of:=[.B299]-[.C299]" office:value-type="date" office:date-value="1899-12-30T17:23:18.32539251074" calcext:value-type="date">
            <text:p>12/30/99 05:23 PM</text:p>
          </table:table-cell>
          <table:table-cell table:formula="of:=MOD([.E298]-[.$E$2];[.$H$2])+1+[.$E$2]" office:value-type="float" office:value="277" calcext:value-type="float">
            <text:p>277</text:p>
          </table:table-cell>
          <table:table-cell table:formula="of:=MOD([.F298]+1/[.$H$2];5)" office:value-type="float" office:value="4.93333333333332" calcext:value-type="float">
            <text:p>4,93333333333332</text:p>
          </table:table-cell>
          <table:table-cell table:formula="of:=IF([.F299]=0;[.G298]+2+1/[.$H$2];[.G298]+1/[.$H$2])" office:value-type="float" office:value="4.93333333333332" calcext:value-type="float">
            <text:p>4,93333333333332</text:p>
          </table:table-cell>
          <table:table-cell table:number-columns-repeated="4"/>
          <table:table-cell table:style-name="ce35" table:formula="of:=SUM(MOD(SUM([.L298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99]&lt;[.L298];[.M298]+[.H$2];[.M298])" office:value-type="float" office:value="1140" calcext:value-type="float">
            <text:p>1140</text:p>
          </table:table-cell>
          <table:table-cell table:style-name="ce11" table:formula="of:=OFFSET([.C$4];[.M299];0)" office:value-type="float" office:value="43764" calcext:value-type="float">
            <text:p>43764</text:p>
          </table:table-cell>
          <table:table-cell table:style-name="ce36" table:formula="of:=[.L299]" office:value-type="float" office:value="0.79166666666666" calcext:value-type="float">
            <text:p>0.7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9];0)&lt;=[.O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1T17:59:48.85318" calcext:value-type="date">
            <text:p>2019-10-11 17:59:49</text:p>
          </table:table-cell>
          <table:table-cell table:style-name="ce7" table:formula="of:=[.A300]" office:value-type="date" office:date-value="2019-10-11T17:59:48.85318" calcext:value-type="date">
            <text:p>2019-10-11 17:59:49</text:p>
          </table:table-cell>
          <table:table-cell table:formula="of:=TRUNC([.A300])" office:value-type="float" office:value="43749" calcext:value-type="float">
            <text:p>43749</text:p>
          </table:table-cell>
          <table:table-cell table:style-name="ce12" table:formula="of:=[.B300]-[.C300]" office:value-type="date" office:date-value="1899-12-30T17:59:48.85318043176" calcext:value-type="date">
            <text:p>12/30/99 05:59 PM</text:p>
          </table:table-cell>
          <table:table-cell table:formula="of:=MOD([.E299]-[.$E$2];[.$H$2])+1+[.$E$2]" office:value-type="float" office:value="278" calcext:value-type="float">
            <text:p>278</text:p>
          </table:table-cell>
          <table:table-cell table:formula="of:=MOD([.F299]+1/[.$H$2];5)" office:value-type="float" office:value="4.94999999999999" calcext:value-type="float">
            <text:p>4,94999999999999</text:p>
          </table:table-cell>
          <table:table-cell table:formula="of:=IF([.F300]=0;[.G299]+2+1/[.$H$2];[.G299]+1/[.$H$2])" office:value-type="float" office:value="4.94999999999999" calcext:value-type="float">
            <text:p>4,94999999999999</text:p>
          </table:table-cell>
          <table:table-cell table:number-columns-repeated="4"/>
          <table:table-cell table:style-name="ce35" table:formula="of:=SUM(MOD(SUM([.L299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00]&lt;[.L299];[.M299]+[.H$2];[.M299])" office:value-type="float" office:value="1140" calcext:value-type="float">
            <text:p>1140</text:p>
          </table:table-cell>
          <table:table-cell table:style-name="ce11" table:formula="of:=OFFSET([.C$4];[.M300];0)" office:value-type="float" office:value="43764" calcext:value-type="float">
            <text:p>43764</text:p>
          </table:table-cell>
          <table:table-cell table:style-name="ce36" table:formula="of:=[.L300]" office:value-type="float" office:value="0.798611111111105" calcext:value-type="float">
            <text:p>0.7986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0];0)&lt;=[.O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1T18:07:56.39092" calcext:value-type="date">
            <text:p>2019-10-11 18:07:56</text:p>
          </table:table-cell>
          <table:table-cell table:style-name="ce7" table:formula="of:=[.A301]" office:value-type="date" office:date-value="2019-10-11T18:07:56.39092" calcext:value-type="date">
            <text:p>2019-10-11 18:07:56</text:p>
          </table:table-cell>
          <table:table-cell table:formula="of:=TRUNC([.A301])" office:value-type="float" office:value="43749" calcext:value-type="float">
            <text:p>43749</text:p>
          </table:table-cell>
          <table:table-cell table:style-name="ce12" table:formula="of:=[.B301]-[.C301]" office:value-type="date" office:date-value="1899-12-30T18:07:56.39091960154" calcext:value-type="date">
            <text:p>12/30/99 06:07 PM</text:p>
          </table:table-cell>
          <table:table-cell table:formula="of:=MOD([.E300]-[.$E$2];[.$H$2])+1+[.$E$2]" office:value-type="float" office:value="279" calcext:value-type="float">
            <text:p>279</text:p>
          </table:table-cell>
          <table:table-cell table:formula="of:=MOD([.F300]+1/[.$H$2];5)" office:value-type="float" office:value="4.96666666666665" calcext:value-type="float">
            <text:p>4,96666666666665</text:p>
          </table:table-cell>
          <table:table-cell table:formula="of:=IF([.F301]=0;[.G300]+2+1/[.$H$2];[.G300]+1/[.$H$2])" office:value-type="float" office:value="4.96666666666665" calcext:value-type="float">
            <text:p>4,96666666666665</text:p>
          </table:table-cell>
          <table:table-cell table:number-columns-repeated="4"/>
          <table:table-cell table:style-name="ce35" table:formula="of:=SUM(MOD(SUM([.L300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01]&lt;[.L300];[.M300]+[.H$2];[.M300])" office:value-type="float" office:value="1140" calcext:value-type="float">
            <text:p>1140</text:p>
          </table:table-cell>
          <table:table-cell table:style-name="ce11" table:formula="of:=OFFSET([.C$4];[.M301];0)" office:value-type="float" office:value="43764" calcext:value-type="float">
            <text:p>43764</text:p>
          </table:table-cell>
          <table:table-cell table:style-name="ce36" table:formula="of:=[.L301]" office:value-type="float" office:value="0.805555555555549" calcext:value-type="float">
            <text:p>0.8055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1];0)&lt;=[.O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1T17:52:17.667406" calcext:value-type="date">
            <text:p>2019-10-11 17:52:18</text:p>
          </table:table-cell>
          <table:table-cell table:style-name="ce7" table:formula="of:=[.A302]" office:value-type="date" office:date-value="2019-10-11T17:52:17.667406" calcext:value-type="date">
            <text:p>2019-10-11 17:52:18</text:p>
          </table:table-cell>
          <table:table-cell table:formula="of:=TRUNC([.A302])" office:value-type="float" office:value="43749" calcext:value-type="float">
            <text:p>43749</text:p>
          </table:table-cell>
          <table:table-cell table:style-name="ce12" table:formula="of:=[.B302]-[.C302]" office:value-type="date" office:date-value="1899-12-30T17:52:17.66740600113" calcext:value-type="date">
            <text:p>12/30/99 05:52 PM</text:p>
          </table:table-cell>
          <table:table-cell table:formula="of:=MOD([.E301]-[.$E$2];[.$H$2])+1+[.$E$2]" office:value-type="float" office:value="280" calcext:value-type="float">
            <text:p>280</text:p>
          </table:table-cell>
          <table:table-cell table:formula="of:=MOD([.F301]+1/[.$H$2];5)" office:value-type="float" office:value="4.98333333333332" calcext:value-type="float">
            <text:p>4,98333333333332</text:p>
          </table:table-cell>
          <table:table-cell table:formula="of:=IF([.F302]=0;[.G301]+2+1/[.$H$2];[.G301]+1/[.$H$2])" office:value-type="float" office:value="4.98333333333332" calcext:value-type="float">
            <text:p>4,98333333333332</text:p>
          </table:table-cell>
          <table:table-cell table:number-columns-repeated="4"/>
          <table:table-cell table:style-name="ce35" table:formula="of:=SUM(MOD(SUM([.L301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02]&lt;[.L301];[.M301]+[.H$2];[.M301])" office:value-type="float" office:value="1140" calcext:value-type="float">
            <text:p>1140</text:p>
          </table:table-cell>
          <table:table-cell table:style-name="ce11" table:formula="of:=OFFSET([.C$4];[.M302];0)" office:value-type="float" office:value="43764" calcext:value-type="float">
            <text:p>43764</text:p>
          </table:table-cell>
          <table:table-cell table:style-name="ce36" table:formula="of:=[.L302]" office:value-type="float" office:value="0.812499999999993" calcext:value-type="float">
            <text:p>0.8124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2];0)&lt;=[.O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1T17:47:26.353734" calcext:value-type="date">
            <text:p>2019-10-11 17:47:26</text:p>
          </table:table-cell>
          <table:table-cell table:style-name="ce7" table:formula="of:=[.A303]" office:value-type="date" office:date-value="2019-10-11T17:47:26.353734" calcext:value-type="date">
            <text:p>2019-10-11 17:47:26</text:p>
          </table:table-cell>
          <table:table-cell table:formula="of:=TRUNC([.A303])" office:value-type="float" office:value="43749" calcext:value-type="float">
            <text:p>43749</text:p>
          </table:table-cell>
          <table:table-cell table:style-name="ce12" table:formula="of:=[.B303]-[.C303]" office:value-type="date" office:date-value="1899-12-30T17:47:26.35373388883" calcext:value-type="date">
            <text:p>12/30/99 05:47 PM</text:p>
          </table:table-cell>
          <table:table-cell table:formula="of:=MOD([.E302]-[.$E$2];[.$H$2])+1+[.$E$2]" office:value-type="float" office:value="221" calcext:value-type="float">
            <text:p>221</text:p>
          </table:table-cell>
          <table:table-cell table:formula="of:=MOD([.F302]+1/[.$H$2];5)" office:value-type="float" office:value="4.99999999999999" calcext:value-type="float">
            <text:p>4,99999999999999</text:p>
          </table:table-cell>
          <table:table-cell table:formula="of:=IF([.F303]=0;[.G302]+2+1/[.$H$2];[.G302]+1/[.$H$2])" office:value-type="float" office:value="4.99999999999999" calcext:value-type="float">
            <text:p>4,99999999999999</text:p>
          </table:table-cell>
          <table:table-cell table:number-columns-repeated="4"/>
          <table:table-cell table:style-name="ce35" table:formula="of:=SUM(MOD(SUM([.L302]-[.L$2];[.T$2]);[.R$2]-[.L$2]);[.L$2])" office:value-type="time" office:time-value="PT17H09M59.999999999S" calcext:value-type="time">
            <text:p>17:10:00</text:p>
          </table:table-cell>
          <table:table-cell table:style-name="ce11" table:formula="of:=IF([.L303]&lt;[.L302];[.M302]+[.H$2];[.M302])" office:value-type="float" office:value="1200" calcext:value-type="float">
            <text:p>1200</text:p>
          </table:table-cell>
          <table:table-cell table:style-name="ce11" table:formula="of:=OFFSET([.C$4];[.M303];0)" office:value-type="float" office:value="43765" calcext:value-type="float">
            <text:p>43765</text:p>
          </table:table-cell>
          <table:table-cell table:style-name="ce36" table:formula="of:=[.L303]" office:value-type="float" office:value="0.715277777777771" calcext:value-type="float">
            <text:p>0.715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3];0)&lt;=[.O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2T18:06:30.211316" calcext:value-type="date">
            <text:p>2019-10-12 18:06:30</text:p>
          </table:table-cell>
          <table:table-cell table:style-name="ce7" table:formula="of:=[.A304]" office:value-type="date" office:date-value="2019-10-12T18:06:30.211316" calcext:value-type="date">
            <text:p>2019-10-12 18:06:30</text:p>
          </table:table-cell>
          <table:table-cell table:formula="of:=TRUNC([.A304])" office:value-type="float" office:value="43750" calcext:value-type="float">
            <text:p>43750</text:p>
          </table:table-cell>
          <table:table-cell table:style-name="ce12" table:formula="of:=[.B304]-[.C304]" office:value-type="date" office:date-value="1899-12-30T18:06:30.21131575573" calcext:value-type="date">
            <text:p>12/30/99 06:06 PM</text:p>
          </table:table-cell>
          <table:table-cell table:formula="of:=MOD([.E303]-[.$E$2];[.$H$2])+1+[.$E$2]" office:value-type="float" office:value="222" calcext:value-type="float">
            <text:p>222</text:p>
          </table:table-cell>
          <table:table-cell table:formula="of:=MOD([.F303]+1/[.$H$2];5)" office:value-type="float" office:value="0.0166666666666542" calcext:value-type="float">
            <text:p>0,016666666666654</text:p>
          </table:table-cell>
          <table:table-cell table:formula="of:=IF([.F304]=0;[.G303]+2+1/[.$H$2];[.G303]+1/[.$H$2])" office:value-type="float" office:value="5.01666666666665" calcext:value-type="float">
            <text:p>5,01666666666665</text:p>
          </table:table-cell>
          <table:table-cell table:number-columns-repeated="4"/>
          <table:table-cell table:style-name="ce35" table:formula="of:=SUM(MOD(SUM([.L303]-[.L$2];[.T$2]);[.R$2]-[.L$2]);[.L$2])" office:value-type="time" office:time-value="PT17H19M59.999999999S" calcext:value-type="time">
            <text:p>17:20:00</text:p>
          </table:table-cell>
          <table:table-cell table:style-name="ce11" table:formula="of:=IF([.L304]&lt;[.L303];[.M303]+[.H$2];[.M303])" office:value-type="float" office:value="1200" calcext:value-type="float">
            <text:p>1200</text:p>
          </table:table-cell>
          <table:table-cell table:style-name="ce11" table:formula="of:=OFFSET([.C$4];[.M304];0)" office:value-type="float" office:value="43765" calcext:value-type="float">
            <text:p>43765</text:p>
          </table:table-cell>
          <table:table-cell table:style-name="ce36" table:formula="of:=[.L304]" office:value-type="float" office:value="0.722222222222216" calcext:value-type="float">
            <text:p>0.722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4];0)&lt;=[.O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2T18:13:18.139308" calcext:value-type="date">
            <text:p>2019-10-12 18:13:18</text:p>
          </table:table-cell>
          <table:table-cell table:style-name="ce7" table:formula="of:=[.A305]" office:value-type="date" office:date-value="2019-10-12T18:13:18.139308" calcext:value-type="date">
            <text:p>2019-10-12 18:13:18</text:p>
          </table:table-cell>
          <table:table-cell table:formula="of:=TRUNC([.A305])" office:value-type="float" office:value="43750" calcext:value-type="float">
            <text:p>43750</text:p>
          </table:table-cell>
          <table:table-cell table:style-name="ce12" table:formula="of:=[.B305]-[.C305]" office:value-type="date" office:date-value="1899-12-30T18:13:18.13930832315" calcext:value-type="date">
            <text:p>12/30/99 06:13 PM</text:p>
          </table:table-cell>
          <table:table-cell table:formula="of:=MOD([.E304]-[.$E$2];[.$H$2])+1+[.$E$2]" office:value-type="float" office:value="223" calcext:value-type="float">
            <text:p>223</text:p>
          </table:table-cell>
          <table:table-cell table:formula="of:=MOD([.F304]+1/[.$H$2];5)" office:value-type="float" office:value="0.0333333333333208" calcext:value-type="float">
            <text:p>0,033333333333321</text:p>
          </table:table-cell>
          <table:table-cell table:formula="of:=IF([.F305]=0;[.G304]+2+1/[.$H$2];[.G304]+1/[.$H$2])" office:value-type="float" office:value="5.03333333333332" calcext:value-type="float">
            <text:p>5,03333333333332</text:p>
          </table:table-cell>
          <table:table-cell table:number-columns-repeated="4"/>
          <table:table-cell table:style-name="ce35" table:formula="of:=SUM(MOD(SUM([.L304]-[.L$2];[.T$2]);[.R$2]-[.L$2]);[.L$2])" office:value-type="time" office:time-value="PT17H29M59.999999999S" calcext:value-type="time">
            <text:p>17:30:00</text:p>
          </table:table-cell>
          <table:table-cell table:style-name="ce11" table:formula="of:=IF([.L305]&lt;[.L304];[.M304]+[.H$2];[.M304])" office:value-type="float" office:value="1200" calcext:value-type="float">
            <text:p>1200</text:p>
          </table:table-cell>
          <table:table-cell table:style-name="ce11" table:formula="of:=OFFSET([.C$4];[.M305];0)" office:value-type="float" office:value="43765" calcext:value-type="float">
            <text:p>43765</text:p>
          </table:table-cell>
          <table:table-cell table:style-name="ce36" table:formula="of:=[.L305]" office:value-type="float" office:value="0.72916666666666" calcext:value-type="float">
            <text:p>0.729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5];0)&lt;=[.O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2T17:57:18.745551" calcext:value-type="date">
            <text:p>2019-10-12 17:57:19</text:p>
          </table:table-cell>
          <table:table-cell table:style-name="ce7" table:formula="of:=[.A306]" office:value-type="date" office:date-value="2019-10-12T17:57:18.745551" calcext:value-type="date">
            <text:p>2019-10-12 17:57:19</text:p>
          </table:table-cell>
          <table:table-cell table:formula="of:=TRUNC([.A306])" office:value-type="float" office:value="43750" calcext:value-type="float">
            <text:p>43750</text:p>
          </table:table-cell>
          <table:table-cell table:style-name="ce12" table:formula="of:=[.B306]-[.C306]" office:value-type="date" office:date-value="1899-12-30T17:57:18.74555127695" calcext:value-type="date">
            <text:p>12/30/99 05:57 PM</text:p>
          </table:table-cell>
          <table:table-cell table:formula="of:=MOD([.E305]-[.$E$2];[.$H$2])+1+[.$E$2]" office:value-type="float" office:value="224" calcext:value-type="float">
            <text:p>224</text:p>
          </table:table-cell>
          <table:table-cell table:formula="of:=MOD([.F305]+1/[.$H$2];5)" office:value-type="float" office:value="0.0499999999999875" calcext:value-type="float">
            <text:p>0,049999999999988</text:p>
          </table:table-cell>
          <table:table-cell table:formula="of:=IF([.F306]=0;[.G305]+2+1/[.$H$2];[.G305]+1/[.$H$2])" office:value-type="float" office:value="5.04999999999999" calcext:value-type="float">
            <text:p>5,04999999999999</text:p>
          </table:table-cell>
          <table:table-cell table:number-columns-repeated="4"/>
          <table:table-cell table:style-name="ce35" table:formula="of:=SUM(MOD(SUM([.L305]-[.L$2];[.T$2]);[.R$2]-[.L$2]);[.L$2])" office:value-type="time" office:time-value="PT17H39M59.999999999S" calcext:value-type="time">
            <text:p>17:40:00</text:p>
          </table:table-cell>
          <table:table-cell table:style-name="ce11" table:formula="of:=IF([.L306]&lt;[.L305];[.M305]+[.H$2];[.M305])" office:value-type="float" office:value="1200" calcext:value-type="float">
            <text:p>1200</text:p>
          </table:table-cell>
          <table:table-cell table:style-name="ce11" table:formula="of:=OFFSET([.C$4];[.M306];0)" office:value-type="float" office:value="43765" calcext:value-type="float">
            <text:p>43765</text:p>
          </table:table-cell>
          <table:table-cell table:style-name="ce36" table:formula="of:=[.L306]" office:value-type="float" office:value="0.736111111111104" calcext:value-type="float">
            <text:p>0.7361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6];0)&lt;=[.O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2T18:08:32.889644" calcext:value-type="date">
            <text:p>2019-10-12 18:08:33</text:p>
          </table:table-cell>
          <table:table-cell table:style-name="ce7" table:formula="of:=[.A307]" office:value-type="date" office:date-value="2019-10-12T18:08:32.889644" calcext:value-type="date">
            <text:p>2019-10-12 18:08:33</text:p>
          </table:table-cell>
          <table:table-cell table:formula="of:=TRUNC([.A307])" office:value-type="float" office:value="43750" calcext:value-type="float">
            <text:p>43750</text:p>
          </table:table-cell>
          <table:table-cell table:style-name="ce12" table:formula="of:=[.B307]-[.C307]" office:value-type="date" office:date-value="1899-12-30T18:08:32.88964350242" calcext:value-type="date">
            <text:p>12/30/99 06:08 PM</text:p>
          </table:table-cell>
          <table:table-cell table:formula="of:=MOD([.E306]-[.$E$2];[.$H$2])+1+[.$E$2]" office:value-type="float" office:value="225" calcext:value-type="float">
            <text:p>225</text:p>
          </table:table-cell>
          <table:table-cell table:formula="of:=MOD([.F306]+1/[.$H$2];5)" office:value-type="float" office:value="0.0666666666666542" calcext:value-type="float">
            <text:p>0,066666666666654</text:p>
          </table:table-cell>
          <table:table-cell table:formula="of:=IF([.F307]=0;[.G306]+2+1/[.$H$2];[.G306]+1/[.$H$2])" office:value-type="float" office:value="5.06666666666665" calcext:value-type="float">
            <text:p>5,06666666666665</text:p>
          </table:table-cell>
          <table:table-cell table:number-columns-repeated="4"/>
          <table:table-cell table:style-name="ce35" table:formula="of:=SUM(MOD(SUM([.L306]-[.L$2];[.T$2]);[.R$2]-[.L$2]);[.L$2])" office:value-type="time" office:time-value="PT17H49M59.999999999S" calcext:value-type="time">
            <text:p>17:50:00</text:p>
          </table:table-cell>
          <table:table-cell table:style-name="ce11" table:formula="of:=IF([.L307]&lt;[.L306];[.M306]+[.H$2];[.M306])" office:value-type="float" office:value="1200" calcext:value-type="float">
            <text:p>1200</text:p>
          </table:table-cell>
          <table:table-cell table:style-name="ce11" table:formula="of:=OFFSET([.C$4];[.M307];0)" office:value-type="float" office:value="43765" calcext:value-type="float">
            <text:p>43765</text:p>
          </table:table-cell>
          <table:table-cell table:style-name="ce36" table:formula="of:=[.L307]" office:value-type="float" office:value="0.743055555555549" calcext:value-type="float">
            <text:p>0.7430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7];0)&lt;=[.O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2T17:44:02.629105" calcext:value-type="date">
            <text:p>2019-10-12 17:44:03</text:p>
          </table:table-cell>
          <table:table-cell table:style-name="ce7" table:formula="of:=[.A308]" office:value-type="date" office:date-value="2019-10-12T17:44:02.629105" calcext:value-type="date">
            <text:p>2019-10-12 17:44:03</text:p>
          </table:table-cell>
          <table:table-cell table:formula="of:=TRUNC([.A308])" office:value-type="float" office:value="43750" calcext:value-type="float">
            <text:p>43750</text:p>
          </table:table-cell>
          <table:table-cell table:style-name="ce12" table:formula="of:=[.B308]-[.C308]" office:value-type="date" office:date-value="1899-12-30T17:44:02.62910464313" calcext:value-type="date">
            <text:p>12/30/99 05:44 PM</text:p>
          </table:table-cell>
          <table:table-cell table:formula="of:=MOD([.E307]-[.$E$2];[.$H$2])+1+[.$E$2]" office:value-type="float" office:value="226" calcext:value-type="float">
            <text:p>226</text:p>
          </table:table-cell>
          <table:table-cell table:formula="of:=MOD([.F307]+1/[.$H$2];5)" office:value-type="float" office:value="0.0833333333333208" calcext:value-type="float">
            <text:p>0,083333333333321</text:p>
          </table:table-cell>
          <table:table-cell table:formula="of:=IF([.F308]=0;[.G307]+2+1/[.$H$2];[.G307]+1/[.$H$2])" office:value-type="float" office:value="5.08333333333332" calcext:value-type="float">
            <text:p>5,08333333333332</text:p>
          </table:table-cell>
          <table:table-cell table:number-columns-repeated="4"/>
          <table:table-cell table:style-name="ce35" table:formula="of:=SUM(MOD(SUM([.L307]-[.L$2];[.T$2]);[.R$2]-[.L$2]);[.L$2])" office:value-type="time" office:time-value="PT17H59M59.999999999S" calcext:value-type="time">
            <text:p>18:00:00</text:p>
          </table:table-cell>
          <table:table-cell table:style-name="ce11" table:formula="of:=IF([.L308]&lt;[.L307];[.M307]+[.H$2];[.M307])" office:value-type="float" office:value="1200" calcext:value-type="float">
            <text:p>1200</text:p>
          </table:table-cell>
          <table:table-cell table:style-name="ce11" table:formula="of:=OFFSET([.C$4];[.M308];0)" office:value-type="float" office:value="43765" calcext:value-type="float">
            <text:p>43765</text:p>
          </table:table-cell>
          <table:table-cell table:style-name="ce36" table:formula="of:=[.L308]" office:value-type="float" office:value="0.749999999999993" calcext:value-type="float">
            <text:p>0.7499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8];0)&lt;=[.O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2T17:46:17.492318" calcext:value-type="date">
            <text:p>2019-10-12 17:46:17</text:p>
          </table:table-cell>
          <table:table-cell table:style-name="ce7" table:formula="of:=[.A309]" office:value-type="date" office:date-value="2019-10-12T17:46:17.492318" calcext:value-type="date">
            <text:p>2019-10-12 17:46:17</text:p>
          </table:table-cell>
          <table:table-cell table:formula="of:=TRUNC([.A309])" office:value-type="float" office:value="43750" calcext:value-type="float">
            <text:p>43750</text:p>
          </table:table-cell>
          <table:table-cell table:style-name="ce12" table:formula="of:=[.B309]-[.C309]" office:value-type="date" office:date-value="1899-12-30T17:46:17.49231839553" calcext:value-type="date">
            <text:p>12/30/99 05:46 PM</text:p>
          </table:table-cell>
          <table:table-cell table:formula="of:=MOD([.E308]-[.$E$2];[.$H$2])+1+[.$E$2]" office:value-type="float" office:value="227" calcext:value-type="float">
            <text:p>227</text:p>
          </table:table-cell>
          <table:table-cell table:formula="of:=MOD([.F308]+1/[.$H$2];5)" office:value-type="float" office:value="0.0999999999999875" calcext:value-type="float">
            <text:p>0,099999999999988</text:p>
          </table:table-cell>
          <table:table-cell table:formula="of:=IF([.F309]=0;[.G308]+2+1/[.$H$2];[.G308]+1/[.$H$2])" office:value-type="float" office:value="5.09999999999999" calcext:value-type="float">
            <text:p>5,09999999999999</text:p>
          </table:table-cell>
          <table:table-cell table:number-columns-repeated="4"/>
          <table:table-cell table:style-name="ce35" table:formula="of:=SUM(MOD(SUM([.L308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09]&lt;[.L308];[.M308]+[.H$2];[.M308])" office:value-type="float" office:value="1200" calcext:value-type="float">
            <text:p>1200</text:p>
          </table:table-cell>
          <table:table-cell table:style-name="ce11" table:formula="of:=OFFSET([.C$4];[.M309];0)" office:value-type="float" office:value="43765" calcext:value-type="float">
            <text:p>43765</text:p>
          </table:table-cell>
          <table:table-cell table:style-name="ce36" table:formula="of:=[.L309]" office:value-type="float" office:value="0.756944444444438" calcext:value-type="float">
            <text:p>0.7569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9];0)&lt;=[.O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2T18:15:14.375311" calcext:value-type="date">
            <text:p>2019-10-12 18:15:14</text:p>
          </table:table-cell>
          <table:table-cell table:style-name="ce7" table:formula="of:=[.A310]" office:value-type="date" office:date-value="2019-10-12T18:15:14.375311" calcext:value-type="date">
            <text:p>2019-10-12 18:15:14</text:p>
          </table:table-cell>
          <table:table-cell table:formula="of:=TRUNC([.A310])" office:value-type="float" office:value="43750" calcext:value-type="float">
            <text:p>43750</text:p>
          </table:table-cell>
          <table:table-cell table:style-name="ce12" table:formula="of:=[.B310]-[.C310]" office:value-type="date" office:date-value="1899-12-30T18:15:14.37531094998" calcext:value-type="date">
            <text:p>12/30/99 06:15 PM</text:p>
          </table:table-cell>
          <table:table-cell table:formula="of:=MOD([.E309]-[.$E$2];[.$H$2])+1+[.$E$2]" office:value-type="float" office:value="228" calcext:value-type="float">
            <text:p>228</text:p>
          </table:table-cell>
          <table:table-cell table:formula="of:=MOD([.F309]+1/[.$H$2];5)" office:value-type="float" office:value="0.116666666666654" calcext:value-type="float">
            <text:p>0,116666666666654</text:p>
          </table:table-cell>
          <table:table-cell table:formula="of:=IF([.F310]=0;[.G309]+2+1/[.$H$2];[.G309]+1/[.$H$2])" office:value-type="float" office:value="5.11666666666665" calcext:value-type="float">
            <text:p>5,11666666666665</text:p>
          </table:table-cell>
          <table:table-cell table:number-columns-repeated="4"/>
          <table:table-cell table:style-name="ce35" table:formula="of:=SUM(MOD(SUM([.L309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10]&lt;[.L309];[.M309]+[.H$2];[.M309])" office:value-type="float" office:value="1200" calcext:value-type="float">
            <text:p>1200</text:p>
          </table:table-cell>
          <table:table-cell table:style-name="ce11" table:formula="of:=OFFSET([.C$4];[.M310];0)" office:value-type="float" office:value="43765" calcext:value-type="float">
            <text:p>43765</text:p>
          </table:table-cell>
          <table:table-cell table:style-name="ce36" table:formula="of:=[.L310]" office:value-type="float" office:value="0.763888888888882" calcext:value-type="float">
            <text:p>0.7638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0];0)&lt;=[.O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2T18:17:39.843744" calcext:value-type="date">
            <text:p>2019-10-12 18:17:40</text:p>
          </table:table-cell>
          <table:table-cell table:style-name="ce7" table:formula="of:=[.A311]" office:value-type="date" office:date-value="2019-10-12T18:17:39.843744" calcext:value-type="date">
            <text:p>2019-10-12 18:17:40</text:p>
          </table:table-cell>
          <table:table-cell table:formula="of:=TRUNC([.A311])" office:value-type="float" office:value="43750" calcext:value-type="float">
            <text:p>43750</text:p>
          </table:table-cell>
          <table:table-cell table:style-name="ce12" table:formula="of:=[.B311]-[.C311]" office:value-type="date" office:date-value="1899-12-30T18:17:39.84374403488" calcext:value-type="date">
            <text:p>12/30/99 06:17 PM</text:p>
          </table:table-cell>
          <table:table-cell table:formula="of:=MOD([.E310]-[.$E$2];[.$H$2])+1+[.$E$2]" office:value-type="float" office:value="229" calcext:value-type="float">
            <text:p>229</text:p>
          </table:table-cell>
          <table:table-cell table:formula="of:=MOD([.F310]+1/[.$H$2];5)" office:value-type="float" office:value="0.133333333333321" calcext:value-type="float">
            <text:p>0,133333333333321</text:p>
          </table:table-cell>
          <table:table-cell table:formula="of:=IF([.F311]=0;[.G310]+2+1/[.$H$2];[.G310]+1/[.$H$2])" office:value-type="float" office:value="5.13333333333332" calcext:value-type="float">
            <text:p>5,13333333333332</text:p>
          </table:table-cell>
          <table:table-cell table:number-columns-repeated="4"/>
          <table:table-cell table:style-name="ce35" table:formula="of:=SUM(MOD(SUM([.L310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11]&lt;[.L310];[.M310]+[.H$2];[.M310])" office:value-type="float" office:value="1200" calcext:value-type="float">
            <text:p>1200</text:p>
          </table:table-cell>
          <table:table-cell table:style-name="ce11" table:formula="of:=OFFSET([.C$4];[.M311];0)" office:value-type="float" office:value="43765" calcext:value-type="float">
            <text:p>43765</text:p>
          </table:table-cell>
          <table:table-cell table:style-name="ce36" table:formula="of:=[.L311]" office:value-type="float" office:value="0.770833333333326" calcext:value-type="float">
            <text:p>0.7708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1];0)&lt;=[.O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2T17:31:08.84929" calcext:value-type="date">
            <text:p>2019-10-12 17:31:09</text:p>
          </table:table-cell>
          <table:table-cell table:style-name="ce7" table:formula="of:=[.A312]" office:value-type="date" office:date-value="2019-10-12T17:31:08.84929" calcext:value-type="date">
            <text:p>2019-10-12 17:31:09</text:p>
          </table:table-cell>
          <table:table-cell table:formula="of:=TRUNC([.A312])" office:value-type="float" office:value="43750" calcext:value-type="float">
            <text:p>43750</text:p>
          </table:table-cell>
          <table:table-cell table:style-name="ce12" table:formula="of:=[.B312]-[.C312]" office:value-type="date" office:date-value="1899-12-30T17:31:08.84929002263" calcext:value-type="date">
            <text:p>12/30/99 05:31 PM</text:p>
          </table:table-cell>
          <table:table-cell table:formula="of:=MOD([.E311]-[.$E$2];[.$H$2])+1+[.$E$2]" office:value-type="float" office:value="230" calcext:value-type="float">
            <text:p>230</text:p>
          </table:table-cell>
          <table:table-cell table:formula="of:=MOD([.F311]+1/[.$H$2];5)" office:value-type="float" office:value="0.149999999999987" calcext:value-type="float">
            <text:p>0,149999999999987</text:p>
          </table:table-cell>
          <table:table-cell table:formula="of:=IF([.F312]=0;[.G311]+2+1/[.$H$2];[.G311]+1/[.$H$2])" office:value-type="float" office:value="5.14999999999999" calcext:value-type="float">
            <text:p>5,14999999999999</text:p>
          </table:table-cell>
          <table:table-cell table:number-columns-repeated="4"/>
          <table:table-cell table:style-name="ce35" table:formula="of:=SUM(MOD(SUM([.L311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12]&lt;[.L311];[.M311]+[.H$2];[.M311])" office:value-type="float" office:value="1200" calcext:value-type="float">
            <text:p>1200</text:p>
          </table:table-cell>
          <table:table-cell table:style-name="ce11" table:formula="of:=OFFSET([.C$4];[.M312];0)" office:value-type="float" office:value="43765" calcext:value-type="float">
            <text:p>43765</text:p>
          </table:table-cell>
          <table:table-cell table:style-name="ce36" table:formula="of:=[.L312]" office:value-type="float" office:value="0.777777777777771" calcext:value-type="float">
            <text:p>0.7777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2];0)&lt;=[.O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2T18:01:51.15488" calcext:value-type="date">
            <text:p>2019-10-12 18:01:51</text:p>
          </table:table-cell>
          <table:table-cell table:style-name="ce7" table:formula="of:=[.A313]" office:value-type="date" office:date-value="2019-10-12T18:01:51.15488" calcext:value-type="date">
            <text:p>2019-10-12 18:01:51</text:p>
          </table:table-cell>
          <table:table-cell table:formula="of:=TRUNC([.A313])" office:value-type="float" office:value="43750" calcext:value-type="float">
            <text:p>43750</text:p>
          </table:table-cell>
          <table:table-cell table:style-name="ce12" table:formula="of:=[.B313]-[.C313]" office:value-type="date" office:date-value="1899-12-30T18:01:51.1548795132" calcext:value-type="date">
            <text:p>12/30/99 06:01 PM</text:p>
          </table:table-cell>
          <table:table-cell table:formula="of:=MOD([.E312]-[.$E$2];[.$H$2])+1+[.$E$2]" office:value-type="float" office:value="231" calcext:value-type="float">
            <text:p>231</text:p>
          </table:table-cell>
          <table:table-cell table:formula="of:=MOD([.F312]+1/[.$H$2];5)" office:value-type="float" office:value="0.166666666666654" calcext:value-type="float">
            <text:p>0,166666666666654</text:p>
          </table:table-cell>
          <table:table-cell table:formula="of:=IF([.F313]=0;[.G312]+2+1/[.$H$2];[.G312]+1/[.$H$2])" office:value-type="float" office:value="5.16666666666665" calcext:value-type="float">
            <text:p>5,16666666666665</text:p>
          </table:table-cell>
          <table:table-cell table:number-columns-repeated="4"/>
          <table:table-cell table:style-name="ce35" table:formula="of:=SUM(MOD(SUM([.L312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13]&lt;[.L312];[.M312]+[.H$2];[.M312])" office:value-type="float" office:value="1200" calcext:value-type="float">
            <text:p>1200</text:p>
          </table:table-cell>
          <table:table-cell table:style-name="ce11" table:formula="of:=OFFSET([.C$4];[.M313];0)" office:value-type="float" office:value="43765" calcext:value-type="float">
            <text:p>43765</text:p>
          </table:table-cell>
          <table:table-cell table:style-name="ce36" table:formula="of:=[.L313]" office:value-type="float" office:value="0.784722222222215" calcext:value-type="float">
            <text:p>0.7847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3];0)&lt;=[.O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2T17:41:30.116728" calcext:value-type="date">
            <text:p>2019-10-12 17:41:30</text:p>
          </table:table-cell>
          <table:table-cell table:style-name="ce7" table:formula="of:=[.A314]" office:value-type="date" office:date-value="2019-10-12T17:41:30.116728" calcext:value-type="date">
            <text:p>2019-10-12 17:41:30</text:p>
          </table:table-cell>
          <table:table-cell table:formula="of:=TRUNC([.A314])" office:value-type="float" office:value="43750" calcext:value-type="float">
            <text:p>43750</text:p>
          </table:table-cell>
          <table:table-cell table:style-name="ce12" table:formula="of:=[.B314]-[.C314]" office:value-type="date" office:date-value="1899-12-30T17:41:30.11672779452" calcext:value-type="date">
            <text:p>12/30/99 05:41 PM</text:p>
          </table:table-cell>
          <table:table-cell table:formula="of:=MOD([.E313]-[.$E$2];[.$H$2])+1+[.$E$2]" office:value-type="float" office:value="232" calcext:value-type="float">
            <text:p>232</text:p>
          </table:table-cell>
          <table:table-cell table:formula="of:=MOD([.F313]+1/[.$H$2];5)" office:value-type="float" office:value="0.183333333333321" calcext:value-type="float">
            <text:p>0,183333333333321</text:p>
          </table:table-cell>
          <table:table-cell table:formula="of:=IF([.F314]=0;[.G313]+2+1/[.$H$2];[.G313]+1/[.$H$2])" office:value-type="float" office:value="5.18333333333332" calcext:value-type="float">
            <text:p>5,18333333333332</text:p>
          </table:table-cell>
          <table:table-cell table:number-columns-repeated="4"/>
          <table:table-cell table:style-name="ce35" table:formula="of:=SUM(MOD(SUM([.L313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14]&lt;[.L313];[.M313]+[.H$2];[.M313])" office:value-type="float" office:value="1200" calcext:value-type="float">
            <text:p>1200</text:p>
          </table:table-cell>
          <table:table-cell table:style-name="ce11" table:formula="of:=OFFSET([.C$4];[.M314];0)" office:value-type="float" office:value="43765" calcext:value-type="float">
            <text:p>43765</text:p>
          </table:table-cell>
          <table:table-cell table:style-name="ce36" table:formula="of:=[.L314]" office:value-type="float" office:value="0.79166666666666" calcext:value-type="float">
            <text:p>0.7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4];0)&lt;=[.O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2T18:18:35.771777" calcext:value-type="date">
            <text:p>2019-10-12 18:18:36</text:p>
          </table:table-cell>
          <table:table-cell table:style-name="ce7" table:formula="of:=[.A315]" office:value-type="date" office:date-value="2019-10-12T18:18:35.771777" calcext:value-type="date">
            <text:p>2019-10-12 18:18:36</text:p>
          </table:table-cell>
          <table:table-cell table:formula="of:=TRUNC([.A315])" office:value-type="float" office:value="43750" calcext:value-type="float">
            <text:p>43750</text:p>
          </table:table-cell>
          <table:table-cell table:style-name="ce12" table:formula="of:=[.B315]-[.C315]" office:value-type="date" office:date-value="1899-12-30T18:18:35.77177690342" calcext:value-type="date">
            <text:p>12/30/99 06:18 PM</text:p>
          </table:table-cell>
          <table:table-cell table:formula="of:=MOD([.E314]-[.$E$2];[.$H$2])+1+[.$E$2]" office:value-type="float" office:value="233" calcext:value-type="float">
            <text:p>233</text:p>
          </table:table-cell>
          <table:table-cell table:formula="of:=MOD([.F314]+1/[.$H$2];5)" office:value-type="float" office:value="0.199999999999987" calcext:value-type="float">
            <text:p>0,199999999999987</text:p>
          </table:table-cell>
          <table:table-cell table:formula="of:=IF([.F315]=0;[.G314]+2+1/[.$H$2];[.G314]+1/[.$H$2])" office:value-type="float" office:value="5.19999999999999" calcext:value-type="float">
            <text:p>5,19999999999999</text:p>
          </table:table-cell>
          <table:table-cell table:number-columns-repeated="4"/>
          <table:table-cell table:style-name="ce35" table:formula="of:=SUM(MOD(SUM([.L314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15]&lt;[.L314];[.M314]+[.H$2];[.M314])" office:value-type="float" office:value="1200" calcext:value-type="float">
            <text:p>1200</text:p>
          </table:table-cell>
          <table:table-cell table:style-name="ce11" table:formula="of:=OFFSET([.C$4];[.M315];0)" office:value-type="float" office:value="43765" calcext:value-type="float">
            <text:p>43765</text:p>
          </table:table-cell>
          <table:table-cell table:style-name="ce36" table:formula="of:=[.L315]" office:value-type="float" office:value="0.798611111111104" calcext:value-type="float">
            <text:p>0.7986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5];0)&lt;=[.O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2T18:07:51.008052" calcext:value-type="date">
            <text:p>2019-10-12 18:07:51</text:p>
          </table:table-cell>
          <table:table-cell table:style-name="ce7" table:formula="of:=[.A316]" office:value-type="date" office:date-value="2019-10-12T18:07:51.008052" calcext:value-type="date">
            <text:p>2019-10-12 18:07:51</text:p>
          </table:table-cell>
          <table:table-cell table:formula="of:=TRUNC([.A316])" office:value-type="float" office:value="43750" calcext:value-type="float">
            <text:p>43750</text:p>
          </table:table-cell>
          <table:table-cell table:style-name="ce12" table:formula="of:=[.B316]-[.C316]" office:value-type="date" office:date-value="1899-12-30T18:07:51.00805174559" calcext:value-type="date">
            <text:p>12/30/99 06:07 PM</text:p>
          </table:table-cell>
          <table:table-cell table:formula="of:=MOD([.E315]-[.$E$2];[.$H$2])+1+[.$E$2]" office:value-type="float" office:value="234" calcext:value-type="float">
            <text:p>234</text:p>
          </table:table-cell>
          <table:table-cell table:formula="of:=MOD([.F315]+1/[.$H$2];5)" office:value-type="float" office:value="0.216666666666654" calcext:value-type="float">
            <text:p>0,216666666666654</text:p>
          </table:table-cell>
          <table:table-cell table:formula="of:=IF([.F316]=0;[.G315]+2+1/[.$H$2];[.G315]+1/[.$H$2])" office:value-type="float" office:value="5.21666666666665" calcext:value-type="float">
            <text:p>5,21666666666665</text:p>
          </table:table-cell>
          <table:table-cell table:number-columns-repeated="4"/>
          <table:table-cell table:style-name="ce35" table:formula="of:=SUM(MOD(SUM([.L315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16]&lt;[.L315];[.M315]+[.H$2];[.M315])" office:value-type="float" office:value="1200" calcext:value-type="float">
            <text:p>1200</text:p>
          </table:table-cell>
          <table:table-cell table:style-name="ce11" table:formula="of:=OFFSET([.C$4];[.M316];0)" office:value-type="float" office:value="43765" calcext:value-type="float">
            <text:p>43765</text:p>
          </table:table-cell>
          <table:table-cell table:style-name="ce36" table:formula="of:=[.L316]" office:value-type="float" office:value="0.805555555555549" calcext:value-type="float">
            <text:p>0.8055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6];0)&lt;=[.O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2T17:48:18.420871" calcext:value-type="date">
            <text:p>2019-10-12 17:48:18</text:p>
          </table:table-cell>
          <table:table-cell table:style-name="ce7" table:formula="of:=[.A317]" office:value-type="date" office:date-value="2019-10-12T17:48:18.420871" calcext:value-type="date">
            <text:p>2019-10-12 17:48:18</text:p>
          </table:table-cell>
          <table:table-cell table:formula="of:=TRUNC([.A317])" office:value-type="float" office:value="43750" calcext:value-type="float">
            <text:p>43750</text:p>
          </table:table-cell>
          <table:table-cell table:style-name="ce12" table:formula="of:=[.B317]-[.C317]" office:value-type="date" office:date-value="1899-12-30T17:48:18.42087125871" calcext:value-type="date">
            <text:p>12/30/99 05:48 PM</text:p>
          </table:table-cell>
          <table:table-cell table:formula="of:=MOD([.E316]-[.$E$2];[.$H$2])+1+[.$E$2]" office:value-type="float" office:value="235" calcext:value-type="float">
            <text:p>235</text:p>
          </table:table-cell>
          <table:table-cell table:formula="of:=MOD([.F316]+1/[.$H$2];5)" office:value-type="float" office:value="0.233333333333321" calcext:value-type="float">
            <text:p>0,233333333333321</text:p>
          </table:table-cell>
          <table:table-cell table:formula="of:=IF([.F317]=0;[.G316]+2+1/[.$H$2];[.G316]+1/[.$H$2])" office:value-type="float" office:value="5.23333333333332" calcext:value-type="float">
            <text:p>5,23333333333332</text:p>
          </table:table-cell>
          <table:table-cell table:number-columns-repeated="4"/>
          <table:table-cell table:style-name="ce35" table:formula="of:=SUM(MOD(SUM([.L316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17]&lt;[.L316];[.M316]+[.H$2];[.M316])" office:value-type="float" office:value="1200" calcext:value-type="float">
            <text:p>1200</text:p>
          </table:table-cell>
          <table:table-cell table:style-name="ce11" table:formula="of:=OFFSET([.C$4];[.M317];0)" office:value-type="float" office:value="43765" calcext:value-type="float">
            <text:p>43765</text:p>
          </table:table-cell>
          <table:table-cell table:style-name="ce36" table:formula="of:=[.L317]" office:value-type="float" office:value="0.812499999999993" calcext:value-type="float">
            <text:p>0.8124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7];0)&lt;=[.O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2T18:07:33.357095" calcext:value-type="date">
            <text:p>2019-10-12 18:07:33</text:p>
          </table:table-cell>
          <table:table-cell table:style-name="ce7" table:formula="of:=[.A318]" office:value-type="date" office:date-value="2019-10-12T18:07:33.357095" calcext:value-type="date">
            <text:p>2019-10-12 18:07:33</text:p>
          </table:table-cell>
          <table:table-cell table:formula="of:=TRUNC([.A318])" office:value-type="float" office:value="43750" calcext:value-type="float">
            <text:p>43750</text:p>
          </table:table-cell>
          <table:table-cell table:style-name="ce12" table:formula="of:=[.B318]-[.C318]" office:value-type="date" office:date-value="1899-12-30T18:07:33.35709513165" calcext:value-type="date">
            <text:p>12/30/99 06:07 PM</text:p>
          </table:table-cell>
          <table:table-cell table:formula="of:=MOD([.E317]-[.$E$2];[.$H$2])+1+[.$E$2]" office:value-type="float" office:value="236" calcext:value-type="float">
            <text:p>236</text:p>
          </table:table-cell>
          <table:table-cell table:formula="of:=MOD([.F317]+1/[.$H$2];5)" office:value-type="float" office:value="0.249999999999987" calcext:value-type="float">
            <text:p>0,249999999999987</text:p>
          </table:table-cell>
          <table:table-cell table:formula="of:=IF([.F318]=0;[.G317]+2+1/[.$H$2];[.G317]+1/[.$H$2])" office:value-type="float" office:value="5.24999999999999" calcext:value-type="float">
            <text:p>5,24999999999999</text:p>
          </table:table-cell>
          <table:table-cell table:number-columns-repeated="4"/>
          <table:table-cell table:style-name="ce35" table:formula="of:=SUM(MOD(SUM([.L317]-[.L$2];[.T$2]);[.R$2]-[.L$2]);[.L$2])" office:value-type="time" office:time-value="PT17H09M59.999999999S" calcext:value-type="time">
            <text:p>17:10:00</text:p>
          </table:table-cell>
          <table:table-cell table:style-name="ce11" table:formula="of:=IF([.L318]&lt;[.L317];[.M317]+[.H$2];[.M317])" office:value-type="float" office:value="1260" calcext:value-type="float">
            <text:p>1260</text:p>
          </table:table-cell>
          <table:table-cell table:style-name="ce11" table:formula="of:=OFFSET([.C$4];[.M318];0)" office:value-type="float" office:value="43766" calcext:value-type="float">
            <text:p>43766</text:p>
          </table:table-cell>
          <table:table-cell table:style-name="ce36" table:formula="of:=[.L318]" office:value-type="float" office:value="0.715277777777771" calcext:value-type="float">
            <text:p>0.715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8];0)&lt;=[.O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2T17:50:46.721339" calcext:value-type="date">
            <text:p>2019-10-12 17:50:47</text:p>
          </table:table-cell>
          <table:table-cell table:style-name="ce7" table:formula="of:=[.A319]" office:value-type="date" office:date-value="2019-10-12T17:50:46.721339" calcext:value-type="date">
            <text:p>2019-10-12 17:50:47</text:p>
          </table:table-cell>
          <table:table-cell table:formula="of:=TRUNC([.A319])" office:value-type="float" office:value="43750" calcext:value-type="float">
            <text:p>43750</text:p>
          </table:table-cell>
          <table:table-cell table:style-name="ce12" table:formula="of:=[.B319]-[.C319]" office:value-type="date" office:date-value="1899-12-30T17:50:46.72133862041" calcext:value-type="date">
            <text:p>12/30/99 05:50 PM</text:p>
          </table:table-cell>
          <table:table-cell table:formula="of:=MOD([.E318]-[.$E$2];[.$H$2])+1+[.$E$2]" office:value-type="float" office:value="237" calcext:value-type="float">
            <text:p>237</text:p>
          </table:table-cell>
          <table:table-cell table:formula="of:=MOD([.F318]+1/[.$H$2];5)" office:value-type="float" office:value="0.266666666666654" calcext:value-type="float">
            <text:p>0,266666666666654</text:p>
          </table:table-cell>
          <table:table-cell table:formula="of:=IF([.F319]=0;[.G318]+2+1/[.$H$2];[.G318]+1/[.$H$2])" office:value-type="float" office:value="5.26666666666665" calcext:value-type="float">
            <text:p>5,26666666666665</text:p>
          </table:table-cell>
          <table:table-cell table:number-columns-repeated="4"/>
          <table:table-cell table:style-name="ce35" table:formula="of:=SUM(MOD(SUM([.L318]-[.L$2];[.T$2]);[.R$2]-[.L$2]);[.L$2])" office:value-type="time" office:time-value="PT17H19M59.999999999S" calcext:value-type="time">
            <text:p>17:20:00</text:p>
          </table:table-cell>
          <table:table-cell table:style-name="ce11" table:formula="of:=IF([.L319]&lt;[.L318];[.M318]+[.H$2];[.M318])" office:value-type="float" office:value="1260" calcext:value-type="float">
            <text:p>1260</text:p>
          </table:table-cell>
          <table:table-cell table:style-name="ce11" table:formula="of:=OFFSET([.C$4];[.M319];0)" office:value-type="float" office:value="43766" calcext:value-type="float">
            <text:p>43766</text:p>
          </table:table-cell>
          <table:table-cell table:style-name="ce36" table:formula="of:=[.L319]" office:value-type="float" office:value="0.722222222222215" calcext:value-type="float">
            <text:p>0.7222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9];0)&lt;=[.O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2T17:52:00.636676" calcext:value-type="date">
            <text:p>2019-10-12 17:52:01</text:p>
          </table:table-cell>
          <table:table-cell table:style-name="ce7" table:formula="of:=[.A320]" office:value-type="date" office:date-value="2019-10-12T17:52:00.636676" calcext:value-type="date">
            <text:p>2019-10-12 17:52:01</text:p>
          </table:table-cell>
          <table:table-cell table:formula="of:=TRUNC([.A320])" office:value-type="float" office:value="43750" calcext:value-type="float">
            <text:p>43750</text:p>
          </table:table-cell>
          <table:table-cell table:style-name="ce12" table:formula="of:=[.B320]-[.C320]" office:value-type="date" office:date-value="1899-12-30T17:52:00.63667648472" calcext:value-type="date">
            <text:p>12/30/99 05:52 PM</text:p>
          </table:table-cell>
          <table:table-cell table:formula="of:=MOD([.E319]-[.$E$2];[.$H$2])+1+[.$E$2]" office:value-type="float" office:value="238" calcext:value-type="float">
            <text:p>238</text:p>
          </table:table-cell>
          <table:table-cell table:formula="of:=MOD([.F319]+1/[.$H$2];5)" office:value-type="float" office:value="0.283333333333321" calcext:value-type="float">
            <text:p>0,283333333333321</text:p>
          </table:table-cell>
          <table:table-cell table:formula="of:=IF([.F320]=0;[.G319]+2+1/[.$H$2];[.G319]+1/[.$H$2])" office:value-type="float" office:value="5.28333333333332" calcext:value-type="float">
            <text:p>5,28333333333332</text:p>
          </table:table-cell>
          <table:table-cell table:number-columns-repeated="4"/>
          <table:table-cell table:style-name="ce35" table:formula="of:=SUM(MOD(SUM([.L319]-[.L$2];[.T$2]);[.R$2]-[.L$2]);[.L$2])" office:value-type="time" office:time-value="PT17H29M59.999999999S" calcext:value-type="time">
            <text:p>17:30:00</text:p>
          </table:table-cell>
          <table:table-cell table:style-name="ce11" table:formula="of:=IF([.L320]&lt;[.L319];[.M319]+[.H$2];[.M319])" office:value-type="float" office:value="1260" calcext:value-type="float">
            <text:p>1260</text:p>
          </table:table-cell>
          <table:table-cell table:style-name="ce11" table:formula="of:=OFFSET([.C$4];[.M320];0)" office:value-type="float" office:value="43766" calcext:value-type="float">
            <text:p>43766</text:p>
          </table:table-cell>
          <table:table-cell table:style-name="ce36" table:formula="of:=[.L320]" office:value-type="float" office:value="0.72916666666666" calcext:value-type="float">
            <text:p>0.729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0];0)&lt;=[.O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2T18:04:02.180996" calcext:value-type="date">
            <text:p>2019-10-12 18:04:02</text:p>
          </table:table-cell>
          <table:table-cell table:style-name="ce7" table:formula="of:=[.A321]" office:value-type="date" office:date-value="2019-10-12T18:04:02.180996" calcext:value-type="date">
            <text:p>2019-10-12 18:04:02</text:p>
          </table:table-cell>
          <table:table-cell table:formula="of:=TRUNC([.A321])" office:value-type="float" office:value="43750" calcext:value-type="float">
            <text:p>43750</text:p>
          </table:table-cell>
          <table:table-cell table:style-name="ce12" table:formula="of:=[.B321]-[.C321]" office:value-type="date" office:date-value="1899-12-30T18:04:02.18099629506" calcext:value-type="date">
            <text:p>12/30/99 06:04 PM</text:p>
          </table:table-cell>
          <table:table-cell table:formula="of:=MOD([.E320]-[.$E$2];[.$H$2])+1+[.$E$2]" office:value-type="float" office:value="239" calcext:value-type="float">
            <text:p>239</text:p>
          </table:table-cell>
          <table:table-cell table:formula="of:=MOD([.F320]+1/[.$H$2];5)" office:value-type="float" office:value="0.299999999999987" calcext:value-type="float">
            <text:p>0,299999999999987</text:p>
          </table:table-cell>
          <table:table-cell table:formula="of:=IF([.F321]=0;[.G320]+2+1/[.$H$2];[.G320]+1/[.$H$2])" office:value-type="float" office:value="5.29999999999999" calcext:value-type="float">
            <text:p>5,29999999999999</text:p>
          </table:table-cell>
          <table:table-cell table:number-columns-repeated="4"/>
          <table:table-cell table:style-name="ce35" table:formula="of:=SUM(MOD(SUM([.L320]-[.L$2];[.T$2]);[.R$2]-[.L$2]);[.L$2])" office:value-type="time" office:time-value="PT17H39M59.999999999S" calcext:value-type="time">
            <text:p>17:40:00</text:p>
          </table:table-cell>
          <table:table-cell table:style-name="ce11" table:formula="of:=IF([.L321]&lt;[.L320];[.M320]+[.H$2];[.M320])" office:value-type="float" office:value="1260" calcext:value-type="float">
            <text:p>1260</text:p>
          </table:table-cell>
          <table:table-cell table:style-name="ce11" table:formula="of:=OFFSET([.C$4];[.M321];0)" office:value-type="float" office:value="43766" calcext:value-type="float">
            <text:p>43766</text:p>
          </table:table-cell>
          <table:table-cell table:style-name="ce36" table:formula="of:=[.L321]" office:value-type="float" office:value="0.736111111111104" calcext:value-type="float">
            <text:p>0.7361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1];0)&lt;=[.O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2T17:55:20.483592" calcext:value-type="date">
            <text:p>2019-10-12 17:55:20</text:p>
          </table:table-cell>
          <table:table-cell table:style-name="ce7" table:formula="of:=[.A322]" office:value-type="date" office:date-value="2019-10-12T17:55:20.483592" calcext:value-type="date">
            <text:p>2019-10-12 17:55:20</text:p>
          </table:table-cell>
          <table:table-cell table:formula="of:=TRUNC([.A322])" office:value-type="float" office:value="43750" calcext:value-type="float">
            <text:p>43750</text:p>
          </table:table-cell>
          <table:table-cell table:style-name="ce12" table:formula="of:=[.B322]-[.C322]" office:value-type="date" office:date-value="1899-12-30T17:55:20.48359152395" calcext:value-type="date">
            <text:p>12/30/99 05:55 PM</text:p>
          </table:table-cell>
          <table:table-cell table:formula="of:=MOD([.E321]-[.$E$2];[.$H$2])+1+[.$E$2]" office:value-type="float" office:value="240" calcext:value-type="float">
            <text:p>240</text:p>
          </table:table-cell>
          <table:table-cell table:formula="of:=MOD([.F321]+1/[.$H$2];5)" office:value-type="float" office:value="0.316666666666654" calcext:value-type="float">
            <text:p>0,316666666666654</text:p>
          </table:table-cell>
          <table:table-cell table:formula="of:=IF([.F322]=0;[.G321]+2+1/[.$H$2];[.G321]+1/[.$H$2])" office:value-type="float" office:value="5.31666666666665" calcext:value-type="float">
            <text:p>5,31666666666665</text:p>
          </table:table-cell>
          <table:table-cell table:number-columns-repeated="4"/>
          <table:table-cell table:style-name="ce35" table:formula="of:=SUM(MOD(SUM([.L321]-[.L$2];[.T$2]);[.R$2]-[.L$2]);[.L$2])" office:value-type="time" office:time-value="PT17H49M59.999999999S" calcext:value-type="time">
            <text:p>17:50:00</text:p>
          </table:table-cell>
          <table:table-cell table:style-name="ce11" table:formula="of:=IF([.L322]&lt;[.L321];[.M321]+[.H$2];[.M321])" office:value-type="float" office:value="1260" calcext:value-type="float">
            <text:p>1260</text:p>
          </table:table-cell>
          <table:table-cell table:style-name="ce11" table:formula="of:=OFFSET([.C$4];[.M322];0)" office:value-type="float" office:value="43766" calcext:value-type="float">
            <text:p>43766</text:p>
          </table:table-cell>
          <table:table-cell table:style-name="ce36" table:formula="of:=[.L322]" office:value-type="float" office:value="0.743055555555548" calcext:value-type="float">
            <text:p>0.74305555555554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2];0)&lt;=[.O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2T18:16:56.297796" calcext:value-type="date">
            <text:p>2019-10-12 18:16:56</text:p>
          </table:table-cell>
          <table:table-cell table:style-name="ce7" table:formula="of:=[.A323]" office:value-type="date" office:date-value="2019-10-12T18:16:56.297796" calcext:value-type="date">
            <text:p>2019-10-12 18:16:56</text:p>
          </table:table-cell>
          <table:table-cell table:formula="of:=TRUNC([.A323])" office:value-type="float" office:value="43750" calcext:value-type="float">
            <text:p>43750</text:p>
          </table:table-cell>
          <table:table-cell table:style-name="ce12" table:formula="of:=[.B323]-[.C323]" office:value-type="date" office:date-value="1899-12-30T18:16:56.29779611249" calcext:value-type="date">
            <text:p>12/30/99 06:16 PM</text:p>
          </table:table-cell>
          <table:table-cell table:formula="of:=MOD([.E322]-[.$E$2];[.$H$2])+1+[.$E$2]" office:value-type="float" office:value="241" calcext:value-type="float">
            <text:p>241</text:p>
          </table:table-cell>
          <table:table-cell table:formula="of:=MOD([.F322]+1/[.$H$2];5)" office:value-type="float" office:value="0.333333333333321" calcext:value-type="float">
            <text:p>0,333333333333321</text:p>
          </table:table-cell>
          <table:table-cell table:formula="of:=IF([.F323]=0;[.G322]+2+1/[.$H$2];[.G322]+1/[.$H$2])" office:value-type="float" office:value="5.33333333333332" calcext:value-type="float">
            <text:p>5,33333333333332</text:p>
          </table:table-cell>
          <table:table-cell table:number-columns-repeated="4"/>
          <table:table-cell table:style-name="ce35" table:formula="of:=SUM(MOD(SUM([.L322]-[.L$2];[.T$2]);[.R$2]-[.L$2]);[.L$2])" office:value-type="time" office:time-value="PT17H59M59.999999999S" calcext:value-type="time">
            <text:p>18:00:00</text:p>
          </table:table-cell>
          <table:table-cell table:style-name="ce11" table:formula="of:=IF([.L323]&lt;[.L322];[.M322]+[.H$2];[.M322])" office:value-type="float" office:value="1260" calcext:value-type="float">
            <text:p>1260</text:p>
          </table:table-cell>
          <table:table-cell table:style-name="ce11" table:formula="of:=OFFSET([.C$4];[.M323];0)" office:value-type="float" office:value="43766" calcext:value-type="float">
            <text:p>43766</text:p>
          </table:table-cell>
          <table:table-cell table:style-name="ce36" table:formula="of:=[.L323]" office:value-type="float" office:value="0.749999999999993" calcext:value-type="float">
            <text:p>0.7499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3];0)&lt;=[.O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2T18:04:00.123741" calcext:value-type="date">
            <text:p>2019-10-12 18:04:00</text:p>
          </table:table-cell>
          <table:table-cell table:style-name="ce7" table:formula="of:=[.A324]" office:value-type="date" office:date-value="2019-10-12T18:04:00.123741" calcext:value-type="date">
            <text:p>2019-10-12 18:04:00</text:p>
          </table:table-cell>
          <table:table-cell table:formula="of:=TRUNC([.A324])" office:value-type="float" office:value="43750" calcext:value-type="float">
            <text:p>43750</text:p>
          </table:table-cell>
          <table:table-cell table:style-name="ce12" table:formula="of:=[.B324]-[.C324]" office:value-type="date" office:date-value="1899-12-30T18:04:00.1237409329" calcext:value-type="date">
            <text:p>12/30/99 06:04 PM</text:p>
          </table:table-cell>
          <table:table-cell table:formula="of:=MOD([.E323]-[.$E$2];[.$H$2])+1+[.$E$2]" office:value-type="float" office:value="242" calcext:value-type="float">
            <text:p>242</text:p>
          </table:table-cell>
          <table:table-cell table:formula="of:=MOD([.F323]+1/[.$H$2];5)" office:value-type="float" office:value="0.349999999999987" calcext:value-type="float">
            <text:p>0,349999999999987</text:p>
          </table:table-cell>
          <table:table-cell table:formula="of:=IF([.F324]=0;[.G323]+2+1/[.$H$2];[.G323]+1/[.$H$2])" office:value-type="float" office:value="5.34999999999999" calcext:value-type="float">
            <text:p>5,34999999999999</text:p>
          </table:table-cell>
          <table:table-cell table:number-columns-repeated="4"/>
          <table:table-cell table:style-name="ce35" table:formula="of:=SUM(MOD(SUM([.L323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24]&lt;[.L323];[.M323]+[.H$2];[.M323])" office:value-type="float" office:value="1260" calcext:value-type="float">
            <text:p>1260</text:p>
          </table:table-cell>
          <table:table-cell table:style-name="ce11" table:formula="of:=OFFSET([.C$4];[.M324];0)" office:value-type="float" office:value="43766" calcext:value-type="float">
            <text:p>43766</text:p>
          </table:table-cell>
          <table:table-cell table:style-name="ce36" table:formula="of:=[.L324]" office:value-type="float" office:value="0.756944444444437" calcext:value-type="float">
            <text:p>0.75694444444443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4];0)&lt;=[.O3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2T17:42:43.355772" calcext:value-type="date">
            <text:p>2019-10-12 17:42:43</text:p>
          </table:table-cell>
          <table:table-cell table:style-name="ce7" table:formula="of:=[.A325]" office:value-type="date" office:date-value="2019-10-12T17:42:43.355772" calcext:value-type="date">
            <text:p>2019-10-12 17:42:43</text:p>
          </table:table-cell>
          <table:table-cell table:formula="of:=TRUNC([.A325])" office:value-type="float" office:value="43750" calcext:value-type="float">
            <text:p>43750</text:p>
          </table:table-cell>
          <table:table-cell table:style-name="ce12" table:formula="of:=[.B325]-[.C325]" office:value-type="date" office:date-value="1899-12-30T17:42:43.35577243008" calcext:value-type="date">
            <text:p>12/30/99 05:42 PM</text:p>
          </table:table-cell>
          <table:table-cell table:formula="of:=MOD([.E324]-[.$E$2];[.$H$2])+1+[.$E$2]" office:value-type="float" office:value="243" calcext:value-type="float">
            <text:p>243</text:p>
          </table:table-cell>
          <table:table-cell table:formula="of:=MOD([.F324]+1/[.$H$2];5)" office:value-type="float" office:value="0.366666666666654" calcext:value-type="float">
            <text:p>0,366666666666654</text:p>
          </table:table-cell>
          <table:table-cell table:formula="of:=IF([.F325]=0;[.G324]+2+1/[.$H$2];[.G324]+1/[.$H$2])" office:value-type="float" office:value="5.36666666666665" calcext:value-type="float">
            <text:p>5,36666666666665</text:p>
          </table:table-cell>
          <table:table-cell table:number-columns-repeated="4"/>
          <table:table-cell table:style-name="ce35" table:formula="of:=SUM(MOD(SUM([.L324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25]&lt;[.L324];[.M324]+[.H$2];[.M324])" office:value-type="float" office:value="1260" calcext:value-type="float">
            <text:p>1260</text:p>
          </table:table-cell>
          <table:table-cell table:style-name="ce11" table:formula="of:=OFFSET([.C$4];[.M325];0)" office:value-type="float" office:value="43766" calcext:value-type="float">
            <text:p>43766</text:p>
          </table:table-cell>
          <table:table-cell table:style-name="ce36" table:formula="of:=[.L325]" office:value-type="float" office:value="0.763888888888882" calcext:value-type="float">
            <text:p>0.7638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5];0)&lt;=[.O3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2T17:53:48.710458" calcext:value-type="date">
            <text:p>2019-10-12 17:53:49</text:p>
          </table:table-cell>
          <table:table-cell table:style-name="ce7" table:formula="of:=[.A326]" office:value-type="date" office:date-value="2019-10-12T17:53:48.710458" calcext:value-type="date">
            <text:p>2019-10-12 17:53:49</text:p>
          </table:table-cell>
          <table:table-cell table:formula="of:=TRUNC([.A326])" office:value-type="float" office:value="43750" calcext:value-type="float">
            <text:p>43750</text:p>
          </table:table-cell>
          <table:table-cell table:style-name="ce12" table:formula="of:=[.B326]-[.C326]" office:value-type="date" office:date-value="1899-12-30T17:53:48.71045849752" calcext:value-type="date">
            <text:p>12/30/99 05:53 PM</text:p>
          </table:table-cell>
          <table:table-cell table:formula="of:=MOD([.E325]-[.$E$2];[.$H$2])+1+[.$E$2]" office:value-type="float" office:value="244" calcext:value-type="float">
            <text:p>244</text:p>
          </table:table-cell>
          <table:table-cell table:formula="of:=MOD([.F325]+1/[.$H$2];5)" office:value-type="float" office:value="0.383333333333321" calcext:value-type="float">
            <text:p>0,383333333333321</text:p>
          </table:table-cell>
          <table:table-cell table:formula="of:=IF([.F326]=0;[.G325]+2+1/[.$H$2];[.G325]+1/[.$H$2])" office:value-type="float" office:value="5.38333333333332" calcext:value-type="float">
            <text:p>5,38333333333332</text:p>
          </table:table-cell>
          <table:table-cell table:number-columns-repeated="4"/>
          <table:table-cell table:style-name="ce35" table:formula="of:=SUM(MOD(SUM([.L325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26]&lt;[.L325];[.M325]+[.H$2];[.M325])" office:value-type="float" office:value="1260" calcext:value-type="float">
            <text:p>1260</text:p>
          </table:table-cell>
          <table:table-cell table:style-name="ce11" table:formula="of:=OFFSET([.C$4];[.M326];0)" office:value-type="float" office:value="43766" calcext:value-type="float">
            <text:p>43766</text:p>
          </table:table-cell>
          <table:table-cell table:style-name="ce36" table:formula="of:=[.L326]" office:value-type="float" office:value="0.770833333333326" calcext:value-type="float">
            <text:p>0.7708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6];0)&lt;=[.O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2T17:40:48.363808" calcext:value-type="date">
            <text:p>2019-10-12 17:40:48</text:p>
          </table:table-cell>
          <table:table-cell table:style-name="ce7" table:formula="of:=[.A327]" office:value-type="date" office:date-value="2019-10-12T17:40:48.363808" calcext:value-type="date">
            <text:p>2019-10-12 17:40:48</text:p>
          </table:table-cell>
          <table:table-cell table:formula="of:=TRUNC([.A327])" office:value-type="float" office:value="43750" calcext:value-type="float">
            <text:p>43750</text:p>
          </table:table-cell>
          <table:table-cell table:style-name="ce12" table:formula="of:=[.B327]-[.C327]" office:value-type="date" office:date-value="1899-12-30T17:40:48.36380789056" calcext:value-type="date">
            <text:p>12/30/99 05:40 PM</text:p>
          </table:table-cell>
          <table:table-cell table:formula="of:=MOD([.E326]-[.$E$2];[.$H$2])+1+[.$E$2]" office:value-type="float" office:value="245" calcext:value-type="float">
            <text:p>245</text:p>
          </table:table-cell>
          <table:table-cell table:formula="of:=MOD([.F326]+1/[.$H$2];5)" office:value-type="float" office:value="0.399999999999987" calcext:value-type="float">
            <text:p>0,399999999999987</text:p>
          </table:table-cell>
          <table:table-cell table:formula="of:=IF([.F327]=0;[.G326]+2+1/[.$H$2];[.G326]+1/[.$H$2])" office:value-type="float" office:value="5.39999999999999" calcext:value-type="float">
            <text:p>5,39999999999999</text:p>
          </table:table-cell>
          <table:table-cell table:number-columns-repeated="4"/>
          <table:table-cell table:style-name="ce35" table:formula="of:=SUM(MOD(SUM([.L326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27]&lt;[.L326];[.M326]+[.H$2];[.M326])" office:value-type="float" office:value="1260" calcext:value-type="float">
            <text:p>1260</text:p>
          </table:table-cell>
          <table:table-cell table:style-name="ce11" table:formula="of:=OFFSET([.C$4];[.M327];0)" office:value-type="float" office:value="43766" calcext:value-type="float">
            <text:p>43766</text:p>
          </table:table-cell>
          <table:table-cell table:style-name="ce36" table:formula="of:=[.L327]" office:value-type="float" office:value="0.777777777777771" calcext:value-type="float">
            <text:p>0.7777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7];0)&lt;=[.O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2T18:21:50.077593" calcext:value-type="date">
            <text:p>2019-10-12 18:21:50</text:p>
          </table:table-cell>
          <table:table-cell table:style-name="ce7" table:formula="of:=[.A328]" office:value-type="date" office:date-value="2019-10-12T18:21:50.077593" calcext:value-type="date">
            <text:p>2019-10-12 18:21:50</text:p>
          </table:table-cell>
          <table:table-cell table:formula="of:=TRUNC([.A328])" office:value-type="float" office:value="43750" calcext:value-type="float">
            <text:p>43750</text:p>
          </table:table-cell>
          <table:table-cell table:style-name="ce12" table:formula="of:=[.B328]-[.C328]" office:value-type="date" office:date-value="1899-12-30T18:21:50.0775934523" calcext:value-type="date">
            <text:p>12/30/99 06:21 PM</text:p>
          </table:table-cell>
          <table:table-cell table:formula="of:=MOD([.E327]-[.$E$2];[.$H$2])+1+[.$E$2]" office:value-type="float" office:value="246" calcext:value-type="float">
            <text:p>246</text:p>
          </table:table-cell>
          <table:table-cell table:formula="of:=MOD([.F327]+1/[.$H$2];5)" office:value-type="float" office:value="0.416666666666654" calcext:value-type="float">
            <text:p>0,416666666666654</text:p>
          </table:table-cell>
          <table:table-cell table:formula="of:=IF([.F328]=0;[.G327]+2+1/[.$H$2];[.G327]+1/[.$H$2])" office:value-type="float" office:value="5.41666666666665" calcext:value-type="float">
            <text:p>5,41666666666665</text:p>
          </table:table-cell>
          <table:table-cell table:number-columns-repeated="4"/>
          <table:table-cell table:style-name="ce35" table:formula="of:=SUM(MOD(SUM([.L327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28]&lt;[.L327];[.M327]+[.H$2];[.M327])" office:value-type="float" office:value="1260" calcext:value-type="float">
            <text:p>1260</text:p>
          </table:table-cell>
          <table:table-cell table:style-name="ce11" table:formula="of:=OFFSET([.C$4];[.M328];0)" office:value-type="float" office:value="43766" calcext:value-type="float">
            <text:p>43766</text:p>
          </table:table-cell>
          <table:table-cell table:style-name="ce36" table:formula="of:=[.L328]" office:value-type="float" office:value="0.784722222222215" calcext:value-type="float">
            <text:p>0.7847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8];0)&lt;=[.O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2T17:41:37.349264" calcext:value-type="date">
            <text:p>2019-10-12 17:41:37</text:p>
          </table:table-cell>
          <table:table-cell table:style-name="ce7" table:formula="of:=[.A329]" office:value-type="date" office:date-value="2019-10-12T17:41:37.349264" calcext:value-type="date">
            <text:p>2019-10-12 17:41:37</text:p>
          </table:table-cell>
          <table:table-cell table:formula="of:=TRUNC([.A329])" office:value-type="float" office:value="43750" calcext:value-type="float">
            <text:p>43750</text:p>
          </table:table-cell>
          <table:table-cell table:style-name="ce12" table:formula="of:=[.B329]-[.C329]" office:value-type="date" office:date-value="1899-12-30T17:41:37.34926375095" calcext:value-type="date">
            <text:p>12/30/99 05:41 PM</text:p>
          </table:table-cell>
          <table:table-cell table:formula="of:=MOD([.E328]-[.$E$2];[.$H$2])+1+[.$E$2]" office:value-type="float" office:value="247" calcext:value-type="float">
            <text:p>247</text:p>
          </table:table-cell>
          <table:table-cell table:formula="of:=MOD([.F328]+1/[.$H$2];5)" office:value-type="float" office:value="0.433333333333321" calcext:value-type="float">
            <text:p>0,433333333333321</text:p>
          </table:table-cell>
          <table:table-cell table:formula="of:=IF([.F329]=0;[.G328]+2+1/[.$H$2];[.G328]+1/[.$H$2])" office:value-type="float" office:value="5.43333333333332" calcext:value-type="float">
            <text:p>5,43333333333332</text:p>
          </table:table-cell>
          <table:table-cell table:number-columns-repeated="4"/>
          <table:table-cell table:style-name="ce35" table:formula="of:=SUM(MOD(SUM([.L328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29]&lt;[.L328];[.M328]+[.H$2];[.M328])" office:value-type="float" office:value="1260" calcext:value-type="float">
            <text:p>1260</text:p>
          </table:table-cell>
          <table:table-cell table:style-name="ce11" table:formula="of:=OFFSET([.C$4];[.M329];0)" office:value-type="float" office:value="43766" calcext:value-type="float">
            <text:p>43766</text:p>
          </table:table-cell>
          <table:table-cell table:style-name="ce36" table:formula="of:=[.L329]" office:value-type="float" office:value="0.791666666666659" calcext:value-type="float">
            <text:p>0.7916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9];0)&lt;=[.O3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2T18:21:53.065471" calcext:value-type="date">
            <text:p>2019-10-12 18:21:53</text:p>
          </table:table-cell>
          <table:table-cell table:style-name="ce7" table:formula="of:=[.A330]" office:value-type="date" office:date-value="2019-10-12T18:21:53.065471" calcext:value-type="date">
            <text:p>2019-10-12 18:21:53</text:p>
          </table:table-cell>
          <table:table-cell table:formula="of:=TRUNC([.A330])" office:value-type="float" office:value="43750" calcext:value-type="float">
            <text:p>43750</text:p>
          </table:table-cell>
          <table:table-cell table:style-name="ce12" table:formula="of:=[.B330]-[.C330]" office:value-type="date" office:date-value="1899-12-30T18:21:53.06547140703" calcext:value-type="date">
            <text:p>12/30/99 06:21 PM</text:p>
          </table:table-cell>
          <table:table-cell table:formula="of:=MOD([.E329]-[.$E$2];[.$H$2])+1+[.$E$2]" office:value-type="float" office:value="248" calcext:value-type="float">
            <text:p>248</text:p>
          </table:table-cell>
          <table:table-cell table:formula="of:=MOD([.F329]+1/[.$H$2];5)" office:value-type="float" office:value="0.449999999999987" calcext:value-type="float">
            <text:p>0,449999999999987</text:p>
          </table:table-cell>
          <table:table-cell table:formula="of:=IF([.F330]=0;[.G329]+2+1/[.$H$2];[.G329]+1/[.$H$2])" office:value-type="float" office:value="5.44999999999999" calcext:value-type="float">
            <text:p>5,44999999999999</text:p>
          </table:table-cell>
          <table:table-cell table:number-columns-repeated="4"/>
          <table:table-cell table:style-name="ce35" table:formula="of:=SUM(MOD(SUM([.L329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30]&lt;[.L329];[.M329]+[.H$2];[.M329])" office:value-type="float" office:value="1260" calcext:value-type="float">
            <text:p>1260</text:p>
          </table:table-cell>
          <table:table-cell table:style-name="ce11" table:formula="of:=OFFSET([.C$4];[.M330];0)" office:value-type="float" office:value="43766" calcext:value-type="float">
            <text:p>43766</text:p>
          </table:table-cell>
          <table:table-cell table:style-name="ce36" table:formula="of:=[.L330]" office:value-type="float" office:value="0.798611111111104" calcext:value-type="float">
            <text:p>0.7986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0];0)&lt;=[.O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2T17:47:32.993369" calcext:value-type="date">
            <text:p>2019-10-12 17:47:33</text:p>
          </table:table-cell>
          <table:table-cell table:style-name="ce7" table:formula="of:=[.A331]" office:value-type="date" office:date-value="2019-10-12T17:47:32.993369" calcext:value-type="date">
            <text:p>2019-10-12 17:47:33</text:p>
          </table:table-cell>
          <table:table-cell table:formula="of:=TRUNC([.A331])" office:value-type="float" office:value="43750" calcext:value-type="float">
            <text:p>43750</text:p>
          </table:table-cell>
          <table:table-cell table:style-name="ce12" table:formula="of:=[.B331]-[.C331]" office:value-type="date" office:date-value="1899-12-30T17:47:32.99336921889" calcext:value-type="date">
            <text:p>12/30/99 05:47 PM</text:p>
          </table:table-cell>
          <table:table-cell table:formula="of:=MOD([.E330]-[.$E$2];[.$H$2])+1+[.$E$2]" office:value-type="float" office:value="249" calcext:value-type="float">
            <text:p>249</text:p>
          </table:table-cell>
          <table:table-cell table:formula="of:=MOD([.F330]+1/[.$H$2];5)" office:value-type="float" office:value="0.466666666666654" calcext:value-type="float">
            <text:p>0,466666666666654</text:p>
          </table:table-cell>
          <table:table-cell table:formula="of:=IF([.F331]=0;[.G330]+2+1/[.$H$2];[.G330]+1/[.$H$2])" office:value-type="float" office:value="5.46666666666665" calcext:value-type="float">
            <text:p>5,46666666666665</text:p>
          </table:table-cell>
          <table:table-cell table:number-columns-repeated="4"/>
          <table:table-cell table:style-name="ce35" table:formula="of:=SUM(MOD(SUM([.L330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31]&lt;[.L330];[.M330]+[.H$2];[.M330])" office:value-type="float" office:value="1260" calcext:value-type="float">
            <text:p>1260</text:p>
          </table:table-cell>
          <table:table-cell table:style-name="ce11" table:formula="of:=OFFSET([.C$4];[.M331];0)" office:value-type="float" office:value="43766" calcext:value-type="float">
            <text:p>43766</text:p>
          </table:table-cell>
          <table:table-cell table:style-name="ce36" table:formula="of:=[.L331]" office:value-type="float" office:value="0.805555555555548" calcext:value-type="float">
            <text:p>0.80555555555554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1];0)&lt;=[.O3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2T17:45:05.82255" calcext:value-type="date">
            <text:p>2019-10-12 17:45:06</text:p>
          </table:table-cell>
          <table:table-cell table:style-name="ce7" table:formula="of:=[.A332]" office:value-type="date" office:date-value="2019-10-12T17:45:05.82255" calcext:value-type="date">
            <text:p>2019-10-12 17:45:06</text:p>
          </table:table-cell>
          <table:table-cell table:formula="of:=TRUNC([.A332])" office:value-type="float" office:value="43750" calcext:value-type="float">
            <text:p>43750</text:p>
          </table:table-cell>
          <table:table-cell table:style-name="ce12" table:formula="of:=[.B332]-[.C332]" office:value-type="date" office:date-value="1899-12-30T17:45:05.82254959736" calcext:value-type="date">
            <text:p>12/30/99 05:45 PM</text:p>
          </table:table-cell>
          <table:table-cell table:formula="of:=MOD([.E331]-[.$E$2];[.$H$2])+1+[.$E$2]" office:value-type="float" office:value="250" calcext:value-type="float">
            <text:p>250</text:p>
          </table:table-cell>
          <table:table-cell table:formula="of:=MOD([.F331]+1/[.$H$2];5)" office:value-type="float" office:value="0.483333333333321" calcext:value-type="float">
            <text:p>0,483333333333321</text:p>
          </table:table-cell>
          <table:table-cell table:formula="of:=IF([.F332]=0;[.G331]+2+1/[.$H$2];[.G331]+1/[.$H$2])" office:value-type="float" office:value="5.48333333333332" calcext:value-type="float">
            <text:p>5,48333333333332</text:p>
          </table:table-cell>
          <table:table-cell table:number-columns-repeated="4"/>
          <table:table-cell table:style-name="ce35" table:formula="of:=SUM(MOD(SUM([.L331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32]&lt;[.L331];[.M331]+[.H$2];[.M331])" office:value-type="float" office:value="1260" calcext:value-type="float">
            <text:p>1260</text:p>
          </table:table-cell>
          <table:table-cell table:style-name="ce11" table:formula="of:=OFFSET([.C$4];[.M332];0)" office:value-type="float" office:value="43766" calcext:value-type="float">
            <text:p>43766</text:p>
          </table:table-cell>
          <table:table-cell table:style-name="ce36" table:formula="of:=[.L332]" office:value-type="float" office:value="0.812499999999993" calcext:value-type="float">
            <text:p>0.8124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2];0)&lt;=[.O3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2T18:21:26.026125" calcext:value-type="date">
            <text:p>2019-10-12 18:21:26</text:p>
          </table:table-cell>
          <table:table-cell table:style-name="ce7" table:formula="of:=[.A333]" office:value-type="date" office:date-value="2019-10-12T18:21:26.026125" calcext:value-type="date">
            <text:p>2019-10-12 18:21:26</text:p>
          </table:table-cell>
          <table:table-cell table:formula="of:=TRUNC([.A333])" office:value-type="float" office:value="43750" calcext:value-type="float">
            <text:p>43750</text:p>
          </table:table-cell>
          <table:table-cell table:style-name="ce12" table:formula="of:=[.B333]-[.C333]" office:value-type="date" office:date-value="1899-12-30T18:21:26.02612526156" calcext:value-type="date">
            <text:p>12/30/99 06:21 PM</text:p>
          </table:table-cell>
          <table:table-cell table:formula="of:=MOD([.E332]-[.$E$2];[.$H$2])+1+[.$E$2]" office:value-type="float" office:value="251" calcext:value-type="float">
            <text:p>251</text:p>
          </table:table-cell>
          <table:table-cell table:formula="of:=MOD([.F332]+1/[.$H$2];5)" office:value-type="float" office:value="0.499999999999987" calcext:value-type="float">
            <text:p>0,499999999999987</text:p>
          </table:table-cell>
          <table:table-cell table:formula="of:=IF([.F333]=0;[.G332]+2+1/[.$H$2];[.G332]+1/[.$H$2])" office:value-type="float" office:value="5.49999999999999" calcext:value-type="float">
            <text:p>5,4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2T17:51:45.372586" calcext:value-type="date">
            <text:p>2019-10-12 17:51:45</text:p>
          </table:table-cell>
          <table:table-cell table:style-name="ce7" table:formula="of:=[.A334]" office:value-type="date" office:date-value="2019-10-12T17:51:45.372586" calcext:value-type="date">
            <text:p>2019-10-12 17:51:45</text:p>
          </table:table-cell>
          <table:table-cell table:formula="of:=TRUNC([.A334])" office:value-type="float" office:value="43750" calcext:value-type="float">
            <text:p>43750</text:p>
          </table:table-cell>
          <table:table-cell table:style-name="ce12" table:formula="of:=[.B334]-[.C334]" office:value-type="date" office:date-value="1899-12-30T17:51:45.3725858219" calcext:value-type="date">
            <text:p>12/30/99 05:51 PM</text:p>
          </table:table-cell>
          <table:table-cell table:formula="of:=MOD([.E333]-[.$E$2];[.$H$2])+1+[.$E$2]" office:value-type="float" office:value="252" calcext:value-type="float">
            <text:p>252</text:p>
          </table:table-cell>
          <table:table-cell table:formula="of:=MOD([.F333]+1/[.$H$2];5)" office:value-type="float" office:value="0.516666666666654" calcext:value-type="float">
            <text:p>0,516666666666654</text:p>
          </table:table-cell>
          <table:table-cell table:formula="of:=IF([.F334]=0;[.G333]+2+1/[.$H$2];[.G333]+1/[.$H$2])" office:value-type="float" office:value="5.51666666666665" calcext:value-type="float">
            <text:p>5,5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2T17:26:13.701802" calcext:value-type="date">
            <text:p>2019-10-12 17:26:14</text:p>
          </table:table-cell>
          <table:table-cell table:style-name="ce7" table:formula="of:=[.A335]" office:value-type="date" office:date-value="2019-10-12T17:26:13.701802" calcext:value-type="date">
            <text:p>2019-10-12 17:26:14</text:p>
          </table:table-cell>
          <table:table-cell table:formula="of:=TRUNC([.A335])" office:value-type="float" office:value="43750" calcext:value-type="float">
            <text:p>43750</text:p>
          </table:table-cell>
          <table:table-cell table:style-name="ce12" table:formula="of:=[.B335]-[.C335]" office:value-type="date" office:date-value="1899-12-30T17:26:13.70180245489" calcext:value-type="date">
            <text:p>12/30/99 05:26 PM</text:p>
          </table:table-cell>
          <table:table-cell table:formula="of:=MOD([.E334]-[.$E$2];[.$H$2])+1+[.$E$2]" office:value-type="float" office:value="253" calcext:value-type="float">
            <text:p>253</text:p>
          </table:table-cell>
          <table:table-cell table:formula="of:=MOD([.F334]+1/[.$H$2];5)" office:value-type="float" office:value="0.533333333333321" calcext:value-type="float">
            <text:p>0,533333333333321</text:p>
          </table:table-cell>
          <table:table-cell table:formula="of:=IF([.F335]=0;[.G334]+2+1/[.$H$2];[.G334]+1/[.$H$2])" office:value-type="float" office:value="5.53333333333332" calcext:value-type="float">
            <text:p>5,5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2T17:46:09.549458" calcext:value-type="date">
            <text:p>2019-10-12 17:46:10</text:p>
          </table:table-cell>
          <table:table-cell table:style-name="ce7" table:formula="of:=[.A336]" office:value-type="date" office:date-value="2019-10-12T17:46:09.549458" calcext:value-type="date">
            <text:p>2019-10-12 17:46:10</text:p>
          </table:table-cell>
          <table:table-cell table:formula="of:=TRUNC([.A336])" office:value-type="float" office:value="43750" calcext:value-type="float">
            <text:p>43750</text:p>
          </table:table-cell>
          <table:table-cell table:style-name="ce12" table:formula="of:=[.B336]-[.C336]" office:value-type="date" office:date-value="1899-12-30T17:46:09.54945826437" calcext:value-type="date">
            <text:p>12/30/99 05:46 PM</text:p>
          </table:table-cell>
          <table:table-cell table:formula="of:=MOD([.E335]-[.$E$2];[.$H$2])+1+[.$E$2]" office:value-type="float" office:value="254" calcext:value-type="float">
            <text:p>254</text:p>
          </table:table-cell>
          <table:table-cell table:formula="of:=MOD([.F335]+1/[.$H$2];5)" office:value-type="float" office:value="0.549999999999988" calcext:value-type="float">
            <text:p>0,549999999999988</text:p>
          </table:table-cell>
          <table:table-cell table:formula="of:=IF([.F336]=0;[.G335]+2+1/[.$H$2];[.G335]+1/[.$H$2])" office:value-type="float" office:value="5.54999999999999" calcext:value-type="float">
            <text:p>5,5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2T17:44:11.924813" calcext:value-type="date">
            <text:p>2019-10-12 17:44:12</text:p>
          </table:table-cell>
          <table:table-cell table:style-name="ce7" table:formula="of:=[.A337]" office:value-type="date" office:date-value="2019-10-12T17:44:11.924813" calcext:value-type="date">
            <text:p>2019-10-12 17:44:12</text:p>
          </table:table-cell>
          <table:table-cell table:formula="of:=TRUNC([.A337])" office:value-type="float" office:value="43750" calcext:value-type="float">
            <text:p>43750</text:p>
          </table:table-cell>
          <table:table-cell table:style-name="ce12" table:formula="of:=[.B337]-[.C337]" office:value-type="date" office:date-value="1899-12-30T17:44:11.92481274717" calcext:value-type="date">
            <text:p>12/30/99 05:44 PM</text:p>
          </table:table-cell>
          <table:table-cell table:formula="of:=MOD([.E336]-[.$E$2];[.$H$2])+1+[.$E$2]" office:value-type="float" office:value="255" calcext:value-type="float">
            <text:p>255</text:p>
          </table:table-cell>
          <table:table-cell table:formula="of:=MOD([.F336]+1/[.$H$2];5)" office:value-type="float" office:value="0.566666666666654" calcext:value-type="float">
            <text:p>0,566666666666654</text:p>
          </table:table-cell>
          <table:table-cell table:formula="of:=IF([.F337]=0;[.G336]+2+1/[.$H$2];[.G336]+1/[.$H$2])" office:value-type="float" office:value="5.56666666666665" calcext:value-type="float">
            <text:p>5,5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2T17:50:11.008428" calcext:value-type="date">
            <text:p>2019-10-12 17:50:11</text:p>
          </table:table-cell>
          <table:table-cell table:style-name="ce7" table:formula="of:=[.A338]" office:value-type="date" office:date-value="2019-10-12T17:50:11.008428" calcext:value-type="date">
            <text:p>2019-10-12 17:50:11</text:p>
          </table:table-cell>
          <table:table-cell table:formula="of:=TRUNC([.A338])" office:value-type="float" office:value="43750" calcext:value-type="float">
            <text:p>43750</text:p>
          </table:table-cell>
          <table:table-cell table:style-name="ce12" table:formula="of:=[.B338]-[.C338]" office:value-type="date" office:date-value="1899-12-30T17:50:11.00842820015" calcext:value-type="date">
            <text:p>12/30/99 05:50 PM</text:p>
          </table:table-cell>
          <table:table-cell table:formula="of:=MOD([.E337]-[.$E$2];[.$H$2])+1+[.$E$2]" office:value-type="float" office:value="256" calcext:value-type="float">
            <text:p>256</text:p>
          </table:table-cell>
          <table:table-cell table:formula="of:=MOD([.F337]+1/[.$H$2];5)" office:value-type="float" office:value="0.583333333333321" calcext:value-type="float">
            <text:p>0,583333333333321</text:p>
          </table:table-cell>
          <table:table-cell table:formula="of:=IF([.F338]=0;[.G337]+2+1/[.$H$2];[.G337]+1/[.$H$2])" office:value-type="float" office:value="5.58333333333332" calcext:value-type="float">
            <text:p>5,5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2T18:13:00.656277" calcext:value-type="date">
            <text:p>2019-10-12 18:13:01</text:p>
          </table:table-cell>
          <table:table-cell table:style-name="ce7" table:formula="of:=[.A339]" office:value-type="date" office:date-value="2019-10-12T18:13:00.656277" calcext:value-type="date">
            <text:p>2019-10-12 18:13:01</text:p>
          </table:table-cell>
          <table:table-cell table:formula="of:=TRUNC([.A339])" office:value-type="float" office:value="43750" calcext:value-type="float">
            <text:p>43750</text:p>
          </table:table-cell>
          <table:table-cell table:style-name="ce12" table:formula="of:=[.B339]-[.C339]" office:value-type="date" office:date-value="1899-12-30T18:13:00.65627727192" calcext:value-type="date">
            <text:p>12/30/99 06:13 PM</text:p>
          </table:table-cell>
          <table:table-cell table:formula="of:=MOD([.E338]-[.$E$2];[.$H$2])+1+[.$E$2]" office:value-type="float" office:value="257" calcext:value-type="float">
            <text:p>257</text:p>
          </table:table-cell>
          <table:table-cell table:formula="of:=MOD([.F338]+1/[.$H$2];5)" office:value-type="float" office:value="0.599999999999988" calcext:value-type="float">
            <text:p>0,599999999999988</text:p>
          </table:table-cell>
          <table:table-cell table:formula="of:=IF([.F339]=0;[.G338]+2+1/[.$H$2];[.G338]+1/[.$H$2])" office:value-type="float" office:value="5.59999999999999" calcext:value-type="float">
            <text:p>5,5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2T17:59:05.577494" calcext:value-type="date">
            <text:p>2019-10-12 17:59:06</text:p>
          </table:table-cell>
          <table:table-cell table:style-name="ce7" table:formula="of:=[.A340]" office:value-type="date" office:date-value="2019-10-12T17:59:05.577494" calcext:value-type="date">
            <text:p>2019-10-12 17:59:06</text:p>
          </table:table-cell>
          <table:table-cell table:formula="of:=TRUNC([.A340])" office:value-type="float" office:value="43750" calcext:value-type="float">
            <text:p>43750</text:p>
          </table:table-cell>
          <table:table-cell table:style-name="ce12" table:formula="of:=[.B340]-[.C340]" office:value-type="date" office:date-value="1899-12-30T17:59:05.57749356609" calcext:value-type="date">
            <text:p>12/30/99 05:59 PM</text:p>
          </table:table-cell>
          <table:table-cell table:formula="of:=MOD([.E339]-[.$E$2];[.$H$2])+1+[.$E$2]" office:value-type="float" office:value="258" calcext:value-type="float">
            <text:p>258</text:p>
          </table:table-cell>
          <table:table-cell table:formula="of:=MOD([.F339]+1/[.$H$2];5)" office:value-type="float" office:value="0.616666666666654" calcext:value-type="float">
            <text:p>0,616666666666654</text:p>
          </table:table-cell>
          <table:table-cell table:formula="of:=IF([.F340]=0;[.G339]+2+1/[.$H$2];[.G339]+1/[.$H$2])" office:value-type="float" office:value="5.61666666666665" calcext:value-type="float">
            <text:p>5,6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2T18:04:23.318412" calcext:value-type="date">
            <text:p>2019-10-12 18:04:23</text:p>
          </table:table-cell>
          <table:table-cell table:style-name="ce7" table:formula="of:=[.A341]" office:value-type="date" office:date-value="2019-10-12T18:04:23.318412" calcext:value-type="date">
            <text:p>2019-10-12 18:04:23</text:p>
          </table:table-cell>
          <table:table-cell table:formula="of:=TRUNC([.A341])" office:value-type="float" office:value="43750" calcext:value-type="float">
            <text:p>43750</text:p>
          </table:table-cell>
          <table:table-cell table:style-name="ce12" table:formula="of:=[.B341]-[.C341]" office:value-type="date" office:date-value="1899-12-30T18:04:23.31841244828" calcext:value-type="date">
            <text:p>12/30/99 06:04 PM</text:p>
          </table:table-cell>
          <table:table-cell table:formula="of:=MOD([.E340]-[.$E$2];[.$H$2])+1+[.$E$2]" office:value-type="float" office:value="259" calcext:value-type="float">
            <text:p>259</text:p>
          </table:table-cell>
          <table:table-cell table:formula="of:=MOD([.F340]+1/[.$H$2];5)" office:value-type="float" office:value="0.633333333333321" calcext:value-type="float">
            <text:p>0,633333333333321</text:p>
          </table:table-cell>
          <table:table-cell table:formula="of:=IF([.F341]=0;[.G340]+2+1/[.$H$2];[.G340]+1/[.$H$2])" office:value-type="float" office:value="5.63333333333332" calcext:value-type="float">
            <text:p>5,6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2T18:01:59.218179" calcext:value-type="date">
            <text:p>2019-10-12 18:01:59</text:p>
          </table:table-cell>
          <table:table-cell table:style-name="ce7" table:formula="of:=[.A342]" office:value-type="date" office:date-value="2019-10-12T18:01:59.218179" calcext:value-type="date">
            <text:p>2019-10-12 18:01:59</text:p>
          </table:table-cell>
          <table:table-cell table:formula="of:=TRUNC([.A342])" office:value-type="float" office:value="43750" calcext:value-type="float">
            <text:p>43750</text:p>
          </table:table-cell>
          <table:table-cell table:style-name="ce12" table:formula="of:=[.B342]-[.C342]" office:value-type="date" office:date-value="1899-12-30T18:01:59.21817879193" calcext:value-type="date">
            <text:p>12/30/99 06:01 PM</text:p>
          </table:table-cell>
          <table:table-cell table:formula="of:=MOD([.E341]-[.$E$2];[.$H$2])+1+[.$E$2]" office:value-type="float" office:value="260" calcext:value-type="float">
            <text:p>260</text:p>
          </table:table-cell>
          <table:table-cell table:formula="of:=MOD([.F341]+1/[.$H$2];5)" office:value-type="float" office:value="0.649999999999988" calcext:value-type="float">
            <text:p>0,649999999999988</text:p>
          </table:table-cell>
          <table:table-cell table:formula="of:=IF([.F342]=0;[.G341]+2+1/[.$H$2];[.G341]+1/[.$H$2])" office:value-type="float" office:value="5.64999999999999" calcext:value-type="float">
            <text:p>5,6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2T17:59:29.06884" calcext:value-type="date">
            <text:p>2019-10-12 17:59:29</text:p>
          </table:table-cell>
          <table:table-cell table:style-name="ce7" table:formula="of:=[.A343]" office:value-type="date" office:date-value="2019-10-12T17:59:29.06884" calcext:value-type="date">
            <text:p>2019-10-12 17:59:29</text:p>
          </table:table-cell>
          <table:table-cell table:formula="of:=TRUNC([.A343])" office:value-type="float" office:value="43750" calcext:value-type="float">
            <text:p>43750</text:p>
          </table:table-cell>
          <table:table-cell table:style-name="ce12" table:formula="of:=[.B343]-[.C343]" office:value-type="date" office:date-value="1899-12-30T17:59:29.0688398201" calcext:value-type="date">
            <text:p>12/30/99 05:59 PM</text:p>
          </table:table-cell>
          <table:table-cell table:formula="of:=MOD([.E342]-[.$E$2];[.$H$2])+1+[.$E$2]" office:value-type="float" office:value="261" calcext:value-type="float">
            <text:p>261</text:p>
          </table:table-cell>
          <table:table-cell table:formula="of:=MOD([.F342]+1/[.$H$2];5)" office:value-type="float" office:value="0.666666666666655" calcext:value-type="float">
            <text:p>0,666666666666655</text:p>
          </table:table-cell>
          <table:table-cell table:formula="of:=IF([.F343]=0;[.G342]+2+1/[.$H$2];[.G342]+1/[.$H$2])" office:value-type="float" office:value="5.66666666666665" calcext:value-type="float">
            <text:p>5,6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2T18:05:01.085333" calcext:value-type="date">
            <text:p>2019-10-12 18:05:01</text:p>
          </table:table-cell>
          <table:table-cell table:style-name="ce7" table:formula="of:=[.A344]" office:value-type="date" office:date-value="2019-10-12T18:05:01.085333" calcext:value-type="date">
            <text:p>2019-10-12 18:05:01</text:p>
          </table:table-cell>
          <table:table-cell table:formula="of:=TRUNC([.A344])" office:value-type="float" office:value="43750" calcext:value-type="float">
            <text:p>43750</text:p>
          </table:table-cell>
          <table:table-cell table:style-name="ce12" table:formula="of:=[.B344]-[.C344]" office:value-type="date" office:date-value="1899-12-30T18:05:01.08533317689" calcext:value-type="date">
            <text:p>12/30/99 06:05 PM</text:p>
          </table:table-cell>
          <table:table-cell table:formula="of:=MOD([.E343]-[.$E$2];[.$H$2])+1+[.$E$2]" office:value-type="float" office:value="262" calcext:value-type="float">
            <text:p>262</text:p>
          </table:table-cell>
          <table:table-cell table:formula="of:=MOD([.F343]+1/[.$H$2];5)" office:value-type="float" office:value="0.683333333333321" calcext:value-type="float">
            <text:p>0,683333333333321</text:p>
          </table:table-cell>
          <table:table-cell table:formula="of:=IF([.F344]=0;[.G343]+2+1/[.$H$2];[.G343]+1/[.$H$2])" office:value-type="float" office:value="5.68333333333332" calcext:value-type="float">
            <text:p>5,6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2T18:22:33.53071" calcext:value-type="date">
            <text:p>2019-10-12 18:22:34</text:p>
          </table:table-cell>
          <table:table-cell table:style-name="ce7" table:formula="of:=[.A345]" office:value-type="date" office:date-value="2019-10-12T18:22:33.53071" calcext:value-type="date">
            <text:p>2019-10-12 18:22:34</text:p>
          </table:table-cell>
          <table:table-cell table:formula="of:=TRUNC([.A345])" office:value-type="float" office:value="43750" calcext:value-type="float">
            <text:p>43750</text:p>
          </table:table-cell>
          <table:table-cell table:style-name="ce12" table:formula="of:=[.B345]-[.C345]" office:value-type="date" office:date-value="1899-12-30T18:22:33.53070970159" calcext:value-type="date">
            <text:p>12/30/99 06:22 PM</text:p>
          </table:table-cell>
          <table:table-cell table:formula="of:=MOD([.E344]-[.$E$2];[.$H$2])+1+[.$E$2]" office:value-type="float" office:value="263" calcext:value-type="float">
            <text:p>263</text:p>
          </table:table-cell>
          <table:table-cell table:formula="of:=MOD([.F344]+1/[.$H$2];5)" office:value-type="float" office:value="0.699999999999988" calcext:value-type="float">
            <text:p>0,699999999999988</text:p>
          </table:table-cell>
          <table:table-cell table:formula="of:=IF([.F345]=0;[.G344]+2+1/[.$H$2];[.G344]+1/[.$H$2])" office:value-type="float" office:value="5.69999999999999" calcext:value-type="float">
            <text:p>5,6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2T18:13:52.566399" calcext:value-type="date">
            <text:p>2019-10-12 18:13:53</text:p>
          </table:table-cell>
          <table:table-cell table:style-name="ce7" table:formula="of:=[.A346]" office:value-type="date" office:date-value="2019-10-12T18:13:52.566399" calcext:value-type="date">
            <text:p>2019-10-12 18:13:53</text:p>
          </table:table-cell>
          <table:table-cell table:formula="of:=TRUNC([.A346])" office:value-type="float" office:value="43750" calcext:value-type="float">
            <text:p>43750</text:p>
          </table:table-cell>
          <table:table-cell table:style-name="ce12" table:formula="of:=[.B346]-[.C346]" office:value-type="date" office:date-value="1899-12-30T18:13:52.56639917381" calcext:value-type="date">
            <text:p>12/30/99 06:13 PM</text:p>
          </table:table-cell>
          <table:table-cell table:formula="of:=MOD([.E345]-[.$E$2];[.$H$2])+1+[.$E$2]" office:value-type="float" office:value="264" calcext:value-type="float">
            <text:p>264</text:p>
          </table:table-cell>
          <table:table-cell table:formula="of:=MOD([.F345]+1/[.$H$2];5)" office:value-type="float" office:value="0.716666666666655" calcext:value-type="float">
            <text:p>0,716666666666655</text:p>
          </table:table-cell>
          <table:table-cell table:formula="of:=IF([.F346]=0;[.G345]+2+1/[.$H$2];[.G345]+1/[.$H$2])" office:value-type="float" office:value="5.71666666666665" calcext:value-type="float">
            <text:p>5,7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2T18:16:32.610241" calcext:value-type="date">
            <text:p>2019-10-12 18:16:33</text:p>
          </table:table-cell>
          <table:table-cell table:style-name="ce7" table:formula="of:=[.A347]" office:value-type="date" office:date-value="2019-10-12T18:16:32.610241" calcext:value-type="date">
            <text:p>2019-10-12 18:16:33</text:p>
          </table:table-cell>
          <table:table-cell table:formula="of:=TRUNC([.A347])" office:value-type="float" office:value="43750" calcext:value-type="float">
            <text:p>43750</text:p>
          </table:table-cell>
          <table:table-cell table:style-name="ce12" table:formula="of:=[.B347]-[.C347]" office:value-type="date" office:date-value="1899-12-30T18:16:32.61024103034" calcext:value-type="date">
            <text:p>12/30/99 06:16 PM</text:p>
          </table:table-cell>
          <table:table-cell table:formula="of:=MOD([.E346]-[.$E$2];[.$H$2])+1+[.$E$2]" office:value-type="float" office:value="265" calcext:value-type="float">
            <text:p>265</text:p>
          </table:table-cell>
          <table:table-cell table:formula="of:=MOD([.F346]+1/[.$H$2];5)" office:value-type="float" office:value="0.733333333333321" calcext:value-type="float">
            <text:p>0,733333333333321</text:p>
          </table:table-cell>
          <table:table-cell table:formula="of:=IF([.F347]=0;[.G346]+2+1/[.$H$2];[.G346]+1/[.$H$2])" office:value-type="float" office:value="5.73333333333332" calcext:value-type="float">
            <text:p>5,7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2T17:57:32.822525" calcext:value-type="date">
            <text:p>2019-10-12 17:57:33</text:p>
          </table:table-cell>
          <table:table-cell table:style-name="ce7" table:formula="of:=[.A348]" office:value-type="date" office:date-value="2019-10-12T17:57:32.822525" calcext:value-type="date">
            <text:p>2019-10-12 17:57:33</text:p>
          </table:table-cell>
          <table:table-cell table:formula="of:=TRUNC([.A348])" office:value-type="float" office:value="43750" calcext:value-type="float">
            <text:p>43750</text:p>
          </table:table-cell>
          <table:table-cell table:style-name="ce12" table:formula="of:=[.B348]-[.C348]" office:value-type="date" office:date-value="1899-12-30T17:57:32.8225249378" calcext:value-type="date">
            <text:p>12/30/99 05:57 PM</text:p>
          </table:table-cell>
          <table:table-cell table:formula="of:=MOD([.E347]-[.$E$2];[.$H$2])+1+[.$E$2]" office:value-type="float" office:value="266" calcext:value-type="float">
            <text:p>266</text:p>
          </table:table-cell>
          <table:table-cell table:formula="of:=MOD([.F347]+1/[.$H$2];5)" office:value-type="float" office:value="0.749999999999988" calcext:value-type="float">
            <text:p>0,749999999999988</text:p>
          </table:table-cell>
          <table:table-cell table:formula="of:=IF([.F348]=0;[.G347]+2+1/[.$H$2];[.G347]+1/[.$H$2])" office:value-type="float" office:value="5.74999999999999" calcext:value-type="float">
            <text:p>5,7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2T18:22:20.6324" calcext:value-type="date">
            <text:p>2019-10-12 18:22:21</text:p>
          </table:table-cell>
          <table:table-cell table:style-name="ce7" table:formula="of:=[.A349]" office:value-type="date" office:date-value="2019-10-12T18:22:20.6324" calcext:value-type="date">
            <text:p>2019-10-12 18:22:21</text:p>
          </table:table-cell>
          <table:table-cell table:formula="of:=TRUNC([.A349])" office:value-type="float" office:value="43750" calcext:value-type="float">
            <text:p>43750</text:p>
          </table:table-cell>
          <table:table-cell table:style-name="ce12" table:formula="of:=[.B349]-[.C349]" office:value-type="date" office:date-value="1899-12-30T18:22:20.63240031246" calcext:value-type="date">
            <text:p>12/30/99 06:22 PM</text:p>
          </table:table-cell>
          <table:table-cell table:formula="of:=MOD([.E348]-[.$E$2];[.$H$2])+1+[.$E$2]" office:value-type="float" office:value="267" calcext:value-type="float">
            <text:p>267</text:p>
          </table:table-cell>
          <table:table-cell table:formula="of:=MOD([.F348]+1/[.$H$2];5)" office:value-type="float" office:value="0.766666666666655" calcext:value-type="float">
            <text:p>0,766666666666655</text:p>
          </table:table-cell>
          <table:table-cell table:formula="of:=IF([.F349]=0;[.G348]+2+1/[.$H$2];[.G348]+1/[.$H$2])" office:value-type="float" office:value="5.76666666666665" calcext:value-type="float">
            <text:p>5,7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2T17:45:33.835849" calcext:value-type="date">
            <text:p>2019-10-12 17:45:34</text:p>
          </table:table-cell>
          <table:table-cell table:style-name="ce7" table:formula="of:=[.A350]" office:value-type="date" office:date-value="2019-10-12T17:45:33.835849" calcext:value-type="date">
            <text:p>2019-10-12 17:45:34</text:p>
          </table:table-cell>
          <table:table-cell table:formula="of:=TRUNC([.A350])" office:value-type="float" office:value="43750" calcext:value-type="float">
            <text:p>43750</text:p>
          </table:table-cell>
          <table:table-cell table:style-name="ce12" table:formula="of:=[.B350]-[.C350]" office:value-type="date" office:date-value="1899-12-30T17:45:33.83584942203" calcext:value-type="date">
            <text:p>12/30/99 05:45 PM</text:p>
          </table:table-cell>
          <table:table-cell table:formula="of:=MOD([.E349]-[.$E$2];[.$H$2])+1+[.$E$2]" office:value-type="float" office:value="268" calcext:value-type="float">
            <text:p>268</text:p>
          </table:table-cell>
          <table:table-cell table:formula="of:=MOD([.F349]+1/[.$H$2];5)" office:value-type="float" office:value="0.783333333333322" calcext:value-type="float">
            <text:p>0,783333333333322</text:p>
          </table:table-cell>
          <table:table-cell table:formula="of:=IF([.F350]=0;[.G349]+2+1/[.$H$2];[.G349]+1/[.$H$2])" office:value-type="float" office:value="5.78333333333332" calcext:value-type="float">
            <text:p>5,7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2T17:56:18.927793" calcext:value-type="date">
            <text:p>2019-10-12 17:56:19</text:p>
          </table:table-cell>
          <table:table-cell table:style-name="ce7" table:formula="of:=[.A351]" office:value-type="date" office:date-value="2019-10-12T17:56:18.927793" calcext:value-type="date">
            <text:p>2019-10-12 17:56:19</text:p>
          </table:table-cell>
          <table:table-cell table:formula="of:=TRUNC([.A351])" office:value-type="float" office:value="43750" calcext:value-type="float">
            <text:p>43750</text:p>
          </table:table-cell>
          <table:table-cell table:style-name="ce12" table:formula="of:=[.B351]-[.C351]" office:value-type="date" office:date-value="1899-12-30T17:56:18.9277933538" calcext:value-type="date">
            <text:p>12/30/99 05:56 PM</text:p>
          </table:table-cell>
          <table:table-cell table:formula="of:=MOD([.E350]-[.$E$2];[.$H$2])+1+[.$E$2]" office:value-type="float" office:value="269" calcext:value-type="float">
            <text:p>269</text:p>
          </table:table-cell>
          <table:table-cell table:formula="of:=MOD([.F350]+1/[.$H$2];5)" office:value-type="float" office:value="0.799999999999988" calcext:value-type="float">
            <text:p>0,799999999999988</text:p>
          </table:table-cell>
          <table:table-cell table:formula="of:=IF([.F351]=0;[.G350]+2+1/[.$H$2];[.G350]+1/[.$H$2])" office:value-type="float" office:value="5.79999999999999" calcext:value-type="float">
            <text:p>5,7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2T18:31:46.385953" calcext:value-type="date">
            <text:p>2019-10-12 18:31:46</text:p>
          </table:table-cell>
          <table:table-cell table:style-name="ce7" table:formula="of:=[.A352]" office:value-type="date" office:date-value="2019-10-12T18:31:46.385953" calcext:value-type="date">
            <text:p>2019-10-12 18:31:46</text:p>
          </table:table-cell>
          <table:table-cell table:formula="of:=TRUNC([.A352])" office:value-type="float" office:value="43750" calcext:value-type="float">
            <text:p>43750</text:p>
          </table:table-cell>
          <table:table-cell table:style-name="ce12" table:formula="of:=[.B352]-[.C352]" office:value-type="date" office:date-value="1899-12-30T18:31:46.38595316559" calcext:value-type="date">
            <text:p>12/30/99 06:31 PM</text:p>
          </table:table-cell>
          <table:table-cell table:formula="of:=MOD([.E351]-[.$E$2];[.$H$2])+1+[.$E$2]" office:value-type="float" office:value="270" calcext:value-type="float">
            <text:p>270</text:p>
          </table:table-cell>
          <table:table-cell table:formula="of:=MOD([.F351]+1/[.$H$2];5)" office:value-type="float" office:value="0.816666666666655" calcext:value-type="float">
            <text:p>0,816666666666655</text:p>
          </table:table-cell>
          <table:table-cell table:formula="of:=IF([.F352]=0;[.G351]+2+1/[.$H$2];[.G351]+1/[.$H$2])" office:value-type="float" office:value="5.81666666666665" calcext:value-type="float">
            <text:p>5,8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2T18:17:40.615084" calcext:value-type="date">
            <text:p>2019-10-12 18:17:41</text:p>
          </table:table-cell>
          <table:table-cell table:style-name="ce7" table:formula="of:=[.A353]" office:value-type="date" office:date-value="2019-10-12T18:17:40.615084" calcext:value-type="date">
            <text:p>2019-10-12 18:17:41</text:p>
          </table:table-cell>
          <table:table-cell table:formula="of:=TRUNC([.A353])" office:value-type="float" office:value="43750" calcext:value-type="float">
            <text:p>43750</text:p>
          </table:table-cell>
          <table:table-cell table:style-name="ce12" table:formula="of:=[.B353]-[.C353]" office:value-type="date" office:date-value="1899-12-30T18:17:40.6150836451" calcext:value-type="date">
            <text:p>12/30/99 06:17 PM</text:p>
          </table:table-cell>
          <table:table-cell table:formula="of:=MOD([.E352]-[.$E$2];[.$H$2])+1+[.$E$2]" office:value-type="float" office:value="271" calcext:value-type="float">
            <text:p>271</text:p>
          </table:table-cell>
          <table:table-cell table:formula="of:=MOD([.F352]+1/[.$H$2];5)" office:value-type="float" office:value="0.833333333333322" calcext:value-type="float">
            <text:p>0,833333333333322</text:p>
          </table:table-cell>
          <table:table-cell table:formula="of:=IF([.F353]=0;[.G352]+2+1/[.$H$2];[.G352]+1/[.$H$2])" office:value-type="float" office:value="5.83333333333332" calcext:value-type="float">
            <text:p>5,8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2T17:35:28.168634" calcext:value-type="date">
            <text:p>2019-10-12 17:35:28</text:p>
          </table:table-cell>
          <table:table-cell table:style-name="ce7" table:formula="of:=[.A354]" office:value-type="date" office:date-value="2019-10-12T17:35:28.168634" calcext:value-type="date">
            <text:p>2019-10-12 17:35:28</text:p>
          </table:table-cell>
          <table:table-cell table:formula="of:=TRUNC([.A354])" office:value-type="float" office:value="43750" calcext:value-type="float">
            <text:p>43750</text:p>
          </table:table-cell>
          <table:table-cell table:style-name="ce12" table:formula="of:=[.B354]-[.C354]" office:value-type="date" office:date-value="1899-12-30T17:35:28.16863444168" calcext:value-type="date">
            <text:p>12/30/99 05:35 PM</text:p>
          </table:table-cell>
          <table:table-cell table:formula="of:=MOD([.E353]-[.$E$2];[.$H$2])+1+[.$E$2]" office:value-type="float" office:value="272" calcext:value-type="float">
            <text:p>272</text:p>
          </table:table-cell>
          <table:table-cell table:formula="of:=MOD([.F353]+1/[.$H$2];5)" office:value-type="float" office:value="0.849999999999988" calcext:value-type="float">
            <text:p>0,849999999999988</text:p>
          </table:table-cell>
          <table:table-cell table:formula="of:=IF([.F354]=0;[.G353]+2+1/[.$H$2];[.G353]+1/[.$H$2])" office:value-type="float" office:value="5.84999999999998" calcext:value-type="float">
            <text:p>5,8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2T17:46:54.863644" calcext:value-type="date">
            <text:p>2019-10-12 17:46:55</text:p>
          </table:table-cell>
          <table:table-cell table:style-name="ce7" table:formula="of:=[.A355]" office:value-type="date" office:date-value="2019-10-12T17:46:54.863644" calcext:value-type="date">
            <text:p>2019-10-12 17:46:55</text:p>
          </table:table-cell>
          <table:table-cell table:formula="of:=TRUNC([.A355])" office:value-type="float" office:value="43750" calcext:value-type="float">
            <text:p>43750</text:p>
          </table:table-cell>
          <table:table-cell table:style-name="ce12" table:formula="of:=[.B355]-[.C355]" office:value-type="date" office:date-value="1899-12-30T17:46:54.86364367884" calcext:value-type="date">
            <text:p>12/30/99 05:46 PM</text:p>
          </table:table-cell>
          <table:table-cell table:formula="of:=MOD([.E354]-[.$E$2];[.$H$2])+1+[.$E$2]" office:value-type="float" office:value="273" calcext:value-type="float">
            <text:p>273</text:p>
          </table:table-cell>
          <table:table-cell table:formula="of:=MOD([.F354]+1/[.$H$2];5)" office:value-type="float" office:value="0.866666666666655" calcext:value-type="float">
            <text:p>0,866666666666655</text:p>
          </table:table-cell>
          <table:table-cell table:formula="of:=IF([.F355]=0;[.G354]+2+1/[.$H$2];[.G354]+1/[.$H$2])" office:value-type="float" office:value="5.86666666666665" calcext:value-type="float">
            <text:p>5,8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2T17:44:37.644752" calcext:value-type="date">
            <text:p>2019-10-12 17:44:38</text:p>
          </table:table-cell>
          <table:table-cell table:style-name="ce7" table:formula="of:=[.A356]" office:value-type="date" office:date-value="2019-10-12T17:44:37.644752" calcext:value-type="date">
            <text:p>2019-10-12 17:44:38</text:p>
          </table:table-cell>
          <table:table-cell table:formula="of:=TRUNC([.A356])" office:value-type="float" office:value="43750" calcext:value-type="float">
            <text:p>43750</text:p>
          </table:table-cell>
          <table:table-cell table:style-name="ce12" table:formula="of:=[.B356]-[.C356]" office:value-type="date" office:date-value="1899-12-30T17:44:37.64475219883" calcext:value-type="date">
            <text:p>12/30/99 05:44 PM</text:p>
          </table:table-cell>
          <table:table-cell table:formula="of:=MOD([.E355]-[.$E$2];[.$H$2])+1+[.$E$2]" office:value-type="float" office:value="274" calcext:value-type="float">
            <text:p>274</text:p>
          </table:table-cell>
          <table:table-cell table:formula="of:=MOD([.F355]+1/[.$H$2];5)" office:value-type="float" office:value="0.883333333333322" calcext:value-type="float">
            <text:p>0,883333333333322</text:p>
          </table:table-cell>
          <table:table-cell table:formula="of:=IF([.F356]=0;[.G355]+2+1/[.$H$2];[.G355]+1/[.$H$2])" office:value-type="float" office:value="5.88333333333332" calcext:value-type="float">
            <text:p>5,8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2T17:50:28.49092" calcext:value-type="date">
            <text:p>2019-10-12 17:50:28</text:p>
          </table:table-cell>
          <table:table-cell table:style-name="ce7" table:formula="of:=[.A357]" office:value-type="date" office:date-value="2019-10-12T17:50:28.49092" calcext:value-type="date">
            <text:p>2019-10-12 17:50:28</text:p>
          </table:table-cell>
          <table:table-cell table:formula="of:=TRUNC([.A357])" office:value-type="float" office:value="43750" calcext:value-type="float">
            <text:p>43750</text:p>
          </table:table-cell>
          <table:table-cell table:style-name="ce12" table:formula="of:=[.B357]-[.C357]" office:value-type="date" office:date-value="1899-12-30T17:50:28.49091987591" calcext:value-type="date">
            <text:p>12/30/99 05:50 PM</text:p>
          </table:table-cell>
          <table:table-cell table:formula="of:=MOD([.E356]-[.$E$2];[.$H$2])+1+[.$E$2]" office:value-type="float" office:value="275" calcext:value-type="float">
            <text:p>275</text:p>
          </table:table-cell>
          <table:table-cell table:formula="of:=MOD([.F356]+1/[.$H$2];5)" office:value-type="float" office:value="0.899999999999988" calcext:value-type="float">
            <text:p>0,899999999999988</text:p>
          </table:table-cell>
          <table:table-cell table:formula="of:=IF([.F357]=0;[.G356]+2+1/[.$H$2];[.G356]+1/[.$H$2])" office:value-type="float" office:value="5.89999999999998" calcext:value-type="float">
            <text:p>5,8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2T18:22:44.047661" calcext:value-type="date">
            <text:p>2019-10-12 18:22:44</text:p>
          </table:table-cell>
          <table:table-cell table:style-name="ce7" table:formula="of:=[.A358]" office:value-type="date" office:date-value="2019-10-12T18:22:44.047661" calcext:value-type="date">
            <text:p>2019-10-12 18:22:44</text:p>
          </table:table-cell>
          <table:table-cell table:formula="of:=TRUNC([.A358])" office:value-type="float" office:value="43750" calcext:value-type="float">
            <text:p>43750</text:p>
          </table:table-cell>
          <table:table-cell table:style-name="ce12" table:formula="of:=[.B358]-[.C358]" office:value-type="date" office:date-value="1899-12-30T18:22:44.04766067863" calcext:value-type="date">
            <text:p>12/30/99 06:22 PM</text:p>
          </table:table-cell>
          <table:table-cell table:formula="of:=MOD([.E357]-[.$E$2];[.$H$2])+1+[.$E$2]" office:value-type="float" office:value="276" calcext:value-type="float">
            <text:p>276</text:p>
          </table:table-cell>
          <table:table-cell table:formula="of:=MOD([.F357]+1/[.$H$2];5)" office:value-type="float" office:value="0.916666666666655" calcext:value-type="float">
            <text:p>0,916666666666655</text:p>
          </table:table-cell>
          <table:table-cell table:formula="of:=IF([.F358]=0;[.G357]+2+1/[.$H$2];[.G357]+1/[.$H$2])" office:value-type="float" office:value="5.91666666666665" calcext:value-type="float">
            <text:p>5,9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2T17:55:46.935129" calcext:value-type="date">
            <text:p>2019-10-12 17:55:47</text:p>
          </table:table-cell>
          <table:table-cell table:style-name="ce7" table:formula="of:=[.A359]" office:value-type="date" office:date-value="2019-10-12T17:55:46.935129" calcext:value-type="date">
            <text:p>2019-10-12 17:55:47</text:p>
          </table:table-cell>
          <table:table-cell table:formula="of:=TRUNC([.A359])" office:value-type="float" office:value="43750" calcext:value-type="float">
            <text:p>43750</text:p>
          </table:table-cell>
          <table:table-cell table:style-name="ce12" table:formula="of:=[.B359]-[.C359]" office:value-type="date" office:date-value="1899-12-30T17:55:46.93512904923" calcext:value-type="date">
            <text:p>12/30/99 05:55 PM</text:p>
          </table:table-cell>
          <table:table-cell table:formula="of:=MOD([.E358]-[.$E$2];[.$H$2])+1+[.$E$2]" office:value-type="float" office:value="277" calcext:value-type="float">
            <text:p>277</text:p>
          </table:table-cell>
          <table:table-cell table:formula="of:=MOD([.F358]+1/[.$H$2];5)" office:value-type="float" office:value="0.933333333333322" calcext:value-type="float">
            <text:p>0,933333333333322</text:p>
          </table:table-cell>
          <table:table-cell table:formula="of:=IF([.F359]=0;[.G358]+2+1/[.$H$2];[.G358]+1/[.$H$2])" office:value-type="float" office:value="5.93333333333332" calcext:value-type="float">
            <text:p>5,9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2T17:44:27.778223" calcext:value-type="date">
            <text:p>2019-10-12 17:44:28</text:p>
          </table:table-cell>
          <table:table-cell table:style-name="ce7" table:formula="of:=[.A360]" office:value-type="date" office:date-value="2019-10-12T17:44:27.778223" calcext:value-type="date">
            <text:p>2019-10-12 17:44:28</text:p>
          </table:table-cell>
          <table:table-cell table:formula="of:=TRUNC([.A360])" office:value-type="float" office:value="43750" calcext:value-type="float">
            <text:p>43750</text:p>
          </table:table-cell>
          <table:table-cell table:style-name="ce12" table:formula="of:=[.B360]-[.C360]" office:value-type="date" office:date-value="1899-12-30T17:44:27.77822328731" calcext:value-type="date">
            <text:p>12/30/99 05:44 PM</text:p>
          </table:table-cell>
          <table:table-cell table:formula="of:=MOD([.E359]-[.$E$2];[.$H$2])+1+[.$E$2]" office:value-type="float" office:value="278" calcext:value-type="float">
            <text:p>278</text:p>
          </table:table-cell>
          <table:table-cell table:formula="of:=MOD([.F359]+1/[.$H$2];5)" office:value-type="float" office:value="0.949999999999989" calcext:value-type="float">
            <text:p>0,949999999999989</text:p>
          </table:table-cell>
          <table:table-cell table:formula="of:=IF([.F360]=0;[.G359]+2+1/[.$H$2];[.G359]+1/[.$H$2])" office:value-type="float" office:value="5.94999999999998" calcext:value-type="float">
            <text:p>5,9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2T18:04:20.711427" calcext:value-type="date">
            <text:p>2019-10-12 18:04:21</text:p>
          </table:table-cell>
          <table:table-cell table:style-name="ce7" table:formula="of:=[.A361]" office:value-type="date" office:date-value="2019-10-12T18:04:20.711427" calcext:value-type="date">
            <text:p>2019-10-12 18:04:21</text:p>
          </table:table-cell>
          <table:table-cell table:formula="of:=TRUNC([.A361])" office:value-type="float" office:value="43750" calcext:value-type="float">
            <text:p>43750</text:p>
          </table:table-cell>
          <table:table-cell table:style-name="ce12" table:formula="of:=[.B361]-[.C361]" office:value-type="date" office:date-value="1899-12-30T18:04:20.71142661385" calcext:value-type="date">
            <text:p>12/30/99 06:04 PM</text:p>
          </table:table-cell>
          <table:table-cell table:formula="of:=MOD([.E360]-[.$E$2];[.$H$2])+1+[.$E$2]" office:value-type="float" office:value="279" calcext:value-type="float">
            <text:p>279</text:p>
          </table:table-cell>
          <table:table-cell table:formula="of:=MOD([.F360]+1/[.$H$2];5)" office:value-type="float" office:value="0.966666666666655" calcext:value-type="float">
            <text:p>0,966666666666655</text:p>
          </table:table-cell>
          <table:table-cell table:formula="of:=IF([.F361]=0;[.G360]+2+1/[.$H$2];[.G360]+1/[.$H$2])" office:value-type="float" office:value="5.96666666666665" calcext:value-type="float">
            <text:p>5,9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2T18:13:06.51722" calcext:value-type="date">
            <text:p>2019-10-12 18:13:07</text:p>
          </table:table-cell>
          <table:table-cell table:style-name="ce7" table:formula="of:=[.A362]" office:value-type="date" office:date-value="2019-10-12T18:13:06.51722" calcext:value-type="date">
            <text:p>2019-10-12 18:13:07</text:p>
          </table:table-cell>
          <table:table-cell table:formula="of:=TRUNC([.A362])" office:value-type="float" office:value="43750" calcext:value-type="float">
            <text:p>43750</text:p>
          </table:table-cell>
          <table:table-cell table:style-name="ce12" table:formula="of:=[.B362]-[.C362]" office:value-type="date" office:date-value="1899-12-30T18:13:06.51721975766" calcext:value-type="date">
            <text:p>12/30/99 06:13 PM</text:p>
          </table:table-cell>
          <table:table-cell table:formula="of:=MOD([.E361]-[.$E$2];[.$H$2])+1+[.$E$2]" office:value-type="float" office:value="280" calcext:value-type="float">
            <text:p>280</text:p>
          </table:table-cell>
          <table:table-cell table:formula="of:=MOD([.F361]+1/[.$H$2];5)" office:value-type="float" office:value="0.983333333333322" calcext:value-type="float">
            <text:p>0,983333333333322</text:p>
          </table:table-cell>
          <table:table-cell table:formula="of:=IF([.F362]=0;[.G361]+2+1/[.$H$2];[.G361]+1/[.$H$2])" office:value-type="float" office:value="5.98333333333332" calcext:value-type="float">
            <text:p>5,9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2T17:53:41.388138" calcext:value-type="date">
            <text:p>2019-10-12 17:53:41</text:p>
          </table:table-cell>
          <table:table-cell table:style-name="ce7" table:formula="of:=[.A363]" office:value-type="date" office:date-value="2019-10-12T17:53:41.388138" calcext:value-type="date">
            <text:p>2019-10-12 17:53:41</text:p>
          </table:table-cell>
          <table:table-cell table:formula="of:=TRUNC([.A363])" office:value-type="float" office:value="43750" calcext:value-type="float">
            <text:p>43750</text:p>
          </table:table-cell>
          <table:table-cell table:style-name="ce12" table:formula="of:=[.B363]-[.C363]" office:value-type="date" office:date-value="1899-12-30T17:53:41.38813789934" calcext:value-type="date">
            <text:p>12/30/99 05:53 PM</text:p>
          </table:table-cell>
          <table:table-cell table:formula="of:=MOD([.E362]-[.$E$2];[.$H$2])+1+[.$E$2]" office:value-type="float" office:value="221" calcext:value-type="float">
            <text:p>221</text:p>
          </table:table-cell>
          <table:table-cell table:formula="of:=MOD([.F362]+1/[.$H$2];5)" office:value-type="float" office:value="0.999999999999989" calcext:value-type="float">
            <text:p>0,999999999999989</text:p>
          </table:table-cell>
          <table:table-cell table:formula="of:=IF([.F363]=0;[.G362]+2+1/[.$H$2];[.G362]+1/[.$H$2])" office:value-type="float" office:value="5.99999999999998" calcext:value-type="float">
            <text:p>5,9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3T17:58:07.578748" calcext:value-type="date">
            <text:p>2019-10-13 17:58:08</text:p>
          </table:table-cell>
          <table:table-cell table:style-name="ce7" table:formula="of:=[.A364]" office:value-type="date" office:date-value="2019-10-13T17:58:07.578748" calcext:value-type="date">
            <text:p>2019-10-13 17:58:08</text:p>
          </table:table-cell>
          <table:table-cell table:formula="of:=TRUNC([.A364])" office:value-type="float" office:value="43751" calcext:value-type="float">
            <text:p>43751</text:p>
          </table:table-cell>
          <table:table-cell table:style-name="ce12" table:formula="of:=[.B364]-[.C364]" office:value-type="date" office:date-value="1899-12-30T17:58:07.5787479803" calcext:value-type="date">
            <text:p>12/30/99 05:58 PM</text:p>
          </table:table-cell>
          <table:table-cell table:formula="of:=MOD([.E363]-[.$E$2];[.$H$2])+1+[.$E$2]" office:value-type="float" office:value="222" calcext:value-type="float">
            <text:p>222</text:p>
          </table:table-cell>
          <table:table-cell table:formula="of:=MOD([.F363]+1/[.$H$2];5)" office:value-type="float" office:value="1.01666666666666" calcext:value-type="float">
            <text:p>1,01666666666666</text:p>
          </table:table-cell>
          <table:table-cell table:formula="of:=IF([.F364]=0;[.G363]+2+1/[.$H$2];[.G363]+1/[.$H$2])" office:value-type="float" office:value="6.01666666666665" calcext:value-type="float">
            <text:p>6,0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3T17:45:08.30273" calcext:value-type="date">
            <text:p>2019-10-13 17:45:08</text:p>
          </table:table-cell>
          <table:table-cell table:style-name="ce7" table:formula="of:=[.A365]" office:value-type="date" office:date-value="2019-10-13T17:45:08.30273" calcext:value-type="date">
            <text:p>2019-10-13 17:45:08</text:p>
          </table:table-cell>
          <table:table-cell table:formula="of:=TRUNC([.A365])" office:value-type="float" office:value="43751" calcext:value-type="float">
            <text:p>43751</text:p>
          </table:table-cell>
          <table:table-cell table:style-name="ce12" table:formula="of:=[.B365]-[.C365]" office:value-type="date" office:date-value="1899-12-30T17:45:08.3027300192" calcext:value-type="date">
            <text:p>12/30/99 05:45 PM</text:p>
          </table:table-cell>
          <table:table-cell table:formula="of:=MOD([.E364]-[.$E$2];[.$H$2])+1+[.$E$2]" office:value-type="float" office:value="223" calcext:value-type="float">
            <text:p>223</text:p>
          </table:table-cell>
          <table:table-cell table:formula="of:=MOD([.F364]+1/[.$H$2];5)" office:value-type="float" office:value="1.03333333333332" calcext:value-type="float">
            <text:p>1,03333333333332</text:p>
          </table:table-cell>
          <table:table-cell table:formula="of:=IF([.F365]=0;[.G364]+2+1/[.$H$2];[.G364]+1/[.$H$2])" office:value-type="float" office:value="6.03333333333332" calcext:value-type="float">
            <text:p>6,0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3T17:56:15.731592" calcext:value-type="date">
            <text:p>2019-10-13 17:56:16</text:p>
          </table:table-cell>
          <table:table-cell table:style-name="ce7" table:formula="of:=[.A366]" office:value-type="date" office:date-value="2019-10-13T17:56:15.731592" calcext:value-type="date">
            <text:p>2019-10-13 17:56:16</text:p>
          </table:table-cell>
          <table:table-cell table:formula="of:=TRUNC([.A366])" office:value-type="float" office:value="43751" calcext:value-type="float">
            <text:p>43751</text:p>
          </table:table-cell>
          <table:table-cell table:style-name="ce12" table:formula="of:=[.B366]-[.C366]" office:value-type="date" office:date-value="1899-12-30T17:56:15.73159199674" calcext:value-type="date">
            <text:p>12/30/99 05:56 PM</text:p>
          </table:table-cell>
          <table:table-cell table:formula="of:=MOD([.E365]-[.$E$2];[.$H$2])+1+[.$E$2]" office:value-type="float" office:value="224" calcext:value-type="float">
            <text:p>224</text:p>
          </table:table-cell>
          <table:table-cell table:formula="of:=MOD([.F365]+1/[.$H$2];5)" office:value-type="float" office:value="1.04999999999999" calcext:value-type="float">
            <text:p>1,04999999999999</text:p>
          </table:table-cell>
          <table:table-cell table:formula="of:=IF([.F366]=0;[.G365]+2+1/[.$H$2];[.G365]+1/[.$H$2])" office:value-type="float" office:value="6.04999999999998" calcext:value-type="float">
            <text:p>6,0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3T18:08:19.531801" calcext:value-type="date">
            <text:p>2019-10-13 18:08:20</text:p>
          </table:table-cell>
          <table:table-cell table:style-name="ce7" table:formula="of:=[.A367]" office:value-type="date" office:date-value="2019-10-13T18:08:19.531801" calcext:value-type="date">
            <text:p>2019-10-13 18:08:20</text:p>
          </table:table-cell>
          <table:table-cell table:formula="of:=TRUNC([.A367])" office:value-type="float" office:value="43751" calcext:value-type="float">
            <text:p>43751</text:p>
          </table:table-cell>
          <table:table-cell table:style-name="ce12" table:formula="of:=[.B367]-[.C367]" office:value-type="date" office:date-value="1899-12-30T18:08:19.53180067241" calcext:value-type="date">
            <text:p>12/30/99 06:08 PM</text:p>
          </table:table-cell>
          <table:table-cell table:formula="of:=MOD([.E366]-[.$E$2];[.$H$2])+1+[.$E$2]" office:value-type="float" office:value="225" calcext:value-type="float">
            <text:p>225</text:p>
          </table:table-cell>
          <table:table-cell table:formula="of:=MOD([.F366]+1/[.$H$2];5)" office:value-type="float" office:value="1.06666666666666" calcext:value-type="float">
            <text:p>1,06666666666666</text:p>
          </table:table-cell>
          <table:table-cell table:formula="of:=IF([.F367]=0;[.G366]+2+1/[.$H$2];[.G366]+1/[.$H$2])" office:value-type="float" office:value="6.06666666666665" calcext:value-type="float">
            <text:p>6,0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3T18:06:04.32417" calcext:value-type="date">
            <text:p>2019-10-13 18:06:04</text:p>
          </table:table-cell>
          <table:table-cell table:style-name="ce7" table:formula="of:=[.A368]" office:value-type="date" office:date-value="2019-10-13T18:06:04.32417" calcext:value-type="date">
            <text:p>2019-10-13 18:06:04</text:p>
          </table:table-cell>
          <table:table-cell table:formula="of:=TRUNC([.A368])" office:value-type="float" office:value="43751" calcext:value-type="float">
            <text:p>43751</text:p>
          </table:table-cell>
          <table:table-cell table:style-name="ce12" table:formula="of:=[.B368]-[.C368]" office:value-type="date" office:date-value="1899-12-30T18:06:04.32416990865" calcext:value-type="date">
            <text:p>12/30/99 06:06 PM</text:p>
          </table:table-cell>
          <table:table-cell table:formula="of:=MOD([.E367]-[.$E$2];[.$H$2])+1+[.$E$2]" office:value-type="float" office:value="226" calcext:value-type="float">
            <text:p>226</text:p>
          </table:table-cell>
          <table:table-cell table:formula="of:=MOD([.F367]+1/[.$H$2];5)" office:value-type="float" office:value="1.08333333333332" calcext:value-type="float">
            <text:p>1,08333333333332</text:p>
          </table:table-cell>
          <table:table-cell table:formula="of:=IF([.F368]=0;[.G367]+2+1/[.$H$2];[.G367]+1/[.$H$2])" office:value-type="float" office:value="6.08333333333332" calcext:value-type="float">
            <text:p>6,0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3T17:45:51.937938" calcext:value-type="date">
            <text:p>2019-10-13 17:45:52</text:p>
          </table:table-cell>
          <table:table-cell table:style-name="ce7" table:formula="of:=[.A369]" office:value-type="date" office:date-value="2019-10-13T17:45:51.937938" calcext:value-type="date">
            <text:p>2019-10-13 17:45:52</text:p>
          </table:table-cell>
          <table:table-cell table:formula="of:=TRUNC([.A369])" office:value-type="float" office:value="43751" calcext:value-type="float">
            <text:p>43751</text:p>
          </table:table-cell>
          <table:table-cell table:style-name="ce12" table:formula="of:=[.B369]-[.C369]" office:value-type="date" office:date-value="1899-12-30T17:45:51.9379382953" calcext:value-type="date">
            <text:p>12/30/99 05:45 PM</text:p>
          </table:table-cell>
          <table:table-cell table:formula="of:=MOD([.E368]-[.$E$2];[.$H$2])+1+[.$E$2]" office:value-type="float" office:value="227" calcext:value-type="float">
            <text:p>227</text:p>
          </table:table-cell>
          <table:table-cell table:formula="of:=MOD([.F368]+1/[.$H$2];5)" office:value-type="float" office:value="1.09999999999999" calcext:value-type="float">
            <text:p>1,09999999999999</text:p>
          </table:table-cell>
          <table:table-cell table:formula="of:=IF([.F369]=0;[.G368]+2+1/[.$H$2];[.G368]+1/[.$H$2])" office:value-type="float" office:value="6.09999999999998" calcext:value-type="float">
            <text:p>6,0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3T18:13:09.699285" calcext:value-type="date">
            <text:p>2019-10-13 18:13:10</text:p>
          </table:table-cell>
          <table:table-cell table:style-name="ce7" table:formula="of:=[.A370]" office:value-type="date" office:date-value="2019-10-13T18:13:09.699285" calcext:value-type="date">
            <text:p>2019-10-13 18:13:10</text:p>
          </table:table-cell>
          <table:table-cell table:formula="of:=TRUNC([.A370])" office:value-type="float" office:value="43751" calcext:value-type="float">
            <text:p>43751</text:p>
          </table:table-cell>
          <table:table-cell table:style-name="ce12" table:formula="of:=[.B370]-[.C370]" office:value-type="date" office:date-value="1899-12-30T18:13:09.69928545412" calcext:value-type="date">
            <text:p>12/30/99 06:13 PM</text:p>
          </table:table-cell>
          <table:table-cell table:formula="of:=MOD([.E369]-[.$E$2];[.$H$2])+1+[.$E$2]" office:value-type="float" office:value="228" calcext:value-type="float">
            <text:p>228</text:p>
          </table:table-cell>
          <table:table-cell table:formula="of:=MOD([.F369]+1/[.$H$2];5)" office:value-type="float" office:value="1.11666666666666" calcext:value-type="float">
            <text:p>1,11666666666666</text:p>
          </table:table-cell>
          <table:table-cell table:formula="of:=IF([.F370]=0;[.G369]+2+1/[.$H$2];[.G369]+1/[.$H$2])" office:value-type="float" office:value="6.11666666666665" calcext:value-type="float">
            <text:p>6,1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3T17:32:07.050692" calcext:value-type="date">
            <text:p>2019-10-13 17:32:07</text:p>
          </table:table-cell>
          <table:table-cell table:style-name="ce7" table:formula="of:=[.A371]" office:value-type="date" office:date-value="2019-10-13T17:32:07.050692" calcext:value-type="date">
            <text:p>2019-10-13 17:32:07</text:p>
          </table:table-cell>
          <table:table-cell table:formula="of:=TRUNC([.A371])" office:value-type="float" office:value="43751" calcext:value-type="float">
            <text:p>43751</text:p>
          </table:table-cell>
          <table:table-cell table:style-name="ce12" table:formula="of:=[.B371]-[.C371]" office:value-type="date" office:date-value="1899-12-30T17:32:07.05069242511" calcext:value-type="date">
            <text:p>12/30/99 05:32 PM</text:p>
          </table:table-cell>
          <table:table-cell table:formula="of:=MOD([.E370]-[.$E$2];[.$H$2])+1+[.$E$2]" office:value-type="float" office:value="229" calcext:value-type="float">
            <text:p>229</text:p>
          </table:table-cell>
          <table:table-cell table:formula="of:=MOD([.F370]+1/[.$H$2];5)" office:value-type="float" office:value="1.13333333333332" calcext:value-type="float">
            <text:p>1,13333333333332</text:p>
          </table:table-cell>
          <table:table-cell table:formula="of:=IF([.F371]=0;[.G370]+2+1/[.$H$2];[.G370]+1/[.$H$2])" office:value-type="float" office:value="6.13333333333332" calcext:value-type="float">
            <text:p>6,1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3T18:03:26.048943" calcext:value-type="date">
            <text:p>2019-10-13 18:03:26</text:p>
          </table:table-cell>
          <table:table-cell table:style-name="ce7" table:formula="of:=[.A372]" office:value-type="date" office:date-value="2019-10-13T18:03:26.048943" calcext:value-type="date">
            <text:p>2019-10-13 18:03:26</text:p>
          </table:table-cell>
          <table:table-cell table:formula="of:=TRUNC([.A372])" office:value-type="float" office:value="43751" calcext:value-type="float">
            <text:p>43751</text:p>
          </table:table-cell>
          <table:table-cell table:style-name="ce12" table:formula="of:=[.B372]-[.C372]" office:value-type="date" office:date-value="1899-12-30T18:03:26.04894272983" calcext:value-type="date">
            <text:p>12/30/99 06:03 PM</text:p>
          </table:table-cell>
          <table:table-cell table:formula="of:=MOD([.E371]-[.$E$2];[.$H$2])+1+[.$E$2]" office:value-type="float" office:value="230" calcext:value-type="float">
            <text:p>230</text:p>
          </table:table-cell>
          <table:table-cell table:formula="of:=MOD([.F371]+1/[.$H$2];5)" office:value-type="float" office:value="1.14999999999999" calcext:value-type="float">
            <text:p>1,14999999999999</text:p>
          </table:table-cell>
          <table:table-cell table:formula="of:=IF([.F372]=0;[.G371]+2+1/[.$H$2];[.G371]+1/[.$H$2])" office:value-type="float" office:value="6.14999999999998" calcext:value-type="float">
            <text:p>6,1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3T17:58:38.057966" calcext:value-type="date">
            <text:p>2019-10-13 17:58:38</text:p>
          </table:table-cell>
          <table:table-cell table:style-name="ce7" table:formula="of:=[.A373]" office:value-type="date" office:date-value="2019-10-13T17:58:38.057966" calcext:value-type="date">
            <text:p>2019-10-13 17:58:38</text:p>
          </table:table-cell>
          <table:table-cell table:formula="of:=TRUNC([.A373])" office:value-type="float" office:value="43751" calcext:value-type="float">
            <text:p>43751</text:p>
          </table:table-cell>
          <table:table-cell table:style-name="ce12" table:formula="of:=[.B373]-[.C373]" office:value-type="date" office:date-value="1899-12-30T17:58:38.05796558037" calcext:value-type="date">
            <text:p>12/30/99 05:58 PM</text:p>
          </table:table-cell>
          <table:table-cell table:formula="of:=MOD([.E372]-[.$E$2];[.$H$2])+1+[.$E$2]" office:value-type="float" office:value="231" calcext:value-type="float">
            <text:p>231</text:p>
          </table:table-cell>
          <table:table-cell table:formula="of:=MOD([.F372]+1/[.$H$2];5)" office:value-type="float" office:value="1.16666666666666" calcext:value-type="float">
            <text:p>1,16666666666666</text:p>
          </table:table-cell>
          <table:table-cell table:formula="of:=IF([.F373]=0;[.G372]+2+1/[.$H$2];[.G372]+1/[.$H$2])" office:value-type="float" office:value="6.16666666666665" calcext:value-type="float">
            <text:p>6,1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3T18:25:47.802865" calcext:value-type="date">
            <text:p>2019-10-13 18:25:48</text:p>
          </table:table-cell>
          <table:table-cell table:style-name="ce7" table:formula="of:=[.A374]" office:value-type="date" office:date-value="2019-10-13T18:25:47.802865" calcext:value-type="date">
            <text:p>2019-10-13 18:25:48</text:p>
          </table:table-cell>
          <table:table-cell table:formula="of:=TRUNC([.A374])" office:value-type="float" office:value="43751" calcext:value-type="float">
            <text:p>43751</text:p>
          </table:table-cell>
          <table:table-cell table:style-name="ce12" table:formula="of:=[.B374]-[.C374]" office:value-type="date" office:date-value="1899-12-30T18:25:47.80286494642" calcext:value-type="date">
            <text:p>12/30/99 06:25 PM</text:p>
          </table:table-cell>
          <table:table-cell table:formula="of:=MOD([.E373]-[.$E$2];[.$H$2])+1+[.$E$2]" office:value-type="float" office:value="232" calcext:value-type="float">
            <text:p>232</text:p>
          </table:table-cell>
          <table:table-cell table:formula="of:=MOD([.F373]+1/[.$H$2];5)" office:value-type="float" office:value="1.18333333333332" calcext:value-type="float">
            <text:p>1,18333333333332</text:p>
          </table:table-cell>
          <table:table-cell table:formula="of:=IF([.F374]=0;[.G373]+2+1/[.$H$2];[.G373]+1/[.$H$2])" office:value-type="float" office:value="6.18333333333332" calcext:value-type="float">
            <text:p>6,1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3T18:22:25.335404" calcext:value-type="date">
            <text:p>2019-10-13 18:22:25</text:p>
          </table:table-cell>
          <table:table-cell table:style-name="ce7" table:formula="of:=[.A375]" office:value-type="date" office:date-value="2019-10-13T18:22:25.335404" calcext:value-type="date">
            <text:p>2019-10-13 18:22:25</text:p>
          </table:table-cell>
          <table:table-cell table:formula="of:=TRUNC([.A375])" office:value-type="float" office:value="43751" calcext:value-type="float">
            <text:p>43751</text:p>
          </table:table-cell>
          <table:table-cell table:style-name="ce12" table:formula="of:=[.B375]-[.C375]" office:value-type="date" office:date-value="1899-12-30T18:22:25.33540424891" calcext:value-type="date">
            <text:p>12/30/99 06:22 PM</text:p>
          </table:table-cell>
          <table:table-cell table:formula="of:=MOD([.E374]-[.$E$2];[.$H$2])+1+[.$E$2]" office:value-type="float" office:value="233" calcext:value-type="float">
            <text:p>233</text:p>
          </table:table-cell>
          <table:table-cell table:formula="of:=MOD([.F374]+1/[.$H$2];5)" office:value-type="float" office:value="1.19999999999999" calcext:value-type="float">
            <text:p>1,19999999999999</text:p>
          </table:table-cell>
          <table:table-cell table:formula="of:=IF([.F375]=0;[.G374]+2+1/[.$H$2];[.G374]+1/[.$H$2])" office:value-type="float" office:value="6.19999999999998" calcext:value-type="float">
            <text:p>6,1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3T17:58:14.881942" calcext:value-type="date">
            <text:p>2019-10-13 17:58:15</text:p>
          </table:table-cell>
          <table:table-cell table:style-name="ce7" table:formula="of:=[.A376]" office:value-type="date" office:date-value="2019-10-13T17:58:14.881942" calcext:value-type="date">
            <text:p>2019-10-13 17:58:15</text:p>
          </table:table-cell>
          <table:table-cell table:formula="of:=TRUNC([.A376])" office:value-type="float" office:value="43751" calcext:value-type="float">
            <text:p>43751</text:p>
          </table:table-cell>
          <table:table-cell table:style-name="ce12" table:formula="of:=[.B376]-[.C376]" office:value-type="date" office:date-value="1899-12-30T17:58:14.88194212317" calcext:value-type="date">
            <text:p>12/30/99 05:58 PM</text:p>
          </table:table-cell>
          <table:table-cell table:formula="of:=MOD([.E375]-[.$E$2];[.$H$2])+1+[.$E$2]" office:value-type="float" office:value="234" calcext:value-type="float">
            <text:p>234</text:p>
          </table:table-cell>
          <table:table-cell table:formula="of:=MOD([.F375]+1/[.$H$2];5)" office:value-type="float" office:value="1.21666666666665" calcext:value-type="float">
            <text:p>1,21666666666665</text:p>
          </table:table-cell>
          <table:table-cell table:formula="of:=IF([.F376]=0;[.G375]+2+1/[.$H$2];[.G375]+1/[.$H$2])" office:value-type="float" office:value="6.21666666666665" calcext:value-type="float">
            <text:p>6,2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3T17:43:30.278713" calcext:value-type="date">
            <text:p>2019-10-13 17:43:30</text:p>
          </table:table-cell>
          <table:table-cell table:style-name="ce7" table:formula="of:=[.A377]" office:value-type="date" office:date-value="2019-10-13T17:43:30.278713" calcext:value-type="date">
            <text:p>2019-10-13 17:43:30</text:p>
          </table:table-cell>
          <table:table-cell table:formula="of:=TRUNC([.A377])" office:value-type="float" office:value="43751" calcext:value-type="float">
            <text:p>43751</text:p>
          </table:table-cell>
          <table:table-cell table:style-name="ce12" table:formula="of:=[.B377]-[.C377]" office:value-type="date" office:date-value="1899-12-30T17:43:30.27871307451" calcext:value-type="date">
            <text:p>12/30/99 05:43 PM</text:p>
          </table:table-cell>
          <table:table-cell table:formula="of:=MOD([.E376]-[.$E$2];[.$H$2])+1+[.$E$2]" office:value-type="float" office:value="235" calcext:value-type="float">
            <text:p>235</text:p>
          </table:table-cell>
          <table:table-cell table:formula="of:=MOD([.F376]+1/[.$H$2];5)" office:value-type="float" office:value="1.23333333333332" calcext:value-type="float">
            <text:p>1,23333333333332</text:p>
          </table:table-cell>
          <table:table-cell table:formula="of:=IF([.F377]=0;[.G376]+2+1/[.$H$2];[.G376]+1/[.$H$2])" office:value-type="float" office:value="6.23333333333332" calcext:value-type="float">
            <text:p>6,2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3T17:59:00.727248" calcext:value-type="date">
            <text:p>2019-10-13 17:59:01</text:p>
          </table:table-cell>
          <table:table-cell table:style-name="ce7" table:formula="of:=[.A378]" office:value-type="date" office:date-value="2019-10-13T17:59:00.727248" calcext:value-type="date">
            <text:p>2019-10-13 17:59:01</text:p>
          </table:table-cell>
          <table:table-cell table:formula="of:=TRUNC([.A378])" office:value-type="float" office:value="43751" calcext:value-type="float">
            <text:p>43751</text:p>
          </table:table-cell>
          <table:table-cell table:style-name="ce12" table:formula="of:=[.B378]-[.C378]" office:value-type="date" office:date-value="1899-12-30T17:59:00.72724767029" calcext:value-type="date">
            <text:p>12/30/99 05:59 PM</text:p>
          </table:table-cell>
          <table:table-cell table:formula="of:=MOD([.E377]-[.$E$2];[.$H$2])+1+[.$E$2]" office:value-type="float" office:value="236" calcext:value-type="float">
            <text:p>236</text:p>
          </table:table-cell>
          <table:table-cell table:formula="of:=MOD([.F377]+1/[.$H$2];5)" office:value-type="float" office:value="1.24999999999999" calcext:value-type="float">
            <text:p>1,24999999999999</text:p>
          </table:table-cell>
          <table:table-cell table:formula="of:=IF([.F378]=0;[.G377]+2+1/[.$H$2];[.G377]+1/[.$H$2])" office:value-type="float" office:value="6.24999999999998" calcext:value-type="float">
            <text:p>6,2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3T18:03:40.997767" calcext:value-type="date">
            <text:p>2019-10-13 18:03:41</text:p>
          </table:table-cell>
          <table:table-cell table:style-name="ce7" table:formula="of:=[.A379]" office:value-type="date" office:date-value="2019-10-13T18:03:40.997767" calcext:value-type="date">
            <text:p>2019-10-13 18:03:41</text:p>
          </table:table-cell>
          <table:table-cell table:formula="of:=TRUNC([.A379])" office:value-type="float" office:value="43751" calcext:value-type="float">
            <text:p>43751</text:p>
          </table:table-cell>
          <table:table-cell table:style-name="ce12" table:formula="of:=[.B379]-[.C379]" office:value-type="date" office:date-value="1899-12-30T18:03:40.99776654504" calcext:value-type="date">
            <text:p>12/30/99 06:03 PM</text:p>
          </table:table-cell>
          <table:table-cell table:formula="of:=MOD([.E378]-[.$E$2];[.$H$2])+1+[.$E$2]" office:value-type="float" office:value="237" calcext:value-type="float">
            <text:p>237</text:p>
          </table:table-cell>
          <table:table-cell table:formula="of:=MOD([.F378]+1/[.$H$2];5)" office:value-type="float" office:value="1.26666666666665" calcext:value-type="float">
            <text:p>1,26666666666665</text:p>
          </table:table-cell>
          <table:table-cell table:formula="of:=IF([.F379]=0;[.G378]+2+1/[.$H$2];[.G378]+1/[.$H$2])" office:value-type="float" office:value="6.26666666666665" calcext:value-type="float">
            <text:p>6,2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3T17:57:28.614114" calcext:value-type="date">
            <text:p>2019-10-13 17:57:29</text:p>
          </table:table-cell>
          <table:table-cell table:style-name="ce7" table:formula="of:=[.A380]" office:value-type="date" office:date-value="2019-10-13T17:57:28.614114" calcext:value-type="date">
            <text:p>2019-10-13 17:57:29</text:p>
          </table:table-cell>
          <table:table-cell table:formula="of:=TRUNC([.A380])" office:value-type="float" office:value="43751" calcext:value-type="float">
            <text:p>43751</text:p>
          </table:table-cell>
          <table:table-cell table:style-name="ce12" table:formula="of:=[.B380]-[.C380]" office:value-type="date" office:date-value="1899-12-30T17:57:28.61411447637" calcext:value-type="date">
            <text:p>12/30/99 05:57 PM</text:p>
          </table:table-cell>
          <table:table-cell table:formula="of:=MOD([.E379]-[.$E$2];[.$H$2])+1+[.$E$2]" office:value-type="float" office:value="238" calcext:value-type="float">
            <text:p>238</text:p>
          </table:table-cell>
          <table:table-cell table:formula="of:=MOD([.F379]+1/[.$H$2];5)" office:value-type="float" office:value="1.28333333333332" calcext:value-type="float">
            <text:p>1,28333333333332</text:p>
          </table:table-cell>
          <table:table-cell table:formula="of:=IF([.F380]=0;[.G379]+2+1/[.$H$2];[.G379]+1/[.$H$2])" office:value-type="float" office:value="6.28333333333332" calcext:value-type="float">
            <text:p>6,2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3T18:08:58.034214" calcext:value-type="date">
            <text:p>2019-10-13 18:08:58</text:p>
          </table:table-cell>
          <table:table-cell table:style-name="ce7" table:formula="of:=[.A381]" office:value-type="date" office:date-value="2019-10-13T18:08:58.034214" calcext:value-type="date">
            <text:p>2019-10-13 18:08:58</text:p>
          </table:table-cell>
          <table:table-cell table:formula="of:=TRUNC([.A381])" office:value-type="float" office:value="43751" calcext:value-type="float">
            <text:p>43751</text:p>
          </table:table-cell>
          <table:table-cell table:style-name="ce12" table:formula="of:=[.B381]-[.C381]" office:value-type="date" office:date-value="1899-12-30T18:08:58.0342139164" calcext:value-type="date">
            <text:p>12/30/99 06:08 PM</text:p>
          </table:table-cell>
          <table:table-cell table:formula="of:=MOD([.E380]-[.$E$2];[.$H$2])+1+[.$E$2]" office:value-type="float" office:value="239" calcext:value-type="float">
            <text:p>239</text:p>
          </table:table-cell>
          <table:table-cell table:formula="of:=MOD([.F380]+1/[.$H$2];5)" office:value-type="float" office:value="1.29999999999999" calcext:value-type="float">
            <text:p>1,29999999999999</text:p>
          </table:table-cell>
          <table:table-cell table:formula="of:=IF([.F381]=0;[.G380]+2+1/[.$H$2];[.G380]+1/[.$H$2])" office:value-type="float" office:value="6.29999999999998" calcext:value-type="float">
            <text:p>6,2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3T17:33:51.967823" calcext:value-type="date">
            <text:p>2019-10-13 17:33:52</text:p>
          </table:table-cell>
          <table:table-cell table:style-name="ce7" table:formula="of:=[.A382]" office:value-type="date" office:date-value="2019-10-13T17:33:51.967823" calcext:value-type="date">
            <text:p>2019-10-13 17:33:52</text:p>
          </table:table-cell>
          <table:table-cell table:formula="of:=TRUNC([.A382])" office:value-type="float" office:value="43751" calcext:value-type="float">
            <text:p>43751</text:p>
          </table:table-cell>
          <table:table-cell table:style-name="ce12" table:formula="of:=[.B382]-[.C382]" office:value-type="date" office:date-value="1899-12-30T17:33:51.96782288142" calcext:value-type="date">
            <text:p>12/30/99 05:33 PM</text:p>
          </table:table-cell>
          <table:table-cell table:formula="of:=MOD([.E381]-[.$E$2];[.$H$2])+1+[.$E$2]" office:value-type="float" office:value="240" calcext:value-type="float">
            <text:p>240</text:p>
          </table:table-cell>
          <table:table-cell table:formula="of:=MOD([.F381]+1/[.$H$2];5)" office:value-type="float" office:value="1.31666666666665" calcext:value-type="float">
            <text:p>1,31666666666665</text:p>
          </table:table-cell>
          <table:table-cell table:formula="of:=IF([.F382]=0;[.G381]+2+1/[.$H$2];[.G381]+1/[.$H$2])" office:value-type="float" office:value="6.31666666666665" calcext:value-type="float">
            <text:p>6,3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3T17:53:03.846186" calcext:value-type="date">
            <text:p>2019-10-13 17:53:04</text:p>
          </table:table-cell>
          <table:table-cell table:style-name="ce7" table:formula="of:=[.A383]" office:value-type="date" office:date-value="2019-10-13T17:53:03.846186" calcext:value-type="date">
            <text:p>2019-10-13 17:53:04</text:p>
          </table:table-cell>
          <table:table-cell table:formula="of:=TRUNC([.A383])" office:value-type="float" office:value="43751" calcext:value-type="float">
            <text:p>43751</text:p>
          </table:table-cell>
          <table:table-cell table:style-name="ce12" table:formula="of:=[.B383]-[.C383]" office:value-type="date" office:date-value="1899-12-30T17:53:03.84618577547" calcext:value-type="date">
            <text:p>12/30/99 05:53 PM</text:p>
          </table:table-cell>
          <table:table-cell table:formula="of:=MOD([.E382]-[.$E$2];[.$H$2])+1+[.$E$2]" office:value-type="float" office:value="241" calcext:value-type="float">
            <text:p>241</text:p>
          </table:table-cell>
          <table:table-cell table:formula="of:=MOD([.F382]+1/[.$H$2];5)" office:value-type="float" office:value="1.33333333333332" calcext:value-type="float">
            <text:p>1,33333333333332</text:p>
          </table:table-cell>
          <table:table-cell table:formula="of:=IF([.F383]=0;[.G382]+2+1/[.$H$2];[.G382]+1/[.$H$2])" office:value-type="float" office:value="6.33333333333332" calcext:value-type="float">
            <text:p>6,3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3T18:16:32.890546" calcext:value-type="date">
            <text:p>2019-10-13 18:16:33</text:p>
          </table:table-cell>
          <table:table-cell table:style-name="ce7" table:formula="of:=[.A384]" office:value-type="date" office:date-value="2019-10-13T18:16:32.890546" calcext:value-type="date">
            <text:p>2019-10-13 18:16:33</text:p>
          </table:table-cell>
          <table:table-cell table:formula="of:=TRUNC([.A384])" office:value-type="float" office:value="43751" calcext:value-type="float">
            <text:p>43751</text:p>
          </table:table-cell>
          <table:table-cell table:style-name="ce12" table:formula="of:=[.B384]-[.C384]" office:value-type="date" office:date-value="1899-12-30T18:16:32.89054591209" calcext:value-type="date">
            <text:p>12/30/99 06:16 PM</text:p>
          </table:table-cell>
          <table:table-cell table:formula="of:=MOD([.E383]-[.$E$2];[.$H$2])+1+[.$E$2]" office:value-type="float" office:value="242" calcext:value-type="float">
            <text:p>242</text:p>
          </table:table-cell>
          <table:table-cell table:formula="of:=MOD([.F383]+1/[.$H$2];5)" office:value-type="float" office:value="1.34999999999999" calcext:value-type="float">
            <text:p>1,34999999999999</text:p>
          </table:table-cell>
          <table:table-cell table:formula="of:=IF([.F384]=0;[.G383]+2+1/[.$H$2];[.G383]+1/[.$H$2])" office:value-type="float" office:value="6.34999999999998" calcext:value-type="float">
            <text:p>6,3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3T18:15:15.608968" calcext:value-type="date">
            <text:p>2019-10-13 18:15:16</text:p>
          </table:table-cell>
          <table:table-cell table:style-name="ce7" table:formula="of:=[.A385]" office:value-type="date" office:date-value="2019-10-13T18:15:15.608968" calcext:value-type="date">
            <text:p>2019-10-13 18:15:16</text:p>
          </table:table-cell>
          <table:table-cell table:formula="of:=TRUNC([.A385])" office:value-type="float" office:value="43751" calcext:value-type="float">
            <text:p>43751</text:p>
          </table:table-cell>
          <table:table-cell table:style-name="ce12" table:formula="of:=[.B385]-[.C385]" office:value-type="date" office:date-value="1899-12-30T18:15:15.60896763112" calcext:value-type="date">
            <text:p>12/30/99 06:15 PM</text:p>
          </table:table-cell>
          <table:table-cell table:formula="of:=MOD([.E384]-[.$E$2];[.$H$2])+1+[.$E$2]" office:value-type="float" office:value="243" calcext:value-type="float">
            <text:p>243</text:p>
          </table:table-cell>
          <table:table-cell table:formula="of:=MOD([.F384]+1/[.$H$2];5)" office:value-type="float" office:value="1.36666666666665" calcext:value-type="float">
            <text:p>1,36666666666665</text:p>
          </table:table-cell>
          <table:table-cell table:formula="of:=IF([.F385]=0;[.G384]+2+1/[.$H$2];[.G384]+1/[.$H$2])" office:value-type="float" office:value="6.36666666666665" calcext:value-type="float">
            <text:p>6,3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3T17:51:53.088129" calcext:value-type="date">
            <text:p>2019-10-13 17:51:53</text:p>
          </table:table-cell>
          <table:table-cell table:style-name="ce7" table:formula="of:=[.A386]" office:value-type="date" office:date-value="2019-10-13T17:51:53.088129" calcext:value-type="date">
            <text:p>2019-10-13 17:51:53</text:p>
          </table:table-cell>
          <table:table-cell table:formula="of:=TRUNC([.A386])" office:value-type="float" office:value="43751" calcext:value-type="float">
            <text:p>43751</text:p>
          </table:table-cell>
          <table:table-cell table:style-name="ce12" table:formula="of:=[.B386]-[.C386]" office:value-type="date" office:date-value="1899-12-30T17:51:53.08812936768" calcext:value-type="date">
            <text:p>12/30/99 05:51 PM</text:p>
          </table:table-cell>
          <table:table-cell table:formula="of:=MOD([.E385]-[.$E$2];[.$H$2])+1+[.$E$2]" office:value-type="float" office:value="244" calcext:value-type="float">
            <text:p>244</text:p>
          </table:table-cell>
          <table:table-cell table:formula="of:=MOD([.F385]+1/[.$H$2];5)" office:value-type="float" office:value="1.38333333333332" calcext:value-type="float">
            <text:p>1,38333333333332</text:p>
          </table:table-cell>
          <table:table-cell table:formula="of:=IF([.F386]=0;[.G385]+2+1/[.$H$2];[.G385]+1/[.$H$2])" office:value-type="float" office:value="6.38333333333332" calcext:value-type="float">
            <text:p>6,3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3T17:41:23.161252" calcext:value-type="date">
            <text:p>2019-10-13 17:41:23</text:p>
          </table:table-cell>
          <table:table-cell table:style-name="ce7" table:formula="of:=[.A387]" office:value-type="date" office:date-value="2019-10-13T17:41:23.161252" calcext:value-type="date">
            <text:p>2019-10-13 17:41:23</text:p>
          </table:table-cell>
          <table:table-cell table:formula="of:=TRUNC([.A387])" office:value-type="float" office:value="43751" calcext:value-type="float">
            <text:p>43751</text:p>
          </table:table-cell>
          <table:table-cell table:style-name="ce12" table:formula="of:=[.B387]-[.C387]" office:value-type="date" office:date-value="1899-12-30T17:41:23.16125166602" calcext:value-type="date">
            <text:p>12/30/99 05:41 PM</text:p>
          </table:table-cell>
          <table:table-cell table:formula="of:=MOD([.E386]-[.$E$2];[.$H$2])+1+[.$E$2]" office:value-type="float" office:value="245" calcext:value-type="float">
            <text:p>245</text:p>
          </table:table-cell>
          <table:table-cell table:formula="of:=MOD([.F386]+1/[.$H$2];5)" office:value-type="float" office:value="1.39999999999999" calcext:value-type="float">
            <text:p>1,39999999999999</text:p>
          </table:table-cell>
          <table:table-cell table:formula="of:=IF([.F387]=0;[.G386]+2+1/[.$H$2];[.G386]+1/[.$H$2])" office:value-type="float" office:value="6.39999999999998" calcext:value-type="float">
            <text:p>6,3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3T17:47:42.372623" calcext:value-type="date">
            <text:p>2019-10-13 17:47:42</text:p>
          </table:table-cell>
          <table:table-cell table:style-name="ce7" table:formula="of:=[.A388]" office:value-type="date" office:date-value="2019-10-13T17:47:42.372623" calcext:value-type="date">
            <text:p>2019-10-13 17:47:42</text:p>
          </table:table-cell>
          <table:table-cell table:formula="of:=TRUNC([.A388])" office:value-type="float" office:value="43751" calcext:value-type="float">
            <text:p>43751</text:p>
          </table:table-cell>
          <table:table-cell table:style-name="ce12" table:formula="of:=[.B388]-[.C388]" office:value-type="date" office:date-value="1899-12-30T17:47:42.37262331415" calcext:value-type="date">
            <text:p>12/30/99 05:47 PM</text:p>
          </table:table-cell>
          <table:table-cell table:formula="of:=MOD([.E387]-[.$E$2];[.$H$2])+1+[.$E$2]" office:value-type="float" office:value="246" calcext:value-type="float">
            <text:p>246</text:p>
          </table:table-cell>
          <table:table-cell table:formula="of:=MOD([.F387]+1/[.$H$2];5)" office:value-type="float" office:value="1.41666666666665" calcext:value-type="float">
            <text:p>1,41666666666665</text:p>
          </table:table-cell>
          <table:table-cell table:formula="of:=IF([.F388]=0;[.G387]+2+1/[.$H$2];[.G387]+1/[.$H$2])" office:value-type="float" office:value="6.41666666666665" calcext:value-type="float">
            <text:p>6,4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3T17:39:47.714664" calcext:value-type="date">
            <text:p>2019-10-13 17:39:48</text:p>
          </table:table-cell>
          <table:table-cell table:style-name="ce7" table:formula="of:=[.A389]" office:value-type="date" office:date-value="2019-10-13T17:39:47.714664" calcext:value-type="date">
            <text:p>2019-10-13 17:39:48</text:p>
          </table:table-cell>
          <table:table-cell table:formula="of:=TRUNC([.A389])" office:value-type="float" office:value="43751" calcext:value-type="float">
            <text:p>43751</text:p>
          </table:table-cell>
          <table:table-cell table:style-name="ce12" table:formula="of:=[.B389]-[.C389]" office:value-type="date" office:date-value="1899-12-30T17:39:47.71466366015" calcext:value-type="date">
            <text:p>12/30/99 05:39 PM</text:p>
          </table:table-cell>
          <table:table-cell table:formula="of:=MOD([.E388]-[.$E$2];[.$H$2])+1+[.$E$2]" office:value-type="float" office:value="247" calcext:value-type="float">
            <text:p>247</text:p>
          </table:table-cell>
          <table:table-cell table:formula="of:=MOD([.F388]+1/[.$H$2];5)" office:value-type="float" office:value="1.43333333333332" calcext:value-type="float">
            <text:p>1,43333333333332</text:p>
          </table:table-cell>
          <table:table-cell table:formula="of:=IF([.F389]=0;[.G388]+2+1/[.$H$2];[.G388]+1/[.$H$2])" office:value-type="float" office:value="6.43333333333332" calcext:value-type="float">
            <text:p>6,4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3T18:05:24.422443" calcext:value-type="date">
            <text:p>2019-10-13 18:05:24</text:p>
          </table:table-cell>
          <table:table-cell table:style-name="ce7" table:formula="of:=[.A390]" office:value-type="date" office:date-value="2019-10-13T18:05:24.422443" calcext:value-type="date">
            <text:p>2019-10-13 18:05:24</text:p>
          </table:table-cell>
          <table:table-cell table:formula="of:=TRUNC([.A390])" office:value-type="float" office:value="43751" calcext:value-type="float">
            <text:p>43751</text:p>
          </table:table-cell>
          <table:table-cell table:style-name="ce12" table:formula="of:=[.B390]-[.C390]" office:value-type="date" office:date-value="1899-12-30T18:05:24.42244256381" calcext:value-type="date">
            <text:p>12/30/99 06:05 PM</text:p>
          </table:table-cell>
          <table:table-cell table:formula="of:=MOD([.E389]-[.$E$2];[.$H$2])+1+[.$E$2]" office:value-type="float" office:value="248" calcext:value-type="float">
            <text:p>248</text:p>
          </table:table-cell>
          <table:table-cell table:formula="of:=MOD([.F389]+1/[.$H$2];5)" office:value-type="float" office:value="1.44999999999999" calcext:value-type="float">
            <text:p>1,44999999999999</text:p>
          </table:table-cell>
          <table:table-cell table:formula="of:=IF([.F390]=0;[.G389]+2+1/[.$H$2];[.G389]+1/[.$H$2])" office:value-type="float" office:value="6.44999999999998" calcext:value-type="float">
            <text:p>6,4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3T18:29:19.195827" calcext:value-type="date">
            <text:p>2019-10-13 18:29:19</text:p>
          </table:table-cell>
          <table:table-cell table:style-name="ce7" table:formula="of:=[.A391]" office:value-type="date" office:date-value="2019-10-13T18:29:19.195827" calcext:value-type="date">
            <text:p>2019-10-13 18:29:19</text:p>
          </table:table-cell>
          <table:table-cell table:formula="of:=TRUNC([.A391])" office:value-type="float" office:value="43751" calcext:value-type="float">
            <text:p>43751</text:p>
          </table:table-cell>
          <table:table-cell table:style-name="ce12" table:formula="of:=[.B391]-[.C391]" office:value-type="date" office:date-value="1899-12-30T18:29:19.19582729694" calcext:value-type="date">
            <text:p>12/30/99 06:29 PM</text:p>
          </table:table-cell>
          <table:table-cell table:formula="of:=MOD([.E390]-[.$E$2];[.$H$2])+1+[.$E$2]" office:value-type="float" office:value="249" calcext:value-type="float">
            <text:p>249</text:p>
          </table:table-cell>
          <table:table-cell table:formula="of:=MOD([.F390]+1/[.$H$2];5)" office:value-type="float" office:value="1.46666666666665" calcext:value-type="float">
            <text:p>1,46666666666665</text:p>
          </table:table-cell>
          <table:table-cell table:formula="of:=IF([.F391]=0;[.G390]+2+1/[.$H$2];[.G390]+1/[.$H$2])" office:value-type="float" office:value="6.46666666666665" calcext:value-type="float">
            <text:p>6,4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3T18:16:53.357031" calcext:value-type="date">
            <text:p>2019-10-13 18:16:53</text:p>
          </table:table-cell>
          <table:table-cell table:style-name="ce7" table:formula="of:=[.A392]" office:value-type="date" office:date-value="2019-10-13T18:16:53.357031" calcext:value-type="date">
            <text:p>2019-10-13 18:16:53</text:p>
          </table:table-cell>
          <table:table-cell table:formula="of:=TRUNC([.A392])" office:value-type="float" office:value="43751" calcext:value-type="float">
            <text:p>43751</text:p>
          </table:table-cell>
          <table:table-cell table:style-name="ce12" table:formula="of:=[.B392]-[.C392]" office:value-type="date" office:date-value="1899-12-30T18:16:53.3570311591" calcext:value-type="date">
            <text:p>12/30/99 06:16 PM</text:p>
          </table:table-cell>
          <table:table-cell table:formula="of:=MOD([.E391]-[.$E$2];[.$H$2])+1+[.$E$2]" office:value-type="float" office:value="250" calcext:value-type="float">
            <text:p>250</text:p>
          </table:table-cell>
          <table:table-cell table:formula="of:=MOD([.F391]+1/[.$H$2];5)" office:value-type="float" office:value="1.48333333333332" calcext:value-type="float">
            <text:p>1,48333333333332</text:p>
          </table:table-cell>
          <table:table-cell table:formula="of:=IF([.F392]=0;[.G391]+2+1/[.$H$2];[.G391]+1/[.$H$2])" office:value-type="float" office:value="6.48333333333332" calcext:value-type="float">
            <text:p>6,4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13T18:19:11.587315" calcext:value-type="date">
            <text:p>2019-10-13 18:19:12</text:p>
          </table:table-cell>
          <table:table-cell table:style-name="ce7" table:formula="of:=[.A393]" office:value-type="date" office:date-value="2019-10-13T18:19:11.587315" calcext:value-type="date">
            <text:p>2019-10-13 18:19:12</text:p>
          </table:table-cell>
          <table:table-cell table:formula="of:=TRUNC([.A393])" office:value-type="float" office:value="43751" calcext:value-type="float">
            <text:p>43751</text:p>
          </table:table-cell>
          <table:table-cell table:style-name="ce12" table:formula="of:=[.B393]-[.C393]" office:value-type="date" office:date-value="1899-12-30T18:19:11.58731513657" calcext:value-type="date">
            <text:p>12/30/99 06:19 PM</text:p>
          </table:table-cell>
          <table:table-cell table:formula="of:=MOD([.E392]-[.$E$2];[.$H$2])+1+[.$E$2]" office:value-type="float" office:value="251" calcext:value-type="float">
            <text:p>251</text:p>
          </table:table-cell>
          <table:table-cell table:formula="of:=MOD([.F392]+1/[.$H$2];5)" office:value-type="float" office:value="1.49999999999999" calcext:value-type="float">
            <text:p>1,49999999999999</text:p>
          </table:table-cell>
          <table:table-cell table:formula="of:=IF([.F393]=0;[.G392]+2+1/[.$H$2];[.G392]+1/[.$H$2])" office:value-type="float" office:value="6.49999999999998" calcext:value-type="float">
            <text:p>6,4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13T17:39:09.260493" calcext:value-type="date">
            <text:p>2019-10-13 17:39:09</text:p>
          </table:table-cell>
          <table:table-cell table:style-name="ce7" table:formula="of:=[.A394]" office:value-type="date" office:date-value="2019-10-13T17:39:09.260493" calcext:value-type="date">
            <text:p>2019-10-13 17:39:09</text:p>
          </table:table-cell>
          <table:table-cell table:formula="of:=TRUNC([.A394])" office:value-type="float" office:value="43751" calcext:value-type="float">
            <text:p>43751</text:p>
          </table:table-cell>
          <table:table-cell table:style-name="ce12" table:formula="of:=[.B394]-[.C394]" office:value-type="date" office:date-value="1899-12-30T17:39:09.26049308851" calcext:value-type="date">
            <text:p>12/30/99 05:39 PM</text:p>
          </table:table-cell>
          <table:table-cell table:formula="of:=MOD([.E393]-[.$E$2];[.$H$2])+1+[.$E$2]" office:value-type="float" office:value="252" calcext:value-type="float">
            <text:p>252</text:p>
          </table:table-cell>
          <table:table-cell table:formula="of:=MOD([.F393]+1/[.$H$2];5)" office:value-type="float" office:value="1.51666666666665" calcext:value-type="float">
            <text:p>1,51666666666665</text:p>
          </table:table-cell>
          <table:table-cell table:formula="of:=IF([.F394]=0;[.G393]+2+1/[.$H$2];[.G393]+1/[.$H$2])" office:value-type="float" office:value="6.51666666666665" calcext:value-type="float">
            <text:p>6,5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13T17:44:24.700993" calcext:value-type="date">
            <text:p>2019-10-13 17:44:25</text:p>
          </table:table-cell>
          <table:table-cell table:style-name="ce7" table:formula="of:=[.A395]" office:value-type="date" office:date-value="2019-10-13T17:44:24.700993" calcext:value-type="date">
            <text:p>2019-10-13 17:44:25</text:p>
          </table:table-cell>
          <table:table-cell table:formula="of:=TRUNC([.A395])" office:value-type="float" office:value="43751" calcext:value-type="float">
            <text:p>43751</text:p>
          </table:table-cell>
          <table:table-cell table:style-name="ce12" table:formula="of:=[.B395]-[.C395]" office:value-type="date" office:date-value="1899-12-30T17:44:24.7009925684" calcext:value-type="date">
            <text:p>12/30/99 05:44 PM</text:p>
          </table:table-cell>
          <table:table-cell table:formula="of:=MOD([.E394]-[.$E$2];[.$H$2])+1+[.$E$2]" office:value-type="float" office:value="253" calcext:value-type="float">
            <text:p>253</text:p>
          </table:table-cell>
          <table:table-cell table:formula="of:=MOD([.F394]+1/[.$H$2];5)" office:value-type="float" office:value="1.53333333333332" calcext:value-type="float">
            <text:p>1,53333333333332</text:p>
          </table:table-cell>
          <table:table-cell table:formula="of:=IF([.F395]=0;[.G394]+2+1/[.$H$2];[.G394]+1/[.$H$2])" office:value-type="float" office:value="6.53333333333332" calcext:value-type="float">
            <text:p>6,5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13T17:38:38.637374" calcext:value-type="date">
            <text:p>2019-10-13 17:38:39</text:p>
          </table:table-cell>
          <table:table-cell table:style-name="ce7" table:formula="of:=[.A396]" office:value-type="date" office:date-value="2019-10-13T17:38:38.637374" calcext:value-type="date">
            <text:p>2019-10-13 17:38:39</text:p>
          </table:table-cell>
          <table:table-cell table:formula="of:=TRUNC([.A396])" office:value-type="float" office:value="43751" calcext:value-type="float">
            <text:p>43751</text:p>
          </table:table-cell>
          <table:table-cell table:style-name="ce12" table:formula="of:=[.B396]-[.C396]" office:value-type="date" office:date-value="1899-12-30T17:38:38.63737350795" calcext:value-type="date">
            <text:p>12/30/99 05:38 PM</text:p>
          </table:table-cell>
          <table:table-cell table:formula="of:=MOD([.E395]-[.$E$2];[.$H$2])+1+[.$E$2]" office:value-type="float" office:value="254" calcext:value-type="float">
            <text:p>254</text:p>
          </table:table-cell>
          <table:table-cell table:formula="of:=MOD([.F395]+1/[.$H$2];5)" office:value-type="float" office:value="1.54999999999999" calcext:value-type="float">
            <text:p>1,54999999999999</text:p>
          </table:table-cell>
          <table:table-cell table:formula="of:=IF([.F396]=0;[.G395]+2+1/[.$H$2];[.G395]+1/[.$H$2])" office:value-type="float" office:value="6.54999999999998" calcext:value-type="float">
            <text:p>6,5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13T17:54:09.668329" calcext:value-type="date">
            <text:p>2019-10-13 17:54:10</text:p>
          </table:table-cell>
          <table:table-cell table:style-name="ce7" table:formula="of:=[.A397]" office:value-type="date" office:date-value="2019-10-13T17:54:09.668329" calcext:value-type="date">
            <text:p>2019-10-13 17:54:10</text:p>
          </table:table-cell>
          <table:table-cell table:formula="of:=TRUNC([.A397])" office:value-type="float" office:value="43751" calcext:value-type="float">
            <text:p>43751</text:p>
          </table:table-cell>
          <table:table-cell table:style-name="ce12" table:formula="of:=[.B397]-[.C397]" office:value-type="date" office:date-value="1899-12-30T17:54:09.66832862701" calcext:value-type="date">
            <text:p>12/30/99 05:54 PM</text:p>
          </table:table-cell>
          <table:table-cell table:formula="of:=MOD([.E396]-[.$E$2];[.$H$2])+1+[.$E$2]" office:value-type="float" office:value="255" calcext:value-type="float">
            <text:p>255</text:p>
          </table:table-cell>
          <table:table-cell table:formula="of:=MOD([.F396]+1/[.$H$2];5)" office:value-type="float" office:value="1.56666666666665" calcext:value-type="float">
            <text:p>1,56666666666665</text:p>
          </table:table-cell>
          <table:table-cell table:formula="of:=IF([.F397]=0;[.G396]+2+1/[.$H$2];[.G396]+1/[.$H$2])" office:value-type="float" office:value="6.56666666666665" calcext:value-type="float">
            <text:p>6,5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13T17:53:12.597541" calcext:value-type="date">
            <text:p>2019-10-13 17:53:13</text:p>
          </table:table-cell>
          <table:table-cell table:style-name="ce7" table:formula="of:=[.A398]" office:value-type="date" office:date-value="2019-10-13T17:53:12.597541" calcext:value-type="date">
            <text:p>2019-10-13 17:53:13</text:p>
          </table:table-cell>
          <table:table-cell table:formula="of:=TRUNC([.A398])" office:value-type="float" office:value="43751" calcext:value-type="float">
            <text:p>43751</text:p>
          </table:table-cell>
          <table:table-cell table:style-name="ce12" table:formula="of:=[.B398]-[.C398]" office:value-type="date" office:date-value="1899-12-30T17:53:12.59754144587" calcext:value-type="date">
            <text:p>12/30/99 05:53 PM</text:p>
          </table:table-cell>
          <table:table-cell table:formula="of:=MOD([.E397]-[.$E$2];[.$H$2])+1+[.$E$2]" office:value-type="float" office:value="256" calcext:value-type="float">
            <text:p>256</text:p>
          </table:table-cell>
          <table:table-cell table:formula="of:=MOD([.F397]+1/[.$H$2];5)" office:value-type="float" office:value="1.58333333333332" calcext:value-type="float">
            <text:p>1,58333333333332</text:p>
          </table:table-cell>
          <table:table-cell table:formula="of:=IF([.F398]=0;[.G397]+2+1/[.$H$2];[.G397]+1/[.$H$2])" office:value-type="float" office:value="6.58333333333332" calcext:value-type="float">
            <text:p>6,5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13T17:48:05.755102" calcext:value-type="date">
            <text:p>2019-10-13 17:48:06</text:p>
          </table:table-cell>
          <table:table-cell table:style-name="ce7" table:formula="of:=[.A399]" office:value-type="date" office:date-value="2019-10-13T17:48:05.755102" calcext:value-type="date">
            <text:p>2019-10-13 17:48:06</text:p>
          </table:table-cell>
          <table:table-cell table:formula="of:=TRUNC([.A399])" office:value-type="float" office:value="43751" calcext:value-type="float">
            <text:p>43751</text:p>
          </table:table-cell>
          <table:table-cell table:style-name="ce12" table:formula="of:=[.B399]-[.C399]" office:value-type="date" office:date-value="1899-12-30T17:48:05.75510247611" calcext:value-type="date">
            <text:p>12/30/99 05:48 PM</text:p>
          </table:table-cell>
          <table:table-cell table:formula="of:=MOD([.E398]-[.$E$2];[.$H$2])+1+[.$E$2]" office:value-type="float" office:value="257" calcext:value-type="float">
            <text:p>257</text:p>
          </table:table-cell>
          <table:table-cell table:formula="of:=MOD([.F398]+1/[.$H$2];5)" office:value-type="float" office:value="1.59999999999999" calcext:value-type="float">
            <text:p>1,59999999999999</text:p>
          </table:table-cell>
          <table:table-cell table:formula="of:=IF([.F399]=0;[.G398]+2+1/[.$H$2];[.G398]+1/[.$H$2])" office:value-type="float" office:value="6.59999999999998" calcext:value-type="float">
            <text:p>6,5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13T17:54:43.536349" calcext:value-type="date">
            <text:p>2019-10-13 17:54:44</text:p>
          </table:table-cell>
          <table:table-cell table:style-name="ce7" table:formula="of:=[.A400]" office:value-type="date" office:date-value="2019-10-13T17:54:43.536349" calcext:value-type="date">
            <text:p>2019-10-13 17:54:44</text:p>
          </table:table-cell>
          <table:table-cell table:formula="of:=TRUNC([.A400])" office:value-type="float" office:value="43751" calcext:value-type="float">
            <text:p>43751</text:p>
          </table:table-cell>
          <table:table-cell table:style-name="ce12" table:formula="of:=[.B400]-[.C400]" office:value-type="date" office:date-value="1899-12-30T17:54:43.53634863161" calcext:value-type="date">
            <text:p>12/30/99 05:54 PM</text:p>
          </table:table-cell>
          <table:table-cell table:formula="of:=MOD([.E399]-[.$E$2];[.$H$2])+1+[.$E$2]" office:value-type="float" office:value="258" calcext:value-type="float">
            <text:p>258</text:p>
          </table:table-cell>
          <table:table-cell table:formula="of:=MOD([.F399]+1/[.$H$2];5)" office:value-type="float" office:value="1.61666666666665" calcext:value-type="float">
            <text:p>1,61666666666665</text:p>
          </table:table-cell>
          <table:table-cell table:formula="of:=IF([.F400]=0;[.G399]+2+1/[.$H$2];[.G399]+1/[.$H$2])" office:value-type="float" office:value="6.61666666666665" calcext:value-type="float">
            <text:p>6,6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13T17:45:08.802269" calcext:value-type="date">
            <text:p>2019-10-13 17:45:09</text:p>
          </table:table-cell>
          <table:table-cell table:style-name="ce7" table:formula="of:=[.A401]" office:value-type="date" office:date-value="2019-10-13T17:45:08.802269" calcext:value-type="date">
            <text:p>2019-10-13 17:45:09</text:p>
          </table:table-cell>
          <table:table-cell table:formula="of:=TRUNC([.A401])" office:value-type="float" office:value="43751" calcext:value-type="float">
            <text:p>43751</text:p>
          </table:table-cell>
          <table:table-cell table:style-name="ce12" table:formula="of:=[.B401]-[.C401]" office:value-type="date" office:date-value="1899-12-30T17:45:08.80226902664" calcext:value-type="date">
            <text:p>12/30/99 05:45 PM</text:p>
          </table:table-cell>
          <table:table-cell table:formula="of:=MOD([.E400]-[.$E$2];[.$H$2])+1+[.$E$2]" office:value-type="float" office:value="259" calcext:value-type="float">
            <text:p>259</text:p>
          </table:table-cell>
          <table:table-cell table:formula="of:=MOD([.F400]+1/[.$H$2];5)" office:value-type="float" office:value="1.63333333333332" calcext:value-type="float">
            <text:p>1,63333333333332</text:p>
          </table:table-cell>
          <table:table-cell table:formula="of:=IF([.F401]=0;[.G400]+2+1/[.$H$2];[.G400]+1/[.$H$2])" office:value-type="float" office:value="6.63333333333332" calcext:value-type="float">
            <text:p>6,6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13T17:51:55.233331" calcext:value-type="date">
            <text:p>2019-10-13 17:51:55</text:p>
          </table:table-cell>
          <table:table-cell table:style-name="ce7" table:formula="of:=[.A402]" office:value-type="date" office:date-value="2019-10-13T17:51:55.233331" calcext:value-type="date">
            <text:p>2019-10-13 17:51:55</text:p>
          </table:table-cell>
          <table:table-cell table:formula="of:=TRUNC([.A402])" office:value-type="float" office:value="43751" calcext:value-type="float">
            <text:p>43751</text:p>
          </table:table-cell>
          <table:table-cell table:style-name="ce12" table:formula="of:=[.B402]-[.C402]" office:value-type="date" office:date-value="1899-12-30T17:51:55.23333059158" calcext:value-type="date">
            <text:p>12/30/99 05:51 PM</text:p>
          </table:table-cell>
          <table:table-cell table:formula="of:=MOD([.E401]-[.$E$2];[.$H$2])+1+[.$E$2]" office:value-type="float" office:value="260" calcext:value-type="float">
            <text:p>260</text:p>
          </table:table-cell>
          <table:table-cell table:formula="of:=MOD([.F401]+1/[.$H$2];5)" office:value-type="float" office:value="1.64999999999999" calcext:value-type="float">
            <text:p>1,64999999999999</text:p>
          </table:table-cell>
          <table:table-cell table:formula="of:=IF([.F402]=0;[.G401]+2+1/[.$H$2];[.G401]+1/[.$H$2])" office:value-type="float" office:value="6.64999999999998" calcext:value-type="float">
            <text:p>6,6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13T18:18:42.275758" calcext:value-type="date">
            <text:p>2019-10-13 18:18:42</text:p>
          </table:table-cell>
          <table:table-cell table:style-name="ce7" table:formula="of:=[.A403]" office:value-type="date" office:date-value="2019-10-13T18:18:42.275758" calcext:value-type="date">
            <text:p>2019-10-13 18:18:42</text:p>
          </table:table-cell>
          <table:table-cell table:formula="of:=TRUNC([.A403])" office:value-type="float" office:value="43751" calcext:value-type="float">
            <text:p>43751</text:p>
          </table:table-cell>
          <table:table-cell table:style-name="ce12" table:formula="of:=[.B403]-[.C403]" office:value-type="date" office:date-value="1899-12-30T18:18:42.27575804573" calcext:value-type="date">
            <text:p>12/30/99 06:18 PM</text:p>
          </table:table-cell>
          <table:table-cell table:formula="of:=MOD([.E402]-[.$E$2];[.$H$2])+1+[.$E$2]" office:value-type="float" office:value="261" calcext:value-type="float">
            <text:p>261</text:p>
          </table:table-cell>
          <table:table-cell table:formula="of:=MOD([.F402]+1/[.$H$2];5)" office:value-type="float" office:value="1.66666666666665" calcext:value-type="float">
            <text:p>1,66666666666665</text:p>
          </table:table-cell>
          <table:table-cell table:formula="of:=IF([.F403]=0;[.G402]+2+1/[.$H$2];[.G402]+1/[.$H$2])" office:value-type="float" office:value="6.66666666666665" calcext:value-type="float">
            <text:p>6,6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13T17:41:11.077197" calcext:value-type="date">
            <text:p>2019-10-13 17:41:11</text:p>
          </table:table-cell>
          <table:table-cell table:style-name="ce7" table:formula="of:=[.A404]" office:value-type="date" office:date-value="2019-10-13T17:41:11.077197" calcext:value-type="date">
            <text:p>2019-10-13 17:41:11</text:p>
          </table:table-cell>
          <table:table-cell table:formula="of:=TRUNC([.A404])" office:value-type="float" office:value="43751" calcext:value-type="float">
            <text:p>43751</text:p>
          </table:table-cell>
          <table:table-cell table:style-name="ce12" table:formula="of:=[.B404]-[.C404]" office:value-type="date" office:date-value="1899-12-30T17:41:11.07719681226" calcext:value-type="date">
            <text:p>12/30/99 05:41 PM</text:p>
          </table:table-cell>
          <table:table-cell table:formula="of:=MOD([.E403]-[.$E$2];[.$H$2])+1+[.$E$2]" office:value-type="float" office:value="262" calcext:value-type="float">
            <text:p>262</text:p>
          </table:table-cell>
          <table:table-cell table:formula="of:=MOD([.F403]+1/[.$H$2];5)" office:value-type="float" office:value="1.68333333333332" calcext:value-type="float">
            <text:p>1,68333333333332</text:p>
          </table:table-cell>
          <table:table-cell table:formula="of:=IF([.F404]=0;[.G403]+2+1/[.$H$2];[.G403]+1/[.$H$2])" office:value-type="float" office:value="6.68333333333332" calcext:value-type="float">
            <text:p>6,6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13T18:15:43.126426" calcext:value-type="date">
            <text:p>2019-10-13 18:15:43</text:p>
          </table:table-cell>
          <table:table-cell table:style-name="ce7" table:formula="of:=[.A405]" office:value-type="date" office:date-value="2019-10-13T18:15:43.126426" calcext:value-type="date">
            <text:p>2019-10-13 18:15:43</text:p>
          </table:table-cell>
          <table:table-cell table:formula="of:=TRUNC([.A405])" office:value-type="float" office:value="43751" calcext:value-type="float">
            <text:p>43751</text:p>
          </table:table-cell>
          <table:table-cell table:style-name="ce12" table:formula="of:=[.B405]-[.C405]" office:value-type="date" office:date-value="1899-12-30T18:15:43.12642612495" calcext:value-type="date">
            <text:p>12/30/99 06:15 PM</text:p>
          </table:table-cell>
          <table:table-cell table:formula="of:=MOD([.E404]-[.$E$2];[.$H$2])+1+[.$E$2]" office:value-type="float" office:value="263" calcext:value-type="float">
            <text:p>263</text:p>
          </table:table-cell>
          <table:table-cell table:formula="of:=MOD([.F404]+1/[.$H$2];5)" office:value-type="float" office:value="1.69999999999999" calcext:value-type="float">
            <text:p>1,69999999999999</text:p>
          </table:table-cell>
          <table:table-cell table:formula="of:=IF([.F405]=0;[.G404]+2+1/[.$H$2];[.G404]+1/[.$H$2])" office:value-type="float" office:value="6.69999999999998" calcext:value-type="float">
            <text:p>6,6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13T17:41:46.740915" calcext:value-type="date">
            <text:p>2019-10-13 17:41:47</text:p>
          </table:table-cell>
          <table:table-cell table:style-name="ce7" table:formula="of:=[.A406]" office:value-type="date" office:date-value="2019-10-13T17:41:46.740915" calcext:value-type="date">
            <text:p>2019-10-13 17:41:47</text:p>
          </table:table-cell>
          <table:table-cell table:formula="of:=TRUNC([.A406])" office:value-type="float" office:value="43751" calcext:value-type="float">
            <text:p>43751</text:p>
          </table:table-cell>
          <table:table-cell table:style-name="ce12" table:formula="of:=[.B406]-[.C406]" office:value-type="date" office:date-value="1899-12-30T17:41:46.740914681" calcext:value-type="date">
            <text:p>12/30/99 05:41 PM</text:p>
          </table:table-cell>
          <table:table-cell table:formula="of:=MOD([.E405]-[.$E$2];[.$H$2])+1+[.$E$2]" office:value-type="float" office:value="264" calcext:value-type="float">
            <text:p>264</text:p>
          </table:table-cell>
          <table:table-cell table:formula="of:=MOD([.F405]+1/[.$H$2];5)" office:value-type="float" office:value="1.71666666666665" calcext:value-type="float">
            <text:p>1,71666666666665</text:p>
          </table:table-cell>
          <table:table-cell table:formula="of:=IF([.F406]=0;[.G405]+2+1/[.$H$2];[.G405]+1/[.$H$2])" office:value-type="float" office:value="6.71666666666665" calcext:value-type="float">
            <text:p>6,7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13T17:53:14.370465" calcext:value-type="date">
            <text:p>2019-10-13 17:53:14</text:p>
          </table:table-cell>
          <table:table-cell table:style-name="ce7" table:formula="of:=[.A407]" office:value-type="date" office:date-value="2019-10-13T17:53:14.370465" calcext:value-type="date">
            <text:p>2019-10-13 17:53:14</text:p>
          </table:table-cell>
          <table:table-cell table:formula="of:=TRUNC([.A407])" office:value-type="float" office:value="43751" calcext:value-type="float">
            <text:p>43751</text:p>
          </table:table-cell>
          <table:table-cell table:style-name="ce12" table:formula="of:=[.B407]-[.C407]" office:value-type="date" office:date-value="1899-12-30T17:53:14.3704648409" calcext:value-type="date">
            <text:p>12/30/99 05:53 PM</text:p>
          </table:table-cell>
          <table:table-cell table:formula="of:=MOD([.E406]-[.$E$2];[.$H$2])+1+[.$E$2]" office:value-type="float" office:value="265" calcext:value-type="float">
            <text:p>265</text:p>
          </table:table-cell>
          <table:table-cell table:formula="of:=MOD([.F406]+1/[.$H$2];5)" office:value-type="float" office:value="1.73333333333332" calcext:value-type="float">
            <text:p>1,73333333333332</text:p>
          </table:table-cell>
          <table:table-cell table:formula="of:=IF([.F407]=0;[.G406]+2+1/[.$H$2];[.G406]+1/[.$H$2])" office:value-type="float" office:value="6.73333333333332" calcext:value-type="float">
            <text:p>6,7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13T18:01:39.442095" calcext:value-type="date">
            <text:p>2019-10-13 18:01:39</text:p>
          </table:table-cell>
          <table:table-cell table:style-name="ce7" table:formula="of:=[.A408]" office:value-type="date" office:date-value="2019-10-13T18:01:39.442095" calcext:value-type="date">
            <text:p>2019-10-13 18:01:39</text:p>
          </table:table-cell>
          <table:table-cell table:formula="of:=TRUNC([.A408])" office:value-type="float" office:value="43751" calcext:value-type="float">
            <text:p>43751</text:p>
          </table:table-cell>
          <table:table-cell table:style-name="ce12" table:formula="of:=[.B408]-[.C408]" office:value-type="date" office:date-value="1899-12-30T18:01:39.44209540263" calcext:value-type="date">
            <text:p>12/30/99 06:01 PM</text:p>
          </table:table-cell>
          <table:table-cell table:formula="of:=MOD([.E407]-[.$E$2];[.$H$2])+1+[.$E$2]" office:value-type="float" office:value="266" calcext:value-type="float">
            <text:p>266</text:p>
          </table:table-cell>
          <table:table-cell table:formula="of:=MOD([.F407]+1/[.$H$2];5)" office:value-type="float" office:value="1.74999999999999" calcext:value-type="float">
            <text:p>1,74999999999999</text:p>
          </table:table-cell>
          <table:table-cell table:formula="of:=IF([.F408]=0;[.G407]+2+1/[.$H$2];[.G407]+1/[.$H$2])" office:value-type="float" office:value="6.74999999999998" calcext:value-type="float">
            <text:p>6,7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13T17:43:03.726661" calcext:value-type="date">
            <text:p>2019-10-13 17:43:04</text:p>
          </table:table-cell>
          <table:table-cell table:style-name="ce7" table:formula="of:=[.A409]" office:value-type="date" office:date-value="2019-10-13T17:43:03.726661" calcext:value-type="date">
            <text:p>2019-10-13 17:43:04</text:p>
          </table:table-cell>
          <table:table-cell table:formula="of:=TRUNC([.A409])" office:value-type="float" office:value="43751" calcext:value-type="float">
            <text:p>43751</text:p>
          </table:table-cell>
          <table:table-cell table:style-name="ce12" table:formula="of:=[.B409]-[.C409]" office:value-type="date" office:date-value="1899-12-30T17:43:03.72666060459" calcext:value-type="date">
            <text:p>12/30/99 05:43 PM</text:p>
          </table:table-cell>
          <table:table-cell table:formula="of:=MOD([.E408]-[.$E$2];[.$H$2])+1+[.$E$2]" office:value-type="float" office:value="267" calcext:value-type="float">
            <text:p>267</text:p>
          </table:table-cell>
          <table:table-cell table:formula="of:=MOD([.F408]+1/[.$H$2];5)" office:value-type="float" office:value="1.76666666666665" calcext:value-type="float">
            <text:p>1,76666666666665</text:p>
          </table:table-cell>
          <table:table-cell table:formula="of:=IF([.F409]=0;[.G408]+2+1/[.$H$2];[.G408]+1/[.$H$2])" office:value-type="float" office:value="6.76666666666665" calcext:value-type="float">
            <text:p>6,7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13T17:47:29.353236" calcext:value-type="date">
            <text:p>2019-10-13 17:47:29</text:p>
          </table:table-cell>
          <table:table-cell table:style-name="ce7" table:formula="of:=[.A410]" office:value-type="date" office:date-value="2019-10-13T17:47:29.353236" calcext:value-type="date">
            <text:p>2019-10-13 17:47:29</text:p>
          </table:table-cell>
          <table:table-cell table:formula="of:=TRUNC([.A410])" office:value-type="float" office:value="43751" calcext:value-type="float">
            <text:p>43751</text:p>
          </table:table-cell>
          <table:table-cell table:style-name="ce12" table:formula="of:=[.B410]-[.C410]" office:value-type="date" office:date-value="1899-12-30T17:47:29.35323607642" calcext:value-type="date">
            <text:p>12/30/99 05:47 PM</text:p>
          </table:table-cell>
          <table:table-cell table:formula="of:=MOD([.E409]-[.$E$2];[.$H$2])+1+[.$E$2]" office:value-type="float" office:value="268" calcext:value-type="float">
            <text:p>268</text:p>
          </table:table-cell>
          <table:table-cell table:formula="of:=MOD([.F409]+1/[.$H$2];5)" office:value-type="float" office:value="1.78333333333332" calcext:value-type="float">
            <text:p>1,78333333333332</text:p>
          </table:table-cell>
          <table:table-cell table:formula="of:=IF([.F410]=0;[.G409]+2+1/[.$H$2];[.G409]+1/[.$H$2])" office:value-type="float" office:value="6.78333333333331" calcext:value-type="float">
            <text:p>6,7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13T18:14:26.049424" calcext:value-type="date">
            <text:p>2019-10-13 18:14:26</text:p>
          </table:table-cell>
          <table:table-cell table:style-name="ce7" table:formula="of:=[.A411]" office:value-type="date" office:date-value="2019-10-13T18:14:26.049424" calcext:value-type="date">
            <text:p>2019-10-13 18:14:26</text:p>
          </table:table-cell>
          <table:table-cell table:formula="of:=TRUNC([.A411])" office:value-type="float" office:value="43751" calcext:value-type="float">
            <text:p>43751</text:p>
          </table:table-cell>
          <table:table-cell table:style-name="ce12" table:formula="of:=[.B411]-[.C411]" office:value-type="date" office:date-value="1899-12-30T18:14:26.04942390695" calcext:value-type="date">
            <text:p>12/30/99 06:14 PM</text:p>
          </table:table-cell>
          <table:table-cell table:formula="of:=MOD([.E410]-[.$E$2];[.$H$2])+1+[.$E$2]" office:value-type="float" office:value="269" calcext:value-type="float">
            <text:p>269</text:p>
          </table:table-cell>
          <table:table-cell table:formula="of:=MOD([.F410]+1/[.$H$2];5)" office:value-type="float" office:value="1.79999999999999" calcext:value-type="float">
            <text:p>1,79999999999999</text:p>
          </table:table-cell>
          <table:table-cell table:formula="of:=IF([.F411]=0;[.G410]+2+1/[.$H$2];[.G410]+1/[.$H$2])" office:value-type="float" office:value="6.79999999999998" calcext:value-type="float">
            <text:p>6,7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13T17:51:55.594183" calcext:value-type="date">
            <text:p>2019-10-13 17:51:56</text:p>
          </table:table-cell>
          <table:table-cell table:style-name="ce7" table:formula="of:=[.A412]" office:value-type="date" office:date-value="2019-10-13T17:51:55.594183" calcext:value-type="date">
            <text:p>2019-10-13 17:51:56</text:p>
          </table:table-cell>
          <table:table-cell table:formula="of:=TRUNC([.A412])" office:value-type="float" office:value="43751" calcext:value-type="float">
            <text:p>43751</text:p>
          </table:table-cell>
          <table:table-cell table:style-name="ce12" table:formula="of:=[.B412]-[.C412]" office:value-type="date" office:date-value="1899-12-30T17:51:55.59418346733" calcext:value-type="date">
            <text:p>12/30/99 05:51 PM</text:p>
          </table:table-cell>
          <table:table-cell table:formula="of:=MOD([.E411]-[.$E$2];[.$H$2])+1+[.$E$2]" office:value-type="float" office:value="270" calcext:value-type="float">
            <text:p>270</text:p>
          </table:table-cell>
          <table:table-cell table:formula="of:=MOD([.F411]+1/[.$H$2];5)" office:value-type="float" office:value="1.81666666666665" calcext:value-type="float">
            <text:p>1,81666666666665</text:p>
          </table:table-cell>
          <table:table-cell table:formula="of:=IF([.F412]=0;[.G411]+2+1/[.$H$2];[.G411]+1/[.$H$2])" office:value-type="float" office:value="6.81666666666665" calcext:value-type="float">
            <text:p>6,8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13T18:22:08.759981" calcext:value-type="date">
            <text:p>2019-10-13 18:22:09</text:p>
          </table:table-cell>
          <table:table-cell table:style-name="ce7" table:formula="of:=[.A413]" office:value-type="date" office:date-value="2019-10-13T18:22:08.759981" calcext:value-type="date">
            <text:p>2019-10-13 18:22:09</text:p>
          </table:table-cell>
          <table:table-cell table:formula="of:=TRUNC([.A413])" office:value-type="float" office:value="43751" calcext:value-type="float">
            <text:p>43751</text:p>
          </table:table-cell>
          <table:table-cell table:style-name="ce12" table:formula="of:=[.B413]-[.C413]" office:value-type="date" office:date-value="1899-12-30T18:22:08.75998117961" calcext:value-type="date">
            <text:p>12/30/99 06:22 PM</text:p>
          </table:table-cell>
          <table:table-cell table:formula="of:=MOD([.E412]-[.$E$2];[.$H$2])+1+[.$E$2]" office:value-type="float" office:value="271" calcext:value-type="float">
            <text:p>271</text:p>
          </table:table-cell>
          <table:table-cell table:formula="of:=MOD([.F412]+1/[.$H$2];5)" office:value-type="float" office:value="1.83333333333332" calcext:value-type="float">
            <text:p>1,83333333333332</text:p>
          </table:table-cell>
          <table:table-cell table:formula="of:=IF([.F413]=0;[.G412]+2+1/[.$H$2];[.G412]+1/[.$H$2])" office:value-type="float" office:value="6.83333333333331" calcext:value-type="float">
            <text:p>6,8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13T18:11:13.153155" calcext:value-type="date">
            <text:p>2019-10-13 18:11:13</text:p>
          </table:table-cell>
          <table:table-cell table:style-name="ce7" table:formula="of:=[.A414]" office:value-type="date" office:date-value="2019-10-13T18:11:13.153155" calcext:value-type="date">
            <text:p>2019-10-13 18:11:13</text:p>
          </table:table-cell>
          <table:table-cell table:formula="of:=TRUNC([.A414])" office:value-type="float" office:value="43751" calcext:value-type="float">
            <text:p>43751</text:p>
          </table:table-cell>
          <table:table-cell table:style-name="ce12" table:formula="of:=[.B414]-[.C414]" office:value-type="date" office:date-value="1899-12-30T18:11:13.15315513406" calcext:value-type="date">
            <text:p>12/30/99 06:11 PM</text:p>
          </table:table-cell>
          <table:table-cell table:formula="of:=MOD([.E413]-[.$E$2];[.$H$2])+1+[.$E$2]" office:value-type="float" office:value="272" calcext:value-type="float">
            <text:p>272</text:p>
          </table:table-cell>
          <table:table-cell table:formula="of:=MOD([.F413]+1/[.$H$2];5)" office:value-type="float" office:value="1.84999999999999" calcext:value-type="float">
            <text:p>1,84999999999999</text:p>
          </table:table-cell>
          <table:table-cell table:formula="of:=IF([.F414]=0;[.G413]+2+1/[.$H$2];[.G413]+1/[.$H$2])" office:value-type="float" office:value="6.84999999999998" calcext:value-type="float">
            <text:p>6,8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13T18:04:22.155896" calcext:value-type="date">
            <text:p>2019-10-13 18:04:22</text:p>
          </table:table-cell>
          <table:table-cell table:style-name="ce7" table:formula="of:=[.A415]" office:value-type="date" office:date-value="2019-10-13T18:04:22.155896" calcext:value-type="date">
            <text:p>2019-10-13 18:04:22</text:p>
          </table:table-cell>
          <table:table-cell table:formula="of:=TRUNC([.A415])" office:value-type="float" office:value="43751" calcext:value-type="float">
            <text:p>43751</text:p>
          </table:table-cell>
          <table:table-cell table:style-name="ce12" table:formula="of:=[.B415]-[.C415]" office:value-type="date" office:date-value="1899-12-30T18:04:22.15589612257" calcext:value-type="date">
            <text:p>12/30/99 06:04 PM</text:p>
          </table:table-cell>
          <table:table-cell table:formula="of:=MOD([.E414]-[.$E$2];[.$H$2])+1+[.$E$2]" office:value-type="float" office:value="273" calcext:value-type="float">
            <text:p>273</text:p>
          </table:table-cell>
          <table:table-cell table:formula="of:=MOD([.F414]+1/[.$H$2];5)" office:value-type="float" office:value="1.86666666666665" calcext:value-type="float">
            <text:p>1,86666666666665</text:p>
          </table:table-cell>
          <table:table-cell table:formula="of:=IF([.F415]=0;[.G414]+2+1/[.$H$2];[.G414]+1/[.$H$2])" office:value-type="float" office:value="6.86666666666665" calcext:value-type="float">
            <text:p>6,8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13T17:47:20.915247" calcext:value-type="date">
            <text:p>2019-10-13 17:47:21</text:p>
          </table:table-cell>
          <table:table-cell table:style-name="ce7" table:formula="of:=[.A416]" office:value-type="date" office:date-value="2019-10-13T17:47:20.915247" calcext:value-type="date">
            <text:p>2019-10-13 17:47:21</text:p>
          </table:table-cell>
          <table:table-cell table:formula="of:=TRUNC([.A416])" office:value-type="float" office:value="43751" calcext:value-type="float">
            <text:p>43751</text:p>
          </table:table-cell>
          <table:table-cell table:style-name="ce12" table:formula="of:=[.B416]-[.C416]" office:value-type="date" office:date-value="1899-12-30T17:47:20.91524686664" calcext:value-type="date">
            <text:p>12/30/99 05:47 PM</text:p>
          </table:table-cell>
          <table:table-cell table:formula="of:=MOD([.E415]-[.$E$2];[.$H$2])+1+[.$E$2]" office:value-type="float" office:value="274" calcext:value-type="float">
            <text:p>274</text:p>
          </table:table-cell>
          <table:table-cell table:formula="of:=MOD([.F415]+1/[.$H$2];5)" office:value-type="float" office:value="1.88333333333332" calcext:value-type="float">
            <text:p>1,88333333333332</text:p>
          </table:table-cell>
          <table:table-cell table:formula="of:=IF([.F416]=0;[.G415]+2+1/[.$H$2];[.G415]+1/[.$H$2])" office:value-type="float" office:value="6.88333333333331" calcext:value-type="float">
            <text:p>6,8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13T18:06:43.783034" calcext:value-type="date">
            <text:p>2019-10-13 18:06:44</text:p>
          </table:table-cell>
          <table:table-cell table:style-name="ce7" table:formula="of:=[.A417]" office:value-type="date" office:date-value="2019-10-13T18:06:43.783034" calcext:value-type="date">
            <text:p>2019-10-13 18:06:44</text:p>
          </table:table-cell>
          <table:table-cell table:formula="of:=TRUNC([.A417])" office:value-type="float" office:value="43751" calcext:value-type="float">
            <text:p>43751</text:p>
          </table:table-cell>
          <table:table-cell table:style-name="ce12" table:formula="of:=[.B417]-[.C417]" office:value-type="date" office:date-value="1899-12-30T18:06:43.78303416073" calcext:value-type="date">
            <text:p>12/30/99 06:06 PM</text:p>
          </table:table-cell>
          <table:table-cell table:formula="of:=MOD([.E416]-[.$E$2];[.$H$2])+1+[.$E$2]" office:value-type="float" office:value="275" calcext:value-type="float">
            <text:p>275</text:p>
          </table:table-cell>
          <table:table-cell table:formula="of:=MOD([.F416]+1/[.$H$2];5)" office:value-type="float" office:value="1.89999999999999" calcext:value-type="float">
            <text:p>1,89999999999999</text:p>
          </table:table-cell>
          <table:table-cell table:formula="of:=IF([.F417]=0;[.G416]+2+1/[.$H$2];[.G416]+1/[.$H$2])" office:value-type="float" office:value="6.89999999999998" calcext:value-type="float">
            <text:p>6,8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13T17:54:04.744586" calcext:value-type="date">
            <text:p>2019-10-13 17:54:05</text:p>
          </table:table-cell>
          <table:table-cell table:style-name="ce7" table:formula="of:=[.A418]" office:value-type="date" office:date-value="2019-10-13T17:54:04.744586" calcext:value-type="date">
            <text:p>2019-10-13 17:54:05</text:p>
          </table:table-cell>
          <table:table-cell table:formula="of:=TRUNC([.A418])" office:value-type="float" office:value="43751" calcext:value-type="float">
            <text:p>43751</text:p>
          </table:table-cell>
          <table:table-cell table:style-name="ce12" table:formula="of:=[.B418]-[.C418]" office:value-type="date" office:date-value="1899-12-30T17:54:04.74458559416" calcext:value-type="date">
            <text:p>12/30/99 05:54 PM</text:p>
          </table:table-cell>
          <table:table-cell table:formula="of:=MOD([.E417]-[.$E$2];[.$H$2])+1+[.$E$2]" office:value-type="float" office:value="276" calcext:value-type="float">
            <text:p>276</text:p>
          </table:table-cell>
          <table:table-cell table:formula="of:=MOD([.F417]+1/[.$H$2];5)" office:value-type="float" office:value="1.91666666666665" calcext:value-type="float">
            <text:p>1,91666666666665</text:p>
          </table:table-cell>
          <table:table-cell table:formula="of:=IF([.F418]=0;[.G417]+2+1/[.$H$2];[.G417]+1/[.$H$2])" office:value-type="float" office:value="6.91666666666665" calcext:value-type="float">
            <text:p>6,9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13T17:36:15.390912" calcext:value-type="date">
            <text:p>2019-10-13 17:36:15</text:p>
          </table:table-cell>
          <table:table-cell table:style-name="ce7" table:formula="of:=[.A419]" office:value-type="date" office:date-value="2019-10-13T17:36:15.390912" calcext:value-type="date">
            <text:p>2019-10-13 17:36:15</text:p>
          </table:table-cell>
          <table:table-cell table:formula="of:=TRUNC([.A419])" office:value-type="float" office:value="43751" calcext:value-type="float">
            <text:p>43751</text:p>
          </table:table-cell>
          <table:table-cell table:style-name="ce12" table:formula="of:=[.B419]-[.C419]" office:value-type="date" office:date-value="1899-12-30T17:36:15.39091212675" calcext:value-type="date">
            <text:p>12/30/99 05:36 PM</text:p>
          </table:table-cell>
          <table:table-cell table:formula="of:=MOD([.E418]-[.$E$2];[.$H$2])+1+[.$E$2]" office:value-type="float" office:value="277" calcext:value-type="float">
            <text:p>277</text:p>
          </table:table-cell>
          <table:table-cell table:formula="of:=MOD([.F418]+1/[.$H$2];5)" office:value-type="float" office:value="1.93333333333332" calcext:value-type="float">
            <text:p>1,93333333333332</text:p>
          </table:table-cell>
          <table:table-cell table:formula="of:=IF([.F419]=0;[.G418]+2+1/[.$H$2];[.G418]+1/[.$H$2])" office:value-type="float" office:value="6.93333333333331" calcext:value-type="float">
            <text:p>6,9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13T17:38:59.26163" calcext:value-type="date">
            <text:p>2019-10-13 17:38:59</text:p>
          </table:table-cell>
          <table:table-cell table:style-name="ce7" table:formula="of:=[.A420]" office:value-type="date" office:date-value="2019-10-13T17:38:59.26163" calcext:value-type="date">
            <text:p>2019-10-13 17:38:59</text:p>
          </table:table-cell>
          <table:table-cell table:formula="of:=TRUNC([.A420])" office:value-type="float" office:value="43751" calcext:value-type="float">
            <text:p>43751</text:p>
          </table:table-cell>
          <table:table-cell table:style-name="ce12" table:formula="of:=[.B420]-[.C420]" office:value-type="date" office:date-value="1899-12-30T17:38:59.26162985153" calcext:value-type="date">
            <text:p>12/30/99 05:38 PM</text:p>
          </table:table-cell>
          <table:table-cell table:formula="of:=MOD([.E419]-[.$E$2];[.$H$2])+1+[.$E$2]" office:value-type="float" office:value="278" calcext:value-type="float">
            <text:p>278</text:p>
          </table:table-cell>
          <table:table-cell table:formula="of:=MOD([.F419]+1/[.$H$2];5)" office:value-type="float" office:value="1.94999999999999" calcext:value-type="float">
            <text:p>1,94999999999999</text:p>
          </table:table-cell>
          <table:table-cell table:formula="of:=IF([.F420]=0;[.G419]+2+1/[.$H$2];[.G419]+1/[.$H$2])" office:value-type="float" office:value="6.94999999999998" calcext:value-type="float">
            <text:p>6,9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13T18:12:59.267831" calcext:value-type="date">
            <text:p>2019-10-13 18:12:59</text:p>
          </table:table-cell>
          <table:table-cell table:style-name="ce7" table:formula="of:=[.A421]" office:value-type="date" office:date-value="2019-10-13T18:12:59.267831" calcext:value-type="date">
            <text:p>2019-10-13 18:12:59</text:p>
          </table:table-cell>
          <table:table-cell table:formula="of:=TRUNC([.A421])" office:value-type="float" office:value="43751" calcext:value-type="float">
            <text:p>43751</text:p>
          </table:table-cell>
          <table:table-cell table:style-name="ce12" table:formula="of:=[.B421]-[.C421]" office:value-type="date" office:date-value="1899-12-30T18:12:59.26783051807" calcext:value-type="date">
            <text:p>12/30/99 06:12 PM</text:p>
          </table:table-cell>
          <table:table-cell table:formula="of:=MOD([.E420]-[.$E$2];[.$H$2])+1+[.$E$2]" office:value-type="float" office:value="279" calcext:value-type="float">
            <text:p>279</text:p>
          </table:table-cell>
          <table:table-cell table:formula="of:=MOD([.F420]+1/[.$H$2];5)" office:value-type="float" office:value="1.96666666666665" calcext:value-type="float">
            <text:p>1,96666666666665</text:p>
          </table:table-cell>
          <table:table-cell table:formula="of:=IF([.F421]=0;[.G420]+2+1/[.$H$2];[.G420]+1/[.$H$2])" office:value-type="float" office:value="6.96666666666665" calcext:value-type="float">
            <text:p>6,9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13T17:50:12.561309" calcext:value-type="date">
            <text:p>2019-10-13 17:50:13</text:p>
          </table:table-cell>
          <table:table-cell table:style-name="ce7" table:formula="of:=[.A422]" office:value-type="date" office:date-value="2019-10-13T17:50:12.561309" calcext:value-type="date">
            <text:p>2019-10-13 17:50:13</text:p>
          </table:table-cell>
          <table:table-cell table:formula="of:=TRUNC([.A422])" office:value-type="float" office:value="43751" calcext:value-type="float">
            <text:p>43751</text:p>
          </table:table-cell>
          <table:table-cell table:style-name="ce12" table:formula="of:=[.B422]-[.C422]" office:value-type="date" office:date-value="1899-12-30T17:50:12.56130903494" calcext:value-type="date">
            <text:p>12/30/99 05:50 PM</text:p>
          </table:table-cell>
          <table:table-cell table:formula="of:=MOD([.E421]-[.$E$2];[.$H$2])+1+[.$E$2]" office:value-type="float" office:value="280" calcext:value-type="float">
            <text:p>280</text:p>
          </table:table-cell>
          <table:table-cell table:formula="of:=MOD([.F421]+1/[.$H$2];5)" office:value-type="float" office:value="1.98333333333332" calcext:value-type="float">
            <text:p>1,98333333333332</text:p>
          </table:table-cell>
          <table:table-cell table:formula="of:=IF([.F422]=0;[.G421]+2+1/[.$H$2];[.G421]+1/[.$H$2])" office:value-type="float" office:value="6.98333333333331" calcext:value-type="float">
            <text:p>6,9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13T17:43:35.177166" calcext:value-type="date">
            <text:p>2019-10-13 17:43:35</text:p>
          </table:table-cell>
          <table:table-cell table:style-name="ce7" table:formula="of:=[.A423]" office:value-type="date" office:date-value="2019-10-13T17:43:35.177166" calcext:value-type="date">
            <text:p>2019-10-13 17:43:35</text:p>
          </table:table-cell>
          <table:table-cell table:formula="of:=TRUNC([.A423])" office:value-type="float" office:value="43751" calcext:value-type="float">
            <text:p>43751</text:p>
          </table:table-cell>
          <table:table-cell table:style-name="ce12" table:formula="of:=[.B423]-[.C423]" office:value-type="date" office:date-value="1899-12-30T17:43:35.17716643866" calcext:value-type="date">
            <text:p>12/30/99 05:43 PM</text:p>
          </table:table-cell>
          <table:table-cell table:formula="of:=MOD([.E422]-[.$E$2];[.$H$2])+1+[.$E$2]" office:value-type="float" office:value="221" calcext:value-type="float">
            <text:p>221</text:p>
          </table:table-cell>
          <table:table-cell table:formula="of:=MOD([.F422]+1/[.$H$2];5)" office:value-type="float" office:value="1.99999999999999" calcext:value-type="float">
            <text:p>1,99999999999999</text:p>
          </table:table-cell>
          <table:table-cell table:formula="of:=IF([.F423]=0;[.G422]+2+1/[.$H$2];[.G422]+1/[.$H$2])" office:value-type="float" office:value="6.99999999999998" calcext:value-type="float">
            <text:p>6,9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14T17:58:48.807939" calcext:value-type="date">
            <text:p>2019-10-14 17:58:49</text:p>
          </table:table-cell>
          <table:table-cell table:style-name="ce7" table:formula="of:=[.A424]" office:value-type="date" office:date-value="2019-10-14T17:58:48.807939" calcext:value-type="date">
            <text:p>2019-10-14 17:58:49</text:p>
          </table:table-cell>
          <table:table-cell table:formula="of:=TRUNC([.A424])" office:value-type="float" office:value="43752" calcext:value-type="float">
            <text:p>43752</text:p>
          </table:table-cell>
          <table:table-cell table:style-name="ce12" table:formula="of:=[.B424]-[.C424]" office:value-type="date" office:date-value="1899-12-30T17:58:48.80793933291" calcext:value-type="date">
            <text:p>12/30/99 05:58 PM</text:p>
          </table:table-cell>
          <table:table-cell table:formula="of:=MOD([.E423]-[.$E$2];[.$H$2])+1+[.$E$2]" office:value-type="float" office:value="222" calcext:value-type="float">
            <text:p>222</text:p>
          </table:table-cell>
          <table:table-cell table:formula="of:=MOD([.F423]+1/[.$H$2];5)" office:value-type="float" office:value="2.01666666666665" calcext:value-type="float">
            <text:p>2,01666666666665</text:p>
          </table:table-cell>
          <table:table-cell table:formula="of:=IF([.F424]=0;[.G423]+2+1/[.$H$2];[.G423]+1/[.$H$2])" office:value-type="float" office:value="7.01666666666665" calcext:value-type="float">
            <text:p>7,0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14T18:17:53.095058" calcext:value-type="date">
            <text:p>2019-10-14 18:17:53</text:p>
          </table:table-cell>
          <table:table-cell table:style-name="ce7" table:formula="of:=[.A425]" office:value-type="date" office:date-value="2019-10-14T18:17:53.095058" calcext:value-type="date">
            <text:p>2019-10-14 18:17:53</text:p>
          </table:table-cell>
          <table:table-cell table:formula="of:=TRUNC([.A425])" office:value-type="float" office:value="43752" calcext:value-type="float">
            <text:p>43752</text:p>
          </table:table-cell>
          <table:table-cell table:style-name="ce12" table:formula="of:=[.B425]-[.C425]" office:value-type="date" office:date-value="1899-12-30T18:17:53.09505769517" calcext:value-type="date">
            <text:p>12/30/99 06:17 PM</text:p>
          </table:table-cell>
          <table:table-cell table:formula="of:=MOD([.E424]-[.$E$2];[.$H$2])+1+[.$E$2]" office:value-type="float" office:value="223" calcext:value-type="float">
            <text:p>223</text:p>
          </table:table-cell>
          <table:table-cell table:formula="of:=MOD([.F424]+1/[.$H$2];5)" office:value-type="float" office:value="2.03333333333332" calcext:value-type="float">
            <text:p>2,03333333333332</text:p>
          </table:table-cell>
          <table:table-cell table:formula="of:=IF([.F425]=0;[.G424]+2+1/[.$H$2];[.G424]+1/[.$H$2])" office:value-type="float" office:value="7.03333333333331" calcext:value-type="float">
            <text:p>7,0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14T17:32:49.691709" calcext:value-type="date">
            <text:p>2019-10-14 17:32:50</text:p>
          </table:table-cell>
          <table:table-cell table:style-name="ce7" table:formula="of:=[.A426]" office:value-type="date" office:date-value="2019-10-14T17:32:49.691709" calcext:value-type="date">
            <text:p>2019-10-14 17:32:50</text:p>
          </table:table-cell>
          <table:table-cell table:formula="of:=TRUNC([.A426])" office:value-type="float" office:value="43752" calcext:value-type="float">
            <text:p>43752</text:p>
          </table:table-cell>
          <table:table-cell table:style-name="ce12" table:formula="of:=[.B426]-[.C426]" office:value-type="date" office:date-value="1899-12-30T17:32:49.69170912635" calcext:value-type="date">
            <text:p>12/30/99 05:32 PM</text:p>
          </table:table-cell>
          <table:table-cell table:formula="of:=MOD([.E425]-[.$E$2];[.$H$2])+1+[.$E$2]" office:value-type="float" office:value="224" calcext:value-type="float">
            <text:p>224</text:p>
          </table:table-cell>
          <table:table-cell table:formula="of:=MOD([.F425]+1/[.$H$2];5)" office:value-type="float" office:value="2.04999999999999" calcext:value-type="float">
            <text:p>2,04999999999999</text:p>
          </table:table-cell>
          <table:table-cell table:formula="of:=IF([.F426]=0;[.G425]+2+1/[.$H$2];[.G425]+1/[.$H$2])" office:value-type="float" office:value="7.04999999999998" calcext:value-type="float">
            <text:p>7,0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14T17:46:59.891012" calcext:value-type="date">
            <text:p>2019-10-14 17:47:00</text:p>
          </table:table-cell>
          <table:table-cell table:style-name="ce7" table:formula="of:=[.A427]" office:value-type="date" office:date-value="2019-10-14T17:46:59.891012" calcext:value-type="date">
            <text:p>2019-10-14 17:47:00</text:p>
          </table:table-cell>
          <table:table-cell table:formula="of:=TRUNC([.A427])" office:value-type="float" office:value="43752" calcext:value-type="float">
            <text:p>43752</text:p>
          </table:table-cell>
          <table:table-cell table:style-name="ce12" table:formula="of:=[.B427]-[.C427]" office:value-type="date" office:date-value="1899-12-30T17:46:59.89101155195" calcext:value-type="date">
            <text:p>12/30/99 05:47 PM</text:p>
          </table:table-cell>
          <table:table-cell table:formula="of:=MOD([.E426]-[.$E$2];[.$H$2])+1+[.$E$2]" office:value-type="float" office:value="225" calcext:value-type="float">
            <text:p>225</text:p>
          </table:table-cell>
          <table:table-cell table:formula="of:=MOD([.F426]+1/[.$H$2];5)" office:value-type="float" office:value="2.06666666666665" calcext:value-type="float">
            <text:p>2,06666666666665</text:p>
          </table:table-cell>
          <table:table-cell table:formula="of:=IF([.F427]=0;[.G426]+2+1/[.$H$2];[.G426]+1/[.$H$2])" office:value-type="float" office:value="7.06666666666665" calcext:value-type="float">
            <text:p>7,0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14T17:52:08.280123" calcext:value-type="date">
            <text:p>2019-10-14 17:52:08</text:p>
          </table:table-cell>
          <table:table-cell table:style-name="ce7" table:formula="of:=[.A428]" office:value-type="date" office:date-value="2019-10-14T17:52:08.280123" calcext:value-type="date">
            <text:p>2019-10-14 17:52:08</text:p>
          </table:table-cell>
          <table:table-cell table:formula="of:=TRUNC([.A428])" office:value-type="float" office:value="43752" calcext:value-type="float">
            <text:p>43752</text:p>
          </table:table-cell>
          <table:table-cell table:style-name="ce12" table:formula="of:=[.B428]-[.C428]" office:value-type="date" office:date-value="1899-12-30T17:52:08.28012288082" calcext:value-type="date">
            <text:p>12/30/99 05:52 PM</text:p>
          </table:table-cell>
          <table:table-cell table:formula="of:=MOD([.E427]-[.$E$2];[.$H$2])+1+[.$E$2]" office:value-type="float" office:value="226" calcext:value-type="float">
            <text:p>226</text:p>
          </table:table-cell>
          <table:table-cell table:formula="of:=MOD([.F427]+1/[.$H$2];5)" office:value-type="float" office:value="2.08333333333332" calcext:value-type="float">
            <text:p>2,08333333333332</text:p>
          </table:table-cell>
          <table:table-cell table:formula="of:=IF([.F428]=0;[.G427]+2+1/[.$H$2];[.G427]+1/[.$H$2])" office:value-type="float" office:value="7.08333333333331" calcext:value-type="float">
            <text:p>7,0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14T18:36:14.128513" calcext:value-type="date">
            <text:p>2019-10-14 18:36:14</text:p>
          </table:table-cell>
          <table:table-cell table:style-name="ce7" table:formula="of:=[.A429]" office:value-type="date" office:date-value="2019-10-14T18:36:14.128513" calcext:value-type="date">
            <text:p>2019-10-14 18:36:14</text:p>
          </table:table-cell>
          <table:table-cell table:formula="of:=TRUNC([.A429])" office:value-type="float" office:value="43752" calcext:value-type="float">
            <text:p>43752</text:p>
          </table:table-cell>
          <table:table-cell table:style-name="ce12" table:formula="of:=[.B429]-[.C429]" office:value-type="date" office:date-value="1899-12-30T18:36:14.12851306144" calcext:value-type="date">
            <text:p>12/30/99 06:36 PM</text:p>
          </table:table-cell>
          <table:table-cell table:formula="of:=MOD([.E428]-[.$E$2];[.$H$2])+1+[.$E$2]" office:value-type="float" office:value="227" calcext:value-type="float">
            <text:p>227</text:p>
          </table:table-cell>
          <table:table-cell table:formula="of:=MOD([.F428]+1/[.$H$2];5)" office:value-type="float" office:value="2.09999999999998" calcext:value-type="float">
            <text:p>2,09999999999998</text:p>
          </table:table-cell>
          <table:table-cell table:formula="of:=IF([.F429]=0;[.G428]+2+1/[.$H$2];[.G428]+1/[.$H$2])" office:value-type="float" office:value="7.09999999999998" calcext:value-type="float">
            <text:p>7,0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14T17:52:24.695068" calcext:value-type="date">
            <text:p>2019-10-14 17:52:25</text:p>
          </table:table-cell>
          <table:table-cell table:style-name="ce7" table:formula="of:=[.A430]" office:value-type="date" office:date-value="2019-10-14T17:52:24.695068" calcext:value-type="date">
            <text:p>2019-10-14 17:52:25</text:p>
          </table:table-cell>
          <table:table-cell table:formula="of:=TRUNC([.A430])" office:value-type="float" office:value="43752" calcext:value-type="float">
            <text:p>43752</text:p>
          </table:table-cell>
          <table:table-cell table:style-name="ce12" table:formula="of:=[.B430]-[.C430]" office:value-type="date" office:date-value="1899-12-30T17:52:24.69506791793" calcext:value-type="date">
            <text:p>12/30/99 05:52 PM</text:p>
          </table:table-cell>
          <table:table-cell table:formula="of:=MOD([.E429]-[.$E$2];[.$H$2])+1+[.$E$2]" office:value-type="float" office:value="228" calcext:value-type="float">
            <text:p>228</text:p>
          </table:table-cell>
          <table:table-cell table:formula="of:=MOD([.F429]+1/[.$H$2];5)" office:value-type="float" office:value="2.11666666666665" calcext:value-type="float">
            <text:p>2,11666666666665</text:p>
          </table:table-cell>
          <table:table-cell table:formula="of:=IF([.F430]=0;[.G429]+2+1/[.$H$2];[.G429]+1/[.$H$2])" office:value-type="float" office:value="7.11666666666665" calcext:value-type="float">
            <text:p>7,1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14T17:55:10.783508" calcext:value-type="date">
            <text:p>2019-10-14 17:55:11</text:p>
          </table:table-cell>
          <table:table-cell table:style-name="ce7" table:formula="of:=[.A431]" office:value-type="date" office:date-value="2019-10-14T17:55:10.783508" calcext:value-type="date">
            <text:p>2019-10-14 17:55:11</text:p>
          </table:table-cell>
          <table:table-cell table:formula="of:=TRUNC([.A431])" office:value-type="float" office:value="43752" calcext:value-type="float">
            <text:p>43752</text:p>
          </table:table-cell>
          <table:table-cell table:style-name="ce12" table:formula="of:=[.B431]-[.C431]" office:value-type="date" office:date-value="1899-12-30T17:55:10.78350835014" calcext:value-type="date">
            <text:p>12/30/99 05:55 PM</text:p>
          </table:table-cell>
          <table:table-cell table:formula="of:=MOD([.E430]-[.$E$2];[.$H$2])+1+[.$E$2]" office:value-type="float" office:value="229" calcext:value-type="float">
            <text:p>229</text:p>
          </table:table-cell>
          <table:table-cell table:formula="of:=MOD([.F430]+1/[.$H$2];5)" office:value-type="float" office:value="2.13333333333332" calcext:value-type="float">
            <text:p>2,13333333333332</text:p>
          </table:table-cell>
          <table:table-cell table:formula="of:=IF([.F431]=0;[.G430]+2+1/[.$H$2];[.G430]+1/[.$H$2])" office:value-type="float" office:value="7.13333333333331" calcext:value-type="float">
            <text:p>7,1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14T17:52:02.435189" calcext:value-type="date">
            <text:p>2019-10-14 17:52:02</text:p>
          </table:table-cell>
          <table:table-cell table:style-name="ce7" table:formula="of:=[.A432]" office:value-type="date" office:date-value="2019-10-14T17:52:02.435189" calcext:value-type="date">
            <text:p>2019-10-14 17:52:02</text:p>
          </table:table-cell>
          <table:table-cell table:formula="of:=TRUNC([.A432])" office:value-type="float" office:value="43752" calcext:value-type="float">
            <text:p>43752</text:p>
          </table:table-cell>
          <table:table-cell table:style-name="ce12" table:formula="of:=[.B432]-[.C432]" office:value-type="date" office:date-value="1899-12-30T17:52:02.43518941104" calcext:value-type="date">
            <text:p>12/30/99 05:52 PM</text:p>
          </table:table-cell>
          <table:table-cell table:formula="of:=MOD([.E431]-[.$E$2];[.$H$2])+1+[.$E$2]" office:value-type="float" office:value="230" calcext:value-type="float">
            <text:p>230</text:p>
          </table:table-cell>
          <table:table-cell table:formula="of:=MOD([.F431]+1/[.$H$2];5)" office:value-type="float" office:value="2.14999999999998" calcext:value-type="float">
            <text:p>2,14999999999998</text:p>
          </table:table-cell>
          <table:table-cell table:formula="of:=IF([.F432]=0;[.G431]+2+1/[.$H$2];[.G431]+1/[.$H$2])" office:value-type="float" office:value="7.14999999999998" calcext:value-type="float">
            <text:p>7,1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14T17:27:04.350591" calcext:value-type="date">
            <text:p>2019-10-14 17:27:04</text:p>
          </table:table-cell>
          <table:table-cell table:style-name="ce7" table:formula="of:=[.A433]" office:value-type="date" office:date-value="2019-10-14T17:27:04.350591" calcext:value-type="date">
            <text:p>2019-10-14 17:27:04</text:p>
          </table:table-cell>
          <table:table-cell table:formula="of:=TRUNC([.A433])" office:value-type="float" office:value="43752" calcext:value-type="float">
            <text:p>43752</text:p>
          </table:table-cell>
          <table:table-cell table:style-name="ce12" table:formula="of:=[.B433]-[.C433]" office:value-type="date" office:date-value="1899-12-30T17:27:04.35059105046" calcext:value-type="date">
            <text:p>12/30/99 05:27 PM</text:p>
          </table:table-cell>
          <table:table-cell table:formula="of:=MOD([.E432]-[.$E$2];[.$H$2])+1+[.$E$2]" office:value-type="float" office:value="231" calcext:value-type="float">
            <text:p>231</text:p>
          </table:table-cell>
          <table:table-cell table:formula="of:=MOD([.F432]+1/[.$H$2];5)" office:value-type="float" office:value="2.16666666666665" calcext:value-type="float">
            <text:p>2,16666666666665</text:p>
          </table:table-cell>
          <table:table-cell table:formula="of:=IF([.F433]=0;[.G432]+2+1/[.$H$2];[.G432]+1/[.$H$2])" office:value-type="float" office:value="7.16666666666665" calcext:value-type="float">
            <text:p>7,1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14T17:47:48.960083" calcext:value-type="date">
            <text:p>2019-10-14 17:47:49</text:p>
          </table:table-cell>
          <table:table-cell table:style-name="ce7" table:formula="of:=[.A434]" office:value-type="date" office:date-value="2019-10-14T17:47:48.960083" calcext:value-type="date">
            <text:p>2019-10-14 17:47:49</text:p>
          </table:table-cell>
          <table:table-cell table:formula="of:=TRUNC([.A434])" office:value-type="float" office:value="43752" calcext:value-type="float">
            <text:p>43752</text:p>
          </table:table-cell>
          <table:table-cell table:style-name="ce12" table:formula="of:=[.B434]-[.C434]" office:value-type="date" office:date-value="1899-12-30T17:47:48.96008255426" calcext:value-type="date">
            <text:p>12/30/99 05:47 PM</text:p>
          </table:table-cell>
          <table:table-cell table:formula="of:=MOD([.E433]-[.$E$2];[.$H$2])+1+[.$E$2]" office:value-type="float" office:value="232" calcext:value-type="float">
            <text:p>232</text:p>
          </table:table-cell>
          <table:table-cell table:formula="of:=MOD([.F433]+1/[.$H$2];5)" office:value-type="float" office:value="2.18333333333332" calcext:value-type="float">
            <text:p>2,18333333333332</text:p>
          </table:table-cell>
          <table:table-cell table:formula="of:=IF([.F434]=0;[.G433]+2+1/[.$H$2];[.G433]+1/[.$H$2])" office:value-type="float" office:value="7.18333333333331" calcext:value-type="float">
            <text:p>7,1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14T18:34:15.78536" calcext:value-type="date">
            <text:p>2019-10-14 18:34:16</text:p>
          </table:table-cell>
          <table:table-cell table:style-name="ce7" table:formula="of:=[.A435]" office:value-type="date" office:date-value="2019-10-14T18:34:15.78536" calcext:value-type="date">
            <text:p>2019-10-14 18:34:16</text:p>
          </table:table-cell>
          <table:table-cell table:formula="of:=TRUNC([.A435])" office:value-type="float" office:value="43752" calcext:value-type="float">
            <text:p>43752</text:p>
          </table:table-cell>
          <table:table-cell table:style-name="ce12" table:formula="of:=[.B435]-[.C435]" office:value-type="date" office:date-value="1899-12-30T18:34:15.78535969835" calcext:value-type="date">
            <text:p>12/30/99 06:34 PM</text:p>
          </table:table-cell>
          <table:table-cell table:formula="of:=MOD([.E434]-[.$E$2];[.$H$2])+1+[.$E$2]" office:value-type="float" office:value="233" calcext:value-type="float">
            <text:p>233</text:p>
          </table:table-cell>
          <table:table-cell table:formula="of:=MOD([.F434]+1/[.$H$2];5)" office:value-type="float" office:value="2.19999999999998" calcext:value-type="float">
            <text:p>2,19999999999998</text:p>
          </table:table-cell>
          <table:table-cell table:formula="of:=IF([.F435]=0;[.G434]+2+1/[.$H$2];[.G434]+1/[.$H$2])" office:value-type="float" office:value="7.19999999999998" calcext:value-type="float">
            <text:p>7,1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14T17:54:08.524209" calcext:value-type="date">
            <text:p>2019-10-14 17:54:09</text:p>
          </table:table-cell>
          <table:table-cell table:style-name="ce7" table:formula="of:=[.A436]" office:value-type="date" office:date-value="2019-10-14T17:54:08.524209" calcext:value-type="date">
            <text:p>2019-10-14 17:54:09</text:p>
          </table:table-cell>
          <table:table-cell table:formula="of:=TRUNC([.A436])" office:value-type="float" office:value="43752" calcext:value-type="float">
            <text:p>43752</text:p>
          </table:table-cell>
          <table:table-cell table:style-name="ce12" table:formula="of:=[.B436]-[.C436]" office:value-type="date" office:date-value="1899-12-30T17:54:08.52420890238" calcext:value-type="date">
            <text:p>12/30/99 05:54 PM</text:p>
          </table:table-cell>
          <table:table-cell table:formula="of:=MOD([.E435]-[.$E$2];[.$H$2])+1+[.$E$2]" office:value-type="float" office:value="234" calcext:value-type="float">
            <text:p>234</text:p>
          </table:table-cell>
          <table:table-cell table:formula="of:=MOD([.F435]+1/[.$H$2];5)" office:value-type="float" office:value="2.21666666666665" calcext:value-type="float">
            <text:p>2,21666666666665</text:p>
          </table:table-cell>
          <table:table-cell table:formula="of:=IF([.F436]=0;[.G435]+2+1/[.$H$2];[.G435]+1/[.$H$2])" office:value-type="float" office:value="7.21666666666665" calcext:value-type="float">
            <text:p>7,2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14T17:56:27.179315" calcext:value-type="date">
            <text:p>2019-10-14 17:56:27</text:p>
          </table:table-cell>
          <table:table-cell table:style-name="ce7" table:formula="of:=[.A437]" office:value-type="date" office:date-value="2019-10-14T17:56:27.179315" calcext:value-type="date">
            <text:p>2019-10-14 17:56:27</text:p>
          </table:table-cell>
          <table:table-cell table:formula="of:=TRUNC([.A437])" office:value-type="float" office:value="43752" calcext:value-type="float">
            <text:p>43752</text:p>
          </table:table-cell>
          <table:table-cell table:style-name="ce12" table:formula="of:=[.B437]-[.C437]" office:value-type="date" office:date-value="1899-12-30T17:56:27.17931455467" calcext:value-type="date">
            <text:p>12/30/99 05:56 PM</text:p>
          </table:table-cell>
          <table:table-cell table:formula="of:=MOD([.E436]-[.$E$2];[.$H$2])+1+[.$E$2]" office:value-type="float" office:value="235" calcext:value-type="float">
            <text:p>235</text:p>
          </table:table-cell>
          <table:table-cell table:formula="of:=MOD([.F436]+1/[.$H$2];5)" office:value-type="float" office:value="2.23333333333332" calcext:value-type="float">
            <text:p>2,23333333333332</text:p>
          </table:table-cell>
          <table:table-cell table:formula="of:=IF([.F437]=0;[.G436]+2+1/[.$H$2];[.G436]+1/[.$H$2])" office:value-type="float" office:value="7.23333333333331" calcext:value-type="float">
            <text:p>7,2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14T18:13:49.131315" calcext:value-type="date">
            <text:p>2019-10-14 18:13:49</text:p>
          </table:table-cell>
          <table:table-cell table:style-name="ce7" table:formula="of:=[.A438]" office:value-type="date" office:date-value="2019-10-14T18:13:49.131315" calcext:value-type="date">
            <text:p>2019-10-14 18:13:49</text:p>
          </table:table-cell>
          <table:table-cell table:formula="of:=TRUNC([.A438])" office:value-type="float" office:value="43752" calcext:value-type="float">
            <text:p>43752</text:p>
          </table:table-cell>
          <table:table-cell table:style-name="ce12" table:formula="of:=[.B438]-[.C438]" office:value-type="date" office:date-value="1899-12-30T18:13:49.13131483365" calcext:value-type="date">
            <text:p>12/30/99 06:13 PM</text:p>
          </table:table-cell>
          <table:table-cell table:formula="of:=MOD([.E437]-[.$E$2];[.$H$2])+1+[.$E$2]" office:value-type="float" office:value="236" calcext:value-type="float">
            <text:p>236</text:p>
          </table:table-cell>
          <table:table-cell table:formula="of:=MOD([.F437]+1/[.$H$2];5)" office:value-type="float" office:value="2.24999999999998" calcext:value-type="float">
            <text:p>2,24999999999998</text:p>
          </table:table-cell>
          <table:table-cell table:formula="of:=IF([.F438]=0;[.G437]+2+1/[.$H$2];[.G437]+1/[.$H$2])" office:value-type="float" office:value="7.24999999999998" calcext:value-type="float">
            <text:p>7,2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14T18:03:24.246696" calcext:value-type="date">
            <text:p>2019-10-14 18:03:24</text:p>
          </table:table-cell>
          <table:table-cell table:style-name="ce7" table:formula="of:=[.A439]" office:value-type="date" office:date-value="2019-10-14T18:03:24.246696" calcext:value-type="date">
            <text:p>2019-10-14 18:03:24</text:p>
          </table:table-cell>
          <table:table-cell table:formula="of:=TRUNC([.A439])" office:value-type="float" office:value="43752" calcext:value-type="float">
            <text:p>43752</text:p>
          </table:table-cell>
          <table:table-cell table:style-name="ce12" table:formula="of:=[.B439]-[.C439]" office:value-type="date" office:date-value="1899-12-30T18:03:24.24669629429" calcext:value-type="date">
            <text:p>12/30/99 06:03 PM</text:p>
          </table:table-cell>
          <table:table-cell table:formula="of:=MOD([.E438]-[.$E$2];[.$H$2])+1+[.$E$2]" office:value-type="float" office:value="237" calcext:value-type="float">
            <text:p>237</text:p>
          </table:table-cell>
          <table:table-cell table:formula="of:=MOD([.F438]+1/[.$H$2];5)" office:value-type="float" office:value="2.26666666666665" calcext:value-type="float">
            <text:p>2,26666666666665</text:p>
          </table:table-cell>
          <table:table-cell table:formula="of:=IF([.F439]=0;[.G438]+2+1/[.$H$2];[.G438]+1/[.$H$2])" office:value-type="float" office:value="7.26666666666665" calcext:value-type="float">
            <text:p>7,2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14T17:35:13.273197" calcext:value-type="date">
            <text:p>2019-10-14 17:35:13</text:p>
          </table:table-cell>
          <table:table-cell table:style-name="ce7" table:formula="of:=[.A440]" office:value-type="date" office:date-value="2019-10-14T17:35:13.273197" calcext:value-type="date">
            <text:p>2019-10-14 17:35:13</text:p>
          </table:table-cell>
          <table:table-cell table:formula="of:=TRUNC([.A440])" office:value-type="float" office:value="43752" calcext:value-type="float">
            <text:p>43752</text:p>
          </table:table-cell>
          <table:table-cell table:style-name="ce12" table:formula="of:=[.B440]-[.C440]" office:value-type="date" office:date-value="1899-12-30T17:35:13.27319748234" calcext:value-type="date">
            <text:p>12/30/99 05:35 PM</text:p>
          </table:table-cell>
          <table:table-cell table:formula="of:=MOD([.E439]-[.$E$2];[.$H$2])+1+[.$E$2]" office:value-type="float" office:value="238" calcext:value-type="float">
            <text:p>238</text:p>
          </table:table-cell>
          <table:table-cell table:formula="of:=MOD([.F439]+1/[.$H$2];5)" office:value-type="float" office:value="2.28333333333332" calcext:value-type="float">
            <text:p>2,28333333333332</text:p>
          </table:table-cell>
          <table:table-cell table:formula="of:=IF([.F440]=0;[.G439]+2+1/[.$H$2];[.G439]+1/[.$H$2])" office:value-type="float" office:value="7.28333333333331" calcext:value-type="float">
            <text:p>7,2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14T18:15:02.93772" calcext:value-type="date">
            <text:p>2019-10-14 18:15:03</text:p>
          </table:table-cell>
          <table:table-cell table:style-name="ce7" table:formula="of:=[.A441]" office:value-type="date" office:date-value="2019-10-14T18:15:02.93772" calcext:value-type="date">
            <text:p>2019-10-14 18:15:03</text:p>
          </table:table-cell>
          <table:table-cell table:formula="of:=TRUNC([.A441])" office:value-type="float" office:value="43752" calcext:value-type="float">
            <text:p>43752</text:p>
          </table:table-cell>
          <table:table-cell table:style-name="ce12" table:formula="of:=[.B441]-[.C441]" office:value-type="date" office:date-value="1899-12-30T18:15:02.93772022706" calcext:value-type="date">
            <text:p>12/30/99 06:15 PM</text:p>
          </table:table-cell>
          <table:table-cell table:formula="of:=MOD([.E440]-[.$E$2];[.$H$2])+1+[.$E$2]" office:value-type="float" office:value="239" calcext:value-type="float">
            <text:p>239</text:p>
          </table:table-cell>
          <table:table-cell table:formula="of:=MOD([.F440]+1/[.$H$2];5)" office:value-type="float" office:value="2.29999999999998" calcext:value-type="float">
            <text:p>2,29999999999998</text:p>
          </table:table-cell>
          <table:table-cell table:formula="of:=IF([.F441]=0;[.G440]+2+1/[.$H$2];[.G440]+1/[.$H$2])" office:value-type="float" office:value="7.29999999999998" calcext:value-type="float">
            <text:p>7,2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14T17:35:29.439204" calcext:value-type="date">
            <text:p>2019-10-14 17:35:29</text:p>
          </table:table-cell>
          <table:table-cell table:style-name="ce7" table:formula="of:=[.A442]" office:value-type="date" office:date-value="2019-10-14T17:35:29.439204" calcext:value-type="date">
            <text:p>2019-10-14 17:35:29</text:p>
          </table:table-cell>
          <table:table-cell table:formula="of:=TRUNC([.A442])" office:value-type="float" office:value="43752" calcext:value-type="float">
            <text:p>43752</text:p>
          </table:table-cell>
          <table:table-cell table:style-name="ce12" table:formula="of:=[.B442]-[.C442]" office:value-type="date" office:date-value="1899-12-30T17:35:29.43920439575" calcext:value-type="date">
            <text:p>12/30/99 05:35 PM</text:p>
          </table:table-cell>
          <table:table-cell table:formula="of:=MOD([.E441]-[.$E$2];[.$H$2])+1+[.$E$2]" office:value-type="float" office:value="240" calcext:value-type="float">
            <text:p>240</text:p>
          </table:table-cell>
          <table:table-cell table:formula="of:=MOD([.F441]+1/[.$H$2];5)" office:value-type="float" office:value="2.31666666666665" calcext:value-type="float">
            <text:p>2,31666666666665</text:p>
          </table:table-cell>
          <table:table-cell table:formula="of:=IF([.F442]=0;[.G441]+2+1/[.$H$2];[.G441]+1/[.$H$2])" office:value-type="float" office:value="7.31666666666665" calcext:value-type="float">
            <text:p>7,3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3]))" office:value-type="date" office:date-value="2019-10-14T17:44:46.838387" calcext:value-type="date">
            <text:p>2019-10-14 17:44:47</text:p>
          </table:table-cell>
          <table:table-cell table:style-name="ce7" table:formula="of:=[.A443]" office:value-type="date" office:date-value="2019-10-14T17:44:46.838387" calcext:value-type="date">
            <text:p>2019-10-14 17:44:47</text:p>
          </table:table-cell>
          <table:table-cell table:formula="of:=TRUNC([.A443])" office:value-type="float" office:value="43752" calcext:value-type="float">
            <text:p>43752</text:p>
          </table:table-cell>
          <table:table-cell table:style-name="ce12" table:formula="of:=[.B443]-[.C443]" office:value-type="date" office:date-value="1899-12-30T17:44:46.83838695288" calcext:value-type="date">
            <text:p>12/30/99 05:44 PM</text:p>
          </table:table-cell>
          <table:table-cell table:formula="of:=MOD([.E442]-[.$E$2];[.$H$2])+1+[.$E$2]" office:value-type="float" office:value="241" calcext:value-type="float">
            <text:p>241</text:p>
          </table:table-cell>
          <table:table-cell table:formula="of:=MOD([.F442]+1/[.$H$2];5)" office:value-type="float" office:value="2.33333333333332" calcext:value-type="float">
            <text:p>2,33333333333332</text:p>
          </table:table-cell>
          <table:table-cell table:formula="of:=IF([.F443]=0;[.G442]+2+1/[.$H$2];[.G442]+1/[.$H$2])" office:value-type="float" office:value="7.33333333333331" calcext:value-type="float">
            <text:p>7,3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4]))" office:value-type="date" office:date-value="2019-10-14T18:15:05.12547" calcext:value-type="date">
            <text:p>2019-10-14 18:15:05</text:p>
          </table:table-cell>
          <table:table-cell table:style-name="ce7" table:formula="of:=[.A444]" office:value-type="date" office:date-value="2019-10-14T18:15:05.12547" calcext:value-type="date">
            <text:p>2019-10-14 18:15:05</text:p>
          </table:table-cell>
          <table:table-cell table:formula="of:=TRUNC([.A444])" office:value-type="float" office:value="43752" calcext:value-type="float">
            <text:p>43752</text:p>
          </table:table-cell>
          <table:table-cell table:style-name="ce12" table:formula="of:=[.B444]-[.C444]" office:value-type="date" office:date-value="1899-12-30T18:15:05.12546987738" calcext:value-type="date">
            <text:p>12/30/99 06:15 PM</text:p>
          </table:table-cell>
          <table:table-cell table:formula="of:=MOD([.E443]-[.$E$2];[.$H$2])+1+[.$E$2]" office:value-type="float" office:value="242" calcext:value-type="float">
            <text:p>242</text:p>
          </table:table-cell>
          <table:table-cell table:formula="of:=MOD([.F443]+1/[.$H$2];5)" office:value-type="float" office:value="2.34999999999998" calcext:value-type="float">
            <text:p>2,34999999999998</text:p>
          </table:table-cell>
          <table:table-cell table:formula="of:=IF([.F444]=0;[.G443]+2+1/[.$H$2];[.G443]+1/[.$H$2])" office:value-type="float" office:value="7.34999999999998" calcext:value-type="float">
            <text:p>7,3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5]))" office:value-type="date" office:date-value="2019-10-14T18:12:39.73567" calcext:value-type="date">
            <text:p>2019-10-14 18:12:40</text:p>
          </table:table-cell>
          <table:table-cell table:style-name="ce7" table:formula="of:=[.A445]" office:value-type="date" office:date-value="2019-10-14T18:12:39.73567" calcext:value-type="date">
            <text:p>2019-10-14 18:12:40</text:p>
          </table:table-cell>
          <table:table-cell table:formula="of:=TRUNC([.A445])" office:value-type="float" office:value="43752" calcext:value-type="float">
            <text:p>43752</text:p>
          </table:table-cell>
          <table:table-cell table:style-name="ce12" table:formula="of:=[.B445]-[.C445]" office:value-type="date" office:date-value="1899-12-30T18:12:39.73566994071" calcext:value-type="date">
            <text:p>12/30/99 06:12 PM</text:p>
          </table:table-cell>
          <table:table-cell table:formula="of:=MOD([.E444]-[.$E$2];[.$H$2])+1+[.$E$2]" office:value-type="float" office:value="243" calcext:value-type="float">
            <text:p>243</text:p>
          </table:table-cell>
          <table:table-cell table:formula="of:=MOD([.F444]+1/[.$H$2];5)" office:value-type="float" office:value="2.36666666666665" calcext:value-type="float">
            <text:p>2,36666666666665</text:p>
          </table:table-cell>
          <table:table-cell table:formula="of:=IF([.F445]=0;[.G444]+2+1/[.$H$2];[.G444]+1/[.$H$2])" office:value-type="float" office:value="7.36666666666665" calcext:value-type="float">
            <text:p>7,3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6]))" office:value-type="date" office:date-value="2019-10-14T18:15:19.504428" calcext:value-type="date">
            <text:p>2019-10-14 18:15:20</text:p>
          </table:table-cell>
          <table:table-cell table:style-name="ce7" table:formula="of:=[.A446]" office:value-type="date" office:date-value="2019-10-14T18:15:19.504428" calcext:value-type="date">
            <text:p>2019-10-14 18:15:20</text:p>
          </table:table-cell>
          <table:table-cell table:formula="of:=TRUNC([.A446])" office:value-type="float" office:value="43752" calcext:value-type="float">
            <text:p>43752</text:p>
          </table:table-cell>
          <table:table-cell table:style-name="ce12" table:formula="of:=[.B446]-[.C446]" office:value-type="date" office:date-value="1899-12-30T18:15:19.50442779344" calcext:value-type="date">
            <text:p>12/30/99 06:15 PM</text:p>
          </table:table-cell>
          <table:table-cell table:formula="of:=MOD([.E445]-[.$E$2];[.$H$2])+1+[.$E$2]" office:value-type="float" office:value="244" calcext:value-type="float">
            <text:p>244</text:p>
          </table:table-cell>
          <table:table-cell table:formula="of:=MOD([.F445]+1/[.$H$2];5)" office:value-type="float" office:value="2.38333333333332" calcext:value-type="float">
            <text:p>2,38333333333332</text:p>
          </table:table-cell>
          <table:table-cell table:formula="of:=IF([.F446]=0;[.G445]+2+1/[.$H$2];[.G445]+1/[.$H$2])" office:value-type="float" office:value="7.38333333333331" calcext:value-type="float">
            <text:p>7,3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7]))" office:value-type="date" office:date-value="2019-10-14T17:39:25.709204" calcext:value-type="date">
            <text:p>2019-10-14 17:39:26</text:p>
          </table:table-cell>
          <table:table-cell table:style-name="ce7" table:formula="of:=[.A447]" office:value-type="date" office:date-value="2019-10-14T17:39:25.709204" calcext:value-type="date">
            <text:p>2019-10-14 17:39:26</text:p>
          </table:table-cell>
          <table:table-cell table:formula="of:=TRUNC([.A447])" office:value-type="float" office:value="43752" calcext:value-type="float">
            <text:p>43752</text:p>
          </table:table-cell>
          <table:table-cell table:style-name="ce12" table:formula="of:=[.B447]-[.C447]" office:value-type="date" office:date-value="1899-12-30T17:39:25.70920378435" calcext:value-type="date">
            <text:p>12/30/99 05:39 PM</text:p>
          </table:table-cell>
          <table:table-cell table:formula="of:=MOD([.E446]-[.$E$2];[.$H$2])+1+[.$E$2]" office:value-type="float" office:value="245" calcext:value-type="float">
            <text:p>245</text:p>
          </table:table-cell>
          <table:table-cell table:formula="of:=MOD([.F446]+1/[.$H$2];5)" office:value-type="float" office:value="2.39999999999998" calcext:value-type="float">
            <text:p>2,39999999999998</text:p>
          </table:table-cell>
          <table:table-cell table:formula="of:=IF([.F447]=0;[.G446]+2+1/[.$H$2];[.G446]+1/[.$H$2])" office:value-type="float" office:value="7.39999999999998" calcext:value-type="float">
            <text:p>7,3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8]))" office:value-type="date" office:date-value="2019-10-14T17:56:43.249454" calcext:value-type="date">
            <text:p>2019-10-14 17:56:43</text:p>
          </table:table-cell>
          <table:table-cell table:style-name="ce7" table:formula="of:=[.A448]" office:value-type="date" office:date-value="2019-10-14T17:56:43.249454" calcext:value-type="date">
            <text:p>2019-10-14 17:56:43</text:p>
          </table:table-cell>
          <table:table-cell table:formula="of:=TRUNC([.A448])" office:value-type="float" office:value="43752" calcext:value-type="float">
            <text:p>43752</text:p>
          </table:table-cell>
          <table:table-cell table:style-name="ce12" table:formula="of:=[.B448]-[.C448]" office:value-type="date" office:date-value="1899-12-30T17:56:43.2494540792" calcext:value-type="date">
            <text:p>12/30/99 05:56 PM</text:p>
          </table:table-cell>
          <table:table-cell table:formula="of:=MOD([.E447]-[.$E$2];[.$H$2])+1+[.$E$2]" office:value-type="float" office:value="246" calcext:value-type="float">
            <text:p>246</text:p>
          </table:table-cell>
          <table:table-cell table:formula="of:=MOD([.F447]+1/[.$H$2];5)" office:value-type="float" office:value="2.41666666666665" calcext:value-type="float">
            <text:p>2,41666666666665</text:p>
          </table:table-cell>
          <table:table-cell table:formula="of:=IF([.F448]=0;[.G447]+2+1/[.$H$2];[.G447]+1/[.$H$2])" office:value-type="float" office:value="7.41666666666665" calcext:value-type="float">
            <text:p>7,4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9]))" office:value-type="date" office:date-value="2019-10-14T17:39:30.660852" calcext:value-type="date">
            <text:p>2019-10-14 17:39:31</text:p>
          </table:table-cell>
          <table:table-cell table:style-name="ce7" table:formula="of:=[.A449]" office:value-type="date" office:date-value="2019-10-14T17:39:30.660852" calcext:value-type="date">
            <text:p>2019-10-14 17:39:31</text:p>
          </table:table-cell>
          <table:table-cell table:formula="of:=TRUNC([.A449])" office:value-type="float" office:value="43752" calcext:value-type="float">
            <text:p>43752</text:p>
          </table:table-cell>
          <table:table-cell table:style-name="ce12" table:formula="of:=[.B449]-[.C449]" office:value-type="date" office:date-value="1899-12-30T17:39:30.6608516397" calcext:value-type="date">
            <text:p>12/30/99 05:39 PM</text:p>
          </table:table-cell>
          <table:table-cell table:formula="of:=MOD([.E448]-[.$E$2];[.$H$2])+1+[.$E$2]" office:value-type="float" office:value="247" calcext:value-type="float">
            <text:p>247</text:p>
          </table:table-cell>
          <table:table-cell table:formula="of:=MOD([.F448]+1/[.$H$2];5)" office:value-type="float" office:value="2.43333333333332" calcext:value-type="float">
            <text:p>2,43333333333332</text:p>
          </table:table-cell>
          <table:table-cell table:formula="of:=IF([.F449]=0;[.G448]+2+1/[.$H$2];[.G448]+1/[.$H$2])" office:value-type="float" office:value="7.43333333333331" calcext:value-type="float">
            <text:p>7,4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0]))" office:value-type="date" office:date-value="2019-10-14T18:23:01.038533" calcext:value-type="date">
            <text:p>2019-10-14 18:23:01</text:p>
          </table:table-cell>
          <table:table-cell table:style-name="ce7" table:formula="of:=[.A450]" office:value-type="date" office:date-value="2019-10-14T18:23:01.038533" calcext:value-type="date">
            <text:p>2019-10-14 18:23:01</text:p>
          </table:table-cell>
          <table:table-cell table:formula="of:=TRUNC([.A450])" office:value-type="float" office:value="43752" calcext:value-type="float">
            <text:p>43752</text:p>
          </table:table-cell>
          <table:table-cell table:style-name="ce12" table:formula="of:=[.B450]-[.C450]" office:value-type="date" office:date-value="1899-12-30T18:23:01.03853298817" calcext:value-type="date">
            <text:p>12/30/99 06:23 PM</text:p>
          </table:table-cell>
          <table:table-cell table:formula="of:=MOD([.E449]-[.$E$2];[.$H$2])+1+[.$E$2]" office:value-type="float" office:value="248" calcext:value-type="float">
            <text:p>248</text:p>
          </table:table-cell>
          <table:table-cell table:formula="of:=MOD([.F449]+1/[.$H$2];5)" office:value-type="float" office:value="2.44999999999998" calcext:value-type="float">
            <text:p>2,44999999999998</text:p>
          </table:table-cell>
          <table:table-cell table:formula="of:=IF([.F450]=0;[.G449]+2+1/[.$H$2];[.G449]+1/[.$H$2])" office:value-type="float" office:value="7.44999999999998" calcext:value-type="float">
            <text:p>7,4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1]))" office:value-type="date" office:date-value="2019-10-14T18:06:16.78009" calcext:value-type="date">
            <text:p>2019-10-14 18:06:17</text:p>
          </table:table-cell>
          <table:table-cell table:style-name="ce7" table:formula="of:=[.A451]" office:value-type="date" office:date-value="2019-10-14T18:06:16.78009" calcext:value-type="date">
            <text:p>2019-10-14 18:06:17</text:p>
          </table:table-cell>
          <table:table-cell table:formula="of:=TRUNC([.A451])" office:value-type="float" office:value="43752" calcext:value-type="float">
            <text:p>43752</text:p>
          </table:table-cell>
          <table:table-cell table:style-name="ce12" table:formula="of:=[.B451]-[.C451]" office:value-type="date" office:date-value="1899-12-30T18:06:16.780089573" calcext:value-type="date">
            <text:p>12/30/99 06:06 PM</text:p>
          </table:table-cell>
          <table:table-cell table:formula="of:=MOD([.E450]-[.$E$2];[.$H$2])+1+[.$E$2]" office:value-type="float" office:value="249" calcext:value-type="float">
            <text:p>249</text:p>
          </table:table-cell>
          <table:table-cell table:formula="of:=MOD([.F450]+1/[.$H$2];5)" office:value-type="float" office:value="2.46666666666665" calcext:value-type="float">
            <text:p>2,46666666666665</text:p>
          </table:table-cell>
          <table:table-cell table:formula="of:=IF([.F451]=0;[.G450]+2+1/[.$H$2];[.G450]+1/[.$H$2])" office:value-type="float" office:value="7.46666666666665" calcext:value-type="float">
            <text:p>7,4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2]))" office:value-type="date" office:date-value="2019-10-14T18:00:10.949876" calcext:value-type="date">
            <text:p>2019-10-14 18:00:11</text:p>
          </table:table-cell>
          <table:table-cell table:style-name="ce7" table:formula="of:=[.A452]" office:value-type="date" office:date-value="2019-10-14T18:00:10.949876" calcext:value-type="date">
            <text:p>2019-10-14 18:00:11</text:p>
          </table:table-cell>
          <table:table-cell table:formula="of:=TRUNC([.A452])" office:value-type="float" office:value="43752" calcext:value-type="float">
            <text:p>43752</text:p>
          </table:table-cell>
          <table:table-cell table:style-name="ce12" table:formula="of:=[.B452]-[.C452]" office:value-type="date" office:date-value="1899-12-30T18:00:10.94987585675" calcext:value-type="date">
            <text:p>12/30/99 06:00 PM</text:p>
          </table:table-cell>
          <table:table-cell table:formula="of:=MOD([.E451]-[.$E$2];[.$H$2])+1+[.$E$2]" office:value-type="float" office:value="250" calcext:value-type="float">
            <text:p>250</text:p>
          </table:table-cell>
          <table:table-cell table:formula="of:=MOD([.F451]+1/[.$H$2];5)" office:value-type="float" office:value="2.48333333333332" calcext:value-type="float">
            <text:p>2,48333333333332</text:p>
          </table:table-cell>
          <table:table-cell table:formula="of:=IF([.F452]=0;[.G451]+2+1/[.$H$2];[.G451]+1/[.$H$2])" office:value-type="float" office:value="7.48333333333331" calcext:value-type="float">
            <text:p>7,4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3]))" office:value-type="date" office:date-value="2019-10-14T17:46:02.724102" calcext:value-type="date">
            <text:p>2019-10-14 17:46:03</text:p>
          </table:table-cell>
          <table:table-cell table:style-name="ce7" table:formula="of:=[.A453]" office:value-type="date" office:date-value="2019-10-14T17:46:02.724102" calcext:value-type="date">
            <text:p>2019-10-14 17:46:03</text:p>
          </table:table-cell>
          <table:table-cell table:formula="of:=TRUNC([.A453])" office:value-type="float" office:value="43752" calcext:value-type="float">
            <text:p>43752</text:p>
          </table:table-cell>
          <table:table-cell table:style-name="ce12" table:formula="of:=[.B453]-[.C453]" office:value-type="date" office:date-value="1899-12-30T17:46:02.72410238162" calcext:value-type="date">
            <text:p>12/30/99 05:46 PM</text:p>
          </table:table-cell>
          <table:table-cell table:formula="of:=MOD([.E452]-[.$E$2];[.$H$2])+1+[.$E$2]" office:value-type="float" office:value="251" calcext:value-type="float">
            <text:p>251</text:p>
          </table:table-cell>
          <table:table-cell table:formula="of:=MOD([.F452]+1/[.$H$2];5)" office:value-type="float" office:value="2.49999999999998" calcext:value-type="float">
            <text:p>2,49999999999998</text:p>
          </table:table-cell>
          <table:table-cell table:formula="of:=IF([.F453]=0;[.G452]+2+1/[.$H$2];[.G452]+1/[.$H$2])" office:value-type="float" office:value="7.49999999999998" calcext:value-type="float">
            <text:p>7,4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4]))" office:value-type="date" office:date-value="2019-10-14T17:58:15.120724" calcext:value-type="date">
            <text:p>2019-10-14 17:58:15</text:p>
          </table:table-cell>
          <table:table-cell table:style-name="ce7" table:formula="of:=[.A454]" office:value-type="date" office:date-value="2019-10-14T17:58:15.120724" calcext:value-type="date">
            <text:p>2019-10-14 17:58:15</text:p>
          </table:table-cell>
          <table:table-cell table:formula="of:=TRUNC([.A454])" office:value-type="float" office:value="43752" calcext:value-type="float">
            <text:p>43752</text:p>
          </table:table-cell>
          <table:table-cell table:style-name="ce12" table:formula="of:=[.B454]-[.C454]" office:value-type="date" office:date-value="1899-12-30T17:58:15.1207238948" calcext:value-type="date">
            <text:p>12/30/99 05:58 PM</text:p>
          </table:table-cell>
          <table:table-cell table:formula="of:=MOD([.E453]-[.$E$2];[.$H$2])+1+[.$E$2]" office:value-type="float" office:value="252" calcext:value-type="float">
            <text:p>252</text:p>
          </table:table-cell>
          <table:table-cell table:formula="of:=MOD([.F453]+1/[.$H$2];5)" office:value-type="float" office:value="2.51666666666665" calcext:value-type="float">
            <text:p>2,51666666666665</text:p>
          </table:table-cell>
          <table:table-cell table:formula="of:=IF([.F454]=0;[.G453]+2+1/[.$H$2];[.G453]+1/[.$H$2])" office:value-type="float" office:value="7.51666666666665" calcext:value-type="float">
            <text:p>7,5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5]))" office:value-type="date" office:date-value="2019-10-14T17:46:36.727544" calcext:value-type="date">
            <text:p>2019-10-14 17:46:37</text:p>
          </table:table-cell>
          <table:table-cell table:style-name="ce7" table:formula="of:=[.A455]" office:value-type="date" office:date-value="2019-10-14T17:46:36.727544" calcext:value-type="date">
            <text:p>2019-10-14 17:46:37</text:p>
          </table:table-cell>
          <table:table-cell table:formula="of:=TRUNC([.A455])" office:value-type="float" office:value="43752" calcext:value-type="float">
            <text:p>43752</text:p>
          </table:table-cell>
          <table:table-cell table:style-name="ce12" table:formula="of:=[.B455]-[.C455]" office:value-type="date" office:date-value="1899-12-30T17:46:36.72754397616" calcext:value-type="date">
            <text:p>12/30/99 05:46 PM</text:p>
          </table:table-cell>
          <table:table-cell table:formula="of:=MOD([.E454]-[.$E$2];[.$H$2])+1+[.$E$2]" office:value-type="float" office:value="253" calcext:value-type="float">
            <text:p>253</text:p>
          </table:table-cell>
          <table:table-cell table:formula="of:=MOD([.F454]+1/[.$H$2];5)" office:value-type="float" office:value="2.53333333333332" calcext:value-type="float">
            <text:p>2,53333333333332</text:p>
          </table:table-cell>
          <table:table-cell table:formula="of:=IF([.F455]=0;[.G454]+2+1/[.$H$2];[.G454]+1/[.$H$2])" office:value-type="float" office:value="7.53333333333331" calcext:value-type="float">
            <text:p>7,5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6]))" office:value-type="date" office:date-value="2019-10-14T17:38:02.593679" calcext:value-type="date">
            <text:p>2019-10-14 17:38:03</text:p>
          </table:table-cell>
          <table:table-cell table:style-name="ce7" table:formula="of:=[.A456]" office:value-type="date" office:date-value="2019-10-14T17:38:02.593679" calcext:value-type="date">
            <text:p>2019-10-14 17:38:03</text:p>
          </table:table-cell>
          <table:table-cell table:formula="of:=TRUNC([.A456])" office:value-type="float" office:value="43752" calcext:value-type="float">
            <text:p>43752</text:p>
          </table:table-cell>
          <table:table-cell table:style-name="ce12" table:formula="of:=[.B456]-[.C456]" office:value-type="date" office:date-value="1899-12-30T17:38:02.59367882274" calcext:value-type="date">
            <text:p>12/30/99 05:38 PM</text:p>
          </table:table-cell>
          <table:table-cell table:formula="of:=MOD([.E455]-[.$E$2];[.$H$2])+1+[.$E$2]" office:value-type="float" office:value="254" calcext:value-type="float">
            <text:p>254</text:p>
          </table:table-cell>
          <table:table-cell table:formula="of:=MOD([.F455]+1/[.$H$2];5)" office:value-type="float" office:value="2.54999999999998" calcext:value-type="float">
            <text:p>2,54999999999998</text:p>
          </table:table-cell>
          <table:table-cell table:formula="of:=IF([.F456]=0;[.G455]+2+1/[.$H$2];[.G455]+1/[.$H$2])" office:value-type="float" office:value="7.54999999999998" calcext:value-type="float">
            <text:p>7,5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7]))" office:value-type="date" office:date-value="2019-10-14T17:50:07.13831" calcext:value-type="date">
            <text:p>2019-10-14 17:50:07</text:p>
          </table:table-cell>
          <table:table-cell table:style-name="ce7" table:formula="of:=[.A457]" office:value-type="date" office:date-value="2019-10-14T17:50:07.13831" calcext:value-type="date">
            <text:p>2019-10-14 17:50:07</text:p>
          </table:table-cell>
          <table:table-cell table:formula="of:=TRUNC([.A457])" office:value-type="float" office:value="43752" calcext:value-type="float">
            <text:p>43752</text:p>
          </table:table-cell>
          <table:table-cell table:style-name="ce12" table:formula="of:=[.B457]-[.C457]" office:value-type="date" office:date-value="1899-12-30T17:50:07.13830988389" calcext:value-type="date">
            <text:p>12/30/99 05:50 PM</text:p>
          </table:table-cell>
          <table:table-cell table:formula="of:=MOD([.E456]-[.$E$2];[.$H$2])+1+[.$E$2]" office:value-type="float" office:value="255" calcext:value-type="float">
            <text:p>255</text:p>
          </table:table-cell>
          <table:table-cell table:formula="of:=MOD([.F456]+1/[.$H$2];5)" office:value-type="float" office:value="2.56666666666665" calcext:value-type="float">
            <text:p>2,56666666666665</text:p>
          </table:table-cell>
          <table:table-cell table:formula="of:=IF([.F457]=0;[.G456]+2+1/[.$H$2];[.G456]+1/[.$H$2])" office:value-type="float" office:value="7.56666666666665" calcext:value-type="float">
            <text:p>7,5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8]))" office:value-type="date" office:date-value="2019-10-14T18:04:27.905078" calcext:value-type="date">
            <text:p>2019-10-14 18:04:28</text:p>
          </table:table-cell>
          <table:table-cell table:style-name="ce7" table:formula="of:=[.A458]" office:value-type="date" office:date-value="2019-10-14T18:04:27.905078" calcext:value-type="date">
            <text:p>2019-10-14 18:04:28</text:p>
          </table:table-cell>
          <table:table-cell table:formula="of:=TRUNC([.A458])" office:value-type="float" office:value="43752" calcext:value-type="float">
            <text:p>43752</text:p>
          </table:table-cell>
          <table:table-cell table:style-name="ce12" table:formula="of:=[.B458]-[.C458]" office:value-type="date" office:date-value="1899-12-30T18:04:27.90507787373" calcext:value-type="date">
            <text:p>12/30/99 06:04 PM</text:p>
          </table:table-cell>
          <table:table-cell table:formula="of:=MOD([.E457]-[.$E$2];[.$H$2])+1+[.$E$2]" office:value-type="float" office:value="256" calcext:value-type="float">
            <text:p>256</text:p>
          </table:table-cell>
          <table:table-cell table:formula="of:=MOD([.F457]+1/[.$H$2];5)" office:value-type="float" office:value="2.58333333333332" calcext:value-type="float">
            <text:p>2,58333333333332</text:p>
          </table:table-cell>
          <table:table-cell table:formula="of:=IF([.F458]=0;[.G457]+2+1/[.$H$2];[.G457]+1/[.$H$2])" office:value-type="float" office:value="7.58333333333331" calcext:value-type="float">
            <text:p>7,5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9]))" office:value-type="date" office:date-value="2019-10-14T17:38:30.056205" calcext:value-type="date">
            <text:p>2019-10-14 17:38:30</text:p>
          </table:table-cell>
          <table:table-cell table:style-name="ce7" table:formula="of:=[.A459]" office:value-type="date" office:date-value="2019-10-14T17:38:30.056205" calcext:value-type="date">
            <text:p>2019-10-14 17:38:30</text:p>
          </table:table-cell>
          <table:table-cell table:formula="of:=TRUNC([.A459])" office:value-type="float" office:value="43752" calcext:value-type="float">
            <text:p>43752</text:p>
          </table:table-cell>
          <table:table-cell table:style-name="ce12" table:formula="of:=[.B459]-[.C459]" office:value-type="date" office:date-value="1899-12-30T17:38:30.05620525684" calcext:value-type="date">
            <text:p>12/30/99 05:38 PM</text:p>
          </table:table-cell>
          <table:table-cell table:formula="of:=MOD([.E458]-[.$E$2];[.$H$2])+1+[.$E$2]" office:value-type="float" office:value="257" calcext:value-type="float">
            <text:p>257</text:p>
          </table:table-cell>
          <table:table-cell table:formula="of:=MOD([.F458]+1/[.$H$2];5)" office:value-type="float" office:value="2.59999999999998" calcext:value-type="float">
            <text:p>2,59999999999998</text:p>
          </table:table-cell>
          <table:table-cell table:formula="of:=IF([.F459]=0;[.G458]+2+1/[.$H$2];[.G458]+1/[.$H$2])" office:value-type="float" office:value="7.59999999999998" calcext:value-type="float">
            <text:p>7,5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0]))" office:value-type="date" office:date-value="2019-10-14T17:50:14.818507" calcext:value-type="date">
            <text:p>2019-10-14 17:50:15</text:p>
          </table:table-cell>
          <table:table-cell table:style-name="ce7" table:formula="of:=[.A460]" office:value-type="date" office:date-value="2019-10-14T17:50:14.818507" calcext:value-type="date">
            <text:p>2019-10-14 17:50:15</text:p>
          </table:table-cell>
          <table:table-cell table:formula="of:=TRUNC([.A460])" office:value-type="float" office:value="43752" calcext:value-type="float">
            <text:p>43752</text:p>
          </table:table-cell>
          <table:table-cell table:style-name="ce12" table:formula="of:=[.B460]-[.C460]" office:value-type="date" office:date-value="1899-12-30T17:50:14.81850736309" calcext:value-type="date">
            <text:p>12/30/99 05:50 PM</text:p>
          </table:table-cell>
          <table:table-cell table:formula="of:=MOD([.E459]-[.$E$2];[.$H$2])+1+[.$E$2]" office:value-type="float" office:value="258" calcext:value-type="float">
            <text:p>258</text:p>
          </table:table-cell>
          <table:table-cell table:formula="of:=MOD([.F459]+1/[.$H$2];5)" office:value-type="float" office:value="2.61666666666665" calcext:value-type="float">
            <text:p>2,61666666666665</text:p>
          </table:table-cell>
          <table:table-cell table:formula="of:=IF([.F460]=0;[.G459]+2+1/[.$H$2];[.G459]+1/[.$H$2])" office:value-type="float" office:value="7.61666666666665" calcext:value-type="float">
            <text:p>7,6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1]))" office:value-type="date" office:date-value="2019-10-14T18:09:07.049312" calcext:value-type="date">
            <text:p>2019-10-14 18:09:07</text:p>
          </table:table-cell>
          <table:table-cell table:style-name="ce7" table:formula="of:=[.A461]" office:value-type="date" office:date-value="2019-10-14T18:09:07.049312" calcext:value-type="date">
            <text:p>2019-10-14 18:09:07</text:p>
          </table:table-cell>
          <table:table-cell table:formula="of:=TRUNC([.A461])" office:value-type="float" office:value="43752" calcext:value-type="float">
            <text:p>43752</text:p>
          </table:table-cell>
          <table:table-cell table:style-name="ce12" table:formula="of:=[.B461]-[.C461]" office:value-type="date" office:date-value="1899-12-30T18:09:07.04931161832" calcext:value-type="date">
            <text:p>12/30/99 06:09 PM</text:p>
          </table:table-cell>
          <table:table-cell table:formula="of:=MOD([.E460]-[.$E$2];[.$H$2])+1+[.$E$2]" office:value-type="float" office:value="259" calcext:value-type="float">
            <text:p>259</text:p>
          </table:table-cell>
          <table:table-cell table:formula="of:=MOD([.F460]+1/[.$H$2];5)" office:value-type="float" office:value="2.63333333333332" calcext:value-type="float">
            <text:p>2,63333333333332</text:p>
          </table:table-cell>
          <table:table-cell table:formula="of:=IF([.F461]=0;[.G460]+2+1/[.$H$2];[.G460]+1/[.$H$2])" office:value-type="float" office:value="7.63333333333331" calcext:value-type="float">
            <text:p>7,6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2]))" office:value-type="date" office:date-value="2019-10-14T17:33:41.583024" calcext:value-type="date">
            <text:p>2019-10-14 17:33:42</text:p>
          </table:table-cell>
          <table:table-cell table:style-name="ce7" table:formula="of:=[.A462]" office:value-type="date" office:date-value="2019-10-14T17:33:41.583024" calcext:value-type="date">
            <text:p>2019-10-14 17:33:42</text:p>
          </table:table-cell>
          <table:table-cell table:formula="of:=TRUNC([.A462])" office:value-type="float" office:value="43752" calcext:value-type="float">
            <text:p>43752</text:p>
          </table:table-cell>
          <table:table-cell table:style-name="ce12" table:formula="of:=[.B462]-[.C462]" office:value-type="date" office:date-value="1899-12-30T17:33:41.58302392345" calcext:value-type="date">
            <text:p>12/30/99 05:33 PM</text:p>
          </table:table-cell>
          <table:table-cell table:formula="of:=MOD([.E461]-[.$E$2];[.$H$2])+1+[.$E$2]" office:value-type="float" office:value="260" calcext:value-type="float">
            <text:p>260</text:p>
          </table:table-cell>
          <table:table-cell table:formula="of:=MOD([.F461]+1/[.$H$2];5)" office:value-type="float" office:value="2.64999999999998" calcext:value-type="float">
            <text:p>2,64999999999998</text:p>
          </table:table-cell>
          <table:table-cell table:formula="of:=IF([.F462]=0;[.G461]+2+1/[.$H$2];[.G461]+1/[.$H$2])" office:value-type="float" office:value="7.64999999999998" calcext:value-type="float">
            <text:p>7,6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3]))" office:value-type="date" office:date-value="2019-10-14T18:13:27.148921" calcext:value-type="date">
            <text:p>2019-10-14 18:13:27</text:p>
          </table:table-cell>
          <table:table-cell table:style-name="ce7" table:formula="of:=[.A463]" office:value-type="date" office:date-value="2019-10-14T18:13:27.148921" calcext:value-type="date">
            <text:p>2019-10-14 18:13:27</text:p>
          </table:table-cell>
          <table:table-cell table:formula="of:=TRUNC([.A463])" office:value-type="float" office:value="43752" calcext:value-type="float">
            <text:p>43752</text:p>
          </table:table-cell>
          <table:table-cell table:style-name="ce12" table:formula="of:=[.B463]-[.C463]" office:value-type="date" office:date-value="1899-12-30T18:13:27.14892111719" calcext:value-type="date">
            <text:p>12/30/99 06:13 PM</text:p>
          </table:table-cell>
          <table:table-cell table:formula="of:=MOD([.E462]-[.$E$2];[.$H$2])+1+[.$E$2]" office:value-type="float" office:value="261" calcext:value-type="float">
            <text:p>261</text:p>
          </table:table-cell>
          <table:table-cell table:formula="of:=MOD([.F462]+1/[.$H$2];5)" office:value-type="float" office:value="2.66666666666665" calcext:value-type="float">
            <text:p>2,66666666666665</text:p>
          </table:table-cell>
          <table:table-cell table:formula="of:=IF([.F463]=0;[.G462]+2+1/[.$H$2];[.G462]+1/[.$H$2])" office:value-type="float" office:value="7.66666666666665" calcext:value-type="float">
            <text:p>7,6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4]))" office:value-type="date" office:date-value="2019-10-14T18:02:17.075086" calcext:value-type="date">
            <text:p>2019-10-14 18:02:17</text:p>
          </table:table-cell>
          <table:table-cell table:style-name="ce7" table:formula="of:=[.A464]" office:value-type="date" office:date-value="2019-10-14T18:02:17.075086" calcext:value-type="date">
            <text:p>2019-10-14 18:02:17</text:p>
          </table:table-cell>
          <table:table-cell table:formula="of:=TRUNC([.A464])" office:value-type="float" office:value="43752" calcext:value-type="float">
            <text:p>43752</text:p>
          </table:table-cell>
          <table:table-cell table:style-name="ce12" table:formula="of:=[.B464]-[.C464]" office:value-type="date" office:date-value="1899-12-30T18:02:17.07508568186" calcext:value-type="date">
            <text:p>12/30/99 06:02 PM</text:p>
          </table:table-cell>
          <table:table-cell table:formula="of:=MOD([.E463]-[.$E$2];[.$H$2])+1+[.$E$2]" office:value-type="float" office:value="262" calcext:value-type="float">
            <text:p>262</text:p>
          </table:table-cell>
          <table:table-cell table:formula="of:=MOD([.F463]+1/[.$H$2];5)" office:value-type="float" office:value="2.68333333333332" calcext:value-type="float">
            <text:p>2,68333333333332</text:p>
          </table:table-cell>
          <table:table-cell table:formula="of:=IF([.F464]=0;[.G463]+2+1/[.$H$2];[.G463]+1/[.$H$2])" office:value-type="float" office:value="7.68333333333331" calcext:value-type="float">
            <text:p>7,6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5]))" office:value-type="date" office:date-value="2019-10-14T18:34:52.022818" calcext:value-type="date">
            <text:p>2019-10-14 18:34:52</text:p>
          </table:table-cell>
          <table:table-cell table:style-name="ce7" table:formula="of:=[.A465]" office:value-type="date" office:date-value="2019-10-14T18:34:52.022818" calcext:value-type="date">
            <text:p>2019-10-14 18:34:52</text:p>
          </table:table-cell>
          <table:table-cell table:formula="of:=TRUNC([.A465])" office:value-type="float" office:value="43752" calcext:value-type="float">
            <text:p>43752</text:p>
          </table:table-cell>
          <table:table-cell table:style-name="ce12" table:formula="of:=[.B465]-[.C465]" office:value-type="date" office:date-value="1899-12-30T18:34:52.02281779144" calcext:value-type="date">
            <text:p>12/30/99 06:34 PM</text:p>
          </table:table-cell>
          <table:table-cell table:formula="of:=MOD([.E464]-[.$E$2];[.$H$2])+1+[.$E$2]" office:value-type="float" office:value="263" calcext:value-type="float">
            <text:p>263</text:p>
          </table:table-cell>
          <table:table-cell table:formula="of:=MOD([.F464]+1/[.$H$2];5)" office:value-type="float" office:value="2.69999999999998" calcext:value-type="float">
            <text:p>2,69999999999998</text:p>
          </table:table-cell>
          <table:table-cell table:formula="of:=IF([.F465]=0;[.G464]+2+1/[.$H$2];[.G464]+1/[.$H$2])" office:value-type="float" office:value="7.69999999999998" calcext:value-type="float">
            <text:p>7,6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6]))" office:value-type="date" office:date-value="2019-10-14T18:08:22.910325" calcext:value-type="date">
            <text:p>2019-10-14 18:08:23</text:p>
          </table:table-cell>
          <table:table-cell table:style-name="ce7" table:formula="of:=[.A466]" office:value-type="date" office:date-value="2019-10-14T18:08:22.910325" calcext:value-type="date">
            <text:p>2019-10-14 18:08:23</text:p>
          </table:table-cell>
          <table:table-cell table:formula="of:=TRUNC([.A466])" office:value-type="float" office:value="43752" calcext:value-type="float">
            <text:p>43752</text:p>
          </table:table-cell>
          <table:table-cell table:style-name="ce12" table:formula="of:=[.B466]-[.C466]" office:value-type="date" office:date-value="1899-12-30T18:08:22.91032476816" calcext:value-type="date">
            <text:p>12/30/99 06:08 PM</text:p>
          </table:table-cell>
          <table:table-cell table:formula="of:=MOD([.E465]-[.$E$2];[.$H$2])+1+[.$E$2]" office:value-type="float" office:value="264" calcext:value-type="float">
            <text:p>264</text:p>
          </table:table-cell>
          <table:table-cell table:formula="of:=MOD([.F465]+1/[.$H$2];5)" office:value-type="float" office:value="2.71666666666665" calcext:value-type="float">
            <text:p>2,71666666666665</text:p>
          </table:table-cell>
          <table:table-cell table:formula="of:=IF([.F466]=0;[.G465]+2+1/[.$H$2];[.G465]+1/[.$H$2])" office:value-type="float" office:value="7.71666666666664" calcext:value-type="float">
            <text:p>7,7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7]))" office:value-type="date" office:date-value="2019-10-14T18:27:35.907645" calcext:value-type="date">
            <text:p>2019-10-14 18:27:36</text:p>
          </table:table-cell>
          <table:table-cell table:style-name="ce7" table:formula="of:=[.A467]" office:value-type="date" office:date-value="2019-10-14T18:27:35.907645" calcext:value-type="date">
            <text:p>2019-10-14 18:27:36</text:p>
          </table:table-cell>
          <table:table-cell table:formula="of:=TRUNC([.A467])" office:value-type="float" office:value="43752" calcext:value-type="float">
            <text:p>43752</text:p>
          </table:table-cell>
          <table:table-cell table:style-name="ce12" table:formula="of:=[.B467]-[.C467]" office:value-type="date" office:date-value="1899-12-30T18:27:35.90764470398" calcext:value-type="date">
            <text:p>12/30/99 06:27 PM</text:p>
          </table:table-cell>
          <table:table-cell table:formula="of:=MOD([.E466]-[.$E$2];[.$H$2])+1+[.$E$2]" office:value-type="float" office:value="265" calcext:value-type="float">
            <text:p>265</text:p>
          </table:table-cell>
          <table:table-cell table:formula="of:=MOD([.F466]+1/[.$H$2];5)" office:value-type="float" office:value="2.73333333333332" calcext:value-type="float">
            <text:p>2,73333333333332</text:p>
          </table:table-cell>
          <table:table-cell table:formula="of:=IF([.F467]=0;[.G466]+2+1/[.$H$2];[.G466]+1/[.$H$2])" office:value-type="float" office:value="7.73333333333331" calcext:value-type="float">
            <text:p>7,7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8]))" office:value-type="date" office:date-value="2019-10-14T17:55:57.813498" calcext:value-type="date">
            <text:p>2019-10-14 17:55:58</text:p>
          </table:table-cell>
          <table:table-cell table:style-name="ce7" table:formula="of:=[.A468]" office:value-type="date" office:date-value="2019-10-14T17:55:57.813498" calcext:value-type="date">
            <text:p>2019-10-14 17:55:58</text:p>
          </table:table-cell>
          <table:table-cell table:formula="of:=TRUNC([.A468])" office:value-type="float" office:value="43752" calcext:value-type="float">
            <text:p>43752</text:p>
          </table:table-cell>
          <table:table-cell table:style-name="ce12" table:formula="of:=[.B468]-[.C468]" office:value-type="date" office:date-value="1899-12-30T17:55:57.81349805184" calcext:value-type="date">
            <text:p>12/30/99 05:55 PM</text:p>
          </table:table-cell>
          <table:table-cell table:formula="of:=MOD([.E467]-[.$E$2];[.$H$2])+1+[.$E$2]" office:value-type="float" office:value="266" calcext:value-type="float">
            <text:p>266</text:p>
          </table:table-cell>
          <table:table-cell table:formula="of:=MOD([.F467]+1/[.$H$2];5)" office:value-type="float" office:value="2.74999999999998" calcext:value-type="float">
            <text:p>2,74999999999998</text:p>
          </table:table-cell>
          <table:table-cell table:formula="of:=IF([.F468]=0;[.G467]+2+1/[.$H$2];[.G467]+1/[.$H$2])" office:value-type="float" office:value="7.74999999999998" calcext:value-type="float">
            <text:p>7,7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9]))" office:value-type="date" office:date-value="2019-10-14T18:20:45.09657" calcext:value-type="date">
            <text:p>2019-10-14 18:20:45</text:p>
          </table:table-cell>
          <table:table-cell table:style-name="ce7" table:formula="of:=[.A469]" office:value-type="date" office:date-value="2019-10-14T18:20:45.09657" calcext:value-type="date">
            <text:p>2019-10-14 18:20:45</text:p>
          </table:table-cell>
          <table:table-cell table:formula="of:=TRUNC([.A469])" office:value-type="float" office:value="43752" calcext:value-type="float">
            <text:p>43752</text:p>
          </table:table-cell>
          <table:table-cell table:style-name="ce12" table:formula="of:=[.B469]-[.C469]" office:value-type="date" office:date-value="1899-12-30T18:20:45.09657018352" calcext:value-type="date">
            <text:p>12/30/99 06:20 PM</text:p>
          </table:table-cell>
          <table:table-cell table:formula="of:=MOD([.E468]-[.$E$2];[.$H$2])+1+[.$E$2]" office:value-type="float" office:value="267" calcext:value-type="float">
            <text:p>267</text:p>
          </table:table-cell>
          <table:table-cell table:formula="of:=MOD([.F468]+1/[.$H$2];5)" office:value-type="float" office:value="2.76666666666665" calcext:value-type="float">
            <text:p>2,76666666666665</text:p>
          </table:table-cell>
          <table:table-cell table:formula="of:=IF([.F469]=0;[.G468]+2+1/[.$H$2];[.G468]+1/[.$H$2])" office:value-type="float" office:value="7.76666666666664" calcext:value-type="float">
            <text:p>7,76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0]))" office:value-type="date" office:date-value="2019-10-14T18:06:17.550111" calcext:value-type="date">
            <text:p>2019-10-14 18:06:18</text:p>
          </table:table-cell>
          <table:table-cell table:style-name="ce7" table:formula="of:=[.A470]" office:value-type="date" office:date-value="2019-10-14T18:06:17.550111" calcext:value-type="date">
            <text:p>2019-10-14 18:06:18</text:p>
          </table:table-cell>
          <table:table-cell table:formula="of:=TRUNC([.A470])" office:value-type="float" office:value="43752" calcext:value-type="float">
            <text:p>43752</text:p>
          </table:table-cell>
          <table:table-cell table:style-name="ce12" table:formula="of:=[.B470]-[.C470]" office:value-type="date" office:date-value="1899-12-30T18:06:17.5501109194" calcext:value-type="date">
            <text:p>12/30/99 06:06 PM</text:p>
          </table:table-cell>
          <table:table-cell table:formula="of:=MOD([.E469]-[.$E$2];[.$H$2])+1+[.$E$2]" office:value-type="float" office:value="268" calcext:value-type="float">
            <text:p>268</text:p>
          </table:table-cell>
          <table:table-cell table:formula="of:=MOD([.F469]+1/[.$H$2];5)" office:value-type="float" office:value="2.78333333333332" calcext:value-type="float">
            <text:p>2,78333333333332</text:p>
          </table:table-cell>
          <table:table-cell table:formula="of:=IF([.F470]=0;[.G469]+2+1/[.$H$2];[.G469]+1/[.$H$2])" office:value-type="float" office:value="7.78333333333331" calcext:value-type="float">
            <text:p>7,7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1]))" office:value-type="date" office:date-value="2019-10-14T17:50:57.748605" calcext:value-type="date">
            <text:p>2019-10-14 17:50:58</text:p>
          </table:table-cell>
          <table:table-cell table:style-name="ce7" table:formula="of:=[.A471]" office:value-type="date" office:date-value="2019-10-14T17:50:57.748605" calcext:value-type="date">
            <text:p>2019-10-14 17:50:58</text:p>
          </table:table-cell>
          <table:table-cell table:formula="of:=TRUNC([.A471])" office:value-type="float" office:value="43752" calcext:value-type="float">
            <text:p>43752</text:p>
          </table:table-cell>
          <table:table-cell table:style-name="ce12" table:formula="of:=[.B471]-[.C471]" office:value-type="date" office:date-value="1899-12-30T17:50:57.74860542733" calcext:value-type="date">
            <text:p>12/30/99 05:50 PM</text:p>
          </table:table-cell>
          <table:table-cell table:formula="of:=MOD([.E470]-[.$E$2];[.$H$2])+1+[.$E$2]" office:value-type="float" office:value="269" calcext:value-type="float">
            <text:p>269</text:p>
          </table:table-cell>
          <table:table-cell table:formula="of:=MOD([.F470]+1/[.$H$2];5)" office:value-type="float" office:value="2.79999999999998" calcext:value-type="float">
            <text:p>2,79999999999998</text:p>
          </table:table-cell>
          <table:table-cell table:formula="of:=IF([.F471]=0;[.G470]+2+1/[.$H$2];[.G470]+1/[.$H$2])" office:value-type="float" office:value="7.79999999999998" calcext:value-type="float">
            <text:p>7,7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2]))" office:value-type="date" office:date-value="2019-10-14T18:34:27.597875" calcext:value-type="date">
            <text:p>2019-10-14 18:34:28</text:p>
          </table:table-cell>
          <table:table-cell table:style-name="ce7" table:formula="of:=[.A472]" office:value-type="date" office:date-value="2019-10-14T18:34:27.597875" calcext:value-type="date">
            <text:p>2019-10-14 18:34:28</text:p>
          </table:table-cell>
          <table:table-cell table:formula="of:=TRUNC([.A472])" office:value-type="float" office:value="43752" calcext:value-type="float">
            <text:p>43752</text:p>
          </table:table-cell>
          <table:table-cell table:style-name="ce12" table:formula="of:=[.B472]-[.C472]" office:value-type="date" office:date-value="1899-12-30T18:34:27.59787546471" calcext:value-type="date">
            <text:p>12/30/99 06:34 PM</text:p>
          </table:table-cell>
          <table:table-cell table:formula="of:=MOD([.E471]-[.$E$2];[.$H$2])+1+[.$E$2]" office:value-type="float" office:value="270" calcext:value-type="float">
            <text:p>270</text:p>
          </table:table-cell>
          <table:table-cell table:formula="of:=MOD([.F471]+1/[.$H$2];5)" office:value-type="float" office:value="2.81666666666665" calcext:value-type="float">
            <text:p>2,81666666666665</text:p>
          </table:table-cell>
          <table:table-cell table:formula="of:=IF([.F472]=0;[.G471]+2+1/[.$H$2];[.G471]+1/[.$H$2])" office:value-type="float" office:value="7.81666666666664" calcext:value-type="float">
            <text:p>7,8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3]))" office:value-type="date" office:date-value="2019-10-14T18:08:37.524831" calcext:value-type="date">
            <text:p>2019-10-14 18:08:38</text:p>
          </table:table-cell>
          <table:table-cell table:style-name="ce7" table:formula="of:=[.A473]" office:value-type="date" office:date-value="2019-10-14T18:08:37.524831" calcext:value-type="date">
            <text:p>2019-10-14 18:08:38</text:p>
          </table:table-cell>
          <table:table-cell table:formula="of:=TRUNC([.A473])" office:value-type="float" office:value="43752" calcext:value-type="float">
            <text:p>43752</text:p>
          </table:table-cell>
          <table:table-cell table:style-name="ce12" table:formula="of:=[.B473]-[.C473]" office:value-type="date" office:date-value="1899-12-30T18:08:37.52483134624" calcext:value-type="date">
            <text:p>12/30/99 06:08 PM</text:p>
          </table:table-cell>
          <table:table-cell table:formula="of:=MOD([.E472]-[.$E$2];[.$H$2])+1+[.$E$2]" office:value-type="float" office:value="271" calcext:value-type="float">
            <text:p>271</text:p>
          </table:table-cell>
          <table:table-cell table:formula="of:=MOD([.F472]+1/[.$H$2];5)" office:value-type="float" office:value="2.83333333333332" calcext:value-type="float">
            <text:p>2,83333333333332</text:p>
          </table:table-cell>
          <table:table-cell table:formula="of:=IF([.F473]=0;[.G472]+2+1/[.$H$2];[.G472]+1/[.$H$2])" office:value-type="float" office:value="7.83333333333331" calcext:value-type="float">
            <text:p>7,8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4]))" office:value-type="date" office:date-value="2019-10-14T17:57:05.63077" calcext:value-type="date">
            <text:p>2019-10-14 17:57:06</text:p>
          </table:table-cell>
          <table:table-cell table:style-name="ce7" table:formula="of:=[.A474]" office:value-type="date" office:date-value="2019-10-14T17:57:05.63077" calcext:value-type="date">
            <text:p>2019-10-14 17:57:06</text:p>
          </table:table-cell>
          <table:table-cell table:formula="of:=TRUNC([.A474])" office:value-type="float" office:value="43752" calcext:value-type="float">
            <text:p>43752</text:p>
          </table:table-cell>
          <table:table-cell table:style-name="ce12" table:formula="of:=[.B474]-[.C474]" office:value-type="date" office:date-value="1899-12-30T17:57:05.63077001832" calcext:value-type="date">
            <text:p>12/30/99 05:57 PM</text:p>
          </table:table-cell>
          <table:table-cell table:formula="of:=MOD([.E473]-[.$E$2];[.$H$2])+1+[.$E$2]" office:value-type="float" office:value="272" calcext:value-type="float">
            <text:p>272</text:p>
          </table:table-cell>
          <table:table-cell table:formula="of:=MOD([.F473]+1/[.$H$2];5)" office:value-type="float" office:value="2.84999999999998" calcext:value-type="float">
            <text:p>2,84999999999998</text:p>
          </table:table-cell>
          <table:table-cell table:formula="of:=IF([.F474]=0;[.G473]+2+1/[.$H$2];[.G473]+1/[.$H$2])" office:value-type="float" office:value="7.84999999999998" calcext:value-type="float">
            <text:p>7,8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5]))" office:value-type="date" office:date-value="2019-10-14T18:07:48.490118" calcext:value-type="date">
            <text:p>2019-10-14 18:07:48</text:p>
          </table:table-cell>
          <table:table-cell table:style-name="ce7" table:formula="of:=[.A475]" office:value-type="date" office:date-value="2019-10-14T18:07:48.490118" calcext:value-type="date">
            <text:p>2019-10-14 18:07:48</text:p>
          </table:table-cell>
          <table:table-cell table:formula="of:=TRUNC([.A475])" office:value-type="float" office:value="43752" calcext:value-type="float">
            <text:p>43752</text:p>
          </table:table-cell>
          <table:table-cell table:style-name="ce12" table:formula="of:=[.B475]-[.C475]" office:value-type="date" office:date-value="1899-12-30T18:07:48.49011818413" calcext:value-type="date">
            <text:p>12/30/99 06:07 PM</text:p>
          </table:table-cell>
          <table:table-cell table:formula="of:=MOD([.E474]-[.$E$2];[.$H$2])+1+[.$E$2]" office:value-type="float" office:value="273" calcext:value-type="float">
            <text:p>273</text:p>
          </table:table-cell>
          <table:table-cell table:formula="of:=MOD([.F474]+1/[.$H$2];5)" office:value-type="float" office:value="2.86666666666665" calcext:value-type="float">
            <text:p>2,86666666666665</text:p>
          </table:table-cell>
          <table:table-cell table:formula="of:=IF([.F475]=0;[.G474]+2+1/[.$H$2];[.G474]+1/[.$H$2])" office:value-type="float" office:value="7.86666666666664" calcext:value-type="float">
            <text:p>7,86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6]))" office:value-type="date" office:date-value="2019-10-14T17:54:12.768138" calcext:value-type="date">
            <text:p>2019-10-14 17:54:13</text:p>
          </table:table-cell>
          <table:table-cell table:style-name="ce7" table:formula="of:=[.A476]" office:value-type="date" office:date-value="2019-10-14T17:54:12.768138" calcext:value-type="date">
            <text:p>2019-10-14 17:54:13</text:p>
          </table:table-cell>
          <table:table-cell table:formula="of:=TRUNC([.A476])" office:value-type="float" office:value="43752" calcext:value-type="float">
            <text:p>43752</text:p>
          </table:table-cell>
          <table:table-cell table:style-name="ce12" table:formula="of:=[.B476]-[.C476]" office:value-type="date" office:date-value="1899-12-30T17:54:12.76813830715" calcext:value-type="date">
            <text:p>12/30/99 05:54 PM</text:p>
          </table:table-cell>
          <table:table-cell table:formula="of:=MOD([.E475]-[.$E$2];[.$H$2])+1+[.$E$2]" office:value-type="float" office:value="274" calcext:value-type="float">
            <text:p>274</text:p>
          </table:table-cell>
          <table:table-cell table:formula="of:=MOD([.F475]+1/[.$H$2];5)" office:value-type="float" office:value="2.88333333333332" calcext:value-type="float">
            <text:p>2,88333333333332</text:p>
          </table:table-cell>
          <table:table-cell table:formula="of:=IF([.F476]=0;[.G475]+2+1/[.$H$2];[.G475]+1/[.$H$2])" office:value-type="float" office:value="7.88333333333331" calcext:value-type="float">
            <text:p>7,8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7]))" office:value-type="date" office:date-value="2019-10-14T17:51:33.211385" calcext:value-type="date">
            <text:p>2019-10-14 17:51:33</text:p>
          </table:table-cell>
          <table:table-cell table:style-name="ce7" table:formula="of:=[.A477]" office:value-type="date" office:date-value="2019-10-14T17:51:33.211385" calcext:value-type="date">
            <text:p>2019-10-14 17:51:33</text:p>
          </table:table-cell>
          <table:table-cell table:formula="of:=TRUNC([.A477])" office:value-type="float" office:value="43752" calcext:value-type="float">
            <text:p>43752</text:p>
          </table:table-cell>
          <table:table-cell table:style-name="ce12" table:formula="of:=[.B477]-[.C477]" office:value-type="date" office:date-value="1899-12-30T17:51:33.21138455998" calcext:value-type="date">
            <text:p>12/30/99 05:51 PM</text:p>
          </table:table-cell>
          <table:table-cell table:formula="of:=MOD([.E476]-[.$E$2];[.$H$2])+1+[.$E$2]" office:value-type="float" office:value="275" calcext:value-type="float">
            <text:p>275</text:p>
          </table:table-cell>
          <table:table-cell table:formula="of:=MOD([.F476]+1/[.$H$2];5)" office:value-type="float" office:value="2.89999999999998" calcext:value-type="float">
            <text:p>2,89999999999998</text:p>
          </table:table-cell>
          <table:table-cell table:formula="of:=IF([.F477]=0;[.G476]+2+1/[.$H$2];[.G476]+1/[.$H$2])" office:value-type="float" office:value="7.89999999999998" calcext:value-type="float">
            <text:p>7,8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8]))" office:value-type="date" office:date-value="2019-10-14T18:24:39.273206" calcext:value-type="date">
            <text:p>2019-10-14 18:24:39</text:p>
          </table:table-cell>
          <table:table-cell table:style-name="ce7" table:formula="of:=[.A478]" office:value-type="date" office:date-value="2019-10-14T18:24:39.273206" calcext:value-type="date">
            <text:p>2019-10-14 18:24:39</text:p>
          </table:table-cell>
          <table:table-cell table:formula="of:=TRUNC([.A478])" office:value-type="float" office:value="43752" calcext:value-type="float">
            <text:p>43752</text:p>
          </table:table-cell>
          <table:table-cell table:style-name="ce12" table:formula="of:=[.B478]-[.C478]" office:value-type="date" office:date-value="1899-12-30T18:24:39.27320622839" calcext:value-type="date">
            <text:p>12/30/99 06:24 PM</text:p>
          </table:table-cell>
          <table:table-cell table:formula="of:=MOD([.E477]-[.$E$2];[.$H$2])+1+[.$E$2]" office:value-type="float" office:value="276" calcext:value-type="float">
            <text:p>276</text:p>
          </table:table-cell>
          <table:table-cell table:formula="of:=MOD([.F477]+1/[.$H$2];5)" office:value-type="float" office:value="2.91666666666665" calcext:value-type="float">
            <text:p>2,91666666666665</text:p>
          </table:table-cell>
          <table:table-cell table:formula="of:=IF([.F478]=0;[.G477]+2+1/[.$H$2];[.G477]+1/[.$H$2])" office:value-type="float" office:value="7.91666666666664" calcext:value-type="float">
            <text:p>7,9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9]))" office:value-type="date" office:date-value="2019-10-14T18:24:50.793628" calcext:value-type="date">
            <text:p>2019-10-14 18:24:51</text:p>
          </table:table-cell>
          <table:table-cell table:style-name="ce7" table:formula="of:=[.A479]" office:value-type="date" office:date-value="2019-10-14T18:24:50.793628" calcext:value-type="date">
            <text:p>2019-10-14 18:24:51</text:p>
          </table:table-cell>
          <table:table-cell table:formula="of:=TRUNC([.A479])" office:value-type="float" office:value="43752" calcext:value-type="float">
            <text:p>43752</text:p>
          </table:table-cell>
          <table:table-cell table:style-name="ce12" table:formula="of:=[.B479]-[.C479]" office:value-type="date" office:date-value="1899-12-30T18:24:50.79362817574" calcext:value-type="date">
            <text:p>12/30/99 06:24 PM</text:p>
          </table:table-cell>
          <table:table-cell table:formula="of:=MOD([.E478]-[.$E$2];[.$H$2])+1+[.$E$2]" office:value-type="float" office:value="277" calcext:value-type="float">
            <text:p>277</text:p>
          </table:table-cell>
          <table:table-cell table:formula="of:=MOD([.F478]+1/[.$H$2];5)" office:value-type="float" office:value="2.93333333333332" calcext:value-type="float">
            <text:p>2,93333333333332</text:p>
          </table:table-cell>
          <table:table-cell table:formula="of:=IF([.F479]=0;[.G478]+2+1/[.$H$2];[.G478]+1/[.$H$2])" office:value-type="float" office:value="7.93333333333331" calcext:value-type="float">
            <text:p>7,9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0]))" office:value-type="date" office:date-value="2019-10-14T18:04:04.722948" calcext:value-type="date">
            <text:p>2019-10-14 18:04:05</text:p>
          </table:table-cell>
          <table:table-cell table:style-name="ce7" table:formula="of:=[.A480]" office:value-type="date" office:date-value="2019-10-14T18:04:04.722948" calcext:value-type="date">
            <text:p>2019-10-14 18:04:05</text:p>
          </table:table-cell>
          <table:table-cell table:formula="of:=TRUNC([.A480])" office:value-type="float" office:value="43752" calcext:value-type="float">
            <text:p>43752</text:p>
          </table:table-cell>
          <table:table-cell table:style-name="ce12" table:formula="of:=[.B480]-[.C480]" office:value-type="date" office:date-value="1899-12-30T18:04:04.72294840962" calcext:value-type="date">
            <text:p>12/30/99 06:04 PM</text:p>
          </table:table-cell>
          <table:table-cell table:formula="of:=MOD([.E479]-[.$E$2];[.$H$2])+1+[.$E$2]" office:value-type="float" office:value="278" calcext:value-type="float">
            <text:p>278</text:p>
          </table:table-cell>
          <table:table-cell table:formula="of:=MOD([.F479]+1/[.$H$2];5)" office:value-type="float" office:value="2.94999999999998" calcext:value-type="float">
            <text:p>2,94999999999998</text:p>
          </table:table-cell>
          <table:table-cell table:formula="of:=IF([.F480]=0;[.G479]+2+1/[.$H$2];[.G479]+1/[.$H$2])" office:value-type="float" office:value="7.94999999999998" calcext:value-type="float">
            <text:p>7,9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1]))" office:value-type="date" office:date-value="2019-10-14T18:00:47.846245" calcext:value-type="date">
            <text:p>2019-10-14 18:00:48</text:p>
          </table:table-cell>
          <table:table-cell table:style-name="ce7" table:formula="of:=[.A481]" office:value-type="date" office:date-value="2019-10-14T18:00:47.846245" calcext:value-type="date">
            <text:p>2019-10-14 18:00:48</text:p>
          </table:table-cell>
          <table:table-cell table:formula="of:=TRUNC([.A481])" office:value-type="float" office:value="43752" calcext:value-type="float">
            <text:p>43752</text:p>
          </table:table-cell>
          <table:table-cell table:style-name="ce12" table:formula="of:=[.B481]-[.C481]" office:value-type="date" office:date-value="1899-12-30T18:00:47.84624457825" calcext:value-type="date">
            <text:p>12/30/99 06:00 PM</text:p>
          </table:table-cell>
          <table:table-cell table:formula="of:=MOD([.E480]-[.$E$2];[.$H$2])+1+[.$E$2]" office:value-type="float" office:value="279" calcext:value-type="float">
            <text:p>279</text:p>
          </table:table-cell>
          <table:table-cell table:formula="of:=MOD([.F480]+1/[.$H$2];5)" office:value-type="float" office:value="2.96666666666665" calcext:value-type="float">
            <text:p>2,96666666666665</text:p>
          </table:table-cell>
          <table:table-cell table:formula="of:=IF([.F481]=0;[.G480]+2+1/[.$H$2];[.G480]+1/[.$H$2])" office:value-type="float" office:value="7.96666666666664" calcext:value-type="float">
            <text:p>7,96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2]))" office:value-type="date" office:date-value="2019-10-14T17:41:32.236554" calcext:value-type="date">
            <text:p>2019-10-14 17:41:32</text:p>
          </table:table-cell>
          <table:table-cell table:style-name="ce7" table:formula="of:=[.A482]" office:value-type="date" office:date-value="2019-10-14T17:41:32.236554" calcext:value-type="date">
            <text:p>2019-10-14 17:41:32</text:p>
          </table:table-cell>
          <table:table-cell table:formula="of:=TRUNC([.A482])" office:value-type="float" office:value="43752" calcext:value-type="float">
            <text:p>43752</text:p>
          </table:table-cell>
          <table:table-cell table:style-name="ce12" table:formula="of:=[.B482]-[.C482]" office:value-type="date" office:date-value="1899-12-30T17:41:32.23655448295" calcext:value-type="date">
            <text:p>12/30/99 05:41 PM</text:p>
          </table:table-cell>
          <table:table-cell table:formula="of:=MOD([.E481]-[.$E$2];[.$H$2])+1+[.$E$2]" office:value-type="float" office:value="280" calcext:value-type="float">
            <text:p>280</text:p>
          </table:table-cell>
          <table:table-cell table:formula="of:=MOD([.F481]+1/[.$H$2];5)" office:value-type="float" office:value="2.98333333333332" calcext:value-type="float">
            <text:p>2,98333333333332</text:p>
          </table:table-cell>
          <table:table-cell table:formula="of:=IF([.F482]=0;[.G481]+2+1/[.$H$2];[.G481]+1/[.$H$2])" office:value-type="float" office:value="7.98333333333331" calcext:value-type="float">
            <text:p>7,9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3]))" office:value-type="date" office:date-value="2019-10-14T18:11:11.304774" calcext:value-type="date">
            <text:p>2019-10-14 18:11:11</text:p>
          </table:table-cell>
          <table:table-cell table:style-name="ce7" table:formula="of:=[.A483]" office:value-type="date" office:date-value="2019-10-14T18:11:11.304774" calcext:value-type="date">
            <text:p>2019-10-14 18:11:11</text:p>
          </table:table-cell>
          <table:table-cell table:formula="of:=TRUNC([.A483])" office:value-type="float" office:value="43752" calcext:value-type="float">
            <text:p>43752</text:p>
          </table:table-cell>
          <table:table-cell table:style-name="ce12" table:formula="of:=[.B483]-[.C483]" office:value-type="date" office:date-value="1899-12-30T18:11:11.30477386527" calcext:value-type="date">
            <text:p>12/30/99 06:11 PM</text:p>
          </table:table-cell>
          <table:table-cell table:formula="of:=MOD([.E482]-[.$E$2];[.$H$2])+1+[.$E$2]" office:value-type="float" office:value="221" calcext:value-type="float">
            <text:p>221</text:p>
          </table:table-cell>
          <table:table-cell table:formula="of:=MOD([.F482]+1/[.$H$2];5)" office:value-type="float" office:value="2.99999999999998" calcext:value-type="float">
            <text:p>2,99999999999998</text:p>
          </table:table-cell>
          <table:table-cell table:formula="of:=IF([.F483]=0;[.G482]+2+1/[.$H$2];[.G482]+1/[.$H$2])" office:value-type="float" office:value="7.99999999999998" calcext:value-type="float">
            <text:p>7,9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4]))" office:value-type="date" office:date-value="2019-10-15T18:21:55.182916" calcext:value-type="date">
            <text:p>2019-10-15 18:21:55</text:p>
          </table:table-cell>
          <table:table-cell table:style-name="ce7" table:formula="of:=[.A484]" office:value-type="date" office:date-value="2019-10-15T18:21:55.182916" calcext:value-type="date">
            <text:p>2019-10-15 18:21:55</text:p>
          </table:table-cell>
          <table:table-cell table:formula="of:=TRUNC([.A484])" office:value-type="float" office:value="43753" calcext:value-type="float">
            <text:p>43753</text:p>
          </table:table-cell>
          <table:table-cell table:style-name="ce12" table:formula="of:=[.B484]-[.C484]" office:value-type="date" office:date-value="1899-12-30T18:21:55.18291553948" calcext:value-type="date">
            <text:p>12/30/99 06:21 PM</text:p>
          </table:table-cell>
          <table:table-cell table:formula="of:=MOD([.E483]-[.$E$2];[.$H$2])+1+[.$E$2]" office:value-type="float" office:value="222" calcext:value-type="float">
            <text:p>222</text:p>
          </table:table-cell>
          <table:table-cell table:formula="of:=MOD([.F483]+1/[.$H$2];5)" office:value-type="float" office:value="3.01666666666665" calcext:value-type="float">
            <text:p>3,01666666666665</text:p>
          </table:table-cell>
          <table:table-cell table:formula="of:=IF([.F484]=0;[.G483]+2+1/[.$H$2];[.G483]+1/[.$H$2])" office:value-type="float" office:value="8.01666666666664" calcext:value-type="float">
            <text:p>8,0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5]))" office:value-type="date" office:date-value="2019-10-15T18:05:03.800114" calcext:value-type="date">
            <text:p>2019-10-15 18:05:04</text:p>
          </table:table-cell>
          <table:table-cell table:style-name="ce7" table:formula="of:=[.A485]" office:value-type="date" office:date-value="2019-10-15T18:05:03.800114" calcext:value-type="date">
            <text:p>2019-10-15 18:05:04</text:p>
          </table:table-cell>
          <table:table-cell table:formula="of:=TRUNC([.A485])" office:value-type="float" office:value="43753" calcext:value-type="float">
            <text:p>43753</text:p>
          </table:table-cell>
          <table:table-cell table:style-name="ce12" table:formula="of:=[.B485]-[.C485]" office:value-type="date" office:date-value="1899-12-30T18:05:03.80011363886" calcext:value-type="date">
            <text:p>12/30/99 06:05 PM</text:p>
          </table:table-cell>
          <table:table-cell table:formula="of:=MOD([.E484]-[.$E$2];[.$H$2])+1+[.$E$2]" office:value-type="float" office:value="223" calcext:value-type="float">
            <text:p>223</text:p>
          </table:table-cell>
          <table:table-cell table:formula="of:=MOD([.F484]+1/[.$H$2];5)" office:value-type="float" office:value="3.03333333333331" calcext:value-type="float">
            <text:p>3,03333333333331</text:p>
          </table:table-cell>
          <table:table-cell table:formula="of:=IF([.F485]=0;[.G484]+2+1/[.$H$2];[.G484]+1/[.$H$2])" office:value-type="float" office:value="8.03333333333331" calcext:value-type="float">
            <text:p>8,0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6]))" office:value-type="date" office:date-value="2019-10-15T17:52:58.891014" calcext:value-type="date">
            <text:p>2019-10-15 17:52:59</text:p>
          </table:table-cell>
          <table:table-cell table:style-name="ce7" table:formula="of:=[.A486]" office:value-type="date" office:date-value="2019-10-15T17:52:58.891014" calcext:value-type="date">
            <text:p>2019-10-15 17:52:59</text:p>
          </table:table-cell>
          <table:table-cell table:formula="of:=TRUNC([.A486])" office:value-type="float" office:value="43753" calcext:value-type="float">
            <text:p>43753</text:p>
          </table:table-cell>
          <table:table-cell table:style-name="ce12" table:formula="of:=[.B486]-[.C486]" office:value-type="date" office:date-value="1899-12-30T17:52:58.89101437759" calcext:value-type="date">
            <text:p>12/30/99 05:52 PM</text:p>
          </table:table-cell>
          <table:table-cell table:formula="of:=MOD([.E485]-[.$E$2];[.$H$2])+1+[.$E$2]" office:value-type="float" office:value="224" calcext:value-type="float">
            <text:p>224</text:p>
          </table:table-cell>
          <table:table-cell table:formula="of:=MOD([.F485]+1/[.$H$2];5)" office:value-type="float" office:value="3.04999999999998" calcext:value-type="float">
            <text:p>3,04999999999998</text:p>
          </table:table-cell>
          <table:table-cell table:formula="of:=IF([.F486]=0;[.G485]+2+1/[.$H$2];[.G485]+1/[.$H$2])" office:value-type="float" office:value="8.04999999999998" calcext:value-type="float">
            <text:p>8,0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7]))" office:value-type="date" office:date-value="2019-10-15T18:06:48.718538" calcext:value-type="date">
            <text:p>2019-10-15 18:06:49</text:p>
          </table:table-cell>
          <table:table-cell table:style-name="ce7" table:formula="of:=[.A487]" office:value-type="date" office:date-value="2019-10-15T18:06:48.718538" calcext:value-type="date">
            <text:p>2019-10-15 18:06:49</text:p>
          </table:table-cell>
          <table:table-cell table:formula="of:=TRUNC([.A487])" office:value-type="float" office:value="43753" calcext:value-type="float">
            <text:p>43753</text:p>
          </table:table-cell>
          <table:table-cell table:style-name="ce12" table:formula="of:=[.B487]-[.C487]" office:value-type="date" office:date-value="1899-12-30T18:06:48.71853847057" calcext:value-type="date">
            <text:p>12/30/99 06:06 PM</text:p>
          </table:table-cell>
          <table:table-cell table:formula="of:=MOD([.E486]-[.$E$2];[.$H$2])+1+[.$E$2]" office:value-type="float" office:value="225" calcext:value-type="float">
            <text:p>225</text:p>
          </table:table-cell>
          <table:table-cell table:formula="of:=MOD([.F486]+1/[.$H$2];5)" office:value-type="float" office:value="3.06666666666665" calcext:value-type="float">
            <text:p>3,06666666666665</text:p>
          </table:table-cell>
          <table:table-cell table:formula="of:=IF([.F487]=0;[.G486]+2+1/[.$H$2];[.G486]+1/[.$H$2])" office:value-type="float" office:value="8.06666666666665" calcext:value-type="float">
            <text:p>8,0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8]))" office:value-type="date" office:date-value="2019-10-15T17:55:22.900866" calcext:value-type="date">
            <text:p>2019-10-15 17:55:23</text:p>
          </table:table-cell>
          <table:table-cell table:style-name="ce7" table:formula="of:=[.A488]" office:value-type="date" office:date-value="2019-10-15T17:55:22.900866" calcext:value-type="date">
            <text:p>2019-10-15 17:55:23</text:p>
          </table:table-cell>
          <table:table-cell table:formula="of:=TRUNC([.A488])" office:value-type="float" office:value="43753" calcext:value-type="float">
            <text:p>43753</text:p>
          </table:table-cell>
          <table:table-cell table:style-name="ce12" table:formula="of:=[.B488]-[.C488]" office:value-type="date" office:date-value="1899-12-30T17:55:22.90086555295" calcext:value-type="date">
            <text:p>12/30/99 05:55 PM</text:p>
          </table:table-cell>
          <table:table-cell table:formula="of:=MOD([.E487]-[.$E$2];[.$H$2])+1+[.$E$2]" office:value-type="float" office:value="226" calcext:value-type="float">
            <text:p>226</text:p>
          </table:table-cell>
          <table:table-cell table:formula="of:=MOD([.F487]+1/[.$H$2];5)" office:value-type="float" office:value="3.08333333333331" calcext:value-type="float">
            <text:p>3,08333333333331</text:p>
          </table:table-cell>
          <table:table-cell table:formula="of:=IF([.F488]=0;[.G487]+2+1/[.$H$2];[.G487]+1/[.$H$2])" office:value-type="float" office:value="8.08333333333331" calcext:value-type="float">
            <text:p>8,0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9]))" office:value-type="date" office:date-value="2019-10-15T18:02:52.551135" calcext:value-type="date">
            <text:p>2019-10-15 18:02:53</text:p>
          </table:table-cell>
          <table:table-cell table:style-name="ce7" table:formula="of:=[.A489]" office:value-type="date" office:date-value="2019-10-15T18:02:52.551135" calcext:value-type="date">
            <text:p>2019-10-15 18:02:53</text:p>
          </table:table-cell>
          <table:table-cell table:formula="of:=TRUNC([.A489])" office:value-type="float" office:value="43753" calcext:value-type="float">
            <text:p>43753</text:p>
          </table:table-cell>
          <table:table-cell table:style-name="ce12" table:formula="of:=[.B489]-[.C489]" office:value-type="date" office:date-value="1899-12-30T18:02:52.55113483407" calcext:value-type="date">
            <text:p>12/30/99 06:02 PM</text:p>
          </table:table-cell>
          <table:table-cell table:formula="of:=MOD([.E488]-[.$E$2];[.$H$2])+1+[.$E$2]" office:value-type="float" office:value="227" calcext:value-type="float">
            <text:p>227</text:p>
          </table:table-cell>
          <table:table-cell table:formula="of:=MOD([.F488]+1/[.$H$2];5)" office:value-type="float" office:value="3.09999999999998" calcext:value-type="float">
            <text:p>3,09999999999998</text:p>
          </table:table-cell>
          <table:table-cell table:formula="of:=IF([.F489]=0;[.G488]+2+1/[.$H$2];[.G488]+1/[.$H$2])" office:value-type="float" office:value="8.09999999999998" calcext:value-type="float">
            <text:p>8,0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0]))" office:value-type="date" office:date-value="2019-10-15T17:54:08.034432" calcext:value-type="date">
            <text:p>2019-10-15 17:54:08</text:p>
          </table:table-cell>
          <table:table-cell table:style-name="ce7" table:formula="of:=[.A490]" office:value-type="date" office:date-value="2019-10-15T17:54:08.034432" calcext:value-type="date">
            <text:p>2019-10-15 17:54:08</text:p>
          </table:table-cell>
          <table:table-cell table:formula="of:=TRUNC([.A490])" office:value-type="float" office:value="43753" calcext:value-type="float">
            <text:p>43753</text:p>
          </table:table-cell>
          <table:table-cell table:style-name="ce12" table:formula="of:=[.B490]-[.C490]" office:value-type="date" office:date-value="1899-12-30T17:54:08.03443208802" calcext:value-type="date">
            <text:p>12/30/99 05:54 PM</text:p>
          </table:table-cell>
          <table:table-cell table:formula="of:=MOD([.E489]-[.$E$2];[.$H$2])+1+[.$E$2]" office:value-type="float" office:value="228" calcext:value-type="float">
            <text:p>228</text:p>
          </table:table-cell>
          <table:table-cell table:formula="of:=MOD([.F489]+1/[.$H$2];5)" office:value-type="float" office:value="3.11666666666665" calcext:value-type="float">
            <text:p>3,11666666666665</text:p>
          </table:table-cell>
          <table:table-cell table:formula="of:=IF([.F490]=0;[.G489]+2+1/[.$H$2];[.G489]+1/[.$H$2])" office:value-type="float" office:value="8.11666666666665" calcext:value-type="float">
            <text:p>8,1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1]))" office:value-type="date" office:date-value="2019-10-15T18:07:21.364338" calcext:value-type="date">
            <text:p>2019-10-15 18:07:21</text:p>
          </table:table-cell>
          <table:table-cell table:style-name="ce7" table:formula="of:=[.A491]" office:value-type="date" office:date-value="2019-10-15T18:07:21.364338" calcext:value-type="date">
            <text:p>2019-10-15 18:07:21</text:p>
          </table:table-cell>
          <table:table-cell table:formula="of:=TRUNC([.A491])" office:value-type="float" office:value="43753" calcext:value-type="float">
            <text:p>43753</text:p>
          </table:table-cell>
          <table:table-cell table:style-name="ce12" table:formula="of:=[.B491]-[.C491]" office:value-type="date" office:date-value="1899-12-30T18:07:21.3643380627" calcext:value-type="date">
            <text:p>12/30/99 06:07 PM</text:p>
          </table:table-cell>
          <table:table-cell table:formula="of:=MOD([.E490]-[.$E$2];[.$H$2])+1+[.$E$2]" office:value-type="float" office:value="229" calcext:value-type="float">
            <text:p>229</text:p>
          </table:table-cell>
          <table:table-cell table:formula="of:=MOD([.F490]+1/[.$H$2];5)" office:value-type="float" office:value="3.13333333333331" calcext:value-type="float">
            <text:p>3,13333333333331</text:p>
          </table:table-cell>
          <table:table-cell table:formula="of:=IF([.F491]=0;[.G490]+2+1/[.$H$2];[.G490]+1/[.$H$2])" office:value-type="float" office:value="8.13333333333332" calcext:value-type="float">
            <text:p>8,1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2]))" office:value-type="date" office:date-value="2019-10-15T17:44:47.650998" calcext:value-type="date">
            <text:p>2019-10-15 17:44:48</text:p>
          </table:table-cell>
          <table:table-cell table:style-name="ce7" table:formula="of:=[.A492]" office:value-type="date" office:date-value="2019-10-15T17:44:47.650998" calcext:value-type="date">
            <text:p>2019-10-15 17:44:48</text:p>
          </table:table-cell>
          <table:table-cell table:formula="of:=TRUNC([.A492])" office:value-type="float" office:value="43753" calcext:value-type="float">
            <text:p>43753</text:p>
          </table:table-cell>
          <table:table-cell table:style-name="ce12" table:formula="of:=[.B492]-[.C492]" office:value-type="date" office:date-value="1899-12-30T17:44:47.65099821612" calcext:value-type="date">
            <text:p>12/30/99 05:44 PM</text:p>
          </table:table-cell>
          <table:table-cell table:formula="of:=MOD([.E491]-[.$E$2];[.$H$2])+1+[.$E$2]" office:value-type="float" office:value="230" calcext:value-type="float">
            <text:p>230</text:p>
          </table:table-cell>
          <table:table-cell table:formula="of:=MOD([.F491]+1/[.$H$2];5)" office:value-type="float" office:value="3.14999999999998" calcext:value-type="float">
            <text:p>3,14999999999998</text:p>
          </table:table-cell>
          <table:table-cell table:formula="of:=IF([.F492]=0;[.G491]+2+1/[.$H$2];[.G491]+1/[.$H$2])" office:value-type="float" office:value="8.14999999999998" calcext:value-type="float">
            <text:p>8,1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3]))" office:value-type="date" office:date-value="2019-10-15T17:55:02.787748" calcext:value-type="date">
            <text:p>2019-10-15 17:55:03</text:p>
          </table:table-cell>
          <table:table-cell table:style-name="ce7" table:formula="of:=[.A493]" office:value-type="date" office:date-value="2019-10-15T17:55:02.787748" calcext:value-type="date">
            <text:p>2019-10-15 17:55:03</text:p>
          </table:table-cell>
          <table:table-cell table:formula="of:=TRUNC([.A493])" office:value-type="float" office:value="43753" calcext:value-type="float">
            <text:p>43753</text:p>
          </table:table-cell>
          <table:table-cell table:style-name="ce12" table:formula="of:=[.B493]-[.C493]" office:value-type="date" office:date-value="1899-12-30T17:55:02.7877479326" calcext:value-type="date">
            <text:p>12/30/99 05:55 PM</text:p>
          </table:table-cell>
          <table:table-cell table:formula="of:=MOD([.E492]-[.$E$2];[.$H$2])+1+[.$E$2]" office:value-type="float" office:value="231" calcext:value-type="float">
            <text:p>231</text:p>
          </table:table-cell>
          <table:table-cell table:formula="of:=MOD([.F492]+1/[.$H$2];5)" office:value-type="float" office:value="3.16666666666665" calcext:value-type="float">
            <text:p>3,16666666666665</text:p>
          </table:table-cell>
          <table:table-cell table:formula="of:=IF([.F493]=0;[.G492]+2+1/[.$H$2];[.G492]+1/[.$H$2])" office:value-type="float" office:value="8.16666666666665" calcext:value-type="float">
            <text:p>8,1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4]))" office:value-type="date" office:date-value="2019-10-15T17:53:23.040564" calcext:value-type="date">
            <text:p>2019-10-15 17:53:23</text:p>
          </table:table-cell>
          <table:table-cell table:style-name="ce7" table:formula="of:=[.A494]" office:value-type="date" office:date-value="2019-10-15T17:53:23.040564" calcext:value-type="date">
            <text:p>2019-10-15 17:53:23</text:p>
          </table:table-cell>
          <table:table-cell table:formula="of:=TRUNC([.A494])" office:value-type="float" office:value="43753" calcext:value-type="float">
            <text:p>43753</text:p>
          </table:table-cell>
          <table:table-cell table:style-name="ce12" table:formula="of:=[.B494]-[.C494]" office:value-type="date" office:date-value="1899-12-30T17:53:23.04056403693" calcext:value-type="date">
            <text:p>12/30/99 05:53 PM</text:p>
          </table:table-cell>
          <table:table-cell table:formula="of:=MOD([.E493]-[.$E$2];[.$H$2])+1+[.$E$2]" office:value-type="float" office:value="232" calcext:value-type="float">
            <text:p>232</text:p>
          </table:table-cell>
          <table:table-cell table:formula="of:=MOD([.F493]+1/[.$H$2];5)" office:value-type="float" office:value="3.18333333333331" calcext:value-type="float">
            <text:p>3,18333333333331</text:p>
          </table:table-cell>
          <table:table-cell table:formula="of:=IF([.F494]=0;[.G493]+2+1/[.$H$2];[.G493]+1/[.$H$2])" office:value-type="float" office:value="8.18333333333332" calcext:value-type="float">
            <text:p>8,1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5]))" office:value-type="date" office:date-value="2019-10-15T18:28:28.228111" calcext:value-type="date">
            <text:p>2019-10-15 18:28:28</text:p>
          </table:table-cell>
          <table:table-cell table:style-name="ce7" table:formula="of:=[.A495]" office:value-type="date" office:date-value="2019-10-15T18:28:28.228111" calcext:value-type="date">
            <text:p>2019-10-15 18:28:28</text:p>
          </table:table-cell>
          <table:table-cell table:formula="of:=TRUNC([.A495])" office:value-type="float" office:value="43753" calcext:value-type="float">
            <text:p>43753</text:p>
          </table:table-cell>
          <table:table-cell table:style-name="ce12" table:formula="of:=[.B495]-[.C495]" office:value-type="date" office:date-value="1899-12-30T18:28:28.22811126709" calcext:value-type="date">
            <text:p>12/30/99 06:28 PM</text:p>
          </table:table-cell>
          <table:table-cell table:formula="of:=MOD([.E494]-[.$E$2];[.$H$2])+1+[.$E$2]" office:value-type="float" office:value="233" calcext:value-type="float">
            <text:p>233</text:p>
          </table:table-cell>
          <table:table-cell table:formula="of:=MOD([.F494]+1/[.$H$2];5)" office:value-type="float" office:value="3.19999999999998" calcext:value-type="float">
            <text:p>3,19999999999998</text:p>
          </table:table-cell>
          <table:table-cell table:formula="of:=IF([.F495]=0;[.G494]+2+1/[.$H$2];[.G494]+1/[.$H$2])" office:value-type="float" office:value="8.19999999999999" calcext:value-type="float">
            <text:p>8,1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6]))" office:value-type="date" office:date-value="2019-10-15T18:12:28.677326" calcext:value-type="date">
            <text:p>2019-10-15 18:12:29</text:p>
          </table:table-cell>
          <table:table-cell table:style-name="ce7" table:formula="of:=[.A496]" office:value-type="date" office:date-value="2019-10-15T18:12:28.677326" calcext:value-type="date">
            <text:p>2019-10-15 18:12:29</text:p>
          </table:table-cell>
          <table:table-cell table:formula="of:=TRUNC([.A496])" office:value-type="float" office:value="43753" calcext:value-type="float">
            <text:p>43753</text:p>
          </table:table-cell>
          <table:table-cell table:style-name="ce12" table:formula="of:=[.B496]-[.C496]" office:value-type="date" office:date-value="1899-12-30T18:12:28.67732618004" calcext:value-type="date">
            <text:p>12/30/99 06:12 PM</text:p>
          </table:table-cell>
          <table:table-cell table:formula="of:=MOD([.E495]-[.$E$2];[.$H$2])+1+[.$E$2]" office:value-type="float" office:value="234" calcext:value-type="float">
            <text:p>234</text:p>
          </table:table-cell>
          <table:table-cell table:formula="of:=MOD([.F495]+1/[.$H$2];5)" office:value-type="float" office:value="3.21666666666665" calcext:value-type="float">
            <text:p>3,21666666666665</text:p>
          </table:table-cell>
          <table:table-cell table:formula="of:=IF([.F496]=0;[.G495]+2+1/[.$H$2];[.G495]+1/[.$H$2])" office:value-type="float" office:value="8.21666666666665" calcext:value-type="float">
            <text:p>8,2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7]))" office:value-type="date" office:date-value="2019-10-15T18:19:48.149794" calcext:value-type="date">
            <text:p>2019-10-15 18:19:48</text:p>
          </table:table-cell>
          <table:table-cell table:style-name="ce7" table:formula="of:=[.A497]" office:value-type="date" office:date-value="2019-10-15T18:19:48.149794" calcext:value-type="date">
            <text:p>2019-10-15 18:19:48</text:p>
          </table:table-cell>
          <table:table-cell table:formula="of:=TRUNC([.A497])" office:value-type="float" office:value="43753" calcext:value-type="float">
            <text:p>43753</text:p>
          </table:table-cell>
          <table:table-cell table:style-name="ce12" table:formula="of:=[.B497]-[.C497]" office:value-type="date" office:date-value="1899-12-30T18:19:48.14979409799" calcext:value-type="date">
            <text:p>12/30/99 06:19 PM</text:p>
          </table:table-cell>
          <table:table-cell table:formula="of:=MOD([.E496]-[.$E$2];[.$H$2])+1+[.$E$2]" office:value-type="float" office:value="235" calcext:value-type="float">
            <text:p>235</text:p>
          </table:table-cell>
          <table:table-cell table:formula="of:=MOD([.F496]+1/[.$H$2];5)" office:value-type="float" office:value="3.23333333333331" calcext:value-type="float">
            <text:p>3,23333333333331</text:p>
          </table:table-cell>
          <table:table-cell table:formula="of:=IF([.F497]=0;[.G496]+2+1/[.$H$2];[.G496]+1/[.$H$2])" office:value-type="float" office:value="8.23333333333332" calcext:value-type="float">
            <text:p>8,2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8]))" office:value-type="date" office:date-value="2019-10-15T18:04:32.280973" calcext:value-type="date">
            <text:p>2019-10-15 18:04:32</text:p>
          </table:table-cell>
          <table:table-cell table:style-name="ce7" table:formula="of:=[.A498]" office:value-type="date" office:date-value="2019-10-15T18:04:32.280973" calcext:value-type="date">
            <text:p>2019-10-15 18:04:32</text:p>
          </table:table-cell>
          <table:table-cell table:formula="of:=TRUNC([.A498])" office:value-type="float" office:value="43753" calcext:value-type="float">
            <text:p>43753</text:p>
          </table:table-cell>
          <table:table-cell table:style-name="ce12" table:formula="of:=[.B498]-[.C498]" office:value-type="date" office:date-value="1899-12-30T18:04:32.28097259067" calcext:value-type="date">
            <text:p>12/30/99 06:04 PM</text:p>
          </table:table-cell>
          <table:table-cell table:formula="of:=MOD([.E497]-[.$E$2];[.$H$2])+1+[.$E$2]" office:value-type="float" office:value="236" calcext:value-type="float">
            <text:p>236</text:p>
          </table:table-cell>
          <table:table-cell table:formula="of:=MOD([.F497]+1/[.$H$2];5)" office:value-type="float" office:value="3.24999999999998" calcext:value-type="float">
            <text:p>3,24999999999998</text:p>
          </table:table-cell>
          <table:table-cell table:formula="of:=IF([.F498]=0;[.G497]+2+1/[.$H$2];[.G497]+1/[.$H$2])" office:value-type="float" office:value="8.24999999999999" calcext:value-type="float">
            <text:p>8,2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9]))" office:value-type="date" office:date-value="2019-10-15T17:38:17.502783" calcext:value-type="date">
            <text:p>2019-10-15 17:38:18</text:p>
          </table:table-cell>
          <table:table-cell table:style-name="ce7" table:formula="of:=[.A499]" office:value-type="date" office:date-value="2019-10-15T17:38:17.502783" calcext:value-type="date">
            <text:p>2019-10-15 17:38:18</text:p>
          </table:table-cell>
          <table:table-cell table:formula="of:=TRUNC([.A499])" office:value-type="float" office:value="43753" calcext:value-type="float">
            <text:p>43753</text:p>
          </table:table-cell>
          <table:table-cell table:style-name="ce12" table:formula="of:=[.B499]-[.C499]" office:value-type="date" office:date-value="1899-12-30T17:38:17.50278310385" calcext:value-type="date">
            <text:p>12/30/99 05:38 PM</text:p>
          </table:table-cell>
          <table:table-cell table:formula="of:=MOD([.E498]-[.$E$2];[.$H$2])+1+[.$E$2]" office:value-type="float" office:value="237" calcext:value-type="float">
            <text:p>237</text:p>
          </table:table-cell>
          <table:table-cell table:formula="of:=MOD([.F498]+1/[.$H$2];5)" office:value-type="float" office:value="3.26666666666665" calcext:value-type="float">
            <text:p>3,26666666666665</text:p>
          </table:table-cell>
          <table:table-cell table:formula="of:=IF([.F499]=0;[.G498]+2+1/[.$H$2];[.G498]+1/[.$H$2])" office:value-type="float" office:value="8.26666666666666" calcext:value-type="float">
            <text:p>8,2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0]))" office:value-type="date" office:date-value="2019-10-15T18:28:37.133195" calcext:value-type="date">
            <text:p>2019-10-15 18:28:37</text:p>
          </table:table-cell>
          <table:table-cell table:style-name="ce7" table:formula="of:=[.A500]" office:value-type="date" office:date-value="2019-10-15T18:28:37.133195" calcext:value-type="date">
            <text:p>2019-10-15 18:28:37</text:p>
          </table:table-cell>
          <table:table-cell table:formula="of:=TRUNC([.A500])" office:value-type="float" office:value="43753" calcext:value-type="float">
            <text:p>43753</text:p>
          </table:table-cell>
          <table:table-cell table:style-name="ce12" table:formula="of:=[.B500]-[.C500]" office:value-type="date" office:date-value="1899-12-30T18:28:37.13319460396" calcext:value-type="date">
            <text:p>12/30/99 06:28 PM</text:p>
          </table:table-cell>
          <table:table-cell table:formula="of:=MOD([.E499]-[.$E$2];[.$H$2])+1+[.$E$2]" office:value-type="float" office:value="238" calcext:value-type="float">
            <text:p>238</text:p>
          </table:table-cell>
          <table:table-cell table:formula="of:=MOD([.F499]+1/[.$H$2];5)" office:value-type="float" office:value="3.28333333333331" calcext:value-type="float">
            <text:p>3,28333333333331</text:p>
          </table:table-cell>
          <table:table-cell table:formula="of:=IF([.F500]=0;[.G499]+2+1/[.$H$2];[.G499]+1/[.$H$2])" office:value-type="float" office:value="8.28333333333332" calcext:value-type="float">
            <text:p>8,2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1]))" office:value-type="date" office:date-value="2019-10-15T18:17:15.460071" calcext:value-type="date">
            <text:p>2019-10-15 18:17:15</text:p>
          </table:table-cell>
          <table:table-cell table:style-name="ce7" table:formula="of:=[.A501]" office:value-type="date" office:date-value="2019-10-15T18:17:15.460071" calcext:value-type="date">
            <text:p>2019-10-15 18:17:15</text:p>
          </table:table-cell>
          <table:table-cell table:formula="of:=TRUNC([.A501])" office:value-type="float" office:value="43753" calcext:value-type="float">
            <text:p>43753</text:p>
          </table:table-cell>
          <table:table-cell table:style-name="ce12" table:formula="of:=[.B501]-[.C501]" office:value-type="date" office:date-value="1899-12-30T18:17:15.4600708466" calcext:value-type="date">
            <text:p>12/30/99 06:17 PM</text:p>
          </table:table-cell>
          <table:table-cell table:formula="of:=MOD([.E500]-[.$E$2];[.$H$2])+1+[.$E$2]" office:value-type="float" office:value="239" calcext:value-type="float">
            <text:p>239</text:p>
          </table:table-cell>
          <table:table-cell table:formula="of:=MOD([.F500]+1/[.$H$2];5)" office:value-type="float" office:value="3.29999999999998" calcext:value-type="float">
            <text:p>3,29999999999998</text:p>
          </table:table-cell>
          <table:table-cell table:formula="of:=IF([.F501]=0;[.G500]+2+1/[.$H$2];[.G500]+1/[.$H$2])" office:value-type="float" office:value="8.29999999999999" calcext:value-type="float">
            <text:p>8,2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2]))" office:value-type="date" office:date-value="2019-10-15T17:48:03.809187" calcext:value-type="date">
            <text:p>2019-10-15 17:48:04</text:p>
          </table:table-cell>
          <table:table-cell table:style-name="ce7" table:formula="of:=[.A502]" office:value-type="date" office:date-value="2019-10-15T17:48:03.809187" calcext:value-type="date">
            <text:p>2019-10-15 17:48:04</text:p>
          </table:table-cell>
          <table:table-cell table:formula="of:=TRUNC([.A502])" office:value-type="float" office:value="43753" calcext:value-type="float">
            <text:p>43753</text:p>
          </table:table-cell>
          <table:table-cell table:style-name="ce12" table:formula="of:=[.B502]-[.C502]" office:value-type="date" office:date-value="1899-12-30T17:48:03.80918665789" calcext:value-type="date">
            <text:p>12/30/99 05:48 PM</text:p>
          </table:table-cell>
          <table:table-cell table:formula="of:=MOD([.E501]-[.$E$2];[.$H$2])+1+[.$E$2]" office:value-type="float" office:value="240" calcext:value-type="float">
            <text:p>240</text:p>
          </table:table-cell>
          <table:table-cell table:formula="of:=MOD([.F501]+1/[.$H$2];5)" office:value-type="float" office:value="3.31666666666665" calcext:value-type="float">
            <text:p>3,31666666666665</text:p>
          </table:table-cell>
          <table:table-cell table:formula="of:=IF([.F502]=0;[.G501]+2+1/[.$H$2];[.G501]+1/[.$H$2])" office:value-type="float" office:value="8.31666666666666" calcext:value-type="float">
            <text:p>8,3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3]))" office:value-type="date" office:date-value="2019-10-15T18:04:59.148011" calcext:value-type="date">
            <text:p>2019-10-15 18:04:59</text:p>
          </table:table-cell>
          <table:table-cell table:style-name="ce7" table:formula="of:=[.A503]" office:value-type="date" office:date-value="2019-10-15T18:04:59.148011" calcext:value-type="date">
            <text:p>2019-10-15 18:04:59</text:p>
          </table:table-cell>
          <table:table-cell table:formula="of:=TRUNC([.A503])" office:value-type="float" office:value="43753" calcext:value-type="float">
            <text:p>43753</text:p>
          </table:table-cell>
          <table:table-cell table:style-name="ce12" table:formula="of:=[.B503]-[.C503]" office:value-type="date" office:date-value="1899-12-30T18:04:59.1480109049" calcext:value-type="date">
            <text:p>12/30/99 06:04 PM</text:p>
          </table:table-cell>
          <table:table-cell table:formula="of:=MOD([.E502]-[.$E$2];[.$H$2])+1+[.$E$2]" office:value-type="float" office:value="241" calcext:value-type="float">
            <text:p>241</text:p>
          </table:table-cell>
          <table:table-cell table:formula="of:=MOD([.F502]+1/[.$H$2];5)" office:value-type="float" office:value="3.33333333333331" calcext:value-type="float">
            <text:p>3,33333333333331</text:p>
          </table:table-cell>
          <table:table-cell table:formula="of:=IF([.F503]=0;[.G502]+2+1/[.$H$2];[.G502]+1/[.$H$2])" office:value-type="float" office:value="8.33333333333333" calcext:value-type="float">
            <text:p>8,3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4]))" office:value-type="date" office:date-value="2019-10-15T18:29:02.314785" calcext:value-type="date">
            <text:p>2019-10-15 18:29:02</text:p>
          </table:table-cell>
          <table:table-cell table:style-name="ce7" table:formula="of:=[.A504]" office:value-type="date" office:date-value="2019-10-15T18:29:02.314785" calcext:value-type="date">
            <text:p>2019-10-15 18:29:02</text:p>
          </table:table-cell>
          <table:table-cell table:formula="of:=TRUNC([.A504])" office:value-type="float" office:value="43753" calcext:value-type="float">
            <text:p>43753</text:p>
          </table:table-cell>
          <table:table-cell table:style-name="ce12" table:formula="of:=[.B504]-[.C504]" office:value-type="date" office:date-value="1899-12-30T18:29:02.31478516012" calcext:value-type="date">
            <text:p>12/30/99 06:29 PM</text:p>
          </table:table-cell>
          <table:table-cell table:formula="of:=MOD([.E503]-[.$E$2];[.$H$2])+1+[.$E$2]" office:value-type="float" office:value="242" calcext:value-type="float">
            <text:p>242</text:p>
          </table:table-cell>
          <table:table-cell table:formula="of:=MOD([.F503]+1/[.$H$2];5)" office:value-type="float" office:value="3.34999999999998" calcext:value-type="float">
            <text:p>3,34999999999998</text:p>
          </table:table-cell>
          <table:table-cell table:formula="of:=IF([.F504]=0;[.G503]+2+1/[.$H$2];[.G503]+1/[.$H$2])" office:value-type="float" office:value="8.34999999999999" calcext:value-type="float">
            <text:p>8,3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5]))" office:value-type="date" office:date-value="2019-10-15T18:00:29.869617" calcext:value-type="date">
            <text:p>2019-10-15 18:00:30</text:p>
          </table:table-cell>
          <table:table-cell table:style-name="ce7" table:formula="of:=[.A505]" office:value-type="date" office:date-value="2019-10-15T18:00:29.869617" calcext:value-type="date">
            <text:p>2019-10-15 18:00:30</text:p>
          </table:table-cell>
          <table:table-cell table:formula="of:=TRUNC([.A505])" office:value-type="float" office:value="43753" calcext:value-type="float">
            <text:p>43753</text:p>
          </table:table-cell>
          <table:table-cell table:style-name="ce12" table:formula="of:=[.B505]-[.C505]" office:value-type="date" office:date-value="1899-12-30T18:00:29.86961707938" calcext:value-type="date">
            <text:p>12/30/99 06:00 PM</text:p>
          </table:table-cell>
          <table:table-cell table:formula="of:=MOD([.E504]-[.$E$2];[.$H$2])+1+[.$E$2]" office:value-type="float" office:value="243" calcext:value-type="float">
            <text:p>243</text:p>
          </table:table-cell>
          <table:table-cell table:formula="of:=MOD([.F504]+1/[.$H$2];5)" office:value-type="float" office:value="3.36666666666665" calcext:value-type="float">
            <text:p>3,36666666666665</text:p>
          </table:table-cell>
          <table:table-cell table:formula="of:=IF([.F505]=0;[.G504]+2+1/[.$H$2];[.G504]+1/[.$H$2])" office:value-type="float" office:value="8.36666666666666" calcext:value-type="float">
            <text:p>8,3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6]))" office:value-type="date" office:date-value="2019-10-15T18:11:11.257213" calcext:value-type="date">
            <text:p>2019-10-15 18:11:11</text:p>
          </table:table-cell>
          <table:table-cell table:style-name="ce7" table:formula="of:=[.A506]" office:value-type="date" office:date-value="2019-10-15T18:11:11.257213" calcext:value-type="date">
            <text:p>2019-10-15 18:11:11</text:p>
          </table:table-cell>
          <table:table-cell table:formula="of:=TRUNC([.A506])" office:value-type="float" office:value="43753" calcext:value-type="float">
            <text:p>43753</text:p>
          </table:table-cell>
          <table:table-cell table:style-name="ce12" table:formula="of:=[.B506]-[.C506]" office:value-type="date" office:date-value="1899-12-30T18:11:11.25721264165" calcext:value-type="date">
            <text:p>12/30/99 06:11 PM</text:p>
          </table:table-cell>
          <table:table-cell table:formula="of:=MOD([.E505]-[.$E$2];[.$H$2])+1+[.$E$2]" office:value-type="float" office:value="244" calcext:value-type="float">
            <text:p>244</text:p>
          </table:table-cell>
          <table:table-cell table:formula="of:=MOD([.F505]+1/[.$H$2];5)" office:value-type="float" office:value="3.38333333333331" calcext:value-type="float">
            <text:p>3,38333333333331</text:p>
          </table:table-cell>
          <table:table-cell table:formula="of:=IF([.F506]=0;[.G505]+2+1/[.$H$2];[.G505]+1/[.$H$2])" office:value-type="float" office:value="8.38333333333333" calcext:value-type="float">
            <text:p>8,3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7]))" office:value-type="date" office:date-value="2019-10-15T17:55:27.470996" calcext:value-type="date">
            <text:p>2019-10-15 17:55:27</text:p>
          </table:table-cell>
          <table:table-cell table:style-name="ce7" table:formula="of:=[.A507]" office:value-type="date" office:date-value="2019-10-15T17:55:27.470996" calcext:value-type="date">
            <text:p>2019-10-15 17:55:27</text:p>
          </table:table-cell>
          <table:table-cell table:formula="of:=TRUNC([.A507])" office:value-type="float" office:value="43753" calcext:value-type="float">
            <text:p>43753</text:p>
          </table:table-cell>
          <table:table-cell table:style-name="ce12" table:formula="of:=[.B507]-[.C507]" office:value-type="date" office:date-value="1899-12-30T17:55:27.47099641711" calcext:value-type="date">
            <text:p>12/30/99 05:55 PM</text:p>
          </table:table-cell>
          <table:table-cell table:formula="of:=MOD([.E506]-[.$E$2];[.$H$2])+1+[.$E$2]" office:value-type="float" office:value="245" calcext:value-type="float">
            <text:p>245</text:p>
          </table:table-cell>
          <table:table-cell table:formula="of:=MOD([.F506]+1/[.$H$2];5)" office:value-type="float" office:value="3.39999999999998" calcext:value-type="float">
            <text:p>3,39999999999998</text:p>
          </table:table-cell>
          <table:table-cell table:formula="of:=IF([.F507]=0;[.G506]+2+1/[.$H$2];[.G506]+1/[.$H$2])" office:value-type="float" office:value="8.4" calcext:value-type="float">
            <text:p>8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8]))" office:value-type="date" office:date-value="2019-10-15T18:10:25.182969" calcext:value-type="date">
            <text:p>2019-10-15 18:10:25</text:p>
          </table:table-cell>
          <table:table-cell table:style-name="ce7" table:formula="of:=[.A508]" office:value-type="date" office:date-value="2019-10-15T18:10:25.182969" calcext:value-type="date">
            <text:p>2019-10-15 18:10:25</text:p>
          </table:table-cell>
          <table:table-cell table:formula="of:=TRUNC([.A508])" office:value-type="float" office:value="43753" calcext:value-type="float">
            <text:p>43753</text:p>
          </table:table-cell>
          <table:table-cell table:style-name="ce12" table:formula="of:=[.B508]-[.C508]" office:value-type="date" office:date-value="1899-12-30T18:10:25.18296923954" calcext:value-type="date">
            <text:p>12/30/99 06:10 PM</text:p>
          </table:table-cell>
          <table:table-cell table:formula="of:=MOD([.E507]-[.$E$2];[.$H$2])+1+[.$E$2]" office:value-type="float" office:value="246" calcext:value-type="float">
            <text:p>246</text:p>
          </table:table-cell>
          <table:table-cell table:formula="of:=MOD([.F507]+1/[.$H$2];5)" office:value-type="float" office:value="3.41666666666665" calcext:value-type="float">
            <text:p>3,41666666666665</text:p>
          </table:table-cell>
          <table:table-cell table:formula="of:=IF([.F508]=0;[.G507]+2+1/[.$H$2];[.G507]+1/[.$H$2])" office:value-type="float" office:value="8.41666666666666" calcext:value-type="float">
            <text:p>8,4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9]))" office:value-type="date" office:date-value="2019-10-15T18:08:17.632866" calcext:value-type="date">
            <text:p>2019-10-15 18:08:18</text:p>
          </table:table-cell>
          <table:table-cell table:style-name="ce7" table:formula="of:=[.A509]" office:value-type="date" office:date-value="2019-10-15T18:08:17.632866" calcext:value-type="date">
            <text:p>2019-10-15 18:08:18</text:p>
          </table:table-cell>
          <table:table-cell table:formula="of:=TRUNC([.A509])" office:value-type="float" office:value="43753" calcext:value-type="float">
            <text:p>43753</text:p>
          </table:table-cell>
          <table:table-cell table:style-name="ce12" table:formula="of:=[.B509]-[.C509]" office:value-type="date" office:date-value="1899-12-30T18:08:17.63286584057" calcext:value-type="date">
            <text:p>12/30/99 06:08 PM</text:p>
          </table:table-cell>
          <table:table-cell table:formula="of:=MOD([.E508]-[.$E$2];[.$H$2])+1+[.$E$2]" office:value-type="float" office:value="247" calcext:value-type="float">
            <text:p>247</text:p>
          </table:table-cell>
          <table:table-cell table:formula="of:=MOD([.F508]+1/[.$H$2];5)" office:value-type="float" office:value="3.43333333333331" calcext:value-type="float">
            <text:p>3,43333333333331</text:p>
          </table:table-cell>
          <table:table-cell table:formula="of:=IF([.F509]=0;[.G508]+2+1/[.$H$2];[.G508]+1/[.$H$2])" office:value-type="float" office:value="8.43333333333333" calcext:value-type="float">
            <text:p>8,4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0]))" office:value-type="date" office:date-value="2019-10-15T18:08:27.323206" calcext:value-type="date">
            <text:p>2019-10-15 18:08:27</text:p>
          </table:table-cell>
          <table:table-cell table:style-name="ce7" table:formula="of:=[.A510]" office:value-type="date" office:date-value="2019-10-15T18:08:27.323206" calcext:value-type="date">
            <text:p>2019-10-15 18:08:27</text:p>
          </table:table-cell>
          <table:table-cell table:formula="of:=TRUNC([.A510])" office:value-type="float" office:value="43753" calcext:value-type="float">
            <text:p>43753</text:p>
          </table:table-cell>
          <table:table-cell table:style-name="ce12" table:formula="of:=[.B510]-[.C510]" office:value-type="date" office:date-value="1899-12-30T18:08:27.32320568059" calcext:value-type="date">
            <text:p>12/30/99 06:08 PM</text:p>
          </table:table-cell>
          <table:table-cell table:formula="of:=MOD([.E509]-[.$E$2];[.$H$2])+1+[.$E$2]" office:value-type="float" office:value="248" calcext:value-type="float">
            <text:p>248</text:p>
          </table:table-cell>
          <table:table-cell table:formula="of:=MOD([.F509]+1/[.$H$2];5)" office:value-type="float" office:value="3.44999999999998" calcext:value-type="float">
            <text:p>3,44999999999998</text:p>
          </table:table-cell>
          <table:table-cell table:formula="of:=IF([.F510]=0;[.G509]+2+1/[.$H$2];[.G509]+1/[.$H$2])" office:value-type="float" office:value="8.45" calcext:value-type="float">
            <text:p>8,4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1]))" office:value-type="date" office:date-value="2019-10-15T17:48:31.024665" calcext:value-type="date">
            <text:p>2019-10-15 17:48:31</text:p>
          </table:table-cell>
          <table:table-cell table:style-name="ce7" table:formula="of:=[.A511]" office:value-type="date" office:date-value="2019-10-15T17:48:31.024665" calcext:value-type="date">
            <text:p>2019-10-15 17:48:31</text:p>
          </table:table-cell>
          <table:table-cell table:formula="of:=TRUNC([.A511])" office:value-type="float" office:value="43753" calcext:value-type="float">
            <text:p>43753</text:p>
          </table:table-cell>
          <table:table-cell table:style-name="ce12" table:formula="of:=[.B511]-[.C511]" office:value-type="date" office:date-value="1899-12-30T17:48:31.02466466837" calcext:value-type="date">
            <text:p>12/30/99 05:48 PM</text:p>
          </table:table-cell>
          <table:table-cell table:formula="of:=MOD([.E510]-[.$E$2];[.$H$2])+1+[.$E$2]" office:value-type="float" office:value="249" calcext:value-type="float">
            <text:p>249</text:p>
          </table:table-cell>
          <table:table-cell table:formula="of:=MOD([.F510]+1/[.$H$2];5)" office:value-type="float" office:value="3.46666666666665" calcext:value-type="float">
            <text:p>3,46666666666665</text:p>
          </table:table-cell>
          <table:table-cell table:formula="of:=IF([.F511]=0;[.G510]+2+1/[.$H$2];[.G510]+1/[.$H$2])" office:value-type="float" office:value="8.46666666666667" calcext:value-type="float">
            <text:p>8,4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2]))" office:value-type="date" office:date-value="2019-10-15T17:36:36.823659" calcext:value-type="date">
            <text:p>2019-10-15 17:36:37</text:p>
          </table:table-cell>
          <table:table-cell table:style-name="ce7" table:formula="of:=[.A512]" office:value-type="date" office:date-value="2019-10-15T17:36:36.823659" calcext:value-type="date">
            <text:p>2019-10-15 17:36:37</text:p>
          </table:table-cell>
          <table:table-cell table:formula="of:=TRUNC([.A512])" office:value-type="float" office:value="43753" calcext:value-type="float">
            <text:p>43753</text:p>
          </table:table-cell>
          <table:table-cell table:style-name="ce12" table:formula="of:=[.B512]-[.C512]" office:value-type="date" office:date-value="1899-12-30T17:36:36.82365898043" calcext:value-type="date">
            <text:p>12/30/99 05:36 PM</text:p>
          </table:table-cell>
          <table:table-cell table:formula="of:=MOD([.E511]-[.$E$2];[.$H$2])+1+[.$E$2]" office:value-type="float" office:value="250" calcext:value-type="float">
            <text:p>250</text:p>
          </table:table-cell>
          <table:table-cell table:formula="of:=MOD([.F511]+1/[.$H$2];5)" office:value-type="float" office:value="3.48333333333331" calcext:value-type="float">
            <text:p>3,48333333333331</text:p>
          </table:table-cell>
          <table:table-cell table:formula="of:=IF([.F512]=0;[.G511]+2+1/[.$H$2];[.G511]+1/[.$H$2])" office:value-type="float" office:value="8.48333333333333" calcext:value-type="float">
            <text:p>8,4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3]))" office:value-type="date" office:date-value="2019-10-15T17:52:23.412107" calcext:value-type="date">
            <text:p>2019-10-15 17:52:23</text:p>
          </table:table-cell>
          <table:table-cell table:style-name="ce7" table:formula="of:=[.A513]" office:value-type="date" office:date-value="2019-10-15T17:52:23.412107" calcext:value-type="date">
            <text:p>2019-10-15 17:52:23</text:p>
          </table:table-cell>
          <table:table-cell table:formula="of:=TRUNC([.A513])" office:value-type="float" office:value="43753" calcext:value-type="float">
            <text:p>43753</text:p>
          </table:table-cell>
          <table:table-cell table:style-name="ce12" table:formula="of:=[.B513]-[.C513]" office:value-type="date" office:date-value="1899-12-30T17:52:23.41210678685" calcext:value-type="date">
            <text:p>12/30/99 05:52 PM</text:p>
          </table:table-cell>
          <table:table-cell table:formula="of:=MOD([.E512]-[.$E$2];[.$H$2])+1+[.$E$2]" office:value-type="float" office:value="251" calcext:value-type="float">
            <text:p>251</text:p>
          </table:table-cell>
          <table:table-cell table:formula="of:=MOD([.F512]+1/[.$H$2];5)" office:value-type="float" office:value="3.49999999999998" calcext:value-type="float">
            <text:p>3,49999999999998</text:p>
          </table:table-cell>
          <table:table-cell table:formula="of:=IF([.F513]=0;[.G512]+2+1/[.$H$2];[.G512]+1/[.$H$2])" office:value-type="float" office:value="8.5" calcext:value-type="float">
            <text:p>8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4]))" office:value-type="date" office:date-value="2019-10-15T18:36:35.663418" calcext:value-type="date">
            <text:p>2019-10-15 18:36:36</text:p>
          </table:table-cell>
          <table:table-cell table:style-name="ce7" table:formula="of:=[.A514]" office:value-type="date" office:date-value="2019-10-15T18:36:35.663418" calcext:value-type="date">
            <text:p>2019-10-15 18:36:36</text:p>
          </table:table-cell>
          <table:table-cell table:formula="of:=TRUNC([.A514])" office:value-type="float" office:value="43753" calcext:value-type="float">
            <text:p>43753</text:p>
          </table:table-cell>
          <table:table-cell table:style-name="ce12" table:formula="of:=[.B514]-[.C514]" office:value-type="date" office:date-value="1899-12-30T18:36:35.66341813188" calcext:value-type="date">
            <text:p>12/30/99 06:36 PM</text:p>
          </table:table-cell>
          <table:table-cell table:formula="of:=MOD([.E513]-[.$E$2];[.$H$2])+1+[.$E$2]" office:value-type="float" office:value="252" calcext:value-type="float">
            <text:p>252</text:p>
          </table:table-cell>
          <table:table-cell table:formula="of:=MOD([.F513]+1/[.$H$2];5)" office:value-type="float" office:value="3.51666666666665" calcext:value-type="float">
            <text:p>3,51666666666665</text:p>
          </table:table-cell>
          <table:table-cell table:formula="of:=IF([.F514]=0;[.G513]+2+1/[.$H$2];[.G513]+1/[.$H$2])" office:value-type="float" office:value="8.51666666666667" calcext:value-type="float">
            <text:p>8,5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5]))" office:value-type="date" office:date-value="2019-10-15T18:20:34.53553" calcext:value-type="date">
            <text:p>2019-10-15 18:20:35</text:p>
          </table:table-cell>
          <table:table-cell table:style-name="ce7" table:formula="of:=[.A515]" office:value-type="date" office:date-value="2019-10-15T18:20:34.53553" calcext:value-type="date">
            <text:p>2019-10-15 18:20:35</text:p>
          </table:table-cell>
          <table:table-cell table:formula="of:=TRUNC([.A515])" office:value-type="float" office:value="43753" calcext:value-type="float">
            <text:p>43753</text:p>
          </table:table-cell>
          <table:table-cell table:style-name="ce12" table:formula="of:=[.B515]-[.C515]" office:value-type="date" office:date-value="1899-12-30T18:20:34.53552997671" calcext:value-type="date">
            <text:p>12/30/99 06:20 PM</text:p>
          </table:table-cell>
          <table:table-cell table:formula="of:=MOD([.E514]-[.$E$2];[.$H$2])+1+[.$E$2]" office:value-type="float" office:value="253" calcext:value-type="float">
            <text:p>253</text:p>
          </table:table-cell>
          <table:table-cell table:formula="of:=MOD([.F514]+1/[.$H$2];5)" office:value-type="float" office:value="3.53333333333331" calcext:value-type="float">
            <text:p>3,53333333333331</text:p>
          </table:table-cell>
          <table:table-cell table:formula="of:=IF([.F515]=0;[.G514]+2+1/[.$H$2];[.G514]+1/[.$H$2])" office:value-type="float" office:value="8.53333333333334" calcext:value-type="float">
            <text:p>8,5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6]))" office:value-type="date" office:date-value="2019-10-15T18:02:31.762961" calcext:value-type="date">
            <text:p>2019-10-15 18:02:32</text:p>
          </table:table-cell>
          <table:table-cell table:style-name="ce7" table:formula="of:=[.A516]" office:value-type="date" office:date-value="2019-10-15T18:02:31.762961" calcext:value-type="date">
            <text:p>2019-10-15 18:02:32</text:p>
          </table:table-cell>
          <table:table-cell table:formula="of:=TRUNC([.A516])" office:value-type="float" office:value="43753" calcext:value-type="float">
            <text:p>43753</text:p>
          </table:table-cell>
          <table:table-cell table:style-name="ce12" table:formula="of:=[.B516]-[.C516]" office:value-type="date" office:date-value="1899-12-30T18:02:31.76296052523" calcext:value-type="date">
            <text:p>12/30/99 06:02 PM</text:p>
          </table:table-cell>
          <table:table-cell table:formula="of:=MOD([.E515]-[.$E$2];[.$H$2])+1+[.$E$2]" office:value-type="float" office:value="254" calcext:value-type="float">
            <text:p>254</text:p>
          </table:table-cell>
          <table:table-cell table:formula="of:=MOD([.F515]+1/[.$H$2];5)" office:value-type="float" office:value="3.54999999999998" calcext:value-type="float">
            <text:p>3,54999999999998</text:p>
          </table:table-cell>
          <table:table-cell table:formula="of:=IF([.F516]=0;[.G515]+2+1/[.$H$2];[.G515]+1/[.$H$2])" office:value-type="float" office:value="8.55" calcext:value-type="float">
            <text:p>8,5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7]))" office:value-type="date" office:date-value="2019-10-15T18:02:13.793327" calcext:value-type="date">
            <text:p>2019-10-15 18:02:14</text:p>
          </table:table-cell>
          <table:table-cell table:style-name="ce7" table:formula="of:=[.A517]" office:value-type="date" office:date-value="2019-10-15T18:02:13.793327" calcext:value-type="date">
            <text:p>2019-10-15 18:02:14</text:p>
          </table:table-cell>
          <table:table-cell table:formula="of:=TRUNC([.A517])" office:value-type="float" office:value="43753" calcext:value-type="float">
            <text:p>43753</text:p>
          </table:table-cell>
          <table:table-cell table:style-name="ce12" table:formula="of:=[.B517]-[.C517]" office:value-type="date" office:date-value="1899-12-30T18:02:13.79332730547" calcext:value-type="date">
            <text:p>12/30/99 06:02 PM</text:p>
          </table:table-cell>
          <table:table-cell table:formula="of:=MOD([.E516]-[.$E$2];[.$H$2])+1+[.$E$2]" office:value-type="float" office:value="255" calcext:value-type="float">
            <text:p>255</text:p>
          </table:table-cell>
          <table:table-cell table:formula="of:=MOD([.F516]+1/[.$H$2];5)" office:value-type="float" office:value="3.56666666666665" calcext:value-type="float">
            <text:p>3,56666666666665</text:p>
          </table:table-cell>
          <table:table-cell table:formula="of:=IF([.F517]=0;[.G516]+2+1/[.$H$2];[.G516]+1/[.$H$2])" office:value-type="float" office:value="8.56666666666667" calcext:value-type="float">
            <text:p>8,5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8]))" office:value-type="date" office:date-value="2019-10-15T18:09:38.678053" calcext:value-type="date">
            <text:p>2019-10-15 18:09:39</text:p>
          </table:table-cell>
          <table:table-cell table:style-name="ce7" table:formula="of:=[.A518]" office:value-type="date" office:date-value="2019-10-15T18:09:38.678053" calcext:value-type="date">
            <text:p>2019-10-15 18:09:39</text:p>
          </table:table-cell>
          <table:table-cell table:formula="of:=TRUNC([.A518])" office:value-type="float" office:value="43753" calcext:value-type="float">
            <text:p>43753</text:p>
          </table:table-cell>
          <table:table-cell table:style-name="ce12" table:formula="of:=[.B518]-[.C518]" office:value-type="date" office:date-value="1899-12-30T18:09:38.678052756" calcext:value-type="date">
            <text:p>12/30/99 06:09 PM</text:p>
          </table:table-cell>
          <table:table-cell table:formula="of:=MOD([.E517]-[.$E$2];[.$H$2])+1+[.$E$2]" office:value-type="float" office:value="256" calcext:value-type="float">
            <text:p>256</text:p>
          </table:table-cell>
          <table:table-cell table:formula="of:=MOD([.F517]+1/[.$H$2];5)" office:value-type="float" office:value="3.58333333333331" calcext:value-type="float">
            <text:p>3,58333333333331</text:p>
          </table:table-cell>
          <table:table-cell table:formula="of:=IF([.F518]=0;[.G517]+2+1/[.$H$2];[.G517]+1/[.$H$2])" office:value-type="float" office:value="8.58333333333334" calcext:value-type="float">
            <text:p>8,5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9]))" office:value-type="date" office:date-value="2019-10-15T18:10:57.136269" calcext:value-type="date">
            <text:p>2019-10-15 18:10:57</text:p>
          </table:table-cell>
          <table:table-cell table:style-name="ce7" table:formula="of:=[.A519]" office:value-type="date" office:date-value="2019-10-15T18:10:57.136269" calcext:value-type="date">
            <text:p>2019-10-15 18:10:57</text:p>
          </table:table-cell>
          <table:table-cell table:formula="of:=TRUNC([.A519])" office:value-type="float" office:value="43753" calcext:value-type="float">
            <text:p>43753</text:p>
          </table:table-cell>
          <table:table-cell table:style-name="ce12" table:formula="of:=[.B519]-[.C519]" office:value-type="date" office:date-value="1899-12-30T18:10:57.13626919314" calcext:value-type="date">
            <text:p>12/30/99 06:10 PM</text:p>
          </table:table-cell>
          <table:table-cell table:formula="of:=MOD([.E518]-[.$E$2];[.$H$2])+1+[.$E$2]" office:value-type="float" office:value="257" calcext:value-type="float">
            <text:p>257</text:p>
          </table:table-cell>
          <table:table-cell table:formula="of:=MOD([.F518]+1/[.$H$2];5)" office:value-type="float" office:value="3.59999999999998" calcext:value-type="float">
            <text:p>3,59999999999998</text:p>
          </table:table-cell>
          <table:table-cell table:formula="of:=IF([.F519]=0;[.G518]+2+1/[.$H$2];[.G518]+1/[.$H$2])" office:value-type="float" office:value="8.60000000000001" calcext:value-type="float">
            <text:p>8,6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0]))" office:value-type="date" office:date-value="2019-10-15T17:35:32.522909" calcext:value-type="date">
            <text:p>2019-10-15 17:35:33</text:p>
          </table:table-cell>
          <table:table-cell table:style-name="ce7" table:formula="of:=[.A520]" office:value-type="date" office:date-value="2019-10-15T17:35:32.522909" calcext:value-type="date">
            <text:p>2019-10-15 17:35:33</text:p>
          </table:table-cell>
          <table:table-cell table:formula="of:=TRUNC([.A520])" office:value-type="float" office:value="43753" calcext:value-type="float">
            <text:p>43753</text:p>
          </table:table-cell>
          <table:table-cell table:style-name="ce12" table:formula="of:=[.B520]-[.C520]" office:value-type="date" office:date-value="1899-12-30T17:35:32.52290887758" calcext:value-type="date">
            <text:p>12/30/99 05:35 PM</text:p>
          </table:table-cell>
          <table:table-cell table:formula="of:=MOD([.E519]-[.$E$2];[.$H$2])+1+[.$E$2]" office:value-type="float" office:value="258" calcext:value-type="float">
            <text:p>258</text:p>
          </table:table-cell>
          <table:table-cell table:formula="of:=MOD([.F519]+1/[.$H$2];5)" office:value-type="float" office:value="3.61666666666665" calcext:value-type="float">
            <text:p>3,61666666666665</text:p>
          </table:table-cell>
          <table:table-cell table:formula="of:=IF([.F520]=0;[.G519]+2+1/[.$H$2];[.G519]+1/[.$H$2])" office:value-type="float" office:value="8.61666666666667" calcext:value-type="float">
            <text:p>8,6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1]))" office:value-type="date" office:date-value="2019-10-15T18:06:49.804692" calcext:value-type="date">
            <text:p>2019-10-15 18:06:50</text:p>
          </table:table-cell>
          <table:table-cell table:style-name="ce7" table:formula="of:=[.A521]" office:value-type="date" office:date-value="2019-10-15T18:06:49.804692" calcext:value-type="date">
            <text:p>2019-10-15 18:06:50</text:p>
          </table:table-cell>
          <table:table-cell table:formula="of:=TRUNC([.A521])" office:value-type="float" office:value="43753" calcext:value-type="float">
            <text:p>43753</text:p>
          </table:table-cell>
          <table:table-cell table:style-name="ce12" table:formula="of:=[.B521]-[.C521]" office:value-type="date" office:date-value="1899-12-30T18:06:49.80469167698" calcext:value-type="date">
            <text:p>12/30/99 06:06 PM</text:p>
          </table:table-cell>
          <table:table-cell table:formula="of:=MOD([.E520]-[.$E$2];[.$H$2])+1+[.$E$2]" office:value-type="float" office:value="259" calcext:value-type="float">
            <text:p>259</text:p>
          </table:table-cell>
          <table:table-cell table:formula="of:=MOD([.F520]+1/[.$H$2];5)" office:value-type="float" office:value="3.63333333333331" calcext:value-type="float">
            <text:p>3,63333333333331</text:p>
          </table:table-cell>
          <table:table-cell table:formula="of:=IF([.F521]=0;[.G520]+2+1/[.$H$2];[.G520]+1/[.$H$2])" office:value-type="float" office:value="8.63333333333334" calcext:value-type="float">
            <text:p>8,6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2]))" office:value-type="date" office:date-value="2019-10-15T18:02:23.341383" calcext:value-type="date">
            <text:p>2019-10-15 18:02:23</text:p>
          </table:table-cell>
          <table:table-cell table:style-name="ce7" table:formula="of:=[.A522]" office:value-type="date" office:date-value="2019-10-15T18:02:23.341383" calcext:value-type="date">
            <text:p>2019-10-15 18:02:23</text:p>
          </table:table-cell>
          <table:table-cell table:formula="of:=TRUNC([.A522])" office:value-type="float" office:value="43753" calcext:value-type="float">
            <text:p>43753</text:p>
          </table:table-cell>
          <table:table-cell table:style-name="ce12" table:formula="of:=[.B522]-[.C522]" office:value-type="date" office:date-value="1899-12-30T18:02:23.34138329141" calcext:value-type="date">
            <text:p>12/30/99 06:02 PM</text:p>
          </table:table-cell>
          <table:table-cell table:formula="of:=MOD([.E521]-[.$E$2];[.$H$2])+1+[.$E$2]" office:value-type="float" office:value="260" calcext:value-type="float">
            <text:p>260</text:p>
          </table:table-cell>
          <table:table-cell table:formula="of:=MOD([.F521]+1/[.$H$2];5)" office:value-type="float" office:value="3.64999999999998" calcext:value-type="float">
            <text:p>3,64999999999998</text:p>
          </table:table-cell>
          <table:table-cell table:formula="of:=IF([.F522]=0;[.G521]+2+1/[.$H$2];[.G521]+1/[.$H$2])" office:value-type="float" office:value="8.65000000000001" calcext:value-type="float">
            <text:p>8,6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3]))" office:value-type="date" office:date-value="2019-10-15T18:18:10.011589" calcext:value-type="date">
            <text:p>2019-10-15 18:18:10</text:p>
          </table:table-cell>
          <table:table-cell table:style-name="ce7" table:formula="of:=[.A523]" office:value-type="date" office:date-value="2019-10-15T18:18:10.011589" calcext:value-type="date">
            <text:p>2019-10-15 18:18:10</text:p>
          </table:table-cell>
          <table:table-cell table:formula="of:=TRUNC([.A523])" office:value-type="float" office:value="43753" calcext:value-type="float">
            <text:p>43753</text:p>
          </table:table-cell>
          <table:table-cell table:style-name="ce12" table:formula="of:=[.B523]-[.C523]" office:value-type="date" office:date-value="1899-12-30T18:18:10.01158860046" calcext:value-type="date">
            <text:p>12/30/99 06:18 PM</text:p>
          </table:table-cell>
          <table:table-cell table:formula="of:=MOD([.E522]-[.$E$2];[.$H$2])+1+[.$E$2]" office:value-type="float" office:value="261" calcext:value-type="float">
            <text:p>261</text:p>
          </table:table-cell>
          <table:table-cell table:formula="of:=MOD([.F522]+1/[.$H$2];5)" office:value-type="float" office:value="3.66666666666665" calcext:value-type="float">
            <text:p>3,66666666666665</text:p>
          </table:table-cell>
          <table:table-cell table:formula="of:=IF([.F523]=0;[.G522]+2+1/[.$H$2];[.G522]+1/[.$H$2])" office:value-type="float" office:value="8.66666666666668" calcext:value-type="float">
            <text:p>8,6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4]))" office:value-type="date" office:date-value="2019-10-15T18:08:21.393255" calcext:value-type="date">
            <text:p>2019-10-15 18:08:21</text:p>
          </table:table-cell>
          <table:table-cell table:style-name="ce7" table:formula="of:=[.A524]" office:value-type="date" office:date-value="2019-10-15T18:08:21.393255" calcext:value-type="date">
            <text:p>2019-10-15 18:08:21</text:p>
          </table:table-cell>
          <table:table-cell table:formula="of:=TRUNC([.A524])" office:value-type="float" office:value="43753" calcext:value-type="float">
            <text:p>43753</text:p>
          </table:table-cell>
          <table:table-cell table:style-name="ce12" table:formula="of:=[.B524]-[.C524]" office:value-type="date" office:date-value="1899-12-30T18:08:21.39325519558" calcext:value-type="date">
            <text:p>12/30/99 06:08 PM</text:p>
          </table:table-cell>
          <table:table-cell table:formula="of:=MOD([.E523]-[.$E$2];[.$H$2])+1+[.$E$2]" office:value-type="float" office:value="262" calcext:value-type="float">
            <text:p>262</text:p>
          </table:table-cell>
          <table:table-cell table:formula="of:=MOD([.F523]+1/[.$H$2];5)" office:value-type="float" office:value="3.68333333333331" calcext:value-type="float">
            <text:p>3,68333333333331</text:p>
          </table:table-cell>
          <table:table-cell table:formula="of:=IF([.F524]=0;[.G523]+2+1/[.$H$2];[.G523]+1/[.$H$2])" office:value-type="float" office:value="8.68333333333334" calcext:value-type="float">
            <text:p>8,6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5]))" office:value-type="date" office:date-value="2019-10-15T17:38:02.470913" calcext:value-type="date">
            <text:p>2019-10-15 17:38:02</text:p>
          </table:table-cell>
          <table:table-cell table:style-name="ce7" table:formula="of:=[.A525]" office:value-type="date" office:date-value="2019-10-15T17:38:02.470913" calcext:value-type="date">
            <text:p>2019-10-15 17:38:02</text:p>
          </table:table-cell>
          <table:table-cell table:formula="of:=TRUNC([.A525])" office:value-type="float" office:value="43753" calcext:value-type="float">
            <text:p>43753</text:p>
          </table:table-cell>
          <table:table-cell table:style-name="ce12" table:formula="of:=[.B525]-[.C525]" office:value-type="date" office:date-value="1899-12-30T17:38:02.47091306839" calcext:value-type="date">
            <text:p>12/30/99 05:38 PM</text:p>
          </table:table-cell>
          <table:table-cell table:formula="of:=MOD([.E524]-[.$E$2];[.$H$2])+1+[.$E$2]" office:value-type="float" office:value="263" calcext:value-type="float">
            <text:p>263</text:p>
          </table:table-cell>
          <table:table-cell table:formula="of:=MOD([.F524]+1/[.$H$2];5)" office:value-type="float" office:value="3.69999999999998" calcext:value-type="float">
            <text:p>3,69999999999998</text:p>
          </table:table-cell>
          <table:table-cell table:formula="of:=IF([.F525]=0;[.G524]+2+1/[.$H$2];[.G524]+1/[.$H$2])" office:value-type="float" office:value="8.70000000000001" calcext:value-type="float">
            <text:p>8,7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6]))" office:value-type="date" office:date-value="2019-10-15T17:56:08.957972" calcext:value-type="date">
            <text:p>2019-10-15 17:56:09</text:p>
          </table:table-cell>
          <table:table-cell table:style-name="ce7" table:formula="of:=[.A526]" office:value-type="date" office:date-value="2019-10-15T17:56:08.957972" calcext:value-type="date">
            <text:p>2019-10-15 17:56:09</text:p>
          </table:table-cell>
          <table:table-cell table:formula="of:=TRUNC([.A526])" office:value-type="float" office:value="43753" calcext:value-type="float">
            <text:p>43753</text:p>
          </table:table-cell>
          <table:table-cell table:style-name="ce12" table:formula="of:=[.B526]-[.C526]" office:value-type="date" office:date-value="1899-12-30T17:56:08.95797215402" calcext:value-type="date">
            <text:p>12/30/99 05:56 PM</text:p>
          </table:table-cell>
          <table:table-cell table:formula="of:=MOD([.E525]-[.$E$2];[.$H$2])+1+[.$E$2]" office:value-type="float" office:value="264" calcext:value-type="float">
            <text:p>264</text:p>
          </table:table-cell>
          <table:table-cell table:formula="of:=MOD([.F525]+1/[.$H$2];5)" office:value-type="float" office:value="3.71666666666665" calcext:value-type="float">
            <text:p>3,71666666666665</text:p>
          </table:table-cell>
          <table:table-cell table:formula="of:=IF([.F526]=0;[.G525]+2+1/[.$H$2];[.G525]+1/[.$H$2])" office:value-type="float" office:value="8.71666666666668" calcext:value-type="float">
            <text:p>8,7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7]))" office:value-type="date" office:date-value="2019-10-15T17:42:39.80165" calcext:value-type="date">
            <text:p>2019-10-15 17:42:40</text:p>
          </table:table-cell>
          <table:table-cell table:style-name="ce7" table:formula="of:=[.A527]" office:value-type="date" office:date-value="2019-10-15T17:42:39.80165" calcext:value-type="date">
            <text:p>2019-10-15 17:42:40</text:p>
          </table:table-cell>
          <table:table-cell table:formula="of:=TRUNC([.A527])" office:value-type="float" office:value="43753" calcext:value-type="float">
            <text:p>43753</text:p>
          </table:table-cell>
          <table:table-cell table:style-name="ce12" table:formula="of:=[.B527]-[.C527]" office:value-type="date" office:date-value="1899-12-30T17:42:39.80164955836" calcext:value-type="date">
            <text:p>12/30/99 05:42 PM</text:p>
          </table:table-cell>
          <table:table-cell table:formula="of:=MOD([.E526]-[.$E$2];[.$H$2])+1+[.$E$2]" office:value-type="float" office:value="265" calcext:value-type="float">
            <text:p>265</text:p>
          </table:table-cell>
          <table:table-cell table:formula="of:=MOD([.F526]+1/[.$H$2];5)" office:value-type="float" office:value="3.73333333333331" calcext:value-type="float">
            <text:p>3,73333333333331</text:p>
          </table:table-cell>
          <table:table-cell table:formula="of:=IF([.F527]=0;[.G526]+2+1/[.$H$2];[.G526]+1/[.$H$2])" office:value-type="float" office:value="8.73333333333335" calcext:value-type="float">
            <text:p>8,7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8]))" office:value-type="date" office:date-value="2019-10-15T17:59:12.639611" calcext:value-type="date">
            <text:p>2019-10-15 17:59:13</text:p>
          </table:table-cell>
          <table:table-cell table:style-name="ce7" table:formula="of:=[.A528]" office:value-type="date" office:date-value="2019-10-15T17:59:12.639611" calcext:value-type="date">
            <text:p>2019-10-15 17:59:13</text:p>
          </table:table-cell>
          <table:table-cell table:formula="of:=TRUNC([.A528])" office:value-type="float" office:value="43753" calcext:value-type="float">
            <text:p>43753</text:p>
          </table:table-cell>
          <table:table-cell table:style-name="ce12" table:formula="of:=[.B528]-[.C528]" office:value-type="date" office:date-value="1899-12-30T17:59:12.63961076271" calcext:value-type="date">
            <text:p>12/30/99 05:59 PM</text:p>
          </table:table-cell>
          <table:table-cell table:formula="of:=MOD([.E527]-[.$E$2];[.$H$2])+1+[.$E$2]" office:value-type="float" office:value="266" calcext:value-type="float">
            <text:p>266</text:p>
          </table:table-cell>
          <table:table-cell table:formula="of:=MOD([.F527]+1/[.$H$2];5)" office:value-type="float" office:value="3.74999999999998" calcext:value-type="float">
            <text:p>3,74999999999998</text:p>
          </table:table-cell>
          <table:table-cell table:formula="of:=IF([.F528]=0;[.G527]+2+1/[.$H$2];[.G527]+1/[.$H$2])" office:value-type="float" office:value="8.75000000000001" calcext:value-type="float">
            <text:p>8,7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9]))" office:value-type="date" office:date-value="2019-10-15T17:21:43.395753" calcext:value-type="date">
            <text:p>2019-10-15 17:21:43</text:p>
          </table:table-cell>
          <table:table-cell table:style-name="ce7" table:formula="of:=[.A529]" office:value-type="date" office:date-value="2019-10-15T17:21:43.395753" calcext:value-type="date">
            <text:p>2019-10-15 17:21:43</text:p>
          </table:table-cell>
          <table:table-cell table:formula="of:=TRUNC([.A529])" office:value-type="float" office:value="43753" calcext:value-type="float">
            <text:p>43753</text:p>
          </table:table-cell>
          <table:table-cell table:style-name="ce12" table:formula="of:=[.B529]-[.C529]" office:value-type="date" office:date-value="1899-12-30T17:21:43.39575251564" calcext:value-type="date">
            <text:p>12/30/99 05:21 PM</text:p>
          </table:table-cell>
          <table:table-cell table:formula="of:=MOD([.E528]-[.$E$2];[.$H$2])+1+[.$E$2]" office:value-type="float" office:value="267" calcext:value-type="float">
            <text:p>267</text:p>
          </table:table-cell>
          <table:table-cell table:formula="of:=MOD([.F528]+1/[.$H$2];5)" office:value-type="float" office:value="3.76666666666665" calcext:value-type="float">
            <text:p>3,76666666666665</text:p>
          </table:table-cell>
          <table:table-cell table:formula="of:=IF([.F529]=0;[.G528]+2+1/[.$H$2];[.G528]+1/[.$H$2])" office:value-type="float" office:value="8.76666666666668" calcext:value-type="float">
            <text:p>8,7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0]))" office:value-type="date" office:date-value="2019-10-15T17:56:47.030689" calcext:value-type="date">
            <text:p>2019-10-15 17:56:47</text:p>
          </table:table-cell>
          <table:table-cell table:style-name="ce7" table:formula="of:=[.A530]" office:value-type="date" office:date-value="2019-10-15T17:56:47.030689" calcext:value-type="date">
            <text:p>2019-10-15 17:56:47</text:p>
          </table:table-cell>
          <table:table-cell table:formula="of:=TRUNC([.A530])" office:value-type="float" office:value="43753" calcext:value-type="float">
            <text:p>43753</text:p>
          </table:table-cell>
          <table:table-cell table:style-name="ce12" table:formula="of:=[.B530]-[.C530]" office:value-type="date" office:date-value="1899-12-30T17:56:47.03068922739" calcext:value-type="date">
            <text:p>12/30/99 05:56 PM</text:p>
          </table:table-cell>
          <table:table-cell table:formula="of:=MOD([.E529]-[.$E$2];[.$H$2])+1+[.$E$2]" office:value-type="float" office:value="268" calcext:value-type="float">
            <text:p>268</text:p>
          </table:table-cell>
          <table:table-cell table:formula="of:=MOD([.F529]+1/[.$H$2];5)" office:value-type="float" office:value="3.78333333333331" calcext:value-type="float">
            <text:p>3,78333333333331</text:p>
          </table:table-cell>
          <table:table-cell table:formula="of:=IF([.F530]=0;[.G529]+2+1/[.$H$2];[.G529]+1/[.$H$2])" office:value-type="float" office:value="8.78333333333335" calcext:value-type="float">
            <text:p>8,7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1]))" office:value-type="date" office:date-value="2019-10-15T18:11:46.257077" calcext:value-type="date">
            <text:p>2019-10-15 18:11:46</text:p>
          </table:table-cell>
          <table:table-cell table:style-name="ce7" table:formula="of:=[.A531]" office:value-type="date" office:date-value="2019-10-15T18:11:46.257077" calcext:value-type="date">
            <text:p>2019-10-15 18:11:46</text:p>
          </table:table-cell>
          <table:table-cell table:formula="of:=TRUNC([.A531])" office:value-type="float" office:value="43753" calcext:value-type="float">
            <text:p>43753</text:p>
          </table:table-cell>
          <table:table-cell table:style-name="ce12" table:formula="of:=[.B531]-[.C531]" office:value-type="date" office:date-value="1899-12-30T18:11:46.25707686413" calcext:value-type="date">
            <text:p>12/30/99 06:11 PM</text:p>
          </table:table-cell>
          <table:table-cell table:formula="of:=MOD([.E530]-[.$E$2];[.$H$2])+1+[.$E$2]" office:value-type="float" office:value="269" calcext:value-type="float">
            <text:p>269</text:p>
          </table:table-cell>
          <table:table-cell table:formula="of:=MOD([.F530]+1/[.$H$2];5)" office:value-type="float" office:value="3.79999999999998" calcext:value-type="float">
            <text:p>3,79999999999998</text:p>
          </table:table-cell>
          <table:table-cell table:formula="of:=IF([.F531]=0;[.G530]+2+1/[.$H$2];[.G530]+1/[.$H$2])" office:value-type="float" office:value="8.80000000000002" calcext:value-type="float">
            <text:p>8,8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2]))" office:value-type="date" office:date-value="2019-10-15T18:24:59.312471" calcext:value-type="date">
            <text:p>2019-10-15 18:24:59</text:p>
          </table:table-cell>
          <table:table-cell table:style-name="ce7" table:formula="of:=[.A532]" office:value-type="date" office:date-value="2019-10-15T18:24:59.312471" calcext:value-type="date">
            <text:p>2019-10-15 18:24:59</text:p>
          </table:table-cell>
          <table:table-cell table:formula="of:=TRUNC([.A532])" office:value-type="float" office:value="43753" calcext:value-type="float">
            <text:p>43753</text:p>
          </table:table-cell>
          <table:table-cell table:style-name="ce12" table:formula="of:=[.B532]-[.C532]" office:value-type="date" office:date-value="1899-12-30T18:24:59.31247089989" calcext:value-type="date">
            <text:p>12/30/99 06:24 PM</text:p>
          </table:table-cell>
          <table:table-cell table:formula="of:=MOD([.E531]-[.$E$2];[.$H$2])+1+[.$E$2]" office:value-type="float" office:value="270" calcext:value-type="float">
            <text:p>270</text:p>
          </table:table-cell>
          <table:table-cell table:formula="of:=MOD([.F531]+1/[.$H$2];5)" office:value-type="float" office:value="3.81666666666665" calcext:value-type="float">
            <text:p>3,81666666666665</text:p>
          </table:table-cell>
          <table:table-cell table:formula="of:=IF([.F532]=0;[.G531]+2+1/[.$H$2];[.G531]+1/[.$H$2])" office:value-type="float" office:value="8.81666666666668" calcext:value-type="float">
            <text:p>8,8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3]))" office:value-type="date" office:date-value="2019-10-15T18:05:41.152282" calcext:value-type="date">
            <text:p>2019-10-15 18:05:41</text:p>
          </table:table-cell>
          <table:table-cell table:style-name="ce7" table:formula="of:=[.A533]" office:value-type="date" office:date-value="2019-10-15T18:05:41.152282" calcext:value-type="date">
            <text:p>2019-10-15 18:05:41</text:p>
          </table:table-cell>
          <table:table-cell table:formula="of:=TRUNC([.A533])" office:value-type="float" office:value="43753" calcext:value-type="float">
            <text:p>43753</text:p>
          </table:table-cell>
          <table:table-cell table:style-name="ce12" table:formula="of:=[.B533]-[.C533]" office:value-type="date" office:date-value="1899-12-30T18:05:41.15228229202" calcext:value-type="date">
            <text:p>12/30/99 06:05 PM</text:p>
          </table:table-cell>
          <table:table-cell table:formula="of:=MOD([.E532]-[.$E$2];[.$H$2])+1+[.$E$2]" office:value-type="float" office:value="271" calcext:value-type="float">
            <text:p>271</text:p>
          </table:table-cell>
          <table:table-cell table:formula="of:=MOD([.F532]+1/[.$H$2];5)" office:value-type="float" office:value="3.83333333333331" calcext:value-type="float">
            <text:p>3,83333333333331</text:p>
          </table:table-cell>
          <table:table-cell table:formula="of:=IF([.F533]=0;[.G532]+2+1/[.$H$2];[.G532]+1/[.$H$2])" office:value-type="float" office:value="8.83333333333335" calcext:value-type="float">
            <text:p>8,8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4]))" office:value-type="date" office:date-value="2019-10-15T17:41:29.152348" calcext:value-type="date">
            <text:p>2019-10-15 17:41:29</text:p>
          </table:table-cell>
          <table:table-cell table:style-name="ce7" table:formula="of:=[.A534]" office:value-type="date" office:date-value="2019-10-15T17:41:29.152348" calcext:value-type="date">
            <text:p>2019-10-15 17:41:29</text:p>
          </table:table-cell>
          <table:table-cell table:formula="of:=TRUNC([.A534])" office:value-type="float" office:value="43753" calcext:value-type="float">
            <text:p>43753</text:p>
          </table:table-cell>
          <table:table-cell table:style-name="ce12" table:formula="of:=[.B534]-[.C534]" office:value-type="date" office:date-value="1899-12-30T17:41:29.15234834421" calcext:value-type="date">
            <text:p>12/30/99 05:41 PM</text:p>
          </table:table-cell>
          <table:table-cell table:formula="of:=MOD([.E533]-[.$E$2];[.$H$2])+1+[.$E$2]" office:value-type="float" office:value="272" calcext:value-type="float">
            <text:p>272</text:p>
          </table:table-cell>
          <table:table-cell table:formula="of:=MOD([.F533]+1/[.$H$2];5)" office:value-type="float" office:value="3.84999999999998" calcext:value-type="float">
            <text:p>3,84999999999998</text:p>
          </table:table-cell>
          <table:table-cell table:formula="of:=IF([.F534]=0;[.G533]+2+1/[.$H$2];[.G533]+1/[.$H$2])" office:value-type="float" office:value="8.85000000000002" calcext:value-type="float">
            <text:p>8,8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5]))" office:value-type="date" office:date-value="2019-10-15T17:40:59.593417" calcext:value-type="date">
            <text:p>2019-10-15 17:41:00</text:p>
          </table:table-cell>
          <table:table-cell table:style-name="ce7" table:formula="of:=[.A535]" office:value-type="date" office:date-value="2019-10-15T17:40:59.593417" calcext:value-type="date">
            <text:p>2019-10-15 17:41:00</text:p>
          </table:table-cell>
          <table:table-cell table:formula="of:=TRUNC([.A535])" office:value-type="float" office:value="43753" calcext:value-type="float">
            <text:p>43753</text:p>
          </table:table-cell>
          <table:table-cell table:style-name="ce12" table:formula="of:=[.B535]-[.C535]" office:value-type="date" office:date-value="1899-12-30T17:40:59.59341656417" calcext:value-type="date">
            <text:p>12/30/99 05:41 PM</text:p>
          </table:table-cell>
          <table:table-cell table:formula="of:=MOD([.E534]-[.$E$2];[.$H$2])+1+[.$E$2]" office:value-type="float" office:value="273" calcext:value-type="float">
            <text:p>273</text:p>
          </table:table-cell>
          <table:table-cell table:formula="of:=MOD([.F534]+1/[.$H$2];5)" office:value-type="float" office:value="3.86666666666665" calcext:value-type="float">
            <text:p>3,86666666666665</text:p>
          </table:table-cell>
          <table:table-cell table:formula="of:=IF([.F535]=0;[.G534]+2+1/[.$H$2];[.G534]+1/[.$H$2])" office:value-type="float" office:value="8.86666666666669" calcext:value-type="float">
            <text:p>8,8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6]))" office:value-type="date" office:date-value="2019-10-15T17:59:10.757374" calcext:value-type="date">
            <text:p>2019-10-15 17:59:11</text:p>
          </table:table-cell>
          <table:table-cell table:style-name="ce7" table:formula="of:=[.A536]" office:value-type="date" office:date-value="2019-10-15T17:59:10.757374" calcext:value-type="date">
            <text:p>2019-10-15 17:59:11</text:p>
          </table:table-cell>
          <table:table-cell table:formula="of:=TRUNC([.A536])" office:value-type="float" office:value="43753" calcext:value-type="float">
            <text:p>43753</text:p>
          </table:table-cell>
          <table:table-cell table:style-name="ce12" table:formula="of:=[.B536]-[.C536]" office:value-type="date" office:date-value="1899-12-30T17:59:10.75737393927" calcext:value-type="date">
            <text:p>12/30/99 05:59 PM</text:p>
          </table:table-cell>
          <table:table-cell table:formula="of:=MOD([.E535]-[.$E$2];[.$H$2])+1+[.$E$2]" office:value-type="float" office:value="274" calcext:value-type="float">
            <text:p>274</text:p>
          </table:table-cell>
          <table:table-cell table:formula="of:=MOD([.F535]+1/[.$H$2];5)" office:value-type="float" office:value="3.88333333333331" calcext:value-type="float">
            <text:p>3,88333333333331</text:p>
          </table:table-cell>
          <table:table-cell table:formula="of:=IF([.F536]=0;[.G535]+2+1/[.$H$2];[.G535]+1/[.$H$2])" office:value-type="float" office:value="8.88333333333335" calcext:value-type="float">
            <text:p>8,8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7]))" office:value-type="date" office:date-value="2019-10-15T18:13:26.777834" calcext:value-type="date">
            <text:p>2019-10-15 18:13:27</text:p>
          </table:table-cell>
          <table:table-cell table:style-name="ce7" table:formula="of:=[.A537]" office:value-type="date" office:date-value="2019-10-15T18:13:26.777834" calcext:value-type="date">
            <text:p>2019-10-15 18:13:27</text:p>
          </table:table-cell>
          <table:table-cell table:formula="of:=TRUNC([.A537])" office:value-type="float" office:value="43753" calcext:value-type="float">
            <text:p>43753</text:p>
          </table:table-cell>
          <table:table-cell table:style-name="ce12" table:formula="of:=[.B537]-[.C537]" office:value-type="date" office:date-value="1899-12-30T18:13:26.77783393767" calcext:value-type="date">
            <text:p>12/30/99 06:13 PM</text:p>
          </table:table-cell>
          <table:table-cell table:formula="of:=MOD([.E536]-[.$E$2];[.$H$2])+1+[.$E$2]" office:value-type="float" office:value="275" calcext:value-type="float">
            <text:p>275</text:p>
          </table:table-cell>
          <table:table-cell table:formula="of:=MOD([.F536]+1/[.$H$2];5)" office:value-type="float" office:value="3.89999999999998" calcext:value-type="float">
            <text:p>3,89999999999998</text:p>
          </table:table-cell>
          <table:table-cell table:formula="of:=IF([.F537]=0;[.G536]+2+1/[.$H$2];[.G536]+1/[.$H$2])" office:value-type="float" office:value="8.90000000000002" calcext:value-type="float">
            <text:p>8,9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8]))" office:value-type="date" office:date-value="2019-10-15T18:25:39.080969" calcext:value-type="date">
            <text:p>2019-10-15 18:25:39</text:p>
          </table:table-cell>
          <table:table-cell table:style-name="ce7" table:formula="of:=[.A538]" office:value-type="date" office:date-value="2019-10-15T18:25:39.080969" calcext:value-type="date">
            <text:p>2019-10-15 18:25:39</text:p>
          </table:table-cell>
          <table:table-cell table:formula="of:=TRUNC([.A538])" office:value-type="float" office:value="43753" calcext:value-type="float">
            <text:p>43753</text:p>
          </table:table-cell>
          <table:table-cell table:style-name="ce12" table:formula="of:=[.B538]-[.C538]" office:value-type="date" office:date-value="1899-12-30T18:25:39.08096873201" calcext:value-type="date">
            <text:p>12/30/99 06:25 PM</text:p>
          </table:table-cell>
          <table:table-cell table:formula="of:=MOD([.E537]-[.$E$2];[.$H$2])+1+[.$E$2]" office:value-type="float" office:value="276" calcext:value-type="float">
            <text:p>276</text:p>
          </table:table-cell>
          <table:table-cell table:formula="of:=MOD([.F537]+1/[.$H$2];5)" office:value-type="float" office:value="3.91666666666665" calcext:value-type="float">
            <text:p>3,91666666666665</text:p>
          </table:table-cell>
          <table:table-cell table:formula="of:=IF([.F538]=0;[.G537]+2+1/[.$H$2];[.G537]+1/[.$H$2])" office:value-type="float" office:value="8.91666666666669" calcext:value-type="float">
            <text:p>8,9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9]))" office:value-type="date" office:date-value="2019-10-15T18:08:41.312805" calcext:value-type="date">
            <text:p>2019-10-15 18:08:41</text:p>
          </table:table-cell>
          <table:table-cell table:style-name="ce7" table:formula="of:=[.A539]" office:value-type="date" office:date-value="2019-10-15T18:08:41.312805" calcext:value-type="date">
            <text:p>2019-10-15 18:08:41</text:p>
          </table:table-cell>
          <table:table-cell table:formula="of:=TRUNC([.A539])" office:value-type="float" office:value="43753" calcext:value-type="float">
            <text:p>43753</text:p>
          </table:table-cell>
          <table:table-cell table:style-name="ce12" table:formula="of:=[.B539]-[.C539]" office:value-type="date" office:date-value="1899-12-30T18:08:41.31280491594" calcext:value-type="date">
            <text:p>12/30/99 06:08 PM</text:p>
          </table:table-cell>
          <table:table-cell table:formula="of:=MOD([.E538]-[.$E$2];[.$H$2])+1+[.$E$2]" office:value-type="float" office:value="277" calcext:value-type="float">
            <text:p>277</text:p>
          </table:table-cell>
          <table:table-cell table:formula="of:=MOD([.F538]+1/[.$H$2];5)" office:value-type="float" office:value="3.93333333333331" calcext:value-type="float">
            <text:p>3,93333333333331</text:p>
          </table:table-cell>
          <table:table-cell table:formula="of:=IF([.F539]=0;[.G538]+2+1/[.$H$2];[.G538]+1/[.$H$2])" office:value-type="float" office:value="8.93333333333336" calcext:value-type="float">
            <text:p>8,9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0]))" office:value-type="date" office:date-value="2019-10-15T18:11:02.036207" calcext:value-type="date">
            <text:p>2019-10-15 18:11:02</text:p>
          </table:table-cell>
          <table:table-cell table:style-name="ce7" table:formula="of:=[.A540]" office:value-type="date" office:date-value="2019-10-15T18:11:02.036207" calcext:value-type="date">
            <text:p>2019-10-15 18:11:02</text:p>
          </table:table-cell>
          <table:table-cell table:formula="of:=TRUNC([.A540])" office:value-type="float" office:value="43753" calcext:value-type="float">
            <text:p>43753</text:p>
          </table:table-cell>
          <table:table-cell table:style-name="ce12" table:formula="of:=[.B540]-[.C540]" office:value-type="date" office:date-value="1899-12-30T18:11:02.0362067828" calcext:value-type="date">
            <text:p>12/30/99 06:11 PM</text:p>
          </table:table-cell>
          <table:table-cell table:formula="of:=MOD([.E539]-[.$E$2];[.$H$2])+1+[.$E$2]" office:value-type="float" office:value="278" calcext:value-type="float">
            <text:p>278</text:p>
          </table:table-cell>
          <table:table-cell table:formula="of:=MOD([.F539]+1/[.$H$2];5)" office:value-type="float" office:value="3.94999999999998" calcext:value-type="float">
            <text:p>3,94999999999998</text:p>
          </table:table-cell>
          <table:table-cell table:formula="of:=IF([.F540]=0;[.G539]+2+1/[.$H$2];[.G539]+1/[.$H$2])" office:value-type="float" office:value="8.95000000000002" calcext:value-type="float">
            <text:p>8,9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1]))" office:value-type="date" office:date-value="2019-10-15T17:58:11.382485" calcext:value-type="date">
            <text:p>2019-10-15 17:58:11</text:p>
          </table:table-cell>
          <table:table-cell table:style-name="ce7" table:formula="of:=[.A541]" office:value-type="date" office:date-value="2019-10-15T17:58:11.382485" calcext:value-type="date">
            <text:p>2019-10-15 17:58:11</text:p>
          </table:table-cell>
          <table:table-cell table:formula="of:=TRUNC([.A541])" office:value-type="float" office:value="43753" calcext:value-type="float">
            <text:p>43753</text:p>
          </table:table-cell>
          <table:table-cell table:style-name="ce12" table:formula="of:=[.B541]-[.C541]" office:value-type="date" office:date-value="1899-12-30T17:58:11.38248476665" calcext:value-type="date">
            <text:p>12/30/99 05:58 PM</text:p>
          </table:table-cell>
          <table:table-cell table:formula="of:=MOD([.E540]-[.$E$2];[.$H$2])+1+[.$E$2]" office:value-type="float" office:value="279" calcext:value-type="float">
            <text:p>279</text:p>
          </table:table-cell>
          <table:table-cell table:formula="of:=MOD([.F540]+1/[.$H$2];5)" office:value-type="float" office:value="3.96666666666664" calcext:value-type="float">
            <text:p>3,96666666666664</text:p>
          </table:table-cell>
          <table:table-cell table:formula="of:=IF([.F541]=0;[.G540]+2+1/[.$H$2];[.G540]+1/[.$H$2])" office:value-type="float" office:value="8.96666666666669" calcext:value-type="float">
            <text:p>8,9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2]))" office:value-type="date" office:date-value="2019-10-15T17:56:31.841658" calcext:value-type="date">
            <text:p>2019-10-15 17:56:32</text:p>
          </table:table-cell>
          <table:table-cell table:style-name="ce7" table:formula="of:=[.A542]" office:value-type="date" office:date-value="2019-10-15T17:56:31.841658" calcext:value-type="date">
            <text:p>2019-10-15 17:56:32</text:p>
          </table:table-cell>
          <table:table-cell table:formula="of:=TRUNC([.A542])" office:value-type="float" office:value="43753" calcext:value-type="float">
            <text:p>43753</text:p>
          </table:table-cell>
          <table:table-cell table:style-name="ce12" table:formula="of:=[.B542]-[.C542]" office:value-type="date" office:date-value="1899-12-30T17:56:31.84165787883" calcext:value-type="date">
            <text:p>12/30/99 05:56 PM</text:p>
          </table:table-cell>
          <table:table-cell table:formula="of:=MOD([.E541]-[.$E$2];[.$H$2])+1+[.$E$2]" office:value-type="float" office:value="280" calcext:value-type="float">
            <text:p>280</text:p>
          </table:table-cell>
          <table:table-cell table:formula="of:=MOD([.F541]+1/[.$H$2];5)" office:value-type="float" office:value="3.98333333333331" calcext:value-type="float">
            <text:p>3,98333333333331</text:p>
          </table:table-cell>
          <table:table-cell table:formula="of:=IF([.F542]=0;[.G541]+2+1/[.$H$2];[.G541]+1/[.$H$2])" office:value-type="float" office:value="8.98333333333336" calcext:value-type="float">
            <text:p>8,9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3]))" office:value-type="date" office:date-value="2019-10-16T18:16:01.235849" calcext:value-type="date">
            <text:p>2019-10-16 18:16:01</text:p>
          </table:table-cell>
          <table:table-cell table:style-name="ce7" table:formula="of:=[.A543]" office:value-type="date" office:date-value="2019-10-16T18:16:01.235849" calcext:value-type="date">
            <text:p>2019-10-16 18:16:01</text:p>
          </table:table-cell>
          <table:table-cell table:formula="of:=TRUNC([.A543])" office:value-type="float" office:value="43754" calcext:value-type="float">
            <text:p>43754</text:p>
          </table:table-cell>
          <table:table-cell table:style-name="ce12" table:formula="of:=[.B543]-[.C543]" office:value-type="date" office:date-value="1899-12-30T18:16:01.23584937304" calcext:value-type="date">
            <text:p>12/30/99 06:16 PM</text:p>
          </table:table-cell>
          <table:table-cell table:formula="of:=MOD([.E542]-[.$E$2];[.$H$2])+1+[.$E$2]" office:value-type="float" office:value="221" calcext:value-type="float">
            <text:p>221</text:p>
          </table:table-cell>
          <table:table-cell table:formula="of:=MOD([.F542]+1/[.$H$2];5)" office:value-type="float" office:value="3.99999999999998" calcext:value-type="float">
            <text:p>3,99999999999998</text:p>
          </table:table-cell>
          <table:table-cell table:formula="of:=IF([.F543]=0;[.G542]+2+1/[.$H$2];[.G542]+1/[.$H$2])" office:value-type="float" office:value="9.00000000000003" calcext:value-type="float">
            <text:p>9,0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4]))" office:value-type="date" office:date-value="2019-10-16T18:23:09.384964" calcext:value-type="date">
            <text:p>2019-10-16 18:23:09</text:p>
          </table:table-cell>
          <table:table-cell table:style-name="ce7" table:formula="of:=[.A544]" office:value-type="date" office:date-value="2019-10-16T18:23:09.384964" calcext:value-type="date">
            <text:p>2019-10-16 18:23:09</text:p>
          </table:table-cell>
          <table:table-cell table:formula="of:=TRUNC([.A544])" office:value-type="float" office:value="43754" calcext:value-type="float">
            <text:p>43754</text:p>
          </table:table-cell>
          <table:table-cell table:style-name="ce12" table:formula="of:=[.B544]-[.C544]" office:value-type="date" office:date-value="1899-12-30T18:23:09.38496415503" calcext:value-type="date">
            <text:p>12/30/99 06:23 PM</text:p>
          </table:table-cell>
          <table:table-cell table:formula="of:=MOD([.E543]-[.$E$2];[.$H$2])+1+[.$E$2]" office:value-type="float" office:value="222" calcext:value-type="float">
            <text:p>222</text:p>
          </table:table-cell>
          <table:table-cell table:formula="of:=MOD([.F543]+1/[.$H$2];5)" office:value-type="float" office:value="4.01666666666665" calcext:value-type="float">
            <text:p>4,01666666666665</text:p>
          </table:table-cell>
          <table:table-cell table:formula="of:=IF([.F544]=0;[.G543]+2+1/[.$H$2];[.G543]+1/[.$H$2])" office:value-type="float" office:value="9.01666666666669" calcext:value-type="float">
            <text:p>9,0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5]))" office:value-type="date" office:date-value="2019-10-16T17:42:40.622249" calcext:value-type="date">
            <text:p>2019-10-16 17:42:41</text:p>
          </table:table-cell>
          <table:table-cell table:style-name="ce7" table:formula="of:=[.A545]" office:value-type="date" office:date-value="2019-10-16T17:42:40.622249" calcext:value-type="date">
            <text:p>2019-10-16 17:42:41</text:p>
          </table:table-cell>
          <table:table-cell table:formula="of:=TRUNC([.A545])" office:value-type="float" office:value="43754" calcext:value-type="float">
            <text:p>43754</text:p>
          </table:table-cell>
          <table:table-cell table:style-name="ce12" table:formula="of:=[.B545]-[.C545]" office:value-type="date" office:date-value="1899-12-30T17:42:40.62224898487" calcext:value-type="date">
            <text:p>12/30/99 05:42 PM</text:p>
          </table:table-cell>
          <table:table-cell table:formula="of:=MOD([.E544]-[.$E$2];[.$H$2])+1+[.$E$2]" office:value-type="float" office:value="223" calcext:value-type="float">
            <text:p>223</text:p>
          </table:table-cell>
          <table:table-cell table:formula="of:=MOD([.F544]+1/[.$H$2];5)" office:value-type="float" office:value="4.03333333333331" calcext:value-type="float">
            <text:p>4,03333333333331</text:p>
          </table:table-cell>
          <table:table-cell table:formula="of:=IF([.F545]=0;[.G544]+2+1/[.$H$2];[.G544]+1/[.$H$2])" office:value-type="float" office:value="9.03333333333336" calcext:value-type="float">
            <text:p>9,0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6]))" office:value-type="date" office:date-value="2019-10-16T18:14:12.818114" calcext:value-type="date">
            <text:p>2019-10-16 18:14:13</text:p>
          </table:table-cell>
          <table:table-cell table:style-name="ce7" table:formula="of:=[.A546]" office:value-type="date" office:date-value="2019-10-16T18:14:12.818114" calcext:value-type="date">
            <text:p>2019-10-16 18:14:13</text:p>
          </table:table-cell>
          <table:table-cell table:formula="of:=TRUNC([.A546])" office:value-type="float" office:value="43754" calcext:value-type="float">
            <text:p>43754</text:p>
          </table:table-cell>
          <table:table-cell table:style-name="ce12" table:formula="of:=[.B546]-[.C546]" office:value-type="date" office:date-value="1899-12-30T18:14:12.81811365858" calcext:value-type="date">
            <text:p>12/30/99 06:14 PM</text:p>
          </table:table-cell>
          <table:table-cell table:formula="of:=MOD([.E545]-[.$E$2];[.$H$2])+1+[.$E$2]" office:value-type="float" office:value="224" calcext:value-type="float">
            <text:p>224</text:p>
          </table:table-cell>
          <table:table-cell table:formula="of:=MOD([.F545]+1/[.$H$2];5)" office:value-type="float" office:value="4.04999999999998" calcext:value-type="float">
            <text:p>4,04999999999998</text:p>
          </table:table-cell>
          <table:table-cell table:formula="of:=IF([.F546]=0;[.G545]+2+1/[.$H$2];[.G545]+1/[.$H$2])" office:value-type="float" office:value="9.05000000000003" calcext:value-type="float">
            <text:p>9,0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7]))" office:value-type="date" office:date-value="2019-10-16T18:30:55.77483" calcext:value-type="date">
            <text:p>2019-10-16 18:30:56</text:p>
          </table:table-cell>
          <table:table-cell table:style-name="ce7" table:formula="of:=[.A547]" office:value-type="date" office:date-value="2019-10-16T18:30:55.77483" calcext:value-type="date">
            <text:p>2019-10-16 18:30:56</text:p>
          </table:table-cell>
          <table:table-cell table:formula="of:=TRUNC([.A547])" office:value-type="float" office:value="43754" calcext:value-type="float">
            <text:p>43754</text:p>
          </table:table-cell>
          <table:table-cell table:style-name="ce12" table:formula="of:=[.B547]-[.C547]" office:value-type="date" office:date-value="1899-12-30T18:30:55.77482969966" calcext:value-type="date">
            <text:p>12/30/99 06:30 PM</text:p>
          </table:table-cell>
          <table:table-cell table:formula="of:=MOD([.E546]-[.$E$2];[.$H$2])+1+[.$E$2]" office:value-type="float" office:value="225" calcext:value-type="float">
            <text:p>225</text:p>
          </table:table-cell>
          <table:table-cell table:formula="of:=MOD([.F546]+1/[.$H$2];5)" office:value-type="float" office:value="4.06666666666665" calcext:value-type="float">
            <text:p>4,06666666666665</text:p>
          </table:table-cell>
          <table:table-cell table:formula="of:=IF([.F547]=0;[.G546]+2+1/[.$H$2];[.G546]+1/[.$H$2])" office:value-type="float" office:value="9.0666666666667" calcext:value-type="float">
            <text:p>9,0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8]))" office:value-type="date" office:date-value="2019-10-16T18:18:28.438734" calcext:value-type="date">
            <text:p>2019-10-16 18:18:28</text:p>
          </table:table-cell>
          <table:table-cell table:style-name="ce7" table:formula="of:=[.A548]" office:value-type="date" office:date-value="2019-10-16T18:18:28.438734" calcext:value-type="date">
            <text:p>2019-10-16 18:18:28</text:p>
          </table:table-cell>
          <table:table-cell table:formula="of:=TRUNC([.A548])" office:value-type="float" office:value="43754" calcext:value-type="float">
            <text:p>43754</text:p>
          </table:table-cell>
          <table:table-cell table:style-name="ce12" table:formula="of:=[.B548]-[.C548]" office:value-type="date" office:date-value="1899-12-30T18:18:28.43873354606" calcext:value-type="date">
            <text:p>12/30/99 06:18 PM</text:p>
          </table:table-cell>
          <table:table-cell table:formula="of:=MOD([.E547]-[.$E$2];[.$H$2])+1+[.$E$2]" office:value-type="float" office:value="226" calcext:value-type="float">
            <text:p>226</text:p>
          </table:table-cell>
          <table:table-cell table:formula="of:=MOD([.F547]+1/[.$H$2];5)" office:value-type="float" office:value="4.08333333333331" calcext:value-type="float">
            <text:p>4,08333333333331</text:p>
          </table:table-cell>
          <table:table-cell table:formula="of:=IF([.F548]=0;[.G547]+2+1/[.$H$2];[.G547]+1/[.$H$2])" office:value-type="float" office:value="9.08333333333336" calcext:value-type="float">
            <text:p>9,0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9]))" office:value-type="date" office:date-value="2019-10-16T17:58:49.425932" calcext:value-type="date">
            <text:p>2019-10-16 17:58:49</text:p>
          </table:table-cell>
          <table:table-cell table:style-name="ce7" table:formula="of:=[.A549]" office:value-type="date" office:date-value="2019-10-16T17:58:49.425932" calcext:value-type="date">
            <text:p>2019-10-16 17:58:49</text:p>
          </table:table-cell>
          <table:table-cell table:formula="of:=TRUNC([.A549])" office:value-type="float" office:value="43754" calcext:value-type="float">
            <text:p>43754</text:p>
          </table:table-cell>
          <table:table-cell table:style-name="ce12" table:formula="of:=[.B549]-[.C549]" office:value-type="date" office:date-value="1899-12-30T17:58:49.42593223415" calcext:value-type="date">
            <text:p>12/30/99 05:58 PM</text:p>
          </table:table-cell>
          <table:table-cell table:formula="of:=MOD([.E548]-[.$E$2];[.$H$2])+1+[.$E$2]" office:value-type="float" office:value="227" calcext:value-type="float">
            <text:p>227</text:p>
          </table:table-cell>
          <table:table-cell table:formula="of:=MOD([.F548]+1/[.$H$2];5)" office:value-type="float" office:value="4.09999999999998" calcext:value-type="float">
            <text:p>4,09999999999998</text:p>
          </table:table-cell>
          <table:table-cell table:formula="of:=IF([.F549]=0;[.G548]+2+1/[.$H$2];[.G548]+1/[.$H$2])" office:value-type="float" office:value="9.10000000000003" calcext:value-type="float">
            <text:p>9,1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0]))" office:value-type="date" office:date-value="2019-10-16T17:57:26.352209" calcext:value-type="date">
            <text:p>2019-10-16 17:57:26</text:p>
          </table:table-cell>
          <table:table-cell table:style-name="ce7" table:formula="of:=[.A550]" office:value-type="date" office:date-value="2019-10-16T17:57:26.352209" calcext:value-type="date">
            <text:p>2019-10-16 17:57:26</text:p>
          </table:table-cell>
          <table:table-cell table:formula="of:=TRUNC([.A550])" office:value-type="float" office:value="43754" calcext:value-type="float">
            <text:p>43754</text:p>
          </table:table-cell>
          <table:table-cell table:style-name="ce12" table:formula="of:=[.B550]-[.C550]" office:value-type="date" office:date-value="1899-12-30T17:57:26.35220887139" calcext:value-type="date">
            <text:p>12/30/99 05:57 PM</text:p>
          </table:table-cell>
          <table:table-cell table:formula="of:=MOD([.E549]-[.$E$2];[.$H$2])+1+[.$E$2]" office:value-type="float" office:value="228" calcext:value-type="float">
            <text:p>228</text:p>
          </table:table-cell>
          <table:table-cell table:formula="of:=MOD([.F549]+1/[.$H$2];5)" office:value-type="float" office:value="4.11666666666665" calcext:value-type="float">
            <text:p>4,11666666666665</text:p>
          </table:table-cell>
          <table:table-cell table:formula="of:=IF([.F550]=0;[.G549]+2+1/[.$H$2];[.G549]+1/[.$H$2])" office:value-type="float" office:value="9.1166666666667" calcext:value-type="float">
            <text:p>9,1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1]))" office:value-type="date" office:date-value="2019-10-16T17:41:35.810727" calcext:value-type="date">
            <text:p>2019-10-16 17:41:36</text:p>
          </table:table-cell>
          <table:table-cell table:style-name="ce7" table:formula="of:=[.A551]" office:value-type="date" office:date-value="2019-10-16T17:41:35.810727" calcext:value-type="date">
            <text:p>2019-10-16 17:41:36</text:p>
          </table:table-cell>
          <table:table-cell table:formula="of:=TRUNC([.A551])" office:value-type="float" office:value="43754" calcext:value-type="float">
            <text:p>43754</text:p>
          </table:table-cell>
          <table:table-cell table:style-name="ce12" table:formula="of:=[.B551]-[.C551]" office:value-type="date" office:date-value="1899-12-30T17:41:35.81072728615" calcext:value-type="date">
            <text:p>12/30/99 05:41 PM</text:p>
          </table:table-cell>
          <table:table-cell table:formula="of:=MOD([.E550]-[.$E$2];[.$H$2])+1+[.$E$2]" office:value-type="float" office:value="229" calcext:value-type="float">
            <text:p>229</text:p>
          </table:table-cell>
          <table:table-cell table:formula="of:=MOD([.F550]+1/[.$H$2];5)" office:value-type="float" office:value="4.13333333333331" calcext:value-type="float">
            <text:p>4,13333333333331</text:p>
          </table:table-cell>
          <table:table-cell table:formula="of:=IF([.F551]=0;[.G550]+2+1/[.$H$2];[.G550]+1/[.$H$2])" office:value-type="float" office:value="9.13333333333337" calcext:value-type="float">
            <text:p>9,1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2]))" office:value-type="date" office:date-value="2019-10-16T18:37:15.803812" calcext:value-type="date">
            <text:p>2019-10-16 18:37:16</text:p>
          </table:table-cell>
          <table:table-cell table:style-name="ce7" table:formula="of:=[.A552]" office:value-type="date" office:date-value="2019-10-16T18:37:15.803812" calcext:value-type="date">
            <text:p>2019-10-16 18:37:16</text:p>
          </table:table-cell>
          <table:table-cell table:formula="of:=TRUNC([.A552])" office:value-type="float" office:value="43754" calcext:value-type="float">
            <text:p>43754</text:p>
          </table:table-cell>
          <table:table-cell table:style-name="ce12" table:formula="of:=[.B552]-[.C552]" office:value-type="date" office:date-value="1899-12-30T18:37:15.80381157808" calcext:value-type="date">
            <text:p>12/30/99 06:37 PM</text:p>
          </table:table-cell>
          <table:table-cell table:formula="of:=MOD([.E551]-[.$E$2];[.$H$2])+1+[.$E$2]" office:value-type="float" office:value="230" calcext:value-type="float">
            <text:p>230</text:p>
          </table:table-cell>
          <table:table-cell table:formula="of:=MOD([.F551]+1/[.$H$2];5)" office:value-type="float" office:value="4.14999999999998" calcext:value-type="float">
            <text:p>4,14999999999998</text:p>
          </table:table-cell>
          <table:table-cell table:formula="of:=IF([.F552]=0;[.G551]+2+1/[.$H$2];[.G551]+1/[.$H$2])" office:value-type="float" office:value="9.15000000000003" calcext:value-type="float">
            <text:p>9,1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3]))" office:value-type="date" office:date-value="2019-10-16T18:11:42.989992" calcext:value-type="date">
            <text:p>2019-10-16 18:11:43</text:p>
          </table:table-cell>
          <table:table-cell table:style-name="ce7" table:formula="of:=[.A553]" office:value-type="date" office:date-value="2019-10-16T18:11:42.989992" calcext:value-type="date">
            <text:p>2019-10-16 18:11:43</text:p>
          </table:table-cell>
          <table:table-cell table:formula="of:=TRUNC([.A553])" office:value-type="float" office:value="43754" calcext:value-type="float">
            <text:p>43754</text:p>
          </table:table-cell>
          <table:table-cell table:style-name="ce12" table:formula="of:=[.B553]-[.C553]" office:value-type="date" office:date-value="1899-12-30T18:11:42.98999163788" calcext:value-type="date">
            <text:p>12/30/99 06:11 PM</text:p>
          </table:table-cell>
          <table:table-cell table:formula="of:=MOD([.E552]-[.$E$2];[.$H$2])+1+[.$E$2]" office:value-type="float" office:value="231" calcext:value-type="float">
            <text:p>231</text:p>
          </table:table-cell>
          <table:table-cell table:formula="of:=MOD([.F552]+1/[.$H$2];5)" office:value-type="float" office:value="4.16666666666665" calcext:value-type="float">
            <text:p>4,16666666666665</text:p>
          </table:table-cell>
          <table:table-cell table:formula="of:=IF([.F553]=0;[.G552]+2+1/[.$H$2];[.G552]+1/[.$H$2])" office:value-type="float" office:value="9.1666666666667" calcext:value-type="float">
            <text:p>9,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4]))" office:value-type="date" office:date-value="2019-10-16T18:23:11.881623" calcext:value-type="date">
            <text:p>2019-10-16 18:23:12</text:p>
          </table:table-cell>
          <table:table-cell table:style-name="ce7" table:formula="of:=[.A554]" office:value-type="date" office:date-value="2019-10-16T18:23:11.881623" calcext:value-type="date">
            <text:p>2019-10-16 18:23:12</text:p>
          </table:table-cell>
          <table:table-cell table:formula="of:=TRUNC([.A554])" office:value-type="float" office:value="43754" calcext:value-type="float">
            <text:p>43754</text:p>
          </table:table-cell>
          <table:table-cell table:style-name="ce12" table:formula="of:=[.B554]-[.C554]" office:value-type="date" office:date-value="1899-12-30T18:23:11.88162318897" calcext:value-type="date">
            <text:p>12/30/99 06:23 PM</text:p>
          </table:table-cell>
          <table:table-cell table:formula="of:=MOD([.E553]-[.$E$2];[.$H$2])+1+[.$E$2]" office:value-type="float" office:value="232" calcext:value-type="float">
            <text:p>232</text:p>
          </table:table-cell>
          <table:table-cell table:formula="of:=MOD([.F553]+1/[.$H$2];5)" office:value-type="float" office:value="4.18333333333331" calcext:value-type="float">
            <text:p>4,18333333333331</text:p>
          </table:table-cell>
          <table:table-cell table:formula="of:=IF([.F554]=0;[.G553]+2+1/[.$H$2];[.G553]+1/[.$H$2])" office:value-type="float" office:value="9.18333333333337" calcext:value-type="float">
            <text:p>9,1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5]))" office:value-type="date" office:date-value="2019-10-16T18:10:35.899385" calcext:value-type="date">
            <text:p>2019-10-16 18:10:36</text:p>
          </table:table-cell>
          <table:table-cell table:style-name="ce7" table:formula="of:=[.A555]" office:value-type="date" office:date-value="2019-10-16T18:10:35.899385" calcext:value-type="date">
            <text:p>2019-10-16 18:10:36</text:p>
          </table:table-cell>
          <table:table-cell table:formula="of:=TRUNC([.A555])" office:value-type="float" office:value="43754" calcext:value-type="float">
            <text:p>43754</text:p>
          </table:table-cell>
          <table:table-cell table:style-name="ce12" table:formula="of:=[.B555]-[.C555]" office:value-type="date" office:date-value="1899-12-30T18:10:35.89938541409" calcext:value-type="date">
            <text:p>12/30/99 06:10 PM</text:p>
          </table:table-cell>
          <table:table-cell table:formula="of:=MOD([.E554]-[.$E$2];[.$H$2])+1+[.$E$2]" office:value-type="float" office:value="233" calcext:value-type="float">
            <text:p>233</text:p>
          </table:table-cell>
          <table:table-cell table:formula="of:=MOD([.F554]+1/[.$H$2];5)" office:value-type="float" office:value="4.19999999999998" calcext:value-type="float">
            <text:p>4,19999999999998</text:p>
          </table:table-cell>
          <table:table-cell table:formula="of:=IF([.F555]=0;[.G554]+2+1/[.$H$2];[.G554]+1/[.$H$2])" office:value-type="float" office:value="9.20000000000004" calcext:value-type="float">
            <text:p>9,20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6]))" office:value-type="date" office:date-value="2019-10-16T17:39:59.647404" calcext:value-type="date">
            <text:p>2019-10-16 17:40:00</text:p>
          </table:table-cell>
          <table:table-cell table:style-name="ce7" table:formula="of:=[.A556]" office:value-type="date" office:date-value="2019-10-16T17:39:59.647404" calcext:value-type="date">
            <text:p>2019-10-16 17:40:00</text:p>
          </table:table-cell>
          <table:table-cell table:formula="of:=TRUNC([.A556])" office:value-type="float" office:value="43754" calcext:value-type="float">
            <text:p>43754</text:p>
          </table:table-cell>
          <table:table-cell table:style-name="ce12" table:formula="of:=[.B556]-[.C556]" office:value-type="date" office:date-value="1899-12-30T17:39:59.64740420692" calcext:value-type="date">
            <text:p>12/30/99 05:40 PM</text:p>
          </table:table-cell>
          <table:table-cell table:formula="of:=MOD([.E555]-[.$E$2];[.$H$2])+1+[.$E$2]" office:value-type="float" office:value="234" calcext:value-type="float">
            <text:p>234</text:p>
          </table:table-cell>
          <table:table-cell table:formula="of:=MOD([.F555]+1/[.$H$2];5)" office:value-type="float" office:value="4.21666666666664" calcext:value-type="float">
            <text:p>4,21666666666664</text:p>
          </table:table-cell>
          <table:table-cell table:formula="of:=IF([.F556]=0;[.G555]+2+1/[.$H$2];[.G555]+1/[.$H$2])" office:value-type="float" office:value="9.2166666666667" calcext:value-type="float">
            <text:p>9,2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7]))" office:value-type="date" office:date-value="2019-10-16T18:11:40.514061" calcext:value-type="date">
            <text:p>2019-10-16 18:11:41</text:p>
          </table:table-cell>
          <table:table-cell table:style-name="ce7" table:formula="of:=[.A557]" office:value-type="date" office:date-value="2019-10-16T18:11:40.514061" calcext:value-type="date">
            <text:p>2019-10-16 18:11:41</text:p>
          </table:table-cell>
          <table:table-cell table:formula="of:=TRUNC([.A557])" office:value-type="float" office:value="43754" calcext:value-type="float">
            <text:p>43754</text:p>
          </table:table-cell>
          <table:table-cell table:style-name="ce12" table:formula="of:=[.B557]-[.C557]" office:value-type="date" office:date-value="1899-12-30T18:11:40.51406146958" calcext:value-type="date">
            <text:p>12/30/99 06:11 PM</text:p>
          </table:table-cell>
          <table:table-cell table:formula="of:=MOD([.E556]-[.$E$2];[.$H$2])+1+[.$E$2]" office:value-type="float" office:value="235" calcext:value-type="float">
            <text:p>235</text:p>
          </table:table-cell>
          <table:table-cell table:formula="of:=MOD([.F556]+1/[.$H$2];5)" office:value-type="float" office:value="4.23333333333331" calcext:value-type="float">
            <text:p>4,23333333333331</text:p>
          </table:table-cell>
          <table:table-cell table:formula="of:=IF([.F557]=0;[.G556]+2+1/[.$H$2];[.G556]+1/[.$H$2])" office:value-type="float" office:value="9.23333333333337" calcext:value-type="float">
            <text:p>9,2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8]))" office:value-type="date" office:date-value="2019-10-16T17:45:38.222107" calcext:value-type="date">
            <text:p>2019-10-16 17:45:38</text:p>
          </table:table-cell>
          <table:table-cell table:style-name="ce7" table:formula="of:=[.A558]" office:value-type="date" office:date-value="2019-10-16T17:45:38.222107" calcext:value-type="date">
            <text:p>2019-10-16 17:45:38</text:p>
          </table:table-cell>
          <table:table-cell table:formula="of:=TRUNC([.A558])" office:value-type="float" office:value="43754" calcext:value-type="float">
            <text:p>43754</text:p>
          </table:table-cell>
          <table:table-cell table:style-name="ce12" table:formula="of:=[.B558]-[.C558]" office:value-type="date" office:date-value="1899-12-30T17:45:38.22210668586" calcext:value-type="date">
            <text:p>12/30/99 05:45 PM</text:p>
          </table:table-cell>
          <table:table-cell table:formula="of:=MOD([.E557]-[.$E$2];[.$H$2])+1+[.$E$2]" office:value-type="float" office:value="236" calcext:value-type="float">
            <text:p>236</text:p>
          </table:table-cell>
          <table:table-cell table:formula="of:=MOD([.F557]+1/[.$H$2];5)" office:value-type="float" office:value="4.24999999999998" calcext:value-type="float">
            <text:p>4,24999999999998</text:p>
          </table:table-cell>
          <table:table-cell table:formula="of:=IF([.F558]=0;[.G557]+2+1/[.$H$2];[.G557]+1/[.$H$2])" office:value-type="float" office:value="9.25000000000004" calcext:value-type="float">
            <text:p>9,25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9]))" office:value-type="date" office:date-value="2019-10-16T18:03:23.839637" calcext:value-type="date">
            <text:p>2019-10-16 18:03:24</text:p>
          </table:table-cell>
          <table:table-cell table:style-name="ce7" table:formula="of:=[.A559]" office:value-type="date" office:date-value="2019-10-16T18:03:23.839637" calcext:value-type="date">
            <text:p>2019-10-16 18:03:24</text:p>
          </table:table-cell>
          <table:table-cell table:formula="of:=TRUNC([.A559])" office:value-type="float" office:value="43754" calcext:value-type="float">
            <text:p>43754</text:p>
          </table:table-cell>
          <table:table-cell table:style-name="ce12" table:formula="of:=[.B559]-[.C559]" office:value-type="date" office:date-value="1899-12-30T18:03:23.83963692002" calcext:value-type="date">
            <text:p>12/30/99 06:03 PM</text:p>
          </table:table-cell>
          <table:table-cell table:formula="of:=MOD([.E558]-[.$E$2];[.$H$2])+1+[.$E$2]" office:value-type="float" office:value="237" calcext:value-type="float">
            <text:p>237</text:p>
          </table:table-cell>
          <table:table-cell table:formula="of:=MOD([.F558]+1/[.$H$2];5)" office:value-type="float" office:value="4.26666666666664" calcext:value-type="float">
            <text:p>4,26666666666664</text:p>
          </table:table-cell>
          <table:table-cell table:formula="of:=IF([.F559]=0;[.G558]+2+1/[.$H$2];[.G558]+1/[.$H$2])" office:value-type="float" office:value="9.26666666666671" calcext:value-type="float">
            <text:p>9,26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0]))" office:value-type="date" office:date-value="2019-10-16T18:35:53.591714" calcext:value-type="date">
            <text:p>2019-10-16 18:35:54</text:p>
          </table:table-cell>
          <table:table-cell table:style-name="ce7" table:formula="of:=[.A560]" office:value-type="date" office:date-value="2019-10-16T18:35:53.591714" calcext:value-type="date">
            <text:p>2019-10-16 18:35:54</text:p>
          </table:table-cell>
          <table:table-cell table:formula="of:=TRUNC([.A560])" office:value-type="float" office:value="43754" calcext:value-type="float">
            <text:p>43754</text:p>
          </table:table-cell>
          <table:table-cell table:style-name="ce12" table:formula="of:=[.B560]-[.C560]" office:value-type="date" office:date-value="1899-12-30T18:35:53.5917141242" calcext:value-type="date">
            <text:p>12/30/99 06:35 PM</text:p>
          </table:table-cell>
          <table:table-cell table:formula="of:=MOD([.E559]-[.$E$2];[.$H$2])+1+[.$E$2]" office:value-type="float" office:value="238" calcext:value-type="float">
            <text:p>238</text:p>
          </table:table-cell>
          <table:table-cell table:formula="of:=MOD([.F559]+1/[.$H$2];5)" office:value-type="float" office:value="4.28333333333331" calcext:value-type="float">
            <text:p>4,28333333333331</text:p>
          </table:table-cell>
          <table:table-cell table:formula="of:=IF([.F560]=0;[.G559]+2+1/[.$H$2];[.G559]+1/[.$H$2])" office:value-type="float" office:value="9.28333333333337" calcext:value-type="float">
            <text:p>9,2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1]))" office:value-type="date" office:date-value="2019-10-16T18:04:46.367186" calcext:value-type="date">
            <text:p>2019-10-16 18:04:46</text:p>
          </table:table-cell>
          <table:table-cell table:style-name="ce7" table:formula="of:=[.A561]" office:value-type="date" office:date-value="2019-10-16T18:04:46.367186" calcext:value-type="date">
            <text:p>2019-10-16 18:04:46</text:p>
          </table:table-cell>
          <table:table-cell table:formula="of:=TRUNC([.A561])" office:value-type="float" office:value="43754" calcext:value-type="float">
            <text:p>43754</text:p>
          </table:table-cell>
          <table:table-cell table:style-name="ce12" table:formula="of:=[.B561]-[.C561]" office:value-type="date" office:date-value="1899-12-30T18:04:46.36718604248" calcext:value-type="date">
            <text:p>12/30/99 06:04 PM</text:p>
          </table:table-cell>
          <table:table-cell table:formula="of:=MOD([.E560]-[.$E$2];[.$H$2])+1+[.$E$2]" office:value-type="float" office:value="239" calcext:value-type="float">
            <text:p>239</text:p>
          </table:table-cell>
          <table:table-cell table:formula="of:=MOD([.F560]+1/[.$H$2];5)" office:value-type="float" office:value="4.29999999999998" calcext:value-type="float">
            <text:p>4,29999999999998</text:p>
          </table:table-cell>
          <table:table-cell table:formula="of:=IF([.F561]=0;[.G560]+2+1/[.$H$2];[.G560]+1/[.$H$2])" office:value-type="float" office:value="9.30000000000004" calcext:value-type="float">
            <text:p>9,30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2]))" office:value-type="date" office:date-value="2019-10-16T17:54:39.651334" calcext:value-type="date">
            <text:p>2019-10-16 17:54:40</text:p>
          </table:table-cell>
          <table:table-cell table:style-name="ce7" table:formula="of:=[.A562]" office:value-type="date" office:date-value="2019-10-16T17:54:39.651334" calcext:value-type="date">
            <text:p>2019-10-16 17:54:40</text:p>
          </table:table-cell>
          <table:table-cell table:formula="of:=TRUNC([.A562])" office:value-type="float" office:value="43754" calcext:value-type="float">
            <text:p>43754</text:p>
          </table:table-cell>
          <table:table-cell table:style-name="ce12" table:formula="of:=[.B562]-[.C562]" office:value-type="date" office:date-value="1899-12-30T17:54:39.65133399703" calcext:value-type="date">
            <text:p>12/30/99 05:54 PM</text:p>
          </table:table-cell>
          <table:table-cell table:formula="of:=MOD([.E561]-[.$E$2];[.$H$2])+1+[.$E$2]" office:value-type="float" office:value="240" calcext:value-type="float">
            <text:p>240</text:p>
          </table:table-cell>
          <table:table-cell table:formula="of:=MOD([.F561]+1/[.$H$2];5)" office:value-type="float" office:value="4.31666666666664" calcext:value-type="float">
            <text:p>4,31666666666664</text:p>
          </table:table-cell>
          <table:table-cell table:formula="of:=IF([.F562]=0;[.G561]+2+1/[.$H$2];[.G561]+1/[.$H$2])" office:value-type="float" office:value="9.31666666666671" calcext:value-type="float">
            <text:p>9,31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3]))" office:value-type="date" office:date-value="2019-10-16T17:59:52.802361" calcext:value-type="date">
            <text:p>2019-10-16 17:59:53</text:p>
          </table:table-cell>
          <table:table-cell table:style-name="ce7" table:formula="of:=[.A563]" office:value-type="date" office:date-value="2019-10-16T17:59:52.802361" calcext:value-type="date">
            <text:p>2019-10-16 17:59:53</text:p>
          </table:table-cell>
          <table:table-cell table:formula="of:=TRUNC([.A563])" office:value-type="float" office:value="43754" calcext:value-type="float">
            <text:p>43754</text:p>
          </table:table-cell>
          <table:table-cell table:style-name="ce12" table:formula="of:=[.B563]-[.C563]" office:value-type="date" office:date-value="1899-12-30T17:59:52.80236125924" calcext:value-type="date">
            <text:p>12/30/99 05:59 PM</text:p>
          </table:table-cell>
          <table:table-cell table:formula="of:=MOD([.E562]-[.$E$2];[.$H$2])+1+[.$E$2]" office:value-type="float" office:value="241" calcext:value-type="float">
            <text:p>241</text:p>
          </table:table-cell>
          <table:table-cell table:formula="of:=MOD([.F562]+1/[.$H$2];5)" office:value-type="float" office:value="4.33333333333331" calcext:value-type="float">
            <text:p>4,33333333333331</text:p>
          </table:table-cell>
          <table:table-cell table:formula="of:=IF([.F563]=0;[.G562]+2+1/[.$H$2];[.G562]+1/[.$H$2])" office:value-type="float" office:value="9.33333333333338" calcext:value-type="float">
            <text:p>9,33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4]))" office:value-type="date" office:date-value="2019-10-16T17:59:49.228357" calcext:value-type="date">
            <text:p>2019-10-16 17:59:49</text:p>
          </table:table-cell>
          <table:table-cell table:style-name="ce7" table:formula="of:=[.A564]" office:value-type="date" office:date-value="2019-10-16T17:59:49.228357" calcext:value-type="date">
            <text:p>2019-10-16 17:59:49</text:p>
          </table:table-cell>
          <table:table-cell table:formula="of:=TRUNC([.A564])" office:value-type="float" office:value="43754" calcext:value-type="float">
            <text:p>43754</text:p>
          </table:table-cell>
          <table:table-cell table:style-name="ce12" table:formula="of:=[.B564]-[.C564]" office:value-type="date" office:date-value="1899-12-30T17:59:49.22835693229" calcext:value-type="date">
            <text:p>12/30/99 05:59 PM</text:p>
          </table:table-cell>
          <table:table-cell table:formula="of:=MOD([.E563]-[.$E$2];[.$H$2])+1+[.$E$2]" office:value-type="float" office:value="242" calcext:value-type="float">
            <text:p>242</text:p>
          </table:table-cell>
          <table:table-cell table:formula="of:=MOD([.F563]+1/[.$H$2];5)" office:value-type="float" office:value="4.34999999999998" calcext:value-type="float">
            <text:p>4,34999999999998</text:p>
          </table:table-cell>
          <table:table-cell table:formula="of:=IF([.F564]=0;[.G563]+2+1/[.$H$2];[.G563]+1/[.$H$2])" office:value-type="float" office:value="9.35000000000004" calcext:value-type="float">
            <text:p>9,35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5]))" office:value-type="date" office:date-value="2019-10-16T17:53:29.890119" calcext:value-type="date">
            <text:p>2019-10-16 17:53:30</text:p>
          </table:table-cell>
          <table:table-cell table:style-name="ce7" table:formula="of:=[.A565]" office:value-type="date" office:date-value="2019-10-16T17:53:29.890119" calcext:value-type="date">
            <text:p>2019-10-16 17:53:30</text:p>
          </table:table-cell>
          <table:table-cell table:formula="of:=TRUNC([.A565])" office:value-type="float" office:value="43754" calcext:value-type="float">
            <text:p>43754</text:p>
          </table:table-cell>
          <table:table-cell table:style-name="ce12" table:formula="of:=[.B565]-[.C565]" office:value-type="date" office:date-value="1899-12-30T17:53:29.89011889324" calcext:value-type="date">
            <text:p>12/30/99 05:53 PM</text:p>
          </table:table-cell>
          <table:table-cell table:formula="of:=MOD([.E564]-[.$E$2];[.$H$2])+1+[.$E$2]" office:value-type="float" office:value="243" calcext:value-type="float">
            <text:p>243</text:p>
          </table:table-cell>
          <table:table-cell table:formula="of:=MOD([.F564]+1/[.$H$2];5)" office:value-type="float" office:value="4.36666666666664" calcext:value-type="float">
            <text:p>4,36666666666664</text:p>
          </table:table-cell>
          <table:table-cell table:formula="of:=IF([.F565]=0;[.G564]+2+1/[.$H$2];[.G564]+1/[.$H$2])" office:value-type="float" office:value="9.36666666666671" calcext:value-type="float">
            <text:p>9,36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6]))" office:value-type="date" office:date-value="2019-10-16T17:58:16.059447" calcext:value-type="date">
            <text:p>2019-10-16 17:58:16</text:p>
          </table:table-cell>
          <table:table-cell table:style-name="ce7" table:formula="of:=[.A566]" office:value-type="date" office:date-value="2019-10-16T17:58:16.059447" calcext:value-type="date">
            <text:p>2019-10-16 17:58:16</text:p>
          </table:table-cell>
          <table:table-cell table:formula="of:=TRUNC([.A566])" office:value-type="float" office:value="43754" calcext:value-type="float">
            <text:p>43754</text:p>
          </table:table-cell>
          <table:table-cell table:style-name="ce12" table:formula="of:=[.B566]-[.C566]" office:value-type="date" office:date-value="1899-12-30T17:58:16.05944654904" calcext:value-type="date">
            <text:p>12/30/99 05:58 PM</text:p>
          </table:table-cell>
          <table:table-cell table:formula="of:=MOD([.E565]-[.$E$2];[.$H$2])+1+[.$E$2]" office:value-type="float" office:value="244" calcext:value-type="float">
            <text:p>244</text:p>
          </table:table-cell>
          <table:table-cell table:formula="of:=MOD([.F565]+1/[.$H$2];5)" office:value-type="float" office:value="4.38333333333331" calcext:value-type="float">
            <text:p>4,38333333333331</text:p>
          </table:table-cell>
          <table:table-cell table:formula="of:=IF([.F566]=0;[.G565]+2+1/[.$H$2];[.G565]+1/[.$H$2])" office:value-type="float" office:value="9.38333333333338" calcext:value-type="float">
            <text:p>9,38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7]))" office:value-type="date" office:date-value="2019-10-16T17:33:03.267091" calcext:value-type="date">
            <text:p>2019-10-16 17:33:03</text:p>
          </table:table-cell>
          <table:table-cell table:style-name="ce7" table:formula="of:=[.A567]" office:value-type="date" office:date-value="2019-10-16T17:33:03.267091" calcext:value-type="date">
            <text:p>2019-10-16 17:33:03</text:p>
          </table:table-cell>
          <table:table-cell table:formula="of:=TRUNC([.A567])" office:value-type="float" office:value="43754" calcext:value-type="float">
            <text:p>43754</text:p>
          </table:table-cell>
          <table:table-cell table:style-name="ce12" table:formula="of:=[.B567]-[.C567]" office:value-type="date" office:date-value="1899-12-30T17:33:03.26709126122" calcext:value-type="date">
            <text:p>12/30/99 05:33 PM</text:p>
          </table:table-cell>
          <table:table-cell table:formula="of:=MOD([.E566]-[.$E$2];[.$H$2])+1+[.$E$2]" office:value-type="float" office:value="245" calcext:value-type="float">
            <text:p>245</text:p>
          </table:table-cell>
          <table:table-cell table:formula="of:=MOD([.F566]+1/[.$H$2];5)" office:value-type="float" office:value="4.39999999999998" calcext:value-type="float">
            <text:p>4,39999999999998</text:p>
          </table:table-cell>
          <table:table-cell table:formula="of:=IF([.F567]=0;[.G566]+2+1/[.$H$2];[.G566]+1/[.$H$2])" office:value-type="float" office:value="9.40000000000005" calcext:value-type="float">
            <text:p>9,40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8]))" office:value-type="date" office:date-value="2019-10-16T17:32:24.6292" calcext:value-type="date">
            <text:p>2019-10-16 17:32:25</text:p>
          </table:table-cell>
          <table:table-cell table:style-name="ce7" table:formula="of:=[.A568]" office:value-type="date" office:date-value="2019-10-16T17:32:24.6292" calcext:value-type="date">
            <text:p>2019-10-16 17:32:25</text:p>
          </table:table-cell>
          <table:table-cell table:formula="of:=TRUNC([.A568])" office:value-type="float" office:value="43754" calcext:value-type="float">
            <text:p>43754</text:p>
          </table:table-cell>
          <table:table-cell table:style-name="ce12" table:formula="of:=[.B568]-[.C568]" office:value-type="date" office:date-value="1899-12-30T17:32:24.62919984944" calcext:value-type="date">
            <text:p>12/30/99 05:32 PM</text:p>
          </table:table-cell>
          <table:table-cell table:formula="of:=MOD([.E567]-[.$E$2];[.$H$2])+1+[.$E$2]" office:value-type="float" office:value="246" calcext:value-type="float">
            <text:p>246</text:p>
          </table:table-cell>
          <table:table-cell table:formula="of:=MOD([.F567]+1/[.$H$2];5)" office:value-type="float" office:value="4.41666666666664" calcext:value-type="float">
            <text:p>4,41666666666664</text:p>
          </table:table-cell>
          <table:table-cell table:formula="of:=IF([.F568]=0;[.G567]+2+1/[.$H$2];[.G567]+1/[.$H$2])" office:value-type="float" office:value="9.41666666666671" calcext:value-type="float">
            <text:p>9,41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9]))" office:value-type="date" office:date-value="2019-10-16T18:13:31.452097" calcext:value-type="date">
            <text:p>2019-10-16 18:13:31</text:p>
          </table:table-cell>
          <table:table-cell table:style-name="ce7" table:formula="of:=[.A569]" office:value-type="date" office:date-value="2019-10-16T18:13:31.452097" calcext:value-type="date">
            <text:p>2019-10-16 18:13:31</text:p>
          </table:table-cell>
          <table:table-cell table:formula="of:=TRUNC([.A569])" office:value-type="float" office:value="43754" calcext:value-type="float">
            <text:p>43754</text:p>
          </table:table-cell>
          <table:table-cell table:style-name="ce12" table:formula="of:=[.B569]-[.C569]" office:value-type="date" office:date-value="1899-12-30T18:13:31.45209695678" calcext:value-type="date">
            <text:p>12/30/99 06:13 PM</text:p>
          </table:table-cell>
          <table:table-cell table:formula="of:=MOD([.E568]-[.$E$2];[.$H$2])+1+[.$E$2]" office:value-type="float" office:value="247" calcext:value-type="float">
            <text:p>247</text:p>
          </table:table-cell>
          <table:table-cell table:formula="of:=MOD([.F568]+1/[.$H$2];5)" office:value-type="float" office:value="4.43333333333331" calcext:value-type="float">
            <text:p>4,43333333333331</text:p>
          </table:table-cell>
          <table:table-cell table:formula="of:=IF([.F569]=0;[.G568]+2+1/[.$H$2];[.G568]+1/[.$H$2])" office:value-type="float" office:value="9.43333333333338" calcext:value-type="float">
            <text:p>9,43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0]))" office:value-type="date" office:date-value="2019-10-16T17:55:22.181448" calcext:value-type="date">
            <text:p>2019-10-16 17:55:22</text:p>
          </table:table-cell>
          <table:table-cell table:style-name="ce7" table:formula="of:=[.A570]" office:value-type="date" office:date-value="2019-10-16T17:55:22.181448" calcext:value-type="date">
            <text:p>2019-10-16 17:55:22</text:p>
          </table:table-cell>
          <table:table-cell table:formula="of:=TRUNC([.A570])" office:value-type="float" office:value="43754" calcext:value-type="float">
            <text:p>43754</text:p>
          </table:table-cell>
          <table:table-cell table:style-name="ce12" table:formula="of:=[.B570]-[.C570]" office:value-type="date" office:date-value="1899-12-30T17:55:22.18144806102" calcext:value-type="date">
            <text:p>12/30/99 05:55 PM</text:p>
          </table:table-cell>
          <table:table-cell table:formula="of:=MOD([.E569]-[.$E$2];[.$H$2])+1+[.$E$2]" office:value-type="float" office:value="248" calcext:value-type="float">
            <text:p>248</text:p>
          </table:table-cell>
          <table:table-cell table:formula="of:=MOD([.F569]+1/[.$H$2];5)" office:value-type="float" office:value="4.44999999999998" calcext:value-type="float">
            <text:p>4,44999999999998</text:p>
          </table:table-cell>
          <table:table-cell table:formula="of:=IF([.F570]=0;[.G569]+2+1/[.$H$2];[.G569]+1/[.$H$2])" office:value-type="float" office:value="9.45000000000005" calcext:value-type="float">
            <text:p>9,45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1]))" office:value-type="date" office:date-value="2019-10-16T18:00:21.353387" calcext:value-type="date">
            <text:p>2019-10-16 18:00:21</text:p>
          </table:table-cell>
          <table:table-cell table:style-name="ce7" table:formula="of:=[.A571]" office:value-type="date" office:date-value="2019-10-16T18:00:21.353387" calcext:value-type="date">
            <text:p>2019-10-16 18:00:21</text:p>
          </table:table-cell>
          <table:table-cell table:formula="of:=TRUNC([.A571])" office:value-type="float" office:value="43754" calcext:value-type="float">
            <text:p>43754</text:p>
          </table:table-cell>
          <table:table-cell table:style-name="ce12" table:formula="of:=[.B571]-[.C571]" office:value-type="date" office:date-value="1899-12-30T18:00:21.35338699445" calcext:value-type="date">
            <text:p>12/30/99 06:00 PM</text:p>
          </table:table-cell>
          <table:table-cell table:formula="of:=MOD([.E570]-[.$E$2];[.$H$2])+1+[.$E$2]" office:value-type="float" office:value="249" calcext:value-type="float">
            <text:p>249</text:p>
          </table:table-cell>
          <table:table-cell table:formula="of:=MOD([.F570]+1/[.$H$2];5)" office:value-type="float" office:value="4.46666666666664" calcext:value-type="float">
            <text:p>4,46666666666664</text:p>
          </table:table-cell>
          <table:table-cell table:formula="of:=IF([.F571]=0;[.G570]+2+1/[.$H$2];[.G570]+1/[.$H$2])" office:value-type="float" office:value="9.46666666666672" calcext:value-type="float">
            <text:p>9,46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2]))" office:value-type="date" office:date-value="2019-10-16T18:10:07.933608" calcext:value-type="date">
            <text:p>2019-10-16 18:10:08</text:p>
          </table:table-cell>
          <table:table-cell table:style-name="ce7" table:formula="of:=[.A572]" office:value-type="date" office:date-value="2019-10-16T18:10:07.933608" calcext:value-type="date">
            <text:p>2019-10-16 18:10:08</text:p>
          </table:table-cell>
          <table:table-cell table:formula="of:=TRUNC([.A572])" office:value-type="float" office:value="43754" calcext:value-type="float">
            <text:p>43754</text:p>
          </table:table-cell>
          <table:table-cell table:style-name="ce12" table:formula="of:=[.B572]-[.C572]" office:value-type="date" office:date-value="1899-12-30T18:10:07.93360783719" calcext:value-type="date">
            <text:p>12/30/99 06:10 PM</text:p>
          </table:table-cell>
          <table:table-cell table:formula="of:=MOD([.E571]-[.$E$2];[.$H$2])+1+[.$E$2]" office:value-type="float" office:value="250" calcext:value-type="float">
            <text:p>250</text:p>
          </table:table-cell>
          <table:table-cell table:formula="of:=MOD([.F571]+1/[.$H$2];5)" office:value-type="float" office:value="4.48333333333331" calcext:value-type="float">
            <text:p>4,48333333333331</text:p>
          </table:table-cell>
          <table:table-cell table:formula="of:=IF([.F572]=0;[.G571]+2+1/[.$H$2];[.G571]+1/[.$H$2])" office:value-type="float" office:value="9.48333333333338" calcext:value-type="float">
            <text:p>9,48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3]))" office:value-type="date" office:date-value="2019-10-16T18:11:51.0827" calcext:value-type="date">
            <text:p>2019-10-16 18:11:51</text:p>
          </table:table-cell>
          <table:table-cell table:style-name="ce7" table:formula="of:=[.A573]" office:value-type="date" office:date-value="2019-10-16T18:11:51.0827" calcext:value-type="date">
            <text:p>2019-10-16 18:11:51</text:p>
          </table:table-cell>
          <table:table-cell table:formula="of:=TRUNC([.A573])" office:value-type="float" office:value="43754" calcext:value-type="float">
            <text:p>43754</text:p>
          </table:table-cell>
          <table:table-cell table:style-name="ce12" table:formula="of:=[.B573]-[.C573]" office:value-type="date" office:date-value="1899-12-30T18:11:51.08270008117" calcext:value-type="date">
            <text:p>12/30/99 06:11 PM</text:p>
          </table:table-cell>
          <table:table-cell table:formula="of:=MOD([.E572]-[.$E$2];[.$H$2])+1+[.$E$2]" office:value-type="float" office:value="251" calcext:value-type="float">
            <text:p>251</text:p>
          </table:table-cell>
          <table:table-cell table:formula="of:=MOD([.F572]+1/[.$H$2];5)" office:value-type="float" office:value="4.49999999999998" calcext:value-type="float">
            <text:p>4,49999999999998</text:p>
          </table:table-cell>
          <table:table-cell table:formula="of:=IF([.F573]=0;[.G572]+2+1/[.$H$2];[.G572]+1/[.$H$2])" office:value-type="float" office:value="9.50000000000005" calcext:value-type="float">
            <text:p>9,50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4]))" office:value-type="date" office:date-value="2019-10-16T18:09:31.547202" calcext:value-type="date">
            <text:p>2019-10-16 18:09:32</text:p>
          </table:table-cell>
          <table:table-cell table:style-name="ce7" table:formula="of:=[.A574]" office:value-type="date" office:date-value="2019-10-16T18:09:31.547202" calcext:value-type="date">
            <text:p>2019-10-16 18:09:32</text:p>
          </table:table-cell>
          <table:table-cell table:formula="of:=TRUNC([.A574])" office:value-type="float" office:value="43754" calcext:value-type="float">
            <text:p>43754</text:p>
          </table:table-cell>
          <table:table-cell table:style-name="ce12" table:formula="of:=[.B574]-[.C574]" office:value-type="date" office:date-value="1899-12-30T18:09:31.547202277" calcext:value-type="date">
            <text:p>12/30/99 06:09 PM</text:p>
          </table:table-cell>
          <table:table-cell table:formula="of:=MOD([.E573]-[.$E$2];[.$H$2])+1+[.$E$2]" office:value-type="float" office:value="252" calcext:value-type="float">
            <text:p>252</text:p>
          </table:table-cell>
          <table:table-cell table:formula="of:=MOD([.F573]+1/[.$H$2];5)" office:value-type="float" office:value="4.51666666666664" calcext:value-type="float">
            <text:p>4,51666666666664</text:p>
          </table:table-cell>
          <table:table-cell table:formula="of:=IF([.F574]=0;[.G573]+2+1/[.$H$2];[.G573]+1/[.$H$2])" office:value-type="float" office:value="9.51666666666672" calcext:value-type="float">
            <text:p>9,51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5]))" office:value-type="date" office:date-value="2019-10-16T18:22:47.82446" calcext:value-type="date">
            <text:p>2019-10-16 18:22:48</text:p>
          </table:table-cell>
          <table:table-cell table:style-name="ce7" table:formula="of:=[.A575]" office:value-type="date" office:date-value="2019-10-16T18:22:47.82446" calcext:value-type="date">
            <text:p>2019-10-16 18:22:48</text:p>
          </table:table-cell>
          <table:table-cell table:formula="of:=TRUNC([.A575])" office:value-type="float" office:value="43754" calcext:value-type="float">
            <text:p>43754</text:p>
          </table:table-cell>
          <table:table-cell table:style-name="ce12" table:formula="of:=[.B575]-[.C575]" office:value-type="date" office:date-value="1899-12-30T18:22:47.82446012367" calcext:value-type="date">
            <text:p>12/30/99 06:22 PM</text:p>
          </table:table-cell>
          <table:table-cell table:formula="of:=MOD([.E574]-[.$E$2];[.$H$2])+1+[.$E$2]" office:value-type="float" office:value="253" calcext:value-type="float">
            <text:p>253</text:p>
          </table:table-cell>
          <table:table-cell table:formula="of:=MOD([.F574]+1/[.$H$2];5)" office:value-type="float" office:value="4.53333333333331" calcext:value-type="float">
            <text:p>4,53333333333331</text:p>
          </table:table-cell>
          <table:table-cell table:formula="of:=IF([.F575]=0;[.G574]+2+1/[.$H$2];[.G574]+1/[.$H$2])" office:value-type="float" office:value="9.53333333333339" calcext:value-type="float">
            <text:p>9,53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6]))" office:value-type="date" office:date-value="2019-10-16T18:05:25.129603" calcext:value-type="date">
            <text:p>2019-10-16 18:05:25</text:p>
          </table:table-cell>
          <table:table-cell table:style-name="ce7" table:formula="of:=[.A576]" office:value-type="date" office:date-value="2019-10-16T18:05:25.129603" calcext:value-type="date">
            <text:p>2019-10-16 18:05:25</text:p>
          </table:table-cell>
          <table:table-cell table:formula="of:=TRUNC([.A576])" office:value-type="float" office:value="43754" calcext:value-type="float">
            <text:p>43754</text:p>
          </table:table-cell>
          <table:table-cell table:style-name="ce12" table:formula="of:=[.B576]-[.C576]" office:value-type="date" office:date-value="1899-12-30T18:05:25.12960340828" calcext:value-type="date">
            <text:p>12/30/99 06:05 PM</text:p>
          </table:table-cell>
          <table:table-cell table:formula="of:=MOD([.E575]-[.$E$2];[.$H$2])+1+[.$E$2]" office:value-type="float" office:value="254" calcext:value-type="float">
            <text:p>254</text:p>
          </table:table-cell>
          <table:table-cell table:formula="of:=MOD([.F575]+1/[.$H$2];5)" office:value-type="float" office:value="4.54999999999998" calcext:value-type="float">
            <text:p>4,54999999999998</text:p>
          </table:table-cell>
          <table:table-cell table:formula="of:=IF([.F576]=0;[.G575]+2+1/[.$H$2];[.G575]+1/[.$H$2])" office:value-type="float" office:value="9.55000000000005" calcext:value-type="float">
            <text:p>9,55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7]))" office:value-type="date" office:date-value="2019-10-16T17:58:23.832236" calcext:value-type="date">
            <text:p>2019-10-16 17:58:24</text:p>
          </table:table-cell>
          <table:table-cell table:style-name="ce7" table:formula="of:=[.A577]" office:value-type="date" office:date-value="2019-10-16T17:58:23.832236" calcext:value-type="date">
            <text:p>2019-10-16 17:58:24</text:p>
          </table:table-cell>
          <table:table-cell table:formula="of:=TRUNC([.A577])" office:value-type="float" office:value="43754" calcext:value-type="float">
            <text:p>43754</text:p>
          </table:table-cell>
          <table:table-cell table:style-name="ce12" table:formula="of:=[.B577]-[.C577]" office:value-type="date" office:date-value="1899-12-30T17:58:23.83223618846" calcext:value-type="date">
            <text:p>12/30/99 05:58 PM</text:p>
          </table:table-cell>
          <table:table-cell table:formula="of:=MOD([.E576]-[.$E$2];[.$H$2])+1+[.$E$2]" office:value-type="float" office:value="255" calcext:value-type="float">
            <text:p>255</text:p>
          </table:table-cell>
          <table:table-cell table:formula="of:=MOD([.F576]+1/[.$H$2];5)" office:value-type="float" office:value="4.56666666666664" calcext:value-type="float">
            <text:p>4,56666666666664</text:p>
          </table:table-cell>
          <table:table-cell table:formula="of:=IF([.F577]=0;[.G576]+2+1/[.$H$2];[.G576]+1/[.$H$2])" office:value-type="float" office:value="9.56666666666672" calcext:value-type="float">
            <text:p>9,56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8]))" office:value-type="date" office:date-value="2019-10-16T18:04:56.086974" calcext:value-type="date">
            <text:p>2019-10-16 18:04:56</text:p>
          </table:table-cell>
          <table:table-cell table:style-name="ce7" table:formula="of:=[.A578]" office:value-type="date" office:date-value="2019-10-16T18:04:56.086974" calcext:value-type="date">
            <text:p>2019-10-16 18:04:56</text:p>
          </table:table-cell>
          <table:table-cell table:formula="of:=TRUNC([.A578])" office:value-type="float" office:value="43754" calcext:value-type="float">
            <text:p>43754</text:p>
          </table:table-cell>
          <table:table-cell table:style-name="ce12" table:formula="of:=[.B578]-[.C578]" office:value-type="date" office:date-value="1899-12-30T18:04:56.08697402291" calcext:value-type="date">
            <text:p>12/30/99 06:04 PM</text:p>
          </table:table-cell>
          <table:table-cell table:formula="of:=MOD([.E577]-[.$E$2];[.$H$2])+1+[.$E$2]" office:value-type="float" office:value="256" calcext:value-type="float">
            <text:p>256</text:p>
          </table:table-cell>
          <table:table-cell table:formula="of:=MOD([.F577]+1/[.$H$2];5)" office:value-type="float" office:value="4.58333333333331" calcext:value-type="float">
            <text:p>4,58333333333331</text:p>
          </table:table-cell>
          <table:table-cell table:formula="of:=IF([.F578]=0;[.G577]+2+1/[.$H$2];[.G577]+1/[.$H$2])" office:value-type="float" office:value="9.58333333333339" calcext:value-type="float">
            <text:p>9,58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9]))" office:value-type="date" office:date-value="2019-10-16T17:36:00.488862" calcext:value-type="date">
            <text:p>2019-10-16 17:36:00</text:p>
          </table:table-cell>
          <table:table-cell table:style-name="ce7" table:formula="of:=[.A579]" office:value-type="date" office:date-value="2019-10-16T17:36:00.488862" calcext:value-type="date">
            <text:p>2019-10-16 17:36:00</text:p>
          </table:table-cell>
          <table:table-cell table:formula="of:=TRUNC([.A579])" office:value-type="float" office:value="43754" calcext:value-type="float">
            <text:p>43754</text:p>
          </table:table-cell>
          <table:table-cell table:style-name="ce12" table:formula="of:=[.B579]-[.C579]" office:value-type="date" office:date-value="1899-12-30T17:36:00.48886184581" calcext:value-type="date">
            <text:p>12/30/99 05:36 PM</text:p>
          </table:table-cell>
          <table:table-cell table:formula="of:=MOD([.E578]-[.$E$2];[.$H$2])+1+[.$E$2]" office:value-type="float" office:value="257" calcext:value-type="float">
            <text:p>257</text:p>
          </table:table-cell>
          <table:table-cell table:formula="of:=MOD([.F578]+1/[.$H$2];5)" office:value-type="float" office:value="4.59999999999998" calcext:value-type="float">
            <text:p>4,59999999999998</text:p>
          </table:table-cell>
          <table:table-cell table:formula="of:=IF([.F579]=0;[.G578]+2+1/[.$H$2];[.G578]+1/[.$H$2])" office:value-type="float" office:value="9.60000000000006" calcext:value-type="float">
            <text:p>9,60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0]))" office:value-type="date" office:date-value="2019-10-16T18:15:29.547527" calcext:value-type="date">
            <text:p>2019-10-16 18:15:30</text:p>
          </table:table-cell>
          <table:table-cell table:style-name="ce7" table:formula="of:=[.A580]" office:value-type="date" office:date-value="2019-10-16T18:15:29.547527" calcext:value-type="date">
            <text:p>2019-10-16 18:15:30</text:p>
          </table:table-cell>
          <table:table-cell table:formula="of:=TRUNC([.A580])" office:value-type="float" office:value="43754" calcext:value-type="float">
            <text:p>43754</text:p>
          </table:table-cell>
          <table:table-cell table:style-name="ce12" table:formula="of:=[.B580]-[.C580]" office:value-type="date" office:date-value="1899-12-30T18:15:29.54752673395" calcext:value-type="date">
            <text:p>12/30/99 06:15 PM</text:p>
          </table:table-cell>
          <table:table-cell table:formula="of:=MOD([.E579]-[.$E$2];[.$H$2])+1+[.$E$2]" office:value-type="float" office:value="258" calcext:value-type="float">
            <text:p>258</text:p>
          </table:table-cell>
          <table:table-cell table:formula="of:=MOD([.F579]+1/[.$H$2];5)" office:value-type="float" office:value="4.61666666666664" calcext:value-type="float">
            <text:p>4,61666666666664</text:p>
          </table:table-cell>
          <table:table-cell table:formula="of:=IF([.F580]=0;[.G579]+2+1/[.$H$2];[.G579]+1/[.$H$2])" office:value-type="float" office:value="9.61666666666672" calcext:value-type="float">
            <text:p>9,61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1]))" office:value-type="date" office:date-value="2019-10-16T17:49:10.203767" calcext:value-type="date">
            <text:p>2019-10-16 17:49:10</text:p>
          </table:table-cell>
          <table:table-cell table:style-name="ce7" table:formula="of:=[.A581]" office:value-type="date" office:date-value="2019-10-16T17:49:10.203767" calcext:value-type="date">
            <text:p>2019-10-16 17:49:10</text:p>
          </table:table-cell>
          <table:table-cell table:formula="of:=TRUNC([.A581])" office:value-type="float" office:value="43754" calcext:value-type="float">
            <text:p>43754</text:p>
          </table:table-cell>
          <table:table-cell table:style-name="ce12" table:formula="of:=[.B581]-[.C581]" office:value-type="date" office:date-value="1899-12-30T17:49:10.20376718603" calcext:value-type="date">
            <text:p>12/30/99 05:49 PM</text:p>
          </table:table-cell>
          <table:table-cell table:formula="of:=MOD([.E580]-[.$E$2];[.$H$2])+1+[.$E$2]" office:value-type="float" office:value="259" calcext:value-type="float">
            <text:p>259</text:p>
          </table:table-cell>
          <table:table-cell table:formula="of:=MOD([.F580]+1/[.$H$2];5)" office:value-type="float" office:value="4.63333333333331" calcext:value-type="float">
            <text:p>4,63333333333331</text:p>
          </table:table-cell>
          <table:table-cell table:formula="of:=IF([.F581]=0;[.G580]+2+1/[.$H$2];[.G580]+1/[.$H$2])" office:value-type="float" office:value="9.63333333333339" calcext:value-type="float">
            <text:p>9,63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2]))" office:value-type="date" office:date-value="2019-10-16T18:02:54.240734" calcext:value-type="date">
            <text:p>2019-10-16 18:02:54</text:p>
          </table:table-cell>
          <table:table-cell table:style-name="ce7" table:formula="of:=[.A582]" office:value-type="date" office:date-value="2019-10-16T18:02:54.240734" calcext:value-type="date">
            <text:p>2019-10-16 18:02:54</text:p>
          </table:table-cell>
          <table:table-cell table:formula="of:=TRUNC([.A582])" office:value-type="float" office:value="43754" calcext:value-type="float">
            <text:p>43754</text:p>
          </table:table-cell>
          <table:table-cell table:style-name="ce12" table:formula="of:=[.B582]-[.C582]" office:value-type="date" office:date-value="1899-12-30T18:02:54.24073352013" calcext:value-type="date">
            <text:p>12/30/99 06:02 PM</text:p>
          </table:table-cell>
          <table:table-cell table:formula="of:=MOD([.E581]-[.$E$2];[.$H$2])+1+[.$E$2]" office:value-type="float" office:value="260" calcext:value-type="float">
            <text:p>260</text:p>
          </table:table-cell>
          <table:table-cell table:formula="of:=MOD([.F581]+1/[.$H$2];5)" office:value-type="float" office:value="4.64999999999998" calcext:value-type="float">
            <text:p>4,64999999999998</text:p>
          </table:table-cell>
          <table:table-cell table:formula="of:=IF([.F582]=0;[.G581]+2+1/[.$H$2];[.G581]+1/[.$H$2])" office:value-type="float" office:value="9.65000000000006" calcext:value-type="float">
            <text:p>9,65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3]))" office:value-type="date" office:date-value="2019-10-16T17:33:47.053181" calcext:value-type="date">
            <text:p>2019-10-16 17:33:47</text:p>
          </table:table-cell>
          <table:table-cell table:style-name="ce7" table:formula="of:=[.A583]" office:value-type="date" office:date-value="2019-10-16T17:33:47.053181" calcext:value-type="date">
            <text:p>2019-10-16 17:33:47</text:p>
          </table:table-cell>
          <table:table-cell table:formula="of:=TRUNC([.A583])" office:value-type="float" office:value="43754" calcext:value-type="float">
            <text:p>43754</text:p>
          </table:table-cell>
          <table:table-cell table:style-name="ce12" table:formula="of:=[.B583]-[.C583]" office:value-type="date" office:date-value="1899-12-30T17:33:47.05318070948" calcext:value-type="date">
            <text:p>12/30/99 05:33 PM</text:p>
          </table:table-cell>
          <table:table-cell table:formula="of:=MOD([.E582]-[.$E$2];[.$H$2])+1+[.$E$2]" office:value-type="float" office:value="261" calcext:value-type="float">
            <text:p>261</text:p>
          </table:table-cell>
          <table:table-cell table:formula="of:=MOD([.F582]+1/[.$H$2];5)" office:value-type="float" office:value="4.66666666666664" calcext:value-type="float">
            <text:p>4,66666666666664</text:p>
          </table:table-cell>
          <table:table-cell table:formula="of:=IF([.F583]=0;[.G582]+2+1/[.$H$2];[.G582]+1/[.$H$2])" office:value-type="float" office:value="9.66666666666673" calcext:value-type="float">
            <text:p>9,66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4]))" office:value-type="date" office:date-value="2019-10-16T17:56:44.376814" calcext:value-type="date">
            <text:p>2019-10-16 17:56:44</text:p>
          </table:table-cell>
          <table:table-cell table:style-name="ce7" table:formula="of:=[.A584]" office:value-type="date" office:date-value="2019-10-16T17:56:44.376814" calcext:value-type="date">
            <text:p>2019-10-16 17:56:44</text:p>
          </table:table-cell>
          <table:table-cell table:formula="of:=TRUNC([.A584])" office:value-type="float" office:value="43754" calcext:value-type="float">
            <text:p>43754</text:p>
          </table:table-cell>
          <table:table-cell table:style-name="ce12" table:formula="of:=[.B584]-[.C584]" office:value-type="date" office:date-value="1899-12-30T17:56:44.37681355979" calcext:value-type="date">
            <text:p>12/30/99 05:56 PM</text:p>
          </table:table-cell>
          <table:table-cell table:formula="of:=MOD([.E583]-[.$E$2];[.$H$2])+1+[.$E$2]" office:value-type="float" office:value="262" calcext:value-type="float">
            <text:p>262</text:p>
          </table:table-cell>
          <table:table-cell table:formula="of:=MOD([.F583]+1/[.$H$2];5)" office:value-type="float" office:value="4.68333333333331" calcext:value-type="float">
            <text:p>4,68333333333331</text:p>
          </table:table-cell>
          <table:table-cell table:formula="of:=IF([.F584]=0;[.G583]+2+1/[.$H$2];[.G583]+1/[.$H$2])" office:value-type="float" office:value="9.68333333333339" calcext:value-type="float">
            <text:p>9,68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5]))" office:value-type="date" office:date-value="2019-10-16T18:18:07.316832" calcext:value-type="date">
            <text:p>2019-10-16 18:18:07</text:p>
          </table:table-cell>
          <table:table-cell table:style-name="ce7" table:formula="of:=[.A585]" office:value-type="date" office:date-value="2019-10-16T18:18:07.316832" calcext:value-type="date">
            <text:p>2019-10-16 18:18:07</text:p>
          </table:table-cell>
          <table:table-cell table:formula="of:=TRUNC([.A585])" office:value-type="float" office:value="43754" calcext:value-type="float">
            <text:p>43754</text:p>
          </table:table-cell>
          <table:table-cell table:style-name="ce12" table:formula="of:=[.B585]-[.C585]" office:value-type="date" office:date-value="1899-12-30T18:18:07.31683229562" calcext:value-type="date">
            <text:p>12/30/99 06:18 PM</text:p>
          </table:table-cell>
          <table:table-cell table:formula="of:=MOD([.E584]-[.$E$2];[.$H$2])+1+[.$E$2]" office:value-type="float" office:value="263" calcext:value-type="float">
            <text:p>263</text:p>
          </table:table-cell>
          <table:table-cell table:formula="of:=MOD([.F584]+1/[.$H$2];5)" office:value-type="float" office:value="4.69999999999998" calcext:value-type="float">
            <text:p>4,69999999999998</text:p>
          </table:table-cell>
          <table:table-cell table:formula="of:=IF([.F585]=0;[.G584]+2+1/[.$H$2];[.G584]+1/[.$H$2])" office:value-type="float" office:value="9.70000000000006" calcext:value-type="float">
            <text:p>9,70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6]))" office:value-type="date" office:date-value="2019-10-16T17:57:36.543325" calcext:value-type="date">
            <text:p>2019-10-16 17:57:37</text:p>
          </table:table-cell>
          <table:table-cell table:style-name="ce7" table:formula="of:=[.A586]" office:value-type="date" office:date-value="2019-10-16T17:57:36.543325" calcext:value-type="date">
            <text:p>2019-10-16 17:57:37</text:p>
          </table:table-cell>
          <table:table-cell table:formula="of:=TRUNC([.A586])" office:value-type="float" office:value="43754" calcext:value-type="float">
            <text:p>43754</text:p>
          </table:table-cell>
          <table:table-cell table:style-name="ce12" table:formula="of:=[.B586]-[.C586]" office:value-type="date" office:date-value="1899-12-30T17:57:36.54332488775" calcext:value-type="date">
            <text:p>12/30/99 05:57 PM</text:p>
          </table:table-cell>
          <table:table-cell table:formula="of:=MOD([.E585]-[.$E$2];[.$H$2])+1+[.$E$2]" office:value-type="float" office:value="264" calcext:value-type="float">
            <text:p>264</text:p>
          </table:table-cell>
          <table:table-cell table:formula="of:=MOD([.F585]+1/[.$H$2];5)" office:value-type="float" office:value="4.71666666666664" calcext:value-type="float">
            <text:p>4,71666666666664</text:p>
          </table:table-cell>
          <table:table-cell table:formula="of:=IF([.F586]=0;[.G585]+2+1/[.$H$2];[.G585]+1/[.$H$2])" office:value-type="float" office:value="9.71666666666673" calcext:value-type="float">
            <text:p>9,71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7]))" office:value-type="date" office:date-value="2019-10-16T18:09:08.726481" calcext:value-type="date">
            <text:p>2019-10-16 18:09:09</text:p>
          </table:table-cell>
          <table:table-cell table:style-name="ce7" table:formula="of:=[.A587]" office:value-type="date" office:date-value="2019-10-16T18:09:08.726481" calcext:value-type="date">
            <text:p>2019-10-16 18:09:09</text:p>
          </table:table-cell>
          <table:table-cell table:formula="of:=TRUNC([.A587])" office:value-type="float" office:value="43754" calcext:value-type="float">
            <text:p>43754</text:p>
          </table:table-cell>
          <table:table-cell table:style-name="ce12" table:formula="of:=[.B587]-[.C587]" office:value-type="date" office:date-value="1899-12-30T18:09:08.72648140881" calcext:value-type="date">
            <text:p>12/30/99 06:09 PM</text:p>
          </table:table-cell>
          <table:table-cell table:formula="of:=MOD([.E586]-[.$E$2];[.$H$2])+1+[.$E$2]" office:value-type="float" office:value="265" calcext:value-type="float">
            <text:p>265</text:p>
          </table:table-cell>
          <table:table-cell table:formula="of:=MOD([.F586]+1/[.$H$2];5)" office:value-type="float" office:value="4.73333333333331" calcext:value-type="float">
            <text:p>4,73333333333331</text:p>
          </table:table-cell>
          <table:table-cell table:formula="of:=IF([.F587]=0;[.G586]+2+1/[.$H$2];[.G586]+1/[.$H$2])" office:value-type="float" office:value="9.7333333333334" calcext:value-type="float">
            <text:p>9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8]))" office:value-type="date" office:date-value="2019-10-16T17:45:08.242307" calcext:value-type="date">
            <text:p>2019-10-16 17:45:08</text:p>
          </table:table-cell>
          <table:table-cell table:style-name="ce7" table:formula="of:=[.A588]" office:value-type="date" office:date-value="2019-10-16T17:45:08.242307" calcext:value-type="date">
            <text:p>2019-10-16 17:45:08</text:p>
          </table:table-cell>
          <table:table-cell table:formula="of:=TRUNC([.A588])" office:value-type="float" office:value="43754" calcext:value-type="float">
            <text:p>43754</text:p>
          </table:table-cell>
          <table:table-cell table:style-name="ce12" table:formula="of:=[.B588]-[.C588]" office:value-type="date" office:date-value="1899-12-30T17:45:08.24230676517" calcext:value-type="date">
            <text:p>12/30/99 05:45 PM</text:p>
          </table:table-cell>
          <table:table-cell table:formula="of:=MOD([.E587]-[.$E$2];[.$H$2])+1+[.$E$2]" office:value-type="float" office:value="266" calcext:value-type="float">
            <text:p>266</text:p>
          </table:table-cell>
          <table:table-cell table:formula="of:=MOD([.F587]+1/[.$H$2];5)" office:value-type="float" office:value="4.74999999999998" calcext:value-type="float">
            <text:p>4,74999999999998</text:p>
          </table:table-cell>
          <table:table-cell table:formula="of:=IF([.F588]=0;[.G587]+2+1/[.$H$2];[.G587]+1/[.$H$2])" office:value-type="float" office:value="9.75000000000006" calcext:value-type="float">
            <text:p>9,75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9]))" office:value-type="date" office:date-value="2019-10-16T17:58:49.235628" calcext:value-type="date">
            <text:p>2019-10-16 17:58:49</text:p>
          </table:table-cell>
          <table:table-cell table:style-name="ce7" table:formula="of:=[.A589]" office:value-type="date" office:date-value="2019-10-16T17:58:49.235628" calcext:value-type="date">
            <text:p>2019-10-16 17:58:49</text:p>
          </table:table-cell>
          <table:table-cell table:formula="of:=TRUNC([.A589])" office:value-type="float" office:value="43754" calcext:value-type="float">
            <text:p>43754</text:p>
          </table:table-cell>
          <table:table-cell table:style-name="ce12" table:formula="of:=[.B589]-[.C589]" office:value-type="date" office:date-value="1899-12-30T17:58:49.23562761862" calcext:value-type="date">
            <text:p>12/30/99 05:58 PM</text:p>
          </table:table-cell>
          <table:table-cell table:formula="of:=MOD([.E588]-[.$E$2];[.$H$2])+1+[.$E$2]" office:value-type="float" office:value="267" calcext:value-type="float">
            <text:p>267</text:p>
          </table:table-cell>
          <table:table-cell table:formula="of:=MOD([.F588]+1/[.$H$2];5)" office:value-type="float" office:value="4.76666666666664" calcext:value-type="float">
            <text:p>4,76666666666664</text:p>
          </table:table-cell>
          <table:table-cell table:formula="of:=IF([.F589]=0;[.G588]+2+1/[.$H$2];[.G588]+1/[.$H$2])" office:value-type="float" office:value="9.76666666666673" calcext:value-type="float">
            <text:p>9,76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0]))" office:value-type="date" office:date-value="2019-10-16T17:45:47.717005" calcext:value-type="date">
            <text:p>2019-10-16 17:45:48</text:p>
          </table:table-cell>
          <table:table-cell table:style-name="ce7" table:formula="of:=[.A590]" office:value-type="date" office:date-value="2019-10-16T17:45:47.717005" calcext:value-type="date">
            <text:p>2019-10-16 17:45:48</text:p>
          </table:table-cell>
          <table:table-cell table:formula="of:=TRUNC([.A590])" office:value-type="float" office:value="43754" calcext:value-type="float">
            <text:p>43754</text:p>
          </table:table-cell>
          <table:table-cell table:style-name="ce12" table:formula="of:=[.B590]-[.C590]" office:value-type="date" office:date-value="1899-12-30T17:45:47.71700464189" calcext:value-type="date">
            <text:p>12/30/99 05:45 PM</text:p>
          </table:table-cell>
          <table:table-cell table:formula="of:=MOD([.E589]-[.$E$2];[.$H$2])+1+[.$E$2]" office:value-type="float" office:value="268" calcext:value-type="float">
            <text:p>268</text:p>
          </table:table-cell>
          <table:table-cell table:formula="of:=MOD([.F589]+1/[.$H$2];5)" office:value-type="float" office:value="4.78333333333331" calcext:value-type="float">
            <text:p>4,78333333333331</text:p>
          </table:table-cell>
          <table:table-cell table:formula="of:=IF([.F590]=0;[.G589]+2+1/[.$H$2];[.G589]+1/[.$H$2])" office:value-type="float" office:value="9.7833333333334" calcext:value-type="float">
            <text:p>9,7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1]))" office:value-type="date" office:date-value="2019-10-16T17:45:35.452631" calcext:value-type="date">
            <text:p>2019-10-16 17:45:35</text:p>
          </table:table-cell>
          <table:table-cell table:style-name="ce7" table:formula="of:=[.A591]" office:value-type="date" office:date-value="2019-10-16T17:45:35.452631" calcext:value-type="date">
            <text:p>2019-10-16 17:45:35</text:p>
          </table:table-cell>
          <table:table-cell table:formula="of:=TRUNC([.A591])" office:value-type="float" office:value="43754" calcext:value-type="float">
            <text:p>43754</text:p>
          </table:table-cell>
          <table:table-cell table:style-name="ce12" table:formula="of:=[.B591]-[.C591]" office:value-type="date" office:date-value="1899-12-30T17:45:35.45263053384" calcext:value-type="date">
            <text:p>12/30/99 05:45 PM</text:p>
          </table:table-cell>
          <table:table-cell table:formula="of:=MOD([.E590]-[.$E$2];[.$H$2])+1+[.$E$2]" office:value-type="float" office:value="269" calcext:value-type="float">
            <text:p>269</text:p>
          </table:table-cell>
          <table:table-cell table:formula="of:=MOD([.F590]+1/[.$H$2];5)" office:value-type="float" office:value="4.79999999999998" calcext:value-type="float">
            <text:p>4,79999999999998</text:p>
          </table:table-cell>
          <table:table-cell table:formula="of:=IF([.F591]=0;[.G590]+2+1/[.$H$2];[.G590]+1/[.$H$2])" office:value-type="float" office:value="9.80000000000007" calcext:value-type="float">
            <text:p>9,80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2]))" office:value-type="date" office:date-value="2019-10-16T17:47:09.787511" calcext:value-type="date">
            <text:p>2019-10-16 17:47:10</text:p>
          </table:table-cell>
          <table:table-cell table:style-name="ce7" table:formula="of:=[.A592]" office:value-type="date" office:date-value="2019-10-16T17:47:09.787511" calcext:value-type="date">
            <text:p>2019-10-16 17:47:10</text:p>
          </table:table-cell>
          <table:table-cell table:formula="of:=TRUNC([.A592])" office:value-type="float" office:value="43754" calcext:value-type="float">
            <text:p>43754</text:p>
          </table:table-cell>
          <table:table-cell table:style-name="ce12" table:formula="of:=[.B592]-[.C592]" office:value-type="date" office:date-value="1899-12-30T17:47:09.787511006" calcext:value-type="date">
            <text:p>12/30/99 05:47 PM</text:p>
          </table:table-cell>
          <table:table-cell table:formula="of:=MOD([.E591]-[.$E$2];[.$H$2])+1+[.$E$2]" office:value-type="float" office:value="270" calcext:value-type="float">
            <text:p>270</text:p>
          </table:table-cell>
          <table:table-cell table:formula="of:=MOD([.F591]+1/[.$H$2];5)" office:value-type="float" office:value="4.81666666666664" calcext:value-type="float">
            <text:p>4,81666666666664</text:p>
          </table:table-cell>
          <table:table-cell table:formula="of:=IF([.F592]=0;[.G591]+2+1/[.$H$2];[.G591]+1/[.$H$2])" office:value-type="float" office:value="9.81666666666673" calcext:value-type="float">
            <text:p>9,81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3]))" office:value-type="date" office:date-value="2019-10-16T18:26:39.888794" calcext:value-type="date">
            <text:p>2019-10-16 18:26:40</text:p>
          </table:table-cell>
          <table:table-cell table:style-name="ce7" table:formula="of:=[.A593]" office:value-type="date" office:date-value="2019-10-16T18:26:39.888794" calcext:value-type="date">
            <text:p>2019-10-16 18:26:40</text:p>
          </table:table-cell>
          <table:table-cell table:formula="of:=TRUNC([.A593])" office:value-type="float" office:value="43754" calcext:value-type="float">
            <text:p>43754</text:p>
          </table:table-cell>
          <table:table-cell table:style-name="ce12" table:formula="of:=[.B593]-[.C593]" office:value-type="date" office:date-value="1899-12-30T18:26:39.88879433367" calcext:value-type="date">
            <text:p>12/30/99 06:26 PM</text:p>
          </table:table-cell>
          <table:table-cell table:formula="of:=MOD([.E592]-[.$E$2];[.$H$2])+1+[.$E$2]" office:value-type="float" office:value="271" calcext:value-type="float">
            <text:p>271</text:p>
          </table:table-cell>
          <table:table-cell table:formula="of:=MOD([.F592]+1/[.$H$2];5)" office:value-type="float" office:value="4.83333333333331" calcext:value-type="float">
            <text:p>4,83333333333331</text:p>
          </table:table-cell>
          <table:table-cell table:formula="of:=IF([.F593]=0;[.G592]+2+1/[.$H$2];[.G592]+1/[.$H$2])" office:value-type="float" office:value="9.8333333333334" calcext:value-type="float">
            <text:p>9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4]))" office:value-type="date" office:date-value="2019-10-16T17:53:55.672981" calcext:value-type="date">
            <text:p>2019-10-16 17:53:56</text:p>
          </table:table-cell>
          <table:table-cell table:style-name="ce7" table:formula="of:=[.A594]" office:value-type="date" office:date-value="2019-10-16T17:53:55.672981" calcext:value-type="date">
            <text:p>2019-10-16 17:53:56</text:p>
          </table:table-cell>
          <table:table-cell table:formula="of:=TRUNC([.A594])" office:value-type="float" office:value="43754" calcext:value-type="float">
            <text:p>43754</text:p>
          </table:table-cell>
          <table:table-cell table:style-name="ce12" table:formula="of:=[.B594]-[.C594]" office:value-type="date" office:date-value="1899-12-30T17:53:55.67298108246" calcext:value-type="date">
            <text:p>12/30/99 05:53 PM</text:p>
          </table:table-cell>
          <table:table-cell table:formula="of:=MOD([.E593]-[.$E$2];[.$H$2])+1+[.$E$2]" office:value-type="float" office:value="272" calcext:value-type="float">
            <text:p>272</text:p>
          </table:table-cell>
          <table:table-cell table:formula="of:=MOD([.F593]+1/[.$H$2];5)" office:value-type="float" office:value="4.84999999999998" calcext:value-type="float">
            <text:p>4,84999999999998</text:p>
          </table:table-cell>
          <table:table-cell table:formula="of:=IF([.F594]=0;[.G593]+2+1/[.$H$2];[.G593]+1/[.$H$2])" office:value-type="float" office:value="9.85000000000007" calcext:value-type="float">
            <text:p>9,85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5]))" office:value-type="date" office:date-value="2019-10-16T18:16:04.371402" calcext:value-type="date">
            <text:p>2019-10-16 18:16:04</text:p>
          </table:table-cell>
          <table:table-cell table:style-name="ce7" table:formula="of:=[.A595]" office:value-type="date" office:date-value="2019-10-16T18:16:04.371402" calcext:value-type="date">
            <text:p>2019-10-16 18:16:04</text:p>
          </table:table-cell>
          <table:table-cell table:formula="of:=TRUNC([.A595])" office:value-type="float" office:value="43754" calcext:value-type="float">
            <text:p>43754</text:p>
          </table:table-cell>
          <table:table-cell table:style-name="ce12" table:formula="of:=[.B595]-[.C595]" office:value-type="date" office:date-value="1899-12-30T18:16:04.37140179332" calcext:value-type="date">
            <text:p>12/30/99 06:16 PM</text:p>
          </table:table-cell>
          <table:table-cell table:formula="of:=MOD([.E594]-[.$E$2];[.$H$2])+1+[.$E$2]" office:value-type="float" office:value="273" calcext:value-type="float">
            <text:p>273</text:p>
          </table:table-cell>
          <table:table-cell table:formula="of:=MOD([.F594]+1/[.$H$2];5)" office:value-type="float" office:value="4.86666666666664" calcext:value-type="float">
            <text:p>4,86666666666664</text:p>
          </table:table-cell>
          <table:table-cell table:formula="of:=IF([.F595]=0;[.G594]+2+1/[.$H$2];[.G594]+1/[.$H$2])" office:value-type="float" office:value="9.86666666666674" calcext:value-type="float">
            <text:p>9,8666666666667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6]))" office:value-type="date" office:date-value="2019-10-16T17:37:50.946274" calcext:value-type="date">
            <text:p>2019-10-16 17:37:51</text:p>
          </table:table-cell>
          <table:table-cell table:style-name="ce7" table:formula="of:=[.A596]" office:value-type="date" office:date-value="2019-10-16T17:37:50.946274" calcext:value-type="date">
            <text:p>2019-10-16 17:37:51</text:p>
          </table:table-cell>
          <table:table-cell table:formula="of:=TRUNC([.A596])" office:value-type="float" office:value="43754" calcext:value-type="float">
            <text:p>43754</text:p>
          </table:table-cell>
          <table:table-cell table:style-name="ce12" table:formula="of:=[.B596]-[.C596]" office:value-type="date" office:date-value="1899-12-30T17:37:50.94627418555" calcext:value-type="date">
            <text:p>12/30/99 05:37 PM</text:p>
          </table:table-cell>
          <table:table-cell table:formula="of:=MOD([.E595]-[.$E$2];[.$H$2])+1+[.$E$2]" office:value-type="float" office:value="274" calcext:value-type="float">
            <text:p>274</text:p>
          </table:table-cell>
          <table:table-cell table:formula="of:=MOD([.F595]+1/[.$H$2];5)" office:value-type="float" office:value="4.88333333333331" calcext:value-type="float">
            <text:p>4,88333333333331</text:p>
          </table:table-cell>
          <table:table-cell table:formula="of:=IF([.F596]=0;[.G595]+2+1/[.$H$2];[.G595]+1/[.$H$2])" office:value-type="float" office:value="9.8833333333334" calcext:value-type="float">
            <text:p>9,8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7]))" office:value-type="date" office:date-value="2019-10-16T18:14:47.320488" calcext:value-type="date">
            <text:p>2019-10-16 18:14:47</text:p>
          </table:table-cell>
          <table:table-cell table:style-name="ce7" table:formula="of:=[.A597]" office:value-type="date" office:date-value="2019-10-16T18:14:47.320488" calcext:value-type="date">
            <text:p>2019-10-16 18:14:47</text:p>
          </table:table-cell>
          <table:table-cell table:formula="of:=TRUNC([.A597])" office:value-type="float" office:value="43754" calcext:value-type="float">
            <text:p>43754</text:p>
          </table:table-cell>
          <table:table-cell table:style-name="ce12" table:formula="of:=[.B597]-[.C597]" office:value-type="date" office:date-value="1899-12-30T18:14:47.32048824895" calcext:value-type="date">
            <text:p>12/30/99 06:14 PM</text:p>
          </table:table-cell>
          <table:table-cell table:formula="of:=MOD([.E596]-[.$E$2];[.$H$2])+1+[.$E$2]" office:value-type="float" office:value="275" calcext:value-type="float">
            <text:p>275</text:p>
          </table:table-cell>
          <table:table-cell table:formula="of:=MOD([.F596]+1/[.$H$2];5)" office:value-type="float" office:value="4.89999999999998" calcext:value-type="float">
            <text:p>4,89999999999998</text:p>
          </table:table-cell>
          <table:table-cell table:formula="of:=IF([.F597]=0;[.G596]+2+1/[.$H$2];[.G596]+1/[.$H$2])" office:value-type="float" office:value="9.90000000000007" calcext:value-type="float">
            <text:p>9,90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8]))" office:value-type="date" office:date-value="2019-10-16T17:42:48.156007" calcext:value-type="date">
            <text:p>2019-10-16 17:42:48</text:p>
          </table:table-cell>
          <table:table-cell table:style-name="ce7" table:formula="of:=[.A598]" office:value-type="date" office:date-value="2019-10-16T17:42:48.156007" calcext:value-type="date">
            <text:p>2019-10-16 17:42:48</text:p>
          </table:table-cell>
          <table:table-cell table:formula="of:=TRUNC([.A598])" office:value-type="float" office:value="43754" calcext:value-type="float">
            <text:p>43754</text:p>
          </table:table-cell>
          <table:table-cell table:style-name="ce12" table:formula="of:=[.B598]-[.C598]" office:value-type="date" office:date-value="1899-12-30T17:42:48.1560072815" calcext:value-type="date">
            <text:p>12/30/99 05:42 PM</text:p>
          </table:table-cell>
          <table:table-cell table:formula="of:=MOD([.E597]-[.$E$2];[.$H$2])+1+[.$E$2]" office:value-type="float" office:value="276" calcext:value-type="float">
            <text:p>276</text:p>
          </table:table-cell>
          <table:table-cell table:formula="of:=MOD([.F597]+1/[.$H$2];5)" office:value-type="float" office:value="4.91666666666664" calcext:value-type="float">
            <text:p>4,91666666666664</text:p>
          </table:table-cell>
          <table:table-cell table:formula="of:=IF([.F598]=0;[.G597]+2+1/[.$H$2];[.G597]+1/[.$H$2])" office:value-type="float" office:value="9.91666666666674" calcext:value-type="float">
            <text:p>9,9166666666667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9]))" office:value-type="date" office:date-value="2019-10-16T18:09:45.651077" calcext:value-type="date">
            <text:p>2019-10-16 18:09:46</text:p>
          </table:table-cell>
          <table:table-cell table:style-name="ce7" table:formula="of:=[.A599]" office:value-type="date" office:date-value="2019-10-16T18:09:45.651077" calcext:value-type="date">
            <text:p>2019-10-16 18:09:46</text:p>
          </table:table-cell>
          <table:table-cell table:formula="of:=TRUNC([.A599])" office:value-type="float" office:value="43754" calcext:value-type="float">
            <text:p>43754</text:p>
          </table:table-cell>
          <table:table-cell table:style-name="ce12" table:formula="of:=[.B599]-[.C599]" office:value-type="date" office:date-value="1899-12-30T18:09:45.65107681789" calcext:value-type="date">
            <text:p>12/30/99 06:09 PM</text:p>
          </table:table-cell>
          <table:table-cell table:formula="of:=MOD([.E598]-[.$E$2];[.$H$2])+1+[.$E$2]" office:value-type="float" office:value="277" calcext:value-type="float">
            <text:p>277</text:p>
          </table:table-cell>
          <table:table-cell table:formula="of:=MOD([.F598]+1/[.$H$2];5)" office:value-type="float" office:value="4.93333333333331" calcext:value-type="float">
            <text:p>4,93333333333331</text:p>
          </table:table-cell>
          <table:table-cell table:formula="of:=IF([.F599]=0;[.G598]+2+1/[.$H$2];[.G598]+1/[.$H$2])" office:value-type="float" office:value="9.93333333333341" calcext:value-type="float">
            <text:p>9,9333333333334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0]))" office:value-type="date" office:date-value="2019-10-16T17:44:25.076949" calcext:value-type="date">
            <text:p>2019-10-16 17:44:25</text:p>
          </table:table-cell>
          <table:table-cell table:style-name="ce7" table:formula="of:=[.A600]" office:value-type="date" office:date-value="2019-10-16T17:44:25.076949" calcext:value-type="date">
            <text:p>2019-10-16 17:44:25</text:p>
          </table:table-cell>
          <table:table-cell table:formula="of:=TRUNC([.A600])" office:value-type="float" office:value="43754" calcext:value-type="float">
            <text:p>43754</text:p>
          </table:table-cell>
          <table:table-cell table:style-name="ce12" table:formula="of:=[.B600]-[.C600]" office:value-type="date" office:date-value="1899-12-30T17:44:25.07694921456" calcext:value-type="date">
            <text:p>12/30/99 05:44 PM</text:p>
          </table:table-cell>
          <table:table-cell table:formula="of:=MOD([.E599]-[.$E$2];[.$H$2])+1+[.$E$2]" office:value-type="float" office:value="278" calcext:value-type="float">
            <text:p>278</text:p>
          </table:table-cell>
          <table:table-cell table:formula="of:=MOD([.F599]+1/[.$H$2];5)" office:value-type="float" office:value="4.94999999999998" calcext:value-type="float">
            <text:p>4,94999999999998</text:p>
          </table:table-cell>
          <table:table-cell table:formula="of:=IF([.F600]=0;[.G599]+2+1/[.$H$2];[.G599]+1/[.$H$2])" office:value-type="float" office:value="9.95000000000007" calcext:value-type="float">
            <text:p>9,95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1]))" office:value-type="date" office:date-value="2019-10-16T17:54:37.515808" calcext:value-type="date">
            <text:p>2019-10-16 17:54:38</text:p>
          </table:table-cell>
          <table:table-cell table:style-name="ce7" table:formula="of:=[.A601]" office:value-type="date" office:date-value="2019-10-16T17:54:37.515808" calcext:value-type="date">
            <text:p>2019-10-16 17:54:38</text:p>
          </table:table-cell>
          <table:table-cell table:formula="of:=TRUNC([.A601])" office:value-type="float" office:value="43754" calcext:value-type="float">
            <text:p>43754</text:p>
          </table:table-cell>
          <table:table-cell table:style-name="ce12" table:formula="of:=[.B601]-[.C601]" office:value-type="date" office:date-value="1899-12-30T17:54:37.51580758486" calcext:value-type="date">
            <text:p>12/30/99 05:54 PM</text:p>
          </table:table-cell>
          <table:table-cell table:formula="of:=MOD([.E600]-[.$E$2];[.$H$2])+1+[.$E$2]" office:value-type="float" office:value="279" calcext:value-type="float">
            <text:p>279</text:p>
          </table:table-cell>
          <table:table-cell table:formula="of:=MOD([.F600]+1/[.$H$2];5)" office:value-type="float" office:value="4.96666666666664" calcext:value-type="float">
            <text:p>4,96666666666664</text:p>
          </table:table-cell>
          <table:table-cell table:formula="of:=IF([.F601]=0;[.G600]+2+1/[.$H$2];[.G600]+1/[.$H$2])" office:value-type="float" office:value="9.96666666666674" calcext:value-type="float">
            <text:p>9,9666666666667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2]))" office:value-type="date" office:date-value="2019-10-16T18:00:22.478085" calcext:value-type="date">
            <text:p>2019-10-16 18:00:22</text:p>
          </table:table-cell>
          <table:table-cell table:style-name="ce7" table:formula="of:=[.A602]" office:value-type="date" office:date-value="2019-10-16T18:00:22.478085" calcext:value-type="date">
            <text:p>2019-10-16 18:00:22</text:p>
          </table:table-cell>
          <table:table-cell table:formula="of:=TRUNC([.A602])" office:value-type="float" office:value="43754" calcext:value-type="float">
            <text:p>43754</text:p>
          </table:table-cell>
          <table:table-cell table:style-name="ce12" table:formula="of:=[.B602]-[.C602]" office:value-type="date" office:date-value="1899-12-30T18:00:22.4780848017" calcext:value-type="date">
            <text:p>12/30/99 06:00 PM</text:p>
          </table:table-cell>
          <table:table-cell table:formula="of:=MOD([.E601]-[.$E$2];[.$H$2])+1+[.$E$2]" office:value-type="float" office:value="280" calcext:value-type="float">
            <text:p>280</text:p>
          </table:table-cell>
          <table:table-cell table:formula="of:=MOD([.F601]+1/[.$H$2];5)" office:value-type="float" office:value="4.98333333333331" calcext:value-type="float">
            <text:p>4,98333333333331</text:p>
          </table:table-cell>
          <table:table-cell table:formula="of:=IF([.F602]=0;[.G601]+2+1/[.$H$2];[.G601]+1/[.$H$2])" office:value-type="float" office:value="9.98333333333341" calcext:value-type="float">
            <text:p>9,9833333333334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3]))" office:value-type="date" office:date-value="2019-10-17T17:50:52.270195" calcext:value-type="date">
            <text:p>2019-10-17 17:50:52</text:p>
          </table:table-cell>
          <table:table-cell table:style-name="ce7" table:formula="of:=[.A603]" office:value-type="date" office:date-value="2019-10-17T17:50:52.270195" calcext:value-type="date">
            <text:p>2019-10-17 17:50:52</text:p>
          </table:table-cell>
          <table:table-cell table:formula="of:=TRUNC([.A603])" office:value-type="float" office:value="43755" calcext:value-type="float">
            <text:p>43755</text:p>
          </table:table-cell>
          <table:table-cell table:style-name="ce12" table:formula="of:=[.B603]-[.C603]" office:value-type="date" office:date-value="1899-12-30T17:50:52.27019519079" calcext:value-type="date">
            <text:p>12/30/99 05:50 PM</text:p>
          </table:table-cell>
          <table:table-cell table:formula="of:=MOD([.E602]-[.$E$2];[.$H$2])+1+[.$E$2]" office:value-type="float" office:value="221" calcext:value-type="float">
            <text:p>221</text:p>
          </table:table-cell>
          <table:table-cell table:formula="of:=MOD([.F602]+1/[.$H$2];5)" office:value-type="float" office:value="4.99999999999998" calcext:value-type="float">
            <text:p>4,99999999999998</text:p>
          </table:table-cell>
          <table:table-cell table:formula="of:=IF([.F603]=0;[.G602]+2+1/[.$H$2];[.G602]+1/[.$H$2])" office:value-type="float" office:value="10.0000000000001" calcext:value-type="float">
            <text:p>10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4]))" office:value-type="date" office:date-value="2019-10-17T18:14:16.100695" calcext:value-type="date">
            <text:p>2019-10-17 18:14:16</text:p>
          </table:table-cell>
          <table:table-cell table:style-name="ce7" table:formula="of:=[.A604]" office:value-type="date" office:date-value="2019-10-17T18:14:16.100695" calcext:value-type="date">
            <text:p>2019-10-17 18:14:16</text:p>
          </table:table-cell>
          <table:table-cell table:formula="of:=TRUNC([.A604])" office:value-type="float" office:value="43755" calcext:value-type="float">
            <text:p>43755</text:p>
          </table:table-cell>
          <table:table-cell table:style-name="ce12" table:formula="of:=[.B604]-[.C604]" office:value-type="date" office:date-value="1899-12-30T18:14:16.10069492832" calcext:value-type="date">
            <text:p>12/30/99 06:14 PM</text:p>
          </table:table-cell>
          <table:table-cell table:formula="of:=MOD([.E603]-[.$E$2];[.$H$2])+1+[.$E$2]" office:value-type="float" office:value="222" calcext:value-type="float">
            <text:p>222</text:p>
          </table:table-cell>
          <table:table-cell table:formula="of:=MOD([.F603]+1/[.$H$2];5)" office:value-type="float" office:value="0.0166666666666417" calcext:value-type="float">
            <text:p>0,016666666666642</text:p>
          </table:table-cell>
          <table:table-cell table:formula="of:=IF([.F604]=0;[.G603]+2+1/[.$H$2];[.G603]+1/[.$H$2])" office:value-type="float" office:value="10.0166666666667" calcext:value-type="float">
            <text:p>10,0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5]))" office:value-type="date" office:date-value="2019-10-17T18:01:22.86952" calcext:value-type="date">
            <text:p>2019-10-17 18:01:23</text:p>
          </table:table-cell>
          <table:table-cell table:style-name="ce7" table:formula="of:=[.A605]" office:value-type="date" office:date-value="2019-10-17T18:01:22.86952" calcext:value-type="date">
            <text:p>2019-10-17 18:01:23</text:p>
          </table:table-cell>
          <table:table-cell table:formula="of:=TRUNC([.A605])" office:value-type="float" office:value="43755" calcext:value-type="float">
            <text:p>43755</text:p>
          </table:table-cell>
          <table:table-cell table:style-name="ce12" table:formula="of:=[.B605]-[.C605]" office:value-type="date" office:date-value="1899-12-30T18:01:22.86952008493" calcext:value-type="date">
            <text:p>12/30/99 06:01 PM</text:p>
          </table:table-cell>
          <table:table-cell table:formula="of:=MOD([.E604]-[.$E$2];[.$H$2])+1+[.$E$2]" office:value-type="float" office:value="223" calcext:value-type="float">
            <text:p>223</text:p>
          </table:table-cell>
          <table:table-cell table:formula="of:=MOD([.F604]+1/[.$H$2];5)" office:value-type="float" office:value="0.0333333333333084" calcext:value-type="float">
            <text:p>0,033333333333308</text:p>
          </table:table-cell>
          <table:table-cell table:formula="of:=IF([.F605]=0;[.G604]+2+1/[.$H$2];[.G604]+1/[.$H$2])" office:value-type="float" office:value="10.0333333333334" calcext:value-type="float">
            <text:p>10,0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6]))" office:value-type="date" office:date-value="2019-10-17T18:11:49.527968" calcext:value-type="date">
            <text:p>2019-10-17 18:11:50</text:p>
          </table:table-cell>
          <table:table-cell table:style-name="ce7" table:formula="of:=[.A606]" office:value-type="date" office:date-value="2019-10-17T18:11:49.527968" calcext:value-type="date">
            <text:p>2019-10-17 18:11:50</text:p>
          </table:table-cell>
          <table:table-cell table:formula="of:=TRUNC([.A606])" office:value-type="float" office:value="43755" calcext:value-type="float">
            <text:p>43755</text:p>
          </table:table-cell>
          <table:table-cell table:style-name="ce12" table:formula="of:=[.B606]-[.C606]" office:value-type="date" office:date-value="1899-12-30T18:11:49.52796789352" calcext:value-type="date">
            <text:p>12/30/99 06:11 PM</text:p>
          </table:table-cell>
          <table:table-cell table:formula="of:=MOD([.E605]-[.$E$2];[.$H$2])+1+[.$E$2]" office:value-type="float" office:value="224" calcext:value-type="float">
            <text:p>224</text:p>
          </table:table-cell>
          <table:table-cell table:formula="of:=MOD([.F605]+1/[.$H$2];5)" office:value-type="float" office:value="0.0499999999999751" calcext:value-type="float">
            <text:p>0,049999999999975</text:p>
          </table:table-cell>
          <table:table-cell table:formula="of:=IF([.F606]=0;[.G605]+2+1/[.$H$2];[.G605]+1/[.$H$2])" office:value-type="float" office:value="10.0500000000001" calcext:value-type="float">
            <text:p>10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7]))" office:value-type="date" office:date-value="2019-10-17T18:09:32.867813" calcext:value-type="date">
            <text:p>2019-10-17 18:09:33</text:p>
          </table:table-cell>
          <table:table-cell table:style-name="ce7" table:formula="of:=[.A607]" office:value-type="date" office:date-value="2019-10-17T18:09:32.867813" calcext:value-type="date">
            <text:p>2019-10-17 18:09:33</text:p>
          </table:table-cell>
          <table:table-cell table:formula="of:=TRUNC([.A607])" office:value-type="float" office:value="43755" calcext:value-type="float">
            <text:p>43755</text:p>
          </table:table-cell>
          <table:table-cell table:style-name="ce12" table:formula="of:=[.B607]-[.C607]" office:value-type="date" office:date-value="1899-12-30T18:09:32.86781345028" calcext:value-type="date">
            <text:p>12/30/99 06:09 PM</text:p>
          </table:table-cell>
          <table:table-cell table:formula="of:=MOD([.E606]-[.$E$2];[.$H$2])+1+[.$E$2]" office:value-type="float" office:value="225" calcext:value-type="float">
            <text:p>225</text:p>
          </table:table-cell>
          <table:table-cell table:formula="of:=MOD([.F606]+1/[.$H$2];5)" office:value-type="float" office:value="0.0666666666666417" calcext:value-type="float">
            <text:p>0,066666666666642</text:p>
          </table:table-cell>
          <table:table-cell table:formula="of:=IF([.F607]=0;[.G606]+2+1/[.$H$2];[.G606]+1/[.$H$2])" office:value-type="float" office:value="10.0666666666667" calcext:value-type="float">
            <text:p>10,0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8]))" office:value-type="date" office:date-value="2019-10-17T18:02:30.730561" calcext:value-type="date">
            <text:p>2019-10-17 18:02:31</text:p>
          </table:table-cell>
          <table:table-cell table:style-name="ce7" table:formula="of:=[.A608]" office:value-type="date" office:date-value="2019-10-17T18:02:30.730561" calcext:value-type="date">
            <text:p>2019-10-17 18:02:31</text:p>
          </table:table-cell>
          <table:table-cell table:formula="of:=TRUNC([.A608])" office:value-type="float" office:value="43755" calcext:value-type="float">
            <text:p>43755</text:p>
          </table:table-cell>
          <table:table-cell table:style-name="ce12" table:formula="of:=[.B608]-[.C608]" office:value-type="date" office:date-value="1899-12-30T18:02:30.73056130204" calcext:value-type="date">
            <text:p>12/30/99 06:02 PM</text:p>
          </table:table-cell>
          <table:table-cell table:formula="of:=MOD([.E607]-[.$E$2];[.$H$2])+1+[.$E$2]" office:value-type="float" office:value="226" calcext:value-type="float">
            <text:p>226</text:p>
          </table:table-cell>
          <table:table-cell table:formula="of:=MOD([.F607]+1/[.$H$2];5)" office:value-type="float" office:value="0.0833333333333084" calcext:value-type="float">
            <text:p>0,083333333333308</text:p>
          </table:table-cell>
          <table:table-cell table:formula="of:=IF([.F608]=0;[.G607]+2+1/[.$H$2];[.G607]+1/[.$H$2])" office:value-type="float" office:value="10.0833333333334" calcext:value-type="float">
            <text:p>10,0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9]))" office:value-type="date" office:date-value="2019-10-17T17:56:30.502901" calcext:value-type="date">
            <text:p>2019-10-17 17:56:31</text:p>
          </table:table-cell>
          <table:table-cell table:style-name="ce7" table:formula="of:=[.A609]" office:value-type="date" office:date-value="2019-10-17T17:56:30.502901" calcext:value-type="date">
            <text:p>2019-10-17 17:56:31</text:p>
          </table:table-cell>
          <table:table-cell table:formula="of:=TRUNC([.A609])" office:value-type="float" office:value="43755" calcext:value-type="float">
            <text:p>43755</text:p>
          </table:table-cell>
          <table:table-cell table:style-name="ce12" table:formula="of:=[.B609]-[.C609]" office:value-type="date" office:date-value="1899-12-30T17:56:30.50290093292" calcext:value-type="date">
            <text:p>12/30/99 05:56 PM</text:p>
          </table:table-cell>
          <table:table-cell table:formula="of:=MOD([.E608]-[.$E$2];[.$H$2])+1+[.$E$2]" office:value-type="float" office:value="227" calcext:value-type="float">
            <text:p>227</text:p>
          </table:table-cell>
          <table:table-cell table:formula="of:=MOD([.F608]+1/[.$H$2];5)" office:value-type="float" office:value="0.0999999999999751" calcext:value-type="float">
            <text:p>0,099999999999975</text:p>
          </table:table-cell>
          <table:table-cell table:formula="of:=IF([.F609]=0;[.G608]+2+1/[.$H$2];[.G608]+1/[.$H$2])" office:value-type="float" office:value="10.1000000000001" calcext:value-type="float">
            <text:p>10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0]))" office:value-type="date" office:date-value="2019-10-17T17:30:54.373555" calcext:value-type="date">
            <text:p>2019-10-17 17:30:54</text:p>
          </table:table-cell>
          <table:table-cell table:style-name="ce7" table:formula="of:=[.A610]" office:value-type="date" office:date-value="2019-10-17T17:30:54.373555" calcext:value-type="date">
            <text:p>2019-10-17 17:30:54</text:p>
          </table:table-cell>
          <table:table-cell table:formula="of:=TRUNC([.A610])" office:value-type="float" office:value="43755" calcext:value-type="float">
            <text:p>43755</text:p>
          </table:table-cell>
          <table:table-cell table:style-name="ce12" table:formula="of:=[.B610]-[.C610]" office:value-type="date" office:date-value="1899-12-30T17:30:54.37355507165" calcext:value-type="date">
            <text:p>12/30/99 05:30 PM</text:p>
          </table:table-cell>
          <table:table-cell table:formula="of:=MOD([.E609]-[.$E$2];[.$H$2])+1+[.$E$2]" office:value-type="float" office:value="228" calcext:value-type="float">
            <text:p>228</text:p>
          </table:table-cell>
          <table:table-cell table:formula="of:=MOD([.F609]+1/[.$H$2];5)" office:value-type="float" office:value="0.116666666666642" calcext:value-type="float">
            <text:p>0,116666666666642</text:p>
          </table:table-cell>
          <table:table-cell table:formula="of:=IF([.F610]=0;[.G609]+2+1/[.$H$2];[.G609]+1/[.$H$2])" office:value-type="float" office:value="10.1166666666668" calcext:value-type="float">
            <text:p>10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1]))" office:value-type="date" office:date-value="2019-10-17T17:52:24.065362" calcext:value-type="date">
            <text:p>2019-10-17 17:52:24</text:p>
          </table:table-cell>
          <table:table-cell table:style-name="ce7" table:formula="of:=[.A611]" office:value-type="date" office:date-value="2019-10-17T17:52:24.065362" calcext:value-type="date">
            <text:p>2019-10-17 17:52:24</text:p>
          </table:table-cell>
          <table:table-cell table:formula="of:=TRUNC([.A611])" office:value-type="float" office:value="43755" calcext:value-type="float">
            <text:p>43755</text:p>
          </table:table-cell>
          <table:table-cell table:style-name="ce12" table:formula="of:=[.B611]-[.C611]" office:value-type="date" office:date-value="1899-12-30T17:52:24.06536151655" calcext:value-type="date">
            <text:p>12/30/99 05:52 PM</text:p>
          </table:table-cell>
          <table:table-cell table:formula="of:=MOD([.E610]-[.$E$2];[.$H$2])+1+[.$E$2]" office:value-type="float" office:value="229" calcext:value-type="float">
            <text:p>229</text:p>
          </table:table-cell>
          <table:table-cell table:formula="of:=MOD([.F610]+1/[.$H$2];5)" office:value-type="float" office:value="0.133333333333308" calcext:value-type="float">
            <text:p>0,133333333333308</text:p>
          </table:table-cell>
          <table:table-cell table:formula="of:=IF([.F611]=0;[.G610]+2+1/[.$H$2];[.G610]+1/[.$H$2])" office:value-type="float" office:value="10.1333333333334" calcext:value-type="float">
            <text:p>10,1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2]))" office:value-type="date" office:date-value="2019-10-17T18:23:42.940308" calcext:value-type="date">
            <text:p>2019-10-17 18:23:43</text:p>
          </table:table-cell>
          <table:table-cell table:style-name="ce7" table:formula="of:=[.A612]" office:value-type="date" office:date-value="2019-10-17T18:23:42.940308" calcext:value-type="date">
            <text:p>2019-10-17 18:23:43</text:p>
          </table:table-cell>
          <table:table-cell table:formula="of:=TRUNC([.A612])" office:value-type="float" office:value="43755" calcext:value-type="float">
            <text:p>43755</text:p>
          </table:table-cell>
          <table:table-cell table:style-name="ce12" table:formula="of:=[.B612]-[.C612]" office:value-type="date" office:date-value="1899-12-30T18:23:42.94030794874" calcext:value-type="date">
            <text:p>12/30/99 06:23 PM</text:p>
          </table:table-cell>
          <table:table-cell table:formula="of:=MOD([.E611]-[.$E$2];[.$H$2])+1+[.$E$2]" office:value-type="float" office:value="230" calcext:value-type="float">
            <text:p>230</text:p>
          </table:table-cell>
          <table:table-cell table:formula="of:=MOD([.F611]+1/[.$H$2];5)" office:value-type="float" office:value="0.149999999999975" calcext:value-type="float">
            <text:p>0,149999999999975</text:p>
          </table:table-cell>
          <table:table-cell table:formula="of:=IF([.F612]=0;[.G611]+2+1/[.$H$2];[.G611]+1/[.$H$2])" office:value-type="float" office:value="10.1500000000001" calcext:value-type="float">
            <text:p>10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3]))" office:value-type="date" office:date-value="2019-10-17T17:47:03.617618" calcext:value-type="date">
            <text:p>2019-10-17 17:47:04</text:p>
          </table:table-cell>
          <table:table-cell table:style-name="ce7" table:formula="of:=[.A613]" office:value-type="date" office:date-value="2019-10-17T17:47:03.617618" calcext:value-type="date">
            <text:p>2019-10-17 17:47:04</text:p>
          </table:table-cell>
          <table:table-cell table:formula="of:=TRUNC([.A613])" office:value-type="float" office:value="43755" calcext:value-type="float">
            <text:p>43755</text:p>
          </table:table-cell>
          <table:table-cell table:style-name="ce12" table:formula="of:=[.B613]-[.C613]" office:value-type="date" office:date-value="1899-12-30T17:47:03.61761827487" calcext:value-type="date">
            <text:p>12/30/99 05:47 PM</text:p>
          </table:table-cell>
          <table:table-cell table:formula="of:=MOD([.E612]-[.$E$2];[.$H$2])+1+[.$E$2]" office:value-type="float" office:value="231" calcext:value-type="float">
            <text:p>231</text:p>
          </table:table-cell>
          <table:table-cell table:formula="of:=MOD([.F612]+1/[.$H$2];5)" office:value-type="float" office:value="0.166666666666642" calcext:value-type="float">
            <text:p>0,166666666666642</text:p>
          </table:table-cell>
          <table:table-cell table:formula="of:=IF([.F613]=0;[.G612]+2+1/[.$H$2];[.G612]+1/[.$H$2])" office:value-type="float" office:value="10.1666666666668" calcext:value-type="float">
            <text:p>10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4]))" office:value-type="date" office:date-value="2019-10-17T17:59:13.646454" calcext:value-type="date">
            <text:p>2019-10-17 17:59:14</text:p>
          </table:table-cell>
          <table:table-cell table:style-name="ce7" table:formula="of:=[.A614]" office:value-type="date" office:date-value="2019-10-17T17:59:13.646454" calcext:value-type="date">
            <text:p>2019-10-17 17:59:14</text:p>
          </table:table-cell>
          <table:table-cell table:formula="of:=TRUNC([.A614])" office:value-type="float" office:value="43755" calcext:value-type="float">
            <text:p>43755</text:p>
          </table:table-cell>
          <table:table-cell table:style-name="ce12" table:formula="of:=[.B614]-[.C614]" office:value-type="date" office:date-value="1899-12-30T17:59:13.64645440131" calcext:value-type="date">
            <text:p>12/30/99 05:59 PM</text:p>
          </table:table-cell>
          <table:table-cell table:formula="of:=MOD([.E613]-[.$E$2];[.$H$2])+1+[.$E$2]" office:value-type="float" office:value="232" calcext:value-type="float">
            <text:p>232</text:p>
          </table:table-cell>
          <table:table-cell table:formula="of:=MOD([.F613]+1/[.$H$2];5)" office:value-type="float" office:value="0.183333333333308" calcext:value-type="float">
            <text:p>0,183333333333308</text:p>
          </table:table-cell>
          <table:table-cell table:formula="of:=IF([.F614]=0;[.G613]+2+1/[.$H$2];[.G613]+1/[.$H$2])" office:value-type="float" office:value="10.1833333333334" calcext:value-type="float">
            <text:p>10,1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5]))" office:value-type="date" office:date-value="2019-10-17T17:52:49.886159" calcext:value-type="date">
            <text:p>2019-10-17 17:52:50</text:p>
          </table:table-cell>
          <table:table-cell table:style-name="ce7" table:formula="of:=[.A615]" office:value-type="date" office:date-value="2019-10-17T17:52:49.886159" calcext:value-type="date">
            <text:p>2019-10-17 17:52:50</text:p>
          </table:table-cell>
          <table:table-cell table:formula="of:=TRUNC([.A615])" office:value-type="float" office:value="43755" calcext:value-type="float">
            <text:p>43755</text:p>
          </table:table-cell>
          <table:table-cell table:style-name="ce12" table:formula="of:=[.B615]-[.C615]" office:value-type="date" office:date-value="1899-12-30T17:52:49.88615852315" calcext:value-type="date">
            <text:p>12/30/99 05:52 PM</text:p>
          </table:table-cell>
          <table:table-cell table:formula="of:=MOD([.E614]-[.$E$2];[.$H$2])+1+[.$E$2]" office:value-type="float" office:value="233" calcext:value-type="float">
            <text:p>233</text:p>
          </table:table-cell>
          <table:table-cell table:formula="of:=MOD([.F614]+1/[.$H$2];5)" office:value-type="float" office:value="0.199999999999975" calcext:value-type="float">
            <text:p>0,199999999999975</text:p>
          </table:table-cell>
          <table:table-cell table:formula="of:=IF([.F615]=0;[.G614]+2+1/[.$H$2];[.G614]+1/[.$H$2])" office:value-type="float" office:value="10.2000000000001" calcext:value-type="float">
            <text:p>10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6]))" office:value-type="date" office:date-value="2019-10-17T17:42:23.714244" calcext:value-type="date">
            <text:p>2019-10-17 17:42:24</text:p>
          </table:table-cell>
          <table:table-cell table:style-name="ce7" table:formula="of:=[.A616]" office:value-type="date" office:date-value="2019-10-17T17:42:23.714244" calcext:value-type="date">
            <text:p>2019-10-17 17:42:24</text:p>
          </table:table-cell>
          <table:table-cell table:formula="of:=TRUNC([.A616])" office:value-type="float" office:value="43755" calcext:value-type="float">
            <text:p>43755</text:p>
          </table:table-cell>
          <table:table-cell table:style-name="ce12" table:formula="of:=[.B616]-[.C616]" office:value-type="date" office:date-value="1899-12-30T17:42:23.71424436104" calcext:value-type="date">
            <text:p>12/30/99 05:42 PM</text:p>
          </table:table-cell>
          <table:table-cell table:formula="of:=MOD([.E615]-[.$E$2];[.$H$2])+1+[.$E$2]" office:value-type="float" office:value="234" calcext:value-type="float">
            <text:p>234</text:p>
          </table:table-cell>
          <table:table-cell table:formula="of:=MOD([.F615]+1/[.$H$2];5)" office:value-type="float" office:value="0.216666666666642" calcext:value-type="float">
            <text:p>0,216666666666642</text:p>
          </table:table-cell>
          <table:table-cell table:formula="of:=IF([.F616]=0;[.G615]+2+1/[.$H$2];[.G615]+1/[.$H$2])" office:value-type="float" office:value="10.2166666666668" calcext:value-type="float">
            <text:p>10,2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7]))" office:value-type="date" office:date-value="2019-10-17T17:55:22.046546" calcext:value-type="date">
            <text:p>2019-10-17 17:55:22</text:p>
          </table:table-cell>
          <table:table-cell table:style-name="ce7" table:formula="of:=[.A617]" office:value-type="date" office:date-value="2019-10-17T17:55:22.046546" calcext:value-type="date">
            <text:p>2019-10-17 17:55:22</text:p>
          </table:table-cell>
          <table:table-cell table:formula="of:=TRUNC([.A617])" office:value-type="float" office:value="43755" calcext:value-type="float">
            <text:p>43755</text:p>
          </table:table-cell>
          <table:table-cell table:style-name="ce12" table:formula="of:=[.B617]-[.C617]" office:value-type="date" office:date-value="1899-12-30T17:55:22.04654572997" calcext:value-type="date">
            <text:p>12/30/99 05:55 PM</text:p>
          </table:table-cell>
          <table:table-cell table:formula="of:=MOD([.E616]-[.$E$2];[.$H$2])+1+[.$E$2]" office:value-type="float" office:value="235" calcext:value-type="float">
            <text:p>235</text:p>
          </table:table-cell>
          <table:table-cell table:formula="of:=MOD([.F616]+1/[.$H$2];5)" office:value-type="float" office:value="0.233333333333308" calcext:value-type="float">
            <text:p>0,233333333333308</text:p>
          </table:table-cell>
          <table:table-cell table:formula="of:=IF([.F617]=0;[.G616]+2+1/[.$H$2];[.G616]+1/[.$H$2])" office:value-type="float" office:value="10.2333333333334" calcext:value-type="float">
            <text:p>10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8]))" office:value-type="date" office:date-value="2019-10-17T17:47:30.036619" calcext:value-type="date">
            <text:p>2019-10-17 17:47:30</text:p>
          </table:table-cell>
          <table:table-cell table:style-name="ce7" table:formula="of:=[.A618]" office:value-type="date" office:date-value="2019-10-17T17:47:30.036619" calcext:value-type="date">
            <text:p>2019-10-17 17:47:30</text:p>
          </table:table-cell>
          <table:table-cell table:formula="of:=TRUNC([.A618])" office:value-type="float" office:value="43755" calcext:value-type="float">
            <text:p>43755</text:p>
          </table:table-cell>
          <table:table-cell table:style-name="ce12" table:formula="of:=[.B618]-[.C618]" office:value-type="date" office:date-value="1899-12-30T17:47:30.03661850933" calcext:value-type="date">
            <text:p>12/30/99 05:47 PM</text:p>
          </table:table-cell>
          <table:table-cell table:formula="of:=MOD([.E617]-[.$E$2];[.$H$2])+1+[.$E$2]" office:value-type="float" office:value="236" calcext:value-type="float">
            <text:p>236</text:p>
          </table:table-cell>
          <table:table-cell table:formula="of:=MOD([.F617]+1/[.$H$2];5)" office:value-type="float" office:value="0.249999999999975" calcext:value-type="float">
            <text:p>0,249999999999975</text:p>
          </table:table-cell>
          <table:table-cell table:formula="of:=IF([.F618]=0;[.G617]+2+1/[.$H$2];[.G617]+1/[.$H$2])" office:value-type="float" office:value="10.2500000000001" calcext:value-type="float">
            <text:p>10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9]))" office:value-type="date" office:date-value="2019-10-17T17:59:11.063182" calcext:value-type="date">
            <text:p>2019-10-17 17:59:11</text:p>
          </table:table-cell>
          <table:table-cell table:style-name="ce7" table:formula="of:=[.A619]" office:value-type="date" office:date-value="2019-10-17T17:59:11.063182" calcext:value-type="date">
            <text:p>2019-10-17 17:59:11</text:p>
          </table:table-cell>
          <table:table-cell table:formula="of:=TRUNC([.A619])" office:value-type="float" office:value="43755" calcext:value-type="float">
            <text:p>43755</text:p>
          </table:table-cell>
          <table:table-cell table:style-name="ce12" table:formula="of:=[.B619]-[.C619]" office:value-type="date" office:date-value="1899-12-30T17:59:11.0631815996" calcext:value-type="date">
            <text:p>12/30/99 05:59 PM</text:p>
          </table:table-cell>
          <table:table-cell table:formula="of:=MOD([.E618]-[.$E$2];[.$H$2])+1+[.$E$2]" office:value-type="float" office:value="237" calcext:value-type="float">
            <text:p>237</text:p>
          </table:table-cell>
          <table:table-cell table:formula="of:=MOD([.F618]+1/[.$H$2];5)" office:value-type="float" office:value="0.266666666666642" calcext:value-type="float">
            <text:p>0,266666666666642</text:p>
          </table:table-cell>
          <table:table-cell table:formula="of:=IF([.F619]=0;[.G618]+2+1/[.$H$2];[.G618]+1/[.$H$2])" office:value-type="float" office:value="10.2666666666668" calcext:value-type="float">
            <text:p>10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0]))" office:value-type="date" office:date-value="2019-10-17T18:18:29.728341" calcext:value-type="date">
            <text:p>2019-10-17 18:18:30</text:p>
          </table:table-cell>
          <table:table-cell table:style-name="ce7" table:formula="of:=[.A620]" office:value-type="date" office:date-value="2019-10-17T18:18:29.728341" calcext:value-type="date">
            <text:p>2019-10-17 18:18:30</text:p>
          </table:table-cell>
          <table:table-cell table:formula="of:=TRUNC([.A620])" office:value-type="float" office:value="43755" calcext:value-type="float">
            <text:p>43755</text:p>
          </table:table-cell>
          <table:table-cell table:style-name="ce12" table:formula="of:=[.B620]-[.C620]" office:value-type="date" office:date-value="1899-12-30T18:18:29.7283413168" calcext:value-type="date">
            <text:p>12/30/99 06:18 PM</text:p>
          </table:table-cell>
          <table:table-cell table:formula="of:=MOD([.E619]-[.$E$2];[.$H$2])+1+[.$E$2]" office:value-type="float" office:value="238" calcext:value-type="float">
            <text:p>238</text:p>
          </table:table-cell>
          <table:table-cell table:formula="of:=MOD([.F619]+1/[.$H$2];5)" office:value-type="float" office:value="0.283333333333308" calcext:value-type="float">
            <text:p>0,283333333333308</text:p>
          </table:table-cell>
          <table:table-cell table:formula="of:=IF([.F620]=0;[.G619]+2+1/[.$H$2];[.G619]+1/[.$H$2])" office:value-type="float" office:value="10.2833333333334" calcext:value-type="float">
            <text:p>10,2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1]))" office:value-type="date" office:date-value="2019-10-17T17:34:16.774962" calcext:value-type="date">
            <text:p>2019-10-17 17:34:17</text:p>
          </table:table-cell>
          <table:table-cell table:style-name="ce7" table:formula="of:=[.A621]" office:value-type="date" office:date-value="2019-10-17T17:34:16.774962" calcext:value-type="date">
            <text:p>2019-10-17 17:34:17</text:p>
          </table:table-cell>
          <table:table-cell table:formula="of:=TRUNC([.A621])" office:value-type="float" office:value="43755" calcext:value-type="float">
            <text:p>43755</text:p>
          </table:table-cell>
          <table:table-cell table:style-name="ce12" table:formula="of:=[.B621]-[.C621]" office:value-type="date" office:date-value="1899-12-30T17:34:16.77496176213" calcext:value-type="date">
            <text:p>12/30/99 05:34 PM</text:p>
          </table:table-cell>
          <table:table-cell table:formula="of:=MOD([.E620]-[.$E$2];[.$H$2])+1+[.$E$2]" office:value-type="float" office:value="239" calcext:value-type="float">
            <text:p>239</text:p>
          </table:table-cell>
          <table:table-cell table:formula="of:=MOD([.F620]+1/[.$H$2];5)" office:value-type="float" office:value="0.299999999999975" calcext:value-type="float">
            <text:p>0,299999999999975</text:p>
          </table:table-cell>
          <table:table-cell table:formula="of:=IF([.F621]=0;[.G620]+2+1/[.$H$2];[.G620]+1/[.$H$2])" office:value-type="float" office:value="10.3000000000001" calcext:value-type="float">
            <text:p>10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2]))" office:value-type="date" office:date-value="2019-10-17T18:13:53.808253" calcext:value-type="date">
            <text:p>2019-10-17 18:13:54</text:p>
          </table:table-cell>
          <table:table-cell table:style-name="ce7" table:formula="of:=[.A622]" office:value-type="date" office:date-value="2019-10-17T18:13:53.808253" calcext:value-type="date">
            <text:p>2019-10-17 18:13:54</text:p>
          </table:table-cell>
          <table:table-cell table:formula="of:=TRUNC([.A622])" office:value-type="float" office:value="43755" calcext:value-type="float">
            <text:p>43755</text:p>
          </table:table-cell>
          <table:table-cell table:style-name="ce12" table:formula="of:=[.B622]-[.C622]" office:value-type="date" office:date-value="1899-12-30T18:13:53.80825335626" calcext:value-type="date">
            <text:p>12/30/99 06:13 PM</text:p>
          </table:table-cell>
          <table:table-cell table:formula="of:=MOD([.E621]-[.$E$2];[.$H$2])+1+[.$E$2]" office:value-type="float" office:value="240" calcext:value-type="float">
            <text:p>240</text:p>
          </table:table-cell>
          <table:table-cell table:formula="of:=MOD([.F621]+1/[.$H$2];5)" office:value-type="float" office:value="0.316666666666642" calcext:value-type="float">
            <text:p>0,316666666666642</text:p>
          </table:table-cell>
          <table:table-cell table:formula="of:=IF([.F622]=0;[.G621]+2+1/[.$H$2];[.G621]+1/[.$H$2])" office:value-type="float" office:value="10.3166666666668" calcext:value-type="float">
            <text:p>10,3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3]))" office:value-type="date" office:date-value="2019-10-17T18:16:30.827024" calcext:value-type="date">
            <text:p>2019-10-17 18:16:31</text:p>
          </table:table-cell>
          <table:table-cell table:style-name="ce7" table:formula="of:=[.A623]" office:value-type="date" office:date-value="2019-10-17T18:16:30.827024" calcext:value-type="date">
            <text:p>2019-10-17 18:16:31</text:p>
          </table:table-cell>
          <table:table-cell table:formula="of:=TRUNC([.A623])" office:value-type="float" office:value="43755" calcext:value-type="float">
            <text:p>43755</text:p>
          </table:table-cell>
          <table:table-cell table:style-name="ce12" table:formula="of:=[.B623]-[.C623]" office:value-type="date" office:date-value="1899-12-30T18:16:30.82702361047" calcext:value-type="date">
            <text:p>12/30/99 06:16 PM</text:p>
          </table:table-cell>
          <table:table-cell table:formula="of:=MOD([.E622]-[.$E$2];[.$H$2])+1+[.$E$2]" office:value-type="float" office:value="241" calcext:value-type="float">
            <text:p>241</text:p>
          </table:table-cell>
          <table:table-cell table:formula="of:=MOD([.F622]+1/[.$H$2];5)" office:value-type="float" office:value="0.333333333333308" calcext:value-type="float">
            <text:p>0,333333333333308</text:p>
          </table:table-cell>
          <table:table-cell table:formula="of:=IF([.F623]=0;[.G622]+2+1/[.$H$2];[.G622]+1/[.$H$2])" office:value-type="float" office:value="10.3333333333334" calcext:value-type="float">
            <text:p>10,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4]))" office:value-type="date" office:date-value="2019-10-17T18:06:07.363032" calcext:value-type="date">
            <text:p>2019-10-17 18:06:07</text:p>
          </table:table-cell>
          <table:table-cell table:style-name="ce7" table:formula="of:=[.A624]" office:value-type="date" office:date-value="2019-10-17T18:06:07.363032" calcext:value-type="date">
            <text:p>2019-10-17 18:06:07</text:p>
          </table:table-cell>
          <table:table-cell table:formula="of:=TRUNC([.A624])" office:value-type="float" office:value="43755" calcext:value-type="float">
            <text:p>43755</text:p>
          </table:table-cell>
          <table:table-cell table:style-name="ce12" table:formula="of:=[.B624]-[.C624]" office:value-type="date" office:date-value="1899-12-30T18:06:07.36303204671" calcext:value-type="date">
            <text:p>12/30/99 06:06 PM</text:p>
          </table:table-cell>
          <table:table-cell table:formula="of:=MOD([.E623]-[.$E$2];[.$H$2])+1+[.$E$2]" office:value-type="float" office:value="242" calcext:value-type="float">
            <text:p>242</text:p>
          </table:table-cell>
          <table:table-cell table:formula="of:=MOD([.F623]+1/[.$H$2];5)" office:value-type="float" office:value="0.349999999999975" calcext:value-type="float">
            <text:p>0,349999999999975</text:p>
          </table:table-cell>
          <table:table-cell table:formula="of:=IF([.F624]=0;[.G623]+2+1/[.$H$2];[.G623]+1/[.$H$2])" office:value-type="float" office:value="10.3500000000001" calcext:value-type="float">
            <text:p>10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5]))" office:value-type="date" office:date-value="2019-10-17T17:58:23.62911" calcext:value-type="date">
            <text:p>2019-10-17 17:58:24</text:p>
          </table:table-cell>
          <table:table-cell table:style-name="ce7" table:formula="of:=[.A625]" office:value-type="date" office:date-value="2019-10-17T17:58:23.62911" calcext:value-type="date">
            <text:p>2019-10-17 17:58:24</text:p>
          </table:table-cell>
          <table:table-cell table:formula="of:=TRUNC([.A625])" office:value-type="float" office:value="43755" calcext:value-type="float">
            <text:p>43755</text:p>
          </table:table-cell>
          <table:table-cell table:style-name="ce12" table:formula="of:=[.B625]-[.C625]" office:value-type="date" office:date-value="1899-12-30T17:58:23.62910977565" calcext:value-type="date">
            <text:p>12/30/99 05:58 PM</text:p>
          </table:table-cell>
          <table:table-cell table:formula="of:=MOD([.E624]-[.$E$2];[.$H$2])+1+[.$E$2]" office:value-type="float" office:value="243" calcext:value-type="float">
            <text:p>243</text:p>
          </table:table-cell>
          <table:table-cell table:formula="of:=MOD([.F624]+1/[.$H$2];5)" office:value-type="float" office:value="0.366666666666642" calcext:value-type="float">
            <text:p>0,366666666666642</text:p>
          </table:table-cell>
          <table:table-cell table:formula="of:=IF([.F625]=0;[.G624]+2+1/[.$H$2];[.G624]+1/[.$H$2])" office:value-type="float" office:value="10.3666666666668" calcext:value-type="float">
            <text:p>10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6]))" office:value-type="date" office:date-value="2019-10-17T17:41:20.098727" calcext:value-type="date">
            <text:p>2019-10-17 17:41:20</text:p>
          </table:table-cell>
          <table:table-cell table:style-name="ce7" table:formula="of:=[.A626]" office:value-type="date" office:date-value="2019-10-17T17:41:20.098727" calcext:value-type="date">
            <text:p>2019-10-17 17:41:20</text:p>
          </table:table-cell>
          <table:table-cell table:formula="of:=TRUNC([.A626])" office:value-type="float" office:value="43755" calcext:value-type="float">
            <text:p>43755</text:p>
          </table:table-cell>
          <table:table-cell table:style-name="ce12" table:formula="of:=[.B626]-[.C626]" office:value-type="date" office:date-value="1899-12-30T17:41:20.09872741532" calcext:value-type="date">
            <text:p>12/30/99 05:41 PM</text:p>
          </table:table-cell>
          <table:table-cell table:formula="of:=MOD([.E625]-[.$E$2];[.$H$2])+1+[.$E$2]" office:value-type="float" office:value="244" calcext:value-type="float">
            <text:p>244</text:p>
          </table:table-cell>
          <table:table-cell table:formula="of:=MOD([.F625]+1/[.$H$2];5)" office:value-type="float" office:value="0.383333333333308" calcext:value-type="float">
            <text:p>0,383333333333308</text:p>
          </table:table-cell>
          <table:table-cell table:formula="of:=IF([.F626]=0;[.G625]+2+1/[.$H$2];[.G625]+1/[.$H$2])" office:value-type="float" office:value="10.3833333333334" calcext:value-type="float">
            <text:p>10,3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7]))" office:value-type="date" office:date-value="2019-10-17T18:08:09.293172" calcext:value-type="date">
            <text:p>2019-10-17 18:08:09</text:p>
          </table:table-cell>
          <table:table-cell table:style-name="ce7" table:formula="of:=[.A627]" office:value-type="date" office:date-value="2019-10-17T18:08:09.293172" calcext:value-type="date">
            <text:p>2019-10-17 18:08:09</text:p>
          </table:table-cell>
          <table:table-cell table:formula="of:=TRUNC([.A627])" office:value-type="float" office:value="43755" calcext:value-type="float">
            <text:p>43755</text:p>
          </table:table-cell>
          <table:table-cell table:style-name="ce12" table:formula="of:=[.B627]-[.C627]" office:value-type="date" office:date-value="1899-12-30T18:08:09.29317246657" calcext:value-type="date">
            <text:p>12/30/99 06:08 PM</text:p>
          </table:table-cell>
          <table:table-cell table:formula="of:=MOD([.E626]-[.$E$2];[.$H$2])+1+[.$E$2]" office:value-type="float" office:value="245" calcext:value-type="float">
            <text:p>245</text:p>
          </table:table-cell>
          <table:table-cell table:formula="of:=MOD([.F626]+1/[.$H$2];5)" office:value-type="float" office:value="0.399999999999975" calcext:value-type="float">
            <text:p>0,399999999999975</text:p>
          </table:table-cell>
          <table:table-cell table:formula="of:=IF([.F627]=0;[.G626]+2+1/[.$H$2];[.G626]+1/[.$H$2])" office:value-type="float" office:value="10.4000000000001" calcext:value-type="float">
            <text:p>10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8]))" office:value-type="date" office:date-value="2019-10-17T18:12:10.172092" calcext:value-type="date">
            <text:p>2019-10-17 18:12:10</text:p>
          </table:table-cell>
          <table:table-cell table:style-name="ce7" table:formula="of:=[.A628]" office:value-type="date" office:date-value="2019-10-17T18:12:10.172092" calcext:value-type="date">
            <text:p>2019-10-17 18:12:10</text:p>
          </table:table-cell>
          <table:table-cell table:formula="of:=TRUNC([.A628])" office:value-type="float" office:value="43755" calcext:value-type="float">
            <text:p>43755</text:p>
          </table:table-cell>
          <table:table-cell table:style-name="ce12" table:formula="of:=[.B628]-[.C628]" office:value-type="date" office:date-value="1899-12-30T18:12:10.17209186219" calcext:value-type="date">
            <text:p>12/30/99 06:12 PM</text:p>
          </table:table-cell>
          <table:table-cell table:formula="of:=MOD([.E627]-[.$E$2];[.$H$2])+1+[.$E$2]" office:value-type="float" office:value="246" calcext:value-type="float">
            <text:p>246</text:p>
          </table:table-cell>
          <table:table-cell table:formula="of:=MOD([.F627]+1/[.$H$2];5)" office:value-type="float" office:value="0.416666666666642" calcext:value-type="float">
            <text:p>0,416666666666642</text:p>
          </table:table-cell>
          <table:table-cell table:formula="of:=IF([.F628]=0;[.G627]+2+1/[.$H$2];[.G627]+1/[.$H$2])" office:value-type="float" office:value="10.4166666666668" calcext:value-type="float">
            <text:p>10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9]))" office:value-type="date" office:date-value="2019-10-17T17:55:28.387933" calcext:value-type="date">
            <text:p>2019-10-17 17:55:28</text:p>
          </table:table-cell>
          <table:table-cell table:style-name="ce7" table:formula="of:=[.A629]" office:value-type="date" office:date-value="2019-10-17T17:55:28.387933" calcext:value-type="date">
            <text:p>2019-10-17 17:55:28</text:p>
          </table:table-cell>
          <table:table-cell table:formula="of:=TRUNC([.A629])" office:value-type="float" office:value="43755" calcext:value-type="float">
            <text:p>43755</text:p>
          </table:table-cell>
          <table:table-cell table:style-name="ce12" table:formula="of:=[.B629]-[.C629]" office:value-type="date" office:date-value="1899-12-30T17:55:28.38793345727" calcext:value-type="date">
            <text:p>12/30/99 05:55 PM</text:p>
          </table:table-cell>
          <table:table-cell table:formula="of:=MOD([.E628]-[.$E$2];[.$H$2])+1+[.$E$2]" office:value-type="float" office:value="247" calcext:value-type="float">
            <text:p>247</text:p>
          </table:table-cell>
          <table:table-cell table:formula="of:=MOD([.F628]+1/[.$H$2];5)" office:value-type="float" office:value="0.433333333333308" calcext:value-type="float">
            <text:p>0,433333333333308</text:p>
          </table:table-cell>
          <table:table-cell table:formula="of:=IF([.F629]=0;[.G628]+2+1/[.$H$2];[.G628]+1/[.$H$2])" office:value-type="float" office:value="10.4333333333334" calcext:value-type="float">
            <text:p>10,4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0]))" office:value-type="date" office:date-value="2019-10-17T17:43:41.688242" calcext:value-type="date">
            <text:p>2019-10-17 17:43:42</text:p>
          </table:table-cell>
          <table:table-cell table:style-name="ce7" table:formula="of:=[.A630]" office:value-type="date" office:date-value="2019-10-17T17:43:41.688242" calcext:value-type="date">
            <text:p>2019-10-17 17:43:42</text:p>
          </table:table-cell>
          <table:table-cell table:formula="of:=TRUNC([.A630])" office:value-type="float" office:value="43755" calcext:value-type="float">
            <text:p>43755</text:p>
          </table:table-cell>
          <table:table-cell table:style-name="ce12" table:formula="of:=[.B630]-[.C630]" office:value-type="date" office:date-value="1899-12-30T17:43:41.68824181426" calcext:value-type="date">
            <text:p>12/30/99 05:43 PM</text:p>
          </table:table-cell>
          <table:table-cell table:formula="of:=MOD([.E629]-[.$E$2];[.$H$2])+1+[.$E$2]" office:value-type="float" office:value="248" calcext:value-type="float">
            <text:p>248</text:p>
          </table:table-cell>
          <table:table-cell table:formula="of:=MOD([.F629]+1/[.$H$2];5)" office:value-type="float" office:value="0.449999999999975" calcext:value-type="float">
            <text:p>0,449999999999975</text:p>
          </table:table-cell>
          <table:table-cell table:formula="of:=IF([.F630]=0;[.G629]+2+1/[.$H$2];[.G629]+1/[.$H$2])" office:value-type="float" office:value="10.4500000000001" calcext:value-type="float">
            <text:p>10,4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1]))" office:value-type="date" office:date-value="2019-10-17T17:53:25.294147" calcext:value-type="date">
            <text:p>2019-10-17 17:53:25</text:p>
          </table:table-cell>
          <table:table-cell table:style-name="ce7" table:formula="of:=[.A631]" office:value-type="date" office:date-value="2019-10-17T17:53:25.294147" calcext:value-type="date">
            <text:p>2019-10-17 17:53:25</text:p>
          </table:table-cell>
          <table:table-cell table:formula="of:=TRUNC([.A631])" office:value-type="float" office:value="43755" calcext:value-type="float">
            <text:p>43755</text:p>
          </table:table-cell>
          <table:table-cell table:style-name="ce12" table:formula="of:=[.B631]-[.C631]" office:value-type="date" office:date-value="1899-12-30T17:53:25.29414704069" calcext:value-type="date">
            <text:p>12/30/99 05:53 PM</text:p>
          </table:table-cell>
          <table:table-cell table:formula="of:=MOD([.E630]-[.$E$2];[.$H$2])+1+[.$E$2]" office:value-type="float" office:value="249" calcext:value-type="float">
            <text:p>249</text:p>
          </table:table-cell>
          <table:table-cell table:formula="of:=MOD([.F630]+1/[.$H$2];5)" office:value-type="float" office:value="0.466666666666642" calcext:value-type="float">
            <text:p>0,466666666666642</text:p>
          </table:table-cell>
          <table:table-cell table:formula="of:=IF([.F631]=0;[.G630]+2+1/[.$H$2];[.G630]+1/[.$H$2])" office:value-type="float" office:value="10.4666666666668" calcext:value-type="float">
            <text:p>10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2]))" office:value-type="date" office:date-value="2019-10-17T17:43:07.88993" calcext:value-type="date">
            <text:p>2019-10-17 17:43:08</text:p>
          </table:table-cell>
          <table:table-cell table:style-name="ce7" table:formula="of:=[.A632]" office:value-type="date" office:date-value="2019-10-17T17:43:07.88993" calcext:value-type="date">
            <text:p>2019-10-17 17:43:08</text:p>
          </table:table-cell>
          <table:table-cell table:formula="of:=TRUNC([.A632])" office:value-type="float" office:value="43755" calcext:value-type="float">
            <text:p>43755</text:p>
          </table:table-cell>
          <table:table-cell table:style-name="ce12" table:formula="of:=[.B632]-[.C632]" office:value-type="date" office:date-value="1899-12-30T17:43:07.88993011694" calcext:value-type="date">
            <text:p>12/30/99 05:43 PM</text:p>
          </table:table-cell>
          <table:table-cell table:formula="of:=MOD([.E631]-[.$E$2];[.$H$2])+1+[.$E$2]" office:value-type="float" office:value="250" calcext:value-type="float">
            <text:p>250</text:p>
          </table:table-cell>
          <table:table-cell table:formula="of:=MOD([.F631]+1/[.$H$2];5)" office:value-type="float" office:value="0.483333333333308" calcext:value-type="float">
            <text:p>0,483333333333308</text:p>
          </table:table-cell>
          <table:table-cell table:formula="of:=IF([.F632]=0;[.G631]+2+1/[.$H$2];[.G631]+1/[.$H$2])" office:value-type="float" office:value="10.4833333333334" calcext:value-type="float">
            <text:p>10,4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3]))" office:value-type="date" office:date-value="2019-10-17T18:04:17.89817" calcext:value-type="date">
            <text:p>2019-10-17 18:04:18</text:p>
          </table:table-cell>
          <table:table-cell table:style-name="ce7" table:formula="of:=[.A633]" office:value-type="date" office:date-value="2019-10-17T18:04:17.89817" calcext:value-type="date">
            <text:p>2019-10-17 18:04:18</text:p>
          </table:table-cell>
          <table:table-cell table:formula="of:=TRUNC([.A633])" office:value-type="float" office:value="43755" calcext:value-type="float">
            <text:p>43755</text:p>
          </table:table-cell>
          <table:table-cell table:style-name="ce12" table:formula="of:=[.B633]-[.C633]" office:value-type="date" office:date-value="1899-12-30T18:04:17.89816989563" calcext:value-type="date">
            <text:p>12/30/99 06:04 PM</text:p>
          </table:table-cell>
          <table:table-cell table:formula="of:=MOD([.E632]-[.$E$2];[.$H$2])+1+[.$E$2]" office:value-type="float" office:value="251" calcext:value-type="float">
            <text:p>251</text:p>
          </table:table-cell>
          <table:table-cell table:formula="of:=MOD([.F632]+1/[.$H$2];5)" office:value-type="float" office:value="0.499999999999975" calcext:value-type="float">
            <text:p>0,499999999999975</text:p>
          </table:table-cell>
          <table:table-cell table:formula="of:=IF([.F633]=0;[.G632]+2+1/[.$H$2];[.G632]+1/[.$H$2])" office:value-type="float" office:value="10.5000000000001" calcext:value-type="float">
            <text:p>10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4]))" office:value-type="date" office:date-value="2019-10-17T17:59:45.320428" calcext:value-type="date">
            <text:p>2019-10-17 17:59:45</text:p>
          </table:table-cell>
          <table:table-cell table:style-name="ce7" table:formula="of:=[.A634]" office:value-type="date" office:date-value="2019-10-17T17:59:45.320428" calcext:value-type="date">
            <text:p>2019-10-17 17:59:45</text:p>
          </table:table-cell>
          <table:table-cell table:formula="of:=TRUNC([.A634])" office:value-type="float" office:value="43755" calcext:value-type="float">
            <text:p>43755</text:p>
          </table:table-cell>
          <table:table-cell table:style-name="ce12" table:formula="of:=[.B634]-[.C634]" office:value-type="date" office:date-value="1899-12-30T17:59:45.32042764127" calcext:value-type="date">
            <text:p>12/30/99 05:59 PM</text:p>
          </table:table-cell>
          <table:table-cell table:formula="of:=MOD([.E633]-[.$E$2];[.$H$2])+1+[.$E$2]" office:value-type="float" office:value="252" calcext:value-type="float">
            <text:p>252</text:p>
          </table:table-cell>
          <table:table-cell table:formula="of:=MOD([.F633]+1/[.$H$2];5)" office:value-type="float" office:value="0.516666666666642" calcext:value-type="float">
            <text:p>0,516666666666642</text:p>
          </table:table-cell>
          <table:table-cell table:formula="of:=IF([.F634]=0;[.G633]+2+1/[.$H$2];[.G633]+1/[.$H$2])" office:value-type="float" office:value="10.5166666666668" calcext:value-type="float">
            <text:p>10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5]))" office:value-type="date" office:date-value="2019-10-17T17:28:11.360349" calcext:value-type="date">
            <text:p>2019-10-17 17:28:11</text:p>
          </table:table-cell>
          <table:table-cell table:style-name="ce7" table:formula="of:=[.A635]" office:value-type="date" office:date-value="2019-10-17T17:28:11.360349" calcext:value-type="date">
            <text:p>2019-10-17 17:28:11</text:p>
          </table:table-cell>
          <table:table-cell table:formula="of:=TRUNC([.A635])" office:value-type="float" office:value="43755" calcext:value-type="float">
            <text:p>43755</text:p>
          </table:table-cell>
          <table:table-cell table:style-name="ce12" table:formula="of:=[.B635]-[.C635]" office:value-type="date" office:date-value="1899-12-30T17:28:11.36034878902" calcext:value-type="date">
            <text:p>12/30/99 05:28 PM</text:p>
          </table:table-cell>
          <table:table-cell table:formula="of:=MOD([.E634]-[.$E$2];[.$H$2])+1+[.$E$2]" office:value-type="float" office:value="253" calcext:value-type="float">
            <text:p>253</text:p>
          </table:table-cell>
          <table:table-cell table:formula="of:=MOD([.F634]+1/[.$H$2];5)" office:value-type="float" office:value="0.533333333333308" calcext:value-type="float">
            <text:p>0,533333333333308</text:p>
          </table:table-cell>
          <table:table-cell table:formula="of:=IF([.F635]=0;[.G634]+2+1/[.$H$2];[.G634]+1/[.$H$2])" office:value-type="float" office:value="10.5333333333334" calcext:value-type="float">
            <text:p>10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6]))" office:value-type="date" office:date-value="2019-10-17T17:35:36.586253" calcext:value-type="date">
            <text:p>2019-10-17 17:35:37</text:p>
          </table:table-cell>
          <table:table-cell table:style-name="ce7" table:formula="of:=[.A636]" office:value-type="date" office:date-value="2019-10-17T17:35:36.586253" calcext:value-type="date">
            <text:p>2019-10-17 17:35:37</text:p>
          </table:table-cell>
          <table:table-cell table:formula="of:=TRUNC([.A636])" office:value-type="float" office:value="43755" calcext:value-type="float">
            <text:p>43755</text:p>
          </table:table-cell>
          <table:table-cell table:style-name="ce12" table:formula="of:=[.B636]-[.C636]" office:value-type="date" office:date-value="1899-12-30T17:35:36.58625311218" calcext:value-type="date">
            <text:p>12/30/99 05:35 PM</text:p>
          </table:table-cell>
          <table:table-cell table:formula="of:=MOD([.E635]-[.$E$2];[.$H$2])+1+[.$E$2]" office:value-type="float" office:value="254" calcext:value-type="float">
            <text:p>254</text:p>
          </table:table-cell>
          <table:table-cell table:formula="of:=MOD([.F635]+1/[.$H$2];5)" office:value-type="float" office:value="0.549999999999975" calcext:value-type="float">
            <text:p>0,549999999999975</text:p>
          </table:table-cell>
          <table:table-cell table:formula="of:=IF([.F636]=0;[.G635]+2+1/[.$H$2];[.G635]+1/[.$H$2])" office:value-type="float" office:value="10.5500000000001" calcext:value-type="float">
            <text:p>10,5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7]))" office:value-type="date" office:date-value="2019-10-17T17:57:14.367048" calcext:value-type="date">
            <text:p>2019-10-17 17:57:14</text:p>
          </table:table-cell>
          <table:table-cell table:style-name="ce7" table:formula="of:=[.A637]" office:value-type="date" office:date-value="2019-10-17T17:57:14.367048" calcext:value-type="date">
            <text:p>2019-10-17 17:57:14</text:p>
          </table:table-cell>
          <table:table-cell table:formula="of:=TRUNC([.A637])" office:value-type="float" office:value="43755" calcext:value-type="float">
            <text:p>43755</text:p>
          </table:table-cell>
          <table:table-cell table:style-name="ce12" table:formula="of:=[.B637]-[.C637]" office:value-type="date" office:date-value="1899-12-30T17:57:14.36704832129" calcext:value-type="date">
            <text:p>12/30/99 05:57 PM</text:p>
          </table:table-cell>
          <table:table-cell table:formula="of:=MOD([.E636]-[.$E$2];[.$H$2])+1+[.$E$2]" office:value-type="float" office:value="255" calcext:value-type="float">
            <text:p>255</text:p>
          </table:table-cell>
          <table:table-cell table:formula="of:=MOD([.F636]+1/[.$H$2];5)" office:value-type="float" office:value="0.566666666666642" calcext:value-type="float">
            <text:p>0,566666666666642</text:p>
          </table:table-cell>
          <table:table-cell table:formula="of:=IF([.F637]=0;[.G636]+2+1/[.$H$2];[.G636]+1/[.$H$2])" office:value-type="float" office:value="10.5666666666668" calcext:value-type="float">
            <text:p>10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8]))" office:value-type="date" office:date-value="2019-10-17T17:56:25.717847" calcext:value-type="date">
            <text:p>2019-10-17 17:56:26</text:p>
          </table:table-cell>
          <table:table-cell table:style-name="ce7" table:formula="of:=[.A638]" office:value-type="date" office:date-value="2019-10-17T17:56:25.717847" calcext:value-type="date">
            <text:p>2019-10-17 17:56:26</text:p>
          </table:table-cell>
          <table:table-cell table:formula="of:=TRUNC([.A638])" office:value-type="float" office:value="43755" calcext:value-type="float">
            <text:p>43755</text:p>
          </table:table-cell>
          <table:table-cell table:style-name="ce12" table:formula="of:=[.B638]-[.C638]" office:value-type="date" office:date-value="1899-12-30T17:56:25.71784717496" calcext:value-type="date">
            <text:p>12/30/99 05:56 PM</text:p>
          </table:table-cell>
          <table:table-cell table:formula="of:=MOD([.E637]-[.$E$2];[.$H$2])+1+[.$E$2]" office:value-type="float" office:value="256" calcext:value-type="float">
            <text:p>256</text:p>
          </table:table-cell>
          <table:table-cell table:formula="of:=MOD([.F637]+1/[.$H$2];5)" office:value-type="float" office:value="0.583333333333308" calcext:value-type="float">
            <text:p>0,583333333333308</text:p>
          </table:table-cell>
          <table:table-cell table:formula="of:=IF([.F638]=0;[.G637]+2+1/[.$H$2];[.G637]+1/[.$H$2])" office:value-type="float" office:value="10.5833333333334" calcext:value-type="float">
            <text:p>10,5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9]))" office:value-type="date" office:date-value="2019-10-17T17:55:13.9724" calcext:value-type="date">
            <text:p>2019-10-17 17:55:14</text:p>
          </table:table-cell>
          <table:table-cell table:style-name="ce7" table:formula="of:=[.A639]" office:value-type="date" office:date-value="2019-10-17T17:55:13.9724" calcext:value-type="date">
            <text:p>2019-10-17 17:55:14</text:p>
          </table:table-cell>
          <table:table-cell table:formula="of:=TRUNC([.A639])" office:value-type="float" office:value="43755" calcext:value-type="float">
            <text:p>43755</text:p>
          </table:table-cell>
          <table:table-cell table:style-name="ce12" table:formula="of:=[.B639]-[.C639]" office:value-type="date" office:date-value="1899-12-30T17:55:13.97240047809" calcext:value-type="date">
            <text:p>12/30/99 05:55 PM</text:p>
          </table:table-cell>
          <table:table-cell table:formula="of:=MOD([.E638]-[.$E$2];[.$H$2])+1+[.$E$2]" office:value-type="float" office:value="257" calcext:value-type="float">
            <text:p>257</text:p>
          </table:table-cell>
          <table:table-cell table:formula="of:=MOD([.F638]+1/[.$H$2];5)" office:value-type="float" office:value="0.599999999999975" calcext:value-type="float">
            <text:p>0,599999999999975</text:p>
          </table:table-cell>
          <table:table-cell table:formula="of:=IF([.F639]=0;[.G638]+2+1/[.$H$2];[.G638]+1/[.$H$2])" office:value-type="float" office:value="10.6000000000001" calcext:value-type="float">
            <text:p>10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0]))" office:value-type="date" office:date-value="2019-10-17T17:54:20.991064" calcext:value-type="date">
            <text:p>2019-10-17 17:54:21</text:p>
          </table:table-cell>
          <table:table-cell table:style-name="ce7" table:formula="of:=[.A640]" office:value-type="date" office:date-value="2019-10-17T17:54:20.991064" calcext:value-type="date">
            <text:p>2019-10-17 17:54:21</text:p>
          </table:table-cell>
          <table:table-cell table:formula="of:=TRUNC([.A640])" office:value-type="float" office:value="43755" calcext:value-type="float">
            <text:p>43755</text:p>
          </table:table-cell>
          <table:table-cell table:style-name="ce12" table:formula="of:=[.B640]-[.C640]" office:value-type="date" office:date-value="1899-12-30T17:54:20.99106380716" calcext:value-type="date">
            <text:p>12/30/99 05:54 PM</text:p>
          </table:table-cell>
          <table:table-cell table:formula="of:=MOD([.E639]-[.$E$2];[.$H$2])+1+[.$E$2]" office:value-type="float" office:value="258" calcext:value-type="float">
            <text:p>258</text:p>
          </table:table-cell>
          <table:table-cell table:formula="of:=MOD([.F639]+1/[.$H$2];5)" office:value-type="float" office:value="0.616666666666642" calcext:value-type="float">
            <text:p>0,616666666666642</text:p>
          </table:table-cell>
          <table:table-cell table:formula="of:=IF([.F640]=0;[.G639]+2+1/[.$H$2];[.G639]+1/[.$H$2])" office:value-type="float" office:value="10.6166666666668" calcext:value-type="float">
            <text:p>10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1]))" office:value-type="date" office:date-value="2019-10-17T18:01:09.062814" calcext:value-type="date">
            <text:p>2019-10-17 18:01:09</text:p>
          </table:table-cell>
          <table:table-cell table:style-name="ce7" table:formula="of:=[.A641]" office:value-type="date" office:date-value="2019-10-17T18:01:09.062814" calcext:value-type="date">
            <text:p>2019-10-17 18:01:09</text:p>
          </table:table-cell>
          <table:table-cell table:formula="of:=TRUNC([.A641])" office:value-type="float" office:value="43755" calcext:value-type="float">
            <text:p>43755</text:p>
          </table:table-cell>
          <table:table-cell table:style-name="ce12" table:formula="of:=[.B641]-[.C641]" office:value-type="date" office:date-value="1899-12-30T18:01:09.06281439587" calcext:value-type="date">
            <text:p>12/30/99 06:01 PM</text:p>
          </table:table-cell>
          <table:table-cell table:formula="of:=MOD([.E640]-[.$E$2];[.$H$2])+1+[.$E$2]" office:value-type="float" office:value="259" calcext:value-type="float">
            <text:p>259</text:p>
          </table:table-cell>
          <table:table-cell table:formula="of:=MOD([.F640]+1/[.$H$2];5)" office:value-type="float" office:value="0.633333333333309" calcext:value-type="float">
            <text:p>0,633333333333309</text:p>
          </table:table-cell>
          <table:table-cell table:formula="of:=IF([.F641]=0;[.G640]+2+1/[.$H$2];[.G640]+1/[.$H$2])" office:value-type="float" office:value="10.6333333333334" calcext:value-type="float">
            <text:p>10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2]))" office:value-type="date" office:date-value="2019-10-17T17:43:06.876101" calcext:value-type="date">
            <text:p>2019-10-17 17:43:07</text:p>
          </table:table-cell>
          <table:table-cell table:style-name="ce7" table:formula="of:=[.A642]" office:value-type="date" office:date-value="2019-10-17T17:43:06.876101" calcext:value-type="date">
            <text:p>2019-10-17 17:43:07</text:p>
          </table:table-cell>
          <table:table-cell table:formula="of:=TRUNC([.A642])" office:value-type="float" office:value="43755" calcext:value-type="float">
            <text:p>43755</text:p>
          </table:table-cell>
          <table:table-cell table:style-name="ce12" table:formula="of:=[.B642]-[.C642]" office:value-type="date" office:date-value="1899-12-30T17:43:06.87610100023" calcext:value-type="date">
            <text:p>12/30/99 05:43 PM</text:p>
          </table:table-cell>
          <table:table-cell table:formula="of:=MOD([.E641]-[.$E$2];[.$H$2])+1+[.$E$2]" office:value-type="float" office:value="260" calcext:value-type="float">
            <text:p>260</text:p>
          </table:table-cell>
          <table:table-cell table:formula="of:=MOD([.F641]+1/[.$H$2];5)" office:value-type="float" office:value="0.649999999999975" calcext:value-type="float">
            <text:p>0,649999999999975</text:p>
          </table:table-cell>
          <table:table-cell table:formula="of:=IF([.F642]=0;[.G641]+2+1/[.$H$2];[.G641]+1/[.$H$2])" office:value-type="float" office:value="10.6500000000001" calcext:value-type="float">
            <text:p>10,6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3]))" office:value-type="date" office:date-value="2019-10-17T17:51:42.536653" calcext:value-type="date">
            <text:p>2019-10-17 17:51:43</text:p>
          </table:table-cell>
          <table:table-cell table:style-name="ce7" table:formula="of:=[.A643]" office:value-type="date" office:date-value="2019-10-17T17:51:42.536653" calcext:value-type="date">
            <text:p>2019-10-17 17:51:43</text:p>
          </table:table-cell>
          <table:table-cell table:formula="of:=TRUNC([.A643])" office:value-type="float" office:value="43755" calcext:value-type="float">
            <text:p>43755</text:p>
          </table:table-cell>
          <table:table-cell table:style-name="ce12" table:formula="of:=[.B643]-[.C643]" office:value-type="date" office:date-value="1899-12-30T17:51:42.53665333148" calcext:value-type="date">
            <text:p>12/30/99 05:51 PM</text:p>
          </table:table-cell>
          <table:table-cell table:formula="of:=MOD([.E642]-[.$E$2];[.$H$2])+1+[.$E$2]" office:value-type="float" office:value="261" calcext:value-type="float">
            <text:p>261</text:p>
          </table:table-cell>
          <table:table-cell table:formula="of:=MOD([.F642]+1/[.$H$2];5)" office:value-type="float" office:value="0.666666666666642" calcext:value-type="float">
            <text:p>0,666666666666642</text:p>
          </table:table-cell>
          <table:table-cell table:formula="of:=IF([.F643]=0;[.G642]+2+1/[.$H$2];[.G642]+1/[.$H$2])" office:value-type="float" office:value="10.6666666666668" calcext:value-type="float">
            <text:p>10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4]))" office:value-type="date" office:date-value="2019-10-17T18:02:51.093922" calcext:value-type="date">
            <text:p>2019-10-17 18:02:51</text:p>
          </table:table-cell>
          <table:table-cell table:style-name="ce7" table:formula="of:=[.A644]" office:value-type="date" office:date-value="2019-10-17T18:02:51.093922" calcext:value-type="date">
            <text:p>2019-10-17 18:02:51</text:p>
          </table:table-cell>
          <table:table-cell table:formula="of:=TRUNC([.A644])" office:value-type="float" office:value="43755" calcext:value-type="float">
            <text:p>43755</text:p>
          </table:table-cell>
          <table:table-cell table:style-name="ce12" table:formula="of:=[.B644]-[.C644]" office:value-type="date" office:date-value="1899-12-30T18:02:51.09392210841" calcext:value-type="date">
            <text:p>12/30/99 06:02 PM</text:p>
          </table:table-cell>
          <table:table-cell table:formula="of:=MOD([.E643]-[.$E$2];[.$H$2])+1+[.$E$2]" office:value-type="float" office:value="262" calcext:value-type="float">
            <text:p>262</text:p>
          </table:table-cell>
          <table:table-cell table:formula="of:=MOD([.F643]+1/[.$H$2];5)" office:value-type="float" office:value="0.683333333333309" calcext:value-type="float">
            <text:p>0,683333333333309</text:p>
          </table:table-cell>
          <table:table-cell table:formula="of:=IF([.F644]=0;[.G643]+2+1/[.$H$2];[.G643]+1/[.$H$2])" office:value-type="float" office:value="10.6833333333334" calcext:value-type="float">
            <text:p>10,6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5]))" office:value-type="date" office:date-value="2019-10-17T18:12:07.627101" calcext:value-type="date">
            <text:p>2019-10-17 18:12:08</text:p>
          </table:table-cell>
          <table:table-cell table:style-name="ce7" table:formula="of:=[.A645]" office:value-type="date" office:date-value="2019-10-17T18:12:07.627101" calcext:value-type="date">
            <text:p>2019-10-17 18:12:08</text:p>
          </table:table-cell>
          <table:table-cell table:formula="of:=TRUNC([.A645])" office:value-type="float" office:value="43755" calcext:value-type="float">
            <text:p>43755</text:p>
          </table:table-cell>
          <table:table-cell table:style-name="ce12" table:formula="of:=[.B645]-[.C645]" office:value-type="date" office:date-value="1899-12-30T18:12:07.62710088864" calcext:value-type="date">
            <text:p>12/30/99 06:12 PM</text:p>
          </table:table-cell>
          <table:table-cell table:formula="of:=MOD([.E644]-[.$E$2];[.$H$2])+1+[.$E$2]" office:value-type="float" office:value="263" calcext:value-type="float">
            <text:p>263</text:p>
          </table:table-cell>
          <table:table-cell table:formula="of:=MOD([.F644]+1/[.$H$2];5)" office:value-type="float" office:value="0.699999999999976" calcext:value-type="float">
            <text:p>0,699999999999976</text:p>
          </table:table-cell>
          <table:table-cell table:formula="of:=IF([.F645]=0;[.G644]+2+1/[.$H$2];[.G644]+1/[.$H$2])" office:value-type="float" office:value="10.7000000000001" calcext:value-type="float">
            <text:p>10,7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6]))" office:value-type="date" office:date-value="2019-10-17T18:14:10.298308" calcext:value-type="date">
            <text:p>2019-10-17 18:14:10</text:p>
          </table:table-cell>
          <table:table-cell table:style-name="ce7" table:formula="of:=[.A646]" office:value-type="date" office:date-value="2019-10-17T18:14:10.298308" calcext:value-type="date">
            <text:p>2019-10-17 18:14:10</text:p>
          </table:table-cell>
          <table:table-cell table:formula="of:=TRUNC([.A646])" office:value-type="float" office:value="43755" calcext:value-type="float">
            <text:p>43755</text:p>
          </table:table-cell>
          <table:table-cell table:style-name="ce12" table:formula="of:=[.B646]-[.C646]" office:value-type="date" office:date-value="1899-12-30T18:14:10.29830799904" calcext:value-type="date">
            <text:p>12/30/99 06:14 PM</text:p>
          </table:table-cell>
          <table:table-cell table:formula="of:=MOD([.E645]-[.$E$2];[.$H$2])+1+[.$E$2]" office:value-type="float" office:value="264" calcext:value-type="float">
            <text:p>264</text:p>
          </table:table-cell>
          <table:table-cell table:formula="of:=MOD([.F645]+1/[.$H$2];5)" office:value-type="float" office:value="0.716666666666642" calcext:value-type="float">
            <text:p>0,716666666666642</text:p>
          </table:table-cell>
          <table:table-cell table:formula="of:=IF([.F646]=0;[.G645]+2+1/[.$H$2];[.G645]+1/[.$H$2])" office:value-type="float" office:value="10.7166666666668" calcext:value-type="float">
            <text:p>10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7]))" office:value-type="date" office:date-value="2019-10-17T17:48:05.851763" calcext:value-type="date">
            <text:p>2019-10-17 17:48:06</text:p>
          </table:table-cell>
          <table:table-cell table:style-name="ce7" table:formula="of:=[.A647]" office:value-type="date" office:date-value="2019-10-17T17:48:05.851763" calcext:value-type="date">
            <text:p>2019-10-17 17:48:06</text:p>
          </table:table-cell>
          <table:table-cell table:formula="of:=TRUNC([.A647])" office:value-type="float" office:value="43755" calcext:value-type="float">
            <text:p>43755</text:p>
          </table:table-cell>
          <table:table-cell table:style-name="ce12" table:formula="of:=[.B647]-[.C647]" office:value-type="date" office:date-value="1899-12-30T17:48:05.85176258348" calcext:value-type="date">
            <text:p>12/30/99 05:48 PM</text:p>
          </table:table-cell>
          <table:table-cell table:formula="of:=MOD([.E646]-[.$E$2];[.$H$2])+1+[.$E$2]" office:value-type="float" office:value="265" calcext:value-type="float">
            <text:p>265</text:p>
          </table:table-cell>
          <table:table-cell table:formula="of:=MOD([.F646]+1/[.$H$2];5)" office:value-type="float" office:value="0.733333333333309" calcext:value-type="float">
            <text:p>0,733333333333309</text:p>
          </table:table-cell>
          <table:table-cell table:formula="of:=IF([.F647]=0;[.G646]+2+1/[.$H$2];[.G646]+1/[.$H$2])" office:value-type="float" office:value="10.7333333333334" calcext:value-type="float">
            <text:p>10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8]))" office:value-type="date" office:date-value="2019-10-17T18:04:33.8674" calcext:value-type="date">
            <text:p>2019-10-17 18:04:34</text:p>
          </table:table-cell>
          <table:table-cell table:style-name="ce7" table:formula="of:=[.A648]" office:value-type="date" office:date-value="2019-10-17T18:04:33.8674" calcext:value-type="date">
            <text:p>2019-10-17 18:04:34</text:p>
          </table:table-cell>
          <table:table-cell table:formula="of:=TRUNC([.A648])" office:value-type="float" office:value="43755" calcext:value-type="float">
            <text:p>43755</text:p>
          </table:table-cell>
          <table:table-cell table:style-name="ce12" table:formula="of:=[.B648]-[.C648]" office:value-type="date" office:date-value="1899-12-30T18:04:33.86740031652" calcext:value-type="date">
            <text:p>12/30/99 06:04 PM</text:p>
          </table:table-cell>
          <table:table-cell table:formula="of:=MOD([.E647]-[.$E$2];[.$H$2])+1+[.$E$2]" office:value-type="float" office:value="266" calcext:value-type="float">
            <text:p>266</text:p>
          </table:table-cell>
          <table:table-cell table:formula="of:=MOD([.F647]+1/[.$H$2];5)" office:value-type="float" office:value="0.749999999999976" calcext:value-type="float">
            <text:p>0,749999999999976</text:p>
          </table:table-cell>
          <table:table-cell table:formula="of:=IF([.F648]=0;[.G647]+2+1/[.$H$2];[.G647]+1/[.$H$2])" office:value-type="float" office:value="10.7500000000001" calcext:value-type="float">
            <text:p>10,7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9]))" office:value-type="date" office:date-value="2019-10-17T18:10:50.079273" calcext:value-type="date">
            <text:p>2019-10-17 18:10:50</text:p>
          </table:table-cell>
          <table:table-cell table:style-name="ce7" table:formula="of:=[.A649]" office:value-type="date" office:date-value="2019-10-17T18:10:50.079273" calcext:value-type="date">
            <text:p>2019-10-17 18:10:50</text:p>
          </table:table-cell>
          <table:table-cell table:formula="of:=TRUNC([.A649])" office:value-type="float" office:value="43755" calcext:value-type="float">
            <text:p>43755</text:p>
          </table:table-cell>
          <table:table-cell table:style-name="ce12" table:formula="of:=[.B649]-[.C649]" office:value-type="date" office:date-value="1899-12-30T18:10:50.07927292027" calcext:value-type="date">
            <text:p>12/30/99 06:10 PM</text:p>
          </table:table-cell>
          <table:table-cell table:formula="of:=MOD([.E648]-[.$E$2];[.$H$2])+1+[.$E$2]" office:value-type="float" office:value="267" calcext:value-type="float">
            <text:p>267</text:p>
          </table:table-cell>
          <table:table-cell table:formula="of:=MOD([.F648]+1/[.$H$2];5)" office:value-type="float" office:value="0.766666666666642" calcext:value-type="float">
            <text:p>0,766666666666642</text:p>
          </table:table-cell>
          <table:table-cell table:formula="of:=IF([.F649]=0;[.G648]+2+1/[.$H$2];[.G648]+1/[.$H$2])" office:value-type="float" office:value="10.7666666666668" calcext:value-type="float">
            <text:p>10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0]))" office:value-type="date" office:date-value="2019-10-17T17:54:11.974733" calcext:value-type="date">
            <text:p>2019-10-17 17:54:12</text:p>
          </table:table-cell>
          <table:table-cell table:style-name="ce7" table:formula="of:=[.A650]" office:value-type="date" office:date-value="2019-10-17T17:54:11.974733" calcext:value-type="date">
            <text:p>2019-10-17 17:54:12</text:p>
          </table:table-cell>
          <table:table-cell table:formula="of:=TRUNC([.A650])" office:value-type="float" office:value="43755" calcext:value-type="float">
            <text:p>43755</text:p>
          </table:table-cell>
          <table:table-cell table:style-name="ce12" table:formula="of:=[.B650]-[.C650]" office:value-type="date" office:date-value="1899-12-30T17:54:11.97473333683" calcext:value-type="date">
            <text:p>12/30/99 05:54 PM</text:p>
          </table:table-cell>
          <table:table-cell table:formula="of:=MOD([.E649]-[.$E$2];[.$H$2])+1+[.$E$2]" office:value-type="float" office:value="268" calcext:value-type="float">
            <text:p>268</text:p>
          </table:table-cell>
          <table:table-cell table:formula="of:=MOD([.F649]+1/[.$H$2];5)" office:value-type="float" office:value="0.783333333333309" calcext:value-type="float">
            <text:p>0,783333333333309</text:p>
          </table:table-cell>
          <table:table-cell table:formula="of:=IF([.F650]=0;[.G649]+2+1/[.$H$2];[.G649]+1/[.$H$2])" office:value-type="float" office:value="10.7833333333335" calcext:value-type="float">
            <text:p>10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1]))" office:value-type="date" office:date-value="2019-10-17T18:31:13.784023" calcext:value-type="date">
            <text:p>2019-10-17 18:31:14</text:p>
          </table:table-cell>
          <table:table-cell table:style-name="ce7" table:formula="of:=[.A651]" office:value-type="date" office:date-value="2019-10-17T18:31:13.784023" calcext:value-type="date">
            <text:p>2019-10-17 18:31:14</text:p>
          </table:table-cell>
          <table:table-cell table:formula="of:=TRUNC([.A651])" office:value-type="float" office:value="43755" calcext:value-type="float">
            <text:p>43755</text:p>
          </table:table-cell>
          <table:table-cell table:style-name="ce12" table:formula="of:=[.B651]-[.C651]" office:value-type="date" office:date-value="1899-12-30T18:31:13.78402277827" calcext:value-type="date">
            <text:p>12/30/99 06:31 PM</text:p>
          </table:table-cell>
          <table:table-cell table:formula="of:=MOD([.E650]-[.$E$2];[.$H$2])+1+[.$E$2]" office:value-type="float" office:value="269" calcext:value-type="float">
            <text:p>269</text:p>
          </table:table-cell>
          <table:table-cell table:formula="of:=MOD([.F650]+1/[.$H$2];5)" office:value-type="float" office:value="0.799999999999976" calcext:value-type="float">
            <text:p>0,799999999999976</text:p>
          </table:table-cell>
          <table:table-cell table:formula="of:=IF([.F651]=0;[.G650]+2+1/[.$H$2];[.G650]+1/[.$H$2])" office:value-type="float" office:value="10.8000000000001" calcext:value-type="float">
            <text:p>10,8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2]))" office:value-type="date" office:date-value="2019-10-17T18:09:43.295515" calcext:value-type="date">
            <text:p>2019-10-17 18:09:43</text:p>
          </table:table-cell>
          <table:table-cell table:style-name="ce7" table:formula="of:=[.A652]" office:value-type="date" office:date-value="2019-10-17T18:09:43.295515" calcext:value-type="date">
            <text:p>2019-10-17 18:09:43</text:p>
          </table:table-cell>
          <table:table-cell table:formula="of:=TRUNC([.A652])" office:value-type="float" office:value="43755" calcext:value-type="float">
            <text:p>43755</text:p>
          </table:table-cell>
          <table:table-cell table:style-name="ce12" table:formula="of:=[.B652]-[.C652]" office:value-type="date" office:date-value="1899-12-30T18:09:43.29551538918" calcext:value-type="date">
            <text:p>12/30/99 06:09 PM</text:p>
          </table:table-cell>
          <table:table-cell table:formula="of:=MOD([.E651]-[.$E$2];[.$H$2])+1+[.$E$2]" office:value-type="float" office:value="270" calcext:value-type="float">
            <text:p>270</text:p>
          </table:table-cell>
          <table:table-cell table:formula="of:=MOD([.F651]+1/[.$H$2];5)" office:value-type="float" office:value="0.816666666666642" calcext:value-type="float">
            <text:p>0,816666666666642</text:p>
          </table:table-cell>
          <table:table-cell table:formula="of:=IF([.F652]=0;[.G651]+2+1/[.$H$2];[.G651]+1/[.$H$2])" office:value-type="float" office:value="10.8166666666668" calcext:value-type="float">
            <text:p>10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3]))" office:value-type="date" office:date-value="2019-10-17T17:40:38.933121" calcext:value-type="date">
            <text:p>2019-10-17 17:40:39</text:p>
          </table:table-cell>
          <table:table-cell table:style-name="ce7" table:formula="of:=[.A653]" office:value-type="date" office:date-value="2019-10-17T17:40:38.933121" calcext:value-type="date">
            <text:p>2019-10-17 17:40:39</text:p>
          </table:table-cell>
          <table:table-cell table:formula="of:=TRUNC([.A653])" office:value-type="float" office:value="43755" calcext:value-type="float">
            <text:p>43755</text:p>
          </table:table-cell>
          <table:table-cell table:style-name="ce12" table:formula="of:=[.B653]-[.C653]" office:value-type="date" office:date-value="1899-12-30T17:40:38.93312076107" calcext:value-type="date">
            <text:p>12/30/99 05:40 PM</text:p>
          </table:table-cell>
          <table:table-cell table:formula="of:=MOD([.E652]-[.$E$2];[.$H$2])+1+[.$E$2]" office:value-type="float" office:value="271" calcext:value-type="float">
            <text:p>271</text:p>
          </table:table-cell>
          <table:table-cell table:formula="of:=MOD([.F652]+1/[.$H$2];5)" office:value-type="float" office:value="0.833333333333309" calcext:value-type="float">
            <text:p>0,833333333333309</text:p>
          </table:table-cell>
          <table:table-cell table:formula="of:=IF([.F653]=0;[.G652]+2+1/[.$H$2];[.G652]+1/[.$H$2])" office:value-type="float" office:value="10.8333333333335" calcext:value-type="float">
            <text:p>10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4]))" office:value-type="date" office:date-value="2019-10-17T18:05:56.243616" calcext:value-type="date">
            <text:p>2019-10-17 18:05:56</text:p>
          </table:table-cell>
          <table:table-cell table:style-name="ce7" table:formula="of:=[.A654]" office:value-type="date" office:date-value="2019-10-17T18:05:56.243616" calcext:value-type="date">
            <text:p>2019-10-17 18:05:56</text:p>
          </table:table-cell>
          <table:table-cell table:formula="of:=TRUNC([.A654])" office:value-type="float" office:value="43755" calcext:value-type="float">
            <text:p>43755</text:p>
          </table:table-cell>
          <table:table-cell table:style-name="ce12" table:formula="of:=[.B654]-[.C654]" office:value-type="date" office:date-value="1899-12-30T18:05:56.2436162727" calcext:value-type="date">
            <text:p>12/30/99 06:05 PM</text:p>
          </table:table-cell>
          <table:table-cell table:formula="of:=MOD([.E653]-[.$E$2];[.$H$2])+1+[.$E$2]" office:value-type="float" office:value="272" calcext:value-type="float">
            <text:p>272</text:p>
          </table:table-cell>
          <table:table-cell table:formula="of:=MOD([.F653]+1/[.$H$2];5)" office:value-type="float" office:value="0.849999999999976" calcext:value-type="float">
            <text:p>0,849999999999976</text:p>
          </table:table-cell>
          <table:table-cell table:formula="of:=IF([.F654]=0;[.G653]+2+1/[.$H$2];[.G653]+1/[.$H$2])" office:value-type="float" office:value="10.8500000000001" calcext:value-type="float">
            <text:p>10,8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5]))" office:value-type="date" office:date-value="2019-10-17T18:25:49.084027" calcext:value-type="date">
            <text:p>2019-10-17 18:25:49</text:p>
          </table:table-cell>
          <table:table-cell table:style-name="ce7" table:formula="of:=[.A655]" office:value-type="date" office:date-value="2019-10-17T18:25:49.084027" calcext:value-type="date">
            <text:p>2019-10-17 18:25:49</text:p>
          </table:table-cell>
          <table:table-cell table:formula="of:=TRUNC([.A655])" office:value-type="float" office:value="43755" calcext:value-type="float">
            <text:p>43755</text:p>
          </table:table-cell>
          <table:table-cell table:style-name="ce12" table:formula="of:=[.B655]-[.C655]" office:value-type="date" office:date-value="1899-12-30T18:25:49.08402690198" calcext:value-type="date">
            <text:p>12/30/99 06:25 PM</text:p>
          </table:table-cell>
          <table:table-cell table:formula="of:=MOD([.E654]-[.$E$2];[.$H$2])+1+[.$E$2]" office:value-type="float" office:value="273" calcext:value-type="float">
            <text:p>273</text:p>
          </table:table-cell>
          <table:table-cell table:formula="of:=MOD([.F654]+1/[.$H$2];5)" office:value-type="float" office:value="0.866666666666643" calcext:value-type="float">
            <text:p>0,866666666666643</text:p>
          </table:table-cell>
          <table:table-cell table:formula="of:=IF([.F655]=0;[.G654]+2+1/[.$H$2];[.G654]+1/[.$H$2])" office:value-type="float" office:value="10.8666666666668" calcext:value-type="float">
            <text:p>10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6]))" office:value-type="date" office:date-value="2019-10-17T18:04:15.423285" calcext:value-type="date">
            <text:p>2019-10-17 18:04:15</text:p>
          </table:table-cell>
          <table:table-cell table:style-name="ce7" table:formula="of:=[.A656]" office:value-type="date" office:date-value="2019-10-17T18:04:15.423285" calcext:value-type="date">
            <text:p>2019-10-17 18:04:15</text:p>
          </table:table-cell>
          <table:table-cell table:formula="of:=TRUNC([.A656])" office:value-type="float" office:value="43755" calcext:value-type="float">
            <text:p>43755</text:p>
          </table:table-cell>
          <table:table-cell table:style-name="ce12" table:formula="of:=[.B656]-[.C656]" office:value-type="date" office:date-value="1899-12-30T18:04:15.42328453157" calcext:value-type="date">
            <text:p>12/30/99 06:04 PM</text:p>
          </table:table-cell>
          <table:table-cell table:formula="of:=MOD([.E655]-[.$E$2];[.$H$2])+1+[.$E$2]" office:value-type="float" office:value="274" calcext:value-type="float">
            <text:p>274</text:p>
          </table:table-cell>
          <table:table-cell table:formula="of:=MOD([.F655]+1/[.$H$2];5)" office:value-type="float" office:value="0.883333333333309" calcext:value-type="float">
            <text:p>0,883333333333309</text:p>
          </table:table-cell>
          <table:table-cell table:formula="of:=IF([.F656]=0;[.G655]+2+1/[.$H$2];[.G655]+1/[.$H$2])" office:value-type="float" office:value="10.8833333333335" calcext:value-type="float">
            <text:p>10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7]))" office:value-type="date" office:date-value="2019-10-17T17:56:03.550832" calcext:value-type="date">
            <text:p>2019-10-17 17:56:04</text:p>
          </table:table-cell>
          <table:table-cell table:style-name="ce7" table:formula="of:=[.A657]" office:value-type="date" office:date-value="2019-10-17T17:56:03.550832" calcext:value-type="date">
            <text:p>2019-10-17 17:56:04</text:p>
          </table:table-cell>
          <table:table-cell table:formula="of:=TRUNC([.A657])" office:value-type="float" office:value="43755" calcext:value-type="float">
            <text:p>43755</text:p>
          </table:table-cell>
          <table:table-cell table:style-name="ce12" table:formula="of:=[.B657]-[.C657]" office:value-type="date" office:date-value="1899-12-30T17:56:03.55083240196" calcext:value-type="date">
            <text:p>12/30/99 05:56 PM</text:p>
          </table:table-cell>
          <table:table-cell table:formula="of:=MOD([.E656]-[.$E$2];[.$H$2])+1+[.$E$2]" office:value-type="float" office:value="275" calcext:value-type="float">
            <text:p>275</text:p>
          </table:table-cell>
          <table:table-cell table:formula="of:=MOD([.F656]+1/[.$H$2];5)" office:value-type="float" office:value="0.899999999999976" calcext:value-type="float">
            <text:p>0,899999999999976</text:p>
          </table:table-cell>
          <table:table-cell table:formula="of:=IF([.F657]=0;[.G656]+2+1/[.$H$2];[.G656]+1/[.$H$2])" office:value-type="float" office:value="10.9000000000001" calcext:value-type="float">
            <text:p>10,9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8]))" office:value-type="date" office:date-value="2019-10-17T17:43:52.226887" calcext:value-type="date">
            <text:p>2019-10-17 17:43:52</text:p>
          </table:table-cell>
          <table:table-cell table:style-name="ce7" table:formula="of:=[.A658]" office:value-type="date" office:date-value="2019-10-17T17:43:52.226887" calcext:value-type="date">
            <text:p>2019-10-17 17:43:52</text:p>
          </table:table-cell>
          <table:table-cell table:formula="of:=TRUNC([.A658])" office:value-type="float" office:value="43755" calcext:value-type="float">
            <text:p>43755</text:p>
          </table:table-cell>
          <table:table-cell table:style-name="ce12" table:formula="of:=[.B658]-[.C658]" office:value-type="date" office:date-value="1899-12-30T17:43:52.22688662354" calcext:value-type="date">
            <text:p>12/30/99 05:43 PM</text:p>
          </table:table-cell>
          <table:table-cell table:formula="of:=MOD([.E657]-[.$E$2];[.$H$2])+1+[.$E$2]" office:value-type="float" office:value="276" calcext:value-type="float">
            <text:p>276</text:p>
          </table:table-cell>
          <table:table-cell table:formula="of:=MOD([.F657]+1/[.$H$2];5)" office:value-type="float" office:value="0.916666666666643" calcext:value-type="float">
            <text:p>0,916666666666643</text:p>
          </table:table-cell>
          <table:table-cell table:formula="of:=IF([.F658]=0;[.G657]+2+1/[.$H$2];[.G657]+1/[.$H$2])" office:value-type="float" office:value="10.9166666666668" calcext:value-type="float">
            <text:p>10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9]))" office:value-type="date" office:date-value="2019-10-17T18:04:17.177948" calcext:value-type="date">
            <text:p>2019-10-17 18:04:17</text:p>
          </table:table-cell>
          <table:table-cell table:style-name="ce7" table:formula="of:=[.A659]" office:value-type="date" office:date-value="2019-10-17T18:04:17.177948" calcext:value-type="date">
            <text:p>2019-10-17 18:04:17</text:p>
          </table:table-cell>
          <table:table-cell table:formula="of:=TRUNC([.A659])" office:value-type="float" office:value="43755" calcext:value-type="float">
            <text:p>43755</text:p>
          </table:table-cell>
          <table:table-cell table:style-name="ce12" table:formula="of:=[.B659]-[.C659]" office:value-type="date" office:date-value="1899-12-30T18:04:17.177947741" calcext:value-type="date">
            <text:p>12/30/99 06:04 PM</text:p>
          </table:table-cell>
          <table:table-cell table:formula="of:=MOD([.E658]-[.$E$2];[.$H$2])+1+[.$E$2]" office:value-type="float" office:value="277" calcext:value-type="float">
            <text:p>277</text:p>
          </table:table-cell>
          <table:table-cell table:formula="of:=MOD([.F658]+1/[.$H$2];5)" office:value-type="float" office:value="0.93333333333331" calcext:value-type="float">
            <text:p>0,93333333333331</text:p>
          </table:table-cell>
          <table:table-cell table:formula="of:=IF([.F659]=0;[.G658]+2+1/[.$H$2];[.G658]+1/[.$H$2])" office:value-type="float" office:value="10.9333333333335" calcext:value-type="float">
            <text:p>10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0]))" office:value-type="date" office:date-value="2019-10-17T18:08:07.401743" calcext:value-type="date">
            <text:p>2019-10-17 18:08:07</text:p>
          </table:table-cell>
          <table:table-cell table:style-name="ce7" table:formula="of:=[.A660]" office:value-type="date" office:date-value="2019-10-17T18:08:07.401743" calcext:value-type="date">
            <text:p>2019-10-17 18:08:07</text:p>
          </table:table-cell>
          <table:table-cell table:formula="of:=TRUNC([.A660])" office:value-type="float" office:value="43755" calcext:value-type="float">
            <text:p>43755</text:p>
          </table:table-cell>
          <table:table-cell table:style-name="ce12" table:formula="of:=[.B660]-[.C660]" office:value-type="date" office:date-value="1899-12-30T18:08:07.40174300037" calcext:value-type="date">
            <text:p>12/30/99 06:08 PM</text:p>
          </table:table-cell>
          <table:table-cell table:formula="of:=MOD([.E659]-[.$E$2];[.$H$2])+1+[.$E$2]" office:value-type="float" office:value="278" calcext:value-type="float">
            <text:p>278</text:p>
          </table:table-cell>
          <table:table-cell table:formula="of:=MOD([.F659]+1/[.$H$2];5)" office:value-type="float" office:value="0.949999999999976" calcext:value-type="float">
            <text:p>0,949999999999976</text:p>
          </table:table-cell>
          <table:table-cell table:formula="of:=IF([.F660]=0;[.G659]+2+1/[.$H$2];[.G659]+1/[.$H$2])" office:value-type="float" office:value="10.9500000000001" calcext:value-type="float">
            <text:p>10,9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1]))" office:value-type="date" office:date-value="2019-10-17T18:07:52.963626" calcext:value-type="date">
            <text:p>2019-10-17 18:07:53</text:p>
          </table:table-cell>
          <table:table-cell table:style-name="ce7" table:formula="of:=[.A661]" office:value-type="date" office:date-value="2019-10-17T18:07:52.963626" calcext:value-type="date">
            <text:p>2019-10-17 18:07:53</text:p>
          </table:table-cell>
          <table:table-cell table:formula="of:=TRUNC([.A661])" office:value-type="float" office:value="43755" calcext:value-type="float">
            <text:p>43755</text:p>
          </table:table-cell>
          <table:table-cell table:style-name="ce12" table:formula="of:=[.B661]-[.C661]" office:value-type="date" office:date-value="1899-12-30T18:07:52.96362603083" calcext:value-type="date">
            <text:p>12/30/99 06:07 PM</text:p>
          </table:table-cell>
          <table:table-cell table:formula="of:=MOD([.E660]-[.$E$2];[.$H$2])+1+[.$E$2]" office:value-type="float" office:value="279" calcext:value-type="float">
            <text:p>279</text:p>
          </table:table-cell>
          <table:table-cell table:formula="of:=MOD([.F660]+1/[.$H$2];5)" office:value-type="float" office:value="0.966666666666643" calcext:value-type="float">
            <text:p>0,966666666666643</text:p>
          </table:table-cell>
          <table:table-cell table:formula="of:=IF([.F661]=0;[.G660]+2+1/[.$H$2];[.G660]+1/[.$H$2])" office:value-type="float" office:value="10.9666666666668" calcext:value-type="float">
            <text:p>10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2]))" office:value-type="date" office:date-value="2019-10-17T18:08:36.243864" calcext:value-type="date">
            <text:p>2019-10-17 18:08:36</text:p>
          </table:table-cell>
          <table:table-cell table:style-name="ce7" table:formula="of:=[.A662]" office:value-type="date" office:date-value="2019-10-17T18:08:36.243864" calcext:value-type="date">
            <text:p>2019-10-17 18:08:36</text:p>
          </table:table-cell>
          <table:table-cell table:formula="of:=TRUNC([.A662])" office:value-type="float" office:value="43755" calcext:value-type="float">
            <text:p>43755</text:p>
          </table:table-cell>
          <table:table-cell table:style-name="ce12" table:formula="of:=[.B662]-[.C662]" office:value-type="date" office:date-value="1899-12-30T18:08:36.24386426993" calcext:value-type="date">
            <text:p>12/30/99 06:08 PM</text:p>
          </table:table-cell>
          <table:table-cell table:formula="of:=MOD([.E661]-[.$E$2];[.$H$2])+1+[.$E$2]" office:value-type="float" office:value="280" calcext:value-type="float">
            <text:p>280</text:p>
          </table:table-cell>
          <table:table-cell table:formula="of:=MOD([.F661]+1/[.$H$2];5)" office:value-type="float" office:value="0.98333333333331" calcext:value-type="float">
            <text:p>0,98333333333331</text:p>
          </table:table-cell>
          <table:table-cell table:formula="of:=IF([.F662]=0;[.G661]+2+1/[.$H$2];[.G661]+1/[.$H$2])" office:value-type="float" office:value="10.9833333333335" calcext:value-type="float">
            <text:p>10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3]))" office:value-type="date" office:date-value="2019-10-18T17:59:28.406156" calcext:value-type="date">
            <text:p>2019-10-18 17:59:28</text:p>
          </table:table-cell>
          <table:table-cell table:style-name="ce7" table:formula="of:=[.A663]" office:value-type="date" office:date-value="2019-10-18T17:59:28.406156" calcext:value-type="date">
            <text:p>2019-10-18 17:59:28</text:p>
          </table:table-cell>
          <table:table-cell table:formula="of:=TRUNC([.A663])" office:value-type="float" office:value="43756" calcext:value-type="float">
            <text:p>43756</text:p>
          </table:table-cell>
          <table:table-cell table:style-name="ce12" table:formula="of:=[.B663]-[.C663]" office:value-type="date" office:date-value="1899-12-30T17:59:28.40615607798" calcext:value-type="date">
            <text:p>12/30/99 05:59 PM</text:p>
          </table:table-cell>
          <table:table-cell table:formula="of:=MOD([.E662]-[.$E$2];[.$H$2])+1+[.$E$2]" office:value-type="float" office:value="221" calcext:value-type="float">
            <text:p>221</text:p>
          </table:table-cell>
          <table:table-cell table:formula="of:=MOD([.F662]+1/[.$H$2];5)" office:value-type="float" office:value="0.999999999999976" calcext:value-type="float">
            <text:p>0,999999999999976</text:p>
          </table:table-cell>
          <table:table-cell table:formula="of:=IF([.F663]=0;[.G662]+2+1/[.$H$2];[.G662]+1/[.$H$2])" office:value-type="float" office:value="11.0000000000001" calcext:value-type="float">
            <text:p>11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4]))" office:value-type="date" office:date-value="2019-10-18T17:53:35.688481" calcext:value-type="date">
            <text:p>2019-10-18 17:53:36</text:p>
          </table:table-cell>
          <table:table-cell table:style-name="ce7" table:formula="of:=[.A664]" office:value-type="date" office:date-value="2019-10-18T17:53:35.688481" calcext:value-type="date">
            <text:p>2019-10-18 17:53:36</text:p>
          </table:table-cell>
          <table:table-cell table:formula="of:=TRUNC([.A664])" office:value-type="float" office:value="43756" calcext:value-type="float">
            <text:p>43756</text:p>
          </table:table-cell>
          <table:table-cell table:style-name="ce12" table:formula="of:=[.B664]-[.C664]" office:value-type="date" office:date-value="1899-12-30T17:53:35.68848125171" calcext:value-type="date">
            <text:p>12/30/99 05:53 PM</text:p>
          </table:table-cell>
          <table:table-cell table:formula="of:=MOD([.E663]-[.$E$2];[.$H$2])+1+[.$E$2]" office:value-type="float" office:value="222" calcext:value-type="float">
            <text:p>222</text:p>
          </table:table-cell>
          <table:table-cell table:formula="of:=MOD([.F663]+1/[.$H$2];5)" office:value-type="float" office:value="1.01666666666664" calcext:value-type="float">
            <text:p>1,01666666666664</text:p>
          </table:table-cell>
          <table:table-cell table:formula="of:=IF([.F664]=0;[.G663]+2+1/[.$H$2];[.G663]+1/[.$H$2])" office:value-type="float" office:value="11.0166666666668" calcext:value-type="float">
            <text:p>11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5]))" office:value-type="date" office:date-value="2019-10-18T17:33:15.369707" calcext:value-type="date">
            <text:p>2019-10-18 17:33:15</text:p>
          </table:table-cell>
          <table:table-cell table:style-name="ce7" table:formula="of:=[.A665]" office:value-type="date" office:date-value="2019-10-18T17:33:15.369707" calcext:value-type="date">
            <text:p>2019-10-18 17:33:15</text:p>
          </table:table-cell>
          <table:table-cell table:formula="of:=TRUNC([.A665])" office:value-type="float" office:value="43756" calcext:value-type="float">
            <text:p>43756</text:p>
          </table:table-cell>
          <table:table-cell table:style-name="ce12" table:formula="of:=[.B665]-[.C665]" office:value-type="date" office:date-value="1899-12-30T17:33:15.36970679183" calcext:value-type="date">
            <text:p>12/30/99 05:33 PM</text:p>
          </table:table-cell>
          <table:table-cell table:formula="of:=MOD([.E664]-[.$E$2];[.$H$2])+1+[.$E$2]" office:value-type="float" office:value="223" calcext:value-type="float">
            <text:p>223</text:p>
          </table:table-cell>
          <table:table-cell table:formula="of:=MOD([.F664]+1/[.$H$2];5)" office:value-type="float" office:value="1.03333333333331" calcext:value-type="float">
            <text:p>1,03333333333331</text:p>
          </table:table-cell>
          <table:table-cell table:formula="of:=IF([.F665]=0;[.G664]+2+1/[.$H$2];[.G664]+1/[.$H$2])" office:value-type="float" office:value="11.0333333333335" calcext:value-type="float">
            <text:p>11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6]))" office:value-type="date" office:date-value="2019-10-18T18:02:37.637662" calcext:value-type="date">
            <text:p>2019-10-18 18:02:38</text:p>
          </table:table-cell>
          <table:table-cell table:style-name="ce7" table:formula="of:=[.A666]" office:value-type="date" office:date-value="2019-10-18T18:02:37.637662" calcext:value-type="date">
            <text:p>2019-10-18 18:02:38</text:p>
          </table:table-cell>
          <table:table-cell table:formula="of:=TRUNC([.A666])" office:value-type="float" office:value="43756" calcext:value-type="float">
            <text:p>43756</text:p>
          </table:table-cell>
          <table:table-cell table:style-name="ce12" table:formula="of:=[.B666]-[.C666]" office:value-type="date" office:date-value="1899-12-30T18:02:37.63766211458" calcext:value-type="date">
            <text:p>12/30/99 06:02 PM</text:p>
          </table:table-cell>
          <table:table-cell table:formula="of:=MOD([.E665]-[.$E$2];[.$H$2])+1+[.$E$2]" office:value-type="float" office:value="224" calcext:value-type="float">
            <text:p>224</text:p>
          </table:table-cell>
          <table:table-cell table:formula="of:=MOD([.F665]+1/[.$H$2];5)" office:value-type="float" office:value="1.04999999999998" calcext:value-type="float">
            <text:p>1,04999999999998</text:p>
          </table:table-cell>
          <table:table-cell table:formula="of:=IF([.F666]=0;[.G665]+2+1/[.$H$2];[.G665]+1/[.$H$2])" office:value-type="float" office:value="11.0500000000001" calcext:value-type="float">
            <text:p>11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7]))" office:value-type="date" office:date-value="2019-10-18T17:58:48.109566" calcext:value-type="date">
            <text:p>2019-10-18 17:58:48</text:p>
          </table:table-cell>
          <table:table-cell table:style-name="ce7" table:formula="of:=[.A667]" office:value-type="date" office:date-value="2019-10-18T17:58:48.109566" calcext:value-type="date">
            <text:p>2019-10-18 17:58:48</text:p>
          </table:table-cell>
          <table:table-cell table:formula="of:=TRUNC([.A667])" office:value-type="float" office:value="43756" calcext:value-type="float">
            <text:p>43756</text:p>
          </table:table-cell>
          <table:table-cell table:style-name="ce12" table:formula="of:=[.B667]-[.C667]" office:value-type="date" office:date-value="1899-12-30T17:58:48.10956628527" calcext:value-type="date">
            <text:p>12/30/99 05:58 PM</text:p>
          </table:table-cell>
          <table:table-cell table:formula="of:=MOD([.E666]-[.$E$2];[.$H$2])+1+[.$E$2]" office:value-type="float" office:value="225" calcext:value-type="float">
            <text:p>225</text:p>
          </table:table-cell>
          <table:table-cell table:formula="of:=MOD([.F666]+1/[.$H$2];5)" office:value-type="float" office:value="1.06666666666664" calcext:value-type="float">
            <text:p>1,06666666666664</text:p>
          </table:table-cell>
          <table:table-cell table:formula="of:=IF([.F667]=0;[.G666]+2+1/[.$H$2];[.G666]+1/[.$H$2])" office:value-type="float" office:value="11.0666666666668" calcext:value-type="float">
            <text:p>11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8]))" office:value-type="date" office:date-value="2019-10-18T17:51:25.379851" calcext:value-type="date">
            <text:p>2019-10-18 17:51:25</text:p>
          </table:table-cell>
          <table:table-cell table:style-name="ce7" table:formula="of:=[.A668]" office:value-type="date" office:date-value="2019-10-18T17:51:25.379851" calcext:value-type="date">
            <text:p>2019-10-18 17:51:25</text:p>
          </table:table-cell>
          <table:table-cell table:formula="of:=TRUNC([.A668])" office:value-type="float" office:value="43756" calcext:value-type="float">
            <text:p>43756</text:p>
          </table:table-cell>
          <table:table-cell table:style-name="ce12" table:formula="of:=[.B668]-[.C668]" office:value-type="date" office:date-value="1899-12-30T17:51:25.37985139992" calcext:value-type="date">
            <text:p>12/30/99 05:51 PM</text:p>
          </table:table-cell>
          <table:table-cell table:formula="of:=MOD([.E667]-[.$E$2];[.$H$2])+1+[.$E$2]" office:value-type="float" office:value="226" calcext:value-type="float">
            <text:p>226</text:p>
          </table:table-cell>
          <table:table-cell table:formula="of:=MOD([.F667]+1/[.$H$2];5)" office:value-type="float" office:value="1.08333333333331" calcext:value-type="float">
            <text:p>1,08333333333331</text:p>
          </table:table-cell>
          <table:table-cell table:formula="of:=IF([.F668]=0;[.G667]+2+1/[.$H$2];[.G667]+1/[.$H$2])" office:value-type="float" office:value="11.0833333333335" calcext:value-type="float">
            <text:p>11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9]))" office:value-type="date" office:date-value="2019-10-18T18:00:57.585701" calcext:value-type="date">
            <text:p>2019-10-18 18:00:58</text:p>
          </table:table-cell>
          <table:table-cell table:style-name="ce7" table:formula="of:=[.A669]" office:value-type="date" office:date-value="2019-10-18T18:00:57.585701" calcext:value-type="date">
            <text:p>2019-10-18 18:00:58</text:p>
          </table:table-cell>
          <table:table-cell table:formula="of:=TRUNC([.A669])" office:value-type="float" office:value="43756" calcext:value-type="float">
            <text:p>43756</text:p>
          </table:table-cell>
          <table:table-cell table:style-name="ce12" table:formula="of:=[.B669]-[.C669]" office:value-type="date" office:date-value="1899-12-30T18:00:57.58570090402" calcext:value-type="date">
            <text:p>12/30/99 06:00 PM</text:p>
          </table:table-cell>
          <table:table-cell table:formula="of:=MOD([.E668]-[.$E$2];[.$H$2])+1+[.$E$2]" office:value-type="float" office:value="227" calcext:value-type="float">
            <text:p>227</text:p>
          </table:table-cell>
          <table:table-cell table:formula="of:=MOD([.F668]+1/[.$H$2];5)" office:value-type="float" office:value="1.09999999999998" calcext:value-type="float">
            <text:p>1,09999999999998</text:p>
          </table:table-cell>
          <table:table-cell table:formula="of:=IF([.F669]=0;[.G668]+2+1/[.$H$2];[.G668]+1/[.$H$2])" office:value-type="float" office:value="11.1000000000001" calcext:value-type="float">
            <text:p>11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0]))" office:value-type="date" office:date-value="2019-10-18T18:22:08.959795" calcext:value-type="date">
            <text:p>2019-10-18 18:22:09</text:p>
          </table:table-cell>
          <table:table-cell table:style-name="ce7" table:formula="of:=[.A670]" office:value-type="date" office:date-value="2019-10-18T18:22:08.959795" calcext:value-type="date">
            <text:p>2019-10-18 18:22:09</text:p>
          </table:table-cell>
          <table:table-cell table:formula="of:=TRUNC([.A670])" office:value-type="float" office:value="43756" calcext:value-type="float">
            <text:p>43756</text:p>
          </table:table-cell>
          <table:table-cell table:style-name="ce12" table:formula="of:=[.B670]-[.C670]" office:value-type="date" office:date-value="1899-12-30T18:22:08.95979527384" calcext:value-type="date">
            <text:p>12/30/99 06:22 PM</text:p>
          </table:table-cell>
          <table:table-cell table:formula="of:=MOD([.E669]-[.$E$2];[.$H$2])+1+[.$E$2]" office:value-type="float" office:value="228" calcext:value-type="float">
            <text:p>228</text:p>
          </table:table-cell>
          <table:table-cell table:formula="of:=MOD([.F669]+1/[.$H$2];5)" office:value-type="float" office:value="1.11666666666664" calcext:value-type="float">
            <text:p>1,11666666666664</text:p>
          </table:table-cell>
          <table:table-cell table:formula="of:=IF([.F670]=0;[.G669]+2+1/[.$H$2];[.G669]+1/[.$H$2])" office:value-type="float" office:value="11.1166666666668" calcext:value-type="float">
            <text:p>11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1]))" office:value-type="date" office:date-value="2019-10-18T17:57:13.878859" calcext:value-type="date">
            <text:p>2019-10-18 17:57:14</text:p>
          </table:table-cell>
          <table:table-cell table:style-name="ce7" table:formula="of:=[.A671]" office:value-type="date" office:date-value="2019-10-18T17:57:13.878859" calcext:value-type="date">
            <text:p>2019-10-18 17:57:14</text:p>
          </table:table-cell>
          <table:table-cell table:formula="of:=TRUNC([.A671])" office:value-type="float" office:value="43756" calcext:value-type="float">
            <text:p>43756</text:p>
          </table:table-cell>
          <table:table-cell table:style-name="ce12" table:formula="of:=[.B671]-[.C671]" office:value-type="date" office:date-value="1899-12-30T17:57:13.87885945849" calcext:value-type="date">
            <text:p>12/30/99 05:57 PM</text:p>
          </table:table-cell>
          <table:table-cell table:formula="of:=MOD([.E670]-[.$E$2];[.$H$2])+1+[.$E$2]" office:value-type="float" office:value="229" calcext:value-type="float">
            <text:p>229</text:p>
          </table:table-cell>
          <table:table-cell table:formula="of:=MOD([.F670]+1/[.$H$2];5)" office:value-type="float" office:value="1.13333333333331" calcext:value-type="float">
            <text:p>1,13333333333331</text:p>
          </table:table-cell>
          <table:table-cell table:formula="of:=IF([.F671]=0;[.G670]+2+1/[.$H$2];[.G670]+1/[.$H$2])" office:value-type="float" office:value="11.1333333333335" calcext:value-type="float">
            <text:p>11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2]))" office:value-type="date" office:date-value="2019-10-18T18:01:17.111723" calcext:value-type="date">
            <text:p>2019-10-18 18:01:17</text:p>
          </table:table-cell>
          <table:table-cell table:style-name="ce7" table:formula="of:=[.A672]" office:value-type="date" office:date-value="2019-10-18T18:01:17.111723" calcext:value-type="date">
            <text:p>2019-10-18 18:01:17</text:p>
          </table:table-cell>
          <table:table-cell table:formula="of:=TRUNC([.A672])" office:value-type="float" office:value="43756" calcext:value-type="float">
            <text:p>43756</text:p>
          </table:table-cell>
          <table:table-cell table:style-name="ce12" table:formula="of:=[.B672]-[.C672]" office:value-type="date" office:date-value="1899-12-30T18:01:17.11172341369" calcext:value-type="date">
            <text:p>12/30/99 06:01 PM</text:p>
          </table:table-cell>
          <table:table-cell table:formula="of:=MOD([.E671]-[.$E$2];[.$H$2])+1+[.$E$2]" office:value-type="float" office:value="230" calcext:value-type="float">
            <text:p>230</text:p>
          </table:table-cell>
          <table:table-cell table:formula="of:=MOD([.F671]+1/[.$H$2];5)" office:value-type="float" office:value="1.14999999999998" calcext:value-type="float">
            <text:p>1,14999999999998</text:p>
          </table:table-cell>
          <table:table-cell table:formula="of:=IF([.F672]=0;[.G671]+2+1/[.$H$2];[.G671]+1/[.$H$2])" office:value-type="float" office:value="11.1500000000001" calcext:value-type="float">
            <text:p>11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3]))" office:value-type="date" office:date-value="2019-10-18T18:16:57.295952" calcext:value-type="date">
            <text:p>2019-10-18 18:16:57</text:p>
          </table:table-cell>
          <table:table-cell table:style-name="ce7" table:formula="of:=[.A673]" office:value-type="date" office:date-value="2019-10-18T18:16:57.295952" calcext:value-type="date">
            <text:p>2019-10-18 18:16:57</text:p>
          </table:table-cell>
          <table:table-cell table:formula="of:=TRUNC([.A673])" office:value-type="float" office:value="43756" calcext:value-type="float">
            <text:p>43756</text:p>
          </table:table-cell>
          <table:table-cell table:style-name="ce12" table:formula="of:=[.B673]-[.C673]" office:value-type="date" office:date-value="1899-12-30T18:16:57.29595190845" calcext:value-type="date">
            <text:p>12/30/99 06:16 PM</text:p>
          </table:table-cell>
          <table:table-cell table:formula="of:=MOD([.E672]-[.$E$2];[.$H$2])+1+[.$E$2]" office:value-type="float" office:value="231" calcext:value-type="float">
            <text:p>231</text:p>
          </table:table-cell>
          <table:table-cell table:formula="of:=MOD([.F672]+1/[.$H$2];5)" office:value-type="float" office:value="1.16666666666664" calcext:value-type="float">
            <text:p>1,16666666666664</text:p>
          </table:table-cell>
          <table:table-cell table:formula="of:=IF([.F673]=0;[.G672]+2+1/[.$H$2];[.G672]+1/[.$H$2])" office:value-type="float" office:value="11.1666666666668" calcext:value-type="float">
            <text:p>11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4]))" office:value-type="date" office:date-value="2019-10-18T17:57:50.001188" calcext:value-type="date">
            <text:p>2019-10-18 17:57:50</text:p>
          </table:table-cell>
          <table:table-cell table:style-name="ce7" table:formula="of:=[.A674]" office:value-type="date" office:date-value="2019-10-18T17:57:50.001188" calcext:value-type="date">
            <text:p>2019-10-18 17:57:50</text:p>
          </table:table-cell>
          <table:table-cell table:formula="of:=TRUNC([.A674])" office:value-type="float" office:value="43756" calcext:value-type="float">
            <text:p>43756</text:p>
          </table:table-cell>
          <table:table-cell table:style-name="ce12" table:formula="of:=[.B674]-[.C674]" office:value-type="date" office:date-value="1899-12-30T17:57:50.00118792057" calcext:value-type="date">
            <text:p>12/30/99 05:57 PM</text:p>
          </table:table-cell>
          <table:table-cell table:formula="of:=MOD([.E673]-[.$E$2];[.$H$2])+1+[.$E$2]" office:value-type="float" office:value="232" calcext:value-type="float">
            <text:p>232</text:p>
          </table:table-cell>
          <table:table-cell table:formula="of:=MOD([.F673]+1/[.$H$2];5)" office:value-type="float" office:value="1.18333333333331" calcext:value-type="float">
            <text:p>1,18333333333331</text:p>
          </table:table-cell>
          <table:table-cell table:formula="of:=IF([.F674]=0;[.G673]+2+1/[.$H$2];[.G673]+1/[.$H$2])" office:value-type="float" office:value="11.1833333333335" calcext:value-type="float">
            <text:p>11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5]))" office:value-type="date" office:date-value="2019-10-18T18:21:44.411313" calcext:value-type="date">
            <text:p>2019-10-18 18:21:44</text:p>
          </table:table-cell>
          <table:table-cell table:style-name="ce7" table:formula="of:=[.A675]" office:value-type="date" office:date-value="2019-10-18T18:21:44.411313" calcext:value-type="date">
            <text:p>2019-10-18 18:21:44</text:p>
          </table:table-cell>
          <table:table-cell table:formula="of:=TRUNC([.A675])" office:value-type="float" office:value="43756" calcext:value-type="float">
            <text:p>43756</text:p>
          </table:table-cell>
          <table:table-cell table:style-name="ce12" table:formula="of:=[.B675]-[.C675]" office:value-type="date" office:date-value="1899-12-30T18:21:44.41131333355" calcext:value-type="date">
            <text:p>12/30/99 06:21 PM</text:p>
          </table:table-cell>
          <table:table-cell table:formula="of:=MOD([.E674]-[.$E$2];[.$H$2])+1+[.$E$2]" office:value-type="float" office:value="233" calcext:value-type="float">
            <text:p>233</text:p>
          </table:table-cell>
          <table:table-cell table:formula="of:=MOD([.F674]+1/[.$H$2];5)" office:value-type="float" office:value="1.19999999999998" calcext:value-type="float">
            <text:p>1,19999999999998</text:p>
          </table:table-cell>
          <table:table-cell table:formula="of:=IF([.F675]=0;[.G674]+2+1/[.$H$2];[.G674]+1/[.$H$2])" office:value-type="float" office:value="11.2000000000001" calcext:value-type="float">
            <text:p>11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6]))" office:value-type="date" office:date-value="2019-10-18T17:42:38.526507" calcext:value-type="date">
            <text:p>2019-10-18 17:42:39</text:p>
          </table:table-cell>
          <table:table-cell table:style-name="ce7" table:formula="of:=[.A676]" office:value-type="date" office:date-value="2019-10-18T17:42:38.526507" calcext:value-type="date">
            <text:p>2019-10-18 17:42:39</text:p>
          </table:table-cell>
          <table:table-cell table:formula="of:=TRUNC([.A676])" office:value-type="float" office:value="43756" calcext:value-type="float">
            <text:p>43756</text:p>
          </table:table-cell>
          <table:table-cell table:style-name="ce12" table:formula="of:=[.B676]-[.C676]" office:value-type="date" office:date-value="1899-12-30T17:42:38.52650685702" calcext:value-type="date">
            <text:p>12/30/99 05:42 PM</text:p>
          </table:table-cell>
          <table:table-cell table:formula="of:=MOD([.E675]-[.$E$2];[.$H$2])+1+[.$E$2]" office:value-type="float" office:value="234" calcext:value-type="float">
            <text:p>234</text:p>
          </table:table-cell>
          <table:table-cell table:formula="of:=MOD([.F675]+1/[.$H$2];5)" office:value-type="float" office:value="1.21666666666664" calcext:value-type="float">
            <text:p>1,21666666666664</text:p>
          </table:table-cell>
          <table:table-cell table:formula="of:=IF([.F676]=0;[.G675]+2+1/[.$H$2];[.G675]+1/[.$H$2])" office:value-type="float" office:value="11.2166666666668" calcext:value-type="float">
            <text:p>11,2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7]))" office:value-type="date" office:date-value="2019-10-18T17:45:06.491749" calcext:value-type="date">
            <text:p>2019-10-18 17:45:06</text:p>
          </table:table-cell>
          <table:table-cell table:style-name="ce7" table:formula="of:=[.A677]" office:value-type="date" office:date-value="2019-10-18T17:45:06.491749" calcext:value-type="date">
            <text:p>2019-10-18 17:45:06</text:p>
          </table:table-cell>
          <table:table-cell table:formula="of:=TRUNC([.A677])" office:value-type="float" office:value="43756" calcext:value-type="float">
            <text:p>43756</text:p>
          </table:table-cell>
          <table:table-cell table:style-name="ce12" table:formula="of:=[.B677]-[.C677]" office:value-type="date" office:date-value="1899-12-30T17:45:06.49174922146" calcext:value-type="date">
            <text:p>12/30/99 05:45 PM</text:p>
          </table:table-cell>
          <table:table-cell table:formula="of:=MOD([.E676]-[.$E$2];[.$H$2])+1+[.$E$2]" office:value-type="float" office:value="235" calcext:value-type="float">
            <text:p>235</text:p>
          </table:table-cell>
          <table:table-cell table:formula="of:=MOD([.F676]+1/[.$H$2];5)" office:value-type="float" office:value="1.23333333333331" calcext:value-type="float">
            <text:p>1,23333333333331</text:p>
          </table:table-cell>
          <table:table-cell table:formula="of:=IF([.F677]=0;[.G676]+2+1/[.$H$2];[.G676]+1/[.$H$2])" office:value-type="float" office:value="11.2333333333335" calcext:value-type="float">
            <text:p>11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8]))" office:value-type="date" office:date-value="2019-10-18T18:15:20.109732" calcext:value-type="date">
            <text:p>2019-10-18 18:15:20</text:p>
          </table:table-cell>
          <table:table-cell table:style-name="ce7" table:formula="of:=[.A678]" office:value-type="date" office:date-value="2019-10-18T18:15:20.109732" calcext:value-type="date">
            <text:p>2019-10-18 18:15:20</text:p>
          </table:table-cell>
          <table:table-cell table:formula="of:=TRUNC([.A678])" office:value-type="float" office:value="43756" calcext:value-type="float">
            <text:p>43756</text:p>
          </table:table-cell>
          <table:table-cell table:style-name="ce12" table:formula="of:=[.B678]-[.C678]" office:value-type="date" office:date-value="1899-12-30T18:15:20.10973154102" calcext:value-type="date">
            <text:p>12/30/99 06:15 PM</text:p>
          </table:table-cell>
          <table:table-cell table:formula="of:=MOD([.E677]-[.$E$2];[.$H$2])+1+[.$E$2]" office:value-type="float" office:value="236" calcext:value-type="float">
            <text:p>236</text:p>
          </table:table-cell>
          <table:table-cell table:formula="of:=MOD([.F677]+1/[.$H$2];5)" office:value-type="float" office:value="1.24999999999998" calcext:value-type="float">
            <text:p>1,24999999999998</text:p>
          </table:table-cell>
          <table:table-cell table:formula="of:=IF([.F678]=0;[.G677]+2+1/[.$H$2];[.G677]+1/[.$H$2])" office:value-type="float" office:value="11.2500000000001" calcext:value-type="float">
            <text:p>11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9]))" office:value-type="date" office:date-value="2019-10-18T18:15:25.899379" calcext:value-type="date">
            <text:p>2019-10-18 18:15:26</text:p>
          </table:table-cell>
          <table:table-cell table:style-name="ce7" table:formula="of:=[.A679]" office:value-type="date" office:date-value="2019-10-18T18:15:25.899379" calcext:value-type="date">
            <text:p>2019-10-18 18:15:26</text:p>
          </table:table-cell>
          <table:table-cell table:formula="of:=TRUNC([.A679])" office:value-type="float" office:value="43756" calcext:value-type="float">
            <text:p>43756</text:p>
          </table:table-cell>
          <table:table-cell table:style-name="ce12" table:formula="of:=[.B679]-[.C679]" office:value-type="date" office:date-value="1899-12-30T18:15:25.89937902521" calcext:value-type="date">
            <text:p>12/30/99 06:15 PM</text:p>
          </table:table-cell>
          <table:table-cell table:formula="of:=MOD([.E678]-[.$E$2];[.$H$2])+1+[.$E$2]" office:value-type="float" office:value="237" calcext:value-type="float">
            <text:p>237</text:p>
          </table:table-cell>
          <table:table-cell table:formula="of:=MOD([.F678]+1/[.$H$2];5)" office:value-type="float" office:value="1.26666666666664" calcext:value-type="float">
            <text:p>1,26666666666664</text:p>
          </table:table-cell>
          <table:table-cell table:formula="of:=IF([.F679]=0;[.G678]+2+1/[.$H$2];[.G678]+1/[.$H$2])" office:value-type="float" office:value="11.2666666666668" calcext:value-type="float">
            <text:p>11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0]))" office:value-type="date" office:date-value="2019-10-18T18:32:30.210037" calcext:value-type="date">
            <text:p>2019-10-18 18:32:30</text:p>
          </table:table-cell>
          <table:table-cell table:style-name="ce7" table:formula="of:=[.A680]" office:value-type="date" office:date-value="2019-10-18T18:32:30.210037" calcext:value-type="date">
            <text:p>2019-10-18 18:32:30</text:p>
          </table:table-cell>
          <table:table-cell table:formula="of:=TRUNC([.A680])" office:value-type="float" office:value="43756" calcext:value-type="float">
            <text:p>43756</text:p>
          </table:table-cell>
          <table:table-cell table:style-name="ce12" table:formula="of:=[.B680]-[.C680]" office:value-type="date" office:date-value="1899-12-30T18:32:30.21003715228" calcext:value-type="date">
            <text:p>12/30/99 06:32 PM</text:p>
          </table:table-cell>
          <table:table-cell table:formula="of:=MOD([.E679]-[.$E$2];[.$H$2])+1+[.$E$2]" office:value-type="float" office:value="238" calcext:value-type="float">
            <text:p>238</text:p>
          </table:table-cell>
          <table:table-cell table:formula="of:=MOD([.F679]+1/[.$H$2];5)" office:value-type="float" office:value="1.28333333333331" calcext:value-type="float">
            <text:p>1,28333333333331</text:p>
          </table:table-cell>
          <table:table-cell table:formula="of:=IF([.F680]=0;[.G679]+2+1/[.$H$2];[.G679]+1/[.$H$2])" office:value-type="float" office:value="11.2833333333335" calcext:value-type="float">
            <text:p>11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1]))" office:value-type="date" office:date-value="2019-10-18T17:54:28.073583" calcext:value-type="date">
            <text:p>2019-10-18 17:54:28</text:p>
          </table:table-cell>
          <table:table-cell table:style-name="ce7" table:formula="of:=[.A681]" office:value-type="date" office:date-value="2019-10-18T17:54:28.073583" calcext:value-type="date">
            <text:p>2019-10-18 17:54:28</text:p>
          </table:table-cell>
          <table:table-cell table:formula="of:=TRUNC([.A681])" office:value-type="float" office:value="43756" calcext:value-type="float">
            <text:p>43756</text:p>
          </table:table-cell>
          <table:table-cell table:style-name="ce12" table:formula="of:=[.B681]-[.C681]" office:value-type="date" office:date-value="1899-12-30T17:54:28.07358297519" calcext:value-type="date">
            <text:p>12/30/99 05:54 PM</text:p>
          </table:table-cell>
          <table:table-cell table:formula="of:=MOD([.E680]-[.$E$2];[.$H$2])+1+[.$E$2]" office:value-type="float" office:value="239" calcext:value-type="float">
            <text:p>239</text:p>
          </table:table-cell>
          <table:table-cell table:formula="of:=MOD([.F680]+1/[.$H$2];5)" office:value-type="float" office:value="1.29999999999998" calcext:value-type="float">
            <text:p>1,29999999999998</text:p>
          </table:table-cell>
          <table:table-cell table:formula="of:=IF([.F681]=0;[.G680]+2+1/[.$H$2];[.G680]+1/[.$H$2])" office:value-type="float" office:value="11.3000000000001" calcext:value-type="float">
            <text:p>11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2]))" office:value-type="date" office:date-value="2019-10-18T18:19:06.465682" calcext:value-type="date">
            <text:p>2019-10-18 18:19:06</text:p>
          </table:table-cell>
          <table:table-cell table:style-name="ce7" table:formula="of:=[.A682]" office:value-type="date" office:date-value="2019-10-18T18:19:06.465682" calcext:value-type="date">
            <text:p>2019-10-18 18:19:06</text:p>
          </table:table-cell>
          <table:table-cell table:formula="of:=TRUNC([.A682])" office:value-type="float" office:value="43756" calcext:value-type="float">
            <text:p>43756</text:p>
          </table:table-cell>
          <table:table-cell table:style-name="ce12" table:formula="of:=[.B682]-[.C682]" office:value-type="date" office:date-value="1899-12-30T18:19:06.46568165626" calcext:value-type="date">
            <text:p>12/30/99 06:19 PM</text:p>
          </table:table-cell>
          <table:table-cell table:formula="of:=MOD([.E681]-[.$E$2];[.$H$2])+1+[.$E$2]" office:value-type="float" office:value="240" calcext:value-type="float">
            <text:p>240</text:p>
          </table:table-cell>
          <table:table-cell table:formula="of:=MOD([.F681]+1/[.$H$2];5)" office:value-type="float" office:value="1.31666666666664" calcext:value-type="float">
            <text:p>1,31666666666664</text:p>
          </table:table-cell>
          <table:table-cell table:formula="of:=IF([.F682]=0;[.G681]+2+1/[.$H$2];[.G681]+1/[.$H$2])" office:value-type="float" office:value="11.3166666666668" calcext:value-type="float">
            <text:p>11,3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3]))" office:value-type="date" office:date-value="2019-10-18T18:02:00.527251" calcext:value-type="date">
            <text:p>2019-10-18 18:02:01</text:p>
          </table:table-cell>
          <table:table-cell table:style-name="ce7" table:formula="of:=[.A683]" office:value-type="date" office:date-value="2019-10-18T18:02:00.527251" calcext:value-type="date">
            <text:p>2019-10-18 18:02:01</text:p>
          </table:table-cell>
          <table:table-cell table:formula="of:=TRUNC([.A683])" office:value-type="float" office:value="43756" calcext:value-type="float">
            <text:p>43756</text:p>
          </table:table-cell>
          <table:table-cell table:style-name="ce12" table:formula="of:=[.B683]-[.C683]" office:value-type="date" office:date-value="1899-12-30T18:02:00.52725122776" calcext:value-type="date">
            <text:p>12/30/99 06:02 PM</text:p>
          </table:table-cell>
          <table:table-cell table:formula="of:=MOD([.E682]-[.$E$2];[.$H$2])+1+[.$E$2]" office:value-type="float" office:value="241" calcext:value-type="float">
            <text:p>241</text:p>
          </table:table-cell>
          <table:table-cell table:formula="of:=MOD([.F682]+1/[.$H$2];5)" office:value-type="float" office:value="1.33333333333331" calcext:value-type="float">
            <text:p>1,33333333333331</text:p>
          </table:table-cell>
          <table:table-cell table:formula="of:=IF([.F683]=0;[.G682]+2+1/[.$H$2];[.G682]+1/[.$H$2])" office:value-type="float" office:value="11.3333333333335" calcext:value-type="float">
            <text:p>11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4]))" office:value-type="date" office:date-value="2019-10-18T18:23:09.069999" calcext:value-type="date">
            <text:p>2019-10-18 18:23:09</text:p>
          </table:table-cell>
          <table:table-cell table:style-name="ce7" table:formula="of:=[.A684]" office:value-type="date" office:date-value="2019-10-18T18:23:09.069999" calcext:value-type="date">
            <text:p>2019-10-18 18:23:09</text:p>
          </table:table-cell>
          <table:table-cell table:formula="of:=TRUNC([.A684])" office:value-type="float" office:value="43756" calcext:value-type="float">
            <text:p>43756</text:p>
          </table:table-cell>
          <table:table-cell table:style-name="ce12" table:formula="of:=[.B684]-[.C684]" office:value-type="date" office:date-value="1899-12-30T18:23:09.06999905594" calcext:value-type="date">
            <text:p>12/30/99 06:23 PM</text:p>
          </table:table-cell>
          <table:table-cell table:formula="of:=MOD([.E683]-[.$E$2];[.$H$2])+1+[.$E$2]" office:value-type="float" office:value="242" calcext:value-type="float">
            <text:p>242</text:p>
          </table:table-cell>
          <table:table-cell table:formula="of:=MOD([.F683]+1/[.$H$2];5)" office:value-type="float" office:value="1.34999999999998" calcext:value-type="float">
            <text:p>1,34999999999998</text:p>
          </table:table-cell>
          <table:table-cell table:formula="of:=IF([.F684]=0;[.G683]+2+1/[.$H$2];[.G683]+1/[.$H$2])" office:value-type="float" office:value="11.3500000000001" calcext:value-type="float">
            <text:p>11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5]))" office:value-type="date" office:date-value="2019-10-18T18:02:14.708991" calcext:value-type="date">
            <text:p>2019-10-18 18:02:15</text:p>
          </table:table-cell>
          <table:table-cell table:style-name="ce7" table:formula="of:=[.A685]" office:value-type="date" office:date-value="2019-10-18T18:02:14.708991" calcext:value-type="date">
            <text:p>2019-10-18 18:02:15</text:p>
          </table:table-cell>
          <table:table-cell table:formula="of:=TRUNC([.A685])" office:value-type="float" office:value="43756" calcext:value-type="float">
            <text:p>43756</text:p>
          </table:table-cell>
          <table:table-cell table:style-name="ce12" table:formula="of:=[.B685]-[.C685]" office:value-type="date" office:date-value="1899-12-30T18:02:14.70899134409" calcext:value-type="date">
            <text:p>12/30/99 06:02 PM</text:p>
          </table:table-cell>
          <table:table-cell table:formula="of:=MOD([.E684]-[.$E$2];[.$H$2])+1+[.$E$2]" office:value-type="float" office:value="243" calcext:value-type="float">
            <text:p>243</text:p>
          </table:table-cell>
          <table:table-cell table:formula="of:=MOD([.F684]+1/[.$H$2];5)" office:value-type="float" office:value="1.36666666666664" calcext:value-type="float">
            <text:p>1,36666666666664</text:p>
          </table:table-cell>
          <table:table-cell table:formula="of:=IF([.F685]=0;[.G684]+2+1/[.$H$2];[.G684]+1/[.$H$2])" office:value-type="float" office:value="11.3666666666668" calcext:value-type="float">
            <text:p>11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6]))" office:value-type="date" office:date-value="2019-10-18T17:42:34.888905" calcext:value-type="date">
            <text:p>2019-10-18 17:42:35</text:p>
          </table:table-cell>
          <table:table-cell table:style-name="ce7" table:formula="of:=[.A686]" office:value-type="date" office:date-value="2019-10-18T17:42:34.888905" calcext:value-type="date">
            <text:p>2019-10-18 17:42:35</text:p>
          </table:table-cell>
          <table:table-cell table:formula="of:=TRUNC([.A686])" office:value-type="float" office:value="43756" calcext:value-type="float">
            <text:p>43756</text:p>
          </table:table-cell>
          <table:table-cell table:style-name="ce12" table:formula="of:=[.B686]-[.C686]" office:value-type="date" office:date-value="1899-12-30T17:42:34.88890463021" calcext:value-type="date">
            <text:p>12/30/99 05:42 PM</text:p>
          </table:table-cell>
          <table:table-cell table:formula="of:=MOD([.E685]-[.$E$2];[.$H$2])+1+[.$E$2]" office:value-type="float" office:value="244" calcext:value-type="float">
            <text:p>244</text:p>
          </table:table-cell>
          <table:table-cell table:formula="of:=MOD([.F685]+1/[.$H$2];5)" office:value-type="float" office:value="1.38333333333331" calcext:value-type="float">
            <text:p>1,38333333333331</text:p>
          </table:table-cell>
          <table:table-cell table:formula="of:=IF([.F686]=0;[.G685]+2+1/[.$H$2];[.G685]+1/[.$H$2])" office:value-type="float" office:value="11.3833333333335" calcext:value-type="float">
            <text:p>11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7]))" office:value-type="date" office:date-value="2019-10-18T17:57:00.759133" calcext:value-type="date">
            <text:p>2019-10-18 17:57:01</text:p>
          </table:table-cell>
          <table:table-cell table:style-name="ce7" table:formula="of:=[.A687]" office:value-type="date" office:date-value="2019-10-18T17:57:00.759133" calcext:value-type="date">
            <text:p>2019-10-18 17:57:01</text:p>
          </table:table-cell>
          <table:table-cell table:formula="of:=TRUNC([.A687])" office:value-type="float" office:value="43756" calcext:value-type="float">
            <text:p>43756</text:p>
          </table:table-cell>
          <table:table-cell table:style-name="ce12" table:formula="of:=[.B687]-[.C687]" office:value-type="date" office:date-value="1899-12-30T17:57:00.75913329609" calcext:value-type="date">
            <text:p>12/30/99 05:57 PM</text:p>
          </table:table-cell>
          <table:table-cell table:formula="of:=MOD([.E686]-[.$E$2];[.$H$2])+1+[.$E$2]" office:value-type="float" office:value="245" calcext:value-type="float">
            <text:p>245</text:p>
          </table:table-cell>
          <table:table-cell table:formula="of:=MOD([.F686]+1/[.$H$2];5)" office:value-type="float" office:value="1.39999999999998" calcext:value-type="float">
            <text:p>1,39999999999998</text:p>
          </table:table-cell>
          <table:table-cell table:formula="of:=IF([.F687]=0;[.G686]+2+1/[.$H$2];[.G686]+1/[.$H$2])" office:value-type="float" office:value="11.4000000000001" calcext:value-type="float">
            <text:p>11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8]))" office:value-type="date" office:date-value="2019-10-18T18:19:03.982591" calcext:value-type="date">
            <text:p>2019-10-18 18:19:04</text:p>
          </table:table-cell>
          <table:table-cell table:style-name="ce7" table:formula="of:=[.A688]" office:value-type="date" office:date-value="2019-10-18T18:19:03.982591" calcext:value-type="date">
            <text:p>2019-10-18 18:19:04</text:p>
          </table:table-cell>
          <table:table-cell table:formula="of:=TRUNC([.A688])" office:value-type="float" office:value="43756" calcext:value-type="float">
            <text:p>43756</text:p>
          </table:table-cell>
          <table:table-cell table:style-name="ce12" table:formula="of:=[.B688]-[.C688]" office:value-type="date" office:date-value="1899-12-30T18:19:03.98259124719" calcext:value-type="date">
            <text:p>12/30/99 06:19 PM</text:p>
          </table:table-cell>
          <table:table-cell table:formula="of:=MOD([.E687]-[.$E$2];[.$H$2])+1+[.$E$2]" office:value-type="float" office:value="246" calcext:value-type="float">
            <text:p>246</text:p>
          </table:table-cell>
          <table:table-cell table:formula="of:=MOD([.F687]+1/[.$H$2];5)" office:value-type="float" office:value="1.41666666666664" calcext:value-type="float">
            <text:p>1,41666666666664</text:p>
          </table:table-cell>
          <table:table-cell table:formula="of:=IF([.F688]=0;[.G687]+2+1/[.$H$2];[.G687]+1/[.$H$2])" office:value-type="float" office:value="11.4166666666668" calcext:value-type="float">
            <text:p>11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9]))" office:value-type="date" office:date-value="2019-10-18T18:24:25.640204" calcext:value-type="date">
            <text:p>2019-10-18 18:24:26</text:p>
          </table:table-cell>
          <table:table-cell table:style-name="ce7" table:formula="of:=[.A689]" office:value-type="date" office:date-value="2019-10-18T18:24:25.640204" calcext:value-type="date">
            <text:p>2019-10-18 18:24:26</text:p>
          </table:table-cell>
          <table:table-cell table:formula="of:=TRUNC([.A689])" office:value-type="float" office:value="43756" calcext:value-type="float">
            <text:p>43756</text:p>
          </table:table-cell>
          <table:table-cell table:style-name="ce12" table:formula="of:=[.B689]-[.C689]" office:value-type="date" office:date-value="1899-12-30T18:24:25.64020395745" calcext:value-type="date">
            <text:p>12/30/99 06:24 PM</text:p>
          </table:table-cell>
          <table:table-cell table:formula="of:=MOD([.E688]-[.$E$2];[.$H$2])+1+[.$E$2]" office:value-type="float" office:value="247" calcext:value-type="float">
            <text:p>247</text:p>
          </table:table-cell>
          <table:table-cell table:formula="of:=MOD([.F688]+1/[.$H$2];5)" office:value-type="float" office:value="1.43333333333331" calcext:value-type="float">
            <text:p>1,43333333333331</text:p>
          </table:table-cell>
          <table:table-cell table:formula="of:=IF([.F689]=0;[.G688]+2+1/[.$H$2];[.G688]+1/[.$H$2])" office:value-type="float" office:value="11.4333333333335" calcext:value-type="float">
            <text:p>11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0]))" office:value-type="date" office:date-value="2019-10-18T18:06:55.693253" calcext:value-type="date">
            <text:p>2019-10-18 18:06:56</text:p>
          </table:table-cell>
          <table:table-cell table:style-name="ce7" table:formula="of:=[.A690]" office:value-type="date" office:date-value="2019-10-18T18:06:55.693253" calcext:value-type="date">
            <text:p>2019-10-18 18:06:56</text:p>
          </table:table-cell>
          <table:table-cell table:formula="of:=TRUNC([.A690])" office:value-type="float" office:value="43756" calcext:value-type="float">
            <text:p>43756</text:p>
          </table:table-cell>
          <table:table-cell table:style-name="ce12" table:formula="of:=[.B690]-[.C690]" office:value-type="date" office:date-value="1899-12-30T18:06:55.69325295277" calcext:value-type="date">
            <text:p>12/30/99 06:06 PM</text:p>
          </table:table-cell>
          <table:table-cell table:formula="of:=MOD([.E689]-[.$E$2];[.$H$2])+1+[.$E$2]" office:value-type="float" office:value="248" calcext:value-type="float">
            <text:p>248</text:p>
          </table:table-cell>
          <table:table-cell table:formula="of:=MOD([.F689]+1/[.$H$2];5)" office:value-type="float" office:value="1.44999999999997" calcext:value-type="float">
            <text:p>1,44999999999997</text:p>
          </table:table-cell>
          <table:table-cell table:formula="of:=IF([.F690]=0;[.G689]+2+1/[.$H$2];[.G689]+1/[.$H$2])" office:value-type="float" office:value="11.4500000000002" calcext:value-type="float">
            <text:p>11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1]))" office:value-type="date" office:date-value="2019-10-18T18:22:52.137101" calcext:value-type="date">
            <text:p>2019-10-18 18:22:52</text:p>
          </table:table-cell>
          <table:table-cell table:style-name="ce7" table:formula="of:=[.A691]" office:value-type="date" office:date-value="2019-10-18T18:22:52.137101" calcext:value-type="date">
            <text:p>2019-10-18 18:22:52</text:p>
          </table:table-cell>
          <table:table-cell table:formula="of:=TRUNC([.A691])" office:value-type="float" office:value="43756" calcext:value-type="float">
            <text:p>43756</text:p>
          </table:table-cell>
          <table:table-cell table:style-name="ce12" table:formula="of:=[.B691]-[.C691]" office:value-type="date" office:date-value="1899-12-30T18:22:52.13710080832" calcext:value-type="date">
            <text:p>12/30/99 06:22 PM</text:p>
          </table:table-cell>
          <table:table-cell table:formula="of:=MOD([.E690]-[.$E$2];[.$H$2])+1+[.$E$2]" office:value-type="float" office:value="249" calcext:value-type="float">
            <text:p>249</text:p>
          </table:table-cell>
          <table:table-cell table:formula="of:=MOD([.F690]+1/[.$H$2];5)" office:value-type="float" office:value="1.46666666666664" calcext:value-type="float">
            <text:p>1,46666666666664</text:p>
          </table:table-cell>
          <table:table-cell table:formula="of:=IF([.F691]=0;[.G690]+2+1/[.$H$2];[.G690]+1/[.$H$2])" office:value-type="float" office:value="11.4666666666668" calcext:value-type="float">
            <text:p>11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2]))" office:value-type="date" office:date-value="2019-10-18T17:59:23.19169" calcext:value-type="date">
            <text:p>2019-10-18 17:59:23</text:p>
          </table:table-cell>
          <table:table-cell table:style-name="ce7" table:formula="of:=[.A692]" office:value-type="date" office:date-value="2019-10-18T17:59:23.19169" calcext:value-type="date">
            <text:p>2019-10-18 17:59:23</text:p>
          </table:table-cell>
          <table:table-cell table:formula="of:=TRUNC([.A692])" office:value-type="float" office:value="43756" calcext:value-type="float">
            <text:p>43756</text:p>
          </table:table-cell>
          <table:table-cell table:style-name="ce12" table:formula="of:=[.B692]-[.C692]" office:value-type="date" office:date-value="1899-12-30T17:59:23.19169029593" calcext:value-type="date">
            <text:p>12/30/99 05:59 PM</text:p>
          </table:table-cell>
          <table:table-cell table:formula="of:=MOD([.E691]-[.$E$2];[.$H$2])+1+[.$E$2]" office:value-type="float" office:value="250" calcext:value-type="float">
            <text:p>250</text:p>
          </table:table-cell>
          <table:table-cell table:formula="of:=MOD([.F691]+1/[.$H$2];5)" office:value-type="float" office:value="1.48333333333331" calcext:value-type="float">
            <text:p>1,48333333333331</text:p>
          </table:table-cell>
          <table:table-cell table:formula="of:=IF([.F692]=0;[.G691]+2+1/[.$H$2];[.G691]+1/[.$H$2])" office:value-type="float" office:value="11.4833333333335" calcext:value-type="float">
            <text:p>11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3]))" office:value-type="date" office:date-value="2019-10-18T18:28:44.172558" calcext:value-type="date">
            <text:p>2019-10-18 18:28:44</text:p>
          </table:table-cell>
          <table:table-cell table:style-name="ce7" table:formula="of:=[.A693]" office:value-type="date" office:date-value="2019-10-18T18:28:44.172558" calcext:value-type="date">
            <text:p>2019-10-18 18:28:44</text:p>
          </table:table-cell>
          <table:table-cell table:formula="of:=TRUNC([.A693])" office:value-type="float" office:value="43756" calcext:value-type="float">
            <text:p>43756</text:p>
          </table:table-cell>
          <table:table-cell table:style-name="ce12" table:formula="of:=[.B693]-[.C693]" office:value-type="date" office:date-value="1899-12-30T18:28:44.17255807668" calcext:value-type="date">
            <text:p>12/30/99 06:28 PM</text:p>
          </table:table-cell>
          <table:table-cell table:formula="of:=MOD([.E692]-[.$E$2];[.$H$2])+1+[.$E$2]" office:value-type="float" office:value="251" calcext:value-type="float">
            <text:p>251</text:p>
          </table:table-cell>
          <table:table-cell table:formula="of:=MOD([.F692]+1/[.$H$2];5)" office:value-type="float" office:value="1.49999999999997" calcext:value-type="float">
            <text:p>1,49999999999997</text:p>
          </table:table-cell>
          <table:table-cell table:formula="of:=IF([.F693]=0;[.G692]+2+1/[.$H$2];[.G692]+1/[.$H$2])" office:value-type="float" office:value="11.5000000000002" calcext:value-type="float">
            <text:p>11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4]))" office:value-type="date" office:date-value="2019-10-18T18:00:43.129549" calcext:value-type="date">
            <text:p>2019-10-18 18:00:43</text:p>
          </table:table-cell>
          <table:table-cell table:style-name="ce7" table:formula="of:=[.A694]" office:value-type="date" office:date-value="2019-10-18T18:00:43.129549" calcext:value-type="date">
            <text:p>2019-10-18 18:00:43</text:p>
          </table:table-cell>
          <table:table-cell table:formula="of:=TRUNC([.A694])" office:value-type="float" office:value="43756" calcext:value-type="float">
            <text:p>43756</text:p>
          </table:table-cell>
          <table:table-cell table:style-name="ce12" table:formula="of:=[.B694]-[.C694]" office:value-type="date" office:date-value="1899-12-30T18:00:43.12954880297" calcext:value-type="date">
            <text:p>12/30/99 06:00 PM</text:p>
          </table:table-cell>
          <table:table-cell table:formula="of:=MOD([.E693]-[.$E$2];[.$H$2])+1+[.$E$2]" office:value-type="float" office:value="252" calcext:value-type="float">
            <text:p>252</text:p>
          </table:table-cell>
          <table:table-cell table:formula="of:=MOD([.F693]+1/[.$H$2];5)" office:value-type="float" office:value="1.51666666666664" calcext:value-type="float">
            <text:p>1,51666666666664</text:p>
          </table:table-cell>
          <table:table-cell table:formula="of:=IF([.F694]=0;[.G693]+2+1/[.$H$2];[.G693]+1/[.$H$2])" office:value-type="float" office:value="11.5166666666668" calcext:value-type="float">
            <text:p>11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5]))" office:value-type="date" office:date-value="2019-10-18T17:46:01.314035" calcext:value-type="date">
            <text:p>2019-10-18 17:46:01</text:p>
          </table:table-cell>
          <table:table-cell table:style-name="ce7" table:formula="of:=[.A695]" office:value-type="date" office:date-value="2019-10-18T17:46:01.314035" calcext:value-type="date">
            <text:p>2019-10-18 17:46:01</text:p>
          </table:table-cell>
          <table:table-cell table:formula="of:=TRUNC([.A695])" office:value-type="float" office:value="43756" calcext:value-type="float">
            <text:p>43756</text:p>
          </table:table-cell>
          <table:table-cell table:style-name="ce12" table:formula="of:=[.B695]-[.C695]" office:value-type="date" office:date-value="1899-12-30T17:46:01.31403534673" calcext:value-type="date">
            <text:p>12/30/99 05:46 PM</text:p>
          </table:table-cell>
          <table:table-cell table:formula="of:=MOD([.E694]-[.$E$2];[.$H$2])+1+[.$E$2]" office:value-type="float" office:value="253" calcext:value-type="float">
            <text:p>253</text:p>
          </table:table-cell>
          <table:table-cell table:formula="of:=MOD([.F694]+1/[.$H$2];5)" office:value-type="float" office:value="1.53333333333331" calcext:value-type="float">
            <text:p>1,53333333333331</text:p>
          </table:table-cell>
          <table:table-cell table:formula="of:=IF([.F695]=0;[.G694]+2+1/[.$H$2];[.G694]+1/[.$H$2])" office:value-type="float" office:value="11.5333333333335" calcext:value-type="float">
            <text:p>11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6]))" office:value-type="date" office:date-value="2019-10-18T17:42:20.248981" calcext:value-type="date">
            <text:p>2019-10-18 17:42:20</text:p>
          </table:table-cell>
          <table:table-cell table:style-name="ce7" table:formula="of:=[.A696]" office:value-type="date" office:date-value="2019-10-18T17:42:20.248981" calcext:value-type="date">
            <text:p>2019-10-18 17:42:20</text:p>
          </table:table-cell>
          <table:table-cell table:formula="of:=TRUNC([.A696])" office:value-type="float" office:value="43756" calcext:value-type="float">
            <text:p>43756</text:p>
          </table:table-cell>
          <table:table-cell table:style-name="ce12" table:formula="of:=[.B696]-[.C696]" office:value-type="date" office:date-value="1899-12-30T17:42:20.24898076896" calcext:value-type="date">
            <text:p>12/30/99 05:42 PM</text:p>
          </table:table-cell>
          <table:table-cell table:formula="of:=MOD([.E695]-[.$E$2];[.$H$2])+1+[.$E$2]" office:value-type="float" office:value="254" calcext:value-type="float">
            <text:p>254</text:p>
          </table:table-cell>
          <table:table-cell table:formula="of:=MOD([.F695]+1/[.$H$2];5)" office:value-type="float" office:value="1.54999999999997" calcext:value-type="float">
            <text:p>1,54999999999997</text:p>
          </table:table-cell>
          <table:table-cell table:formula="of:=IF([.F696]=0;[.G695]+2+1/[.$H$2];[.G695]+1/[.$H$2])" office:value-type="float" office:value="11.5500000000002" calcext:value-type="float">
            <text:p>11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7]))" office:value-type="date" office:date-value="2019-10-18T18:18:05.60192" calcext:value-type="date">
            <text:p>2019-10-18 18:18:06</text:p>
          </table:table-cell>
          <table:table-cell table:style-name="ce7" table:formula="of:=[.A697]" office:value-type="date" office:date-value="2019-10-18T18:18:05.60192" calcext:value-type="date">
            <text:p>2019-10-18 18:18:06</text:p>
          </table:table-cell>
          <table:table-cell table:formula="of:=TRUNC([.A697])" office:value-type="float" office:value="43756" calcext:value-type="float">
            <text:p>43756</text:p>
          </table:table-cell>
          <table:table-cell table:style-name="ce12" table:formula="of:=[.B697]-[.C697]" office:value-type="date" office:date-value="1899-12-30T18:18:05.60192005243" calcext:value-type="date">
            <text:p>12/30/99 06:18 PM</text:p>
          </table:table-cell>
          <table:table-cell table:formula="of:=MOD([.E696]-[.$E$2];[.$H$2])+1+[.$E$2]" office:value-type="float" office:value="255" calcext:value-type="float">
            <text:p>255</text:p>
          </table:table-cell>
          <table:table-cell table:formula="of:=MOD([.F696]+1/[.$H$2];5)" office:value-type="float" office:value="1.56666666666664" calcext:value-type="float">
            <text:p>1,56666666666664</text:p>
          </table:table-cell>
          <table:table-cell table:formula="of:=IF([.F697]=0;[.G696]+2+1/[.$H$2];[.G696]+1/[.$H$2])" office:value-type="float" office:value="11.5666666666668" calcext:value-type="float">
            <text:p>11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8]))" office:value-type="date" office:date-value="2019-10-18T18:02:46.630611" calcext:value-type="date">
            <text:p>2019-10-18 18:02:47</text:p>
          </table:table-cell>
          <table:table-cell table:style-name="ce7" table:formula="of:=[.A698]" office:value-type="date" office:date-value="2019-10-18T18:02:46.630611" calcext:value-type="date">
            <text:p>2019-10-18 18:02:47</text:p>
          </table:table-cell>
          <table:table-cell table:formula="of:=TRUNC([.A698])" office:value-type="float" office:value="43756" calcext:value-type="float">
            <text:p>43756</text:p>
          </table:table-cell>
          <table:table-cell table:style-name="ce12" table:formula="of:=[.B698]-[.C698]" office:value-type="date" office:date-value="1899-12-30T18:02:46.63061084691" calcext:value-type="date">
            <text:p>12/30/99 06:02 PM</text:p>
          </table:table-cell>
          <table:table-cell table:formula="of:=MOD([.E697]-[.$E$2];[.$H$2])+1+[.$E$2]" office:value-type="float" office:value="256" calcext:value-type="float">
            <text:p>256</text:p>
          </table:table-cell>
          <table:table-cell table:formula="of:=MOD([.F697]+1/[.$H$2];5)" office:value-type="float" office:value="1.58333333333331" calcext:value-type="float">
            <text:p>1,58333333333331</text:p>
          </table:table-cell>
          <table:table-cell table:formula="of:=IF([.F698]=0;[.G697]+2+1/[.$H$2];[.G697]+1/[.$H$2])" office:value-type="float" office:value="11.5833333333335" calcext:value-type="float">
            <text:p>11,5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9]))" office:value-type="date" office:date-value="2019-10-18T18:03:02.25755" calcext:value-type="date">
            <text:p>2019-10-18 18:03:02</text:p>
          </table:table-cell>
          <table:table-cell table:style-name="ce7" table:formula="of:=[.A699]" office:value-type="date" office:date-value="2019-10-18T18:03:02.25755" calcext:value-type="date">
            <text:p>2019-10-18 18:03:02</text:p>
          </table:table-cell>
          <table:table-cell table:formula="of:=TRUNC([.A699])" office:value-type="float" office:value="43756" calcext:value-type="float">
            <text:p>43756</text:p>
          </table:table-cell>
          <table:table-cell table:style-name="ce12" table:formula="of:=[.B699]-[.C699]" office:value-type="date" office:date-value="1899-12-30T18:03:02.25754969753" calcext:value-type="date">
            <text:p>12/30/99 06:03 PM</text:p>
          </table:table-cell>
          <table:table-cell table:formula="of:=MOD([.E698]-[.$E$2];[.$H$2])+1+[.$E$2]" office:value-type="float" office:value="257" calcext:value-type="float">
            <text:p>257</text:p>
          </table:table-cell>
          <table:table-cell table:formula="of:=MOD([.F698]+1/[.$H$2];5)" office:value-type="float" office:value="1.59999999999997" calcext:value-type="float">
            <text:p>1,59999999999997</text:p>
          </table:table-cell>
          <table:table-cell table:formula="of:=IF([.F699]=0;[.G698]+2+1/[.$H$2];[.G698]+1/[.$H$2])" office:value-type="float" office:value="11.6000000000002" calcext:value-type="float">
            <text:p>11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0]))" office:value-type="date" office:date-value="2019-10-18T17:48:16.225866" calcext:value-type="date">
            <text:p>2019-10-18 17:48:16</text:p>
          </table:table-cell>
          <table:table-cell table:style-name="ce7" table:formula="of:=[.A700]" office:value-type="date" office:date-value="2019-10-18T17:48:16.225866" calcext:value-type="date">
            <text:p>2019-10-18 17:48:16</text:p>
          </table:table-cell>
          <table:table-cell table:formula="of:=TRUNC([.A700])" office:value-type="float" office:value="43756" calcext:value-type="float">
            <text:p>43756</text:p>
          </table:table-cell>
          <table:table-cell table:style-name="ce12" table:formula="of:=[.B700]-[.C700]" office:value-type="date" office:date-value="1899-12-30T17:48:16.22586644255" calcext:value-type="date">
            <text:p>12/30/99 05:48 PM</text:p>
          </table:table-cell>
          <table:table-cell table:formula="of:=MOD([.E699]-[.$E$2];[.$H$2])+1+[.$E$2]" office:value-type="float" office:value="258" calcext:value-type="float">
            <text:p>258</text:p>
          </table:table-cell>
          <table:table-cell table:formula="of:=MOD([.F699]+1/[.$H$2];5)" office:value-type="float" office:value="1.61666666666664" calcext:value-type="float">
            <text:p>1,61666666666664</text:p>
          </table:table-cell>
          <table:table-cell table:formula="of:=IF([.F700]=0;[.G699]+2+1/[.$H$2];[.G699]+1/[.$H$2])" office:value-type="float" office:value="11.6166666666668" calcext:value-type="float">
            <text:p>11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1]))" office:value-type="date" office:date-value="2019-10-18T18:07:37.32114" calcext:value-type="date">
            <text:p>2019-10-18 18:07:37</text:p>
          </table:table-cell>
          <table:table-cell table:style-name="ce7" table:formula="of:=[.A701]" office:value-type="date" office:date-value="2019-10-18T18:07:37.32114" calcext:value-type="date">
            <text:p>2019-10-18 18:07:37</text:p>
          </table:table-cell>
          <table:table-cell table:formula="of:=TRUNC([.A701])" office:value-type="float" office:value="43756" calcext:value-type="float">
            <text:p>43756</text:p>
          </table:table-cell>
          <table:table-cell table:style-name="ce12" table:formula="of:=[.B701]-[.C701]" office:value-type="date" office:date-value="1899-12-30T18:07:37.32114021666" calcext:value-type="date">
            <text:p>12/30/99 06:07 PM</text:p>
          </table:table-cell>
          <table:table-cell table:formula="of:=MOD([.E700]-[.$E$2];[.$H$2])+1+[.$E$2]" office:value-type="float" office:value="259" calcext:value-type="float">
            <text:p>259</text:p>
          </table:table-cell>
          <table:table-cell table:formula="of:=MOD([.F700]+1/[.$H$2];5)" office:value-type="float" office:value="1.63333333333331" calcext:value-type="float">
            <text:p>1,63333333333331</text:p>
          </table:table-cell>
          <table:table-cell table:formula="of:=IF([.F701]=0;[.G700]+2+1/[.$H$2];[.G700]+1/[.$H$2])" office:value-type="float" office:value="11.6333333333335" calcext:value-type="float">
            <text:p>11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2]))" office:value-type="date" office:date-value="2019-10-18T17:36:49.729762" calcext:value-type="date">
            <text:p>2019-10-18 17:36:50</text:p>
          </table:table-cell>
          <table:table-cell table:style-name="ce7" table:formula="of:=[.A702]" office:value-type="date" office:date-value="2019-10-18T17:36:49.729762" calcext:value-type="date">
            <text:p>2019-10-18 17:36:50</text:p>
          </table:table-cell>
          <table:table-cell table:formula="of:=TRUNC([.A702])" office:value-type="float" office:value="43756" calcext:value-type="float">
            <text:p>43756</text:p>
          </table:table-cell>
          <table:table-cell table:style-name="ce12" table:formula="of:=[.B702]-[.C702]" office:value-type="date" office:date-value="1899-12-30T17:36:49.72976228222" calcext:value-type="date">
            <text:p>12/30/99 05:36 PM</text:p>
          </table:table-cell>
          <table:table-cell table:formula="of:=MOD([.E701]-[.$E$2];[.$H$2])+1+[.$E$2]" office:value-type="float" office:value="260" calcext:value-type="float">
            <text:p>260</text:p>
          </table:table-cell>
          <table:table-cell table:formula="of:=MOD([.F701]+1/[.$H$2];5)" office:value-type="float" office:value="1.64999999999997" calcext:value-type="float">
            <text:p>1,64999999999997</text:p>
          </table:table-cell>
          <table:table-cell table:formula="of:=IF([.F702]=0;[.G701]+2+1/[.$H$2];[.G701]+1/[.$H$2])" office:value-type="float" office:value="11.6500000000002" calcext:value-type="float">
            <text:p>11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3]))" office:value-type="date" office:date-value="2019-10-18T17:54:48.182392" calcext:value-type="date">
            <text:p>2019-10-18 17:54:48</text:p>
          </table:table-cell>
          <table:table-cell table:style-name="ce7" table:formula="of:=[.A703]" office:value-type="date" office:date-value="2019-10-18T17:54:48.182392" calcext:value-type="date">
            <text:p>2019-10-18 17:54:48</text:p>
          </table:table-cell>
          <table:table-cell table:formula="of:=TRUNC([.A703])" office:value-type="float" office:value="43756" calcext:value-type="float">
            <text:p>43756</text:p>
          </table:table-cell>
          <table:table-cell table:style-name="ce12" table:formula="of:=[.B703]-[.C703]" office:value-type="date" office:date-value="1899-12-30T17:54:48.18239187822" calcext:value-type="date">
            <text:p>12/30/99 05:54 PM</text:p>
          </table:table-cell>
          <table:table-cell table:formula="of:=MOD([.E702]-[.$E$2];[.$H$2])+1+[.$E$2]" office:value-type="float" office:value="261" calcext:value-type="float">
            <text:p>261</text:p>
          </table:table-cell>
          <table:table-cell table:formula="of:=MOD([.F702]+1/[.$H$2];5)" office:value-type="float" office:value="1.66666666666664" calcext:value-type="float">
            <text:p>1,66666666666664</text:p>
          </table:table-cell>
          <table:table-cell table:formula="of:=IF([.F703]=0;[.G702]+2+1/[.$H$2];[.G702]+1/[.$H$2])" office:value-type="float" office:value="11.6666666666668" calcext:value-type="float">
            <text:p>11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4]))" office:value-type="date" office:date-value="2019-10-18T17:48:13.580819" calcext:value-type="date">
            <text:p>2019-10-18 17:48:14</text:p>
          </table:table-cell>
          <table:table-cell table:style-name="ce7" table:formula="of:=[.A704]" office:value-type="date" office:date-value="2019-10-18T17:48:13.580819" calcext:value-type="date">
            <text:p>2019-10-18 17:48:14</text:p>
          </table:table-cell>
          <table:table-cell table:formula="of:=TRUNC([.A704])" office:value-type="float" office:value="43756" calcext:value-type="float">
            <text:p>43756</text:p>
          </table:table-cell>
          <table:table-cell table:style-name="ce12" table:formula="of:=[.B704]-[.C704]" office:value-type="date" office:date-value="1899-12-30T17:48:13.58081880491" calcext:value-type="date">
            <text:p>12/30/99 05:48 PM</text:p>
          </table:table-cell>
          <table:table-cell table:formula="of:=MOD([.E703]-[.$E$2];[.$H$2])+1+[.$E$2]" office:value-type="float" office:value="262" calcext:value-type="float">
            <text:p>262</text:p>
          </table:table-cell>
          <table:table-cell table:formula="of:=MOD([.F703]+1/[.$H$2];5)" office:value-type="float" office:value="1.68333333333331" calcext:value-type="float">
            <text:p>1,68333333333331</text:p>
          </table:table-cell>
          <table:table-cell table:formula="of:=IF([.F704]=0;[.G703]+2+1/[.$H$2];[.G703]+1/[.$H$2])" office:value-type="float" office:value="11.6833333333335" calcext:value-type="float">
            <text:p>11,6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5]))" office:value-type="date" office:date-value="2019-10-18T18:02:57.797496" calcext:value-type="date">
            <text:p>2019-10-18 18:02:58</text:p>
          </table:table-cell>
          <table:table-cell table:style-name="ce7" table:formula="of:=[.A705]" office:value-type="date" office:date-value="2019-10-18T18:02:57.797496" calcext:value-type="date">
            <text:p>2019-10-18 18:02:58</text:p>
          </table:table-cell>
          <table:table-cell table:formula="of:=TRUNC([.A705])" office:value-type="float" office:value="43756" calcext:value-type="float">
            <text:p>43756</text:p>
          </table:table-cell>
          <table:table-cell table:style-name="ce12" table:formula="of:=[.B705]-[.C705]" office:value-type="date" office:date-value="1899-12-30T18:02:57.7974960627" calcext:value-type="date">
            <text:p>12/30/99 06:02 PM</text:p>
          </table:table-cell>
          <table:table-cell table:formula="of:=MOD([.E704]-[.$E$2];[.$H$2])+1+[.$E$2]" office:value-type="float" office:value="263" calcext:value-type="float">
            <text:p>263</text:p>
          </table:table-cell>
          <table:table-cell table:formula="of:=MOD([.F704]+1/[.$H$2];5)" office:value-type="float" office:value="1.69999999999997" calcext:value-type="float">
            <text:p>1,69999999999997</text:p>
          </table:table-cell>
          <table:table-cell table:formula="of:=IF([.F705]=0;[.G704]+2+1/[.$H$2];[.G704]+1/[.$H$2])" office:value-type="float" office:value="11.7000000000002" calcext:value-type="float">
            <text:p>11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6]))" office:value-type="date" office:date-value="2019-10-18T17:42:22.254088" calcext:value-type="date">
            <text:p>2019-10-18 17:42:22</text:p>
          </table:table-cell>
          <table:table-cell table:style-name="ce7" table:formula="of:=[.A706]" office:value-type="date" office:date-value="2019-10-18T17:42:22.254088" calcext:value-type="date">
            <text:p>2019-10-18 17:42:22</text:p>
          </table:table-cell>
          <table:table-cell table:formula="of:=TRUNC([.A706])" office:value-type="float" office:value="43756" calcext:value-type="float">
            <text:p>43756</text:p>
          </table:table-cell>
          <table:table-cell table:style-name="ce12" table:formula="of:=[.B706]-[.C706]" office:value-type="date" office:date-value="1899-12-30T17:42:22.25408770144" calcext:value-type="date">
            <text:p>12/30/99 05:42 PM</text:p>
          </table:table-cell>
          <table:table-cell table:formula="of:=MOD([.E705]-[.$E$2];[.$H$2])+1+[.$E$2]" office:value-type="float" office:value="264" calcext:value-type="float">
            <text:p>264</text:p>
          </table:table-cell>
          <table:table-cell table:formula="of:=MOD([.F705]+1/[.$H$2];5)" office:value-type="float" office:value="1.71666666666664" calcext:value-type="float">
            <text:p>1,71666666666664</text:p>
          </table:table-cell>
          <table:table-cell table:formula="of:=IF([.F706]=0;[.G705]+2+1/[.$H$2];[.G705]+1/[.$H$2])" office:value-type="float" office:value="11.7166666666668" calcext:value-type="float">
            <text:p>11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7]))" office:value-type="date" office:date-value="2019-10-18T18:03:12.818688" calcext:value-type="date">
            <text:p>2019-10-18 18:03:13</text:p>
          </table:table-cell>
          <table:table-cell table:style-name="ce7" table:formula="of:=[.A707]" office:value-type="date" office:date-value="2019-10-18T18:03:12.818688" calcext:value-type="date">
            <text:p>2019-10-18 18:03:13</text:p>
          </table:table-cell>
          <table:table-cell table:formula="of:=TRUNC([.A707])" office:value-type="float" office:value="43756" calcext:value-type="float">
            <text:p>43756</text:p>
          </table:table-cell>
          <table:table-cell table:style-name="ce12" table:formula="of:=[.B707]-[.C707]" office:value-type="date" office:date-value="1899-12-30T18:03:12.81868797261" calcext:value-type="date">
            <text:p>12/30/99 06:03 PM</text:p>
          </table:table-cell>
          <table:table-cell table:formula="of:=MOD([.E706]-[.$E$2];[.$H$2])+1+[.$E$2]" office:value-type="float" office:value="265" calcext:value-type="float">
            <text:p>265</text:p>
          </table:table-cell>
          <table:table-cell table:formula="of:=MOD([.F706]+1/[.$H$2];5)" office:value-type="float" office:value="1.73333333333331" calcext:value-type="float">
            <text:p>1,73333333333331</text:p>
          </table:table-cell>
          <table:table-cell table:formula="of:=IF([.F707]=0;[.G706]+2+1/[.$H$2];[.G706]+1/[.$H$2])" office:value-type="float" office:value="11.7333333333335" calcext:value-type="float">
            <text:p>11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8]))" office:value-type="date" office:date-value="2019-10-18T18:10:16.855008" calcext:value-type="date">
            <text:p>2019-10-18 18:10:17</text:p>
          </table:table-cell>
          <table:table-cell table:style-name="ce7" table:formula="of:=[.A708]" office:value-type="date" office:date-value="2019-10-18T18:10:16.855008" calcext:value-type="date">
            <text:p>2019-10-18 18:10:17</text:p>
          </table:table-cell>
          <table:table-cell table:formula="of:=TRUNC([.A708])" office:value-type="float" office:value="43756" calcext:value-type="float">
            <text:p>43756</text:p>
          </table:table-cell>
          <table:table-cell table:style-name="ce12" table:formula="of:=[.B708]-[.C708]" office:value-type="date" office:date-value="1899-12-30T18:10:16.85500822496" calcext:value-type="date">
            <text:p>12/30/99 06:10 PM</text:p>
          </table:table-cell>
          <table:table-cell table:formula="of:=MOD([.E707]-[.$E$2];[.$H$2])+1+[.$E$2]" office:value-type="float" office:value="266" calcext:value-type="float">
            <text:p>266</text:p>
          </table:table-cell>
          <table:table-cell table:formula="of:=MOD([.F707]+1/[.$H$2];5)" office:value-type="float" office:value="1.74999999999997" calcext:value-type="float">
            <text:p>1,74999999999997</text:p>
          </table:table-cell>
          <table:table-cell table:formula="of:=IF([.F708]=0;[.G707]+2+1/[.$H$2];[.G707]+1/[.$H$2])" office:value-type="float" office:value="11.7500000000002" calcext:value-type="float">
            <text:p>11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9]))" office:value-type="date" office:date-value="2019-10-18T17:36:27.355318" calcext:value-type="date">
            <text:p>2019-10-18 17:36:27</text:p>
          </table:table-cell>
          <table:table-cell table:style-name="ce7" table:formula="of:=[.A709]" office:value-type="date" office:date-value="2019-10-18T17:36:27.355318" calcext:value-type="date">
            <text:p>2019-10-18 17:36:27</text:p>
          </table:table-cell>
          <table:table-cell table:formula="of:=TRUNC([.A709])" office:value-type="float" office:value="43756" calcext:value-type="float">
            <text:p>43756</text:p>
          </table:table-cell>
          <table:table-cell table:style-name="ce12" table:formula="of:=[.B709]-[.C709]" office:value-type="date" office:date-value="1899-12-30T17:36:27.35531803686" calcext:value-type="date">
            <text:p>12/30/99 05:36 PM</text:p>
          </table:table-cell>
          <table:table-cell table:formula="of:=MOD([.E708]-[.$E$2];[.$H$2])+1+[.$E$2]" office:value-type="float" office:value="267" calcext:value-type="float">
            <text:p>267</text:p>
          </table:table-cell>
          <table:table-cell table:formula="of:=MOD([.F708]+1/[.$H$2];5)" office:value-type="float" office:value="1.76666666666664" calcext:value-type="float">
            <text:p>1,76666666666664</text:p>
          </table:table-cell>
          <table:table-cell table:formula="of:=IF([.F709]=0;[.G708]+2+1/[.$H$2];[.G708]+1/[.$H$2])" office:value-type="float" office:value="11.7666666666668" calcext:value-type="float">
            <text:p>11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0]))" office:value-type="date" office:date-value="2019-10-18T17:58:15.157164" calcext:value-type="date">
            <text:p>2019-10-18 17:58:15</text:p>
          </table:table-cell>
          <table:table-cell table:style-name="ce7" table:formula="of:=[.A710]" office:value-type="date" office:date-value="2019-10-18T17:58:15.157164" calcext:value-type="date">
            <text:p>2019-10-18 17:58:15</text:p>
          </table:table-cell>
          <table:table-cell table:formula="of:=TRUNC([.A710])" office:value-type="float" office:value="43756" calcext:value-type="float">
            <text:p>43756</text:p>
          </table:table-cell>
          <table:table-cell table:style-name="ce12" table:formula="of:=[.B710]-[.C710]" office:value-type="date" office:date-value="1899-12-30T17:58:15.15716379974" calcext:value-type="date">
            <text:p>12/30/99 05:58 PM</text:p>
          </table:table-cell>
          <table:table-cell table:formula="of:=MOD([.E709]-[.$E$2];[.$H$2])+1+[.$E$2]" office:value-type="float" office:value="268" calcext:value-type="float">
            <text:p>268</text:p>
          </table:table-cell>
          <table:table-cell table:formula="of:=MOD([.F709]+1/[.$H$2];5)" office:value-type="float" office:value="1.78333333333331" calcext:value-type="float">
            <text:p>1,78333333333331</text:p>
          </table:table-cell>
          <table:table-cell table:formula="of:=IF([.F710]=0;[.G709]+2+1/[.$H$2];[.G709]+1/[.$H$2])" office:value-type="float" office:value="11.7833333333335" calcext:value-type="float">
            <text:p>11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1]))" office:value-type="date" office:date-value="2019-10-18T18:05:29.264823" calcext:value-type="date">
            <text:p>2019-10-18 18:05:29</text:p>
          </table:table-cell>
          <table:table-cell table:style-name="ce7" table:formula="of:=[.A711]" office:value-type="date" office:date-value="2019-10-18T18:05:29.264823" calcext:value-type="date">
            <text:p>2019-10-18 18:05:29</text:p>
          </table:table-cell>
          <table:table-cell table:formula="of:=TRUNC([.A711])" office:value-type="float" office:value="43756" calcext:value-type="float">
            <text:p>43756</text:p>
          </table:table-cell>
          <table:table-cell table:style-name="ce12" table:formula="of:=[.B711]-[.C711]" office:value-type="date" office:date-value="1899-12-30T18:05:29.26482288167" calcext:value-type="date">
            <text:p>12/30/99 06:05 PM</text:p>
          </table:table-cell>
          <table:table-cell table:formula="of:=MOD([.E710]-[.$E$2];[.$H$2])+1+[.$E$2]" office:value-type="float" office:value="269" calcext:value-type="float">
            <text:p>269</text:p>
          </table:table-cell>
          <table:table-cell table:formula="of:=MOD([.F710]+1/[.$H$2];5)" office:value-type="float" office:value="1.79999999999997" calcext:value-type="float">
            <text:p>1,79999999999997</text:p>
          </table:table-cell>
          <table:table-cell table:formula="of:=IF([.F711]=0;[.G710]+2+1/[.$H$2];[.G710]+1/[.$H$2])" office:value-type="float" office:value="11.8000000000002" calcext:value-type="float">
            <text:p>11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2]))" office:value-type="date" office:date-value="2019-10-18T17:39:17.870803" calcext:value-type="date">
            <text:p>2019-10-18 17:39:18</text:p>
          </table:table-cell>
          <table:table-cell table:style-name="ce7" table:formula="of:=[.A712]" office:value-type="date" office:date-value="2019-10-18T17:39:17.870803" calcext:value-type="date">
            <text:p>2019-10-18 17:39:18</text:p>
          </table:table-cell>
          <table:table-cell table:formula="of:=TRUNC([.A712])" office:value-type="float" office:value="43756" calcext:value-type="float">
            <text:p>43756</text:p>
          </table:table-cell>
          <table:table-cell table:style-name="ce12" table:formula="of:=[.B712]-[.C712]" office:value-type="date" office:date-value="1899-12-30T17:39:17.87080270238" calcext:value-type="date">
            <text:p>12/30/99 05:39 PM</text:p>
          </table:table-cell>
          <table:table-cell table:formula="of:=MOD([.E711]-[.$E$2];[.$H$2])+1+[.$E$2]" office:value-type="float" office:value="270" calcext:value-type="float">
            <text:p>270</text:p>
          </table:table-cell>
          <table:table-cell table:formula="of:=MOD([.F711]+1/[.$H$2];5)" office:value-type="float" office:value="1.81666666666664" calcext:value-type="float">
            <text:p>1,81666666666664</text:p>
          </table:table-cell>
          <table:table-cell table:formula="of:=IF([.F712]=0;[.G711]+2+1/[.$H$2];[.G711]+1/[.$H$2])" office:value-type="float" office:value="11.8166666666668" calcext:value-type="float">
            <text:p>11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3]))" office:value-type="date" office:date-value="2019-10-18T17:52:55.717837" calcext:value-type="date">
            <text:p>2019-10-18 17:52:56</text:p>
          </table:table-cell>
          <table:table-cell table:style-name="ce7" table:formula="of:=[.A713]" office:value-type="date" office:date-value="2019-10-18T17:52:55.717837" calcext:value-type="date">
            <text:p>2019-10-18 17:52:56</text:p>
          </table:table-cell>
          <table:table-cell table:formula="of:=TRUNC([.A713])" office:value-type="float" office:value="43756" calcext:value-type="float">
            <text:p>43756</text:p>
          </table:table-cell>
          <table:table-cell table:style-name="ce12" table:formula="of:=[.B713]-[.C713]" office:value-type="date" office:date-value="1899-12-30T17:52:55.7178370608" calcext:value-type="date">
            <text:p>12/30/99 05:52 PM</text:p>
          </table:table-cell>
          <table:table-cell table:formula="of:=MOD([.E712]-[.$E$2];[.$H$2])+1+[.$E$2]" office:value-type="float" office:value="271" calcext:value-type="float">
            <text:p>271</text:p>
          </table:table-cell>
          <table:table-cell table:formula="of:=MOD([.F712]+1/[.$H$2];5)" office:value-type="float" office:value="1.83333333333331" calcext:value-type="float">
            <text:p>1,83333333333331</text:p>
          </table:table-cell>
          <table:table-cell table:formula="of:=IF([.F713]=0;[.G712]+2+1/[.$H$2];[.G712]+1/[.$H$2])" office:value-type="float" office:value="11.8333333333335" calcext:value-type="float">
            <text:p>11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4]))" office:value-type="date" office:date-value="2019-10-18T17:39:23.547917" calcext:value-type="date">
            <text:p>2019-10-18 17:39:24</text:p>
          </table:table-cell>
          <table:table-cell table:style-name="ce7" table:formula="of:=[.A714]" office:value-type="date" office:date-value="2019-10-18T17:39:23.547917" calcext:value-type="date">
            <text:p>2019-10-18 17:39:24</text:p>
          </table:table-cell>
          <table:table-cell table:formula="of:=TRUNC([.A714])" office:value-type="float" office:value="43756" calcext:value-type="float">
            <text:p>43756</text:p>
          </table:table-cell>
          <table:table-cell table:style-name="ce12" table:formula="of:=[.B714]-[.C714]" office:value-type="date" office:date-value="1899-12-30T17:39:23.54791685008" calcext:value-type="date">
            <text:p>12/30/99 05:39 PM</text:p>
          </table:table-cell>
          <table:table-cell table:formula="of:=MOD([.E713]-[.$E$2];[.$H$2])+1+[.$E$2]" office:value-type="float" office:value="272" calcext:value-type="float">
            <text:p>272</text:p>
          </table:table-cell>
          <table:table-cell table:formula="of:=MOD([.F713]+1/[.$H$2];5)" office:value-type="float" office:value="1.84999999999997" calcext:value-type="float">
            <text:p>1,84999999999997</text:p>
          </table:table-cell>
          <table:table-cell table:formula="of:=IF([.F714]=0;[.G713]+2+1/[.$H$2];[.G713]+1/[.$H$2])" office:value-type="float" office:value="11.8500000000002" calcext:value-type="float">
            <text:p>11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5]))" office:value-type="date" office:date-value="2019-10-18T18:10:00.362833" calcext:value-type="date">
            <text:p>2019-10-18 18:10:00</text:p>
          </table:table-cell>
          <table:table-cell table:style-name="ce7" table:formula="of:=[.A715]" office:value-type="date" office:date-value="2019-10-18T18:10:00.362833" calcext:value-type="date">
            <text:p>2019-10-18 18:10:00</text:p>
          </table:table-cell>
          <table:table-cell table:formula="of:=TRUNC([.A715])" office:value-type="float" office:value="43756" calcext:value-type="float">
            <text:p>43756</text:p>
          </table:table-cell>
          <table:table-cell table:style-name="ce12" table:formula="of:=[.B715]-[.C715]" office:value-type="date" office:date-value="1899-12-30T18:10:00.36283254158" calcext:value-type="date">
            <text:p>12/30/99 06:10 PM</text:p>
          </table:table-cell>
          <table:table-cell table:formula="of:=MOD([.E714]-[.$E$2];[.$H$2])+1+[.$E$2]" office:value-type="float" office:value="273" calcext:value-type="float">
            <text:p>273</text:p>
          </table:table-cell>
          <table:table-cell table:formula="of:=MOD([.F714]+1/[.$H$2];5)" office:value-type="float" office:value="1.86666666666664" calcext:value-type="float">
            <text:p>1,86666666666664</text:p>
          </table:table-cell>
          <table:table-cell table:formula="of:=IF([.F715]=0;[.G714]+2+1/[.$H$2];[.G714]+1/[.$H$2])" office:value-type="float" office:value="11.8666666666668" calcext:value-type="float">
            <text:p>11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6]))" office:value-type="date" office:date-value="2019-10-18T17:46:18.726303" calcext:value-type="date">
            <text:p>2019-10-18 17:46:19</text:p>
          </table:table-cell>
          <table:table-cell table:style-name="ce7" table:formula="of:=[.A716]" office:value-type="date" office:date-value="2019-10-18T17:46:18.726303" calcext:value-type="date">
            <text:p>2019-10-18 17:46:19</text:p>
          </table:table-cell>
          <table:table-cell table:formula="of:=TRUNC([.A716])" office:value-type="float" office:value="43756" calcext:value-type="float">
            <text:p>43756</text:p>
          </table:table-cell>
          <table:table-cell table:style-name="ce12" table:formula="of:=[.B716]-[.C716]" office:value-type="date" office:date-value="1899-12-30T17:46:18.72630259953" calcext:value-type="date">
            <text:p>12/30/99 05:46 PM</text:p>
          </table:table-cell>
          <table:table-cell table:formula="of:=MOD([.E715]-[.$E$2];[.$H$2])+1+[.$E$2]" office:value-type="float" office:value="274" calcext:value-type="float">
            <text:p>274</text:p>
          </table:table-cell>
          <table:table-cell table:formula="of:=MOD([.F715]+1/[.$H$2];5)" office:value-type="float" office:value="1.88333333333331" calcext:value-type="float">
            <text:p>1,88333333333331</text:p>
          </table:table-cell>
          <table:table-cell table:formula="of:=IF([.F716]=0;[.G715]+2+1/[.$H$2];[.G715]+1/[.$H$2])" office:value-type="float" office:value="11.8833333333335" calcext:value-type="float">
            <text:p>11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7]))" office:value-type="date" office:date-value="2019-10-18T18:05:05.281813" calcext:value-type="date">
            <text:p>2019-10-18 18:05:05</text:p>
          </table:table-cell>
          <table:table-cell table:style-name="ce7" table:formula="of:=[.A717]" office:value-type="date" office:date-value="2019-10-18T18:05:05.281813" calcext:value-type="date">
            <text:p>2019-10-18 18:05:05</text:p>
          </table:table-cell>
          <table:table-cell table:formula="of:=TRUNC([.A717])" office:value-type="float" office:value="43756" calcext:value-type="float">
            <text:p>43756</text:p>
          </table:table-cell>
          <table:table-cell table:style-name="ce12" table:formula="of:=[.B717]-[.C717]" office:value-type="date" office:date-value="1899-12-30T18:05:05.28181325644" calcext:value-type="date">
            <text:p>12/30/99 06:05 PM</text:p>
          </table:table-cell>
          <table:table-cell table:formula="of:=MOD([.E716]-[.$E$2];[.$H$2])+1+[.$E$2]" office:value-type="float" office:value="275" calcext:value-type="float">
            <text:p>275</text:p>
          </table:table-cell>
          <table:table-cell table:formula="of:=MOD([.F716]+1/[.$H$2];5)" office:value-type="float" office:value="1.89999999999997" calcext:value-type="float">
            <text:p>1,89999999999997</text:p>
          </table:table-cell>
          <table:table-cell table:formula="of:=IF([.F717]=0;[.G716]+2+1/[.$H$2];[.G716]+1/[.$H$2])" office:value-type="float" office:value="11.9000000000002" calcext:value-type="float">
            <text:p>11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8]))" office:value-type="date" office:date-value="2019-10-18T17:48:13.100132" calcext:value-type="date">
            <text:p>2019-10-18 17:48:13</text:p>
          </table:table-cell>
          <table:table-cell table:style-name="ce7" table:formula="of:=[.A718]" office:value-type="date" office:date-value="2019-10-18T17:48:13.100132" calcext:value-type="date">
            <text:p>2019-10-18 17:48:13</text:p>
          </table:table-cell>
          <table:table-cell table:formula="of:=TRUNC([.A718])" office:value-type="float" office:value="43756" calcext:value-type="float">
            <text:p>43756</text:p>
          </table:table-cell>
          <table:table-cell table:style-name="ce12" table:formula="of:=[.B718]-[.C718]" office:value-type="date" office:date-value="1899-12-30T17:48:13.1001315359" calcext:value-type="date">
            <text:p>12/30/99 05:48 PM</text:p>
          </table:table-cell>
          <table:table-cell table:formula="of:=MOD([.E717]-[.$E$2];[.$H$2])+1+[.$E$2]" office:value-type="float" office:value="276" calcext:value-type="float">
            <text:p>276</text:p>
          </table:table-cell>
          <table:table-cell table:formula="of:=MOD([.F717]+1/[.$H$2];5)" office:value-type="float" office:value="1.91666666666664" calcext:value-type="float">
            <text:p>1,91666666666664</text:p>
          </table:table-cell>
          <table:table-cell table:formula="of:=IF([.F718]=0;[.G717]+2+1/[.$H$2];[.G717]+1/[.$H$2])" office:value-type="float" office:value="11.9166666666668" calcext:value-type="float">
            <text:p>11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9]))" office:value-type="date" office:date-value="2019-10-18T18:06:08.027644" calcext:value-type="date">
            <text:p>2019-10-18 18:06:08</text:p>
          </table:table-cell>
          <table:table-cell table:style-name="ce7" table:formula="of:=[.A719]" office:value-type="date" office:date-value="2019-10-18T18:06:08.027644" calcext:value-type="date">
            <text:p>2019-10-18 18:06:08</text:p>
          </table:table-cell>
          <table:table-cell table:formula="of:=TRUNC([.A719])" office:value-type="float" office:value="43756" calcext:value-type="float">
            <text:p>43756</text:p>
          </table:table-cell>
          <table:table-cell table:style-name="ce12" table:formula="of:=[.B719]-[.C719]" office:value-type="date" office:date-value="1899-12-30T18:06:08.0276438361" calcext:value-type="date">
            <text:p>12/30/99 06:06 PM</text:p>
          </table:table-cell>
          <table:table-cell table:formula="of:=MOD([.E718]-[.$E$2];[.$H$2])+1+[.$E$2]" office:value-type="float" office:value="277" calcext:value-type="float">
            <text:p>277</text:p>
          </table:table-cell>
          <table:table-cell table:formula="of:=MOD([.F718]+1/[.$H$2];5)" office:value-type="float" office:value="1.93333333333331" calcext:value-type="float">
            <text:p>1,93333333333331</text:p>
          </table:table-cell>
          <table:table-cell table:formula="of:=IF([.F719]=0;[.G718]+2+1/[.$H$2];[.G718]+1/[.$H$2])" office:value-type="float" office:value="11.9333333333335" calcext:value-type="float">
            <text:p>11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0]))" office:value-type="date" office:date-value="2019-10-18T17:56:47.936555" calcext:value-type="date">
            <text:p>2019-10-18 17:56:48</text:p>
          </table:table-cell>
          <table:table-cell table:style-name="ce7" table:formula="of:=[.A720]" office:value-type="date" office:date-value="2019-10-18T17:56:47.936555" calcext:value-type="date">
            <text:p>2019-10-18 17:56:48</text:p>
          </table:table-cell>
          <table:table-cell table:formula="of:=TRUNC([.A720])" office:value-type="float" office:value="43756" calcext:value-type="float">
            <text:p>43756</text:p>
          </table:table-cell>
          <table:table-cell table:style-name="ce12" table:formula="of:=[.B720]-[.C720]" office:value-type="date" office:date-value="1899-12-30T17:56:47.93655461166" calcext:value-type="date">
            <text:p>12/30/99 05:56 PM</text:p>
          </table:table-cell>
          <table:table-cell table:formula="of:=MOD([.E719]-[.$E$2];[.$H$2])+1+[.$E$2]" office:value-type="float" office:value="278" calcext:value-type="float">
            <text:p>278</text:p>
          </table:table-cell>
          <table:table-cell table:formula="of:=MOD([.F719]+1/[.$H$2];5)" office:value-type="float" office:value="1.94999999999997" calcext:value-type="float">
            <text:p>1,94999999999997</text:p>
          </table:table-cell>
          <table:table-cell table:formula="of:=IF([.F720]=0;[.G719]+2+1/[.$H$2];[.G719]+1/[.$H$2])" office:value-type="float" office:value="11.9500000000002" calcext:value-type="float">
            <text:p>11,9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1]))" office:value-type="date" office:date-value="2019-10-18T18:12:28.802185" calcext:value-type="date">
            <text:p>2019-10-18 18:12:29</text:p>
          </table:table-cell>
          <table:table-cell table:style-name="ce7" table:formula="of:=[.A721]" office:value-type="date" office:date-value="2019-10-18T18:12:28.802185" calcext:value-type="date">
            <text:p>2019-10-18 18:12:29</text:p>
          </table:table-cell>
          <table:table-cell table:formula="of:=TRUNC([.A721])" office:value-type="float" office:value="43756" calcext:value-type="float">
            <text:p>43756</text:p>
          </table:table-cell>
          <table:table-cell table:style-name="ce12" table:formula="of:=[.B721]-[.C721]" office:value-type="date" office:date-value="1899-12-30T18:12:28.80218531471" calcext:value-type="date">
            <text:p>12/30/99 06:12 PM</text:p>
          </table:table-cell>
          <table:table-cell table:formula="of:=MOD([.E720]-[.$E$2];[.$H$2])+1+[.$E$2]" office:value-type="float" office:value="279" calcext:value-type="float">
            <text:p>279</text:p>
          </table:table-cell>
          <table:table-cell table:formula="of:=MOD([.F720]+1/[.$H$2];5)" office:value-type="float" office:value="1.96666666666664" calcext:value-type="float">
            <text:p>1,96666666666664</text:p>
          </table:table-cell>
          <table:table-cell table:formula="of:=IF([.F721]=0;[.G720]+2+1/[.$H$2];[.G720]+1/[.$H$2])" office:value-type="float" office:value="11.9666666666668" calcext:value-type="float">
            <text:p>11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2]))" office:value-type="date" office:date-value="2019-10-18T17:51:24.201488" calcext:value-type="date">
            <text:p>2019-10-18 17:51:24</text:p>
          </table:table-cell>
          <table:table-cell table:style-name="ce7" table:formula="of:=[.A722]" office:value-type="date" office:date-value="2019-10-18T17:51:24.201488" calcext:value-type="date">
            <text:p>2019-10-18 17:51:24</text:p>
          </table:table-cell>
          <table:table-cell table:formula="of:=TRUNC([.A722])" office:value-type="float" office:value="43756" calcext:value-type="float">
            <text:p>43756</text:p>
          </table:table-cell>
          <table:table-cell table:style-name="ce12" table:formula="of:=[.B722]-[.C722]" office:value-type="date" office:date-value="1899-12-30T17:51:24.20148761943" calcext:value-type="date">
            <text:p>12/30/99 05:51 PM</text:p>
          </table:table-cell>
          <table:table-cell table:formula="of:=MOD([.E721]-[.$E$2];[.$H$2])+1+[.$E$2]" office:value-type="float" office:value="280" calcext:value-type="float">
            <text:p>280</text:p>
          </table:table-cell>
          <table:table-cell table:formula="of:=MOD([.F721]+1/[.$H$2];5)" office:value-type="float" office:value="1.98333333333331" calcext:value-type="float">
            <text:p>1,98333333333331</text:p>
          </table:table-cell>
          <table:table-cell table:formula="of:=IF([.F722]=0;[.G721]+2+1/[.$H$2];[.G721]+1/[.$H$2])" office:value-type="float" office:value="11.9833333333335" calcext:value-type="float">
            <text:p>11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3]))" office:value-type="date" office:date-value="2019-10-19T18:18:15.18426" calcext:value-type="date">
            <text:p>2019-10-19 18:18:15</text:p>
          </table:table-cell>
          <table:table-cell table:style-name="ce7" table:formula="of:=[.A723]" office:value-type="date" office:date-value="2019-10-19T18:18:15.18426" calcext:value-type="date">
            <text:p>2019-10-19 18:18:15</text:p>
          </table:table-cell>
          <table:table-cell table:formula="of:=TRUNC([.A723])" office:value-type="float" office:value="43757" calcext:value-type="float">
            <text:p>43757</text:p>
          </table:table-cell>
          <table:table-cell table:style-name="ce12" table:formula="of:=[.B723]-[.C723]" office:value-type="date" office:date-value="1899-12-30T18:18:15.18425969873" calcext:value-type="date">
            <text:p>12/30/99 06:18 PM</text:p>
          </table:table-cell>
          <table:table-cell table:formula="of:=MOD([.E722]-[.$E$2];[.$H$2])+1+[.$E$2]" office:value-type="float" office:value="221" calcext:value-type="float">
            <text:p>221</text:p>
          </table:table-cell>
          <table:table-cell table:formula="of:=MOD([.F722]+1/[.$H$2];5)" office:value-type="float" office:value="1.99999999999997" calcext:value-type="float">
            <text:p>1,99999999999997</text:p>
          </table:table-cell>
          <table:table-cell table:formula="of:=IF([.F723]=0;[.G722]+2+1/[.$H$2];[.G722]+1/[.$H$2])" office:value-type="float" office:value="12.0000000000002" calcext:value-type="float">
            <text:p>12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4]))" office:value-type="date" office:date-value="2019-10-19T18:28:22.370589" calcext:value-type="date">
            <text:p>2019-10-19 18:28:22</text:p>
          </table:table-cell>
          <table:table-cell table:style-name="ce7" table:formula="of:=[.A724]" office:value-type="date" office:date-value="2019-10-19T18:28:22.370589" calcext:value-type="date">
            <text:p>2019-10-19 18:28:22</text:p>
          </table:table-cell>
          <table:table-cell table:formula="of:=TRUNC([.A724])" office:value-type="float" office:value="43757" calcext:value-type="float">
            <text:p>43757</text:p>
          </table:table-cell>
          <table:table-cell table:style-name="ce12" table:formula="of:=[.B724]-[.C724]" office:value-type="date" office:date-value="1899-12-30T18:28:22.37058859784" calcext:value-type="date">
            <text:p>12/30/99 06:28 PM</text:p>
          </table:table-cell>
          <table:table-cell table:formula="of:=MOD([.E723]-[.$E$2];[.$H$2])+1+[.$E$2]" office:value-type="float" office:value="222" calcext:value-type="float">
            <text:p>222</text:p>
          </table:table-cell>
          <table:table-cell table:formula="of:=MOD([.F723]+1/[.$H$2];5)" office:value-type="float" office:value="2.01666666666664" calcext:value-type="float">
            <text:p>2,01666666666664</text:p>
          </table:table-cell>
          <table:table-cell table:formula="of:=IF([.F724]=0;[.G723]+2+1/[.$H$2];[.G723]+1/[.$H$2])" office:value-type="float" office:value="12.0166666666668" calcext:value-type="float">
            <text:p>12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5]))" office:value-type="date" office:date-value="2019-10-19T17:57:17.237092" calcext:value-type="date">
            <text:p>2019-10-19 17:57:17</text:p>
          </table:table-cell>
          <table:table-cell table:style-name="ce7" table:formula="of:=[.A725]" office:value-type="date" office:date-value="2019-10-19T17:57:17.237092" calcext:value-type="date">
            <text:p>2019-10-19 17:57:17</text:p>
          </table:table-cell>
          <table:table-cell table:formula="of:=TRUNC([.A725])" office:value-type="float" office:value="43757" calcext:value-type="float">
            <text:p>43757</text:p>
          </table:table-cell>
          <table:table-cell table:style-name="ce12" table:formula="of:=[.B725]-[.C725]" office:value-type="date" office:date-value="1899-12-30T17:57:17.23709159531" calcext:value-type="date">
            <text:p>12/30/99 05:57 PM</text:p>
          </table:table-cell>
          <table:table-cell table:formula="of:=MOD([.E724]-[.$E$2];[.$H$2])+1+[.$E$2]" office:value-type="float" office:value="223" calcext:value-type="float">
            <text:p>223</text:p>
          </table:table-cell>
          <table:table-cell table:formula="of:=MOD([.F724]+1/[.$H$2];5)" office:value-type="float" office:value="2.03333333333331" calcext:value-type="float">
            <text:p>2,03333333333331</text:p>
          </table:table-cell>
          <table:table-cell table:formula="of:=IF([.F725]=0;[.G724]+2+1/[.$H$2];[.G724]+1/[.$H$2])" office:value-type="float" office:value="12.0333333333335" calcext:value-type="float">
            <text:p>12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6]))" office:value-type="date" office:date-value="2019-10-19T17:45:06.878942" calcext:value-type="date">
            <text:p>2019-10-19 17:45:07</text:p>
          </table:table-cell>
          <table:table-cell table:style-name="ce7" table:formula="of:=[.A726]" office:value-type="date" office:date-value="2019-10-19T17:45:06.878942" calcext:value-type="date">
            <text:p>2019-10-19 17:45:07</text:p>
          </table:table-cell>
          <table:table-cell table:formula="of:=TRUNC([.A726])" office:value-type="float" office:value="43757" calcext:value-type="float">
            <text:p>43757</text:p>
          </table:table-cell>
          <table:table-cell table:style-name="ce12" table:formula="of:=[.B726]-[.C726]" office:value-type="date" office:date-value="1899-12-30T17:45:06.87894222792" calcext:value-type="date">
            <text:p>12/30/99 05:45 PM</text:p>
          </table:table-cell>
          <table:table-cell table:formula="of:=MOD([.E725]-[.$E$2];[.$H$2])+1+[.$E$2]" office:value-type="float" office:value="224" calcext:value-type="float">
            <text:p>224</text:p>
          </table:table-cell>
          <table:table-cell table:formula="of:=MOD([.F725]+1/[.$H$2];5)" office:value-type="float" office:value="2.04999999999997" calcext:value-type="float">
            <text:p>2,04999999999997</text:p>
          </table:table-cell>
          <table:table-cell table:formula="of:=IF([.F726]=0;[.G725]+2+1/[.$H$2];[.G725]+1/[.$H$2])" office:value-type="float" office:value="12.0500000000002" calcext:value-type="float">
            <text:p>12,0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7]))" office:value-type="date" office:date-value="2019-10-19T17:58:02.175704" calcext:value-type="date">
            <text:p>2019-10-19 17:58:02</text:p>
          </table:table-cell>
          <table:table-cell table:style-name="ce7" table:formula="of:=[.A727]" office:value-type="date" office:date-value="2019-10-19T17:58:02.175704" calcext:value-type="date">
            <text:p>2019-10-19 17:58:02</text:p>
          </table:table-cell>
          <table:table-cell table:formula="of:=TRUNC([.A727])" office:value-type="float" office:value="43757" calcext:value-type="float">
            <text:p>43757</text:p>
          </table:table-cell>
          <table:table-cell table:style-name="ce12" table:formula="of:=[.B727]-[.C727]" office:value-type="date" office:date-value="1899-12-30T17:58:02.17570446432" calcext:value-type="date">
            <text:p>12/30/99 05:58 PM</text:p>
          </table:table-cell>
          <table:table-cell table:formula="of:=MOD([.E726]-[.$E$2];[.$H$2])+1+[.$E$2]" office:value-type="float" office:value="225" calcext:value-type="float">
            <text:p>225</text:p>
          </table:table-cell>
          <table:table-cell table:formula="of:=MOD([.F726]+1/[.$H$2];5)" office:value-type="float" office:value="2.06666666666664" calcext:value-type="float">
            <text:p>2,06666666666664</text:p>
          </table:table-cell>
          <table:table-cell table:formula="of:=IF([.F727]=0;[.G726]+2+1/[.$H$2];[.G726]+1/[.$H$2])" office:value-type="float" office:value="12.0666666666668" calcext:value-type="float">
            <text:p>12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8]))" office:value-type="date" office:date-value="2019-10-19T18:11:34.482177" calcext:value-type="date">
            <text:p>2019-10-19 18:11:34</text:p>
          </table:table-cell>
          <table:table-cell table:style-name="ce7" table:formula="of:=[.A728]" office:value-type="date" office:date-value="2019-10-19T18:11:34.482177" calcext:value-type="date">
            <text:p>2019-10-19 18:11:34</text:p>
          </table:table-cell>
          <table:table-cell table:formula="of:=TRUNC([.A728])" office:value-type="float" office:value="43757" calcext:value-type="float">
            <text:p>43757</text:p>
          </table:table-cell>
          <table:table-cell table:style-name="ce12" table:formula="of:=[.B728]-[.C728]" office:value-type="date" office:date-value="1899-12-30T18:11:34.48217656463" calcext:value-type="date">
            <text:p>12/30/99 06:11 PM</text:p>
          </table:table-cell>
          <table:table-cell table:formula="of:=MOD([.E727]-[.$E$2];[.$H$2])+1+[.$E$2]" office:value-type="float" office:value="226" calcext:value-type="float">
            <text:p>226</text:p>
          </table:table-cell>
          <table:table-cell table:formula="of:=MOD([.F727]+1/[.$H$2];5)" office:value-type="float" office:value="2.08333333333331" calcext:value-type="float">
            <text:p>2,08333333333331</text:p>
          </table:table-cell>
          <table:table-cell table:formula="of:=IF([.F728]=0;[.G727]+2+1/[.$H$2];[.G727]+1/[.$H$2])" office:value-type="float" office:value="12.0833333333335" calcext:value-type="float">
            <text:p>12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9]))" office:value-type="date" office:date-value="2019-10-19T18:24:36.199408" calcext:value-type="date">
            <text:p>2019-10-19 18:24:36</text:p>
          </table:table-cell>
          <table:table-cell table:style-name="ce7" table:formula="of:=[.A729]" office:value-type="date" office:date-value="2019-10-19T18:24:36.199408" calcext:value-type="date">
            <text:p>2019-10-19 18:24:36</text:p>
          </table:table-cell>
          <table:table-cell table:formula="of:=TRUNC([.A729])" office:value-type="float" office:value="43757" calcext:value-type="float">
            <text:p>43757</text:p>
          </table:table-cell>
          <table:table-cell table:style-name="ce12" table:formula="of:=[.B729]-[.C729]" office:value-type="date" office:date-value="1899-12-30T18:24:36.19940789882" calcext:value-type="date">
            <text:p>12/30/99 06:24 PM</text:p>
          </table:table-cell>
          <table:table-cell table:formula="of:=MOD([.E728]-[.$E$2];[.$H$2])+1+[.$E$2]" office:value-type="float" office:value="227" calcext:value-type="float">
            <text:p>227</text:p>
          </table:table-cell>
          <table:table-cell table:formula="of:=MOD([.F728]+1/[.$H$2];5)" office:value-type="float" office:value="2.09999999999997" calcext:value-type="float">
            <text:p>2,09999999999997</text:p>
          </table:table-cell>
          <table:table-cell table:formula="of:=IF([.F729]=0;[.G728]+2+1/[.$H$2];[.G728]+1/[.$H$2])" office:value-type="float" office:value="12.1000000000002" calcext:value-type="float">
            <text:p>12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0]))" office:value-type="date" office:date-value="2019-10-19T18:00:03.750439" calcext:value-type="date">
            <text:p>2019-10-19 18:00:04</text:p>
          </table:table-cell>
          <table:table-cell table:style-name="ce7" table:formula="of:=[.A730]" office:value-type="date" office:date-value="2019-10-19T18:00:03.750439" calcext:value-type="date">
            <text:p>2019-10-19 18:00:04</text:p>
          </table:table-cell>
          <table:table-cell table:formula="of:=TRUNC([.A730])" office:value-type="float" office:value="43757" calcext:value-type="float">
            <text:p>43757</text:p>
          </table:table-cell>
          <table:table-cell table:style-name="ce12" table:formula="of:=[.B730]-[.C730]" office:value-type="date" office:date-value="1899-12-30T18:00:03.75043856911" calcext:value-type="date">
            <text:p>12/30/99 06:00 PM</text:p>
          </table:table-cell>
          <table:table-cell table:formula="of:=MOD([.E729]-[.$E$2];[.$H$2])+1+[.$E$2]" office:value-type="float" office:value="228" calcext:value-type="float">
            <text:p>228</text:p>
          </table:table-cell>
          <table:table-cell table:formula="of:=MOD([.F729]+1/[.$H$2];5)" office:value-type="float" office:value="2.11666666666664" calcext:value-type="float">
            <text:p>2,11666666666664</text:p>
          </table:table-cell>
          <table:table-cell table:formula="of:=IF([.F730]=0;[.G729]+2+1/[.$H$2];[.G729]+1/[.$H$2])" office:value-type="float" office:value="12.1166666666668" calcext:value-type="float">
            <text:p>12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1]))" office:value-type="date" office:date-value="2019-10-19T18:05:18.854271" calcext:value-type="date">
            <text:p>2019-10-19 18:05:19</text:p>
          </table:table-cell>
          <table:table-cell table:style-name="ce7" table:formula="of:=[.A731]" office:value-type="date" office:date-value="2019-10-19T18:05:18.854271" calcext:value-type="date">
            <text:p>2019-10-19 18:05:19</text:p>
          </table:table-cell>
          <table:table-cell table:formula="of:=TRUNC([.A731])" office:value-type="float" office:value="43757" calcext:value-type="float">
            <text:p>43757</text:p>
          </table:table-cell>
          <table:table-cell table:style-name="ce12" table:formula="of:=[.B731]-[.C731]" office:value-type="date" office:date-value="1899-12-30T18:05:18.8542709453" calcext:value-type="date">
            <text:p>12/30/99 06:05 PM</text:p>
          </table:table-cell>
          <table:table-cell table:formula="of:=MOD([.E730]-[.$E$2];[.$H$2])+1+[.$E$2]" office:value-type="float" office:value="229" calcext:value-type="float">
            <text:p>229</text:p>
          </table:table-cell>
          <table:table-cell table:formula="of:=MOD([.F730]+1/[.$H$2];5)" office:value-type="float" office:value="2.13333333333331" calcext:value-type="float">
            <text:p>2,13333333333331</text:p>
          </table:table-cell>
          <table:table-cell table:formula="of:=IF([.F731]=0;[.G730]+2+1/[.$H$2];[.G730]+1/[.$H$2])" office:value-type="float" office:value="12.1333333333335" calcext:value-type="float">
            <text:p>12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2]))" office:value-type="date" office:date-value="2019-10-19T18:11:29.730231" calcext:value-type="date">
            <text:p>2019-10-19 18:11:30</text:p>
          </table:table-cell>
          <table:table-cell table:style-name="ce7" table:formula="of:=[.A732]" office:value-type="date" office:date-value="2019-10-19T18:11:29.730231" calcext:value-type="date">
            <text:p>2019-10-19 18:11:30</text:p>
          </table:table-cell>
          <table:table-cell table:formula="of:=TRUNC([.A732])" office:value-type="float" office:value="43757" calcext:value-type="float">
            <text:p>43757</text:p>
          </table:table-cell>
          <table:table-cell table:style-name="ce12" table:formula="of:=[.B732]-[.C732]" office:value-type="date" office:date-value="1899-12-30T18:11:29.73023090512" calcext:value-type="date">
            <text:p>12/30/99 06:11 PM</text:p>
          </table:table-cell>
          <table:table-cell table:formula="of:=MOD([.E731]-[.$E$2];[.$H$2])+1+[.$E$2]" office:value-type="float" office:value="230" calcext:value-type="float">
            <text:p>230</text:p>
          </table:table-cell>
          <table:table-cell table:formula="of:=MOD([.F731]+1/[.$H$2];5)" office:value-type="float" office:value="2.14999999999997" calcext:value-type="float">
            <text:p>2,14999999999997</text:p>
          </table:table-cell>
          <table:table-cell table:formula="of:=IF([.F732]=0;[.G731]+2+1/[.$H$2];[.G731]+1/[.$H$2])" office:value-type="float" office:value="12.1500000000002" calcext:value-type="float">
            <text:p>12,1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3]))" office:value-type="date" office:date-value="2019-10-19T17:58:14.987552" calcext:value-type="date">
            <text:p>2019-10-19 17:58:15</text:p>
          </table:table-cell>
          <table:table-cell table:style-name="ce7" table:formula="of:=[.A733]" office:value-type="date" office:date-value="2019-10-19T17:58:14.987552" calcext:value-type="date">
            <text:p>2019-10-19 17:58:15</text:p>
          </table:table-cell>
          <table:table-cell table:formula="of:=TRUNC([.A733])" office:value-type="float" office:value="43757" calcext:value-type="float">
            <text:p>43757</text:p>
          </table:table-cell>
          <table:table-cell table:style-name="ce12" table:formula="of:=[.B733]-[.C733]" office:value-type="date" office:date-value="1899-12-30T17:58:14.98755221721" calcext:value-type="date">
            <text:p>12/30/99 05:58 PM</text:p>
          </table:table-cell>
          <table:table-cell table:formula="of:=MOD([.E732]-[.$E$2];[.$H$2])+1+[.$E$2]" office:value-type="float" office:value="231" calcext:value-type="float">
            <text:p>231</text:p>
          </table:table-cell>
          <table:table-cell table:formula="of:=MOD([.F732]+1/[.$H$2];5)" office:value-type="float" office:value="2.16666666666664" calcext:value-type="float">
            <text:p>2,16666666666664</text:p>
          </table:table-cell>
          <table:table-cell table:formula="of:=IF([.F733]=0;[.G732]+2+1/[.$H$2];[.G732]+1/[.$H$2])" office:value-type="float" office:value="12.1666666666669" calcext:value-type="float">
            <text:p>12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4]))" office:value-type="date" office:date-value="2019-10-19T17:55:39.186262" calcext:value-type="date">
            <text:p>2019-10-19 17:55:39</text:p>
          </table:table-cell>
          <table:table-cell table:style-name="ce7" table:formula="of:=[.A734]" office:value-type="date" office:date-value="2019-10-19T17:55:39.186262" calcext:value-type="date">
            <text:p>2019-10-19 17:55:39</text:p>
          </table:table-cell>
          <table:table-cell table:formula="of:=TRUNC([.A734])" office:value-type="float" office:value="43757" calcext:value-type="float">
            <text:p>43757</text:p>
          </table:table-cell>
          <table:table-cell table:style-name="ce12" table:formula="of:=[.B734]-[.C734]" office:value-type="date" office:date-value="1899-12-30T17:55:39.1862624092" calcext:value-type="date">
            <text:p>12/30/99 05:55 PM</text:p>
          </table:table-cell>
          <table:table-cell table:formula="of:=MOD([.E733]-[.$E$2];[.$H$2])+1+[.$E$2]" office:value-type="float" office:value="232" calcext:value-type="float">
            <text:p>232</text:p>
          </table:table-cell>
          <table:table-cell table:formula="of:=MOD([.F733]+1/[.$H$2];5)" office:value-type="float" office:value="2.18333333333331" calcext:value-type="float">
            <text:p>2,18333333333331</text:p>
          </table:table-cell>
          <table:table-cell table:formula="of:=IF([.F734]=0;[.G733]+2+1/[.$H$2];[.G733]+1/[.$H$2])" office:value-type="float" office:value="12.1833333333335" calcext:value-type="float">
            <text:p>12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5]))" office:value-type="date" office:date-value="2019-10-19T17:54:30.572338" calcext:value-type="date">
            <text:p>2019-10-19 17:54:31</text:p>
          </table:table-cell>
          <table:table-cell table:style-name="ce7" table:formula="of:=[.A735]" office:value-type="date" office:date-value="2019-10-19T17:54:30.572338" calcext:value-type="date">
            <text:p>2019-10-19 17:54:31</text:p>
          </table:table-cell>
          <table:table-cell table:formula="of:=TRUNC([.A735])" office:value-type="float" office:value="43757" calcext:value-type="float">
            <text:p>43757</text:p>
          </table:table-cell>
          <table:table-cell table:style-name="ce12" table:formula="of:=[.B735]-[.C735]" office:value-type="date" office:date-value="1899-12-30T17:54:30.57233790401" calcext:value-type="date">
            <text:p>12/30/99 05:54 PM</text:p>
          </table:table-cell>
          <table:table-cell table:formula="of:=MOD([.E734]-[.$E$2];[.$H$2])+1+[.$E$2]" office:value-type="float" office:value="233" calcext:value-type="float">
            <text:p>233</text:p>
          </table:table-cell>
          <table:table-cell table:formula="of:=MOD([.F734]+1/[.$H$2];5)" office:value-type="float" office:value="2.19999999999997" calcext:value-type="float">
            <text:p>2,19999999999997</text:p>
          </table:table-cell>
          <table:table-cell table:formula="of:=IF([.F735]=0;[.G734]+2+1/[.$H$2];[.G734]+1/[.$H$2])" office:value-type="float" office:value="12.2000000000002" calcext:value-type="float">
            <text:p>12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6]))" office:value-type="date" office:date-value="2019-10-19T17:29:52.374622" calcext:value-type="date">
            <text:p>2019-10-19 17:29:52</text:p>
          </table:table-cell>
          <table:table-cell table:style-name="ce7" table:formula="of:=[.A736]" office:value-type="date" office:date-value="2019-10-19T17:29:52.374622" calcext:value-type="date">
            <text:p>2019-10-19 17:29:52</text:p>
          </table:table-cell>
          <table:table-cell table:formula="of:=TRUNC([.A736])" office:value-type="float" office:value="43757" calcext:value-type="float">
            <text:p>43757</text:p>
          </table:table-cell>
          <table:table-cell table:style-name="ce12" table:formula="of:=[.B736]-[.C736]" office:value-type="date" office:date-value="1899-12-30T17:29:52.37462184392" calcext:value-type="date">
            <text:p>12/30/99 05:29 PM</text:p>
          </table:table-cell>
          <table:table-cell table:formula="of:=MOD([.E735]-[.$E$2];[.$H$2])+1+[.$E$2]" office:value-type="float" office:value="234" calcext:value-type="float">
            <text:p>234</text:p>
          </table:table-cell>
          <table:table-cell table:formula="of:=MOD([.F735]+1/[.$H$2];5)" office:value-type="float" office:value="2.21666666666664" calcext:value-type="float">
            <text:p>2,21666666666664</text:p>
          </table:table-cell>
          <table:table-cell table:formula="of:=IF([.F736]=0;[.G735]+2+1/[.$H$2];[.G735]+1/[.$H$2])" office:value-type="float" office:value="12.2166666666669" calcext:value-type="float">
            <text:p>12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7]))" office:value-type="date" office:date-value="2019-10-19T18:31:34.895829" calcext:value-type="date">
            <text:p>2019-10-19 18:31:35</text:p>
          </table:table-cell>
          <table:table-cell table:style-name="ce7" table:formula="of:=[.A737]" office:value-type="date" office:date-value="2019-10-19T18:31:34.895829" calcext:value-type="date">
            <text:p>2019-10-19 18:31:35</text:p>
          </table:table-cell>
          <table:table-cell table:formula="of:=TRUNC([.A737])" office:value-type="float" office:value="43757" calcext:value-type="float">
            <text:p>43757</text:p>
          </table:table-cell>
          <table:table-cell table:style-name="ce12" table:formula="of:=[.B737]-[.C737]" office:value-type="date" office:date-value="1899-12-30T18:31:34.89582928363" calcext:value-type="date">
            <text:p>12/30/99 06:31 PM</text:p>
          </table:table-cell>
          <table:table-cell table:formula="of:=MOD([.E736]-[.$E$2];[.$H$2])+1+[.$E$2]" office:value-type="float" office:value="235" calcext:value-type="float">
            <text:p>235</text:p>
          </table:table-cell>
          <table:table-cell table:formula="of:=MOD([.F736]+1/[.$H$2];5)" office:value-type="float" office:value="2.23333333333331" calcext:value-type="float">
            <text:p>2,23333333333331</text:p>
          </table:table-cell>
          <table:table-cell table:formula="of:=IF([.F737]=0;[.G736]+2+1/[.$H$2];[.G736]+1/[.$H$2])" office:value-type="float" office:value="12.2333333333335" calcext:value-type="float">
            <text:p>12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8]))" office:value-type="date" office:date-value="2019-10-19T18:13:11.777443" calcext:value-type="date">
            <text:p>2019-10-19 18:13:12</text:p>
          </table:table-cell>
          <table:table-cell table:style-name="ce7" table:formula="of:=[.A738]" office:value-type="date" office:date-value="2019-10-19T18:13:11.777443" calcext:value-type="date">
            <text:p>2019-10-19 18:13:12</text:p>
          </table:table-cell>
          <table:table-cell table:formula="of:=TRUNC([.A738])" office:value-type="float" office:value="43757" calcext:value-type="float">
            <text:p>43757</text:p>
          </table:table-cell>
          <table:table-cell table:style-name="ce12" table:formula="of:=[.B738]-[.C738]" office:value-type="date" office:date-value="1899-12-30T18:13:11.77744318731" calcext:value-type="date">
            <text:p>12/30/99 06:13 PM</text:p>
          </table:table-cell>
          <table:table-cell table:formula="of:=MOD([.E737]-[.$E$2];[.$H$2])+1+[.$E$2]" office:value-type="float" office:value="236" calcext:value-type="float">
            <text:p>236</text:p>
          </table:table-cell>
          <table:table-cell table:formula="of:=MOD([.F737]+1/[.$H$2];5)" office:value-type="float" office:value="2.24999999999997" calcext:value-type="float">
            <text:p>2,24999999999997</text:p>
          </table:table-cell>
          <table:table-cell table:formula="of:=IF([.F738]=0;[.G737]+2+1/[.$H$2];[.G737]+1/[.$H$2])" office:value-type="float" office:value="12.2500000000002" calcext:value-type="float">
            <text:p>12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9]))" office:value-type="date" office:date-value="2019-10-19T17:44:19.798764" calcext:value-type="date">
            <text:p>2019-10-19 17:44:20</text:p>
          </table:table-cell>
          <table:table-cell table:style-name="ce7" table:formula="of:=[.A739]" office:value-type="date" office:date-value="2019-10-19T17:44:19.798764" calcext:value-type="date">
            <text:p>2019-10-19 17:44:20</text:p>
          </table:table-cell>
          <table:table-cell table:formula="of:=TRUNC([.A739])" office:value-type="float" office:value="43757" calcext:value-type="float">
            <text:p>43757</text:p>
          </table:table-cell>
          <table:table-cell table:style-name="ce12" table:formula="of:=[.B739]-[.C739]" office:value-type="date" office:date-value="1899-12-30T17:44:19.79876357596" calcext:value-type="date">
            <text:p>12/30/99 05:44 PM</text:p>
          </table:table-cell>
          <table:table-cell table:formula="of:=MOD([.E738]-[.$E$2];[.$H$2])+1+[.$E$2]" office:value-type="float" office:value="237" calcext:value-type="float">
            <text:p>237</text:p>
          </table:table-cell>
          <table:table-cell table:formula="of:=MOD([.F738]+1/[.$H$2];5)" office:value-type="float" office:value="2.26666666666664" calcext:value-type="float">
            <text:p>2,26666666666664</text:p>
          </table:table-cell>
          <table:table-cell table:formula="of:=IF([.F739]=0;[.G738]+2+1/[.$H$2];[.G738]+1/[.$H$2])" office:value-type="float" office:value="12.2666666666669" calcext:value-type="float">
            <text:p>12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0]))" office:value-type="date" office:date-value="2019-10-19T18:02:06.218952" calcext:value-type="date">
            <text:p>2019-10-19 18:02:06</text:p>
          </table:table-cell>
          <table:table-cell table:style-name="ce7" table:formula="of:=[.A740]" office:value-type="date" office:date-value="2019-10-19T18:02:06.218952" calcext:value-type="date">
            <text:p>2019-10-19 18:02:06</text:p>
          </table:table-cell>
          <table:table-cell table:formula="of:=TRUNC([.A740])" office:value-type="float" office:value="43757" calcext:value-type="float">
            <text:p>43757</text:p>
          </table:table-cell>
          <table:table-cell table:style-name="ce12" table:formula="of:=[.B740]-[.C740]" office:value-type="date" office:date-value="1899-12-30T18:02:06.2189517729" calcext:value-type="date">
            <text:p>12/30/99 06:02 PM</text:p>
          </table:table-cell>
          <table:table-cell table:formula="of:=MOD([.E739]-[.$E$2];[.$H$2])+1+[.$E$2]" office:value-type="float" office:value="238" calcext:value-type="float">
            <text:p>238</text:p>
          </table:table-cell>
          <table:table-cell table:formula="of:=MOD([.F739]+1/[.$H$2];5)" office:value-type="float" office:value="2.28333333333331" calcext:value-type="float">
            <text:p>2,28333333333331</text:p>
          </table:table-cell>
          <table:table-cell table:formula="of:=IF([.F740]=0;[.G739]+2+1/[.$H$2];[.G739]+1/[.$H$2])" office:value-type="float" office:value="12.2833333333335" calcext:value-type="float">
            <text:p>12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1]))" office:value-type="date" office:date-value="2019-10-19T18:07:04.511944" calcext:value-type="date">
            <text:p>2019-10-19 18:07:05</text:p>
          </table:table-cell>
          <table:table-cell table:style-name="ce7" table:formula="of:=[.A741]" office:value-type="date" office:date-value="2019-10-19T18:07:04.511944" calcext:value-type="date">
            <text:p>2019-10-19 18:07:05</text:p>
          </table:table-cell>
          <table:table-cell table:formula="of:=TRUNC([.A741])" office:value-type="float" office:value="43757" calcext:value-type="float">
            <text:p>43757</text:p>
          </table:table-cell>
          <table:table-cell table:style-name="ce12" table:formula="of:=[.B741]-[.C741]" office:value-type="date" office:date-value="1899-12-30T18:07:04.51194443274" calcext:value-type="date">
            <text:p>12/30/99 06:07 PM</text:p>
          </table:table-cell>
          <table:table-cell table:formula="of:=MOD([.E740]-[.$E$2];[.$H$2])+1+[.$E$2]" office:value-type="float" office:value="239" calcext:value-type="float">
            <text:p>239</text:p>
          </table:table-cell>
          <table:table-cell table:formula="of:=MOD([.F740]+1/[.$H$2];5)" office:value-type="float" office:value="2.29999999999997" calcext:value-type="float">
            <text:p>2,29999999999997</text:p>
          </table:table-cell>
          <table:table-cell table:formula="of:=IF([.F741]=0;[.G740]+2+1/[.$H$2];[.G740]+1/[.$H$2])" office:value-type="float" office:value="12.3000000000002" calcext:value-type="float">
            <text:p>12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2]))" office:value-type="date" office:date-value="2019-10-19T18:12:34.373059" calcext:value-type="date">
            <text:p>2019-10-19 18:12:34</text:p>
          </table:table-cell>
          <table:table-cell table:style-name="ce7" table:formula="of:=[.A742]" office:value-type="date" office:date-value="2019-10-19T18:12:34.373059" calcext:value-type="date">
            <text:p>2019-10-19 18:12:34</text:p>
          </table:table-cell>
          <table:table-cell table:formula="of:=TRUNC([.A742])" office:value-type="float" office:value="43757" calcext:value-type="float">
            <text:p>43757</text:p>
          </table:table-cell>
          <table:table-cell table:style-name="ce12" table:formula="of:=[.B742]-[.C742]" office:value-type="date" office:date-value="1899-12-30T18:12:34.37305946834" calcext:value-type="date">
            <text:p>12/30/99 06:12 PM</text:p>
          </table:table-cell>
          <table:table-cell table:formula="of:=MOD([.E741]-[.$E$2];[.$H$2])+1+[.$E$2]" office:value-type="float" office:value="240" calcext:value-type="float">
            <text:p>240</text:p>
          </table:table-cell>
          <table:table-cell table:formula="of:=MOD([.F741]+1/[.$H$2];5)" office:value-type="float" office:value="2.31666666666664" calcext:value-type="float">
            <text:p>2,31666666666664</text:p>
          </table:table-cell>
          <table:table-cell table:formula="of:=IF([.F742]=0;[.G741]+2+1/[.$H$2];[.G741]+1/[.$H$2])" office:value-type="float" office:value="12.3166666666669" calcext:value-type="float">
            <text:p>12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3]))" office:value-type="date" office:date-value="2019-10-19T18:02:55.550153" calcext:value-type="date">
            <text:p>2019-10-19 18:02:56</text:p>
          </table:table-cell>
          <table:table-cell table:style-name="ce7" table:formula="of:=[.A743]" office:value-type="date" office:date-value="2019-10-19T18:02:55.550153" calcext:value-type="date">
            <text:p>2019-10-19 18:02:56</text:p>
          </table:table-cell>
          <table:table-cell table:formula="of:=TRUNC([.A743])" office:value-type="float" office:value="43757" calcext:value-type="float">
            <text:p>43757</text:p>
          </table:table-cell>
          <table:table-cell table:style-name="ce12" table:formula="of:=[.B743]-[.C743]" office:value-type="date" office:date-value="1899-12-30T18:02:55.55015296675" calcext:value-type="date">
            <text:p>12/30/99 06:02 PM</text:p>
          </table:table-cell>
          <table:table-cell table:formula="of:=MOD([.E742]-[.$E$2];[.$H$2])+1+[.$E$2]" office:value-type="float" office:value="241" calcext:value-type="float">
            <text:p>241</text:p>
          </table:table-cell>
          <table:table-cell table:formula="of:=MOD([.F742]+1/[.$H$2];5)" office:value-type="float" office:value="2.3333333333333" calcext:value-type="float">
            <text:p>2,3333333333333</text:p>
          </table:table-cell>
          <table:table-cell table:formula="of:=IF([.F743]=0;[.G742]+2+1/[.$H$2];[.G742]+1/[.$H$2])" office:value-type="float" office:value="12.3333333333335" calcext:value-type="float">
            <text:p>12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4]))" office:value-type="date" office:date-value="2019-10-19T17:35:49.929851" calcext:value-type="date">
            <text:p>2019-10-19 17:35:50</text:p>
          </table:table-cell>
          <table:table-cell table:style-name="ce7" table:formula="of:=[.A744]" office:value-type="date" office:date-value="2019-10-19T17:35:49.929851" calcext:value-type="date">
            <text:p>2019-10-19 17:35:50</text:p>
          </table:table-cell>
          <table:table-cell table:formula="of:=TRUNC([.A744])" office:value-type="float" office:value="43757" calcext:value-type="float">
            <text:p>43757</text:p>
          </table:table-cell>
          <table:table-cell table:style-name="ce12" table:formula="of:=[.B744]-[.C744]" office:value-type="date" office:date-value="1899-12-30T17:35:49.92985089775" calcext:value-type="date">
            <text:p>12/30/99 05:35 PM</text:p>
          </table:table-cell>
          <table:table-cell table:formula="of:=MOD([.E743]-[.$E$2];[.$H$2])+1+[.$E$2]" office:value-type="float" office:value="242" calcext:value-type="float">
            <text:p>242</text:p>
          </table:table-cell>
          <table:table-cell table:formula="of:=MOD([.F743]+1/[.$H$2];5)" office:value-type="float" office:value="2.34999999999997" calcext:value-type="float">
            <text:p>2,34999999999997</text:p>
          </table:table-cell>
          <table:table-cell table:formula="of:=IF([.F744]=0;[.G743]+2+1/[.$H$2];[.G743]+1/[.$H$2])" office:value-type="float" office:value="12.3500000000002" calcext:value-type="float">
            <text:p>12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5]))" office:value-type="date" office:date-value="2019-10-19T17:56:57.196397" calcext:value-type="date">
            <text:p>2019-10-19 17:56:57</text:p>
          </table:table-cell>
          <table:table-cell table:style-name="ce7" table:formula="of:=[.A745]" office:value-type="date" office:date-value="2019-10-19T17:56:57.196397" calcext:value-type="date">
            <text:p>2019-10-19 17:56:57</text:p>
          </table:table-cell>
          <table:table-cell table:formula="of:=TRUNC([.A745])" office:value-type="float" office:value="43757" calcext:value-type="float">
            <text:p>43757</text:p>
          </table:table-cell>
          <table:table-cell table:style-name="ce12" table:formula="of:=[.B745]-[.C745]" office:value-type="date" office:date-value="1899-12-30T17:56:57.19639676157" calcext:value-type="date">
            <text:p>12/30/99 05:56 PM</text:p>
          </table:table-cell>
          <table:table-cell table:formula="of:=MOD([.E744]-[.$E$2];[.$H$2])+1+[.$E$2]" office:value-type="float" office:value="243" calcext:value-type="float">
            <text:p>243</text:p>
          </table:table-cell>
          <table:table-cell table:formula="of:=MOD([.F744]+1/[.$H$2];5)" office:value-type="float" office:value="2.36666666666664" calcext:value-type="float">
            <text:p>2,36666666666664</text:p>
          </table:table-cell>
          <table:table-cell table:formula="of:=IF([.F745]=0;[.G744]+2+1/[.$H$2];[.G744]+1/[.$H$2])" office:value-type="float" office:value="12.3666666666669" calcext:value-type="float">
            <text:p>12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6]))" office:value-type="date" office:date-value="2019-10-19T18:12:51.446137" calcext:value-type="date">
            <text:p>2019-10-19 18:12:51</text:p>
          </table:table-cell>
          <table:table-cell table:style-name="ce7" table:formula="of:=[.A746]" office:value-type="date" office:date-value="2019-10-19T18:12:51.446137" calcext:value-type="date">
            <text:p>2019-10-19 18:12:51</text:p>
          </table:table-cell>
          <table:table-cell table:formula="of:=TRUNC([.A746])" office:value-type="float" office:value="43757" calcext:value-type="float">
            <text:p>43757</text:p>
          </table:table-cell>
          <table:table-cell table:style-name="ce12" table:formula="of:=[.B746]-[.C746]" office:value-type="date" office:date-value="1899-12-30T18:12:51.44613687415" calcext:value-type="date">
            <text:p>12/30/99 06:12 PM</text:p>
          </table:table-cell>
          <table:table-cell table:formula="of:=MOD([.E745]-[.$E$2];[.$H$2])+1+[.$E$2]" office:value-type="float" office:value="244" calcext:value-type="float">
            <text:p>244</text:p>
          </table:table-cell>
          <table:table-cell table:formula="of:=MOD([.F745]+1/[.$H$2];5)" office:value-type="float" office:value="2.3833333333333" calcext:value-type="float">
            <text:p>2,3833333333333</text:p>
          </table:table-cell>
          <table:table-cell table:formula="of:=IF([.F746]=0;[.G745]+2+1/[.$H$2];[.G745]+1/[.$H$2])" office:value-type="float" office:value="12.3833333333335" calcext:value-type="float">
            <text:p>12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7]))" office:value-type="date" office:date-value="2019-10-19T17:45:42.336355" calcext:value-type="date">
            <text:p>2019-10-19 17:45:42</text:p>
          </table:table-cell>
          <table:table-cell table:style-name="ce7" table:formula="of:=[.A747]" office:value-type="date" office:date-value="2019-10-19T17:45:42.336355" calcext:value-type="date">
            <text:p>2019-10-19 17:45:42</text:p>
          </table:table-cell>
          <table:table-cell table:formula="of:=TRUNC([.A747])" office:value-type="float" office:value="43757" calcext:value-type="float">
            <text:p>43757</text:p>
          </table:table-cell>
          <table:table-cell table:style-name="ce12" table:formula="of:=[.B747]-[.C747]" office:value-type="date" office:date-value="1899-12-30T17:45:42.33635526616" calcext:value-type="date">
            <text:p>12/30/99 05:45 PM</text:p>
          </table:table-cell>
          <table:table-cell table:formula="of:=MOD([.E746]-[.$E$2];[.$H$2])+1+[.$E$2]" office:value-type="float" office:value="245" calcext:value-type="float">
            <text:p>245</text:p>
          </table:table-cell>
          <table:table-cell table:formula="of:=MOD([.F746]+1/[.$H$2];5)" office:value-type="float" office:value="2.39999999999997" calcext:value-type="float">
            <text:p>2,39999999999997</text:p>
          </table:table-cell>
          <table:table-cell table:formula="of:=IF([.F747]=0;[.G746]+2+1/[.$H$2];[.G746]+1/[.$H$2])" office:value-type="float" office:value="12.4000000000002" calcext:value-type="float">
            <text:p>12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8]))" office:value-type="date" office:date-value="2019-10-19T18:20:23.121169" calcext:value-type="date">
            <text:p>2019-10-19 18:20:23</text:p>
          </table:table-cell>
          <table:table-cell table:style-name="ce7" table:formula="of:=[.A748]" office:value-type="date" office:date-value="2019-10-19T18:20:23.121169" calcext:value-type="date">
            <text:p>2019-10-19 18:20:23</text:p>
          </table:table-cell>
          <table:table-cell table:formula="of:=TRUNC([.A748])" office:value-type="float" office:value="43757" calcext:value-type="float">
            <text:p>43757</text:p>
          </table:table-cell>
          <table:table-cell table:style-name="ce12" table:formula="of:=[.B748]-[.C748]" office:value-type="date" office:date-value="1899-12-30T18:20:23.12116886023" calcext:value-type="date">
            <text:p>12/30/99 06:20 PM</text:p>
          </table:table-cell>
          <table:table-cell table:formula="of:=MOD([.E747]-[.$E$2];[.$H$2])+1+[.$E$2]" office:value-type="float" office:value="246" calcext:value-type="float">
            <text:p>246</text:p>
          </table:table-cell>
          <table:table-cell table:formula="of:=MOD([.F747]+1/[.$H$2];5)" office:value-type="float" office:value="2.41666666666664" calcext:value-type="float">
            <text:p>2,41666666666664</text:p>
          </table:table-cell>
          <table:table-cell table:formula="of:=IF([.F748]=0;[.G747]+2+1/[.$H$2];[.G747]+1/[.$H$2])" office:value-type="float" office:value="12.4166666666669" calcext:value-type="float">
            <text:p>12,4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9]))" office:value-type="date" office:date-value="2019-10-19T18:05:35.918642" calcext:value-type="date">
            <text:p>2019-10-19 18:05:36</text:p>
          </table:table-cell>
          <table:table-cell table:style-name="ce7" table:formula="of:=[.A749]" office:value-type="date" office:date-value="2019-10-19T18:05:35.918642" calcext:value-type="date">
            <text:p>2019-10-19 18:05:36</text:p>
          </table:table-cell>
          <table:table-cell table:formula="of:=TRUNC([.A749])" office:value-type="float" office:value="43757" calcext:value-type="float">
            <text:p>43757</text:p>
          </table:table-cell>
          <table:table-cell table:style-name="ce12" table:formula="of:=[.B749]-[.C749]" office:value-type="date" office:date-value="1899-12-30T18:05:35.91864227783" calcext:value-type="date">
            <text:p>12/30/99 06:05 PM</text:p>
          </table:table-cell>
          <table:table-cell table:formula="of:=MOD([.E748]-[.$E$2];[.$H$2])+1+[.$E$2]" office:value-type="float" office:value="247" calcext:value-type="float">
            <text:p>247</text:p>
          </table:table-cell>
          <table:table-cell table:formula="of:=MOD([.F748]+1/[.$H$2];5)" office:value-type="float" office:value="2.4333333333333" calcext:value-type="float">
            <text:p>2,4333333333333</text:p>
          </table:table-cell>
          <table:table-cell table:formula="of:=IF([.F749]=0;[.G748]+2+1/[.$H$2];[.G748]+1/[.$H$2])" office:value-type="float" office:value="12.4333333333335" calcext:value-type="float">
            <text:p>12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0]))" office:value-type="date" office:date-value="2019-10-19T18:00:26.14006" calcext:value-type="date">
            <text:p>2019-10-19 18:00:26</text:p>
          </table:table-cell>
          <table:table-cell table:style-name="ce7" table:formula="of:=[.A750]" office:value-type="date" office:date-value="2019-10-19T18:00:26.14006" calcext:value-type="date">
            <text:p>2019-10-19 18:00:26</text:p>
          </table:table-cell>
          <table:table-cell table:formula="of:=TRUNC([.A750])" office:value-type="float" office:value="43757" calcext:value-type="float">
            <text:p>43757</text:p>
          </table:table-cell>
          <table:table-cell table:style-name="ce12" table:formula="of:=[.B750]-[.C750]" office:value-type="date" office:date-value="1899-12-30T18:00:26.14006013609" calcext:value-type="date">
            <text:p>12/30/99 06:00 PM</text:p>
          </table:table-cell>
          <table:table-cell table:formula="of:=MOD([.E749]-[.$E$2];[.$H$2])+1+[.$E$2]" office:value-type="float" office:value="248" calcext:value-type="float">
            <text:p>248</text:p>
          </table:table-cell>
          <table:table-cell table:formula="of:=MOD([.F749]+1/[.$H$2];5)" office:value-type="float" office:value="2.44999999999997" calcext:value-type="float">
            <text:p>2,44999999999997</text:p>
          </table:table-cell>
          <table:table-cell table:formula="of:=IF([.F750]=0;[.G749]+2+1/[.$H$2];[.G749]+1/[.$H$2])" office:value-type="float" office:value="12.4500000000002" calcext:value-type="float">
            <text:p>12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1]))" office:value-type="date" office:date-value="2019-10-19T17:47:00.140962" calcext:value-type="date">
            <text:p>2019-10-19 17:47:00</text:p>
          </table:table-cell>
          <table:table-cell table:style-name="ce7" table:formula="of:=[.A751]" office:value-type="date" office:date-value="2019-10-19T17:47:00.140962" calcext:value-type="date">
            <text:p>2019-10-19 17:47:00</text:p>
          </table:table-cell>
          <table:table-cell table:formula="of:=TRUNC([.A751])" office:value-type="float" office:value="43757" calcext:value-type="float">
            <text:p>43757</text:p>
          </table:table-cell>
          <table:table-cell table:style-name="ce12" table:formula="of:=[.B751]-[.C751]" office:value-type="date" office:date-value="1899-12-30T17:47:00.1409624191" calcext:value-type="date">
            <text:p>12/30/99 05:47 PM</text:p>
          </table:table-cell>
          <table:table-cell table:formula="of:=MOD([.E750]-[.$E$2];[.$H$2])+1+[.$E$2]" office:value-type="float" office:value="249" calcext:value-type="float">
            <text:p>249</text:p>
          </table:table-cell>
          <table:table-cell table:formula="of:=MOD([.F750]+1/[.$H$2];5)" office:value-type="float" office:value="2.46666666666664" calcext:value-type="float">
            <text:p>2,46666666666664</text:p>
          </table:table-cell>
          <table:table-cell table:formula="of:=IF([.F751]=0;[.G750]+2+1/[.$H$2];[.G750]+1/[.$H$2])" office:value-type="float" office:value="12.4666666666669" calcext:value-type="float">
            <text:p>12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2]))" office:value-type="date" office:date-value="2019-10-19T18:08:48.825981" calcext:value-type="date">
            <text:p>2019-10-19 18:08:49</text:p>
          </table:table-cell>
          <table:table-cell table:style-name="ce7" table:formula="of:=[.A752]" office:value-type="date" office:date-value="2019-10-19T18:08:48.825981" calcext:value-type="date">
            <text:p>2019-10-19 18:08:49</text:p>
          </table:table-cell>
          <table:table-cell table:formula="of:=TRUNC([.A752])" office:value-type="float" office:value="43757" calcext:value-type="float">
            <text:p>43757</text:p>
          </table:table-cell>
          <table:table-cell table:style-name="ce12" table:formula="of:=[.B752]-[.C752]" office:value-type="date" office:date-value="1899-12-30T18:08:48.82598082069" calcext:value-type="date">
            <text:p>12/30/99 06:08 PM</text:p>
          </table:table-cell>
          <table:table-cell table:formula="of:=MOD([.E751]-[.$E$2];[.$H$2])+1+[.$E$2]" office:value-type="float" office:value="250" calcext:value-type="float">
            <text:p>250</text:p>
          </table:table-cell>
          <table:table-cell table:formula="of:=MOD([.F751]+1/[.$H$2];5)" office:value-type="float" office:value="2.4833333333333" calcext:value-type="float">
            <text:p>2,4833333333333</text:p>
          </table:table-cell>
          <table:table-cell table:formula="of:=IF([.F752]=0;[.G751]+2+1/[.$H$2];[.G751]+1/[.$H$2])" office:value-type="float" office:value="12.4833333333335" calcext:value-type="float">
            <text:p>12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3]))" office:value-type="date" office:date-value="2019-10-19T17:36:28.75052" calcext:value-type="date">
            <text:p>2019-10-19 17:36:29</text:p>
          </table:table-cell>
          <table:table-cell table:style-name="ce7" table:formula="of:=[.A753]" office:value-type="date" office:date-value="2019-10-19T17:36:28.75052" calcext:value-type="date">
            <text:p>2019-10-19 17:36:29</text:p>
          </table:table-cell>
          <table:table-cell table:formula="of:=TRUNC([.A753])" office:value-type="float" office:value="43757" calcext:value-type="float">
            <text:p>43757</text:p>
          </table:table-cell>
          <table:table-cell table:style-name="ce12" table:formula="of:=[.B753]-[.C753]" office:value-type="date" office:date-value="1899-12-30T17:36:28.75051955692" calcext:value-type="date">
            <text:p>12/30/99 05:36 PM</text:p>
          </table:table-cell>
          <table:table-cell table:formula="of:=MOD([.E752]-[.$E$2];[.$H$2])+1+[.$E$2]" office:value-type="float" office:value="251" calcext:value-type="float">
            <text:p>251</text:p>
          </table:table-cell>
          <table:table-cell table:formula="of:=MOD([.F752]+1/[.$H$2];5)" office:value-type="float" office:value="2.49999999999997" calcext:value-type="float">
            <text:p>2,49999999999997</text:p>
          </table:table-cell>
          <table:table-cell table:formula="of:=IF([.F753]=0;[.G752]+2+1/[.$H$2];[.G752]+1/[.$H$2])" office:value-type="float" office:value="12.5000000000002" calcext:value-type="float">
            <text:p>12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4]))" office:value-type="date" office:date-value="2019-10-19T18:06:05.380755" calcext:value-type="date">
            <text:p>2019-10-19 18:06:05</text:p>
          </table:table-cell>
          <table:table-cell table:style-name="ce7" table:formula="of:=[.A754]" office:value-type="date" office:date-value="2019-10-19T18:06:05.380755" calcext:value-type="date">
            <text:p>2019-10-19 18:06:05</text:p>
          </table:table-cell>
          <table:table-cell table:formula="of:=TRUNC([.A754])" office:value-type="float" office:value="43757" calcext:value-type="float">
            <text:p>43757</text:p>
          </table:table-cell>
          <table:table-cell table:style-name="ce12" table:formula="of:=[.B754]-[.C754]" office:value-type="date" office:date-value="1899-12-30T18:06:05.38075490389" calcext:value-type="date">
            <text:p>12/30/99 06:06 PM</text:p>
          </table:table-cell>
          <table:table-cell table:formula="of:=MOD([.E753]-[.$E$2];[.$H$2])+1+[.$E$2]" office:value-type="float" office:value="252" calcext:value-type="float">
            <text:p>252</text:p>
          </table:table-cell>
          <table:table-cell table:formula="of:=MOD([.F753]+1/[.$H$2];5)" office:value-type="float" office:value="2.51666666666664" calcext:value-type="float">
            <text:p>2,51666666666664</text:p>
          </table:table-cell>
          <table:table-cell table:formula="of:=IF([.F754]=0;[.G753]+2+1/[.$H$2];[.G753]+1/[.$H$2])" office:value-type="float" office:value="12.5166666666669" calcext:value-type="float">
            <text:p>12,5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5]))" office:value-type="date" office:date-value="2019-10-19T18:03:16.370367" calcext:value-type="date">
            <text:p>2019-10-19 18:03:16</text:p>
          </table:table-cell>
          <table:table-cell table:style-name="ce7" table:formula="of:=[.A755]" office:value-type="date" office:date-value="2019-10-19T18:03:16.370367" calcext:value-type="date">
            <text:p>2019-10-19 18:03:16</text:p>
          </table:table-cell>
          <table:table-cell table:formula="of:=TRUNC([.A755])" office:value-type="float" office:value="43757" calcext:value-type="float">
            <text:p>43757</text:p>
          </table:table-cell>
          <table:table-cell table:style-name="ce12" table:formula="of:=[.B755]-[.C755]" office:value-type="date" office:date-value="1899-12-30T18:03:16.37036668137" calcext:value-type="date">
            <text:p>12/30/99 06:03 PM</text:p>
          </table:table-cell>
          <table:table-cell table:formula="of:=MOD([.E754]-[.$E$2];[.$H$2])+1+[.$E$2]" office:value-type="float" office:value="253" calcext:value-type="float">
            <text:p>253</text:p>
          </table:table-cell>
          <table:table-cell table:formula="of:=MOD([.F754]+1/[.$H$2];5)" office:value-type="float" office:value="2.5333333333333" calcext:value-type="float">
            <text:p>2,5333333333333</text:p>
          </table:table-cell>
          <table:table-cell table:formula="of:=IF([.F755]=0;[.G754]+2+1/[.$H$2];[.G754]+1/[.$H$2])" office:value-type="float" office:value="12.5333333333335" calcext:value-type="float">
            <text:p>12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6]))" office:value-type="date" office:date-value="2019-10-19T17:51:08.399035" calcext:value-type="date">
            <text:p>2019-10-19 17:51:08</text:p>
          </table:table-cell>
          <table:table-cell table:style-name="ce7" table:formula="of:=[.A756]" office:value-type="date" office:date-value="2019-10-19T17:51:08.399035" calcext:value-type="date">
            <text:p>2019-10-19 17:51:08</text:p>
          </table:table-cell>
          <table:table-cell table:formula="of:=TRUNC([.A756])" office:value-type="float" office:value="43757" calcext:value-type="float">
            <text:p>43757</text:p>
          </table:table-cell>
          <table:table-cell table:style-name="ce12" table:formula="of:=[.B756]-[.C756]" office:value-type="date" office:date-value="1899-12-30T17:51:08.39903485961" calcext:value-type="date">
            <text:p>12/30/99 05:51 PM</text:p>
          </table:table-cell>
          <table:table-cell table:formula="of:=MOD([.E755]-[.$E$2];[.$H$2])+1+[.$E$2]" office:value-type="float" office:value="254" calcext:value-type="float">
            <text:p>254</text:p>
          </table:table-cell>
          <table:table-cell table:formula="of:=MOD([.F755]+1/[.$H$2];5)" office:value-type="float" office:value="2.54999999999997" calcext:value-type="float">
            <text:p>2,54999999999997</text:p>
          </table:table-cell>
          <table:table-cell table:formula="of:=IF([.F756]=0;[.G755]+2+1/[.$H$2];[.G755]+1/[.$H$2])" office:value-type="float" office:value="12.5500000000002" calcext:value-type="float">
            <text:p>12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7]))" office:value-type="date" office:date-value="2019-10-19T18:16:27.314541" calcext:value-type="date">
            <text:p>2019-10-19 18:16:27</text:p>
          </table:table-cell>
          <table:table-cell table:style-name="ce7" table:formula="of:=[.A757]" office:value-type="date" office:date-value="2019-10-19T18:16:27.314541" calcext:value-type="date">
            <text:p>2019-10-19 18:16:27</text:p>
          </table:table-cell>
          <table:table-cell table:formula="of:=TRUNC([.A757])" office:value-type="float" office:value="43757" calcext:value-type="float">
            <text:p>43757</text:p>
          </table:table-cell>
          <table:table-cell table:style-name="ce12" table:formula="of:=[.B757]-[.C757]" office:value-type="date" office:date-value="1899-12-30T18:16:27.31454140507" calcext:value-type="date">
            <text:p>12/30/99 06:16 PM</text:p>
          </table:table-cell>
          <table:table-cell table:formula="of:=MOD([.E756]-[.$E$2];[.$H$2])+1+[.$E$2]" office:value-type="float" office:value="255" calcext:value-type="float">
            <text:p>255</text:p>
          </table:table-cell>
          <table:table-cell table:formula="of:=MOD([.F756]+1/[.$H$2];5)" office:value-type="float" office:value="2.56666666666664" calcext:value-type="float">
            <text:p>2,56666666666664</text:p>
          </table:table-cell>
          <table:table-cell table:formula="of:=IF([.F757]=0;[.G756]+2+1/[.$H$2];[.G756]+1/[.$H$2])" office:value-type="float" office:value="12.5666666666669" calcext:value-type="float">
            <text:p>12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8]))" office:value-type="date" office:date-value="2019-10-19T17:41:15.488928" calcext:value-type="date">
            <text:p>2019-10-19 17:41:15</text:p>
          </table:table-cell>
          <table:table-cell table:style-name="ce7" table:formula="of:=[.A758]" office:value-type="date" office:date-value="2019-10-19T17:41:15.488928" calcext:value-type="date">
            <text:p>2019-10-19 17:41:15</text:p>
          </table:table-cell>
          <table:table-cell table:formula="of:=TRUNC([.A758])" office:value-type="float" office:value="43757" calcext:value-type="float">
            <text:p>43757</text:p>
          </table:table-cell>
          <table:table-cell table:style-name="ce12" table:formula="of:=[.B758]-[.C758]" office:value-type="date" office:date-value="1899-12-30T17:41:15.48892793711" calcext:value-type="date">
            <text:p>12/30/99 05:41 PM</text:p>
          </table:table-cell>
          <table:table-cell table:formula="of:=MOD([.E757]-[.$E$2];[.$H$2])+1+[.$E$2]" office:value-type="float" office:value="256" calcext:value-type="float">
            <text:p>256</text:p>
          </table:table-cell>
          <table:table-cell table:formula="of:=MOD([.F757]+1/[.$H$2];5)" office:value-type="float" office:value="2.5833333333333" calcext:value-type="float">
            <text:p>2,5833333333333</text:p>
          </table:table-cell>
          <table:table-cell table:formula="of:=IF([.F758]=0;[.G757]+2+1/[.$H$2];[.G757]+1/[.$H$2])" office:value-type="float" office:value="12.5833333333335" calcext:value-type="float">
            <text:p>12,5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9]))" office:value-type="date" office:date-value="2019-10-19T17:55:22.783523" calcext:value-type="date">
            <text:p>2019-10-19 17:55:23</text:p>
          </table:table-cell>
          <table:table-cell table:style-name="ce7" table:formula="of:=[.A759]" office:value-type="date" office:date-value="2019-10-19T17:55:22.783523" calcext:value-type="date">
            <text:p>2019-10-19 17:55:23</text:p>
          </table:table-cell>
          <table:table-cell table:formula="of:=TRUNC([.A759])" office:value-type="float" office:value="43757" calcext:value-type="float">
            <text:p>43757</text:p>
          </table:table-cell>
          <table:table-cell table:style-name="ce12" table:formula="of:=[.B759]-[.C759]" office:value-type="date" office:date-value="1899-12-30T17:55:22.7835230995" calcext:value-type="date">
            <text:p>12/30/99 05:55 PM</text:p>
          </table:table-cell>
          <table:table-cell table:formula="of:=MOD([.E758]-[.$E$2];[.$H$2])+1+[.$E$2]" office:value-type="float" office:value="257" calcext:value-type="float">
            <text:p>257</text:p>
          </table:table-cell>
          <table:table-cell table:formula="of:=MOD([.F758]+1/[.$H$2];5)" office:value-type="float" office:value="2.59999999999997" calcext:value-type="float">
            <text:p>2,59999999999997</text:p>
          </table:table-cell>
          <table:table-cell table:formula="of:=IF([.F759]=0;[.G758]+2+1/[.$H$2];[.G758]+1/[.$H$2])" office:value-type="float" office:value="12.6000000000002" calcext:value-type="float">
            <text:p>12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0]))" office:value-type="date" office:date-value="2019-10-19T18:02:32.867103" calcext:value-type="date">
            <text:p>2019-10-19 18:02:33</text:p>
          </table:table-cell>
          <table:table-cell table:style-name="ce7" table:formula="of:=[.A760]" office:value-type="date" office:date-value="2019-10-19T18:02:32.867103" calcext:value-type="date">
            <text:p>2019-10-19 18:02:33</text:p>
          </table:table-cell>
          <table:table-cell table:formula="of:=TRUNC([.A760])" office:value-type="float" office:value="43757" calcext:value-type="float">
            <text:p>43757</text:p>
          </table:table-cell>
          <table:table-cell table:style-name="ce12" table:formula="of:=[.B760]-[.C760]" office:value-type="date" office:date-value="1899-12-30T18:02:32.86710297223" calcext:value-type="date">
            <text:p>12/30/99 06:02 PM</text:p>
          </table:table-cell>
          <table:table-cell table:formula="of:=MOD([.E759]-[.$E$2];[.$H$2])+1+[.$E$2]" office:value-type="float" office:value="258" calcext:value-type="float">
            <text:p>258</text:p>
          </table:table-cell>
          <table:table-cell table:formula="of:=MOD([.F759]+1/[.$H$2];5)" office:value-type="float" office:value="2.61666666666664" calcext:value-type="float">
            <text:p>2,61666666666664</text:p>
          </table:table-cell>
          <table:table-cell table:formula="of:=IF([.F760]=0;[.G759]+2+1/[.$H$2];[.G759]+1/[.$H$2])" office:value-type="float" office:value="12.6166666666669" calcext:value-type="float">
            <text:p>12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1]))" office:value-type="date" office:date-value="2019-10-19T18:05:04.424131" calcext:value-type="date">
            <text:p>2019-10-19 18:05:04</text:p>
          </table:table-cell>
          <table:table-cell table:style-name="ce7" table:formula="of:=[.A761]" office:value-type="date" office:date-value="2019-10-19T18:05:04.424131" calcext:value-type="date">
            <text:p>2019-10-19 18:05:04</text:p>
          </table:table-cell>
          <table:table-cell table:formula="of:=TRUNC([.A761])" office:value-type="float" office:value="43757" calcext:value-type="float">
            <text:p>43757</text:p>
          </table:table-cell>
          <table:table-cell table:style-name="ce12" table:formula="of:=[.B761]-[.C761]" office:value-type="date" office:date-value="1899-12-30T18:05:04.42413082346" calcext:value-type="date">
            <text:p>12/30/99 06:05 PM</text:p>
          </table:table-cell>
          <table:table-cell table:formula="of:=MOD([.E760]-[.$E$2];[.$H$2])+1+[.$E$2]" office:value-type="float" office:value="259" calcext:value-type="float">
            <text:p>259</text:p>
          </table:table-cell>
          <table:table-cell table:formula="of:=MOD([.F760]+1/[.$H$2];5)" office:value-type="float" office:value="2.6333333333333" calcext:value-type="float">
            <text:p>2,6333333333333</text:p>
          </table:table-cell>
          <table:table-cell table:formula="of:=IF([.F761]=0;[.G760]+2+1/[.$H$2];[.G760]+1/[.$H$2])" office:value-type="float" office:value="12.6333333333335" calcext:value-type="float">
            <text:p>12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2]))" office:value-type="date" office:date-value="2019-10-19T18:24:21.473303" calcext:value-type="date">
            <text:p>2019-10-19 18:24:21</text:p>
          </table:table-cell>
          <table:table-cell table:style-name="ce7" table:formula="of:=[.A762]" office:value-type="date" office:date-value="2019-10-19T18:24:21.473303" calcext:value-type="date">
            <text:p>2019-10-19 18:24:21</text:p>
          </table:table-cell>
          <table:table-cell table:formula="of:=TRUNC([.A762])" office:value-type="float" office:value="43757" calcext:value-type="float">
            <text:p>43757</text:p>
          </table:table-cell>
          <table:table-cell table:style-name="ce12" table:formula="of:=[.B762]-[.C762]" office:value-type="date" office:date-value="1899-12-30T18:24:21.47330340464" calcext:value-type="date">
            <text:p>12/30/99 06:24 PM</text:p>
          </table:table-cell>
          <table:table-cell table:formula="of:=MOD([.E761]-[.$E$2];[.$H$2])+1+[.$E$2]" office:value-type="float" office:value="260" calcext:value-type="float">
            <text:p>260</text:p>
          </table:table-cell>
          <table:table-cell table:formula="of:=MOD([.F761]+1/[.$H$2];5)" office:value-type="float" office:value="2.64999999999997" calcext:value-type="float">
            <text:p>2,64999999999997</text:p>
          </table:table-cell>
          <table:table-cell table:formula="of:=IF([.F762]=0;[.G761]+2+1/[.$H$2];[.G761]+1/[.$H$2])" office:value-type="float" office:value="12.6500000000002" calcext:value-type="float">
            <text:p>12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3]))" office:value-type="date" office:date-value="2019-10-19T18:13:50.772798" calcext:value-type="date">
            <text:p>2019-10-19 18:13:51</text:p>
          </table:table-cell>
          <table:table-cell table:style-name="ce7" table:formula="of:=[.A763]" office:value-type="date" office:date-value="2019-10-19T18:13:50.772798" calcext:value-type="date">
            <text:p>2019-10-19 18:13:51</text:p>
          </table:table-cell>
          <table:table-cell table:formula="of:=TRUNC([.A763])" office:value-type="float" office:value="43757" calcext:value-type="float">
            <text:p>43757</text:p>
          </table:table-cell>
          <table:table-cell table:style-name="ce12" table:formula="of:=[.B763]-[.C763]" office:value-type="date" office:date-value="1899-12-30T18:13:50.7727978332" calcext:value-type="date">
            <text:p>12/30/99 06:13 PM</text:p>
          </table:table-cell>
          <table:table-cell table:formula="of:=MOD([.E762]-[.$E$2];[.$H$2])+1+[.$E$2]" office:value-type="float" office:value="261" calcext:value-type="float">
            <text:p>261</text:p>
          </table:table-cell>
          <table:table-cell table:formula="of:=MOD([.F762]+1/[.$H$2];5)" office:value-type="float" office:value="2.66666666666664" calcext:value-type="float">
            <text:p>2,66666666666664</text:p>
          </table:table-cell>
          <table:table-cell table:formula="of:=IF([.F763]=0;[.G762]+2+1/[.$H$2];[.G762]+1/[.$H$2])" office:value-type="float" office:value="12.6666666666669" calcext:value-type="float">
            <text:p>12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4]))" office:value-type="date" office:date-value="2019-10-19T17:53:40.603348" calcext:value-type="date">
            <text:p>2019-10-19 17:53:41</text:p>
          </table:table-cell>
          <table:table-cell table:style-name="ce7" table:formula="of:=[.A764]" office:value-type="date" office:date-value="2019-10-19T17:53:40.603348" calcext:value-type="date">
            <text:p>2019-10-19 17:53:41</text:p>
          </table:table-cell>
          <table:table-cell table:formula="of:=TRUNC([.A764])" office:value-type="float" office:value="43757" calcext:value-type="float">
            <text:p>43757</text:p>
          </table:table-cell>
          <table:table-cell table:style-name="ce12" table:formula="of:=[.B764]-[.C764]" office:value-type="date" office:date-value="1899-12-30T17:53:40.60334847774" calcext:value-type="date">
            <text:p>12/30/99 05:53 PM</text:p>
          </table:table-cell>
          <table:table-cell table:formula="of:=MOD([.E763]-[.$E$2];[.$H$2])+1+[.$E$2]" office:value-type="float" office:value="262" calcext:value-type="float">
            <text:p>262</text:p>
          </table:table-cell>
          <table:table-cell table:formula="of:=MOD([.F763]+1/[.$H$2];5)" office:value-type="float" office:value="2.6833333333333" calcext:value-type="float">
            <text:p>2,6833333333333</text:p>
          </table:table-cell>
          <table:table-cell table:formula="of:=IF([.F764]=0;[.G763]+2+1/[.$H$2];[.G763]+1/[.$H$2])" office:value-type="float" office:value="12.6833333333335" calcext:value-type="float">
            <text:p>12,6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5]))" office:value-type="date" office:date-value="2019-10-19T17:54:52.004803" calcext:value-type="date">
            <text:p>2019-10-19 17:54:52</text:p>
          </table:table-cell>
          <table:table-cell table:style-name="ce7" table:formula="of:=[.A765]" office:value-type="date" office:date-value="2019-10-19T17:54:52.004803" calcext:value-type="date">
            <text:p>2019-10-19 17:54:52</text:p>
          </table:table-cell>
          <table:table-cell table:formula="of:=TRUNC([.A765])" office:value-type="float" office:value="43757" calcext:value-type="float">
            <text:p>43757</text:p>
          </table:table-cell>
          <table:table-cell table:style-name="ce12" table:formula="of:=[.B765]-[.C765]" office:value-type="date" office:date-value="1899-12-30T17:54:52.00480312575" calcext:value-type="date">
            <text:p>12/30/99 05:54 PM</text:p>
          </table:table-cell>
          <table:table-cell table:formula="of:=MOD([.E764]-[.$E$2];[.$H$2])+1+[.$E$2]" office:value-type="float" office:value="263" calcext:value-type="float">
            <text:p>263</text:p>
          </table:table-cell>
          <table:table-cell table:formula="of:=MOD([.F764]+1/[.$H$2];5)" office:value-type="float" office:value="2.69999999999997" calcext:value-type="float">
            <text:p>2,69999999999997</text:p>
          </table:table-cell>
          <table:table-cell table:formula="of:=IF([.F765]=0;[.G764]+2+1/[.$H$2];[.G764]+1/[.$H$2])" office:value-type="float" office:value="12.7000000000002" calcext:value-type="float">
            <text:p>12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6]))" office:value-type="date" office:date-value="2019-10-19T17:56:58.925812" calcext:value-type="date">
            <text:p>2019-10-19 17:56:59</text:p>
          </table:table-cell>
          <table:table-cell table:style-name="ce7" table:formula="of:=[.A766]" office:value-type="date" office:date-value="2019-10-19T17:56:58.925812" calcext:value-type="date">
            <text:p>2019-10-19 17:56:59</text:p>
          </table:table-cell>
          <table:table-cell table:formula="of:=TRUNC([.A766])" office:value-type="float" office:value="43757" calcext:value-type="float">
            <text:p>43757</text:p>
          </table:table-cell>
          <table:table-cell table:style-name="ce12" table:formula="of:=[.B766]-[.C766]" office:value-type="date" office:date-value="1899-12-30T17:56:58.92581242137" calcext:value-type="date">
            <text:p>12/30/99 05:56 PM</text:p>
          </table:table-cell>
          <table:table-cell table:formula="of:=MOD([.E765]-[.$E$2];[.$H$2])+1+[.$E$2]" office:value-type="float" office:value="264" calcext:value-type="float">
            <text:p>264</text:p>
          </table:table-cell>
          <table:table-cell table:formula="of:=MOD([.F765]+1/[.$H$2];5)" office:value-type="float" office:value="2.71666666666664" calcext:value-type="float">
            <text:p>2,71666666666664</text:p>
          </table:table-cell>
          <table:table-cell table:formula="of:=IF([.F766]=0;[.G765]+2+1/[.$H$2];[.G765]+1/[.$H$2])" office:value-type="float" office:value="12.7166666666669" calcext:value-type="float">
            <text:p>12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7]))" office:value-type="date" office:date-value="2019-10-19T18:03:51.682787" calcext:value-type="date">
            <text:p>2019-10-19 18:03:52</text:p>
          </table:table-cell>
          <table:table-cell table:style-name="ce7" table:formula="of:=[.A767]" office:value-type="date" office:date-value="2019-10-19T18:03:51.682787" calcext:value-type="date">
            <text:p>2019-10-19 18:03:52</text:p>
          </table:table-cell>
          <table:table-cell table:formula="of:=TRUNC([.A767])" office:value-type="float" office:value="43757" calcext:value-type="float">
            <text:p>43757</text:p>
          </table:table-cell>
          <table:table-cell table:style-name="ce12" table:formula="of:=[.B767]-[.C767]" office:value-type="date" office:date-value="1899-12-30T18:03:51.68278704397" calcext:value-type="date">
            <text:p>12/30/99 06:03 PM</text:p>
          </table:table-cell>
          <table:table-cell table:formula="of:=MOD([.E766]-[.$E$2];[.$H$2])+1+[.$E$2]" office:value-type="float" office:value="265" calcext:value-type="float">
            <text:p>265</text:p>
          </table:table-cell>
          <table:table-cell table:formula="of:=MOD([.F766]+1/[.$H$2];5)" office:value-type="float" office:value="2.7333333333333" calcext:value-type="float">
            <text:p>2,7333333333333</text:p>
          </table:table-cell>
          <table:table-cell table:formula="of:=IF([.F767]=0;[.G766]+2+1/[.$H$2];[.G766]+1/[.$H$2])" office:value-type="float" office:value="12.7333333333335" calcext:value-type="float">
            <text:p>12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8]))" office:value-type="date" office:date-value="2019-10-19T18:08:46.005709" calcext:value-type="date">
            <text:p>2019-10-19 18:08:46</text:p>
          </table:table-cell>
          <table:table-cell table:style-name="ce7" table:formula="of:=[.A768]" office:value-type="date" office:date-value="2019-10-19T18:08:46.005709" calcext:value-type="date">
            <text:p>2019-10-19 18:08:46</text:p>
          </table:table-cell>
          <table:table-cell table:formula="of:=TRUNC([.A768])" office:value-type="float" office:value="43757" calcext:value-type="float">
            <text:p>43757</text:p>
          </table:table-cell>
          <table:table-cell table:style-name="ce12" table:formula="of:=[.B768]-[.C768]" office:value-type="date" office:date-value="1899-12-30T18:08:46.00570907816" calcext:value-type="date">
            <text:p>12/30/99 06:08 PM</text:p>
          </table:table-cell>
          <table:table-cell table:formula="of:=MOD([.E767]-[.$E$2];[.$H$2])+1+[.$E$2]" office:value-type="float" office:value="266" calcext:value-type="float">
            <text:p>266</text:p>
          </table:table-cell>
          <table:table-cell table:formula="of:=MOD([.F767]+1/[.$H$2];5)" office:value-type="float" office:value="2.74999999999997" calcext:value-type="float">
            <text:p>2,74999999999997</text:p>
          </table:table-cell>
          <table:table-cell table:formula="of:=IF([.F768]=0;[.G767]+2+1/[.$H$2];[.G767]+1/[.$H$2])" office:value-type="float" office:value="12.7500000000002" calcext:value-type="float">
            <text:p>12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9]))" office:value-type="date" office:date-value="2019-10-19T17:58:56.912264" calcext:value-type="date">
            <text:p>2019-10-19 17:58:57</text:p>
          </table:table-cell>
          <table:table-cell table:style-name="ce7" table:formula="of:=[.A769]" office:value-type="date" office:date-value="2019-10-19T17:58:56.912264" calcext:value-type="date">
            <text:p>2019-10-19 17:58:57</text:p>
          </table:table-cell>
          <table:table-cell table:formula="of:=TRUNC([.A769])" office:value-type="float" office:value="43757" calcext:value-type="float">
            <text:p>43757</text:p>
          </table:table-cell>
          <table:table-cell table:style-name="ce12" table:formula="of:=[.B769]-[.C769]" office:value-type="date" office:date-value="1899-12-30T17:58:56.91226446535" calcext:value-type="date">
            <text:p>12/30/99 05:58 PM</text:p>
          </table:table-cell>
          <table:table-cell table:formula="of:=MOD([.E768]-[.$E$2];[.$H$2])+1+[.$E$2]" office:value-type="float" office:value="267" calcext:value-type="float">
            <text:p>267</text:p>
          </table:table-cell>
          <table:table-cell table:formula="of:=MOD([.F768]+1/[.$H$2];5)" office:value-type="float" office:value="2.76666666666664" calcext:value-type="float">
            <text:p>2,76666666666664</text:p>
          </table:table-cell>
          <table:table-cell table:formula="of:=IF([.F769]=0;[.G768]+2+1/[.$H$2];[.G768]+1/[.$H$2])" office:value-type="float" office:value="12.7666666666669" calcext:value-type="float">
            <text:p>12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0]))" office:value-type="date" office:date-value="2019-10-19T17:37:24.877036" calcext:value-type="date">
            <text:p>2019-10-19 17:37:25</text:p>
          </table:table-cell>
          <table:table-cell table:style-name="ce7" table:formula="of:=[.A770]" office:value-type="date" office:date-value="2019-10-19T17:37:24.877036" calcext:value-type="date">
            <text:p>2019-10-19 17:37:25</text:p>
          </table:table-cell>
          <table:table-cell table:formula="of:=TRUNC([.A770])" office:value-type="float" office:value="43757" calcext:value-type="float">
            <text:p>43757</text:p>
          </table:table-cell>
          <table:table-cell table:style-name="ce12" table:formula="of:=[.B770]-[.C770]" office:value-type="date" office:date-value="1899-12-30T17:37:24.87703568302" calcext:value-type="date">
            <text:p>12/30/99 05:37 PM</text:p>
          </table:table-cell>
          <table:table-cell table:formula="of:=MOD([.E769]-[.$E$2];[.$H$2])+1+[.$E$2]" office:value-type="float" office:value="268" calcext:value-type="float">
            <text:p>268</text:p>
          </table:table-cell>
          <table:table-cell table:formula="of:=MOD([.F769]+1/[.$H$2];5)" office:value-type="float" office:value="2.7833333333333" calcext:value-type="float">
            <text:p>2,7833333333333</text:p>
          </table:table-cell>
          <table:table-cell table:formula="of:=IF([.F770]=0;[.G769]+2+1/[.$H$2];[.G769]+1/[.$H$2])" office:value-type="float" office:value="12.7833333333335" calcext:value-type="float">
            <text:p>12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1]))" office:value-type="date" office:date-value="2019-10-19T18:03:19.123369" calcext:value-type="date">
            <text:p>2019-10-19 18:03:19</text:p>
          </table:table-cell>
          <table:table-cell table:style-name="ce7" table:formula="of:=[.A771]" office:value-type="date" office:date-value="2019-10-19T18:03:19.123369" calcext:value-type="date">
            <text:p>2019-10-19 18:03:19</text:p>
          </table:table-cell>
          <table:table-cell table:formula="of:=TRUNC([.A771])" office:value-type="float" office:value="43757" calcext:value-type="float">
            <text:p>43757</text:p>
          </table:table-cell>
          <table:table-cell table:style-name="ce12" table:formula="of:=[.B771]-[.C771]" office:value-type="date" office:date-value="1899-12-30T18:03:19.1233686218" calcext:value-type="date">
            <text:p>12/30/99 06:03 PM</text:p>
          </table:table-cell>
          <table:table-cell table:formula="of:=MOD([.E770]-[.$E$2];[.$H$2])+1+[.$E$2]" office:value-type="float" office:value="269" calcext:value-type="float">
            <text:p>269</text:p>
          </table:table-cell>
          <table:table-cell table:formula="of:=MOD([.F770]+1/[.$H$2];5)" office:value-type="float" office:value="2.79999999999997" calcext:value-type="float">
            <text:p>2,79999999999997</text:p>
          </table:table-cell>
          <table:table-cell table:formula="of:=IF([.F771]=0;[.G770]+2+1/[.$H$2];[.G770]+1/[.$H$2])" office:value-type="float" office:value="12.8000000000002" calcext:value-type="float">
            <text:p>12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2]))" office:value-type="date" office:date-value="2019-10-19T18:04:12.008896" calcext:value-type="date">
            <text:p>2019-10-19 18:04:12</text:p>
          </table:table-cell>
          <table:table-cell table:style-name="ce7" table:formula="of:=[.A772]" office:value-type="date" office:date-value="2019-10-19T18:04:12.008896" calcext:value-type="date">
            <text:p>2019-10-19 18:04:12</text:p>
          </table:table-cell>
          <table:table-cell table:formula="of:=TRUNC([.A772])" office:value-type="float" office:value="43757" calcext:value-type="float">
            <text:p>43757</text:p>
          </table:table-cell>
          <table:table-cell table:style-name="ce12" table:formula="of:=[.B772]-[.C772]" office:value-type="date" office:date-value="1899-12-30T18:04:12.00889573898" calcext:value-type="date">
            <text:p>12/30/99 06:04 PM</text:p>
          </table:table-cell>
          <table:table-cell table:formula="of:=MOD([.E771]-[.$E$2];[.$H$2])+1+[.$E$2]" office:value-type="float" office:value="270" calcext:value-type="float">
            <text:p>270</text:p>
          </table:table-cell>
          <table:table-cell table:formula="of:=MOD([.F771]+1/[.$H$2];5)" office:value-type="float" office:value="2.81666666666664" calcext:value-type="float">
            <text:p>2,81666666666664</text:p>
          </table:table-cell>
          <table:table-cell table:formula="of:=IF([.F772]=0;[.G771]+2+1/[.$H$2];[.G771]+1/[.$H$2])" office:value-type="float" office:value="12.8166666666669" calcext:value-type="float">
            <text:p>12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3]))" office:value-type="date" office:date-value="2019-10-19T17:58:53.872165" calcext:value-type="date">
            <text:p>2019-10-19 17:58:54</text:p>
          </table:table-cell>
          <table:table-cell table:style-name="ce7" table:formula="of:=[.A773]" office:value-type="date" office:date-value="2019-10-19T17:58:53.872165" calcext:value-type="date">
            <text:p>2019-10-19 17:58:54</text:p>
          </table:table-cell>
          <table:table-cell table:formula="of:=TRUNC([.A773])" office:value-type="float" office:value="43757" calcext:value-type="float">
            <text:p>43757</text:p>
          </table:table-cell>
          <table:table-cell table:style-name="ce12" table:formula="of:=[.B773]-[.C773]" office:value-type="date" office:date-value="1899-12-30T17:58:53.87216515839" calcext:value-type="date">
            <text:p>12/30/99 05:58 PM</text:p>
          </table:table-cell>
          <table:table-cell table:formula="of:=MOD([.E772]-[.$E$2];[.$H$2])+1+[.$E$2]" office:value-type="float" office:value="271" calcext:value-type="float">
            <text:p>271</text:p>
          </table:table-cell>
          <table:table-cell table:formula="of:=MOD([.F772]+1/[.$H$2];5)" office:value-type="float" office:value="2.8333333333333" calcext:value-type="float">
            <text:p>2,8333333333333</text:p>
          </table:table-cell>
          <table:table-cell table:formula="of:=IF([.F773]=0;[.G772]+2+1/[.$H$2];[.G772]+1/[.$H$2])" office:value-type="float" office:value="12.8333333333336" calcext:value-type="float">
            <text:p>12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4]))" office:value-type="date" office:date-value="2019-10-19T17:41:47.467137" calcext:value-type="date">
            <text:p>2019-10-19 17:41:47</text:p>
          </table:table-cell>
          <table:table-cell table:style-name="ce7" table:formula="of:=[.A774]" office:value-type="date" office:date-value="2019-10-19T17:41:47.467137" calcext:value-type="date">
            <text:p>2019-10-19 17:41:47</text:p>
          </table:table-cell>
          <table:table-cell table:formula="of:=TRUNC([.A774])" office:value-type="float" office:value="43757" calcext:value-type="float">
            <text:p>43757</text:p>
          </table:table-cell>
          <table:table-cell table:style-name="ce12" table:formula="of:=[.B774]-[.C774]" office:value-type="date" office:date-value="1899-12-30T17:41:47.46713723056" calcext:value-type="date">
            <text:p>12/30/99 05:41 PM</text:p>
          </table:table-cell>
          <table:table-cell table:formula="of:=MOD([.E773]-[.$E$2];[.$H$2])+1+[.$E$2]" office:value-type="float" office:value="272" calcext:value-type="float">
            <text:p>272</text:p>
          </table:table-cell>
          <table:table-cell table:formula="of:=MOD([.F773]+1/[.$H$2];5)" office:value-type="float" office:value="2.84999999999997" calcext:value-type="float">
            <text:p>2,84999999999997</text:p>
          </table:table-cell>
          <table:table-cell table:formula="of:=IF([.F774]=0;[.G773]+2+1/[.$H$2];[.G773]+1/[.$H$2])" office:value-type="float" office:value="12.8500000000002" calcext:value-type="float">
            <text:p>12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5]))" office:value-type="date" office:date-value="2019-10-19T17:45:37.282018" calcext:value-type="date">
            <text:p>2019-10-19 17:45:37</text:p>
          </table:table-cell>
          <table:table-cell table:style-name="ce7" table:formula="of:=[.A775]" office:value-type="date" office:date-value="2019-10-19T17:45:37.282018" calcext:value-type="date">
            <text:p>2019-10-19 17:45:37</text:p>
          </table:table-cell>
          <table:table-cell table:formula="of:=TRUNC([.A775])" office:value-type="float" office:value="43757" calcext:value-type="float">
            <text:p>43757</text:p>
          </table:table-cell>
          <table:table-cell table:style-name="ce12" table:formula="of:=[.B775]-[.C775]" office:value-type="date" office:date-value="1899-12-30T17:45:37.28201799095" calcext:value-type="date">
            <text:p>12/30/99 05:45 PM</text:p>
          </table:table-cell>
          <table:table-cell table:formula="of:=MOD([.E774]-[.$E$2];[.$H$2])+1+[.$E$2]" office:value-type="float" office:value="273" calcext:value-type="float">
            <text:p>273</text:p>
          </table:table-cell>
          <table:table-cell table:formula="of:=MOD([.F774]+1/[.$H$2];5)" office:value-type="float" office:value="2.86666666666664" calcext:value-type="float">
            <text:p>2,86666666666664</text:p>
          </table:table-cell>
          <table:table-cell table:formula="of:=IF([.F775]=0;[.G774]+2+1/[.$H$2];[.G774]+1/[.$H$2])" office:value-type="float" office:value="12.8666666666669" calcext:value-type="float">
            <text:p>12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6]))" office:value-type="date" office:date-value="2019-10-19T17:49:46.25721" calcext:value-type="date">
            <text:p>2019-10-19 17:49:46</text:p>
          </table:table-cell>
          <table:table-cell table:style-name="ce7" table:formula="of:=[.A776]" office:value-type="date" office:date-value="2019-10-19T17:49:46.25721" calcext:value-type="date">
            <text:p>2019-10-19 17:49:46</text:p>
          </table:table-cell>
          <table:table-cell table:formula="of:=TRUNC([.A776])" office:value-type="float" office:value="43757" calcext:value-type="float">
            <text:p>43757</text:p>
          </table:table-cell>
          <table:table-cell table:style-name="ce12" table:formula="of:=[.B776]-[.C776]" office:value-type="date" office:date-value="1899-12-30T17:49:46.25721023418" calcext:value-type="date">
            <text:p>12/30/99 05:49 PM</text:p>
          </table:table-cell>
          <table:table-cell table:formula="of:=MOD([.E775]-[.$E$2];[.$H$2])+1+[.$E$2]" office:value-type="float" office:value="274" calcext:value-type="float">
            <text:p>274</text:p>
          </table:table-cell>
          <table:table-cell table:formula="of:=MOD([.F775]+1/[.$H$2];5)" office:value-type="float" office:value="2.8833333333333" calcext:value-type="float">
            <text:p>2,8833333333333</text:p>
          </table:table-cell>
          <table:table-cell table:formula="of:=IF([.F776]=0;[.G775]+2+1/[.$H$2];[.G775]+1/[.$H$2])" office:value-type="float" office:value="12.8833333333336" calcext:value-type="float">
            <text:p>12,8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7]))" office:value-type="date" office:date-value="2019-10-19T17:34:29.242286" calcext:value-type="date">
            <text:p>2019-10-19 17:34:29</text:p>
          </table:table-cell>
          <table:table-cell table:style-name="ce7" table:formula="of:=[.A777]" office:value-type="date" office:date-value="2019-10-19T17:34:29.242286" calcext:value-type="date">
            <text:p>2019-10-19 17:34:29</text:p>
          </table:table-cell>
          <table:table-cell table:formula="of:=TRUNC([.A777])" office:value-type="float" office:value="43757" calcext:value-type="float">
            <text:p>43757</text:p>
          </table:table-cell>
          <table:table-cell table:style-name="ce12" table:formula="of:=[.B777]-[.C777]" office:value-type="date" office:date-value="1899-12-30T17:34:29.24228563439" calcext:value-type="date">
            <text:p>12/30/99 05:34 PM</text:p>
          </table:table-cell>
          <table:table-cell table:formula="of:=MOD([.E776]-[.$E$2];[.$H$2])+1+[.$E$2]" office:value-type="float" office:value="275" calcext:value-type="float">
            <text:p>275</text:p>
          </table:table-cell>
          <table:table-cell table:formula="of:=MOD([.F776]+1/[.$H$2];5)" office:value-type="float" office:value="2.89999999999997" calcext:value-type="float">
            <text:p>2,89999999999997</text:p>
          </table:table-cell>
          <table:table-cell table:formula="of:=IF([.F777]=0;[.G776]+2+1/[.$H$2];[.G776]+1/[.$H$2])" office:value-type="float" office:value="12.9000000000002" calcext:value-type="float">
            <text:p>12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8]))" office:value-type="date" office:date-value="2019-10-19T17:41:10.99907" calcext:value-type="date">
            <text:p>2019-10-19 17:41:11</text:p>
          </table:table-cell>
          <table:table-cell table:style-name="ce7" table:formula="of:=[.A778]" office:value-type="date" office:date-value="2019-10-19T17:41:10.99907" calcext:value-type="date">
            <text:p>2019-10-19 17:41:11</text:p>
          </table:table-cell>
          <table:table-cell table:formula="of:=TRUNC([.A778])" office:value-type="float" office:value="43757" calcext:value-type="float">
            <text:p>43757</text:p>
          </table:table-cell>
          <table:table-cell table:style-name="ce12" table:formula="of:=[.B778]-[.C778]" office:value-type="date" office:date-value="1899-12-30T17:41:10.99906972144" calcext:value-type="date">
            <text:p>12/30/99 05:41 PM</text:p>
          </table:table-cell>
          <table:table-cell table:formula="of:=MOD([.E777]-[.$E$2];[.$H$2])+1+[.$E$2]" office:value-type="float" office:value="276" calcext:value-type="float">
            <text:p>276</text:p>
          </table:table-cell>
          <table:table-cell table:formula="of:=MOD([.F777]+1/[.$H$2];5)" office:value-type="float" office:value="2.91666666666664" calcext:value-type="float">
            <text:p>2,91666666666664</text:p>
          </table:table-cell>
          <table:table-cell table:formula="of:=IF([.F778]=0;[.G777]+2+1/[.$H$2];[.G777]+1/[.$H$2])" office:value-type="float" office:value="12.9166666666669" calcext:value-type="float">
            <text:p>12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9]))" office:value-type="date" office:date-value="2019-10-19T17:55:40.386014" calcext:value-type="date">
            <text:p>2019-10-19 17:55:40</text:p>
          </table:table-cell>
          <table:table-cell table:style-name="ce7" table:formula="of:=[.A779]" office:value-type="date" office:date-value="2019-10-19T17:55:40.386014" calcext:value-type="date">
            <text:p>2019-10-19 17:55:40</text:p>
          </table:table-cell>
          <table:table-cell table:formula="of:=TRUNC([.A779])" office:value-type="float" office:value="43757" calcext:value-type="float">
            <text:p>43757</text:p>
          </table:table-cell>
          <table:table-cell table:style-name="ce12" table:formula="of:=[.B779]-[.C779]" office:value-type="date" office:date-value="1899-12-30T17:55:40.38601387292" calcext:value-type="date">
            <text:p>12/30/99 05:55 PM</text:p>
          </table:table-cell>
          <table:table-cell table:formula="of:=MOD([.E778]-[.$E$2];[.$H$2])+1+[.$E$2]" office:value-type="float" office:value="277" calcext:value-type="float">
            <text:p>277</text:p>
          </table:table-cell>
          <table:table-cell table:formula="of:=MOD([.F778]+1/[.$H$2];5)" office:value-type="float" office:value="2.9333333333333" calcext:value-type="float">
            <text:p>2,9333333333333</text:p>
          </table:table-cell>
          <table:table-cell table:formula="of:=IF([.F779]=0;[.G778]+2+1/[.$H$2];[.G778]+1/[.$H$2])" office:value-type="float" office:value="12.9333333333336" calcext:value-type="float">
            <text:p>12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0]))" office:value-type="date" office:date-value="2019-10-19T17:30:57.05873" calcext:value-type="date">
            <text:p>2019-10-19 17:30:57</text:p>
          </table:table-cell>
          <table:table-cell table:style-name="ce7" table:formula="of:=[.A780]" office:value-type="date" office:date-value="2019-10-19T17:30:57.05873" calcext:value-type="date">
            <text:p>2019-10-19 17:30:57</text:p>
          </table:table-cell>
          <table:table-cell table:formula="of:=TRUNC([.A780])" office:value-type="float" office:value="43757" calcext:value-type="float">
            <text:p>43757</text:p>
          </table:table-cell>
          <table:table-cell table:style-name="ce12" table:formula="of:=[.B780]-[.C780]" office:value-type="date" office:date-value="1899-12-30T17:30:57.05872960389" calcext:value-type="date">
            <text:p>12/30/99 05:30 PM</text:p>
          </table:table-cell>
          <table:table-cell table:formula="of:=MOD([.E779]-[.$E$2];[.$H$2])+1+[.$E$2]" office:value-type="float" office:value="278" calcext:value-type="float">
            <text:p>278</text:p>
          </table:table-cell>
          <table:table-cell table:formula="of:=MOD([.F779]+1/[.$H$2];5)" office:value-type="float" office:value="2.94999999999997" calcext:value-type="float">
            <text:p>2,94999999999997</text:p>
          </table:table-cell>
          <table:table-cell table:formula="of:=IF([.F780]=0;[.G779]+2+1/[.$H$2];[.G779]+1/[.$H$2])" office:value-type="float" office:value="12.9500000000002" calcext:value-type="float">
            <text:p>12,9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1]))" office:value-type="date" office:date-value="2019-10-19T17:44:31.434139" calcext:value-type="date">
            <text:p>2019-10-19 17:44:31</text:p>
          </table:table-cell>
          <table:table-cell table:style-name="ce7" table:formula="of:=[.A781]" office:value-type="date" office:date-value="2019-10-19T17:44:31.434139" calcext:value-type="date">
            <text:p>2019-10-19 17:44:31</text:p>
          </table:table-cell>
          <table:table-cell table:formula="of:=TRUNC([.A781])" office:value-type="float" office:value="43757" calcext:value-type="float">
            <text:p>43757</text:p>
          </table:table-cell>
          <table:table-cell table:style-name="ce12" table:formula="of:=[.B781]-[.C781]" office:value-type="date" office:date-value="1899-12-30T17:44:31.43413913436" calcext:value-type="date">
            <text:p>12/30/99 05:44 PM</text:p>
          </table:table-cell>
          <table:table-cell table:formula="of:=MOD([.E780]-[.$E$2];[.$H$2])+1+[.$E$2]" office:value-type="float" office:value="279" calcext:value-type="float">
            <text:p>279</text:p>
          </table:table-cell>
          <table:table-cell table:formula="of:=MOD([.F780]+1/[.$H$2];5)" office:value-type="float" office:value="2.96666666666664" calcext:value-type="float">
            <text:p>2,96666666666664</text:p>
          </table:table-cell>
          <table:table-cell table:formula="of:=IF([.F781]=0;[.G780]+2+1/[.$H$2];[.G780]+1/[.$H$2])" office:value-type="float" office:value="12.9666666666669" calcext:value-type="float">
            <text:p>12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2]))" office:value-type="date" office:date-value="2019-10-19T17:42:47.378708" calcext:value-type="date">
            <text:p>2019-10-19 17:42:47</text:p>
          </table:table-cell>
          <table:table-cell table:style-name="ce7" table:formula="of:=[.A782]" office:value-type="date" office:date-value="2019-10-19T17:42:47.378708" calcext:value-type="date">
            <text:p>2019-10-19 17:42:47</text:p>
          </table:table-cell>
          <table:table-cell table:formula="of:=TRUNC([.A782])" office:value-type="float" office:value="43757" calcext:value-type="float">
            <text:p>43757</text:p>
          </table:table-cell>
          <table:table-cell table:style-name="ce12" table:formula="of:=[.B782]-[.C782]" office:value-type="date" office:date-value="1899-12-30T17:42:47.37870750949" calcext:value-type="date">
            <text:p>12/30/99 05:42 PM</text:p>
          </table:table-cell>
          <table:table-cell table:formula="of:=MOD([.E781]-[.$E$2];[.$H$2])+1+[.$E$2]" office:value-type="float" office:value="280" calcext:value-type="float">
            <text:p>280</text:p>
          </table:table-cell>
          <table:table-cell table:formula="of:=MOD([.F781]+1/[.$H$2];5)" office:value-type="float" office:value="2.9833333333333" calcext:value-type="float">
            <text:p>2,9833333333333</text:p>
          </table:table-cell>
          <table:table-cell table:formula="of:=IF([.F782]=0;[.G781]+2+1/[.$H$2];[.G781]+1/[.$H$2])" office:value-type="float" office:value="12.9833333333336" calcext:value-type="float">
            <text:p>12,9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3]))" office:value-type="date" office:date-value="2019-10-20T17:59:43.733067" calcext:value-type="date">
            <text:p>2019-10-20 17:59:44</text:p>
          </table:table-cell>
          <table:table-cell table:style-name="ce7" table:formula="of:=[.A783]" office:value-type="date" office:date-value="2019-10-20T17:59:43.733067" calcext:value-type="date">
            <text:p>2019-10-20 17:59:44</text:p>
          </table:table-cell>
          <table:table-cell table:formula="of:=TRUNC([.A783])" office:value-type="float" office:value="43758" calcext:value-type="float">
            <text:p>43758</text:p>
          </table:table-cell>
          <table:table-cell table:style-name="ce12" table:formula="of:=[.B783]-[.C783]" office:value-type="date" office:date-value="1899-12-30T17:59:43.7330670096" calcext:value-type="date">
            <text:p>12/30/99 05:59 PM</text:p>
          </table:table-cell>
          <table:table-cell table:formula="of:=MOD([.E782]-[.$E$2];[.$H$2])+1+[.$E$2]" office:value-type="float" office:value="221" calcext:value-type="float">
            <text:p>221</text:p>
          </table:table-cell>
          <table:table-cell table:formula="of:=MOD([.F782]+1/[.$H$2];5)" office:value-type="float" office:value="2.99999999999997" calcext:value-type="float">
            <text:p>2,99999999999997</text:p>
          </table:table-cell>
          <table:table-cell table:formula="of:=IF([.F783]=0;[.G782]+2+1/[.$H$2];[.G782]+1/[.$H$2])" office:value-type="float" office:value="13.0000000000002" calcext:value-type="float">
            <text:p>13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4]))" office:value-type="date" office:date-value="2019-10-20T17:52:08.20222" calcext:value-type="date">
            <text:p>2019-10-20 17:52:08</text:p>
          </table:table-cell>
          <table:table-cell table:style-name="ce7" table:formula="of:=[.A784]" office:value-type="date" office:date-value="2019-10-20T17:52:08.20222" calcext:value-type="date">
            <text:p>2019-10-20 17:52:08</text:p>
          </table:table-cell>
          <table:table-cell table:formula="of:=TRUNC([.A784])" office:value-type="float" office:value="43758" calcext:value-type="float">
            <text:p>43758</text:p>
          </table:table-cell>
          <table:table-cell table:style-name="ce12" table:formula="of:=[.B784]-[.C784]" office:value-type="date" office:date-value="1899-12-30T17:52:08.20222021546" calcext:value-type="date">
            <text:p>12/30/99 05:52 PM</text:p>
          </table:table-cell>
          <table:table-cell table:formula="of:=MOD([.E783]-[.$E$2];[.$H$2])+1+[.$E$2]" office:value-type="float" office:value="222" calcext:value-type="float">
            <text:p>222</text:p>
          </table:table-cell>
          <table:table-cell table:formula="of:=MOD([.F783]+1/[.$H$2];5)" office:value-type="float" office:value="3.01666666666664" calcext:value-type="float">
            <text:p>3,01666666666664</text:p>
          </table:table-cell>
          <table:table-cell table:formula="of:=IF([.F784]=0;[.G783]+2+1/[.$H$2];[.G783]+1/[.$H$2])" office:value-type="float" office:value="13.0166666666669" calcext:value-type="float">
            <text:p>13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5]))" office:value-type="date" office:date-value="2019-10-20T18:07:34.662589" calcext:value-type="date">
            <text:p>2019-10-20 18:07:35</text:p>
          </table:table-cell>
          <table:table-cell table:style-name="ce7" table:formula="of:=[.A785]" office:value-type="date" office:date-value="2019-10-20T18:07:34.662589" calcext:value-type="date">
            <text:p>2019-10-20 18:07:35</text:p>
          </table:table-cell>
          <table:table-cell table:formula="of:=TRUNC([.A785])" office:value-type="float" office:value="43758" calcext:value-type="float">
            <text:p>43758</text:p>
          </table:table-cell>
          <table:table-cell table:style-name="ce12" table:formula="of:=[.B785]-[.C785]" office:value-type="date" office:date-value="1899-12-30T18:07:34.66258933302" calcext:value-type="date">
            <text:p>12/30/99 06:07 PM</text:p>
          </table:table-cell>
          <table:table-cell table:formula="of:=MOD([.E784]-[.$E$2];[.$H$2])+1+[.$E$2]" office:value-type="float" office:value="223" calcext:value-type="float">
            <text:p>223</text:p>
          </table:table-cell>
          <table:table-cell table:formula="of:=MOD([.F784]+1/[.$H$2];5)" office:value-type="float" office:value="3.0333333333333" calcext:value-type="float">
            <text:p>3,0333333333333</text:p>
          </table:table-cell>
          <table:table-cell table:formula="of:=IF([.F785]=0;[.G784]+2+1/[.$H$2];[.G784]+1/[.$H$2])" office:value-type="float" office:value="13.0333333333336" calcext:value-type="float">
            <text:p>13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6]))" office:value-type="date" office:date-value="2019-10-20T17:55:14.902602" calcext:value-type="date">
            <text:p>2019-10-20 17:55:15</text:p>
          </table:table-cell>
          <table:table-cell table:style-name="ce7" table:formula="of:=[.A786]" office:value-type="date" office:date-value="2019-10-20T17:55:14.902602" calcext:value-type="date">
            <text:p>2019-10-20 17:55:15</text:p>
          </table:table-cell>
          <table:table-cell table:formula="of:=TRUNC([.A786])" office:value-type="float" office:value="43758" calcext:value-type="float">
            <text:p>43758</text:p>
          </table:table-cell>
          <table:table-cell table:style-name="ce12" table:formula="of:=[.B786]-[.C786]" office:value-type="date" office:date-value="1899-12-30T17:55:14.90260188002" calcext:value-type="date">
            <text:p>12/30/99 05:55 PM</text:p>
          </table:table-cell>
          <table:table-cell table:formula="of:=MOD([.E785]-[.$E$2];[.$H$2])+1+[.$E$2]" office:value-type="float" office:value="224" calcext:value-type="float">
            <text:p>224</text:p>
          </table:table-cell>
          <table:table-cell table:formula="of:=MOD([.F785]+1/[.$H$2];5)" office:value-type="float" office:value="3.04999999999997" calcext:value-type="float">
            <text:p>3,04999999999997</text:p>
          </table:table-cell>
          <table:table-cell table:formula="of:=IF([.F786]=0;[.G785]+2+1/[.$H$2];[.G785]+1/[.$H$2])" office:value-type="float" office:value="13.0500000000002" calcext:value-type="float">
            <text:p>13,0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7]))" office:value-type="date" office:date-value="2019-10-20T17:54:42.232935" calcext:value-type="date">
            <text:p>2019-10-20 17:54:42</text:p>
          </table:table-cell>
          <table:table-cell table:style-name="ce7" table:formula="of:=[.A787]" office:value-type="date" office:date-value="2019-10-20T17:54:42.232935" calcext:value-type="date">
            <text:p>2019-10-20 17:54:42</text:p>
          </table:table-cell>
          <table:table-cell table:formula="of:=TRUNC([.A787])" office:value-type="float" office:value="43758" calcext:value-type="float">
            <text:p>43758</text:p>
          </table:table-cell>
          <table:table-cell table:style-name="ce12" table:formula="of:=[.B787]-[.C787]" office:value-type="date" office:date-value="1899-12-30T17:54:42.2329352377" calcext:value-type="date">
            <text:p>12/30/99 05:54 PM</text:p>
          </table:table-cell>
          <table:table-cell table:formula="of:=MOD([.E786]-[.$E$2];[.$H$2])+1+[.$E$2]" office:value-type="float" office:value="225" calcext:value-type="float">
            <text:p>225</text:p>
          </table:table-cell>
          <table:table-cell table:formula="of:=MOD([.F786]+1/[.$H$2];5)" office:value-type="float" office:value="3.06666666666664" calcext:value-type="float">
            <text:p>3,06666666666664</text:p>
          </table:table-cell>
          <table:table-cell table:formula="of:=IF([.F787]=0;[.G786]+2+1/[.$H$2];[.G786]+1/[.$H$2])" office:value-type="float" office:value="13.0666666666669" calcext:value-type="float">
            <text:p>13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8]))" office:value-type="date" office:date-value="2019-10-20T17:58:47.732184" calcext:value-type="date">
            <text:p>2019-10-20 17:58:48</text:p>
          </table:table-cell>
          <table:table-cell table:style-name="ce7" table:formula="of:=[.A788]" office:value-type="date" office:date-value="2019-10-20T17:58:47.732184" calcext:value-type="date">
            <text:p>2019-10-20 17:58:48</text:p>
          </table:table-cell>
          <table:table-cell table:formula="of:=TRUNC([.A788])" office:value-type="float" office:value="43758" calcext:value-type="float">
            <text:p>43758</text:p>
          </table:table-cell>
          <table:table-cell table:style-name="ce12" table:formula="of:=[.B788]-[.C788]" office:value-type="date" office:date-value="1899-12-30T17:58:47.73218387738" calcext:value-type="date">
            <text:p>12/30/99 05:58 PM</text:p>
          </table:table-cell>
          <table:table-cell table:formula="of:=MOD([.E787]-[.$E$2];[.$H$2])+1+[.$E$2]" office:value-type="float" office:value="226" calcext:value-type="float">
            <text:p>226</text:p>
          </table:table-cell>
          <table:table-cell table:formula="of:=MOD([.F787]+1/[.$H$2];5)" office:value-type="float" office:value="3.0833333333333" calcext:value-type="float">
            <text:p>3,0833333333333</text:p>
          </table:table-cell>
          <table:table-cell table:formula="of:=IF([.F788]=0;[.G787]+2+1/[.$H$2];[.G787]+1/[.$H$2])" office:value-type="float" office:value="13.0833333333336" calcext:value-type="float">
            <text:p>13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9]))" office:value-type="date" office:date-value="2019-10-20T18:20:21.707134" calcext:value-type="date">
            <text:p>2019-10-20 18:20:22</text:p>
          </table:table-cell>
          <table:table-cell table:style-name="ce7" table:formula="of:=[.A789]" office:value-type="date" office:date-value="2019-10-20T18:20:21.707134" calcext:value-type="date">
            <text:p>2019-10-20 18:20:22</text:p>
          </table:table-cell>
          <table:table-cell table:formula="of:=TRUNC([.A789])" office:value-type="float" office:value="43758" calcext:value-type="float">
            <text:p>43758</text:p>
          </table:table-cell>
          <table:table-cell table:style-name="ce12" table:formula="of:=[.B789]-[.C789]" office:value-type="date" office:date-value="1899-12-30T18:20:21.70713383239" calcext:value-type="date">
            <text:p>12/30/99 06:20 PM</text:p>
          </table:table-cell>
          <table:table-cell table:formula="of:=MOD([.E788]-[.$E$2];[.$H$2])+1+[.$E$2]" office:value-type="float" office:value="227" calcext:value-type="float">
            <text:p>227</text:p>
          </table:table-cell>
          <table:table-cell table:formula="of:=MOD([.F788]+1/[.$H$2];5)" office:value-type="float" office:value="3.09999999999997" calcext:value-type="float">
            <text:p>3,09999999999997</text:p>
          </table:table-cell>
          <table:table-cell table:formula="of:=IF([.F789]=0;[.G788]+2+1/[.$H$2];[.G788]+1/[.$H$2])" office:value-type="float" office:value="13.1000000000002" calcext:value-type="float">
            <text:p>13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0]))" office:value-type="date" office:date-value="2019-10-20T18:08:50.894721" calcext:value-type="date">
            <text:p>2019-10-20 18:08:51</text:p>
          </table:table-cell>
          <table:table-cell table:style-name="ce7" table:formula="of:=[.A790]" office:value-type="date" office:date-value="2019-10-20T18:08:50.894721" calcext:value-type="date">
            <text:p>2019-10-20 18:08:51</text:p>
          </table:table-cell>
          <table:table-cell table:formula="of:=TRUNC([.A790])" office:value-type="float" office:value="43758" calcext:value-type="float">
            <text:p>43758</text:p>
          </table:table-cell>
          <table:table-cell table:style-name="ce12" table:formula="of:=[.B790]-[.C790]" office:value-type="date" office:date-value="1899-12-30T18:08:50.89472148567" calcext:value-type="date">
            <text:p>12/30/99 06:08 PM</text:p>
          </table:table-cell>
          <table:table-cell table:formula="of:=MOD([.E789]-[.$E$2];[.$H$2])+1+[.$E$2]" office:value-type="float" office:value="228" calcext:value-type="float">
            <text:p>228</text:p>
          </table:table-cell>
          <table:table-cell table:formula="of:=MOD([.F789]+1/[.$H$2];5)" office:value-type="float" office:value="3.11666666666664" calcext:value-type="float">
            <text:p>3,11666666666664</text:p>
          </table:table-cell>
          <table:table-cell table:formula="of:=IF([.F790]=0;[.G789]+2+1/[.$H$2];[.G789]+1/[.$H$2])" office:value-type="float" office:value="13.1166666666669" calcext:value-type="float">
            <text:p>13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1]))" office:value-type="date" office:date-value="2019-10-20T18:05:49.704447" calcext:value-type="date">
            <text:p>2019-10-20 18:05:50</text:p>
          </table:table-cell>
          <table:table-cell table:style-name="ce7" table:formula="of:=[.A791]" office:value-type="date" office:date-value="2019-10-20T18:05:49.704447" calcext:value-type="date">
            <text:p>2019-10-20 18:05:50</text:p>
          </table:table-cell>
          <table:table-cell table:formula="of:=TRUNC([.A791])" office:value-type="float" office:value="43758" calcext:value-type="float">
            <text:p>43758</text:p>
          </table:table-cell>
          <table:table-cell table:style-name="ce12" table:formula="of:=[.B791]-[.C791]" office:value-type="date" office:date-value="1899-12-30T18:05:49.70444685314" calcext:value-type="date">
            <text:p>12/30/99 06:05 PM</text:p>
          </table:table-cell>
          <table:table-cell table:formula="of:=MOD([.E790]-[.$E$2];[.$H$2])+1+[.$E$2]" office:value-type="float" office:value="229" calcext:value-type="float">
            <text:p>229</text:p>
          </table:table-cell>
          <table:table-cell table:formula="of:=MOD([.F790]+1/[.$H$2];5)" office:value-type="float" office:value="3.1333333333333" calcext:value-type="float">
            <text:p>3,1333333333333</text:p>
          </table:table-cell>
          <table:table-cell table:formula="of:=IF([.F791]=0;[.G790]+2+1/[.$H$2];[.G790]+1/[.$H$2])" office:value-type="float" office:value="13.1333333333336" calcext:value-type="float">
            <text:p>13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2]))" office:value-type="date" office:date-value="2019-10-20T18:03:10.485983" calcext:value-type="date">
            <text:p>2019-10-20 18:03:10</text:p>
          </table:table-cell>
          <table:table-cell table:style-name="ce7" table:formula="of:=[.A792]" office:value-type="date" office:date-value="2019-10-20T18:03:10.485983" calcext:value-type="date">
            <text:p>2019-10-20 18:03:10</text:p>
          </table:table-cell>
          <table:table-cell table:formula="of:=TRUNC([.A792])" office:value-type="float" office:value="43758" calcext:value-type="float">
            <text:p>43758</text:p>
          </table:table-cell>
          <table:table-cell table:style-name="ce12" table:formula="of:=[.B792]-[.C792]" office:value-type="date" office:date-value="1899-12-30T18:03:10.48598273657" calcext:value-type="date">
            <text:p>12/30/99 06:03 PM</text:p>
          </table:table-cell>
          <table:table-cell table:formula="of:=MOD([.E791]-[.$E$2];[.$H$2])+1+[.$E$2]" office:value-type="float" office:value="230" calcext:value-type="float">
            <text:p>230</text:p>
          </table:table-cell>
          <table:table-cell table:formula="of:=MOD([.F791]+1/[.$H$2];5)" office:value-type="float" office:value="3.14999999999997" calcext:value-type="float">
            <text:p>3,14999999999997</text:p>
          </table:table-cell>
          <table:table-cell table:formula="of:=IF([.F792]=0;[.G791]+2+1/[.$H$2];[.G791]+1/[.$H$2])" office:value-type="float" office:value="13.1500000000002" calcext:value-type="float">
            <text:p>13,1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3]))" office:value-type="date" office:date-value="2019-10-20T18:27:09.488299" calcext:value-type="date">
            <text:p>2019-10-20 18:27:09</text:p>
          </table:table-cell>
          <table:table-cell table:style-name="ce7" table:formula="of:=[.A793]" office:value-type="date" office:date-value="2019-10-20T18:27:09.488299" calcext:value-type="date">
            <text:p>2019-10-20 18:27:09</text:p>
          </table:table-cell>
          <table:table-cell table:formula="of:=TRUNC([.A793])" office:value-type="float" office:value="43758" calcext:value-type="float">
            <text:p>43758</text:p>
          </table:table-cell>
          <table:table-cell table:style-name="ce12" table:formula="of:=[.B793]-[.C793]" office:value-type="date" office:date-value="1899-12-30T18:27:09.48829934467" calcext:value-type="date">
            <text:p>12/30/99 06:27 PM</text:p>
          </table:table-cell>
          <table:table-cell table:formula="of:=MOD([.E792]-[.$E$2];[.$H$2])+1+[.$E$2]" office:value-type="float" office:value="231" calcext:value-type="float">
            <text:p>231</text:p>
          </table:table-cell>
          <table:table-cell table:formula="of:=MOD([.F792]+1/[.$H$2];5)" office:value-type="float" office:value="3.16666666666664" calcext:value-type="float">
            <text:p>3,16666666666664</text:p>
          </table:table-cell>
          <table:table-cell table:formula="of:=IF([.F793]=0;[.G792]+2+1/[.$H$2];[.G792]+1/[.$H$2])" office:value-type="float" office:value="13.1666666666669" calcext:value-type="float">
            <text:p>13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4]))" office:value-type="date" office:date-value="2019-10-20T17:43:03.240693" calcext:value-type="date">
            <text:p>2019-10-20 17:43:03</text:p>
          </table:table-cell>
          <table:table-cell table:style-name="ce7" table:formula="of:=[.A794]" office:value-type="date" office:date-value="2019-10-20T17:43:03.240693" calcext:value-type="date">
            <text:p>2019-10-20 17:43:03</text:p>
          </table:table-cell>
          <table:table-cell table:formula="of:=TRUNC([.A794])" office:value-type="float" office:value="43758" calcext:value-type="float">
            <text:p>43758</text:p>
          </table:table-cell>
          <table:table-cell table:style-name="ce12" table:formula="of:=[.B794]-[.C794]" office:value-type="date" office:date-value="1899-12-30T17:43:03.24069273658" calcext:value-type="date">
            <text:p>12/30/99 05:43 PM</text:p>
          </table:table-cell>
          <table:table-cell table:formula="of:=MOD([.E793]-[.$E$2];[.$H$2])+1+[.$E$2]" office:value-type="float" office:value="232" calcext:value-type="float">
            <text:p>232</text:p>
          </table:table-cell>
          <table:table-cell table:formula="of:=MOD([.F793]+1/[.$H$2];5)" office:value-type="float" office:value="3.1833333333333" calcext:value-type="float">
            <text:p>3,1833333333333</text:p>
          </table:table-cell>
          <table:table-cell table:formula="of:=IF([.F794]=0;[.G793]+2+1/[.$H$2];[.G793]+1/[.$H$2])" office:value-type="float" office:value="13.1833333333336" calcext:value-type="float">
            <text:p>13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5]))" office:value-type="date" office:date-value="2019-10-20T18:07:17.678522" calcext:value-type="date">
            <text:p>2019-10-20 18:07:18</text:p>
          </table:table-cell>
          <table:table-cell table:style-name="ce7" table:formula="of:=[.A795]" office:value-type="date" office:date-value="2019-10-20T18:07:17.678522" calcext:value-type="date">
            <text:p>2019-10-20 18:07:18</text:p>
          </table:table-cell>
          <table:table-cell table:formula="of:=TRUNC([.A795])" office:value-type="float" office:value="43758" calcext:value-type="float">
            <text:p>43758</text:p>
          </table:table-cell>
          <table:table-cell table:style-name="ce12" table:formula="of:=[.B795]-[.C795]" office:value-type="date" office:date-value="1899-12-30T18:07:17.67852208111" calcext:value-type="date">
            <text:p>12/30/99 06:07 PM</text:p>
          </table:table-cell>
          <table:table-cell table:formula="of:=MOD([.E794]-[.$E$2];[.$H$2])+1+[.$E$2]" office:value-type="float" office:value="233" calcext:value-type="float">
            <text:p>233</text:p>
          </table:table-cell>
          <table:table-cell table:formula="of:=MOD([.F794]+1/[.$H$2];5)" office:value-type="float" office:value="3.19999999999997" calcext:value-type="float">
            <text:p>3,19999999999997</text:p>
          </table:table-cell>
          <table:table-cell table:formula="of:=IF([.F795]=0;[.G794]+2+1/[.$H$2];[.G794]+1/[.$H$2])" office:value-type="float" office:value="13.2000000000002" calcext:value-type="float">
            <text:p>13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6]))" office:value-type="date" office:date-value="2019-10-20T18:00:39.303491" calcext:value-type="date">
            <text:p>2019-10-20 18:00:39</text:p>
          </table:table-cell>
          <table:table-cell table:style-name="ce7" table:formula="of:=[.A796]" office:value-type="date" office:date-value="2019-10-20T18:00:39.303491" calcext:value-type="date">
            <text:p>2019-10-20 18:00:39</text:p>
          </table:table-cell>
          <table:table-cell table:formula="of:=TRUNC([.A796])" office:value-type="float" office:value="43758" calcext:value-type="float">
            <text:p>43758</text:p>
          </table:table-cell>
          <table:table-cell table:style-name="ce12" table:formula="of:=[.B796]-[.C796]" office:value-type="date" office:date-value="1899-12-30T18:00:39.30349142756" calcext:value-type="date">
            <text:p>12/30/99 06:00 PM</text:p>
          </table:table-cell>
          <table:table-cell table:formula="of:=MOD([.E795]-[.$E$2];[.$H$2])+1+[.$E$2]" office:value-type="float" office:value="234" calcext:value-type="float">
            <text:p>234</text:p>
          </table:table-cell>
          <table:table-cell table:formula="of:=MOD([.F795]+1/[.$H$2];5)" office:value-type="float" office:value="3.21666666666664" calcext:value-type="float">
            <text:p>3,21666666666664</text:p>
          </table:table-cell>
          <table:table-cell table:formula="of:=IF([.F796]=0;[.G795]+2+1/[.$H$2];[.G795]+1/[.$H$2])" office:value-type="float" office:value="13.2166666666669" calcext:value-type="float">
            <text:p>13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7]))" office:value-type="date" office:date-value="2019-10-20T18:03:25.86708" calcext:value-type="date">
            <text:p>2019-10-20 18:03:26</text:p>
          </table:table-cell>
          <table:table-cell table:style-name="ce7" table:formula="of:=[.A797]" office:value-type="date" office:date-value="2019-10-20T18:03:25.86708" calcext:value-type="date">
            <text:p>2019-10-20 18:03:26</text:p>
          </table:table-cell>
          <table:table-cell table:formula="of:=TRUNC([.A797])" office:value-type="float" office:value="43758" calcext:value-type="float">
            <text:p>43758</text:p>
          </table:table-cell>
          <table:table-cell table:style-name="ce12" table:formula="of:=[.B797]-[.C797]" office:value-type="date" office:date-value="1899-12-30T18:03:25.86707952898" calcext:value-type="date">
            <text:p>12/30/99 06:03 PM</text:p>
          </table:table-cell>
          <table:table-cell table:formula="of:=MOD([.E796]-[.$E$2];[.$H$2])+1+[.$E$2]" office:value-type="float" office:value="235" calcext:value-type="float">
            <text:p>235</text:p>
          </table:table-cell>
          <table:table-cell table:formula="of:=MOD([.F796]+1/[.$H$2];5)" office:value-type="float" office:value="3.2333333333333" calcext:value-type="float">
            <text:p>3,2333333333333</text:p>
          </table:table-cell>
          <table:table-cell table:formula="of:=IF([.F797]=0;[.G796]+2+1/[.$H$2];[.G796]+1/[.$H$2])" office:value-type="float" office:value="13.2333333333336" calcext:value-type="float">
            <text:p>13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8]))" office:value-type="date" office:date-value="2019-10-20T17:55:00.754196" calcext:value-type="date">
            <text:p>2019-10-20 17:55:01</text:p>
          </table:table-cell>
          <table:table-cell table:style-name="ce7" table:formula="of:=[.A798]" office:value-type="date" office:date-value="2019-10-20T17:55:00.754196" calcext:value-type="date">
            <text:p>2019-10-20 17:55:01</text:p>
          </table:table-cell>
          <table:table-cell table:formula="of:=TRUNC([.A798])" office:value-type="float" office:value="43758" calcext:value-type="float">
            <text:p>43758</text:p>
          </table:table-cell>
          <table:table-cell table:style-name="ce12" table:formula="of:=[.B798]-[.C798]" office:value-type="date" office:date-value="1899-12-30T17:55:00.75419554487" calcext:value-type="date">
            <text:p>12/30/99 05:55 PM</text:p>
          </table:table-cell>
          <table:table-cell table:formula="of:=MOD([.E797]-[.$E$2];[.$H$2])+1+[.$E$2]" office:value-type="float" office:value="236" calcext:value-type="float">
            <text:p>236</text:p>
          </table:table-cell>
          <table:table-cell table:formula="of:=MOD([.F797]+1/[.$H$2];5)" office:value-type="float" office:value="3.24999999999997" calcext:value-type="float">
            <text:p>3,24999999999997</text:p>
          </table:table-cell>
          <table:table-cell table:formula="of:=IF([.F798]=0;[.G797]+2+1/[.$H$2];[.G797]+1/[.$H$2])" office:value-type="float" office:value="13.2500000000002" calcext:value-type="float">
            <text:p>13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9]))" office:value-type="date" office:date-value="2019-10-20T18:04:11.5299" calcext:value-type="date">
            <text:p>2019-10-20 18:04:12</text:p>
          </table:table-cell>
          <table:table-cell table:style-name="ce7" table:formula="of:=[.A799]" office:value-type="date" office:date-value="2019-10-20T18:04:11.5299" calcext:value-type="date">
            <text:p>2019-10-20 18:04:12</text:p>
          </table:table-cell>
          <table:table-cell table:formula="of:=TRUNC([.A799])" office:value-type="float" office:value="43758" calcext:value-type="float">
            <text:p>43758</text:p>
          </table:table-cell>
          <table:table-cell table:style-name="ce12" table:formula="of:=[.B799]-[.C799]" office:value-type="date" office:date-value="1899-12-30T18:04:11.52990014758" calcext:value-type="date">
            <text:p>12/30/99 06:04 PM</text:p>
          </table:table-cell>
          <table:table-cell table:formula="of:=MOD([.E798]-[.$E$2];[.$H$2])+1+[.$E$2]" office:value-type="float" office:value="237" calcext:value-type="float">
            <text:p>237</text:p>
          </table:table-cell>
          <table:table-cell table:formula="of:=MOD([.F798]+1/[.$H$2];5)" office:value-type="float" office:value="3.26666666666663" calcext:value-type="float">
            <text:p>3,26666666666663</text:p>
          </table:table-cell>
          <table:table-cell table:formula="of:=IF([.F799]=0;[.G798]+2+1/[.$H$2];[.G798]+1/[.$H$2])" office:value-type="float" office:value="13.2666666666669" calcext:value-type="float">
            <text:p>13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0]))" office:value-type="date" office:date-value="2019-10-20T17:47:00.351502" calcext:value-type="date">
            <text:p>2019-10-20 17:47:00</text:p>
          </table:table-cell>
          <table:table-cell table:style-name="ce7" table:formula="of:=[.A800]" office:value-type="date" office:date-value="2019-10-20T17:47:00.351502" calcext:value-type="date">
            <text:p>2019-10-20 17:47:00</text:p>
          </table:table-cell>
          <table:table-cell table:formula="of:=TRUNC([.A800])" office:value-type="float" office:value="43758" calcext:value-type="float">
            <text:p>43758</text:p>
          </table:table-cell>
          <table:table-cell table:style-name="ce12" table:formula="of:=[.B800]-[.C800]" office:value-type="date" office:date-value="1899-12-30T17:47:00.35150241572" calcext:value-type="date">
            <text:p>12/30/99 05:47 PM</text:p>
          </table:table-cell>
          <table:table-cell table:formula="of:=MOD([.E799]-[.$E$2];[.$H$2])+1+[.$E$2]" office:value-type="float" office:value="238" calcext:value-type="float">
            <text:p>238</text:p>
          </table:table-cell>
          <table:table-cell table:formula="of:=MOD([.F799]+1/[.$H$2];5)" office:value-type="float" office:value="3.2833333333333" calcext:value-type="float">
            <text:p>3,2833333333333</text:p>
          </table:table-cell>
          <table:table-cell table:formula="of:=IF([.F800]=0;[.G799]+2+1/[.$H$2];[.G799]+1/[.$H$2])" office:value-type="float" office:value="13.2833333333336" calcext:value-type="float">
            <text:p>13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1]))" office:value-type="date" office:date-value="2019-10-20T18:10:07.848348" calcext:value-type="date">
            <text:p>2019-10-20 18:10:08</text:p>
          </table:table-cell>
          <table:table-cell table:style-name="ce7" table:formula="of:=[.A801]" office:value-type="date" office:date-value="2019-10-20T18:10:07.848348" calcext:value-type="date">
            <text:p>2019-10-20 18:10:08</text:p>
          </table:table-cell>
          <table:table-cell table:formula="of:=TRUNC([.A801])" office:value-type="float" office:value="43758" calcext:value-type="float">
            <text:p>43758</text:p>
          </table:table-cell>
          <table:table-cell table:style-name="ce12" table:formula="of:=[.B801]-[.C801]" office:value-type="date" office:date-value="1899-12-30T18:10:07.84834753722" calcext:value-type="date">
            <text:p>12/30/99 06:10 PM</text:p>
          </table:table-cell>
          <table:table-cell table:formula="of:=MOD([.E800]-[.$E$2];[.$H$2])+1+[.$E$2]" office:value-type="float" office:value="239" calcext:value-type="float">
            <text:p>239</text:p>
          </table:table-cell>
          <table:table-cell table:formula="of:=MOD([.F800]+1/[.$H$2];5)" office:value-type="float" office:value="3.29999999999997" calcext:value-type="float">
            <text:p>3,29999999999997</text:p>
          </table:table-cell>
          <table:table-cell table:formula="of:=IF([.F801]=0;[.G800]+2+1/[.$H$2];[.G800]+1/[.$H$2])" office:value-type="float" office:value="13.3000000000002" calcext:value-type="float">
            <text:p>13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2]))" office:value-type="date" office:date-value="2019-10-20T17:54:44.08627" calcext:value-type="date">
            <text:p>2019-10-20 17:54:44</text:p>
          </table:table-cell>
          <table:table-cell table:style-name="ce7" table:formula="of:=[.A802]" office:value-type="date" office:date-value="2019-10-20T17:54:44.08627" calcext:value-type="date">
            <text:p>2019-10-20 17:54:44</text:p>
          </table:table-cell>
          <table:table-cell table:formula="of:=TRUNC([.A802])" office:value-type="float" office:value="43758" calcext:value-type="float">
            <text:p>43758</text:p>
          </table:table-cell>
          <table:table-cell table:style-name="ce12" table:formula="of:=[.B802]-[.C802]" office:value-type="date" office:date-value="1899-12-30T17:54:44.08626958262" calcext:value-type="date">
            <text:p>12/30/99 05:54 PM</text:p>
          </table:table-cell>
          <table:table-cell table:formula="of:=MOD([.E801]-[.$E$2];[.$H$2])+1+[.$E$2]" office:value-type="float" office:value="240" calcext:value-type="float">
            <text:p>240</text:p>
          </table:table-cell>
          <table:table-cell table:formula="of:=MOD([.F801]+1/[.$H$2];5)" office:value-type="float" office:value="3.31666666666663" calcext:value-type="float">
            <text:p>3,31666666666663</text:p>
          </table:table-cell>
          <table:table-cell table:formula="of:=IF([.F802]=0;[.G801]+2+1/[.$H$2];[.G801]+1/[.$H$2])" office:value-type="float" office:value="13.3166666666669" calcext:value-type="float">
            <text:p>13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3]))" office:value-type="date" office:date-value="2019-10-20T18:06:57.416245" calcext:value-type="date">
            <text:p>2019-10-20 18:06:57</text:p>
          </table:table-cell>
          <table:table-cell table:style-name="ce7" table:formula="of:=[.A803]" office:value-type="date" office:date-value="2019-10-20T18:06:57.416245" calcext:value-type="date">
            <text:p>2019-10-20 18:06:57</text:p>
          </table:table-cell>
          <table:table-cell table:formula="of:=TRUNC([.A803])" office:value-type="float" office:value="43758" calcext:value-type="float">
            <text:p>43758</text:p>
          </table:table-cell>
          <table:table-cell table:style-name="ce12" table:formula="of:=[.B803]-[.C803]" office:value-type="date" office:date-value="1899-12-30T18:06:57.41624514107" calcext:value-type="date">
            <text:p>12/30/99 06:06 PM</text:p>
          </table:table-cell>
          <table:table-cell table:formula="of:=MOD([.E802]-[.$E$2];[.$H$2])+1+[.$E$2]" office:value-type="float" office:value="241" calcext:value-type="float">
            <text:p>241</text:p>
          </table:table-cell>
          <table:table-cell table:formula="of:=MOD([.F802]+1/[.$H$2];5)" office:value-type="float" office:value="3.3333333333333" calcext:value-type="float">
            <text:p>3,3333333333333</text:p>
          </table:table-cell>
          <table:table-cell table:formula="of:=IF([.F803]=0;[.G802]+2+1/[.$H$2];[.G802]+1/[.$H$2])" office:value-type="float" office:value="13.3333333333336" calcext:value-type="float">
            <text:p>13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4]))" office:value-type="date" office:date-value="2019-10-20T18:05:23.223935" calcext:value-type="date">
            <text:p>2019-10-20 18:05:23</text:p>
          </table:table-cell>
          <table:table-cell table:style-name="ce7" table:formula="of:=[.A804]" office:value-type="date" office:date-value="2019-10-20T18:05:23.223935" calcext:value-type="date">
            <text:p>2019-10-20 18:05:23</text:p>
          </table:table-cell>
          <table:table-cell table:formula="of:=TRUNC([.A804])" office:value-type="float" office:value="43758" calcext:value-type="float">
            <text:p>43758</text:p>
          </table:table-cell>
          <table:table-cell table:style-name="ce12" table:formula="of:=[.B804]-[.C804]" office:value-type="date" office:date-value="1899-12-30T18:05:23.22393518407" calcext:value-type="date">
            <text:p>12/30/99 06:05 PM</text:p>
          </table:table-cell>
          <table:table-cell table:formula="of:=MOD([.E803]-[.$E$2];[.$H$2])+1+[.$E$2]" office:value-type="float" office:value="242" calcext:value-type="float">
            <text:p>242</text:p>
          </table:table-cell>
          <table:table-cell table:formula="of:=MOD([.F803]+1/[.$H$2];5)" office:value-type="float" office:value="3.34999999999997" calcext:value-type="float">
            <text:p>3,34999999999997</text:p>
          </table:table-cell>
          <table:table-cell table:formula="of:=IF([.F804]=0;[.G803]+2+1/[.$H$2];[.G803]+1/[.$H$2])" office:value-type="float" office:value="13.3500000000002" calcext:value-type="float">
            <text:p>13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5]))" office:value-type="date" office:date-value="2019-10-20T18:02:11.330064" calcext:value-type="date">
            <text:p>2019-10-20 18:02:11</text:p>
          </table:table-cell>
          <table:table-cell table:style-name="ce7" table:formula="of:=[.A805]" office:value-type="date" office:date-value="2019-10-20T18:02:11.330064" calcext:value-type="date">
            <text:p>2019-10-20 18:02:11</text:p>
          </table:table-cell>
          <table:table-cell table:formula="of:=TRUNC([.A805])" office:value-type="float" office:value="43758" calcext:value-type="float">
            <text:p>43758</text:p>
          </table:table-cell>
          <table:table-cell table:style-name="ce12" table:formula="of:=[.B805]-[.C805]" office:value-type="date" office:date-value="1899-12-30T18:02:11.3300636597" calcext:value-type="date">
            <text:p>12/30/99 06:02 PM</text:p>
          </table:table-cell>
          <table:table-cell table:formula="of:=MOD([.E804]-[.$E$2];[.$H$2])+1+[.$E$2]" office:value-type="float" office:value="243" calcext:value-type="float">
            <text:p>243</text:p>
          </table:table-cell>
          <table:table-cell table:formula="of:=MOD([.F804]+1/[.$H$2];5)" office:value-type="float" office:value="3.36666666666663" calcext:value-type="float">
            <text:p>3,36666666666663</text:p>
          </table:table-cell>
          <table:table-cell table:formula="of:=IF([.F805]=0;[.G804]+2+1/[.$H$2];[.G804]+1/[.$H$2])" office:value-type="float" office:value="13.3666666666669" calcext:value-type="float">
            <text:p>13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6]))" office:value-type="date" office:date-value="2019-10-20T18:10:48.656813" calcext:value-type="date">
            <text:p>2019-10-20 18:10:49</text:p>
          </table:table-cell>
          <table:table-cell table:style-name="ce7" table:formula="of:=[.A806]" office:value-type="date" office:date-value="2019-10-20T18:10:48.656813" calcext:value-type="date">
            <text:p>2019-10-20 18:10:49</text:p>
          </table:table-cell>
          <table:table-cell table:formula="of:=TRUNC([.A806])" office:value-type="float" office:value="43758" calcext:value-type="float">
            <text:p>43758</text:p>
          </table:table-cell>
          <table:table-cell table:style-name="ce12" table:formula="of:=[.B806]-[.C806]" office:value-type="date" office:date-value="1899-12-30T18:10:48.65681345109" calcext:value-type="date">
            <text:p>12/30/99 06:10 PM</text:p>
          </table:table-cell>
          <table:table-cell table:formula="of:=MOD([.E805]-[.$E$2];[.$H$2])+1+[.$E$2]" office:value-type="float" office:value="244" calcext:value-type="float">
            <text:p>244</text:p>
          </table:table-cell>
          <table:table-cell table:formula="of:=MOD([.F805]+1/[.$H$2];5)" office:value-type="float" office:value="3.3833333333333" calcext:value-type="float">
            <text:p>3,3833333333333</text:p>
          </table:table-cell>
          <table:table-cell table:formula="of:=IF([.F806]=0;[.G805]+2+1/[.$H$2];[.G805]+1/[.$H$2])" office:value-type="float" office:value="13.3833333333336" calcext:value-type="float">
            <text:p>13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7]))" office:value-type="date" office:date-value="2019-10-20T17:59:57.600699" calcext:value-type="date">
            <text:p>2019-10-20 17:59:58</text:p>
          </table:table-cell>
          <table:table-cell table:style-name="ce7" table:formula="of:=[.A807]" office:value-type="date" office:date-value="2019-10-20T17:59:57.600699" calcext:value-type="date">
            <text:p>2019-10-20 17:59:58</text:p>
          </table:table-cell>
          <table:table-cell table:formula="of:=TRUNC([.A807])" office:value-type="float" office:value="43758" calcext:value-type="float">
            <text:p>43758</text:p>
          </table:table-cell>
          <table:table-cell table:style-name="ce12" table:formula="of:=[.B807]-[.C807]" office:value-type="date" office:date-value="1899-12-30T17:59:57.60069886688" calcext:value-type="date">
            <text:p>12/30/99 05:59 PM</text:p>
          </table:table-cell>
          <table:table-cell table:formula="of:=MOD([.E806]-[.$E$2];[.$H$2])+1+[.$E$2]" office:value-type="float" office:value="245" calcext:value-type="float">
            <text:p>245</text:p>
          </table:table-cell>
          <table:table-cell table:formula="of:=MOD([.F806]+1/[.$H$2];5)" office:value-type="float" office:value="3.39999999999997" calcext:value-type="float">
            <text:p>3,39999999999997</text:p>
          </table:table-cell>
          <table:table-cell table:formula="of:=IF([.F807]=0;[.G806]+2+1/[.$H$2];[.G806]+1/[.$H$2])" office:value-type="float" office:value="13.4000000000002" calcext:value-type="float">
            <text:p>13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8]))" office:value-type="date" office:date-value="2019-10-20T18:19:30.433867" calcext:value-type="date">
            <text:p>2019-10-20 18:19:30</text:p>
          </table:table-cell>
          <table:table-cell table:style-name="ce7" table:formula="of:=[.A808]" office:value-type="date" office:date-value="2019-10-20T18:19:30.433867" calcext:value-type="date">
            <text:p>2019-10-20 18:19:30</text:p>
          </table:table-cell>
          <table:table-cell table:formula="of:=TRUNC([.A808])" office:value-type="float" office:value="43758" calcext:value-type="float">
            <text:p>43758</text:p>
          </table:table-cell>
          <table:table-cell table:style-name="ce12" table:formula="of:=[.B808]-[.C808]" office:value-type="date" office:date-value="1899-12-30T18:19:30.43386662845" calcext:value-type="date">
            <text:p>12/30/99 06:19 PM</text:p>
          </table:table-cell>
          <table:table-cell table:formula="of:=MOD([.E807]-[.$E$2];[.$H$2])+1+[.$E$2]" office:value-type="float" office:value="246" calcext:value-type="float">
            <text:p>246</text:p>
          </table:table-cell>
          <table:table-cell table:formula="of:=MOD([.F807]+1/[.$H$2];5)" office:value-type="float" office:value="3.41666666666663" calcext:value-type="float">
            <text:p>3,41666666666663</text:p>
          </table:table-cell>
          <table:table-cell table:formula="of:=IF([.F808]=0;[.G807]+2+1/[.$H$2];[.G807]+1/[.$H$2])" office:value-type="float" office:value="13.4166666666669" calcext:value-type="float">
            <text:p>13,4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9]))" office:value-type="date" office:date-value="2019-10-20T18:04:23.509804" calcext:value-type="date">
            <text:p>2019-10-20 18:04:24</text:p>
          </table:table-cell>
          <table:table-cell table:style-name="ce7" table:formula="of:=[.A809]" office:value-type="date" office:date-value="2019-10-20T18:04:23.509804" calcext:value-type="date">
            <text:p>2019-10-20 18:04:24</text:p>
          </table:table-cell>
          <table:table-cell table:formula="of:=TRUNC([.A809])" office:value-type="float" office:value="43758" calcext:value-type="float">
            <text:p>43758</text:p>
          </table:table-cell>
          <table:table-cell table:style-name="ce12" table:formula="of:=[.B809]-[.C809]" office:value-type="date" office:date-value="1899-12-30T18:04:23.50980398711" calcext:value-type="date">
            <text:p>12/30/99 06:04 PM</text:p>
          </table:table-cell>
          <table:table-cell table:formula="of:=MOD([.E808]-[.$E$2];[.$H$2])+1+[.$E$2]" office:value-type="float" office:value="247" calcext:value-type="float">
            <text:p>247</text:p>
          </table:table-cell>
          <table:table-cell table:formula="of:=MOD([.F808]+1/[.$H$2];5)" office:value-type="float" office:value="3.4333333333333" calcext:value-type="float">
            <text:p>3,4333333333333</text:p>
          </table:table-cell>
          <table:table-cell table:formula="of:=IF([.F809]=0;[.G808]+2+1/[.$H$2];[.G808]+1/[.$H$2])" office:value-type="float" office:value="13.4333333333336" calcext:value-type="float">
            <text:p>13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0]))" office:value-type="date" office:date-value="2019-10-20T17:59:51.000189" calcext:value-type="date">
            <text:p>2019-10-20 17:59:51</text:p>
          </table:table-cell>
          <table:table-cell table:style-name="ce7" table:formula="of:=[.A810]" office:value-type="date" office:date-value="2019-10-20T17:59:51.000189" calcext:value-type="date">
            <text:p>2019-10-20 17:59:51</text:p>
          </table:table-cell>
          <table:table-cell table:formula="of:=TRUNC([.A810])" office:value-type="float" office:value="43758" calcext:value-type="float">
            <text:p>43758</text:p>
          </table:table-cell>
          <table:table-cell table:style-name="ce12" table:formula="of:=[.B810]-[.C810]" office:value-type="date" office:date-value="1899-12-30T17:59:51.00018900353" calcext:value-type="date">
            <text:p>12/30/99 05:59 PM</text:p>
          </table:table-cell>
          <table:table-cell table:formula="of:=MOD([.E809]-[.$E$2];[.$H$2])+1+[.$E$2]" office:value-type="float" office:value="248" calcext:value-type="float">
            <text:p>248</text:p>
          </table:table-cell>
          <table:table-cell table:formula="of:=MOD([.F809]+1/[.$H$2];5)" office:value-type="float" office:value="3.44999999999997" calcext:value-type="float">
            <text:p>3,44999999999997</text:p>
          </table:table-cell>
          <table:table-cell table:formula="of:=IF([.F810]=0;[.G809]+2+1/[.$H$2];[.G809]+1/[.$H$2])" office:value-type="float" office:value="13.4500000000002" calcext:value-type="float">
            <text:p>13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1]))" office:value-type="date" office:date-value="2019-10-20T17:49:00.18651" calcext:value-type="date">
            <text:p>2019-10-20 17:49:00</text:p>
          </table:table-cell>
          <table:table-cell table:style-name="ce7" table:formula="of:=[.A811]" office:value-type="date" office:date-value="2019-10-20T17:49:00.18651" calcext:value-type="date">
            <text:p>2019-10-20 17:49:00</text:p>
          </table:table-cell>
          <table:table-cell table:formula="of:=TRUNC([.A811])" office:value-type="float" office:value="43758" calcext:value-type="float">
            <text:p>43758</text:p>
          </table:table-cell>
          <table:table-cell table:style-name="ce12" table:formula="of:=[.B811]-[.C811]" office:value-type="date" office:date-value="1899-12-30T17:49:00.18651049118" calcext:value-type="date">
            <text:p>12/30/99 05:49 PM</text:p>
          </table:table-cell>
          <table:table-cell table:formula="of:=MOD([.E810]-[.$E$2];[.$H$2])+1+[.$E$2]" office:value-type="float" office:value="249" calcext:value-type="float">
            <text:p>249</text:p>
          </table:table-cell>
          <table:table-cell table:formula="of:=MOD([.F810]+1/[.$H$2];5)" office:value-type="float" office:value="3.46666666666663" calcext:value-type="float">
            <text:p>3,46666666666663</text:p>
          </table:table-cell>
          <table:table-cell table:formula="of:=IF([.F811]=0;[.G810]+2+1/[.$H$2];[.G810]+1/[.$H$2])" office:value-type="float" office:value="13.4666666666669" calcext:value-type="float">
            <text:p>13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2]))" office:value-type="date" office:date-value="2019-10-20T17:54:41.136763" calcext:value-type="date">
            <text:p>2019-10-20 17:54:41</text:p>
          </table:table-cell>
          <table:table-cell table:style-name="ce7" table:formula="of:=[.A812]" office:value-type="date" office:date-value="2019-10-20T17:54:41.136763" calcext:value-type="date">
            <text:p>2019-10-20 17:54:41</text:p>
          </table:table-cell>
          <table:table-cell table:formula="of:=TRUNC([.A812])" office:value-type="float" office:value="43758" calcext:value-type="float">
            <text:p>43758</text:p>
          </table:table-cell>
          <table:table-cell table:style-name="ce12" table:formula="of:=[.B812]-[.C812]" office:value-type="date" office:date-value="1899-12-30T17:54:41.13676272333" calcext:value-type="date">
            <text:p>12/30/99 05:54 PM</text:p>
          </table:table-cell>
          <table:table-cell table:formula="of:=MOD([.E811]-[.$E$2];[.$H$2])+1+[.$E$2]" office:value-type="float" office:value="250" calcext:value-type="float">
            <text:p>250</text:p>
          </table:table-cell>
          <table:table-cell table:formula="of:=MOD([.F811]+1/[.$H$2];5)" office:value-type="float" office:value="3.4833333333333" calcext:value-type="float">
            <text:p>3,4833333333333</text:p>
          </table:table-cell>
          <table:table-cell table:formula="of:=IF([.F812]=0;[.G811]+2+1/[.$H$2];[.G811]+1/[.$H$2])" office:value-type="float" office:value="13.4833333333336" calcext:value-type="float">
            <text:p>13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3]))" office:value-type="date" office:date-value="2019-10-20T17:52:59.162326" calcext:value-type="date">
            <text:p>2019-10-20 17:52:59</text:p>
          </table:table-cell>
          <table:table-cell table:style-name="ce7" table:formula="of:=[.A813]" office:value-type="date" office:date-value="2019-10-20T17:52:59.162326" calcext:value-type="date">
            <text:p>2019-10-20 17:52:59</text:p>
          </table:table-cell>
          <table:table-cell table:formula="of:=TRUNC([.A813])" office:value-type="float" office:value="43758" calcext:value-type="float">
            <text:p>43758</text:p>
          </table:table-cell>
          <table:table-cell table:style-name="ce12" table:formula="of:=[.B813]-[.C813]" office:value-type="date" office:date-value="1899-12-30T17:52:59.16232589632" calcext:value-type="date">
            <text:p>12/30/99 05:52 PM</text:p>
          </table:table-cell>
          <table:table-cell table:formula="of:=MOD([.E812]-[.$E$2];[.$H$2])+1+[.$E$2]" office:value-type="float" office:value="251" calcext:value-type="float">
            <text:p>251</text:p>
          </table:table-cell>
          <table:table-cell table:formula="of:=MOD([.F812]+1/[.$H$2];5)" office:value-type="float" office:value="3.49999999999997" calcext:value-type="float">
            <text:p>3,49999999999997</text:p>
          </table:table-cell>
          <table:table-cell table:formula="of:=IF([.F813]=0;[.G812]+2+1/[.$H$2];[.G812]+1/[.$H$2])" office:value-type="float" office:value="13.5000000000003" calcext:value-type="float">
            <text:p>13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4]))" office:value-type="date" office:date-value="2019-10-20T18:29:34.024659" calcext:value-type="date">
            <text:p>2019-10-20 18:29:34</text:p>
          </table:table-cell>
          <table:table-cell table:style-name="ce7" table:formula="of:=[.A814]" office:value-type="date" office:date-value="2019-10-20T18:29:34.024659" calcext:value-type="date">
            <text:p>2019-10-20 18:29:34</text:p>
          </table:table-cell>
          <table:table-cell table:formula="of:=TRUNC([.A814])" office:value-type="float" office:value="43758" calcext:value-type="float">
            <text:p>43758</text:p>
          </table:table-cell>
          <table:table-cell table:style-name="ce12" table:formula="of:=[.B814]-[.C814]" office:value-type="date" office:date-value="1899-12-30T18:29:34.02465892956" calcext:value-type="date">
            <text:p>12/30/99 06:29 PM</text:p>
          </table:table-cell>
          <table:table-cell table:formula="of:=MOD([.E813]-[.$E$2];[.$H$2])+1+[.$E$2]" office:value-type="float" office:value="252" calcext:value-type="float">
            <text:p>252</text:p>
          </table:table-cell>
          <table:table-cell table:formula="of:=MOD([.F813]+1/[.$H$2];5)" office:value-type="float" office:value="3.51666666666663" calcext:value-type="float">
            <text:p>3,51666666666663</text:p>
          </table:table-cell>
          <table:table-cell table:formula="of:=IF([.F814]=0;[.G813]+2+1/[.$H$2];[.G813]+1/[.$H$2])" office:value-type="float" office:value="13.5166666666669" calcext:value-type="float">
            <text:p>13,5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5]))" office:value-type="date" office:date-value="2019-10-20T17:31:33.32571" calcext:value-type="date">
            <text:p>2019-10-20 17:31:33</text:p>
          </table:table-cell>
          <table:table-cell table:style-name="ce7" table:formula="of:=[.A815]" office:value-type="date" office:date-value="2019-10-20T17:31:33.32571" calcext:value-type="date">
            <text:p>2019-10-20 17:31:33</text:p>
          </table:table-cell>
          <table:table-cell table:formula="of:=TRUNC([.A815])" office:value-type="float" office:value="43758" calcext:value-type="float">
            <text:p>43758</text:p>
          </table:table-cell>
          <table:table-cell table:style-name="ce12" table:formula="of:=[.B815]-[.C815]" office:value-type="date" office:date-value="1899-12-30T17:31:33.32571001723" calcext:value-type="date">
            <text:p>12/30/99 05:31 PM</text:p>
          </table:table-cell>
          <table:table-cell table:formula="of:=MOD([.E814]-[.$E$2];[.$H$2])+1+[.$E$2]" office:value-type="float" office:value="253" calcext:value-type="float">
            <text:p>253</text:p>
          </table:table-cell>
          <table:table-cell table:formula="of:=MOD([.F814]+1/[.$H$2];5)" office:value-type="float" office:value="3.5333333333333" calcext:value-type="float">
            <text:p>3,5333333333333</text:p>
          </table:table-cell>
          <table:table-cell table:formula="of:=IF([.F815]=0;[.G814]+2+1/[.$H$2];[.G814]+1/[.$H$2])" office:value-type="float" office:value="13.5333333333336" calcext:value-type="float">
            <text:p>13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6]))" office:value-type="date" office:date-value="2019-10-20T17:52:52.458825" calcext:value-type="date">
            <text:p>2019-10-20 17:52:52</text:p>
          </table:table-cell>
          <table:table-cell table:style-name="ce7" table:formula="of:=[.A816]" office:value-type="date" office:date-value="2019-10-20T17:52:52.458825" calcext:value-type="date">
            <text:p>2019-10-20 17:52:52</text:p>
          </table:table-cell>
          <table:table-cell table:formula="of:=TRUNC([.A816])" office:value-type="float" office:value="43758" calcext:value-type="float">
            <text:p>43758</text:p>
          </table:table-cell>
          <table:table-cell table:style-name="ce12" table:formula="of:=[.B816]-[.C816]" office:value-type="date" office:date-value="1899-12-30T17:52:52.45882549323" calcext:value-type="date">
            <text:p>12/30/99 05:52 PM</text:p>
          </table:table-cell>
          <table:table-cell table:formula="of:=MOD([.E815]-[.$E$2];[.$H$2])+1+[.$E$2]" office:value-type="float" office:value="254" calcext:value-type="float">
            <text:p>254</text:p>
          </table:table-cell>
          <table:table-cell table:formula="of:=MOD([.F815]+1/[.$H$2];5)" office:value-type="float" office:value="3.54999999999997" calcext:value-type="float">
            <text:p>3,54999999999997</text:p>
          </table:table-cell>
          <table:table-cell table:formula="of:=IF([.F816]=0;[.G815]+2+1/[.$H$2];[.G815]+1/[.$H$2])" office:value-type="float" office:value="13.5500000000003" calcext:value-type="float">
            <text:p>13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7]))" office:value-type="date" office:date-value="2019-10-20T17:49:02.196444" calcext:value-type="date">
            <text:p>2019-10-20 17:49:02</text:p>
          </table:table-cell>
          <table:table-cell table:style-name="ce7" table:formula="of:=[.A817]" office:value-type="date" office:date-value="2019-10-20T17:49:02.196444" calcext:value-type="date">
            <text:p>2019-10-20 17:49:02</text:p>
          </table:table-cell>
          <table:table-cell table:formula="of:=TRUNC([.A817])" office:value-type="float" office:value="43758" calcext:value-type="float">
            <text:p>43758</text:p>
          </table:table-cell>
          <table:table-cell table:style-name="ce12" table:formula="of:=[.B817]-[.C817]" office:value-type="date" office:date-value="1899-12-30T17:49:02.19644414261" calcext:value-type="date">
            <text:p>12/30/99 05:49 PM</text:p>
          </table:table-cell>
          <table:table-cell table:formula="of:=MOD([.E816]-[.$E$2];[.$H$2])+1+[.$E$2]" office:value-type="float" office:value="255" calcext:value-type="float">
            <text:p>255</text:p>
          </table:table-cell>
          <table:table-cell table:formula="of:=MOD([.F816]+1/[.$H$2];5)" office:value-type="float" office:value="3.56666666666663" calcext:value-type="float">
            <text:p>3,56666666666663</text:p>
          </table:table-cell>
          <table:table-cell table:formula="of:=IF([.F817]=0;[.G816]+2+1/[.$H$2];[.G816]+1/[.$H$2])" office:value-type="float" office:value="13.5666666666669" calcext:value-type="float">
            <text:p>13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8]))" office:value-type="date" office:date-value="2019-10-20T18:19:13.827183" calcext:value-type="date">
            <text:p>2019-10-20 18:19:14</text:p>
          </table:table-cell>
          <table:table-cell table:style-name="ce7" table:formula="of:=[.A818]" office:value-type="date" office:date-value="2019-10-20T18:19:13.827183" calcext:value-type="date">
            <text:p>2019-10-20 18:19:14</text:p>
          </table:table-cell>
          <table:table-cell table:formula="of:=TRUNC([.A818])" office:value-type="float" office:value="43758" calcext:value-type="float">
            <text:p>43758</text:p>
          </table:table-cell>
          <table:table-cell table:style-name="ce12" table:formula="of:=[.B818]-[.C818]" office:value-type="date" office:date-value="1899-12-30T18:19:13.82718304172" calcext:value-type="date">
            <text:p>12/30/99 06:19 PM</text:p>
          </table:table-cell>
          <table:table-cell table:formula="of:=MOD([.E817]-[.$E$2];[.$H$2])+1+[.$E$2]" office:value-type="float" office:value="256" calcext:value-type="float">
            <text:p>256</text:p>
          </table:table-cell>
          <table:table-cell table:formula="of:=MOD([.F817]+1/[.$H$2];5)" office:value-type="float" office:value="3.5833333333333" calcext:value-type="float">
            <text:p>3,5833333333333</text:p>
          </table:table-cell>
          <table:table-cell table:formula="of:=IF([.F818]=0;[.G817]+2+1/[.$H$2];[.G817]+1/[.$H$2])" office:value-type="float" office:value="13.5833333333336" calcext:value-type="float">
            <text:p>13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9]))" office:value-type="date" office:date-value="2019-10-20T17:30:24.637995" calcext:value-type="date">
            <text:p>2019-10-20 17:30:25</text:p>
          </table:table-cell>
          <table:table-cell table:style-name="ce7" table:formula="of:=[.A819]" office:value-type="date" office:date-value="2019-10-20T17:30:24.637995" calcext:value-type="date">
            <text:p>2019-10-20 17:30:25</text:p>
          </table:table-cell>
          <table:table-cell table:formula="of:=TRUNC([.A819])" office:value-type="float" office:value="43758" calcext:value-type="float">
            <text:p>43758</text:p>
          </table:table-cell>
          <table:table-cell table:style-name="ce12" table:formula="of:=[.B819]-[.C819]" office:value-type="date" office:date-value="1899-12-30T17:30:24.63799542747" calcext:value-type="date">
            <text:p>12/30/99 05:30 PM</text:p>
          </table:table-cell>
          <table:table-cell table:formula="of:=MOD([.E818]-[.$E$2];[.$H$2])+1+[.$E$2]" office:value-type="float" office:value="257" calcext:value-type="float">
            <text:p>257</text:p>
          </table:table-cell>
          <table:table-cell table:formula="of:=MOD([.F818]+1/[.$H$2];5)" office:value-type="float" office:value="3.59999999999997" calcext:value-type="float">
            <text:p>3,59999999999997</text:p>
          </table:table-cell>
          <table:table-cell table:formula="of:=IF([.F819]=0;[.G818]+2+1/[.$H$2];[.G818]+1/[.$H$2])" office:value-type="float" office:value="13.6000000000003" calcext:value-type="float">
            <text:p>13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0]))" office:value-type="date" office:date-value="2019-10-20T18:07:11.634492" calcext:value-type="date">
            <text:p>2019-10-20 18:07:12</text:p>
          </table:table-cell>
          <table:table-cell table:style-name="ce7" table:formula="of:=[.A820]" office:value-type="date" office:date-value="2019-10-20T18:07:11.634492" calcext:value-type="date">
            <text:p>2019-10-20 18:07:12</text:p>
          </table:table-cell>
          <table:table-cell table:formula="of:=TRUNC([.A820])" office:value-type="float" office:value="43758" calcext:value-type="float">
            <text:p>43758</text:p>
          </table:table-cell>
          <table:table-cell table:style-name="ce12" table:formula="of:=[.B820]-[.C820]" office:value-type="date" office:date-value="1899-12-30T18:07:11.63449179847" calcext:value-type="date">
            <text:p>12/30/99 06:07 PM</text:p>
          </table:table-cell>
          <table:table-cell table:formula="of:=MOD([.E819]-[.$E$2];[.$H$2])+1+[.$E$2]" office:value-type="float" office:value="258" calcext:value-type="float">
            <text:p>258</text:p>
          </table:table-cell>
          <table:table-cell table:formula="of:=MOD([.F819]+1/[.$H$2];5)" office:value-type="float" office:value="3.61666666666663" calcext:value-type="float">
            <text:p>3,61666666666663</text:p>
          </table:table-cell>
          <table:table-cell table:formula="of:=IF([.F820]=0;[.G819]+2+1/[.$H$2];[.G819]+1/[.$H$2])" office:value-type="float" office:value="13.6166666666669" calcext:value-type="float">
            <text:p>13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1]))" office:value-type="date" office:date-value="2019-10-20T18:07:47.010447" calcext:value-type="date">
            <text:p>2019-10-20 18:07:47</text:p>
          </table:table-cell>
          <table:table-cell table:style-name="ce7" table:formula="of:=[.A821]" office:value-type="date" office:date-value="2019-10-20T18:07:47.010447" calcext:value-type="date">
            <text:p>2019-10-20 18:07:47</text:p>
          </table:table-cell>
          <table:table-cell table:formula="of:=TRUNC([.A821])" office:value-type="float" office:value="43758" calcext:value-type="float">
            <text:p>43758</text:p>
          </table:table-cell>
          <table:table-cell table:style-name="ce12" table:formula="of:=[.B821]-[.C821]" office:value-type="date" office:date-value="1899-12-30T18:07:47.01044656802" calcext:value-type="date">
            <text:p>12/30/99 06:07 PM</text:p>
          </table:table-cell>
          <table:table-cell table:formula="of:=MOD([.E820]-[.$E$2];[.$H$2])+1+[.$E$2]" office:value-type="float" office:value="259" calcext:value-type="float">
            <text:p>259</text:p>
          </table:table-cell>
          <table:table-cell table:formula="of:=MOD([.F820]+1/[.$H$2];5)" office:value-type="float" office:value="3.6333333333333" calcext:value-type="float">
            <text:p>3,6333333333333</text:p>
          </table:table-cell>
          <table:table-cell table:formula="of:=IF([.F821]=0;[.G820]+2+1/[.$H$2];[.G820]+1/[.$H$2])" office:value-type="float" office:value="13.6333333333336" calcext:value-type="float">
            <text:p>13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2]))" office:value-type="date" office:date-value="2019-10-20T18:14:26.010724" calcext:value-type="date">
            <text:p>2019-10-20 18:14:26</text:p>
          </table:table-cell>
          <table:table-cell table:style-name="ce7" table:formula="of:=[.A822]" office:value-type="date" office:date-value="2019-10-20T18:14:26.010724" calcext:value-type="date">
            <text:p>2019-10-20 18:14:26</text:p>
          </table:table-cell>
          <table:table-cell table:formula="of:=TRUNC([.A822])" office:value-type="float" office:value="43758" calcext:value-type="float">
            <text:p>43758</text:p>
          </table:table-cell>
          <table:table-cell table:style-name="ce12" table:formula="of:=[.B822]-[.C822]" office:value-type="date" office:date-value="1899-12-30T18:14:26.01072403137" calcext:value-type="date">
            <text:p>12/30/99 06:14 PM</text:p>
          </table:table-cell>
          <table:table-cell table:formula="of:=MOD([.E821]-[.$E$2];[.$H$2])+1+[.$E$2]" office:value-type="float" office:value="260" calcext:value-type="float">
            <text:p>260</text:p>
          </table:table-cell>
          <table:table-cell table:formula="of:=MOD([.F821]+1/[.$H$2];5)" office:value-type="float" office:value="3.64999999999997" calcext:value-type="float">
            <text:p>3,64999999999997</text:p>
          </table:table-cell>
          <table:table-cell table:formula="of:=IF([.F822]=0;[.G821]+2+1/[.$H$2];[.G821]+1/[.$H$2])" office:value-type="float" office:value="13.6500000000003" calcext:value-type="float">
            <text:p>13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3]))" office:value-type="date" office:date-value="2019-10-20T18:01:45.018338" calcext:value-type="date">
            <text:p>2019-10-20 18:01:45</text:p>
          </table:table-cell>
          <table:table-cell table:style-name="ce7" table:formula="of:=[.A823]" office:value-type="date" office:date-value="2019-10-20T18:01:45.018338" calcext:value-type="date">
            <text:p>2019-10-20 18:01:45</text:p>
          </table:table-cell>
          <table:table-cell table:formula="of:=TRUNC([.A823])" office:value-type="float" office:value="43758" calcext:value-type="float">
            <text:p>43758</text:p>
          </table:table-cell>
          <table:table-cell table:style-name="ce12" table:formula="of:=[.B823]-[.C823]" office:value-type="date" office:date-value="1899-12-30T18:01:45.01833816525" calcext:value-type="date">
            <text:p>12/30/99 06:01 PM</text:p>
          </table:table-cell>
          <table:table-cell table:formula="of:=MOD([.E822]-[.$E$2];[.$H$2])+1+[.$E$2]" office:value-type="float" office:value="261" calcext:value-type="float">
            <text:p>261</text:p>
          </table:table-cell>
          <table:table-cell table:formula="of:=MOD([.F822]+1/[.$H$2];5)" office:value-type="float" office:value="3.66666666666663" calcext:value-type="float">
            <text:p>3,66666666666663</text:p>
          </table:table-cell>
          <table:table-cell table:formula="of:=IF([.F823]=0;[.G822]+2+1/[.$H$2];[.G822]+1/[.$H$2])" office:value-type="float" office:value="13.6666666666669" calcext:value-type="float">
            <text:p>13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4]))" office:value-type="date" office:date-value="2019-10-20T17:51:26.353621" calcext:value-type="date">
            <text:p>2019-10-20 17:51:26</text:p>
          </table:table-cell>
          <table:table-cell table:style-name="ce7" table:formula="of:=[.A824]" office:value-type="date" office:date-value="2019-10-20T17:51:26.353621" calcext:value-type="date">
            <text:p>2019-10-20 17:51:26</text:p>
          </table:table-cell>
          <table:table-cell table:formula="of:=TRUNC([.A824])" office:value-type="float" office:value="43758" calcext:value-type="float">
            <text:p>43758</text:p>
          </table:table-cell>
          <table:table-cell table:style-name="ce12" table:formula="of:=[.B824]-[.C824]" office:value-type="date" office:date-value="1899-12-30T17:51:26.3536208868" calcext:value-type="date">
            <text:p>12/30/99 05:51 PM</text:p>
          </table:table-cell>
          <table:table-cell table:formula="of:=MOD([.E823]-[.$E$2];[.$H$2])+1+[.$E$2]" office:value-type="float" office:value="262" calcext:value-type="float">
            <text:p>262</text:p>
          </table:table-cell>
          <table:table-cell table:formula="of:=MOD([.F823]+1/[.$H$2];5)" office:value-type="float" office:value="3.6833333333333" calcext:value-type="float">
            <text:p>3,6833333333333</text:p>
          </table:table-cell>
          <table:table-cell table:formula="of:=IF([.F824]=0;[.G823]+2+1/[.$H$2];[.G823]+1/[.$H$2])" office:value-type="float" office:value="13.6833333333336" calcext:value-type="float">
            <text:p>13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5]))" office:value-type="date" office:date-value="2019-10-20T18:00:49.575633" calcext:value-type="date">
            <text:p>2019-10-20 18:00:50</text:p>
          </table:table-cell>
          <table:table-cell table:style-name="ce7" table:formula="of:=[.A825]" office:value-type="date" office:date-value="2019-10-20T18:00:49.575633" calcext:value-type="date">
            <text:p>2019-10-20 18:00:50</text:p>
          </table:table-cell>
          <table:table-cell table:formula="of:=TRUNC([.A825])" office:value-type="float" office:value="43758" calcext:value-type="float">
            <text:p>43758</text:p>
          </table:table-cell>
          <table:table-cell table:style-name="ce12" table:formula="of:=[.B825]-[.C825]" office:value-type="date" office:date-value="1899-12-30T18:00:49.57563257776" calcext:value-type="date">
            <text:p>12/30/99 06:00 PM</text:p>
          </table:table-cell>
          <table:table-cell table:formula="of:=MOD([.E824]-[.$E$2];[.$H$2])+1+[.$E$2]" office:value-type="float" office:value="263" calcext:value-type="float">
            <text:p>263</text:p>
          </table:table-cell>
          <table:table-cell table:formula="of:=MOD([.F824]+1/[.$H$2];5)" office:value-type="float" office:value="3.69999999999997" calcext:value-type="float">
            <text:p>3,69999999999997</text:p>
          </table:table-cell>
          <table:table-cell table:formula="of:=IF([.F825]=0;[.G824]+2+1/[.$H$2];[.G824]+1/[.$H$2])" office:value-type="float" office:value="13.7000000000003" calcext:value-type="float">
            <text:p>13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6]))" office:value-type="date" office:date-value="2019-10-20T17:54:02.705149" calcext:value-type="date">
            <text:p>2019-10-20 17:54:03</text:p>
          </table:table-cell>
          <table:table-cell table:style-name="ce7" table:formula="of:=[.A826]" office:value-type="date" office:date-value="2019-10-20T17:54:02.705149" calcext:value-type="date">
            <text:p>2019-10-20 17:54:03</text:p>
          </table:table-cell>
          <table:table-cell table:formula="of:=TRUNC([.A826])" office:value-type="float" office:value="43758" calcext:value-type="float">
            <text:p>43758</text:p>
          </table:table-cell>
          <table:table-cell table:style-name="ce12" table:formula="of:=[.B826]-[.C826]" office:value-type="date" office:date-value="1899-12-30T17:54:02.70514911041" calcext:value-type="date">
            <text:p>12/30/99 05:54 PM</text:p>
          </table:table-cell>
          <table:table-cell table:formula="of:=MOD([.E825]-[.$E$2];[.$H$2])+1+[.$E$2]" office:value-type="float" office:value="264" calcext:value-type="float">
            <text:p>264</text:p>
          </table:table-cell>
          <table:table-cell table:formula="of:=MOD([.F825]+1/[.$H$2];5)" office:value-type="float" office:value="3.71666666666663" calcext:value-type="float">
            <text:p>3,71666666666663</text:p>
          </table:table-cell>
          <table:table-cell table:formula="of:=IF([.F826]=0;[.G825]+2+1/[.$H$2];[.G825]+1/[.$H$2])" office:value-type="float" office:value="13.7166666666669" calcext:value-type="float">
            <text:p>13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7]))" office:value-type="date" office:date-value="2019-10-20T17:47:54.292746" calcext:value-type="date">
            <text:p>2019-10-20 17:47:54</text:p>
          </table:table-cell>
          <table:table-cell table:style-name="ce7" table:formula="of:=[.A827]" office:value-type="date" office:date-value="2019-10-20T17:47:54.292746" calcext:value-type="date">
            <text:p>2019-10-20 17:47:54</text:p>
          </table:table-cell>
          <table:table-cell table:formula="of:=TRUNC([.A827])" office:value-type="float" office:value="43758" calcext:value-type="float">
            <text:p>43758</text:p>
          </table:table-cell>
          <table:table-cell table:style-name="ce12" table:formula="of:=[.B827]-[.C827]" office:value-type="date" office:date-value="1899-12-30T17:47:54.29274574388" calcext:value-type="date">
            <text:p>12/30/99 05:47 PM</text:p>
          </table:table-cell>
          <table:table-cell table:formula="of:=MOD([.E826]-[.$E$2];[.$H$2])+1+[.$E$2]" office:value-type="float" office:value="265" calcext:value-type="float">
            <text:p>265</text:p>
          </table:table-cell>
          <table:table-cell table:formula="of:=MOD([.F826]+1/[.$H$2];5)" office:value-type="float" office:value="3.7333333333333" calcext:value-type="float">
            <text:p>3,7333333333333</text:p>
          </table:table-cell>
          <table:table-cell table:formula="of:=IF([.F827]=0;[.G826]+2+1/[.$H$2];[.G826]+1/[.$H$2])" office:value-type="float" office:value="13.7333333333336" calcext:value-type="float">
            <text:p>13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8]))" office:value-type="date" office:date-value="2019-10-20T17:40:45.301958" calcext:value-type="date">
            <text:p>2019-10-20 17:40:45</text:p>
          </table:table-cell>
          <table:table-cell table:style-name="ce7" table:formula="of:=[.A828]" office:value-type="date" office:date-value="2019-10-20T17:40:45.301958" calcext:value-type="date">
            <text:p>2019-10-20 17:40:45</text:p>
          </table:table-cell>
          <table:table-cell table:formula="of:=TRUNC([.A828])" office:value-type="float" office:value="43758" calcext:value-type="float">
            <text:p>43758</text:p>
          </table:table-cell>
          <table:table-cell table:style-name="ce12" table:formula="of:=[.B828]-[.C828]" office:value-type="date" office:date-value="1899-12-30T17:40:45.30195754487" calcext:value-type="date">
            <text:p>12/30/99 05:40 PM</text:p>
          </table:table-cell>
          <table:table-cell table:formula="of:=MOD([.E827]-[.$E$2];[.$H$2])+1+[.$E$2]" office:value-type="float" office:value="266" calcext:value-type="float">
            <text:p>266</text:p>
          </table:table-cell>
          <table:table-cell table:formula="of:=MOD([.F827]+1/[.$H$2];5)" office:value-type="float" office:value="3.74999999999997" calcext:value-type="float">
            <text:p>3,74999999999997</text:p>
          </table:table-cell>
          <table:table-cell table:formula="of:=IF([.F828]=0;[.G827]+2+1/[.$H$2];[.G827]+1/[.$H$2])" office:value-type="float" office:value="13.7500000000003" calcext:value-type="float">
            <text:p>13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9]))" office:value-type="date" office:date-value="2019-10-20T17:56:51.376564" calcext:value-type="date">
            <text:p>2019-10-20 17:56:51</text:p>
          </table:table-cell>
          <table:table-cell table:style-name="ce7" table:formula="of:=[.A829]" office:value-type="date" office:date-value="2019-10-20T17:56:51.376564" calcext:value-type="date">
            <text:p>2019-10-20 17:56:51</text:p>
          </table:table-cell>
          <table:table-cell table:formula="of:=TRUNC([.A829])" office:value-type="float" office:value="43758" calcext:value-type="float">
            <text:p>43758</text:p>
          </table:table-cell>
          <table:table-cell table:style-name="ce12" table:formula="of:=[.B829]-[.C829]" office:value-type="date" office:date-value="1899-12-30T17:56:51.37656436767" calcext:value-type="date">
            <text:p>12/30/99 05:56 PM</text:p>
          </table:table-cell>
          <table:table-cell table:formula="of:=MOD([.E828]-[.$E$2];[.$H$2])+1+[.$E$2]" office:value-type="float" office:value="267" calcext:value-type="float">
            <text:p>267</text:p>
          </table:table-cell>
          <table:table-cell table:formula="of:=MOD([.F828]+1/[.$H$2];5)" office:value-type="float" office:value="3.76666666666663" calcext:value-type="float">
            <text:p>3,76666666666663</text:p>
          </table:table-cell>
          <table:table-cell table:formula="of:=IF([.F829]=0;[.G828]+2+1/[.$H$2];[.G828]+1/[.$H$2])" office:value-type="float" office:value="13.7666666666669" calcext:value-type="float">
            <text:p>13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0]))" office:value-type="date" office:date-value="2019-10-20T18:16:10.500666" calcext:value-type="date">
            <text:p>2019-10-20 18:16:11</text:p>
          </table:table-cell>
          <table:table-cell table:style-name="ce7" table:formula="of:=[.A830]" office:value-type="date" office:date-value="2019-10-20T18:16:10.500666" calcext:value-type="date">
            <text:p>2019-10-20 18:16:11</text:p>
          </table:table-cell>
          <table:table-cell table:formula="of:=TRUNC([.A830])" office:value-type="float" office:value="43758" calcext:value-type="float">
            <text:p>43758</text:p>
          </table:table-cell>
          <table:table-cell table:style-name="ce12" table:formula="of:=[.B830]-[.C830]" office:value-type="date" office:date-value="1899-12-30T18:16:10.50066597294" calcext:value-type="date">
            <text:p>12/30/99 06:16 PM</text:p>
          </table:table-cell>
          <table:table-cell table:formula="of:=MOD([.E829]-[.$E$2];[.$H$2])+1+[.$E$2]" office:value-type="float" office:value="268" calcext:value-type="float">
            <text:p>268</text:p>
          </table:table-cell>
          <table:table-cell table:formula="of:=MOD([.F829]+1/[.$H$2];5)" office:value-type="float" office:value="3.7833333333333" calcext:value-type="float">
            <text:p>3,7833333333333</text:p>
          </table:table-cell>
          <table:table-cell table:formula="of:=IF([.F830]=0;[.G829]+2+1/[.$H$2];[.G829]+1/[.$H$2])" office:value-type="float" office:value="13.7833333333336" calcext:value-type="float">
            <text:p>13,7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1]))" office:value-type="date" office:date-value="2019-10-20T17:58:45.141255" calcext:value-type="date">
            <text:p>2019-10-20 17:58:45</text:p>
          </table:table-cell>
          <table:table-cell table:style-name="ce7" table:formula="of:=[.A831]" office:value-type="date" office:date-value="2019-10-20T17:58:45.141255" calcext:value-type="date">
            <text:p>2019-10-20 17:58:45</text:p>
          </table:table-cell>
          <table:table-cell table:formula="of:=TRUNC([.A831])" office:value-type="float" office:value="43758" calcext:value-type="float">
            <text:p>43758</text:p>
          </table:table-cell>
          <table:table-cell table:style-name="ce12" table:formula="of:=[.B831]-[.C831]" office:value-type="date" office:date-value="1899-12-30T17:58:45.1412554644" calcext:value-type="date">
            <text:p>12/30/99 05:58 PM</text:p>
          </table:table-cell>
          <table:table-cell table:formula="of:=MOD([.E830]-[.$E$2];[.$H$2])+1+[.$E$2]" office:value-type="float" office:value="269" calcext:value-type="float">
            <text:p>269</text:p>
          </table:table-cell>
          <table:table-cell table:formula="of:=MOD([.F830]+1/[.$H$2];5)" office:value-type="float" office:value="3.79999999999997" calcext:value-type="float">
            <text:p>3,79999999999997</text:p>
          </table:table-cell>
          <table:table-cell table:formula="of:=IF([.F831]=0;[.G830]+2+1/[.$H$2];[.G830]+1/[.$H$2])" office:value-type="float" office:value="13.8000000000003" calcext:value-type="float">
            <text:p>13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2]))" office:value-type="date" office:date-value="2019-10-20T18:01:05.979813" calcext:value-type="date">
            <text:p>2019-10-20 18:01:06</text:p>
          </table:table-cell>
          <table:table-cell table:style-name="ce7" table:formula="of:=[.A832]" office:value-type="date" office:date-value="2019-10-20T18:01:05.979813" calcext:value-type="date">
            <text:p>2019-10-20 18:01:06</text:p>
          </table:table-cell>
          <table:table-cell table:formula="of:=TRUNC([.A832])" office:value-type="float" office:value="43758" calcext:value-type="float">
            <text:p>43758</text:p>
          </table:table-cell>
          <table:table-cell table:style-name="ce12" table:formula="of:=[.B832]-[.C832]" office:value-type="date" office:date-value="1899-12-30T18:01:05.97981273662" calcext:value-type="date">
            <text:p>12/30/99 06:01 PM</text:p>
          </table:table-cell>
          <table:table-cell table:formula="of:=MOD([.E831]-[.$E$2];[.$H$2])+1+[.$E$2]" office:value-type="float" office:value="270" calcext:value-type="float">
            <text:p>270</text:p>
          </table:table-cell>
          <table:table-cell table:formula="of:=MOD([.F831]+1/[.$H$2];5)" office:value-type="float" office:value="3.81666666666663" calcext:value-type="float">
            <text:p>3,81666666666663</text:p>
          </table:table-cell>
          <table:table-cell table:formula="of:=IF([.F832]=0;[.G831]+2+1/[.$H$2];[.G831]+1/[.$H$2])" office:value-type="float" office:value="13.8166666666669" calcext:value-type="float">
            <text:p>13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3]))" office:value-type="date" office:date-value="2019-10-20T17:38:00.123601" calcext:value-type="date">
            <text:p>2019-10-20 17:38:00</text:p>
          </table:table-cell>
          <table:table-cell table:style-name="ce7" table:formula="of:=[.A833]" office:value-type="date" office:date-value="2019-10-20T17:38:00.123601" calcext:value-type="date">
            <text:p>2019-10-20 17:38:00</text:p>
          </table:table-cell>
          <table:table-cell table:formula="of:=TRUNC([.A833])" office:value-type="float" office:value="43758" calcext:value-type="float">
            <text:p>43758</text:p>
          </table:table-cell>
          <table:table-cell table:style-name="ce12" table:formula="of:=[.B833]-[.C833]" office:value-type="date" office:date-value="1899-12-30T17:38:00.12360131834" calcext:value-type="date">
            <text:p>12/30/99 05:38 PM</text:p>
          </table:table-cell>
          <table:table-cell table:formula="of:=MOD([.E832]-[.$E$2];[.$H$2])+1+[.$E$2]" office:value-type="float" office:value="271" calcext:value-type="float">
            <text:p>271</text:p>
          </table:table-cell>
          <table:table-cell table:formula="of:=MOD([.F832]+1/[.$H$2];5)" office:value-type="float" office:value="3.8333333333333" calcext:value-type="float">
            <text:p>3,8333333333333</text:p>
          </table:table-cell>
          <table:table-cell table:formula="of:=IF([.F833]=0;[.G832]+2+1/[.$H$2];[.G832]+1/[.$H$2])" office:value-type="float" office:value="13.8333333333336" calcext:value-type="float">
            <text:p>13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4]))" office:value-type="date" office:date-value="2019-10-20T18:14:58.900418" calcext:value-type="date">
            <text:p>2019-10-20 18:14:59</text:p>
          </table:table-cell>
          <table:table-cell table:style-name="ce7" table:formula="of:=[.A834]" office:value-type="date" office:date-value="2019-10-20T18:14:58.900418" calcext:value-type="date">
            <text:p>2019-10-20 18:14:59</text:p>
          </table:table-cell>
          <table:table-cell table:formula="of:=TRUNC([.A834])" office:value-type="float" office:value="43758" calcext:value-type="float">
            <text:p>43758</text:p>
          </table:table-cell>
          <table:table-cell table:style-name="ce12" table:formula="of:=[.B834]-[.C834]" office:value-type="date" office:date-value="1899-12-30T18:14:58.90041814651" calcext:value-type="date">
            <text:p>12/30/99 06:14 PM</text:p>
          </table:table-cell>
          <table:table-cell table:formula="of:=MOD([.E833]-[.$E$2];[.$H$2])+1+[.$E$2]" office:value-type="float" office:value="272" calcext:value-type="float">
            <text:p>272</text:p>
          </table:table-cell>
          <table:table-cell table:formula="of:=MOD([.F833]+1/[.$H$2];5)" office:value-type="float" office:value="3.84999999999997" calcext:value-type="float">
            <text:p>3,84999999999997</text:p>
          </table:table-cell>
          <table:table-cell table:formula="of:=IF([.F834]=0;[.G833]+2+1/[.$H$2];[.G833]+1/[.$H$2])" office:value-type="float" office:value="13.8500000000003" calcext:value-type="float">
            <text:p>13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5]))" office:value-type="date" office:date-value="2019-10-20T17:41:50.95015" calcext:value-type="date">
            <text:p>2019-10-20 17:41:51</text:p>
          </table:table-cell>
          <table:table-cell table:style-name="ce7" table:formula="of:=[.A835]" office:value-type="date" office:date-value="2019-10-20T17:41:50.95015" calcext:value-type="date">
            <text:p>2019-10-20 17:41:51</text:p>
          </table:table-cell>
          <table:table-cell table:formula="of:=TRUNC([.A835])" office:value-type="float" office:value="43758" calcext:value-type="float">
            <text:p>43758</text:p>
          </table:table-cell>
          <table:table-cell table:style-name="ce12" table:formula="of:=[.B835]-[.C835]" office:value-type="date" office:date-value="1899-12-30T17:41:50.9501499217" calcext:value-type="date">
            <text:p>12/30/99 05:41 PM</text:p>
          </table:table-cell>
          <table:table-cell table:formula="of:=MOD([.E834]-[.$E$2];[.$H$2])+1+[.$E$2]" office:value-type="float" office:value="273" calcext:value-type="float">
            <text:p>273</text:p>
          </table:table-cell>
          <table:table-cell table:formula="of:=MOD([.F834]+1/[.$H$2];5)" office:value-type="float" office:value="3.86666666666663" calcext:value-type="float">
            <text:p>3,86666666666663</text:p>
          </table:table-cell>
          <table:table-cell table:formula="of:=IF([.F835]=0;[.G834]+2+1/[.$H$2];[.G834]+1/[.$H$2])" office:value-type="float" office:value="13.8666666666669" calcext:value-type="float">
            <text:p>13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6]))" office:value-type="date" office:date-value="2019-10-20T17:54:22.300674" calcext:value-type="date">
            <text:p>2019-10-20 17:54:22</text:p>
          </table:table-cell>
          <table:table-cell table:style-name="ce7" table:formula="of:=[.A836]" office:value-type="date" office:date-value="2019-10-20T17:54:22.300674" calcext:value-type="date">
            <text:p>2019-10-20 17:54:22</text:p>
          </table:table-cell>
          <table:table-cell table:formula="of:=TRUNC([.A836])" office:value-type="float" office:value="43758" calcext:value-type="float">
            <text:p>43758</text:p>
          </table:table-cell>
          <table:table-cell table:style-name="ce12" table:formula="of:=[.B836]-[.C836]" office:value-type="date" office:date-value="1899-12-30T17:54:22.30067373253" calcext:value-type="date">
            <text:p>12/30/99 05:54 PM</text:p>
          </table:table-cell>
          <table:table-cell table:formula="of:=MOD([.E835]-[.$E$2];[.$H$2])+1+[.$E$2]" office:value-type="float" office:value="274" calcext:value-type="float">
            <text:p>274</text:p>
          </table:table-cell>
          <table:table-cell table:formula="of:=MOD([.F835]+1/[.$H$2];5)" office:value-type="float" office:value="3.8833333333333" calcext:value-type="float">
            <text:p>3,8833333333333</text:p>
          </table:table-cell>
          <table:table-cell table:formula="of:=IF([.F836]=0;[.G835]+2+1/[.$H$2];[.G835]+1/[.$H$2])" office:value-type="float" office:value="13.8833333333336" calcext:value-type="float">
            <text:p>13,8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7]))" office:value-type="date" office:date-value="2019-10-20T18:00:09.916906" calcext:value-type="date">
            <text:p>2019-10-20 18:00:10</text:p>
          </table:table-cell>
          <table:table-cell table:style-name="ce7" table:formula="of:=[.A837]" office:value-type="date" office:date-value="2019-10-20T18:00:09.916906" calcext:value-type="date">
            <text:p>2019-10-20 18:00:10</text:p>
          </table:table-cell>
          <table:table-cell table:formula="of:=TRUNC([.A837])" office:value-type="float" office:value="43758" calcext:value-type="float">
            <text:p>43758</text:p>
          </table:table-cell>
          <table:table-cell table:style-name="ce12" table:formula="of:=[.B837]-[.C837]" office:value-type="date" office:date-value="1899-12-30T18:00:09.9169064546" calcext:value-type="date">
            <text:p>12/30/99 06:00 PM</text:p>
          </table:table-cell>
          <table:table-cell table:formula="of:=MOD([.E836]-[.$E$2];[.$H$2])+1+[.$E$2]" office:value-type="float" office:value="275" calcext:value-type="float">
            <text:p>275</text:p>
          </table:table-cell>
          <table:table-cell table:formula="of:=MOD([.F836]+1/[.$H$2];5)" office:value-type="float" office:value="3.89999999999997" calcext:value-type="float">
            <text:p>3,89999999999997</text:p>
          </table:table-cell>
          <table:table-cell table:formula="of:=IF([.F837]=0;[.G836]+2+1/[.$H$2];[.G836]+1/[.$H$2])" office:value-type="float" office:value="13.9000000000003" calcext:value-type="float">
            <text:p>13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8]))" office:value-type="date" office:date-value="2019-10-20T17:48:34.810526" calcext:value-type="date">
            <text:p>2019-10-20 17:48:35</text:p>
          </table:table-cell>
          <table:table-cell table:style-name="ce7" table:formula="of:=[.A838]" office:value-type="date" office:date-value="2019-10-20T17:48:34.810526" calcext:value-type="date">
            <text:p>2019-10-20 17:48:35</text:p>
          </table:table-cell>
          <table:table-cell table:formula="of:=TRUNC([.A838])" office:value-type="float" office:value="43758" calcext:value-type="float">
            <text:p>43758</text:p>
          </table:table-cell>
          <table:table-cell table:style-name="ce12" table:formula="of:=[.B838]-[.C838]" office:value-type="date" office:date-value="1899-12-30T17:48:34.81052599847" calcext:value-type="date">
            <text:p>12/30/99 05:48 PM</text:p>
          </table:table-cell>
          <table:table-cell table:formula="of:=MOD([.E837]-[.$E$2];[.$H$2])+1+[.$E$2]" office:value-type="float" office:value="276" calcext:value-type="float">
            <text:p>276</text:p>
          </table:table-cell>
          <table:table-cell table:formula="of:=MOD([.F837]+1/[.$H$2];5)" office:value-type="float" office:value="3.91666666666663" calcext:value-type="float">
            <text:p>3,91666666666663</text:p>
          </table:table-cell>
          <table:table-cell table:formula="of:=IF([.F838]=0;[.G837]+2+1/[.$H$2];[.G837]+1/[.$H$2])" office:value-type="float" office:value="13.9166666666669" calcext:value-type="float">
            <text:p>13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9]))" office:value-type="date" office:date-value="2019-10-20T17:56:31.786174" calcext:value-type="date">
            <text:p>2019-10-20 17:56:32</text:p>
          </table:table-cell>
          <table:table-cell table:style-name="ce7" table:formula="of:=[.A839]" office:value-type="date" office:date-value="2019-10-20T17:56:31.786174" calcext:value-type="date">
            <text:p>2019-10-20 17:56:32</text:p>
          </table:table-cell>
          <table:table-cell table:formula="of:=TRUNC([.A839])" office:value-type="float" office:value="43758" calcext:value-type="float">
            <text:p>43758</text:p>
          </table:table-cell>
          <table:table-cell table:style-name="ce12" table:formula="of:=[.B839]-[.C839]" office:value-type="date" office:date-value="1899-12-30T17:56:31.78617449943" calcext:value-type="date">
            <text:p>12/30/99 05:56 PM</text:p>
          </table:table-cell>
          <table:table-cell table:formula="of:=MOD([.E838]-[.$E$2];[.$H$2])+1+[.$E$2]" office:value-type="float" office:value="277" calcext:value-type="float">
            <text:p>277</text:p>
          </table:table-cell>
          <table:table-cell table:formula="of:=MOD([.F838]+1/[.$H$2];5)" office:value-type="float" office:value="3.9333333333333" calcext:value-type="float">
            <text:p>3,9333333333333</text:p>
          </table:table-cell>
          <table:table-cell table:formula="of:=IF([.F839]=0;[.G838]+2+1/[.$H$2];[.G838]+1/[.$H$2])" office:value-type="float" office:value="13.9333333333336" calcext:value-type="float">
            <text:p>13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0]))" office:value-type="date" office:date-value="2019-10-20T18:03:26.683893" calcext:value-type="date">
            <text:p>2019-10-20 18:03:27</text:p>
          </table:table-cell>
          <table:table-cell table:style-name="ce7" table:formula="of:=[.A840]" office:value-type="date" office:date-value="2019-10-20T18:03:26.683893" calcext:value-type="date">
            <text:p>2019-10-20 18:03:27</text:p>
          </table:table-cell>
          <table:table-cell table:formula="of:=TRUNC([.A840])" office:value-type="float" office:value="43758" calcext:value-type="float">
            <text:p>43758</text:p>
          </table:table-cell>
          <table:table-cell table:style-name="ce12" table:formula="of:=[.B840]-[.C840]" office:value-type="date" office:date-value="1899-12-30T18:03:26.68389326893" calcext:value-type="date">
            <text:p>12/30/99 06:03 PM</text:p>
          </table:table-cell>
          <table:table-cell table:formula="of:=MOD([.E839]-[.$E$2];[.$H$2])+1+[.$E$2]" office:value-type="float" office:value="278" calcext:value-type="float">
            <text:p>278</text:p>
          </table:table-cell>
          <table:table-cell table:formula="of:=MOD([.F839]+1/[.$H$2];5)" office:value-type="float" office:value="3.94999999999997" calcext:value-type="float">
            <text:p>3,94999999999997</text:p>
          </table:table-cell>
          <table:table-cell table:formula="of:=IF([.F840]=0;[.G839]+2+1/[.$H$2];[.G839]+1/[.$H$2])" office:value-type="float" office:value="13.9500000000003" calcext:value-type="float">
            <text:p>13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1]))" office:value-type="date" office:date-value="2019-10-20T18:01:00.706766" calcext:value-type="date">
            <text:p>2019-10-20 18:01:01</text:p>
          </table:table-cell>
          <table:table-cell table:style-name="ce7" table:formula="of:=[.A841]" office:value-type="date" office:date-value="2019-10-20T18:01:00.706766" calcext:value-type="date">
            <text:p>2019-10-20 18:01:01</text:p>
          </table:table-cell>
          <table:table-cell table:formula="of:=TRUNC([.A841])" office:value-type="float" office:value="43758" calcext:value-type="float">
            <text:p>43758</text:p>
          </table:table-cell>
          <table:table-cell table:style-name="ce12" table:formula="of:=[.B841]-[.C841]" office:value-type="date" office:date-value="1899-12-30T18:01:00.70676625241" calcext:value-type="date">
            <text:p>12/30/99 06:01 PM</text:p>
          </table:table-cell>
          <table:table-cell table:formula="of:=MOD([.E840]-[.$E$2];[.$H$2])+1+[.$E$2]" office:value-type="float" office:value="279" calcext:value-type="float">
            <text:p>279</text:p>
          </table:table-cell>
          <table:table-cell table:formula="of:=MOD([.F840]+1/[.$H$2];5)" office:value-type="float" office:value="3.96666666666663" calcext:value-type="float">
            <text:p>3,96666666666663</text:p>
          </table:table-cell>
          <table:table-cell table:formula="of:=IF([.F841]=0;[.G840]+2+1/[.$H$2];[.G840]+1/[.$H$2])" office:value-type="float" office:value="13.9666666666669" calcext:value-type="float">
            <text:p>13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2]))" office:value-type="date" office:date-value="2019-10-20T17:53:42.588573" calcext:value-type="date">
            <text:p>2019-10-20 17:53:43</text:p>
          </table:table-cell>
          <table:table-cell table:style-name="ce7" table:formula="of:=[.A842]" office:value-type="date" office:date-value="2019-10-20T17:53:42.588573" calcext:value-type="date">
            <text:p>2019-10-20 17:53:43</text:p>
          </table:table-cell>
          <table:table-cell table:formula="of:=TRUNC([.A842])" office:value-type="float" office:value="43758" calcext:value-type="float">
            <text:p>43758</text:p>
          </table:table-cell>
          <table:table-cell table:style-name="ce12" table:formula="of:=[.B842]-[.C842]" office:value-type="date" office:date-value="1899-12-30T17:53:42.58857332636" calcext:value-type="date">
            <text:p>12/30/99 05:53 PM</text:p>
          </table:table-cell>
          <table:table-cell table:formula="of:=MOD([.E841]-[.$E$2];[.$H$2])+1+[.$E$2]" office:value-type="float" office:value="280" calcext:value-type="float">
            <text:p>280</text:p>
          </table:table-cell>
          <table:table-cell table:formula="of:=MOD([.F841]+1/[.$H$2];5)" office:value-type="float" office:value="3.9833333333333" calcext:value-type="float">
            <text:p>3,9833333333333</text:p>
          </table:table-cell>
          <table:table-cell table:formula="of:=IF([.F842]=0;[.G841]+2+1/[.$H$2];[.G841]+1/[.$H$2])" office:value-type="float" office:value="13.9833333333336" calcext:value-type="float">
            <text:p>13,9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3]))" office:value-type="date" office:date-value="2019-10-21T17:59:01.084617" calcext:value-type="date">
            <text:p>2019-10-21 17:59:01</text:p>
          </table:table-cell>
          <table:table-cell table:style-name="ce7" table:formula="of:=[.A843]" office:value-type="date" office:date-value="2019-10-21T17:59:01.084617" calcext:value-type="date">
            <text:p>2019-10-21 17:59:01</text:p>
          </table:table-cell>
          <table:table-cell table:formula="of:=TRUNC([.A843])" office:value-type="float" office:value="43759" calcext:value-type="float">
            <text:p>43759</text:p>
          </table:table-cell>
          <table:table-cell table:style-name="ce12" table:formula="of:=[.B843]-[.C843]" office:value-type="date" office:date-value="1899-12-30T17:59:01.08461723663" calcext:value-type="date">
            <text:p>12/30/99 05:59 PM</text:p>
          </table:table-cell>
          <table:table-cell table:formula="of:=MOD([.E842]-[.$E$2];[.$H$2])+1+[.$E$2]" office:value-type="float" office:value="221" calcext:value-type="float">
            <text:p>221</text:p>
          </table:table-cell>
          <table:table-cell table:formula="of:=MOD([.F842]+1/[.$H$2];5)" office:value-type="float" office:value="3.99999999999997" calcext:value-type="float">
            <text:p>3,99999999999997</text:p>
          </table:table-cell>
          <table:table-cell table:formula="of:=IF([.F843]=0;[.G842]+2+1/[.$H$2];[.G842]+1/[.$H$2])" office:value-type="float" office:value="14.0000000000003" calcext:value-type="float">
            <text:p>14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4]))" office:value-type="date" office:date-value="2019-10-21T17:56:05.937495" calcext:value-type="date">
            <text:p>2019-10-21 17:56:06</text:p>
          </table:table-cell>
          <table:table-cell table:style-name="ce7" table:formula="of:=[.A844]" office:value-type="date" office:date-value="2019-10-21T17:56:05.937495" calcext:value-type="date">
            <text:p>2019-10-21 17:56:06</text:p>
          </table:table-cell>
          <table:table-cell table:formula="of:=TRUNC([.A844])" office:value-type="float" office:value="43759" calcext:value-type="float">
            <text:p>43759</text:p>
          </table:table-cell>
          <table:table-cell table:style-name="ce12" table:formula="of:=[.B844]-[.C844]" office:value-type="date" office:date-value="1899-12-30T17:56:05.93749530148" calcext:value-type="date">
            <text:p>12/30/99 05:56 PM</text:p>
          </table:table-cell>
          <table:table-cell table:formula="of:=MOD([.E843]-[.$E$2];[.$H$2])+1+[.$E$2]" office:value-type="float" office:value="222" calcext:value-type="float">
            <text:p>222</text:p>
          </table:table-cell>
          <table:table-cell table:formula="of:=MOD([.F843]+1/[.$H$2];5)" office:value-type="float" office:value="4.01666666666663" calcext:value-type="float">
            <text:p>4,01666666666663</text:p>
          </table:table-cell>
          <table:table-cell table:formula="of:=IF([.F844]=0;[.G843]+2+1/[.$H$2];[.G843]+1/[.$H$2])" office:value-type="float" office:value="14.0166666666669" calcext:value-type="float">
            <text:p>14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5]))" office:value-type="date" office:date-value="2019-10-21T18:01:38.414115" calcext:value-type="date">
            <text:p>2019-10-21 18:01:38</text:p>
          </table:table-cell>
          <table:table-cell table:style-name="ce7" table:formula="of:=[.A845]" office:value-type="date" office:date-value="2019-10-21T18:01:38.414115" calcext:value-type="date">
            <text:p>2019-10-21 18:01:38</text:p>
          </table:table-cell>
          <table:table-cell table:formula="of:=TRUNC([.A845])" office:value-type="float" office:value="43759" calcext:value-type="float">
            <text:p>43759</text:p>
          </table:table-cell>
          <table:table-cell table:style-name="ce12" table:formula="of:=[.B845]-[.C845]" office:value-type="date" office:date-value="1899-12-30T18:01:38.41411490925" calcext:value-type="date">
            <text:p>12/30/99 06:01 PM</text:p>
          </table:table-cell>
          <table:table-cell table:formula="of:=MOD([.E844]-[.$E$2];[.$H$2])+1+[.$E$2]" office:value-type="float" office:value="223" calcext:value-type="float">
            <text:p>223</text:p>
          </table:table-cell>
          <table:table-cell table:formula="of:=MOD([.F844]+1/[.$H$2];5)" office:value-type="float" office:value="4.0333333333333" calcext:value-type="float">
            <text:p>4,0333333333333</text:p>
          </table:table-cell>
          <table:table-cell table:formula="of:=IF([.F845]=0;[.G844]+2+1/[.$H$2];[.G844]+1/[.$H$2])" office:value-type="float" office:value="14.0333333333336" calcext:value-type="float">
            <text:p>14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6]))" office:value-type="date" office:date-value="2019-10-21T18:21:37.829289" calcext:value-type="date">
            <text:p>2019-10-21 18:21:38</text:p>
          </table:table-cell>
          <table:table-cell table:style-name="ce7" table:formula="of:=[.A846]" office:value-type="date" office:date-value="2019-10-21T18:21:37.829289" calcext:value-type="date">
            <text:p>2019-10-21 18:21:38</text:p>
          </table:table-cell>
          <table:table-cell table:formula="of:=TRUNC([.A846])" office:value-type="float" office:value="43759" calcext:value-type="float">
            <text:p>43759</text:p>
          </table:table-cell>
          <table:table-cell table:style-name="ce12" table:formula="of:=[.B846]-[.C846]" office:value-type="date" office:date-value="1899-12-30T18:21:37.82928870991" calcext:value-type="date">
            <text:p>12/30/99 06:21 PM</text:p>
          </table:table-cell>
          <table:table-cell table:formula="of:=MOD([.E845]-[.$E$2];[.$H$2])+1+[.$E$2]" office:value-type="float" office:value="224" calcext:value-type="float">
            <text:p>224</text:p>
          </table:table-cell>
          <table:table-cell table:formula="of:=MOD([.F845]+1/[.$H$2];5)" office:value-type="float" office:value="4.04999999999997" calcext:value-type="float">
            <text:p>4,04999999999997</text:p>
          </table:table-cell>
          <table:table-cell table:formula="of:=IF([.F846]=0;[.G845]+2+1/[.$H$2];[.G845]+1/[.$H$2])" office:value-type="float" office:value="14.0500000000003" calcext:value-type="float">
            <text:p>14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7]))" office:value-type="date" office:date-value="2019-10-21T17:45:39.301026" calcext:value-type="date">
            <text:p>2019-10-21 17:45:39</text:p>
          </table:table-cell>
          <table:table-cell table:style-name="ce7" table:formula="of:=[.A847]" office:value-type="date" office:date-value="2019-10-21T17:45:39.301026" calcext:value-type="date">
            <text:p>2019-10-21 17:45:39</text:p>
          </table:table-cell>
          <table:table-cell table:formula="of:=TRUNC([.A847])" office:value-type="float" office:value="43759" calcext:value-type="float">
            <text:p>43759</text:p>
          </table:table-cell>
          <table:table-cell table:style-name="ce12" table:formula="of:=[.B847]-[.C847]" office:value-type="date" office:date-value="1899-12-30T17:45:39.30102610029" calcext:value-type="date">
            <text:p>12/30/99 05:45 PM</text:p>
          </table:table-cell>
          <table:table-cell table:formula="of:=MOD([.E846]-[.$E$2];[.$H$2])+1+[.$E$2]" office:value-type="float" office:value="225" calcext:value-type="float">
            <text:p>225</text:p>
          </table:table-cell>
          <table:table-cell table:formula="of:=MOD([.F846]+1/[.$H$2];5)" office:value-type="float" office:value="4.06666666666663" calcext:value-type="float">
            <text:p>4,06666666666663</text:p>
          </table:table-cell>
          <table:table-cell table:formula="of:=IF([.F847]=0;[.G846]+2+1/[.$H$2];[.G846]+1/[.$H$2])" office:value-type="float" office:value="14.0666666666669" calcext:value-type="float">
            <text:p>14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8]))" office:value-type="date" office:date-value="2019-10-21T18:34:27.015007" calcext:value-type="date">
            <text:p>2019-10-21 18:34:27</text:p>
          </table:table-cell>
          <table:table-cell table:style-name="ce7" table:formula="of:=[.A848]" office:value-type="date" office:date-value="2019-10-21T18:34:27.015007" calcext:value-type="date">
            <text:p>2019-10-21 18:34:27</text:p>
          </table:table-cell>
          <table:table-cell table:formula="of:=TRUNC([.A848])" office:value-type="float" office:value="43759" calcext:value-type="float">
            <text:p>43759</text:p>
          </table:table-cell>
          <table:table-cell table:style-name="ce12" table:formula="of:=[.B848]-[.C848]" office:value-type="date" office:date-value="1899-12-30T18:34:27.01500671916" calcext:value-type="date">
            <text:p>12/30/99 06:34 PM</text:p>
          </table:table-cell>
          <table:table-cell table:formula="of:=MOD([.E847]-[.$E$2];[.$H$2])+1+[.$E$2]" office:value-type="float" office:value="226" calcext:value-type="float">
            <text:p>226</text:p>
          </table:table-cell>
          <table:table-cell table:formula="of:=MOD([.F847]+1/[.$H$2];5)" office:value-type="float" office:value="4.0833333333333" calcext:value-type="float">
            <text:p>4,0833333333333</text:p>
          </table:table-cell>
          <table:table-cell table:formula="of:=IF([.F848]=0;[.G847]+2+1/[.$H$2];[.G847]+1/[.$H$2])" office:value-type="float" office:value="14.0833333333336" calcext:value-type="float">
            <text:p>14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9]))" office:value-type="date" office:date-value="2019-10-21T18:10:58.088225" calcext:value-type="date">
            <text:p>2019-10-21 18:10:58</text:p>
          </table:table-cell>
          <table:table-cell table:style-name="ce7" table:formula="of:=[.A849]" office:value-type="date" office:date-value="2019-10-21T18:10:58.088225" calcext:value-type="date">
            <text:p>2019-10-21 18:10:58</text:p>
          </table:table-cell>
          <table:table-cell table:formula="of:=TRUNC([.A849])" office:value-type="float" office:value="43759" calcext:value-type="float">
            <text:p>43759</text:p>
          </table:table-cell>
          <table:table-cell table:style-name="ce12" table:formula="of:=[.B849]-[.C849]" office:value-type="date" office:date-value="1899-12-30T18:10:58.08822540566" calcext:value-type="date">
            <text:p>12/30/99 06:10 PM</text:p>
          </table:table-cell>
          <table:table-cell table:formula="of:=MOD([.E848]-[.$E$2];[.$H$2])+1+[.$E$2]" office:value-type="float" office:value="227" calcext:value-type="float">
            <text:p>227</text:p>
          </table:table-cell>
          <table:table-cell table:formula="of:=MOD([.F848]+1/[.$H$2];5)" office:value-type="float" office:value="4.09999999999997" calcext:value-type="float">
            <text:p>4,09999999999997</text:p>
          </table:table-cell>
          <table:table-cell table:formula="of:=IF([.F849]=0;[.G848]+2+1/[.$H$2];[.G848]+1/[.$H$2])" office:value-type="float" office:value="14.1000000000003" calcext:value-type="float">
            <text:p>14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0]))" office:value-type="date" office:date-value="2019-10-21T18:03:57.674305" calcext:value-type="date">
            <text:p>2019-10-21 18:03:58</text:p>
          </table:table-cell>
          <table:table-cell table:style-name="ce7" table:formula="of:=[.A850]" office:value-type="date" office:date-value="2019-10-21T18:03:57.674305" calcext:value-type="date">
            <text:p>2019-10-21 18:03:58</text:p>
          </table:table-cell>
          <table:table-cell table:formula="of:=TRUNC([.A850])" office:value-type="float" office:value="43759" calcext:value-type="float">
            <text:p>43759</text:p>
          </table:table-cell>
          <table:table-cell table:style-name="ce12" table:formula="of:=[.B850]-[.C850]" office:value-type="date" office:date-value="1899-12-30T18:03:57.6743049128" calcext:value-type="date">
            <text:p>12/30/99 06:03 PM</text:p>
          </table:table-cell>
          <table:table-cell table:formula="of:=MOD([.E849]-[.$E$2];[.$H$2])+1+[.$E$2]" office:value-type="float" office:value="228" calcext:value-type="float">
            <text:p>228</text:p>
          </table:table-cell>
          <table:table-cell table:formula="of:=MOD([.F849]+1/[.$H$2];5)" office:value-type="float" office:value="4.11666666666663" calcext:value-type="float">
            <text:p>4,11666666666663</text:p>
          </table:table-cell>
          <table:table-cell table:formula="of:=IF([.F850]=0;[.G849]+2+1/[.$H$2];[.G849]+1/[.$H$2])" office:value-type="float" office:value="14.1166666666669" calcext:value-type="float">
            <text:p>14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1]))" office:value-type="date" office:date-value="2019-10-21T17:45:36.151967" calcext:value-type="date">
            <text:p>2019-10-21 17:45:36</text:p>
          </table:table-cell>
          <table:table-cell table:style-name="ce7" table:formula="of:=[.A851]" office:value-type="date" office:date-value="2019-10-21T17:45:36.151967" calcext:value-type="date">
            <text:p>2019-10-21 17:45:36</text:p>
          </table:table-cell>
          <table:table-cell table:formula="of:=TRUNC([.A851])" office:value-type="float" office:value="43759" calcext:value-type="float">
            <text:p>43759</text:p>
          </table:table-cell>
          <table:table-cell table:style-name="ce12" table:formula="of:=[.B851]-[.C851]" office:value-type="date" office:date-value="1899-12-30T17:45:36.15196729079" calcext:value-type="date">
            <text:p>12/30/99 05:45 PM</text:p>
          </table:table-cell>
          <table:table-cell table:formula="of:=MOD([.E850]-[.$E$2];[.$H$2])+1+[.$E$2]" office:value-type="float" office:value="229" calcext:value-type="float">
            <text:p>229</text:p>
          </table:table-cell>
          <table:table-cell table:formula="of:=MOD([.F850]+1/[.$H$2];5)" office:value-type="float" office:value="4.1333333333333" calcext:value-type="float">
            <text:p>4,1333333333333</text:p>
          </table:table-cell>
          <table:table-cell table:formula="of:=IF([.F851]=0;[.G850]+2+1/[.$H$2];[.G850]+1/[.$H$2])" office:value-type="float" office:value="14.1333333333336" calcext:value-type="float">
            <text:p>14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2]))" office:value-type="date" office:date-value="2019-10-21T18:12:57.478726" calcext:value-type="date">
            <text:p>2019-10-21 18:12:57</text:p>
          </table:table-cell>
          <table:table-cell table:style-name="ce7" table:formula="of:=[.A852]" office:value-type="date" office:date-value="2019-10-21T18:12:57.478726" calcext:value-type="date">
            <text:p>2019-10-21 18:12:57</text:p>
          </table:table-cell>
          <table:table-cell table:formula="of:=TRUNC([.A852])" office:value-type="float" office:value="43759" calcext:value-type="float">
            <text:p>43759</text:p>
          </table:table-cell>
          <table:table-cell table:style-name="ce12" table:formula="of:=[.B852]-[.C852]" office:value-type="date" office:date-value="1899-12-30T18:12:57.47872585896" calcext:value-type="date">
            <text:p>12/30/99 06:12 PM</text:p>
          </table:table-cell>
          <table:table-cell table:formula="of:=MOD([.E851]-[.$E$2];[.$H$2])+1+[.$E$2]" office:value-type="float" office:value="230" calcext:value-type="float">
            <text:p>230</text:p>
          </table:table-cell>
          <table:table-cell table:formula="of:=MOD([.F851]+1/[.$H$2];5)" office:value-type="float" office:value="4.14999999999997" calcext:value-type="float">
            <text:p>4,14999999999997</text:p>
          </table:table-cell>
          <table:table-cell table:formula="of:=IF([.F852]=0;[.G851]+2+1/[.$H$2];[.G851]+1/[.$H$2])" office:value-type="float" office:value="14.1500000000003" calcext:value-type="float">
            <text:p>14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3]))" office:value-type="date" office:date-value="2019-10-21T18:05:58.496749" calcext:value-type="date">
            <text:p>2019-10-21 18:05:58</text:p>
          </table:table-cell>
          <table:table-cell table:style-name="ce7" table:formula="of:=[.A853]" office:value-type="date" office:date-value="2019-10-21T18:05:58.496749" calcext:value-type="date">
            <text:p>2019-10-21 18:05:58</text:p>
          </table:table-cell>
          <table:table-cell table:formula="of:=TRUNC([.A853])" office:value-type="float" office:value="43759" calcext:value-type="float">
            <text:p>43759</text:p>
          </table:table-cell>
          <table:table-cell table:style-name="ce12" table:formula="of:=[.B853]-[.C853]" office:value-type="date" office:date-value="1899-12-30T18:05:58.49674853962" calcext:value-type="date">
            <text:p>12/30/99 06:05 PM</text:p>
          </table:table-cell>
          <table:table-cell table:formula="of:=MOD([.E852]-[.$E$2];[.$H$2])+1+[.$E$2]" office:value-type="float" office:value="231" calcext:value-type="float">
            <text:p>231</text:p>
          </table:table-cell>
          <table:table-cell table:formula="of:=MOD([.F852]+1/[.$H$2];5)" office:value-type="float" office:value="4.16666666666663" calcext:value-type="float">
            <text:p>4,16666666666663</text:p>
          </table:table-cell>
          <table:table-cell table:formula="of:=IF([.F853]=0;[.G852]+2+1/[.$H$2];[.G852]+1/[.$H$2])" office:value-type="float" office:value="14.166666666667" calcext:value-type="float">
            <text:p>14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4]))" office:value-type="date" office:date-value="2019-10-21T18:22:47.288729" calcext:value-type="date">
            <text:p>2019-10-21 18:22:47</text:p>
          </table:table-cell>
          <table:table-cell table:style-name="ce7" table:formula="of:=[.A854]" office:value-type="date" office:date-value="2019-10-21T18:22:47.288729" calcext:value-type="date">
            <text:p>2019-10-21 18:22:47</text:p>
          </table:table-cell>
          <table:table-cell table:formula="of:=TRUNC([.A854])" office:value-type="float" office:value="43759" calcext:value-type="float">
            <text:p>43759</text:p>
          </table:table-cell>
          <table:table-cell table:style-name="ce12" table:formula="of:=[.B854]-[.C854]" office:value-type="date" office:date-value="1899-12-30T18:22:47.28872889653" calcext:value-type="date">
            <text:p>12/30/99 06:22 PM</text:p>
          </table:table-cell>
          <table:table-cell table:formula="of:=MOD([.E853]-[.$E$2];[.$H$2])+1+[.$E$2]" office:value-type="float" office:value="232" calcext:value-type="float">
            <text:p>232</text:p>
          </table:table-cell>
          <table:table-cell table:formula="of:=MOD([.F853]+1/[.$H$2];5)" office:value-type="float" office:value="4.1833333333333" calcext:value-type="float">
            <text:p>4,1833333333333</text:p>
          </table:table-cell>
          <table:table-cell table:formula="of:=IF([.F854]=0;[.G853]+2+1/[.$H$2];[.G853]+1/[.$H$2])" office:value-type="float" office:value="14.1833333333336" calcext:value-type="float">
            <text:p>14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5]))" office:value-type="date" office:date-value="2019-10-21T17:58:19.332833" calcext:value-type="date">
            <text:p>2019-10-21 17:58:19</text:p>
          </table:table-cell>
          <table:table-cell table:style-name="ce7" table:formula="of:=[.A855]" office:value-type="date" office:date-value="2019-10-21T17:58:19.332833" calcext:value-type="date">
            <text:p>2019-10-21 17:58:19</text:p>
          </table:table-cell>
          <table:table-cell table:formula="of:=TRUNC([.A855])" office:value-type="float" office:value="43759" calcext:value-type="float">
            <text:p>43759</text:p>
          </table:table-cell>
          <table:table-cell table:style-name="ce12" table:formula="of:=[.B855]-[.C855]" office:value-type="date" office:date-value="1899-12-30T17:58:19.33283266146" calcext:value-type="date">
            <text:p>12/30/99 05:58 PM</text:p>
          </table:table-cell>
          <table:table-cell table:formula="of:=MOD([.E854]-[.$E$2];[.$H$2])+1+[.$E$2]" office:value-type="float" office:value="233" calcext:value-type="float">
            <text:p>233</text:p>
          </table:table-cell>
          <table:table-cell table:formula="of:=MOD([.F854]+1/[.$H$2];5)" office:value-type="float" office:value="4.19999999999997" calcext:value-type="float">
            <text:p>4,19999999999997</text:p>
          </table:table-cell>
          <table:table-cell table:formula="of:=IF([.F855]=0;[.G854]+2+1/[.$H$2];[.G854]+1/[.$H$2])" office:value-type="float" office:value="14.2000000000003" calcext:value-type="float">
            <text:p>14,2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6]))" office:value-type="date" office:date-value="2019-10-21T18:21:10.590557" calcext:value-type="date">
            <text:p>2019-10-21 18:21:11</text:p>
          </table:table-cell>
          <table:table-cell table:style-name="ce7" table:formula="of:=[.A856]" office:value-type="date" office:date-value="2019-10-21T18:21:10.590557" calcext:value-type="date">
            <text:p>2019-10-21 18:21:11</text:p>
          </table:table-cell>
          <table:table-cell table:formula="of:=TRUNC([.A856])" office:value-type="float" office:value="43759" calcext:value-type="float">
            <text:p>43759</text:p>
          </table:table-cell>
          <table:table-cell table:style-name="ce12" table:formula="of:=[.B856]-[.C856]" office:value-type="date" office:date-value="1899-12-30T18:21:10.59055720456" calcext:value-type="date">
            <text:p>12/30/99 06:21 PM</text:p>
          </table:table-cell>
          <table:table-cell table:formula="of:=MOD([.E855]-[.$E$2];[.$H$2])+1+[.$E$2]" office:value-type="float" office:value="234" calcext:value-type="float">
            <text:p>234</text:p>
          </table:table-cell>
          <table:table-cell table:formula="of:=MOD([.F855]+1/[.$H$2];5)" office:value-type="float" office:value="4.21666666666663" calcext:value-type="float">
            <text:p>4,21666666666663</text:p>
          </table:table-cell>
          <table:table-cell table:formula="of:=IF([.F856]=0;[.G855]+2+1/[.$H$2];[.G855]+1/[.$H$2])" office:value-type="float" office:value="14.216666666667" calcext:value-type="float">
            <text:p>14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7]))" office:value-type="date" office:date-value="2019-10-21T18:10:00.160328" calcext:value-type="date">
            <text:p>2019-10-21 18:10:00</text:p>
          </table:table-cell>
          <table:table-cell table:style-name="ce7" table:formula="of:=[.A857]" office:value-type="date" office:date-value="2019-10-21T18:10:00.160328" calcext:value-type="date">
            <text:p>2019-10-21 18:10:00</text:p>
          </table:table-cell>
          <table:table-cell table:formula="of:=TRUNC([.A857])" office:value-type="float" office:value="43759" calcext:value-type="float">
            <text:p>43759</text:p>
          </table:table-cell>
          <table:table-cell table:style-name="ce12" table:formula="of:=[.B857]-[.C857]" office:value-type="date" office:date-value="1899-12-30T18:10:00.16032785643" calcext:value-type="date">
            <text:p>12/30/99 06:10 PM</text:p>
          </table:table-cell>
          <table:table-cell table:formula="of:=MOD([.E856]-[.$E$2];[.$H$2])+1+[.$E$2]" office:value-type="float" office:value="235" calcext:value-type="float">
            <text:p>235</text:p>
          </table:table-cell>
          <table:table-cell table:formula="of:=MOD([.F856]+1/[.$H$2];5)" office:value-type="float" office:value="4.2333333333333" calcext:value-type="float">
            <text:p>4,2333333333333</text:p>
          </table:table-cell>
          <table:table-cell table:formula="of:=IF([.F857]=0;[.G856]+2+1/[.$H$2];[.G856]+1/[.$H$2])" office:value-type="float" office:value="14.2333333333336" calcext:value-type="float">
            <text:p>14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8]))" office:value-type="date" office:date-value="2019-10-21T18:07:12.445648" calcext:value-type="date">
            <text:p>2019-10-21 18:07:12</text:p>
          </table:table-cell>
          <table:table-cell table:style-name="ce7" table:formula="of:=[.A858]" office:value-type="date" office:date-value="2019-10-21T18:07:12.445648" calcext:value-type="date">
            <text:p>2019-10-21 18:07:12</text:p>
          </table:table-cell>
          <table:table-cell table:formula="of:=TRUNC([.A858])" office:value-type="float" office:value="43759" calcext:value-type="float">
            <text:p>43759</text:p>
          </table:table-cell>
          <table:table-cell table:style-name="ce12" table:formula="of:=[.B858]-[.C858]" office:value-type="date" office:date-value="1899-12-30T18:07:12.44564838242" calcext:value-type="date">
            <text:p>12/30/99 06:07 PM</text:p>
          </table:table-cell>
          <table:table-cell table:formula="of:=MOD([.E857]-[.$E$2];[.$H$2])+1+[.$E$2]" office:value-type="float" office:value="236" calcext:value-type="float">
            <text:p>236</text:p>
          </table:table-cell>
          <table:table-cell table:formula="of:=MOD([.F857]+1/[.$H$2];5)" office:value-type="float" office:value="4.24999999999997" calcext:value-type="float">
            <text:p>4,24999999999997</text:p>
          </table:table-cell>
          <table:table-cell table:formula="of:=IF([.F858]=0;[.G857]+2+1/[.$H$2];[.G857]+1/[.$H$2])" office:value-type="float" office:value="14.2500000000003" calcext:value-type="float">
            <text:p>14,2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9]))" office:value-type="date" office:date-value="2019-10-21T18:03:09.490171" calcext:value-type="date">
            <text:p>2019-10-21 18:03:09</text:p>
          </table:table-cell>
          <table:table-cell table:style-name="ce7" table:formula="of:=[.A859]" office:value-type="date" office:date-value="2019-10-21T18:03:09.490171" calcext:value-type="date">
            <text:p>2019-10-21 18:03:09</text:p>
          </table:table-cell>
          <table:table-cell table:formula="of:=TRUNC([.A859])" office:value-type="float" office:value="43759" calcext:value-type="float">
            <text:p>43759</text:p>
          </table:table-cell>
          <table:table-cell table:style-name="ce12" table:formula="of:=[.B859]-[.C859]" office:value-type="date" office:date-value="1899-12-30T18:03:09.49017052073" calcext:value-type="date">
            <text:p>12/30/99 06:03 PM</text:p>
          </table:table-cell>
          <table:table-cell table:formula="of:=MOD([.E858]-[.$E$2];[.$H$2])+1+[.$E$2]" office:value-type="float" office:value="237" calcext:value-type="float">
            <text:p>237</text:p>
          </table:table-cell>
          <table:table-cell table:formula="of:=MOD([.F858]+1/[.$H$2];5)" office:value-type="float" office:value="4.26666666666663" calcext:value-type="float">
            <text:p>4,26666666666663</text:p>
          </table:table-cell>
          <table:table-cell table:formula="of:=IF([.F859]=0;[.G858]+2+1/[.$H$2];[.G858]+1/[.$H$2])" office:value-type="float" office:value="14.266666666667" calcext:value-type="float">
            <text:p>14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0]))" office:value-type="date" office:date-value="2019-10-21T18:00:00.04145" calcext:value-type="date">
            <text:p>2019-10-21 18:00:00</text:p>
          </table:table-cell>
          <table:table-cell table:style-name="ce7" table:formula="of:=[.A860]" office:value-type="date" office:date-value="2019-10-21T18:00:00.04145" calcext:value-type="date">
            <text:p>2019-10-21 18:00:00</text:p>
          </table:table-cell>
          <table:table-cell table:formula="of:=TRUNC([.A860])" office:value-type="float" office:value="43759" calcext:value-type="float">
            <text:p>43759</text:p>
          </table:table-cell>
          <table:table-cell table:style-name="ce12" table:formula="of:=[.B860]-[.C860]" office:value-type="date" office:date-value="1899-12-30T18:00:00.04144955892" calcext:value-type="date">
            <text:p>12/30/99 06:00 PM</text:p>
          </table:table-cell>
          <table:table-cell table:formula="of:=MOD([.E859]-[.$E$2];[.$H$2])+1+[.$E$2]" office:value-type="float" office:value="238" calcext:value-type="float">
            <text:p>238</text:p>
          </table:table-cell>
          <table:table-cell table:formula="of:=MOD([.F859]+1/[.$H$2];5)" office:value-type="float" office:value="4.2833333333333" calcext:value-type="float">
            <text:p>4,2833333333333</text:p>
          </table:table-cell>
          <table:table-cell table:formula="of:=IF([.F860]=0;[.G859]+2+1/[.$H$2];[.G859]+1/[.$H$2])" office:value-type="float" office:value="14.2833333333336" calcext:value-type="float">
            <text:p>14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1]))" office:value-type="date" office:date-value="2019-10-21T17:36:16.79943" calcext:value-type="date">
            <text:p>2019-10-21 17:36:17</text:p>
          </table:table-cell>
          <table:table-cell table:style-name="ce7" table:formula="of:=[.A861]" office:value-type="date" office:date-value="2019-10-21T17:36:16.79943" calcext:value-type="date">
            <text:p>2019-10-21 17:36:17</text:p>
          </table:table-cell>
          <table:table-cell table:formula="of:=TRUNC([.A861])" office:value-type="float" office:value="43759" calcext:value-type="float">
            <text:p>43759</text:p>
          </table:table-cell>
          <table:table-cell table:style-name="ce12" table:formula="of:=[.B861]-[.C861]" office:value-type="date" office:date-value="1899-12-30T17:36:16.79943018593" calcext:value-type="date">
            <text:p>12/30/99 05:36 PM</text:p>
          </table:table-cell>
          <table:table-cell table:formula="of:=MOD([.E860]-[.$E$2];[.$H$2])+1+[.$E$2]" office:value-type="float" office:value="239" calcext:value-type="float">
            <text:p>239</text:p>
          </table:table-cell>
          <table:table-cell table:formula="of:=MOD([.F860]+1/[.$H$2];5)" office:value-type="float" office:value="4.29999999999997" calcext:value-type="float">
            <text:p>4,29999999999997</text:p>
          </table:table-cell>
          <table:table-cell table:formula="of:=IF([.F861]=0;[.G860]+2+1/[.$H$2];[.G860]+1/[.$H$2])" office:value-type="float" office:value="14.3000000000003" calcext:value-type="float">
            <text:p>14,3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2]))" office:value-type="date" office:date-value="2019-10-21T17:50:21.911446" calcext:value-type="date">
            <text:p>2019-10-21 17:50:22</text:p>
          </table:table-cell>
          <table:table-cell table:style-name="ce7" table:formula="of:=[.A862]" office:value-type="date" office:date-value="2019-10-21T17:50:21.911446" calcext:value-type="date">
            <text:p>2019-10-21 17:50:22</text:p>
          </table:table-cell>
          <table:table-cell table:formula="of:=TRUNC([.A862])" office:value-type="float" office:value="43759" calcext:value-type="float">
            <text:p>43759</text:p>
          </table:table-cell>
          <table:table-cell table:style-name="ce12" table:formula="of:=[.B862]-[.C862]" office:value-type="date" office:date-value="1899-12-30T17:50:21.9114462845" calcext:value-type="date">
            <text:p>12/30/99 05:50 PM</text:p>
          </table:table-cell>
          <table:table-cell table:formula="of:=MOD([.E861]-[.$E$2];[.$H$2])+1+[.$E$2]" office:value-type="float" office:value="240" calcext:value-type="float">
            <text:p>240</text:p>
          </table:table-cell>
          <table:table-cell table:formula="of:=MOD([.F861]+1/[.$H$2];5)" office:value-type="float" office:value="4.31666666666663" calcext:value-type="float">
            <text:p>4,31666666666663</text:p>
          </table:table-cell>
          <table:table-cell table:formula="of:=IF([.F862]=0;[.G861]+2+1/[.$H$2];[.G861]+1/[.$H$2])" office:value-type="float" office:value="14.316666666667" calcext:value-type="float">
            <text:p>14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3]))" office:value-type="date" office:date-value="2019-10-21T18:14:35.68376" calcext:value-type="date">
            <text:p>2019-10-21 18:14:36</text:p>
          </table:table-cell>
          <table:table-cell table:style-name="ce7" table:formula="of:=[.A863]" office:value-type="date" office:date-value="2019-10-21T18:14:35.68376" calcext:value-type="date">
            <text:p>2019-10-21 18:14:36</text:p>
          </table:table-cell>
          <table:table-cell table:formula="of:=TRUNC([.A863])" office:value-type="float" office:value="43759" calcext:value-type="float">
            <text:p>43759</text:p>
          </table:table-cell>
          <table:table-cell table:style-name="ce12" table:formula="of:=[.B863]-[.C863]" office:value-type="date" office:date-value="1899-12-30T18:14:35.68375985138" calcext:value-type="date">
            <text:p>12/30/99 06:14 PM</text:p>
          </table:table-cell>
          <table:table-cell table:formula="of:=MOD([.E862]-[.$E$2];[.$H$2])+1+[.$E$2]" office:value-type="float" office:value="241" calcext:value-type="float">
            <text:p>241</text:p>
          </table:table-cell>
          <table:table-cell table:formula="of:=MOD([.F862]+1/[.$H$2];5)" office:value-type="float" office:value="4.3333333333333" calcext:value-type="float">
            <text:p>4,3333333333333</text:p>
          </table:table-cell>
          <table:table-cell table:formula="of:=IF([.F863]=0;[.G862]+2+1/[.$H$2];[.G862]+1/[.$H$2])" office:value-type="float" office:value="14.3333333333336" calcext:value-type="float">
            <text:p>14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4]))" office:value-type="date" office:date-value="2019-10-21T18:07:22.79956" calcext:value-type="date">
            <text:p>2019-10-21 18:07:23</text:p>
          </table:table-cell>
          <table:table-cell table:style-name="ce7" table:formula="of:=[.A864]" office:value-type="date" office:date-value="2019-10-21T18:07:22.79956" calcext:value-type="date">
            <text:p>2019-10-21 18:07:23</text:p>
          </table:table-cell>
          <table:table-cell table:formula="of:=TRUNC([.A864])" office:value-type="float" office:value="43759" calcext:value-type="float">
            <text:p>43759</text:p>
          </table:table-cell>
          <table:table-cell table:style-name="ce12" table:formula="of:=[.B864]-[.C864]" office:value-type="date" office:date-value="1899-12-30T18:07:22.79956023674" calcext:value-type="date">
            <text:p>12/30/99 06:07 PM</text:p>
          </table:table-cell>
          <table:table-cell table:formula="of:=MOD([.E863]-[.$E$2];[.$H$2])+1+[.$E$2]" office:value-type="float" office:value="242" calcext:value-type="float">
            <text:p>242</text:p>
          </table:table-cell>
          <table:table-cell table:formula="of:=MOD([.F863]+1/[.$H$2];5)" office:value-type="float" office:value="4.34999999999997" calcext:value-type="float">
            <text:p>4,34999999999997</text:p>
          </table:table-cell>
          <table:table-cell table:formula="of:=IF([.F864]=0;[.G863]+2+1/[.$H$2];[.G863]+1/[.$H$2])" office:value-type="float" office:value="14.3500000000003" calcext:value-type="float">
            <text:p>14,3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5]))" office:value-type="date" office:date-value="2019-10-21T18:16:49.822589" calcext:value-type="date">
            <text:p>2019-10-21 18:16:50</text:p>
          </table:table-cell>
          <table:table-cell table:style-name="ce7" table:formula="of:=[.A865]" office:value-type="date" office:date-value="2019-10-21T18:16:49.822589" calcext:value-type="date">
            <text:p>2019-10-21 18:16:50</text:p>
          </table:table-cell>
          <table:table-cell table:formula="of:=TRUNC([.A865])" office:value-type="float" office:value="43759" calcext:value-type="float">
            <text:p>43759</text:p>
          </table:table-cell>
          <table:table-cell table:style-name="ce12" table:formula="of:=[.B865]-[.C865]" office:value-type="date" office:date-value="1899-12-30T18:16:49.82258857694" calcext:value-type="date">
            <text:p>12/30/99 06:16 PM</text:p>
          </table:table-cell>
          <table:table-cell table:formula="of:=MOD([.E864]-[.$E$2];[.$H$2])+1+[.$E$2]" office:value-type="float" office:value="243" calcext:value-type="float">
            <text:p>243</text:p>
          </table:table-cell>
          <table:table-cell table:formula="of:=MOD([.F864]+1/[.$H$2];5)" office:value-type="float" office:value="4.36666666666663" calcext:value-type="float">
            <text:p>4,36666666666663</text:p>
          </table:table-cell>
          <table:table-cell table:formula="of:=IF([.F865]=0;[.G864]+2+1/[.$H$2];[.G864]+1/[.$H$2])" office:value-type="float" office:value="14.366666666667" calcext:value-type="float">
            <text:p>14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6]))" office:value-type="date" office:date-value="2019-10-21T18:09:01.143335" calcext:value-type="date">
            <text:p>2019-10-21 18:09:01</text:p>
          </table:table-cell>
          <table:table-cell table:style-name="ce7" table:formula="of:=[.A866]" office:value-type="date" office:date-value="2019-10-21T18:09:01.143335" calcext:value-type="date">
            <text:p>2019-10-21 18:09:01</text:p>
          </table:table-cell>
          <table:table-cell table:formula="of:=TRUNC([.A866])" office:value-type="float" office:value="43759" calcext:value-type="float">
            <text:p>43759</text:p>
          </table:table-cell>
          <table:table-cell table:style-name="ce12" table:formula="of:=[.B866]-[.C866]" office:value-type="date" office:date-value="1899-12-30T18:09:01.14333505277" calcext:value-type="date">
            <text:p>12/30/99 06:09 PM</text:p>
          </table:table-cell>
          <table:table-cell table:formula="of:=MOD([.E865]-[.$E$2];[.$H$2])+1+[.$E$2]" office:value-type="float" office:value="244" calcext:value-type="float">
            <text:p>244</text:p>
          </table:table-cell>
          <table:table-cell table:formula="of:=MOD([.F865]+1/[.$H$2];5)" office:value-type="float" office:value="4.3833333333333" calcext:value-type="float">
            <text:p>4,3833333333333</text:p>
          </table:table-cell>
          <table:table-cell table:formula="of:=IF([.F866]=0;[.G865]+2+1/[.$H$2];[.G865]+1/[.$H$2])" office:value-type="float" office:value="14.3833333333336" calcext:value-type="float">
            <text:p>14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7]))" office:value-type="date" office:date-value="2019-10-21T18:30:06.069592" calcext:value-type="date">
            <text:p>2019-10-21 18:30:06</text:p>
          </table:table-cell>
          <table:table-cell table:style-name="ce7" table:formula="of:=[.A867]" office:value-type="date" office:date-value="2019-10-21T18:30:06.069592" calcext:value-type="date">
            <text:p>2019-10-21 18:30:06</text:p>
          </table:table-cell>
          <table:table-cell table:formula="of:=TRUNC([.A867])" office:value-type="float" office:value="43759" calcext:value-type="float">
            <text:p>43759</text:p>
          </table:table-cell>
          <table:table-cell table:style-name="ce12" table:formula="of:=[.B867]-[.C867]" office:value-type="date" office:date-value="1899-12-30T18:30:06.06959173456" calcext:value-type="date">
            <text:p>12/30/99 06:30 PM</text:p>
          </table:table-cell>
          <table:table-cell table:formula="of:=MOD([.E866]-[.$E$2];[.$H$2])+1+[.$E$2]" office:value-type="float" office:value="245" calcext:value-type="float">
            <text:p>245</text:p>
          </table:table-cell>
          <table:table-cell table:formula="of:=MOD([.F866]+1/[.$H$2];5)" office:value-type="float" office:value="4.39999999999997" calcext:value-type="float">
            <text:p>4,39999999999997</text:p>
          </table:table-cell>
          <table:table-cell table:formula="of:=IF([.F867]=0;[.G866]+2+1/[.$H$2];[.G866]+1/[.$H$2])" office:value-type="float" office:value="14.4000000000003" calcext:value-type="float">
            <text:p>14,4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8]))" office:value-type="date" office:date-value="2019-10-21T18:03:08.81879" calcext:value-type="date">
            <text:p>2019-10-21 18:03:09</text:p>
          </table:table-cell>
          <table:table-cell table:style-name="ce7" table:formula="of:=[.A868]" office:value-type="date" office:date-value="2019-10-21T18:03:08.81879" calcext:value-type="date">
            <text:p>2019-10-21 18:03:09</text:p>
          </table:table-cell>
          <table:table-cell table:formula="of:=TRUNC([.A868])" office:value-type="float" office:value="43759" calcext:value-type="float">
            <text:p>43759</text:p>
          </table:table-cell>
          <table:table-cell table:style-name="ce12" table:formula="of:=[.B868]-[.C868]" office:value-type="date" office:date-value="1899-12-30T18:03:08.81879013497" calcext:value-type="date">
            <text:p>12/30/99 06:03 PM</text:p>
          </table:table-cell>
          <table:table-cell table:formula="of:=MOD([.E867]-[.$E$2];[.$H$2])+1+[.$E$2]" office:value-type="float" office:value="246" calcext:value-type="float">
            <text:p>246</text:p>
          </table:table-cell>
          <table:table-cell table:formula="of:=MOD([.F867]+1/[.$H$2];5)" office:value-type="float" office:value="4.41666666666663" calcext:value-type="float">
            <text:p>4,41666666666663</text:p>
          </table:table-cell>
          <table:table-cell table:formula="of:=IF([.F868]=0;[.G867]+2+1/[.$H$2];[.G867]+1/[.$H$2])" office:value-type="float" office:value="14.416666666667" calcext:value-type="float">
            <text:p>14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9]))" office:value-type="date" office:date-value="2019-10-21T17:46:11.170763" calcext:value-type="date">
            <text:p>2019-10-21 17:46:11</text:p>
          </table:table-cell>
          <table:table-cell table:style-name="ce7" table:formula="of:=[.A869]" office:value-type="date" office:date-value="2019-10-21T17:46:11.170763" calcext:value-type="date">
            <text:p>2019-10-21 17:46:11</text:p>
          </table:table-cell>
          <table:table-cell table:formula="of:=TRUNC([.A869])" office:value-type="float" office:value="43759" calcext:value-type="float">
            <text:p>43759</text:p>
          </table:table-cell>
          <table:table-cell table:style-name="ce12" table:formula="of:=[.B869]-[.C869]" office:value-type="date" office:date-value="1899-12-30T17:46:11.17076308932" calcext:value-type="date">
            <text:p>12/30/99 05:46 PM</text:p>
          </table:table-cell>
          <table:table-cell table:formula="of:=MOD([.E868]-[.$E$2];[.$H$2])+1+[.$E$2]" office:value-type="float" office:value="247" calcext:value-type="float">
            <text:p>247</text:p>
          </table:table-cell>
          <table:table-cell table:formula="of:=MOD([.F868]+1/[.$H$2];5)" office:value-type="float" office:value="4.4333333333333" calcext:value-type="float">
            <text:p>4,4333333333333</text:p>
          </table:table-cell>
          <table:table-cell table:formula="of:=IF([.F869]=0;[.G868]+2+1/[.$H$2];[.G868]+1/[.$H$2])" office:value-type="float" office:value="14.4333333333336" calcext:value-type="float">
            <text:p>14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0]))" office:value-type="date" office:date-value="2019-10-21T17:43:42.377739" calcext:value-type="date">
            <text:p>2019-10-21 17:43:42</text:p>
          </table:table-cell>
          <table:table-cell table:style-name="ce7" table:formula="of:=[.A870]" office:value-type="date" office:date-value="2019-10-21T17:43:42.377739" calcext:value-type="date">
            <text:p>2019-10-21 17:43:42</text:p>
          </table:table-cell>
          <table:table-cell table:formula="of:=TRUNC([.A870])" office:value-type="float" office:value="43759" calcext:value-type="float">
            <text:p>43759</text:p>
          </table:table-cell>
          <table:table-cell table:style-name="ce12" table:formula="of:=[.B870]-[.C870]" office:value-type="date" office:date-value="1899-12-30T17:43:42.37773905508" calcext:value-type="date">
            <text:p>12/30/99 05:43 PM</text:p>
          </table:table-cell>
          <table:table-cell table:formula="of:=MOD([.E869]-[.$E$2];[.$H$2])+1+[.$E$2]" office:value-type="float" office:value="248" calcext:value-type="float">
            <text:p>248</text:p>
          </table:table-cell>
          <table:table-cell table:formula="of:=MOD([.F869]+1/[.$H$2];5)" office:value-type="float" office:value="4.44999999999996" calcext:value-type="float">
            <text:p>4,44999999999996</text:p>
          </table:table-cell>
          <table:table-cell table:formula="of:=IF([.F870]=0;[.G869]+2+1/[.$H$2];[.G869]+1/[.$H$2])" office:value-type="float" office:value="14.4500000000003" calcext:value-type="float">
            <text:p>14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1]))" office:value-type="date" office:date-value="2019-10-21T17:58:49.762515" calcext:value-type="date">
            <text:p>2019-10-21 17:58:50</text:p>
          </table:table-cell>
          <table:table-cell table:style-name="ce7" table:formula="of:=[.A871]" office:value-type="date" office:date-value="2019-10-21T17:58:49.762515" calcext:value-type="date">
            <text:p>2019-10-21 17:58:50</text:p>
          </table:table-cell>
          <table:table-cell table:formula="of:=TRUNC([.A871])" office:value-type="float" office:value="43759" calcext:value-type="float">
            <text:p>43759</text:p>
          </table:table-cell>
          <table:table-cell table:style-name="ce12" table:formula="of:=[.B871]-[.C871]" office:value-type="date" office:date-value="1899-12-30T17:58:49.76251509972" calcext:value-type="date">
            <text:p>12/30/99 05:58 PM</text:p>
          </table:table-cell>
          <table:table-cell table:formula="of:=MOD([.E870]-[.$E$2];[.$H$2])+1+[.$E$2]" office:value-type="float" office:value="249" calcext:value-type="float">
            <text:p>249</text:p>
          </table:table-cell>
          <table:table-cell table:formula="of:=MOD([.F870]+1/[.$H$2];5)" office:value-type="float" office:value="4.46666666666663" calcext:value-type="float">
            <text:p>4,46666666666663</text:p>
          </table:table-cell>
          <table:table-cell table:formula="of:=IF([.F871]=0;[.G870]+2+1/[.$H$2];[.G870]+1/[.$H$2])" office:value-type="float" office:value="14.466666666667" calcext:value-type="float">
            <text:p>14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2]))" office:value-type="date" office:date-value="2019-10-21T17:38:50.20349" calcext:value-type="date">
            <text:p>2019-10-21 17:38:50</text:p>
          </table:table-cell>
          <table:table-cell table:style-name="ce7" table:formula="of:=[.A872]" office:value-type="date" office:date-value="2019-10-21T17:38:50.20349" calcext:value-type="date">
            <text:p>2019-10-21 17:38:50</text:p>
          </table:table-cell>
          <table:table-cell table:formula="of:=TRUNC([.A872])" office:value-type="float" office:value="43759" calcext:value-type="float">
            <text:p>43759</text:p>
          </table:table-cell>
          <table:table-cell table:style-name="ce12" table:formula="of:=[.B872]-[.C872]" office:value-type="date" office:date-value="1899-12-30T17:38:50.20349023864" calcext:value-type="date">
            <text:p>12/30/99 05:38 PM</text:p>
          </table:table-cell>
          <table:table-cell table:formula="of:=MOD([.E871]-[.$E$2];[.$H$2])+1+[.$E$2]" office:value-type="float" office:value="250" calcext:value-type="float">
            <text:p>250</text:p>
          </table:table-cell>
          <table:table-cell table:formula="of:=MOD([.F871]+1/[.$H$2];5)" office:value-type="float" office:value="4.4833333333333" calcext:value-type="float">
            <text:p>4,4833333333333</text:p>
          </table:table-cell>
          <table:table-cell table:formula="of:=IF([.F872]=0;[.G871]+2+1/[.$H$2];[.G871]+1/[.$H$2])" office:value-type="float" office:value="14.4833333333336" calcext:value-type="float">
            <text:p>14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3]))" office:value-type="date" office:date-value="2019-10-21T18:07:59.24097" calcext:value-type="date">
            <text:p>2019-10-21 18:07:59</text:p>
          </table:table-cell>
          <table:table-cell table:style-name="ce7" table:formula="of:=[.A873]" office:value-type="date" office:date-value="2019-10-21T18:07:59.24097" calcext:value-type="date">
            <text:p>2019-10-21 18:07:59</text:p>
          </table:table-cell>
          <table:table-cell table:formula="of:=TRUNC([.A873])" office:value-type="float" office:value="43759" calcext:value-type="float">
            <text:p>43759</text:p>
          </table:table-cell>
          <table:table-cell table:style-name="ce12" table:formula="of:=[.B873]-[.C873]" office:value-type="date" office:date-value="1899-12-30T18:07:59.24097015057" calcext:value-type="date">
            <text:p>12/30/99 06:07 PM</text:p>
          </table:table-cell>
          <table:table-cell table:formula="of:=MOD([.E872]-[.$E$2];[.$H$2])+1+[.$E$2]" office:value-type="float" office:value="251" calcext:value-type="float">
            <text:p>251</text:p>
          </table:table-cell>
          <table:table-cell table:formula="of:=MOD([.F872]+1/[.$H$2];5)" office:value-type="float" office:value="4.49999999999996" calcext:value-type="float">
            <text:p>4,49999999999996</text:p>
          </table:table-cell>
          <table:table-cell table:formula="of:=IF([.F873]=0;[.G872]+2+1/[.$H$2];[.G872]+1/[.$H$2])" office:value-type="float" office:value="14.5000000000003" calcext:value-type="float">
            <text:p>14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4]))" office:value-type="date" office:date-value="2019-10-21T17:55:55.681019" calcext:value-type="date">
            <text:p>2019-10-21 17:55:56</text:p>
          </table:table-cell>
          <table:table-cell table:style-name="ce7" table:formula="of:=[.A874]" office:value-type="date" office:date-value="2019-10-21T17:55:55.681019" calcext:value-type="date">
            <text:p>2019-10-21 17:55:56</text:p>
          </table:table-cell>
          <table:table-cell table:formula="of:=TRUNC([.A874])" office:value-type="float" office:value="43759" calcext:value-type="float">
            <text:p>43759</text:p>
          </table:table-cell>
          <table:table-cell table:style-name="ce12" table:formula="of:=[.B874]-[.C874]" office:value-type="date" office:date-value="1899-12-30T17:55:55.68101867102" calcext:value-type="date">
            <text:p>12/30/99 05:55 PM</text:p>
          </table:table-cell>
          <table:table-cell table:formula="of:=MOD([.E873]-[.$E$2];[.$H$2])+1+[.$E$2]" office:value-type="float" office:value="252" calcext:value-type="float">
            <text:p>252</text:p>
          </table:table-cell>
          <table:table-cell table:formula="of:=MOD([.F873]+1/[.$H$2];5)" office:value-type="float" office:value="4.51666666666663" calcext:value-type="float">
            <text:p>4,51666666666663</text:p>
          </table:table-cell>
          <table:table-cell table:formula="of:=IF([.F874]=0;[.G873]+2+1/[.$H$2];[.G873]+1/[.$H$2])" office:value-type="float" office:value="14.516666666667" calcext:value-type="float">
            <text:p>14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5]))" office:value-type="date" office:date-value="2019-10-21T18:06:14.071362" calcext:value-type="date">
            <text:p>2019-10-21 18:06:14</text:p>
          </table:table-cell>
          <table:table-cell table:style-name="ce7" table:formula="of:=[.A875]" office:value-type="date" office:date-value="2019-10-21T18:06:14.071362" calcext:value-type="date">
            <text:p>2019-10-21 18:06:14</text:p>
          </table:table-cell>
          <table:table-cell table:formula="of:=TRUNC([.A875])" office:value-type="float" office:value="43759" calcext:value-type="float">
            <text:p>43759</text:p>
          </table:table-cell>
          <table:table-cell table:style-name="ce12" table:formula="of:=[.B875]-[.C875]" office:value-type="date" office:date-value="1899-12-30T18:06:14.07136231195" calcext:value-type="date">
            <text:p>12/30/99 06:06 PM</text:p>
          </table:table-cell>
          <table:table-cell table:formula="of:=MOD([.E874]-[.$E$2];[.$H$2])+1+[.$E$2]" office:value-type="float" office:value="253" calcext:value-type="float">
            <text:p>253</text:p>
          </table:table-cell>
          <table:table-cell table:formula="of:=MOD([.F874]+1/[.$H$2];5)" office:value-type="float" office:value="4.5333333333333" calcext:value-type="float">
            <text:p>4,5333333333333</text:p>
          </table:table-cell>
          <table:table-cell table:formula="of:=IF([.F875]=0;[.G874]+2+1/[.$H$2];[.G874]+1/[.$H$2])" office:value-type="float" office:value="14.5333333333336" calcext:value-type="float">
            <text:p>14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6]))" office:value-type="date" office:date-value="2019-10-21T17:45:59.823963" calcext:value-type="date">
            <text:p>2019-10-21 17:46:00</text:p>
          </table:table-cell>
          <table:table-cell table:style-name="ce7" table:formula="of:=[.A876]" office:value-type="date" office:date-value="2019-10-21T17:45:59.823963" calcext:value-type="date">
            <text:p>2019-10-21 17:46:00</text:p>
          </table:table-cell>
          <table:table-cell table:formula="of:=TRUNC([.A876])" office:value-type="float" office:value="43759" calcext:value-type="float">
            <text:p>43759</text:p>
          </table:table-cell>
          <table:table-cell table:style-name="ce12" table:formula="of:=[.B876]-[.C876]" office:value-type="date" office:date-value="1899-12-30T17:45:59.82396283653" calcext:value-type="date">
            <text:p>12/30/99 05:46 PM</text:p>
          </table:table-cell>
          <table:table-cell table:formula="of:=MOD([.E875]-[.$E$2];[.$H$2])+1+[.$E$2]" office:value-type="float" office:value="254" calcext:value-type="float">
            <text:p>254</text:p>
          </table:table-cell>
          <table:table-cell table:formula="of:=MOD([.F875]+1/[.$H$2];5)" office:value-type="float" office:value="4.54999999999996" calcext:value-type="float">
            <text:p>4,54999999999996</text:p>
          </table:table-cell>
          <table:table-cell table:formula="of:=IF([.F876]=0;[.G875]+2+1/[.$H$2];[.G875]+1/[.$H$2])" office:value-type="float" office:value="14.5500000000003" calcext:value-type="float">
            <text:p>14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7]))" office:value-type="date" office:date-value="2019-10-21T17:56:37.953786" calcext:value-type="date">
            <text:p>2019-10-21 17:56:38</text:p>
          </table:table-cell>
          <table:table-cell table:style-name="ce7" table:formula="of:=[.A877]" office:value-type="date" office:date-value="2019-10-21T17:56:37.953786" calcext:value-type="date">
            <text:p>2019-10-21 17:56:38</text:p>
          </table:table-cell>
          <table:table-cell table:formula="of:=TRUNC([.A877])" office:value-type="float" office:value="43759" calcext:value-type="float">
            <text:p>43759</text:p>
          </table:table-cell>
          <table:table-cell table:style-name="ce12" table:formula="of:=[.B877]-[.C877]" office:value-type="date" office:date-value="1899-12-30T17:56:37.95378588606" calcext:value-type="date">
            <text:p>12/30/99 05:56 PM</text:p>
          </table:table-cell>
          <table:table-cell table:formula="of:=MOD([.E876]-[.$E$2];[.$H$2])+1+[.$E$2]" office:value-type="float" office:value="255" calcext:value-type="float">
            <text:p>255</text:p>
          </table:table-cell>
          <table:table-cell table:formula="of:=MOD([.F876]+1/[.$H$2];5)" office:value-type="float" office:value="4.56666666666663" calcext:value-type="float">
            <text:p>4,56666666666663</text:p>
          </table:table-cell>
          <table:table-cell table:formula="of:=IF([.F877]=0;[.G876]+2+1/[.$H$2];[.G876]+1/[.$H$2])" office:value-type="float" office:value="14.566666666667" calcext:value-type="float">
            <text:p>14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8]))" office:value-type="date" office:date-value="2019-10-21T18:01:58.369671" calcext:value-type="date">
            <text:p>2019-10-21 18:01:58</text:p>
          </table:table-cell>
          <table:table-cell table:style-name="ce7" table:formula="of:=[.A878]" office:value-type="date" office:date-value="2019-10-21T18:01:58.369671" calcext:value-type="date">
            <text:p>2019-10-21 18:01:58</text:p>
          </table:table-cell>
          <table:table-cell table:formula="of:=TRUNC([.A878])" office:value-type="float" office:value="43759" calcext:value-type="float">
            <text:p>43759</text:p>
          </table:table-cell>
          <table:table-cell table:style-name="ce12" table:formula="of:=[.B878]-[.C878]" office:value-type="date" office:date-value="1899-12-30T18:01:58.36967139971" calcext:value-type="date">
            <text:p>12/30/99 06:01 PM</text:p>
          </table:table-cell>
          <table:table-cell table:formula="of:=MOD([.E877]-[.$E$2];[.$H$2])+1+[.$E$2]" office:value-type="float" office:value="256" calcext:value-type="float">
            <text:p>256</text:p>
          </table:table-cell>
          <table:table-cell table:formula="of:=MOD([.F877]+1/[.$H$2];5)" office:value-type="float" office:value="4.5833333333333" calcext:value-type="float">
            <text:p>4,5833333333333</text:p>
          </table:table-cell>
          <table:table-cell table:formula="of:=IF([.F878]=0;[.G877]+2+1/[.$H$2];[.G877]+1/[.$H$2])" office:value-type="float" office:value="14.5833333333336" calcext:value-type="float">
            <text:p>14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9]))" office:value-type="date" office:date-value="2019-10-21T17:41:44.54858" calcext:value-type="date">
            <text:p>2019-10-21 17:41:45</text:p>
          </table:table-cell>
          <table:table-cell table:style-name="ce7" table:formula="of:=[.A879]" office:value-type="date" office:date-value="2019-10-21T17:41:44.54858" calcext:value-type="date">
            <text:p>2019-10-21 17:41:45</text:p>
          </table:table-cell>
          <table:table-cell table:formula="of:=TRUNC([.A879])" office:value-type="float" office:value="43759" calcext:value-type="float">
            <text:p>43759</text:p>
          </table:table-cell>
          <table:table-cell table:style-name="ce12" table:formula="of:=[.B879]-[.C879]" office:value-type="date" office:date-value="1899-12-30T17:41:44.54857971054" calcext:value-type="date">
            <text:p>12/30/99 05:41 PM</text:p>
          </table:table-cell>
          <table:table-cell table:formula="of:=MOD([.E878]-[.$E$2];[.$H$2])+1+[.$E$2]" office:value-type="float" office:value="257" calcext:value-type="float">
            <text:p>257</text:p>
          </table:table-cell>
          <table:table-cell table:formula="of:=MOD([.F878]+1/[.$H$2];5)" office:value-type="float" office:value="4.59999999999996" calcext:value-type="float">
            <text:p>4,59999999999996</text:p>
          </table:table-cell>
          <table:table-cell table:formula="of:=IF([.F879]=0;[.G878]+2+1/[.$H$2];[.G878]+1/[.$H$2])" office:value-type="float" office:value="14.6000000000003" calcext:value-type="float">
            <text:p>14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0]))" office:value-type="date" office:date-value="2019-10-21T17:57:51.605512" calcext:value-type="date">
            <text:p>2019-10-21 17:57:52</text:p>
          </table:table-cell>
          <table:table-cell table:style-name="ce7" table:formula="of:=[.A880]" office:value-type="date" office:date-value="2019-10-21T17:57:51.605512" calcext:value-type="date">
            <text:p>2019-10-21 17:57:52</text:p>
          </table:table-cell>
          <table:table-cell table:formula="of:=TRUNC([.A880])" office:value-type="float" office:value="43759" calcext:value-type="float">
            <text:p>43759</text:p>
          </table:table-cell>
          <table:table-cell table:style-name="ce12" table:formula="of:=[.B880]-[.C880]" office:value-type="date" office:date-value="1899-12-30T17:57:51.60551247653" calcext:value-type="date">
            <text:p>12/30/99 05:57 PM</text:p>
          </table:table-cell>
          <table:table-cell table:formula="of:=MOD([.E879]-[.$E$2];[.$H$2])+1+[.$E$2]" office:value-type="float" office:value="258" calcext:value-type="float">
            <text:p>258</text:p>
          </table:table-cell>
          <table:table-cell table:formula="of:=MOD([.F879]+1/[.$H$2];5)" office:value-type="float" office:value="4.61666666666663" calcext:value-type="float">
            <text:p>4,61666666666663</text:p>
          </table:table-cell>
          <table:table-cell table:formula="of:=IF([.F880]=0;[.G879]+2+1/[.$H$2];[.G879]+1/[.$H$2])" office:value-type="float" office:value="14.616666666667" calcext:value-type="float">
            <text:p>14,6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1]))" office:value-type="date" office:date-value="2019-10-21T18:12:06.977152" calcext:value-type="date">
            <text:p>2019-10-21 18:12:07</text:p>
          </table:table-cell>
          <table:table-cell table:style-name="ce7" table:formula="of:=[.A881]" office:value-type="date" office:date-value="2019-10-21T18:12:06.977152" calcext:value-type="date">
            <text:p>2019-10-21 18:12:07</text:p>
          </table:table-cell>
          <table:table-cell table:formula="of:=TRUNC([.A881])" office:value-type="float" office:value="43759" calcext:value-type="float">
            <text:p>43759</text:p>
          </table:table-cell>
          <table:table-cell table:style-name="ce12" table:formula="of:=[.B881]-[.C881]" office:value-type="date" office:date-value="1899-12-30T18:12:06.97715156246" calcext:value-type="date">
            <text:p>12/30/99 06:12 PM</text:p>
          </table:table-cell>
          <table:table-cell table:formula="of:=MOD([.E880]-[.$E$2];[.$H$2])+1+[.$E$2]" office:value-type="float" office:value="259" calcext:value-type="float">
            <text:p>259</text:p>
          </table:table-cell>
          <table:table-cell table:formula="of:=MOD([.F880]+1/[.$H$2];5)" office:value-type="float" office:value="4.6333333333333" calcext:value-type="float">
            <text:p>4,6333333333333</text:p>
          </table:table-cell>
          <table:table-cell table:formula="of:=IF([.F881]=0;[.G880]+2+1/[.$H$2];[.G880]+1/[.$H$2])" office:value-type="float" office:value="14.6333333333336" calcext:value-type="float">
            <text:p>14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2]))" office:value-type="date" office:date-value="2019-10-21T17:51:22.674252" calcext:value-type="date">
            <text:p>2019-10-21 17:51:23</text:p>
          </table:table-cell>
          <table:table-cell table:style-name="ce7" table:formula="of:=[.A882]" office:value-type="date" office:date-value="2019-10-21T17:51:22.674252" calcext:value-type="date">
            <text:p>2019-10-21 17:51:23</text:p>
          </table:table-cell>
          <table:table-cell table:formula="of:=TRUNC([.A882])" office:value-type="float" office:value="43759" calcext:value-type="float">
            <text:p>43759</text:p>
          </table:table-cell>
          <table:table-cell table:style-name="ce12" table:formula="of:=[.B882]-[.C882]" office:value-type="date" office:date-value="1899-12-30T17:51:22.67425163649" calcext:value-type="date">
            <text:p>12/30/99 05:51 PM</text:p>
          </table:table-cell>
          <table:table-cell table:formula="of:=MOD([.E881]-[.$E$2];[.$H$2])+1+[.$E$2]" office:value-type="float" office:value="260" calcext:value-type="float">
            <text:p>260</text:p>
          </table:table-cell>
          <table:table-cell table:formula="of:=MOD([.F881]+1/[.$H$2];5)" office:value-type="float" office:value="4.64999999999996" calcext:value-type="float">
            <text:p>4,64999999999996</text:p>
          </table:table-cell>
          <table:table-cell table:formula="of:=IF([.F882]=0;[.G881]+2+1/[.$H$2];[.G881]+1/[.$H$2])" office:value-type="float" office:value="14.6500000000003" calcext:value-type="float">
            <text:p>14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3]))" office:value-type="date" office:date-value="2019-10-21T17:51:15.177068" calcext:value-type="date">
            <text:p>2019-10-21 17:51:15</text:p>
          </table:table-cell>
          <table:table-cell table:style-name="ce7" table:formula="of:=[.A883]" office:value-type="date" office:date-value="2019-10-21T17:51:15.177068" calcext:value-type="date">
            <text:p>2019-10-21 17:51:15</text:p>
          </table:table-cell>
          <table:table-cell table:formula="of:=TRUNC([.A883])" office:value-type="float" office:value="43759" calcext:value-type="float">
            <text:p>43759</text:p>
          </table:table-cell>
          <table:table-cell table:style-name="ce12" table:formula="of:=[.B883]-[.C883]" office:value-type="date" office:date-value="1899-12-30T17:51:15.17706777435" calcext:value-type="date">
            <text:p>12/30/99 05:51 PM</text:p>
          </table:table-cell>
          <table:table-cell table:formula="of:=MOD([.E882]-[.$E$2];[.$H$2])+1+[.$E$2]" office:value-type="float" office:value="261" calcext:value-type="float">
            <text:p>261</text:p>
          </table:table-cell>
          <table:table-cell table:formula="of:=MOD([.F882]+1/[.$H$2];5)" office:value-type="float" office:value="4.66666666666663" calcext:value-type="float">
            <text:p>4,66666666666663</text:p>
          </table:table-cell>
          <table:table-cell table:formula="of:=IF([.F883]=0;[.G882]+2+1/[.$H$2];[.G882]+1/[.$H$2])" office:value-type="float" office:value="14.666666666667" calcext:value-type="float">
            <text:p>14,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4]))" office:value-type="date" office:date-value="2019-10-21T17:56:40.430474" calcext:value-type="date">
            <text:p>2019-10-21 17:56:40</text:p>
          </table:table-cell>
          <table:table-cell table:style-name="ce7" table:formula="of:=[.A884]" office:value-type="date" office:date-value="2019-10-21T17:56:40.430474" calcext:value-type="date">
            <text:p>2019-10-21 17:56:40</text:p>
          </table:table-cell>
          <table:table-cell table:formula="of:=TRUNC([.A884])" office:value-type="float" office:value="43759" calcext:value-type="float">
            <text:p>43759</text:p>
          </table:table-cell>
          <table:table-cell table:style-name="ce12" table:formula="of:=[.B884]-[.C884]" office:value-type="date" office:date-value="1899-12-30T17:56:40.43047356885" calcext:value-type="date">
            <text:p>12/30/99 05:56 PM</text:p>
          </table:table-cell>
          <table:table-cell table:formula="of:=MOD([.E883]-[.$E$2];[.$H$2])+1+[.$E$2]" office:value-type="float" office:value="262" calcext:value-type="float">
            <text:p>262</text:p>
          </table:table-cell>
          <table:table-cell table:formula="of:=MOD([.F883]+1/[.$H$2];5)" office:value-type="float" office:value="4.6833333333333" calcext:value-type="float">
            <text:p>4,6833333333333</text:p>
          </table:table-cell>
          <table:table-cell table:formula="of:=IF([.F884]=0;[.G883]+2+1/[.$H$2];[.G883]+1/[.$H$2])" office:value-type="float" office:value="14.6833333333336" calcext:value-type="float">
            <text:p>14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5]))" office:value-type="date" office:date-value="2019-10-21T17:59:18.623724" calcext:value-type="date">
            <text:p>2019-10-21 17:59:19</text:p>
          </table:table-cell>
          <table:table-cell table:style-name="ce7" table:formula="of:=[.A885]" office:value-type="date" office:date-value="2019-10-21T17:59:18.623724" calcext:value-type="date">
            <text:p>2019-10-21 17:59:19</text:p>
          </table:table-cell>
          <table:table-cell table:formula="of:=TRUNC([.A885])" office:value-type="float" office:value="43759" calcext:value-type="float">
            <text:p>43759</text:p>
          </table:table-cell>
          <table:table-cell table:style-name="ce12" table:formula="of:=[.B885]-[.C885]" office:value-type="date" office:date-value="1899-12-30T17:59:18.62372447737" calcext:value-type="date">
            <text:p>12/30/99 05:59 PM</text:p>
          </table:table-cell>
          <table:table-cell table:formula="of:=MOD([.E884]-[.$E$2];[.$H$2])+1+[.$E$2]" office:value-type="float" office:value="263" calcext:value-type="float">
            <text:p>263</text:p>
          </table:table-cell>
          <table:table-cell table:formula="of:=MOD([.F884]+1/[.$H$2];5)" office:value-type="float" office:value="4.69999999999996" calcext:value-type="float">
            <text:p>4,69999999999996</text:p>
          </table:table-cell>
          <table:table-cell table:formula="of:=IF([.F885]=0;[.G884]+2+1/[.$H$2];[.G884]+1/[.$H$2])" office:value-type="float" office:value="14.7000000000003" calcext:value-type="float">
            <text:p>14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6]))" office:value-type="date" office:date-value="2019-10-21T18:06:40.005289" calcext:value-type="date">
            <text:p>2019-10-21 18:06:40</text:p>
          </table:table-cell>
          <table:table-cell table:style-name="ce7" table:formula="of:=[.A886]" office:value-type="date" office:date-value="2019-10-21T18:06:40.005289" calcext:value-type="date">
            <text:p>2019-10-21 18:06:40</text:p>
          </table:table-cell>
          <table:table-cell table:formula="of:=TRUNC([.A886])" office:value-type="float" office:value="43759" calcext:value-type="float">
            <text:p>43759</text:p>
          </table:table-cell>
          <table:table-cell table:style-name="ce12" table:formula="of:=[.B886]-[.C886]" office:value-type="date" office:date-value="1899-12-30T18:06:40.00528860837" calcext:value-type="date">
            <text:p>12/30/99 06:06 PM</text:p>
          </table:table-cell>
          <table:table-cell table:formula="of:=MOD([.E885]-[.$E$2];[.$H$2])+1+[.$E$2]" office:value-type="float" office:value="264" calcext:value-type="float">
            <text:p>264</text:p>
          </table:table-cell>
          <table:table-cell table:formula="of:=MOD([.F885]+1/[.$H$2];5)" office:value-type="float" office:value="4.71666666666663" calcext:value-type="float">
            <text:p>4,71666666666663</text:p>
          </table:table-cell>
          <table:table-cell table:formula="of:=IF([.F886]=0;[.G885]+2+1/[.$H$2];[.G885]+1/[.$H$2])" office:value-type="float" office:value="14.716666666667" calcext:value-type="float">
            <text:p>14,7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7]))" office:value-type="date" office:date-value="2019-10-21T18:07:49.629307" calcext:value-type="date">
            <text:p>2019-10-21 18:07:50</text:p>
          </table:table-cell>
          <table:table-cell table:style-name="ce7" table:formula="of:=[.A887]" office:value-type="date" office:date-value="2019-10-21T18:07:49.629307" calcext:value-type="date">
            <text:p>2019-10-21 18:07:50</text:p>
          </table:table-cell>
          <table:table-cell table:formula="of:=TRUNC([.A887])" office:value-type="float" office:value="43759" calcext:value-type="float">
            <text:p>43759</text:p>
          </table:table-cell>
          <table:table-cell table:style-name="ce12" table:formula="of:=[.B887]-[.C887]" office:value-type="date" office:date-value="1899-12-30T18:07:49.62930683512" calcext:value-type="date">
            <text:p>12/30/99 06:07 PM</text:p>
          </table:table-cell>
          <table:table-cell table:formula="of:=MOD([.E886]-[.$E$2];[.$H$2])+1+[.$E$2]" office:value-type="float" office:value="265" calcext:value-type="float">
            <text:p>265</text:p>
          </table:table-cell>
          <table:table-cell table:formula="of:=MOD([.F886]+1/[.$H$2];5)" office:value-type="float" office:value="4.7333333333333" calcext:value-type="float">
            <text:p>4,7333333333333</text:p>
          </table:table-cell>
          <table:table-cell table:formula="of:=IF([.F887]=0;[.G886]+2+1/[.$H$2];[.G886]+1/[.$H$2])" office:value-type="float" office:value="14.7333333333336" calcext:value-type="float">
            <text:p>14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8]))" office:value-type="date" office:date-value="2019-10-21T17:55:46.911679" calcext:value-type="date">
            <text:p>2019-10-21 17:55:47</text:p>
          </table:table-cell>
          <table:table-cell table:style-name="ce7" table:formula="of:=[.A888]" office:value-type="date" office:date-value="2019-10-21T17:55:46.911679" calcext:value-type="date">
            <text:p>2019-10-21 17:55:47</text:p>
          </table:table-cell>
          <table:table-cell table:formula="of:=TRUNC([.A888])" office:value-type="float" office:value="43759" calcext:value-type="float">
            <text:p>43759</text:p>
          </table:table-cell>
          <table:table-cell table:style-name="ce12" table:formula="of:=[.B888]-[.C888]" office:value-type="date" office:date-value="1899-12-30T17:55:46.91167941783" calcext:value-type="date">
            <text:p>12/30/99 05:55 PM</text:p>
          </table:table-cell>
          <table:table-cell table:formula="of:=MOD([.E887]-[.$E$2];[.$H$2])+1+[.$E$2]" office:value-type="float" office:value="266" calcext:value-type="float">
            <text:p>266</text:p>
          </table:table-cell>
          <table:table-cell table:formula="of:=MOD([.F887]+1/[.$H$2];5)" office:value-type="float" office:value="4.74999999999996" calcext:value-type="float">
            <text:p>4,74999999999996</text:p>
          </table:table-cell>
          <table:table-cell table:formula="of:=IF([.F888]=0;[.G887]+2+1/[.$H$2];[.G887]+1/[.$H$2])" office:value-type="float" office:value="14.7500000000003" calcext:value-type="float">
            <text:p>14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9]))" office:value-type="date" office:date-value="2019-10-21T17:55:54.380879" calcext:value-type="date">
            <text:p>2019-10-21 17:55:54</text:p>
          </table:table-cell>
          <table:table-cell table:style-name="ce7" table:formula="of:=[.A889]" office:value-type="date" office:date-value="2019-10-21T17:55:54.380879" calcext:value-type="date">
            <text:p>2019-10-21 17:55:54</text:p>
          </table:table-cell>
          <table:table-cell table:formula="of:=TRUNC([.A889])" office:value-type="float" office:value="43759" calcext:value-type="float">
            <text:p>43759</text:p>
          </table:table-cell>
          <table:table-cell table:style-name="ce12" table:formula="of:=[.B889]-[.C889]" office:value-type="date" office:date-value="1899-12-30T17:55:54.38087924849" calcext:value-type="date">
            <text:p>12/30/99 05:55 PM</text:p>
          </table:table-cell>
          <table:table-cell table:formula="of:=MOD([.E888]-[.$E$2];[.$H$2])+1+[.$E$2]" office:value-type="float" office:value="267" calcext:value-type="float">
            <text:p>267</text:p>
          </table:table-cell>
          <table:table-cell table:formula="of:=MOD([.F888]+1/[.$H$2];5)" office:value-type="float" office:value="4.76666666666663" calcext:value-type="float">
            <text:p>4,76666666666663</text:p>
          </table:table-cell>
          <table:table-cell table:formula="of:=IF([.F889]=0;[.G888]+2+1/[.$H$2];[.G888]+1/[.$H$2])" office:value-type="float" office:value="14.766666666667" calcext:value-type="float">
            <text:p>14,7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0]))" office:value-type="date" office:date-value="2019-10-21T17:47:17.25565" calcext:value-type="date">
            <text:p>2019-10-21 17:47:17</text:p>
          </table:table-cell>
          <table:table-cell table:style-name="ce7" table:formula="of:=[.A890]" office:value-type="date" office:date-value="2019-10-21T17:47:17.25565" calcext:value-type="date">
            <text:p>2019-10-21 17:47:17</text:p>
          </table:table-cell>
          <table:table-cell table:formula="of:=TRUNC([.A890])" office:value-type="float" office:value="43759" calcext:value-type="float">
            <text:p>43759</text:p>
          </table:table-cell>
          <table:table-cell table:style-name="ce12" table:formula="of:=[.B890]-[.C890]" office:value-type="date" office:date-value="1899-12-30T17:47:17.25564968772" calcext:value-type="date">
            <text:p>12/30/99 05:47 PM</text:p>
          </table:table-cell>
          <table:table-cell table:formula="of:=MOD([.E889]-[.$E$2];[.$H$2])+1+[.$E$2]" office:value-type="float" office:value="268" calcext:value-type="float">
            <text:p>268</text:p>
          </table:table-cell>
          <table:table-cell table:formula="of:=MOD([.F889]+1/[.$H$2];5)" office:value-type="float" office:value="4.7833333333333" calcext:value-type="float">
            <text:p>4,7833333333333</text:p>
          </table:table-cell>
          <table:table-cell table:formula="of:=IF([.F890]=0;[.G889]+2+1/[.$H$2];[.G889]+1/[.$H$2])" office:value-type="float" office:value="14.7833333333336" calcext:value-type="float">
            <text:p>14,7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1]))" office:value-type="date" office:date-value="2019-10-21T17:56:59.667342" calcext:value-type="date">
            <text:p>2019-10-21 17:57:00</text:p>
          </table:table-cell>
          <table:table-cell table:style-name="ce7" table:formula="of:=[.A891]" office:value-type="date" office:date-value="2019-10-21T17:56:59.667342" calcext:value-type="date">
            <text:p>2019-10-21 17:57:00</text:p>
          </table:table-cell>
          <table:table-cell table:formula="of:=TRUNC([.A891])" office:value-type="float" office:value="43759" calcext:value-type="float">
            <text:p>43759</text:p>
          </table:table-cell>
          <table:table-cell table:style-name="ce12" table:formula="of:=[.B891]-[.C891]" office:value-type="date" office:date-value="1899-12-30T17:56:59.66734179296" calcext:value-type="date">
            <text:p>12/30/99 05:57 PM</text:p>
          </table:table-cell>
          <table:table-cell table:formula="of:=MOD([.E890]-[.$E$2];[.$H$2])+1+[.$E$2]" office:value-type="float" office:value="269" calcext:value-type="float">
            <text:p>269</text:p>
          </table:table-cell>
          <table:table-cell table:formula="of:=MOD([.F890]+1/[.$H$2];5)" office:value-type="float" office:value="4.79999999999996" calcext:value-type="float">
            <text:p>4,79999999999996</text:p>
          </table:table-cell>
          <table:table-cell table:formula="of:=IF([.F891]=0;[.G890]+2+1/[.$H$2];[.G890]+1/[.$H$2])" office:value-type="float" office:value="14.8000000000003" calcext:value-type="float">
            <text:p>14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2]))" office:value-type="date" office:date-value="2019-10-21T17:46:03.494046" calcext:value-type="date">
            <text:p>2019-10-21 17:46:03</text:p>
          </table:table-cell>
          <table:table-cell table:style-name="ce7" table:formula="of:=[.A892]" office:value-type="date" office:date-value="2019-10-21T17:46:03.494046" calcext:value-type="date">
            <text:p>2019-10-21 17:46:03</text:p>
          </table:table-cell>
          <table:table-cell table:formula="of:=TRUNC([.A892])" office:value-type="float" office:value="43759" calcext:value-type="float">
            <text:p>43759</text:p>
          </table:table-cell>
          <table:table-cell table:style-name="ce12" table:formula="of:=[.B892]-[.C892]" office:value-type="date" office:date-value="1899-12-30T17:46:03.49404577632" calcext:value-type="date">
            <text:p>12/30/99 05:46 PM</text:p>
          </table:table-cell>
          <table:table-cell table:formula="of:=MOD([.E891]-[.$E$2];[.$H$2])+1+[.$E$2]" office:value-type="float" office:value="270" calcext:value-type="float">
            <text:p>270</text:p>
          </table:table-cell>
          <table:table-cell table:formula="of:=MOD([.F891]+1/[.$H$2];5)" office:value-type="float" office:value="4.81666666666663" calcext:value-type="float">
            <text:p>4,81666666666663</text:p>
          </table:table-cell>
          <table:table-cell table:formula="of:=IF([.F892]=0;[.G891]+2+1/[.$H$2];[.G891]+1/[.$H$2])" office:value-type="float" office:value="14.816666666667" calcext:value-type="float">
            <text:p>14,8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3]))" office:value-type="date" office:date-value="2019-10-21T17:49:55.692591" calcext:value-type="date">
            <text:p>2019-10-21 17:49:56</text:p>
          </table:table-cell>
          <table:table-cell table:style-name="ce7" table:formula="of:=[.A893]" office:value-type="date" office:date-value="2019-10-21T17:49:55.692591" calcext:value-type="date">
            <text:p>2019-10-21 17:49:56</text:p>
          </table:table-cell>
          <table:table-cell table:formula="of:=TRUNC([.A893])" office:value-type="float" office:value="43759" calcext:value-type="float">
            <text:p>43759</text:p>
          </table:table-cell>
          <table:table-cell table:style-name="ce12" table:formula="of:=[.B893]-[.C893]" office:value-type="date" office:date-value="1899-12-30T17:49:55.692591439" calcext:value-type="date">
            <text:p>12/30/99 05:49 PM</text:p>
          </table:table-cell>
          <table:table-cell table:formula="of:=MOD([.E892]-[.$E$2];[.$H$2])+1+[.$E$2]" office:value-type="float" office:value="271" calcext:value-type="float">
            <text:p>271</text:p>
          </table:table-cell>
          <table:table-cell table:formula="of:=MOD([.F892]+1/[.$H$2];5)" office:value-type="float" office:value="4.8333333333333" calcext:value-type="float">
            <text:p>4,8333333333333</text:p>
          </table:table-cell>
          <table:table-cell table:formula="of:=IF([.F893]=0;[.G892]+2+1/[.$H$2];[.G892]+1/[.$H$2])" office:value-type="float" office:value="14.8333333333336" calcext:value-type="float">
            <text:p>14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4]))" office:value-type="date" office:date-value="2019-10-21T18:01:53.947634" calcext:value-type="date">
            <text:p>2019-10-21 18:01:54</text:p>
          </table:table-cell>
          <table:table-cell table:style-name="ce7" table:formula="of:=[.A894]" office:value-type="date" office:date-value="2019-10-21T18:01:53.947634" calcext:value-type="date">
            <text:p>2019-10-21 18:01:54</text:p>
          </table:table-cell>
          <table:table-cell table:formula="of:=TRUNC([.A894])" office:value-type="float" office:value="43759" calcext:value-type="float">
            <text:p>43759</text:p>
          </table:table-cell>
          <table:table-cell table:style-name="ce12" table:formula="of:=[.B894]-[.C894]" office:value-type="date" office:date-value="1899-12-30T18:01:53.9476343058" calcext:value-type="date">
            <text:p>12/30/99 06:01 PM</text:p>
          </table:table-cell>
          <table:table-cell table:formula="of:=MOD([.E893]-[.$E$2];[.$H$2])+1+[.$E$2]" office:value-type="float" office:value="272" calcext:value-type="float">
            <text:p>272</text:p>
          </table:table-cell>
          <table:table-cell table:formula="of:=MOD([.F893]+1/[.$H$2];5)" office:value-type="float" office:value="4.84999999999996" calcext:value-type="float">
            <text:p>4,84999999999996</text:p>
          </table:table-cell>
          <table:table-cell table:formula="of:=IF([.F894]=0;[.G893]+2+1/[.$H$2];[.G893]+1/[.$H$2])" office:value-type="float" office:value="14.8500000000003" calcext:value-type="float">
            <text:p>14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5]))" office:value-type="date" office:date-value="2019-10-21T18:05:38.061164" calcext:value-type="date">
            <text:p>2019-10-21 18:05:38</text:p>
          </table:table-cell>
          <table:table-cell table:style-name="ce7" table:formula="of:=[.A895]" office:value-type="date" office:date-value="2019-10-21T18:05:38.061164" calcext:value-type="date">
            <text:p>2019-10-21 18:05:38</text:p>
          </table:table-cell>
          <table:table-cell table:formula="of:=TRUNC([.A895])" office:value-type="float" office:value="43759" calcext:value-type="float">
            <text:p>43759</text:p>
          </table:table-cell>
          <table:table-cell table:style-name="ce12" table:formula="of:=[.B895]-[.C895]" office:value-type="date" office:date-value="1899-12-30T18:05:38.06116422638" calcext:value-type="date">
            <text:p>12/30/99 06:05 PM</text:p>
          </table:table-cell>
          <table:table-cell table:formula="of:=MOD([.E894]-[.$E$2];[.$H$2])+1+[.$E$2]" office:value-type="float" office:value="273" calcext:value-type="float">
            <text:p>273</text:p>
          </table:table-cell>
          <table:table-cell table:formula="of:=MOD([.F894]+1/[.$H$2];5)" office:value-type="float" office:value="4.86666666666663" calcext:value-type="float">
            <text:p>4,86666666666663</text:p>
          </table:table-cell>
          <table:table-cell table:formula="of:=IF([.F895]=0;[.G894]+2+1/[.$H$2];[.G894]+1/[.$H$2])" office:value-type="float" office:value="14.866666666667" calcext:value-type="float">
            <text:p>14,8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6]))" office:value-type="date" office:date-value="2019-10-21T18:10:07.849837" calcext:value-type="date">
            <text:p>2019-10-21 18:10:08</text:p>
          </table:table-cell>
          <table:table-cell table:style-name="ce7" table:formula="of:=[.A896]" office:value-type="date" office:date-value="2019-10-21T18:10:07.849837" calcext:value-type="date">
            <text:p>2019-10-21 18:10:08</text:p>
          </table:table-cell>
          <table:table-cell table:formula="of:=TRUNC([.A896])" office:value-type="float" office:value="43759" calcext:value-type="float">
            <text:p>43759</text:p>
          </table:table-cell>
          <table:table-cell table:style-name="ce12" table:formula="of:=[.B896]-[.C896]" office:value-type="date" office:date-value="1899-12-30T18:10:07.84983742051" calcext:value-type="date">
            <text:p>12/30/99 06:10 PM</text:p>
          </table:table-cell>
          <table:table-cell table:formula="of:=MOD([.E895]-[.$E$2];[.$H$2])+1+[.$E$2]" office:value-type="float" office:value="274" calcext:value-type="float">
            <text:p>274</text:p>
          </table:table-cell>
          <table:table-cell table:formula="of:=MOD([.F895]+1/[.$H$2];5)" office:value-type="float" office:value="4.8833333333333" calcext:value-type="float">
            <text:p>4,8833333333333</text:p>
          </table:table-cell>
          <table:table-cell table:formula="of:=IF([.F896]=0;[.G895]+2+1/[.$H$2];[.G895]+1/[.$H$2])" office:value-type="float" office:value="14.8833333333337" calcext:value-type="float">
            <text:p>14,8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7]))" office:value-type="date" office:date-value="2019-10-21T18:25:04.455838" calcext:value-type="date">
            <text:p>2019-10-21 18:25:04</text:p>
          </table:table-cell>
          <table:table-cell table:style-name="ce7" table:formula="of:=[.A897]" office:value-type="date" office:date-value="2019-10-21T18:25:04.455838" calcext:value-type="date">
            <text:p>2019-10-21 18:25:04</text:p>
          </table:table-cell>
          <table:table-cell table:formula="of:=TRUNC([.A897])" office:value-type="float" office:value="43759" calcext:value-type="float">
            <text:p>43759</text:p>
          </table:table-cell>
          <table:table-cell table:style-name="ce12" table:formula="of:=[.B897]-[.C897]" office:value-type="date" office:date-value="1899-12-30T18:25:04.45583844557" calcext:value-type="date">
            <text:p>12/30/99 06:25 PM</text:p>
          </table:table-cell>
          <table:table-cell table:formula="of:=MOD([.E896]-[.$E$2];[.$H$2])+1+[.$E$2]" office:value-type="float" office:value="275" calcext:value-type="float">
            <text:p>275</text:p>
          </table:table-cell>
          <table:table-cell table:formula="of:=MOD([.F896]+1/[.$H$2];5)" office:value-type="float" office:value="4.89999999999996" calcext:value-type="float">
            <text:p>4,89999999999996</text:p>
          </table:table-cell>
          <table:table-cell table:formula="of:=IF([.F897]=0;[.G896]+2+1/[.$H$2];[.G896]+1/[.$H$2])" office:value-type="float" office:value="14.9000000000003" calcext:value-type="float">
            <text:p>14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8]))" office:value-type="date" office:date-value="2019-10-21T17:26:44.90432" calcext:value-type="date">
            <text:p>2019-10-21 17:26:45</text:p>
          </table:table-cell>
          <table:table-cell table:style-name="ce7" table:formula="of:=[.A898]" office:value-type="date" office:date-value="2019-10-21T17:26:44.90432" calcext:value-type="date">
            <text:p>2019-10-21 17:26:45</text:p>
          </table:table-cell>
          <table:table-cell table:formula="of:=TRUNC([.A898])" office:value-type="float" office:value="43759" calcext:value-type="float">
            <text:p>43759</text:p>
          </table:table-cell>
          <table:table-cell table:style-name="ce12" table:formula="of:=[.B898]-[.C898]" office:value-type="date" office:date-value="1899-12-30T17:26:44.90432004444" calcext:value-type="date">
            <text:p>12/30/99 05:26 PM</text:p>
          </table:table-cell>
          <table:table-cell table:formula="of:=MOD([.E897]-[.$E$2];[.$H$2])+1+[.$E$2]" office:value-type="float" office:value="276" calcext:value-type="float">
            <text:p>276</text:p>
          </table:table-cell>
          <table:table-cell table:formula="of:=MOD([.F897]+1/[.$H$2];5)" office:value-type="float" office:value="4.91666666666663" calcext:value-type="float">
            <text:p>4,91666666666663</text:p>
          </table:table-cell>
          <table:table-cell table:formula="of:=IF([.F898]=0;[.G897]+2+1/[.$H$2];[.G897]+1/[.$H$2])" office:value-type="float" office:value="14.916666666667" calcext:value-type="float">
            <text:p>14,9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9]))" office:value-type="date" office:date-value="2019-10-21T18:03:05.641697" calcext:value-type="date">
            <text:p>2019-10-21 18:03:06</text:p>
          </table:table-cell>
          <table:table-cell table:style-name="ce7" table:formula="of:=[.A899]" office:value-type="date" office:date-value="2019-10-21T18:03:05.641697" calcext:value-type="date">
            <text:p>2019-10-21 18:03:06</text:p>
          </table:table-cell>
          <table:table-cell table:formula="of:=TRUNC([.A899])" office:value-type="float" office:value="43759" calcext:value-type="float">
            <text:p>43759</text:p>
          </table:table-cell>
          <table:table-cell table:style-name="ce12" table:formula="of:=[.B899]-[.C899]" office:value-type="date" office:date-value="1899-12-30T18:03:05.64169700257" calcext:value-type="date">
            <text:p>12/30/99 06:03 PM</text:p>
          </table:table-cell>
          <table:table-cell table:formula="of:=MOD([.E898]-[.$E$2];[.$H$2])+1+[.$E$2]" office:value-type="float" office:value="277" calcext:value-type="float">
            <text:p>277</text:p>
          </table:table-cell>
          <table:table-cell table:formula="of:=MOD([.F898]+1/[.$H$2];5)" office:value-type="float" office:value="4.9333333333333" calcext:value-type="float">
            <text:p>4,9333333333333</text:p>
          </table:table-cell>
          <table:table-cell table:formula="of:=IF([.F899]=0;[.G898]+2+1/[.$H$2];[.G898]+1/[.$H$2])" office:value-type="float" office:value="14.9333333333337" calcext:value-type="float">
            <text:p>14,9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0]))" office:value-type="date" office:date-value="2019-10-21T17:48:01.101869" calcext:value-type="date">
            <text:p>2019-10-21 17:48:01</text:p>
          </table:table-cell>
          <table:table-cell table:style-name="ce7" table:formula="of:=[.A900]" office:value-type="date" office:date-value="2019-10-21T17:48:01.101869" calcext:value-type="date">
            <text:p>2019-10-21 17:48:01</text:p>
          </table:table-cell>
          <table:table-cell table:formula="of:=TRUNC([.A900])" office:value-type="float" office:value="43759" calcext:value-type="float">
            <text:p>43759</text:p>
          </table:table-cell>
          <table:table-cell table:style-name="ce12" table:formula="of:=[.B900]-[.C900]" office:value-type="date" office:date-value="1899-12-30T17:48:01.10186881386" calcext:value-type="date">
            <text:p>12/30/99 05:48 PM</text:p>
          </table:table-cell>
          <table:table-cell table:formula="of:=MOD([.E899]-[.$E$2];[.$H$2])+1+[.$E$2]" office:value-type="float" office:value="278" calcext:value-type="float">
            <text:p>278</text:p>
          </table:table-cell>
          <table:table-cell table:formula="of:=MOD([.F899]+1/[.$H$2];5)" office:value-type="float" office:value="4.94999999999996" calcext:value-type="float">
            <text:p>4,94999999999996</text:p>
          </table:table-cell>
          <table:table-cell table:formula="of:=IF([.F900]=0;[.G899]+2+1/[.$H$2];[.G899]+1/[.$H$2])" office:value-type="float" office:value="14.9500000000003" calcext:value-type="float">
            <text:p>14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1]))" office:value-type="date" office:date-value="2019-10-21T17:57:16.791048" calcext:value-type="date">
            <text:p>2019-10-21 17:57:17</text:p>
          </table:table-cell>
          <table:table-cell table:style-name="ce7" table:formula="of:=[.A901]" office:value-type="date" office:date-value="2019-10-21T17:57:16.791048" calcext:value-type="date">
            <text:p>2019-10-21 17:57:17</text:p>
          </table:table-cell>
          <table:table-cell table:formula="of:=TRUNC([.A901])" office:value-type="float" office:value="43759" calcext:value-type="float">
            <text:p>43759</text:p>
          </table:table-cell>
          <table:table-cell table:style-name="ce12" table:formula="of:=[.B901]-[.C901]" office:value-type="date" office:date-value="1899-12-30T17:57:16.79104819894" calcext:value-type="date">
            <text:p>12/30/99 05:57 PM</text:p>
          </table:table-cell>
          <table:table-cell table:formula="of:=MOD([.E900]-[.$E$2];[.$H$2])+1+[.$E$2]" office:value-type="float" office:value="279" calcext:value-type="float">
            <text:p>279</text:p>
          </table:table-cell>
          <table:table-cell table:formula="of:=MOD([.F900]+1/[.$H$2];5)" office:value-type="float" office:value="4.96666666666663" calcext:value-type="float">
            <text:p>4,96666666666663</text:p>
          </table:table-cell>
          <table:table-cell table:formula="of:=IF([.F901]=0;[.G900]+2+1/[.$H$2];[.G900]+1/[.$H$2])" office:value-type="float" office:value="14.966666666667" calcext:value-type="float">
            <text:p>14,9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2]))" office:value-type="date" office:date-value="2019-10-21T18:13:03.557086" calcext:value-type="date">
            <text:p>2019-10-21 18:13:04</text:p>
          </table:table-cell>
          <table:table-cell table:style-name="ce7" table:formula="of:=[.A902]" office:value-type="date" office:date-value="2019-10-21T18:13:03.557086" calcext:value-type="date">
            <text:p>2019-10-21 18:13:04</text:p>
          </table:table-cell>
          <table:table-cell table:formula="of:=TRUNC([.A902])" office:value-type="float" office:value="43759" calcext:value-type="float">
            <text:p>43759</text:p>
          </table:table-cell>
          <table:table-cell table:style-name="ce12" table:formula="of:=[.B902]-[.C902]" office:value-type="date" office:date-value="1899-12-30T18:13:03.55708632153" calcext:value-type="date">
            <text:p>12/30/99 06:13 PM</text:p>
          </table:table-cell>
          <table:table-cell table:formula="of:=MOD([.E901]-[.$E$2];[.$H$2])+1+[.$E$2]" office:value-type="float" office:value="280" calcext:value-type="float">
            <text:p>280</text:p>
          </table:table-cell>
          <table:table-cell table:formula="of:=MOD([.F901]+1/[.$H$2];5)" office:value-type="float" office:value="4.9833333333333" calcext:value-type="float">
            <text:p>4,9833333333333</text:p>
          </table:table-cell>
          <table:table-cell table:formula="of:=IF([.F902]=0;[.G901]+2+1/[.$H$2];[.G901]+1/[.$H$2])" office:value-type="float" office:value="14.9833333333337" calcext:value-type="float">
            <text:p>14,9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3]))" office:value-type="date" office:date-value="2019-10-22T17:32:15.771191" calcext:value-type="date">
            <text:p>2019-10-22 17:32:16</text:p>
          </table:table-cell>
          <table:table-cell table:style-name="ce7" table:formula="of:=[.A903]" office:value-type="date" office:date-value="2019-10-22T17:32:15.771191" calcext:value-type="date">
            <text:p>2019-10-22 17:32:16</text:p>
          </table:table-cell>
          <table:table-cell table:formula="of:=TRUNC([.A903])" office:value-type="float" office:value="43760" calcext:value-type="float">
            <text:p>43760</text:p>
          </table:table-cell>
          <table:table-cell table:style-name="ce12" table:formula="of:=[.B903]-[.C903]" office:value-type="date" office:date-value="1899-12-30T17:32:15.77119116671" calcext:value-type="date">
            <text:p>12/30/99 05:32 PM</text:p>
          </table:table-cell>
          <table:table-cell table:formula="of:=MOD([.E902]-[.$E$2];[.$H$2])+1+[.$E$2]" office:value-type="float" office:value="221" calcext:value-type="float">
            <text:p>221</text:p>
          </table:table-cell>
          <table:table-cell table:formula="of:=MOD([.F902]+1/[.$H$2];5)" office:value-type="float" office:value="4.99999999999996" calcext:value-type="float">
            <text:p>4,99999999999996</text:p>
          </table:table-cell>
          <table:table-cell table:formula="of:=IF([.F903]=0;[.G902]+2+1/[.$H$2];[.G902]+1/[.$H$2])" office:value-type="float" office:value="15.0000000000003" calcext:value-type="float">
            <text:p>15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4]))" office:value-type="date" office:date-value="2019-10-22T17:51:14.04886" calcext:value-type="date">
            <text:p>2019-10-22 17:51:14</text:p>
          </table:table-cell>
          <table:table-cell table:style-name="ce7" table:formula="of:=[.A904]" office:value-type="date" office:date-value="2019-10-22T17:51:14.04886" calcext:value-type="date">
            <text:p>2019-10-22 17:51:14</text:p>
          </table:table-cell>
          <table:table-cell table:formula="of:=TRUNC([.A904])" office:value-type="float" office:value="43760" calcext:value-type="float">
            <text:p>43760</text:p>
          </table:table-cell>
          <table:table-cell table:style-name="ce12" table:formula="of:=[.B904]-[.C904]" office:value-type="date" office:date-value="1899-12-30T17:51:14.0488602547" calcext:value-type="date">
            <text:p>12/30/99 05:51 PM</text:p>
          </table:table-cell>
          <table:table-cell table:formula="of:=MOD([.E903]-[.$E$2];[.$H$2])+1+[.$E$2]" office:value-type="float" office:value="222" calcext:value-type="float">
            <text:p>222</text:p>
          </table:table-cell>
          <table:table-cell table:formula="of:=MOD([.F903]+1/[.$H$2];5)" office:value-type="float" office:value="0.0166666666666293" calcext:value-type="float">
            <text:p>0,016666666666629</text:p>
          </table:table-cell>
          <table:table-cell table:formula="of:=IF([.F904]=0;[.G903]+2+1/[.$H$2];[.G903]+1/[.$H$2])" office:value-type="float" office:value="15.016666666667" calcext:value-type="float">
            <text:p>15,0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5]))" office:value-type="date" office:date-value="2019-10-22T17:44:39.024791" calcext:value-type="date">
            <text:p>2019-10-22 17:44:39</text:p>
          </table:table-cell>
          <table:table-cell table:style-name="ce7" table:formula="of:=[.A905]" office:value-type="date" office:date-value="2019-10-22T17:44:39.024791" calcext:value-type="date">
            <text:p>2019-10-22 17:44:39</text:p>
          </table:table-cell>
          <table:table-cell table:formula="of:=TRUNC([.A905])" office:value-type="float" office:value="43760" calcext:value-type="float">
            <text:p>43760</text:p>
          </table:table-cell>
          <table:table-cell table:style-name="ce12" table:formula="of:=[.B905]-[.C905]" office:value-type="date" office:date-value="1899-12-30T17:44:39.0247914847" calcext:value-type="date">
            <text:p>12/30/99 05:44 PM</text:p>
          </table:table-cell>
          <table:table-cell table:formula="of:=MOD([.E904]-[.$E$2];[.$H$2])+1+[.$E$2]" office:value-type="float" office:value="223" calcext:value-type="float">
            <text:p>223</text:p>
          </table:table-cell>
          <table:table-cell table:formula="of:=MOD([.F904]+1/[.$H$2];5)" office:value-type="float" office:value="0.033333333333296" calcext:value-type="float">
            <text:p>0,033333333333296</text:p>
          </table:table-cell>
          <table:table-cell table:formula="of:=IF([.F905]=0;[.G904]+2+1/[.$H$2];[.G904]+1/[.$H$2])" office:value-type="float" office:value="15.0333333333337" calcext:value-type="float">
            <text:p>15,0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6]))" office:value-type="date" office:date-value="2019-10-22T17:52:11.579991" calcext:value-type="date">
            <text:p>2019-10-22 17:52:12</text:p>
          </table:table-cell>
          <table:table-cell table:style-name="ce7" table:formula="of:=[.A906]" office:value-type="date" office:date-value="2019-10-22T17:52:11.579991" calcext:value-type="date">
            <text:p>2019-10-22 17:52:12</text:p>
          </table:table-cell>
          <table:table-cell table:formula="of:=TRUNC([.A906])" office:value-type="float" office:value="43760" calcext:value-type="float">
            <text:p>43760</text:p>
          </table:table-cell>
          <table:table-cell table:style-name="ce12" table:formula="of:=[.B906]-[.C906]" office:value-type="date" office:date-value="1899-12-30T17:52:11.57999119721" calcext:value-type="date">
            <text:p>12/30/99 05:52 PM</text:p>
          </table:table-cell>
          <table:table-cell table:formula="of:=MOD([.E905]-[.$E$2];[.$H$2])+1+[.$E$2]" office:value-type="float" office:value="224" calcext:value-type="float">
            <text:p>224</text:p>
          </table:table-cell>
          <table:table-cell table:formula="of:=MOD([.F905]+1/[.$H$2];5)" office:value-type="float" office:value="0.0499999999999626" calcext:value-type="float">
            <text:p>0,049999999999963</text:p>
          </table:table-cell>
          <table:table-cell table:formula="of:=IF([.F906]=0;[.G905]+2+1/[.$H$2];[.G905]+1/[.$H$2])" office:value-type="float" office:value="15.0500000000003" calcext:value-type="float">
            <text:p>15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7]))" office:value-type="date" office:date-value="2019-10-22T18:09:46.398994" calcext:value-type="date">
            <text:p>2019-10-22 18:09:46</text:p>
          </table:table-cell>
          <table:table-cell table:style-name="ce7" table:formula="of:=[.A907]" office:value-type="date" office:date-value="2019-10-22T18:09:46.398994" calcext:value-type="date">
            <text:p>2019-10-22 18:09:46</text:p>
          </table:table-cell>
          <table:table-cell table:formula="of:=TRUNC([.A907])" office:value-type="float" office:value="43760" calcext:value-type="float">
            <text:p>43760</text:p>
          </table:table-cell>
          <table:table-cell table:style-name="ce12" table:formula="of:=[.B907]-[.C907]" office:value-type="date" office:date-value="1899-12-30T18:09:46.39899445698" calcext:value-type="date">
            <text:p>12/30/99 06:09 PM</text:p>
          </table:table-cell>
          <table:table-cell table:formula="of:=MOD([.E906]-[.$E$2];[.$H$2])+1+[.$E$2]" office:value-type="float" office:value="225" calcext:value-type="float">
            <text:p>225</text:p>
          </table:table-cell>
          <table:table-cell table:formula="of:=MOD([.F906]+1/[.$H$2];5)" office:value-type="float" office:value="0.0666666666666293" calcext:value-type="float">
            <text:p>0,066666666666629</text:p>
          </table:table-cell>
          <table:table-cell table:formula="of:=IF([.F907]=0;[.G906]+2+1/[.$H$2];[.G906]+1/[.$H$2])" office:value-type="float" office:value="15.066666666667" calcext:value-type="float">
            <text:p>15,0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8]))" office:value-type="date" office:date-value="2019-10-22T18:02:11.635204" calcext:value-type="date">
            <text:p>2019-10-22 18:02:12</text:p>
          </table:table-cell>
          <table:table-cell table:style-name="ce7" table:formula="of:=[.A908]" office:value-type="date" office:date-value="2019-10-22T18:02:11.635204" calcext:value-type="date">
            <text:p>2019-10-22 18:02:12</text:p>
          </table:table-cell>
          <table:table-cell table:formula="of:=TRUNC([.A908])" office:value-type="float" office:value="43760" calcext:value-type="float">
            <text:p>43760</text:p>
          </table:table-cell>
          <table:table-cell table:style-name="ce12" table:formula="of:=[.B908]-[.C908]" office:value-type="date" office:date-value="1899-12-30T18:02:11.63520370144" calcext:value-type="date">
            <text:p>12/30/99 06:02 PM</text:p>
          </table:table-cell>
          <table:table-cell table:formula="of:=MOD([.E907]-[.$E$2];[.$H$2])+1+[.$E$2]" office:value-type="float" office:value="226" calcext:value-type="float">
            <text:p>226</text:p>
          </table:table-cell>
          <table:table-cell table:formula="of:=MOD([.F907]+1/[.$H$2];5)" office:value-type="float" office:value="0.083333333333296" calcext:value-type="float">
            <text:p>0,083333333333296</text:p>
          </table:table-cell>
          <table:table-cell table:formula="of:=IF([.F908]=0;[.G907]+2+1/[.$H$2];[.G907]+1/[.$H$2])" office:value-type="float" office:value="15.0833333333337" calcext:value-type="float">
            <text:p>15,0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9]))" office:value-type="date" office:date-value="2019-10-22T17:57:38.436217" calcext:value-type="date">
            <text:p>2019-10-22 17:57:38</text:p>
          </table:table-cell>
          <table:table-cell table:style-name="ce7" table:formula="of:=[.A909]" office:value-type="date" office:date-value="2019-10-22T17:57:38.436217" calcext:value-type="date">
            <text:p>2019-10-22 17:57:38</text:p>
          </table:table-cell>
          <table:table-cell table:formula="of:=TRUNC([.A909])" office:value-type="float" office:value="43760" calcext:value-type="float">
            <text:p>43760</text:p>
          </table:table-cell>
          <table:table-cell table:style-name="ce12" table:formula="of:=[.B909]-[.C909]" office:value-type="date" office:date-value="1899-12-30T17:57:38.4362172056" calcext:value-type="date">
            <text:p>12/30/99 05:57 PM</text:p>
          </table:table-cell>
          <table:table-cell table:formula="of:=MOD([.E908]-[.$E$2];[.$H$2])+1+[.$E$2]" office:value-type="float" office:value="227" calcext:value-type="float">
            <text:p>227</text:p>
          </table:table-cell>
          <table:table-cell table:formula="of:=MOD([.F908]+1/[.$H$2];5)" office:value-type="float" office:value="0.0999999999999626" calcext:value-type="float">
            <text:p>0,099999999999963</text:p>
          </table:table-cell>
          <table:table-cell table:formula="of:=IF([.F909]=0;[.G908]+2+1/[.$H$2];[.G908]+1/[.$H$2])" office:value-type="float" office:value="15.1000000000003" calcext:value-type="float">
            <text:p>15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0]))" office:value-type="date" office:date-value="2019-10-22T17:44:03.50076" calcext:value-type="date">
            <text:p>2019-10-22 17:44:04</text:p>
          </table:table-cell>
          <table:table-cell table:style-name="ce7" table:formula="of:=[.A910]" office:value-type="date" office:date-value="2019-10-22T17:44:03.50076" calcext:value-type="date">
            <text:p>2019-10-22 17:44:04</text:p>
          </table:table-cell>
          <table:table-cell table:formula="of:=TRUNC([.A910])" office:value-type="float" office:value="43760" calcext:value-type="float">
            <text:p>43760</text:p>
          </table:table-cell>
          <table:table-cell table:style-name="ce12" table:formula="of:=[.B910]-[.C910]" office:value-type="date" office:date-value="1899-12-30T17:44:03.50075991824" calcext:value-type="date">
            <text:p>12/30/99 05:44 PM</text:p>
          </table:table-cell>
          <table:table-cell table:formula="of:=MOD([.E909]-[.$E$2];[.$H$2])+1+[.$E$2]" office:value-type="float" office:value="228" calcext:value-type="float">
            <text:p>228</text:p>
          </table:table-cell>
          <table:table-cell table:formula="of:=MOD([.F909]+1/[.$H$2];5)" office:value-type="float" office:value="0.116666666666629" calcext:value-type="float">
            <text:p>0,116666666666629</text:p>
          </table:table-cell>
          <table:table-cell table:formula="of:=IF([.F910]=0;[.G909]+2+1/[.$H$2];[.G909]+1/[.$H$2])" office:value-type="float" office:value="15.116666666667" calcext:value-type="float">
            <text:p>15,1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1]))" office:value-type="date" office:date-value="2019-10-22T17:45:48.063612" calcext:value-type="date">
            <text:p>2019-10-22 17:45:48</text:p>
          </table:table-cell>
          <table:table-cell table:style-name="ce7" table:formula="of:=[.A911]" office:value-type="date" office:date-value="2019-10-22T17:45:48.063612" calcext:value-type="date">
            <text:p>2019-10-22 17:45:48</text:p>
          </table:table-cell>
          <table:table-cell table:formula="of:=TRUNC([.A911])" office:value-type="float" office:value="43760" calcext:value-type="float">
            <text:p>43760</text:p>
          </table:table-cell>
          <table:table-cell table:style-name="ce12" table:formula="of:=[.B911]-[.C911]" office:value-type="date" office:date-value="1899-12-30T17:45:48.06361184455" calcext:value-type="date">
            <text:p>12/30/99 05:45 PM</text:p>
          </table:table-cell>
          <table:table-cell table:formula="of:=MOD([.E910]-[.$E$2];[.$H$2])+1+[.$E$2]" office:value-type="float" office:value="229" calcext:value-type="float">
            <text:p>229</text:p>
          </table:table-cell>
          <table:table-cell table:formula="of:=MOD([.F910]+1/[.$H$2];5)" office:value-type="float" office:value="0.133333333333296" calcext:value-type="float">
            <text:p>0,133333333333296</text:p>
          </table:table-cell>
          <table:table-cell table:formula="of:=IF([.F911]=0;[.G910]+2+1/[.$H$2];[.G910]+1/[.$H$2])" office:value-type="float" office:value="15.1333333333337" calcext:value-type="float">
            <text:p>15,1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2]))" office:value-type="date" office:date-value="2019-10-22T18:15:30.132116" calcext:value-type="date">
            <text:p>2019-10-22 18:15:30</text:p>
          </table:table-cell>
          <table:table-cell table:style-name="ce7" table:formula="of:=[.A912]" office:value-type="date" office:date-value="2019-10-22T18:15:30.132116" calcext:value-type="date">
            <text:p>2019-10-22 18:15:30</text:p>
          </table:table-cell>
          <table:table-cell table:formula="of:=TRUNC([.A912])" office:value-type="float" office:value="43760" calcext:value-type="float">
            <text:p>43760</text:p>
          </table:table-cell>
          <table:table-cell table:style-name="ce12" table:formula="of:=[.B912]-[.C912]" office:value-type="date" office:date-value="1899-12-30T18:15:30.13211607467" calcext:value-type="date">
            <text:p>12/30/99 06:15 PM</text:p>
          </table:table-cell>
          <table:table-cell table:formula="of:=MOD([.E911]-[.$E$2];[.$H$2])+1+[.$E$2]" office:value-type="float" office:value="230" calcext:value-type="float">
            <text:p>230</text:p>
          </table:table-cell>
          <table:table-cell table:formula="of:=MOD([.F911]+1/[.$H$2];5)" office:value-type="float" office:value="0.149999999999963" calcext:value-type="float">
            <text:p>0,149999999999963</text:p>
          </table:table-cell>
          <table:table-cell table:formula="of:=IF([.F912]=0;[.G911]+2+1/[.$H$2];[.G911]+1/[.$H$2])" office:value-type="float" office:value="15.1500000000003" calcext:value-type="float">
            <text:p>15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3]))" office:value-type="date" office:date-value="2019-10-22T17:53:50.893449" calcext:value-type="date">
            <text:p>2019-10-22 17:53:51</text:p>
          </table:table-cell>
          <table:table-cell table:style-name="ce7" table:formula="of:=[.A913]" office:value-type="date" office:date-value="2019-10-22T17:53:50.893449" calcext:value-type="date">
            <text:p>2019-10-22 17:53:51</text:p>
          </table:table-cell>
          <table:table-cell table:formula="of:=TRUNC([.A913])" office:value-type="float" office:value="43760" calcext:value-type="float">
            <text:p>43760</text:p>
          </table:table-cell>
          <table:table-cell table:style-name="ce12" table:formula="of:=[.B913]-[.C913]" office:value-type="date" office:date-value="1899-12-30T17:53:50.89344932232" calcext:value-type="date">
            <text:p>12/30/99 05:53 PM</text:p>
          </table:table-cell>
          <table:table-cell table:formula="of:=MOD([.E912]-[.$E$2];[.$H$2])+1+[.$E$2]" office:value-type="float" office:value="231" calcext:value-type="float">
            <text:p>231</text:p>
          </table:table-cell>
          <table:table-cell table:formula="of:=MOD([.F912]+1/[.$H$2];5)" office:value-type="float" office:value="0.166666666666629" calcext:value-type="float">
            <text:p>0,166666666666629</text:p>
          </table:table-cell>
          <table:table-cell table:formula="of:=IF([.F913]=0;[.G912]+2+1/[.$H$2];[.G912]+1/[.$H$2])" office:value-type="float" office:value="15.166666666667" calcext:value-type="float">
            <text:p>15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4]))" office:value-type="date" office:date-value="2019-10-22T17:56:58.113459" calcext:value-type="date">
            <text:p>2019-10-22 17:56:58</text:p>
          </table:table-cell>
          <table:table-cell table:style-name="ce7" table:formula="of:=[.A914]" office:value-type="date" office:date-value="2019-10-22T17:56:58.113459" calcext:value-type="date">
            <text:p>2019-10-22 17:56:58</text:p>
          </table:table-cell>
          <table:table-cell table:formula="of:=TRUNC([.A914])" office:value-type="float" office:value="43760" calcext:value-type="float">
            <text:p>43760</text:p>
          </table:table-cell>
          <table:table-cell table:style-name="ce12" table:formula="of:=[.B914]-[.C914]" office:value-type="date" office:date-value="1899-12-30T17:56:58.11345890164" calcext:value-type="date">
            <text:p>12/30/99 05:56 PM</text:p>
          </table:table-cell>
          <table:table-cell table:formula="of:=MOD([.E913]-[.$E$2];[.$H$2])+1+[.$E$2]" office:value-type="float" office:value="232" calcext:value-type="float">
            <text:p>232</text:p>
          </table:table-cell>
          <table:table-cell table:formula="of:=MOD([.F913]+1/[.$H$2];5)" office:value-type="float" office:value="0.183333333333296" calcext:value-type="float">
            <text:p>0,183333333333296</text:p>
          </table:table-cell>
          <table:table-cell table:formula="of:=IF([.F914]=0;[.G913]+2+1/[.$H$2];[.G913]+1/[.$H$2])" office:value-type="float" office:value="15.1833333333337" calcext:value-type="float">
            <text:p>15,1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5]))" office:value-type="date" office:date-value="2019-10-22T18:11:23.381658" calcext:value-type="date">
            <text:p>2019-10-22 18:11:23</text:p>
          </table:table-cell>
          <table:table-cell table:style-name="ce7" table:formula="of:=[.A915]" office:value-type="date" office:date-value="2019-10-22T18:11:23.381658" calcext:value-type="date">
            <text:p>2019-10-22 18:11:23</text:p>
          </table:table-cell>
          <table:table-cell table:formula="of:=TRUNC([.A915])" office:value-type="float" office:value="43760" calcext:value-type="float">
            <text:p>43760</text:p>
          </table:table-cell>
          <table:table-cell table:style-name="ce12" table:formula="of:=[.B915]-[.C915]" office:value-type="date" office:date-value="1899-12-30T18:11:23.38165841997" calcext:value-type="date">
            <text:p>12/30/99 06:11 PM</text:p>
          </table:table-cell>
          <table:table-cell table:formula="of:=MOD([.E914]-[.$E$2];[.$H$2])+1+[.$E$2]" office:value-type="float" office:value="233" calcext:value-type="float">
            <text:p>233</text:p>
          </table:table-cell>
          <table:table-cell table:formula="of:=MOD([.F914]+1/[.$H$2];5)" office:value-type="float" office:value="0.199999999999963" calcext:value-type="float">
            <text:p>0,199999999999963</text:p>
          </table:table-cell>
          <table:table-cell table:formula="of:=IF([.F915]=0;[.G914]+2+1/[.$H$2];[.G914]+1/[.$H$2])" office:value-type="float" office:value="15.2000000000003" calcext:value-type="float">
            <text:p>15,2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6]))" office:value-type="date" office:date-value="2019-10-22T18:04:49.024498" calcext:value-type="date">
            <text:p>2019-10-22 18:04:49</text:p>
          </table:table-cell>
          <table:table-cell table:style-name="ce7" table:formula="of:=[.A916]" office:value-type="date" office:date-value="2019-10-22T18:04:49.024498" calcext:value-type="date">
            <text:p>2019-10-22 18:04:49</text:p>
          </table:table-cell>
          <table:table-cell table:formula="of:=TRUNC([.A916])" office:value-type="float" office:value="43760" calcext:value-type="float">
            <text:p>43760</text:p>
          </table:table-cell>
          <table:table-cell table:style-name="ce12" table:formula="of:=[.B916]-[.C916]" office:value-type="date" office:date-value="1899-12-30T18:04:49.02449787129" calcext:value-type="date">
            <text:p>12/30/99 06:04 PM</text:p>
          </table:table-cell>
          <table:table-cell table:formula="of:=MOD([.E915]-[.$E$2];[.$H$2])+1+[.$E$2]" office:value-type="float" office:value="234" calcext:value-type="float">
            <text:p>234</text:p>
          </table:table-cell>
          <table:table-cell table:formula="of:=MOD([.F915]+1/[.$H$2];5)" office:value-type="float" office:value="0.216666666666629" calcext:value-type="float">
            <text:p>0,216666666666629</text:p>
          </table:table-cell>
          <table:table-cell table:formula="of:=IF([.F916]=0;[.G915]+2+1/[.$H$2];[.G915]+1/[.$H$2])" office:value-type="float" office:value="15.216666666667" calcext:value-type="float">
            <text:p>15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7]))" office:value-type="date" office:date-value="2019-10-22T17:52:47.706118" calcext:value-type="date">
            <text:p>2019-10-22 17:52:48</text:p>
          </table:table-cell>
          <table:table-cell table:style-name="ce7" table:formula="of:=[.A917]" office:value-type="date" office:date-value="2019-10-22T17:52:47.706118" calcext:value-type="date">
            <text:p>2019-10-22 17:52:48</text:p>
          </table:table-cell>
          <table:table-cell table:formula="of:=TRUNC([.A917])" office:value-type="float" office:value="43760" calcext:value-type="float">
            <text:p>43760</text:p>
          </table:table-cell>
          <table:table-cell table:style-name="ce12" table:formula="of:=[.B917]-[.C917]" office:value-type="date" office:date-value="1899-12-30T17:52:47.70611791871" calcext:value-type="date">
            <text:p>12/30/99 05:52 PM</text:p>
          </table:table-cell>
          <table:table-cell table:formula="of:=MOD([.E916]-[.$E$2];[.$H$2])+1+[.$E$2]" office:value-type="float" office:value="235" calcext:value-type="float">
            <text:p>235</text:p>
          </table:table-cell>
          <table:table-cell table:formula="of:=MOD([.F916]+1/[.$H$2];5)" office:value-type="float" office:value="0.233333333333296" calcext:value-type="float">
            <text:p>0,233333333333296</text:p>
          </table:table-cell>
          <table:table-cell table:formula="of:=IF([.F917]=0;[.G916]+2+1/[.$H$2];[.G916]+1/[.$H$2])" office:value-type="float" office:value="15.2333333333337" calcext:value-type="float">
            <text:p>15,2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8]))" office:value-type="date" office:date-value="2019-10-22T17:43:52.983691" calcext:value-type="date">
            <text:p>2019-10-22 17:43:53</text:p>
          </table:table-cell>
          <table:table-cell table:style-name="ce7" table:formula="of:=[.A918]" office:value-type="date" office:date-value="2019-10-22T17:43:52.983691" calcext:value-type="date">
            <text:p>2019-10-22 17:43:53</text:p>
          </table:table-cell>
          <table:table-cell table:formula="of:=TRUNC([.A918])" office:value-type="float" office:value="43760" calcext:value-type="float">
            <text:p>43760</text:p>
          </table:table-cell>
          <table:table-cell table:style-name="ce12" table:formula="of:=[.B918]-[.C918]" office:value-type="date" office:date-value="1899-12-30T17:43:52.98369075637" calcext:value-type="date">
            <text:p>12/30/99 05:43 PM</text:p>
          </table:table-cell>
          <table:table-cell table:formula="of:=MOD([.E917]-[.$E$2];[.$H$2])+1+[.$E$2]" office:value-type="float" office:value="236" calcext:value-type="float">
            <text:p>236</text:p>
          </table:table-cell>
          <table:table-cell table:formula="of:=MOD([.F917]+1/[.$H$2];5)" office:value-type="float" office:value="0.249999999999963" calcext:value-type="float">
            <text:p>0,249999999999963</text:p>
          </table:table-cell>
          <table:table-cell table:formula="of:=IF([.F918]=0;[.G917]+2+1/[.$H$2];[.G917]+1/[.$H$2])" office:value-type="float" office:value="15.2500000000003" calcext:value-type="float">
            <text:p>15,2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9]))" office:value-type="date" office:date-value="2019-10-22T18:07:28.955282" calcext:value-type="date">
            <text:p>2019-10-22 18:07:29</text:p>
          </table:table-cell>
          <table:table-cell table:style-name="ce7" table:formula="of:=[.A919]" office:value-type="date" office:date-value="2019-10-22T18:07:28.955282" calcext:value-type="date">
            <text:p>2019-10-22 18:07:29</text:p>
          </table:table-cell>
          <table:table-cell table:formula="of:=TRUNC([.A919])" office:value-type="float" office:value="43760" calcext:value-type="float">
            <text:p>43760</text:p>
          </table:table-cell>
          <table:table-cell table:style-name="ce12" table:formula="of:=[.B919]-[.C919]" office:value-type="date" office:date-value="1899-12-30T18:07:28.95528210327" calcext:value-type="date">
            <text:p>12/30/99 06:07 PM</text:p>
          </table:table-cell>
          <table:table-cell table:formula="of:=MOD([.E918]-[.$E$2];[.$H$2])+1+[.$E$2]" office:value-type="float" office:value="237" calcext:value-type="float">
            <text:p>237</text:p>
          </table:table-cell>
          <table:table-cell table:formula="of:=MOD([.F918]+1/[.$H$2];5)" office:value-type="float" office:value="0.266666666666629" calcext:value-type="float">
            <text:p>0,266666666666629</text:p>
          </table:table-cell>
          <table:table-cell table:formula="of:=IF([.F919]=0;[.G918]+2+1/[.$H$2];[.G918]+1/[.$H$2])" office:value-type="float" office:value="15.266666666667" calcext:value-type="float">
            <text:p>15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0]))" office:value-type="date" office:date-value="2019-10-22T18:23:29.075465" calcext:value-type="date">
            <text:p>2019-10-22 18:23:29</text:p>
          </table:table-cell>
          <table:table-cell table:style-name="ce7" table:formula="of:=[.A920]" office:value-type="date" office:date-value="2019-10-22T18:23:29.075465" calcext:value-type="date">
            <text:p>2019-10-22 18:23:29</text:p>
          </table:table-cell>
          <table:table-cell table:formula="of:=TRUNC([.A920])" office:value-type="float" office:value="43760" calcext:value-type="float">
            <text:p>43760</text:p>
          </table:table-cell>
          <table:table-cell table:style-name="ce12" table:formula="of:=[.B920]-[.C920]" office:value-type="date" office:date-value="1899-12-30T18:23:29.07546537928" calcext:value-type="date">
            <text:p>12/30/99 06:23 PM</text:p>
          </table:table-cell>
          <table:table-cell table:formula="of:=MOD([.E919]-[.$E$2];[.$H$2])+1+[.$E$2]" office:value-type="float" office:value="238" calcext:value-type="float">
            <text:p>238</text:p>
          </table:table-cell>
          <table:table-cell table:formula="of:=MOD([.F919]+1/[.$H$2];5)" office:value-type="float" office:value="0.283333333333296" calcext:value-type="float">
            <text:p>0,283333333333296</text:p>
          </table:table-cell>
          <table:table-cell table:formula="of:=IF([.F920]=0;[.G919]+2+1/[.$H$2];[.G919]+1/[.$H$2])" office:value-type="float" office:value="15.2833333333337" calcext:value-type="float">
            <text:p>15,2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1]))" office:value-type="date" office:date-value="2019-10-22T17:46:42.616291" calcext:value-type="date">
            <text:p>2019-10-22 17:46:43</text:p>
          </table:table-cell>
          <table:table-cell table:style-name="ce7" table:formula="of:=[.A921]" office:value-type="date" office:date-value="2019-10-22T17:46:42.616291" calcext:value-type="date">
            <text:p>2019-10-22 17:46:43</text:p>
          </table:table-cell>
          <table:table-cell table:formula="of:=TRUNC([.A921])" office:value-type="float" office:value="43760" calcext:value-type="float">
            <text:p>43760</text:p>
          </table:table-cell>
          <table:table-cell table:style-name="ce12" table:formula="of:=[.B921]-[.C921]" office:value-type="date" office:date-value="1899-12-30T17:46:42.61629070155" calcext:value-type="date">
            <text:p>12/30/99 05:46 PM</text:p>
          </table:table-cell>
          <table:table-cell table:formula="of:=MOD([.E920]-[.$E$2];[.$H$2])+1+[.$E$2]" office:value-type="float" office:value="239" calcext:value-type="float">
            <text:p>239</text:p>
          </table:table-cell>
          <table:table-cell table:formula="of:=MOD([.F920]+1/[.$H$2];5)" office:value-type="float" office:value="0.299999999999963" calcext:value-type="float">
            <text:p>0,299999999999963</text:p>
          </table:table-cell>
          <table:table-cell table:formula="of:=IF([.F921]=0;[.G920]+2+1/[.$H$2];[.G920]+1/[.$H$2])" office:value-type="float" office:value="15.3000000000003" calcext:value-type="float">
            <text:p>15,3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2]))" office:value-type="date" office:date-value="2019-10-22T17:55:10.537746" calcext:value-type="date">
            <text:p>2019-10-22 17:55:11</text:p>
          </table:table-cell>
          <table:table-cell table:style-name="ce7" table:formula="of:=[.A922]" office:value-type="date" office:date-value="2019-10-22T17:55:10.537746" calcext:value-type="date">
            <text:p>2019-10-22 17:55:11</text:p>
          </table:table-cell>
          <table:table-cell table:formula="of:=TRUNC([.A922])" office:value-type="float" office:value="43760" calcext:value-type="float">
            <text:p>43760</text:p>
          </table:table-cell>
          <table:table-cell table:style-name="ce12" table:formula="of:=[.B922]-[.C922]" office:value-type="date" office:date-value="1899-12-30T17:55:10.53774612956" calcext:value-type="date">
            <text:p>12/30/99 05:55 PM</text:p>
          </table:table-cell>
          <table:table-cell table:formula="of:=MOD([.E921]-[.$E$2];[.$H$2])+1+[.$E$2]" office:value-type="float" office:value="240" calcext:value-type="float">
            <text:p>240</text:p>
          </table:table-cell>
          <table:table-cell table:formula="of:=MOD([.F921]+1/[.$H$2];5)" office:value-type="float" office:value="0.316666666666629" calcext:value-type="float">
            <text:p>0,316666666666629</text:p>
          </table:table-cell>
          <table:table-cell table:formula="of:=IF([.F922]=0;[.G921]+2+1/[.$H$2];[.G921]+1/[.$H$2])" office:value-type="float" office:value="15.316666666667" calcext:value-type="float">
            <text:p>15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3]))" office:value-type="date" office:date-value="2019-10-22T17:59:50.463396" calcext:value-type="date">
            <text:p>2019-10-22 17:59:50</text:p>
          </table:table-cell>
          <table:table-cell table:style-name="ce7" table:formula="of:=[.A923]" office:value-type="date" office:date-value="2019-10-22T17:59:50.463396" calcext:value-type="date">
            <text:p>2019-10-22 17:59:50</text:p>
          </table:table-cell>
          <table:table-cell table:formula="of:=TRUNC([.A923])" office:value-type="float" office:value="43760" calcext:value-type="float">
            <text:p>43760</text:p>
          </table:table-cell>
          <table:table-cell table:style-name="ce12" table:formula="of:=[.B923]-[.C923]" office:value-type="date" office:date-value="1899-12-30T17:59:50.46339599881" calcext:value-type="date">
            <text:p>12/30/99 05:59 PM</text:p>
          </table:table-cell>
          <table:table-cell table:formula="of:=MOD([.E922]-[.$E$2];[.$H$2])+1+[.$E$2]" office:value-type="float" office:value="241" calcext:value-type="float">
            <text:p>241</text:p>
          </table:table-cell>
          <table:table-cell table:formula="of:=MOD([.F922]+1/[.$H$2];5)" office:value-type="float" office:value="0.333333333333296" calcext:value-type="float">
            <text:p>0,333333333333296</text:p>
          </table:table-cell>
          <table:table-cell table:formula="of:=IF([.F923]=0;[.G922]+2+1/[.$H$2];[.G922]+1/[.$H$2])" office:value-type="float" office:value="15.3333333333337" calcext:value-type="float">
            <text:p>15,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4]))" office:value-type="date" office:date-value="2019-10-22T18:07:35.09698" calcext:value-type="date">
            <text:p>2019-10-22 18:07:35</text:p>
          </table:table-cell>
          <table:table-cell table:style-name="ce7" table:formula="of:=[.A924]" office:value-type="date" office:date-value="2019-10-22T18:07:35.09698" calcext:value-type="date">
            <text:p>2019-10-22 18:07:35</text:p>
          </table:table-cell>
          <table:table-cell table:formula="of:=TRUNC([.A924])" office:value-type="float" office:value="43760" calcext:value-type="float">
            <text:p>43760</text:p>
          </table:table-cell>
          <table:table-cell table:style-name="ce12" table:formula="of:=[.B924]-[.C924]" office:value-type="date" office:date-value="1899-12-30T18:07:35.0969802076" calcext:value-type="date">
            <text:p>12/30/99 06:07 PM</text:p>
          </table:table-cell>
          <table:table-cell table:formula="of:=MOD([.E923]-[.$E$2];[.$H$2])+1+[.$E$2]" office:value-type="float" office:value="242" calcext:value-type="float">
            <text:p>242</text:p>
          </table:table-cell>
          <table:table-cell table:formula="of:=MOD([.F923]+1/[.$H$2];5)" office:value-type="float" office:value="0.349999999999963" calcext:value-type="float">
            <text:p>0,349999999999963</text:p>
          </table:table-cell>
          <table:table-cell table:formula="of:=IF([.F924]=0;[.G923]+2+1/[.$H$2];[.G923]+1/[.$H$2])" office:value-type="float" office:value="15.3500000000003" calcext:value-type="float">
            <text:p>15,3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5]))" office:value-type="date" office:date-value="2019-10-22T18:12:22.4579" calcext:value-type="date">
            <text:p>2019-10-22 18:12:22</text:p>
          </table:table-cell>
          <table:table-cell table:style-name="ce7" table:formula="of:=[.A925]" office:value-type="date" office:date-value="2019-10-22T18:12:22.4579" calcext:value-type="date">
            <text:p>2019-10-22 18:12:22</text:p>
          </table:table-cell>
          <table:table-cell table:formula="of:=TRUNC([.A925])" office:value-type="float" office:value="43760" calcext:value-type="float">
            <text:p>43760</text:p>
          </table:table-cell>
          <table:table-cell table:style-name="ce12" table:formula="of:=[.B925]-[.C925]" office:value-type="date" office:date-value="1899-12-30T18:12:22.45790017303" calcext:value-type="date">
            <text:p>12/30/99 06:12 PM</text:p>
          </table:table-cell>
          <table:table-cell table:formula="of:=MOD([.E924]-[.$E$2];[.$H$2])+1+[.$E$2]" office:value-type="float" office:value="243" calcext:value-type="float">
            <text:p>243</text:p>
          </table:table-cell>
          <table:table-cell table:formula="of:=MOD([.F924]+1/[.$H$2];5)" office:value-type="float" office:value="0.366666666666629" calcext:value-type="float">
            <text:p>0,366666666666629</text:p>
          </table:table-cell>
          <table:table-cell table:formula="of:=IF([.F925]=0;[.G924]+2+1/[.$H$2];[.G924]+1/[.$H$2])" office:value-type="float" office:value="15.366666666667" calcext:value-type="float">
            <text:p>15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6]))" office:value-type="date" office:date-value="2019-10-22T17:46:28.913796" calcext:value-type="date">
            <text:p>2019-10-22 17:46:29</text:p>
          </table:table-cell>
          <table:table-cell table:style-name="ce7" table:formula="of:=[.A926]" office:value-type="date" office:date-value="2019-10-22T17:46:28.913796" calcext:value-type="date">
            <text:p>2019-10-22 17:46:29</text:p>
          </table:table-cell>
          <table:table-cell table:formula="of:=TRUNC([.A926])" office:value-type="float" office:value="43760" calcext:value-type="float">
            <text:p>43760</text:p>
          </table:table-cell>
          <table:table-cell table:style-name="ce12" table:formula="of:=[.B926]-[.C926]" office:value-type="date" office:date-value="1899-12-30T17:46:28.91379637644" calcext:value-type="date">
            <text:p>12/30/99 05:46 PM</text:p>
          </table:table-cell>
          <table:table-cell table:formula="of:=MOD([.E925]-[.$E$2];[.$H$2])+1+[.$E$2]" office:value-type="float" office:value="244" calcext:value-type="float">
            <text:p>244</text:p>
          </table:table-cell>
          <table:table-cell table:formula="of:=MOD([.F925]+1/[.$H$2];5)" office:value-type="float" office:value="0.383333333333296" calcext:value-type="float">
            <text:p>0,383333333333296</text:p>
          </table:table-cell>
          <table:table-cell table:formula="of:=IF([.F926]=0;[.G925]+2+1/[.$H$2];[.G925]+1/[.$H$2])" office:value-type="float" office:value="15.3833333333337" calcext:value-type="float">
            <text:p>15,3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7]))" office:value-type="date" office:date-value="2019-10-22T18:08:14.107253" calcext:value-type="date">
            <text:p>2019-10-22 18:08:14</text:p>
          </table:table-cell>
          <table:table-cell table:style-name="ce7" table:formula="of:=[.A927]" office:value-type="date" office:date-value="2019-10-22T18:08:14.107253" calcext:value-type="date">
            <text:p>2019-10-22 18:08:14</text:p>
          </table:table-cell>
          <table:table-cell table:formula="of:=TRUNC([.A927])" office:value-type="float" office:value="43760" calcext:value-type="float">
            <text:p>43760</text:p>
          </table:table-cell>
          <table:table-cell table:style-name="ce12" table:formula="of:=[.B927]-[.C927]" office:value-type="date" office:date-value="1899-12-30T18:08:14.1072531743" calcext:value-type="date">
            <text:p>12/30/99 06:08 PM</text:p>
          </table:table-cell>
          <table:table-cell table:formula="of:=MOD([.E926]-[.$E$2];[.$H$2])+1+[.$E$2]" office:value-type="float" office:value="245" calcext:value-type="float">
            <text:p>245</text:p>
          </table:table-cell>
          <table:table-cell table:formula="of:=MOD([.F926]+1/[.$H$2];5)" office:value-type="float" office:value="0.399999999999963" calcext:value-type="float">
            <text:p>0,399999999999963</text:p>
          </table:table-cell>
          <table:table-cell table:formula="of:=IF([.F927]=0;[.G926]+2+1/[.$H$2];[.G926]+1/[.$H$2])" office:value-type="float" office:value="15.4000000000003" calcext:value-type="float">
            <text:p>15,4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8]))" office:value-type="date" office:date-value="2019-10-22T18:11:35.802849" calcext:value-type="date">
            <text:p>2019-10-22 18:11:36</text:p>
          </table:table-cell>
          <table:table-cell table:style-name="ce7" table:formula="of:=[.A928]" office:value-type="date" office:date-value="2019-10-22T18:11:35.802849" calcext:value-type="date">
            <text:p>2019-10-22 18:11:36</text:p>
          </table:table-cell>
          <table:table-cell table:formula="of:=TRUNC([.A928])" office:value-type="float" office:value="43760" calcext:value-type="float">
            <text:p>43760</text:p>
          </table:table-cell>
          <table:table-cell table:style-name="ce12" table:formula="of:=[.B928]-[.C928]" office:value-type="date" office:date-value="1899-12-30T18:11:35.80284934491" calcext:value-type="date">
            <text:p>12/30/99 06:11 PM</text:p>
          </table:table-cell>
          <table:table-cell table:formula="of:=MOD([.E927]-[.$E$2];[.$H$2])+1+[.$E$2]" office:value-type="float" office:value="246" calcext:value-type="float">
            <text:p>246</text:p>
          </table:table-cell>
          <table:table-cell table:formula="of:=MOD([.F927]+1/[.$H$2];5)" office:value-type="float" office:value="0.416666666666629" calcext:value-type="float">
            <text:p>0,416666666666629</text:p>
          </table:table-cell>
          <table:table-cell table:formula="of:=IF([.F928]=0;[.G927]+2+1/[.$H$2];[.G927]+1/[.$H$2])" office:value-type="float" office:value="15.416666666667" calcext:value-type="float">
            <text:p>15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9]))" office:value-type="date" office:date-value="2019-10-22T17:51:50.42292" calcext:value-type="date">
            <text:p>2019-10-22 17:51:50</text:p>
          </table:table-cell>
          <table:table-cell table:style-name="ce7" table:formula="of:=[.A929]" office:value-type="date" office:date-value="2019-10-22T17:51:50.42292" calcext:value-type="date">
            <text:p>2019-10-22 17:51:50</text:p>
          </table:table-cell>
          <table:table-cell table:formula="of:=TRUNC([.A929])" office:value-type="float" office:value="43760" calcext:value-type="float">
            <text:p>43760</text:p>
          </table:table-cell>
          <table:table-cell table:style-name="ce12" table:formula="of:=[.B929]-[.C929]" office:value-type="date" office:date-value="1899-12-30T17:51:50.42291990016" calcext:value-type="date">
            <text:p>12/30/99 05:51 PM</text:p>
          </table:table-cell>
          <table:table-cell table:formula="of:=MOD([.E928]-[.$E$2];[.$H$2])+1+[.$E$2]" office:value-type="float" office:value="247" calcext:value-type="float">
            <text:p>247</text:p>
          </table:table-cell>
          <table:table-cell table:formula="of:=MOD([.F928]+1/[.$H$2];5)" office:value-type="float" office:value="0.433333333333296" calcext:value-type="float">
            <text:p>0,433333333333296</text:p>
          </table:table-cell>
          <table:table-cell table:formula="of:=IF([.F929]=0;[.G928]+2+1/[.$H$2];[.G928]+1/[.$H$2])" office:value-type="float" office:value="15.4333333333337" calcext:value-type="float">
            <text:p>15,4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0]))" office:value-type="date" office:date-value="2019-10-22T18:00:01.177167" calcext:value-type="date">
            <text:p>2019-10-22 18:00:01</text:p>
          </table:table-cell>
          <table:table-cell table:style-name="ce7" table:formula="of:=[.A930]" office:value-type="date" office:date-value="2019-10-22T18:00:01.177167" calcext:value-type="date">
            <text:p>2019-10-22 18:00:01</text:p>
          </table:table-cell>
          <table:table-cell table:formula="of:=TRUNC([.A930])" office:value-type="float" office:value="43760" calcext:value-type="float">
            <text:p>43760</text:p>
          </table:table-cell>
          <table:table-cell table:style-name="ce12" table:formula="of:=[.B930]-[.C930]" office:value-type="date" office:date-value="1899-12-30T18:00:01.17716684472" calcext:value-type="date">
            <text:p>12/30/99 06:00 PM</text:p>
          </table:table-cell>
          <table:table-cell table:formula="of:=MOD([.E929]-[.$E$2];[.$H$2])+1+[.$E$2]" office:value-type="float" office:value="248" calcext:value-type="float">
            <text:p>248</text:p>
          </table:table-cell>
          <table:table-cell table:formula="of:=MOD([.F929]+1/[.$H$2];5)" office:value-type="float" office:value="0.449999999999963" calcext:value-type="float">
            <text:p>0,449999999999963</text:p>
          </table:table-cell>
          <table:table-cell table:formula="of:=IF([.F930]=0;[.G929]+2+1/[.$H$2];[.G929]+1/[.$H$2])" office:value-type="float" office:value="15.4500000000003" calcext:value-type="float">
            <text:p>15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1]))" office:value-type="date" office:date-value="2019-10-22T18:06:47.60456" calcext:value-type="date">
            <text:p>2019-10-22 18:06:48</text:p>
          </table:table-cell>
          <table:table-cell table:style-name="ce7" table:formula="of:=[.A931]" office:value-type="date" office:date-value="2019-10-22T18:06:47.60456" calcext:value-type="date">
            <text:p>2019-10-22 18:06:48</text:p>
          </table:table-cell>
          <table:table-cell table:formula="of:=TRUNC([.A931])" office:value-type="float" office:value="43760" calcext:value-type="float">
            <text:p>43760</text:p>
          </table:table-cell>
          <table:table-cell table:style-name="ce12" table:formula="of:=[.B931]-[.C931]" office:value-type="date" office:date-value="1899-12-30T18:06:47.60455965064" calcext:value-type="date">
            <text:p>12/30/99 06:06 PM</text:p>
          </table:table-cell>
          <table:table-cell table:formula="of:=MOD([.E930]-[.$E$2];[.$H$2])+1+[.$E$2]" office:value-type="float" office:value="249" calcext:value-type="float">
            <text:p>249</text:p>
          </table:table-cell>
          <table:table-cell table:formula="of:=MOD([.F930]+1/[.$H$2];5)" office:value-type="float" office:value="0.466666666666629" calcext:value-type="float">
            <text:p>0,466666666666629</text:p>
          </table:table-cell>
          <table:table-cell table:formula="of:=IF([.F931]=0;[.G930]+2+1/[.$H$2];[.G930]+1/[.$H$2])" office:value-type="float" office:value="15.466666666667" calcext:value-type="float">
            <text:p>15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2]))" office:value-type="date" office:date-value="2019-10-22T18:02:49.027795" calcext:value-type="date">
            <text:p>2019-10-22 18:02:49</text:p>
          </table:table-cell>
          <table:table-cell table:style-name="ce7" table:formula="of:=[.A932]" office:value-type="date" office:date-value="2019-10-22T18:02:49.027795" calcext:value-type="date">
            <text:p>2019-10-22 18:02:49</text:p>
          </table:table-cell>
          <table:table-cell table:formula="of:=TRUNC([.A932])" office:value-type="float" office:value="43760" calcext:value-type="float">
            <text:p>43760</text:p>
          </table:table-cell>
          <table:table-cell table:style-name="ce12" table:formula="of:=[.B932]-[.C932]" office:value-type="date" office:date-value="1899-12-30T18:02:49.02779533993" calcext:value-type="date">
            <text:p>12/30/99 06:02 PM</text:p>
          </table:table-cell>
          <table:table-cell table:formula="of:=MOD([.E931]-[.$E$2];[.$H$2])+1+[.$E$2]" office:value-type="float" office:value="250" calcext:value-type="float">
            <text:p>250</text:p>
          </table:table-cell>
          <table:table-cell table:formula="of:=MOD([.F931]+1/[.$H$2];5)" office:value-type="float" office:value="0.483333333333296" calcext:value-type="float">
            <text:p>0,483333333333296</text:p>
          </table:table-cell>
          <table:table-cell table:formula="of:=IF([.F932]=0;[.G931]+2+1/[.$H$2];[.G931]+1/[.$H$2])" office:value-type="float" office:value="15.4833333333337" calcext:value-type="float">
            <text:p>15,4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3]))" office:value-type="date" office:date-value="2019-10-22T18:16:09.233411" calcext:value-type="date">
            <text:p>2019-10-22 18:16:09</text:p>
          </table:table-cell>
          <table:table-cell table:style-name="ce7" table:formula="of:=[.A933]" office:value-type="date" office:date-value="2019-10-22T18:16:09.233411" calcext:value-type="date">
            <text:p>2019-10-22 18:16:09</text:p>
          </table:table-cell>
          <table:table-cell table:formula="of:=TRUNC([.A933])" office:value-type="float" office:value="43760" calcext:value-type="float">
            <text:p>43760</text:p>
          </table:table-cell>
          <table:table-cell table:style-name="ce12" table:formula="of:=[.B933]-[.C933]" office:value-type="date" office:date-value="1899-12-30T18:16:09.23341148067" calcext:value-type="date">
            <text:p>12/30/99 06:16 PM</text:p>
          </table:table-cell>
          <table:table-cell table:formula="of:=MOD([.E932]-[.$E$2];[.$H$2])+1+[.$E$2]" office:value-type="float" office:value="251" calcext:value-type="float">
            <text:p>251</text:p>
          </table:table-cell>
          <table:table-cell table:formula="of:=MOD([.F932]+1/[.$H$2];5)" office:value-type="float" office:value="0.499999999999963" calcext:value-type="float">
            <text:p>0,499999999999963</text:p>
          </table:table-cell>
          <table:table-cell table:formula="of:=IF([.F933]=0;[.G932]+2+1/[.$H$2];[.G932]+1/[.$H$2])" office:value-type="float" office:value="15.5000000000003" calcext:value-type="float">
            <text:p>15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4]))" office:value-type="date" office:date-value="2019-10-22T18:08:53.652869" calcext:value-type="date">
            <text:p>2019-10-22 18:08:54</text:p>
          </table:table-cell>
          <table:table-cell table:style-name="ce7" table:formula="of:=[.A934]" office:value-type="date" office:date-value="2019-10-22T18:08:53.652869" calcext:value-type="date">
            <text:p>2019-10-22 18:08:54</text:p>
          </table:table-cell>
          <table:table-cell table:formula="of:=TRUNC([.A934])" office:value-type="float" office:value="43760" calcext:value-type="float">
            <text:p>43760</text:p>
          </table:table-cell>
          <table:table-cell table:style-name="ce12" table:formula="of:=[.B934]-[.C934]" office:value-type="date" office:date-value="1899-12-30T18:08:53.65286949556" calcext:value-type="date">
            <text:p>12/30/99 06:08 PM</text:p>
          </table:table-cell>
          <table:table-cell table:formula="of:=MOD([.E933]-[.$E$2];[.$H$2])+1+[.$E$2]" office:value-type="float" office:value="252" calcext:value-type="float">
            <text:p>252</text:p>
          </table:table-cell>
          <table:table-cell table:formula="of:=MOD([.F933]+1/[.$H$2];5)" office:value-type="float" office:value="0.516666666666629" calcext:value-type="float">
            <text:p>0,516666666666629</text:p>
          </table:table-cell>
          <table:table-cell table:formula="of:=IF([.F934]=0;[.G933]+2+1/[.$H$2];[.G933]+1/[.$H$2])" office:value-type="float" office:value="15.516666666667" calcext:value-type="float">
            <text:p>15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5]))" office:value-type="date" office:date-value="2019-10-22T17:54:44.934723" calcext:value-type="date">
            <text:p>2019-10-22 17:54:45</text:p>
          </table:table-cell>
          <table:table-cell table:style-name="ce7" table:formula="of:=[.A935]" office:value-type="date" office:date-value="2019-10-22T17:54:44.934723" calcext:value-type="date">
            <text:p>2019-10-22 17:54:45</text:p>
          </table:table-cell>
          <table:table-cell table:formula="of:=TRUNC([.A935])" office:value-type="float" office:value="43760" calcext:value-type="float">
            <text:p>43760</text:p>
          </table:table-cell>
          <table:table-cell table:style-name="ce12" table:formula="of:=[.B935]-[.C935]" office:value-type="date" office:date-value="1899-12-30T17:54:44.93472291157" calcext:value-type="date">
            <text:p>12/30/99 05:54 PM</text:p>
          </table:table-cell>
          <table:table-cell table:formula="of:=MOD([.E934]-[.$E$2];[.$H$2])+1+[.$E$2]" office:value-type="float" office:value="253" calcext:value-type="float">
            <text:p>253</text:p>
          </table:table-cell>
          <table:table-cell table:formula="of:=MOD([.F934]+1/[.$H$2];5)" office:value-type="float" office:value="0.533333333333296" calcext:value-type="float">
            <text:p>0,533333333333296</text:p>
          </table:table-cell>
          <table:table-cell table:formula="of:=IF([.F935]=0;[.G934]+2+1/[.$H$2];[.G934]+1/[.$H$2])" office:value-type="float" office:value="15.5333333333337" calcext:value-type="float">
            <text:p>15,5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6]))" office:value-type="date" office:date-value="2019-10-22T17:49:55.313915" calcext:value-type="date">
            <text:p>2019-10-22 17:49:55</text:p>
          </table:table-cell>
          <table:table-cell table:style-name="ce7" table:formula="of:=[.A936]" office:value-type="date" office:date-value="2019-10-22T17:49:55.313915" calcext:value-type="date">
            <text:p>2019-10-22 17:49:55</text:p>
          </table:table-cell>
          <table:table-cell table:formula="of:=TRUNC([.A936])" office:value-type="float" office:value="43760" calcext:value-type="float">
            <text:p>43760</text:p>
          </table:table-cell>
          <table:table-cell table:style-name="ce12" table:formula="of:=[.B936]-[.C936]" office:value-type="date" office:date-value="1899-12-30T17:49:55.31391465571" calcext:value-type="date">
            <text:p>12/30/99 05:49 PM</text:p>
          </table:table-cell>
          <table:table-cell table:formula="of:=MOD([.E935]-[.$E$2];[.$H$2])+1+[.$E$2]" office:value-type="float" office:value="254" calcext:value-type="float">
            <text:p>254</text:p>
          </table:table-cell>
          <table:table-cell table:formula="of:=MOD([.F935]+1/[.$H$2];5)" office:value-type="float" office:value="0.549999999999963" calcext:value-type="float">
            <text:p>0,549999999999963</text:p>
          </table:table-cell>
          <table:table-cell table:formula="of:=IF([.F936]=0;[.G935]+2+1/[.$H$2];[.G935]+1/[.$H$2])" office:value-type="float" office:value="15.5500000000004" calcext:value-type="float">
            <text:p>15,5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7]))" office:value-type="date" office:date-value="2019-10-22T17:35:22.07161" calcext:value-type="date">
            <text:p>2019-10-22 17:35:22</text:p>
          </table:table-cell>
          <table:table-cell table:style-name="ce7" table:formula="of:=[.A937]" office:value-type="date" office:date-value="2019-10-22T17:35:22.07161" calcext:value-type="date">
            <text:p>2019-10-22 17:35:22</text:p>
          </table:table-cell>
          <table:table-cell table:formula="of:=TRUNC([.A937])" office:value-type="float" office:value="43760" calcext:value-type="float">
            <text:p>43760</text:p>
          </table:table-cell>
          <table:table-cell table:style-name="ce12" table:formula="of:=[.B937]-[.C937]" office:value-type="date" office:date-value="1899-12-30T17:35:22.07161020488" calcext:value-type="date">
            <text:p>12/30/99 05:35 PM</text:p>
          </table:table-cell>
          <table:table-cell table:formula="of:=MOD([.E936]-[.$E$2];[.$H$2])+1+[.$E$2]" office:value-type="float" office:value="255" calcext:value-type="float">
            <text:p>255</text:p>
          </table:table-cell>
          <table:table-cell table:formula="of:=MOD([.F936]+1/[.$H$2];5)" office:value-type="float" office:value="0.566666666666629" calcext:value-type="float">
            <text:p>0,566666666666629</text:p>
          </table:table-cell>
          <table:table-cell table:formula="of:=IF([.F937]=0;[.G936]+2+1/[.$H$2];[.G936]+1/[.$H$2])" office:value-type="float" office:value="15.566666666667" calcext:value-type="float">
            <text:p>15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8]))" office:value-type="date" office:date-value="2019-10-22T17:44:10.731246" calcext:value-type="date">
            <text:p>2019-10-22 17:44:11</text:p>
          </table:table-cell>
          <table:table-cell table:style-name="ce7" table:formula="of:=[.A938]" office:value-type="date" office:date-value="2019-10-22T17:44:10.731246" calcext:value-type="date">
            <text:p>2019-10-22 17:44:11</text:p>
          </table:table-cell>
          <table:table-cell table:formula="of:=TRUNC([.A938])" office:value-type="float" office:value="43760" calcext:value-type="float">
            <text:p>43760</text:p>
          </table:table-cell>
          <table:table-cell table:style-name="ce12" table:formula="of:=[.B938]-[.C938]" office:value-type="date" office:date-value="1899-12-30T17:44:10.73124649934" calcext:value-type="date">
            <text:p>12/30/99 05:44 PM</text:p>
          </table:table-cell>
          <table:table-cell table:formula="of:=MOD([.E937]-[.$E$2];[.$H$2])+1+[.$E$2]" office:value-type="float" office:value="256" calcext:value-type="float">
            <text:p>256</text:p>
          </table:table-cell>
          <table:table-cell table:formula="of:=MOD([.F937]+1/[.$H$2];5)" office:value-type="float" office:value="0.583333333333296" calcext:value-type="float">
            <text:p>0,583333333333296</text:p>
          </table:table-cell>
          <table:table-cell table:formula="of:=IF([.F938]=0;[.G937]+2+1/[.$H$2];[.G937]+1/[.$H$2])" office:value-type="float" office:value="15.5833333333337" calcext:value-type="float">
            <text:p>15,5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9]))" office:value-type="date" office:date-value="2019-10-22T17:52:14.879736" calcext:value-type="date">
            <text:p>2019-10-22 17:52:15</text:p>
          </table:table-cell>
          <table:table-cell table:style-name="ce7" table:formula="of:=[.A939]" office:value-type="date" office:date-value="2019-10-22T17:52:14.879736" calcext:value-type="date">
            <text:p>2019-10-22 17:52:15</text:p>
          </table:table-cell>
          <table:table-cell table:formula="of:=TRUNC([.A939])" office:value-type="float" office:value="43760" calcext:value-type="float">
            <text:p>43760</text:p>
          </table:table-cell>
          <table:table-cell table:style-name="ce12" table:formula="of:=[.B939]-[.C939]" office:value-type="date" office:date-value="1899-12-30T17:52:14.87973629963" calcext:value-type="date">
            <text:p>12/30/99 05:52 PM</text:p>
          </table:table-cell>
          <table:table-cell table:formula="of:=MOD([.E938]-[.$E$2];[.$H$2])+1+[.$E$2]" office:value-type="float" office:value="257" calcext:value-type="float">
            <text:p>257</text:p>
          </table:table-cell>
          <table:table-cell table:formula="of:=MOD([.F938]+1/[.$H$2];5)" office:value-type="float" office:value="0.599999999999963" calcext:value-type="float">
            <text:p>0,599999999999963</text:p>
          </table:table-cell>
          <table:table-cell table:formula="of:=IF([.F939]=0;[.G938]+2+1/[.$H$2];[.G938]+1/[.$H$2])" office:value-type="float" office:value="15.6000000000004" calcext:value-type="float">
            <text:p>15,6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0]))" office:value-type="date" office:date-value="2019-10-22T17:54:31.128271" calcext:value-type="date">
            <text:p>2019-10-22 17:54:31</text:p>
          </table:table-cell>
          <table:table-cell table:style-name="ce7" table:formula="of:=[.A940]" office:value-type="date" office:date-value="2019-10-22T17:54:31.128271" calcext:value-type="date">
            <text:p>2019-10-22 17:54:31</text:p>
          </table:table-cell>
          <table:table-cell table:formula="of:=TRUNC([.A940])" office:value-type="float" office:value="43760" calcext:value-type="float">
            <text:p>43760</text:p>
          </table:table-cell>
          <table:table-cell table:style-name="ce12" table:formula="of:=[.B940]-[.C940]" office:value-type="date" office:date-value="1899-12-30T17:54:31.12827119417" calcext:value-type="date">
            <text:p>12/30/99 05:54 PM</text:p>
          </table:table-cell>
          <table:table-cell table:formula="of:=MOD([.E939]-[.$E$2];[.$H$2])+1+[.$E$2]" office:value-type="float" office:value="258" calcext:value-type="float">
            <text:p>258</text:p>
          </table:table-cell>
          <table:table-cell table:formula="of:=MOD([.F939]+1/[.$H$2];5)" office:value-type="float" office:value="0.61666666666663" calcext:value-type="float">
            <text:p>0,61666666666663</text:p>
          </table:table-cell>
          <table:table-cell table:formula="of:=IF([.F940]=0;[.G939]+2+1/[.$H$2];[.G939]+1/[.$H$2])" office:value-type="float" office:value="15.616666666667" calcext:value-type="float">
            <text:p>15,6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1]))" office:value-type="date" office:date-value="2019-10-22T17:38:26.300098" calcext:value-type="date">
            <text:p>2019-10-22 17:38:26</text:p>
          </table:table-cell>
          <table:table-cell table:style-name="ce7" table:formula="of:=[.A941]" office:value-type="date" office:date-value="2019-10-22T17:38:26.300098" calcext:value-type="date">
            <text:p>2019-10-22 17:38:26</text:p>
          </table:table-cell>
          <table:table-cell table:formula="of:=TRUNC([.A941])" office:value-type="float" office:value="43760" calcext:value-type="float">
            <text:p>43760</text:p>
          </table:table-cell>
          <table:table-cell table:style-name="ce12" table:formula="of:=[.B941]-[.C941]" office:value-type="date" office:date-value="1899-12-30T17:38:26.30009821616" calcext:value-type="date">
            <text:p>12/30/99 05:38 PM</text:p>
          </table:table-cell>
          <table:table-cell table:formula="of:=MOD([.E940]-[.$E$2];[.$H$2])+1+[.$E$2]" office:value-type="float" office:value="259" calcext:value-type="float">
            <text:p>259</text:p>
          </table:table-cell>
          <table:table-cell table:formula="of:=MOD([.F940]+1/[.$H$2];5)" office:value-type="float" office:value="0.633333333333296" calcext:value-type="float">
            <text:p>0,633333333333296</text:p>
          </table:table-cell>
          <table:table-cell table:formula="of:=IF([.F941]=0;[.G940]+2+1/[.$H$2];[.G940]+1/[.$H$2])" office:value-type="float" office:value="15.6333333333337" calcext:value-type="float">
            <text:p>15,6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2]))" office:value-type="date" office:date-value="2019-10-22T18:10:37.134942" calcext:value-type="date">
            <text:p>2019-10-22 18:10:37</text:p>
          </table:table-cell>
          <table:table-cell table:style-name="ce7" table:formula="of:=[.A942]" office:value-type="date" office:date-value="2019-10-22T18:10:37.134942" calcext:value-type="date">
            <text:p>2019-10-22 18:10:37</text:p>
          </table:table-cell>
          <table:table-cell table:formula="of:=TRUNC([.A942])" office:value-type="float" office:value="43760" calcext:value-type="float">
            <text:p>43760</text:p>
          </table:table-cell>
          <table:table-cell table:style-name="ce12" table:formula="of:=[.B942]-[.C942]" office:value-type="date" office:date-value="1899-12-30T18:10:37.13494248223" calcext:value-type="date">
            <text:p>12/30/99 06:10 PM</text:p>
          </table:table-cell>
          <table:table-cell table:formula="of:=MOD([.E941]-[.$E$2];[.$H$2])+1+[.$E$2]" office:value-type="float" office:value="260" calcext:value-type="float">
            <text:p>260</text:p>
          </table:table-cell>
          <table:table-cell table:formula="of:=MOD([.F941]+1/[.$H$2];5)" office:value-type="float" office:value="0.649999999999963" calcext:value-type="float">
            <text:p>0,649999999999963</text:p>
          </table:table-cell>
          <table:table-cell table:formula="of:=IF([.F942]=0;[.G941]+2+1/[.$H$2];[.G941]+1/[.$H$2])" office:value-type="float" office:value="15.6500000000004" calcext:value-type="float">
            <text:p>15,6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3]))" office:value-type="date" office:date-value="2019-10-22T18:21:10.982681" calcext:value-type="date">
            <text:p>2019-10-22 18:21:11</text:p>
          </table:table-cell>
          <table:table-cell table:style-name="ce7" table:formula="of:=[.A943]" office:value-type="date" office:date-value="2019-10-22T18:21:10.982681" calcext:value-type="date">
            <text:p>2019-10-22 18:21:11</text:p>
          </table:table-cell>
          <table:table-cell table:formula="of:=TRUNC([.A943])" office:value-type="float" office:value="43760" calcext:value-type="float">
            <text:p>43760</text:p>
          </table:table-cell>
          <table:table-cell table:style-name="ce12" table:formula="of:=[.B943]-[.C943]" office:value-type="date" office:date-value="1899-12-30T18:21:10.98268065602" calcext:value-type="date">
            <text:p>12/30/99 06:21 PM</text:p>
          </table:table-cell>
          <table:table-cell table:formula="of:=MOD([.E942]-[.$E$2];[.$H$2])+1+[.$E$2]" office:value-type="float" office:value="261" calcext:value-type="float">
            <text:p>261</text:p>
          </table:table-cell>
          <table:table-cell table:formula="of:=MOD([.F942]+1/[.$H$2];5)" office:value-type="float" office:value="0.66666666666663" calcext:value-type="float">
            <text:p>0,66666666666663</text:p>
          </table:table-cell>
          <table:table-cell table:formula="of:=IF([.F943]=0;[.G942]+2+1/[.$H$2];[.G942]+1/[.$H$2])" office:value-type="float" office:value="15.666666666667" calcext:value-type="float">
            <text:p>15,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4]))" office:value-type="date" office:date-value="2019-10-22T17:33:24.196148" calcext:value-type="date">
            <text:p>2019-10-22 17:33:24</text:p>
          </table:table-cell>
          <table:table-cell table:style-name="ce7" table:formula="of:=[.A944]" office:value-type="date" office:date-value="2019-10-22T17:33:24.196148" calcext:value-type="date">
            <text:p>2019-10-22 17:33:24</text:p>
          </table:table-cell>
          <table:table-cell table:formula="of:=TRUNC([.A944])" office:value-type="float" office:value="43760" calcext:value-type="float">
            <text:p>43760</text:p>
          </table:table-cell>
          <table:table-cell table:style-name="ce12" table:formula="of:=[.B944]-[.C944]" office:value-type="date" office:date-value="1899-12-30T17:33:24.19614817947" calcext:value-type="date">
            <text:p>12/30/99 05:33 PM</text:p>
          </table:table-cell>
          <table:table-cell table:formula="of:=MOD([.E943]-[.$E$2];[.$H$2])+1+[.$E$2]" office:value-type="float" office:value="262" calcext:value-type="float">
            <text:p>262</text:p>
          </table:table-cell>
          <table:table-cell table:formula="of:=MOD([.F943]+1/[.$H$2];5)" office:value-type="float" office:value="0.683333333333296" calcext:value-type="float">
            <text:p>0,683333333333296</text:p>
          </table:table-cell>
          <table:table-cell table:formula="of:=IF([.F944]=0;[.G943]+2+1/[.$H$2];[.G943]+1/[.$H$2])" office:value-type="float" office:value="15.6833333333337" calcext:value-type="float">
            <text:p>15,6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5]))" office:value-type="date" office:date-value="2019-10-22T18:02:55.357324" calcext:value-type="date">
            <text:p>2019-10-22 18:02:55</text:p>
          </table:table-cell>
          <table:table-cell table:style-name="ce7" table:formula="of:=[.A945]" office:value-type="date" office:date-value="2019-10-22T18:02:55.357324" calcext:value-type="date">
            <text:p>2019-10-22 18:02:55</text:p>
          </table:table-cell>
          <table:table-cell table:formula="of:=TRUNC([.A945])" office:value-type="float" office:value="43760" calcext:value-type="float">
            <text:p>43760</text:p>
          </table:table-cell>
          <table:table-cell table:style-name="ce12" table:formula="of:=[.B945]-[.C945]" office:value-type="date" office:date-value="1899-12-30T18:02:55.35732372198" calcext:value-type="date">
            <text:p>12/30/99 06:02 PM</text:p>
          </table:table-cell>
          <table:table-cell table:formula="of:=MOD([.E944]-[.$E$2];[.$H$2])+1+[.$E$2]" office:value-type="float" office:value="263" calcext:value-type="float">
            <text:p>263</text:p>
          </table:table-cell>
          <table:table-cell table:formula="of:=MOD([.F944]+1/[.$H$2];5)" office:value-type="float" office:value="0.699999999999963" calcext:value-type="float">
            <text:p>0,699999999999963</text:p>
          </table:table-cell>
          <table:table-cell table:formula="of:=IF([.F945]=0;[.G944]+2+1/[.$H$2];[.G944]+1/[.$H$2])" office:value-type="float" office:value="15.7000000000004" calcext:value-type="float">
            <text:p>15,7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6]))" office:value-type="date" office:date-value="2019-10-22T18:03:29.847328" calcext:value-type="date">
            <text:p>2019-10-22 18:03:30</text:p>
          </table:table-cell>
          <table:table-cell table:style-name="ce7" table:formula="of:=[.A946]" office:value-type="date" office:date-value="2019-10-22T18:03:29.847328" calcext:value-type="date">
            <text:p>2019-10-22 18:03:30</text:p>
          </table:table-cell>
          <table:table-cell table:formula="of:=TRUNC([.A946])" office:value-type="float" office:value="43760" calcext:value-type="float">
            <text:p>43760</text:p>
          </table:table-cell>
          <table:table-cell table:style-name="ce12" table:formula="of:=[.B946]-[.C946]" office:value-type="date" office:date-value="1899-12-30T18:03:29.84732788056" calcext:value-type="date">
            <text:p>12/30/99 06:03 PM</text:p>
          </table:table-cell>
          <table:table-cell table:formula="of:=MOD([.E945]-[.$E$2];[.$H$2])+1+[.$E$2]" office:value-type="float" office:value="264" calcext:value-type="float">
            <text:p>264</text:p>
          </table:table-cell>
          <table:table-cell table:formula="of:=MOD([.F945]+1/[.$H$2];5)" office:value-type="float" office:value="0.71666666666663" calcext:value-type="float">
            <text:p>0,71666666666663</text:p>
          </table:table-cell>
          <table:table-cell table:formula="of:=IF([.F946]=0;[.G945]+2+1/[.$H$2];[.G945]+1/[.$H$2])" office:value-type="float" office:value="15.716666666667" calcext:value-type="float">
            <text:p>15,7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7]))" office:value-type="date" office:date-value="2019-10-22T18:08:06.511613" calcext:value-type="date">
            <text:p>2019-10-22 18:08:07</text:p>
          </table:table-cell>
          <table:table-cell table:style-name="ce7" table:formula="of:=[.A947]" office:value-type="date" office:date-value="2019-10-22T18:08:06.511613" calcext:value-type="date">
            <text:p>2019-10-22 18:08:07</text:p>
          </table:table-cell>
          <table:table-cell table:formula="of:=TRUNC([.A947])" office:value-type="float" office:value="43760" calcext:value-type="float">
            <text:p>43760</text:p>
          </table:table-cell>
          <table:table-cell table:style-name="ce12" table:formula="of:=[.B947]-[.C947]" office:value-type="date" office:date-value="1899-12-30T18:08:06.51161317248" calcext:value-type="date">
            <text:p>12/30/99 06:08 PM</text:p>
          </table:table-cell>
          <table:table-cell table:formula="of:=MOD([.E946]-[.$E$2];[.$H$2])+1+[.$E$2]" office:value-type="float" office:value="265" calcext:value-type="float">
            <text:p>265</text:p>
          </table:table-cell>
          <table:table-cell table:formula="of:=MOD([.F946]+1/[.$H$2];5)" office:value-type="float" office:value="0.733333333333297" calcext:value-type="float">
            <text:p>0,733333333333297</text:p>
          </table:table-cell>
          <table:table-cell table:formula="of:=IF([.F947]=0;[.G946]+2+1/[.$H$2];[.G946]+1/[.$H$2])" office:value-type="float" office:value="15.7333333333337" calcext:value-type="float">
            <text:p>15,7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8]))" office:value-type="date" office:date-value="2019-10-22T18:03:58.066347" calcext:value-type="date">
            <text:p>2019-10-22 18:03:58</text:p>
          </table:table-cell>
          <table:table-cell table:style-name="ce7" table:formula="of:=[.A948]" office:value-type="date" office:date-value="2019-10-22T18:03:58.066347" calcext:value-type="date">
            <text:p>2019-10-22 18:03:58</text:p>
          </table:table-cell>
          <table:table-cell table:formula="of:=TRUNC([.A948])" office:value-type="float" office:value="43760" calcext:value-type="float">
            <text:p>43760</text:p>
          </table:table-cell>
          <table:table-cell table:style-name="ce12" table:formula="of:=[.B948]-[.C948]" office:value-type="date" office:date-value="1899-12-30T18:03:58.06634726934" calcext:value-type="date">
            <text:p>12/30/99 06:03 PM</text:p>
          </table:table-cell>
          <table:table-cell table:formula="of:=MOD([.E947]-[.$E$2];[.$H$2])+1+[.$E$2]" office:value-type="float" office:value="266" calcext:value-type="float">
            <text:p>266</text:p>
          </table:table-cell>
          <table:table-cell table:formula="of:=MOD([.F947]+1/[.$H$2];5)" office:value-type="float" office:value="0.749999999999963" calcext:value-type="float">
            <text:p>0,749999999999963</text:p>
          </table:table-cell>
          <table:table-cell table:formula="of:=IF([.F948]=0;[.G947]+2+1/[.$H$2];[.G947]+1/[.$H$2])" office:value-type="float" office:value="15.7500000000004" calcext:value-type="float">
            <text:p>15,7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9]))" office:value-type="date" office:date-value="2019-10-22T17:56:27.960437" calcext:value-type="date">
            <text:p>2019-10-22 17:56:28</text:p>
          </table:table-cell>
          <table:table-cell table:style-name="ce7" table:formula="of:=[.A949]" office:value-type="date" office:date-value="2019-10-22T17:56:27.960437" calcext:value-type="date">
            <text:p>2019-10-22 17:56:28</text:p>
          </table:table-cell>
          <table:table-cell table:formula="of:=TRUNC([.A949])" office:value-type="float" office:value="43760" calcext:value-type="float">
            <text:p>43760</text:p>
          </table:table-cell>
          <table:table-cell table:style-name="ce12" table:formula="of:=[.B949]-[.C949]" office:value-type="date" office:date-value="1899-12-30T17:56:27.96043710317" calcext:value-type="date">
            <text:p>12/30/99 05:56 PM</text:p>
          </table:table-cell>
          <table:table-cell table:formula="of:=MOD([.E948]-[.$E$2];[.$H$2])+1+[.$E$2]" office:value-type="float" office:value="267" calcext:value-type="float">
            <text:p>267</text:p>
          </table:table-cell>
          <table:table-cell table:formula="of:=MOD([.F948]+1/[.$H$2];5)" office:value-type="float" office:value="0.76666666666663" calcext:value-type="float">
            <text:p>0,76666666666663</text:p>
          </table:table-cell>
          <table:table-cell table:formula="of:=IF([.F949]=0;[.G948]+2+1/[.$H$2];[.G948]+1/[.$H$2])" office:value-type="float" office:value="15.766666666667" calcext:value-type="float">
            <text:p>15,7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0]))" office:value-type="date" office:date-value="2019-10-22T17:59:26.291083" calcext:value-type="date">
            <text:p>2019-10-22 17:59:26</text:p>
          </table:table-cell>
          <table:table-cell table:style-name="ce7" table:formula="of:=[.A950]" office:value-type="date" office:date-value="2019-10-22T17:59:26.291083" calcext:value-type="date">
            <text:p>2019-10-22 17:59:26</text:p>
          </table:table-cell>
          <table:table-cell table:formula="of:=TRUNC([.A950])" office:value-type="float" office:value="43760" calcext:value-type="float">
            <text:p>43760</text:p>
          </table:table-cell>
          <table:table-cell table:style-name="ce12" table:formula="of:=[.B950]-[.C950]" office:value-type="date" office:date-value="1899-12-30T17:59:26.29108318593" calcext:value-type="date">
            <text:p>12/30/99 05:59 PM</text:p>
          </table:table-cell>
          <table:table-cell table:formula="of:=MOD([.E949]-[.$E$2];[.$H$2])+1+[.$E$2]" office:value-type="float" office:value="268" calcext:value-type="float">
            <text:p>268</text:p>
          </table:table-cell>
          <table:table-cell table:formula="of:=MOD([.F949]+1/[.$H$2];5)" office:value-type="float" office:value="0.783333333333297" calcext:value-type="float">
            <text:p>0,783333333333297</text:p>
          </table:table-cell>
          <table:table-cell table:formula="of:=IF([.F950]=0;[.G949]+2+1/[.$H$2];[.G949]+1/[.$H$2])" office:value-type="float" office:value="15.7833333333337" calcext:value-type="float">
            <text:p>15,7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1]))" office:value-type="date" office:date-value="2019-10-22T18:11:02.259823" calcext:value-type="date">
            <text:p>2019-10-22 18:11:02</text:p>
          </table:table-cell>
          <table:table-cell table:style-name="ce7" table:formula="of:=[.A951]" office:value-type="date" office:date-value="2019-10-22T18:11:02.259823" calcext:value-type="date">
            <text:p>2019-10-22 18:11:02</text:p>
          </table:table-cell>
          <table:table-cell table:formula="of:=TRUNC([.A951])" office:value-type="float" office:value="43760" calcext:value-type="float">
            <text:p>43760</text:p>
          </table:table-cell>
          <table:table-cell table:style-name="ce12" table:formula="of:=[.B951]-[.C951]" office:value-type="date" office:date-value="1899-12-30T18:11:02.25982317701" calcext:value-type="date">
            <text:p>12/30/99 06:11 PM</text:p>
          </table:table-cell>
          <table:table-cell table:formula="of:=MOD([.E950]-[.$E$2];[.$H$2])+1+[.$E$2]" office:value-type="float" office:value="269" calcext:value-type="float">
            <text:p>269</text:p>
          </table:table-cell>
          <table:table-cell table:formula="of:=MOD([.F950]+1/[.$H$2];5)" office:value-type="float" office:value="0.799999999999963" calcext:value-type="float">
            <text:p>0,799999999999963</text:p>
          </table:table-cell>
          <table:table-cell table:formula="of:=IF([.F951]=0;[.G950]+2+1/[.$H$2];[.G950]+1/[.$H$2])" office:value-type="float" office:value="15.8000000000004" calcext:value-type="float">
            <text:p>15,8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2]))" office:value-type="date" office:date-value="2019-10-22T17:45:36.289748" calcext:value-type="date">
            <text:p>2019-10-22 17:45:36</text:p>
          </table:table-cell>
          <table:table-cell table:style-name="ce7" table:formula="of:=[.A952]" office:value-type="date" office:date-value="2019-10-22T17:45:36.289748" calcext:value-type="date">
            <text:p>2019-10-22 17:45:36</text:p>
          </table:table-cell>
          <table:table-cell table:formula="of:=TRUNC([.A952])" office:value-type="float" office:value="43760" calcext:value-type="float">
            <text:p>43760</text:p>
          </table:table-cell>
          <table:table-cell table:style-name="ce12" table:formula="of:=[.B952]-[.C952]" office:value-type="date" office:date-value="1899-12-30T17:45:36.28974754829" calcext:value-type="date">
            <text:p>12/30/99 05:45 PM</text:p>
          </table:table-cell>
          <table:table-cell table:formula="of:=MOD([.E951]-[.$E$2];[.$H$2])+1+[.$E$2]" office:value-type="float" office:value="270" calcext:value-type="float">
            <text:p>270</text:p>
          </table:table-cell>
          <table:table-cell table:formula="of:=MOD([.F951]+1/[.$H$2];5)" office:value-type="float" office:value="0.81666666666663" calcext:value-type="float">
            <text:p>0,81666666666663</text:p>
          </table:table-cell>
          <table:table-cell table:formula="of:=IF([.F952]=0;[.G951]+2+1/[.$H$2];[.G951]+1/[.$H$2])" office:value-type="float" office:value="15.816666666667" calcext:value-type="float">
            <text:p>15,8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3]))" office:value-type="date" office:date-value="2019-10-22T17:33:13.927443" calcext:value-type="date">
            <text:p>2019-10-22 17:33:14</text:p>
          </table:table-cell>
          <table:table-cell table:style-name="ce7" table:formula="of:=[.A953]" office:value-type="date" office:date-value="2019-10-22T17:33:13.927443" calcext:value-type="date">
            <text:p>2019-10-22 17:33:14</text:p>
          </table:table-cell>
          <table:table-cell table:formula="of:=TRUNC([.A953])" office:value-type="float" office:value="43760" calcext:value-type="float">
            <text:p>43760</text:p>
          </table:table-cell>
          <table:table-cell table:style-name="ce12" table:formula="of:=[.B953]-[.C953]" office:value-type="date" office:date-value="1899-12-30T17:33:13.92744256184" calcext:value-type="date">
            <text:p>12/30/99 05:33 PM</text:p>
          </table:table-cell>
          <table:table-cell table:formula="of:=MOD([.E952]-[.$E$2];[.$H$2])+1+[.$E$2]" office:value-type="float" office:value="271" calcext:value-type="float">
            <text:p>271</text:p>
          </table:table-cell>
          <table:table-cell table:formula="of:=MOD([.F952]+1/[.$H$2];5)" office:value-type="float" office:value="0.833333333333297" calcext:value-type="float">
            <text:p>0,833333333333297</text:p>
          </table:table-cell>
          <table:table-cell table:formula="of:=IF([.F953]=0;[.G952]+2+1/[.$H$2];[.G952]+1/[.$H$2])" office:value-type="float" office:value="15.8333333333337" calcext:value-type="float">
            <text:p>15,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4]))" office:value-type="date" office:date-value="2019-10-22T17:48:13.479927" calcext:value-type="date">
            <text:p>2019-10-22 17:48:13</text:p>
          </table:table-cell>
          <table:table-cell table:style-name="ce7" table:formula="of:=[.A954]" office:value-type="date" office:date-value="2019-10-22T17:48:13.479927" calcext:value-type="date">
            <text:p>2019-10-22 17:48:13</text:p>
          </table:table-cell>
          <table:table-cell table:formula="of:=TRUNC([.A954])" office:value-type="float" office:value="43760" calcext:value-type="float">
            <text:p>43760</text:p>
          </table:table-cell>
          <table:table-cell table:style-name="ce12" table:formula="of:=[.B954]-[.C954]" office:value-type="date" office:date-value="1899-12-30T17:48:13.47992730327" calcext:value-type="date">
            <text:p>12/30/99 05:48 PM</text:p>
          </table:table-cell>
          <table:table-cell table:formula="of:=MOD([.E953]-[.$E$2];[.$H$2])+1+[.$E$2]" office:value-type="float" office:value="272" calcext:value-type="float">
            <text:p>272</text:p>
          </table:table-cell>
          <table:table-cell table:formula="of:=MOD([.F953]+1/[.$H$2];5)" office:value-type="float" office:value="0.849999999999964" calcext:value-type="float">
            <text:p>0,849999999999964</text:p>
          </table:table-cell>
          <table:table-cell table:formula="of:=IF([.F954]=0;[.G953]+2+1/[.$H$2];[.G953]+1/[.$H$2])" office:value-type="float" office:value="15.8500000000004" calcext:value-type="float">
            <text:p>15,8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5]))" office:value-type="date" office:date-value="2019-10-22T17:15:08.254044" calcext:value-type="date">
            <text:p>2019-10-22 17:15:08</text:p>
          </table:table-cell>
          <table:table-cell table:style-name="ce7" table:formula="of:=[.A955]" office:value-type="date" office:date-value="2019-10-22T17:15:08.254044" calcext:value-type="date">
            <text:p>2019-10-22 17:15:08</text:p>
          </table:table-cell>
          <table:table-cell table:formula="of:=TRUNC([.A955])" office:value-type="float" office:value="43760" calcext:value-type="float">
            <text:p>43760</text:p>
          </table:table-cell>
          <table:table-cell table:style-name="ce12" table:formula="of:=[.B955]-[.C955]" office:value-type="date" office:date-value="1899-12-30T17:15:08.25404394418" calcext:value-type="date">
            <text:p>12/30/99 05:15 PM</text:p>
          </table:table-cell>
          <table:table-cell table:formula="of:=MOD([.E954]-[.$E$2];[.$H$2])+1+[.$E$2]" office:value-type="float" office:value="273" calcext:value-type="float">
            <text:p>273</text:p>
          </table:table-cell>
          <table:table-cell table:formula="of:=MOD([.F954]+1/[.$H$2];5)" office:value-type="float" office:value="0.86666666666663" calcext:value-type="float">
            <text:p>0,86666666666663</text:p>
          </table:table-cell>
          <table:table-cell table:formula="of:=IF([.F955]=0;[.G954]+2+1/[.$H$2];[.G954]+1/[.$H$2])" office:value-type="float" office:value="15.866666666667" calcext:value-type="float">
            <text:p>15,8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6]))" office:value-type="date" office:date-value="2019-10-22T18:08:53.767095" calcext:value-type="date">
            <text:p>2019-10-22 18:08:54</text:p>
          </table:table-cell>
          <table:table-cell table:style-name="ce7" table:formula="of:=[.A956]" office:value-type="date" office:date-value="2019-10-22T18:08:53.767095" calcext:value-type="date">
            <text:p>2019-10-22 18:08:54</text:p>
          </table:table-cell>
          <table:table-cell table:formula="of:=TRUNC([.A956])" office:value-type="float" office:value="43760" calcext:value-type="float">
            <text:p>43760</text:p>
          </table:table-cell>
          <table:table-cell table:style-name="ce12" table:formula="of:=[.B956]-[.C956]" office:value-type="date" office:date-value="1899-12-30T18:08:53.76709513832" calcext:value-type="date">
            <text:p>12/30/99 06:08 PM</text:p>
          </table:table-cell>
          <table:table-cell table:formula="of:=MOD([.E955]-[.$E$2];[.$H$2])+1+[.$E$2]" office:value-type="float" office:value="274" calcext:value-type="float">
            <text:p>274</text:p>
          </table:table-cell>
          <table:table-cell table:formula="of:=MOD([.F955]+1/[.$H$2];5)" office:value-type="float" office:value="0.883333333333297" calcext:value-type="float">
            <text:p>0,883333333333297</text:p>
          </table:table-cell>
          <table:table-cell table:formula="of:=IF([.F956]=0;[.G955]+2+1/[.$H$2];[.G955]+1/[.$H$2])" office:value-type="float" office:value="15.8833333333337" calcext:value-type="float">
            <text:p>15,8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7]))" office:value-type="date" office:date-value="2019-10-22T18:21:34.072725" calcext:value-type="date">
            <text:p>2019-10-22 18:21:34</text:p>
          </table:table-cell>
          <table:table-cell table:style-name="ce7" table:formula="of:=[.A957]" office:value-type="date" office:date-value="2019-10-22T18:21:34.072725" calcext:value-type="date">
            <text:p>2019-10-22 18:21:34</text:p>
          </table:table-cell>
          <table:table-cell table:formula="of:=TRUNC([.A957])" office:value-type="float" office:value="43760" calcext:value-type="float">
            <text:p>43760</text:p>
          </table:table-cell>
          <table:table-cell table:style-name="ce12" table:formula="of:=[.B957]-[.C957]" office:value-type="date" office:date-value="1899-12-30T18:21:34.07272464596" calcext:value-type="date">
            <text:p>12/30/99 06:21 PM</text:p>
          </table:table-cell>
          <table:table-cell table:formula="of:=MOD([.E956]-[.$E$2];[.$H$2])+1+[.$E$2]" office:value-type="float" office:value="275" calcext:value-type="float">
            <text:p>275</text:p>
          </table:table-cell>
          <table:table-cell table:formula="of:=MOD([.F956]+1/[.$H$2];5)" office:value-type="float" office:value="0.899999999999964" calcext:value-type="float">
            <text:p>0,899999999999964</text:p>
          </table:table-cell>
          <table:table-cell table:formula="of:=IF([.F957]=0;[.G956]+2+1/[.$H$2];[.G956]+1/[.$H$2])" office:value-type="float" office:value="15.9000000000004" calcext:value-type="float">
            <text:p>15,9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8]))" office:value-type="date" office:date-value="2019-10-22T17:53:23.836196" calcext:value-type="date">
            <text:p>2019-10-22 17:53:24</text:p>
          </table:table-cell>
          <table:table-cell table:style-name="ce7" table:formula="of:=[.A958]" office:value-type="date" office:date-value="2019-10-22T17:53:23.836196" calcext:value-type="date">
            <text:p>2019-10-22 17:53:24</text:p>
          </table:table-cell>
          <table:table-cell table:formula="of:=TRUNC([.A958])" office:value-type="float" office:value="43760" calcext:value-type="float">
            <text:p>43760</text:p>
          </table:table-cell>
          <table:table-cell table:style-name="ce12" table:formula="of:=[.B958]-[.C958]" office:value-type="date" office:date-value="1899-12-30T17:53:23.83619628847" calcext:value-type="date">
            <text:p>12/30/99 05:53 PM</text:p>
          </table:table-cell>
          <table:table-cell table:formula="of:=MOD([.E957]-[.$E$2];[.$H$2])+1+[.$E$2]" office:value-type="float" office:value="276" calcext:value-type="float">
            <text:p>276</text:p>
          </table:table-cell>
          <table:table-cell table:formula="of:=MOD([.F957]+1/[.$H$2];5)" office:value-type="float" office:value="0.91666666666663" calcext:value-type="float">
            <text:p>0,91666666666663</text:p>
          </table:table-cell>
          <table:table-cell table:formula="of:=IF([.F958]=0;[.G957]+2+1/[.$H$2];[.G957]+1/[.$H$2])" office:value-type="float" office:value="15.916666666667" calcext:value-type="float">
            <text:p>15,9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9]))" office:value-type="date" office:date-value="2019-10-22T18:09:39.326262" calcext:value-type="date">
            <text:p>2019-10-22 18:09:39</text:p>
          </table:table-cell>
          <table:table-cell table:style-name="ce7" table:formula="of:=[.A959]" office:value-type="date" office:date-value="2019-10-22T18:09:39.326262" calcext:value-type="date">
            <text:p>2019-10-22 18:09:39</text:p>
          </table:table-cell>
          <table:table-cell table:formula="of:=TRUNC([.A959])" office:value-type="float" office:value="43760" calcext:value-type="float">
            <text:p>43760</text:p>
          </table:table-cell>
          <table:table-cell table:style-name="ce12" table:formula="of:=[.B959]-[.C959]" office:value-type="date" office:date-value="1899-12-30T18:09:39.32626199909" calcext:value-type="date">
            <text:p>12/30/99 06:09 PM</text:p>
          </table:table-cell>
          <table:table-cell table:formula="of:=MOD([.E958]-[.$E$2];[.$H$2])+1+[.$E$2]" office:value-type="float" office:value="277" calcext:value-type="float">
            <text:p>277</text:p>
          </table:table-cell>
          <table:table-cell table:formula="of:=MOD([.F958]+1/[.$H$2];5)" office:value-type="float" office:value="0.933333333333297" calcext:value-type="float">
            <text:p>0,933333333333297</text:p>
          </table:table-cell>
          <table:table-cell table:formula="of:=IF([.F959]=0;[.G958]+2+1/[.$H$2];[.G958]+1/[.$H$2])" office:value-type="float" office:value="15.9333333333337" calcext:value-type="float">
            <text:p>15,9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0]))" office:value-type="date" office:date-value="2019-10-22T18:08:47.374333" calcext:value-type="date">
            <text:p>2019-10-22 18:08:47</text:p>
          </table:table-cell>
          <table:table-cell table:style-name="ce7" table:formula="of:=[.A960]" office:value-type="date" office:date-value="2019-10-22T18:08:47.374333" calcext:value-type="date">
            <text:p>2019-10-22 18:08:47</text:p>
          </table:table-cell>
          <table:table-cell table:formula="of:=TRUNC([.A960])" office:value-type="float" office:value="43760" calcext:value-type="float">
            <text:p>43760</text:p>
          </table:table-cell>
          <table:table-cell table:style-name="ce12" table:formula="of:=[.B960]-[.C960]" office:value-type="date" office:date-value="1899-12-30T18:08:47.3743334692" calcext:value-type="date">
            <text:p>12/30/99 06:08 PM</text:p>
          </table:table-cell>
          <table:table-cell table:formula="of:=MOD([.E959]-[.$E$2];[.$H$2])+1+[.$E$2]" office:value-type="float" office:value="278" calcext:value-type="float">
            <text:p>278</text:p>
          </table:table-cell>
          <table:table-cell table:formula="of:=MOD([.F959]+1/[.$H$2];5)" office:value-type="float" office:value="0.949999999999964" calcext:value-type="float">
            <text:p>0,949999999999964</text:p>
          </table:table-cell>
          <table:table-cell table:formula="of:=IF([.F960]=0;[.G959]+2+1/[.$H$2];[.G959]+1/[.$H$2])" office:value-type="float" office:value="15.9500000000004" calcext:value-type="float">
            <text:p>15,9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1]))" office:value-type="date" office:date-value="2019-10-22T17:46:51.192915" calcext:value-type="date">
            <text:p>2019-10-22 17:46:51</text:p>
          </table:table-cell>
          <table:table-cell table:style-name="ce7" table:formula="of:=[.A961]" office:value-type="date" office:date-value="2019-10-22T17:46:51.192915" calcext:value-type="date">
            <text:p>2019-10-22 17:46:51</text:p>
          </table:table-cell>
          <table:table-cell table:formula="of:=TRUNC([.A961])" office:value-type="float" office:value="43760" calcext:value-type="float">
            <text:p>43760</text:p>
          </table:table-cell>
          <table:table-cell table:style-name="ce12" table:formula="of:=[.B961]-[.C961]" office:value-type="date" office:date-value="1899-12-30T17:46:51.19291512296" calcext:value-type="date">
            <text:p>12/30/99 05:46 PM</text:p>
          </table:table-cell>
          <table:table-cell table:formula="of:=MOD([.E960]-[.$E$2];[.$H$2])+1+[.$E$2]" office:value-type="float" office:value="279" calcext:value-type="float">
            <text:p>279</text:p>
          </table:table-cell>
          <table:table-cell table:formula="of:=MOD([.F960]+1/[.$H$2];5)" office:value-type="float" office:value="0.966666666666631" calcext:value-type="float">
            <text:p>0,966666666666631</text:p>
          </table:table-cell>
          <table:table-cell table:formula="of:=IF([.F961]=0;[.G960]+2+1/[.$H$2];[.G960]+1/[.$H$2])" office:value-type="float" office:value="15.966666666667" calcext:value-type="float">
            <text:p>15,9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2]))" office:value-type="date" office:date-value="2019-10-22T17:51:18.635732" calcext:value-type="date">
            <text:p>2019-10-22 17:51:19</text:p>
          </table:table-cell>
          <table:table-cell table:style-name="ce7" table:formula="of:=[.A962]" office:value-type="date" office:date-value="2019-10-22T17:51:18.635732" calcext:value-type="date">
            <text:p>2019-10-22 17:51:19</text:p>
          </table:table-cell>
          <table:table-cell table:formula="of:=TRUNC([.A962])" office:value-type="float" office:value="43760" calcext:value-type="float">
            <text:p>43760</text:p>
          </table:table-cell>
          <table:table-cell table:style-name="ce12" table:formula="of:=[.B962]-[.C962]" office:value-type="date" office:date-value="1899-12-30T17:51:18.63573187497" calcext:value-type="date">
            <text:p>12/30/99 05:51 PM</text:p>
          </table:table-cell>
          <table:table-cell table:formula="of:=MOD([.E961]-[.$E$2];[.$H$2])+1+[.$E$2]" office:value-type="float" office:value="280" calcext:value-type="float">
            <text:p>280</text:p>
          </table:table-cell>
          <table:table-cell table:formula="of:=MOD([.F961]+1/[.$H$2];5)" office:value-type="float" office:value="0.983333333333297" calcext:value-type="float">
            <text:p>0,983333333333297</text:p>
          </table:table-cell>
          <table:table-cell table:formula="of:=IF([.F962]=0;[.G961]+2+1/[.$H$2];[.G961]+1/[.$H$2])" office:value-type="float" office:value="15.9833333333337" calcext:value-type="float">
            <text:p>15,9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3]))" office:value-type="date" office:date-value="2019-10-23T18:11:44.676797" calcext:value-type="date">
            <text:p>2019-10-23 18:11:45</text:p>
          </table:table-cell>
          <table:table-cell table:style-name="ce7" table:formula="of:=[.A963]" office:value-type="date" office:date-value="2019-10-23T18:11:44.676797" calcext:value-type="date">
            <text:p>2019-10-23 18:11:45</text:p>
          </table:table-cell>
          <table:table-cell table:formula="of:=TRUNC([.A963])" office:value-type="float" office:value="43761" calcext:value-type="float">
            <text:p>43761</text:p>
          </table:table-cell>
          <table:table-cell table:style-name="ce12" table:formula="of:=[.B963]-[.C963]" office:value-type="date" office:date-value="1899-12-30T18:11:44.67679663561" calcext:value-type="date">
            <text:p>12/30/99 06:11 PM</text:p>
          </table:table-cell>
          <table:table-cell table:formula="of:=MOD([.E962]-[.$E$2];[.$H$2])+1+[.$E$2]" office:value-type="float" office:value="221" calcext:value-type="float">
            <text:p>221</text:p>
          </table:table-cell>
          <table:table-cell table:formula="of:=MOD([.F962]+1/[.$H$2];5)" office:value-type="float" office:value="0.999999999999964" calcext:value-type="float">
            <text:p>0,999999999999964</text:p>
          </table:table-cell>
          <table:table-cell table:formula="of:=IF([.F963]=0;[.G962]+2+1/[.$H$2];[.G962]+1/[.$H$2])" office:value-type="float" office:value="16.0000000000004" calcext:value-type="float">
            <text:p>16,0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4]))" office:value-type="date" office:date-value="2019-10-23T18:21:03.575982" calcext:value-type="date">
            <text:p>2019-10-23 18:21:04</text:p>
          </table:table-cell>
          <table:table-cell table:style-name="ce7" table:formula="of:=[.A964]" office:value-type="date" office:date-value="2019-10-23T18:21:03.575982" calcext:value-type="date">
            <text:p>2019-10-23 18:21:04</text:p>
          </table:table-cell>
          <table:table-cell table:formula="of:=TRUNC([.A964])" office:value-type="float" office:value="43761" calcext:value-type="float">
            <text:p>43761</text:p>
          </table:table-cell>
          <table:table-cell table:style-name="ce12" table:formula="of:=[.B964]-[.C964]" office:value-type="date" office:date-value="1899-12-30T18:21:03.57598174363" calcext:value-type="date">
            <text:p>12/30/99 06:21 PM</text:p>
          </table:table-cell>
          <table:table-cell table:formula="of:=MOD([.E963]-[.$E$2];[.$H$2])+1+[.$E$2]" office:value-type="float" office:value="222" calcext:value-type="float">
            <text:p>222</text:p>
          </table:table-cell>
          <table:table-cell table:formula="of:=MOD([.F963]+1/[.$H$2];5)" office:value-type="float" office:value="1.01666666666663" calcext:value-type="float">
            <text:p>1,01666666666663</text:p>
          </table:table-cell>
          <table:table-cell table:formula="of:=IF([.F964]=0;[.G963]+2+1/[.$H$2];[.G963]+1/[.$H$2])" office:value-type="float" office:value="16.016666666667" calcext:value-type="float">
            <text:p>16,0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5]))" office:value-type="date" office:date-value="2019-10-23T17:52:02.333825" calcext:value-type="date">
            <text:p>2019-10-23 17:52:02</text:p>
          </table:table-cell>
          <table:table-cell table:style-name="ce7" table:formula="of:=[.A965]" office:value-type="date" office:date-value="2019-10-23T17:52:02.333825" calcext:value-type="date">
            <text:p>2019-10-23 17:52:02</text:p>
          </table:table-cell>
          <table:table-cell table:formula="of:=TRUNC([.A965])" office:value-type="float" office:value="43761" calcext:value-type="float">
            <text:p>43761</text:p>
          </table:table-cell>
          <table:table-cell table:style-name="ce12" table:formula="of:=[.B965]-[.C965]" office:value-type="date" office:date-value="1899-12-30T17:52:02.33382454142" calcext:value-type="date">
            <text:p>12/30/99 05:52 PM</text:p>
          </table:table-cell>
          <table:table-cell table:formula="of:=MOD([.E964]-[.$E$2];[.$H$2])+1+[.$E$2]" office:value-type="float" office:value="223" calcext:value-type="float">
            <text:p>223</text:p>
          </table:table-cell>
          <table:table-cell table:formula="of:=MOD([.F964]+1/[.$H$2];5)" office:value-type="float" office:value="1.0333333333333" calcext:value-type="float">
            <text:p>1,0333333333333</text:p>
          </table:table-cell>
          <table:table-cell table:formula="of:=IF([.F965]=0;[.G964]+2+1/[.$H$2];[.G964]+1/[.$H$2])" office:value-type="float" office:value="16.0333333333337" calcext:value-type="float">
            <text:p>16,0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6]))" office:value-type="date" office:date-value="2019-10-23T18:06:04.465521" calcext:value-type="date">
            <text:p>2019-10-23 18:06:04</text:p>
          </table:table-cell>
          <table:table-cell table:style-name="ce7" table:formula="of:=[.A966]" office:value-type="date" office:date-value="2019-10-23T18:06:04.465521" calcext:value-type="date">
            <text:p>2019-10-23 18:06:04</text:p>
          </table:table-cell>
          <table:table-cell table:formula="of:=TRUNC([.A966])" office:value-type="float" office:value="43761" calcext:value-type="float">
            <text:p>43761</text:p>
          </table:table-cell>
          <table:table-cell table:style-name="ce12" table:formula="of:=[.B966]-[.C966]" office:value-type="date" office:date-value="1899-12-30T18:06:04.4655208569" calcext:value-type="date">
            <text:p>12/30/99 06:06 PM</text:p>
          </table:table-cell>
          <table:table-cell table:formula="of:=MOD([.E965]-[.$E$2];[.$H$2])+1+[.$E$2]" office:value-type="float" office:value="224" calcext:value-type="float">
            <text:p>224</text:p>
          </table:table-cell>
          <table:table-cell table:formula="of:=MOD([.F965]+1/[.$H$2];5)" office:value-type="float" office:value="1.04999999999996" calcext:value-type="float">
            <text:p>1,04999999999996</text:p>
          </table:table-cell>
          <table:table-cell table:formula="of:=IF([.F966]=0;[.G965]+2+1/[.$H$2];[.G965]+1/[.$H$2])" office:value-type="float" office:value="16.0500000000004" calcext:value-type="float">
            <text:p>16,0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7]))" office:value-type="date" office:date-value="2019-10-23T18:10:26.967049" calcext:value-type="date">
            <text:p>2019-10-23 18:10:27</text:p>
          </table:table-cell>
          <table:table-cell table:style-name="ce7" table:formula="of:=[.A967]" office:value-type="date" office:date-value="2019-10-23T18:10:26.967049" calcext:value-type="date">
            <text:p>2019-10-23 18:10:27</text:p>
          </table:table-cell>
          <table:table-cell table:formula="of:=TRUNC([.A967])" office:value-type="float" office:value="43761" calcext:value-type="float">
            <text:p>43761</text:p>
          </table:table-cell>
          <table:table-cell table:style-name="ce12" table:formula="of:=[.B967]-[.C967]" office:value-type="date" office:date-value="1899-12-30T18:10:26.9670485286" calcext:value-type="date">
            <text:p>12/30/99 06:10 PM</text:p>
          </table:table-cell>
          <table:table-cell table:formula="of:=MOD([.E966]-[.$E$2];[.$H$2])+1+[.$E$2]" office:value-type="float" office:value="225" calcext:value-type="float">
            <text:p>225</text:p>
          </table:table-cell>
          <table:table-cell table:formula="of:=MOD([.F966]+1/[.$H$2];5)" office:value-type="float" office:value="1.06666666666663" calcext:value-type="float">
            <text:p>1,06666666666663</text:p>
          </table:table-cell>
          <table:table-cell table:formula="of:=IF([.F967]=0;[.G966]+2+1/[.$H$2];[.G966]+1/[.$H$2])" office:value-type="float" office:value="16.066666666667" calcext:value-type="float">
            <text:p>16,0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8]))" office:value-type="date" office:date-value="2019-10-23T18:14:32.311797" calcext:value-type="date">
            <text:p>2019-10-23 18:14:32</text:p>
          </table:table-cell>
          <table:table-cell table:style-name="ce7" table:formula="of:=[.A968]" office:value-type="date" office:date-value="2019-10-23T18:14:32.311797" calcext:value-type="date">
            <text:p>2019-10-23 18:14:32</text:p>
          </table:table-cell>
          <table:table-cell table:formula="of:=TRUNC([.A968])" office:value-type="float" office:value="43761" calcext:value-type="float">
            <text:p>43761</text:p>
          </table:table-cell>
          <table:table-cell table:style-name="ce12" table:formula="of:=[.B968]-[.C968]" office:value-type="date" office:date-value="1899-12-30T18:14:32.31179689988" calcext:value-type="date">
            <text:p>12/30/99 06:14 PM</text:p>
          </table:table-cell>
          <table:table-cell table:formula="of:=MOD([.E967]-[.$E$2];[.$H$2])+1+[.$E$2]" office:value-type="float" office:value="226" calcext:value-type="float">
            <text:p>226</text:p>
          </table:table-cell>
          <table:table-cell table:formula="of:=MOD([.F967]+1/[.$H$2];5)" office:value-type="float" office:value="1.0833333333333" calcext:value-type="float">
            <text:p>1,0833333333333</text:p>
          </table:table-cell>
          <table:table-cell table:formula="of:=IF([.F968]=0;[.G967]+2+1/[.$H$2];[.G967]+1/[.$H$2])" office:value-type="float" office:value="16.0833333333337" calcext:value-type="float">
            <text:p>16,0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9]))" office:value-type="date" office:date-value="2019-10-23T17:38:28.016409" calcext:value-type="date">
            <text:p>2019-10-23 17:38:28</text:p>
          </table:table-cell>
          <table:table-cell table:style-name="ce7" table:formula="of:=[.A969]" office:value-type="date" office:date-value="2019-10-23T17:38:28.016409" calcext:value-type="date">
            <text:p>2019-10-23 17:38:28</text:p>
          </table:table-cell>
          <table:table-cell table:formula="of:=TRUNC([.A969])" office:value-type="float" office:value="43761" calcext:value-type="float">
            <text:p>43761</text:p>
          </table:table-cell>
          <table:table-cell table:style-name="ce12" table:formula="of:=[.B969]-[.C969]" office:value-type="date" office:date-value="1899-12-30T17:38:28.0164085608" calcext:value-type="date">
            <text:p>12/30/99 05:38 PM</text:p>
          </table:table-cell>
          <table:table-cell table:formula="of:=MOD([.E968]-[.$E$2];[.$H$2])+1+[.$E$2]" office:value-type="float" office:value="227" calcext:value-type="float">
            <text:p>227</text:p>
          </table:table-cell>
          <table:table-cell table:formula="of:=MOD([.F968]+1/[.$H$2];5)" office:value-type="float" office:value="1.09999999999996" calcext:value-type="float">
            <text:p>1,09999999999996</text:p>
          </table:table-cell>
          <table:table-cell table:formula="of:=IF([.F969]=0;[.G968]+2+1/[.$H$2];[.G968]+1/[.$H$2])" office:value-type="float" office:value="16.1000000000004" calcext:value-type="float">
            <text:p>16,1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0]))" office:value-type="date" office:date-value="2019-10-23T18:02:26.280854" calcext:value-type="date">
            <text:p>2019-10-23 18:02:26</text:p>
          </table:table-cell>
          <table:table-cell table:style-name="ce7" table:formula="of:=[.A970]" office:value-type="date" office:date-value="2019-10-23T18:02:26.280854" calcext:value-type="date">
            <text:p>2019-10-23 18:02:26</text:p>
          </table:table-cell>
          <table:table-cell table:formula="of:=TRUNC([.A970])" office:value-type="float" office:value="43761" calcext:value-type="float">
            <text:p>43761</text:p>
          </table:table-cell>
          <table:table-cell table:style-name="ce12" table:formula="of:=[.B970]-[.C970]" office:value-type="date" office:date-value="1899-12-30T18:02:26.28085449804" calcext:value-type="date">
            <text:p>12/30/99 06:02 PM</text:p>
          </table:table-cell>
          <table:table-cell table:formula="of:=MOD([.E969]-[.$E$2];[.$H$2])+1+[.$E$2]" office:value-type="float" office:value="228" calcext:value-type="float">
            <text:p>228</text:p>
          </table:table-cell>
          <table:table-cell table:formula="of:=MOD([.F969]+1/[.$H$2];5)" office:value-type="float" office:value="1.11666666666663" calcext:value-type="float">
            <text:p>1,11666666666663</text:p>
          </table:table-cell>
          <table:table-cell table:formula="of:=IF([.F970]=0;[.G969]+2+1/[.$H$2];[.G969]+1/[.$H$2])" office:value-type="float" office:value="16.116666666667" calcext:value-type="float">
            <text:p>16,1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1]))" office:value-type="date" office:date-value="2019-10-23T18:10:20.521754" calcext:value-type="date">
            <text:p>2019-10-23 18:10:21</text:p>
          </table:table-cell>
          <table:table-cell table:style-name="ce7" table:formula="of:=[.A971]" office:value-type="date" office:date-value="2019-10-23T18:10:20.521754" calcext:value-type="date">
            <text:p>2019-10-23 18:10:21</text:p>
          </table:table-cell>
          <table:table-cell table:formula="of:=TRUNC([.A971])" office:value-type="float" office:value="43761" calcext:value-type="float">
            <text:p>43761</text:p>
          </table:table-cell>
          <table:table-cell table:style-name="ce12" table:formula="of:=[.B971]-[.C971]" office:value-type="date" office:date-value="1899-12-30T18:10:20.52175370045" calcext:value-type="date">
            <text:p>12/30/99 06:10 PM</text:p>
          </table:table-cell>
          <table:table-cell table:formula="of:=MOD([.E970]-[.$E$2];[.$H$2])+1+[.$E$2]" office:value-type="float" office:value="229" calcext:value-type="float">
            <text:p>229</text:p>
          </table:table-cell>
          <table:table-cell table:formula="of:=MOD([.F970]+1/[.$H$2];5)" office:value-type="float" office:value="1.1333333333333" calcext:value-type="float">
            <text:p>1,1333333333333</text:p>
          </table:table-cell>
          <table:table-cell table:formula="of:=IF([.F971]=0;[.G970]+2+1/[.$H$2];[.G970]+1/[.$H$2])" office:value-type="float" office:value="16.1333333333337" calcext:value-type="float">
            <text:p>16,1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2]))" office:value-type="date" office:date-value="2019-10-23T17:55:35.645858" calcext:value-type="date">
            <text:p>2019-10-23 17:55:36</text:p>
          </table:table-cell>
          <table:table-cell table:style-name="ce7" table:formula="of:=[.A972]" office:value-type="date" office:date-value="2019-10-23T17:55:35.645858" calcext:value-type="date">
            <text:p>2019-10-23 17:55:36</text:p>
          </table:table-cell>
          <table:table-cell table:formula="of:=TRUNC([.A972])" office:value-type="float" office:value="43761" calcext:value-type="float">
            <text:p>43761</text:p>
          </table:table-cell>
          <table:table-cell table:style-name="ce12" table:formula="of:=[.B972]-[.C972]" office:value-type="date" office:date-value="1899-12-30T17:55:35.64585777931" calcext:value-type="date">
            <text:p>12/30/99 05:55 PM</text:p>
          </table:table-cell>
          <table:table-cell table:formula="of:=MOD([.E971]-[.$E$2];[.$H$2])+1+[.$E$2]" office:value-type="float" office:value="230" calcext:value-type="float">
            <text:p>230</text:p>
          </table:table-cell>
          <table:table-cell table:formula="of:=MOD([.F971]+1/[.$H$2];5)" office:value-type="float" office:value="1.14999999999996" calcext:value-type="float">
            <text:p>1,14999999999996</text:p>
          </table:table-cell>
          <table:table-cell table:formula="of:=IF([.F972]=0;[.G971]+2+1/[.$H$2];[.G971]+1/[.$H$2])" office:value-type="float" office:value="16.1500000000004" calcext:value-type="float">
            <text:p>16,1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3]))" office:value-type="date" office:date-value="2019-10-23T17:53:52.4059" calcext:value-type="date">
            <text:p>2019-10-23 17:53:52</text:p>
          </table:table-cell>
          <table:table-cell table:style-name="ce7" table:formula="of:=[.A973]" office:value-type="date" office:date-value="2019-10-23T17:53:52.4059" calcext:value-type="date">
            <text:p>2019-10-23 17:53:52</text:p>
          </table:table-cell>
          <table:table-cell table:formula="of:=TRUNC([.A973])" office:value-type="float" office:value="43761" calcext:value-type="float">
            <text:p>43761</text:p>
          </table:table-cell>
          <table:table-cell table:style-name="ce12" table:formula="of:=[.B973]-[.C973]" office:value-type="date" office:date-value="1899-12-30T17:53:52.40589962807" calcext:value-type="date">
            <text:p>12/30/99 05:53 PM</text:p>
          </table:table-cell>
          <table:table-cell table:formula="of:=MOD([.E972]-[.$E$2];[.$H$2])+1+[.$E$2]" office:value-type="float" office:value="231" calcext:value-type="float">
            <text:p>231</text:p>
          </table:table-cell>
          <table:table-cell table:formula="of:=MOD([.F972]+1/[.$H$2];5)" office:value-type="float" office:value="1.16666666666663" calcext:value-type="float">
            <text:p>1,16666666666663</text:p>
          </table:table-cell>
          <table:table-cell table:formula="of:=IF([.F973]=0;[.G972]+2+1/[.$H$2];[.G972]+1/[.$H$2])" office:value-type="float" office:value="16.166666666667" calcext:value-type="float">
            <text:p>16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4]))" office:value-type="date" office:date-value="2019-10-23T18:15:33.843314" calcext:value-type="date">
            <text:p>2019-10-23 18:15:34</text:p>
          </table:table-cell>
          <table:table-cell table:style-name="ce7" table:formula="of:=[.A974]" office:value-type="date" office:date-value="2019-10-23T18:15:33.843314" calcext:value-type="date">
            <text:p>2019-10-23 18:15:34</text:p>
          </table:table-cell>
          <table:table-cell table:formula="of:=TRUNC([.A974])" office:value-type="float" office:value="43761" calcext:value-type="float">
            <text:p>43761</text:p>
          </table:table-cell>
          <table:table-cell table:style-name="ce12" table:formula="of:=[.B974]-[.C974]" office:value-type="date" office:date-value="1899-12-30T18:15:33.84331413545" calcext:value-type="date">
            <text:p>12/30/99 06:15 PM</text:p>
          </table:table-cell>
          <table:table-cell table:formula="of:=MOD([.E973]-[.$E$2];[.$H$2])+1+[.$E$2]" office:value-type="float" office:value="232" calcext:value-type="float">
            <text:p>232</text:p>
          </table:table-cell>
          <table:table-cell table:formula="of:=MOD([.F973]+1/[.$H$2];5)" office:value-type="float" office:value="1.1833333333333" calcext:value-type="float">
            <text:p>1,1833333333333</text:p>
          </table:table-cell>
          <table:table-cell table:formula="of:=IF([.F974]=0;[.G973]+2+1/[.$H$2];[.G973]+1/[.$H$2])" office:value-type="float" office:value="16.1833333333337" calcext:value-type="float">
            <text:p>16,1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5]))" office:value-type="date" office:date-value="2019-10-23T18:11:38.716382" calcext:value-type="date">
            <text:p>2019-10-23 18:11:39</text:p>
          </table:table-cell>
          <table:table-cell table:style-name="ce7" table:formula="of:=[.A975]" office:value-type="date" office:date-value="2019-10-23T18:11:38.716382" calcext:value-type="date">
            <text:p>2019-10-23 18:11:39</text:p>
          </table:table-cell>
          <table:table-cell table:formula="of:=TRUNC([.A975])" office:value-type="float" office:value="43761" calcext:value-type="float">
            <text:p>43761</text:p>
          </table:table-cell>
          <table:table-cell table:style-name="ce12" table:formula="of:=[.B975]-[.C975]" office:value-type="date" office:date-value="1899-12-30T18:11:38.71638212353" calcext:value-type="date">
            <text:p>12/30/99 06:11 PM</text:p>
          </table:table-cell>
          <table:table-cell table:formula="of:=MOD([.E974]-[.$E$2];[.$H$2])+1+[.$E$2]" office:value-type="float" office:value="233" calcext:value-type="float">
            <text:p>233</text:p>
          </table:table-cell>
          <table:table-cell table:formula="of:=MOD([.F974]+1/[.$H$2];5)" office:value-type="float" office:value="1.19999999999996" calcext:value-type="float">
            <text:p>1,19999999999996</text:p>
          </table:table-cell>
          <table:table-cell table:formula="of:=IF([.F975]=0;[.G974]+2+1/[.$H$2];[.G974]+1/[.$H$2])" office:value-type="float" office:value="16.2000000000004" calcext:value-type="float">
            <text:p>16,2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6]))" office:value-type="date" office:date-value="2019-10-23T17:55:57.795566" calcext:value-type="date">
            <text:p>2019-10-23 17:55:58</text:p>
          </table:table-cell>
          <table:table-cell table:style-name="ce7" table:formula="of:=[.A976]" office:value-type="date" office:date-value="2019-10-23T17:55:57.795566" calcext:value-type="date">
            <text:p>2019-10-23 17:55:58</text:p>
          </table:table-cell>
          <table:table-cell table:formula="of:=TRUNC([.A976])" office:value-type="float" office:value="43761" calcext:value-type="float">
            <text:p>43761</text:p>
          </table:table-cell>
          <table:table-cell table:style-name="ce12" table:formula="of:=[.B976]-[.C976]" office:value-type="date" office:date-value="1899-12-30T17:55:57.79556601774" calcext:value-type="date">
            <text:p>12/30/99 05:55 PM</text:p>
          </table:table-cell>
          <table:table-cell table:formula="of:=MOD([.E975]-[.$E$2];[.$H$2])+1+[.$E$2]" office:value-type="float" office:value="234" calcext:value-type="float">
            <text:p>234</text:p>
          </table:table-cell>
          <table:table-cell table:formula="of:=MOD([.F975]+1/[.$H$2];5)" office:value-type="float" office:value="1.21666666666663" calcext:value-type="float">
            <text:p>1,21666666666663</text:p>
          </table:table-cell>
          <table:table-cell table:formula="of:=IF([.F976]=0;[.G975]+2+1/[.$H$2];[.G975]+1/[.$H$2])" office:value-type="float" office:value="16.216666666667" calcext:value-type="float">
            <text:p>16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7]))" office:value-type="date" office:date-value="2019-10-23T17:53:32.246234" calcext:value-type="date">
            <text:p>2019-10-23 17:53:32</text:p>
          </table:table-cell>
          <table:table-cell table:style-name="ce7" table:formula="of:=[.A977]" office:value-type="date" office:date-value="2019-10-23T17:53:32.246234" calcext:value-type="date">
            <text:p>2019-10-23 17:53:32</text:p>
          </table:table-cell>
          <table:table-cell table:formula="of:=TRUNC([.A977])" office:value-type="float" office:value="43761" calcext:value-type="float">
            <text:p>43761</text:p>
          </table:table-cell>
          <table:table-cell table:style-name="ce12" table:formula="of:=[.B977]-[.C977]" office:value-type="date" office:date-value="1899-12-30T17:53:32.24623352755" calcext:value-type="date">
            <text:p>12/30/99 05:53 PM</text:p>
          </table:table-cell>
          <table:table-cell table:formula="of:=MOD([.E976]-[.$E$2];[.$H$2])+1+[.$E$2]" office:value-type="float" office:value="235" calcext:value-type="float">
            <text:p>235</text:p>
          </table:table-cell>
          <table:table-cell table:formula="of:=MOD([.F976]+1/[.$H$2];5)" office:value-type="float" office:value="1.2333333333333" calcext:value-type="float">
            <text:p>1,2333333333333</text:p>
          </table:table-cell>
          <table:table-cell table:formula="of:=IF([.F977]=0;[.G976]+2+1/[.$H$2];[.G976]+1/[.$H$2])" office:value-type="float" office:value="16.2333333333337" calcext:value-type="float">
            <text:p>16,2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8]))" office:value-type="date" office:date-value="2019-10-23T17:47:05.362635" calcext:value-type="date">
            <text:p>2019-10-23 17:47:05</text:p>
          </table:table-cell>
          <table:table-cell table:style-name="ce7" table:formula="of:=[.A978]" office:value-type="date" office:date-value="2019-10-23T17:47:05.362635" calcext:value-type="date">
            <text:p>2019-10-23 17:47:05</text:p>
          </table:table-cell>
          <table:table-cell table:formula="of:=TRUNC([.A978])" office:value-type="float" office:value="43761" calcext:value-type="float">
            <text:p>43761</text:p>
          </table:table-cell>
          <table:table-cell table:style-name="ce12" table:formula="of:=[.B978]-[.C978]" office:value-type="date" office:date-value="1899-12-30T17:47:05.36263496149" calcext:value-type="date">
            <text:p>12/30/99 05:47 PM</text:p>
          </table:table-cell>
          <table:table-cell table:formula="of:=MOD([.E977]-[.$E$2];[.$H$2])+1+[.$E$2]" office:value-type="float" office:value="236" calcext:value-type="float">
            <text:p>236</text:p>
          </table:table-cell>
          <table:table-cell table:formula="of:=MOD([.F977]+1/[.$H$2];5)" office:value-type="float" office:value="1.24999999999996" calcext:value-type="float">
            <text:p>1,24999999999996</text:p>
          </table:table-cell>
          <table:table-cell table:formula="of:=IF([.F978]=0;[.G977]+2+1/[.$H$2];[.G977]+1/[.$H$2])" office:value-type="float" office:value="16.2500000000004" calcext:value-type="float">
            <text:p>16,2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9]))" office:value-type="date" office:date-value="2019-10-23T17:45:51.537395" calcext:value-type="date">
            <text:p>2019-10-23 17:45:52</text:p>
          </table:table-cell>
          <table:table-cell table:style-name="ce7" table:formula="of:=[.A979]" office:value-type="date" office:date-value="2019-10-23T17:45:51.537395" calcext:value-type="date">
            <text:p>2019-10-23 17:45:52</text:p>
          </table:table-cell>
          <table:table-cell table:formula="of:=TRUNC([.A979])" office:value-type="float" office:value="43761" calcext:value-type="float">
            <text:p>43761</text:p>
          </table:table-cell>
          <table:table-cell table:style-name="ce12" table:formula="of:=[.B979]-[.C979]" office:value-type="date" office:date-value="1899-12-30T17:45:51.53739543166" calcext:value-type="date">
            <text:p>12/30/99 05:45 PM</text:p>
          </table:table-cell>
          <table:table-cell table:formula="of:=MOD([.E978]-[.$E$2];[.$H$2])+1+[.$E$2]" office:value-type="float" office:value="237" calcext:value-type="float">
            <text:p>237</text:p>
          </table:table-cell>
          <table:table-cell table:formula="of:=MOD([.F978]+1/[.$H$2];5)" office:value-type="float" office:value="1.26666666666663" calcext:value-type="float">
            <text:p>1,26666666666663</text:p>
          </table:table-cell>
          <table:table-cell table:formula="of:=IF([.F979]=0;[.G978]+2+1/[.$H$2];[.G978]+1/[.$H$2])" office:value-type="float" office:value="16.266666666667" calcext:value-type="float">
            <text:p>16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0]))" office:value-type="date" office:date-value="2019-10-23T18:03:46.675656" calcext:value-type="date">
            <text:p>2019-10-23 18:03:47</text:p>
          </table:table-cell>
          <table:table-cell table:style-name="ce7" table:formula="of:=[.A980]" office:value-type="date" office:date-value="2019-10-23T18:03:46.675656" calcext:value-type="date">
            <text:p>2019-10-23 18:03:47</text:p>
          </table:table-cell>
          <table:table-cell table:formula="of:=TRUNC([.A980])" office:value-type="float" office:value="43761" calcext:value-type="float">
            <text:p>43761</text:p>
          </table:table-cell>
          <table:table-cell table:style-name="ce12" table:formula="of:=[.B980]-[.C980]" office:value-type="date" office:date-value="1899-12-30T18:03:46.67565580923" calcext:value-type="date">
            <text:p>12/30/99 06:03 PM</text:p>
          </table:table-cell>
          <table:table-cell table:formula="of:=MOD([.E979]-[.$E$2];[.$H$2])+1+[.$E$2]" office:value-type="float" office:value="238" calcext:value-type="float">
            <text:p>238</text:p>
          </table:table-cell>
          <table:table-cell table:formula="of:=MOD([.F979]+1/[.$H$2];5)" office:value-type="float" office:value="1.2833333333333" calcext:value-type="float">
            <text:p>1,2833333333333</text:p>
          </table:table-cell>
          <table:table-cell table:formula="of:=IF([.F980]=0;[.G979]+2+1/[.$H$2];[.G979]+1/[.$H$2])" office:value-type="float" office:value="16.2833333333337" calcext:value-type="float">
            <text:p>16,2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1]))" office:value-type="date" office:date-value="2019-10-23T18:08:25.430989" calcext:value-type="date">
            <text:p>2019-10-23 18:08:25</text:p>
          </table:table-cell>
          <table:table-cell table:style-name="ce7" table:formula="of:=[.A981]" office:value-type="date" office:date-value="2019-10-23T18:08:25.430989" calcext:value-type="date">
            <text:p>2019-10-23 18:08:25</text:p>
          </table:table-cell>
          <table:table-cell table:formula="of:=TRUNC([.A981])" office:value-type="float" office:value="43761" calcext:value-type="float">
            <text:p>43761</text:p>
          </table:table-cell>
          <table:table-cell table:style-name="ce12" table:formula="of:=[.B981]-[.C981]" office:value-type="date" office:date-value="1899-12-30T18:08:25.43098852504" calcext:value-type="date">
            <text:p>12/30/99 06:08 PM</text:p>
          </table:table-cell>
          <table:table-cell table:formula="of:=MOD([.E980]-[.$E$2];[.$H$2])+1+[.$E$2]" office:value-type="float" office:value="239" calcext:value-type="float">
            <text:p>239</text:p>
          </table:table-cell>
          <table:table-cell table:formula="of:=MOD([.F980]+1/[.$H$2];5)" office:value-type="float" office:value="1.29999999999996" calcext:value-type="float">
            <text:p>1,29999999999996</text:p>
          </table:table-cell>
          <table:table-cell table:formula="of:=IF([.F981]=0;[.G980]+2+1/[.$H$2];[.G980]+1/[.$H$2])" office:value-type="float" office:value="16.3000000000004" calcext:value-type="float">
            <text:p>16,3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2]))" office:value-type="date" office:date-value="2019-10-23T17:46:45.454874" calcext:value-type="date">
            <text:p>2019-10-23 17:46:45</text:p>
          </table:table-cell>
          <table:table-cell table:style-name="ce7" table:formula="of:=[.A982]" office:value-type="date" office:date-value="2019-10-23T17:46:45.454874" calcext:value-type="date">
            <text:p>2019-10-23 17:46:45</text:p>
          </table:table-cell>
          <table:table-cell table:formula="of:=TRUNC([.A982])" office:value-type="float" office:value="43761" calcext:value-type="float">
            <text:p>43761</text:p>
          </table:table-cell>
          <table:table-cell table:style-name="ce12" table:formula="of:=[.B982]-[.C982]" office:value-type="date" office:date-value="1899-12-30T17:46:45.45487354975" calcext:value-type="date">
            <text:p>12/30/99 05:46 PM</text:p>
          </table:table-cell>
          <table:table-cell table:formula="of:=MOD([.E981]-[.$E$2];[.$H$2])+1+[.$E$2]" office:value-type="float" office:value="240" calcext:value-type="float">
            <text:p>240</text:p>
          </table:table-cell>
          <table:table-cell table:formula="of:=MOD([.F981]+1/[.$H$2];5)" office:value-type="float" office:value="1.31666666666663" calcext:value-type="float">
            <text:p>1,31666666666663</text:p>
          </table:table-cell>
          <table:table-cell table:formula="of:=IF([.F982]=0;[.G981]+2+1/[.$H$2];[.G981]+1/[.$H$2])" office:value-type="float" office:value="16.316666666667" calcext:value-type="float">
            <text:p>16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3]))" office:value-type="date" office:date-value="2019-10-23T18:01:19.444935" calcext:value-type="date">
            <text:p>2019-10-23 18:01:19</text:p>
          </table:table-cell>
          <table:table-cell table:style-name="ce7" table:formula="of:=[.A983]" office:value-type="date" office:date-value="2019-10-23T18:01:19.444935" calcext:value-type="date">
            <text:p>2019-10-23 18:01:19</text:p>
          </table:table-cell>
          <table:table-cell table:formula="of:=TRUNC([.A983])" office:value-type="float" office:value="43761" calcext:value-type="float">
            <text:p>43761</text:p>
          </table:table-cell>
          <table:table-cell table:style-name="ce12" table:formula="of:=[.B983]-[.C983]" office:value-type="date" office:date-value="1899-12-30T18:01:19.44493470713" calcext:value-type="date">
            <text:p>12/30/99 06:01 PM</text:p>
          </table:table-cell>
          <table:table-cell table:formula="of:=MOD([.E982]-[.$E$2];[.$H$2])+1+[.$E$2]" office:value-type="float" office:value="241" calcext:value-type="float">
            <text:p>241</text:p>
          </table:table-cell>
          <table:table-cell table:formula="of:=MOD([.F982]+1/[.$H$2];5)" office:value-type="float" office:value="1.3333333333333" calcext:value-type="float">
            <text:p>1,3333333333333</text:p>
          </table:table-cell>
          <table:table-cell table:formula="of:=IF([.F983]=0;[.G982]+2+1/[.$H$2];[.G982]+1/[.$H$2])" office:value-type="float" office:value="16.3333333333337" calcext:value-type="float">
            <text:p>16,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4]))" office:value-type="date" office:date-value="2019-10-23T17:46:35.882911" calcext:value-type="date">
            <text:p>2019-10-23 17:46:36</text:p>
          </table:table-cell>
          <table:table-cell table:style-name="ce7" table:formula="of:=[.A984]" office:value-type="date" office:date-value="2019-10-23T17:46:35.882911" calcext:value-type="date">
            <text:p>2019-10-23 17:46:36</text:p>
          </table:table-cell>
          <table:table-cell table:formula="of:=TRUNC([.A984])" office:value-type="float" office:value="43761" calcext:value-type="float">
            <text:p>43761</text:p>
          </table:table-cell>
          <table:table-cell table:style-name="ce12" table:formula="of:=[.B984]-[.C984]" office:value-type="date" office:date-value="1899-12-30T17:46:35.88291090913" calcext:value-type="date">
            <text:p>12/30/99 05:46 PM</text:p>
          </table:table-cell>
          <table:table-cell table:formula="of:=MOD([.E983]-[.$E$2];[.$H$2])+1+[.$E$2]" office:value-type="float" office:value="242" calcext:value-type="float">
            <text:p>242</text:p>
          </table:table-cell>
          <table:table-cell table:formula="of:=MOD([.F983]+1/[.$H$2];5)" office:value-type="float" office:value="1.34999999999996" calcext:value-type="float">
            <text:p>1,34999999999996</text:p>
          </table:table-cell>
          <table:table-cell table:formula="of:=IF([.F984]=0;[.G983]+2+1/[.$H$2];[.G983]+1/[.$H$2])" office:value-type="float" office:value="16.3500000000004" calcext:value-type="float">
            <text:p>16,3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5]))" office:value-type="date" office:date-value="2019-10-23T17:34:36.948986" calcext:value-type="date">
            <text:p>2019-10-23 17:34:37</text:p>
          </table:table-cell>
          <table:table-cell table:style-name="ce7" table:formula="of:=[.A985]" office:value-type="date" office:date-value="2019-10-23T17:34:36.948986" calcext:value-type="date">
            <text:p>2019-10-23 17:34:37</text:p>
          </table:table-cell>
          <table:table-cell table:formula="of:=TRUNC([.A985])" office:value-type="float" office:value="43761" calcext:value-type="float">
            <text:p>43761</text:p>
          </table:table-cell>
          <table:table-cell table:style-name="ce12" table:formula="of:=[.B985]-[.C985]" office:value-type="date" office:date-value="1899-12-30T17:34:36.94898606278" calcext:value-type="date">
            <text:p>12/30/99 05:34 PM</text:p>
          </table:table-cell>
          <table:table-cell table:formula="of:=MOD([.E984]-[.$E$2];[.$H$2])+1+[.$E$2]" office:value-type="float" office:value="243" calcext:value-type="float">
            <text:p>243</text:p>
          </table:table-cell>
          <table:table-cell table:formula="of:=MOD([.F984]+1/[.$H$2];5)" office:value-type="float" office:value="1.36666666666663" calcext:value-type="float">
            <text:p>1,36666666666663</text:p>
          </table:table-cell>
          <table:table-cell table:formula="of:=IF([.F985]=0;[.G984]+2+1/[.$H$2];[.G984]+1/[.$H$2])" office:value-type="float" office:value="16.366666666667" calcext:value-type="float">
            <text:p>16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6]))" office:value-type="date" office:date-value="2019-10-23T18:24:30.625108" calcext:value-type="date">
            <text:p>2019-10-23 18:24:31</text:p>
          </table:table-cell>
          <table:table-cell table:style-name="ce7" table:formula="of:=[.A986]" office:value-type="date" office:date-value="2019-10-23T18:24:30.625108" calcext:value-type="date">
            <text:p>2019-10-23 18:24:31</text:p>
          </table:table-cell>
          <table:table-cell table:formula="of:=TRUNC([.A986])" office:value-type="float" office:value="43761" calcext:value-type="float">
            <text:p>43761</text:p>
          </table:table-cell>
          <table:table-cell table:style-name="ce12" table:formula="of:=[.B986]-[.C986]" office:value-type="date" office:date-value="1899-12-30T18:24:30.62510827091" calcext:value-type="date">
            <text:p>12/30/99 06:24 PM</text:p>
          </table:table-cell>
          <table:table-cell table:formula="of:=MOD([.E985]-[.$E$2];[.$H$2])+1+[.$E$2]" office:value-type="float" office:value="244" calcext:value-type="float">
            <text:p>244</text:p>
          </table:table-cell>
          <table:table-cell table:formula="of:=MOD([.F985]+1/[.$H$2];5)" office:value-type="float" office:value="1.3833333333333" calcext:value-type="float">
            <text:p>1,3833333333333</text:p>
          </table:table-cell>
          <table:table-cell table:formula="of:=IF([.F986]=0;[.G985]+2+1/[.$H$2];[.G985]+1/[.$H$2])" office:value-type="float" office:value="16.3833333333337" calcext:value-type="float">
            <text:p>16,3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7]))" office:value-type="date" office:date-value="2019-10-23T18:16:28.34323" calcext:value-type="date">
            <text:p>2019-10-23 18:16:28</text:p>
          </table:table-cell>
          <table:table-cell table:style-name="ce7" table:formula="of:=[.A987]" office:value-type="date" office:date-value="2019-10-23T18:16:28.34323" calcext:value-type="date">
            <text:p>2019-10-23 18:16:28</text:p>
          </table:table-cell>
          <table:table-cell table:formula="of:=TRUNC([.A987])" office:value-type="float" office:value="43761" calcext:value-type="float">
            <text:p>43761</text:p>
          </table:table-cell>
          <table:table-cell table:style-name="ce12" table:formula="of:=[.B987]-[.C987]" office:value-type="date" office:date-value="1899-12-30T18:16:28.34322975017" calcext:value-type="date">
            <text:p>12/30/99 06:16 PM</text:p>
          </table:table-cell>
          <table:table-cell table:formula="of:=MOD([.E986]-[.$E$2];[.$H$2])+1+[.$E$2]" office:value-type="float" office:value="245" calcext:value-type="float">
            <text:p>245</text:p>
          </table:table-cell>
          <table:table-cell table:formula="of:=MOD([.F986]+1/[.$H$2];5)" office:value-type="float" office:value="1.39999999999996" calcext:value-type="float">
            <text:p>1,39999999999996</text:p>
          </table:table-cell>
          <table:table-cell table:formula="of:=IF([.F987]=0;[.G986]+2+1/[.$H$2];[.G986]+1/[.$H$2])" office:value-type="float" office:value="16.4000000000004" calcext:value-type="float">
            <text:p>16,4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8]))" office:value-type="date" office:date-value="2019-10-23T17:57:08.425961" calcext:value-type="date">
            <text:p>2019-10-23 17:57:08</text:p>
          </table:table-cell>
          <table:table-cell table:style-name="ce7" table:formula="of:=[.A988]" office:value-type="date" office:date-value="2019-10-23T17:57:08.425961" calcext:value-type="date">
            <text:p>2019-10-23 17:57:08</text:p>
          </table:table-cell>
          <table:table-cell table:formula="of:=TRUNC([.A988])" office:value-type="float" office:value="43761" calcext:value-type="float">
            <text:p>43761</text:p>
          </table:table-cell>
          <table:table-cell table:style-name="ce12" table:formula="of:=[.B988]-[.C988]" office:value-type="date" office:date-value="1899-12-30T17:57:08.42596143018" calcext:value-type="date">
            <text:p>12/30/99 05:57 PM</text:p>
          </table:table-cell>
          <table:table-cell table:formula="of:=MOD([.E987]-[.$E$2];[.$H$2])+1+[.$E$2]" office:value-type="float" office:value="246" calcext:value-type="float">
            <text:p>246</text:p>
          </table:table-cell>
          <table:table-cell table:formula="of:=MOD([.F987]+1/[.$H$2];5)" office:value-type="float" office:value="1.41666666666663" calcext:value-type="float">
            <text:p>1,41666666666663</text:p>
          </table:table-cell>
          <table:table-cell table:formula="of:=IF([.F988]=0;[.G987]+2+1/[.$H$2];[.G987]+1/[.$H$2])" office:value-type="float" office:value="16.416666666667" calcext:value-type="float">
            <text:p>16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9]))" office:value-type="date" office:date-value="2019-10-23T18:06:45.4626" calcext:value-type="date">
            <text:p>2019-10-23 18:06:45</text:p>
          </table:table-cell>
          <table:table-cell table:style-name="ce7" table:formula="of:=[.A989]" office:value-type="date" office:date-value="2019-10-23T18:06:45.4626" calcext:value-type="date">
            <text:p>2019-10-23 18:06:45</text:p>
          </table:table-cell>
          <table:table-cell table:formula="of:=TRUNC([.A989])" office:value-type="float" office:value="43761" calcext:value-type="float">
            <text:p>43761</text:p>
          </table:table-cell>
          <table:table-cell table:style-name="ce12" table:formula="of:=[.B989]-[.C989]" office:value-type="date" office:date-value="1899-12-30T18:06:45.46260033734" calcext:value-type="date">
            <text:p>12/30/99 06:06 PM</text:p>
          </table:table-cell>
          <table:table-cell table:formula="of:=MOD([.E988]-[.$E$2];[.$H$2])+1+[.$E$2]" office:value-type="float" office:value="247" calcext:value-type="float">
            <text:p>247</text:p>
          </table:table-cell>
          <table:table-cell table:formula="of:=MOD([.F988]+1/[.$H$2];5)" office:value-type="float" office:value="1.4333333333333" calcext:value-type="float">
            <text:p>1,4333333333333</text:p>
          </table:table-cell>
          <table:table-cell table:formula="of:=IF([.F989]=0;[.G988]+2+1/[.$H$2];[.G988]+1/[.$H$2])" office:value-type="float" office:value="16.4333333333337" calcext:value-type="float">
            <text:p>16,4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0]))" office:value-type="date" office:date-value="2019-10-23T17:59:40.340291" calcext:value-type="date">
            <text:p>2019-10-23 17:59:40</text:p>
          </table:table-cell>
          <table:table-cell table:style-name="ce7" table:formula="of:=[.A990]" office:value-type="date" office:date-value="2019-10-23T17:59:40.340291" calcext:value-type="date">
            <text:p>2019-10-23 17:59:40</text:p>
          </table:table-cell>
          <table:table-cell table:formula="of:=TRUNC([.A990])" office:value-type="float" office:value="43761" calcext:value-type="float">
            <text:p>43761</text:p>
          </table:table-cell>
          <table:table-cell table:style-name="ce12" table:formula="of:=[.B990]-[.C990]" office:value-type="date" office:date-value="1899-12-30T17:59:40.34029095434" calcext:value-type="date">
            <text:p>12/30/99 05:59 PM</text:p>
          </table:table-cell>
          <table:table-cell table:formula="of:=MOD([.E989]-[.$E$2];[.$H$2])+1+[.$E$2]" office:value-type="float" office:value="248" calcext:value-type="float">
            <text:p>248</text:p>
          </table:table-cell>
          <table:table-cell table:formula="of:=MOD([.F989]+1/[.$H$2];5)" office:value-type="float" office:value="1.44999999999996" calcext:value-type="float">
            <text:p>1,44999999999996</text:p>
          </table:table-cell>
          <table:table-cell table:formula="of:=IF([.F990]=0;[.G989]+2+1/[.$H$2];[.G989]+1/[.$H$2])" office:value-type="float" office:value="16.4500000000003" calcext:value-type="float">
            <text:p>16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1]))" office:value-type="date" office:date-value="2019-10-23T18:00:07.759516" calcext:value-type="date">
            <text:p>2019-10-23 18:00:08</text:p>
          </table:table-cell>
          <table:table-cell table:style-name="ce7" table:formula="of:=[.A991]" office:value-type="date" office:date-value="2019-10-23T18:00:07.759516" calcext:value-type="date">
            <text:p>2019-10-23 18:00:08</text:p>
          </table:table-cell>
          <table:table-cell table:formula="of:=TRUNC([.A991])" office:value-type="float" office:value="43761" calcext:value-type="float">
            <text:p>43761</text:p>
          </table:table-cell>
          <table:table-cell table:style-name="ce12" table:formula="of:=[.B991]-[.C991]" office:value-type="date" office:date-value="1899-12-30T18:00:07.75951647665" calcext:value-type="date">
            <text:p>12/30/99 06:00 PM</text:p>
          </table:table-cell>
          <table:table-cell table:formula="of:=MOD([.E990]-[.$E$2];[.$H$2])+1+[.$E$2]" office:value-type="float" office:value="249" calcext:value-type="float">
            <text:p>249</text:p>
          </table:table-cell>
          <table:table-cell table:formula="of:=MOD([.F990]+1/[.$H$2];5)" office:value-type="float" office:value="1.46666666666663" calcext:value-type="float">
            <text:p>1,46666666666663</text:p>
          </table:table-cell>
          <table:table-cell table:formula="of:=IF([.F991]=0;[.G990]+2+1/[.$H$2];[.G990]+1/[.$H$2])" office:value-type="float" office:value="16.466666666667" calcext:value-type="float">
            <text:p>16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2]))" office:value-type="date" office:date-value="2019-10-23T17:45:48.465736" calcext:value-type="date">
            <text:p>2019-10-23 17:45:48</text:p>
          </table:table-cell>
          <table:table-cell table:style-name="ce7" table:formula="of:=[.A992]" office:value-type="date" office:date-value="2019-10-23T17:45:48.465736" calcext:value-type="date">
            <text:p>2019-10-23 17:45:48</text:p>
          </table:table-cell>
          <table:table-cell table:formula="of:=TRUNC([.A992])" office:value-type="float" office:value="43761" calcext:value-type="float">
            <text:p>43761</text:p>
          </table:table-cell>
          <table:table-cell table:style-name="ce12" table:formula="of:=[.B992]-[.C992]" office:value-type="date" office:date-value="1899-12-30T17:45:48.46573637333" calcext:value-type="date">
            <text:p>12/30/99 05:45 PM</text:p>
          </table:table-cell>
          <table:table-cell table:formula="of:=MOD([.E991]-[.$E$2];[.$H$2])+1+[.$E$2]" office:value-type="float" office:value="250" calcext:value-type="float">
            <text:p>250</text:p>
          </table:table-cell>
          <table:table-cell table:formula="of:=MOD([.F991]+1/[.$H$2];5)" office:value-type="float" office:value="1.4833333333333" calcext:value-type="float">
            <text:p>1,4833333333333</text:p>
          </table:table-cell>
          <table:table-cell table:formula="of:=IF([.F992]=0;[.G991]+2+1/[.$H$2];[.G991]+1/[.$H$2])" office:value-type="float" office:value="16.4833333333337" calcext:value-type="float">
            <text:p>16,4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3]))" office:value-type="date" office:date-value="2019-10-23T17:53:50.836138" calcext:value-type="date">
            <text:p>2019-10-23 17:53:51</text:p>
          </table:table-cell>
          <table:table-cell table:style-name="ce7" table:formula="of:=[.A993]" office:value-type="date" office:date-value="2019-10-23T17:53:50.836138" calcext:value-type="date">
            <text:p>2019-10-23 17:53:51</text:p>
          </table:table-cell>
          <table:table-cell table:formula="of:=TRUNC([.A993])" office:value-type="float" office:value="43761" calcext:value-type="float">
            <text:p>43761</text:p>
          </table:table-cell>
          <table:table-cell table:style-name="ce12" table:formula="of:=[.B993]-[.C993]" office:value-type="date" office:date-value="1899-12-30T17:53:50.83613847848" calcext:value-type="date">
            <text:p>12/30/99 05:53 PM</text:p>
          </table:table-cell>
          <table:table-cell table:formula="of:=MOD([.E992]-[.$E$2];[.$H$2])+1+[.$E$2]" office:value-type="float" office:value="251" calcext:value-type="float">
            <text:p>251</text:p>
          </table:table-cell>
          <table:table-cell table:formula="of:=MOD([.F992]+1/[.$H$2];5)" office:value-type="float" office:value="1.49999999999996" calcext:value-type="float">
            <text:p>1,49999999999996</text:p>
          </table:table-cell>
          <table:table-cell table:formula="of:=IF([.F993]=0;[.G992]+2+1/[.$H$2];[.G992]+1/[.$H$2])" office:value-type="float" office:value="16.5000000000003" calcext:value-type="float">
            <text:p>16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4]))" office:value-type="date" office:date-value="2019-10-23T18:22:37.908365" calcext:value-type="date">
            <text:p>2019-10-23 18:22:38</text:p>
          </table:table-cell>
          <table:table-cell table:style-name="ce7" table:formula="of:=[.A994]" office:value-type="date" office:date-value="2019-10-23T18:22:37.908365" calcext:value-type="date">
            <text:p>2019-10-23 18:22:38</text:p>
          </table:table-cell>
          <table:table-cell table:formula="of:=TRUNC([.A994])" office:value-type="float" office:value="43761" calcext:value-type="float">
            <text:p>43761</text:p>
          </table:table-cell>
          <table:table-cell table:style-name="ce12" table:formula="of:=[.B994]-[.C994]" office:value-type="date" office:date-value="1899-12-30T18:22:37.9083646182" calcext:value-type="date">
            <text:p>12/30/99 06:22 PM</text:p>
          </table:table-cell>
          <table:table-cell table:formula="of:=MOD([.E993]-[.$E$2];[.$H$2])+1+[.$E$2]" office:value-type="float" office:value="252" calcext:value-type="float">
            <text:p>252</text:p>
          </table:table-cell>
          <table:table-cell table:formula="of:=MOD([.F993]+1/[.$H$2];5)" office:value-type="float" office:value="1.51666666666663" calcext:value-type="float">
            <text:p>1,51666666666663</text:p>
          </table:table-cell>
          <table:table-cell table:formula="of:=IF([.F994]=0;[.G993]+2+1/[.$H$2];[.G993]+1/[.$H$2])" office:value-type="float" office:value="16.516666666667" calcext:value-type="float">
            <text:p>16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5]))" office:value-type="date" office:date-value="2019-10-23T18:21:33.088843" calcext:value-type="date">
            <text:p>2019-10-23 18:21:33</text:p>
          </table:table-cell>
          <table:table-cell table:style-name="ce7" table:formula="of:=[.A995]" office:value-type="date" office:date-value="2019-10-23T18:21:33.088843" calcext:value-type="date">
            <text:p>2019-10-23 18:21:33</text:p>
          </table:table-cell>
          <table:table-cell table:formula="of:=TRUNC([.A995])" office:value-type="float" office:value="43761" calcext:value-type="float">
            <text:p>43761</text:p>
          </table:table-cell>
          <table:table-cell table:style-name="ce12" table:formula="of:=[.B995]-[.C995]" office:value-type="date" office:date-value="1899-12-30T18:21:33.08884281199" calcext:value-type="date">
            <text:p>12/30/99 06:21 PM</text:p>
          </table:table-cell>
          <table:table-cell table:formula="of:=MOD([.E994]-[.$E$2];[.$H$2])+1+[.$E$2]" office:value-type="float" office:value="253" calcext:value-type="float">
            <text:p>253</text:p>
          </table:table-cell>
          <table:table-cell table:formula="of:=MOD([.F994]+1/[.$H$2];5)" office:value-type="float" office:value="1.5333333333333" calcext:value-type="float">
            <text:p>1,5333333333333</text:p>
          </table:table-cell>
          <table:table-cell table:formula="of:=IF([.F995]=0;[.G994]+2+1/[.$H$2];[.G994]+1/[.$H$2])" office:value-type="float" office:value="16.5333333333337" calcext:value-type="float">
            <text:p>16,5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6]))" office:value-type="date" office:date-value="2019-10-23T18:15:47.32515" calcext:value-type="date">
            <text:p>2019-10-23 18:15:47</text:p>
          </table:table-cell>
          <table:table-cell table:style-name="ce7" table:formula="of:=[.A996]" office:value-type="date" office:date-value="2019-10-23T18:15:47.32515" calcext:value-type="date">
            <text:p>2019-10-23 18:15:47</text:p>
          </table:table-cell>
          <table:table-cell table:formula="of:=TRUNC([.A996])" office:value-type="float" office:value="43761" calcext:value-type="float">
            <text:p>43761</text:p>
          </table:table-cell>
          <table:table-cell table:style-name="ce12" table:formula="of:=[.B996]-[.C996]" office:value-type="date" office:date-value="1899-12-30T18:15:47.32515045907" calcext:value-type="date">
            <text:p>12/30/99 06:15 PM</text:p>
          </table:table-cell>
          <table:table-cell table:formula="of:=MOD([.E995]-[.$E$2];[.$H$2])+1+[.$E$2]" office:value-type="float" office:value="254" calcext:value-type="float">
            <text:p>254</text:p>
          </table:table-cell>
          <table:table-cell table:formula="of:=MOD([.F995]+1/[.$H$2];5)" office:value-type="float" office:value="1.54999999999996" calcext:value-type="float">
            <text:p>1,54999999999996</text:p>
          </table:table-cell>
          <table:table-cell table:formula="of:=IF([.F996]=0;[.G995]+2+1/[.$H$2];[.G995]+1/[.$H$2])" office:value-type="float" office:value="16.5500000000003" calcext:value-type="float">
            <text:p>16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7]))" office:value-type="date" office:date-value="2019-10-23T17:53:27.677388" calcext:value-type="date">
            <text:p>2019-10-23 17:53:28</text:p>
          </table:table-cell>
          <table:table-cell table:style-name="ce7" table:formula="of:=[.A997]" office:value-type="date" office:date-value="2019-10-23T17:53:27.677388" calcext:value-type="date">
            <text:p>2019-10-23 17:53:28</text:p>
          </table:table-cell>
          <table:table-cell table:formula="of:=TRUNC([.A997])" office:value-type="float" office:value="43761" calcext:value-type="float">
            <text:p>43761</text:p>
          </table:table-cell>
          <table:table-cell table:style-name="ce12" table:formula="of:=[.B997]-[.C997]" office:value-type="date" office:date-value="1899-12-30T17:53:27.67738823779" calcext:value-type="date">
            <text:p>12/30/99 05:53 PM</text:p>
          </table:table-cell>
          <table:table-cell table:formula="of:=MOD([.E996]-[.$E$2];[.$H$2])+1+[.$E$2]" office:value-type="float" office:value="255" calcext:value-type="float">
            <text:p>255</text:p>
          </table:table-cell>
          <table:table-cell table:formula="of:=MOD([.F996]+1/[.$H$2];5)" office:value-type="float" office:value="1.56666666666663" calcext:value-type="float">
            <text:p>1,56666666666663</text:p>
          </table:table-cell>
          <table:table-cell table:formula="of:=IF([.F997]=0;[.G996]+2+1/[.$H$2];[.G996]+1/[.$H$2])" office:value-type="float" office:value="16.566666666667" calcext:value-type="float">
            <text:p>16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8]))" office:value-type="date" office:date-value="2019-10-23T17:49:15.161773" calcext:value-type="date">
            <text:p>2019-10-23 17:49:15</text:p>
          </table:table-cell>
          <table:table-cell table:style-name="ce7" table:formula="of:=[.A998]" office:value-type="date" office:date-value="2019-10-23T17:49:15.161773" calcext:value-type="date">
            <text:p>2019-10-23 17:49:15</text:p>
          </table:table-cell>
          <table:table-cell table:formula="of:=TRUNC([.A998])" office:value-type="float" office:value="43761" calcext:value-type="float">
            <text:p>43761</text:p>
          </table:table-cell>
          <table:table-cell table:style-name="ce12" table:formula="of:=[.B998]-[.C998]" office:value-type="date" office:date-value="1899-12-30T17:49:15.16177250538" calcext:value-type="date">
            <text:p>12/30/99 05:49 PM</text:p>
          </table:table-cell>
          <table:table-cell table:formula="of:=MOD([.E997]-[.$E$2];[.$H$2])+1+[.$E$2]" office:value-type="float" office:value="256" calcext:value-type="float">
            <text:p>256</text:p>
          </table:table-cell>
          <table:table-cell table:formula="of:=MOD([.F997]+1/[.$H$2];5)" office:value-type="float" office:value="1.5833333333333" calcext:value-type="float">
            <text:p>1,5833333333333</text:p>
          </table:table-cell>
          <table:table-cell table:formula="of:=IF([.F998]=0;[.G997]+2+1/[.$H$2];[.G997]+1/[.$H$2])" office:value-type="float" office:value="16.5833333333337" calcext:value-type="float">
            <text:p>16,5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9]))" office:value-type="date" office:date-value="2019-10-23T17:54:13.880014" calcext:value-type="date">
            <text:p>2019-10-23 17:54:14</text:p>
          </table:table-cell>
          <table:table-cell table:style-name="ce7" table:formula="of:=[.A999]" office:value-type="date" office:date-value="2019-10-23T17:54:13.880014" calcext:value-type="date">
            <text:p>2019-10-23 17:54:14</text:p>
          </table:table-cell>
          <table:table-cell table:formula="of:=TRUNC([.A999])" office:value-type="float" office:value="43761" calcext:value-type="float">
            <text:p>43761</text:p>
          </table:table-cell>
          <table:table-cell table:style-name="ce12" table:formula="of:=[.B999]-[.C999]" office:value-type="date" office:date-value="1899-12-30T17:54:13.88001431711" calcext:value-type="date">
            <text:p>12/30/99 05:54 PM</text:p>
          </table:table-cell>
          <table:table-cell table:formula="of:=MOD([.E998]-[.$E$2];[.$H$2])+1+[.$E$2]" office:value-type="float" office:value="257" calcext:value-type="float">
            <text:p>257</text:p>
          </table:table-cell>
          <table:table-cell table:formula="of:=MOD([.F998]+1/[.$H$2];5)" office:value-type="float" office:value="1.59999999999996" calcext:value-type="float">
            <text:p>1,59999999999996</text:p>
          </table:table-cell>
          <table:table-cell table:formula="of:=IF([.F999]=0;[.G998]+2+1/[.$H$2];[.G998]+1/[.$H$2])" office:value-type="float" office:value="16.6000000000003" calcext:value-type="float">
            <text:p>16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0]))" office:value-type="date" office:date-value="2019-10-23T18:10:43.810778" calcext:value-type="date">
            <text:p>2019-10-23 18:10:44</text:p>
          </table:table-cell>
          <table:table-cell table:style-name="ce7" table:formula="of:=[.A1000]" office:value-type="date" office:date-value="2019-10-23T18:10:43.810778" calcext:value-type="date">
            <text:p>2019-10-23 18:10:44</text:p>
          </table:table-cell>
          <table:table-cell table:formula="of:=TRUNC([.A1000])" office:value-type="float" office:value="43761" calcext:value-type="float">
            <text:p>43761</text:p>
          </table:table-cell>
          <table:table-cell table:style-name="ce12" table:formula="of:=[.B1000]-[.C1000]" office:value-type="date" office:date-value="1899-12-30T18:10:43.81077757571" calcext:value-type="date">
            <text:p>12/30/99 06:10 PM</text:p>
          </table:table-cell>
          <table:table-cell table:formula="of:=MOD([.E999]-[.$E$2];[.$H$2])+1+[.$E$2]" office:value-type="float" office:value="258" calcext:value-type="float">
            <text:p>258</text:p>
          </table:table-cell>
          <table:table-cell table:formula="of:=MOD([.F999]+1/[.$H$2];5)" office:value-type="float" office:value="1.61666666666663" calcext:value-type="float">
            <text:p>1,61666666666663</text:p>
          </table:table-cell>
          <table:table-cell table:formula="of:=IF([.F1000]=0;[.G999]+2+1/[.$H$2];[.G999]+1/[.$H$2])" office:value-type="float" office:value="16.616666666667" calcext:value-type="float">
            <text:p>16,6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1]))" office:value-type="date" office:date-value="2019-10-23T18:09:49.173744" calcext:value-type="date">
            <text:p>2019-10-23 18:09:49</text:p>
          </table:table-cell>
          <table:table-cell table:style-name="ce7" table:formula="of:=[.A1001]" office:value-type="date" office:date-value="2019-10-23T18:09:49.173744" calcext:value-type="date">
            <text:p>2019-10-23 18:09:49</text:p>
          </table:table-cell>
          <table:table-cell table:formula="of:=TRUNC([.A1001])" office:value-type="float" office:value="43761" calcext:value-type="float">
            <text:p>43761</text:p>
          </table:table-cell>
          <table:table-cell table:style-name="ce12" table:formula="of:=[.B1001]-[.C1001]" office:value-type="date" office:date-value="1899-12-30T18:09:49.17374366429" calcext:value-type="date">
            <text:p>12/30/99 06:09 PM</text:p>
          </table:table-cell>
          <table:table-cell table:formula="of:=MOD([.E1000]-[.$E$2];[.$H$2])+1+[.$E$2]" office:value-type="float" office:value="259" calcext:value-type="float">
            <text:p>259</text:p>
          </table:table-cell>
          <table:table-cell table:formula="of:=MOD([.F1000]+1/[.$H$2];5)" office:value-type="float" office:value="1.6333333333333" calcext:value-type="float">
            <text:p>1,6333333333333</text:p>
          </table:table-cell>
          <table:table-cell table:formula="of:=IF([.F1001]=0;[.G1000]+2+1/[.$H$2];[.G1000]+1/[.$H$2])" office:value-type="float" office:value="16.6333333333337" calcext:value-type="float">
            <text:p>16,6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2]))" office:value-type="date" office:date-value="2019-10-23T17:59:35.545449" calcext:value-type="date">
            <text:p>2019-10-23 17:59:36</text:p>
          </table:table-cell>
          <table:table-cell table:style-name="ce7" table:formula="of:=[.A1002]" office:value-type="date" office:date-value="2019-10-23T17:59:35.545449" calcext:value-type="date">
            <text:p>2019-10-23 17:59:36</text:p>
          </table:table-cell>
          <table:table-cell table:formula="of:=TRUNC([.A1002])" office:value-type="float" office:value="43761" calcext:value-type="float">
            <text:p>43761</text:p>
          </table:table-cell>
          <table:table-cell table:style-name="ce12" table:formula="of:=[.B1002]-[.C1002]" office:value-type="date" office:date-value="1899-12-30T17:59:35.54544922896" calcext:value-type="date">
            <text:p>12/30/99 05:59 PM</text:p>
          </table:table-cell>
          <table:table-cell table:formula="of:=MOD([.E1001]-[.$E$2];[.$H$2])+1+[.$E$2]" office:value-type="float" office:value="260" calcext:value-type="float">
            <text:p>260</text:p>
          </table:table-cell>
          <table:table-cell table:formula="of:=MOD([.F1001]+1/[.$H$2];5)" office:value-type="float" office:value="1.64999999999996" calcext:value-type="float">
            <text:p>1,64999999999996</text:p>
          </table:table-cell>
          <table:table-cell table:formula="of:=IF([.F1002]=0;[.G1001]+2+1/[.$H$2];[.G1001]+1/[.$H$2])" office:value-type="float" office:value="16.6500000000003" calcext:value-type="float">
            <text:p>16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3]))" office:value-type="date" office:date-value="2019-10-23T17:47:32.876239" calcext:value-type="date">
            <text:p>2019-10-23 17:47:33</text:p>
          </table:table-cell>
          <table:table-cell table:style-name="ce7" table:formula="of:=[.A1003]" office:value-type="date" office:date-value="2019-10-23T17:47:32.876239" calcext:value-type="date">
            <text:p>2019-10-23 17:47:33</text:p>
          </table:table-cell>
          <table:table-cell table:formula="of:=TRUNC([.A1003])" office:value-type="float" office:value="43761" calcext:value-type="float">
            <text:p>43761</text:p>
          </table:table-cell>
          <table:table-cell table:style-name="ce12" table:formula="of:=[.B1003]-[.C1003]" office:value-type="date" office:date-value="1899-12-30T17:47:32.87623861805" calcext:value-type="date">
            <text:p>12/30/99 05:47 PM</text:p>
          </table:table-cell>
          <table:table-cell table:formula="of:=MOD([.E1002]-[.$E$2];[.$H$2])+1+[.$E$2]" office:value-type="float" office:value="261" calcext:value-type="float">
            <text:p>261</text:p>
          </table:table-cell>
          <table:table-cell table:formula="of:=MOD([.F1002]+1/[.$H$2];5)" office:value-type="float" office:value="1.66666666666663" calcext:value-type="float">
            <text:p>1,66666666666663</text:p>
          </table:table-cell>
          <table:table-cell table:formula="of:=IF([.F1003]=0;[.G1002]+2+1/[.$H$2];[.G1002]+1/[.$H$2])" office:value-type="float" office:value="16.666666666667" calcext:value-type="float">
            <text:p>16,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4]))" office:value-type="date" office:date-value="2019-10-23T18:26:53.810513" calcext:value-type="date">
            <text:p>2019-10-23 18:26:54</text:p>
          </table:table-cell>
          <table:table-cell table:style-name="ce7" table:formula="of:=[.A1004]" office:value-type="date" office:date-value="2019-10-23T18:26:53.810513" calcext:value-type="date">
            <text:p>2019-10-23 18:26:54</text:p>
          </table:table-cell>
          <table:table-cell table:formula="of:=TRUNC([.A1004])" office:value-type="float" office:value="43761" calcext:value-type="float">
            <text:p>43761</text:p>
          </table:table-cell>
          <table:table-cell table:style-name="ce12" table:formula="of:=[.B1004]-[.C1004]" office:value-type="date" office:date-value="1899-12-30T18:26:53.81051335484" calcext:value-type="date">
            <text:p>12/30/99 06:26 PM</text:p>
          </table:table-cell>
          <table:table-cell table:formula="of:=MOD([.E1003]-[.$E$2];[.$H$2])+1+[.$E$2]" office:value-type="float" office:value="262" calcext:value-type="float">
            <text:p>262</text:p>
          </table:table-cell>
          <table:table-cell table:formula="of:=MOD([.F1003]+1/[.$H$2];5)" office:value-type="float" office:value="1.68333333333329" calcext:value-type="float">
            <text:p>1,68333333333329</text:p>
          </table:table-cell>
          <table:table-cell table:formula="of:=IF([.F1004]=0;[.G1003]+2+1/[.$H$2];[.G1003]+1/[.$H$2])" office:value-type="float" office:value="16.6833333333337" calcext:value-type="float">
            <text:p>16,6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5]))" office:value-type="date" office:date-value="2019-10-23T17:49:35.868307" calcext:value-type="date">
            <text:p>2019-10-23 17:49:36</text:p>
          </table:table-cell>
          <table:table-cell table:style-name="ce7" table:formula="of:=[.A1005]" office:value-type="date" office:date-value="2019-10-23T17:49:35.868307" calcext:value-type="date">
            <text:p>2019-10-23 17:49:36</text:p>
          </table:table-cell>
          <table:table-cell table:formula="of:=TRUNC([.A1005])" office:value-type="float" office:value="43761" calcext:value-type="float">
            <text:p>43761</text:p>
          </table:table-cell>
          <table:table-cell table:style-name="ce12" table:formula="of:=[.B1005]-[.C1005]" office:value-type="date" office:date-value="1899-12-30T17:49:35.86830749642" calcext:value-type="date">
            <text:p>12/30/99 05:49 PM</text:p>
          </table:table-cell>
          <table:table-cell table:formula="of:=MOD([.E1004]-[.$E$2];[.$H$2])+1+[.$E$2]" office:value-type="float" office:value="263" calcext:value-type="float">
            <text:p>263</text:p>
          </table:table-cell>
          <table:table-cell table:formula="of:=MOD([.F1004]+1/[.$H$2];5)" office:value-type="float" office:value="1.69999999999996" calcext:value-type="float">
            <text:p>1,69999999999996</text:p>
          </table:table-cell>
          <table:table-cell table:formula="of:=IF([.F1005]=0;[.G1004]+2+1/[.$H$2];[.G1004]+1/[.$H$2])" office:value-type="float" office:value="16.7000000000003" calcext:value-type="float">
            <text:p>16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6]))" office:value-type="date" office:date-value="2019-10-23T18:33:46.718976" calcext:value-type="date">
            <text:p>2019-10-23 18:33:47</text:p>
          </table:table-cell>
          <table:table-cell table:style-name="ce7" table:formula="of:=[.A1006]" office:value-type="date" office:date-value="2019-10-23T18:33:46.718976" calcext:value-type="date">
            <text:p>2019-10-23 18:33:47</text:p>
          </table:table-cell>
          <table:table-cell table:formula="of:=TRUNC([.A1006])" office:value-type="float" office:value="43761" calcext:value-type="float">
            <text:p>43761</text:p>
          </table:table-cell>
          <table:table-cell table:style-name="ce12" table:formula="of:=[.B1006]-[.C1006]" office:value-type="date" office:date-value="1899-12-30T18:33:46.71897641849" calcext:value-type="date">
            <text:p>12/30/99 06:33 PM</text:p>
          </table:table-cell>
          <table:table-cell table:formula="of:=MOD([.E1005]-[.$E$2];[.$H$2])+1+[.$E$2]" office:value-type="float" office:value="264" calcext:value-type="float">
            <text:p>264</text:p>
          </table:table-cell>
          <table:table-cell table:formula="of:=MOD([.F1005]+1/[.$H$2];5)" office:value-type="float" office:value="1.71666666666663" calcext:value-type="float">
            <text:p>1,71666666666663</text:p>
          </table:table-cell>
          <table:table-cell table:formula="of:=IF([.F1006]=0;[.G1005]+2+1/[.$H$2];[.G1005]+1/[.$H$2])" office:value-type="float" office:value="16.716666666667" calcext:value-type="float">
            <text:p>16,7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7]))" office:value-type="date" office:date-value="2019-10-23T18:03:01.936028" calcext:value-type="date">
            <text:p>2019-10-23 18:03:02</text:p>
          </table:table-cell>
          <table:table-cell table:style-name="ce7" table:formula="of:=[.A1007]" office:value-type="date" office:date-value="2019-10-23T18:03:01.936028" calcext:value-type="date">
            <text:p>2019-10-23 18:03:02</text:p>
          </table:table-cell>
          <table:table-cell table:formula="of:=TRUNC([.A1007])" office:value-type="float" office:value="43761" calcext:value-type="float">
            <text:p>43761</text:p>
          </table:table-cell>
          <table:table-cell table:style-name="ce12" table:formula="of:=[.B1007]-[.C1007]" office:value-type="date" office:date-value="1899-12-30T18:03:01.93602785468" calcext:value-type="date">
            <text:p>12/30/99 06:03 PM</text:p>
          </table:table-cell>
          <table:table-cell table:formula="of:=MOD([.E1006]-[.$E$2];[.$H$2])+1+[.$E$2]" office:value-type="float" office:value="265" calcext:value-type="float">
            <text:p>265</text:p>
          </table:table-cell>
          <table:table-cell table:formula="of:=MOD([.F1006]+1/[.$H$2];5)" office:value-type="float" office:value="1.73333333333329" calcext:value-type="float">
            <text:p>1,73333333333329</text:p>
          </table:table-cell>
          <table:table-cell table:formula="of:=IF([.F1007]=0;[.G1006]+2+1/[.$H$2];[.G1006]+1/[.$H$2])" office:value-type="float" office:value="16.7333333333337" calcext:value-type="float">
            <text:p>16,7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8]))" office:value-type="date" office:date-value="2019-10-23T18:03:29.03784" calcext:value-type="date">
            <text:p>2019-10-23 18:03:29</text:p>
          </table:table-cell>
          <table:table-cell table:style-name="ce7" table:formula="of:=[.A1008]" office:value-type="date" office:date-value="2019-10-23T18:03:29.03784" calcext:value-type="date">
            <text:p>2019-10-23 18:03:29</text:p>
          </table:table-cell>
          <table:table-cell table:formula="of:=TRUNC([.A1008])" office:value-type="float" office:value="43761" calcext:value-type="float">
            <text:p>43761</text:p>
          </table:table-cell>
          <table:table-cell table:style-name="ce12" table:formula="of:=[.B1008]-[.C1008]" office:value-type="date" office:date-value="1899-12-30T18:03:29.03784034308" calcext:value-type="date">
            <text:p>12/30/99 06:03 PM</text:p>
          </table:table-cell>
          <table:table-cell table:formula="of:=MOD([.E1007]-[.$E$2];[.$H$2])+1+[.$E$2]" office:value-type="float" office:value="266" calcext:value-type="float">
            <text:p>266</text:p>
          </table:table-cell>
          <table:table-cell table:formula="of:=MOD([.F1007]+1/[.$H$2];5)" office:value-type="float" office:value="1.74999999999996" calcext:value-type="float">
            <text:p>1,74999999999996</text:p>
          </table:table-cell>
          <table:table-cell table:formula="of:=IF([.F1008]=0;[.G1007]+2+1/[.$H$2];[.G1007]+1/[.$H$2])" office:value-type="float" office:value="16.7500000000003" calcext:value-type="float">
            <text:p>16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9]))" office:value-type="date" office:date-value="2019-10-23T17:37:13.616353" calcext:value-type="date">
            <text:p>2019-10-23 17:37:14</text:p>
          </table:table-cell>
          <table:table-cell table:style-name="ce7" table:formula="of:=[.A1009]" office:value-type="date" office:date-value="2019-10-23T17:37:13.616353" calcext:value-type="date">
            <text:p>2019-10-23 17:37:14</text:p>
          </table:table-cell>
          <table:table-cell table:formula="of:=TRUNC([.A1009])" office:value-type="float" office:value="43761" calcext:value-type="float">
            <text:p>43761</text:p>
          </table:table-cell>
          <table:table-cell table:style-name="ce12" table:formula="of:=[.B1009]-[.C1009]" office:value-type="date" office:date-value="1899-12-30T17:37:13.61635319889" calcext:value-type="date">
            <text:p>12/30/99 05:37 PM</text:p>
          </table:table-cell>
          <table:table-cell table:formula="of:=MOD([.E1008]-[.$E$2];[.$H$2])+1+[.$E$2]" office:value-type="float" office:value="267" calcext:value-type="float">
            <text:p>267</text:p>
          </table:table-cell>
          <table:table-cell table:formula="of:=MOD([.F1008]+1/[.$H$2];5)" office:value-type="float" office:value="1.76666666666663" calcext:value-type="float">
            <text:p>1,76666666666663</text:p>
          </table:table-cell>
          <table:table-cell table:formula="of:=IF([.F1009]=0;[.G1008]+2+1/[.$H$2];[.G1008]+1/[.$H$2])" office:value-type="float" office:value="16.766666666667" calcext:value-type="float">
            <text:p>16,7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0]))" office:value-type="date" office:date-value="2019-10-23T17:44:05.453329" calcext:value-type="date">
            <text:p>2019-10-23 17:44:05</text:p>
          </table:table-cell>
          <table:table-cell table:style-name="ce7" table:formula="of:=[.A1010]" office:value-type="date" office:date-value="2019-10-23T17:44:05.453329" calcext:value-type="date">
            <text:p>2019-10-23 17:44:05</text:p>
          </table:table-cell>
          <table:table-cell table:formula="of:=TRUNC([.A1010])" office:value-type="float" office:value="43761" calcext:value-type="float">
            <text:p>43761</text:p>
          </table:table-cell>
          <table:table-cell table:style-name="ce12" table:formula="of:=[.B1010]-[.C1010]" office:value-type="date" office:date-value="1899-12-30T17:44:05.45332866255" calcext:value-type="date">
            <text:p>12/30/99 05:44 PM</text:p>
          </table:table-cell>
          <table:table-cell table:formula="of:=MOD([.E1009]-[.$E$2];[.$H$2])+1+[.$E$2]" office:value-type="float" office:value="268" calcext:value-type="float">
            <text:p>268</text:p>
          </table:table-cell>
          <table:table-cell table:formula="of:=MOD([.F1009]+1/[.$H$2];5)" office:value-type="float" office:value="1.78333333333329" calcext:value-type="float">
            <text:p>1,78333333333329</text:p>
          </table:table-cell>
          <table:table-cell table:formula="of:=IF([.F1010]=0;[.G1009]+2+1/[.$H$2];[.G1009]+1/[.$H$2])" office:value-type="float" office:value="16.7833333333337" calcext:value-type="float">
            <text:p>16,7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1]))" office:value-type="date" office:date-value="2019-10-23T18:13:09.356202" calcext:value-type="date">
            <text:p>2019-10-23 18:13:09</text:p>
          </table:table-cell>
          <table:table-cell table:style-name="ce7" table:formula="of:=[.A1011]" office:value-type="date" office:date-value="2019-10-23T18:13:09.356202" calcext:value-type="date">
            <text:p>2019-10-23 18:13:09</text:p>
          </table:table-cell>
          <table:table-cell table:formula="of:=TRUNC([.A1011])" office:value-type="float" office:value="43761" calcext:value-type="float">
            <text:p>43761</text:p>
          </table:table-cell>
          <table:table-cell table:style-name="ce12" table:formula="of:=[.B1011]-[.C1011]" office:value-type="date" office:date-value="1899-12-30T18:13:09.35620242264" calcext:value-type="date">
            <text:p>12/30/99 06:13 PM</text:p>
          </table:table-cell>
          <table:table-cell table:formula="of:=MOD([.E1010]-[.$E$2];[.$H$2])+1+[.$E$2]" office:value-type="float" office:value="269" calcext:value-type="float">
            <text:p>269</text:p>
          </table:table-cell>
          <table:table-cell table:formula="of:=MOD([.F1010]+1/[.$H$2];5)" office:value-type="float" office:value="1.79999999999996" calcext:value-type="float">
            <text:p>1,79999999999996</text:p>
          </table:table-cell>
          <table:table-cell table:formula="of:=IF([.F1011]=0;[.G1010]+2+1/[.$H$2];[.G1010]+1/[.$H$2])" office:value-type="float" office:value="16.8000000000003" calcext:value-type="float">
            <text:p>16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2]))" office:value-type="date" office:date-value="2019-10-23T18:01:30.539783" calcext:value-type="date">
            <text:p>2019-10-23 18:01:31</text:p>
          </table:table-cell>
          <table:table-cell table:style-name="ce7" table:formula="of:=[.A1012]" office:value-type="date" office:date-value="2019-10-23T18:01:30.539783" calcext:value-type="date">
            <text:p>2019-10-23 18:01:31</text:p>
          </table:table-cell>
          <table:table-cell table:formula="of:=TRUNC([.A1012])" office:value-type="float" office:value="43761" calcext:value-type="float">
            <text:p>43761</text:p>
          </table:table-cell>
          <table:table-cell table:style-name="ce12" table:formula="of:=[.B1012]-[.C1012]" office:value-type="date" office:date-value="1899-12-30T18:01:30.53978312295" calcext:value-type="date">
            <text:p>12/30/99 06:01 PM</text:p>
          </table:table-cell>
          <table:table-cell table:formula="of:=MOD([.E1011]-[.$E$2];[.$H$2])+1+[.$E$2]" office:value-type="float" office:value="270" calcext:value-type="float">
            <text:p>270</text:p>
          </table:table-cell>
          <table:table-cell table:formula="of:=MOD([.F1011]+1/[.$H$2];5)" office:value-type="float" office:value="1.81666666666663" calcext:value-type="float">
            <text:p>1,81666666666663</text:p>
          </table:table-cell>
          <table:table-cell table:formula="of:=IF([.F1012]=0;[.G1011]+2+1/[.$H$2];[.G1011]+1/[.$H$2])" office:value-type="float" office:value="16.816666666667" calcext:value-type="float">
            <text:p>16,8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3]))" office:value-type="date" office:date-value="2019-10-23T18:02:46.054744" calcext:value-type="date">
            <text:p>2019-10-23 18:02:46</text:p>
          </table:table-cell>
          <table:table-cell table:style-name="ce7" table:formula="of:=[.A1013]" office:value-type="date" office:date-value="2019-10-23T18:02:46.054744" calcext:value-type="date">
            <text:p>2019-10-23 18:02:46</text:p>
          </table:table-cell>
          <table:table-cell table:formula="of:=TRUNC([.A1013])" office:value-type="float" office:value="43761" calcext:value-type="float">
            <text:p>43761</text:p>
          </table:table-cell>
          <table:table-cell table:style-name="ce12" table:formula="of:=[.B1013]-[.C1013]" office:value-type="date" office:date-value="1899-12-30T18:02:46.05474392418" calcext:value-type="date">
            <text:p>12/30/99 06:02 PM</text:p>
          </table:table-cell>
          <table:table-cell table:formula="of:=MOD([.E1012]-[.$E$2];[.$H$2])+1+[.$E$2]" office:value-type="float" office:value="271" calcext:value-type="float">
            <text:p>271</text:p>
          </table:table-cell>
          <table:table-cell table:formula="of:=MOD([.F1012]+1/[.$H$2];5)" office:value-type="float" office:value="1.83333333333329" calcext:value-type="float">
            <text:p>1,83333333333329</text:p>
          </table:table-cell>
          <table:table-cell table:formula="of:=IF([.F1013]=0;[.G1012]+2+1/[.$H$2];[.G1012]+1/[.$H$2])" office:value-type="float" office:value="16.8333333333337" calcext:value-type="float">
            <text:p>16,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4]))" office:value-type="date" office:date-value="2019-10-23T18:07:04.570711" calcext:value-type="date">
            <text:p>2019-10-23 18:07:05</text:p>
          </table:table-cell>
          <table:table-cell table:style-name="ce7" table:formula="of:=[.A1014]" office:value-type="date" office:date-value="2019-10-23T18:07:04.570711" calcext:value-type="date">
            <text:p>2019-10-23 18:07:05</text:p>
          </table:table-cell>
          <table:table-cell table:formula="of:=TRUNC([.A1014])" office:value-type="float" office:value="43761" calcext:value-type="float">
            <text:p>43761</text:p>
          </table:table-cell>
          <table:table-cell table:style-name="ce12" table:formula="of:=[.B1014]-[.C1014]" office:value-type="date" office:date-value="1899-12-30T18:07:04.57071058452" calcext:value-type="date">
            <text:p>12/30/99 06:07 PM</text:p>
          </table:table-cell>
          <table:table-cell table:formula="of:=MOD([.E1013]-[.$E$2];[.$H$2])+1+[.$E$2]" office:value-type="float" office:value="272" calcext:value-type="float">
            <text:p>272</text:p>
          </table:table-cell>
          <table:table-cell table:formula="of:=MOD([.F1013]+1/[.$H$2];5)" office:value-type="float" office:value="1.84999999999996" calcext:value-type="float">
            <text:p>1,84999999999996</text:p>
          </table:table-cell>
          <table:table-cell table:formula="of:=IF([.F1014]=0;[.G1013]+2+1/[.$H$2];[.G1013]+1/[.$H$2])" office:value-type="float" office:value="16.8500000000003" calcext:value-type="float">
            <text:p>16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5]))" office:value-type="date" office:date-value="2019-10-23T18:03:19.333007" calcext:value-type="date">
            <text:p>2019-10-23 18:03:19</text:p>
          </table:table-cell>
          <table:table-cell table:style-name="ce7" table:formula="of:=[.A1015]" office:value-type="date" office:date-value="2019-10-23T18:03:19.333007" calcext:value-type="date">
            <text:p>2019-10-23 18:03:19</text:p>
          </table:table-cell>
          <table:table-cell table:formula="of:=TRUNC([.A1015])" office:value-type="float" office:value="43761" calcext:value-type="float">
            <text:p>43761</text:p>
          </table:table-cell>
          <table:table-cell table:style-name="ce12" table:formula="of:=[.B1015]-[.C1015]" office:value-type="date" office:date-value="1899-12-30T18:03:19.33300714474" calcext:value-type="date">
            <text:p>12/30/99 06:03 PM</text:p>
          </table:table-cell>
          <table:table-cell table:formula="of:=MOD([.E1014]-[.$E$2];[.$H$2])+1+[.$E$2]" office:value-type="float" office:value="273" calcext:value-type="float">
            <text:p>273</text:p>
          </table:table-cell>
          <table:table-cell table:formula="of:=MOD([.F1014]+1/[.$H$2];5)" office:value-type="float" office:value="1.86666666666663" calcext:value-type="float">
            <text:p>1,86666666666663</text:p>
          </table:table-cell>
          <table:table-cell table:formula="of:=IF([.F1015]=0;[.G1014]+2+1/[.$H$2];[.G1014]+1/[.$H$2])" office:value-type="float" office:value="16.866666666667" calcext:value-type="float">
            <text:p>16,8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6]))" office:value-type="date" office:date-value="2019-10-23T18:11:05.355987" calcext:value-type="date">
            <text:p>2019-10-23 18:11:05</text:p>
          </table:table-cell>
          <table:table-cell table:style-name="ce7" table:formula="of:=[.A1016]" office:value-type="date" office:date-value="2019-10-23T18:11:05.355987" calcext:value-type="date">
            <text:p>2019-10-23 18:11:05</text:p>
          </table:table-cell>
          <table:table-cell table:formula="of:=TRUNC([.A1016])" office:value-type="float" office:value="43761" calcext:value-type="float">
            <text:p>43761</text:p>
          </table:table-cell>
          <table:table-cell table:style-name="ce12" table:formula="of:=[.B1016]-[.C1016]" office:value-type="date" office:date-value="1899-12-30T18:11:05.35598672926" calcext:value-type="date">
            <text:p>12/30/99 06:11 PM</text:p>
          </table:table-cell>
          <table:table-cell table:formula="of:=MOD([.E1015]-[.$E$2];[.$H$2])+1+[.$E$2]" office:value-type="float" office:value="274" calcext:value-type="float">
            <text:p>274</text:p>
          </table:table-cell>
          <table:table-cell table:formula="of:=MOD([.F1015]+1/[.$H$2];5)" office:value-type="float" office:value="1.88333333333329" calcext:value-type="float">
            <text:p>1,88333333333329</text:p>
          </table:table-cell>
          <table:table-cell table:formula="of:=IF([.F1016]=0;[.G1015]+2+1/[.$H$2];[.G1015]+1/[.$H$2])" office:value-type="float" office:value="16.8833333333337" calcext:value-type="float">
            <text:p>16,8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7]))" office:value-type="date" office:date-value="2019-10-23T17:57:02.962059" calcext:value-type="date">
            <text:p>2019-10-23 17:57:03</text:p>
          </table:table-cell>
          <table:table-cell table:style-name="ce7" table:formula="of:=[.A1017]" office:value-type="date" office:date-value="2019-10-23T17:57:02.962059" calcext:value-type="date">
            <text:p>2019-10-23 17:57:03</text:p>
          </table:table-cell>
          <table:table-cell table:formula="of:=TRUNC([.A1017])" office:value-type="float" office:value="43761" calcext:value-type="float">
            <text:p>43761</text:p>
          </table:table-cell>
          <table:table-cell table:style-name="ce12" table:formula="of:=[.B1017]-[.C1017]" office:value-type="date" office:date-value="1899-12-30T17:57:02.96205901075" calcext:value-type="date">
            <text:p>12/30/99 05:57 PM</text:p>
          </table:table-cell>
          <table:table-cell table:formula="of:=MOD([.E1016]-[.$E$2];[.$H$2])+1+[.$E$2]" office:value-type="float" office:value="275" calcext:value-type="float">
            <text:p>275</text:p>
          </table:table-cell>
          <table:table-cell table:formula="of:=MOD([.F1016]+1/[.$H$2];5)" office:value-type="float" office:value="1.89999999999996" calcext:value-type="float">
            <text:p>1,89999999999996</text:p>
          </table:table-cell>
          <table:table-cell table:formula="of:=IF([.F1017]=0;[.G1016]+2+1/[.$H$2];[.G1016]+1/[.$H$2])" office:value-type="float" office:value="16.9000000000003" calcext:value-type="float">
            <text:p>16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8]))" office:value-type="date" office:date-value="2019-10-23T17:39:23.222127" calcext:value-type="date">
            <text:p>2019-10-23 17:39:23</text:p>
          </table:table-cell>
          <table:table-cell table:style-name="ce7" table:formula="of:=[.A1018]" office:value-type="date" office:date-value="2019-10-23T17:39:23.222127" calcext:value-type="date">
            <text:p>2019-10-23 17:39:23</text:p>
          </table:table-cell>
          <table:table-cell table:formula="of:=TRUNC([.A1018])" office:value-type="float" office:value="43761" calcext:value-type="float">
            <text:p>43761</text:p>
          </table:table-cell>
          <table:table-cell table:style-name="ce12" table:formula="of:=[.B1018]-[.C1018]" office:value-type="date" office:date-value="1899-12-30T17:39:23.22212715168" calcext:value-type="date">
            <text:p>12/30/99 05:39 PM</text:p>
          </table:table-cell>
          <table:table-cell table:formula="of:=MOD([.E1017]-[.$E$2];[.$H$2])+1+[.$E$2]" office:value-type="float" office:value="276" calcext:value-type="float">
            <text:p>276</text:p>
          </table:table-cell>
          <table:table-cell table:formula="of:=MOD([.F1017]+1/[.$H$2];5)" office:value-type="float" office:value="1.91666666666663" calcext:value-type="float">
            <text:p>1,91666666666663</text:p>
          </table:table-cell>
          <table:table-cell table:formula="of:=IF([.F1018]=0;[.G1017]+2+1/[.$H$2];[.G1017]+1/[.$H$2])" office:value-type="float" office:value="16.916666666667" calcext:value-type="float">
            <text:p>16,9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9]))" office:value-type="date" office:date-value="2019-10-23T17:37:26.725526" calcext:value-type="date">
            <text:p>2019-10-23 17:37:27</text:p>
          </table:table-cell>
          <table:table-cell table:style-name="ce7" table:formula="of:=[.A1019]" office:value-type="date" office:date-value="2019-10-23T17:37:26.725526" calcext:value-type="date">
            <text:p>2019-10-23 17:37:27</text:p>
          </table:table-cell>
          <table:table-cell table:formula="of:=TRUNC([.A1019])" office:value-type="float" office:value="43761" calcext:value-type="float">
            <text:p>43761</text:p>
          </table:table-cell>
          <table:table-cell table:style-name="ce12" table:formula="of:=[.B1019]-[.C1019]" office:value-type="date" office:date-value="1899-12-30T17:37:26.72552570701" calcext:value-type="date">
            <text:p>12/30/99 05:37 PM</text:p>
          </table:table-cell>
          <table:table-cell table:formula="of:=MOD([.E1018]-[.$E$2];[.$H$2])+1+[.$E$2]" office:value-type="float" office:value="277" calcext:value-type="float">
            <text:p>277</text:p>
          </table:table-cell>
          <table:table-cell table:formula="of:=MOD([.F1018]+1/[.$H$2];5)" office:value-type="float" office:value="1.93333333333329" calcext:value-type="float">
            <text:p>1,93333333333329</text:p>
          </table:table-cell>
          <table:table-cell table:formula="of:=IF([.F1019]=0;[.G1018]+2+1/[.$H$2];[.G1018]+1/[.$H$2])" office:value-type="float" office:value="16.9333333333337" calcext:value-type="float">
            <text:p>16,9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0]))" office:value-type="date" office:date-value="2019-10-23T18:12:53.669622" calcext:value-type="date">
            <text:p>2019-10-23 18:12:54</text:p>
          </table:table-cell>
          <table:table-cell table:style-name="ce7" table:formula="of:=[.A1020]" office:value-type="date" office:date-value="2019-10-23T18:12:53.669622" calcext:value-type="date">
            <text:p>2019-10-23 18:12:54</text:p>
          </table:table-cell>
          <table:table-cell table:formula="of:=TRUNC([.A1020])" office:value-type="float" office:value="43761" calcext:value-type="float">
            <text:p>43761</text:p>
          </table:table-cell>
          <table:table-cell table:style-name="ce12" table:formula="of:=[.B1020]-[.C1020]" office:value-type="date" office:date-value="1899-12-30T18:12:53.66962234955" calcext:value-type="date">
            <text:p>12/30/99 06:12 PM</text:p>
          </table:table-cell>
          <table:table-cell table:formula="of:=MOD([.E1019]-[.$E$2];[.$H$2])+1+[.$E$2]" office:value-type="float" office:value="278" calcext:value-type="float">
            <text:p>278</text:p>
          </table:table-cell>
          <table:table-cell table:formula="of:=MOD([.F1019]+1/[.$H$2];5)" office:value-type="float" office:value="1.94999999999996" calcext:value-type="float">
            <text:p>1,94999999999996</text:p>
          </table:table-cell>
          <table:table-cell table:formula="of:=IF([.F1020]=0;[.G1019]+2+1/[.$H$2];[.G1019]+1/[.$H$2])" office:value-type="float" office:value="16.9500000000003" calcext:value-type="float">
            <text:p>16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1]))" office:value-type="date" office:date-value="2019-10-23T18:04:19.335098" calcext:value-type="date">
            <text:p>2019-10-23 18:04:19</text:p>
          </table:table-cell>
          <table:table-cell table:style-name="ce7" table:formula="of:=[.A1021]" office:value-type="date" office:date-value="2019-10-23T18:04:19.335098" calcext:value-type="date">
            <text:p>2019-10-23 18:04:19</text:p>
          </table:table-cell>
          <table:table-cell table:formula="of:=TRUNC([.A1021])" office:value-type="float" office:value="43761" calcext:value-type="float">
            <text:p>43761</text:p>
          </table:table-cell>
          <table:table-cell table:style-name="ce12" table:formula="of:=[.B1021]-[.C1021]" office:value-type="date" office:date-value="1899-12-30T18:04:19.33509820607" calcext:value-type="date">
            <text:p>12/30/99 06:04 PM</text:p>
          </table:table-cell>
          <table:table-cell table:formula="of:=MOD([.E1020]-[.$E$2];[.$H$2])+1+[.$E$2]" office:value-type="float" office:value="279" calcext:value-type="float">
            <text:p>279</text:p>
          </table:table-cell>
          <table:table-cell table:formula="of:=MOD([.F1020]+1/[.$H$2];5)" office:value-type="float" office:value="1.96666666666663" calcext:value-type="float">
            <text:p>1,96666666666663</text:p>
          </table:table-cell>
          <table:table-cell table:formula="of:=IF([.F1021]=0;[.G1020]+2+1/[.$H$2];[.G1020]+1/[.$H$2])" office:value-type="float" office:value="16.966666666667" calcext:value-type="float">
            <text:p>16,9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2]))" office:value-type="date" office:date-value="2019-10-23T17:41:53.32381" calcext:value-type="date">
            <text:p>2019-10-23 17:41:53</text:p>
          </table:table-cell>
          <table:table-cell table:style-name="ce7" table:formula="of:=[.A1022]" office:value-type="date" office:date-value="2019-10-23T17:41:53.32381" calcext:value-type="date">
            <text:p>2019-10-23 17:41:53</text:p>
          </table:table-cell>
          <table:table-cell table:formula="of:=TRUNC([.A1022])" office:value-type="float" office:value="43761" calcext:value-type="float">
            <text:p>43761</text:p>
          </table:table-cell>
          <table:table-cell table:style-name="ce12" table:formula="of:=[.B1022]-[.C1022]" office:value-type="date" office:date-value="1899-12-30T17:41:53.32380997483" calcext:value-type="date">
            <text:p>12/30/99 05:41 PM</text:p>
          </table:table-cell>
          <table:table-cell table:formula="of:=MOD([.E1021]-[.$E$2];[.$H$2])+1+[.$E$2]" office:value-type="float" office:value="280" calcext:value-type="float">
            <text:p>280</text:p>
          </table:table-cell>
          <table:table-cell table:formula="of:=MOD([.F1021]+1/[.$H$2];5)" office:value-type="float" office:value="1.98333333333329" calcext:value-type="float">
            <text:p>1,98333333333329</text:p>
          </table:table-cell>
          <table:table-cell table:formula="of:=IF([.F1022]=0;[.G1021]+2+1/[.$H$2];[.G1021]+1/[.$H$2])" office:value-type="float" office:value="16.9833333333337" calcext:value-type="float">
            <text:p>16,9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3]))" office:value-type="date" office:date-value="2019-10-24T18:09:31.859325" calcext:value-type="date">
            <text:p>2019-10-24 18:09:32</text:p>
          </table:table-cell>
          <table:table-cell table:style-name="ce7" table:formula="of:=[.A1023]" office:value-type="date" office:date-value="2019-10-24T18:09:31.859325" calcext:value-type="date">
            <text:p>2019-10-24 18:09:32</text:p>
          </table:table-cell>
          <table:table-cell table:formula="of:=TRUNC([.A1023])" office:value-type="float" office:value="43762" calcext:value-type="float">
            <text:p>43762</text:p>
          </table:table-cell>
          <table:table-cell table:style-name="ce12" table:formula="of:=[.B1023]-[.C1023]" office:value-type="date" office:date-value="1899-12-30T18:09:31.85932528228" calcext:value-type="date">
            <text:p>12/30/99 06:09 PM</text:p>
          </table:table-cell>
          <table:table-cell table:formula="of:=MOD([.E1022]-[.$E$2];[.$H$2])+1+[.$E$2]" office:value-type="float" office:value="221" calcext:value-type="float">
            <text:p>221</text:p>
          </table:table-cell>
          <table:table-cell table:formula="of:=MOD([.F1022]+1/[.$H$2];5)" office:value-type="float" office:value="1.99999999999996" calcext:value-type="float">
            <text:p>1,99999999999996</text:p>
          </table:table-cell>
          <table:table-cell table:formula="of:=IF([.F1023]=0;[.G1022]+2+1/[.$H$2];[.G1022]+1/[.$H$2])" office:value-type="float" office:value="17.0000000000003" calcext:value-type="float">
            <text:p>17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4]))" office:value-type="date" office:date-value="2019-10-24T17:53:58.370069" calcext:value-type="date">
            <text:p>2019-10-24 17:53:58</text:p>
          </table:table-cell>
          <table:table-cell table:style-name="ce7" table:formula="of:=[.A1024]" office:value-type="date" office:date-value="2019-10-24T17:53:58.370069" calcext:value-type="date">
            <text:p>2019-10-24 17:53:58</text:p>
          </table:table-cell>
          <table:table-cell table:formula="of:=TRUNC([.A1024])" office:value-type="float" office:value="43762" calcext:value-type="float">
            <text:p>43762</text:p>
          </table:table-cell>
          <table:table-cell table:style-name="ce12" table:formula="of:=[.B1024]-[.C1024]" office:value-type="date" office:date-value="1899-12-30T17:53:58.37006902322" calcext:value-type="date">
            <text:p>12/30/99 05:53 PM</text:p>
          </table:table-cell>
          <table:table-cell table:formula="of:=MOD([.E1023]-[.$E$2];[.$H$2])+1+[.$E$2]" office:value-type="float" office:value="222" calcext:value-type="float">
            <text:p>222</text:p>
          </table:table-cell>
          <table:table-cell table:formula="of:=MOD([.F1023]+1/[.$H$2];5)" office:value-type="float" office:value="2.01666666666663" calcext:value-type="float">
            <text:p>2,01666666666663</text:p>
          </table:table-cell>
          <table:table-cell table:formula="of:=IF([.F1024]=0;[.G1023]+2+1/[.$H$2];[.G1023]+1/[.$H$2])" office:value-type="float" office:value="17.016666666667" calcext:value-type="float">
            <text:p>17,0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5]))" office:value-type="date" office:date-value="2019-10-24T17:58:55.186281" calcext:value-type="date">
            <text:p>2019-10-24 17:58:55</text:p>
          </table:table-cell>
          <table:table-cell table:style-name="ce7" table:formula="of:=[.A1025]" office:value-type="date" office:date-value="2019-10-24T17:58:55.186281" calcext:value-type="date">
            <text:p>2019-10-24 17:58:55</text:p>
          </table:table-cell>
          <table:table-cell table:formula="of:=TRUNC([.A1025])" office:value-type="float" office:value="43762" calcext:value-type="float">
            <text:p>43762</text:p>
          </table:table-cell>
          <table:table-cell table:style-name="ce12" table:formula="of:=[.B1025]-[.C1025]" office:value-type="date" office:date-value="1899-12-30T17:58:55.18628119491" calcext:value-type="date">
            <text:p>12/30/99 05:58 PM</text:p>
          </table:table-cell>
          <table:table-cell table:formula="of:=MOD([.E1024]-[.$E$2];[.$H$2])+1+[.$E$2]" office:value-type="float" office:value="223" calcext:value-type="float">
            <text:p>223</text:p>
          </table:table-cell>
          <table:table-cell table:formula="of:=MOD([.F1024]+1/[.$H$2];5)" office:value-type="float" office:value="2.03333333333329" calcext:value-type="float">
            <text:p>2,03333333333329</text:p>
          </table:table-cell>
          <table:table-cell table:formula="of:=IF([.F1025]=0;[.G1024]+2+1/[.$H$2];[.G1024]+1/[.$H$2])" office:value-type="float" office:value="17.0333333333336" calcext:value-type="float">
            <text:p>17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6]))" office:value-type="date" office:date-value="2019-10-24T18:10:21.478853" calcext:value-type="date">
            <text:p>2019-10-24 18:10:21</text:p>
          </table:table-cell>
          <table:table-cell table:style-name="ce7" table:formula="of:=[.A1026]" office:value-type="date" office:date-value="2019-10-24T18:10:21.478853" calcext:value-type="date">
            <text:p>2019-10-24 18:10:21</text:p>
          </table:table-cell>
          <table:table-cell table:formula="of:=TRUNC([.A1026])" office:value-type="float" office:value="43762" calcext:value-type="float">
            <text:p>43762</text:p>
          </table:table-cell>
          <table:table-cell table:style-name="ce12" table:formula="of:=[.B1026]-[.C1026]" office:value-type="date" office:date-value="1899-12-30T18:10:21.47885283921" calcext:value-type="date">
            <text:p>12/30/99 06:10 PM</text:p>
          </table:table-cell>
          <table:table-cell table:formula="of:=MOD([.E1025]-[.$E$2];[.$H$2])+1+[.$E$2]" office:value-type="float" office:value="224" calcext:value-type="float">
            <text:p>224</text:p>
          </table:table-cell>
          <table:table-cell table:formula="of:=MOD([.F1025]+1/[.$H$2];5)" office:value-type="float" office:value="2.04999999999996" calcext:value-type="float">
            <text:p>2,04999999999996</text:p>
          </table:table-cell>
          <table:table-cell table:formula="of:=IF([.F1026]=0;[.G1025]+2+1/[.$H$2];[.G1025]+1/[.$H$2])" office:value-type="float" office:value="17.0500000000003" calcext:value-type="float">
            <text:p>17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7]))" office:value-type="date" office:date-value="2019-10-24T18:05:06.021273" calcext:value-type="date">
            <text:p>2019-10-24 18:05:06</text:p>
          </table:table-cell>
          <table:table-cell table:style-name="ce7" table:formula="of:=[.A1027]" office:value-type="date" office:date-value="2019-10-24T18:05:06.021273" calcext:value-type="date">
            <text:p>2019-10-24 18:05:06</text:p>
          </table:table-cell>
          <table:table-cell table:formula="of:=TRUNC([.A1027])" office:value-type="float" office:value="43762" calcext:value-type="float">
            <text:p>43762</text:p>
          </table:table-cell>
          <table:table-cell table:style-name="ce12" table:formula="of:=[.B1027]-[.C1027]" office:value-type="date" office:date-value="1899-12-30T18:05:06.0212725075" calcext:value-type="date">
            <text:p>12/30/99 06:05 PM</text:p>
          </table:table-cell>
          <table:table-cell table:formula="of:=MOD([.E1026]-[.$E$2];[.$H$2])+1+[.$E$2]" office:value-type="float" office:value="225" calcext:value-type="float">
            <text:p>225</text:p>
          </table:table-cell>
          <table:table-cell table:formula="of:=MOD([.F1026]+1/[.$H$2];5)" office:value-type="float" office:value="2.06666666666663" calcext:value-type="float">
            <text:p>2,06666666666663</text:p>
          </table:table-cell>
          <table:table-cell table:formula="of:=IF([.F1027]=0;[.G1026]+2+1/[.$H$2];[.G1026]+1/[.$H$2])" office:value-type="float" office:value="17.066666666667" calcext:value-type="float">
            <text:p>17,0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8]))" office:value-type="date" office:date-value="2019-10-24T17:35:26.672678" calcext:value-type="date">
            <text:p>2019-10-24 17:35:27</text:p>
          </table:table-cell>
          <table:table-cell table:style-name="ce7" table:formula="of:=[.A1028]" office:value-type="date" office:date-value="2019-10-24T17:35:26.672678" calcext:value-type="date">
            <text:p>2019-10-24 17:35:27</text:p>
          </table:table-cell>
          <table:table-cell table:formula="of:=TRUNC([.A1028])" office:value-type="float" office:value="43762" calcext:value-type="float">
            <text:p>43762</text:p>
          </table:table-cell>
          <table:table-cell table:style-name="ce12" table:formula="of:=[.B1028]-[.C1028]" office:value-type="date" office:date-value="1899-12-30T17:35:26.67267783545" calcext:value-type="date">
            <text:p>12/30/99 05:35 PM</text:p>
          </table:table-cell>
          <table:table-cell table:formula="of:=MOD([.E1027]-[.$E$2];[.$H$2])+1+[.$E$2]" office:value-type="float" office:value="226" calcext:value-type="float">
            <text:p>226</text:p>
          </table:table-cell>
          <table:table-cell table:formula="of:=MOD([.F1027]+1/[.$H$2];5)" office:value-type="float" office:value="2.08333333333329" calcext:value-type="float">
            <text:p>2,08333333333329</text:p>
          </table:table-cell>
          <table:table-cell table:formula="of:=IF([.F1028]=0;[.G1027]+2+1/[.$H$2];[.G1027]+1/[.$H$2])" office:value-type="float" office:value="17.0833333333336" calcext:value-type="float">
            <text:p>17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9]))" office:value-type="date" office:date-value="2019-10-24T17:42:41.637587" calcext:value-type="date">
            <text:p>2019-10-24 17:42:42</text:p>
          </table:table-cell>
          <table:table-cell table:style-name="ce7" table:formula="of:=[.A1029]" office:value-type="date" office:date-value="2019-10-24T17:42:41.637587" calcext:value-type="date">
            <text:p>2019-10-24 17:42:42</text:p>
          </table:table-cell>
          <table:table-cell table:formula="of:=TRUNC([.A1029])" office:value-type="float" office:value="43762" calcext:value-type="float">
            <text:p>43762</text:p>
          </table:table-cell>
          <table:table-cell table:style-name="ce12" table:formula="of:=[.B1029]-[.C1029]" office:value-type="date" office:date-value="1899-12-30T17:42:41.63758684415" calcext:value-type="date">
            <text:p>12/30/99 05:42 PM</text:p>
          </table:table-cell>
          <table:table-cell table:formula="of:=MOD([.E1028]-[.$E$2];[.$H$2])+1+[.$E$2]" office:value-type="float" office:value="227" calcext:value-type="float">
            <text:p>227</text:p>
          </table:table-cell>
          <table:table-cell table:formula="of:=MOD([.F1028]+1/[.$H$2];5)" office:value-type="float" office:value="2.09999999999996" calcext:value-type="float">
            <text:p>2,09999999999996</text:p>
          </table:table-cell>
          <table:table-cell table:formula="of:=IF([.F1029]=0;[.G1028]+2+1/[.$H$2];[.G1028]+1/[.$H$2])" office:value-type="float" office:value="17.1000000000003" calcext:value-type="float">
            <text:p>17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0]))" office:value-type="date" office:date-value="2019-10-24T18:11:22.706005" calcext:value-type="date">
            <text:p>2019-10-24 18:11:23</text:p>
          </table:table-cell>
          <table:table-cell table:style-name="ce7" table:formula="of:=[.A1030]" office:value-type="date" office:date-value="2019-10-24T18:11:22.706005" calcext:value-type="date">
            <text:p>2019-10-24 18:11:23</text:p>
          </table:table-cell>
          <table:table-cell table:formula="of:=TRUNC([.A1030])" office:value-type="float" office:value="43762" calcext:value-type="float">
            <text:p>43762</text:p>
          </table:table-cell>
          <table:table-cell table:style-name="ce12" table:formula="of:=[.B1030]-[.C1030]" office:value-type="date" office:date-value="1899-12-30T18:11:22.70600514952" calcext:value-type="date">
            <text:p>12/30/99 06:11 PM</text:p>
          </table:table-cell>
          <table:table-cell table:formula="of:=MOD([.E1029]-[.$E$2];[.$H$2])+1+[.$E$2]" office:value-type="float" office:value="228" calcext:value-type="float">
            <text:p>228</text:p>
          </table:table-cell>
          <table:table-cell table:formula="of:=MOD([.F1029]+1/[.$H$2];5)" office:value-type="float" office:value="2.11666666666663" calcext:value-type="float">
            <text:p>2,11666666666663</text:p>
          </table:table-cell>
          <table:table-cell table:formula="of:=IF([.F1030]=0;[.G1029]+2+1/[.$H$2];[.G1029]+1/[.$H$2])" office:value-type="float" office:value="17.116666666667" calcext:value-type="float">
            <text:p>17,1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1]))" office:value-type="date" office:date-value="2019-10-24T18:11:05.681031" calcext:value-type="date">
            <text:p>2019-10-24 18:11:06</text:p>
          </table:table-cell>
          <table:table-cell table:style-name="ce7" table:formula="of:=[.A1031]" office:value-type="date" office:date-value="2019-10-24T18:11:05.681031" calcext:value-type="date">
            <text:p>2019-10-24 18:11:06</text:p>
          </table:table-cell>
          <table:table-cell table:formula="of:=TRUNC([.A1031])" office:value-type="float" office:value="43762" calcext:value-type="float">
            <text:p>43762</text:p>
          </table:table-cell>
          <table:table-cell table:style-name="ce12" table:formula="of:=[.B1031]-[.C1031]" office:value-type="date" office:date-value="1899-12-30T18:11:05.68103148602" calcext:value-type="date">
            <text:p>12/30/99 06:11 PM</text:p>
          </table:table-cell>
          <table:table-cell table:formula="of:=MOD([.E1030]-[.$E$2];[.$H$2])+1+[.$E$2]" office:value-type="float" office:value="229" calcext:value-type="float">
            <text:p>229</text:p>
          </table:table-cell>
          <table:table-cell table:formula="of:=MOD([.F1030]+1/[.$H$2];5)" office:value-type="float" office:value="2.13333333333329" calcext:value-type="float">
            <text:p>2,13333333333329</text:p>
          </table:table-cell>
          <table:table-cell table:formula="of:=IF([.F1031]=0;[.G1030]+2+1/[.$H$2];[.G1030]+1/[.$H$2])" office:value-type="float" office:value="17.1333333333336" calcext:value-type="float">
            <text:p>17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2]))" office:value-type="date" office:date-value="2019-10-24T17:59:48.251786" calcext:value-type="date">
            <text:p>2019-10-24 17:59:48</text:p>
          </table:table-cell>
          <table:table-cell table:style-name="ce7" table:formula="of:=[.A1032]" office:value-type="date" office:date-value="2019-10-24T17:59:48.251786" calcext:value-type="date">
            <text:p>2019-10-24 17:59:48</text:p>
          </table:table-cell>
          <table:table-cell table:formula="of:=TRUNC([.A1032])" office:value-type="float" office:value="43762" calcext:value-type="float">
            <text:p>43762</text:p>
          </table:table-cell>
          <table:table-cell table:style-name="ce12" table:formula="of:=[.B1032]-[.C1032]" office:value-type="date" office:date-value="1899-12-30T17:59:48.25178621337" calcext:value-type="date">
            <text:p>12/30/99 05:59 PM</text:p>
          </table:table-cell>
          <table:table-cell table:formula="of:=MOD([.E1031]-[.$E$2];[.$H$2])+1+[.$E$2]" office:value-type="float" office:value="230" calcext:value-type="float">
            <text:p>230</text:p>
          </table:table-cell>
          <table:table-cell table:formula="of:=MOD([.F1031]+1/[.$H$2];5)" office:value-type="float" office:value="2.14999999999996" calcext:value-type="float">
            <text:p>2,14999999999996</text:p>
          </table:table-cell>
          <table:table-cell table:formula="of:=IF([.F1032]=0;[.G1031]+2+1/[.$H$2];[.G1031]+1/[.$H$2])" office:value-type="float" office:value="17.1500000000003" calcext:value-type="float">
            <text:p>17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3]))" office:value-type="date" office:date-value="2019-10-24T18:08:06.926885" calcext:value-type="date">
            <text:p>2019-10-24 18:08:07</text:p>
          </table:table-cell>
          <table:table-cell table:style-name="ce7" table:formula="of:=[.A1033]" office:value-type="date" office:date-value="2019-10-24T18:08:06.926885" calcext:value-type="date">
            <text:p>2019-10-24 18:08:07</text:p>
          </table:table-cell>
          <table:table-cell table:formula="of:=TRUNC([.A1033])" office:value-type="float" office:value="43762" calcext:value-type="float">
            <text:p>43762</text:p>
          </table:table-cell>
          <table:table-cell table:style-name="ce12" table:formula="of:=[.B1033]-[.C1033]" office:value-type="date" office:date-value="1899-12-30T18:08:06.92688513547" calcext:value-type="date">
            <text:p>12/30/99 06:08 PM</text:p>
          </table:table-cell>
          <table:table-cell table:formula="of:=MOD([.E1032]-[.$E$2];[.$H$2])+1+[.$E$2]" office:value-type="float" office:value="231" calcext:value-type="float">
            <text:p>231</text:p>
          </table:table-cell>
          <table:table-cell table:formula="of:=MOD([.F1032]+1/[.$H$2];5)" office:value-type="float" office:value="2.16666666666663" calcext:value-type="float">
            <text:p>2,16666666666663</text:p>
          </table:table-cell>
          <table:table-cell table:formula="of:=IF([.F1033]=0;[.G1032]+2+1/[.$H$2];[.G1032]+1/[.$H$2])" office:value-type="float" office:value="17.166666666667" calcext:value-type="float">
            <text:p>17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4]))" office:value-type="date" office:date-value="2019-10-24T18:05:02.104282" calcext:value-type="date">
            <text:p>2019-10-24 18:05:02</text:p>
          </table:table-cell>
          <table:table-cell table:style-name="ce7" table:formula="of:=[.A1034]" office:value-type="date" office:date-value="2019-10-24T18:05:02.104282" calcext:value-type="date">
            <text:p>2019-10-24 18:05:02</text:p>
          </table:table-cell>
          <table:table-cell table:formula="of:=TRUNC([.A1034])" office:value-type="float" office:value="43762" calcext:value-type="float">
            <text:p>43762</text:p>
          </table:table-cell>
          <table:table-cell table:style-name="ce12" table:formula="of:=[.B1034]-[.C1034]" office:value-type="date" office:date-value="1899-12-30T18:05:02.10428196006" calcext:value-type="date">
            <text:p>12/30/99 06:05 PM</text:p>
          </table:table-cell>
          <table:table-cell table:formula="of:=MOD([.E1033]-[.$E$2];[.$H$2])+1+[.$E$2]" office:value-type="float" office:value="232" calcext:value-type="float">
            <text:p>232</text:p>
          </table:table-cell>
          <table:table-cell table:formula="of:=MOD([.F1033]+1/[.$H$2];5)" office:value-type="float" office:value="2.18333333333329" calcext:value-type="float">
            <text:p>2,18333333333329</text:p>
          </table:table-cell>
          <table:table-cell table:formula="of:=IF([.F1034]=0;[.G1033]+2+1/[.$H$2];[.G1033]+1/[.$H$2])" office:value-type="float" office:value="17.1833333333336" calcext:value-type="float">
            <text:p>17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5]))" office:value-type="date" office:date-value="2019-10-24T18:23:04.211854" calcext:value-type="date">
            <text:p>2019-10-24 18:23:04</text:p>
          </table:table-cell>
          <table:table-cell table:style-name="ce7" table:formula="of:=[.A1035]" office:value-type="date" office:date-value="2019-10-24T18:23:04.211854" calcext:value-type="date">
            <text:p>2019-10-24 18:23:04</text:p>
          </table:table-cell>
          <table:table-cell table:formula="of:=TRUNC([.A1035])" office:value-type="float" office:value="43762" calcext:value-type="float">
            <text:p>43762</text:p>
          </table:table-cell>
          <table:table-cell table:style-name="ce12" table:formula="of:=[.B1035]-[.C1035]" office:value-type="date" office:date-value="1899-12-30T18:23:04.21185426414" calcext:value-type="date">
            <text:p>12/30/99 06:23 PM</text:p>
          </table:table-cell>
          <table:table-cell table:formula="of:=MOD([.E1034]-[.$E$2];[.$H$2])+1+[.$E$2]" office:value-type="float" office:value="233" calcext:value-type="float">
            <text:p>233</text:p>
          </table:table-cell>
          <table:table-cell table:formula="of:=MOD([.F1034]+1/[.$H$2];5)" office:value-type="float" office:value="2.19999999999996" calcext:value-type="float">
            <text:p>2,19999999999996</text:p>
          </table:table-cell>
          <table:table-cell table:formula="of:=IF([.F1035]=0;[.G1034]+2+1/[.$H$2];[.G1034]+1/[.$H$2])" office:value-type="float" office:value="17.2000000000003" calcext:value-type="float">
            <text:p>17,2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6]))" office:value-type="date" office:date-value="2019-10-24T17:33:04.897482" calcext:value-type="date">
            <text:p>2019-10-24 17:33:05</text:p>
          </table:table-cell>
          <table:table-cell table:style-name="ce7" table:formula="of:=[.A1036]" office:value-type="date" office:date-value="2019-10-24T17:33:04.897482" calcext:value-type="date">
            <text:p>2019-10-24 17:33:05</text:p>
          </table:table-cell>
          <table:table-cell table:formula="of:=TRUNC([.A1036])" office:value-type="float" office:value="43762" calcext:value-type="float">
            <text:p>43762</text:p>
          </table:table-cell>
          <table:table-cell table:style-name="ce12" table:formula="of:=[.B1036]-[.C1036]" office:value-type="date" office:date-value="1899-12-30T17:33:04.89748185966" calcext:value-type="date">
            <text:p>12/30/99 05:33 PM</text:p>
          </table:table-cell>
          <table:table-cell table:formula="of:=MOD([.E1035]-[.$E$2];[.$H$2])+1+[.$E$2]" office:value-type="float" office:value="234" calcext:value-type="float">
            <text:p>234</text:p>
          </table:table-cell>
          <table:table-cell table:formula="of:=MOD([.F1035]+1/[.$H$2];5)" office:value-type="float" office:value="2.21666666666663" calcext:value-type="float">
            <text:p>2,21666666666663</text:p>
          </table:table-cell>
          <table:table-cell table:formula="of:=IF([.F1036]=0;[.G1035]+2+1/[.$H$2];[.G1035]+1/[.$H$2])" office:value-type="float" office:value="17.216666666667" calcext:value-type="float">
            <text:p>17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7]))" office:value-type="date" office:date-value="2019-10-24T18:08:23.27403" calcext:value-type="date">
            <text:p>2019-10-24 18:08:23</text:p>
          </table:table-cell>
          <table:table-cell table:style-name="ce7" table:formula="of:=[.A1037]" office:value-type="date" office:date-value="2019-10-24T18:08:23.27403" calcext:value-type="date">
            <text:p>2019-10-24 18:08:23</text:p>
          </table:table-cell>
          <table:table-cell table:formula="of:=TRUNC([.A1037])" office:value-type="float" office:value="43762" calcext:value-type="float">
            <text:p>43762</text:p>
          </table:table-cell>
          <table:table-cell table:style-name="ce12" table:formula="of:=[.B1037]-[.C1037]" office:value-type="date" office:date-value="1899-12-30T18:08:23.27402979601" calcext:value-type="date">
            <text:p>12/30/99 06:08 PM</text:p>
          </table:table-cell>
          <table:table-cell table:formula="of:=MOD([.E1036]-[.$E$2];[.$H$2])+1+[.$E$2]" office:value-type="float" office:value="235" calcext:value-type="float">
            <text:p>235</text:p>
          </table:table-cell>
          <table:table-cell table:formula="of:=MOD([.F1036]+1/[.$H$2];5)" office:value-type="float" office:value="2.23333333333329" calcext:value-type="float">
            <text:p>2,23333333333329</text:p>
          </table:table-cell>
          <table:table-cell table:formula="of:=IF([.F1037]=0;[.G1036]+2+1/[.$H$2];[.G1036]+1/[.$H$2])" office:value-type="float" office:value="17.2333333333336" calcext:value-type="float">
            <text:p>17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8]))" office:value-type="date" office:date-value="2019-10-24T18:20:36.686155" calcext:value-type="date">
            <text:p>2019-10-24 18:20:37</text:p>
          </table:table-cell>
          <table:table-cell table:style-name="ce7" table:formula="of:=[.A1038]" office:value-type="date" office:date-value="2019-10-24T18:20:36.686155" calcext:value-type="date">
            <text:p>2019-10-24 18:20:37</text:p>
          </table:table-cell>
          <table:table-cell table:formula="of:=TRUNC([.A1038])" office:value-type="float" office:value="43762" calcext:value-type="float">
            <text:p>43762</text:p>
          </table:table-cell>
          <table:table-cell table:style-name="ce12" table:formula="of:=[.B1038]-[.C1038]" office:value-type="date" office:date-value="1899-12-30T18:20:36.68615513016" calcext:value-type="date">
            <text:p>12/30/99 06:20 PM</text:p>
          </table:table-cell>
          <table:table-cell table:formula="of:=MOD([.E1037]-[.$E$2];[.$H$2])+1+[.$E$2]" office:value-type="float" office:value="236" calcext:value-type="float">
            <text:p>236</text:p>
          </table:table-cell>
          <table:table-cell table:formula="of:=MOD([.F1037]+1/[.$H$2];5)" office:value-type="float" office:value="2.24999999999996" calcext:value-type="float">
            <text:p>2,24999999999996</text:p>
          </table:table-cell>
          <table:table-cell table:formula="of:=IF([.F1038]=0;[.G1037]+2+1/[.$H$2];[.G1037]+1/[.$H$2])" office:value-type="float" office:value="17.2500000000003" calcext:value-type="float">
            <text:p>17,2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9]))" office:value-type="date" office:date-value="2019-10-24T17:54:46.371405" calcext:value-type="date">
            <text:p>2019-10-24 17:54:46</text:p>
          </table:table-cell>
          <table:table-cell table:style-name="ce7" table:formula="of:=[.A1039]" office:value-type="date" office:date-value="2019-10-24T17:54:46.371405" calcext:value-type="date">
            <text:p>2019-10-24 17:54:46</text:p>
          </table:table-cell>
          <table:table-cell table:formula="of:=TRUNC([.A1039])" office:value-type="float" office:value="43762" calcext:value-type="float">
            <text:p>43762</text:p>
          </table:table-cell>
          <table:table-cell table:style-name="ce12" table:formula="of:=[.B1039]-[.C1039]" office:value-type="date" office:date-value="1899-12-30T17:54:46.37140542269" calcext:value-type="date">
            <text:p>12/30/99 05:54 PM</text:p>
          </table:table-cell>
          <table:table-cell table:formula="of:=MOD([.E1038]-[.$E$2];[.$H$2])+1+[.$E$2]" office:value-type="float" office:value="237" calcext:value-type="float">
            <text:p>237</text:p>
          </table:table-cell>
          <table:table-cell table:formula="of:=MOD([.F1038]+1/[.$H$2];5)" office:value-type="float" office:value="2.26666666666663" calcext:value-type="float">
            <text:p>2,26666666666663</text:p>
          </table:table-cell>
          <table:table-cell table:formula="of:=IF([.F1039]=0;[.G1038]+2+1/[.$H$2];[.G1038]+1/[.$H$2])" office:value-type="float" office:value="17.266666666667" calcext:value-type="float">
            <text:p>17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0]))" office:value-type="date" office:date-value="2019-10-24T17:51:35.764133" calcext:value-type="date">
            <text:p>2019-10-24 17:51:36</text:p>
          </table:table-cell>
          <table:table-cell table:style-name="ce7" table:formula="of:=[.A1040]" office:value-type="date" office:date-value="2019-10-24T17:51:35.764133" calcext:value-type="date">
            <text:p>2019-10-24 17:51:36</text:p>
          </table:table-cell>
          <table:table-cell table:formula="of:=TRUNC([.A1040])" office:value-type="float" office:value="43762" calcext:value-type="float">
            <text:p>43762</text:p>
          </table:table-cell>
          <table:table-cell table:style-name="ce12" table:formula="of:=[.B1040]-[.C1040]" office:value-type="date" office:date-value="1899-12-30T17:51:35.76413298491" calcext:value-type="date">
            <text:p>12/30/99 05:51 PM</text:p>
          </table:table-cell>
          <table:table-cell table:formula="of:=MOD([.E1039]-[.$E$2];[.$H$2])+1+[.$E$2]" office:value-type="float" office:value="238" calcext:value-type="float">
            <text:p>238</text:p>
          </table:table-cell>
          <table:table-cell table:formula="of:=MOD([.F1039]+1/[.$H$2];5)" office:value-type="float" office:value="2.28333333333329" calcext:value-type="float">
            <text:p>2,28333333333329</text:p>
          </table:table-cell>
          <table:table-cell table:formula="of:=IF([.F1040]=0;[.G1039]+2+1/[.$H$2];[.G1039]+1/[.$H$2])" office:value-type="float" office:value="17.2833333333336" calcext:value-type="float">
            <text:p>17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1]))" office:value-type="date" office:date-value="2019-10-24T18:14:35.899218" calcext:value-type="date">
            <text:p>2019-10-24 18:14:36</text:p>
          </table:table-cell>
          <table:table-cell table:style-name="ce7" table:formula="of:=[.A1041]" office:value-type="date" office:date-value="2019-10-24T18:14:35.899218" calcext:value-type="date">
            <text:p>2019-10-24 18:14:36</text:p>
          </table:table-cell>
          <table:table-cell table:formula="of:=TRUNC([.A1041])" office:value-type="float" office:value="43762" calcext:value-type="float">
            <text:p>43762</text:p>
          </table:table-cell>
          <table:table-cell table:style-name="ce12" table:formula="of:=[.B1041]-[.C1041]" office:value-type="date" office:date-value="1899-12-30T18:14:35.89921772014" calcext:value-type="date">
            <text:p>12/30/99 06:14 PM</text:p>
          </table:table-cell>
          <table:table-cell table:formula="of:=MOD([.E1040]-[.$E$2];[.$H$2])+1+[.$E$2]" office:value-type="float" office:value="239" calcext:value-type="float">
            <text:p>239</text:p>
          </table:table-cell>
          <table:table-cell table:formula="of:=MOD([.F1040]+1/[.$H$2];5)" office:value-type="float" office:value="2.29999999999996" calcext:value-type="float">
            <text:p>2,29999999999996</text:p>
          </table:table-cell>
          <table:table-cell table:formula="of:=IF([.F1041]=0;[.G1040]+2+1/[.$H$2];[.G1040]+1/[.$H$2])" office:value-type="float" office:value="17.3000000000003" calcext:value-type="float">
            <text:p>17,3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2]))" office:value-type="date" office:date-value="2019-10-24T18:05:05.766938" calcext:value-type="date">
            <text:p>2019-10-24 18:05:06</text:p>
          </table:table-cell>
          <table:table-cell table:style-name="ce7" table:formula="of:=[.A1042]" office:value-type="date" office:date-value="2019-10-24T18:05:05.766938" calcext:value-type="date">
            <text:p>2019-10-24 18:05:06</text:p>
          </table:table-cell>
          <table:table-cell table:formula="of:=TRUNC([.A1042])" office:value-type="float" office:value="43762" calcext:value-type="float">
            <text:p>43762</text:p>
          </table:table-cell>
          <table:table-cell table:style-name="ce12" table:formula="of:=[.B1042]-[.C1042]" office:value-type="date" office:date-value="1899-12-30T18:05:05.76693811454" calcext:value-type="date">
            <text:p>12/30/99 06:05 PM</text:p>
          </table:table-cell>
          <table:table-cell table:formula="of:=MOD([.E1041]-[.$E$2];[.$H$2])+1+[.$E$2]" office:value-type="float" office:value="240" calcext:value-type="float">
            <text:p>240</text:p>
          </table:table-cell>
          <table:table-cell table:formula="of:=MOD([.F1041]+1/[.$H$2];5)" office:value-type="float" office:value="2.31666666666663" calcext:value-type="float">
            <text:p>2,31666666666663</text:p>
          </table:table-cell>
          <table:table-cell table:formula="of:=IF([.F1042]=0;[.G1041]+2+1/[.$H$2];[.G1041]+1/[.$H$2])" office:value-type="float" office:value="17.316666666667" calcext:value-type="float">
            <text:p>17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3]))" office:value-type="date" office:date-value="2019-10-24T17:57:39.253826" calcext:value-type="date">
            <text:p>2019-10-24 17:57:39</text:p>
          </table:table-cell>
          <table:table-cell table:style-name="ce7" table:formula="of:=[.A1043]" office:value-type="date" office:date-value="2019-10-24T17:57:39.253826" calcext:value-type="date">
            <text:p>2019-10-24 17:57:39</text:p>
          </table:table-cell>
          <table:table-cell table:formula="of:=TRUNC([.A1043])" office:value-type="float" office:value="43762" calcext:value-type="float">
            <text:p>43762</text:p>
          </table:table-cell>
          <table:table-cell table:style-name="ce12" table:formula="of:=[.B1043]-[.C1043]" office:value-type="date" office:date-value="1899-12-30T17:57:39.25382617861" calcext:value-type="date">
            <text:p>12/30/99 05:57 PM</text:p>
          </table:table-cell>
          <table:table-cell table:formula="of:=MOD([.E1042]-[.$E$2];[.$H$2])+1+[.$E$2]" office:value-type="float" office:value="241" calcext:value-type="float">
            <text:p>241</text:p>
          </table:table-cell>
          <table:table-cell table:formula="of:=MOD([.F1042]+1/[.$H$2];5)" office:value-type="float" office:value="2.33333333333329" calcext:value-type="float">
            <text:p>2,33333333333329</text:p>
          </table:table-cell>
          <table:table-cell table:formula="of:=IF([.F1043]=0;[.G1042]+2+1/[.$H$2];[.G1042]+1/[.$H$2])" office:value-type="float" office:value="17.3333333333336" calcext:value-type="float">
            <text:p>17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4]))" office:value-type="date" office:date-value="2019-10-24T17:35:27.218213" calcext:value-type="date">
            <text:p>2019-10-24 17:35:27</text:p>
          </table:table-cell>
          <table:table-cell table:style-name="ce7" table:formula="of:=[.A1044]" office:value-type="date" office:date-value="2019-10-24T17:35:27.218213" calcext:value-type="date">
            <text:p>2019-10-24 17:35:27</text:p>
          </table:table-cell>
          <table:table-cell table:formula="of:=TRUNC([.A1044])" office:value-type="float" office:value="43762" calcext:value-type="float">
            <text:p>43762</text:p>
          </table:table-cell>
          <table:table-cell table:style-name="ce12" table:formula="of:=[.B1044]-[.C1044]" office:value-type="date" office:date-value="1899-12-30T17:35:27.21821274608" calcext:value-type="date">
            <text:p>12/30/99 05:35 PM</text:p>
          </table:table-cell>
          <table:table-cell table:formula="of:=MOD([.E1043]-[.$E$2];[.$H$2])+1+[.$E$2]" office:value-type="float" office:value="242" calcext:value-type="float">
            <text:p>242</text:p>
          </table:table-cell>
          <table:table-cell table:formula="of:=MOD([.F1043]+1/[.$H$2];5)" office:value-type="float" office:value="2.34999999999996" calcext:value-type="float">
            <text:p>2,34999999999996</text:p>
          </table:table-cell>
          <table:table-cell table:formula="of:=IF([.F1044]=0;[.G1043]+2+1/[.$H$2];[.G1043]+1/[.$H$2])" office:value-type="float" office:value="17.3500000000003" calcext:value-type="float">
            <text:p>17,3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5]))" office:value-type="date" office:date-value="2019-10-24T17:49:02.159772" calcext:value-type="date">
            <text:p>2019-10-24 17:49:02</text:p>
          </table:table-cell>
          <table:table-cell table:style-name="ce7" table:formula="of:=[.A1045]" office:value-type="date" office:date-value="2019-10-24T17:49:02.159772" calcext:value-type="date">
            <text:p>2019-10-24 17:49:02</text:p>
          </table:table-cell>
          <table:table-cell table:formula="of:=TRUNC([.A1045])" office:value-type="float" office:value="43762" calcext:value-type="float">
            <text:p>43762</text:p>
          </table:table-cell>
          <table:table-cell table:style-name="ce12" table:formula="of:=[.B1045]-[.C1045]" office:value-type="date" office:date-value="1899-12-30T17:49:02.15977163985" calcext:value-type="date">
            <text:p>12/30/99 05:49 PM</text:p>
          </table:table-cell>
          <table:table-cell table:formula="of:=MOD([.E1044]-[.$E$2];[.$H$2])+1+[.$E$2]" office:value-type="float" office:value="243" calcext:value-type="float">
            <text:p>243</text:p>
          </table:table-cell>
          <table:table-cell table:formula="of:=MOD([.F1044]+1/[.$H$2];5)" office:value-type="float" office:value="2.36666666666663" calcext:value-type="float">
            <text:p>2,36666666666663</text:p>
          </table:table-cell>
          <table:table-cell table:formula="of:=IF([.F1045]=0;[.G1044]+2+1/[.$H$2];[.G1044]+1/[.$H$2])" office:value-type="float" office:value="17.366666666667" calcext:value-type="float">
            <text:p>17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6]))" office:value-type="date" office:date-value="2019-10-24T18:00:24.33107" calcext:value-type="date">
            <text:p>2019-10-24 18:00:24</text:p>
          </table:table-cell>
          <table:table-cell table:style-name="ce7" table:formula="of:=[.A1046]" office:value-type="date" office:date-value="2019-10-24T18:00:24.33107" calcext:value-type="date">
            <text:p>2019-10-24 18:00:24</text:p>
          </table:table-cell>
          <table:table-cell table:formula="of:=TRUNC([.A1046])" office:value-type="float" office:value="43762" calcext:value-type="float">
            <text:p>43762</text:p>
          </table:table-cell>
          <table:table-cell table:style-name="ce12" table:formula="of:=[.B1046]-[.C1046]" office:value-type="date" office:date-value="1899-12-30T18:00:24.3310702499" calcext:value-type="date">
            <text:p>12/30/99 06:00 PM</text:p>
          </table:table-cell>
          <table:table-cell table:formula="of:=MOD([.E1045]-[.$E$2];[.$H$2])+1+[.$E$2]" office:value-type="float" office:value="244" calcext:value-type="float">
            <text:p>244</text:p>
          </table:table-cell>
          <table:table-cell table:formula="of:=MOD([.F1045]+1/[.$H$2];5)" office:value-type="float" office:value="2.38333333333329" calcext:value-type="float">
            <text:p>2,38333333333329</text:p>
          </table:table-cell>
          <table:table-cell table:formula="of:=IF([.F1046]=0;[.G1045]+2+1/[.$H$2];[.G1045]+1/[.$H$2])" office:value-type="float" office:value="17.3833333333336" calcext:value-type="float">
            <text:p>17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7]))" office:value-type="date" office:date-value="2019-10-24T17:56:06.2282" calcext:value-type="date">
            <text:p>2019-10-24 17:56:06</text:p>
          </table:table-cell>
          <table:table-cell table:style-name="ce7" table:formula="of:=[.A1047]" office:value-type="date" office:date-value="2019-10-24T17:56:06.2282" calcext:value-type="date">
            <text:p>2019-10-24 17:56:06</text:p>
          </table:table-cell>
          <table:table-cell table:formula="of:=TRUNC([.A1047])" office:value-type="float" office:value="43762" calcext:value-type="float">
            <text:p>43762</text:p>
          </table:table-cell>
          <table:table-cell table:style-name="ce12" table:formula="of:=[.B1047]-[.C1047]" office:value-type="date" office:date-value="1899-12-30T17:56:06.22819982003" calcext:value-type="date">
            <text:p>12/30/99 05:56 PM</text:p>
          </table:table-cell>
          <table:table-cell table:formula="of:=MOD([.E1046]-[.$E$2];[.$H$2])+1+[.$E$2]" office:value-type="float" office:value="245" calcext:value-type="float">
            <text:p>245</text:p>
          </table:table-cell>
          <table:table-cell table:formula="of:=MOD([.F1046]+1/[.$H$2];5)" office:value-type="float" office:value="2.39999999999996" calcext:value-type="float">
            <text:p>2,39999999999996</text:p>
          </table:table-cell>
          <table:table-cell table:formula="of:=IF([.F1047]=0;[.G1046]+2+1/[.$H$2];[.G1046]+1/[.$H$2])" office:value-type="float" office:value="17.4000000000003" calcext:value-type="float">
            <text:p>17,4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8]))" office:value-type="date" office:date-value="2019-10-24T18:10:52.511035" calcext:value-type="date">
            <text:p>2019-10-24 18:10:53</text:p>
          </table:table-cell>
          <table:table-cell table:style-name="ce7" table:formula="of:=[.A1048]" office:value-type="date" office:date-value="2019-10-24T18:10:52.511035" calcext:value-type="date">
            <text:p>2019-10-24 18:10:53</text:p>
          </table:table-cell>
          <table:table-cell table:formula="of:=TRUNC([.A1048])" office:value-type="float" office:value="43762" calcext:value-type="float">
            <text:p>43762</text:p>
          </table:table-cell>
          <table:table-cell table:style-name="ce12" table:formula="of:=[.B1048]-[.C1048]" office:value-type="date" office:date-value="1899-12-30T18:10:52.51103527844" calcext:value-type="date">
            <text:p>12/30/99 06:10 PM</text:p>
          </table:table-cell>
          <table:table-cell table:formula="of:=MOD([.E1047]-[.$E$2];[.$H$2])+1+[.$E$2]" office:value-type="float" office:value="246" calcext:value-type="float">
            <text:p>246</text:p>
          </table:table-cell>
          <table:table-cell table:formula="of:=MOD([.F1047]+1/[.$H$2];5)" office:value-type="float" office:value="2.41666666666663" calcext:value-type="float">
            <text:p>2,41666666666663</text:p>
          </table:table-cell>
          <table:table-cell table:formula="of:=IF([.F1048]=0;[.G1047]+2+1/[.$H$2];[.G1047]+1/[.$H$2])" office:value-type="float" office:value="17.416666666667" calcext:value-type="float">
            <text:p>17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9]))" office:value-type="date" office:date-value="2019-10-24T17:50:57.913007" calcext:value-type="date">
            <text:p>2019-10-24 17:50:58</text:p>
          </table:table-cell>
          <table:table-cell table:style-name="ce7" table:formula="of:=[.A1049]" office:value-type="date" office:date-value="2019-10-24T17:50:57.913007" calcext:value-type="date">
            <text:p>2019-10-24 17:50:58</text:p>
          </table:table-cell>
          <table:table-cell table:formula="of:=TRUNC([.A1049])" office:value-type="float" office:value="43762" calcext:value-type="float">
            <text:p>43762</text:p>
          </table:table-cell>
          <table:table-cell table:style-name="ce12" table:formula="of:=[.B1049]-[.C1049]" office:value-type="date" office:date-value="1899-12-30T17:50:57.9130074475" calcext:value-type="date">
            <text:p>12/30/99 05:50 PM</text:p>
          </table:table-cell>
          <table:table-cell table:formula="of:=MOD([.E1048]-[.$E$2];[.$H$2])+1+[.$E$2]" office:value-type="float" office:value="247" calcext:value-type="float">
            <text:p>247</text:p>
          </table:table-cell>
          <table:table-cell table:formula="of:=MOD([.F1048]+1/[.$H$2];5)" office:value-type="float" office:value="2.43333333333329" calcext:value-type="float">
            <text:p>2,43333333333329</text:p>
          </table:table-cell>
          <table:table-cell table:formula="of:=IF([.F1049]=0;[.G1048]+2+1/[.$H$2];[.G1048]+1/[.$H$2])" office:value-type="float" office:value="17.4333333333336" calcext:value-type="float">
            <text:p>17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0]))" office:value-type="date" office:date-value="2019-10-24T17:47:25.042316" calcext:value-type="date">
            <text:p>2019-10-24 17:47:25</text:p>
          </table:table-cell>
          <table:table-cell table:style-name="ce7" table:formula="of:=[.A1050]" office:value-type="date" office:date-value="2019-10-24T17:47:25.042316" calcext:value-type="date">
            <text:p>2019-10-24 17:47:25</text:p>
          </table:table-cell>
          <table:table-cell table:formula="of:=TRUNC([.A1050])" office:value-type="float" office:value="43762" calcext:value-type="float">
            <text:p>43762</text:p>
          </table:table-cell>
          <table:table-cell table:style-name="ce12" table:formula="of:=[.B1050]-[.C1050]" office:value-type="date" office:date-value="1899-12-30T17:47:25.04231598694" calcext:value-type="date">
            <text:p>12/30/99 05:47 PM</text:p>
          </table:table-cell>
          <table:table-cell table:formula="of:=MOD([.E1049]-[.$E$2];[.$H$2])+1+[.$E$2]" office:value-type="float" office:value="248" calcext:value-type="float">
            <text:p>248</text:p>
          </table:table-cell>
          <table:table-cell table:formula="of:=MOD([.F1049]+1/[.$H$2];5)" office:value-type="float" office:value="2.44999999999996" calcext:value-type="float">
            <text:p>2,44999999999996</text:p>
          </table:table-cell>
          <table:table-cell table:formula="of:=IF([.F1050]=0;[.G1049]+2+1/[.$H$2];[.G1049]+1/[.$H$2])" office:value-type="float" office:value="17.4500000000003" calcext:value-type="float">
            <text:p>17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1]))" office:value-type="date" office:date-value="2019-10-24T18:05:37.439658" calcext:value-type="date">
            <text:p>2019-10-24 18:05:37</text:p>
          </table:table-cell>
          <table:table-cell table:style-name="ce7" table:formula="of:=[.A1051]" office:value-type="date" office:date-value="2019-10-24T18:05:37.439658" calcext:value-type="date">
            <text:p>2019-10-24 18:05:37</text:p>
          </table:table-cell>
          <table:table-cell table:formula="of:=TRUNC([.A1051])" office:value-type="float" office:value="43762" calcext:value-type="float">
            <text:p>43762</text:p>
          </table:table-cell>
          <table:table-cell table:style-name="ce12" table:formula="of:=[.B1051]-[.C1051]" office:value-type="date" office:date-value="1899-12-30T18:05:37.43965784088" calcext:value-type="date">
            <text:p>12/30/99 06:05 PM</text:p>
          </table:table-cell>
          <table:table-cell table:formula="of:=MOD([.E1050]-[.$E$2];[.$H$2])+1+[.$E$2]" office:value-type="float" office:value="249" calcext:value-type="float">
            <text:p>249</text:p>
          </table:table-cell>
          <table:table-cell table:formula="of:=MOD([.F1050]+1/[.$H$2];5)" office:value-type="float" office:value="2.46666666666663" calcext:value-type="float">
            <text:p>2,46666666666663</text:p>
          </table:table-cell>
          <table:table-cell table:formula="of:=IF([.F1051]=0;[.G1050]+2+1/[.$H$2];[.G1050]+1/[.$H$2])" office:value-type="float" office:value="17.466666666667" calcext:value-type="float">
            <text:p>17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2]))" office:value-type="date" office:date-value="2019-10-24T17:47:40.748507" calcext:value-type="date">
            <text:p>2019-10-24 17:47:41</text:p>
          </table:table-cell>
          <table:table-cell table:style-name="ce7" table:formula="of:=[.A1052]" office:value-type="date" office:date-value="2019-10-24T17:47:40.748507" calcext:value-type="date">
            <text:p>2019-10-24 17:47:41</text:p>
          </table:table-cell>
          <table:table-cell table:formula="of:=TRUNC([.A1052])" office:value-type="float" office:value="43762" calcext:value-type="float">
            <text:p>43762</text:p>
          </table:table-cell>
          <table:table-cell table:style-name="ce12" table:formula="of:=[.B1052]-[.C1052]" office:value-type="date" office:date-value="1899-12-30T17:47:40.74850657023" calcext:value-type="date">
            <text:p>12/30/99 05:47 PM</text:p>
          </table:table-cell>
          <table:table-cell table:formula="of:=MOD([.E1051]-[.$E$2];[.$H$2])+1+[.$E$2]" office:value-type="float" office:value="250" calcext:value-type="float">
            <text:p>250</text:p>
          </table:table-cell>
          <table:table-cell table:formula="of:=MOD([.F1051]+1/[.$H$2];5)" office:value-type="float" office:value="2.48333333333329" calcext:value-type="float">
            <text:p>2,48333333333329</text:p>
          </table:table-cell>
          <table:table-cell table:formula="of:=IF([.F1052]=0;[.G1051]+2+1/[.$H$2];[.G1051]+1/[.$H$2])" office:value-type="float" office:value="17.4833333333336" calcext:value-type="float">
            <text:p>17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3]))" office:value-type="date" office:date-value="2019-10-24T18:12:02.179439" calcext:value-type="date">
            <text:p>2019-10-24 18:12:02</text:p>
          </table:table-cell>
          <table:table-cell table:style-name="ce7" table:formula="of:=[.A1053]" office:value-type="date" office:date-value="2019-10-24T18:12:02.179439" calcext:value-type="date">
            <text:p>2019-10-24 18:12:02</text:p>
          </table:table-cell>
          <table:table-cell table:formula="of:=TRUNC([.A1053])" office:value-type="float" office:value="43762" calcext:value-type="float">
            <text:p>43762</text:p>
          </table:table-cell>
          <table:table-cell table:style-name="ce12" table:formula="of:=[.B1053]-[.C1053]" office:value-type="date" office:date-value="1899-12-30T18:12:02.17943945434" calcext:value-type="date">
            <text:p>12/30/99 06:12 PM</text:p>
          </table:table-cell>
          <table:table-cell table:formula="of:=MOD([.E1052]-[.$E$2];[.$H$2])+1+[.$E$2]" office:value-type="float" office:value="251" calcext:value-type="float">
            <text:p>251</text:p>
          </table:table-cell>
          <table:table-cell table:formula="of:=MOD([.F1052]+1/[.$H$2];5)" office:value-type="float" office:value="2.49999999999996" calcext:value-type="float">
            <text:p>2,49999999999996</text:p>
          </table:table-cell>
          <table:table-cell table:formula="of:=IF([.F1053]=0;[.G1052]+2+1/[.$H$2];[.G1052]+1/[.$H$2])" office:value-type="float" office:value="17.5000000000003" calcext:value-type="float">
            <text:p>17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4]))" office:value-type="date" office:date-value="2019-10-24T18:01:02.972773" calcext:value-type="date">
            <text:p>2019-10-24 18:01:03</text:p>
          </table:table-cell>
          <table:table-cell table:style-name="ce7" table:formula="of:=[.A1054]" office:value-type="date" office:date-value="2019-10-24T18:01:02.972773" calcext:value-type="date">
            <text:p>2019-10-24 18:01:03</text:p>
          </table:table-cell>
          <table:table-cell table:formula="of:=TRUNC([.A1054])" office:value-type="float" office:value="43762" calcext:value-type="float">
            <text:p>43762</text:p>
          </table:table-cell>
          <table:table-cell table:style-name="ce12" table:formula="of:=[.B1054]-[.C1054]" office:value-type="date" office:date-value="1899-12-30T18:01:02.9727731226" calcext:value-type="date">
            <text:p>12/30/99 06:01 PM</text:p>
          </table:table-cell>
          <table:table-cell table:formula="of:=MOD([.E1053]-[.$E$2];[.$H$2])+1+[.$E$2]" office:value-type="float" office:value="252" calcext:value-type="float">
            <text:p>252</text:p>
          </table:table-cell>
          <table:table-cell table:formula="of:=MOD([.F1053]+1/[.$H$2];5)" office:value-type="float" office:value="2.51666666666663" calcext:value-type="float">
            <text:p>2,51666666666663</text:p>
          </table:table-cell>
          <table:table-cell table:formula="of:=IF([.F1054]=0;[.G1053]+2+1/[.$H$2];[.G1053]+1/[.$H$2])" office:value-type="float" office:value="17.516666666667" calcext:value-type="float">
            <text:p>17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5]))" office:value-type="date" office:date-value="2019-10-24T17:50:50.533568" calcext:value-type="date">
            <text:p>2019-10-24 17:50:51</text:p>
          </table:table-cell>
          <table:table-cell table:style-name="ce7" table:formula="of:=[.A1055]" office:value-type="date" office:date-value="2019-10-24T17:50:50.533568" calcext:value-type="date">
            <text:p>2019-10-24 17:50:51</text:p>
          </table:table-cell>
          <table:table-cell table:formula="of:=TRUNC([.A1055])" office:value-type="float" office:value="43762" calcext:value-type="float">
            <text:p>43762</text:p>
          </table:table-cell>
          <table:table-cell table:style-name="ce12" table:formula="of:=[.B1055]-[.C1055]" office:value-type="date" office:date-value="1899-12-30T17:50:50.53356774151" calcext:value-type="date">
            <text:p>12/30/99 05:50 PM</text:p>
          </table:table-cell>
          <table:table-cell table:formula="of:=MOD([.E1054]-[.$E$2];[.$H$2])+1+[.$E$2]" office:value-type="float" office:value="253" calcext:value-type="float">
            <text:p>253</text:p>
          </table:table-cell>
          <table:table-cell table:formula="of:=MOD([.F1054]+1/[.$H$2];5)" office:value-type="float" office:value="2.53333333333329" calcext:value-type="float">
            <text:p>2,53333333333329</text:p>
          </table:table-cell>
          <table:table-cell table:formula="of:=IF([.F1055]=0;[.G1054]+2+1/[.$H$2];[.G1054]+1/[.$H$2])" office:value-type="float" office:value="17.5333333333336" calcext:value-type="float">
            <text:p>17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6]))" office:value-type="date" office:date-value="2019-10-24T17:58:37.159534" calcext:value-type="date">
            <text:p>2019-10-24 17:58:37</text:p>
          </table:table-cell>
          <table:table-cell table:style-name="ce7" table:formula="of:=[.A1056]" office:value-type="date" office:date-value="2019-10-24T17:58:37.159534" calcext:value-type="date">
            <text:p>2019-10-24 17:58:37</text:p>
          </table:table-cell>
          <table:table-cell table:formula="of:=TRUNC([.A1056])" office:value-type="float" office:value="43762" calcext:value-type="float">
            <text:p>43762</text:p>
          </table:table-cell>
          <table:table-cell table:style-name="ce12" table:formula="of:=[.B1056]-[.C1056]" office:value-type="date" office:date-value="1899-12-30T17:58:37.15953389648" calcext:value-type="date">
            <text:p>12/30/99 05:58 PM</text:p>
          </table:table-cell>
          <table:table-cell table:formula="of:=MOD([.E1055]-[.$E$2];[.$H$2])+1+[.$E$2]" office:value-type="float" office:value="254" calcext:value-type="float">
            <text:p>254</text:p>
          </table:table-cell>
          <table:table-cell table:formula="of:=MOD([.F1055]+1/[.$H$2];5)" office:value-type="float" office:value="2.54999999999996" calcext:value-type="float">
            <text:p>2,54999999999996</text:p>
          </table:table-cell>
          <table:table-cell table:formula="of:=IF([.F1056]=0;[.G1055]+2+1/[.$H$2];[.G1055]+1/[.$H$2])" office:value-type="float" office:value="17.5500000000003" calcext:value-type="float">
            <text:p>17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7]))" office:value-type="date" office:date-value="2019-10-24T18:05:43.296384" calcext:value-type="date">
            <text:p>2019-10-24 18:05:43</text:p>
          </table:table-cell>
          <table:table-cell table:style-name="ce7" table:formula="of:=[.A1057]" office:value-type="date" office:date-value="2019-10-24T18:05:43.296384" calcext:value-type="date">
            <text:p>2019-10-24 18:05:43</text:p>
          </table:table-cell>
          <table:table-cell table:formula="of:=TRUNC([.A1057])" office:value-type="float" office:value="43762" calcext:value-type="float">
            <text:p>43762</text:p>
          </table:table-cell>
          <table:table-cell table:style-name="ce12" table:formula="of:=[.B1057]-[.C1057]" office:value-type="date" office:date-value="1899-12-30T18:05:43.29638401978" calcext:value-type="date">
            <text:p>12/30/99 06:05 PM</text:p>
          </table:table-cell>
          <table:table-cell table:formula="of:=MOD([.E1056]-[.$E$2];[.$H$2])+1+[.$E$2]" office:value-type="float" office:value="255" calcext:value-type="float">
            <text:p>255</text:p>
          </table:table-cell>
          <table:table-cell table:formula="of:=MOD([.F1056]+1/[.$H$2];5)" office:value-type="float" office:value="2.56666666666663" calcext:value-type="float">
            <text:p>2,56666666666663</text:p>
          </table:table-cell>
          <table:table-cell table:formula="of:=IF([.F1057]=0;[.G1056]+2+1/[.$H$2];[.G1056]+1/[.$H$2])" office:value-type="float" office:value="17.566666666667" calcext:value-type="float">
            <text:p>17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8]))" office:value-type="date" office:date-value="2019-10-24T18:15:49.164843" calcext:value-type="date">
            <text:p>2019-10-24 18:15:49</text:p>
          </table:table-cell>
          <table:table-cell table:style-name="ce7" table:formula="of:=[.A1058]" office:value-type="date" office:date-value="2019-10-24T18:15:49.164843" calcext:value-type="date">
            <text:p>2019-10-24 18:15:49</text:p>
          </table:table-cell>
          <table:table-cell table:formula="of:=TRUNC([.A1058])" office:value-type="float" office:value="43762" calcext:value-type="float">
            <text:p>43762</text:p>
          </table:table-cell>
          <table:table-cell table:style-name="ce12" table:formula="of:=[.B1058]-[.C1058]" office:value-type="date" office:date-value="1899-12-30T18:15:49.16484325659" calcext:value-type="date">
            <text:p>12/30/99 06:15 PM</text:p>
          </table:table-cell>
          <table:table-cell table:formula="of:=MOD([.E1057]-[.$E$2];[.$H$2])+1+[.$E$2]" office:value-type="float" office:value="256" calcext:value-type="float">
            <text:p>256</text:p>
          </table:table-cell>
          <table:table-cell table:formula="of:=MOD([.F1057]+1/[.$H$2];5)" office:value-type="float" office:value="2.58333333333329" calcext:value-type="float">
            <text:p>2,58333333333329</text:p>
          </table:table-cell>
          <table:table-cell table:formula="of:=IF([.F1058]=0;[.G1057]+2+1/[.$H$2];[.G1057]+1/[.$H$2])" office:value-type="float" office:value="17.5833333333336" calcext:value-type="float">
            <text:p>17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9]))" office:value-type="date" office:date-value="2019-10-24T17:56:19.303937" calcext:value-type="date">
            <text:p>2019-10-24 17:56:19</text:p>
          </table:table-cell>
          <table:table-cell table:style-name="ce7" table:formula="of:=[.A1059]" office:value-type="date" office:date-value="2019-10-24T17:56:19.303937" calcext:value-type="date">
            <text:p>2019-10-24 17:56:19</text:p>
          </table:table-cell>
          <table:table-cell table:formula="of:=TRUNC([.A1059])" office:value-type="float" office:value="43762" calcext:value-type="float">
            <text:p>43762</text:p>
          </table:table-cell>
          <table:table-cell table:style-name="ce12" table:formula="of:=[.B1059]-[.C1059]" office:value-type="date" office:date-value="1899-12-30T17:56:19.3039373355" calcext:value-type="date">
            <text:p>12/30/99 05:56 PM</text:p>
          </table:table-cell>
          <table:table-cell table:formula="of:=MOD([.E1058]-[.$E$2];[.$H$2])+1+[.$E$2]" office:value-type="float" office:value="257" calcext:value-type="float">
            <text:p>257</text:p>
          </table:table-cell>
          <table:table-cell table:formula="of:=MOD([.F1058]+1/[.$H$2];5)" office:value-type="float" office:value="2.59999999999996" calcext:value-type="float">
            <text:p>2,59999999999996</text:p>
          </table:table-cell>
          <table:table-cell table:formula="of:=IF([.F1059]=0;[.G1058]+2+1/[.$H$2];[.G1058]+1/[.$H$2])" office:value-type="float" office:value="17.6000000000003" calcext:value-type="float">
            <text:p>17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0]))" office:value-type="date" office:date-value="2019-10-24T18:22:42.811398" calcext:value-type="date">
            <text:p>2019-10-24 18:22:43</text:p>
          </table:table-cell>
          <table:table-cell table:style-name="ce7" table:formula="of:=[.A1060]" office:value-type="date" office:date-value="2019-10-24T18:22:42.811398" calcext:value-type="date">
            <text:p>2019-10-24 18:22:43</text:p>
          </table:table-cell>
          <table:table-cell table:formula="of:=TRUNC([.A1060])" office:value-type="float" office:value="43762" calcext:value-type="float">
            <text:p>43762</text:p>
          </table:table-cell>
          <table:table-cell table:style-name="ce12" table:formula="of:=[.B1060]-[.C1060]" office:value-type="date" office:date-value="1899-12-30T18:22:42.81139827333" calcext:value-type="date">
            <text:p>12/30/99 06:22 PM</text:p>
          </table:table-cell>
          <table:table-cell table:formula="of:=MOD([.E1059]-[.$E$2];[.$H$2])+1+[.$E$2]" office:value-type="float" office:value="258" calcext:value-type="float">
            <text:p>258</text:p>
          </table:table-cell>
          <table:table-cell table:formula="of:=MOD([.F1059]+1/[.$H$2];5)" office:value-type="float" office:value="2.61666666666662" calcext:value-type="float">
            <text:p>2,61666666666662</text:p>
          </table:table-cell>
          <table:table-cell table:formula="of:=IF([.F1060]=0;[.G1059]+2+1/[.$H$2];[.G1059]+1/[.$H$2])" office:value-type="float" office:value="17.6166666666669" calcext:value-type="float">
            <text:p>17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1]))" office:value-type="date" office:date-value="2019-10-24T17:50:09.641801" calcext:value-type="date">
            <text:p>2019-10-24 17:50:10</text:p>
          </table:table-cell>
          <table:table-cell table:style-name="ce7" table:formula="of:=[.A1061]" office:value-type="date" office:date-value="2019-10-24T17:50:09.641801" calcext:value-type="date">
            <text:p>2019-10-24 17:50:10</text:p>
          </table:table-cell>
          <table:table-cell table:formula="of:=TRUNC([.A1061])" office:value-type="float" office:value="43762" calcext:value-type="float">
            <text:p>43762</text:p>
          </table:table-cell>
          <table:table-cell table:style-name="ce12" table:formula="of:=[.B1061]-[.C1061]" office:value-type="date" office:date-value="1899-12-30T17:50:09.64180100709" calcext:value-type="date">
            <text:p>12/30/99 05:50 PM</text:p>
          </table:table-cell>
          <table:table-cell table:formula="of:=MOD([.E1060]-[.$E$2];[.$H$2])+1+[.$E$2]" office:value-type="float" office:value="259" calcext:value-type="float">
            <text:p>259</text:p>
          </table:table-cell>
          <table:table-cell table:formula="of:=MOD([.F1060]+1/[.$H$2];5)" office:value-type="float" office:value="2.63333333333329" calcext:value-type="float">
            <text:p>2,63333333333329</text:p>
          </table:table-cell>
          <table:table-cell table:formula="of:=IF([.F1061]=0;[.G1060]+2+1/[.$H$2];[.G1060]+1/[.$H$2])" office:value-type="float" office:value="17.6333333333336" calcext:value-type="float">
            <text:p>17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2]))" office:value-type="date" office:date-value="2019-10-24T17:41:41.415868" calcext:value-type="date">
            <text:p>2019-10-24 17:41:41</text:p>
          </table:table-cell>
          <table:table-cell table:style-name="ce7" table:formula="of:=[.A1062]" office:value-type="date" office:date-value="2019-10-24T17:41:41.415868" calcext:value-type="date">
            <text:p>2019-10-24 17:41:41</text:p>
          </table:table-cell>
          <table:table-cell table:formula="of:=TRUNC([.A1062])" office:value-type="float" office:value="43762" calcext:value-type="float">
            <text:p>43762</text:p>
          </table:table-cell>
          <table:table-cell table:style-name="ce12" table:formula="of:=[.B1062]-[.C1062]" office:value-type="date" office:date-value="1899-12-30T17:41:41.41586812679" calcext:value-type="date">
            <text:p>12/30/99 05:41 PM</text:p>
          </table:table-cell>
          <table:table-cell table:formula="of:=MOD([.E1061]-[.$E$2];[.$H$2])+1+[.$E$2]" office:value-type="float" office:value="260" calcext:value-type="float">
            <text:p>260</text:p>
          </table:table-cell>
          <table:table-cell table:formula="of:=MOD([.F1061]+1/[.$H$2];5)" office:value-type="float" office:value="2.64999999999996" calcext:value-type="float">
            <text:p>2,64999999999996</text:p>
          </table:table-cell>
          <table:table-cell table:formula="of:=IF([.F1062]=0;[.G1061]+2+1/[.$H$2];[.G1061]+1/[.$H$2])" office:value-type="float" office:value="17.6500000000003" calcext:value-type="float">
            <text:p>17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3]))" office:value-type="date" office:date-value="2019-10-24T17:57:05.178873" calcext:value-type="date">
            <text:p>2019-10-24 17:57:05</text:p>
          </table:table-cell>
          <table:table-cell table:style-name="ce7" table:formula="of:=[.A1063]" office:value-type="date" office:date-value="2019-10-24T17:57:05.178873" calcext:value-type="date">
            <text:p>2019-10-24 17:57:05</text:p>
          </table:table-cell>
          <table:table-cell table:formula="of:=TRUNC([.A1063])" office:value-type="float" office:value="43762" calcext:value-type="float">
            <text:p>43762</text:p>
          </table:table-cell>
          <table:table-cell table:style-name="ce12" table:formula="of:=[.B1063]-[.C1063]" office:value-type="date" office:date-value="1899-12-30T17:57:05.17887270078" calcext:value-type="date">
            <text:p>12/30/99 05:57 PM</text:p>
          </table:table-cell>
          <table:table-cell table:formula="of:=MOD([.E1062]-[.$E$2];[.$H$2])+1+[.$E$2]" office:value-type="float" office:value="261" calcext:value-type="float">
            <text:p>261</text:p>
          </table:table-cell>
          <table:table-cell table:formula="of:=MOD([.F1062]+1/[.$H$2];5)" office:value-type="float" office:value="2.66666666666662" calcext:value-type="float">
            <text:p>2,66666666666662</text:p>
          </table:table-cell>
          <table:table-cell table:formula="of:=IF([.F1063]=0;[.G1062]+2+1/[.$H$2];[.G1062]+1/[.$H$2])" office:value-type="float" office:value="17.6666666666669" calcext:value-type="float">
            <text:p>17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4]))" office:value-type="date" office:date-value="2019-10-24T18:11:30.481746" calcext:value-type="date">
            <text:p>2019-10-24 18:11:30</text:p>
          </table:table-cell>
          <table:table-cell table:style-name="ce7" table:formula="of:=[.A1064]" office:value-type="date" office:date-value="2019-10-24T18:11:30.481746" calcext:value-type="date">
            <text:p>2019-10-24 18:11:30</text:p>
          </table:table-cell>
          <table:table-cell table:formula="of:=TRUNC([.A1064])" office:value-type="float" office:value="43762" calcext:value-type="float">
            <text:p>43762</text:p>
          </table:table-cell>
          <table:table-cell table:style-name="ce12" table:formula="of:=[.B1064]-[.C1064]" office:value-type="date" office:date-value="1899-12-30T18:11:30.4817462666" calcext:value-type="date">
            <text:p>12/30/99 06:11 PM</text:p>
          </table:table-cell>
          <table:table-cell table:formula="of:=MOD([.E1063]-[.$E$2];[.$H$2])+1+[.$E$2]" office:value-type="float" office:value="262" calcext:value-type="float">
            <text:p>262</text:p>
          </table:table-cell>
          <table:table-cell table:formula="of:=MOD([.F1063]+1/[.$H$2];5)" office:value-type="float" office:value="2.68333333333329" calcext:value-type="float">
            <text:p>2,68333333333329</text:p>
          </table:table-cell>
          <table:table-cell table:formula="of:=IF([.F1064]=0;[.G1063]+2+1/[.$H$2];[.G1063]+1/[.$H$2])" office:value-type="float" office:value="17.6833333333336" calcext:value-type="float">
            <text:p>17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5]))" office:value-type="date" office:date-value="2019-10-24T18:24:25.095311" calcext:value-type="date">
            <text:p>2019-10-24 18:24:25</text:p>
          </table:table-cell>
          <table:table-cell table:style-name="ce7" table:formula="of:=[.A1065]" office:value-type="date" office:date-value="2019-10-24T18:24:25.095311" calcext:value-type="date">
            <text:p>2019-10-24 18:24:25</text:p>
          </table:table-cell>
          <table:table-cell table:formula="of:=TRUNC([.A1065])" office:value-type="float" office:value="43762" calcext:value-type="float">
            <text:p>43762</text:p>
          </table:table-cell>
          <table:table-cell table:style-name="ce12" table:formula="of:=[.B1065]-[.C1065]" office:value-type="date" office:date-value="1899-12-30T18:24:25.09531089105" calcext:value-type="date">
            <text:p>12/30/99 06:24 PM</text:p>
          </table:table-cell>
          <table:table-cell table:formula="of:=MOD([.E1064]-[.$E$2];[.$H$2])+1+[.$E$2]" office:value-type="float" office:value="263" calcext:value-type="float">
            <text:p>263</text:p>
          </table:table-cell>
          <table:table-cell table:formula="of:=MOD([.F1064]+1/[.$H$2];5)" office:value-type="float" office:value="2.69999999999996" calcext:value-type="float">
            <text:p>2,69999999999996</text:p>
          </table:table-cell>
          <table:table-cell table:formula="of:=IF([.F1065]=0;[.G1064]+2+1/[.$H$2];[.G1064]+1/[.$H$2])" office:value-type="float" office:value="17.7000000000003" calcext:value-type="float">
            <text:p>17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6]))" office:value-type="date" office:date-value="2019-10-24T18:03:20.836435" calcext:value-type="date">
            <text:p>2019-10-24 18:03:21</text:p>
          </table:table-cell>
          <table:table-cell table:style-name="ce7" table:formula="of:=[.A1066]" office:value-type="date" office:date-value="2019-10-24T18:03:20.836435" calcext:value-type="date">
            <text:p>2019-10-24 18:03:21</text:p>
          </table:table-cell>
          <table:table-cell table:formula="of:=TRUNC([.A1066])" office:value-type="float" office:value="43762" calcext:value-type="float">
            <text:p>43762</text:p>
          </table:table-cell>
          <table:table-cell table:style-name="ce12" table:formula="of:=[.B1066]-[.C1066]" office:value-type="date" office:date-value="1899-12-30T18:03:20.83643516991" calcext:value-type="date">
            <text:p>12/30/99 06:03 PM</text:p>
          </table:table-cell>
          <table:table-cell table:formula="of:=MOD([.E1065]-[.$E$2];[.$H$2])+1+[.$E$2]" office:value-type="float" office:value="264" calcext:value-type="float">
            <text:p>264</text:p>
          </table:table-cell>
          <table:table-cell table:formula="of:=MOD([.F1065]+1/[.$H$2];5)" office:value-type="float" office:value="2.71666666666662" calcext:value-type="float">
            <text:p>2,71666666666662</text:p>
          </table:table-cell>
          <table:table-cell table:formula="of:=IF([.F1066]=0;[.G1065]+2+1/[.$H$2];[.G1065]+1/[.$H$2])" office:value-type="float" office:value="17.7166666666669" calcext:value-type="float">
            <text:p>17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7]))" office:value-type="date" office:date-value="2019-10-24T17:53:32.473214" calcext:value-type="date">
            <text:p>2019-10-24 17:53:32</text:p>
          </table:table-cell>
          <table:table-cell table:style-name="ce7" table:formula="of:=[.A1067]" office:value-type="date" office:date-value="2019-10-24T17:53:32.473214" calcext:value-type="date">
            <text:p>2019-10-24 17:53:32</text:p>
          </table:table-cell>
          <table:table-cell table:formula="of:=TRUNC([.A1067])" office:value-type="float" office:value="43762" calcext:value-type="float">
            <text:p>43762</text:p>
          </table:table-cell>
          <table:table-cell table:style-name="ce12" table:formula="of:=[.B1067]-[.C1067]" office:value-type="date" office:date-value="1899-12-30T17:53:32.47321378905" calcext:value-type="date">
            <text:p>12/30/99 05:53 PM</text:p>
          </table:table-cell>
          <table:table-cell table:formula="of:=MOD([.E1066]-[.$E$2];[.$H$2])+1+[.$E$2]" office:value-type="float" office:value="265" calcext:value-type="float">
            <text:p>265</text:p>
          </table:table-cell>
          <table:table-cell table:formula="of:=MOD([.F1066]+1/[.$H$2];5)" office:value-type="float" office:value="2.73333333333329" calcext:value-type="float">
            <text:p>2,73333333333329</text:p>
          </table:table-cell>
          <table:table-cell table:formula="of:=IF([.F1067]=0;[.G1066]+2+1/[.$H$2];[.G1066]+1/[.$H$2])" office:value-type="float" office:value="17.7333333333336" calcext:value-type="float">
            <text:p>17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8]))" office:value-type="date" office:date-value="2019-10-24T18:22:39.076777" calcext:value-type="date">
            <text:p>2019-10-24 18:22:39</text:p>
          </table:table-cell>
          <table:table-cell table:style-name="ce7" table:formula="of:=[.A1068]" office:value-type="date" office:date-value="2019-10-24T18:22:39.076777" calcext:value-type="date">
            <text:p>2019-10-24 18:22:39</text:p>
          </table:table-cell>
          <table:table-cell table:formula="of:=TRUNC([.A1068])" office:value-type="float" office:value="43762" calcext:value-type="float">
            <text:p>43762</text:p>
          </table:table-cell>
          <table:table-cell table:style-name="ce12" table:formula="of:=[.B1068]-[.C1068]" office:value-type="date" office:date-value="1899-12-30T18:22:39.07677698415" calcext:value-type="date">
            <text:p>12/30/99 06:22 PM</text:p>
          </table:table-cell>
          <table:table-cell table:formula="of:=MOD([.E1067]-[.$E$2];[.$H$2])+1+[.$E$2]" office:value-type="float" office:value="266" calcext:value-type="float">
            <text:p>266</text:p>
          </table:table-cell>
          <table:table-cell table:formula="of:=MOD([.F1067]+1/[.$H$2];5)" office:value-type="float" office:value="2.74999999999996" calcext:value-type="float">
            <text:p>2,74999999999996</text:p>
          </table:table-cell>
          <table:table-cell table:formula="of:=IF([.F1068]=0;[.G1067]+2+1/[.$H$2];[.G1067]+1/[.$H$2])" office:value-type="float" office:value="17.7500000000003" calcext:value-type="float">
            <text:p>17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9]))" office:value-type="date" office:date-value="2019-10-24T17:56:12.164491" calcext:value-type="date">
            <text:p>2019-10-24 17:56:12</text:p>
          </table:table-cell>
          <table:table-cell table:style-name="ce7" table:formula="of:=[.A1069]" office:value-type="date" office:date-value="2019-10-24T17:56:12.164491" calcext:value-type="date">
            <text:p>2019-10-24 17:56:12</text:p>
          </table:table-cell>
          <table:table-cell table:formula="of:=TRUNC([.A1069])" office:value-type="float" office:value="43762" calcext:value-type="float">
            <text:p>43762</text:p>
          </table:table-cell>
          <table:table-cell table:style-name="ce12" table:formula="of:=[.B1069]-[.C1069]" office:value-type="date" office:date-value="1899-12-30T17:56:12.16449142434" calcext:value-type="date">
            <text:p>12/30/99 05:56 PM</text:p>
          </table:table-cell>
          <table:table-cell table:formula="of:=MOD([.E1068]-[.$E$2];[.$H$2])+1+[.$E$2]" office:value-type="float" office:value="267" calcext:value-type="float">
            <text:p>267</text:p>
          </table:table-cell>
          <table:table-cell table:formula="of:=MOD([.F1068]+1/[.$H$2];5)" office:value-type="float" office:value="2.76666666666662" calcext:value-type="float">
            <text:p>2,76666666666662</text:p>
          </table:table-cell>
          <table:table-cell table:formula="of:=IF([.F1069]=0;[.G1068]+2+1/[.$H$2];[.G1068]+1/[.$H$2])" office:value-type="float" office:value="17.7666666666669" calcext:value-type="float">
            <text:p>17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0]))" office:value-type="date" office:date-value="2019-10-24T17:45:17.413688" calcext:value-type="date">
            <text:p>2019-10-24 17:45:17</text:p>
          </table:table-cell>
          <table:table-cell table:style-name="ce7" table:formula="of:=[.A1070]" office:value-type="date" office:date-value="2019-10-24T17:45:17.413688" calcext:value-type="date">
            <text:p>2019-10-24 17:45:17</text:p>
          </table:table-cell>
          <table:table-cell table:formula="of:=TRUNC([.A1070])" office:value-type="float" office:value="43762" calcext:value-type="float">
            <text:p>43762</text:p>
          </table:table-cell>
          <table:table-cell table:style-name="ce12" table:formula="of:=[.B1070]-[.C1070]" office:value-type="date" office:date-value="1899-12-30T17:45:17.4136875663" calcext:value-type="date">
            <text:p>12/30/99 05:45 PM</text:p>
          </table:table-cell>
          <table:table-cell table:formula="of:=MOD([.E1069]-[.$E$2];[.$H$2])+1+[.$E$2]" office:value-type="float" office:value="268" calcext:value-type="float">
            <text:p>268</text:p>
          </table:table-cell>
          <table:table-cell table:formula="of:=MOD([.F1069]+1/[.$H$2];5)" office:value-type="float" office:value="2.78333333333329" calcext:value-type="float">
            <text:p>2,78333333333329</text:p>
          </table:table-cell>
          <table:table-cell table:formula="of:=IF([.F1070]=0;[.G1069]+2+1/[.$H$2];[.G1069]+1/[.$H$2])" office:value-type="float" office:value="17.7833333333336" calcext:value-type="float">
            <text:p>17,7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1]))" office:value-type="date" office:date-value="2019-10-24T18:05:52.565858" calcext:value-type="date">
            <text:p>2019-10-24 18:05:53</text:p>
          </table:table-cell>
          <table:table-cell table:style-name="ce7" table:formula="of:=[.A1071]" office:value-type="date" office:date-value="2019-10-24T18:05:52.565858" calcext:value-type="date">
            <text:p>2019-10-24 18:05:53</text:p>
          </table:table-cell>
          <table:table-cell table:formula="of:=TRUNC([.A1071])" office:value-type="float" office:value="43762" calcext:value-type="float">
            <text:p>43762</text:p>
          </table:table-cell>
          <table:table-cell table:style-name="ce12" table:formula="of:=[.B1071]-[.C1071]" office:value-type="date" office:date-value="1899-12-30T18:05:52.56585760508" calcext:value-type="date">
            <text:p>12/30/99 06:05 PM</text:p>
          </table:table-cell>
          <table:table-cell table:formula="of:=MOD([.E1070]-[.$E$2];[.$H$2])+1+[.$E$2]" office:value-type="float" office:value="269" calcext:value-type="float">
            <text:p>269</text:p>
          </table:table-cell>
          <table:table-cell table:formula="of:=MOD([.F1070]+1/[.$H$2];5)" office:value-type="float" office:value="2.79999999999996" calcext:value-type="float">
            <text:p>2,79999999999996</text:p>
          </table:table-cell>
          <table:table-cell table:formula="of:=IF([.F1071]=0;[.G1070]+2+1/[.$H$2];[.G1070]+1/[.$H$2])" office:value-type="float" office:value="17.8000000000003" calcext:value-type="float">
            <text:p>17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2]))" office:value-type="date" office:date-value="2019-10-24T17:51:46.227336" calcext:value-type="date">
            <text:p>2019-10-24 17:51:46</text:p>
          </table:table-cell>
          <table:table-cell table:style-name="ce7" table:formula="of:=[.A1072]" office:value-type="date" office:date-value="2019-10-24T17:51:46.227336" calcext:value-type="date">
            <text:p>2019-10-24 17:51:46</text:p>
          </table:table-cell>
          <table:table-cell table:formula="of:=TRUNC([.A1072])" office:value-type="float" office:value="43762" calcext:value-type="float">
            <text:p>43762</text:p>
          </table:table-cell>
          <table:table-cell table:style-name="ce12" table:formula="of:=[.B1072]-[.C1072]" office:value-type="date" office:date-value="1899-12-30T17:51:46.2273356365" calcext:value-type="date">
            <text:p>12/30/99 05:51 PM</text:p>
          </table:table-cell>
          <table:table-cell table:formula="of:=MOD([.E1071]-[.$E$2];[.$H$2])+1+[.$E$2]" office:value-type="float" office:value="270" calcext:value-type="float">
            <text:p>270</text:p>
          </table:table-cell>
          <table:table-cell table:formula="of:=MOD([.F1071]+1/[.$H$2];5)" office:value-type="float" office:value="2.81666666666662" calcext:value-type="float">
            <text:p>2,81666666666662</text:p>
          </table:table-cell>
          <table:table-cell table:formula="of:=IF([.F1072]=0;[.G1071]+2+1/[.$H$2];[.G1071]+1/[.$H$2])" office:value-type="float" office:value="17.8166666666669" calcext:value-type="float">
            <text:p>17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3]))" office:value-type="date" office:date-value="2019-10-24T18:00:37.799994" calcext:value-type="date">
            <text:p>2019-10-24 18:00:38</text:p>
          </table:table-cell>
          <table:table-cell table:style-name="ce7" table:formula="of:=[.A1073]" office:value-type="date" office:date-value="2019-10-24T18:00:37.799994" calcext:value-type="date">
            <text:p>2019-10-24 18:00:38</text:p>
          </table:table-cell>
          <table:table-cell table:formula="of:=TRUNC([.A1073])" office:value-type="float" office:value="43762" calcext:value-type="float">
            <text:p>43762</text:p>
          </table:table-cell>
          <table:table-cell table:style-name="ce12" table:formula="of:=[.B1073]-[.C1073]" office:value-type="date" office:date-value="1899-12-30T18:00:37.79999425169" calcext:value-type="date">
            <text:p>12/30/99 06:00 PM</text:p>
          </table:table-cell>
          <table:table-cell table:formula="of:=MOD([.E1072]-[.$E$2];[.$H$2])+1+[.$E$2]" office:value-type="float" office:value="271" calcext:value-type="float">
            <text:p>271</text:p>
          </table:table-cell>
          <table:table-cell table:formula="of:=MOD([.F1072]+1/[.$H$2];5)" office:value-type="float" office:value="2.83333333333329" calcext:value-type="float">
            <text:p>2,83333333333329</text:p>
          </table:table-cell>
          <table:table-cell table:formula="of:=IF([.F1073]=0;[.G1072]+2+1/[.$H$2];[.G1072]+1/[.$H$2])" office:value-type="float" office:value="17.8333333333336" calcext:value-type="float">
            <text:p>17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4]))" office:value-type="date" office:date-value="2019-10-24T17:50:55.469813" calcext:value-type="date">
            <text:p>2019-10-24 17:50:55</text:p>
          </table:table-cell>
          <table:table-cell table:style-name="ce7" table:formula="of:=[.A1074]" office:value-type="date" office:date-value="2019-10-24T17:50:55.469813" calcext:value-type="date">
            <text:p>2019-10-24 17:50:55</text:p>
          </table:table-cell>
          <table:table-cell table:formula="of:=TRUNC([.A1074])" office:value-type="float" office:value="43762" calcext:value-type="float">
            <text:p>43762</text:p>
          </table:table-cell>
          <table:table-cell table:style-name="ce12" table:formula="of:=[.B1074]-[.C1074]" office:value-type="date" office:date-value="1899-12-30T17:50:55.46981322113" calcext:value-type="date">
            <text:p>12/30/99 05:50 PM</text:p>
          </table:table-cell>
          <table:table-cell table:formula="of:=MOD([.E1073]-[.$E$2];[.$H$2])+1+[.$E$2]" office:value-type="float" office:value="272" calcext:value-type="float">
            <text:p>272</text:p>
          </table:table-cell>
          <table:table-cell table:formula="of:=MOD([.F1073]+1/[.$H$2];5)" office:value-type="float" office:value="2.84999999999996" calcext:value-type="float">
            <text:p>2,84999999999996</text:p>
          </table:table-cell>
          <table:table-cell table:formula="of:=IF([.F1074]=0;[.G1073]+2+1/[.$H$2];[.G1073]+1/[.$H$2])" office:value-type="float" office:value="17.8500000000003" calcext:value-type="float">
            <text:p>17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5]))" office:value-type="date" office:date-value="2019-10-24T17:50:48.53036" calcext:value-type="date">
            <text:p>2019-10-24 17:50:49</text:p>
          </table:table-cell>
          <table:table-cell table:style-name="ce7" table:formula="of:=[.A1075]" office:value-type="date" office:date-value="2019-10-24T17:50:48.53036" calcext:value-type="date">
            <text:p>2019-10-24 17:50:49</text:p>
          </table:table-cell>
          <table:table-cell table:formula="of:=TRUNC([.A1075])" office:value-type="float" office:value="43762" calcext:value-type="float">
            <text:p>43762</text:p>
          </table:table-cell>
          <table:table-cell table:style-name="ce12" table:formula="of:=[.B1075]-[.C1075]" office:value-type="date" office:date-value="1899-12-30T17:50:48.53035993874" calcext:value-type="date">
            <text:p>12/30/99 05:50 PM</text:p>
          </table:table-cell>
          <table:table-cell table:formula="of:=MOD([.E1074]-[.$E$2];[.$H$2])+1+[.$E$2]" office:value-type="float" office:value="273" calcext:value-type="float">
            <text:p>273</text:p>
          </table:table-cell>
          <table:table-cell table:formula="of:=MOD([.F1074]+1/[.$H$2];5)" office:value-type="float" office:value="2.86666666666662" calcext:value-type="float">
            <text:p>2,86666666666662</text:p>
          </table:table-cell>
          <table:table-cell table:formula="of:=IF([.F1075]=0;[.G1074]+2+1/[.$H$2];[.G1074]+1/[.$H$2])" office:value-type="float" office:value="17.8666666666669" calcext:value-type="float">
            <text:p>17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6]))" office:value-type="date" office:date-value="2019-10-24T17:48:53.788822" calcext:value-type="date">
            <text:p>2019-10-24 17:48:54</text:p>
          </table:table-cell>
          <table:table-cell table:style-name="ce7" table:formula="of:=[.A1076]" office:value-type="date" office:date-value="2019-10-24T17:48:53.788822" calcext:value-type="date">
            <text:p>2019-10-24 17:48:54</text:p>
          </table:table-cell>
          <table:table-cell table:formula="of:=TRUNC([.A1076])" office:value-type="float" office:value="43762" calcext:value-type="float">
            <text:p>43762</text:p>
          </table:table-cell>
          <table:table-cell table:style-name="ce12" table:formula="of:=[.B1076]-[.C1076]" office:value-type="date" office:date-value="1899-12-30T17:48:53.78882214893" calcext:value-type="date">
            <text:p>12/30/99 05:48 PM</text:p>
          </table:table-cell>
          <table:table-cell table:formula="of:=MOD([.E1075]-[.$E$2];[.$H$2])+1+[.$E$2]" office:value-type="float" office:value="274" calcext:value-type="float">
            <text:p>274</text:p>
          </table:table-cell>
          <table:table-cell table:formula="of:=MOD([.F1075]+1/[.$H$2];5)" office:value-type="float" office:value="2.88333333333329" calcext:value-type="float">
            <text:p>2,88333333333329</text:p>
          </table:table-cell>
          <table:table-cell table:formula="of:=IF([.F1076]=0;[.G1075]+2+1/[.$H$2];[.G1075]+1/[.$H$2])" office:value-type="float" office:value="17.8833333333336" calcext:value-type="float">
            <text:p>17,8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7]))" office:value-type="date" office:date-value="2019-10-24T17:44:27.416752" calcext:value-type="date">
            <text:p>2019-10-24 17:44:27</text:p>
          </table:table-cell>
          <table:table-cell table:style-name="ce7" table:formula="of:=[.A1077]" office:value-type="date" office:date-value="2019-10-24T17:44:27.416752" calcext:value-type="date">
            <text:p>2019-10-24 17:44:27</text:p>
          </table:table-cell>
          <table:table-cell table:formula="of:=TRUNC([.A1077])" office:value-type="float" office:value="43762" calcext:value-type="float">
            <text:p>43762</text:p>
          </table:table-cell>
          <table:table-cell table:style-name="ce12" table:formula="of:=[.B1077]-[.C1077]" office:value-type="date" office:date-value="1899-12-30T17:44:27.41675182711" calcext:value-type="date">
            <text:p>12/30/99 05:44 PM</text:p>
          </table:table-cell>
          <table:table-cell table:formula="of:=MOD([.E1076]-[.$E$2];[.$H$2])+1+[.$E$2]" office:value-type="float" office:value="275" calcext:value-type="float">
            <text:p>275</text:p>
          </table:table-cell>
          <table:table-cell table:formula="of:=MOD([.F1076]+1/[.$H$2];5)" office:value-type="float" office:value="2.89999999999996" calcext:value-type="float">
            <text:p>2,89999999999996</text:p>
          </table:table-cell>
          <table:table-cell table:formula="of:=IF([.F1077]=0;[.G1076]+2+1/[.$H$2];[.G1076]+1/[.$H$2])" office:value-type="float" office:value="17.9000000000003" calcext:value-type="float">
            <text:p>17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8]))" office:value-type="date" office:date-value="2019-10-24T18:04:09.478538" calcext:value-type="date">
            <text:p>2019-10-24 18:04:09</text:p>
          </table:table-cell>
          <table:table-cell table:style-name="ce7" table:formula="of:=[.A1078]" office:value-type="date" office:date-value="2019-10-24T18:04:09.478538" calcext:value-type="date">
            <text:p>2019-10-24 18:04:09</text:p>
          </table:table-cell>
          <table:table-cell table:formula="of:=TRUNC([.A1078])" office:value-type="float" office:value="43762" calcext:value-type="float">
            <text:p>43762</text:p>
          </table:table-cell>
          <table:table-cell table:style-name="ce12" table:formula="of:=[.B1078]-[.C1078]" office:value-type="date" office:date-value="1899-12-30T18:04:09.47853768244" calcext:value-type="date">
            <text:p>12/30/99 06:04 PM</text:p>
          </table:table-cell>
          <table:table-cell table:formula="of:=MOD([.E1077]-[.$E$2];[.$H$2])+1+[.$E$2]" office:value-type="float" office:value="276" calcext:value-type="float">
            <text:p>276</text:p>
          </table:table-cell>
          <table:table-cell table:formula="of:=MOD([.F1077]+1/[.$H$2];5)" office:value-type="float" office:value="2.91666666666662" calcext:value-type="float">
            <text:p>2,91666666666662</text:p>
          </table:table-cell>
          <table:table-cell table:formula="of:=IF([.F1078]=0;[.G1077]+2+1/[.$H$2];[.G1077]+1/[.$H$2])" office:value-type="float" office:value="17.9166666666669" calcext:value-type="float">
            <text:p>17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9]))" office:value-type="date" office:date-value="2019-10-24T17:55:49.854296" calcext:value-type="date">
            <text:p>2019-10-24 17:55:50</text:p>
          </table:table-cell>
          <table:table-cell table:style-name="ce7" table:formula="of:=[.A1079]" office:value-type="date" office:date-value="2019-10-24T17:55:49.854296" calcext:value-type="date">
            <text:p>2019-10-24 17:55:50</text:p>
          </table:table-cell>
          <table:table-cell table:formula="of:=TRUNC([.A1079])" office:value-type="float" office:value="43762" calcext:value-type="float">
            <text:p>43762</text:p>
          </table:table-cell>
          <table:table-cell table:style-name="ce12" table:formula="of:=[.B1079]-[.C1079]" office:value-type="date" office:date-value="1899-12-30T17:55:49.85429572407" calcext:value-type="date">
            <text:p>12/30/99 05:55 PM</text:p>
          </table:table-cell>
          <table:table-cell table:formula="of:=MOD([.E1078]-[.$E$2];[.$H$2])+1+[.$E$2]" office:value-type="float" office:value="277" calcext:value-type="float">
            <text:p>277</text:p>
          </table:table-cell>
          <table:table-cell table:formula="of:=MOD([.F1078]+1/[.$H$2];5)" office:value-type="float" office:value="2.93333333333329" calcext:value-type="float">
            <text:p>2,93333333333329</text:p>
          </table:table-cell>
          <table:table-cell table:formula="of:=IF([.F1079]=0;[.G1078]+2+1/[.$H$2];[.G1078]+1/[.$H$2])" office:value-type="float" office:value="17.9333333333336" calcext:value-type="float">
            <text:p>17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0]))" office:value-type="date" office:date-value="2019-10-24T17:45:23.158368" calcext:value-type="date">
            <text:p>2019-10-24 17:45:23</text:p>
          </table:table-cell>
          <table:table-cell table:style-name="ce7" table:formula="of:=[.A1080]" office:value-type="date" office:date-value="2019-10-24T17:45:23.158368" calcext:value-type="date">
            <text:p>2019-10-24 17:45:23</text:p>
          </table:table-cell>
          <table:table-cell table:formula="of:=TRUNC([.A1080])" office:value-type="float" office:value="43762" calcext:value-type="float">
            <text:p>43762</text:p>
          </table:table-cell>
          <table:table-cell table:style-name="ce12" table:formula="of:=[.B1080]-[.C1080]" office:value-type="date" office:date-value="1899-12-30T17:45:23.15836823545" calcext:value-type="date">
            <text:p>12/30/99 05:45 PM</text:p>
          </table:table-cell>
          <table:table-cell table:formula="of:=MOD([.E1079]-[.$E$2];[.$H$2])+1+[.$E$2]" office:value-type="float" office:value="278" calcext:value-type="float">
            <text:p>278</text:p>
          </table:table-cell>
          <table:table-cell table:formula="of:=MOD([.F1079]+1/[.$H$2];5)" office:value-type="float" office:value="2.94999999999996" calcext:value-type="float">
            <text:p>2,94999999999996</text:p>
          </table:table-cell>
          <table:table-cell table:formula="of:=IF([.F1080]=0;[.G1079]+2+1/[.$H$2];[.G1079]+1/[.$H$2])" office:value-type="float" office:value="17.9500000000003" calcext:value-type="float">
            <text:p>17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1]))" office:value-type="date" office:date-value="2019-10-24T17:32:01.597505" calcext:value-type="date">
            <text:p>2019-10-24 17:32:02</text:p>
          </table:table-cell>
          <table:table-cell table:style-name="ce7" table:formula="of:=[.A1081]" office:value-type="date" office:date-value="2019-10-24T17:32:01.597505" calcext:value-type="date">
            <text:p>2019-10-24 17:32:02</text:p>
          </table:table-cell>
          <table:table-cell table:formula="of:=TRUNC([.A1081])" office:value-type="float" office:value="43762" calcext:value-type="float">
            <text:p>43762</text:p>
          </table:table-cell>
          <table:table-cell table:style-name="ce12" table:formula="of:=[.B1081]-[.C1081]" office:value-type="date" office:date-value="1899-12-30T17:32:01.59750522114" calcext:value-type="date">
            <text:p>12/30/99 05:32 PM</text:p>
          </table:table-cell>
          <table:table-cell table:formula="of:=MOD([.E1080]-[.$E$2];[.$H$2])+1+[.$E$2]" office:value-type="float" office:value="279" calcext:value-type="float">
            <text:p>279</text:p>
          </table:table-cell>
          <table:table-cell table:formula="of:=MOD([.F1080]+1/[.$H$2];5)" office:value-type="float" office:value="2.96666666666662" calcext:value-type="float">
            <text:p>2,96666666666662</text:p>
          </table:table-cell>
          <table:table-cell table:formula="of:=IF([.F1081]=0;[.G1080]+2+1/[.$H$2];[.G1080]+1/[.$H$2])" office:value-type="float" office:value="17.9666666666669" calcext:value-type="float">
            <text:p>17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2]))" office:value-type="date" office:date-value="2019-10-24T18:06:58.18549" calcext:value-type="date">
            <text:p>2019-10-24 18:06:58</text:p>
          </table:table-cell>
          <table:table-cell table:style-name="ce7" table:formula="of:=[.A1082]" office:value-type="date" office:date-value="2019-10-24T18:06:58.18549" calcext:value-type="date">
            <text:p>2019-10-24 18:06:58</text:p>
          </table:table-cell>
          <table:table-cell table:formula="of:=TRUNC([.A1082])" office:value-type="float" office:value="43762" calcext:value-type="float">
            <text:p>43762</text:p>
          </table:table-cell>
          <table:table-cell table:style-name="ce12" table:formula="of:=[.B1082]-[.C1082]" office:value-type="date" office:date-value="1899-12-30T18:06:58.18549011368" calcext:value-type="date">
            <text:p>12/30/99 06:06 PM</text:p>
          </table:table-cell>
          <table:table-cell table:formula="of:=MOD([.E1081]-[.$E$2];[.$H$2])+1+[.$E$2]" office:value-type="float" office:value="280" calcext:value-type="float">
            <text:p>280</text:p>
          </table:table-cell>
          <table:table-cell table:formula="of:=MOD([.F1081]+1/[.$H$2];5)" office:value-type="float" office:value="2.98333333333329" calcext:value-type="float">
            <text:p>2,98333333333329</text:p>
          </table:table-cell>
          <table:table-cell table:formula="of:=IF([.F1082]=0;[.G1081]+2+1/[.$H$2];[.G1081]+1/[.$H$2])" office:value-type="float" office:value="17.9833333333336" calcext:value-type="float">
            <text:p>17,9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3]))" office:value-type="date" office:date-value="2019-10-25T18:05:41.689478" calcext:value-type="date">
            <text:p>2019-10-25 18:05:42</text:p>
          </table:table-cell>
          <table:table-cell table:style-name="ce7" table:formula="of:=[.A1083]" office:value-type="date" office:date-value="2019-10-25T18:05:41.689478" calcext:value-type="date">
            <text:p>2019-10-25 18:05:42</text:p>
          </table:table-cell>
          <table:table-cell table:formula="of:=TRUNC([.A1083])" office:value-type="float" office:value="43763" calcext:value-type="float">
            <text:p>43763</text:p>
          </table:table-cell>
          <table:table-cell table:style-name="ce12" table:formula="of:=[.B1083]-[.C1083]" office:value-type="date" office:date-value="1899-12-30T18:05:41.68947825674" calcext:value-type="date">
            <text:p>12/30/99 06:05 PM</text:p>
          </table:table-cell>
          <table:table-cell table:formula="of:=MOD([.E1082]-[.$E$2];[.$H$2])+1+[.$E$2]" office:value-type="float" office:value="221" calcext:value-type="float">
            <text:p>221</text:p>
          </table:table-cell>
          <table:table-cell table:formula="of:=MOD([.F1082]+1/[.$H$2];5)" office:value-type="float" office:value="2.99999999999996" calcext:value-type="float">
            <text:p>2,99999999999996</text:p>
          </table:table-cell>
          <table:table-cell table:formula="of:=IF([.F1083]=0;[.G1082]+2+1/[.$H$2];[.G1082]+1/[.$H$2])" office:value-type="float" office:value="18.0000000000003" calcext:value-type="float">
            <text:p>18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4]))" office:value-type="date" office:date-value="2019-10-25T18:25:57.67219" calcext:value-type="date">
            <text:p>2019-10-25 18:25:58</text:p>
          </table:table-cell>
          <table:table-cell table:style-name="ce7" table:formula="of:=[.A1084]" office:value-type="date" office:date-value="2019-10-25T18:25:57.67219" calcext:value-type="date">
            <text:p>2019-10-25 18:25:58</text:p>
          </table:table-cell>
          <table:table-cell table:formula="of:=TRUNC([.A1084])" office:value-type="float" office:value="43763" calcext:value-type="float">
            <text:p>43763</text:p>
          </table:table-cell>
          <table:table-cell table:style-name="ce12" table:formula="of:=[.B1084]-[.C1084]" office:value-type="date" office:date-value="1899-12-30T18:25:57.67219006084" calcext:value-type="date">
            <text:p>12/30/99 06:25 PM</text:p>
          </table:table-cell>
          <table:table-cell table:formula="of:=MOD([.E1083]-[.$E$2];[.$H$2])+1+[.$E$2]" office:value-type="float" office:value="222" calcext:value-type="float">
            <text:p>222</text:p>
          </table:table-cell>
          <table:table-cell table:formula="of:=MOD([.F1083]+1/[.$H$2];5)" office:value-type="float" office:value="3.01666666666662" calcext:value-type="float">
            <text:p>3,01666666666662</text:p>
          </table:table-cell>
          <table:table-cell table:formula="of:=IF([.F1084]=0;[.G1083]+2+1/[.$H$2];[.G1083]+1/[.$H$2])" office:value-type="float" office:value="18.0166666666669" calcext:value-type="float">
            <text:p>18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5]))" office:value-type="date" office:date-value="2019-10-25T18:06:08.613688" calcext:value-type="date">
            <text:p>2019-10-25 18:06:09</text:p>
          </table:table-cell>
          <table:table-cell table:style-name="ce7" table:formula="of:=[.A1085]" office:value-type="date" office:date-value="2019-10-25T18:06:08.613688" calcext:value-type="date">
            <text:p>2019-10-25 18:06:09</text:p>
          </table:table-cell>
          <table:table-cell table:formula="of:=TRUNC([.A1085])" office:value-type="float" office:value="43763" calcext:value-type="float">
            <text:p>43763</text:p>
          </table:table-cell>
          <table:table-cell table:style-name="ce12" table:formula="of:=[.B1085]-[.C1085]" office:value-type="date" office:date-value="1899-12-30T18:06:08.61368848477" calcext:value-type="date">
            <text:p>12/30/99 06:06 PM</text:p>
          </table:table-cell>
          <table:table-cell table:formula="of:=MOD([.E1084]-[.$E$2];[.$H$2])+1+[.$E$2]" office:value-type="float" office:value="223" calcext:value-type="float">
            <text:p>223</text:p>
          </table:table-cell>
          <table:table-cell table:formula="of:=MOD([.F1084]+1/[.$H$2];5)" office:value-type="float" office:value="3.03333333333329" calcext:value-type="float">
            <text:p>3,03333333333329</text:p>
          </table:table-cell>
          <table:table-cell table:formula="of:=IF([.F1085]=0;[.G1084]+2+1/[.$H$2];[.G1084]+1/[.$H$2])" office:value-type="float" office:value="18.0333333333336" calcext:value-type="float">
            <text:p>18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6]))" office:value-type="date" office:date-value="2019-10-25T18:09:07.583641" calcext:value-type="date">
            <text:p>2019-10-25 18:09:08</text:p>
          </table:table-cell>
          <table:table-cell table:style-name="ce7" table:formula="of:=[.A1086]" office:value-type="date" office:date-value="2019-10-25T18:09:07.583641" calcext:value-type="date">
            <text:p>2019-10-25 18:09:08</text:p>
          </table:table-cell>
          <table:table-cell table:formula="of:=TRUNC([.A1086])" office:value-type="float" office:value="43763" calcext:value-type="float">
            <text:p>43763</text:p>
          </table:table-cell>
          <table:table-cell table:style-name="ce12" table:formula="of:=[.B1086]-[.C1086]" office:value-type="date" office:date-value="1899-12-30T18:09:07.58364097215" calcext:value-type="date">
            <text:p>12/30/99 06:09 PM</text:p>
          </table:table-cell>
          <table:table-cell table:formula="of:=MOD([.E1085]-[.$E$2];[.$H$2])+1+[.$E$2]" office:value-type="float" office:value="224" calcext:value-type="float">
            <text:p>224</text:p>
          </table:table-cell>
          <table:table-cell table:formula="of:=MOD([.F1085]+1/[.$H$2];5)" office:value-type="float" office:value="3.04999999999996" calcext:value-type="float">
            <text:p>3,04999999999996</text:p>
          </table:table-cell>
          <table:table-cell table:formula="of:=IF([.F1086]=0;[.G1085]+2+1/[.$H$2];[.G1085]+1/[.$H$2])" office:value-type="float" office:value="18.0500000000003" calcext:value-type="float">
            <text:p>18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7]))" office:value-type="date" office:date-value="2019-10-25T18:11:18.829448" calcext:value-type="date">
            <text:p>2019-10-25 18:11:19</text:p>
          </table:table-cell>
          <table:table-cell table:style-name="ce7" table:formula="of:=[.A1087]" office:value-type="date" office:date-value="2019-10-25T18:11:18.829448" calcext:value-type="date">
            <text:p>2019-10-25 18:11:19</text:p>
          </table:table-cell>
          <table:table-cell table:formula="of:=TRUNC([.A1087])" office:value-type="float" office:value="43763" calcext:value-type="float">
            <text:p>43763</text:p>
          </table:table-cell>
          <table:table-cell table:style-name="ce12" table:formula="of:=[.B1087]-[.C1087]" office:value-type="date" office:date-value="1899-12-30T18:11:18.82944827434" calcext:value-type="date">
            <text:p>12/30/99 06:11 PM</text:p>
          </table:table-cell>
          <table:table-cell table:formula="of:=MOD([.E1086]-[.$E$2];[.$H$2])+1+[.$E$2]" office:value-type="float" office:value="225" calcext:value-type="float">
            <text:p>225</text:p>
          </table:table-cell>
          <table:table-cell table:formula="of:=MOD([.F1086]+1/[.$H$2];5)" office:value-type="float" office:value="3.06666666666662" calcext:value-type="float">
            <text:p>3,06666666666662</text:p>
          </table:table-cell>
          <table:table-cell table:formula="of:=IF([.F1087]=0;[.G1086]+2+1/[.$H$2];[.G1086]+1/[.$H$2])" office:value-type="float" office:value="18.0666666666669" calcext:value-type="float">
            <text:p>18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8]))" office:value-type="date" office:date-value="2019-10-25T18:06:03.514981" calcext:value-type="date">
            <text:p>2019-10-25 18:06:04</text:p>
          </table:table-cell>
          <table:table-cell table:style-name="ce7" table:formula="of:=[.A1088]" office:value-type="date" office:date-value="2019-10-25T18:06:03.514981" calcext:value-type="date">
            <text:p>2019-10-25 18:06:04</text:p>
          </table:table-cell>
          <table:table-cell table:formula="of:=TRUNC([.A1088])" office:value-type="float" office:value="43763" calcext:value-type="float">
            <text:p>43763</text:p>
          </table:table-cell>
          <table:table-cell table:style-name="ce12" table:formula="of:=[.B1088]-[.C1088]" office:value-type="date" office:date-value="1899-12-30T18:06:03.51498097647" calcext:value-type="date">
            <text:p>12/30/99 06:06 PM</text:p>
          </table:table-cell>
          <table:table-cell table:formula="of:=MOD([.E1087]-[.$E$2];[.$H$2])+1+[.$E$2]" office:value-type="float" office:value="226" calcext:value-type="float">
            <text:p>226</text:p>
          </table:table-cell>
          <table:table-cell table:formula="of:=MOD([.F1087]+1/[.$H$2];5)" office:value-type="float" office:value="3.08333333333329" calcext:value-type="float">
            <text:p>3,08333333333329</text:p>
          </table:table-cell>
          <table:table-cell table:formula="of:=IF([.F1088]=0;[.G1087]+2+1/[.$H$2];[.G1087]+1/[.$H$2])" office:value-type="float" office:value="18.0833333333336" calcext:value-type="float">
            <text:p>18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9]))" office:value-type="date" office:date-value="2019-10-25T18:12:43.417881" calcext:value-type="date">
            <text:p>2019-10-25 18:12:43</text:p>
          </table:table-cell>
          <table:table-cell table:style-name="ce7" table:formula="of:=[.A1089]" office:value-type="date" office:date-value="2019-10-25T18:12:43.417881" calcext:value-type="date">
            <text:p>2019-10-25 18:12:43</text:p>
          </table:table-cell>
          <table:table-cell table:formula="of:=TRUNC([.A1089])" office:value-type="float" office:value="43763" calcext:value-type="float">
            <text:p>43763</text:p>
          </table:table-cell>
          <table:table-cell table:style-name="ce12" table:formula="of:=[.B1089]-[.C1089]" office:value-type="date" office:date-value="1899-12-30T18:12:43.41788128484" calcext:value-type="date">
            <text:p>12/30/99 06:12 PM</text:p>
          </table:table-cell>
          <table:table-cell table:formula="of:=MOD([.E1088]-[.$E$2];[.$H$2])+1+[.$E$2]" office:value-type="float" office:value="227" calcext:value-type="float">
            <text:p>227</text:p>
          </table:table-cell>
          <table:table-cell table:formula="of:=MOD([.F1088]+1/[.$H$2];5)" office:value-type="float" office:value="3.09999999999996" calcext:value-type="float">
            <text:p>3,09999999999996</text:p>
          </table:table-cell>
          <table:table-cell table:formula="of:=IF([.F1089]=0;[.G1088]+2+1/[.$H$2];[.G1088]+1/[.$H$2])" office:value-type="float" office:value="18.1000000000003" calcext:value-type="float">
            <text:p>18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0]))" office:value-type="date" office:date-value="2019-10-25T17:54:20.226247" calcext:value-type="date">
            <text:p>2019-10-25 17:54:20</text:p>
          </table:table-cell>
          <table:table-cell table:style-name="ce7" table:formula="of:=[.A1090]" office:value-type="date" office:date-value="2019-10-25T17:54:20.226247" calcext:value-type="date">
            <text:p>2019-10-25 17:54:20</text:p>
          </table:table-cell>
          <table:table-cell table:formula="of:=TRUNC([.A1090])" office:value-type="float" office:value="43763" calcext:value-type="float">
            <text:p>43763</text:p>
          </table:table-cell>
          <table:table-cell table:style-name="ce12" table:formula="of:=[.B1090]-[.C1090]" office:value-type="date" office:date-value="1899-12-30T17:54:20.22624699399" calcext:value-type="date">
            <text:p>12/30/99 05:54 PM</text:p>
          </table:table-cell>
          <table:table-cell table:formula="of:=MOD([.E1089]-[.$E$2];[.$H$2])+1+[.$E$2]" office:value-type="float" office:value="228" calcext:value-type="float">
            <text:p>228</text:p>
          </table:table-cell>
          <table:table-cell table:formula="of:=MOD([.F1089]+1/[.$H$2];5)" office:value-type="float" office:value="3.11666666666662" calcext:value-type="float">
            <text:p>3,11666666666662</text:p>
          </table:table-cell>
          <table:table-cell table:formula="of:=IF([.F1090]=0;[.G1089]+2+1/[.$H$2];[.G1089]+1/[.$H$2])" office:value-type="float" office:value="18.1166666666669" calcext:value-type="float">
            <text:p>18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1]))" office:value-type="date" office:date-value="2019-10-25T17:45:36.135743" calcext:value-type="date">
            <text:p>2019-10-25 17:45:36</text:p>
          </table:table-cell>
          <table:table-cell table:style-name="ce7" table:formula="of:=[.A1091]" office:value-type="date" office:date-value="2019-10-25T17:45:36.135743" calcext:value-type="date">
            <text:p>2019-10-25 17:45:36</text:p>
          </table:table-cell>
          <table:table-cell table:formula="of:=TRUNC([.A1091])" office:value-type="float" office:value="43763" calcext:value-type="float">
            <text:p>43763</text:p>
          </table:table-cell>
          <table:table-cell table:style-name="ce12" table:formula="of:=[.B1091]-[.C1091]" office:value-type="date" office:date-value="1899-12-30T17:45:36.13574327901" calcext:value-type="date">
            <text:p>12/30/99 05:45 PM</text:p>
          </table:table-cell>
          <table:table-cell table:formula="of:=MOD([.E1090]-[.$E$2];[.$H$2])+1+[.$E$2]" office:value-type="float" office:value="229" calcext:value-type="float">
            <text:p>229</text:p>
          </table:table-cell>
          <table:table-cell table:formula="of:=MOD([.F1090]+1/[.$H$2];5)" office:value-type="float" office:value="3.13333333333329" calcext:value-type="float">
            <text:p>3,13333333333329</text:p>
          </table:table-cell>
          <table:table-cell table:formula="of:=IF([.F1091]=0;[.G1090]+2+1/[.$H$2];[.G1090]+1/[.$H$2])" office:value-type="float" office:value="18.1333333333336" calcext:value-type="float">
            <text:p>18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2]))" office:value-type="date" office:date-value="2019-10-25T18:25:43.353704" calcext:value-type="date">
            <text:p>2019-10-25 18:25:43</text:p>
          </table:table-cell>
          <table:table-cell table:style-name="ce7" table:formula="of:=[.A1092]" office:value-type="date" office:date-value="2019-10-25T18:25:43.353704" calcext:value-type="date">
            <text:p>2019-10-25 18:25:43</text:p>
          </table:table-cell>
          <table:table-cell table:formula="of:=TRUNC([.A1092])" office:value-type="float" office:value="43763" calcext:value-type="float">
            <text:p>43763</text:p>
          </table:table-cell>
          <table:table-cell table:style-name="ce12" table:formula="of:=[.B1092]-[.C1092]" office:value-type="date" office:date-value="1899-12-30T18:25:43.35370380431" calcext:value-type="date">
            <text:p>12/30/99 06:25 PM</text:p>
          </table:table-cell>
          <table:table-cell table:formula="of:=MOD([.E1091]-[.$E$2];[.$H$2])+1+[.$E$2]" office:value-type="float" office:value="230" calcext:value-type="float">
            <text:p>230</text:p>
          </table:table-cell>
          <table:table-cell table:formula="of:=MOD([.F1091]+1/[.$H$2];5)" office:value-type="float" office:value="3.14999999999996" calcext:value-type="float">
            <text:p>3,14999999999996</text:p>
          </table:table-cell>
          <table:table-cell table:formula="of:=IF([.F1092]=0;[.G1091]+2+1/[.$H$2];[.G1091]+1/[.$H$2])" office:value-type="float" office:value="18.1500000000003" calcext:value-type="float">
            <text:p>18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3]))" office:value-type="date" office:date-value="2019-10-25T18:32:16.848638" calcext:value-type="date">
            <text:p>2019-10-25 18:32:17</text:p>
          </table:table-cell>
          <table:table-cell table:style-name="ce7" table:formula="of:=[.A1093]" office:value-type="date" office:date-value="2019-10-25T18:32:16.848638" calcext:value-type="date">
            <text:p>2019-10-25 18:32:17</text:p>
          </table:table-cell>
          <table:table-cell table:formula="of:=TRUNC([.A1093])" office:value-type="float" office:value="43763" calcext:value-type="float">
            <text:p>43763</text:p>
          </table:table-cell>
          <table:table-cell table:style-name="ce12" table:formula="of:=[.B1093]-[.C1093]" office:value-type="date" office:date-value="1899-12-30T18:32:16.84863809031" calcext:value-type="date">
            <text:p>12/30/99 06:32 PM</text:p>
          </table:table-cell>
          <table:table-cell table:formula="of:=MOD([.E1092]-[.$E$2];[.$H$2])+1+[.$E$2]" office:value-type="float" office:value="231" calcext:value-type="float">
            <text:p>231</text:p>
          </table:table-cell>
          <table:table-cell table:formula="of:=MOD([.F1092]+1/[.$H$2];5)" office:value-type="float" office:value="3.16666666666662" calcext:value-type="float">
            <text:p>3,16666666666662</text:p>
          </table:table-cell>
          <table:table-cell table:formula="of:=IF([.F1093]=0;[.G1092]+2+1/[.$H$2];[.G1092]+1/[.$H$2])" office:value-type="float" office:value="18.1666666666669" calcext:value-type="float">
            <text:p>18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4]))" office:value-type="date" office:date-value="2019-10-25T18:00:49.303184" calcext:value-type="date">
            <text:p>2019-10-25 18:00:49</text:p>
          </table:table-cell>
          <table:table-cell table:style-name="ce7" table:formula="of:=[.A1094]" office:value-type="date" office:date-value="2019-10-25T18:00:49.303184" calcext:value-type="date">
            <text:p>2019-10-25 18:00:49</text:p>
          </table:table-cell>
          <table:table-cell table:formula="of:=TRUNC([.A1094])" office:value-type="float" office:value="43763" calcext:value-type="float">
            <text:p>43763</text:p>
          </table:table-cell>
          <table:table-cell table:style-name="ce12" table:formula="of:=[.B1094]-[.C1094]" office:value-type="date" office:date-value="1899-12-30T18:00:49.30318447296" calcext:value-type="date">
            <text:p>12/30/99 06:00 PM</text:p>
          </table:table-cell>
          <table:table-cell table:formula="of:=MOD([.E1093]-[.$E$2];[.$H$2])+1+[.$E$2]" office:value-type="float" office:value="232" calcext:value-type="float">
            <text:p>232</text:p>
          </table:table-cell>
          <table:table-cell table:formula="of:=MOD([.F1093]+1/[.$H$2];5)" office:value-type="float" office:value="3.18333333333329" calcext:value-type="float">
            <text:p>3,18333333333329</text:p>
          </table:table-cell>
          <table:table-cell table:formula="of:=IF([.F1094]=0;[.G1093]+2+1/[.$H$2];[.G1093]+1/[.$H$2])" office:value-type="float" office:value="18.1833333333336" calcext:value-type="float">
            <text:p>18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5]))" office:value-type="date" office:date-value="2019-10-25T18:07:20.88465" calcext:value-type="date">
            <text:p>2019-10-25 18:07:21</text:p>
          </table:table-cell>
          <table:table-cell table:style-name="ce7" table:formula="of:=[.A1095]" office:value-type="date" office:date-value="2019-10-25T18:07:20.88465" calcext:value-type="date">
            <text:p>2019-10-25 18:07:21</text:p>
          </table:table-cell>
          <table:table-cell table:formula="of:=TRUNC([.A1095])" office:value-type="float" office:value="43763" calcext:value-type="float">
            <text:p>43763</text:p>
          </table:table-cell>
          <table:table-cell table:style-name="ce12" table:formula="of:=[.B1095]-[.C1095]" office:value-type="date" office:date-value="1899-12-30T18:07:20.88465033565" calcext:value-type="date">
            <text:p>12/30/99 06:07 PM</text:p>
          </table:table-cell>
          <table:table-cell table:formula="of:=MOD([.E1094]-[.$E$2];[.$H$2])+1+[.$E$2]" office:value-type="float" office:value="233" calcext:value-type="float">
            <text:p>233</text:p>
          </table:table-cell>
          <table:table-cell table:formula="of:=MOD([.F1094]+1/[.$H$2];5)" office:value-type="float" office:value="3.19999999999996" calcext:value-type="float">
            <text:p>3,19999999999996</text:p>
          </table:table-cell>
          <table:table-cell table:formula="of:=IF([.F1095]=0;[.G1094]+2+1/[.$H$2];[.G1094]+1/[.$H$2])" office:value-type="float" office:value="18.2000000000002" calcext:value-type="float">
            <text:p>18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6]))" office:value-type="date" office:date-value="2019-10-25T17:51:12.007963" calcext:value-type="date">
            <text:p>2019-10-25 17:51:12</text:p>
          </table:table-cell>
          <table:table-cell table:style-name="ce7" table:formula="of:=[.A1096]" office:value-type="date" office:date-value="2019-10-25T17:51:12.007963" calcext:value-type="date">
            <text:p>2019-10-25 17:51:12</text:p>
          </table:table-cell>
          <table:table-cell table:formula="of:=TRUNC([.A1096])" office:value-type="float" office:value="43763" calcext:value-type="float">
            <text:p>43763</text:p>
          </table:table-cell>
          <table:table-cell table:style-name="ce12" table:formula="of:=[.B1096]-[.C1096]" office:value-type="date" office:date-value="1899-12-30T17:51:12.00796343386" calcext:value-type="date">
            <text:p>12/30/99 05:51 PM</text:p>
          </table:table-cell>
          <table:table-cell table:formula="of:=MOD([.E1095]-[.$E$2];[.$H$2])+1+[.$E$2]" office:value-type="float" office:value="234" calcext:value-type="float">
            <text:p>234</text:p>
          </table:table-cell>
          <table:table-cell table:formula="of:=MOD([.F1095]+1/[.$H$2];5)" office:value-type="float" office:value="3.21666666666662" calcext:value-type="float">
            <text:p>3,21666666666662</text:p>
          </table:table-cell>
          <table:table-cell table:formula="of:=IF([.F1096]=0;[.G1095]+2+1/[.$H$2];[.G1095]+1/[.$H$2])" office:value-type="float" office:value="18.2166666666669" calcext:value-type="float">
            <text:p>18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7]))" office:value-type="date" office:date-value="2019-10-25T17:27:14.974023" calcext:value-type="date">
            <text:p>2019-10-25 17:27:15</text:p>
          </table:table-cell>
          <table:table-cell table:style-name="ce7" table:formula="of:=[.A1097]" office:value-type="date" office:date-value="2019-10-25T17:27:14.974023" calcext:value-type="date">
            <text:p>2019-10-25 17:27:15</text:p>
          </table:table-cell>
          <table:table-cell table:formula="of:=TRUNC([.A1097])" office:value-type="float" office:value="43763" calcext:value-type="float">
            <text:p>43763</text:p>
          </table:table-cell>
          <table:table-cell table:style-name="ce12" table:formula="of:=[.B1097]-[.C1097]" office:value-type="date" office:date-value="1899-12-30T17:27:14.97402279172" calcext:value-type="date">
            <text:p>12/30/99 05:27 PM</text:p>
          </table:table-cell>
          <table:table-cell table:formula="of:=MOD([.E1096]-[.$E$2];[.$H$2])+1+[.$E$2]" office:value-type="float" office:value="235" calcext:value-type="float">
            <text:p>235</text:p>
          </table:table-cell>
          <table:table-cell table:formula="of:=MOD([.F1096]+1/[.$H$2];5)" office:value-type="float" office:value="3.23333333333329" calcext:value-type="float">
            <text:p>3,23333333333329</text:p>
          </table:table-cell>
          <table:table-cell table:formula="of:=IF([.F1097]=0;[.G1096]+2+1/[.$H$2];[.G1096]+1/[.$H$2])" office:value-type="float" office:value="18.2333333333336" calcext:value-type="float">
            <text:p>18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8]))" office:value-type="date" office:date-value="2019-10-25T17:48:47.12946" calcext:value-type="date">
            <text:p>2019-10-25 17:48:47</text:p>
          </table:table-cell>
          <table:table-cell table:style-name="ce7" table:formula="of:=[.A1098]" office:value-type="date" office:date-value="2019-10-25T17:48:47.12946" calcext:value-type="date">
            <text:p>2019-10-25 17:48:47</text:p>
          </table:table-cell>
          <table:table-cell table:formula="of:=TRUNC([.A1098])" office:value-type="float" office:value="43763" calcext:value-type="float">
            <text:p>43763</text:p>
          </table:table-cell>
          <table:table-cell table:style-name="ce12" table:formula="of:=[.B1098]-[.C1098]" office:value-type="date" office:date-value="1899-12-30T17:48:47.12946000975" calcext:value-type="date">
            <text:p>12/30/99 05:48 PM</text:p>
          </table:table-cell>
          <table:table-cell table:formula="of:=MOD([.E1097]-[.$E$2];[.$H$2])+1+[.$E$2]" office:value-type="float" office:value="236" calcext:value-type="float">
            <text:p>236</text:p>
          </table:table-cell>
          <table:table-cell table:formula="of:=MOD([.F1097]+1/[.$H$2];5)" office:value-type="float" office:value="3.24999999999996" calcext:value-type="float">
            <text:p>3,24999999999996</text:p>
          </table:table-cell>
          <table:table-cell table:formula="of:=IF([.F1098]=0;[.G1097]+2+1/[.$H$2];[.G1097]+1/[.$H$2])" office:value-type="float" office:value="18.2500000000002" calcext:value-type="float">
            <text:p>18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9]))" office:value-type="date" office:date-value="2019-10-25T17:56:20.984686" calcext:value-type="date">
            <text:p>2019-10-25 17:56:21</text:p>
          </table:table-cell>
          <table:table-cell table:style-name="ce7" table:formula="of:=[.A1099]" office:value-type="date" office:date-value="2019-10-25T17:56:20.984686" calcext:value-type="date">
            <text:p>2019-10-25 17:56:21</text:p>
          </table:table-cell>
          <table:table-cell table:formula="of:=TRUNC([.A1099])" office:value-type="float" office:value="43763" calcext:value-type="float">
            <text:p>43763</text:p>
          </table:table-cell>
          <table:table-cell table:style-name="ce12" table:formula="of:=[.B1099]-[.C1099]" office:value-type="date" office:date-value="1899-12-30T17:56:20.9846859891" calcext:value-type="date">
            <text:p>12/30/99 05:56 PM</text:p>
          </table:table-cell>
          <table:table-cell table:formula="of:=MOD([.E1098]-[.$E$2];[.$H$2])+1+[.$E$2]" office:value-type="float" office:value="237" calcext:value-type="float">
            <text:p>237</text:p>
          </table:table-cell>
          <table:table-cell table:formula="of:=MOD([.F1098]+1/[.$H$2];5)" office:value-type="float" office:value="3.26666666666662" calcext:value-type="float">
            <text:p>3,26666666666662</text:p>
          </table:table-cell>
          <table:table-cell table:formula="of:=IF([.F1099]=0;[.G1098]+2+1/[.$H$2];[.G1098]+1/[.$H$2])" office:value-type="float" office:value="18.2666666666669" calcext:value-type="float">
            <text:p>18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0]))" office:value-type="date" office:date-value="2019-10-25T18:01:58.020888" calcext:value-type="date">
            <text:p>2019-10-25 18:01:58</text:p>
          </table:table-cell>
          <table:table-cell table:style-name="ce7" table:formula="of:=[.A1100]" office:value-type="date" office:date-value="2019-10-25T18:01:58.020888" calcext:value-type="date">
            <text:p>2019-10-25 18:01:58</text:p>
          </table:table-cell>
          <table:table-cell table:formula="of:=TRUNC([.A1100])" office:value-type="float" office:value="43763" calcext:value-type="float">
            <text:p>43763</text:p>
          </table:table-cell>
          <table:table-cell table:style-name="ce12" table:formula="of:=[.B1100]-[.C1100]" office:value-type="date" office:date-value="1899-12-30T18:01:58.02088783588" calcext:value-type="date">
            <text:p>12/30/99 06:01 PM</text:p>
          </table:table-cell>
          <table:table-cell table:formula="of:=MOD([.E1099]-[.$E$2];[.$H$2])+1+[.$E$2]" office:value-type="float" office:value="238" calcext:value-type="float">
            <text:p>238</text:p>
          </table:table-cell>
          <table:table-cell table:formula="of:=MOD([.F1099]+1/[.$H$2];5)" office:value-type="float" office:value="3.28333333333329" calcext:value-type="float">
            <text:p>3,28333333333329</text:p>
          </table:table-cell>
          <table:table-cell table:formula="of:=IF([.F1100]=0;[.G1099]+2+1/[.$H$2];[.G1099]+1/[.$H$2])" office:value-type="float" office:value="18.2833333333336" calcext:value-type="float">
            <text:p>18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1]))" office:value-type="date" office:date-value="2019-10-25T17:54:11.799313" calcext:value-type="date">
            <text:p>2019-10-25 17:54:12</text:p>
          </table:table-cell>
          <table:table-cell table:style-name="ce7" table:formula="of:=[.A1101]" office:value-type="date" office:date-value="2019-10-25T17:54:11.799313" calcext:value-type="date">
            <text:p>2019-10-25 17:54:12</text:p>
          </table:table-cell>
          <table:table-cell table:formula="of:=TRUNC([.A1101])" office:value-type="float" office:value="43763" calcext:value-type="float">
            <text:p>43763</text:p>
          </table:table-cell>
          <table:table-cell table:style-name="ce12" table:formula="of:=[.B1101]-[.C1101]" office:value-type="date" office:date-value="1899-12-30T17:54:11.7993130954" calcext:value-type="date">
            <text:p>12/30/99 05:54 PM</text:p>
          </table:table-cell>
          <table:table-cell table:formula="of:=MOD([.E1100]-[.$E$2];[.$H$2])+1+[.$E$2]" office:value-type="float" office:value="239" calcext:value-type="float">
            <text:p>239</text:p>
          </table:table-cell>
          <table:table-cell table:formula="of:=MOD([.F1100]+1/[.$H$2];5)" office:value-type="float" office:value="3.29999999999996" calcext:value-type="float">
            <text:p>3,29999999999996</text:p>
          </table:table-cell>
          <table:table-cell table:formula="of:=IF([.F1101]=0;[.G1100]+2+1/[.$H$2];[.G1100]+1/[.$H$2])" office:value-type="float" office:value="18.3000000000002" calcext:value-type="float">
            <text:p>18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2]))" office:value-type="date" office:date-value="2019-10-25T17:46:39.348716" calcext:value-type="date">
            <text:p>2019-10-25 17:46:39</text:p>
          </table:table-cell>
          <table:table-cell table:style-name="ce7" table:formula="of:=[.A1102]" office:value-type="date" office:date-value="2019-10-25T17:46:39.348716" calcext:value-type="date">
            <text:p>2019-10-25 17:46:39</text:p>
          </table:table-cell>
          <table:table-cell table:formula="of:=TRUNC([.A1102])" office:value-type="float" office:value="43763" calcext:value-type="float">
            <text:p>43763</text:p>
          </table:table-cell>
          <table:table-cell table:style-name="ce12" table:formula="of:=[.B1102]-[.C1102]" office:value-type="date" office:date-value="1899-12-30T17:46:39.34871576261" calcext:value-type="date">
            <text:p>12/30/99 05:46 PM</text:p>
          </table:table-cell>
          <table:table-cell table:formula="of:=MOD([.E1101]-[.$E$2];[.$H$2])+1+[.$E$2]" office:value-type="float" office:value="240" calcext:value-type="float">
            <text:p>240</text:p>
          </table:table-cell>
          <table:table-cell table:formula="of:=MOD([.F1101]+1/[.$H$2];5)" office:value-type="float" office:value="3.31666666666662" calcext:value-type="float">
            <text:p>3,31666666666662</text:p>
          </table:table-cell>
          <table:table-cell table:formula="of:=IF([.F1102]=0;[.G1101]+2+1/[.$H$2];[.G1101]+1/[.$H$2])" office:value-type="float" office:value="18.3166666666669" calcext:value-type="float">
            <text:p>18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3]))" office:value-type="date" office:date-value="2019-10-25T17:33:06.019482" calcext:value-type="date">
            <text:p>2019-10-25 17:33:06</text:p>
          </table:table-cell>
          <table:table-cell table:style-name="ce7" table:formula="of:=[.A1103]" office:value-type="date" office:date-value="2019-10-25T17:33:06.019482" calcext:value-type="date">
            <text:p>2019-10-25 17:33:06</text:p>
          </table:table-cell>
          <table:table-cell table:formula="of:=TRUNC([.A1103])" office:value-type="float" office:value="43763" calcext:value-type="float">
            <text:p>43763</text:p>
          </table:table-cell>
          <table:table-cell table:style-name="ce12" table:formula="of:=[.B1103]-[.C1103]" office:value-type="date" office:date-value="1899-12-30T17:33:06.01948153228" calcext:value-type="date">
            <text:p>12/30/99 05:33 PM</text:p>
          </table:table-cell>
          <table:table-cell table:formula="of:=MOD([.E1102]-[.$E$2];[.$H$2])+1+[.$E$2]" office:value-type="float" office:value="241" calcext:value-type="float">
            <text:p>241</text:p>
          </table:table-cell>
          <table:table-cell table:formula="of:=MOD([.F1102]+1/[.$H$2];5)" office:value-type="float" office:value="3.33333333333329" calcext:value-type="float">
            <text:p>3,33333333333329</text:p>
          </table:table-cell>
          <table:table-cell table:formula="of:=IF([.F1103]=0;[.G1102]+2+1/[.$H$2];[.G1102]+1/[.$H$2])" office:value-type="float" office:value="18.3333333333336" calcext:value-type="float">
            <text:p>18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4]))" office:value-type="date" office:date-value="2019-10-25T17:25:28.002037" calcext:value-type="date">
            <text:p>2019-10-25 17:25:28</text:p>
          </table:table-cell>
          <table:table-cell table:style-name="ce7" table:formula="of:=[.A1104]" office:value-type="date" office:date-value="2019-10-25T17:25:28.002037" calcext:value-type="date">
            <text:p>2019-10-25 17:25:28</text:p>
          </table:table-cell>
          <table:table-cell table:formula="of:=TRUNC([.A1104])" office:value-type="float" office:value="43763" calcext:value-type="float">
            <text:p>43763</text:p>
          </table:table-cell>
          <table:table-cell table:style-name="ce12" table:formula="of:=[.B1104]-[.C1104]" office:value-type="date" office:date-value="1899-12-30T17:25:28.00203650258" calcext:value-type="date">
            <text:p>12/30/99 05:25 PM</text:p>
          </table:table-cell>
          <table:table-cell table:formula="of:=MOD([.E1103]-[.$E$2];[.$H$2])+1+[.$E$2]" office:value-type="float" office:value="242" calcext:value-type="float">
            <text:p>242</text:p>
          </table:table-cell>
          <table:table-cell table:formula="of:=MOD([.F1103]+1/[.$H$2];5)" office:value-type="float" office:value="3.34999999999996" calcext:value-type="float">
            <text:p>3,34999999999996</text:p>
          </table:table-cell>
          <table:table-cell table:formula="of:=IF([.F1104]=0;[.G1103]+2+1/[.$H$2];[.G1103]+1/[.$H$2])" office:value-type="float" office:value="18.3500000000002" calcext:value-type="float">
            <text:p>18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5]))" office:value-type="date" office:date-value="2019-10-25T17:55:45.021654" calcext:value-type="date">
            <text:p>2019-10-25 17:55:45</text:p>
          </table:table-cell>
          <table:table-cell table:style-name="ce7" table:formula="of:=[.A1105]" office:value-type="date" office:date-value="2019-10-25T17:55:45.021654" calcext:value-type="date">
            <text:p>2019-10-25 17:55:45</text:p>
          </table:table-cell>
          <table:table-cell table:formula="of:=TRUNC([.A1105])" office:value-type="float" office:value="43763" calcext:value-type="float">
            <text:p>43763</text:p>
          </table:table-cell>
          <table:table-cell table:style-name="ce12" table:formula="of:=[.B1105]-[.C1105]" office:value-type="date" office:date-value="1899-12-30T17:55:45.02165371086" calcext:value-type="date">
            <text:p>12/30/99 05:55 PM</text:p>
          </table:table-cell>
          <table:table-cell table:formula="of:=MOD([.E1104]-[.$E$2];[.$H$2])+1+[.$E$2]" office:value-type="float" office:value="243" calcext:value-type="float">
            <text:p>243</text:p>
          </table:table-cell>
          <table:table-cell table:formula="of:=MOD([.F1104]+1/[.$H$2];5)" office:value-type="float" office:value="3.36666666666662" calcext:value-type="float">
            <text:p>3,36666666666662</text:p>
          </table:table-cell>
          <table:table-cell table:formula="of:=IF([.F1105]=0;[.G1104]+2+1/[.$H$2];[.G1104]+1/[.$H$2])" office:value-type="float" office:value="18.3666666666669" calcext:value-type="float">
            <text:p>18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6]))" office:value-type="date" office:date-value="2019-10-25T18:11:18.41313" calcext:value-type="date">
            <text:p>2019-10-25 18:11:18</text:p>
          </table:table-cell>
          <table:table-cell table:style-name="ce7" table:formula="of:=[.A1106]" office:value-type="date" office:date-value="2019-10-25T18:11:18.41313" calcext:value-type="date">
            <text:p>2019-10-25 18:11:18</text:p>
          </table:table-cell>
          <table:table-cell table:formula="of:=TRUNC([.A1106])" office:value-type="float" office:value="43763" calcext:value-type="float">
            <text:p>43763</text:p>
          </table:table-cell>
          <table:table-cell table:style-name="ce12" table:formula="of:=[.B1106]-[.C1106]" office:value-type="date" office:date-value="1899-12-30T18:11:18.41313024983" calcext:value-type="date">
            <text:p>12/30/99 06:11 PM</text:p>
          </table:table-cell>
          <table:table-cell table:formula="of:=MOD([.E1105]-[.$E$2];[.$H$2])+1+[.$E$2]" office:value-type="float" office:value="244" calcext:value-type="float">
            <text:p>244</text:p>
          </table:table-cell>
          <table:table-cell table:formula="of:=MOD([.F1105]+1/[.$H$2];5)" office:value-type="float" office:value="3.38333333333329" calcext:value-type="float">
            <text:p>3,38333333333329</text:p>
          </table:table-cell>
          <table:table-cell table:formula="of:=IF([.F1106]=0;[.G1105]+2+1/[.$H$2];[.G1105]+1/[.$H$2])" office:value-type="float" office:value="18.3833333333336" calcext:value-type="float">
            <text:p>18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7]))" office:value-type="date" office:date-value="2019-10-25T18:17:50.277692" calcext:value-type="date">
            <text:p>2019-10-25 18:17:50</text:p>
          </table:table-cell>
          <table:table-cell table:style-name="ce7" table:formula="of:=[.A1107]" office:value-type="date" office:date-value="2019-10-25T18:17:50.277692" calcext:value-type="date">
            <text:p>2019-10-25 18:17:50</text:p>
          </table:table-cell>
          <table:table-cell table:formula="of:=TRUNC([.A1107])" office:value-type="float" office:value="43763" calcext:value-type="float">
            <text:p>43763</text:p>
          </table:table-cell>
          <table:table-cell table:style-name="ce12" table:formula="of:=[.B1107]-[.C1107]" office:value-type="date" office:date-value="1899-12-30T18:17:50.27769216802" calcext:value-type="date">
            <text:p>12/30/99 06:17 PM</text:p>
          </table:table-cell>
          <table:table-cell table:formula="of:=MOD([.E1106]-[.$E$2];[.$H$2])+1+[.$E$2]" office:value-type="float" office:value="245" calcext:value-type="float">
            <text:p>245</text:p>
          </table:table-cell>
          <table:table-cell table:formula="of:=MOD([.F1106]+1/[.$H$2];5)" office:value-type="float" office:value="3.39999999999996" calcext:value-type="float">
            <text:p>3,39999999999996</text:p>
          </table:table-cell>
          <table:table-cell table:formula="of:=IF([.F1107]=0;[.G1106]+2+1/[.$H$2];[.G1106]+1/[.$H$2])" office:value-type="float" office:value="18.4000000000002" calcext:value-type="float">
            <text:p>18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8]))" office:value-type="date" office:date-value="2019-10-25T17:50:15.937903" calcext:value-type="date">
            <text:p>2019-10-25 17:50:16</text:p>
          </table:table-cell>
          <table:table-cell table:style-name="ce7" table:formula="of:=[.A1108]" office:value-type="date" office:date-value="2019-10-25T17:50:15.937903" calcext:value-type="date">
            <text:p>2019-10-25 17:50:16</text:p>
          </table:table-cell>
          <table:table-cell table:formula="of:=TRUNC([.A1108])" office:value-type="float" office:value="43763" calcext:value-type="float">
            <text:p>43763</text:p>
          </table:table-cell>
          <table:table-cell table:style-name="ce12" table:formula="of:=[.B1108]-[.C1108]" office:value-type="date" office:date-value="1899-12-30T17:50:15.93790256884" calcext:value-type="date">
            <text:p>12/30/99 05:50 PM</text:p>
          </table:table-cell>
          <table:table-cell table:formula="of:=MOD([.E1107]-[.$E$2];[.$H$2])+1+[.$E$2]" office:value-type="float" office:value="246" calcext:value-type="float">
            <text:p>246</text:p>
          </table:table-cell>
          <table:table-cell table:formula="of:=MOD([.F1107]+1/[.$H$2];5)" office:value-type="float" office:value="3.41666666666662" calcext:value-type="float">
            <text:p>3,41666666666662</text:p>
          </table:table-cell>
          <table:table-cell table:formula="of:=IF([.F1108]=0;[.G1107]+2+1/[.$H$2];[.G1107]+1/[.$H$2])" office:value-type="float" office:value="18.4166666666669" calcext:value-type="float">
            <text:p>18,4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9]))" office:value-type="date" office:date-value="2019-10-25T18:16:18.781181" calcext:value-type="date">
            <text:p>2019-10-25 18:16:19</text:p>
          </table:table-cell>
          <table:table-cell table:style-name="ce7" table:formula="of:=[.A1109]" office:value-type="date" office:date-value="2019-10-25T18:16:18.781181" calcext:value-type="date">
            <text:p>2019-10-25 18:16:19</text:p>
          </table:table-cell>
          <table:table-cell table:formula="of:=TRUNC([.A1109])" office:value-type="float" office:value="43763" calcext:value-type="float">
            <text:p>43763</text:p>
          </table:table-cell>
          <table:table-cell table:style-name="ce12" table:formula="of:=[.B1109]-[.C1109]" office:value-type="date" office:date-value="1899-12-30T18:16:18.78118080553" calcext:value-type="date">
            <text:p>12/30/99 06:16 PM</text:p>
          </table:table-cell>
          <table:table-cell table:formula="of:=MOD([.E1108]-[.$E$2];[.$H$2])+1+[.$E$2]" office:value-type="float" office:value="247" calcext:value-type="float">
            <text:p>247</text:p>
          </table:table-cell>
          <table:table-cell table:formula="of:=MOD([.F1108]+1/[.$H$2];5)" office:value-type="float" office:value="3.43333333333329" calcext:value-type="float">
            <text:p>3,43333333333329</text:p>
          </table:table-cell>
          <table:table-cell table:formula="of:=IF([.F1109]=0;[.G1108]+2+1/[.$H$2];[.G1108]+1/[.$H$2])" office:value-type="float" office:value="18.4333333333336" calcext:value-type="float">
            <text:p>18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0]))" office:value-type="date" office:date-value="2019-10-25T17:58:21.411895" calcext:value-type="date">
            <text:p>2019-10-25 17:58:21</text:p>
          </table:table-cell>
          <table:table-cell table:style-name="ce7" table:formula="of:=[.A1110]" office:value-type="date" office:date-value="2019-10-25T17:58:21.411895" calcext:value-type="date">
            <text:p>2019-10-25 17:58:21</text:p>
          </table:table-cell>
          <table:table-cell table:formula="of:=TRUNC([.A1110])" office:value-type="float" office:value="43763" calcext:value-type="float">
            <text:p>43763</text:p>
          </table:table-cell>
          <table:table-cell table:style-name="ce12" table:formula="of:=[.B1110]-[.C1110]" office:value-type="date" office:date-value="1899-12-30T17:58:21.41189501155" calcext:value-type="date">
            <text:p>12/30/99 05:58 PM</text:p>
          </table:table-cell>
          <table:table-cell table:formula="of:=MOD([.E1109]-[.$E$2];[.$H$2])+1+[.$E$2]" office:value-type="float" office:value="248" calcext:value-type="float">
            <text:p>248</text:p>
          </table:table-cell>
          <table:table-cell table:formula="of:=MOD([.F1109]+1/[.$H$2];5)" office:value-type="float" office:value="3.44999999999996" calcext:value-type="float">
            <text:p>3,44999999999996</text:p>
          </table:table-cell>
          <table:table-cell table:formula="of:=IF([.F1110]=0;[.G1109]+2+1/[.$H$2];[.G1109]+1/[.$H$2])" office:value-type="float" office:value="18.4500000000002" calcext:value-type="float">
            <text:p>18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1]))" office:value-type="date" office:date-value="2019-10-25T18:06:20.727989" calcext:value-type="date">
            <text:p>2019-10-25 18:06:21</text:p>
          </table:table-cell>
          <table:table-cell table:style-name="ce7" table:formula="of:=[.A1111]" office:value-type="date" office:date-value="2019-10-25T18:06:20.727989" calcext:value-type="date">
            <text:p>2019-10-25 18:06:21</text:p>
          </table:table-cell>
          <table:table-cell table:formula="of:=TRUNC([.A1111])" office:value-type="float" office:value="43763" calcext:value-type="float">
            <text:p>43763</text:p>
          </table:table-cell>
          <table:table-cell table:style-name="ce12" table:formula="of:=[.B1111]-[.C1111]" office:value-type="date" office:date-value="1899-12-30T18:06:20.72798859794" calcext:value-type="date">
            <text:p>12/30/99 06:06 PM</text:p>
          </table:table-cell>
          <table:table-cell table:formula="of:=MOD([.E1110]-[.$E$2];[.$H$2])+1+[.$E$2]" office:value-type="float" office:value="249" calcext:value-type="float">
            <text:p>249</text:p>
          </table:table-cell>
          <table:table-cell table:formula="of:=MOD([.F1110]+1/[.$H$2];5)" office:value-type="float" office:value="3.46666666666662" calcext:value-type="float">
            <text:p>3,46666666666662</text:p>
          </table:table-cell>
          <table:table-cell table:formula="of:=IF([.F1111]=0;[.G1110]+2+1/[.$H$2];[.G1110]+1/[.$H$2])" office:value-type="float" office:value="18.4666666666669" calcext:value-type="float">
            <text:p>18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2]))" office:value-type="date" office:date-value="2019-10-25T18:10:03.150498" calcext:value-type="date">
            <text:p>2019-10-25 18:10:03</text:p>
          </table:table-cell>
          <table:table-cell table:style-name="ce7" table:formula="of:=[.A1112]" office:value-type="date" office:date-value="2019-10-25T18:10:03.150498" calcext:value-type="date">
            <text:p>2019-10-25 18:10:03</text:p>
          </table:table-cell>
          <table:table-cell table:formula="of:=TRUNC([.A1112])" office:value-type="float" office:value="43763" calcext:value-type="float">
            <text:p>43763</text:p>
          </table:table-cell>
          <table:table-cell table:style-name="ce12" table:formula="of:=[.B1112]-[.C1112]" office:value-type="date" office:date-value="1899-12-30T18:10:03.15049847122" calcext:value-type="date">
            <text:p>12/30/99 06:10 PM</text:p>
          </table:table-cell>
          <table:table-cell table:formula="of:=MOD([.E1111]-[.$E$2];[.$H$2])+1+[.$E$2]" office:value-type="float" office:value="250" calcext:value-type="float">
            <text:p>250</text:p>
          </table:table-cell>
          <table:table-cell table:formula="of:=MOD([.F1111]+1/[.$H$2];5)" office:value-type="float" office:value="3.48333333333329" calcext:value-type="float">
            <text:p>3,48333333333329</text:p>
          </table:table-cell>
          <table:table-cell table:formula="of:=IF([.F1112]=0;[.G1111]+2+1/[.$H$2];[.G1111]+1/[.$H$2])" office:value-type="float" office:value="18.4833333333336" calcext:value-type="float">
            <text:p>18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3]))" office:value-type="date" office:date-value="2019-10-25T18:08:05.182986" calcext:value-type="date">
            <text:p>2019-10-25 18:08:05</text:p>
          </table:table-cell>
          <table:table-cell table:style-name="ce7" table:formula="of:=[.A1113]" office:value-type="date" office:date-value="2019-10-25T18:08:05.182986" calcext:value-type="date">
            <text:p>2019-10-25 18:08:05</text:p>
          </table:table-cell>
          <table:table-cell table:formula="of:=TRUNC([.A1113])" office:value-type="float" office:value="43763" calcext:value-type="float">
            <text:p>43763</text:p>
          </table:table-cell>
          <table:table-cell table:style-name="ce12" table:formula="of:=[.B1113]-[.C1113]" office:value-type="date" office:date-value="1899-12-30T18:08:05.182985547" calcext:value-type="date">
            <text:p>12/30/99 06:08 PM</text:p>
          </table:table-cell>
          <table:table-cell table:formula="of:=MOD([.E1112]-[.$E$2];[.$H$2])+1+[.$E$2]" office:value-type="float" office:value="251" calcext:value-type="float">
            <text:p>251</text:p>
          </table:table-cell>
          <table:table-cell table:formula="of:=MOD([.F1112]+1/[.$H$2];5)" office:value-type="float" office:value="3.49999999999996" calcext:value-type="float">
            <text:p>3,49999999999996</text:p>
          </table:table-cell>
          <table:table-cell table:formula="of:=IF([.F1113]=0;[.G1112]+2+1/[.$H$2];[.G1112]+1/[.$H$2])" office:value-type="float" office:value="18.5000000000002" calcext:value-type="float">
            <text:p>18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4]))" office:value-type="date" office:date-value="2019-10-25T17:36:02.518964" calcext:value-type="date">
            <text:p>2019-10-25 17:36:03</text:p>
          </table:table-cell>
          <table:table-cell table:style-name="ce7" table:formula="of:=[.A1114]" office:value-type="date" office:date-value="2019-10-25T17:36:02.518964" calcext:value-type="date">
            <text:p>2019-10-25 17:36:03</text:p>
          </table:table-cell>
          <table:table-cell table:formula="of:=TRUNC([.A1114])" office:value-type="float" office:value="43763" calcext:value-type="float">
            <text:p>43763</text:p>
          </table:table-cell>
          <table:table-cell table:style-name="ce12" table:formula="of:=[.B1114]-[.C1114]" office:value-type="date" office:date-value="1899-12-30T17:36:02.51896424219" calcext:value-type="date">
            <text:p>12/30/99 05:36 PM</text:p>
          </table:table-cell>
          <table:table-cell table:formula="of:=MOD([.E1113]-[.$E$2];[.$H$2])+1+[.$E$2]" office:value-type="float" office:value="252" calcext:value-type="float">
            <text:p>252</text:p>
          </table:table-cell>
          <table:table-cell table:formula="of:=MOD([.F1113]+1/[.$H$2];5)" office:value-type="float" office:value="3.51666666666662" calcext:value-type="float">
            <text:p>3,51666666666662</text:p>
          </table:table-cell>
          <table:table-cell table:formula="of:=IF([.F1114]=0;[.G1113]+2+1/[.$H$2];[.G1113]+1/[.$H$2])" office:value-type="float" office:value="18.5166666666669" calcext:value-type="float">
            <text:p>18,5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5]))" office:value-type="date" office:date-value="2019-10-25T18:06:36.982786" calcext:value-type="date">
            <text:p>2019-10-25 18:06:37</text:p>
          </table:table-cell>
          <table:table-cell table:style-name="ce7" table:formula="of:=[.A1115]" office:value-type="date" office:date-value="2019-10-25T18:06:36.982786" calcext:value-type="date">
            <text:p>2019-10-25 18:06:37</text:p>
          </table:table-cell>
          <table:table-cell table:formula="of:=TRUNC([.A1115])" office:value-type="float" office:value="43763" calcext:value-type="float">
            <text:p>43763</text:p>
          </table:table-cell>
          <table:table-cell table:style-name="ce12" table:formula="of:=[.B1115]-[.C1115]" office:value-type="date" office:date-value="1899-12-30T18:06:36.98278626893" calcext:value-type="date">
            <text:p>12/30/99 06:06 PM</text:p>
          </table:table-cell>
          <table:table-cell table:formula="of:=MOD([.E1114]-[.$E$2];[.$H$2])+1+[.$E$2]" office:value-type="float" office:value="253" calcext:value-type="float">
            <text:p>253</text:p>
          </table:table-cell>
          <table:table-cell table:formula="of:=MOD([.F1114]+1/[.$H$2];5)" office:value-type="float" office:value="3.53333333333329" calcext:value-type="float">
            <text:p>3,53333333333329</text:p>
          </table:table-cell>
          <table:table-cell table:formula="of:=IF([.F1115]=0;[.G1114]+2+1/[.$H$2];[.G1114]+1/[.$H$2])" office:value-type="float" office:value="18.5333333333336" calcext:value-type="float">
            <text:p>18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6]))" office:value-type="date" office:date-value="2019-10-25T17:50:48.106569" calcext:value-type="date">
            <text:p>2019-10-25 17:50:48</text:p>
          </table:table-cell>
          <table:table-cell table:style-name="ce7" table:formula="of:=[.A1116]" office:value-type="date" office:date-value="2019-10-25T17:50:48.106569" calcext:value-type="date">
            <text:p>2019-10-25 17:50:48</text:p>
          </table:table-cell>
          <table:table-cell table:formula="of:=TRUNC([.A1116])" office:value-type="float" office:value="43763" calcext:value-type="float">
            <text:p>43763</text:p>
          </table:table-cell>
          <table:table-cell table:style-name="ce12" table:formula="of:=[.B1116]-[.C1116]" office:value-type="date" office:date-value="1899-12-30T17:50:48.10656923801" calcext:value-type="date">
            <text:p>12/30/99 05:50 PM</text:p>
          </table:table-cell>
          <table:table-cell table:formula="of:=MOD([.E1115]-[.$E$2];[.$H$2])+1+[.$E$2]" office:value-type="float" office:value="254" calcext:value-type="float">
            <text:p>254</text:p>
          </table:table-cell>
          <table:table-cell table:formula="of:=MOD([.F1115]+1/[.$H$2];5)" office:value-type="float" office:value="3.54999999999995" calcext:value-type="float">
            <text:p>3,54999999999995</text:p>
          </table:table-cell>
          <table:table-cell table:formula="of:=IF([.F1116]=0;[.G1115]+2+1/[.$H$2];[.G1115]+1/[.$H$2])" office:value-type="float" office:value="18.5500000000002" calcext:value-type="float">
            <text:p>18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7]))" office:value-type="date" office:date-value="2019-10-25T18:21:42.834892" calcext:value-type="date">
            <text:p>2019-10-25 18:21:43</text:p>
          </table:table-cell>
          <table:table-cell table:style-name="ce7" table:formula="of:=[.A1117]" office:value-type="date" office:date-value="2019-10-25T18:21:42.834892" calcext:value-type="date">
            <text:p>2019-10-25 18:21:43</text:p>
          </table:table-cell>
          <table:table-cell table:formula="of:=TRUNC([.A1117])" office:value-type="float" office:value="43763" calcext:value-type="float">
            <text:p>43763</text:p>
          </table:table-cell>
          <table:table-cell table:style-name="ce12" table:formula="of:=[.B1117]-[.C1117]" office:value-type="date" office:date-value="1899-12-30T18:21:42.83489171416" calcext:value-type="date">
            <text:p>12/30/99 06:21 PM</text:p>
          </table:table-cell>
          <table:table-cell table:formula="of:=MOD([.E1116]-[.$E$2];[.$H$2])+1+[.$E$2]" office:value-type="float" office:value="255" calcext:value-type="float">
            <text:p>255</text:p>
          </table:table-cell>
          <table:table-cell table:formula="of:=MOD([.F1116]+1/[.$H$2];5)" office:value-type="float" office:value="3.56666666666662" calcext:value-type="float">
            <text:p>3,56666666666662</text:p>
          </table:table-cell>
          <table:table-cell table:formula="of:=IF([.F1117]=0;[.G1116]+2+1/[.$H$2];[.G1116]+1/[.$H$2])" office:value-type="float" office:value="18.5666666666669" calcext:value-type="float">
            <text:p>18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8]))" office:value-type="date" office:date-value="2019-10-25T18:09:12.639813" calcext:value-type="date">
            <text:p>2019-10-25 18:09:13</text:p>
          </table:table-cell>
          <table:table-cell table:style-name="ce7" table:formula="of:=[.A1118]" office:value-type="date" office:date-value="2019-10-25T18:09:12.639813" calcext:value-type="date">
            <text:p>2019-10-25 18:09:13</text:p>
          </table:table-cell>
          <table:table-cell table:formula="of:=TRUNC([.A1118])" office:value-type="float" office:value="43763" calcext:value-type="float">
            <text:p>43763</text:p>
          </table:table-cell>
          <table:table-cell table:style-name="ce12" table:formula="of:=[.B1118]-[.C1118]" office:value-type="date" office:date-value="1899-12-30T18:09:12.63981262688" calcext:value-type="date">
            <text:p>12/30/99 06:09 PM</text:p>
          </table:table-cell>
          <table:table-cell table:formula="of:=MOD([.E1117]-[.$E$2];[.$H$2])+1+[.$E$2]" office:value-type="float" office:value="256" calcext:value-type="float">
            <text:p>256</text:p>
          </table:table-cell>
          <table:table-cell table:formula="of:=MOD([.F1117]+1/[.$H$2];5)" office:value-type="float" office:value="3.58333333333329" calcext:value-type="float">
            <text:p>3,58333333333329</text:p>
          </table:table-cell>
          <table:table-cell table:formula="of:=IF([.F1118]=0;[.G1117]+2+1/[.$H$2];[.G1117]+1/[.$H$2])" office:value-type="float" office:value="18.5833333333336" calcext:value-type="float">
            <text:p>18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9]))" office:value-type="date" office:date-value="2019-10-25T18:07:12.735097" calcext:value-type="date">
            <text:p>2019-10-25 18:07:13</text:p>
          </table:table-cell>
          <table:table-cell table:style-name="ce7" table:formula="of:=[.A1119]" office:value-type="date" office:date-value="2019-10-25T18:07:12.735097" calcext:value-type="date">
            <text:p>2019-10-25 18:07:13</text:p>
          </table:table-cell>
          <table:table-cell table:formula="of:=TRUNC([.A1119])" office:value-type="float" office:value="43763" calcext:value-type="float">
            <text:p>43763</text:p>
          </table:table-cell>
          <table:table-cell table:style-name="ce12" table:formula="of:=[.B1119]-[.C1119]" office:value-type="date" office:date-value="1899-12-30T18:07:12.73509687278" calcext:value-type="date">
            <text:p>12/30/99 06:07 PM</text:p>
          </table:table-cell>
          <table:table-cell table:formula="of:=MOD([.E1118]-[.$E$2];[.$H$2])+1+[.$E$2]" office:value-type="float" office:value="257" calcext:value-type="float">
            <text:p>257</text:p>
          </table:table-cell>
          <table:table-cell table:formula="of:=MOD([.F1118]+1/[.$H$2];5)" office:value-type="float" office:value="3.59999999999995" calcext:value-type="float">
            <text:p>3,59999999999995</text:p>
          </table:table-cell>
          <table:table-cell table:formula="of:=IF([.F1119]=0;[.G1118]+2+1/[.$H$2];[.G1118]+1/[.$H$2])" office:value-type="float" office:value="18.6000000000002" calcext:value-type="float">
            <text:p>18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0]))" office:value-type="date" office:date-value="2019-10-25T18:21:21.523672" calcext:value-type="date">
            <text:p>2019-10-25 18:21:22</text:p>
          </table:table-cell>
          <table:table-cell table:style-name="ce7" table:formula="of:=[.A1120]" office:value-type="date" office:date-value="2019-10-25T18:21:21.523672" calcext:value-type="date">
            <text:p>2019-10-25 18:21:22</text:p>
          </table:table-cell>
          <table:table-cell table:formula="of:=TRUNC([.A1120])" office:value-type="float" office:value="43763" calcext:value-type="float">
            <text:p>43763</text:p>
          </table:table-cell>
          <table:table-cell table:style-name="ce12" table:formula="of:=[.B1120]-[.C1120]" office:value-type="date" office:date-value="1899-12-30T18:21:21.52367155999" calcext:value-type="date">
            <text:p>12/30/99 06:21 PM</text:p>
          </table:table-cell>
          <table:table-cell table:formula="of:=MOD([.E1119]-[.$E$2];[.$H$2])+1+[.$E$2]" office:value-type="float" office:value="258" calcext:value-type="float">
            <text:p>258</text:p>
          </table:table-cell>
          <table:table-cell table:formula="of:=MOD([.F1119]+1/[.$H$2];5)" office:value-type="float" office:value="3.61666666666662" calcext:value-type="float">
            <text:p>3,61666666666662</text:p>
          </table:table-cell>
          <table:table-cell table:formula="of:=IF([.F1120]=0;[.G1119]+2+1/[.$H$2];[.G1119]+1/[.$H$2])" office:value-type="float" office:value="18.6166666666669" calcext:value-type="float">
            <text:p>18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1]))" office:value-type="date" office:date-value="2019-10-25T18:14:04.599477" calcext:value-type="date">
            <text:p>2019-10-25 18:14:05</text:p>
          </table:table-cell>
          <table:table-cell table:style-name="ce7" table:formula="of:=[.A1121]" office:value-type="date" office:date-value="2019-10-25T18:14:04.599477" calcext:value-type="date">
            <text:p>2019-10-25 18:14:05</text:p>
          </table:table-cell>
          <table:table-cell table:formula="of:=TRUNC([.A1121])" office:value-type="float" office:value="43763" calcext:value-type="float">
            <text:p>43763</text:p>
          </table:table-cell>
          <table:table-cell table:style-name="ce12" table:formula="of:=[.B1121]-[.C1121]" office:value-type="date" office:date-value="1899-12-30T18:14:04.59947675932" calcext:value-type="date">
            <text:p>12/30/99 06:14 PM</text:p>
          </table:table-cell>
          <table:table-cell table:formula="of:=MOD([.E1120]-[.$E$2];[.$H$2])+1+[.$E$2]" office:value-type="float" office:value="259" calcext:value-type="float">
            <text:p>259</text:p>
          </table:table-cell>
          <table:table-cell table:formula="of:=MOD([.F1120]+1/[.$H$2];5)" office:value-type="float" office:value="3.63333333333329" calcext:value-type="float">
            <text:p>3,63333333333329</text:p>
          </table:table-cell>
          <table:table-cell table:formula="of:=IF([.F1121]=0;[.G1120]+2+1/[.$H$2];[.G1120]+1/[.$H$2])" office:value-type="float" office:value="18.6333333333336" calcext:value-type="float">
            <text:p>18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2]))" office:value-type="date" office:date-value="2019-10-25T17:43:48.09337" calcext:value-type="date">
            <text:p>2019-10-25 17:43:48</text:p>
          </table:table-cell>
          <table:table-cell table:style-name="ce7" table:formula="of:=[.A1122]" office:value-type="date" office:date-value="2019-10-25T17:43:48.09337" calcext:value-type="date">
            <text:p>2019-10-25 17:43:48</text:p>
          </table:table-cell>
          <table:table-cell table:formula="of:=TRUNC([.A1122])" office:value-type="float" office:value="43763" calcext:value-type="float">
            <text:p>43763</text:p>
          </table:table-cell>
          <table:table-cell table:style-name="ce12" table:formula="of:=[.B1122]-[.C1122]" office:value-type="date" office:date-value="1899-12-30T17:43:48.09336951468" calcext:value-type="date">
            <text:p>12/30/99 05:43 PM</text:p>
          </table:table-cell>
          <table:table-cell table:formula="of:=MOD([.E1121]-[.$E$2];[.$H$2])+1+[.$E$2]" office:value-type="float" office:value="260" calcext:value-type="float">
            <text:p>260</text:p>
          </table:table-cell>
          <table:table-cell table:formula="of:=MOD([.F1121]+1/[.$H$2];5)" office:value-type="float" office:value="3.64999999999995" calcext:value-type="float">
            <text:p>3,64999999999995</text:p>
          </table:table-cell>
          <table:table-cell table:formula="of:=IF([.F1122]=0;[.G1121]+2+1/[.$H$2];[.G1121]+1/[.$H$2])" office:value-type="float" office:value="18.6500000000002" calcext:value-type="float">
            <text:p>18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3]))" office:value-type="date" office:date-value="2019-10-25T17:46:18.222395" calcext:value-type="date">
            <text:p>2019-10-25 17:46:18</text:p>
          </table:table-cell>
          <table:table-cell table:style-name="ce7" table:formula="of:=[.A1123]" office:value-type="date" office:date-value="2019-10-25T17:46:18.222395" calcext:value-type="date">
            <text:p>2019-10-25 17:46:18</text:p>
          </table:table-cell>
          <table:table-cell table:formula="of:=TRUNC([.A1123])" office:value-type="float" office:value="43763" calcext:value-type="float">
            <text:p>43763</text:p>
          </table:table-cell>
          <table:table-cell table:style-name="ce12" table:formula="of:=[.B1123]-[.C1123]" office:value-type="date" office:date-value="1899-12-30T17:46:18.22239452507" calcext:value-type="date">
            <text:p>12/30/99 05:46 PM</text:p>
          </table:table-cell>
          <table:table-cell table:formula="of:=MOD([.E1122]-[.$E$2];[.$H$2])+1+[.$E$2]" office:value-type="float" office:value="261" calcext:value-type="float">
            <text:p>261</text:p>
          </table:table-cell>
          <table:table-cell table:formula="of:=MOD([.F1122]+1/[.$H$2];5)" office:value-type="float" office:value="3.66666666666662" calcext:value-type="float">
            <text:p>3,66666666666662</text:p>
          </table:table-cell>
          <table:table-cell table:formula="of:=IF([.F1123]=0;[.G1122]+2+1/[.$H$2];[.G1122]+1/[.$H$2])" office:value-type="float" office:value="18.6666666666669" calcext:value-type="float">
            <text:p>18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4]))" office:value-type="date" office:date-value="2019-10-25T17:55:39.340764" calcext:value-type="date">
            <text:p>2019-10-25 17:55:39</text:p>
          </table:table-cell>
          <table:table-cell table:style-name="ce7" table:formula="of:=[.A1124]" office:value-type="date" office:date-value="2019-10-25T17:55:39.340764" calcext:value-type="date">
            <text:p>2019-10-25 17:55:39</text:p>
          </table:table-cell>
          <table:table-cell table:formula="of:=TRUNC([.A1124])" office:value-type="float" office:value="43763" calcext:value-type="float">
            <text:p>43763</text:p>
          </table:table-cell>
          <table:table-cell table:style-name="ce12" table:formula="of:=[.B1124]-[.C1124]" office:value-type="date" office:date-value="1899-12-30T17:55:39.34076393489" calcext:value-type="date">
            <text:p>12/30/99 05:55 PM</text:p>
          </table:table-cell>
          <table:table-cell table:formula="of:=MOD([.E1123]-[.$E$2];[.$H$2])+1+[.$E$2]" office:value-type="float" office:value="262" calcext:value-type="float">
            <text:p>262</text:p>
          </table:table-cell>
          <table:table-cell table:formula="of:=MOD([.F1123]+1/[.$H$2];5)" office:value-type="float" office:value="3.68333333333329" calcext:value-type="float">
            <text:p>3,68333333333329</text:p>
          </table:table-cell>
          <table:table-cell table:formula="of:=IF([.F1124]=0;[.G1123]+2+1/[.$H$2];[.G1123]+1/[.$H$2])" office:value-type="float" office:value="18.6833333333336" calcext:value-type="float">
            <text:p>18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5]))" office:value-type="date" office:date-value="2019-10-25T17:49:25.572825" calcext:value-type="date">
            <text:p>2019-10-25 17:49:26</text:p>
          </table:table-cell>
          <table:table-cell table:style-name="ce7" table:formula="of:=[.A1125]" office:value-type="date" office:date-value="2019-10-25T17:49:25.572825" calcext:value-type="date">
            <text:p>2019-10-25 17:49:26</text:p>
          </table:table-cell>
          <table:table-cell table:formula="of:=TRUNC([.A1125])" office:value-type="float" office:value="43763" calcext:value-type="float">
            <text:p>43763</text:p>
          </table:table-cell>
          <table:table-cell table:style-name="ce12" table:formula="of:=[.B1125]-[.C1125]" office:value-type="date" office:date-value="1899-12-30T17:49:25.57282547001" calcext:value-type="date">
            <text:p>12/30/99 05:49 PM</text:p>
          </table:table-cell>
          <table:table-cell table:formula="of:=MOD([.E1124]-[.$E$2];[.$H$2])+1+[.$E$2]" office:value-type="float" office:value="263" calcext:value-type="float">
            <text:p>263</text:p>
          </table:table-cell>
          <table:table-cell table:formula="of:=MOD([.F1124]+1/[.$H$2];5)" office:value-type="float" office:value="3.69999999999995" calcext:value-type="float">
            <text:p>3,69999999999995</text:p>
          </table:table-cell>
          <table:table-cell table:formula="of:=IF([.F1125]=0;[.G1124]+2+1/[.$H$2];[.G1124]+1/[.$H$2])" office:value-type="float" office:value="18.7000000000002" calcext:value-type="float">
            <text:p>18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6]))" office:value-type="date" office:date-value="2019-10-25T17:58:51.05872" calcext:value-type="date">
            <text:p>2019-10-25 17:58:51</text:p>
          </table:table-cell>
          <table:table-cell table:style-name="ce7" table:formula="of:=[.A1126]" office:value-type="date" office:date-value="2019-10-25T17:58:51.05872" calcext:value-type="date">
            <text:p>2019-10-25 17:58:51</text:p>
          </table:table-cell>
          <table:table-cell table:formula="of:=TRUNC([.A1126])" office:value-type="float" office:value="43763" calcext:value-type="float">
            <text:p>43763</text:p>
          </table:table-cell>
          <table:table-cell table:style-name="ce12" table:formula="of:=[.B1126]-[.C1126]" office:value-type="date" office:date-value="1899-12-30T17:58:51.05872047599" calcext:value-type="date">
            <text:p>12/30/99 05:58 PM</text:p>
          </table:table-cell>
          <table:table-cell table:formula="of:=MOD([.E1125]-[.$E$2];[.$H$2])+1+[.$E$2]" office:value-type="float" office:value="264" calcext:value-type="float">
            <text:p>264</text:p>
          </table:table-cell>
          <table:table-cell table:formula="of:=MOD([.F1125]+1/[.$H$2];5)" office:value-type="float" office:value="3.71666666666662" calcext:value-type="float">
            <text:p>3,71666666666662</text:p>
          </table:table-cell>
          <table:table-cell table:formula="of:=IF([.F1126]=0;[.G1125]+2+1/[.$H$2];[.G1125]+1/[.$H$2])" office:value-type="float" office:value="18.7166666666669" calcext:value-type="float">
            <text:p>18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7]))" office:value-type="date" office:date-value="2019-10-25T18:23:20.448103" calcext:value-type="date">
            <text:p>2019-10-25 18:23:20</text:p>
          </table:table-cell>
          <table:table-cell table:style-name="ce7" table:formula="of:=[.A1127]" office:value-type="date" office:date-value="2019-10-25T18:23:20.448103" calcext:value-type="date">
            <text:p>2019-10-25 18:23:20</text:p>
          </table:table-cell>
          <table:table-cell table:formula="of:=TRUNC([.A1127])" office:value-type="float" office:value="43763" calcext:value-type="float">
            <text:p>43763</text:p>
          </table:table-cell>
          <table:table-cell table:style-name="ce12" table:formula="of:=[.B1127]-[.C1127]" office:value-type="date" office:date-value="1899-12-30T18:23:20.44810257386" calcext:value-type="date">
            <text:p>12/30/99 06:23 PM</text:p>
          </table:table-cell>
          <table:table-cell table:formula="of:=MOD([.E1126]-[.$E$2];[.$H$2])+1+[.$E$2]" office:value-type="float" office:value="265" calcext:value-type="float">
            <text:p>265</text:p>
          </table:table-cell>
          <table:table-cell table:formula="of:=MOD([.F1126]+1/[.$H$2];5)" office:value-type="float" office:value="3.73333333333329" calcext:value-type="float">
            <text:p>3,73333333333329</text:p>
          </table:table-cell>
          <table:table-cell table:formula="of:=IF([.F1127]=0;[.G1126]+2+1/[.$H$2];[.G1126]+1/[.$H$2])" office:value-type="float" office:value="18.7333333333336" calcext:value-type="float">
            <text:p>18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8]))" office:value-type="date" office:date-value="2019-10-25T17:40:18.627764" calcext:value-type="date">
            <text:p>2019-10-25 17:40:19</text:p>
          </table:table-cell>
          <table:table-cell table:style-name="ce7" table:formula="of:=[.A1128]" office:value-type="date" office:date-value="2019-10-25T17:40:18.627764" calcext:value-type="date">
            <text:p>2019-10-25 17:40:19</text:p>
          </table:table-cell>
          <table:table-cell table:formula="of:=TRUNC([.A1128])" office:value-type="float" office:value="43763" calcext:value-type="float">
            <text:p>43763</text:p>
          </table:table-cell>
          <table:table-cell table:style-name="ce12" table:formula="of:=[.B1128]-[.C1128]" office:value-type="date" office:date-value="1899-12-30T17:40:18.62776356284" calcext:value-type="date">
            <text:p>12/30/99 05:40 PM</text:p>
          </table:table-cell>
          <table:table-cell table:formula="of:=MOD([.E1127]-[.$E$2];[.$H$2])+1+[.$E$2]" office:value-type="float" office:value="266" calcext:value-type="float">
            <text:p>266</text:p>
          </table:table-cell>
          <table:table-cell table:formula="of:=MOD([.F1127]+1/[.$H$2];5)" office:value-type="float" office:value="3.74999999999995" calcext:value-type="float">
            <text:p>3,74999999999995</text:p>
          </table:table-cell>
          <table:table-cell table:formula="of:=IF([.F1128]=0;[.G1127]+2+1/[.$H$2];[.G1127]+1/[.$H$2])" office:value-type="float" office:value="18.7500000000002" calcext:value-type="float">
            <text:p>18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9]))" office:value-type="date" office:date-value="2019-10-25T17:58:54.800958" calcext:value-type="date">
            <text:p>2019-10-25 17:58:55</text:p>
          </table:table-cell>
          <table:table-cell table:style-name="ce7" table:formula="of:=[.A1129]" office:value-type="date" office:date-value="2019-10-25T17:58:54.800958" calcext:value-type="date">
            <text:p>2019-10-25 17:58:55</text:p>
          </table:table-cell>
          <table:table-cell table:formula="of:=TRUNC([.A1129])" office:value-type="float" office:value="43763" calcext:value-type="float">
            <text:p>43763</text:p>
          </table:table-cell>
          <table:table-cell table:style-name="ce12" table:formula="of:=[.B1129]-[.C1129]" office:value-type="date" office:date-value="1899-12-30T17:58:54.80095840059" calcext:value-type="date">
            <text:p>12/30/99 05:58 PM</text:p>
          </table:table-cell>
          <table:table-cell table:formula="of:=MOD([.E1128]-[.$E$2];[.$H$2])+1+[.$E$2]" office:value-type="float" office:value="267" calcext:value-type="float">
            <text:p>267</text:p>
          </table:table-cell>
          <table:table-cell table:formula="of:=MOD([.F1128]+1/[.$H$2];5)" office:value-type="float" office:value="3.76666666666662" calcext:value-type="float">
            <text:p>3,76666666666662</text:p>
          </table:table-cell>
          <table:table-cell table:formula="of:=IF([.F1129]=0;[.G1128]+2+1/[.$H$2];[.G1128]+1/[.$H$2])" office:value-type="float" office:value="18.7666666666669" calcext:value-type="float">
            <text:p>18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0]))" office:value-type="date" office:date-value="2019-10-25T17:56:03.402143" calcext:value-type="date">
            <text:p>2019-10-25 17:56:03</text:p>
          </table:table-cell>
          <table:table-cell table:style-name="ce7" table:formula="of:=[.A1130]" office:value-type="date" office:date-value="2019-10-25T17:56:03.402143" calcext:value-type="date">
            <text:p>2019-10-25 17:56:03</text:p>
          </table:table-cell>
          <table:table-cell table:formula="of:=TRUNC([.A1130])" office:value-type="float" office:value="43763" calcext:value-type="float">
            <text:p>43763</text:p>
          </table:table-cell>
          <table:table-cell table:style-name="ce12" table:formula="of:=[.B1130]-[.C1130]" office:value-type="date" office:date-value="1899-12-30T17:56:03.40214330703" calcext:value-type="date">
            <text:p>12/30/99 05:56 PM</text:p>
          </table:table-cell>
          <table:table-cell table:formula="of:=MOD([.E1129]-[.$E$2];[.$H$2])+1+[.$E$2]" office:value-type="float" office:value="268" calcext:value-type="float">
            <text:p>268</text:p>
          </table:table-cell>
          <table:table-cell table:formula="of:=MOD([.F1129]+1/[.$H$2];5)" office:value-type="float" office:value="3.78333333333329" calcext:value-type="float">
            <text:p>3,78333333333329</text:p>
          </table:table-cell>
          <table:table-cell table:formula="of:=IF([.F1130]=0;[.G1129]+2+1/[.$H$2];[.G1129]+1/[.$H$2])" office:value-type="float" office:value="18.7833333333335" calcext:value-type="float">
            <text:p>18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1]))" office:value-type="date" office:date-value="2019-10-25T18:02:18.798998" calcext:value-type="date">
            <text:p>2019-10-25 18:02:19</text:p>
          </table:table-cell>
          <table:table-cell table:style-name="ce7" table:formula="of:=[.A1131]" office:value-type="date" office:date-value="2019-10-25T18:02:18.798998" calcext:value-type="date">
            <text:p>2019-10-25 18:02:19</text:p>
          </table:table-cell>
          <table:table-cell table:formula="of:=TRUNC([.A1131])" office:value-type="float" office:value="43763" calcext:value-type="float">
            <text:p>43763</text:p>
          </table:table-cell>
          <table:table-cell table:style-name="ce12" table:formula="of:=[.B1131]-[.C1131]" office:value-type="date" office:date-value="1899-12-30T18:02:18.79899757449" calcext:value-type="date">
            <text:p>12/30/99 06:02 PM</text:p>
          </table:table-cell>
          <table:table-cell table:formula="of:=MOD([.E1130]-[.$E$2];[.$H$2])+1+[.$E$2]" office:value-type="float" office:value="269" calcext:value-type="float">
            <text:p>269</text:p>
          </table:table-cell>
          <table:table-cell table:formula="of:=MOD([.F1130]+1/[.$H$2];5)" office:value-type="float" office:value="3.79999999999995" calcext:value-type="float">
            <text:p>3,79999999999995</text:p>
          </table:table-cell>
          <table:table-cell table:formula="of:=IF([.F1131]=0;[.G1130]+2+1/[.$H$2];[.G1130]+1/[.$H$2])" office:value-type="float" office:value="18.8000000000002" calcext:value-type="float">
            <text:p>18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2]))" office:value-type="date" office:date-value="2019-10-25T18:19:35.981676" calcext:value-type="date">
            <text:p>2019-10-25 18:19:36</text:p>
          </table:table-cell>
          <table:table-cell table:style-name="ce7" table:formula="of:=[.A1132]" office:value-type="date" office:date-value="2019-10-25T18:19:35.981676" calcext:value-type="date">
            <text:p>2019-10-25 18:19:36</text:p>
          </table:table-cell>
          <table:table-cell table:formula="of:=TRUNC([.A1132])" office:value-type="float" office:value="43763" calcext:value-type="float">
            <text:p>43763</text:p>
          </table:table-cell>
          <table:table-cell table:style-name="ce12" table:formula="of:=[.B1132]-[.C1132]" office:value-type="date" office:date-value="1899-12-30T18:19:35.98167588003" calcext:value-type="date">
            <text:p>12/30/99 06:19 PM</text:p>
          </table:table-cell>
          <table:table-cell table:formula="of:=MOD([.E1131]-[.$E$2];[.$H$2])+1+[.$E$2]" office:value-type="float" office:value="270" calcext:value-type="float">
            <text:p>270</text:p>
          </table:table-cell>
          <table:table-cell table:formula="of:=MOD([.F1131]+1/[.$H$2];5)" office:value-type="float" office:value="3.81666666666662" calcext:value-type="float">
            <text:p>3,81666666666662</text:p>
          </table:table-cell>
          <table:table-cell table:formula="of:=IF([.F1132]=0;[.G1131]+2+1/[.$H$2];[.G1131]+1/[.$H$2])" office:value-type="float" office:value="18.8166666666669" calcext:value-type="float">
            <text:p>18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3]))" office:value-type="date" office:date-value="2019-10-25T17:47:31.267606" calcext:value-type="date">
            <text:p>2019-10-25 17:47:31</text:p>
          </table:table-cell>
          <table:table-cell table:style-name="ce7" table:formula="of:=[.A1133]" office:value-type="date" office:date-value="2019-10-25T17:47:31.267606" calcext:value-type="date">
            <text:p>2019-10-25 17:47:31</text:p>
          </table:table-cell>
          <table:table-cell table:formula="of:=TRUNC([.A1133])" office:value-type="float" office:value="43763" calcext:value-type="float">
            <text:p>43763</text:p>
          </table:table-cell>
          <table:table-cell table:style-name="ce12" table:formula="of:=[.B1133]-[.C1133]" office:value-type="date" office:date-value="1899-12-30T17:47:31.26760597341" calcext:value-type="date">
            <text:p>12/30/99 05:47 PM</text:p>
          </table:table-cell>
          <table:table-cell table:formula="of:=MOD([.E1132]-[.$E$2];[.$H$2])+1+[.$E$2]" office:value-type="float" office:value="271" calcext:value-type="float">
            <text:p>271</text:p>
          </table:table-cell>
          <table:table-cell table:formula="of:=MOD([.F1132]+1/[.$H$2];5)" office:value-type="float" office:value="3.83333333333329" calcext:value-type="float">
            <text:p>3,83333333333329</text:p>
          </table:table-cell>
          <table:table-cell table:formula="of:=IF([.F1133]=0;[.G1132]+2+1/[.$H$2];[.G1132]+1/[.$H$2])" office:value-type="float" office:value="18.8333333333335" calcext:value-type="float">
            <text:p>18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4]))" office:value-type="date" office:date-value="2019-10-25T17:54:20.894441" calcext:value-type="date">
            <text:p>2019-10-25 17:54:21</text:p>
          </table:table-cell>
          <table:table-cell table:style-name="ce7" table:formula="of:=[.A1134]" office:value-type="date" office:date-value="2019-10-25T17:54:20.894441" calcext:value-type="date">
            <text:p>2019-10-25 17:54:21</text:p>
          </table:table-cell>
          <table:table-cell table:formula="of:=TRUNC([.A1134])" office:value-type="float" office:value="43763" calcext:value-type="float">
            <text:p>43763</text:p>
          </table:table-cell>
          <table:table-cell table:style-name="ce12" table:formula="of:=[.B1134]-[.C1134]" office:value-type="date" office:date-value="1899-12-30T17:54:20.89444078971" calcext:value-type="date">
            <text:p>12/30/99 05:54 PM</text:p>
          </table:table-cell>
          <table:table-cell table:formula="of:=MOD([.E1133]-[.$E$2];[.$H$2])+1+[.$E$2]" office:value-type="float" office:value="272" calcext:value-type="float">
            <text:p>272</text:p>
          </table:table-cell>
          <table:table-cell table:formula="of:=MOD([.F1133]+1/[.$H$2];5)" office:value-type="float" office:value="3.84999999999995" calcext:value-type="float">
            <text:p>3,84999999999995</text:p>
          </table:table-cell>
          <table:table-cell table:formula="of:=IF([.F1134]=0;[.G1133]+2+1/[.$H$2];[.G1133]+1/[.$H$2])" office:value-type="float" office:value="18.8500000000002" calcext:value-type="float">
            <text:p>18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5]))" office:value-type="date" office:date-value="2019-10-25T17:42:28.454082" calcext:value-type="date">
            <text:p>2019-10-25 17:42:28</text:p>
          </table:table-cell>
          <table:table-cell table:style-name="ce7" table:formula="of:=[.A1135]" office:value-type="date" office:date-value="2019-10-25T17:42:28.454082" calcext:value-type="date">
            <text:p>2019-10-25 17:42:28</text:p>
          </table:table-cell>
          <table:table-cell table:formula="of:=TRUNC([.A1135])" office:value-type="float" office:value="43763" calcext:value-type="float">
            <text:p>43763</text:p>
          </table:table-cell>
          <table:table-cell table:style-name="ce12" table:formula="of:=[.B1135]-[.C1135]" office:value-type="date" office:date-value="1899-12-30T17:42:28.45408236142" calcext:value-type="date">
            <text:p>12/30/99 05:42 PM</text:p>
          </table:table-cell>
          <table:table-cell table:formula="of:=MOD([.E1134]-[.$E$2];[.$H$2])+1+[.$E$2]" office:value-type="float" office:value="273" calcext:value-type="float">
            <text:p>273</text:p>
          </table:table-cell>
          <table:table-cell table:formula="of:=MOD([.F1134]+1/[.$H$2];5)" office:value-type="float" office:value="3.86666666666662" calcext:value-type="float">
            <text:p>3,86666666666662</text:p>
          </table:table-cell>
          <table:table-cell table:formula="of:=IF([.F1135]=0;[.G1134]+2+1/[.$H$2];[.G1134]+1/[.$H$2])" office:value-type="float" office:value="18.8666666666669" calcext:value-type="float">
            <text:p>18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6]))" office:value-type="date" office:date-value="2019-10-25T18:17:02.393857" calcext:value-type="date">
            <text:p>2019-10-25 18:17:02</text:p>
          </table:table-cell>
          <table:table-cell table:style-name="ce7" table:formula="of:=[.A1136]" office:value-type="date" office:date-value="2019-10-25T18:17:02.393857" calcext:value-type="date">
            <text:p>2019-10-25 18:17:02</text:p>
          </table:table-cell>
          <table:table-cell table:formula="of:=TRUNC([.A1136])" office:value-type="float" office:value="43763" calcext:value-type="float">
            <text:p>43763</text:p>
          </table:table-cell>
          <table:table-cell table:style-name="ce12" table:formula="of:=[.B1136]-[.C1136]" office:value-type="date" office:date-value="1899-12-30T18:17:02.39385726862" calcext:value-type="date">
            <text:p>12/30/99 06:17 PM</text:p>
          </table:table-cell>
          <table:table-cell table:formula="of:=MOD([.E1135]-[.$E$2];[.$H$2])+1+[.$E$2]" office:value-type="float" office:value="274" calcext:value-type="float">
            <text:p>274</text:p>
          </table:table-cell>
          <table:table-cell table:formula="of:=MOD([.F1135]+1/[.$H$2];5)" office:value-type="float" office:value="3.88333333333329" calcext:value-type="float">
            <text:p>3,88333333333329</text:p>
          </table:table-cell>
          <table:table-cell table:formula="of:=IF([.F1136]=0;[.G1135]+2+1/[.$H$2];[.G1135]+1/[.$H$2])" office:value-type="float" office:value="18.8833333333335" calcext:value-type="float">
            <text:p>18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7]))" office:value-type="date" office:date-value="2019-10-25T17:58:43.160346" calcext:value-type="date">
            <text:p>2019-10-25 17:58:43</text:p>
          </table:table-cell>
          <table:table-cell table:style-name="ce7" table:formula="of:=[.A1137]" office:value-type="date" office:date-value="2019-10-25T17:58:43.160346" calcext:value-type="date">
            <text:p>2019-10-25 17:58:43</text:p>
          </table:table-cell>
          <table:table-cell table:formula="of:=TRUNC([.A1137])" office:value-type="float" office:value="43763" calcext:value-type="float">
            <text:p>43763</text:p>
          </table:table-cell>
          <table:table-cell table:style-name="ce12" table:formula="of:=[.B1137]-[.C1137]" office:value-type="date" office:date-value="1899-12-30T17:58:43.16034561954" calcext:value-type="date">
            <text:p>12/30/99 05:58 PM</text:p>
          </table:table-cell>
          <table:table-cell table:formula="of:=MOD([.E1136]-[.$E$2];[.$H$2])+1+[.$E$2]" office:value-type="float" office:value="275" calcext:value-type="float">
            <text:p>275</text:p>
          </table:table-cell>
          <table:table-cell table:formula="of:=MOD([.F1136]+1/[.$H$2];5)" office:value-type="float" office:value="3.89999999999995" calcext:value-type="float">
            <text:p>3,89999999999995</text:p>
          </table:table-cell>
          <table:table-cell table:formula="of:=IF([.F1137]=0;[.G1136]+2+1/[.$H$2];[.G1136]+1/[.$H$2])" office:value-type="float" office:value="18.9000000000002" calcext:value-type="float">
            <text:p>18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8]))" office:value-type="date" office:date-value="2019-10-25T17:37:18.52472" calcext:value-type="date">
            <text:p>2019-10-25 17:37:19</text:p>
          </table:table-cell>
          <table:table-cell table:style-name="ce7" table:formula="of:=[.A1138]" office:value-type="date" office:date-value="2019-10-25T17:37:18.52472" calcext:value-type="date">
            <text:p>2019-10-25 17:37:19</text:p>
          </table:table-cell>
          <table:table-cell table:formula="of:=TRUNC([.A1138])" office:value-type="float" office:value="43763" calcext:value-type="float">
            <text:p>43763</text:p>
          </table:table-cell>
          <table:table-cell table:style-name="ce12" table:formula="of:=[.B1138]-[.C1138]" office:value-type="date" office:date-value="1899-12-30T17:37:18.52472025901" calcext:value-type="date">
            <text:p>12/30/99 05:37 PM</text:p>
          </table:table-cell>
          <table:table-cell table:formula="of:=MOD([.E1137]-[.$E$2];[.$H$2])+1+[.$E$2]" office:value-type="float" office:value="276" calcext:value-type="float">
            <text:p>276</text:p>
          </table:table-cell>
          <table:table-cell table:formula="of:=MOD([.F1137]+1/[.$H$2];5)" office:value-type="float" office:value="3.91666666666662" calcext:value-type="float">
            <text:p>3,91666666666662</text:p>
          </table:table-cell>
          <table:table-cell table:formula="of:=IF([.F1138]=0;[.G1137]+2+1/[.$H$2];[.G1137]+1/[.$H$2])" office:value-type="float" office:value="18.9166666666669" calcext:value-type="float">
            <text:p>18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9]))" office:value-type="date" office:date-value="2019-10-25T18:03:18.545323" calcext:value-type="date">
            <text:p>2019-10-25 18:03:19</text:p>
          </table:table-cell>
          <table:table-cell table:style-name="ce7" table:formula="of:=[.A1139]" office:value-type="date" office:date-value="2019-10-25T18:03:18.545323" calcext:value-type="date">
            <text:p>2019-10-25 18:03:19</text:p>
          </table:table-cell>
          <table:table-cell table:formula="of:=TRUNC([.A1139])" office:value-type="float" office:value="43763" calcext:value-type="float">
            <text:p>43763</text:p>
          </table:table-cell>
          <table:table-cell table:style-name="ce12" table:formula="of:=[.B1139]-[.C1139]" office:value-type="date" office:date-value="1899-12-30T18:03:18.54532345198" calcext:value-type="date">
            <text:p>12/30/99 06:03 PM</text:p>
          </table:table-cell>
          <table:table-cell table:formula="of:=MOD([.E1138]-[.$E$2];[.$H$2])+1+[.$E$2]" office:value-type="float" office:value="277" calcext:value-type="float">
            <text:p>277</text:p>
          </table:table-cell>
          <table:table-cell table:formula="of:=MOD([.F1138]+1/[.$H$2];5)" office:value-type="float" office:value="3.93333333333329" calcext:value-type="float">
            <text:p>3,93333333333329</text:p>
          </table:table-cell>
          <table:table-cell table:formula="of:=IF([.F1139]=0;[.G1138]+2+1/[.$H$2];[.G1138]+1/[.$H$2])" office:value-type="float" office:value="18.9333333333335" calcext:value-type="float">
            <text:p>18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0]))" office:value-type="date" office:date-value="2019-10-25T17:50:42.220299" calcext:value-type="date">
            <text:p>2019-10-25 17:50:42</text:p>
          </table:table-cell>
          <table:table-cell table:style-name="ce7" table:formula="of:=[.A1140]" office:value-type="date" office:date-value="2019-10-25T17:50:42.220299" calcext:value-type="date">
            <text:p>2019-10-25 17:50:42</text:p>
          </table:table-cell>
          <table:table-cell table:formula="of:=TRUNC([.A1140])" office:value-type="float" office:value="43763" calcext:value-type="float">
            <text:p>43763</text:p>
          </table:table-cell>
          <table:table-cell table:style-name="ce12" table:formula="of:=[.B1140]-[.C1140]" office:value-type="date" office:date-value="1899-12-30T17:50:42.22029873636" calcext:value-type="date">
            <text:p>12/30/99 05:50 PM</text:p>
          </table:table-cell>
          <table:table-cell table:formula="of:=MOD([.E1139]-[.$E$2];[.$H$2])+1+[.$E$2]" office:value-type="float" office:value="278" calcext:value-type="float">
            <text:p>278</text:p>
          </table:table-cell>
          <table:table-cell table:formula="of:=MOD([.F1139]+1/[.$H$2];5)" office:value-type="float" office:value="3.94999999999995" calcext:value-type="float">
            <text:p>3,94999999999995</text:p>
          </table:table-cell>
          <table:table-cell table:formula="of:=IF([.F1140]=0;[.G1139]+2+1/[.$H$2];[.G1139]+1/[.$H$2])" office:value-type="float" office:value="18.9500000000002" calcext:value-type="float">
            <text:p>18,9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1]))" office:value-type="date" office:date-value="2019-10-25T18:04:19.405265" calcext:value-type="date">
            <text:p>2019-10-25 18:04:19</text:p>
          </table:table-cell>
          <table:table-cell table:style-name="ce7" table:formula="of:=[.A1141]" office:value-type="date" office:date-value="2019-10-25T18:04:19.405265" calcext:value-type="date">
            <text:p>2019-10-25 18:04:19</text:p>
          </table:table-cell>
          <table:table-cell table:formula="of:=TRUNC([.A1141])" office:value-type="float" office:value="43763" calcext:value-type="float">
            <text:p>43763</text:p>
          </table:table-cell>
          <table:table-cell table:style-name="ce12" table:formula="of:=[.B1141]-[.C1141]" office:value-type="date" office:date-value="1899-12-30T18:04:19.40526542254" calcext:value-type="date">
            <text:p>12/30/99 06:04 PM</text:p>
          </table:table-cell>
          <table:table-cell table:formula="of:=MOD([.E1140]-[.$E$2];[.$H$2])+1+[.$E$2]" office:value-type="float" office:value="279" calcext:value-type="float">
            <text:p>279</text:p>
          </table:table-cell>
          <table:table-cell table:formula="of:=MOD([.F1140]+1/[.$H$2];5)" office:value-type="float" office:value="3.96666666666662" calcext:value-type="float">
            <text:p>3,96666666666662</text:p>
          </table:table-cell>
          <table:table-cell table:formula="of:=IF([.F1141]=0;[.G1140]+2+1/[.$H$2];[.G1140]+1/[.$H$2])" office:value-type="float" office:value="18.9666666666669" calcext:value-type="float">
            <text:p>18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2]))" office:value-type="date" office:date-value="2019-10-25T17:45:14.691141" calcext:value-type="date">
            <text:p>2019-10-25 17:45:15</text:p>
          </table:table-cell>
          <table:table-cell table:style-name="ce7" table:formula="of:=[.A1142]" office:value-type="date" office:date-value="2019-10-25T17:45:14.691141" calcext:value-type="date">
            <text:p>2019-10-25 17:45:15</text:p>
          </table:table-cell>
          <table:table-cell table:formula="of:=TRUNC([.A1142])" office:value-type="float" office:value="43763" calcext:value-type="float">
            <text:p>43763</text:p>
          </table:table-cell>
          <table:table-cell table:style-name="ce12" table:formula="of:=[.B1142]-[.C1142]" office:value-type="date" office:date-value="1899-12-30T17:45:14.69114085194" calcext:value-type="date">
            <text:p>12/30/99 05:45 PM</text:p>
          </table:table-cell>
          <table:table-cell table:formula="of:=MOD([.E1141]-[.$E$2];[.$H$2])+1+[.$E$2]" office:value-type="float" office:value="280" calcext:value-type="float">
            <text:p>280</text:p>
          </table:table-cell>
          <table:table-cell table:formula="of:=MOD([.F1141]+1/[.$H$2];5)" office:value-type="float" office:value="3.98333333333329" calcext:value-type="float">
            <text:p>3,98333333333329</text:p>
          </table:table-cell>
          <table:table-cell table:formula="of:=IF([.F1142]=0;[.G1141]+2+1/[.$H$2];[.G1141]+1/[.$H$2])" office:value-type="float" office:value="18.9833333333335" calcext:value-type="float">
            <text:p>18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3]))" office:value-type="date" office:date-value="2019-10-26T17:47:47.552932" calcext:value-type="date">
            <text:p>2019-10-26 17:47:48</text:p>
          </table:table-cell>
          <table:table-cell table:style-name="ce7" table:formula="of:=[.A1143]" office:value-type="date" office:date-value="2019-10-26T17:47:47.552932" calcext:value-type="date">
            <text:p>2019-10-26 17:47:48</text:p>
          </table:table-cell>
          <table:table-cell table:formula="of:=TRUNC([.A1143])" office:value-type="float" office:value="43764" calcext:value-type="float">
            <text:p>43764</text:p>
          </table:table-cell>
          <table:table-cell table:style-name="ce12" table:formula="of:=[.B1143]-[.C1143]" office:value-type="date" office:date-value="1899-12-30T17:47:47.55293179303" calcext:value-type="date">
            <text:p>12/30/99 05:47 PM</text:p>
          </table:table-cell>
          <table:table-cell table:formula="of:=MOD([.E1142]-[.$E$2];[.$H$2])+1+[.$E$2]" office:value-type="float" office:value="221" calcext:value-type="float">
            <text:p>221</text:p>
          </table:table-cell>
          <table:table-cell table:formula="of:=MOD([.F1142]+1/[.$H$2];5)" office:value-type="float" office:value="3.99999999999995" calcext:value-type="float">
            <text:p>3,99999999999995</text:p>
          </table:table-cell>
          <table:table-cell table:formula="of:=IF([.F1143]=0;[.G1142]+2+1/[.$H$2];[.G1142]+1/[.$H$2])" office:value-type="float" office:value="19.0000000000002" calcext:value-type="float">
            <text:p>19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4]))" office:value-type="date" office:date-value="2019-10-26T17:42:48.916648" calcext:value-type="date">
            <text:p>2019-10-26 17:42:49</text:p>
          </table:table-cell>
          <table:table-cell table:style-name="ce7" table:formula="of:=[.A1144]" office:value-type="date" office:date-value="2019-10-26T17:42:48.916648" calcext:value-type="date">
            <text:p>2019-10-26 17:42:49</text:p>
          </table:table-cell>
          <table:table-cell table:formula="of:=TRUNC([.A1144])" office:value-type="float" office:value="43764" calcext:value-type="float">
            <text:p>43764</text:p>
          </table:table-cell>
          <table:table-cell table:style-name="ce12" table:formula="of:=[.B1144]-[.C1144]" office:value-type="date" office:date-value="1899-12-30T17:42:48.91664802097" calcext:value-type="date">
            <text:p>12/30/99 05:42 PM</text:p>
          </table:table-cell>
          <table:table-cell table:formula="of:=MOD([.E1143]-[.$E$2];[.$H$2])+1+[.$E$2]" office:value-type="float" office:value="222" calcext:value-type="float">
            <text:p>222</text:p>
          </table:table-cell>
          <table:table-cell table:formula="of:=MOD([.F1143]+1/[.$H$2];5)" office:value-type="float" office:value="4.01666666666662" calcext:value-type="float">
            <text:p>4,01666666666662</text:p>
          </table:table-cell>
          <table:table-cell table:formula="of:=IF([.F1144]=0;[.G1143]+2+1/[.$H$2];[.G1143]+1/[.$H$2])" office:value-type="float" office:value="19.0166666666669" calcext:value-type="float">
            <text:p>19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5]))" office:value-type="date" office:date-value="2019-10-26T18:10:12.676802" calcext:value-type="date">
            <text:p>2019-10-26 18:10:13</text:p>
          </table:table-cell>
          <table:table-cell table:style-name="ce7" table:formula="of:=[.A1145]" office:value-type="date" office:date-value="2019-10-26T18:10:12.676802" calcext:value-type="date">
            <text:p>2019-10-26 18:10:13</text:p>
          </table:table-cell>
          <table:table-cell table:formula="of:=TRUNC([.A1145])" office:value-type="float" office:value="43764" calcext:value-type="float">
            <text:p>43764</text:p>
          </table:table-cell>
          <table:table-cell table:style-name="ce12" table:formula="of:=[.B1145]-[.C1145]" office:value-type="date" office:date-value="1899-12-30T18:10:12.67680216115" calcext:value-type="date">
            <text:p>12/30/99 06:10 PM</text:p>
          </table:table-cell>
          <table:table-cell table:formula="of:=MOD([.E1144]-[.$E$2];[.$H$2])+1+[.$E$2]" office:value-type="float" office:value="223" calcext:value-type="float">
            <text:p>223</text:p>
          </table:table-cell>
          <table:table-cell table:formula="of:=MOD([.F1144]+1/[.$H$2];5)" office:value-type="float" office:value="4.03333333333329" calcext:value-type="float">
            <text:p>4,03333333333329</text:p>
          </table:table-cell>
          <table:table-cell table:formula="of:=IF([.F1145]=0;[.G1144]+2+1/[.$H$2];[.G1144]+1/[.$H$2])" office:value-type="float" office:value="19.0333333333335" calcext:value-type="float">
            <text:p>19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6]))" office:value-type="date" office:date-value="2019-10-26T18:02:23.434378" calcext:value-type="date">
            <text:p>2019-10-26 18:02:23</text:p>
          </table:table-cell>
          <table:table-cell table:style-name="ce7" table:formula="of:=[.A1146]" office:value-type="date" office:date-value="2019-10-26T18:02:23.434378" calcext:value-type="date">
            <text:p>2019-10-26 18:02:23</text:p>
          </table:table-cell>
          <table:table-cell table:formula="of:=TRUNC([.A1146])" office:value-type="float" office:value="43764" calcext:value-type="float">
            <text:p>43764</text:p>
          </table:table-cell>
          <table:table-cell table:style-name="ce12" table:formula="of:=[.B1146]-[.C1146]" office:value-type="date" office:date-value="1899-12-30T18:02:23.43437778298" calcext:value-type="date">
            <text:p>12/30/99 06:02 PM</text:p>
          </table:table-cell>
          <table:table-cell table:formula="of:=MOD([.E1145]-[.$E$2];[.$H$2])+1+[.$E$2]" office:value-type="float" office:value="224" calcext:value-type="float">
            <text:p>224</text:p>
          </table:table-cell>
          <table:table-cell table:formula="of:=MOD([.F1145]+1/[.$H$2];5)" office:value-type="float" office:value="4.04999999999995" calcext:value-type="float">
            <text:p>4,04999999999995</text:p>
          </table:table-cell>
          <table:table-cell table:formula="of:=IF([.F1146]=0;[.G1145]+2+1/[.$H$2];[.G1145]+1/[.$H$2])" office:value-type="float" office:value="19.0500000000002" calcext:value-type="float">
            <text:p>19,0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7]))" office:value-type="date" office:date-value="2019-10-26T18:16:55.719658" calcext:value-type="date">
            <text:p>2019-10-26 18:16:56</text:p>
          </table:table-cell>
          <table:table-cell table:style-name="ce7" table:formula="of:=[.A1147]" office:value-type="date" office:date-value="2019-10-26T18:16:55.719658" calcext:value-type="date">
            <text:p>2019-10-26 18:16:56</text:p>
          </table:table-cell>
          <table:table-cell table:formula="of:=TRUNC([.A1147])" office:value-type="float" office:value="43764" calcext:value-type="float">
            <text:p>43764</text:p>
          </table:table-cell>
          <table:table-cell table:style-name="ce12" table:formula="of:=[.B1147]-[.C1147]" office:value-type="date" office:date-value="1899-12-30T18:16:55.71965790354" calcext:value-type="date">
            <text:p>12/30/99 06:16 PM</text:p>
          </table:table-cell>
          <table:table-cell table:formula="of:=MOD([.E1146]-[.$E$2];[.$H$2])+1+[.$E$2]" office:value-type="float" office:value="225" calcext:value-type="float">
            <text:p>225</text:p>
          </table:table-cell>
          <table:table-cell table:formula="of:=MOD([.F1146]+1/[.$H$2];5)" office:value-type="float" office:value="4.06666666666662" calcext:value-type="float">
            <text:p>4,06666666666662</text:p>
          </table:table-cell>
          <table:table-cell table:formula="of:=IF([.F1147]=0;[.G1146]+2+1/[.$H$2];[.G1146]+1/[.$H$2])" office:value-type="float" office:value="19.0666666666669" calcext:value-type="float">
            <text:p>19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8]))" office:value-type="date" office:date-value="2019-10-26T18:14:21.81348" calcext:value-type="date">
            <text:p>2019-10-26 18:14:22</text:p>
          </table:table-cell>
          <table:table-cell table:style-name="ce7" table:formula="of:=[.A1148]" office:value-type="date" office:date-value="2019-10-26T18:14:21.81348" calcext:value-type="date">
            <text:p>2019-10-26 18:14:22</text:p>
          </table:table-cell>
          <table:table-cell table:formula="of:=TRUNC([.A1148])" office:value-type="float" office:value="43764" calcext:value-type="float">
            <text:p>43764</text:p>
          </table:table-cell>
          <table:table-cell table:style-name="ce12" table:formula="of:=[.B1148]-[.C1148]" office:value-type="date" office:date-value="1899-12-30T18:14:21.81347952224" calcext:value-type="date">
            <text:p>12/30/99 06:14 PM</text:p>
          </table:table-cell>
          <table:table-cell table:formula="of:=MOD([.E1147]-[.$E$2];[.$H$2])+1+[.$E$2]" office:value-type="float" office:value="226" calcext:value-type="float">
            <text:p>226</text:p>
          </table:table-cell>
          <table:table-cell table:formula="of:=MOD([.F1147]+1/[.$H$2];5)" office:value-type="float" office:value="4.08333333333329" calcext:value-type="float">
            <text:p>4,08333333333329</text:p>
          </table:table-cell>
          <table:table-cell table:formula="of:=IF([.F1148]=0;[.G1147]+2+1/[.$H$2];[.G1147]+1/[.$H$2])" office:value-type="float" office:value="19.0833333333335" calcext:value-type="float">
            <text:p>19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9]))" office:value-type="date" office:date-value="2019-10-26T18:36:04.133449" calcext:value-type="date">
            <text:p>2019-10-26 18:36:04</text:p>
          </table:table-cell>
          <table:table-cell table:style-name="ce7" table:formula="of:=[.A1149]" office:value-type="date" office:date-value="2019-10-26T18:36:04.133449" calcext:value-type="date">
            <text:p>2019-10-26 18:36:04</text:p>
          </table:table-cell>
          <table:table-cell table:formula="of:=TRUNC([.A1149])" office:value-type="float" office:value="43764" calcext:value-type="float">
            <text:p>43764</text:p>
          </table:table-cell>
          <table:table-cell table:style-name="ce12" table:formula="of:=[.B1149]-[.C1149]" office:value-type="date" office:date-value="1899-12-30T18:36:04.13344934117" calcext:value-type="date">
            <text:p>12/30/99 06:36 PM</text:p>
          </table:table-cell>
          <table:table-cell table:formula="of:=MOD([.E1148]-[.$E$2];[.$H$2])+1+[.$E$2]" office:value-type="float" office:value="227" calcext:value-type="float">
            <text:p>227</text:p>
          </table:table-cell>
          <table:table-cell table:formula="of:=MOD([.F1148]+1/[.$H$2];5)" office:value-type="float" office:value="4.09999999999995" calcext:value-type="float">
            <text:p>4,09999999999995</text:p>
          </table:table-cell>
          <table:table-cell table:formula="of:=IF([.F1149]=0;[.G1148]+2+1/[.$H$2];[.G1148]+1/[.$H$2])" office:value-type="float" office:value="19.1000000000002" calcext:value-type="float">
            <text:p>19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0]))" office:value-type="date" office:date-value="2019-10-26T17:43:49.274673" calcext:value-type="date">
            <text:p>2019-10-26 17:43:49</text:p>
          </table:table-cell>
          <table:table-cell table:style-name="ce7" table:formula="of:=[.A1150]" office:value-type="date" office:date-value="2019-10-26T17:43:49.274673" calcext:value-type="date">
            <text:p>2019-10-26 17:43:49</text:p>
          </table:table-cell>
          <table:table-cell table:formula="of:=TRUNC([.A1150])" office:value-type="float" office:value="43764" calcext:value-type="float">
            <text:p>43764</text:p>
          </table:table-cell>
          <table:table-cell table:style-name="ce12" table:formula="of:=[.B1150]-[.C1150]" office:value-type="date" office:date-value="1899-12-30T17:43:49.27467282861" calcext:value-type="date">
            <text:p>12/30/99 05:43 PM</text:p>
          </table:table-cell>
          <table:table-cell table:formula="of:=MOD([.E1149]-[.$E$2];[.$H$2])+1+[.$E$2]" office:value-type="float" office:value="228" calcext:value-type="float">
            <text:p>228</text:p>
          </table:table-cell>
          <table:table-cell table:formula="of:=MOD([.F1149]+1/[.$H$2];5)" office:value-type="float" office:value="4.11666666666662" calcext:value-type="float">
            <text:p>4,11666666666662</text:p>
          </table:table-cell>
          <table:table-cell table:formula="of:=IF([.F1150]=0;[.G1149]+2+1/[.$H$2];[.G1149]+1/[.$H$2])" office:value-type="float" office:value="19.1166666666669" calcext:value-type="float">
            <text:p>19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1]))" office:value-type="date" office:date-value="2019-10-26T18:17:11.704747" calcext:value-type="date">
            <text:p>2019-10-26 18:17:12</text:p>
          </table:table-cell>
          <table:table-cell table:style-name="ce7" table:formula="of:=[.A1151]" office:value-type="date" office:date-value="2019-10-26T18:17:11.704747" calcext:value-type="date">
            <text:p>2019-10-26 18:17:12</text:p>
          </table:table-cell>
          <table:table-cell table:formula="of:=TRUNC([.A1151])" office:value-type="float" office:value="43764" calcext:value-type="float">
            <text:p>43764</text:p>
          </table:table-cell>
          <table:table-cell table:style-name="ce12" table:formula="of:=[.B1151]-[.C1151]" office:value-type="date" office:date-value="1899-12-30T18:17:11.70474709477" calcext:value-type="date">
            <text:p>12/30/99 06:17 PM</text:p>
          </table:table-cell>
          <table:table-cell table:formula="of:=MOD([.E1150]-[.$E$2];[.$H$2])+1+[.$E$2]" office:value-type="float" office:value="229" calcext:value-type="float">
            <text:p>229</text:p>
          </table:table-cell>
          <table:table-cell table:formula="of:=MOD([.F1150]+1/[.$H$2];5)" office:value-type="float" office:value="4.13333333333329" calcext:value-type="float">
            <text:p>4,13333333333329</text:p>
          </table:table-cell>
          <table:table-cell table:formula="of:=IF([.F1151]=0;[.G1150]+2+1/[.$H$2];[.G1150]+1/[.$H$2])" office:value-type="float" office:value="19.1333333333335" calcext:value-type="float">
            <text:p>19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2]))" office:value-type="date" office:date-value="2019-10-26T18:35:55.005405" calcext:value-type="date">
            <text:p>2019-10-26 18:35:55</text:p>
          </table:table-cell>
          <table:table-cell table:style-name="ce7" table:formula="of:=[.A1152]" office:value-type="date" office:date-value="2019-10-26T18:35:55.005405" calcext:value-type="date">
            <text:p>2019-10-26 18:35:55</text:p>
          </table:table-cell>
          <table:table-cell table:formula="of:=TRUNC([.A1152])" office:value-type="float" office:value="43764" calcext:value-type="float">
            <text:p>43764</text:p>
          </table:table-cell>
          <table:table-cell table:style-name="ce12" table:formula="of:=[.B1152]-[.C1152]" office:value-type="date" office:date-value="1899-12-30T18:35:55.00540465582" calcext:value-type="date">
            <text:p>12/30/99 06:35 PM</text:p>
          </table:table-cell>
          <table:table-cell table:formula="of:=MOD([.E1151]-[.$E$2];[.$H$2])+1+[.$E$2]" office:value-type="float" office:value="230" calcext:value-type="float">
            <text:p>230</text:p>
          </table:table-cell>
          <table:table-cell table:formula="of:=MOD([.F1151]+1/[.$H$2];5)" office:value-type="float" office:value="4.14999999999995" calcext:value-type="float">
            <text:p>4,14999999999995</text:p>
          </table:table-cell>
          <table:table-cell table:formula="of:=IF([.F1152]=0;[.G1151]+2+1/[.$H$2];[.G1151]+1/[.$H$2])" office:value-type="float" office:value="19.1500000000002" calcext:value-type="float">
            <text:p>19,1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3]))" office:value-type="date" office:date-value="2019-10-26T17:36:10.478011" calcext:value-type="date">
            <text:p>2019-10-26 17:36:10</text:p>
          </table:table-cell>
          <table:table-cell table:style-name="ce7" table:formula="of:=[.A1153]" office:value-type="date" office:date-value="2019-10-26T17:36:10.478011" calcext:value-type="date">
            <text:p>2019-10-26 17:36:10</text:p>
          </table:table-cell>
          <table:table-cell table:formula="of:=TRUNC([.A1153])" office:value-type="float" office:value="43764" calcext:value-type="float">
            <text:p>43764</text:p>
          </table:table-cell>
          <table:table-cell table:style-name="ce12" table:formula="of:=[.B1153]-[.C1153]" office:value-type="date" office:date-value="1899-12-30T17:36:10.4780112952" calcext:value-type="date">
            <text:p>12/30/99 05:36 PM</text:p>
          </table:table-cell>
          <table:table-cell table:formula="of:=MOD([.E1152]-[.$E$2];[.$H$2])+1+[.$E$2]" office:value-type="float" office:value="231" calcext:value-type="float">
            <text:p>231</text:p>
          </table:table-cell>
          <table:table-cell table:formula="of:=MOD([.F1152]+1/[.$H$2];5)" office:value-type="float" office:value="4.16666666666662" calcext:value-type="float">
            <text:p>4,16666666666662</text:p>
          </table:table-cell>
          <table:table-cell table:formula="of:=IF([.F1153]=0;[.G1152]+2+1/[.$H$2];[.G1152]+1/[.$H$2])" office:value-type="float" office:value="19.1666666666669" calcext:value-type="float">
            <text:p>19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4]))" office:value-type="date" office:date-value="2019-10-26T17:49:52.635054" calcext:value-type="date">
            <text:p>2019-10-26 17:49:53</text:p>
          </table:table-cell>
          <table:table-cell table:style-name="ce7" table:formula="of:=[.A1154]" office:value-type="date" office:date-value="2019-10-26T17:49:52.635054" calcext:value-type="date">
            <text:p>2019-10-26 17:49:53</text:p>
          </table:table-cell>
          <table:table-cell table:formula="of:=TRUNC([.A1154])" office:value-type="float" office:value="43764" calcext:value-type="float">
            <text:p>43764</text:p>
          </table:table-cell>
          <table:table-cell table:style-name="ce12" table:formula="of:=[.B1154]-[.C1154]" office:value-type="date" office:date-value="1899-12-30T17:49:52.63505358249" calcext:value-type="date">
            <text:p>12/30/99 05:49 PM</text:p>
          </table:table-cell>
          <table:table-cell table:formula="of:=MOD([.E1153]-[.$E$2];[.$H$2])+1+[.$E$2]" office:value-type="float" office:value="232" calcext:value-type="float">
            <text:p>232</text:p>
          </table:table-cell>
          <table:table-cell table:formula="of:=MOD([.F1153]+1/[.$H$2];5)" office:value-type="float" office:value="4.18333333333329" calcext:value-type="float">
            <text:p>4,18333333333329</text:p>
          </table:table-cell>
          <table:table-cell table:formula="of:=IF([.F1154]=0;[.G1153]+2+1/[.$H$2];[.G1153]+1/[.$H$2])" office:value-type="float" office:value="19.1833333333335" calcext:value-type="float">
            <text:p>19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5]))" office:value-type="date" office:date-value="2019-10-26T17:57:47.868641" calcext:value-type="date">
            <text:p>2019-10-26 17:57:48</text:p>
          </table:table-cell>
          <table:table-cell table:style-name="ce7" table:formula="of:=[.A1155]" office:value-type="date" office:date-value="2019-10-26T17:57:47.868641" calcext:value-type="date">
            <text:p>2019-10-26 17:57:48</text:p>
          </table:table-cell>
          <table:table-cell table:formula="of:=TRUNC([.A1155])" office:value-type="float" office:value="43764" calcext:value-type="float">
            <text:p>43764</text:p>
          </table:table-cell>
          <table:table-cell table:style-name="ce12" table:formula="of:=[.B1155]-[.C1155]" office:value-type="date" office:date-value="1899-12-30T17:57:47.86864064634" calcext:value-type="date">
            <text:p>12/30/99 05:57 PM</text:p>
          </table:table-cell>
          <table:table-cell table:formula="of:=MOD([.E1154]-[.$E$2];[.$H$2])+1+[.$E$2]" office:value-type="float" office:value="233" calcext:value-type="float">
            <text:p>233</text:p>
          </table:table-cell>
          <table:table-cell table:formula="of:=MOD([.F1154]+1/[.$H$2];5)" office:value-type="float" office:value="4.19999999999995" calcext:value-type="float">
            <text:p>4,19999999999995</text:p>
          </table:table-cell>
          <table:table-cell table:formula="of:=IF([.F1155]=0;[.G1154]+2+1/[.$H$2];[.G1154]+1/[.$H$2])" office:value-type="float" office:value="19.2000000000002" calcext:value-type="float">
            <text:p>19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6]))" office:value-type="date" office:date-value="2019-10-26T17:33:15.006498" calcext:value-type="date">
            <text:p>2019-10-26 17:33:15</text:p>
          </table:table-cell>
          <table:table-cell table:style-name="ce7" table:formula="of:=[.A1156]" office:value-type="date" office:date-value="2019-10-26T17:33:15.006498" calcext:value-type="date">
            <text:p>2019-10-26 17:33:15</text:p>
          </table:table-cell>
          <table:table-cell table:formula="of:=TRUNC([.A1156])" office:value-type="float" office:value="43764" calcext:value-type="float">
            <text:p>43764</text:p>
          </table:table-cell>
          <table:table-cell table:style-name="ce12" table:formula="of:=[.B1156]-[.C1156]" office:value-type="date" office:date-value="1899-12-30T17:33:15.00649839174" calcext:value-type="date">
            <text:p>12/30/99 05:33 PM</text:p>
          </table:table-cell>
          <table:table-cell table:formula="of:=MOD([.E1155]-[.$E$2];[.$H$2])+1+[.$E$2]" office:value-type="float" office:value="234" calcext:value-type="float">
            <text:p>234</text:p>
          </table:table-cell>
          <table:table-cell table:formula="of:=MOD([.F1155]+1/[.$H$2];5)" office:value-type="float" office:value="4.21666666666662" calcext:value-type="float">
            <text:p>4,21666666666662</text:p>
          </table:table-cell>
          <table:table-cell table:formula="of:=IF([.F1156]=0;[.G1155]+2+1/[.$H$2];[.G1155]+1/[.$H$2])" office:value-type="float" office:value="19.2166666666669" calcext:value-type="float">
            <text:p>19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7]))" office:value-type="date" office:date-value="2019-10-26T18:19:34.11931" calcext:value-type="date">
            <text:p>2019-10-26 18:19:34</text:p>
          </table:table-cell>
          <table:table-cell table:style-name="ce7" table:formula="of:=[.A1157]" office:value-type="date" office:date-value="2019-10-26T18:19:34.11931" calcext:value-type="date">
            <text:p>2019-10-26 18:19:34</text:p>
          </table:table-cell>
          <table:table-cell table:formula="of:=TRUNC([.A1157])" office:value-type="float" office:value="43764" calcext:value-type="float">
            <text:p>43764</text:p>
          </table:table-cell>
          <table:table-cell table:style-name="ce12" table:formula="of:=[.B1157]-[.C1157]" office:value-type="date" office:date-value="1899-12-30T18:19:34.11930982489" calcext:value-type="date">
            <text:p>12/30/99 06:19 PM</text:p>
          </table:table-cell>
          <table:table-cell table:formula="of:=MOD([.E1156]-[.$E$2];[.$H$2])+1+[.$E$2]" office:value-type="float" office:value="235" calcext:value-type="float">
            <text:p>235</text:p>
          </table:table-cell>
          <table:table-cell table:formula="of:=MOD([.F1156]+1/[.$H$2];5)" office:value-type="float" office:value="4.23333333333329" calcext:value-type="float">
            <text:p>4,23333333333329</text:p>
          </table:table-cell>
          <table:table-cell table:formula="of:=IF([.F1157]=0;[.G1156]+2+1/[.$H$2];[.G1156]+1/[.$H$2])" office:value-type="float" office:value="19.2333333333335" calcext:value-type="float">
            <text:p>19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8]))" office:value-type="date" office:date-value="2019-10-26T17:57:53.383496" calcext:value-type="date">
            <text:p>2019-10-26 17:57:53</text:p>
          </table:table-cell>
          <table:table-cell table:style-name="ce7" table:formula="of:=[.A1158]" office:value-type="date" office:date-value="2019-10-26T17:57:53.383496" calcext:value-type="date">
            <text:p>2019-10-26 17:57:53</text:p>
          </table:table-cell>
          <table:table-cell table:formula="of:=TRUNC([.A1158])" office:value-type="float" office:value="43764" calcext:value-type="float">
            <text:p>43764</text:p>
          </table:table-cell>
          <table:table-cell table:style-name="ce12" table:formula="of:=[.B1158]-[.C1158]" office:value-type="date" office:date-value="1899-12-30T17:57:53.38349581696" calcext:value-type="date">
            <text:p>12/30/99 05:57 PM</text:p>
          </table:table-cell>
          <table:table-cell table:formula="of:=MOD([.E1157]-[.$E$2];[.$H$2])+1+[.$E$2]" office:value-type="float" office:value="236" calcext:value-type="float">
            <text:p>236</text:p>
          </table:table-cell>
          <table:table-cell table:formula="of:=MOD([.F1157]+1/[.$H$2];5)" office:value-type="float" office:value="4.24999999999995" calcext:value-type="float">
            <text:p>4,24999999999995</text:p>
          </table:table-cell>
          <table:table-cell table:formula="of:=IF([.F1158]=0;[.G1157]+2+1/[.$H$2];[.G1157]+1/[.$H$2])" office:value-type="float" office:value="19.2500000000002" calcext:value-type="float">
            <text:p>19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9]))" office:value-type="date" office:date-value="2019-10-26T18:02:27.665521" calcext:value-type="date">
            <text:p>2019-10-26 18:02:28</text:p>
          </table:table-cell>
          <table:table-cell table:style-name="ce7" table:formula="of:=[.A1159]" office:value-type="date" office:date-value="2019-10-26T18:02:27.665521" calcext:value-type="date">
            <text:p>2019-10-26 18:02:28</text:p>
          </table:table-cell>
          <table:table-cell table:formula="of:=TRUNC([.A1159])" office:value-type="float" office:value="43764" calcext:value-type="float">
            <text:p>43764</text:p>
          </table:table-cell>
          <table:table-cell table:style-name="ce12" table:formula="of:=[.B1159]-[.C1159]" office:value-type="date" office:date-value="1899-12-30T18:02:27.6655212231" calcext:value-type="date">
            <text:p>12/30/99 06:02 PM</text:p>
          </table:table-cell>
          <table:table-cell table:formula="of:=MOD([.E1158]-[.$E$2];[.$H$2])+1+[.$E$2]" office:value-type="float" office:value="237" calcext:value-type="float">
            <text:p>237</text:p>
          </table:table-cell>
          <table:table-cell table:formula="of:=MOD([.F1158]+1/[.$H$2];5)" office:value-type="float" office:value="4.26666666666662" calcext:value-type="float">
            <text:p>4,26666666666662</text:p>
          </table:table-cell>
          <table:table-cell table:formula="of:=IF([.F1159]=0;[.G1158]+2+1/[.$H$2];[.G1158]+1/[.$H$2])" office:value-type="float" office:value="19.2666666666669" calcext:value-type="float">
            <text:p>19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0]))" office:value-type="date" office:date-value="2019-10-26T17:42:23.01122" calcext:value-type="date">
            <text:p>2019-10-26 17:42:23</text:p>
          </table:table-cell>
          <table:table-cell table:style-name="ce7" table:formula="of:=[.A1160]" office:value-type="date" office:date-value="2019-10-26T17:42:23.01122" calcext:value-type="date">
            <text:p>2019-10-26 17:42:23</text:p>
          </table:table-cell>
          <table:table-cell table:formula="of:=TRUNC([.A1160])" office:value-type="float" office:value="43764" calcext:value-type="float">
            <text:p>43764</text:p>
          </table:table-cell>
          <table:table-cell table:style-name="ce12" table:formula="of:=[.B1160]-[.C1160]" office:value-type="date" office:date-value="1899-12-30T17:42:23.01121998578" calcext:value-type="date">
            <text:p>12/30/99 05:42 PM</text:p>
          </table:table-cell>
          <table:table-cell table:formula="of:=MOD([.E1159]-[.$E$2];[.$H$2])+1+[.$E$2]" office:value-type="float" office:value="238" calcext:value-type="float">
            <text:p>238</text:p>
          </table:table-cell>
          <table:table-cell table:formula="of:=MOD([.F1159]+1/[.$H$2];5)" office:value-type="float" office:value="4.28333333333329" calcext:value-type="float">
            <text:p>4,28333333333329</text:p>
          </table:table-cell>
          <table:table-cell table:formula="of:=IF([.F1160]=0;[.G1159]+2+1/[.$H$2];[.G1159]+1/[.$H$2])" office:value-type="float" office:value="19.2833333333335" calcext:value-type="float">
            <text:p>19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1]))" office:value-type="date" office:date-value="2019-10-26T17:37:16.841153" calcext:value-type="date">
            <text:p>2019-10-26 17:37:17</text:p>
          </table:table-cell>
          <table:table-cell table:style-name="ce7" table:formula="of:=[.A1161]" office:value-type="date" office:date-value="2019-10-26T17:37:16.841153" calcext:value-type="date">
            <text:p>2019-10-26 17:37:17</text:p>
          </table:table-cell>
          <table:table-cell table:formula="of:=TRUNC([.A1161])" office:value-type="float" office:value="43764" calcext:value-type="float">
            <text:p>43764</text:p>
          </table:table-cell>
          <table:table-cell table:style-name="ce12" table:formula="of:=[.B1161]-[.C1161]" office:value-type="date" office:date-value="1899-12-30T17:37:16.84115277138" calcext:value-type="date">
            <text:p>12/30/99 05:37 PM</text:p>
          </table:table-cell>
          <table:table-cell table:formula="of:=MOD([.E1160]-[.$E$2];[.$H$2])+1+[.$E$2]" office:value-type="float" office:value="239" calcext:value-type="float">
            <text:p>239</text:p>
          </table:table-cell>
          <table:table-cell table:formula="of:=MOD([.F1160]+1/[.$H$2];5)" office:value-type="float" office:value="4.29999999999995" calcext:value-type="float">
            <text:p>4,29999999999995</text:p>
          </table:table-cell>
          <table:table-cell table:formula="of:=IF([.F1161]=0;[.G1160]+2+1/[.$H$2];[.G1160]+1/[.$H$2])" office:value-type="float" office:value="19.3000000000002" calcext:value-type="float">
            <text:p>19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2]))" office:value-type="date" office:date-value="2019-10-26T17:58:07.190997" calcext:value-type="date">
            <text:p>2019-10-26 17:58:07</text:p>
          </table:table-cell>
          <table:table-cell table:style-name="ce7" table:formula="of:=[.A1162]" office:value-type="date" office:date-value="2019-10-26T17:58:07.190997" calcext:value-type="date">
            <text:p>2019-10-26 17:58:07</text:p>
          </table:table-cell>
          <table:table-cell table:formula="of:=TRUNC([.A1162])" office:value-type="float" office:value="43764" calcext:value-type="float">
            <text:p>43764</text:p>
          </table:table-cell>
          <table:table-cell table:style-name="ce12" table:formula="of:=[.B1162]-[.C1162]" office:value-type="date" office:date-value="1899-12-30T17:58:07.19099736772" calcext:value-type="date">
            <text:p>12/30/99 05:58 PM</text:p>
          </table:table-cell>
          <table:table-cell table:formula="of:=MOD([.E1161]-[.$E$2];[.$H$2])+1+[.$E$2]" office:value-type="float" office:value="240" calcext:value-type="float">
            <text:p>240</text:p>
          </table:table-cell>
          <table:table-cell table:formula="of:=MOD([.F1161]+1/[.$H$2];5)" office:value-type="float" office:value="4.31666666666662" calcext:value-type="float">
            <text:p>4,31666666666662</text:p>
          </table:table-cell>
          <table:table-cell table:formula="of:=IF([.F1162]=0;[.G1161]+2+1/[.$H$2];[.G1161]+1/[.$H$2])" office:value-type="float" office:value="19.3166666666669" calcext:value-type="float">
            <text:p>19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3]))" office:value-type="date" office:date-value="2019-10-26T18:26:18.484541" calcext:value-type="date">
            <text:p>2019-10-26 18:26:18</text:p>
          </table:table-cell>
          <table:table-cell table:style-name="ce7" table:formula="of:=[.A1163]" office:value-type="date" office:date-value="2019-10-26T18:26:18.484541" calcext:value-type="date">
            <text:p>2019-10-26 18:26:18</text:p>
          </table:table-cell>
          <table:table-cell table:formula="of:=TRUNC([.A1163])" office:value-type="float" office:value="43764" calcext:value-type="float">
            <text:p>43764</text:p>
          </table:table-cell>
          <table:table-cell table:style-name="ce12" table:formula="of:=[.B1163]-[.C1163]" office:value-type="date" office:date-value="1899-12-30T18:26:18.48454134073" calcext:value-type="date">
            <text:p>12/30/99 06:26 PM</text:p>
          </table:table-cell>
          <table:table-cell table:formula="of:=MOD([.E1162]-[.$E$2];[.$H$2])+1+[.$E$2]" office:value-type="float" office:value="241" calcext:value-type="float">
            <text:p>241</text:p>
          </table:table-cell>
          <table:table-cell table:formula="of:=MOD([.F1162]+1/[.$H$2];5)" office:value-type="float" office:value="4.33333333333329" calcext:value-type="float">
            <text:p>4,33333333333329</text:p>
          </table:table-cell>
          <table:table-cell table:formula="of:=IF([.F1163]=0;[.G1162]+2+1/[.$H$2];[.G1162]+1/[.$H$2])" office:value-type="float" office:value="19.3333333333335" calcext:value-type="float">
            <text:p>19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4]))" office:value-type="date" office:date-value="2019-10-26T17:44:18.745281" calcext:value-type="date">
            <text:p>2019-10-26 17:44:19</text:p>
          </table:table-cell>
          <table:table-cell table:style-name="ce7" table:formula="of:=[.A1164]" office:value-type="date" office:date-value="2019-10-26T17:44:18.745281" calcext:value-type="date">
            <text:p>2019-10-26 17:44:19</text:p>
          </table:table-cell>
          <table:table-cell table:formula="of:=TRUNC([.A1164])" office:value-type="float" office:value="43764" calcext:value-type="float">
            <text:p>43764</text:p>
          </table:table-cell>
          <table:table-cell table:style-name="ce12" table:formula="of:=[.B1164]-[.C1164]" office:value-type="date" office:date-value="1899-12-30T17:44:18.74528093264" calcext:value-type="date">
            <text:p>12/30/99 05:44 PM</text:p>
          </table:table-cell>
          <table:table-cell table:formula="of:=MOD([.E1163]-[.$E$2];[.$H$2])+1+[.$E$2]" office:value-type="float" office:value="242" calcext:value-type="float">
            <text:p>242</text:p>
          </table:table-cell>
          <table:table-cell table:formula="of:=MOD([.F1163]+1/[.$H$2];5)" office:value-type="float" office:value="4.34999999999995" calcext:value-type="float">
            <text:p>4,34999999999995</text:p>
          </table:table-cell>
          <table:table-cell table:formula="of:=IF([.F1164]=0;[.G1163]+2+1/[.$H$2];[.G1163]+1/[.$H$2])" office:value-type="float" office:value="19.3500000000002" calcext:value-type="float">
            <text:p>19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5]))" office:value-type="date" office:date-value="2019-10-26T18:11:08.33288" calcext:value-type="date">
            <text:p>2019-10-26 18:11:08</text:p>
          </table:table-cell>
          <table:table-cell table:style-name="ce7" table:formula="of:=[.A1165]" office:value-type="date" office:date-value="2019-10-26T18:11:08.33288" calcext:value-type="date">
            <text:p>2019-10-26 18:11:08</text:p>
          </table:table-cell>
          <table:table-cell table:formula="of:=TRUNC([.A1165])" office:value-type="float" office:value="43764" calcext:value-type="float">
            <text:p>43764</text:p>
          </table:table-cell>
          <table:table-cell table:style-name="ce12" table:formula="of:=[.B1165]-[.C1165]" office:value-type="date" office:date-value="1899-12-30T18:11:08.33288040943" calcext:value-type="date">
            <text:p>12/30/99 06:11 PM</text:p>
          </table:table-cell>
          <table:table-cell table:formula="of:=MOD([.E1164]-[.$E$2];[.$H$2])+1+[.$E$2]" office:value-type="float" office:value="243" calcext:value-type="float">
            <text:p>243</text:p>
          </table:table-cell>
          <table:table-cell table:formula="of:=MOD([.F1164]+1/[.$H$2];5)" office:value-type="float" office:value="4.36666666666662" calcext:value-type="float">
            <text:p>4,36666666666662</text:p>
          </table:table-cell>
          <table:table-cell table:formula="of:=IF([.F1165]=0;[.G1164]+2+1/[.$H$2];[.G1164]+1/[.$H$2])" office:value-type="float" office:value="19.3666666666668" calcext:value-type="float">
            <text:p>19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6]))" office:value-type="date" office:date-value="2019-10-26T17:54:04.800931" calcext:value-type="date">
            <text:p>2019-10-26 17:54:05</text:p>
          </table:table-cell>
          <table:table-cell table:style-name="ce7" table:formula="of:=[.A1166]" office:value-type="date" office:date-value="2019-10-26T17:54:04.800931" calcext:value-type="date">
            <text:p>2019-10-26 17:54:05</text:p>
          </table:table-cell>
          <table:table-cell table:formula="of:=TRUNC([.A1166])" office:value-type="float" office:value="43764" calcext:value-type="float">
            <text:p>43764</text:p>
          </table:table-cell>
          <table:table-cell table:style-name="ce12" table:formula="of:=[.B1166]-[.C1166]" office:value-type="date" office:date-value="1899-12-30T17:54:04.80093084276" calcext:value-type="date">
            <text:p>12/30/99 05:54 PM</text:p>
          </table:table-cell>
          <table:table-cell table:formula="of:=MOD([.E1165]-[.$E$2];[.$H$2])+1+[.$E$2]" office:value-type="float" office:value="244" calcext:value-type="float">
            <text:p>244</text:p>
          </table:table-cell>
          <table:table-cell table:formula="of:=MOD([.F1165]+1/[.$H$2];5)" office:value-type="float" office:value="4.38333333333329" calcext:value-type="float">
            <text:p>4,38333333333329</text:p>
          </table:table-cell>
          <table:table-cell table:formula="of:=IF([.F1166]=0;[.G1165]+2+1/[.$H$2];[.G1165]+1/[.$H$2])" office:value-type="float" office:value="19.3833333333335" calcext:value-type="float">
            <text:p>19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7]))" office:value-type="date" office:date-value="2019-10-26T18:15:17.160885" calcext:value-type="date">
            <text:p>2019-10-26 18:15:17</text:p>
          </table:table-cell>
          <table:table-cell table:style-name="ce7" table:formula="of:=[.A1167]" office:value-type="date" office:date-value="2019-10-26T18:15:17.160885" calcext:value-type="date">
            <text:p>2019-10-26 18:15:17</text:p>
          </table:table-cell>
          <table:table-cell table:formula="of:=TRUNC([.A1167])" office:value-type="float" office:value="43764" calcext:value-type="float">
            <text:p>43764</text:p>
          </table:table-cell>
          <table:table-cell table:style-name="ce12" table:formula="of:=[.B1167]-[.C1167]" office:value-type="date" office:date-value="1899-12-30T18:15:17.16088475659" calcext:value-type="date">
            <text:p>12/30/99 06:15 PM</text:p>
          </table:table-cell>
          <table:table-cell table:formula="of:=MOD([.E1166]-[.$E$2];[.$H$2])+1+[.$E$2]" office:value-type="float" office:value="245" calcext:value-type="float">
            <text:p>245</text:p>
          </table:table-cell>
          <table:table-cell table:formula="of:=MOD([.F1166]+1/[.$H$2];5)" office:value-type="float" office:value="4.39999999999995" calcext:value-type="float">
            <text:p>4,39999999999995</text:p>
          </table:table-cell>
          <table:table-cell table:formula="of:=IF([.F1167]=0;[.G1166]+2+1/[.$H$2];[.G1166]+1/[.$H$2])" office:value-type="float" office:value="19.4000000000002" calcext:value-type="float">
            <text:p>19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8]))" office:value-type="date" office:date-value="2019-10-26T17:57:18.303959" calcext:value-type="date">
            <text:p>2019-10-26 17:57:18</text:p>
          </table:table-cell>
          <table:table-cell table:style-name="ce7" table:formula="of:=[.A1168]" office:value-type="date" office:date-value="2019-10-26T17:57:18.303959" calcext:value-type="date">
            <text:p>2019-10-26 17:57:18</text:p>
          </table:table-cell>
          <table:table-cell table:formula="of:=TRUNC([.A1168])" office:value-type="float" office:value="43764" calcext:value-type="float">
            <text:p>43764</text:p>
          </table:table-cell>
          <table:table-cell table:style-name="ce12" table:formula="of:=[.B1168]-[.C1168]" office:value-type="date" office:date-value="1899-12-30T17:57:18.30395867117" calcext:value-type="date">
            <text:p>12/30/99 05:57 PM</text:p>
          </table:table-cell>
          <table:table-cell table:formula="of:=MOD([.E1167]-[.$E$2];[.$H$2])+1+[.$E$2]" office:value-type="float" office:value="246" calcext:value-type="float">
            <text:p>246</text:p>
          </table:table-cell>
          <table:table-cell table:formula="of:=MOD([.F1167]+1/[.$H$2];5)" office:value-type="float" office:value="4.41666666666662" calcext:value-type="float">
            <text:p>4,41666666666662</text:p>
          </table:table-cell>
          <table:table-cell table:formula="of:=IF([.F1168]=0;[.G1167]+2+1/[.$H$2];[.G1167]+1/[.$H$2])" office:value-type="float" office:value="19.4166666666668" calcext:value-type="float">
            <text:p>19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9]))" office:value-type="date" office:date-value="2019-10-26T17:39:32.696716" calcext:value-type="date">
            <text:p>2019-10-26 17:39:33</text:p>
          </table:table-cell>
          <table:table-cell table:style-name="ce7" table:formula="of:=[.A1169]" office:value-type="date" office:date-value="2019-10-26T17:39:32.696716" calcext:value-type="date">
            <text:p>2019-10-26 17:39:33</text:p>
          </table:table-cell>
          <table:table-cell table:formula="of:=TRUNC([.A1169])" office:value-type="float" office:value="43764" calcext:value-type="float">
            <text:p>43764</text:p>
          </table:table-cell>
          <table:table-cell table:style-name="ce12" table:formula="of:=[.B1169]-[.C1169]" office:value-type="date" office:date-value="1899-12-30T17:39:32.69671554677" calcext:value-type="date">
            <text:p>12/30/99 05:39 PM</text:p>
          </table:table-cell>
          <table:table-cell table:formula="of:=MOD([.E1168]-[.$E$2];[.$H$2])+1+[.$E$2]" office:value-type="float" office:value="247" calcext:value-type="float">
            <text:p>247</text:p>
          </table:table-cell>
          <table:table-cell table:formula="of:=MOD([.F1168]+1/[.$H$2];5)" office:value-type="float" office:value="4.43333333333329" calcext:value-type="float">
            <text:p>4,43333333333329</text:p>
          </table:table-cell>
          <table:table-cell table:formula="of:=IF([.F1169]=0;[.G1168]+2+1/[.$H$2];[.G1168]+1/[.$H$2])" office:value-type="float" office:value="19.4333333333335" calcext:value-type="float">
            <text:p>19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0]))" office:value-type="date" office:date-value="2019-10-26T18:01:17.921994" calcext:value-type="date">
            <text:p>2019-10-26 18:01:18</text:p>
          </table:table-cell>
          <table:table-cell table:style-name="ce7" table:formula="of:=[.A1170]" office:value-type="date" office:date-value="2019-10-26T18:01:17.921994" calcext:value-type="date">
            <text:p>2019-10-26 18:01:18</text:p>
          </table:table-cell>
          <table:table-cell table:formula="of:=TRUNC([.A1170])" office:value-type="float" office:value="43764" calcext:value-type="float">
            <text:p>43764</text:p>
          </table:table-cell>
          <table:table-cell table:style-name="ce12" table:formula="of:=[.B1170]-[.C1170]" office:value-type="date" office:date-value="1899-12-30T18:01:17.92199424002" calcext:value-type="date">
            <text:p>12/30/99 06:01 PM</text:p>
          </table:table-cell>
          <table:table-cell table:formula="of:=MOD([.E1169]-[.$E$2];[.$H$2])+1+[.$E$2]" office:value-type="float" office:value="248" calcext:value-type="float">
            <text:p>248</text:p>
          </table:table-cell>
          <table:table-cell table:formula="of:=MOD([.F1169]+1/[.$H$2];5)" office:value-type="float" office:value="4.44999999999995" calcext:value-type="float">
            <text:p>4,44999999999995</text:p>
          </table:table-cell>
          <table:table-cell table:formula="of:=IF([.F1170]=0;[.G1169]+2+1/[.$H$2];[.G1169]+1/[.$H$2])" office:value-type="float" office:value="19.4500000000002" calcext:value-type="float">
            <text:p>19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1]))" office:value-type="date" office:date-value="2019-10-26T17:50:18.068846" calcext:value-type="date">
            <text:p>2019-10-26 17:50:18</text:p>
          </table:table-cell>
          <table:table-cell table:style-name="ce7" table:formula="of:=[.A1171]" office:value-type="date" office:date-value="2019-10-26T17:50:18.068846" calcext:value-type="date">
            <text:p>2019-10-26 17:50:18</text:p>
          </table:table-cell>
          <table:table-cell table:formula="of:=TRUNC([.A1171])" office:value-type="float" office:value="43764" calcext:value-type="float">
            <text:p>43764</text:p>
          </table:table-cell>
          <table:table-cell table:style-name="ce12" table:formula="of:=[.B1171]-[.C1171]" office:value-type="date" office:date-value="1899-12-30T17:50:18.0688455468" calcext:value-type="date">
            <text:p>12/30/99 05:50 PM</text:p>
          </table:table-cell>
          <table:table-cell table:formula="of:=MOD([.E1170]-[.$E$2];[.$H$2])+1+[.$E$2]" office:value-type="float" office:value="249" calcext:value-type="float">
            <text:p>249</text:p>
          </table:table-cell>
          <table:table-cell table:formula="of:=MOD([.F1170]+1/[.$H$2];5)" office:value-type="float" office:value="4.46666666666662" calcext:value-type="float">
            <text:p>4,46666666666662</text:p>
          </table:table-cell>
          <table:table-cell table:formula="of:=IF([.F1171]=0;[.G1170]+2+1/[.$H$2];[.G1170]+1/[.$H$2])" office:value-type="float" office:value="19.4666666666668" calcext:value-type="float">
            <text:p>19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2]))" office:value-type="date" office:date-value="2019-10-26T18:24:00.752169" calcext:value-type="date">
            <text:p>2019-10-26 18:24:01</text:p>
          </table:table-cell>
          <table:table-cell table:style-name="ce7" table:formula="of:=[.A1172]" office:value-type="date" office:date-value="2019-10-26T18:24:00.752169" calcext:value-type="date">
            <text:p>2019-10-26 18:24:01</text:p>
          </table:table-cell>
          <table:table-cell table:formula="of:=TRUNC([.A1172])" office:value-type="float" office:value="43764" calcext:value-type="float">
            <text:p>43764</text:p>
          </table:table-cell>
          <table:table-cell table:style-name="ce12" table:formula="of:=[.B1172]-[.C1172]" office:value-type="date" office:date-value="1899-12-30T18:24:00.75216881465" calcext:value-type="date">
            <text:p>12/30/99 06:24 PM</text:p>
          </table:table-cell>
          <table:table-cell table:formula="of:=MOD([.E1171]-[.$E$2];[.$H$2])+1+[.$E$2]" office:value-type="float" office:value="250" calcext:value-type="float">
            <text:p>250</text:p>
          </table:table-cell>
          <table:table-cell table:formula="of:=MOD([.F1171]+1/[.$H$2];5)" office:value-type="float" office:value="4.48333333333329" calcext:value-type="float">
            <text:p>4,48333333333329</text:p>
          </table:table-cell>
          <table:table-cell table:formula="of:=IF([.F1172]=0;[.G1171]+2+1/[.$H$2];[.G1171]+1/[.$H$2])" office:value-type="float" office:value="19.4833333333335" calcext:value-type="float">
            <text:p>19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3]))" office:value-type="date" office:date-value="2019-10-26T18:02:55.25273" calcext:value-type="date">
            <text:p>2019-10-26 18:02:55</text:p>
          </table:table-cell>
          <table:table-cell table:style-name="ce7" table:formula="of:=[.A1173]" office:value-type="date" office:date-value="2019-10-26T18:02:55.25273" calcext:value-type="date">
            <text:p>2019-10-26 18:02:55</text:p>
          </table:table-cell>
          <table:table-cell table:formula="of:=TRUNC([.A1173])" office:value-type="float" office:value="43764" calcext:value-type="float">
            <text:p>43764</text:p>
          </table:table-cell>
          <table:table-cell table:style-name="ce12" table:formula="of:=[.B1173]-[.C1173]" office:value-type="date" office:date-value="1899-12-30T18:02:55.25272951461" calcext:value-type="date">
            <text:p>12/30/99 06:02 PM</text:p>
          </table:table-cell>
          <table:table-cell table:formula="of:=MOD([.E1172]-[.$E$2];[.$H$2])+1+[.$E$2]" office:value-type="float" office:value="251" calcext:value-type="float">
            <text:p>251</text:p>
          </table:table-cell>
          <table:table-cell table:formula="of:=MOD([.F1172]+1/[.$H$2];5)" office:value-type="float" office:value="4.49999999999995" calcext:value-type="float">
            <text:p>4,49999999999995</text:p>
          </table:table-cell>
          <table:table-cell table:formula="of:=IF([.F1173]=0;[.G1172]+2+1/[.$H$2];[.G1172]+1/[.$H$2])" office:value-type="float" office:value="19.5000000000002" calcext:value-type="float">
            <text:p>19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4]))" office:value-type="date" office:date-value="2019-10-26T18:05:17.147901" calcext:value-type="date">
            <text:p>2019-10-26 18:05:17</text:p>
          </table:table-cell>
          <table:table-cell table:style-name="ce7" table:formula="of:=[.A1174]" office:value-type="date" office:date-value="2019-10-26T18:05:17.147901" calcext:value-type="date">
            <text:p>2019-10-26 18:05:17</text:p>
          </table:table-cell>
          <table:table-cell table:formula="of:=TRUNC([.A1174])" office:value-type="float" office:value="43764" calcext:value-type="float">
            <text:p>43764</text:p>
          </table:table-cell>
          <table:table-cell table:style-name="ce12" table:formula="of:=[.B1174]-[.C1174]" office:value-type="date" office:date-value="1899-12-30T18:05:17.14790069964" calcext:value-type="date">
            <text:p>12/30/99 06:05 PM</text:p>
          </table:table-cell>
          <table:table-cell table:formula="of:=MOD([.E1173]-[.$E$2];[.$H$2])+1+[.$E$2]" office:value-type="float" office:value="252" calcext:value-type="float">
            <text:p>252</text:p>
          </table:table-cell>
          <table:table-cell table:formula="of:=MOD([.F1173]+1/[.$H$2];5)" office:value-type="float" office:value="4.51666666666662" calcext:value-type="float">
            <text:p>4,51666666666662</text:p>
          </table:table-cell>
          <table:table-cell table:formula="of:=IF([.F1174]=0;[.G1173]+2+1/[.$H$2];[.G1173]+1/[.$H$2])" office:value-type="float" office:value="19.5166666666668" calcext:value-type="float">
            <text:p>19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5]))" office:value-type="date" office:date-value="2019-10-26T17:44:50.640978" calcext:value-type="date">
            <text:p>2019-10-26 17:44:51</text:p>
          </table:table-cell>
          <table:table-cell table:style-name="ce7" table:formula="of:=[.A1175]" office:value-type="date" office:date-value="2019-10-26T17:44:50.640978" calcext:value-type="date">
            <text:p>2019-10-26 17:44:51</text:p>
          </table:table-cell>
          <table:table-cell table:formula="of:=TRUNC([.A1175])" office:value-type="float" office:value="43764" calcext:value-type="float">
            <text:p>43764</text:p>
          </table:table-cell>
          <table:table-cell table:style-name="ce12" table:formula="of:=[.B1175]-[.C1175]" office:value-type="date" office:date-value="1899-12-30T17:44:50.64097772352" calcext:value-type="date">
            <text:p>12/30/99 05:44 PM</text:p>
          </table:table-cell>
          <table:table-cell table:formula="of:=MOD([.E1174]-[.$E$2];[.$H$2])+1+[.$E$2]" office:value-type="float" office:value="253" calcext:value-type="float">
            <text:p>253</text:p>
          </table:table-cell>
          <table:table-cell table:formula="of:=MOD([.F1174]+1/[.$H$2];5)" office:value-type="float" office:value="4.53333333333329" calcext:value-type="float">
            <text:p>4,53333333333329</text:p>
          </table:table-cell>
          <table:table-cell table:formula="of:=IF([.F1175]=0;[.G1174]+2+1/[.$H$2];[.G1174]+1/[.$H$2])" office:value-type="float" office:value="19.5333333333335" calcext:value-type="float">
            <text:p>19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6]))" office:value-type="date" office:date-value="2019-10-26T18:27:36.080805" calcext:value-type="date">
            <text:p>2019-10-26 18:27:36</text:p>
          </table:table-cell>
          <table:table-cell table:style-name="ce7" table:formula="of:=[.A1176]" office:value-type="date" office:date-value="2019-10-26T18:27:36.080805" calcext:value-type="date">
            <text:p>2019-10-26 18:27:36</text:p>
          </table:table-cell>
          <table:table-cell table:formula="of:=TRUNC([.A1176])" office:value-type="float" office:value="43764" calcext:value-type="float">
            <text:p>43764</text:p>
          </table:table-cell>
          <table:table-cell table:style-name="ce12" table:formula="of:=[.B1176]-[.C1176]" office:value-type="date" office:date-value="1899-12-30T18:27:36.08080497477" calcext:value-type="date">
            <text:p>12/30/99 06:27 PM</text:p>
          </table:table-cell>
          <table:table-cell table:formula="of:=MOD([.E1175]-[.$E$2];[.$H$2])+1+[.$E$2]" office:value-type="float" office:value="254" calcext:value-type="float">
            <text:p>254</text:p>
          </table:table-cell>
          <table:table-cell table:formula="of:=MOD([.F1175]+1/[.$H$2];5)" office:value-type="float" office:value="4.54999999999995" calcext:value-type="float">
            <text:p>4,54999999999995</text:p>
          </table:table-cell>
          <table:table-cell table:formula="of:=IF([.F1176]=0;[.G1175]+2+1/[.$H$2];[.G1175]+1/[.$H$2])" office:value-type="float" office:value="19.5500000000002" calcext:value-type="float">
            <text:p>19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7]))" office:value-type="date" office:date-value="2019-10-26T17:53:39.315332" calcext:value-type="date">
            <text:p>2019-10-26 17:53:39</text:p>
          </table:table-cell>
          <table:table-cell table:style-name="ce7" table:formula="of:=[.A1177]" office:value-type="date" office:date-value="2019-10-26T17:53:39.315332" calcext:value-type="date">
            <text:p>2019-10-26 17:53:39</text:p>
          </table:table-cell>
          <table:table-cell table:formula="of:=TRUNC([.A1177])" office:value-type="float" office:value="43764" calcext:value-type="float">
            <text:p>43764</text:p>
          </table:table-cell>
          <table:table-cell table:style-name="ce12" table:formula="of:=[.B1177]-[.C1177]" office:value-type="date" office:date-value="1899-12-30T17:53:39.31533180177" calcext:value-type="date">
            <text:p>12/30/99 05:53 PM</text:p>
          </table:table-cell>
          <table:table-cell table:formula="of:=MOD([.E1176]-[.$E$2];[.$H$2])+1+[.$E$2]" office:value-type="float" office:value="255" calcext:value-type="float">
            <text:p>255</text:p>
          </table:table-cell>
          <table:table-cell table:formula="of:=MOD([.F1176]+1/[.$H$2];5)" office:value-type="float" office:value="4.56666666666662" calcext:value-type="float">
            <text:p>4,56666666666662</text:p>
          </table:table-cell>
          <table:table-cell table:formula="of:=IF([.F1177]=0;[.G1176]+2+1/[.$H$2];[.G1176]+1/[.$H$2])" office:value-type="float" office:value="19.5666666666668" calcext:value-type="float">
            <text:p>19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8]))" office:value-type="date" office:date-value="2019-10-26T18:15:07.255833" calcext:value-type="date">
            <text:p>2019-10-26 18:15:07</text:p>
          </table:table-cell>
          <table:table-cell table:style-name="ce7" table:formula="of:=[.A1178]" office:value-type="date" office:date-value="2019-10-26T18:15:07.255833" calcext:value-type="date">
            <text:p>2019-10-26 18:15:07</text:p>
          </table:table-cell>
          <table:table-cell table:formula="of:=TRUNC([.A1178])" office:value-type="float" office:value="43764" calcext:value-type="float">
            <text:p>43764</text:p>
          </table:table-cell>
          <table:table-cell table:style-name="ce12" table:formula="of:=[.B1178]-[.C1178]" office:value-type="date" office:date-value="1899-12-30T18:15:07.2558326181" calcext:value-type="date">
            <text:p>12/30/99 06:15 PM</text:p>
          </table:table-cell>
          <table:table-cell table:formula="of:=MOD([.E1177]-[.$E$2];[.$H$2])+1+[.$E$2]" office:value-type="float" office:value="256" calcext:value-type="float">
            <text:p>256</text:p>
          </table:table-cell>
          <table:table-cell table:formula="of:=MOD([.F1177]+1/[.$H$2];5)" office:value-type="float" office:value="4.58333333333329" calcext:value-type="float">
            <text:p>4,58333333333329</text:p>
          </table:table-cell>
          <table:table-cell table:formula="of:=IF([.F1178]=0;[.G1177]+2+1/[.$H$2];[.G1177]+1/[.$H$2])" office:value-type="float" office:value="19.5833333333335" calcext:value-type="float">
            <text:p>19,5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9]))" office:value-type="date" office:date-value="2019-10-26T17:36:19.988192" calcext:value-type="date">
            <text:p>2019-10-26 17:36:20</text:p>
          </table:table-cell>
          <table:table-cell table:style-name="ce7" table:formula="of:=[.A1179]" office:value-type="date" office:date-value="2019-10-26T17:36:19.988192" calcext:value-type="date">
            <text:p>2019-10-26 17:36:20</text:p>
          </table:table-cell>
          <table:table-cell table:formula="of:=TRUNC([.A1179])" office:value-type="float" office:value="43764" calcext:value-type="float">
            <text:p>43764</text:p>
          </table:table-cell>
          <table:table-cell table:style-name="ce12" table:formula="of:=[.B1179]-[.C1179]" office:value-type="date" office:date-value="1899-12-30T17:36:19.98819155619" calcext:value-type="date">
            <text:p>12/30/99 05:36 PM</text:p>
          </table:table-cell>
          <table:table-cell table:formula="of:=MOD([.E1178]-[.$E$2];[.$H$2])+1+[.$E$2]" office:value-type="float" office:value="257" calcext:value-type="float">
            <text:p>257</text:p>
          </table:table-cell>
          <table:table-cell table:formula="of:=MOD([.F1178]+1/[.$H$2];5)" office:value-type="float" office:value="4.59999999999995" calcext:value-type="float">
            <text:p>4,59999999999995</text:p>
          </table:table-cell>
          <table:table-cell table:formula="of:=IF([.F1179]=0;[.G1178]+2+1/[.$H$2];[.G1178]+1/[.$H$2])" office:value-type="float" office:value="19.6000000000002" calcext:value-type="float">
            <text:p>19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0]))" office:value-type="date" office:date-value="2019-10-26T17:34:01.700306" calcext:value-type="date">
            <text:p>2019-10-26 17:34:02</text:p>
          </table:table-cell>
          <table:table-cell table:style-name="ce7" table:formula="of:=[.A1180]" office:value-type="date" office:date-value="2019-10-26T17:34:01.700306" calcext:value-type="date">
            <text:p>2019-10-26 17:34:02</text:p>
          </table:table-cell>
          <table:table-cell table:formula="of:=TRUNC([.A1180])" office:value-type="float" office:value="43764" calcext:value-type="float">
            <text:p>43764</text:p>
          </table:table-cell>
          <table:table-cell table:style-name="ce12" table:formula="of:=[.B1180]-[.C1180]" office:value-type="date" office:date-value="1899-12-30T17:34:01.70030630194" calcext:value-type="date">
            <text:p>12/30/99 05:34 PM</text:p>
          </table:table-cell>
          <table:table-cell table:formula="of:=MOD([.E1179]-[.$E$2];[.$H$2])+1+[.$E$2]" office:value-type="float" office:value="258" calcext:value-type="float">
            <text:p>258</text:p>
          </table:table-cell>
          <table:table-cell table:formula="of:=MOD([.F1179]+1/[.$H$2];5)" office:value-type="float" office:value="4.61666666666662" calcext:value-type="float">
            <text:p>4,61666666666662</text:p>
          </table:table-cell>
          <table:table-cell table:formula="of:=IF([.F1180]=0;[.G1179]+2+1/[.$H$2];[.G1179]+1/[.$H$2])" office:value-type="float" office:value="19.6166666666668" calcext:value-type="float">
            <text:p>19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1]))" office:value-type="date" office:date-value="2019-10-26T18:04:14.20953" calcext:value-type="date">
            <text:p>2019-10-26 18:04:14</text:p>
          </table:table-cell>
          <table:table-cell table:style-name="ce7" table:formula="of:=[.A1181]" office:value-type="date" office:date-value="2019-10-26T18:04:14.20953" calcext:value-type="date">
            <text:p>2019-10-26 18:04:14</text:p>
          </table:table-cell>
          <table:table-cell table:formula="of:=TRUNC([.A1181])" office:value-type="float" office:value="43764" calcext:value-type="float">
            <text:p>43764</text:p>
          </table:table-cell>
          <table:table-cell table:style-name="ce12" table:formula="of:=[.B1181]-[.C1181]" office:value-type="date" office:date-value="1899-12-30T18:04:14.20953005087" calcext:value-type="date">
            <text:p>12/30/99 06:04 PM</text:p>
          </table:table-cell>
          <table:table-cell table:formula="of:=MOD([.E1180]-[.$E$2];[.$H$2])+1+[.$E$2]" office:value-type="float" office:value="259" calcext:value-type="float">
            <text:p>259</text:p>
          </table:table-cell>
          <table:table-cell table:formula="of:=MOD([.F1180]+1/[.$H$2];5)" office:value-type="float" office:value="4.63333333333329" calcext:value-type="float">
            <text:p>4,63333333333329</text:p>
          </table:table-cell>
          <table:table-cell table:formula="of:=IF([.F1181]=0;[.G1180]+2+1/[.$H$2];[.G1180]+1/[.$H$2])" office:value-type="float" office:value="19.6333333333335" calcext:value-type="float">
            <text:p>19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2]))" office:value-type="date" office:date-value="2019-10-26T18:05:29.955425" calcext:value-type="date">
            <text:p>2019-10-26 18:05:30</text:p>
          </table:table-cell>
          <table:table-cell table:style-name="ce7" table:formula="of:=[.A1182]" office:value-type="date" office:date-value="2019-10-26T18:05:29.955425" calcext:value-type="date">
            <text:p>2019-10-26 18:05:30</text:p>
          </table:table-cell>
          <table:table-cell table:formula="of:=TRUNC([.A1182])" office:value-type="float" office:value="43764" calcext:value-type="float">
            <text:p>43764</text:p>
          </table:table-cell>
          <table:table-cell table:style-name="ce12" table:formula="of:=[.B1182]-[.C1182]" office:value-type="date" office:date-value="1899-12-30T18:05:29.95542464778" calcext:value-type="date">
            <text:p>12/30/99 06:05 PM</text:p>
          </table:table-cell>
          <table:table-cell table:formula="of:=MOD([.E1181]-[.$E$2];[.$H$2])+1+[.$E$2]" office:value-type="float" office:value="260" calcext:value-type="float">
            <text:p>260</text:p>
          </table:table-cell>
          <table:table-cell table:formula="of:=MOD([.F1181]+1/[.$H$2];5)" office:value-type="float" office:value="4.64999999999995" calcext:value-type="float">
            <text:p>4,64999999999995</text:p>
          </table:table-cell>
          <table:table-cell table:formula="of:=IF([.F1182]=0;[.G1181]+2+1/[.$H$2];[.G1181]+1/[.$H$2])" office:value-type="float" office:value="19.6500000000002" calcext:value-type="float">
            <text:p>19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3]))" office:value-type="date" office:date-value="2019-10-26T18:12:25.9143" calcext:value-type="date">
            <text:p>2019-10-26 18:12:26</text:p>
          </table:table-cell>
          <table:table-cell table:style-name="ce7" table:formula="of:=[.A1183]" office:value-type="date" office:date-value="2019-10-26T18:12:25.9143" calcext:value-type="date">
            <text:p>2019-10-26 18:12:26</text:p>
          </table:table-cell>
          <table:table-cell table:formula="of:=TRUNC([.A1183])" office:value-type="float" office:value="43764" calcext:value-type="float">
            <text:p>43764</text:p>
          </table:table-cell>
          <table:table-cell table:style-name="ce12" table:formula="of:=[.B1183]-[.C1183]" office:value-type="date" office:date-value="1899-12-30T18:12:25.91429990251" calcext:value-type="date">
            <text:p>12/30/99 06:12 PM</text:p>
          </table:table-cell>
          <table:table-cell table:formula="of:=MOD([.E1182]-[.$E$2];[.$H$2])+1+[.$E$2]" office:value-type="float" office:value="261" calcext:value-type="float">
            <text:p>261</text:p>
          </table:table-cell>
          <table:table-cell table:formula="of:=MOD([.F1182]+1/[.$H$2];5)" office:value-type="float" office:value="4.66666666666662" calcext:value-type="float">
            <text:p>4,66666666666662</text:p>
          </table:table-cell>
          <table:table-cell table:formula="of:=IF([.F1183]=0;[.G1182]+2+1/[.$H$2];[.G1182]+1/[.$H$2])" office:value-type="float" office:value="19.6666666666668" calcext:value-type="float">
            <text:p>19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4]))" office:value-type="date" office:date-value="2019-10-26T18:00:26.826469" calcext:value-type="date">
            <text:p>2019-10-26 18:00:27</text:p>
          </table:table-cell>
          <table:table-cell table:style-name="ce7" table:formula="of:=[.A1184]" office:value-type="date" office:date-value="2019-10-26T18:00:26.826469" calcext:value-type="date">
            <text:p>2019-10-26 18:00:27</text:p>
          </table:table-cell>
          <table:table-cell table:formula="of:=TRUNC([.A1184])" office:value-type="float" office:value="43764" calcext:value-type="float">
            <text:p>43764</text:p>
          </table:table-cell>
          <table:table-cell table:style-name="ce12" table:formula="of:=[.B1184]-[.C1184]" office:value-type="date" office:date-value="1899-12-30T18:00:26.82646948379" calcext:value-type="date">
            <text:p>12/30/99 06:00 PM</text:p>
          </table:table-cell>
          <table:table-cell table:formula="of:=MOD([.E1183]-[.$E$2];[.$H$2])+1+[.$E$2]" office:value-type="float" office:value="262" calcext:value-type="float">
            <text:p>262</text:p>
          </table:table-cell>
          <table:table-cell table:formula="of:=MOD([.F1183]+1/[.$H$2];5)" office:value-type="float" office:value="4.68333333333329" calcext:value-type="float">
            <text:p>4,68333333333329</text:p>
          </table:table-cell>
          <table:table-cell table:formula="of:=IF([.F1184]=0;[.G1183]+2+1/[.$H$2];[.G1183]+1/[.$H$2])" office:value-type="float" office:value="19.6833333333335" calcext:value-type="float">
            <text:p>19,6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5]))" office:value-type="date" office:date-value="2019-10-26T17:53:05.589367" calcext:value-type="date">
            <text:p>2019-10-26 17:53:06</text:p>
          </table:table-cell>
          <table:table-cell table:style-name="ce7" table:formula="of:=[.A1185]" office:value-type="date" office:date-value="2019-10-26T17:53:05.589367" calcext:value-type="date">
            <text:p>2019-10-26 17:53:06</text:p>
          </table:table-cell>
          <table:table-cell table:formula="of:=TRUNC([.A1185])" office:value-type="float" office:value="43764" calcext:value-type="float">
            <text:p>43764</text:p>
          </table:table-cell>
          <table:table-cell table:style-name="ce12" table:formula="of:=[.B1185]-[.C1185]" office:value-type="date" office:date-value="1899-12-30T17:53:05.5893668253" calcext:value-type="date">
            <text:p>12/30/99 05:53 PM</text:p>
          </table:table-cell>
          <table:table-cell table:formula="of:=MOD([.E1184]-[.$E$2];[.$H$2])+1+[.$E$2]" office:value-type="float" office:value="263" calcext:value-type="float">
            <text:p>263</text:p>
          </table:table-cell>
          <table:table-cell table:formula="of:=MOD([.F1184]+1/[.$H$2];5)" office:value-type="float" office:value="4.69999999999995" calcext:value-type="float">
            <text:p>4,69999999999995</text:p>
          </table:table-cell>
          <table:table-cell table:formula="of:=IF([.F1185]=0;[.G1184]+2+1/[.$H$2];[.G1184]+1/[.$H$2])" office:value-type="float" office:value="19.7000000000002" calcext:value-type="float">
            <text:p>19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6]))" office:value-type="date" office:date-value="2019-10-26T17:50:04.688615" calcext:value-type="date">
            <text:p>2019-10-26 17:50:05</text:p>
          </table:table-cell>
          <table:table-cell table:style-name="ce7" table:formula="of:=[.A1186]" office:value-type="date" office:date-value="2019-10-26T17:50:04.688615" calcext:value-type="date">
            <text:p>2019-10-26 17:50:05</text:p>
          </table:table-cell>
          <table:table-cell table:formula="of:=TRUNC([.A1186])" office:value-type="float" office:value="43764" calcext:value-type="float">
            <text:p>43764</text:p>
          </table:table-cell>
          <table:table-cell table:style-name="ce12" table:formula="of:=[.B1186]-[.C1186]" office:value-type="date" office:date-value="1899-12-30T17:50:04.68861549161" calcext:value-type="date">
            <text:p>12/30/99 05:50 PM</text:p>
          </table:table-cell>
          <table:table-cell table:formula="of:=MOD([.E1185]-[.$E$2];[.$H$2])+1+[.$E$2]" office:value-type="float" office:value="264" calcext:value-type="float">
            <text:p>264</text:p>
          </table:table-cell>
          <table:table-cell table:formula="of:=MOD([.F1185]+1/[.$H$2];5)" office:value-type="float" office:value="4.71666666666662" calcext:value-type="float">
            <text:p>4,71666666666662</text:p>
          </table:table-cell>
          <table:table-cell table:formula="of:=IF([.F1186]=0;[.G1185]+2+1/[.$H$2];[.G1185]+1/[.$H$2])" office:value-type="float" office:value="19.7166666666668" calcext:value-type="float">
            <text:p>19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7]))" office:value-type="date" office:date-value="2019-10-26T17:39:34.831076" calcext:value-type="date">
            <text:p>2019-10-26 17:39:35</text:p>
          </table:table-cell>
          <table:table-cell table:style-name="ce7" table:formula="of:=[.A1187]" office:value-type="date" office:date-value="2019-10-26T17:39:34.831076" calcext:value-type="date">
            <text:p>2019-10-26 17:39:35</text:p>
          </table:table-cell>
          <table:table-cell table:formula="of:=TRUNC([.A1187])" office:value-type="float" office:value="43764" calcext:value-type="float">
            <text:p>43764</text:p>
          </table:table-cell>
          <table:table-cell table:style-name="ce12" table:formula="of:=[.B1187]-[.C1187]" office:value-type="date" office:date-value="1899-12-30T17:39:34.83107582666" calcext:value-type="date">
            <text:p>12/30/99 05:39 PM</text:p>
          </table:table-cell>
          <table:table-cell table:formula="of:=MOD([.E1186]-[.$E$2];[.$H$2])+1+[.$E$2]" office:value-type="float" office:value="265" calcext:value-type="float">
            <text:p>265</text:p>
          </table:table-cell>
          <table:table-cell table:formula="of:=MOD([.F1186]+1/[.$H$2];5)" office:value-type="float" office:value="4.73333333333328" calcext:value-type="float">
            <text:p>4,73333333333328</text:p>
          </table:table-cell>
          <table:table-cell table:formula="of:=IF([.F1187]=0;[.G1186]+2+1/[.$H$2];[.G1186]+1/[.$H$2])" office:value-type="float" office:value="19.7333333333335" calcext:value-type="float">
            <text:p>19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8]))" office:value-type="date" office:date-value="2019-10-26T18:10:45.663854" calcext:value-type="date">
            <text:p>2019-10-26 18:10:46</text:p>
          </table:table-cell>
          <table:table-cell table:style-name="ce7" table:formula="of:=[.A1188]" office:value-type="date" office:date-value="2019-10-26T18:10:45.663854" calcext:value-type="date">
            <text:p>2019-10-26 18:10:46</text:p>
          </table:table-cell>
          <table:table-cell table:formula="of:=TRUNC([.A1188])" office:value-type="float" office:value="43764" calcext:value-type="float">
            <text:p>43764</text:p>
          </table:table-cell>
          <table:table-cell table:style-name="ce12" table:formula="of:=[.B1188]-[.C1188]" office:value-type="date" office:date-value="1899-12-30T18:10:45.66385354847" calcext:value-type="date">
            <text:p>12/30/99 06:10 PM</text:p>
          </table:table-cell>
          <table:table-cell table:formula="of:=MOD([.E1187]-[.$E$2];[.$H$2])+1+[.$E$2]" office:value-type="float" office:value="266" calcext:value-type="float">
            <text:p>266</text:p>
          </table:table-cell>
          <table:table-cell table:formula="of:=MOD([.F1187]+1/[.$H$2];5)" office:value-type="float" office:value="4.74999999999995" calcext:value-type="float">
            <text:p>4,74999999999995</text:p>
          </table:table-cell>
          <table:table-cell table:formula="of:=IF([.F1188]=0;[.G1187]+2+1/[.$H$2];[.G1187]+1/[.$H$2])" office:value-type="float" office:value="19.7500000000002" calcext:value-type="float">
            <text:p>19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9]))" office:value-type="date" office:date-value="2019-10-26T18:04:25.685587" calcext:value-type="date">
            <text:p>2019-10-26 18:04:26</text:p>
          </table:table-cell>
          <table:table-cell table:style-name="ce7" table:formula="of:=[.A1189]" office:value-type="date" office:date-value="2019-10-26T18:04:25.685587" calcext:value-type="date">
            <text:p>2019-10-26 18:04:26</text:p>
          </table:table-cell>
          <table:table-cell table:formula="of:=TRUNC([.A1189])" office:value-type="float" office:value="43764" calcext:value-type="float">
            <text:p>43764</text:p>
          </table:table-cell>
          <table:table-cell table:style-name="ce12" table:formula="of:=[.B1189]-[.C1189]" office:value-type="date" office:date-value="1899-12-30T18:04:25.68558742292" calcext:value-type="date">
            <text:p>12/30/99 06:04 PM</text:p>
          </table:table-cell>
          <table:table-cell table:formula="of:=MOD([.E1188]-[.$E$2];[.$H$2])+1+[.$E$2]" office:value-type="float" office:value="267" calcext:value-type="float">
            <text:p>267</text:p>
          </table:table-cell>
          <table:table-cell table:formula="of:=MOD([.F1188]+1/[.$H$2];5)" office:value-type="float" office:value="4.76666666666662" calcext:value-type="float">
            <text:p>4,76666666666662</text:p>
          </table:table-cell>
          <table:table-cell table:formula="of:=IF([.F1189]=0;[.G1188]+2+1/[.$H$2];[.G1188]+1/[.$H$2])" office:value-type="float" office:value="19.7666666666668" calcext:value-type="float">
            <text:p>19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0]))" office:value-type="date" office:date-value="2019-10-26T18:18:35.080453" calcext:value-type="date">
            <text:p>2019-10-26 18:18:35</text:p>
          </table:table-cell>
          <table:table-cell table:style-name="ce7" table:formula="of:=[.A1190]" office:value-type="date" office:date-value="2019-10-26T18:18:35.080453" calcext:value-type="date">
            <text:p>2019-10-26 18:18:35</text:p>
          </table:table-cell>
          <table:table-cell table:formula="of:=TRUNC([.A1190])" office:value-type="float" office:value="43764" calcext:value-type="float">
            <text:p>43764</text:p>
          </table:table-cell>
          <table:table-cell table:style-name="ce12" table:formula="of:=[.B1190]-[.C1190]" office:value-type="date" office:date-value="1899-12-30T18:18:35.08045345545" calcext:value-type="date">
            <text:p>12/30/99 06:18 PM</text:p>
          </table:table-cell>
          <table:table-cell table:formula="of:=MOD([.E1189]-[.$E$2];[.$H$2])+1+[.$E$2]" office:value-type="float" office:value="268" calcext:value-type="float">
            <text:p>268</text:p>
          </table:table-cell>
          <table:table-cell table:formula="of:=MOD([.F1189]+1/[.$H$2];5)" office:value-type="float" office:value="4.78333333333328" calcext:value-type="float">
            <text:p>4,78333333333328</text:p>
          </table:table-cell>
          <table:table-cell table:formula="of:=IF([.F1190]=0;[.G1189]+2+1/[.$H$2];[.G1189]+1/[.$H$2])" office:value-type="float" office:value="19.7833333333335" calcext:value-type="float">
            <text:p>19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1]))" office:value-type="date" office:date-value="2019-10-26T18:28:27.218041" calcext:value-type="date">
            <text:p>2019-10-26 18:28:27</text:p>
          </table:table-cell>
          <table:table-cell table:style-name="ce7" table:formula="of:=[.A1191]" office:value-type="date" office:date-value="2019-10-26T18:28:27.218041" calcext:value-type="date">
            <text:p>2019-10-26 18:28:27</text:p>
          </table:table-cell>
          <table:table-cell table:formula="of:=TRUNC([.A1191])" office:value-type="float" office:value="43764" calcext:value-type="float">
            <text:p>43764</text:p>
          </table:table-cell>
          <table:table-cell table:style-name="ce12" table:formula="of:=[.B1191]-[.C1191]" office:value-type="date" office:date-value="1899-12-30T18:28:27.21804143395" calcext:value-type="date">
            <text:p>12/30/99 06:28 PM</text:p>
          </table:table-cell>
          <table:table-cell table:formula="of:=MOD([.E1190]-[.$E$2];[.$H$2])+1+[.$E$2]" office:value-type="float" office:value="269" calcext:value-type="float">
            <text:p>269</text:p>
          </table:table-cell>
          <table:table-cell table:formula="of:=MOD([.F1190]+1/[.$H$2];5)" office:value-type="float" office:value="4.79999999999995" calcext:value-type="float">
            <text:p>4,79999999999995</text:p>
          </table:table-cell>
          <table:table-cell table:formula="of:=IF([.F1191]=0;[.G1190]+2+1/[.$H$2];[.G1190]+1/[.$H$2])" office:value-type="float" office:value="19.8000000000002" calcext:value-type="float">
            <text:p>19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2]))" office:value-type="date" office:date-value="2019-10-26T17:44:18.168204" calcext:value-type="date">
            <text:p>2019-10-26 17:44:18</text:p>
          </table:table-cell>
          <table:table-cell table:style-name="ce7" table:formula="of:=[.A1192]" office:value-type="date" office:date-value="2019-10-26T17:44:18.168204" calcext:value-type="date">
            <text:p>2019-10-26 17:44:18</text:p>
          </table:table-cell>
          <table:table-cell table:formula="of:=TRUNC([.A1192])" office:value-type="float" office:value="43764" calcext:value-type="float">
            <text:p>43764</text:p>
          </table:table-cell>
          <table:table-cell table:style-name="ce12" table:formula="of:=[.B1192]-[.C1192]" office:value-type="date" office:date-value="1899-12-30T17:44:18.16820387263" calcext:value-type="date">
            <text:p>12/30/99 05:44 PM</text:p>
          </table:table-cell>
          <table:table-cell table:formula="of:=MOD([.E1191]-[.$E$2];[.$H$2])+1+[.$E$2]" office:value-type="float" office:value="270" calcext:value-type="float">
            <text:p>270</text:p>
          </table:table-cell>
          <table:table-cell table:formula="of:=MOD([.F1191]+1/[.$H$2];5)" office:value-type="float" office:value="4.81666666666662" calcext:value-type="float">
            <text:p>4,81666666666662</text:p>
          </table:table-cell>
          <table:table-cell table:formula="of:=IF([.F1192]=0;[.G1191]+2+1/[.$H$2];[.G1191]+1/[.$H$2])" office:value-type="float" office:value="19.8166666666668" calcext:value-type="float">
            <text:p>19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3]))" office:value-type="date" office:date-value="2019-10-26T18:07:03.645335" calcext:value-type="date">
            <text:p>2019-10-26 18:07:04</text:p>
          </table:table-cell>
          <table:table-cell table:style-name="ce7" table:formula="of:=[.A1193]" office:value-type="date" office:date-value="2019-10-26T18:07:03.645335" calcext:value-type="date">
            <text:p>2019-10-26 18:07:04</text:p>
          </table:table-cell>
          <table:table-cell table:formula="of:=TRUNC([.A1193])" office:value-type="float" office:value="43764" calcext:value-type="float">
            <text:p>43764</text:p>
          </table:table-cell>
          <table:table-cell table:style-name="ce12" table:formula="of:=[.B1193]-[.C1193]" office:value-type="date" office:date-value="1899-12-30T18:07:03.64533464424" calcext:value-type="date">
            <text:p>12/30/99 06:07 PM</text:p>
          </table:table-cell>
          <table:table-cell table:formula="of:=MOD([.E1192]-[.$E$2];[.$H$2])+1+[.$E$2]" office:value-type="float" office:value="271" calcext:value-type="float">
            <text:p>271</text:p>
          </table:table-cell>
          <table:table-cell table:formula="of:=MOD([.F1192]+1/[.$H$2];5)" office:value-type="float" office:value="4.83333333333328" calcext:value-type="float">
            <text:p>4,83333333333328</text:p>
          </table:table-cell>
          <table:table-cell table:formula="of:=IF([.F1193]=0;[.G1192]+2+1/[.$H$2];[.G1192]+1/[.$H$2])" office:value-type="float" office:value="19.8333333333335" calcext:value-type="float">
            <text:p>19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4]))" office:value-type="date" office:date-value="2019-10-26T17:42:51.765494" calcext:value-type="date">
            <text:p>2019-10-26 17:42:52</text:p>
          </table:table-cell>
          <table:table-cell table:style-name="ce7" table:formula="of:=[.A1194]" office:value-type="date" office:date-value="2019-10-26T17:42:51.765494" calcext:value-type="date">
            <text:p>2019-10-26 17:42:52</text:p>
          </table:table-cell>
          <table:table-cell table:formula="of:=TRUNC([.A1194])" office:value-type="float" office:value="43764" calcext:value-type="float">
            <text:p>43764</text:p>
          </table:table-cell>
          <table:table-cell table:style-name="ce12" table:formula="of:=[.B1194]-[.C1194]" office:value-type="date" office:date-value="1899-12-30T17:42:51.7654940905" calcext:value-type="date">
            <text:p>12/30/99 05:42 PM</text:p>
          </table:table-cell>
          <table:table-cell table:formula="of:=MOD([.E1193]-[.$E$2];[.$H$2])+1+[.$E$2]" office:value-type="float" office:value="272" calcext:value-type="float">
            <text:p>272</text:p>
          </table:table-cell>
          <table:table-cell table:formula="of:=MOD([.F1193]+1/[.$H$2];5)" office:value-type="float" office:value="4.84999999999995" calcext:value-type="float">
            <text:p>4,84999999999995</text:p>
          </table:table-cell>
          <table:table-cell table:formula="of:=IF([.F1194]=0;[.G1193]+2+1/[.$H$2];[.G1193]+1/[.$H$2])" office:value-type="float" office:value="19.8500000000002" calcext:value-type="float">
            <text:p>19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5]))" office:value-type="date" office:date-value="2019-10-26T18:04:16.196314" calcext:value-type="date">
            <text:p>2019-10-26 18:04:16</text:p>
          </table:table-cell>
          <table:table-cell table:style-name="ce7" table:formula="of:=[.A1195]" office:value-type="date" office:date-value="2019-10-26T18:04:16.196314" calcext:value-type="date">
            <text:p>2019-10-26 18:04:16</text:p>
          </table:table-cell>
          <table:table-cell table:formula="of:=TRUNC([.A1195])" office:value-type="float" office:value="43764" calcext:value-type="float">
            <text:p>43764</text:p>
          </table:table-cell>
          <table:table-cell table:style-name="ce12" table:formula="of:=[.B1195]-[.C1195]" office:value-type="date" office:date-value="1899-12-30T18:04:16.19631393347" calcext:value-type="date">
            <text:p>12/30/99 06:04 PM</text:p>
          </table:table-cell>
          <table:table-cell table:formula="of:=MOD([.E1194]-[.$E$2];[.$H$2])+1+[.$E$2]" office:value-type="float" office:value="273" calcext:value-type="float">
            <text:p>273</text:p>
          </table:table-cell>
          <table:table-cell table:formula="of:=MOD([.F1194]+1/[.$H$2];5)" office:value-type="float" office:value="4.86666666666662" calcext:value-type="float">
            <text:p>4,86666666666662</text:p>
          </table:table-cell>
          <table:table-cell table:formula="of:=IF([.F1195]=0;[.G1194]+2+1/[.$H$2];[.G1194]+1/[.$H$2])" office:value-type="float" office:value="19.8666666666668" calcext:value-type="float">
            <text:p>19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6]))" office:value-type="date" office:date-value="2019-10-26T17:36:23.988232" calcext:value-type="date">
            <text:p>2019-10-26 17:36:24</text:p>
          </table:table-cell>
          <table:table-cell table:style-name="ce7" table:formula="of:=[.A1196]" office:value-type="date" office:date-value="2019-10-26T17:36:23.988232" calcext:value-type="date">
            <text:p>2019-10-26 17:36:24</text:p>
          </table:table-cell>
          <table:table-cell table:formula="of:=TRUNC([.A1196])" office:value-type="float" office:value="43764" calcext:value-type="float">
            <text:p>43764</text:p>
          </table:table-cell>
          <table:table-cell table:style-name="ce12" table:formula="of:=[.B1196]-[.C1196]" office:value-type="date" office:date-value="1899-12-30T17:36:23.98823209573" calcext:value-type="date">
            <text:p>12/30/99 05:36 PM</text:p>
          </table:table-cell>
          <table:table-cell table:formula="of:=MOD([.E1195]-[.$E$2];[.$H$2])+1+[.$E$2]" office:value-type="float" office:value="274" calcext:value-type="float">
            <text:p>274</text:p>
          </table:table-cell>
          <table:table-cell table:formula="of:=MOD([.F1195]+1/[.$H$2];5)" office:value-type="float" office:value="4.88333333333328" calcext:value-type="float">
            <text:p>4,88333333333328</text:p>
          </table:table-cell>
          <table:table-cell table:formula="of:=IF([.F1196]=0;[.G1195]+2+1/[.$H$2];[.G1195]+1/[.$H$2])" office:value-type="float" office:value="19.8833333333335" calcext:value-type="float">
            <text:p>19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7]))" office:value-type="date" office:date-value="2019-10-26T18:02:59.495347" calcext:value-type="date">
            <text:p>2019-10-26 18:02:59</text:p>
          </table:table-cell>
          <table:table-cell table:style-name="ce7" table:formula="of:=[.A1197]" office:value-type="date" office:date-value="2019-10-26T18:02:59.495347" calcext:value-type="date">
            <text:p>2019-10-26 18:02:59</text:p>
          </table:table-cell>
          <table:table-cell table:formula="of:=TRUNC([.A1197])" office:value-type="float" office:value="43764" calcext:value-type="float">
            <text:p>43764</text:p>
          </table:table-cell>
          <table:table-cell table:style-name="ce12" table:formula="of:=[.B1197]-[.C1197]" office:value-type="date" office:date-value="1899-12-30T18:02:59.49534694199" calcext:value-type="date">
            <text:p>12/30/99 06:02 PM</text:p>
          </table:table-cell>
          <table:table-cell table:formula="of:=MOD([.E1196]-[.$E$2];[.$H$2])+1+[.$E$2]" office:value-type="float" office:value="275" calcext:value-type="float">
            <text:p>275</text:p>
          </table:table-cell>
          <table:table-cell table:formula="of:=MOD([.F1196]+1/[.$H$2];5)" office:value-type="float" office:value="4.89999999999995" calcext:value-type="float">
            <text:p>4,89999999999995</text:p>
          </table:table-cell>
          <table:table-cell table:formula="of:=IF([.F1197]=0;[.G1196]+2+1/[.$H$2];[.G1196]+1/[.$H$2])" office:value-type="float" office:value="19.9000000000002" calcext:value-type="float">
            <text:p>19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8]))" office:value-type="date" office:date-value="2019-10-26T18:15:57.647797" calcext:value-type="date">
            <text:p>2019-10-26 18:15:58</text:p>
          </table:table-cell>
          <table:table-cell table:style-name="ce7" table:formula="of:=[.A1198]" office:value-type="date" office:date-value="2019-10-26T18:15:57.647797" calcext:value-type="date">
            <text:p>2019-10-26 18:15:58</text:p>
          </table:table-cell>
          <table:table-cell table:formula="of:=TRUNC([.A1198])" office:value-type="float" office:value="43764" calcext:value-type="float">
            <text:p>43764</text:p>
          </table:table-cell>
          <table:table-cell table:style-name="ce12" table:formula="of:=[.B1198]-[.C1198]" office:value-type="date" office:date-value="1899-12-30T18:15:57.64779676683" calcext:value-type="date">
            <text:p>12/30/99 06:15 PM</text:p>
          </table:table-cell>
          <table:table-cell table:formula="of:=MOD([.E1197]-[.$E$2];[.$H$2])+1+[.$E$2]" office:value-type="float" office:value="276" calcext:value-type="float">
            <text:p>276</text:p>
          </table:table-cell>
          <table:table-cell table:formula="of:=MOD([.F1197]+1/[.$H$2];5)" office:value-type="float" office:value="4.91666666666662" calcext:value-type="float">
            <text:p>4,91666666666662</text:p>
          </table:table-cell>
          <table:table-cell table:formula="of:=IF([.F1198]=0;[.G1197]+2+1/[.$H$2];[.G1197]+1/[.$H$2])" office:value-type="float" office:value="19.9166666666668" calcext:value-type="float">
            <text:p>19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9]))" office:value-type="date" office:date-value="2019-10-26T18:09:52.061437" calcext:value-type="date">
            <text:p>2019-10-26 18:09:52</text:p>
          </table:table-cell>
          <table:table-cell table:style-name="ce7" table:formula="of:=[.A1199]" office:value-type="date" office:date-value="2019-10-26T18:09:52.061437" calcext:value-type="date">
            <text:p>2019-10-26 18:09:52</text:p>
          </table:table-cell>
          <table:table-cell table:formula="of:=TRUNC([.A1199])" office:value-type="float" office:value="43764" calcext:value-type="float">
            <text:p>43764</text:p>
          </table:table-cell>
          <table:table-cell table:style-name="ce12" table:formula="of:=[.B1199]-[.C1199]" office:value-type="date" office:date-value="1899-12-30T18:09:52.06143734045" calcext:value-type="date">
            <text:p>12/30/99 06:09 PM</text:p>
          </table:table-cell>
          <table:table-cell table:formula="of:=MOD([.E1198]-[.$E$2];[.$H$2])+1+[.$E$2]" office:value-type="float" office:value="277" calcext:value-type="float">
            <text:p>277</text:p>
          </table:table-cell>
          <table:table-cell table:formula="of:=MOD([.F1198]+1/[.$H$2];5)" office:value-type="float" office:value="4.93333333333328" calcext:value-type="float">
            <text:p>4,93333333333328</text:p>
          </table:table-cell>
          <table:table-cell table:formula="of:=IF([.F1199]=0;[.G1198]+2+1/[.$H$2];[.G1198]+1/[.$H$2])" office:value-type="float" office:value="19.9333333333335" calcext:value-type="float">
            <text:p>19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0]))" office:value-type="date" office:date-value="2019-10-26T17:52:38.065341" calcext:value-type="date">
            <text:p>2019-10-26 17:52:38</text:p>
          </table:table-cell>
          <table:table-cell table:style-name="ce7" table:formula="of:=[.A1200]" office:value-type="date" office:date-value="2019-10-26T17:52:38.065341" calcext:value-type="date">
            <text:p>2019-10-26 17:52:38</text:p>
          </table:table-cell>
          <table:table-cell table:formula="of:=TRUNC([.A1200])" office:value-type="float" office:value="43764" calcext:value-type="float">
            <text:p>43764</text:p>
          </table:table-cell>
          <table:table-cell table:style-name="ce12" table:formula="of:=[.B1200]-[.C1200]" office:value-type="date" office:date-value="1899-12-30T17:52:38.06534090079" calcext:value-type="date">
            <text:p>12/30/99 05:52 PM</text:p>
          </table:table-cell>
          <table:table-cell table:formula="of:=MOD([.E1199]-[.$E$2];[.$H$2])+1+[.$E$2]" office:value-type="float" office:value="278" calcext:value-type="float">
            <text:p>278</text:p>
          </table:table-cell>
          <table:table-cell table:formula="of:=MOD([.F1199]+1/[.$H$2];5)" office:value-type="float" office:value="4.94999999999995" calcext:value-type="float">
            <text:p>4,94999999999995</text:p>
          </table:table-cell>
          <table:table-cell table:formula="of:=IF([.F1200]=0;[.G1199]+2+1/[.$H$2];[.G1199]+1/[.$H$2])" office:value-type="float" office:value="19.9500000000001" calcext:value-type="float">
            <text:p>19,9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1]))" office:value-type="date" office:date-value="2019-10-26T18:21:15.039659" calcext:value-type="date">
            <text:p>2019-10-26 18:21:15</text:p>
          </table:table-cell>
          <table:table-cell table:style-name="ce7" table:formula="of:=[.A1201]" office:value-type="date" office:date-value="2019-10-26T18:21:15.039659" calcext:value-type="date">
            <text:p>2019-10-26 18:21:15</text:p>
          </table:table-cell>
          <table:table-cell table:formula="of:=TRUNC([.A1201])" office:value-type="float" office:value="43764" calcext:value-type="float">
            <text:p>43764</text:p>
          </table:table-cell>
          <table:table-cell table:style-name="ce12" table:formula="of:=[.B1201]-[.C1201]" office:value-type="date" office:date-value="1899-12-30T18:21:15.03965862561" calcext:value-type="date">
            <text:p>12/30/99 06:21 PM</text:p>
          </table:table-cell>
          <table:table-cell table:formula="of:=MOD([.E1200]-[.$E$2];[.$H$2])+1+[.$E$2]" office:value-type="float" office:value="279" calcext:value-type="float">
            <text:p>279</text:p>
          </table:table-cell>
          <table:table-cell table:formula="of:=MOD([.F1200]+1/[.$H$2];5)" office:value-type="float" office:value="4.96666666666662" calcext:value-type="float">
            <text:p>4,96666666666662</text:p>
          </table:table-cell>
          <table:table-cell table:formula="of:=IF([.F1201]=0;[.G1200]+2+1/[.$H$2];[.G1200]+1/[.$H$2])" office:value-type="float" office:value="19.9666666666668" calcext:value-type="float">
            <text:p>19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2]))" office:value-type="date" office:date-value="2019-10-26T18:12:55.936908" calcext:value-type="date">
            <text:p>2019-10-26 18:12:56</text:p>
          </table:table-cell>
          <table:table-cell table:style-name="ce7" table:formula="of:=[.A1202]" office:value-type="date" office:date-value="2019-10-26T18:12:55.936908" calcext:value-type="date">
            <text:p>2019-10-26 18:12:56</text:p>
          </table:table-cell>
          <table:table-cell table:formula="of:=TRUNC([.A1202])" office:value-type="float" office:value="43764" calcext:value-type="float">
            <text:p>43764</text:p>
          </table:table-cell>
          <table:table-cell table:style-name="ce12" table:formula="of:=[.B1202]-[.C1202]" office:value-type="date" office:date-value="1899-12-30T18:12:55.93690787908" calcext:value-type="date">
            <text:p>12/30/99 06:12 PM</text:p>
          </table:table-cell>
          <table:table-cell table:formula="of:=MOD([.E1201]-[.$E$2];[.$H$2])+1+[.$E$2]" office:value-type="float" office:value="280" calcext:value-type="float">
            <text:p>280</text:p>
          </table:table-cell>
          <table:table-cell table:formula="of:=MOD([.F1201]+1/[.$H$2];5)" office:value-type="float" office:value="4.98333333333328" calcext:value-type="float">
            <text:p>4,98333333333328</text:p>
          </table:table-cell>
          <table:table-cell table:formula="of:=IF([.F1202]=0;[.G1201]+2+1/[.$H$2];[.G1201]+1/[.$H$2])" office:value-type="float" office:value="19.9833333333335" calcext:value-type="float">
            <text:p>19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3]))" office:value-type="date" office:date-value="2019-10-27T17:43:40.237696" calcext:value-type="date">
            <text:p>2019-10-27 17:43:40</text:p>
          </table:table-cell>
          <table:table-cell table:style-name="ce7" table:formula="of:=[.A1203]" office:value-type="date" office:date-value="2019-10-27T17:43:40.237696" calcext:value-type="date">
            <text:p>2019-10-27 17:43:40</text:p>
          </table:table-cell>
          <table:table-cell table:formula="of:=TRUNC([.A1203])" office:value-type="float" office:value="43765" calcext:value-type="float">
            <text:p>43765</text:p>
          </table:table-cell>
          <table:table-cell table:style-name="ce12" table:formula="of:=[.B1203]-[.C1203]" office:value-type="date" office:date-value="1899-12-30T17:43:40.23769647349" calcext:value-type="date">
            <text:p>12/30/99 05:43 PM</text:p>
          </table:table-cell>
          <table:table-cell table:formula="of:=MOD([.E1202]-[.$E$2];[.$H$2])+1+[.$E$2]" office:value-type="float" office:value="221" calcext:value-type="float">
            <text:p>221</text:p>
          </table:table-cell>
          <table:table-cell table:formula="of:=MOD([.F1202]+1/[.$H$2];5)" office:value-type="float" office:value="4.99999999999995" calcext:value-type="float">
            <text:p>4,99999999999995</text:p>
          </table:table-cell>
          <table:table-cell table:formula="of:=IF([.F1203]=0;[.G1202]+2+1/[.$H$2];[.G1202]+1/[.$H$2])" office:value-type="float" office:value="20.0000000000001" calcext:value-type="float">
            <text:p>20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4]))" office:value-type="date" office:date-value="2019-10-27T17:21:21.628522" calcext:value-type="date">
            <text:p>2019-10-27 17:21:22</text:p>
          </table:table-cell>
          <table:table-cell table:style-name="ce7" table:formula="of:=[.A1204]" office:value-type="date" office:date-value="2019-10-27T17:21:21.628522" calcext:value-type="date">
            <text:p>2019-10-27 17:21:22</text:p>
          </table:table-cell>
          <table:table-cell table:formula="of:=TRUNC([.A1204])" office:value-type="float" office:value="43765" calcext:value-type="float">
            <text:p>43765</text:p>
          </table:table-cell>
          <table:table-cell table:style-name="ce12" table:formula="of:=[.B1204]-[.C1204]" office:value-type="date" office:date-value="1899-12-30T17:21:21.62852246314" calcext:value-type="date">
            <text:p>12/30/99 05:21 PM</text:p>
          </table:table-cell>
          <table:table-cell table:formula="of:=MOD([.E1203]-[.$E$2];[.$H$2])+1+[.$E$2]" office:value-type="float" office:value="222" calcext:value-type="float">
            <text:p>222</text:p>
          </table:table-cell>
          <table:table-cell table:formula="of:=MOD([.F1203]+1/[.$H$2];5)" office:value-type="float" office:value="0.0166666666666169" calcext:value-type="float">
            <text:p>0,016666666666617</text:p>
          </table:table-cell>
          <table:table-cell table:formula="of:=IF([.F1204]=0;[.G1203]+2+1/[.$H$2];[.G1203]+1/[.$H$2])" office:value-type="float" office:value="20.0166666666668" calcext:value-type="float">
            <text:p>20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5]))" office:value-type="date" office:date-value="2019-10-27T18:01:10.881451" calcext:value-type="date">
            <text:p>2019-10-27 18:01:11</text:p>
          </table:table-cell>
          <table:table-cell table:style-name="ce7" table:formula="of:=[.A1205]" office:value-type="date" office:date-value="2019-10-27T18:01:10.881451" calcext:value-type="date">
            <text:p>2019-10-27 18:01:11</text:p>
          </table:table-cell>
          <table:table-cell table:formula="of:=TRUNC([.A1205])" office:value-type="float" office:value="43765" calcext:value-type="float">
            <text:p>43765</text:p>
          </table:table-cell>
          <table:table-cell table:style-name="ce12" table:formula="of:=[.B1205]-[.C1205]" office:value-type="date" office:date-value="1899-12-30T18:01:10.88145143352" calcext:value-type="date">
            <text:p>12/30/99 06:01 PM</text:p>
          </table:table-cell>
          <table:table-cell table:formula="of:=MOD([.E1204]-[.$E$2];[.$H$2])+1+[.$E$2]" office:value-type="float" office:value="223" calcext:value-type="float">
            <text:p>223</text:p>
          </table:table-cell>
          <table:table-cell table:formula="of:=MOD([.F1204]+1/[.$H$2];5)" office:value-type="float" office:value="0.0333333333332835" calcext:value-type="float">
            <text:p>0,033333333333284</text:p>
          </table:table-cell>
          <table:table-cell table:formula="of:=IF([.F1205]=0;[.G1204]+2+1/[.$H$2];[.G1204]+1/[.$H$2])" office:value-type="float" office:value="20.0333333333335" calcext:value-type="float">
            <text:p>20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6]))" office:value-type="date" office:date-value="2019-10-27T18:12:30.674164" calcext:value-type="date">
            <text:p>2019-10-27 18:12:31</text:p>
          </table:table-cell>
          <table:table-cell table:style-name="ce7" table:formula="of:=[.A1206]" office:value-type="date" office:date-value="2019-10-27T18:12:30.674164" calcext:value-type="date">
            <text:p>2019-10-27 18:12:31</text:p>
          </table:table-cell>
          <table:table-cell table:formula="of:=TRUNC([.A1206])" office:value-type="float" office:value="43765" calcext:value-type="float">
            <text:p>43765</text:p>
          </table:table-cell>
          <table:table-cell table:style-name="ce12" table:formula="of:=[.B1206]-[.C1206]" office:value-type="date" office:date-value="1899-12-30T18:12:30.67416394595" calcext:value-type="date">
            <text:p>12/30/99 06:12 PM</text:p>
          </table:table-cell>
          <table:table-cell table:formula="of:=MOD([.E1205]-[.$E$2];[.$H$2])+1+[.$E$2]" office:value-type="float" office:value="224" calcext:value-type="float">
            <text:p>224</text:p>
          </table:table-cell>
          <table:table-cell table:formula="of:=MOD([.F1205]+1/[.$H$2];5)" office:value-type="float" office:value="0.0499999999999502" calcext:value-type="float">
            <text:p>0,04999999999995</text:p>
          </table:table-cell>
          <table:table-cell table:formula="of:=IF([.F1206]=0;[.G1205]+2+1/[.$H$2];[.G1205]+1/[.$H$2])" office:value-type="float" office:value="20.0500000000001" calcext:value-type="float">
            <text:p>20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7]))" office:value-type="date" office:date-value="2019-10-27T17:57:56.176478" calcext:value-type="date">
            <text:p>2019-10-27 17:57:56</text:p>
          </table:table-cell>
          <table:table-cell table:style-name="ce7" table:formula="of:=[.A1207]" office:value-type="date" office:date-value="2019-10-27T17:57:56.176478" calcext:value-type="date">
            <text:p>2019-10-27 17:57:56</text:p>
          </table:table-cell>
          <table:table-cell table:formula="of:=TRUNC([.A1207])" office:value-type="float" office:value="43765" calcext:value-type="float">
            <text:p>43765</text:p>
          </table:table-cell>
          <table:table-cell table:style-name="ce12" table:formula="of:=[.B1207]-[.C1207]" office:value-type="date" office:date-value="1899-12-30T17:57:56.17647817824" calcext:value-type="date">
            <text:p>12/30/99 05:57 PM</text:p>
          </table:table-cell>
          <table:table-cell table:formula="of:=MOD([.E1206]-[.$E$2];[.$H$2])+1+[.$E$2]" office:value-type="float" office:value="225" calcext:value-type="float">
            <text:p>225</text:p>
          </table:table-cell>
          <table:table-cell table:formula="of:=MOD([.F1206]+1/[.$H$2];5)" office:value-type="float" office:value="0.0666666666666169" calcext:value-type="float">
            <text:p>0,066666666666617</text:p>
          </table:table-cell>
          <table:table-cell table:formula="of:=IF([.F1207]=0;[.G1206]+2+1/[.$H$2];[.G1206]+1/[.$H$2])" office:value-type="float" office:value="20.0666666666668" calcext:value-type="float">
            <text:p>20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8]))" office:value-type="date" office:date-value="2019-10-27T18:15:05.779432" calcext:value-type="date">
            <text:p>2019-10-27 18:15:06</text:p>
          </table:table-cell>
          <table:table-cell table:style-name="ce7" table:formula="of:=[.A1208]" office:value-type="date" office:date-value="2019-10-27T18:15:05.779432" calcext:value-type="date">
            <text:p>2019-10-27 18:15:06</text:p>
          </table:table-cell>
          <table:table-cell table:formula="of:=TRUNC([.A1208])" office:value-type="float" office:value="43765" calcext:value-type="float">
            <text:p>43765</text:p>
          </table:table-cell>
          <table:table-cell table:style-name="ce12" table:formula="of:=[.B1208]-[.C1208]" office:value-type="date" office:date-value="1899-12-30T18:15:05.7794324588" calcext:value-type="date">
            <text:p>12/30/99 06:15 PM</text:p>
          </table:table-cell>
          <table:table-cell table:formula="of:=MOD([.E1207]-[.$E$2];[.$H$2])+1+[.$E$2]" office:value-type="float" office:value="226" calcext:value-type="float">
            <text:p>226</text:p>
          </table:table-cell>
          <table:table-cell table:formula="of:=MOD([.F1207]+1/[.$H$2];5)" office:value-type="float" office:value="0.0833333333332835" calcext:value-type="float">
            <text:p>0,083333333333284</text:p>
          </table:table-cell>
          <table:table-cell table:formula="of:=IF([.F1208]=0;[.G1207]+2+1/[.$H$2];[.G1207]+1/[.$H$2])" office:value-type="float" office:value="20.0833333333335" calcext:value-type="float">
            <text:p>20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9]))" office:value-type="date" office:date-value="2019-10-27T17:41:45.027242" calcext:value-type="date">
            <text:p>2019-10-27 17:41:45</text:p>
          </table:table-cell>
          <table:table-cell table:style-name="ce7" table:formula="of:=[.A1209]" office:value-type="date" office:date-value="2019-10-27T17:41:45.027242" calcext:value-type="date">
            <text:p>2019-10-27 17:41:45</text:p>
          </table:table-cell>
          <table:table-cell table:formula="of:=TRUNC([.A1209])" office:value-type="float" office:value="43765" calcext:value-type="float">
            <text:p>43765</text:p>
          </table:table-cell>
          <table:table-cell table:style-name="ce12" table:formula="of:=[.B1209]-[.C1209]" office:value-type="date" office:date-value="1899-12-30T17:41:45.02724212129" calcext:value-type="date">
            <text:p>12/30/99 05:41 PM</text:p>
          </table:table-cell>
          <table:table-cell table:formula="of:=MOD([.E1208]-[.$E$2];[.$H$2])+1+[.$E$2]" office:value-type="float" office:value="227" calcext:value-type="float">
            <text:p>227</text:p>
          </table:table-cell>
          <table:table-cell table:formula="of:=MOD([.F1208]+1/[.$H$2];5)" office:value-type="float" office:value="0.0999999999999502" calcext:value-type="float">
            <text:p>0,09999999999995</text:p>
          </table:table-cell>
          <table:table-cell table:formula="of:=IF([.F1209]=0;[.G1208]+2+1/[.$H$2];[.G1208]+1/[.$H$2])" office:value-type="float" office:value="20.1000000000001" calcext:value-type="float">
            <text:p>20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0]))" office:value-type="date" office:date-value="2019-10-27T18:04:50.628775" calcext:value-type="date">
            <text:p>2019-10-27 18:04:51</text:p>
          </table:table-cell>
          <table:table-cell table:style-name="ce7" table:formula="of:=[.A1210]" office:value-type="date" office:date-value="2019-10-27T18:04:50.628775" calcext:value-type="date">
            <text:p>2019-10-27 18:04:51</text:p>
          </table:table-cell>
          <table:table-cell table:formula="of:=TRUNC([.A1210])" office:value-type="float" office:value="43765" calcext:value-type="float">
            <text:p>43765</text:p>
          </table:table-cell>
          <table:table-cell table:style-name="ce12" table:formula="of:=[.B1210]-[.C1210]" office:value-type="date" office:date-value="1899-12-30T18:04:50.62877465039" calcext:value-type="date">
            <text:p>12/30/99 06:04 PM</text:p>
          </table:table-cell>
          <table:table-cell table:formula="of:=MOD([.E1209]-[.$E$2];[.$H$2])+1+[.$E$2]" office:value-type="float" office:value="228" calcext:value-type="float">
            <text:p>228</text:p>
          </table:table-cell>
          <table:table-cell table:formula="of:=MOD([.F1209]+1/[.$H$2];5)" office:value-type="float" office:value="0.116666666666617" calcext:value-type="float">
            <text:p>0,116666666666617</text:p>
          </table:table-cell>
          <table:table-cell table:formula="of:=IF([.F1210]=0;[.G1209]+2+1/[.$H$2];[.G1209]+1/[.$H$2])" office:value-type="float" office:value="20.1166666666668" calcext:value-type="float">
            <text:p>20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1]))" office:value-type="date" office:date-value="2019-10-27T18:06:17.765513" calcext:value-type="date">
            <text:p>2019-10-27 18:06:18</text:p>
          </table:table-cell>
          <table:table-cell table:style-name="ce7" table:formula="of:=[.A1211]" office:value-type="date" office:date-value="2019-10-27T18:06:17.765513" calcext:value-type="date">
            <text:p>2019-10-27 18:06:18</text:p>
          </table:table-cell>
          <table:table-cell table:formula="of:=TRUNC([.A1211])" office:value-type="float" office:value="43765" calcext:value-type="float">
            <text:p>43765</text:p>
          </table:table-cell>
          <table:table-cell table:style-name="ce12" table:formula="of:=[.B1211]-[.C1211]" office:value-type="date" office:date-value="1899-12-30T18:06:17.76551283896" calcext:value-type="date">
            <text:p>12/30/99 06:06 PM</text:p>
          </table:table-cell>
          <table:table-cell table:formula="of:=MOD([.E1210]-[.$E$2];[.$H$2])+1+[.$E$2]" office:value-type="float" office:value="229" calcext:value-type="float">
            <text:p>229</text:p>
          </table:table-cell>
          <table:table-cell table:formula="of:=MOD([.F1210]+1/[.$H$2];5)" office:value-type="float" office:value="0.133333333333284" calcext:value-type="float">
            <text:p>0,133333333333284</text:p>
          </table:table-cell>
          <table:table-cell table:formula="of:=IF([.F1211]=0;[.G1210]+2+1/[.$H$2];[.G1210]+1/[.$H$2])" office:value-type="float" office:value="20.1333333333335" calcext:value-type="float">
            <text:p>20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2]))" office:value-type="date" office:date-value="2019-10-27T18:12:50.100946" calcext:value-type="date">
            <text:p>2019-10-27 18:12:50</text:p>
          </table:table-cell>
          <table:table-cell table:style-name="ce7" table:formula="of:=[.A1212]" office:value-type="date" office:date-value="2019-10-27T18:12:50.100946" calcext:value-type="date">
            <text:p>2019-10-27 18:12:50</text:p>
          </table:table-cell>
          <table:table-cell table:formula="of:=TRUNC([.A1212])" office:value-type="float" office:value="43765" calcext:value-type="float">
            <text:p>43765</text:p>
          </table:table-cell>
          <table:table-cell table:style-name="ce12" table:formula="of:=[.B1212]-[.C1212]" office:value-type="date" office:date-value="1899-12-30T18:12:50.10094576981" calcext:value-type="date">
            <text:p>12/30/99 06:12 PM</text:p>
          </table:table-cell>
          <table:table-cell table:formula="of:=MOD([.E1211]-[.$E$2];[.$H$2])+1+[.$E$2]" office:value-type="float" office:value="230" calcext:value-type="float">
            <text:p>230</text:p>
          </table:table-cell>
          <table:table-cell table:formula="of:=MOD([.F1211]+1/[.$H$2];5)" office:value-type="float" office:value="0.14999999999995" calcext:value-type="float">
            <text:p>0,14999999999995</text:p>
          </table:table-cell>
          <table:table-cell table:formula="of:=IF([.F1212]=0;[.G1211]+2+1/[.$H$2];[.G1211]+1/[.$H$2])" office:value-type="float" office:value="20.1500000000001" calcext:value-type="float">
            <text:p>20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3]))" office:value-type="date" office:date-value="2019-10-27T18:28:36.149951" calcext:value-type="date">
            <text:p>2019-10-27 18:28:36</text:p>
          </table:table-cell>
          <table:table-cell table:style-name="ce7" table:formula="of:=[.A1213]" office:value-type="date" office:date-value="2019-10-27T18:28:36.149951" calcext:value-type="date">
            <text:p>2019-10-27 18:28:36</text:p>
          </table:table-cell>
          <table:table-cell table:formula="of:=TRUNC([.A1213])" office:value-type="float" office:value="43765" calcext:value-type="float">
            <text:p>43765</text:p>
          </table:table-cell>
          <table:table-cell table:style-name="ce12" table:formula="of:=[.B1213]-[.C1213]" office:value-type="date" office:date-value="1899-12-30T18:28:36.14995147102" calcext:value-type="date">
            <text:p>12/30/99 06:28 PM</text:p>
          </table:table-cell>
          <table:table-cell table:formula="of:=MOD([.E1212]-[.$E$2];[.$H$2])+1+[.$E$2]" office:value-type="float" office:value="231" calcext:value-type="float">
            <text:p>231</text:p>
          </table:table-cell>
          <table:table-cell table:formula="of:=MOD([.F1212]+1/[.$H$2];5)" office:value-type="float" office:value="0.166666666666617" calcext:value-type="float">
            <text:p>0,166666666666617</text:p>
          </table:table-cell>
          <table:table-cell table:formula="of:=IF([.F1213]=0;[.G1212]+2+1/[.$H$2];[.G1212]+1/[.$H$2])" office:value-type="float" office:value="20.1666666666668" calcext:value-type="float">
            <text:p>20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4]))" office:value-type="date" office:date-value="2019-10-27T17:56:20.890083" calcext:value-type="date">
            <text:p>2019-10-27 17:56:21</text:p>
          </table:table-cell>
          <table:table-cell table:style-name="ce7" table:formula="of:=[.A1214]" office:value-type="date" office:date-value="2019-10-27T17:56:20.890083" calcext:value-type="date">
            <text:p>2019-10-27 17:56:21</text:p>
          </table:table-cell>
          <table:table-cell table:formula="of:=TRUNC([.A1214])" office:value-type="float" office:value="43765" calcext:value-type="float">
            <text:p>43765</text:p>
          </table:table-cell>
          <table:table-cell table:style-name="ce12" table:formula="of:=[.B1214]-[.C1214]" office:value-type="date" office:date-value="1899-12-30T17:56:20.8900834294" calcext:value-type="date">
            <text:p>12/30/99 05:56 PM</text:p>
          </table:table-cell>
          <table:table-cell table:formula="of:=MOD([.E1213]-[.$E$2];[.$H$2])+1+[.$E$2]" office:value-type="float" office:value="232" calcext:value-type="float">
            <text:p>232</text:p>
          </table:table-cell>
          <table:table-cell table:formula="of:=MOD([.F1213]+1/[.$H$2];5)" office:value-type="float" office:value="0.183333333333284" calcext:value-type="float">
            <text:p>0,183333333333284</text:p>
          </table:table-cell>
          <table:table-cell table:formula="of:=IF([.F1214]=0;[.G1213]+2+1/[.$H$2];[.G1213]+1/[.$H$2])" office:value-type="float" office:value="20.1833333333335" calcext:value-type="float">
            <text:p>20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5]))" office:value-type="date" office:date-value="2019-10-27T18:01:26.805349" calcext:value-type="date">
            <text:p>2019-10-27 18:01:27</text:p>
          </table:table-cell>
          <table:table-cell table:style-name="ce7" table:formula="of:=[.A1215]" office:value-type="date" office:date-value="2019-10-27T18:01:26.805349" calcext:value-type="date">
            <text:p>2019-10-27 18:01:27</text:p>
          </table:table-cell>
          <table:table-cell table:formula="of:=TRUNC([.A1215])" office:value-type="float" office:value="43765" calcext:value-type="float">
            <text:p>43765</text:p>
          </table:table-cell>
          <table:table-cell table:style-name="ce12" table:formula="of:=[.B1215]-[.C1215]" office:value-type="date" office:date-value="1899-12-30T18:01:26.80534854066" calcext:value-type="date">
            <text:p>12/30/99 06:01 PM</text:p>
          </table:table-cell>
          <table:table-cell table:formula="of:=MOD([.E1214]-[.$E$2];[.$H$2])+1+[.$E$2]" office:value-type="float" office:value="233" calcext:value-type="float">
            <text:p>233</text:p>
          </table:table-cell>
          <table:table-cell table:formula="of:=MOD([.F1214]+1/[.$H$2];5)" office:value-type="float" office:value="0.19999999999995" calcext:value-type="float">
            <text:p>0,19999999999995</text:p>
          </table:table-cell>
          <table:table-cell table:formula="of:=IF([.F1215]=0;[.G1214]+2+1/[.$H$2];[.G1214]+1/[.$H$2])" office:value-type="float" office:value="20.2000000000001" calcext:value-type="float">
            <text:p>20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6]))" office:value-type="date" office:date-value="2019-10-27T18:04:24.718805" calcext:value-type="date">
            <text:p>2019-10-27 18:04:25</text:p>
          </table:table-cell>
          <table:table-cell table:style-name="ce7" table:formula="of:=[.A1216]" office:value-type="date" office:date-value="2019-10-27T18:04:24.718805" calcext:value-type="date">
            <text:p>2019-10-27 18:04:25</text:p>
          </table:table-cell>
          <table:table-cell table:formula="of:=TRUNC([.A1216])" office:value-type="float" office:value="43765" calcext:value-type="float">
            <text:p>43765</text:p>
          </table:table-cell>
          <table:table-cell table:style-name="ce12" table:formula="of:=[.B1216]-[.C1216]" office:value-type="date" office:date-value="1899-12-30T18:04:24.71880467143" calcext:value-type="date">
            <text:p>12/30/99 06:04 PM</text:p>
          </table:table-cell>
          <table:table-cell table:formula="of:=MOD([.E1215]-[.$E$2];[.$H$2])+1+[.$E$2]" office:value-type="float" office:value="234" calcext:value-type="float">
            <text:p>234</text:p>
          </table:table-cell>
          <table:table-cell table:formula="of:=MOD([.F1215]+1/[.$H$2];5)" office:value-type="float" office:value="0.216666666666617" calcext:value-type="float">
            <text:p>0,216666666666617</text:p>
          </table:table-cell>
          <table:table-cell table:formula="of:=IF([.F1216]=0;[.G1215]+2+1/[.$H$2];[.G1215]+1/[.$H$2])" office:value-type="float" office:value="20.2166666666668" calcext:value-type="float">
            <text:p>20,2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7]))" office:value-type="date" office:date-value="2019-10-27T17:55:41.891904" calcext:value-type="date">
            <text:p>2019-10-27 17:55:42</text:p>
          </table:table-cell>
          <table:table-cell table:style-name="ce7" table:formula="of:=[.A1217]" office:value-type="date" office:date-value="2019-10-27T17:55:41.891904" calcext:value-type="date">
            <text:p>2019-10-27 17:55:42</text:p>
          </table:table-cell>
          <table:table-cell table:formula="of:=TRUNC([.A1217])" office:value-type="float" office:value="43765" calcext:value-type="float">
            <text:p>43765</text:p>
          </table:table-cell>
          <table:table-cell table:style-name="ce12" table:formula="of:=[.B1217]-[.C1217]" office:value-type="date" office:date-value="1899-12-30T17:55:41.8919042917" calcext:value-type="date">
            <text:p>12/30/99 05:55 PM</text:p>
          </table:table-cell>
          <table:table-cell table:formula="of:=MOD([.E1216]-[.$E$2];[.$H$2])+1+[.$E$2]" office:value-type="float" office:value="235" calcext:value-type="float">
            <text:p>235</text:p>
          </table:table-cell>
          <table:table-cell table:formula="of:=MOD([.F1216]+1/[.$H$2];5)" office:value-type="float" office:value="0.233333333333283" calcext:value-type="float">
            <text:p>0,233333333333283</text:p>
          </table:table-cell>
          <table:table-cell table:formula="of:=IF([.F1217]=0;[.G1216]+2+1/[.$H$2];[.G1216]+1/[.$H$2])" office:value-type="float" office:value="20.2333333333335" calcext:value-type="float">
            <text:p>20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8]))" office:value-type="date" office:date-value="2019-10-27T17:49:55.737355" calcext:value-type="date">
            <text:p>2019-10-27 17:49:56</text:p>
          </table:table-cell>
          <table:table-cell table:style-name="ce7" table:formula="of:=[.A1218]" office:value-type="date" office:date-value="2019-10-27T17:49:55.737355" calcext:value-type="date">
            <text:p>2019-10-27 17:49:56</text:p>
          </table:table-cell>
          <table:table-cell table:formula="of:=TRUNC([.A1218])" office:value-type="float" office:value="43765" calcext:value-type="float">
            <text:p>43765</text:p>
          </table:table-cell>
          <table:table-cell table:style-name="ce12" table:formula="of:=[.B1218]-[.C1218]" office:value-type="date" office:date-value="1899-12-30T17:49:55.73735457379" calcext:value-type="date">
            <text:p>12/30/99 05:49 PM</text:p>
          </table:table-cell>
          <table:table-cell table:formula="of:=MOD([.E1217]-[.$E$2];[.$H$2])+1+[.$E$2]" office:value-type="float" office:value="236" calcext:value-type="float">
            <text:p>236</text:p>
          </table:table-cell>
          <table:table-cell table:formula="of:=MOD([.F1217]+1/[.$H$2];5)" office:value-type="float" office:value="0.24999999999995" calcext:value-type="float">
            <text:p>0,24999999999995</text:p>
          </table:table-cell>
          <table:table-cell table:formula="of:=IF([.F1218]=0;[.G1217]+2+1/[.$H$2];[.G1217]+1/[.$H$2])" office:value-type="float" office:value="20.2500000000001" calcext:value-type="float">
            <text:p>20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9]))" office:value-type="date" office:date-value="2019-10-27T17:53:07.014039" calcext:value-type="date">
            <text:p>2019-10-27 17:53:07</text:p>
          </table:table-cell>
          <table:table-cell table:style-name="ce7" table:formula="of:=[.A1219]" office:value-type="date" office:date-value="2019-10-27T17:53:07.014039" calcext:value-type="date">
            <text:p>2019-10-27 17:53:07</text:p>
          </table:table-cell>
          <table:table-cell table:formula="of:=TRUNC([.A1219])" office:value-type="float" office:value="43765" calcext:value-type="float">
            <text:p>43765</text:p>
          </table:table-cell>
          <table:table-cell table:style-name="ce12" table:formula="of:=[.B1219]-[.C1219]" office:value-type="date" office:date-value="1899-12-30T17:53:07.01403911691" calcext:value-type="date">
            <text:p>12/30/99 05:53 PM</text:p>
          </table:table-cell>
          <table:table-cell table:formula="of:=MOD([.E1218]-[.$E$2];[.$H$2])+1+[.$E$2]" office:value-type="float" office:value="237" calcext:value-type="float">
            <text:p>237</text:p>
          </table:table-cell>
          <table:table-cell table:formula="of:=MOD([.F1218]+1/[.$H$2];5)" office:value-type="float" office:value="0.266666666666617" calcext:value-type="float">
            <text:p>0,266666666666617</text:p>
          </table:table-cell>
          <table:table-cell table:formula="of:=IF([.F1219]=0;[.G1218]+2+1/[.$H$2];[.G1218]+1/[.$H$2])" office:value-type="float" office:value="20.2666666666668" calcext:value-type="float">
            <text:p>20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0]))" office:value-type="date" office:date-value="2019-10-27T18:15:31.220026" calcext:value-type="date">
            <text:p>2019-10-27 18:15:31</text:p>
          </table:table-cell>
          <table:table-cell table:style-name="ce7" table:formula="of:=[.A1220]" office:value-type="date" office:date-value="2019-10-27T18:15:31.220026" calcext:value-type="date">
            <text:p>2019-10-27 18:15:31</text:p>
          </table:table-cell>
          <table:table-cell table:formula="of:=TRUNC([.A1220])" office:value-type="float" office:value="43765" calcext:value-type="float">
            <text:p>43765</text:p>
          </table:table-cell>
          <table:table-cell table:style-name="ce12" table:formula="of:=[.B1220]-[.C1220]" office:value-type="date" office:date-value="1899-12-30T18:15:31.22002633754" calcext:value-type="date">
            <text:p>12/30/99 06:15 PM</text:p>
          </table:table-cell>
          <table:table-cell table:formula="of:=MOD([.E1219]-[.$E$2];[.$H$2])+1+[.$E$2]" office:value-type="float" office:value="238" calcext:value-type="float">
            <text:p>238</text:p>
          </table:table-cell>
          <table:table-cell table:formula="of:=MOD([.F1219]+1/[.$H$2];5)" office:value-type="float" office:value="0.283333333333283" calcext:value-type="float">
            <text:p>0,283333333333283</text:p>
          </table:table-cell>
          <table:table-cell table:formula="of:=IF([.F1220]=0;[.G1219]+2+1/[.$H$2];[.G1219]+1/[.$H$2])" office:value-type="float" office:value="20.2833333333335" calcext:value-type="float">
            <text:p>20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1]))" office:value-type="date" office:date-value="2019-10-27T18:26:17.501397" calcext:value-type="date">
            <text:p>2019-10-27 18:26:18</text:p>
          </table:table-cell>
          <table:table-cell table:style-name="ce7" table:formula="of:=[.A1221]" office:value-type="date" office:date-value="2019-10-27T18:26:17.501397" calcext:value-type="date">
            <text:p>2019-10-27 18:26:18</text:p>
          </table:table-cell>
          <table:table-cell table:formula="of:=TRUNC([.A1221])" office:value-type="float" office:value="43765" calcext:value-type="float">
            <text:p>43765</text:p>
          </table:table-cell>
          <table:table-cell table:style-name="ce12" table:formula="of:=[.B1221]-[.C1221]" office:value-type="date" office:date-value="1899-12-30T18:26:17.5013969047" calcext:value-type="date">
            <text:p>12/30/99 06:26 PM</text:p>
          </table:table-cell>
          <table:table-cell table:formula="of:=MOD([.E1220]-[.$E$2];[.$H$2])+1+[.$E$2]" office:value-type="float" office:value="239" calcext:value-type="float">
            <text:p>239</text:p>
          </table:table-cell>
          <table:table-cell table:formula="of:=MOD([.F1220]+1/[.$H$2];5)" office:value-type="float" office:value="0.29999999999995" calcext:value-type="float">
            <text:p>0,29999999999995</text:p>
          </table:table-cell>
          <table:table-cell table:formula="of:=IF([.F1221]=0;[.G1220]+2+1/[.$H$2];[.G1220]+1/[.$H$2])" office:value-type="float" office:value="20.3000000000001" calcext:value-type="float">
            <text:p>20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2]))" office:value-type="date" office:date-value="2019-10-27T18:14:29.334415" calcext:value-type="date">
            <text:p>2019-10-27 18:14:29</text:p>
          </table:table-cell>
          <table:table-cell table:style-name="ce7" table:formula="of:=[.A1222]" office:value-type="date" office:date-value="2019-10-27T18:14:29.334415" calcext:value-type="date">
            <text:p>2019-10-27 18:14:29</text:p>
          </table:table-cell>
          <table:table-cell table:formula="of:=TRUNC([.A1222])" office:value-type="float" office:value="43765" calcext:value-type="float">
            <text:p>43765</text:p>
          </table:table-cell>
          <table:table-cell table:style-name="ce12" table:formula="of:=[.B1222]-[.C1222]" office:value-type="date" office:date-value="1899-12-30T18:14:29.33441476431" calcext:value-type="date">
            <text:p>12/30/99 06:14 PM</text:p>
          </table:table-cell>
          <table:table-cell table:formula="of:=MOD([.E1221]-[.$E$2];[.$H$2])+1+[.$E$2]" office:value-type="float" office:value="240" calcext:value-type="float">
            <text:p>240</text:p>
          </table:table-cell>
          <table:table-cell table:formula="of:=MOD([.F1221]+1/[.$H$2];5)" office:value-type="float" office:value="0.316666666666617" calcext:value-type="float">
            <text:p>0,316666666666617</text:p>
          </table:table-cell>
          <table:table-cell table:formula="of:=IF([.F1222]=0;[.G1221]+2+1/[.$H$2];[.G1221]+1/[.$H$2])" office:value-type="float" office:value="20.3166666666668" calcext:value-type="float">
            <text:p>20,3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3]))" office:value-type="date" office:date-value="2019-10-27T17:56:56.672135" calcext:value-type="date">
            <text:p>2019-10-27 17:56:57</text:p>
          </table:table-cell>
          <table:table-cell table:style-name="ce7" table:formula="of:=[.A1223]" office:value-type="date" office:date-value="2019-10-27T17:56:56.672135" calcext:value-type="date">
            <text:p>2019-10-27 17:56:57</text:p>
          </table:table-cell>
          <table:table-cell table:formula="of:=TRUNC([.A1223])" office:value-type="float" office:value="43765" calcext:value-type="float">
            <text:p>43765</text:p>
          </table:table-cell>
          <table:table-cell table:style-name="ce12" table:formula="of:=[.B1223]-[.C1223]" office:value-type="date" office:date-value="1899-12-30T17:56:56.67213512119" calcext:value-type="date">
            <text:p>12/30/99 05:56 PM</text:p>
          </table:table-cell>
          <table:table-cell table:formula="of:=MOD([.E1222]-[.$E$2];[.$H$2])+1+[.$E$2]" office:value-type="float" office:value="241" calcext:value-type="float">
            <text:p>241</text:p>
          </table:table-cell>
          <table:table-cell table:formula="of:=MOD([.F1222]+1/[.$H$2];5)" office:value-type="float" office:value="0.333333333333283" calcext:value-type="float">
            <text:p>0,333333333333283</text:p>
          </table:table-cell>
          <table:table-cell table:formula="of:=IF([.F1223]=0;[.G1222]+2+1/[.$H$2];[.G1222]+1/[.$H$2])" office:value-type="float" office:value="20.3333333333335" calcext:value-type="float">
            <text:p>20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4]))" office:value-type="date" office:date-value="2019-10-27T18:19:34.943389" calcext:value-type="date">
            <text:p>2019-10-27 18:19:35</text:p>
          </table:table-cell>
          <table:table-cell table:style-name="ce7" table:formula="of:=[.A1224]" office:value-type="date" office:date-value="2019-10-27T18:19:34.943389" calcext:value-type="date">
            <text:p>2019-10-27 18:19:35</text:p>
          </table:table-cell>
          <table:table-cell table:formula="of:=TRUNC([.A1224])" office:value-type="float" office:value="43765" calcext:value-type="float">
            <text:p>43765</text:p>
          </table:table-cell>
          <table:table-cell table:style-name="ce12" table:formula="of:=[.B1224]-[.C1224]" office:value-type="date" office:date-value="1899-12-30T18:19:34.94338878896" calcext:value-type="date">
            <text:p>12/30/99 06:19 PM</text:p>
          </table:table-cell>
          <table:table-cell table:formula="of:=MOD([.E1223]-[.$E$2];[.$H$2])+1+[.$E$2]" office:value-type="float" office:value="242" calcext:value-type="float">
            <text:p>242</text:p>
          </table:table-cell>
          <table:table-cell table:formula="of:=MOD([.F1223]+1/[.$H$2];5)" office:value-type="float" office:value="0.34999999999995" calcext:value-type="float">
            <text:p>0,34999999999995</text:p>
          </table:table-cell>
          <table:table-cell table:formula="of:=IF([.F1224]=0;[.G1223]+2+1/[.$H$2];[.G1223]+1/[.$H$2])" office:value-type="float" office:value="20.3500000000001" calcext:value-type="float">
            <text:p>20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5]))" office:value-type="date" office:date-value="2019-10-27T18:08:06.070446" calcext:value-type="date">
            <text:p>2019-10-27 18:08:06</text:p>
          </table:table-cell>
          <table:table-cell table:style-name="ce7" table:formula="of:=[.A1225]" office:value-type="date" office:date-value="2019-10-27T18:08:06.070446" calcext:value-type="date">
            <text:p>2019-10-27 18:08:06</text:p>
          </table:table-cell>
          <table:table-cell table:formula="of:=TRUNC([.A1225])" office:value-type="float" office:value="43765" calcext:value-type="float">
            <text:p>43765</text:p>
          </table:table-cell>
          <table:table-cell table:style-name="ce12" table:formula="of:=[.B1225]-[.C1225]" office:value-type="date" office:date-value="1899-12-30T18:08:06.07044615783" calcext:value-type="date">
            <text:p>12/30/99 06:08 PM</text:p>
          </table:table-cell>
          <table:table-cell table:formula="of:=MOD([.E1224]-[.$E$2];[.$H$2])+1+[.$E$2]" office:value-type="float" office:value="243" calcext:value-type="float">
            <text:p>243</text:p>
          </table:table-cell>
          <table:table-cell table:formula="of:=MOD([.F1224]+1/[.$H$2];5)" office:value-type="float" office:value="0.366666666666617" calcext:value-type="float">
            <text:p>0,366666666666617</text:p>
          </table:table-cell>
          <table:table-cell table:formula="of:=IF([.F1225]=0;[.G1224]+2+1/[.$H$2];[.G1224]+1/[.$H$2])" office:value-type="float" office:value="20.3666666666668" calcext:value-type="float">
            <text:p>20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6]))" office:value-type="date" office:date-value="2019-10-27T17:35:48.786501" calcext:value-type="date">
            <text:p>2019-10-27 17:35:49</text:p>
          </table:table-cell>
          <table:table-cell table:style-name="ce7" table:formula="of:=[.A1226]" office:value-type="date" office:date-value="2019-10-27T17:35:48.786501" calcext:value-type="date">
            <text:p>2019-10-27 17:35:49</text:p>
          </table:table-cell>
          <table:table-cell table:formula="of:=TRUNC([.A1226])" office:value-type="float" office:value="43765" calcext:value-type="float">
            <text:p>43765</text:p>
          </table:table-cell>
          <table:table-cell table:style-name="ce12" table:formula="of:=[.B1226]-[.C1226]" office:value-type="date" office:date-value="1899-12-30T17:35:48.78650126047" calcext:value-type="date">
            <text:p>12/30/99 05:35 PM</text:p>
          </table:table-cell>
          <table:table-cell table:formula="of:=MOD([.E1225]-[.$E$2];[.$H$2])+1+[.$E$2]" office:value-type="float" office:value="244" calcext:value-type="float">
            <text:p>244</text:p>
          </table:table-cell>
          <table:table-cell table:formula="of:=MOD([.F1225]+1/[.$H$2];5)" office:value-type="float" office:value="0.383333333333283" calcext:value-type="float">
            <text:p>0,383333333333283</text:p>
          </table:table-cell>
          <table:table-cell table:formula="of:=IF([.F1226]=0;[.G1225]+2+1/[.$H$2];[.G1225]+1/[.$H$2])" office:value-type="float" office:value="20.3833333333335" calcext:value-type="float">
            <text:p>20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7]))" office:value-type="date" office:date-value="2019-10-27T18:13:28.727652" calcext:value-type="date">
            <text:p>2019-10-27 18:13:29</text:p>
          </table:table-cell>
          <table:table-cell table:style-name="ce7" table:formula="of:=[.A1227]" office:value-type="date" office:date-value="2019-10-27T18:13:28.727652" calcext:value-type="date">
            <text:p>2019-10-27 18:13:29</text:p>
          </table:table-cell>
          <table:table-cell table:formula="of:=TRUNC([.A1227])" office:value-type="float" office:value="43765" calcext:value-type="float">
            <text:p>43765</text:p>
          </table:table-cell>
          <table:table-cell table:style-name="ce12" table:formula="of:=[.B1227]-[.C1227]" office:value-type="date" office:date-value="1899-12-30T18:13:28.72765174136" calcext:value-type="date">
            <text:p>12/30/99 06:13 PM</text:p>
          </table:table-cell>
          <table:table-cell table:formula="of:=MOD([.E1226]-[.$E$2];[.$H$2])+1+[.$E$2]" office:value-type="float" office:value="245" calcext:value-type="float">
            <text:p>245</text:p>
          </table:table-cell>
          <table:table-cell table:formula="of:=MOD([.F1226]+1/[.$H$2];5)" office:value-type="float" office:value="0.39999999999995" calcext:value-type="float">
            <text:p>0,39999999999995</text:p>
          </table:table-cell>
          <table:table-cell table:formula="of:=IF([.F1227]=0;[.G1226]+2+1/[.$H$2];[.G1226]+1/[.$H$2])" office:value-type="float" office:value="20.4000000000001" calcext:value-type="float">
            <text:p>20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8]))" office:value-type="date" office:date-value="2019-10-27T18:00:36.454398" calcext:value-type="date">
            <text:p>2019-10-27 18:00:36</text:p>
          </table:table-cell>
          <table:table-cell table:style-name="ce7" table:formula="of:=[.A1228]" office:value-type="date" office:date-value="2019-10-27T18:00:36.454398" calcext:value-type="date">
            <text:p>2019-10-27 18:00:36</text:p>
          </table:table-cell>
          <table:table-cell table:formula="of:=TRUNC([.A1228])" office:value-type="float" office:value="43765" calcext:value-type="float">
            <text:p>43765</text:p>
          </table:table-cell>
          <table:table-cell table:style-name="ce12" table:formula="of:=[.B1228]-[.C1228]" office:value-type="date" office:date-value="1899-12-30T18:00:36.45439830143" calcext:value-type="date">
            <text:p>12/30/99 06:00 PM</text:p>
          </table:table-cell>
          <table:table-cell table:formula="of:=MOD([.E1227]-[.$E$2];[.$H$2])+1+[.$E$2]" office:value-type="float" office:value="246" calcext:value-type="float">
            <text:p>246</text:p>
          </table:table-cell>
          <table:table-cell table:formula="of:=MOD([.F1227]+1/[.$H$2];5)" office:value-type="float" office:value="0.416666666666617" calcext:value-type="float">
            <text:p>0,416666666666617</text:p>
          </table:table-cell>
          <table:table-cell table:formula="of:=IF([.F1228]=0;[.G1227]+2+1/[.$H$2];[.G1227]+1/[.$H$2])" office:value-type="float" office:value="20.4166666666668" calcext:value-type="float">
            <text:p>20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9]))" office:value-type="date" office:date-value="2019-10-27T18:05:00.880276" calcext:value-type="date">
            <text:p>2019-10-27 18:05:01</text:p>
          </table:table-cell>
          <table:table-cell table:style-name="ce7" table:formula="of:=[.A1229]" office:value-type="date" office:date-value="2019-10-27T18:05:00.880276" calcext:value-type="date">
            <text:p>2019-10-27 18:05:01</text:p>
          </table:table-cell>
          <table:table-cell table:formula="of:=TRUNC([.A1229])" office:value-type="float" office:value="43765" calcext:value-type="float">
            <text:p>43765</text:p>
          </table:table-cell>
          <table:table-cell table:style-name="ce12" table:formula="of:=[.B1229]-[.C1229]" office:value-type="date" office:date-value="1899-12-30T18:05:00.88027620222" calcext:value-type="date">
            <text:p>12/30/99 06:05 PM</text:p>
          </table:table-cell>
          <table:table-cell table:formula="of:=MOD([.E1228]-[.$E$2];[.$H$2])+1+[.$E$2]" office:value-type="float" office:value="247" calcext:value-type="float">
            <text:p>247</text:p>
          </table:table-cell>
          <table:table-cell table:formula="of:=MOD([.F1228]+1/[.$H$2];5)" office:value-type="float" office:value="0.433333333333283" calcext:value-type="float">
            <text:p>0,433333333333283</text:p>
          </table:table-cell>
          <table:table-cell table:formula="of:=IF([.F1229]=0;[.G1228]+2+1/[.$H$2];[.G1228]+1/[.$H$2])" office:value-type="float" office:value="20.4333333333335" calcext:value-type="float">
            <text:p>20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0]))" office:value-type="date" office:date-value="2019-10-27T17:48:19.298325" calcext:value-type="date">
            <text:p>2019-10-27 17:48:19</text:p>
          </table:table-cell>
          <table:table-cell table:style-name="ce7" table:formula="of:=[.A1230]" office:value-type="date" office:date-value="2019-10-27T17:48:19.298325" calcext:value-type="date">
            <text:p>2019-10-27 17:48:19</text:p>
          </table:table-cell>
          <table:table-cell table:formula="of:=TRUNC([.A1230])" office:value-type="float" office:value="43765" calcext:value-type="float">
            <text:p>43765</text:p>
          </table:table-cell>
          <table:table-cell table:style-name="ce12" table:formula="of:=[.B1230]-[.C1230]" office:value-type="date" office:date-value="1899-12-30T17:48:19.29832513444" calcext:value-type="date">
            <text:p>12/30/99 05:48 PM</text:p>
          </table:table-cell>
          <table:table-cell table:formula="of:=MOD([.E1229]-[.$E$2];[.$H$2])+1+[.$E$2]" office:value-type="float" office:value="248" calcext:value-type="float">
            <text:p>248</text:p>
          </table:table-cell>
          <table:table-cell table:formula="of:=MOD([.F1229]+1/[.$H$2];5)" office:value-type="float" office:value="0.44999999999995" calcext:value-type="float">
            <text:p>0,44999999999995</text:p>
          </table:table-cell>
          <table:table-cell table:formula="of:=IF([.F1230]=0;[.G1229]+2+1/[.$H$2];[.G1229]+1/[.$H$2])" office:value-type="float" office:value="20.4500000000001" calcext:value-type="float">
            <text:p>20,4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1]))" office:value-type="date" office:date-value="2019-10-27T17:35:11.895379" calcext:value-type="date">
            <text:p>2019-10-27 17:35:12</text:p>
          </table:table-cell>
          <table:table-cell table:style-name="ce7" table:formula="of:=[.A1231]" office:value-type="date" office:date-value="2019-10-27T17:35:11.895379" calcext:value-type="date">
            <text:p>2019-10-27 17:35:12</text:p>
          </table:table-cell>
          <table:table-cell table:formula="of:=TRUNC([.A1231])" office:value-type="float" office:value="43765" calcext:value-type="float">
            <text:p>43765</text:p>
          </table:table-cell>
          <table:table-cell table:style-name="ce12" table:formula="of:=[.B1231]-[.C1231]" office:value-type="date" office:date-value="1899-12-30T17:35:11.89537856262" calcext:value-type="date">
            <text:p>12/30/99 05:35 PM</text:p>
          </table:table-cell>
          <table:table-cell table:formula="of:=MOD([.E1230]-[.$E$2];[.$H$2])+1+[.$E$2]" office:value-type="float" office:value="249" calcext:value-type="float">
            <text:p>249</text:p>
          </table:table-cell>
          <table:table-cell table:formula="of:=MOD([.F1230]+1/[.$H$2];5)" office:value-type="float" office:value="0.466666666666617" calcext:value-type="float">
            <text:p>0,466666666666617</text:p>
          </table:table-cell>
          <table:table-cell table:formula="of:=IF([.F1231]=0;[.G1230]+2+1/[.$H$2];[.G1230]+1/[.$H$2])" office:value-type="float" office:value="20.4666666666668" calcext:value-type="float">
            <text:p>20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2]))" office:value-type="date" office:date-value="2019-10-27T18:03:10.379935" calcext:value-type="date">
            <text:p>2019-10-27 18:03:10</text:p>
          </table:table-cell>
          <table:table-cell table:style-name="ce7" table:formula="of:=[.A1232]" office:value-type="date" office:date-value="2019-10-27T18:03:10.379935" calcext:value-type="date">
            <text:p>2019-10-27 18:03:10</text:p>
          </table:table-cell>
          <table:table-cell table:formula="of:=TRUNC([.A1232])" office:value-type="float" office:value="43765" calcext:value-type="float">
            <text:p>43765</text:p>
          </table:table-cell>
          <table:table-cell table:style-name="ce12" table:formula="of:=[.B1232]-[.C1232]" office:value-type="date" office:date-value="1899-12-30T18:03:10.37993510719" calcext:value-type="date">
            <text:p>12/30/99 06:03 PM</text:p>
          </table:table-cell>
          <table:table-cell table:formula="of:=MOD([.E1231]-[.$E$2];[.$H$2])+1+[.$E$2]" office:value-type="float" office:value="250" calcext:value-type="float">
            <text:p>250</text:p>
          </table:table-cell>
          <table:table-cell table:formula="of:=MOD([.F1231]+1/[.$H$2];5)" office:value-type="float" office:value="0.483333333333283" calcext:value-type="float">
            <text:p>0,483333333333283</text:p>
          </table:table-cell>
          <table:table-cell table:formula="of:=IF([.F1232]=0;[.G1231]+2+1/[.$H$2];[.G1231]+1/[.$H$2])" office:value-type="float" office:value="20.4833333333335" calcext:value-type="float">
            <text:p>20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3]))" office:value-type="date" office:date-value="2019-10-27T18:07:00.488929" calcext:value-type="date">
            <text:p>2019-10-27 18:07:00</text:p>
          </table:table-cell>
          <table:table-cell table:style-name="ce7" table:formula="of:=[.A1233]" office:value-type="date" office:date-value="2019-10-27T18:07:00.488929" calcext:value-type="date">
            <text:p>2019-10-27 18:07:00</text:p>
          </table:table-cell>
          <table:table-cell table:formula="of:=TRUNC([.A1233])" office:value-type="float" office:value="43765" calcext:value-type="float">
            <text:p>43765</text:p>
          </table:table-cell>
          <table:table-cell table:style-name="ce12" table:formula="of:=[.B1233]-[.C1233]" office:value-type="date" office:date-value="1899-12-30T18:07:00.48892888706" calcext:value-type="date">
            <text:p>12/30/99 06:07 PM</text:p>
          </table:table-cell>
          <table:table-cell table:formula="of:=MOD([.E1232]-[.$E$2];[.$H$2])+1+[.$E$2]" office:value-type="float" office:value="251" calcext:value-type="float">
            <text:p>251</text:p>
          </table:table-cell>
          <table:table-cell table:formula="of:=MOD([.F1232]+1/[.$H$2];5)" office:value-type="float" office:value="0.49999999999995" calcext:value-type="float">
            <text:p>0,49999999999995</text:p>
          </table:table-cell>
          <table:table-cell table:formula="of:=IF([.F1233]=0;[.G1232]+2+1/[.$H$2];[.G1232]+1/[.$H$2])" office:value-type="float" office:value="20.5000000000001" calcext:value-type="float">
            <text:p>20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4]))" office:value-type="date" office:date-value="2019-10-27T17:48:06.543429" calcext:value-type="date">
            <text:p>2019-10-27 17:48:07</text:p>
          </table:table-cell>
          <table:table-cell table:style-name="ce7" table:formula="of:=[.A1234]" office:value-type="date" office:date-value="2019-10-27T17:48:06.543429" calcext:value-type="date">
            <text:p>2019-10-27 17:48:07</text:p>
          </table:table-cell>
          <table:table-cell table:formula="of:=TRUNC([.A1234])" office:value-type="float" office:value="43765" calcext:value-type="float">
            <text:p>43765</text:p>
          </table:table-cell>
          <table:table-cell table:style-name="ce12" table:formula="of:=[.B1234]-[.C1234]" office:value-type="date" office:date-value="1899-12-30T17:48:06.54342927039" calcext:value-type="date">
            <text:p>12/30/99 05:48 PM</text:p>
          </table:table-cell>
          <table:table-cell table:formula="of:=MOD([.E1233]-[.$E$2];[.$H$2])+1+[.$E$2]" office:value-type="float" office:value="252" calcext:value-type="float">
            <text:p>252</text:p>
          </table:table-cell>
          <table:table-cell table:formula="of:=MOD([.F1233]+1/[.$H$2];5)" office:value-type="float" office:value="0.516666666666617" calcext:value-type="float">
            <text:p>0,516666666666617</text:p>
          </table:table-cell>
          <table:table-cell table:formula="of:=IF([.F1234]=0;[.G1233]+2+1/[.$H$2];[.G1233]+1/[.$H$2])" office:value-type="float" office:value="20.5166666666668" calcext:value-type="float">
            <text:p>20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5]))" office:value-type="date" office:date-value="2019-10-27T17:37:05.635971" calcext:value-type="date">
            <text:p>2019-10-27 17:37:06</text:p>
          </table:table-cell>
          <table:table-cell table:style-name="ce7" table:formula="of:=[.A1235]" office:value-type="date" office:date-value="2019-10-27T17:37:05.635971" calcext:value-type="date">
            <text:p>2019-10-27 17:37:06</text:p>
          </table:table-cell>
          <table:table-cell table:formula="of:=TRUNC([.A1235])" office:value-type="float" office:value="43765" calcext:value-type="float">
            <text:p>43765</text:p>
          </table:table-cell>
          <table:table-cell table:style-name="ce12" table:formula="of:=[.B1235]-[.C1235]" office:value-type="date" office:date-value="1899-12-30T17:37:05.63597064" calcext:value-type="date">
            <text:p>12/30/99 05:37 PM</text:p>
          </table:table-cell>
          <table:table-cell table:formula="of:=MOD([.E1234]-[.$E$2];[.$H$2])+1+[.$E$2]" office:value-type="float" office:value="253" calcext:value-type="float">
            <text:p>253</text:p>
          </table:table-cell>
          <table:table-cell table:formula="of:=MOD([.F1234]+1/[.$H$2];5)" office:value-type="float" office:value="0.533333333333284" calcext:value-type="float">
            <text:p>0,533333333333284</text:p>
          </table:table-cell>
          <table:table-cell table:formula="of:=IF([.F1235]=0;[.G1234]+2+1/[.$H$2];[.G1234]+1/[.$H$2])" office:value-type="float" office:value="20.5333333333334" calcext:value-type="float">
            <text:p>20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6]))" office:value-type="date" office:date-value="2019-10-27T17:53:18.842355" calcext:value-type="date">
            <text:p>2019-10-27 17:53:19</text:p>
          </table:table-cell>
          <table:table-cell table:style-name="ce7" table:formula="of:=[.A1236]" office:value-type="date" office:date-value="2019-10-27T17:53:18.842355" calcext:value-type="date">
            <text:p>2019-10-27 17:53:19</text:p>
          </table:table-cell>
          <table:table-cell table:formula="of:=TRUNC([.A1236])" office:value-type="float" office:value="43765" calcext:value-type="float">
            <text:p>43765</text:p>
          </table:table-cell>
          <table:table-cell table:style-name="ce12" table:formula="of:=[.B1236]-[.C1236]" office:value-type="date" office:date-value="1899-12-30T17:53:18.8423545612" calcext:value-type="date">
            <text:p>12/30/99 05:53 PM</text:p>
          </table:table-cell>
          <table:table-cell table:formula="of:=MOD([.E1235]-[.$E$2];[.$H$2])+1+[.$E$2]" office:value-type="float" office:value="254" calcext:value-type="float">
            <text:p>254</text:p>
          </table:table-cell>
          <table:table-cell table:formula="of:=MOD([.F1235]+1/[.$H$2];5)" office:value-type="float" office:value="0.54999999999995" calcext:value-type="float">
            <text:p>0,54999999999995</text:p>
          </table:table-cell>
          <table:table-cell table:formula="of:=IF([.F1236]=0;[.G1235]+2+1/[.$H$2];[.G1235]+1/[.$H$2])" office:value-type="float" office:value="20.5500000000001" calcext:value-type="float">
            <text:p>20,5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7]))" office:value-type="date" office:date-value="2019-10-27T18:26:01.938759" calcext:value-type="date">
            <text:p>2019-10-27 18:26:02</text:p>
          </table:table-cell>
          <table:table-cell table:style-name="ce7" table:formula="of:=[.A1237]" office:value-type="date" office:date-value="2019-10-27T18:26:01.938759" calcext:value-type="date">
            <text:p>2019-10-27 18:26:02</text:p>
          </table:table-cell>
          <table:table-cell table:formula="of:=TRUNC([.A1237])" office:value-type="float" office:value="43765" calcext:value-type="float">
            <text:p>43765</text:p>
          </table:table-cell>
          <table:table-cell table:style-name="ce12" table:formula="of:=[.B1237]-[.C1237]" office:value-type="date" office:date-value="1899-12-30T18:26:01.93875940517" calcext:value-type="date">
            <text:p>12/30/99 06:26 PM</text:p>
          </table:table-cell>
          <table:table-cell table:formula="of:=MOD([.E1236]-[.$E$2];[.$H$2])+1+[.$E$2]" office:value-type="float" office:value="255" calcext:value-type="float">
            <text:p>255</text:p>
          </table:table-cell>
          <table:table-cell table:formula="of:=MOD([.F1236]+1/[.$H$2];5)" office:value-type="float" office:value="0.566666666666617" calcext:value-type="float">
            <text:p>0,566666666666617</text:p>
          </table:table-cell>
          <table:table-cell table:formula="of:=IF([.F1237]=0;[.G1236]+2+1/[.$H$2];[.G1236]+1/[.$H$2])" office:value-type="float" office:value="20.5666666666668" calcext:value-type="float">
            <text:p>20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8]))" office:value-type="date" office:date-value="2019-10-27T18:14:37.692621" calcext:value-type="date">
            <text:p>2019-10-27 18:14:38</text:p>
          </table:table-cell>
          <table:table-cell table:style-name="ce7" table:formula="of:=[.A1238]" office:value-type="date" office:date-value="2019-10-27T18:14:37.692621" calcext:value-type="date">
            <text:p>2019-10-27 18:14:38</text:p>
          </table:table-cell>
          <table:table-cell table:formula="of:=TRUNC([.A1238])" office:value-type="float" office:value="43765" calcext:value-type="float">
            <text:p>43765</text:p>
          </table:table-cell>
          <table:table-cell table:style-name="ce12" table:formula="of:=[.B1238]-[.C1238]" office:value-type="date" office:date-value="1899-12-30T18:14:37.6926210383" calcext:value-type="date">
            <text:p>12/30/99 06:14 PM</text:p>
          </table:table-cell>
          <table:table-cell table:formula="of:=MOD([.E1237]-[.$E$2];[.$H$2])+1+[.$E$2]" office:value-type="float" office:value="256" calcext:value-type="float">
            <text:p>256</text:p>
          </table:table-cell>
          <table:table-cell table:formula="of:=MOD([.F1237]+1/[.$H$2];5)" office:value-type="float" office:value="0.583333333333284" calcext:value-type="float">
            <text:p>0,583333333333284</text:p>
          </table:table-cell>
          <table:table-cell table:formula="of:=IF([.F1238]=0;[.G1237]+2+1/[.$H$2];[.G1237]+1/[.$H$2])" office:value-type="float" office:value="20.5833333333334" calcext:value-type="float">
            <text:p>20,5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9]))" office:value-type="date" office:date-value="2019-10-27T18:02:44.732158" calcext:value-type="date">
            <text:p>2019-10-27 18:02:45</text:p>
          </table:table-cell>
          <table:table-cell table:style-name="ce7" table:formula="of:=[.A1239]" office:value-type="date" office:date-value="2019-10-27T18:02:44.732158" calcext:value-type="date">
            <text:p>2019-10-27 18:02:45</text:p>
          </table:table-cell>
          <table:table-cell table:formula="of:=TRUNC([.A1239])" office:value-type="float" office:value="43765" calcext:value-type="float">
            <text:p>43765</text:p>
          </table:table-cell>
          <table:table-cell table:style-name="ce12" table:formula="of:=[.B1239]-[.C1239]" office:value-type="date" office:date-value="1899-12-30T18:02:44.73215818405" calcext:value-type="date">
            <text:p>12/30/99 06:02 PM</text:p>
          </table:table-cell>
          <table:table-cell table:formula="of:=MOD([.E1238]-[.$E$2];[.$H$2])+1+[.$E$2]" office:value-type="float" office:value="257" calcext:value-type="float">
            <text:p>257</text:p>
          </table:table-cell>
          <table:table-cell table:formula="of:=MOD([.F1238]+1/[.$H$2];5)" office:value-type="float" office:value="0.59999999999995" calcext:value-type="float">
            <text:p>0,59999999999995</text:p>
          </table:table-cell>
          <table:table-cell table:formula="of:=IF([.F1239]=0;[.G1238]+2+1/[.$H$2];[.G1238]+1/[.$H$2])" office:value-type="float" office:value="20.6000000000001" calcext:value-type="float">
            <text:p>20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0]))" office:value-type="date" office:date-value="2019-10-27T17:43:06.731872" calcext:value-type="date">
            <text:p>2019-10-27 17:43:07</text:p>
          </table:table-cell>
          <table:table-cell table:style-name="ce7" table:formula="of:=[.A1240]" office:value-type="date" office:date-value="2019-10-27T17:43:06.731872" calcext:value-type="date">
            <text:p>2019-10-27 17:43:07</text:p>
          </table:table-cell>
          <table:table-cell table:formula="of:=TRUNC([.A1240])" office:value-type="float" office:value="43765" calcext:value-type="float">
            <text:p>43765</text:p>
          </table:table-cell>
          <table:table-cell table:style-name="ce12" table:formula="of:=[.B1240]-[.C1240]" office:value-type="date" office:date-value="1899-12-30T17:43:06.73187212553" calcext:value-type="date">
            <text:p>12/30/99 05:43 PM</text:p>
          </table:table-cell>
          <table:table-cell table:formula="of:=MOD([.E1239]-[.$E$2];[.$H$2])+1+[.$E$2]" office:value-type="float" office:value="258" calcext:value-type="float">
            <text:p>258</text:p>
          </table:table-cell>
          <table:table-cell table:formula="of:=MOD([.F1239]+1/[.$H$2];5)" office:value-type="float" office:value="0.616666666666617" calcext:value-type="float">
            <text:p>0,616666666666617</text:p>
          </table:table-cell>
          <table:table-cell table:formula="of:=IF([.F1240]=0;[.G1239]+2+1/[.$H$2];[.G1239]+1/[.$H$2])" office:value-type="float" office:value="20.6166666666668" calcext:value-type="float">
            <text:p>20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1]))" office:value-type="date" office:date-value="2019-10-27T17:53:39.731845" calcext:value-type="date">
            <text:p>2019-10-27 17:53:40</text:p>
          </table:table-cell>
          <table:table-cell table:style-name="ce7" table:formula="of:=[.A1241]" office:value-type="date" office:date-value="2019-10-27T17:53:39.731845" calcext:value-type="date">
            <text:p>2019-10-27 17:53:40</text:p>
          </table:table-cell>
          <table:table-cell table:formula="of:=TRUNC([.A1241])" office:value-type="float" office:value="43765" calcext:value-type="float">
            <text:p>43765</text:p>
          </table:table-cell>
          <table:table-cell table:style-name="ce12" table:formula="of:=[.B1241]-[.C1241]" office:value-type="date" office:date-value="1899-12-30T17:53:39.73184533417" calcext:value-type="date">
            <text:p>12/30/99 05:53 PM</text:p>
          </table:table-cell>
          <table:table-cell table:formula="of:=MOD([.E1240]-[.$E$2];[.$H$2])+1+[.$E$2]" office:value-type="float" office:value="259" calcext:value-type="float">
            <text:p>259</text:p>
          </table:table-cell>
          <table:table-cell table:formula="of:=MOD([.F1240]+1/[.$H$2];5)" office:value-type="float" office:value="0.633333333333284" calcext:value-type="float">
            <text:p>0,633333333333284</text:p>
          </table:table-cell>
          <table:table-cell table:formula="of:=IF([.F1241]=0;[.G1240]+2+1/[.$H$2];[.G1240]+1/[.$H$2])" office:value-type="float" office:value="20.6333333333334" calcext:value-type="float">
            <text:p>20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2]))" office:value-type="date" office:date-value="2019-10-27T17:48:36.526843" calcext:value-type="date">
            <text:p>2019-10-27 17:48:37</text:p>
          </table:table-cell>
          <table:table-cell table:style-name="ce7" table:formula="of:=[.A1242]" office:value-type="date" office:date-value="2019-10-27T17:48:36.526843" calcext:value-type="date">
            <text:p>2019-10-27 17:48:37</text:p>
          </table:table-cell>
          <table:table-cell table:formula="of:=TRUNC([.A1242])" office:value-type="float" office:value="43765" calcext:value-type="float">
            <text:p>43765</text:p>
          </table:table-cell>
          <table:table-cell table:style-name="ce12" table:formula="of:=[.B1242]-[.C1242]" office:value-type="date" office:date-value="1899-12-30T17:48:36.52684262954" calcext:value-type="date">
            <text:p>12/30/99 05:48 PM</text:p>
          </table:table-cell>
          <table:table-cell table:formula="of:=MOD([.E1241]-[.$E$2];[.$H$2])+1+[.$E$2]" office:value-type="float" office:value="260" calcext:value-type="float">
            <text:p>260</text:p>
          </table:table-cell>
          <table:table-cell table:formula="of:=MOD([.F1241]+1/[.$H$2];5)" office:value-type="float" office:value="0.64999999999995" calcext:value-type="float">
            <text:p>0,64999999999995</text:p>
          </table:table-cell>
          <table:table-cell table:formula="of:=IF([.F1242]=0;[.G1241]+2+1/[.$H$2];[.G1241]+1/[.$H$2])" office:value-type="float" office:value="20.6500000000001" calcext:value-type="float">
            <text:p>20,6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3]))" office:value-type="date" office:date-value="2019-10-27T18:13:34.492827" calcext:value-type="date">
            <text:p>2019-10-27 18:13:34</text:p>
          </table:table-cell>
          <table:table-cell table:style-name="ce7" table:formula="of:=[.A1243]" office:value-type="date" office:date-value="2019-10-27T18:13:34.492827" calcext:value-type="date">
            <text:p>2019-10-27 18:13:34</text:p>
          </table:table-cell>
          <table:table-cell table:formula="of:=TRUNC([.A1243])" office:value-type="float" office:value="43765" calcext:value-type="float">
            <text:p>43765</text:p>
          </table:table-cell>
          <table:table-cell table:style-name="ce12" table:formula="of:=[.B1243]-[.C1243]" office:value-type="date" office:date-value="1899-12-30T18:13:34.49282742105" calcext:value-type="date">
            <text:p>12/30/99 06:13 PM</text:p>
          </table:table-cell>
          <table:table-cell table:formula="of:=MOD([.E1242]-[.$E$2];[.$H$2])+1+[.$E$2]" office:value-type="float" office:value="261" calcext:value-type="float">
            <text:p>261</text:p>
          </table:table-cell>
          <table:table-cell table:formula="of:=MOD([.F1242]+1/[.$H$2];5)" office:value-type="float" office:value="0.666666666666617" calcext:value-type="float">
            <text:p>0,666666666666617</text:p>
          </table:table-cell>
          <table:table-cell table:formula="of:=IF([.F1243]=0;[.G1242]+2+1/[.$H$2];[.G1242]+1/[.$H$2])" office:value-type="float" office:value="20.6666666666668" calcext:value-type="float">
            <text:p>20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4]))" office:value-type="date" office:date-value="2019-10-27T17:40:16.412527" calcext:value-type="date">
            <text:p>2019-10-27 17:40:16</text:p>
          </table:table-cell>
          <table:table-cell table:style-name="ce7" table:formula="of:=[.A1244]" office:value-type="date" office:date-value="2019-10-27T17:40:16.412527" calcext:value-type="date">
            <text:p>2019-10-27 17:40:16</text:p>
          </table:table-cell>
          <table:table-cell table:formula="of:=TRUNC([.A1244])" office:value-type="float" office:value="43765" calcext:value-type="float">
            <text:p>43765</text:p>
          </table:table-cell>
          <table:table-cell table:style-name="ce12" table:formula="of:=[.B1244]-[.C1244]" office:value-type="date" office:date-value="1899-12-30T17:40:16.41252713744" calcext:value-type="date">
            <text:p>12/30/99 05:40 PM</text:p>
          </table:table-cell>
          <table:table-cell table:formula="of:=MOD([.E1243]-[.$E$2];[.$H$2])+1+[.$E$2]" office:value-type="float" office:value="262" calcext:value-type="float">
            <text:p>262</text:p>
          </table:table-cell>
          <table:table-cell table:formula="of:=MOD([.F1243]+1/[.$H$2];5)" office:value-type="float" office:value="0.683333333333284" calcext:value-type="float">
            <text:p>0,683333333333284</text:p>
          </table:table-cell>
          <table:table-cell table:formula="of:=IF([.F1244]=0;[.G1243]+2+1/[.$H$2];[.G1243]+1/[.$H$2])" office:value-type="float" office:value="20.6833333333334" calcext:value-type="float">
            <text:p>20,6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5]))" office:value-type="date" office:date-value="2019-10-27T17:39:05.687341" calcext:value-type="date">
            <text:p>2019-10-27 17:39:06</text:p>
          </table:table-cell>
          <table:table-cell table:style-name="ce7" table:formula="of:=[.A1245]" office:value-type="date" office:date-value="2019-10-27T17:39:05.687341" calcext:value-type="date">
            <text:p>2019-10-27 17:39:06</text:p>
          </table:table-cell>
          <table:table-cell table:formula="of:=TRUNC([.A1245])" office:value-type="float" office:value="43765" calcext:value-type="float">
            <text:p>43765</text:p>
          </table:table-cell>
          <table:table-cell table:style-name="ce12" table:formula="of:=[.B1245]-[.C1245]" office:value-type="date" office:date-value="1899-12-30T17:39:05.68734120112" calcext:value-type="date">
            <text:p>12/30/99 05:39 PM</text:p>
          </table:table-cell>
          <table:table-cell table:formula="of:=MOD([.E1244]-[.$E$2];[.$H$2])+1+[.$E$2]" office:value-type="float" office:value="263" calcext:value-type="float">
            <text:p>263</text:p>
          </table:table-cell>
          <table:table-cell table:formula="of:=MOD([.F1244]+1/[.$H$2];5)" office:value-type="float" office:value="0.699999999999951" calcext:value-type="float">
            <text:p>0,699999999999951</text:p>
          </table:table-cell>
          <table:table-cell table:formula="of:=IF([.F1245]=0;[.G1244]+2+1/[.$H$2];[.G1244]+1/[.$H$2])" office:value-type="float" office:value="20.7000000000001" calcext:value-type="float">
            <text:p>20,7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6]))" office:value-type="date" office:date-value="2019-10-27T18:15:35.927041" calcext:value-type="date">
            <text:p>2019-10-27 18:15:36</text:p>
          </table:table-cell>
          <table:table-cell table:style-name="ce7" table:formula="of:=[.A1246]" office:value-type="date" office:date-value="2019-10-27T18:15:35.927041" calcext:value-type="date">
            <text:p>2019-10-27 18:15:36</text:p>
          </table:table-cell>
          <table:table-cell table:formula="of:=TRUNC([.A1246])" office:value-type="float" office:value="43765" calcext:value-type="float">
            <text:p>43765</text:p>
          </table:table-cell>
          <table:table-cell table:style-name="ce12" table:formula="of:=[.B1246]-[.C1246]" office:value-type="date" office:date-value="1899-12-30T18:15:35.92704101466" calcext:value-type="date">
            <text:p>12/30/99 06:15 PM</text:p>
          </table:table-cell>
          <table:table-cell table:formula="of:=MOD([.E1245]-[.$E$2];[.$H$2])+1+[.$E$2]" office:value-type="float" office:value="264" calcext:value-type="float">
            <text:p>264</text:p>
          </table:table-cell>
          <table:table-cell table:formula="of:=MOD([.F1245]+1/[.$H$2];5)" office:value-type="float" office:value="0.716666666666617" calcext:value-type="float">
            <text:p>0,716666666666617</text:p>
          </table:table-cell>
          <table:table-cell table:formula="of:=IF([.F1246]=0;[.G1245]+2+1/[.$H$2];[.G1245]+1/[.$H$2])" office:value-type="float" office:value="20.7166666666668" calcext:value-type="float">
            <text:p>20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7]))" office:value-type="date" office:date-value="2019-10-27T18:08:22.491234" calcext:value-type="date">
            <text:p>2019-10-27 18:08:22</text:p>
          </table:table-cell>
          <table:table-cell table:style-name="ce7" table:formula="of:=[.A1247]" office:value-type="date" office:date-value="2019-10-27T18:08:22.491234" calcext:value-type="date">
            <text:p>2019-10-27 18:08:22</text:p>
          </table:table-cell>
          <table:table-cell table:formula="of:=TRUNC([.A1247])" office:value-type="float" office:value="43765" calcext:value-type="float">
            <text:p>43765</text:p>
          </table:table-cell>
          <table:table-cell table:style-name="ce12" table:formula="of:=[.B1247]-[.C1247]" office:value-type="date" office:date-value="1899-12-30T18:08:22.49123442918" calcext:value-type="date">
            <text:p>12/30/99 06:08 PM</text:p>
          </table:table-cell>
          <table:table-cell table:formula="of:=MOD([.E1246]-[.$E$2];[.$H$2])+1+[.$E$2]" office:value-type="float" office:value="265" calcext:value-type="float">
            <text:p>265</text:p>
          </table:table-cell>
          <table:table-cell table:formula="of:=MOD([.F1246]+1/[.$H$2];5)" office:value-type="float" office:value="0.733333333333284" calcext:value-type="float">
            <text:p>0,733333333333284</text:p>
          </table:table-cell>
          <table:table-cell table:formula="of:=IF([.F1247]=0;[.G1246]+2+1/[.$H$2];[.G1246]+1/[.$H$2])" office:value-type="float" office:value="20.7333333333334" calcext:value-type="float">
            <text:p>20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8]))" office:value-type="date" office:date-value="2019-10-27T17:56:07.461068" calcext:value-type="date">
            <text:p>2019-10-27 17:56:07</text:p>
          </table:table-cell>
          <table:table-cell table:style-name="ce7" table:formula="of:=[.A1248]" office:value-type="date" office:date-value="2019-10-27T17:56:07.461068" calcext:value-type="date">
            <text:p>2019-10-27 17:56:07</text:p>
          </table:table-cell>
          <table:table-cell table:formula="of:=TRUNC([.A1248])" office:value-type="float" office:value="43765" calcext:value-type="float">
            <text:p>43765</text:p>
          </table:table-cell>
          <table:table-cell table:style-name="ce12" table:formula="of:=[.B1248]-[.C1248]" office:value-type="date" office:date-value="1899-12-30T17:56:07.46106818318" calcext:value-type="date">
            <text:p>12/30/99 05:56 PM</text:p>
          </table:table-cell>
          <table:table-cell table:formula="of:=MOD([.E1247]-[.$E$2];[.$H$2])+1+[.$E$2]" office:value-type="float" office:value="266" calcext:value-type="float">
            <text:p>266</text:p>
          </table:table-cell>
          <table:table-cell table:formula="of:=MOD([.F1247]+1/[.$H$2];5)" office:value-type="float" office:value="0.749999999999951" calcext:value-type="float">
            <text:p>0,749999999999951</text:p>
          </table:table-cell>
          <table:table-cell table:formula="of:=IF([.F1248]=0;[.G1247]+2+1/[.$H$2];[.G1247]+1/[.$H$2])" office:value-type="float" office:value="20.7500000000001" calcext:value-type="float">
            <text:p>20,7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9]))" office:value-type="date" office:date-value="2019-10-27T18:10:45.287873" calcext:value-type="date">
            <text:p>2019-10-27 18:10:45</text:p>
          </table:table-cell>
          <table:table-cell table:style-name="ce7" table:formula="of:=[.A1249]" office:value-type="date" office:date-value="2019-10-27T18:10:45.287873" calcext:value-type="date">
            <text:p>2019-10-27 18:10:45</text:p>
          </table:table-cell>
          <table:table-cell table:formula="of:=TRUNC([.A1249])" office:value-type="float" office:value="43765" calcext:value-type="float">
            <text:p>43765</text:p>
          </table:table-cell>
          <table:table-cell table:style-name="ce12" table:formula="of:=[.B1249]-[.C1249]" office:value-type="date" office:date-value="1899-12-30T18:10:45.28787301388" calcext:value-type="date">
            <text:p>12/30/99 06:10 PM</text:p>
          </table:table-cell>
          <table:table-cell table:formula="of:=MOD([.E1248]-[.$E$2];[.$H$2])+1+[.$E$2]" office:value-type="float" office:value="267" calcext:value-type="float">
            <text:p>267</text:p>
          </table:table-cell>
          <table:table-cell table:formula="of:=MOD([.F1248]+1/[.$H$2];5)" office:value-type="float" office:value="0.766666666666618" calcext:value-type="float">
            <text:p>0,766666666666618</text:p>
          </table:table-cell>
          <table:table-cell table:formula="of:=IF([.F1249]=0;[.G1248]+2+1/[.$H$2];[.G1248]+1/[.$H$2])" office:value-type="float" office:value="20.7666666666668" calcext:value-type="float">
            <text:p>20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0]))" office:value-type="date" office:date-value="2019-10-27T17:37:55.415092" calcext:value-type="date">
            <text:p>2019-10-27 17:37:55</text:p>
          </table:table-cell>
          <table:table-cell table:style-name="ce7" table:formula="of:=[.A1250]" office:value-type="date" office:date-value="2019-10-27T17:37:55.415092" calcext:value-type="date">
            <text:p>2019-10-27 17:37:55</text:p>
          </table:table-cell>
          <table:table-cell table:formula="of:=TRUNC([.A1250])" office:value-type="float" office:value="43765" calcext:value-type="float">
            <text:p>43765</text:p>
          </table:table-cell>
          <table:table-cell table:style-name="ce12" table:formula="of:=[.B1250]-[.C1250]" office:value-type="date" office:date-value="1899-12-30T17:37:55.41509172879" calcext:value-type="date">
            <text:p>12/30/99 05:37 PM</text:p>
          </table:table-cell>
          <table:table-cell table:formula="of:=MOD([.E1249]-[.$E$2];[.$H$2])+1+[.$E$2]" office:value-type="float" office:value="268" calcext:value-type="float">
            <text:p>268</text:p>
          </table:table-cell>
          <table:table-cell table:formula="of:=MOD([.F1249]+1/[.$H$2];5)" office:value-type="float" office:value="0.783333333333284" calcext:value-type="float">
            <text:p>0,783333333333284</text:p>
          </table:table-cell>
          <table:table-cell table:formula="of:=IF([.F1250]=0;[.G1249]+2+1/[.$H$2];[.G1249]+1/[.$H$2])" office:value-type="float" office:value="20.7833333333334" calcext:value-type="float">
            <text:p>20,7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1]))" office:value-type="date" office:date-value="2019-10-27T18:10:26.320379" calcext:value-type="date">
            <text:p>2019-10-27 18:10:26</text:p>
          </table:table-cell>
          <table:table-cell table:style-name="ce7" table:formula="of:=[.A1251]" office:value-type="date" office:date-value="2019-10-27T18:10:26.320379" calcext:value-type="date">
            <text:p>2019-10-27 18:10:26</text:p>
          </table:table-cell>
          <table:table-cell table:formula="of:=TRUNC([.A1251])" office:value-type="float" office:value="43765" calcext:value-type="float">
            <text:p>43765</text:p>
          </table:table-cell>
          <table:table-cell table:style-name="ce12" table:formula="of:=[.B1251]-[.C1251]" office:value-type="date" office:date-value="1899-12-30T18:10:26.32037946023" calcext:value-type="date">
            <text:p>12/30/99 06:10 PM</text:p>
          </table:table-cell>
          <table:table-cell table:formula="of:=MOD([.E1250]-[.$E$2];[.$H$2])+1+[.$E$2]" office:value-type="float" office:value="269" calcext:value-type="float">
            <text:p>269</text:p>
          </table:table-cell>
          <table:table-cell table:formula="of:=MOD([.F1250]+1/[.$H$2];5)" office:value-type="float" office:value="0.799999999999951" calcext:value-type="float">
            <text:p>0,799999999999951</text:p>
          </table:table-cell>
          <table:table-cell table:formula="of:=IF([.F1251]=0;[.G1250]+2+1/[.$H$2];[.G1250]+1/[.$H$2])" office:value-type="float" office:value="20.8000000000001" calcext:value-type="float">
            <text:p>20,8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2]))" office:value-type="date" office:date-value="2019-10-27T17:51:29.125025" calcext:value-type="date">
            <text:p>2019-10-27 17:51:29</text:p>
          </table:table-cell>
          <table:table-cell table:style-name="ce7" table:formula="of:=[.A1252]" office:value-type="date" office:date-value="2019-10-27T17:51:29.125025" calcext:value-type="date">
            <text:p>2019-10-27 17:51:29</text:p>
          </table:table-cell>
          <table:table-cell table:formula="of:=TRUNC([.A1252])" office:value-type="float" office:value="43765" calcext:value-type="float">
            <text:p>43765</text:p>
          </table:table-cell>
          <table:table-cell table:style-name="ce12" table:formula="of:=[.B1252]-[.C1252]" office:value-type="date" office:date-value="1899-12-30T17:51:29.1250250861" calcext:value-type="date">
            <text:p>12/30/99 05:51 PM</text:p>
          </table:table-cell>
          <table:table-cell table:formula="of:=MOD([.E1251]-[.$E$2];[.$H$2])+1+[.$E$2]" office:value-type="float" office:value="270" calcext:value-type="float">
            <text:p>270</text:p>
          </table:table-cell>
          <table:table-cell table:formula="of:=MOD([.F1251]+1/[.$H$2];5)" office:value-type="float" office:value="0.816666666666618" calcext:value-type="float">
            <text:p>0,816666666666618</text:p>
          </table:table-cell>
          <table:table-cell table:formula="of:=IF([.F1252]=0;[.G1251]+2+1/[.$H$2];[.G1251]+1/[.$H$2])" office:value-type="float" office:value="20.8166666666668" calcext:value-type="float">
            <text:p>20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3]))" office:value-type="date" office:date-value="2019-10-27T17:52:08.955704" calcext:value-type="date">
            <text:p>2019-10-27 17:52:09</text:p>
          </table:table-cell>
          <table:table-cell table:style-name="ce7" table:formula="of:=[.A1253]" office:value-type="date" office:date-value="2019-10-27T17:52:08.955704" calcext:value-type="date">
            <text:p>2019-10-27 17:52:09</text:p>
          </table:table-cell>
          <table:table-cell table:formula="of:=TRUNC([.A1253])" office:value-type="float" office:value="43765" calcext:value-type="float">
            <text:p>43765</text:p>
          </table:table-cell>
          <table:table-cell table:style-name="ce12" table:formula="of:=[.B1253]-[.C1253]" office:value-type="date" office:date-value="1899-12-30T17:52:08.955704486" calcext:value-type="date">
            <text:p>12/30/99 05:52 PM</text:p>
          </table:table-cell>
          <table:table-cell table:formula="of:=MOD([.E1252]-[.$E$2];[.$H$2])+1+[.$E$2]" office:value-type="float" office:value="271" calcext:value-type="float">
            <text:p>271</text:p>
          </table:table-cell>
          <table:table-cell table:formula="of:=MOD([.F1252]+1/[.$H$2];5)" office:value-type="float" office:value="0.833333333333284" calcext:value-type="float">
            <text:p>0,833333333333284</text:p>
          </table:table-cell>
          <table:table-cell table:formula="of:=IF([.F1253]=0;[.G1252]+2+1/[.$H$2];[.G1252]+1/[.$H$2])" office:value-type="float" office:value="20.8333333333334" calcext:value-type="float">
            <text:p>20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4]))" office:value-type="date" office:date-value="2019-10-27T18:06:17.632719" calcext:value-type="date">
            <text:p>2019-10-27 18:06:18</text:p>
          </table:table-cell>
          <table:table-cell table:style-name="ce7" table:formula="of:=[.A1254]" office:value-type="date" office:date-value="2019-10-27T18:06:17.632719" calcext:value-type="date">
            <text:p>2019-10-27 18:06:18</text:p>
          </table:table-cell>
          <table:table-cell table:formula="of:=TRUNC([.A1254])" office:value-type="float" office:value="43765" calcext:value-type="float">
            <text:p>43765</text:p>
          </table:table-cell>
          <table:table-cell table:style-name="ce12" table:formula="of:=[.B1254]-[.C1254]" office:value-type="date" office:date-value="1899-12-30T18:06:17.63271897566" calcext:value-type="date">
            <text:p>12/30/99 06:06 PM</text:p>
          </table:table-cell>
          <table:table-cell table:formula="of:=MOD([.E1253]-[.$E$2];[.$H$2])+1+[.$E$2]" office:value-type="float" office:value="272" calcext:value-type="float">
            <text:p>272</text:p>
          </table:table-cell>
          <table:table-cell table:formula="of:=MOD([.F1253]+1/[.$H$2];5)" office:value-type="float" office:value="0.849999999999951" calcext:value-type="float">
            <text:p>0,849999999999951</text:p>
          </table:table-cell>
          <table:table-cell table:formula="of:=IF([.F1254]=0;[.G1253]+2+1/[.$H$2];[.G1253]+1/[.$H$2])" office:value-type="float" office:value="20.8500000000001" calcext:value-type="float">
            <text:p>20,8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5]))" office:value-type="date" office:date-value="2019-10-27T17:56:02.732995" calcext:value-type="date">
            <text:p>2019-10-27 17:56:03</text:p>
          </table:table-cell>
          <table:table-cell table:style-name="ce7" table:formula="of:=[.A1255]" office:value-type="date" office:date-value="2019-10-27T17:56:02.732995" calcext:value-type="date">
            <text:p>2019-10-27 17:56:03</text:p>
          </table:table-cell>
          <table:table-cell table:formula="of:=TRUNC([.A1255])" office:value-type="float" office:value="43765" calcext:value-type="float">
            <text:p>43765</text:p>
          </table:table-cell>
          <table:table-cell table:style-name="ce12" table:formula="of:=[.B1255]-[.C1255]" office:value-type="date" office:date-value="1899-12-30T17:56:02.73299460299" calcext:value-type="date">
            <text:p>12/30/99 05:56 PM</text:p>
          </table:table-cell>
          <table:table-cell table:formula="of:=MOD([.E1254]-[.$E$2];[.$H$2])+1+[.$E$2]" office:value-type="float" office:value="273" calcext:value-type="float">
            <text:p>273</text:p>
          </table:table-cell>
          <table:table-cell table:formula="of:=MOD([.F1254]+1/[.$H$2];5)" office:value-type="float" office:value="0.866666666666618" calcext:value-type="float">
            <text:p>0,866666666666618</text:p>
          </table:table-cell>
          <table:table-cell table:formula="of:=IF([.F1255]=0;[.G1254]+2+1/[.$H$2];[.G1254]+1/[.$H$2])" office:value-type="float" office:value="20.8666666666668" calcext:value-type="float">
            <text:p>20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6]))" office:value-type="date" office:date-value="2019-10-27T18:11:47.66157" calcext:value-type="date">
            <text:p>2019-10-27 18:11:48</text:p>
          </table:table-cell>
          <table:table-cell table:style-name="ce7" table:formula="of:=[.A1256]" office:value-type="date" office:date-value="2019-10-27T18:11:47.66157" calcext:value-type="date">
            <text:p>2019-10-27 18:11:48</text:p>
          </table:table-cell>
          <table:table-cell table:formula="of:=TRUNC([.A1256])" office:value-type="float" office:value="43765" calcext:value-type="float">
            <text:p>43765</text:p>
          </table:table-cell>
          <table:table-cell table:style-name="ce12" table:formula="of:=[.B1256]-[.C1256]" office:value-type="date" office:date-value="1899-12-30T18:11:47.6615703525" calcext:value-type="date">
            <text:p>12/30/99 06:11 PM</text:p>
          </table:table-cell>
          <table:table-cell table:formula="of:=MOD([.E1255]-[.$E$2];[.$H$2])+1+[.$E$2]" office:value-type="float" office:value="274" calcext:value-type="float">
            <text:p>274</text:p>
          </table:table-cell>
          <table:table-cell table:formula="of:=MOD([.F1255]+1/[.$H$2];5)" office:value-type="float" office:value="0.883333333333285" calcext:value-type="float">
            <text:p>0,883333333333285</text:p>
          </table:table-cell>
          <table:table-cell table:formula="of:=IF([.F1256]=0;[.G1255]+2+1/[.$H$2];[.G1255]+1/[.$H$2])" office:value-type="float" office:value="20.8833333333334" calcext:value-type="float">
            <text:p>20,8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7]))" office:value-type="date" office:date-value="2019-10-27T18:13:04.538363" calcext:value-type="date">
            <text:p>2019-10-27 18:13:05</text:p>
          </table:table-cell>
          <table:table-cell table:style-name="ce7" table:formula="of:=[.A1257]" office:value-type="date" office:date-value="2019-10-27T18:13:04.538363" calcext:value-type="date">
            <text:p>2019-10-27 18:13:05</text:p>
          </table:table-cell>
          <table:table-cell table:formula="of:=TRUNC([.A1257])" office:value-type="float" office:value="43765" calcext:value-type="float">
            <text:p>43765</text:p>
          </table:table-cell>
          <table:table-cell table:style-name="ce12" table:formula="of:=[.B1257]-[.C1257]" office:value-type="date" office:date-value="1899-12-30T18:13:04.53836305998" calcext:value-type="date">
            <text:p>12/30/99 06:13 PM</text:p>
          </table:table-cell>
          <table:table-cell table:formula="of:=MOD([.E1256]-[.$E$2];[.$H$2])+1+[.$E$2]" office:value-type="float" office:value="275" calcext:value-type="float">
            <text:p>275</text:p>
          </table:table-cell>
          <table:table-cell table:formula="of:=MOD([.F1256]+1/[.$H$2];5)" office:value-type="float" office:value="0.899999999999951" calcext:value-type="float">
            <text:p>0,899999999999951</text:p>
          </table:table-cell>
          <table:table-cell table:formula="of:=IF([.F1257]=0;[.G1256]+2+1/[.$H$2];[.G1256]+1/[.$H$2])" office:value-type="float" office:value="20.9000000000001" calcext:value-type="float">
            <text:p>20,9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8]))" office:value-type="date" office:date-value="2019-10-27T17:53:07.383035" calcext:value-type="date">
            <text:p>2019-10-27 17:53:07</text:p>
          </table:table-cell>
          <table:table-cell table:style-name="ce7" table:formula="of:=[.A1258]" office:value-type="date" office:date-value="2019-10-27T17:53:07.383035" calcext:value-type="date">
            <text:p>2019-10-27 17:53:07</text:p>
          </table:table-cell>
          <table:table-cell table:formula="of:=TRUNC([.A1258])" office:value-type="float" office:value="43765" calcext:value-type="float">
            <text:p>43765</text:p>
          </table:table-cell>
          <table:table-cell table:style-name="ce12" table:formula="of:=[.B1258]-[.C1258]" office:value-type="date" office:date-value="1899-12-30T17:53:07.38303543068" calcext:value-type="date">
            <text:p>12/30/99 05:53 PM</text:p>
          </table:table-cell>
          <table:table-cell table:formula="of:=MOD([.E1257]-[.$E$2];[.$H$2])+1+[.$E$2]" office:value-type="float" office:value="276" calcext:value-type="float">
            <text:p>276</text:p>
          </table:table-cell>
          <table:table-cell table:formula="of:=MOD([.F1257]+1/[.$H$2];5)" office:value-type="float" office:value="0.916666666666618" calcext:value-type="float">
            <text:p>0,916666666666618</text:p>
          </table:table-cell>
          <table:table-cell table:formula="of:=IF([.F1258]=0;[.G1257]+2+1/[.$H$2];[.G1257]+1/[.$H$2])" office:value-type="float" office:value="20.9166666666668" calcext:value-type="float">
            <text:p>20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9]))" office:value-type="date" office:date-value="2019-10-27T18:05:58.10091" calcext:value-type="date">
            <text:p>2019-10-27 18:05:58</text:p>
          </table:table-cell>
          <table:table-cell table:style-name="ce7" table:formula="of:=[.A1259]" office:value-type="date" office:date-value="2019-10-27T18:05:58.10091" calcext:value-type="date">
            <text:p>2019-10-27 18:05:58</text:p>
          </table:table-cell>
          <table:table-cell table:formula="of:=TRUNC([.A1259])" office:value-type="float" office:value="43765" calcext:value-type="float">
            <text:p>43765</text:p>
          </table:table-cell>
          <table:table-cell table:style-name="ce12" table:formula="of:=[.B1259]-[.C1259]" office:value-type="date" office:date-value="1899-12-30T18:05:58.10090980958" calcext:value-type="date">
            <text:p>12/30/99 06:05 PM</text:p>
          </table:table-cell>
          <table:table-cell table:formula="of:=MOD([.E1258]-[.$E$2];[.$H$2])+1+[.$E$2]" office:value-type="float" office:value="277" calcext:value-type="float">
            <text:p>277</text:p>
          </table:table-cell>
          <table:table-cell table:formula="of:=MOD([.F1258]+1/[.$H$2];5)" office:value-type="float" office:value="0.933333333333285" calcext:value-type="float">
            <text:p>0,933333333333285</text:p>
          </table:table-cell>
          <table:table-cell table:formula="of:=IF([.F1259]=0;[.G1258]+2+1/[.$H$2];[.G1258]+1/[.$H$2])" office:value-type="float" office:value="20.9333333333334" calcext:value-type="float">
            <text:p>20,9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0]))" office:value-type="date" office:date-value="2019-10-27T17:43:19.30835" calcext:value-type="date">
            <text:p>2019-10-27 17:43:19</text:p>
          </table:table-cell>
          <table:table-cell table:style-name="ce7" table:formula="of:=[.A1260]" office:value-type="date" office:date-value="2019-10-27T17:43:19.30835" calcext:value-type="date">
            <text:p>2019-10-27 17:43:19</text:p>
          </table:table-cell>
          <table:table-cell table:formula="of:=TRUNC([.A1260])" office:value-type="float" office:value="43765" calcext:value-type="float">
            <text:p>43765</text:p>
          </table:table-cell>
          <table:table-cell table:style-name="ce12" table:formula="of:=[.B1260]-[.C1260]" office:value-type="date" office:date-value="1899-12-30T17:43:19.30835037958" calcext:value-type="date">
            <text:p>12/30/99 05:43 PM</text:p>
          </table:table-cell>
          <table:table-cell table:formula="of:=MOD([.E1259]-[.$E$2];[.$H$2])+1+[.$E$2]" office:value-type="float" office:value="278" calcext:value-type="float">
            <text:p>278</text:p>
          </table:table-cell>
          <table:table-cell table:formula="of:=MOD([.F1259]+1/[.$H$2];5)" office:value-type="float" office:value="0.949999999999951" calcext:value-type="float">
            <text:p>0,949999999999951</text:p>
          </table:table-cell>
          <table:table-cell table:formula="of:=IF([.F1260]=0;[.G1259]+2+1/[.$H$2];[.G1259]+1/[.$H$2])" office:value-type="float" office:value="20.9500000000001" calcext:value-type="float">
            <text:p>20,9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1]))" office:value-type="date" office:date-value="2019-10-27T18:11:29.386294" calcext:value-type="date">
            <text:p>2019-10-27 18:11:29</text:p>
          </table:table-cell>
          <table:table-cell table:style-name="ce7" table:formula="of:=[.A1261]" office:value-type="date" office:date-value="2019-10-27T18:11:29.386294" calcext:value-type="date">
            <text:p>2019-10-27 18:11:29</text:p>
          </table:table-cell>
          <table:table-cell table:formula="of:=TRUNC([.A1261])" office:value-type="float" office:value="43765" calcext:value-type="float">
            <text:p>43765</text:p>
          </table:table-cell>
          <table:table-cell table:style-name="ce12" table:formula="of:=[.B1261]-[.C1261]" office:value-type="date" office:date-value="1899-12-30T18:11:29.38629354816" calcext:value-type="date">
            <text:p>12/30/99 06:11 PM</text:p>
          </table:table-cell>
          <table:table-cell table:formula="of:=MOD([.E1260]-[.$E$2];[.$H$2])+1+[.$E$2]" office:value-type="float" office:value="279" calcext:value-type="float">
            <text:p>279</text:p>
          </table:table-cell>
          <table:table-cell table:formula="of:=MOD([.F1260]+1/[.$H$2];5)" office:value-type="float" office:value="0.966666666666618" calcext:value-type="float">
            <text:p>0,966666666666618</text:p>
          </table:table-cell>
          <table:table-cell table:formula="of:=IF([.F1261]=0;[.G1260]+2+1/[.$H$2];[.G1260]+1/[.$H$2])" office:value-type="float" office:value="20.9666666666668" calcext:value-type="float">
            <text:p>20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2]))" office:value-type="date" office:date-value="2019-10-27T17:39:37.366572" calcext:value-type="date">
            <text:p>2019-10-27 17:39:37</text:p>
          </table:table-cell>
          <table:table-cell table:style-name="ce7" table:formula="of:=[.A1262]" office:value-type="date" office:date-value="2019-10-27T17:39:37.366572" calcext:value-type="date">
            <text:p>2019-10-27 17:39:37</text:p>
          </table:table-cell>
          <table:table-cell table:formula="of:=TRUNC([.A1262])" office:value-type="float" office:value="43765" calcext:value-type="float">
            <text:p>43765</text:p>
          </table:table-cell>
          <table:table-cell table:style-name="ce12" table:formula="of:=[.B1262]-[.C1262]" office:value-type="date" office:date-value="1899-12-30T17:39:37.36657178029" calcext:value-type="date">
            <text:p>12/30/99 05:39 PM</text:p>
          </table:table-cell>
          <table:table-cell table:formula="of:=MOD([.E1261]-[.$E$2];[.$H$2])+1+[.$E$2]" office:value-type="float" office:value="280" calcext:value-type="float">
            <text:p>280</text:p>
          </table:table-cell>
          <table:table-cell table:formula="of:=MOD([.F1261]+1/[.$H$2];5)" office:value-type="float" office:value="0.983333333333285" calcext:value-type="float">
            <text:p>0,983333333333285</text:p>
          </table:table-cell>
          <table:table-cell table:formula="of:=IF([.F1262]=0;[.G1261]+2+1/[.$H$2];[.G1261]+1/[.$H$2])" office:value-type="float" office:value="20.9833333333334" calcext:value-type="float">
            <text:p>20,9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3]))" office:value-type="date" office:date-value="2019-10-28T18:21:44.884903" calcext:value-type="date">
            <text:p>2019-10-28 18:21:45</text:p>
          </table:table-cell>
          <table:table-cell table:style-name="ce7" table:formula="of:=[.A1263]" office:value-type="date" office:date-value="2019-10-28T18:21:44.884903" calcext:value-type="date">
            <text:p>2019-10-28 18:21:45</text:p>
          </table:table-cell>
          <table:table-cell table:formula="of:=TRUNC([.A1263])" office:value-type="float" office:value="43766" calcext:value-type="float">
            <text:p>43766</text:p>
          </table:table-cell>
          <table:table-cell table:style-name="ce12" table:formula="of:=[.B1263]-[.C1263]" office:value-type="date" office:date-value="1899-12-30T18:21:44.88490259741" calcext:value-type="date">
            <text:p>12/30/99 06:21 PM</text:p>
          </table:table-cell>
          <table:table-cell table:formula="of:=MOD([.E1262]-[.$E$2];[.$H$2])+1+[.$E$2]" office:value-type="float" office:value="221" calcext:value-type="float">
            <text:p>221</text:p>
          </table:table-cell>
          <table:table-cell table:formula="of:=MOD([.F1262]+1/[.$H$2];5)" office:value-type="float" office:value="0.999999999999952" calcext:value-type="float">
            <text:p>0,999999999999952</text:p>
          </table:table-cell>
          <table:table-cell table:formula="of:=IF([.F1263]=0;[.G1262]+2+1/[.$H$2];[.G1262]+1/[.$H$2])" office:value-type="float" office:value="21.0000000000001" calcext:value-type="float">
            <text:p>21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4]))" office:value-type="date" office:date-value="2019-10-28T18:08:18.322922" calcext:value-type="date">
            <text:p>2019-10-28 18:08:18</text:p>
          </table:table-cell>
          <table:table-cell table:style-name="ce7" table:formula="of:=[.A1264]" office:value-type="date" office:date-value="2019-10-28T18:08:18.322922" calcext:value-type="date">
            <text:p>2019-10-28 18:08:18</text:p>
          </table:table-cell>
          <table:table-cell table:formula="of:=TRUNC([.A1264])" office:value-type="float" office:value="43766" calcext:value-type="float">
            <text:p>43766</text:p>
          </table:table-cell>
          <table:table-cell table:style-name="ce12" table:formula="of:=[.B1264]-[.C1264]" office:value-type="date" office:date-value="1899-12-30T18:08:18.32292194478" calcext:value-type="date">
            <text:p>12/30/99 06:08 PM</text:p>
          </table:table-cell>
          <table:table-cell table:formula="of:=MOD([.E1263]-[.$E$2];[.$H$2])+1+[.$E$2]" office:value-type="float" office:value="222" calcext:value-type="float">
            <text:p>222</text:p>
          </table:table-cell>
          <table:table-cell table:formula="of:=MOD([.F1263]+1/[.$H$2];5)" office:value-type="float" office:value="1.01666666666662" calcext:value-type="float">
            <text:p>1,01666666666662</text:p>
          </table:table-cell>
          <table:table-cell table:formula="of:=IF([.F1264]=0;[.G1263]+2+1/[.$H$2];[.G1263]+1/[.$H$2])" office:value-type="float" office:value="21.0166666666668" calcext:value-type="float">
            <text:p>21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5]))" office:value-type="date" office:date-value="2019-10-28T17:53:41.96134" calcext:value-type="date">
            <text:p>2019-10-28 17:53:42</text:p>
          </table:table-cell>
          <table:table-cell table:style-name="ce7" table:formula="of:=[.A1265]" office:value-type="date" office:date-value="2019-10-28T17:53:41.96134" calcext:value-type="date">
            <text:p>2019-10-28 17:53:42</text:p>
          </table:table-cell>
          <table:table-cell table:formula="of:=TRUNC([.A1265])" office:value-type="float" office:value="43766" calcext:value-type="float">
            <text:p>43766</text:p>
          </table:table-cell>
          <table:table-cell table:style-name="ce12" table:formula="of:=[.B1265]-[.C1265]" office:value-type="date" office:date-value="1899-12-30T17:53:41.96134000551" calcext:value-type="date">
            <text:p>12/30/99 05:53 PM</text:p>
          </table:table-cell>
          <table:table-cell table:formula="of:=MOD([.E1264]-[.$E$2];[.$H$2])+1+[.$E$2]" office:value-type="float" office:value="223" calcext:value-type="float">
            <text:p>223</text:p>
          </table:table-cell>
          <table:table-cell table:formula="of:=MOD([.F1264]+1/[.$H$2];5)" office:value-type="float" office:value="1.03333333333328" calcext:value-type="float">
            <text:p>1,03333333333328</text:p>
          </table:table-cell>
          <table:table-cell table:formula="of:=IF([.F1265]=0;[.G1264]+2+1/[.$H$2];[.G1264]+1/[.$H$2])" office:value-type="float" office:value="21.0333333333334" calcext:value-type="float">
            <text:p>21,0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6]))" office:value-type="date" office:date-value="2019-10-28T18:02:55.633324" calcext:value-type="date">
            <text:p>2019-10-28 18:02:56</text:p>
          </table:table-cell>
          <table:table-cell table:style-name="ce7" table:formula="of:=[.A1266]" office:value-type="date" office:date-value="2019-10-28T18:02:55.633324" calcext:value-type="date">
            <text:p>2019-10-28 18:02:56</text:p>
          </table:table-cell>
          <table:table-cell table:formula="of:=TRUNC([.A1266])" office:value-type="float" office:value="43766" calcext:value-type="float">
            <text:p>43766</text:p>
          </table:table-cell>
          <table:table-cell table:style-name="ce12" table:formula="of:=[.B1266]-[.C1266]" office:value-type="date" office:date-value="1899-12-30T18:02:55.6333242869" calcext:value-type="date">
            <text:p>12/30/99 06:02 PM</text:p>
          </table:table-cell>
          <table:table-cell table:formula="of:=MOD([.E1265]-[.$E$2];[.$H$2])+1+[.$E$2]" office:value-type="float" office:value="224" calcext:value-type="float">
            <text:p>224</text:p>
          </table:table-cell>
          <table:table-cell table:formula="of:=MOD([.F1265]+1/[.$H$2];5)" office:value-type="float" office:value="1.04999999999995" calcext:value-type="float">
            <text:p>1,04999999999995</text:p>
          </table:table-cell>
          <table:table-cell table:formula="of:=IF([.F1266]=0;[.G1265]+2+1/[.$H$2];[.G1265]+1/[.$H$2])" office:value-type="float" office:value="21.0500000000001" calcext:value-type="float">
            <text:p>21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7]))" office:value-type="date" office:date-value="2019-10-28T17:38:52.770757" calcext:value-type="date">
            <text:p>2019-10-28 17:38:53</text:p>
          </table:table-cell>
          <table:table-cell table:style-name="ce7" table:formula="of:=[.A1267]" office:value-type="date" office:date-value="2019-10-28T17:38:52.770757" calcext:value-type="date">
            <text:p>2019-10-28 17:38:53</text:p>
          </table:table-cell>
          <table:table-cell table:formula="of:=TRUNC([.A1267])" office:value-type="float" office:value="43766" calcext:value-type="float">
            <text:p>43766</text:p>
          </table:table-cell>
          <table:table-cell table:style-name="ce12" table:formula="of:=[.B1267]-[.C1267]" office:value-type="date" office:date-value="1899-12-30T17:38:52.77075653896" calcext:value-type="date">
            <text:p>12/30/99 05:38 PM</text:p>
          </table:table-cell>
          <table:table-cell table:formula="of:=MOD([.E1266]-[.$E$2];[.$H$2])+1+[.$E$2]" office:value-type="float" office:value="225" calcext:value-type="float">
            <text:p>225</text:p>
          </table:table-cell>
          <table:table-cell table:formula="of:=MOD([.F1266]+1/[.$H$2];5)" office:value-type="float" office:value="1.06666666666662" calcext:value-type="float">
            <text:p>1,06666666666662</text:p>
          </table:table-cell>
          <table:table-cell table:formula="of:=IF([.F1267]=0;[.G1266]+2+1/[.$H$2];[.G1266]+1/[.$H$2])" office:value-type="float" office:value="21.0666666666668" calcext:value-type="float">
            <text:p>21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8]))" office:value-type="date" office:date-value="2019-10-28T17:56:57.190308" calcext:value-type="date">
            <text:p>2019-10-28 17:56:57</text:p>
          </table:table-cell>
          <table:table-cell table:style-name="ce7" table:formula="of:=[.A1268]" office:value-type="date" office:date-value="2019-10-28T17:56:57.190308" calcext:value-type="date">
            <text:p>2019-10-28 17:56:57</text:p>
          </table:table-cell>
          <table:table-cell table:formula="of:=TRUNC([.A1268])" office:value-type="float" office:value="43766" calcext:value-type="float">
            <text:p>43766</text:p>
          </table:table-cell>
          <table:table-cell table:style-name="ce12" table:formula="of:=[.B1268]-[.C1268]" office:value-type="date" office:date-value="1899-12-30T17:56:57.19030772801" calcext:value-type="date">
            <text:p>12/30/99 05:56 PM</text:p>
          </table:table-cell>
          <table:table-cell table:formula="of:=MOD([.E1267]-[.$E$2];[.$H$2])+1+[.$E$2]" office:value-type="float" office:value="226" calcext:value-type="float">
            <text:p>226</text:p>
          </table:table-cell>
          <table:table-cell table:formula="of:=MOD([.F1267]+1/[.$H$2];5)" office:value-type="float" office:value="1.08333333333328" calcext:value-type="float">
            <text:p>1,08333333333328</text:p>
          </table:table-cell>
          <table:table-cell table:formula="of:=IF([.F1268]=0;[.G1267]+2+1/[.$H$2];[.G1267]+1/[.$H$2])" office:value-type="float" office:value="21.0833333333334" calcext:value-type="float">
            <text:p>21,0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9]))" office:value-type="date" office:date-value="2019-10-28T17:54:47.542571" calcext:value-type="date">
            <text:p>2019-10-28 17:54:48</text:p>
          </table:table-cell>
          <table:table-cell table:style-name="ce7" table:formula="of:=[.A1269]" office:value-type="date" office:date-value="2019-10-28T17:54:47.542571" calcext:value-type="date">
            <text:p>2019-10-28 17:54:48</text:p>
          </table:table-cell>
          <table:table-cell table:formula="of:=TRUNC([.A1269])" office:value-type="float" office:value="43766" calcext:value-type="float">
            <text:p>43766</text:p>
          </table:table-cell>
          <table:table-cell table:style-name="ce12" table:formula="of:=[.B1269]-[.C1269]" office:value-type="date" office:date-value="1899-12-30T17:54:47.54257124383" calcext:value-type="date">
            <text:p>12/30/99 05:54 PM</text:p>
          </table:table-cell>
          <table:table-cell table:formula="of:=MOD([.E1268]-[.$E$2];[.$H$2])+1+[.$E$2]" office:value-type="float" office:value="227" calcext:value-type="float">
            <text:p>227</text:p>
          </table:table-cell>
          <table:table-cell table:formula="of:=MOD([.F1268]+1/[.$H$2];5)" office:value-type="float" office:value="1.09999999999995" calcext:value-type="float">
            <text:p>1,09999999999995</text:p>
          </table:table-cell>
          <table:table-cell table:formula="of:=IF([.F1269]=0;[.G1268]+2+1/[.$H$2];[.G1268]+1/[.$H$2])" office:value-type="float" office:value="21.1000000000001" calcext:value-type="float">
            <text:p>21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0]))" office:value-type="date" office:date-value="2019-10-28T17:46:58.158041" calcext:value-type="date">
            <text:p>2019-10-28 17:46:58</text:p>
          </table:table-cell>
          <table:table-cell table:style-name="ce7" table:formula="of:=[.A1270]" office:value-type="date" office:date-value="2019-10-28T17:46:58.158041" calcext:value-type="date">
            <text:p>2019-10-28 17:46:58</text:p>
          </table:table-cell>
          <table:table-cell table:formula="of:=TRUNC([.A1270])" office:value-type="float" office:value="43766" calcext:value-type="float">
            <text:p>43766</text:p>
          </table:table-cell>
          <table:table-cell table:style-name="ce12" table:formula="of:=[.B1270]-[.C1270]" office:value-type="date" office:date-value="1899-12-30T17:46:58.15804091748" calcext:value-type="date">
            <text:p>12/30/99 05:46 PM</text:p>
          </table:table-cell>
          <table:table-cell table:formula="of:=MOD([.E1269]-[.$E$2];[.$H$2])+1+[.$E$2]" office:value-type="float" office:value="228" calcext:value-type="float">
            <text:p>228</text:p>
          </table:table-cell>
          <table:table-cell table:formula="of:=MOD([.F1269]+1/[.$H$2];5)" office:value-type="float" office:value="1.11666666666662" calcext:value-type="float">
            <text:p>1,11666666666662</text:p>
          </table:table-cell>
          <table:table-cell table:formula="of:=IF([.F1270]=0;[.G1269]+2+1/[.$H$2];[.G1269]+1/[.$H$2])" office:value-type="float" office:value="21.1166666666667" calcext:value-type="float">
            <text:p>21,1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1]))" office:value-type="date" office:date-value="2019-10-28T17:23:43.283303" calcext:value-type="date">
            <text:p>2019-10-28 17:23:43</text:p>
          </table:table-cell>
          <table:table-cell table:style-name="ce7" table:formula="of:=[.A1271]" office:value-type="date" office:date-value="2019-10-28T17:23:43.283303" calcext:value-type="date">
            <text:p>2019-10-28 17:23:43</text:p>
          </table:table-cell>
          <table:table-cell table:formula="of:=TRUNC([.A1271])" office:value-type="float" office:value="43766" calcext:value-type="float">
            <text:p>43766</text:p>
          </table:table-cell>
          <table:table-cell table:style-name="ce12" table:formula="of:=[.B1271]-[.C1271]" office:value-type="date" office:date-value="1899-12-30T17:23:43.28330317978" calcext:value-type="date">
            <text:p>12/30/99 05:23 PM</text:p>
          </table:table-cell>
          <table:table-cell table:formula="of:=MOD([.E1270]-[.$E$2];[.$H$2])+1+[.$E$2]" office:value-type="float" office:value="229" calcext:value-type="float">
            <text:p>229</text:p>
          </table:table-cell>
          <table:table-cell table:formula="of:=MOD([.F1270]+1/[.$H$2];5)" office:value-type="float" office:value="1.13333333333328" calcext:value-type="float">
            <text:p>1,13333333333328</text:p>
          </table:table-cell>
          <table:table-cell table:formula="of:=IF([.F1271]=0;[.G1270]+2+1/[.$H$2];[.G1270]+1/[.$H$2])" office:value-type="float" office:value="21.1333333333334" calcext:value-type="float">
            <text:p>21,1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2]))" office:value-type="date" office:date-value="2019-10-28T17:35:07.523283" calcext:value-type="date">
            <text:p>2019-10-28 17:35:08</text:p>
          </table:table-cell>
          <table:table-cell table:style-name="ce7" table:formula="of:=[.A1272]" office:value-type="date" office:date-value="2019-10-28T17:35:07.523283" calcext:value-type="date">
            <text:p>2019-10-28 17:35:08</text:p>
          </table:table-cell>
          <table:table-cell table:formula="of:=TRUNC([.A1272])" office:value-type="float" office:value="43766" calcext:value-type="float">
            <text:p>43766</text:p>
          </table:table-cell>
          <table:table-cell table:style-name="ce12" table:formula="of:=[.B1272]-[.C1272]" office:value-type="date" office:date-value="1899-12-30T17:35:07.52328273375" calcext:value-type="date">
            <text:p>12/30/99 05:35 PM</text:p>
          </table:table-cell>
          <table:table-cell table:formula="of:=MOD([.E1271]-[.$E$2];[.$H$2])+1+[.$E$2]" office:value-type="float" office:value="230" calcext:value-type="float">
            <text:p>230</text:p>
          </table:table-cell>
          <table:table-cell table:formula="of:=MOD([.F1271]+1/[.$H$2];5)" office:value-type="float" office:value="1.14999999999995" calcext:value-type="float">
            <text:p>1,14999999999995</text:p>
          </table:table-cell>
          <table:table-cell table:formula="of:=IF([.F1272]=0;[.G1271]+2+1/[.$H$2];[.G1271]+1/[.$H$2])" office:value-type="float" office:value="21.1500000000001" calcext:value-type="float">
            <text:p>21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3]))" office:value-type="date" office:date-value="2019-10-28T17:51:03.309664" calcext:value-type="date">
            <text:p>2019-10-28 17:51:03</text:p>
          </table:table-cell>
          <table:table-cell table:style-name="ce7" table:formula="of:=[.A1273]" office:value-type="date" office:date-value="2019-10-28T17:51:03.309664" calcext:value-type="date">
            <text:p>2019-10-28 17:51:03</text:p>
          </table:table-cell>
          <table:table-cell table:formula="of:=TRUNC([.A1273])" office:value-type="float" office:value="43766" calcext:value-type="float">
            <text:p>43766</text:p>
          </table:table-cell>
          <table:table-cell table:style-name="ce12" table:formula="of:=[.B1273]-[.C1273]" office:value-type="date" office:date-value="1899-12-30T17:51:03.30966395326" calcext:value-type="date">
            <text:p>12/30/99 05:51 PM</text:p>
          </table:table-cell>
          <table:table-cell table:formula="of:=MOD([.E1272]-[.$E$2];[.$H$2])+1+[.$E$2]" office:value-type="float" office:value="231" calcext:value-type="float">
            <text:p>231</text:p>
          </table:table-cell>
          <table:table-cell table:formula="of:=MOD([.F1272]+1/[.$H$2];5)" office:value-type="float" office:value="1.16666666666662" calcext:value-type="float">
            <text:p>1,16666666666662</text:p>
          </table:table-cell>
          <table:table-cell table:formula="of:=IF([.F1273]=0;[.G1272]+2+1/[.$H$2];[.G1272]+1/[.$H$2])" office:value-type="float" office:value="21.1666666666667" calcext:value-type="float">
            <text:p>21,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4]))" office:value-type="date" office:date-value="2019-10-28T17:49:33.664353" calcext:value-type="date">
            <text:p>2019-10-28 17:49:34</text:p>
          </table:table-cell>
          <table:table-cell table:style-name="ce7" table:formula="of:=[.A1274]" office:value-type="date" office:date-value="2019-10-28T17:49:33.664353" calcext:value-type="date">
            <text:p>2019-10-28 17:49:34</text:p>
          </table:table-cell>
          <table:table-cell table:formula="of:=TRUNC([.A1274])" office:value-type="float" office:value="43766" calcext:value-type="float">
            <text:p>43766</text:p>
          </table:table-cell>
          <table:table-cell table:style-name="ce12" table:formula="of:=[.B1274]-[.C1274]" office:value-type="date" office:date-value="1899-12-30T17:49:33.66435269359" calcext:value-type="date">
            <text:p>12/30/99 05:49 PM</text:p>
          </table:table-cell>
          <table:table-cell table:formula="of:=MOD([.E1273]-[.$E$2];[.$H$2])+1+[.$E$2]" office:value-type="float" office:value="232" calcext:value-type="float">
            <text:p>232</text:p>
          </table:table-cell>
          <table:table-cell table:formula="of:=MOD([.F1273]+1/[.$H$2];5)" office:value-type="float" office:value="1.18333333333328" calcext:value-type="float">
            <text:p>1,18333333333328</text:p>
          </table:table-cell>
          <table:table-cell table:formula="of:=IF([.F1274]=0;[.G1273]+2+1/[.$H$2];[.G1273]+1/[.$H$2])" office:value-type="float" office:value="21.1833333333334" calcext:value-type="float">
            <text:p>21,1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5]))" office:value-type="date" office:date-value="2019-10-28T18:06:12.040247" calcext:value-type="date">
            <text:p>2019-10-28 18:06:12</text:p>
          </table:table-cell>
          <table:table-cell table:style-name="ce7" table:formula="of:=[.A1275]" office:value-type="date" office:date-value="2019-10-28T18:06:12.040247" calcext:value-type="date">
            <text:p>2019-10-28 18:06:12</text:p>
          </table:table-cell>
          <table:table-cell table:formula="of:=TRUNC([.A1275])" office:value-type="float" office:value="43766" calcext:value-type="float">
            <text:p>43766</text:p>
          </table:table-cell>
          <table:table-cell table:style-name="ce12" table:formula="of:=[.B1275]-[.C1275]" office:value-type="date" office:date-value="1899-12-30T18:06:12.04024717212" calcext:value-type="date">
            <text:p>12/30/99 06:06 PM</text:p>
          </table:table-cell>
          <table:table-cell table:formula="of:=MOD([.E1274]-[.$E$2];[.$H$2])+1+[.$E$2]" office:value-type="float" office:value="233" calcext:value-type="float">
            <text:p>233</text:p>
          </table:table-cell>
          <table:table-cell table:formula="of:=MOD([.F1274]+1/[.$H$2];5)" office:value-type="float" office:value="1.19999999999995" calcext:value-type="float">
            <text:p>1,19999999999995</text:p>
          </table:table-cell>
          <table:table-cell table:formula="of:=IF([.F1275]=0;[.G1274]+2+1/[.$H$2];[.G1274]+1/[.$H$2])" office:value-type="float" office:value="21.2000000000001" calcext:value-type="float">
            <text:p>21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6]))" office:value-type="date" office:date-value="2019-10-28T18:00:32.234345" calcext:value-type="date">
            <text:p>2019-10-28 18:00:32</text:p>
          </table:table-cell>
          <table:table-cell table:style-name="ce7" table:formula="of:=[.A1276]" office:value-type="date" office:date-value="2019-10-28T18:00:32.234345" calcext:value-type="date">
            <text:p>2019-10-28 18:00:32</text:p>
          </table:table-cell>
          <table:table-cell table:formula="of:=TRUNC([.A1276])" office:value-type="float" office:value="43766" calcext:value-type="float">
            <text:p>43766</text:p>
          </table:table-cell>
          <table:table-cell table:style-name="ce12" table:formula="of:=[.B1276]-[.C1276]" office:value-type="date" office:date-value="1899-12-30T18:00:32.23434474785" calcext:value-type="date">
            <text:p>12/30/99 06:00 PM</text:p>
          </table:table-cell>
          <table:table-cell table:formula="of:=MOD([.E1275]-[.$E$2];[.$H$2])+1+[.$E$2]" office:value-type="float" office:value="234" calcext:value-type="float">
            <text:p>234</text:p>
          </table:table-cell>
          <table:table-cell table:formula="of:=MOD([.F1275]+1/[.$H$2];5)" office:value-type="float" office:value="1.21666666666662" calcext:value-type="float">
            <text:p>1,21666666666662</text:p>
          </table:table-cell>
          <table:table-cell table:formula="of:=IF([.F1276]=0;[.G1275]+2+1/[.$H$2];[.G1275]+1/[.$H$2])" office:value-type="float" office:value="21.2166666666667" calcext:value-type="float">
            <text:p>21,2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7]))" office:value-type="date" office:date-value="2019-10-28T17:32:11.224258" calcext:value-type="date">
            <text:p>2019-10-28 17:32:11</text:p>
          </table:table-cell>
          <table:table-cell table:style-name="ce7" table:formula="of:=[.A1277]" office:value-type="date" office:date-value="2019-10-28T17:32:11.224258" calcext:value-type="date">
            <text:p>2019-10-28 17:32:11</text:p>
          </table:table-cell>
          <table:table-cell table:formula="of:=TRUNC([.A1277])" office:value-type="float" office:value="43766" calcext:value-type="float">
            <text:p>43766</text:p>
          </table:table-cell>
          <table:table-cell table:style-name="ce12" table:formula="of:=[.B1277]-[.C1277]" office:value-type="date" office:date-value="1899-12-30T17:32:11.22425847687" calcext:value-type="date">
            <text:p>12/30/99 05:32 PM</text:p>
          </table:table-cell>
          <table:table-cell table:formula="of:=MOD([.E1276]-[.$E$2];[.$H$2])+1+[.$E$2]" office:value-type="float" office:value="235" calcext:value-type="float">
            <text:p>235</text:p>
          </table:table-cell>
          <table:table-cell table:formula="of:=MOD([.F1276]+1/[.$H$2];5)" office:value-type="float" office:value="1.23333333333328" calcext:value-type="float">
            <text:p>1,23333333333328</text:p>
          </table:table-cell>
          <table:table-cell table:formula="of:=IF([.F1277]=0;[.G1276]+2+1/[.$H$2];[.G1276]+1/[.$H$2])" office:value-type="float" office:value="21.2333333333334" calcext:value-type="float">
            <text:p>21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8]))" office:value-type="date" office:date-value="2019-10-28T18:08:19.179909" calcext:value-type="date">
            <text:p>2019-10-28 18:08:19</text:p>
          </table:table-cell>
          <table:table-cell table:style-name="ce7" table:formula="of:=[.A1278]" office:value-type="date" office:date-value="2019-10-28T18:08:19.179909" calcext:value-type="date">
            <text:p>2019-10-28 18:08:19</text:p>
          </table:table-cell>
          <table:table-cell table:formula="of:=TRUNC([.A1278])" office:value-type="float" office:value="43766" calcext:value-type="float">
            <text:p>43766</text:p>
          </table:table-cell>
          <table:table-cell table:style-name="ce12" table:formula="of:=[.B1278]-[.C1278]" office:value-type="date" office:date-value="1899-12-30T18:08:19.17990909889" calcext:value-type="date">
            <text:p>12/30/99 06:08 PM</text:p>
          </table:table-cell>
          <table:table-cell table:formula="of:=MOD([.E1277]-[.$E$2];[.$H$2])+1+[.$E$2]" office:value-type="float" office:value="236" calcext:value-type="float">
            <text:p>236</text:p>
          </table:table-cell>
          <table:table-cell table:formula="of:=MOD([.F1277]+1/[.$H$2];5)" office:value-type="float" office:value="1.24999999999995" calcext:value-type="float">
            <text:p>1,24999999999995</text:p>
          </table:table-cell>
          <table:table-cell table:formula="of:=IF([.F1278]=0;[.G1277]+2+1/[.$H$2];[.G1277]+1/[.$H$2])" office:value-type="float" office:value="21.2500000000001" calcext:value-type="float">
            <text:p>21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9]))" office:value-type="date" office:date-value="2019-10-28T17:39:28.236014" calcext:value-type="date">
            <text:p>2019-10-28 17:39:28</text:p>
          </table:table-cell>
          <table:table-cell table:style-name="ce7" table:formula="of:=[.A1279]" office:value-type="date" office:date-value="2019-10-28T17:39:28.236014" calcext:value-type="date">
            <text:p>2019-10-28 17:39:28</text:p>
          </table:table-cell>
          <table:table-cell table:formula="of:=TRUNC([.A1279])" office:value-type="float" office:value="43766" calcext:value-type="float">
            <text:p>43766</text:p>
          </table:table-cell>
          <table:table-cell table:style-name="ce12" table:formula="of:=[.B1279]-[.C1279]" office:value-type="date" office:date-value="1899-12-30T17:39:28.23601378128" calcext:value-type="date">
            <text:p>12/30/99 05:39 PM</text:p>
          </table:table-cell>
          <table:table-cell table:formula="of:=MOD([.E1278]-[.$E$2];[.$H$2])+1+[.$E$2]" office:value-type="float" office:value="237" calcext:value-type="float">
            <text:p>237</text:p>
          </table:table-cell>
          <table:table-cell table:formula="of:=MOD([.F1278]+1/[.$H$2];5)" office:value-type="float" office:value="1.26666666666662" calcext:value-type="float">
            <text:p>1,26666666666662</text:p>
          </table:table-cell>
          <table:table-cell table:formula="of:=IF([.F1279]=0;[.G1278]+2+1/[.$H$2];[.G1278]+1/[.$H$2])" office:value-type="float" office:value="21.2666666666667" calcext:value-type="float">
            <text:p>21,2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0]))" office:value-type="date" office:date-value="2019-10-28T17:36:49.256551" calcext:value-type="date">
            <text:p>2019-10-28 17:36:49</text:p>
          </table:table-cell>
          <table:table-cell table:style-name="ce7" table:formula="of:=[.A1280]" office:value-type="date" office:date-value="2019-10-28T17:36:49.256551" calcext:value-type="date">
            <text:p>2019-10-28 17:36:49</text:p>
          </table:table-cell>
          <table:table-cell table:formula="of:=TRUNC([.A1280])" office:value-type="float" office:value="43766" calcext:value-type="float">
            <text:p>43766</text:p>
          </table:table-cell>
          <table:table-cell table:style-name="ce12" table:formula="of:=[.B1280]-[.C1280]" office:value-type="date" office:date-value="1899-12-30T17:36:49.25655083265" calcext:value-type="date">
            <text:p>12/30/99 05:36 PM</text:p>
          </table:table-cell>
          <table:table-cell table:formula="of:=MOD([.E1279]-[.$E$2];[.$H$2])+1+[.$E$2]" office:value-type="float" office:value="238" calcext:value-type="float">
            <text:p>238</text:p>
          </table:table-cell>
          <table:table-cell table:formula="of:=MOD([.F1279]+1/[.$H$2];5)" office:value-type="float" office:value="1.28333333333328" calcext:value-type="float">
            <text:p>1,28333333333328</text:p>
          </table:table-cell>
          <table:table-cell table:formula="of:=IF([.F1280]=0;[.G1279]+2+1/[.$H$2];[.G1279]+1/[.$H$2])" office:value-type="float" office:value="21.2833333333334" calcext:value-type="float">
            <text:p>21,2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1]))" office:value-type="date" office:date-value="2019-10-28T18:06:31.441178" calcext:value-type="date">
            <text:p>2019-10-28 18:06:31</text:p>
          </table:table-cell>
          <table:table-cell table:style-name="ce7" table:formula="of:=[.A1281]" office:value-type="date" office:date-value="2019-10-28T18:06:31.441178" calcext:value-type="date">
            <text:p>2019-10-28 18:06:31</text:p>
          </table:table-cell>
          <table:table-cell table:formula="of:=TRUNC([.A1281])" office:value-type="float" office:value="43766" calcext:value-type="float">
            <text:p>43766</text:p>
          </table:table-cell>
          <table:table-cell table:style-name="ce12" table:formula="of:=[.B1281]-[.C1281]" office:value-type="date" office:date-value="1899-12-30T18:06:31.44117794931" calcext:value-type="date">
            <text:p>12/30/99 06:06 PM</text:p>
          </table:table-cell>
          <table:table-cell table:formula="of:=MOD([.E1280]-[.$E$2];[.$H$2])+1+[.$E$2]" office:value-type="float" office:value="239" calcext:value-type="float">
            <text:p>239</text:p>
          </table:table-cell>
          <table:table-cell table:formula="of:=MOD([.F1280]+1/[.$H$2];5)" office:value-type="float" office:value="1.29999999999995" calcext:value-type="float">
            <text:p>1,29999999999995</text:p>
          </table:table-cell>
          <table:table-cell table:formula="of:=IF([.F1281]=0;[.G1280]+2+1/[.$H$2];[.G1280]+1/[.$H$2])" office:value-type="float" office:value="21.3000000000001" calcext:value-type="float">
            <text:p>21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2]))" office:value-type="date" office:date-value="2019-10-28T18:16:30.567434" calcext:value-type="date">
            <text:p>2019-10-28 18:16:31</text:p>
          </table:table-cell>
          <table:table-cell table:style-name="ce7" table:formula="of:=[.A1282]" office:value-type="date" office:date-value="2019-10-28T18:16:30.567434" calcext:value-type="date">
            <text:p>2019-10-28 18:16:31</text:p>
          </table:table-cell>
          <table:table-cell table:formula="of:=TRUNC([.A1282])" office:value-type="float" office:value="43766" calcext:value-type="float">
            <text:p>43766</text:p>
          </table:table-cell>
          <table:table-cell table:style-name="ce12" table:formula="of:=[.B1282]-[.C1282]" office:value-type="date" office:date-value="1899-12-30T18:16:30.56743376423" calcext:value-type="date">
            <text:p>12/30/99 06:16 PM</text:p>
          </table:table-cell>
          <table:table-cell table:formula="of:=MOD([.E1281]-[.$E$2];[.$H$2])+1+[.$E$2]" office:value-type="float" office:value="240" calcext:value-type="float">
            <text:p>240</text:p>
          </table:table-cell>
          <table:table-cell table:formula="of:=MOD([.F1281]+1/[.$H$2];5)" office:value-type="float" office:value="1.31666666666662" calcext:value-type="float">
            <text:p>1,31666666666662</text:p>
          </table:table-cell>
          <table:table-cell table:formula="of:=IF([.F1282]=0;[.G1281]+2+1/[.$H$2];[.G1281]+1/[.$H$2])" office:value-type="float" office:value="21.3166666666667" calcext:value-type="float">
            <text:p>21,3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3]))" office:value-type="date" office:date-value="2019-10-28T18:12:36.374781" calcext:value-type="date">
            <text:p>2019-10-28 18:12:36</text:p>
          </table:table-cell>
          <table:table-cell table:style-name="ce7" table:formula="of:=[.A1283]" office:value-type="date" office:date-value="2019-10-28T18:12:36.374781" calcext:value-type="date">
            <text:p>2019-10-28 18:12:36</text:p>
          </table:table-cell>
          <table:table-cell table:formula="of:=TRUNC([.A1283])" office:value-type="float" office:value="43766" calcext:value-type="float">
            <text:p>43766</text:p>
          </table:table-cell>
          <table:table-cell table:style-name="ce12" table:formula="of:=[.B1283]-[.C1283]" office:value-type="date" office:date-value="1899-12-30T18:12:36.37478115968" calcext:value-type="date">
            <text:p>12/30/99 06:12 PM</text:p>
          </table:table-cell>
          <table:table-cell table:formula="of:=MOD([.E1282]-[.$E$2];[.$H$2])+1+[.$E$2]" office:value-type="float" office:value="241" calcext:value-type="float">
            <text:p>241</text:p>
          </table:table-cell>
          <table:table-cell table:formula="of:=MOD([.F1282]+1/[.$H$2];5)" office:value-type="float" office:value="1.33333333333328" calcext:value-type="float">
            <text:p>1,33333333333328</text:p>
          </table:table-cell>
          <table:table-cell table:formula="of:=IF([.F1283]=0;[.G1282]+2+1/[.$H$2];[.G1282]+1/[.$H$2])" office:value-type="float" office:value="21.3333333333334" calcext:value-type="float">
            <text:p>21,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4]))" office:value-type="date" office:date-value="2019-10-28T18:02:32.509928" calcext:value-type="date">
            <text:p>2019-10-28 18:02:33</text:p>
          </table:table-cell>
          <table:table-cell table:style-name="ce7" table:formula="of:=[.A1284]" office:value-type="date" office:date-value="2019-10-28T18:02:32.509928" calcext:value-type="date">
            <text:p>2019-10-28 18:02:33</text:p>
          </table:table-cell>
          <table:table-cell table:formula="of:=TRUNC([.A1284])" office:value-type="float" office:value="43766" calcext:value-type="float">
            <text:p>43766</text:p>
          </table:table-cell>
          <table:table-cell table:style-name="ce12" table:formula="of:=[.B1284]-[.C1284]" office:value-type="date" office:date-value="1899-12-30T18:02:32.5099276565" calcext:value-type="date">
            <text:p>12/30/99 06:02 PM</text:p>
          </table:table-cell>
          <table:table-cell table:formula="of:=MOD([.E1283]-[.$E$2];[.$H$2])+1+[.$E$2]" office:value-type="float" office:value="242" calcext:value-type="float">
            <text:p>242</text:p>
          </table:table-cell>
          <table:table-cell table:formula="of:=MOD([.F1283]+1/[.$H$2];5)" office:value-type="float" office:value="1.34999999999995" calcext:value-type="float">
            <text:p>1,34999999999995</text:p>
          </table:table-cell>
          <table:table-cell table:formula="of:=IF([.F1284]=0;[.G1283]+2+1/[.$H$2];[.G1283]+1/[.$H$2])" office:value-type="float" office:value="21.3500000000001" calcext:value-type="float">
            <text:p>21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5]))" office:value-type="date" office:date-value="2019-10-28T18:00:13.272118" calcext:value-type="date">
            <text:p>2019-10-28 18:00:13</text:p>
          </table:table-cell>
          <table:table-cell table:style-name="ce7" table:formula="of:=[.A1285]" office:value-type="date" office:date-value="2019-10-28T18:00:13.272118" calcext:value-type="date">
            <text:p>2019-10-28 18:00:13</text:p>
          </table:table-cell>
          <table:table-cell table:formula="of:=TRUNC([.A1285])" office:value-type="float" office:value="43766" calcext:value-type="float">
            <text:p>43766</text:p>
          </table:table-cell>
          <table:table-cell table:style-name="ce12" table:formula="of:=[.B1285]-[.C1285]" office:value-type="date" office:date-value="1899-12-30T18:00:13.27211796306" calcext:value-type="date">
            <text:p>12/30/99 06:00 PM</text:p>
          </table:table-cell>
          <table:table-cell table:formula="of:=MOD([.E1284]-[.$E$2];[.$H$2])+1+[.$E$2]" office:value-type="float" office:value="243" calcext:value-type="float">
            <text:p>243</text:p>
          </table:table-cell>
          <table:table-cell table:formula="of:=MOD([.F1284]+1/[.$H$2];5)" office:value-type="float" office:value="1.36666666666662" calcext:value-type="float">
            <text:p>1,36666666666662</text:p>
          </table:table-cell>
          <table:table-cell table:formula="of:=IF([.F1285]=0;[.G1284]+2+1/[.$H$2];[.G1284]+1/[.$H$2])" office:value-type="float" office:value="21.3666666666667" calcext:value-type="float">
            <text:p>21,3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6]))" office:value-type="date" office:date-value="2019-10-28T18:04:52.661251" calcext:value-type="date">
            <text:p>2019-10-28 18:04:53</text:p>
          </table:table-cell>
          <table:table-cell table:style-name="ce7" table:formula="of:=[.A1286]" office:value-type="date" office:date-value="2019-10-28T18:04:52.661251" calcext:value-type="date">
            <text:p>2019-10-28 18:04:53</text:p>
          </table:table-cell>
          <table:table-cell table:formula="of:=TRUNC([.A1286])" office:value-type="float" office:value="43766" calcext:value-type="float">
            <text:p>43766</text:p>
          </table:table-cell>
          <table:table-cell table:style-name="ce12" table:formula="of:=[.B1286]-[.C1286]" office:value-type="date" office:date-value="1899-12-30T18:04:52.66125080176" calcext:value-type="date">
            <text:p>12/30/99 06:04 PM</text:p>
          </table:table-cell>
          <table:table-cell table:formula="of:=MOD([.E1285]-[.$E$2];[.$H$2])+1+[.$E$2]" office:value-type="float" office:value="244" calcext:value-type="float">
            <text:p>244</text:p>
          </table:table-cell>
          <table:table-cell table:formula="of:=MOD([.F1285]+1/[.$H$2];5)" office:value-type="float" office:value="1.38333333333328" calcext:value-type="float">
            <text:p>1,38333333333328</text:p>
          </table:table-cell>
          <table:table-cell table:formula="of:=IF([.F1286]=0;[.G1285]+2+1/[.$H$2];[.G1285]+1/[.$H$2])" office:value-type="float" office:value="21.3833333333334" calcext:value-type="float">
            <text:p>21,3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7]))" office:value-type="date" office:date-value="2019-10-28T17:54:11.938817" calcext:value-type="date">
            <text:p>2019-10-28 17:54:12</text:p>
          </table:table-cell>
          <table:table-cell table:style-name="ce7" table:formula="of:=[.A1287]" office:value-type="date" office:date-value="2019-10-28T17:54:11.938817" calcext:value-type="date">
            <text:p>2019-10-28 17:54:12</text:p>
          </table:table-cell>
          <table:table-cell table:formula="of:=TRUNC([.A1287])" office:value-type="float" office:value="43766" calcext:value-type="float">
            <text:p>43766</text:p>
          </table:table-cell>
          <table:table-cell table:style-name="ce12" table:formula="of:=[.B1287]-[.C1287]" office:value-type="date" office:date-value="1899-12-30T17:54:11.93881709129" calcext:value-type="date">
            <text:p>12/30/99 05:54 PM</text:p>
          </table:table-cell>
          <table:table-cell table:formula="of:=MOD([.E1286]-[.$E$2];[.$H$2])+1+[.$E$2]" office:value-type="float" office:value="245" calcext:value-type="float">
            <text:p>245</text:p>
          </table:table-cell>
          <table:table-cell table:formula="of:=MOD([.F1286]+1/[.$H$2];5)" office:value-type="float" office:value="1.39999999999995" calcext:value-type="float">
            <text:p>1,39999999999995</text:p>
          </table:table-cell>
          <table:table-cell table:formula="of:=IF([.F1287]=0;[.G1286]+2+1/[.$H$2];[.G1286]+1/[.$H$2])" office:value-type="float" office:value="21.4000000000001" calcext:value-type="float">
            <text:p>21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8]))" office:value-type="date" office:date-value="2019-10-28T17:31:38.693043" calcext:value-type="date">
            <text:p>2019-10-28 17:31:39</text:p>
          </table:table-cell>
          <table:table-cell table:style-name="ce7" table:formula="of:=[.A1288]" office:value-type="date" office:date-value="2019-10-28T17:31:38.693043" calcext:value-type="date">
            <text:p>2019-10-28 17:31:39</text:p>
          </table:table-cell>
          <table:table-cell table:formula="of:=TRUNC([.A1288])" office:value-type="float" office:value="43766" calcext:value-type="float">
            <text:p>43766</text:p>
          </table:table-cell>
          <table:table-cell table:style-name="ce12" table:formula="of:=[.B1288]-[.C1288]" office:value-type="date" office:date-value="1899-12-30T17:31:38.69304285385" calcext:value-type="date">
            <text:p>12/30/99 05:31 PM</text:p>
          </table:table-cell>
          <table:table-cell table:formula="of:=MOD([.E1287]-[.$E$2];[.$H$2])+1+[.$E$2]" office:value-type="float" office:value="246" calcext:value-type="float">
            <text:p>246</text:p>
          </table:table-cell>
          <table:table-cell table:formula="of:=MOD([.F1287]+1/[.$H$2];5)" office:value-type="float" office:value="1.41666666666662" calcext:value-type="float">
            <text:p>1,41666666666662</text:p>
          </table:table-cell>
          <table:table-cell table:formula="of:=IF([.F1288]=0;[.G1287]+2+1/[.$H$2];[.G1287]+1/[.$H$2])" office:value-type="float" office:value="21.4166666666667" calcext:value-type="float">
            <text:p>21,4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9]))" office:value-type="date" office:date-value="2019-10-28T18:15:00.595328" calcext:value-type="date">
            <text:p>2019-10-28 18:15:01</text:p>
          </table:table-cell>
          <table:table-cell table:style-name="ce7" table:formula="of:=[.A1289]" office:value-type="date" office:date-value="2019-10-28T18:15:00.595328" calcext:value-type="date">
            <text:p>2019-10-28 18:15:01</text:p>
          </table:table-cell>
          <table:table-cell table:formula="of:=TRUNC([.A1289])" office:value-type="float" office:value="43766" calcext:value-type="float">
            <text:p>43766</text:p>
          </table:table-cell>
          <table:table-cell table:style-name="ce12" table:formula="of:=[.B1289]-[.C1289]" office:value-type="date" office:date-value="1899-12-30T18:15:00.59532823507" calcext:value-type="date">
            <text:p>12/30/99 06:15 PM</text:p>
          </table:table-cell>
          <table:table-cell table:formula="of:=MOD([.E1288]-[.$E$2];[.$H$2])+1+[.$E$2]" office:value-type="float" office:value="247" calcext:value-type="float">
            <text:p>247</text:p>
          </table:table-cell>
          <table:table-cell table:formula="of:=MOD([.F1288]+1/[.$H$2];5)" office:value-type="float" office:value="1.43333333333328" calcext:value-type="float">
            <text:p>1,43333333333328</text:p>
          </table:table-cell>
          <table:table-cell table:formula="of:=IF([.F1289]=0;[.G1288]+2+1/[.$H$2];[.G1288]+1/[.$H$2])" office:value-type="float" office:value="21.4333333333334" calcext:value-type="float">
            <text:p>21,4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0]))" office:value-type="date" office:date-value="2019-10-28T17:43:59.039377" calcext:value-type="date">
            <text:p>2019-10-28 17:43:59</text:p>
          </table:table-cell>
          <table:table-cell table:style-name="ce7" table:formula="of:=[.A1290]" office:value-type="date" office:date-value="2019-10-28T17:43:59.039377" calcext:value-type="date">
            <text:p>2019-10-28 17:43:59</text:p>
          </table:table-cell>
          <table:table-cell table:formula="of:=TRUNC([.A1290])" office:value-type="float" office:value="43766" calcext:value-type="float">
            <text:p>43766</text:p>
          </table:table-cell>
          <table:table-cell table:style-name="ce12" table:formula="of:=[.B1290]-[.C1290]" office:value-type="date" office:date-value="1899-12-30T17:43:59.03937670402" calcext:value-type="date">
            <text:p>12/30/99 05:43 PM</text:p>
          </table:table-cell>
          <table:table-cell table:formula="of:=MOD([.E1289]-[.$E$2];[.$H$2])+1+[.$E$2]" office:value-type="float" office:value="248" calcext:value-type="float">
            <text:p>248</text:p>
          </table:table-cell>
          <table:table-cell table:formula="of:=MOD([.F1289]+1/[.$H$2];5)" office:value-type="float" office:value="1.44999999999995" calcext:value-type="float">
            <text:p>1,44999999999995</text:p>
          </table:table-cell>
          <table:table-cell table:formula="of:=IF([.F1290]=0;[.G1289]+2+1/[.$H$2];[.G1289]+1/[.$H$2])" office:value-type="float" office:value="21.4500000000001" calcext:value-type="float">
            <text:p>21,4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1]))" office:value-type="date" office:date-value="2019-10-28T17:45:30.074794" calcext:value-type="date">
            <text:p>2019-10-28 17:45:30</text:p>
          </table:table-cell>
          <table:table-cell table:style-name="ce7" table:formula="of:=[.A1291]" office:value-type="date" office:date-value="2019-10-28T17:45:30.074794" calcext:value-type="date">
            <text:p>2019-10-28 17:45:30</text:p>
          </table:table-cell>
          <table:table-cell table:formula="of:=TRUNC([.A1291])" office:value-type="float" office:value="43766" calcext:value-type="float">
            <text:p>43766</text:p>
          </table:table-cell>
          <table:table-cell table:style-name="ce12" table:formula="of:=[.B1291]-[.C1291]" office:value-type="date" office:date-value="1899-12-30T17:45:30.07479433436" calcext:value-type="date">
            <text:p>12/30/99 05:45 PM</text:p>
          </table:table-cell>
          <table:table-cell table:formula="of:=MOD([.E1290]-[.$E$2];[.$H$2])+1+[.$E$2]" office:value-type="float" office:value="249" calcext:value-type="float">
            <text:p>249</text:p>
          </table:table-cell>
          <table:table-cell table:formula="of:=MOD([.F1290]+1/[.$H$2];5)" office:value-type="float" office:value="1.46666666666662" calcext:value-type="float">
            <text:p>1,46666666666662</text:p>
          </table:table-cell>
          <table:table-cell table:formula="of:=IF([.F1291]=0;[.G1290]+2+1/[.$H$2];[.G1290]+1/[.$H$2])" office:value-type="float" office:value="21.4666666666667" calcext:value-type="float">
            <text:p>21,4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2]))" office:value-type="date" office:date-value="2019-10-28T18:29:19.692341" calcext:value-type="date">
            <text:p>2019-10-28 18:29:20</text:p>
          </table:table-cell>
          <table:table-cell table:style-name="ce7" table:formula="of:=[.A1292]" office:value-type="date" office:date-value="2019-10-28T18:29:19.692341" calcext:value-type="date">
            <text:p>2019-10-28 18:29:20</text:p>
          </table:table-cell>
          <table:table-cell table:formula="of:=TRUNC([.A1292])" office:value-type="float" office:value="43766" calcext:value-type="float">
            <text:p>43766</text:p>
          </table:table-cell>
          <table:table-cell table:style-name="ce12" table:formula="of:=[.B1292]-[.C1292]" office:value-type="date" office:date-value="1899-12-30T18:29:19.69234127551" calcext:value-type="date">
            <text:p>12/30/99 06:29 PM</text:p>
          </table:table-cell>
          <table:table-cell table:formula="of:=MOD([.E1291]-[.$E$2];[.$H$2])+1+[.$E$2]" office:value-type="float" office:value="250" calcext:value-type="float">
            <text:p>250</text:p>
          </table:table-cell>
          <table:table-cell table:formula="of:=MOD([.F1291]+1/[.$H$2];5)" office:value-type="float" office:value="1.48333333333328" calcext:value-type="float">
            <text:p>1,48333333333328</text:p>
          </table:table-cell>
          <table:table-cell table:formula="of:=IF([.F1292]=0;[.G1291]+2+1/[.$H$2];[.G1291]+1/[.$H$2])" office:value-type="float" office:value="21.4833333333334" calcext:value-type="float">
            <text:p>21,4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3]))" office:value-type="date" office:date-value="2019-10-28T17:55:51.753979" calcext:value-type="date">
            <text:p>2019-10-28 17:55:52</text:p>
          </table:table-cell>
          <table:table-cell table:style-name="ce7" table:formula="of:=[.A1293]" office:value-type="date" office:date-value="2019-10-28T17:55:51.753979" calcext:value-type="date">
            <text:p>2019-10-28 17:55:52</text:p>
          </table:table-cell>
          <table:table-cell table:formula="of:=TRUNC([.A1293])" office:value-type="float" office:value="43766" calcext:value-type="float">
            <text:p>43766</text:p>
          </table:table-cell>
          <table:table-cell table:style-name="ce12" table:formula="of:=[.B1293]-[.C1293]" office:value-type="date" office:date-value="1899-12-30T17:55:51.75397864077" calcext:value-type="date">
            <text:p>12/30/99 05:55 PM</text:p>
          </table:table-cell>
          <table:table-cell table:formula="of:=MOD([.E1292]-[.$E$2];[.$H$2])+1+[.$E$2]" office:value-type="float" office:value="251" calcext:value-type="float">
            <text:p>251</text:p>
          </table:table-cell>
          <table:table-cell table:formula="of:=MOD([.F1292]+1/[.$H$2];5)" office:value-type="float" office:value="1.49999999999995" calcext:value-type="float">
            <text:p>1,49999999999995</text:p>
          </table:table-cell>
          <table:table-cell table:formula="of:=IF([.F1293]=0;[.G1292]+2+1/[.$H$2];[.G1292]+1/[.$H$2])" office:value-type="float" office:value="21.5000000000001" calcext:value-type="float">
            <text:p>21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4]))" office:value-type="date" office:date-value="2019-10-28T17:53:36.893922" calcext:value-type="date">
            <text:p>2019-10-28 17:53:37</text:p>
          </table:table-cell>
          <table:table-cell table:style-name="ce7" table:formula="of:=[.A1294]" office:value-type="date" office:date-value="2019-10-28T17:53:36.893922" calcext:value-type="date">
            <text:p>2019-10-28 17:53:37</text:p>
          </table:table-cell>
          <table:table-cell table:formula="of:=TRUNC([.A1294])" office:value-type="float" office:value="43766" calcext:value-type="float">
            <text:p>43766</text:p>
          </table:table-cell>
          <table:table-cell table:style-name="ce12" table:formula="of:=[.B1294]-[.C1294]" office:value-type="date" office:date-value="1899-12-30T17:53:36.89392193221" calcext:value-type="date">
            <text:p>12/30/99 05:53 PM</text:p>
          </table:table-cell>
          <table:table-cell table:formula="of:=MOD([.E1293]-[.$E$2];[.$H$2])+1+[.$E$2]" office:value-type="float" office:value="252" calcext:value-type="float">
            <text:p>252</text:p>
          </table:table-cell>
          <table:table-cell table:formula="of:=MOD([.F1293]+1/[.$H$2];5)" office:value-type="float" office:value="1.51666666666662" calcext:value-type="float">
            <text:p>1,51666666666662</text:p>
          </table:table-cell>
          <table:table-cell table:formula="of:=IF([.F1294]=0;[.G1293]+2+1/[.$H$2];[.G1293]+1/[.$H$2])" office:value-type="float" office:value="21.5166666666667" calcext:value-type="float">
            <text:p>21,5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5]))" office:value-type="date" office:date-value="2019-10-28T17:58:25.247711" calcext:value-type="date">
            <text:p>2019-10-28 17:58:25</text:p>
          </table:table-cell>
          <table:table-cell table:style-name="ce7" table:formula="of:=[.A1295]" office:value-type="date" office:date-value="2019-10-28T17:58:25.247711" calcext:value-type="date">
            <text:p>2019-10-28 17:58:25</text:p>
          </table:table-cell>
          <table:table-cell table:formula="of:=TRUNC([.A1295])" office:value-type="float" office:value="43766" calcext:value-type="float">
            <text:p>43766</text:p>
          </table:table-cell>
          <table:table-cell table:style-name="ce12" table:formula="of:=[.B1295]-[.C1295]" office:value-type="date" office:date-value="1899-12-30T17:58:25.24771143682" calcext:value-type="date">
            <text:p>12/30/99 05:58 PM</text:p>
          </table:table-cell>
          <table:table-cell table:formula="of:=MOD([.E1294]-[.$E$2];[.$H$2])+1+[.$E$2]" office:value-type="float" office:value="253" calcext:value-type="float">
            <text:p>253</text:p>
          </table:table-cell>
          <table:table-cell table:formula="of:=MOD([.F1294]+1/[.$H$2];5)" office:value-type="float" office:value="1.53333333333328" calcext:value-type="float">
            <text:p>1,53333333333328</text:p>
          </table:table-cell>
          <table:table-cell table:formula="of:=IF([.F1295]=0;[.G1294]+2+1/[.$H$2];[.G1294]+1/[.$H$2])" office:value-type="float" office:value="21.5333333333334" calcext:value-type="float">
            <text:p>21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6]))" office:value-type="date" office:date-value="2019-10-28T17:55:03.784496" calcext:value-type="date">
            <text:p>2019-10-28 17:55:04</text:p>
          </table:table-cell>
          <table:table-cell table:style-name="ce7" table:formula="of:=[.A1296]" office:value-type="date" office:date-value="2019-10-28T17:55:03.784496" calcext:value-type="date">
            <text:p>2019-10-28 17:55:04</text:p>
          </table:table-cell>
          <table:table-cell table:formula="of:=TRUNC([.A1296])" office:value-type="float" office:value="43766" calcext:value-type="float">
            <text:p>43766</text:p>
          </table:table-cell>
          <table:table-cell table:style-name="ce12" table:formula="of:=[.B1296]-[.C1296]" office:value-type="date" office:date-value="1899-12-30T17:55:03.78449619748" calcext:value-type="date">
            <text:p>12/30/99 05:55 PM</text:p>
          </table:table-cell>
          <table:table-cell table:formula="of:=MOD([.E1295]-[.$E$2];[.$H$2])+1+[.$E$2]" office:value-type="float" office:value="254" calcext:value-type="float">
            <text:p>254</text:p>
          </table:table-cell>
          <table:table-cell table:formula="of:=MOD([.F1295]+1/[.$H$2];5)" office:value-type="float" office:value="1.54999999999995" calcext:value-type="float">
            <text:p>1,54999999999995</text:p>
          </table:table-cell>
          <table:table-cell table:formula="of:=IF([.F1296]=0;[.G1295]+2+1/[.$H$2];[.G1295]+1/[.$H$2])" office:value-type="float" office:value="21.5500000000001" calcext:value-type="float">
            <text:p>21,5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7]))" office:value-type="date" office:date-value="2019-10-28T18:08:56.1769" calcext:value-type="date">
            <text:p>2019-10-28 18:08:56</text:p>
          </table:table-cell>
          <table:table-cell table:style-name="ce7" table:formula="of:=[.A1297]" office:value-type="date" office:date-value="2019-10-28T18:08:56.1769" calcext:value-type="date">
            <text:p>2019-10-28 18:08:56</text:p>
          </table:table-cell>
          <table:table-cell table:formula="of:=TRUNC([.A1297])" office:value-type="float" office:value="43766" calcext:value-type="float">
            <text:p>43766</text:p>
          </table:table-cell>
          <table:table-cell table:style-name="ce12" table:formula="of:=[.B1297]-[.C1297]" office:value-type="date" office:date-value="1899-12-30T18:08:56.1768996343" calcext:value-type="date">
            <text:p>12/30/99 06:08 PM</text:p>
          </table:table-cell>
          <table:table-cell table:formula="of:=MOD([.E1296]-[.$E$2];[.$H$2])+1+[.$E$2]" office:value-type="float" office:value="255" calcext:value-type="float">
            <text:p>255</text:p>
          </table:table-cell>
          <table:table-cell table:formula="of:=MOD([.F1296]+1/[.$H$2];5)" office:value-type="float" office:value="1.56666666666662" calcext:value-type="float">
            <text:p>1,56666666666662</text:p>
          </table:table-cell>
          <table:table-cell table:formula="of:=IF([.F1297]=0;[.G1296]+2+1/[.$H$2];[.G1296]+1/[.$H$2])" office:value-type="float" office:value="21.5666666666667" calcext:value-type="float">
            <text:p>21,5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8]))" office:value-type="date" office:date-value="2019-10-28T17:54:19.913764" calcext:value-type="date">
            <text:p>2019-10-28 17:54:20</text:p>
          </table:table-cell>
          <table:table-cell table:style-name="ce7" table:formula="of:=[.A1298]" office:value-type="date" office:date-value="2019-10-28T17:54:19.913764" calcext:value-type="date">
            <text:p>2019-10-28 17:54:20</text:p>
          </table:table-cell>
          <table:table-cell table:formula="of:=TRUNC([.A1298])" office:value-type="float" office:value="43766" calcext:value-type="float">
            <text:p>43766</text:p>
          </table:table-cell>
          <table:table-cell table:style-name="ce12" table:formula="of:=[.B1298]-[.C1298]" office:value-type="date" office:date-value="1899-12-30T17:54:19.91376440506" calcext:value-type="date">
            <text:p>12/30/99 05:54 PM</text:p>
          </table:table-cell>
          <table:table-cell table:formula="of:=MOD([.E1297]-[.$E$2];[.$H$2])+1+[.$E$2]" office:value-type="float" office:value="256" calcext:value-type="float">
            <text:p>256</text:p>
          </table:table-cell>
          <table:table-cell table:formula="of:=MOD([.F1297]+1/[.$H$2];5)" office:value-type="float" office:value="1.58333333333328" calcext:value-type="float">
            <text:p>1,58333333333328</text:p>
          </table:table-cell>
          <table:table-cell table:formula="of:=IF([.F1298]=0;[.G1297]+2+1/[.$H$2];[.G1297]+1/[.$H$2])" office:value-type="float" office:value="21.5833333333334" calcext:value-type="float">
            <text:p>21,5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9]))" office:value-type="date" office:date-value="2019-10-28T17:49:49.370418" calcext:value-type="date">
            <text:p>2019-10-28 17:49:49</text:p>
          </table:table-cell>
          <table:table-cell table:style-name="ce7" table:formula="of:=[.A1299]" office:value-type="date" office:date-value="2019-10-28T17:49:49.370418" calcext:value-type="date">
            <text:p>2019-10-28 17:49:49</text:p>
          </table:table-cell>
          <table:table-cell table:formula="of:=TRUNC([.A1299])" office:value-type="float" office:value="43766" calcext:value-type="float">
            <text:p>43766</text:p>
          </table:table-cell>
          <table:table-cell table:style-name="ce12" table:formula="of:=[.B1299]-[.C1299]" office:value-type="date" office:date-value="1899-12-30T17:49:49.37041754834" calcext:value-type="date">
            <text:p>12/30/99 05:49 PM</text:p>
          </table:table-cell>
          <table:table-cell table:formula="of:=MOD([.E1298]-[.$E$2];[.$H$2])+1+[.$E$2]" office:value-type="float" office:value="257" calcext:value-type="float">
            <text:p>257</text:p>
          </table:table-cell>
          <table:table-cell table:formula="of:=MOD([.F1298]+1/[.$H$2];5)" office:value-type="float" office:value="1.59999999999995" calcext:value-type="float">
            <text:p>1,59999999999995</text:p>
          </table:table-cell>
          <table:table-cell table:formula="of:=IF([.F1299]=0;[.G1298]+2+1/[.$H$2];[.G1298]+1/[.$H$2])" office:value-type="float" office:value="21.6000000000001" calcext:value-type="float">
            <text:p>21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0]))" office:value-type="date" office:date-value="2019-10-28T18:09:42.545982" calcext:value-type="date">
            <text:p>2019-10-28 18:09:43</text:p>
          </table:table-cell>
          <table:table-cell table:style-name="ce7" table:formula="of:=[.A1300]" office:value-type="date" office:date-value="2019-10-28T18:09:42.545982" calcext:value-type="date">
            <text:p>2019-10-28 18:09:43</text:p>
          </table:table-cell>
          <table:table-cell table:formula="of:=TRUNC([.A1300])" office:value-type="float" office:value="43766" calcext:value-type="float">
            <text:p>43766</text:p>
          </table:table-cell>
          <table:table-cell table:style-name="ce12" table:formula="of:=[.B1300]-[.C1300]" office:value-type="date" office:date-value="1899-12-30T18:09:42.54598150961" calcext:value-type="date">
            <text:p>12/30/99 06:09 PM</text:p>
          </table:table-cell>
          <table:table-cell table:formula="of:=MOD([.E1299]-[.$E$2];[.$H$2])+1+[.$E$2]" office:value-type="float" office:value="258" calcext:value-type="float">
            <text:p>258</text:p>
          </table:table-cell>
          <table:table-cell table:formula="of:=MOD([.F1299]+1/[.$H$2];5)" office:value-type="float" office:value="1.61666666666662" calcext:value-type="float">
            <text:p>1,61666666666662</text:p>
          </table:table-cell>
          <table:table-cell table:formula="of:=IF([.F1300]=0;[.G1299]+2+1/[.$H$2];[.G1299]+1/[.$H$2])" office:value-type="float" office:value="21.6166666666667" calcext:value-type="float">
            <text:p>21,6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1]))" office:value-type="date" office:date-value="2019-10-28T18:12:20.660558" calcext:value-type="date">
            <text:p>2019-10-28 18:12:21</text:p>
          </table:table-cell>
          <table:table-cell table:style-name="ce7" table:formula="of:=[.A1301]" office:value-type="date" office:date-value="2019-10-28T18:12:20.660558" calcext:value-type="date">
            <text:p>2019-10-28 18:12:21</text:p>
          </table:table-cell>
          <table:table-cell table:formula="of:=TRUNC([.A1301])" office:value-type="float" office:value="43766" calcext:value-type="float">
            <text:p>43766</text:p>
          </table:table-cell>
          <table:table-cell table:style-name="ce12" table:formula="of:=[.B1301]-[.C1301]" office:value-type="date" office:date-value="1899-12-30T18:12:20.66055840813" calcext:value-type="date">
            <text:p>12/30/99 06:12 PM</text:p>
          </table:table-cell>
          <table:table-cell table:formula="of:=MOD([.E1300]-[.$E$2];[.$H$2])+1+[.$E$2]" office:value-type="float" office:value="259" calcext:value-type="float">
            <text:p>259</text:p>
          </table:table-cell>
          <table:table-cell table:formula="of:=MOD([.F1300]+1/[.$H$2];5)" office:value-type="float" office:value="1.63333333333328" calcext:value-type="float">
            <text:p>1,63333333333328</text:p>
          </table:table-cell>
          <table:table-cell table:formula="of:=IF([.F1301]=0;[.G1300]+2+1/[.$H$2];[.G1300]+1/[.$H$2])" office:value-type="float" office:value="21.6333333333334" calcext:value-type="float">
            <text:p>21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2]))" office:value-type="date" office:date-value="2019-10-28T17:44:34.470633" calcext:value-type="date">
            <text:p>2019-10-28 17:44:34</text:p>
          </table:table-cell>
          <table:table-cell table:style-name="ce7" table:formula="of:=[.A1302]" office:value-type="date" office:date-value="2019-10-28T17:44:34.470633" calcext:value-type="date">
            <text:p>2019-10-28 17:44:34</text:p>
          </table:table-cell>
          <table:table-cell table:formula="of:=TRUNC([.A1302])" office:value-type="float" office:value="43766" calcext:value-type="float">
            <text:p>43766</text:p>
          </table:table-cell>
          <table:table-cell table:style-name="ce12" table:formula="of:=[.B1302]-[.C1302]" office:value-type="date" office:date-value="1899-12-30T17:44:34.47063254658" calcext:value-type="date">
            <text:p>12/30/99 05:44 PM</text:p>
          </table:table-cell>
          <table:table-cell table:formula="of:=MOD([.E1301]-[.$E$2];[.$H$2])+1+[.$E$2]" office:value-type="float" office:value="260" calcext:value-type="float">
            <text:p>260</text:p>
          </table:table-cell>
          <table:table-cell table:formula="of:=MOD([.F1301]+1/[.$H$2];5)" office:value-type="float" office:value="1.64999999999995" calcext:value-type="float">
            <text:p>1,64999999999995</text:p>
          </table:table-cell>
          <table:table-cell table:formula="of:=IF([.F1302]=0;[.G1301]+2+1/[.$H$2];[.G1301]+1/[.$H$2])" office:value-type="float" office:value="21.6500000000001" calcext:value-type="float">
            <text:p>21,6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3]))" office:value-type="date" office:date-value="2019-10-28T18:06:19.736259" calcext:value-type="date">
            <text:p>2019-10-28 18:06:20</text:p>
          </table:table-cell>
          <table:table-cell table:style-name="ce7" table:formula="of:=[.A1303]" office:value-type="date" office:date-value="2019-10-28T18:06:19.736259" calcext:value-type="date">
            <text:p>2019-10-28 18:06:20</text:p>
          </table:table-cell>
          <table:table-cell table:formula="of:=TRUNC([.A1303])" office:value-type="float" office:value="43766" calcext:value-type="float">
            <text:p>43766</text:p>
          </table:table-cell>
          <table:table-cell table:style-name="ce12" table:formula="of:=[.B1303]-[.C1303]" office:value-type="date" office:date-value="1899-12-30T18:06:19.73625878803" calcext:value-type="date">
            <text:p>12/30/99 06:06 PM</text:p>
          </table:table-cell>
          <table:table-cell table:formula="of:=MOD([.E1302]-[.$E$2];[.$H$2])+1+[.$E$2]" office:value-type="float" office:value="261" calcext:value-type="float">
            <text:p>261</text:p>
          </table:table-cell>
          <table:table-cell table:formula="of:=MOD([.F1302]+1/[.$H$2];5)" office:value-type="float" office:value="1.66666666666662" calcext:value-type="float">
            <text:p>1,66666666666662</text:p>
          </table:table-cell>
          <table:table-cell table:formula="of:=IF([.F1303]=0;[.G1302]+2+1/[.$H$2];[.G1302]+1/[.$H$2])" office:value-type="float" office:value="21.6666666666667" calcext:value-type="float">
            <text:p>21,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4]))" office:value-type="date" office:date-value="2019-10-28T18:01:52.224254" calcext:value-type="date">
            <text:p>2019-10-28 18:01:52</text:p>
          </table:table-cell>
          <table:table-cell table:style-name="ce7" table:formula="of:=[.A1304]" office:value-type="date" office:date-value="2019-10-28T18:01:52.224254" calcext:value-type="date">
            <text:p>2019-10-28 18:01:52</text:p>
          </table:table-cell>
          <table:table-cell table:formula="of:=TRUNC([.A1304])" office:value-type="float" office:value="43766" calcext:value-type="float">
            <text:p>43766</text:p>
          </table:table-cell>
          <table:table-cell table:style-name="ce12" table:formula="of:=[.B1304]-[.C1304]" office:value-type="date" office:date-value="1899-12-30T18:01:52.2242536163" calcext:value-type="date">
            <text:p>12/30/99 06:01 PM</text:p>
          </table:table-cell>
          <table:table-cell table:formula="of:=MOD([.E1303]-[.$E$2];[.$H$2])+1+[.$E$2]" office:value-type="float" office:value="262" calcext:value-type="float">
            <text:p>262</text:p>
          </table:table-cell>
          <table:table-cell table:formula="of:=MOD([.F1303]+1/[.$H$2];5)" office:value-type="float" office:value="1.68333333333328" calcext:value-type="float">
            <text:p>1,68333333333328</text:p>
          </table:table-cell>
          <table:table-cell table:formula="of:=IF([.F1304]=0;[.G1303]+2+1/[.$H$2];[.G1303]+1/[.$H$2])" office:value-type="float" office:value="21.6833333333334" calcext:value-type="float">
            <text:p>21,6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5]))" office:value-type="date" office:date-value="2019-10-28T17:59:11.591635" calcext:value-type="date">
            <text:p>2019-10-28 17:59:12</text:p>
          </table:table-cell>
          <table:table-cell table:style-name="ce7" table:formula="of:=[.A1305]" office:value-type="date" office:date-value="2019-10-28T17:59:11.591635" calcext:value-type="date">
            <text:p>2019-10-28 17:59:12</text:p>
          </table:table-cell>
          <table:table-cell table:formula="of:=TRUNC([.A1305])" office:value-type="float" office:value="43766" calcext:value-type="float">
            <text:p>43766</text:p>
          </table:table-cell>
          <table:table-cell table:style-name="ce12" table:formula="of:=[.B1305]-[.C1305]" office:value-type="date" office:date-value="1899-12-30T17:59:11.59163502976" calcext:value-type="date">
            <text:p>12/30/99 05:59 PM</text:p>
          </table:table-cell>
          <table:table-cell table:formula="of:=MOD([.E1304]-[.$E$2];[.$H$2])+1+[.$E$2]" office:value-type="float" office:value="263" calcext:value-type="float">
            <text:p>263</text:p>
          </table:table-cell>
          <table:table-cell table:formula="of:=MOD([.F1304]+1/[.$H$2];5)" office:value-type="float" office:value="1.69999999999995" calcext:value-type="float">
            <text:p>1,69999999999995</text:p>
          </table:table-cell>
          <table:table-cell table:formula="of:=IF([.F1305]=0;[.G1304]+2+1/[.$H$2];[.G1304]+1/[.$H$2])" office:value-type="float" office:value="21.7" calcext:value-type="float">
            <text:p>21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6]))" office:value-type="date" office:date-value="2019-10-28T18:07:44.610008" calcext:value-type="date">
            <text:p>2019-10-28 18:07:45</text:p>
          </table:table-cell>
          <table:table-cell table:style-name="ce7" table:formula="of:=[.A1306]" office:value-type="date" office:date-value="2019-10-28T18:07:44.610008" calcext:value-type="date">
            <text:p>2019-10-28 18:07:45</text:p>
          </table:table-cell>
          <table:table-cell table:formula="of:=TRUNC([.A1306])" office:value-type="float" office:value="43766" calcext:value-type="float">
            <text:p>43766</text:p>
          </table:table-cell>
          <table:table-cell table:style-name="ce12" table:formula="of:=[.B1306]-[.C1306]" office:value-type="date" office:date-value="1899-12-30T18:07:44.61000759155" calcext:value-type="date">
            <text:p>12/30/99 06:07 PM</text:p>
          </table:table-cell>
          <table:table-cell table:formula="of:=MOD([.E1305]-[.$E$2];[.$H$2])+1+[.$E$2]" office:value-type="float" office:value="264" calcext:value-type="float">
            <text:p>264</text:p>
          </table:table-cell>
          <table:table-cell table:formula="of:=MOD([.F1305]+1/[.$H$2];5)" office:value-type="float" office:value="1.71666666666662" calcext:value-type="float">
            <text:p>1,71666666666662</text:p>
          </table:table-cell>
          <table:table-cell table:formula="of:=IF([.F1306]=0;[.G1305]+2+1/[.$H$2];[.G1305]+1/[.$H$2])" office:value-type="float" office:value="21.7166666666667" calcext:value-type="float">
            <text:p>21,7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7]))" office:value-type="date" office:date-value="2019-10-28T18:07:21.999322" calcext:value-type="date">
            <text:p>2019-10-28 18:07:22</text:p>
          </table:table-cell>
          <table:table-cell table:style-name="ce7" table:formula="of:=[.A1307]" office:value-type="date" office:date-value="2019-10-28T18:07:21.999322" calcext:value-type="date">
            <text:p>2019-10-28 18:07:22</text:p>
          </table:table-cell>
          <table:table-cell table:formula="of:=TRUNC([.A1307])" office:value-type="float" office:value="43766" calcext:value-type="float">
            <text:p>43766</text:p>
          </table:table-cell>
          <table:table-cell table:style-name="ce12" table:formula="of:=[.B1307]-[.C1307]" office:value-type="date" office:date-value="1899-12-30T18:07:21.99932191987" calcext:value-type="date">
            <text:p>12/30/99 06:07 PM</text:p>
          </table:table-cell>
          <table:table-cell table:formula="of:=MOD([.E1306]-[.$E$2];[.$H$2])+1+[.$E$2]" office:value-type="float" office:value="265" calcext:value-type="float">
            <text:p>265</text:p>
          </table:table-cell>
          <table:table-cell table:formula="of:=MOD([.F1306]+1/[.$H$2];5)" office:value-type="float" office:value="1.73333333333328" calcext:value-type="float">
            <text:p>1,73333333333328</text:p>
          </table:table-cell>
          <table:table-cell table:formula="of:=IF([.F1307]=0;[.G1306]+2+1/[.$H$2];[.G1306]+1/[.$H$2])" office:value-type="float" office:value="21.7333333333334" calcext:value-type="float">
            <text:p>21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8]))" office:value-type="date" office:date-value="2019-10-28T18:10:35.71609" calcext:value-type="date">
            <text:p>2019-10-28 18:10:36</text:p>
          </table:table-cell>
          <table:table-cell table:style-name="ce7" table:formula="of:=[.A1308]" office:value-type="date" office:date-value="2019-10-28T18:10:35.71609" calcext:value-type="date">
            <text:p>2019-10-28 18:10:36</text:p>
          </table:table-cell>
          <table:table-cell table:formula="of:=TRUNC([.A1308])" office:value-type="float" office:value="43766" calcext:value-type="float">
            <text:p>43766</text:p>
          </table:table-cell>
          <table:table-cell table:style-name="ce12" table:formula="of:=[.B1308]-[.C1308]" office:value-type="date" office:date-value="1899-12-30T18:10:35.71608953644" calcext:value-type="date">
            <text:p>12/30/99 06:10 PM</text:p>
          </table:table-cell>
          <table:table-cell table:formula="of:=MOD([.E1307]-[.$E$2];[.$H$2])+1+[.$E$2]" office:value-type="float" office:value="266" calcext:value-type="float">
            <text:p>266</text:p>
          </table:table-cell>
          <table:table-cell table:formula="of:=MOD([.F1307]+1/[.$H$2];5)" office:value-type="float" office:value="1.74999999999995" calcext:value-type="float">
            <text:p>1,74999999999995</text:p>
          </table:table-cell>
          <table:table-cell table:formula="of:=IF([.F1308]=0;[.G1307]+2+1/[.$H$2];[.G1307]+1/[.$H$2])" office:value-type="float" office:value="21.75" calcext:value-type="float">
            <text:p>21,7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9]))" office:value-type="date" office:date-value="2019-10-28T17:40:47.757298" calcext:value-type="date">
            <text:p>2019-10-28 17:40:48</text:p>
          </table:table-cell>
          <table:table-cell table:style-name="ce7" table:formula="of:=[.A1309]" office:value-type="date" office:date-value="2019-10-28T17:40:47.757298" calcext:value-type="date">
            <text:p>2019-10-28 17:40:48</text:p>
          </table:table-cell>
          <table:table-cell table:formula="of:=TRUNC([.A1309])" office:value-type="float" office:value="43766" calcext:value-type="float">
            <text:p>43766</text:p>
          </table:table-cell>
          <table:table-cell table:style-name="ce12" table:formula="of:=[.B1309]-[.C1309]" office:value-type="date" office:date-value="1899-12-30T17:40:47.75729840621" calcext:value-type="date">
            <text:p>12/30/99 05:40 PM</text:p>
          </table:table-cell>
          <table:table-cell table:formula="of:=MOD([.E1308]-[.$E$2];[.$H$2])+1+[.$E$2]" office:value-type="float" office:value="267" calcext:value-type="float">
            <text:p>267</text:p>
          </table:table-cell>
          <table:table-cell table:formula="of:=MOD([.F1308]+1/[.$H$2];5)" office:value-type="float" office:value="1.76666666666662" calcext:value-type="float">
            <text:p>1,76666666666662</text:p>
          </table:table-cell>
          <table:table-cell table:formula="of:=IF([.F1309]=0;[.G1308]+2+1/[.$H$2];[.G1308]+1/[.$H$2])" office:value-type="float" office:value="21.7666666666667" calcext:value-type="float">
            <text:p>21,7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0]))" office:value-type="date" office:date-value="2019-10-28T18:09:25.727046" calcext:value-type="date">
            <text:p>2019-10-28 18:09:26</text:p>
          </table:table-cell>
          <table:table-cell table:style-name="ce7" table:formula="of:=[.A1310]" office:value-type="date" office:date-value="2019-10-28T18:09:25.727046" calcext:value-type="date">
            <text:p>2019-10-28 18:09:26</text:p>
          </table:table-cell>
          <table:table-cell table:formula="of:=TRUNC([.A1310])" office:value-type="float" office:value="43766" calcext:value-type="float">
            <text:p>43766</text:p>
          </table:table-cell>
          <table:table-cell table:style-name="ce12" table:formula="of:=[.B1310]-[.C1310]" office:value-type="date" office:date-value="1899-12-30T18:09:25.72704550344" calcext:value-type="date">
            <text:p>12/30/99 06:09 PM</text:p>
          </table:table-cell>
          <table:table-cell table:formula="of:=MOD([.E1309]-[.$E$2];[.$H$2])+1+[.$E$2]" office:value-type="float" office:value="268" calcext:value-type="float">
            <text:p>268</text:p>
          </table:table-cell>
          <table:table-cell table:formula="of:=MOD([.F1309]+1/[.$H$2];5)" office:value-type="float" office:value="1.78333333333328" calcext:value-type="float">
            <text:p>1,78333333333328</text:p>
          </table:table-cell>
          <table:table-cell table:formula="of:=IF([.F1310]=0;[.G1309]+2+1/[.$H$2];[.G1309]+1/[.$H$2])" office:value-type="float" office:value="21.7833333333334" calcext:value-type="float">
            <text:p>21,7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1]))" office:value-type="date" office:date-value="2019-10-28T18:10:14.751701" calcext:value-type="date">
            <text:p>2019-10-28 18:10:15</text:p>
          </table:table-cell>
          <table:table-cell table:style-name="ce7" table:formula="of:=[.A1311]" office:value-type="date" office:date-value="2019-10-28T18:10:14.751701" calcext:value-type="date">
            <text:p>2019-10-28 18:10:15</text:p>
          </table:table-cell>
          <table:table-cell table:formula="of:=TRUNC([.A1311])" office:value-type="float" office:value="43766" calcext:value-type="float">
            <text:p>43766</text:p>
          </table:table-cell>
          <table:table-cell table:style-name="ce12" table:formula="of:=[.B1311]-[.C1311]" office:value-type="date" office:date-value="1899-12-30T18:10:14.75170101039" calcext:value-type="date">
            <text:p>12/30/99 06:10 PM</text:p>
          </table:table-cell>
          <table:table-cell table:formula="of:=MOD([.E1310]-[.$E$2];[.$H$2])+1+[.$E$2]" office:value-type="float" office:value="269" calcext:value-type="float">
            <text:p>269</text:p>
          </table:table-cell>
          <table:table-cell table:formula="of:=MOD([.F1310]+1/[.$H$2];5)" office:value-type="float" office:value="1.79999999999995" calcext:value-type="float">
            <text:p>1,79999999999995</text:p>
          </table:table-cell>
          <table:table-cell table:formula="of:=IF([.F1311]=0;[.G1310]+2+1/[.$H$2];[.G1310]+1/[.$H$2])" office:value-type="float" office:value="21.8" calcext:value-type="float">
            <text:p>21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2]))" office:value-type="date" office:date-value="2019-10-28T17:42:08.26684" calcext:value-type="date">
            <text:p>2019-10-28 17:42:08</text:p>
          </table:table-cell>
          <table:table-cell table:style-name="ce7" table:formula="of:=[.A1312]" office:value-type="date" office:date-value="2019-10-28T17:42:08.26684" calcext:value-type="date">
            <text:p>2019-10-28 17:42:08</text:p>
          </table:table-cell>
          <table:table-cell table:formula="of:=TRUNC([.A1312])" office:value-type="float" office:value="43766" calcext:value-type="float">
            <text:p>43766</text:p>
          </table:table-cell>
          <table:table-cell table:style-name="ce12" table:formula="of:=[.B1312]-[.C1312]" office:value-type="date" office:date-value="1899-12-30T17:42:08.26684021857" calcext:value-type="date">
            <text:p>12/30/99 05:42 PM</text:p>
          </table:table-cell>
          <table:table-cell table:formula="of:=MOD([.E1311]-[.$E$2];[.$H$2])+1+[.$E$2]" office:value-type="float" office:value="270" calcext:value-type="float">
            <text:p>270</text:p>
          </table:table-cell>
          <table:table-cell table:formula="of:=MOD([.F1311]+1/[.$H$2];5)" office:value-type="float" office:value="1.81666666666662" calcext:value-type="float">
            <text:p>1,81666666666662</text:p>
          </table:table-cell>
          <table:table-cell table:formula="of:=IF([.F1312]=0;[.G1311]+2+1/[.$H$2];[.G1311]+1/[.$H$2])" office:value-type="float" office:value="21.8166666666667" calcext:value-type="float">
            <text:p>21,8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3]))" office:value-type="date" office:date-value="2019-10-28T18:26:58.035227" calcext:value-type="date">
            <text:p>2019-10-28 18:26:58</text:p>
          </table:table-cell>
          <table:table-cell table:style-name="ce7" table:formula="of:=[.A1313]" office:value-type="date" office:date-value="2019-10-28T18:26:58.035227" calcext:value-type="date">
            <text:p>2019-10-28 18:26:58</text:p>
          </table:table-cell>
          <table:table-cell table:formula="of:=TRUNC([.A1313])" office:value-type="float" office:value="43766" calcext:value-type="float">
            <text:p>43766</text:p>
          </table:table-cell>
          <table:table-cell table:style-name="ce12" table:formula="of:=[.B1313]-[.C1313]" office:value-type="date" office:date-value="1899-12-30T18:26:58.03522703703" calcext:value-type="date">
            <text:p>12/30/99 06:26 PM</text:p>
          </table:table-cell>
          <table:table-cell table:formula="of:=MOD([.E1312]-[.$E$2];[.$H$2])+1+[.$E$2]" office:value-type="float" office:value="271" calcext:value-type="float">
            <text:p>271</text:p>
          </table:table-cell>
          <table:table-cell table:formula="of:=MOD([.F1312]+1/[.$H$2];5)" office:value-type="float" office:value="1.83333333333328" calcext:value-type="float">
            <text:p>1,83333333333328</text:p>
          </table:table-cell>
          <table:table-cell table:formula="of:=IF([.F1313]=0;[.G1312]+2+1/[.$H$2];[.G1312]+1/[.$H$2])" office:value-type="float" office:value="21.8333333333334" calcext:value-type="float">
            <text:p>21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4]))" office:value-type="date" office:date-value="2019-10-28T18:21:57.56053" calcext:value-type="date">
            <text:p>2019-10-28 18:21:58</text:p>
          </table:table-cell>
          <table:table-cell table:style-name="ce7" table:formula="of:=[.A1314]" office:value-type="date" office:date-value="2019-10-28T18:21:57.56053" calcext:value-type="date">
            <text:p>2019-10-28 18:21:58</text:p>
          </table:table-cell>
          <table:table-cell table:formula="of:=TRUNC([.A1314])" office:value-type="float" office:value="43766" calcext:value-type="float">
            <text:p>43766</text:p>
          </table:table-cell>
          <table:table-cell table:style-name="ce12" table:formula="of:=[.B1314]-[.C1314]" office:value-type="date" office:date-value="1899-12-30T18:21:57.56053038407" calcext:value-type="date">
            <text:p>12/30/99 06:21 PM</text:p>
          </table:table-cell>
          <table:table-cell table:formula="of:=MOD([.E1313]-[.$E$2];[.$H$2])+1+[.$E$2]" office:value-type="float" office:value="272" calcext:value-type="float">
            <text:p>272</text:p>
          </table:table-cell>
          <table:table-cell table:formula="of:=MOD([.F1313]+1/[.$H$2];5)" office:value-type="float" office:value="1.84999999999995" calcext:value-type="float">
            <text:p>1,84999999999995</text:p>
          </table:table-cell>
          <table:table-cell table:formula="of:=IF([.F1314]=0;[.G1313]+2+1/[.$H$2];[.G1313]+1/[.$H$2])" office:value-type="float" office:value="21.85" calcext:value-type="float">
            <text:p>21,8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5]))" office:value-type="date" office:date-value="2019-10-28T17:47:01.476591" calcext:value-type="date">
            <text:p>2019-10-28 17:47:01</text:p>
          </table:table-cell>
          <table:table-cell table:style-name="ce7" table:formula="of:=[.A1315]" office:value-type="date" office:date-value="2019-10-28T17:47:01.476591" calcext:value-type="date">
            <text:p>2019-10-28 17:47:01</text:p>
          </table:table-cell>
          <table:table-cell table:formula="of:=TRUNC([.A1315])" office:value-type="float" office:value="43766" calcext:value-type="float">
            <text:p>43766</text:p>
          </table:table-cell>
          <table:table-cell table:style-name="ce12" table:formula="of:=[.B1315]-[.C1315]" office:value-type="date" office:date-value="1899-12-30T17:47:01.47659123875" calcext:value-type="date">
            <text:p>12/30/99 05:47 PM</text:p>
          </table:table-cell>
          <table:table-cell table:formula="of:=MOD([.E1314]-[.$E$2];[.$H$2])+1+[.$E$2]" office:value-type="float" office:value="273" calcext:value-type="float">
            <text:p>273</text:p>
          </table:table-cell>
          <table:table-cell table:formula="of:=MOD([.F1314]+1/[.$H$2];5)" office:value-type="float" office:value="1.86666666666662" calcext:value-type="float">
            <text:p>1,86666666666662</text:p>
          </table:table-cell>
          <table:table-cell table:formula="of:=IF([.F1315]=0;[.G1314]+2+1/[.$H$2];[.G1314]+1/[.$H$2])" office:value-type="float" office:value="21.8666666666667" calcext:value-type="float">
            <text:p>21,8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6]))" office:value-type="date" office:date-value="2019-10-28T17:42:26.796452" calcext:value-type="date">
            <text:p>2019-10-28 17:42:27</text:p>
          </table:table-cell>
          <table:table-cell table:style-name="ce7" table:formula="of:=[.A1316]" office:value-type="date" office:date-value="2019-10-28T17:42:26.796452" calcext:value-type="date">
            <text:p>2019-10-28 17:42:27</text:p>
          </table:table-cell>
          <table:table-cell table:formula="of:=TRUNC([.A1316])" office:value-type="float" office:value="43766" calcext:value-type="float">
            <text:p>43766</text:p>
          </table:table-cell>
          <table:table-cell table:style-name="ce12" table:formula="of:=[.B1316]-[.C1316]" office:value-type="date" office:date-value="1899-12-30T17:42:26.79645204451" calcext:value-type="date">
            <text:p>12/30/99 05:42 PM</text:p>
          </table:table-cell>
          <table:table-cell table:formula="of:=MOD([.E1315]-[.$E$2];[.$H$2])+1+[.$E$2]" office:value-type="float" office:value="274" calcext:value-type="float">
            <text:p>274</text:p>
          </table:table-cell>
          <table:table-cell table:formula="of:=MOD([.F1315]+1/[.$H$2];5)" office:value-type="float" office:value="1.88333333333328" calcext:value-type="float">
            <text:p>1,88333333333328</text:p>
          </table:table-cell>
          <table:table-cell table:formula="of:=IF([.F1316]=0;[.G1315]+2+1/[.$H$2];[.G1315]+1/[.$H$2])" office:value-type="float" office:value="21.8833333333334" calcext:value-type="float">
            <text:p>21,8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7]))" office:value-type="date" office:date-value="2019-10-28T18:06:58.680983" calcext:value-type="date">
            <text:p>2019-10-28 18:06:59</text:p>
          </table:table-cell>
          <table:table-cell table:style-name="ce7" table:formula="of:=[.A1317]" office:value-type="date" office:date-value="2019-10-28T18:06:58.680983" calcext:value-type="date">
            <text:p>2019-10-28 18:06:59</text:p>
          </table:table-cell>
          <table:table-cell table:formula="of:=TRUNC([.A1317])" office:value-type="float" office:value="43766" calcext:value-type="float">
            <text:p>43766</text:p>
          </table:table-cell>
          <table:table-cell table:style-name="ce12" table:formula="of:=[.B1317]-[.C1317]" office:value-type="date" office:date-value="1899-12-30T18:06:58.68098254781" calcext:value-type="date">
            <text:p>12/30/99 06:06 PM</text:p>
          </table:table-cell>
          <table:table-cell table:formula="of:=MOD([.E1316]-[.$E$2];[.$H$2])+1+[.$E$2]" office:value-type="float" office:value="275" calcext:value-type="float">
            <text:p>275</text:p>
          </table:table-cell>
          <table:table-cell table:formula="of:=MOD([.F1316]+1/[.$H$2];5)" office:value-type="float" office:value="1.89999999999995" calcext:value-type="float">
            <text:p>1,89999999999995</text:p>
          </table:table-cell>
          <table:table-cell table:formula="of:=IF([.F1317]=0;[.G1316]+2+1/[.$H$2];[.G1316]+1/[.$H$2])" office:value-type="float" office:value="21.9" calcext:value-type="float">
            <text:p>21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8]))" office:value-type="date" office:date-value="2019-10-28T17:49:27.243823" calcext:value-type="date">
            <text:p>2019-10-28 17:49:27</text:p>
          </table:table-cell>
          <table:table-cell table:style-name="ce7" table:formula="of:=[.A1318]" office:value-type="date" office:date-value="2019-10-28T17:49:27.243823" calcext:value-type="date">
            <text:p>2019-10-28 17:49:27</text:p>
          </table:table-cell>
          <table:table-cell table:formula="of:=TRUNC([.A1318])" office:value-type="float" office:value="43766" calcext:value-type="float">
            <text:p>43766</text:p>
          </table:table-cell>
          <table:table-cell table:style-name="ce12" table:formula="of:=[.B1318]-[.C1318]" office:value-type="date" office:date-value="1899-12-30T17:49:27.24382261746" calcext:value-type="date">
            <text:p>12/30/99 05:49 PM</text:p>
          </table:table-cell>
          <table:table-cell table:formula="of:=MOD([.E1317]-[.$E$2];[.$H$2])+1+[.$E$2]" office:value-type="float" office:value="276" calcext:value-type="float">
            <text:p>276</text:p>
          </table:table-cell>
          <table:table-cell table:formula="of:=MOD([.F1317]+1/[.$H$2];5)" office:value-type="float" office:value="1.91666666666662" calcext:value-type="float">
            <text:p>1,91666666666662</text:p>
          </table:table-cell>
          <table:table-cell table:formula="of:=IF([.F1318]=0;[.G1317]+2+1/[.$H$2];[.G1317]+1/[.$H$2])" office:value-type="float" office:value="21.9166666666667" calcext:value-type="float">
            <text:p>21,9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9]))" office:value-type="date" office:date-value="2019-10-28T18:30:59.205439" calcext:value-type="date">
            <text:p>2019-10-28 18:30:59</text:p>
          </table:table-cell>
          <table:table-cell table:style-name="ce7" table:formula="of:=[.A1319]" office:value-type="date" office:date-value="2019-10-28T18:30:59.205439" calcext:value-type="date">
            <text:p>2019-10-28 18:30:59</text:p>
          </table:table-cell>
          <table:table-cell table:formula="of:=TRUNC([.A1319])" office:value-type="float" office:value="43766" calcext:value-type="float">
            <text:p>43766</text:p>
          </table:table-cell>
          <table:table-cell table:style-name="ce12" table:formula="of:=[.B1319]-[.C1319]" office:value-type="date" office:date-value="1899-12-30T18:30:59.20543873217" calcext:value-type="date">
            <text:p>12/30/99 06:30 PM</text:p>
          </table:table-cell>
          <table:table-cell table:formula="of:=MOD([.E1318]-[.$E$2];[.$H$2])+1+[.$E$2]" office:value-type="float" office:value="277" calcext:value-type="float">
            <text:p>277</text:p>
          </table:table-cell>
          <table:table-cell table:formula="of:=MOD([.F1318]+1/[.$H$2];5)" office:value-type="float" office:value="1.93333333333328" calcext:value-type="float">
            <text:p>1,93333333333328</text:p>
          </table:table-cell>
          <table:table-cell table:formula="of:=IF([.F1319]=0;[.G1318]+2+1/[.$H$2];[.G1318]+1/[.$H$2])" office:value-type="float" office:value="21.9333333333334" calcext:value-type="float">
            <text:p>21,9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20]))" office:value-type="date" office:date-value="2019-10-28T17:50:19.853655" calcext:value-type="date">
            <text:p>2019-10-28 17:50:20</text:p>
          </table:table-cell>
          <table:table-cell table:style-name="ce7" table:formula="of:=[.A1320]" office:value-type="date" office:date-value="2019-10-28T17:50:19.853655" calcext:value-type="date">
            <text:p>2019-10-28 17:50:20</text:p>
          </table:table-cell>
          <table:table-cell table:formula="of:=TRUNC([.A1320])" office:value-type="float" office:value="43766" calcext:value-type="float">
            <text:p>43766</text:p>
          </table:table-cell>
          <table:table-cell table:style-name="ce12" table:formula="of:=[.B1320]-[.C1320]" office:value-type="date" office:date-value="1899-12-30T17:50:19.85365469009" calcext:value-type="date">
            <text:p>12/30/99 05:50 PM</text:p>
          </table:table-cell>
          <table:table-cell table:formula="of:=MOD([.E1319]-[.$E$2];[.$H$2])+1+[.$E$2]" office:value-type="float" office:value="278" calcext:value-type="float">
            <text:p>278</text:p>
          </table:table-cell>
          <table:table-cell table:formula="of:=MOD([.F1319]+1/[.$H$2];5)" office:value-type="float" office:value="1.94999999999995" calcext:value-type="float">
            <text:p>1,94999999999995</text:p>
          </table:table-cell>
          <table:table-cell table:formula="of:=IF([.F1320]=0;[.G1319]+2+1/[.$H$2];[.G1319]+1/[.$H$2])" office:value-type="float" office:value="21.95" calcext:value-type="float">
            <text:p>21,9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21]))" office:value-type="date" office:date-value="2019-10-28T17:54:09.290119" calcext:value-type="date">
            <text:p>2019-10-28 17:54:09</text:p>
          </table:table-cell>
          <table:table-cell table:style-name="ce7" table:formula="of:=[.A1321]" office:value-type="date" office:date-value="2019-10-28T17:54:09.290119" calcext:value-type="date">
            <text:p>2019-10-28 17:54:09</text:p>
          </table:table-cell>
          <table:table-cell table:formula="of:=TRUNC([.A1321])" office:value-type="float" office:value="43766" calcext:value-type="float">
            <text:p>43766</text:p>
          </table:table-cell>
          <table:table-cell table:style-name="ce12" table:formula="of:=[.B1321]-[.C1321]" office:value-type="date" office:date-value="1899-12-30T17:54:09.29011892527" calcext:value-type="date">
            <text:p>12/30/99 05:54 PM</text:p>
          </table:table-cell>
          <table:table-cell table:formula="of:=MOD([.E1320]-[.$E$2];[.$H$2])+1+[.$E$2]" office:value-type="float" office:value="279" calcext:value-type="float">
            <text:p>279</text:p>
          </table:table-cell>
          <table:table-cell table:formula="of:=MOD([.F1320]+1/[.$H$2];5)" office:value-type="float" office:value="1.96666666666661" calcext:value-type="float">
            <text:p>1,96666666666661</text:p>
          </table:table-cell>
          <table:table-cell table:formula="of:=IF([.F1321]=0;[.G1320]+2+1/[.$H$2];[.G1320]+1/[.$H$2])" office:value-type="float" office:value="21.9666666666667" calcext:value-type="float">
            <text:p>21,9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22]))" office:value-type="date" office:date-value="2019-10-28T17:43:31.975639" calcext:value-type="date">
            <text:p>2019-10-28 17:43:32</text:p>
          </table:table-cell>
          <table:table-cell table:style-name="ce7" table:formula="of:=[.A1322]" office:value-type="date" office:date-value="2019-10-28T17:43:31.975639" calcext:value-type="date">
            <text:p>2019-10-28 17:43:32</text:p>
          </table:table-cell>
          <table:table-cell table:formula="of:=TRUNC([.A1322])" office:value-type="float" office:value="43766" calcext:value-type="float">
            <text:p>43766</text:p>
          </table:table-cell>
          <table:table-cell table:style-name="ce12" table:formula="of:=[.B1322]-[.C1322]" office:value-type="date" office:date-value="1899-12-30T17:43:31.97563859168" calcext:value-type="date">
            <text:p>12/30/99 05:43 PM</text:p>
          </table:table-cell>
          <table:table-cell table:formula="of:=MOD([.E1321]-[.$E$2];[.$H$2])+1+[.$E$2]" office:value-type="float" office:value="280" calcext:value-type="float">
            <text:p>280</text:p>
          </table:table-cell>
          <table:table-cell table:formula="of:=MOD([.F1321]+1/[.$H$2];5)" office:value-type="float" office:value="1.98333333333328" calcext:value-type="float">
            <text:p>1,98333333333328</text:p>
          </table:table-cell>
          <table:table-cell table:formula="of:=IF([.F1322]=0;[.G1321]+2+1/[.$H$2];[.G1321]+1/[.$H$2])" office:value-type="float" office:value="21.9833333333334" calcext:value-type="float">
            <text:p>21,9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 table:number-rows-repeated="66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 table:number-rows-repeated="235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8:13:33.3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3T18:14:02.632000000</dc:date>
    <meta:editing-duration>PT5H25M29S</meta:editing-duration>
    <meta:editing-cycles>37</meta:editing-cycles>
    <meta:generator>LibreOffice/6.0.1.1$Windows_X86_64 LibreOffice_project/60bfb1526849283ce2491346ed2aa51c465abfe6</meta:generator>
    <meta:document-statistic meta:table-count="1" meta:cell-count="11253" meta:object-count="0"/>
  </office:meta>
</office:document-meta>
</file>